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4.99mm"/>
    </style:style>
    <style:style style:name="co2" style:family="table-column">
      <style:table-column-properties fo:break-before="auto" style:column-width="10.04mm"/>
    </style:style>
    <style:style style:name="co3" style:family="table-column">
      <style:table-column-properties fo:break-before="auto" style:column-width="8.03mm"/>
    </style:style>
    <style:style style:name="co4" style:family="table-column">
      <style:table-column-properties fo:break-before="auto" style:column-width="20.41mm"/>
    </style:style>
    <style:style style:name="co5" style:family="table-column">
      <style:table-column-properties fo:break-before="auto" style:column-width="22.7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>
      <style:table-cell-properties fo:wrap-option="no-wrap"/>
    </style:style>
    <style:style style:name="ce2" style:family="table-cell" style:parent-style-name="Default" style:data-style-name="N0"/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4" style:family="table-cell" style:parent-style-name="Default" style:data-style-name="N106"/>
    <style:style style:name="ce5" style:family="table-cell" style:parent-style-name="Default" style:data-style-name="N61"/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D1-10" table:style-name="ta1">
        <table:shapes>
          <draw:frame draw:z-index="0" draw:style-name="gr1" draw:text-style-name="P1" svg:width="159.99mm" svg:height="89.99mm" svg:x="0mm" svg:y="31.21mm">
            <loext:p draw:notify-on-update-of-ranges="'FD1-10'.A5:'FD1-10'.A5 'FD1-10'.A6:'FD1-10'.A106 'FD1-10'.D5:'FD1-10'.D5 'FD1-10'.D6:'FD1-10'.D106 'FD1-10'.A5:'FD1-10'.A5 'FD1-10'.A6:'FD1-10'.A106 'FD1-10'.E5:'FD1-10'.E5 'FD1-10'.E6:'FD1-10'.E10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276.27mm" svg:y="34.29mm">
            <loext:p draw:notify-on-update-of-ranges="'FD1-10'.A5:'FD1-10'.A5 'FD1-10'.A6:'FD1-10'.A106 'FD1-10'.N5:'FD1-10'.N5 'FD1-10'.N6:'FD1-10'.N106 'FD1-10'.A5:'FD1-10'.A5 'FD1-10'.A6:'FD1-10'.A106 'FD1-10'.O5:'FD1-10'.O5 'FD1-10'.O6:'FD1-10'.O10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0mm" svg:y="133.18mm">
            <loext:p draw:notify-on-update-of-ranges="'FD1-10'.A7:'FD1-10'.A105 'FD1-10'.F7:'FD1-10'.F10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159.99mm" svg:height="89.99mm" svg:x="278.52mm" svg:y="133.59mm">
            <loext:p draw:notify-on-update-of-ranges="'FD1-10'.A7:'FD1-10'.A105 'FD1-10'.P7:'FD1-10'.P105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5"/>
        <table:table-column table:style-name="co1" table:default-cell-style-name="ce4"/>
        <table:table-column table:style-name="co1" table:number-columns-repeated="7" table:default-cell-style-name="Default"/>
        <table:table-column table:style-name="co1" table:number-columns-repeated="2" table:default-cell-style-name="ce5"/>
        <table:table-column table:style-name="co1" table:default-cell-style-name="ce4"/>
        <table:table-column table:style-name="co1" table:number-columns-repeated="1009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"/>
          <table:table-cell/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1" table:number-columns-repeated="2"/>
          <table:table-cell table:style-name="Default"/>
          <table:table-cell table:number-columns-repeated="7"/>
          <table:table-cell table:style-name="ce6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Vg (V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table:style-name="ce4" office:value-type="string" calcext:value-type="string">
            <text:p>Y(Vg)</text:p>
          </table:table-cell>
          <table:table-cell table:style-name="ce4" office:value-type="string" calcext:value-type="string">
            <text:p>tangente</text:p>
          </table:table-cell>
          <table:table-cell/>
          <table:table-cell table:style-name="ce2" table:number-columns-repeated="2"/>
          <table:table-cell table:number-columns-repeated="2"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table:style-name="ce4" office:value-type="string" calcext:value-type="string">
            <text:p>Y(Vg)</text:p>
          </table:table-cell>
          <table:table-cell table:style-name="ce4" office:value-type="string" calcext:value-type="string">
            <text:p>tangente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.00000000000027" calcext:value-type="float">
            <text:p>2,70E-13</text:p>
          </table:table-cell>
          <table:table-cell office:value-type="float" office:value="-0.00000000000103" calcext:value-type="float">
            <text:p>-1,03E-12</text:p>
          </table:table-cell>
          <table:table-cell table:number-columns-repeated="8"/>
          <table:table-cell office:value-type="float" office:value="-0.00000000002026" calcext:value-type="float">
            <text:p>-2,03E-11</text:p>
          </table:table-cell>
          <table:table-cell office:value-type="float" office:value="0.00000000002334" calcext:value-type="float">
            <text:p>2,33E-11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float" office:value="0.01" calcext:value-type="float">
            <text:p>0,01</text:p>
          </table:table-cell>
          <table:table-cell/>
          <table:table-cell office:value-type="float" office:value="-0.00000000000763" calcext:value-type="float">
            <text:p>-7,63E-12</text:p>
          </table:table-cell>
          <table:table-cell office:value-type="float" office:value="0.00000000000084" calcext:value-type="float">
            <text:p>8,40E-13</text:p>
          </table:table-cell>
          <table:table-cell table:formula="of:=([.D8]-[.D6])/([.A8]-[.A6])" office:value-type="float" office:value="-0.0000000000735" calcext:value-type="float">
            <text:p>-73,50E-12</text:p>
          </table:table-cell>
          <table:table-cell table:formula="of:=[.D7]/(SQRT(ABS([.E7])))" office:value-type="float" office:value="0.0000000979795897113271" calcext:value-type="float">
            <text:p>0,000000098</text:p>
          </table:table-cell>
          <table:table-cell table:number-columns-repeated="6"/>
          <table:table-cell office:value-type="float" office:value="-0.0000000000166" calcext:value-type="float">
            <text:p>-1,66E-11</text:p>
          </table:table-cell>
          <table:table-cell office:value-type="float" office:value="0.00000000002066" calcext:value-type="float">
            <text:p>2,07E-11</text:p>
          </table:table-cell>
          <table:table-cell table:formula="of:=([.N8]-[.N6])/([.A8]-[.A6])" office:value-type="float" office:value="-0.0000000002115" calcext:value-type="float">
            <text:p>-211,50E-12</text:p>
          </table:table-cell>
          <table:table-cell table:formula="of:=[.N7]/(SQRT(ABS([.O7])))" office:value-type="float" office:value="0.00000142061086318044" calcext:value-type="float">
            <text:p>1,42061086318044E-06</text:p>
          </table:table-cell>
          <table:table-cell table:number-columns-repeated="1008"/>
        </table:table-row>
        <table:table-row table:style-name="ro1">
          <table:table-cell office:value-type="float" office:value="0.02" calcext:value-type="float">
            <text:p>0,02</text:p>
          </table:table-cell>
          <table:table-cell/>
          <table:table-cell office:value-type="float" office:value="-0.00000000000888" calcext:value-type="float">
            <text:p>-8,88E-12</text:p>
          </table:table-cell>
          <table:table-cell office:value-type="float" office:value="-0.0000000000025" calcext:value-type="float">
            <text:p>-2,50E-12</text:p>
          </table:table-cell>
          <table:table-cell table:formula="of:=([.D9]-[.D7])/([.A9]-[.A7])" office:value-type="float" office:value="0.000000000187" calcext:value-type="float">
            <text:p>187,00E-12</text:p>
          </table:table-cell>
          <table:table-cell table:formula="of:=[.D8]/(SQRT(ABS([.E8])))" office:value-type="float" office:value="-0.000000182818106031783" calcext:value-type="float">
            <text:p>-1,82818106031783E-07</text:p>
          </table:table-cell>
          <table:table-cell table:number-columns-repeated="6"/>
          <table:table-cell office:value-type="float" office:value="-0.00000000001406" calcext:value-type="float">
            <text:p>-1,41E-11</text:p>
          </table:table-cell>
          <table:table-cell office:value-type="float" office:value="0.00000000001911" calcext:value-type="float">
            <text:p>1,91E-11</text:p>
          </table:table-cell>
          <table:table-cell table:formula="of:=([.N9]-[.N7])/([.A9]-[.A7])" office:value-type="float" office:value="-0.000000000102" calcext:value-type="float">
            <text:p>-102,00E-12</text:p>
          </table:table-cell>
          <table:table-cell table:formula="of:=[.N8]/(SQRT(ABS([.O8])))" office:value-type="float" office:value="0.00000189217195462843" calcext:value-type="float">
            <text:p>1,89217195462843E-06</text:p>
          </table:table-cell>
          <table:table-cell table:number-columns-repeated="1008"/>
        </table:table-row>
        <table:table-row table:style-name="ro1">
          <table:table-cell office:value-type="float" office:value="0.03" calcext:value-type="float">
            <text:p>0,03</text:p>
          </table:table-cell>
          <table:table-cell/>
          <table:table-cell office:value-type="float" office:value="0.00000000002805" calcext:value-type="float">
            <text:p>2,81E-11</text:p>
          </table:table-cell>
          <table:table-cell office:value-type="float" office:value="0.00000000000458" calcext:value-type="float">
            <text:p>4,58E-12</text:p>
          </table:table-cell>
          <table:table-cell table:formula="of:=([.D10]-[.D8])/([.A10]-[.A8])" office:value-type="float" office:value="0.0000000001375" calcext:value-type="float">
            <text:p>137,50E-12</text:p>
          </table:table-cell>
          <table:table-cell table:formula="of:=[.D9]/(SQRT(ABS([.E9])))" office:value-type="float" office:value="0.000000390583712363478" calcext:value-type="float">
            <text:p>3,90583712363478E-07</text:p>
          </table:table-cell>
          <table:table-cell table:number-columns-repeated="6"/>
          <table:table-cell office:value-type="float" office:value="-0.0000000000189" calcext:value-type="float">
            <text:p>-1,89E-11</text:p>
          </table:table-cell>
          <table:table-cell office:value-type="float" office:value="0.00000000001862" calcext:value-type="float">
            <text:p>1,86E-11</text:p>
          </table:table-cell>
          <table:table-cell table:formula="of:=([.N10]-[.N8])/([.A10]-[.A8])" office:value-type="float" office:value="-0.0000000000480000000000001" calcext:value-type="float">
            <text:p>-48,00E-12</text:p>
          </table:table-cell>
          <table:table-cell table:formula="of:=[.N9]/(SQRT(ABS([.O9])))" office:value-type="float" office:value="0.0000026875655030777" calcext:value-type="float">
            <text:p>2,6875655030777E-06</text:p>
          </table:table-cell>
          <table:table-cell table:number-columns-repeated="1008"/>
        </table:table-row>
        <table:table-row table:style-name="ro1">
          <table:table-cell office:value-type="float" office:value="0.04" calcext:value-type="float">
            <text:p>0,04</text:p>
          </table:table-cell>
          <table:table-cell/>
          <table:table-cell office:value-type="float" office:value="0.00000000000295" calcext:value-type="float">
            <text:p>2,95E-12</text:p>
          </table:table-cell>
          <table:table-cell office:value-type="float" office:value="0.00000000000025" calcext:value-type="float">
            <text:p>2,50E-13</text:p>
          </table:table-cell>
          <table:table-cell table:formula="of:=([.D11]-[.D9])/([.A11]-[.A9])" office:value-type="float" office:value="-0.000000000365" calcext:value-type="float">
            <text:p>-365,00E-12</text:p>
          </table:table-cell>
          <table:table-cell table:formula="of:=[.D10]/(SQRT(ABS([.E10])))" office:value-type="float" office:value="0.0000000130855980647553" calcext:value-type="float">
            <text:p>1,30855980647553E-08</text:p>
          </table:table-cell>
          <table:table-cell table:number-columns-repeated="6"/>
          <table:table-cell office:value-type="float" office:value="-0.00000000001891" calcext:value-type="float">
            <text:p>-1,89E-11</text:p>
          </table:table-cell>
          <table:table-cell office:value-type="float" office:value="0.00000000001815" calcext:value-type="float">
            <text:p>1,82E-11</text:p>
          </table:table-cell>
          <table:table-cell table:formula="of:=([.N11]-[.N9])/([.A11]-[.A9])" office:value-type="float" office:value="-0.000000000061" calcext:value-type="float">
            <text:p>-61,00E-12</text:p>
          </table:table-cell>
          <table:table-cell table:formula="of:=[.N10]/(SQRT(ABS([.O10])))" office:value-type="float" office:value="0.00000232386937078206" calcext:value-type="float">
            <text:p>2,32386937078206E-06</text:p>
          </table:table-cell>
          <table:table-cell table:number-columns-repeated="1008"/>
        </table:table-row>
        <table:table-row table:style-name="ro1">
          <table:table-cell office:value-type="float" office:value="0.05" calcext:value-type="float">
            <text:p>0,05</text:p>
          </table:table-cell>
          <table:table-cell/>
          <table:table-cell office:value-type="float" office:value="-0.00000000000679" calcext:value-type="float">
            <text:p>-6,79E-12</text:p>
          </table:table-cell>
          <table:table-cell office:value-type="float" office:value="-0.00000000000272" calcext:value-type="float">
            <text:p>-2,72E-12</text:p>
          </table:table-cell>
          <table:table-cell table:formula="of:=([.D12]-[.D10])/([.A12]-[.A10])" office:value-type="float" office:value="0.000000000149" calcext:value-type="float">
            <text:p>149,00E-12</text:p>
          </table:table-cell>
          <table:table-cell table:formula="of:=[.D11]/(SQRT(ABS([.E11])))" office:value-type="float" office:value="-0.000000222831082381179" calcext:value-type="float">
            <text:p>-2,22831082381179E-07</text:p>
          </table:table-cell>
          <table:table-cell table:number-columns-repeated="6"/>
          <table:table-cell office:value-type="float" office:value="-0.00000000001265" calcext:value-type="float">
            <text:p>-1,27E-11</text:p>
          </table:table-cell>
          <table:table-cell office:value-type="float" office:value="0.0000000000174" calcext:value-type="float">
            <text:p>1,74E-11</text:p>
          </table:table-cell>
          <table:table-cell table:formula="of:=([.N12]-[.N10])/([.A12]-[.A10])" office:value-type="float" office:value="-0.0000000001125" calcext:value-type="float">
            <text:p>-112,50E-12</text:p>
          </table:table-cell>
          <table:table-cell table:formula="of:=[.N11]/(SQRT(ABS([.O11])))" office:value-type="float" office:value="0.00000164048773235279" calcext:value-type="float">
            <text:p>1,64048773235279E-06</text:p>
          </table:table-cell>
          <table:table-cell table:number-columns-repeated="1008"/>
        </table:table-row>
        <table:table-row table:style-name="ro1">
          <table:table-cell office:value-type="float" office:value="0.06" calcext:value-type="float">
            <text:p>0,06</text:p>
          </table:table-cell>
          <table:table-cell/>
          <table:table-cell office:value-type="float" office:value="0.00000000000227" calcext:value-type="float">
            <text:p>2,27E-12</text:p>
          </table:table-cell>
          <table:table-cell office:value-type="float" office:value="0.00000000000323" calcext:value-type="float">
            <text:p>3,23E-12</text:p>
          </table:table-cell>
          <table:table-cell table:formula="of:=([.D13]-[.D11])/([.A13]-[.A11])" office:value-type="float" office:value="0.0000000001525" calcext:value-type="float">
            <text:p>152,50E-12</text:p>
          </table:table-cell>
          <table:table-cell table:formula="of:=[.D12]/(SQRT(ABS([.E12])))" office:value-type="float" office:value="0.00000026155775464779" calcext:value-type="float">
            <text:p>2,6155775464779E-07</text:p>
          </table:table-cell>
          <table:table-cell table:number-columns-repeated="6"/>
          <table:table-cell office:value-type="float" office:value="-0.00000000001255" calcext:value-type="float">
            <text:p>-1,26E-11</text:p>
          </table:table-cell>
          <table:table-cell office:value-type="float" office:value="0.0000000000159" calcext:value-type="float">
            <text:p>1,59E-11</text:p>
          </table:table-cell>
          <table:table-cell table:formula="of:=([.N13]-[.N11])/([.A13]-[.A11])" office:value-type="float" office:value="-0.0000000000575" calcext:value-type="float">
            <text:p>-57,50E-12</text:p>
          </table:table-cell>
          <table:table-cell table:formula="of:=[.N12]/(SQRT(ABS([.O12])))" office:value-type="float" office:value="0.0000020968299053986" calcext:value-type="float">
            <text:p>2,0968299053986E-06</text:p>
          </table:table-cell>
          <table:table-cell table:number-columns-repeated="1008"/>
        </table:table-row>
        <table:table-row table:style-name="ro1">
          <table:table-cell office:value-type="float" office:value="0.07" calcext:value-type="float">
            <text:p>0,07</text:p>
          </table:table-cell>
          <table:table-cell/>
          <table:table-cell office:value-type="float" office:value="-0.00000000000153" calcext:value-type="float">
            <text:p>-1,53E-12</text:p>
          </table:table-cell>
          <table:table-cell office:value-type="float" office:value="0.00000000000033" calcext:value-type="float">
            <text:p>3,30E-13</text:p>
          </table:table-cell>
          <table:table-cell table:formula="of:=([.D14]-[.D12])/([.A14]-[.A12])" office:value-type="float" office:value="-0.000000000379" calcext:value-type="float">
            <text:p>-379,00E-12</text:p>
          </table:table-cell>
          <table:table-cell table:formula="of:=[.D13]/(SQRT(ABS([.E13])))" office:value-type="float" office:value="0.000000016950961398938" calcext:value-type="float">
            <text:p>0,000000017</text:p>
          </table:table-cell>
          <table:table-cell table:number-columns-repeated="6"/>
          <table:table-cell office:value-type="float" office:value="-0.00000000001544" calcext:value-type="float">
            <text:p>-1,54E-11</text:p>
          </table:table-cell>
          <table:table-cell office:value-type="float" office:value="0.00000000001625" calcext:value-type="float">
            <text:p>1,63E-11</text:p>
          </table:table-cell>
          <table:table-cell table:formula="of:=([.N14]-[.N12])/([.A14]-[.A12])" office:value-type="float" office:value="-0.00000000000949999999999991" calcext:value-type="float">
            <text:p>-9,50E-12</text:p>
          </table:table-cell>
          <table:table-cell table:formula="of:=[.N13]/(SQRT(ABS([.O13])))" office:value-type="float" office:value="0.00000527219618674981" calcext:value-type="float">
            <text:p>5,27219618674981E-06</text:p>
          </table:table-cell>
          <table:table-cell table:number-columns-repeated="1008"/>
        </table:table-row>
        <table:table-row table:style-name="ro1">
          <table:table-cell office:value-type="float" office:value="0.08" calcext:value-type="float">
            <text:p>0,08</text:p>
          </table:table-cell>
          <table:table-cell/>
          <table:table-cell office:value-type="float" office:value="-0.0000000000039" calcext:value-type="float">
            <text:p>-3,90E-12</text:p>
          </table:table-cell>
          <table:table-cell office:value-type="float" office:value="-0.00000000000435" calcext:value-type="float">
            <text:p>-4,35E-12</text:p>
          </table:table-cell>
          <table:table-cell table:formula="of:=([.D15]-[.D13])/([.A15]-[.A13])" office:value-type="float" office:value="0.0000000003345" calcext:value-type="float">
            <text:p>334,50E-12</text:p>
          </table:table-cell>
          <table:table-cell table:formula="of:=[.D14]/(SQRT(ABS([.E14])))" office:value-type="float" office:value="-0.000000237843450039006" calcext:value-type="float">
            <text:p>-2,37843450039006E-07</text:p>
          </table:table-cell>
          <table:table-cell table:number-columns-repeated="6"/>
          <table:table-cell office:value-type="float" office:value="-0.00000000001405" calcext:value-type="float">
            <text:p>-1,41E-11</text:p>
          </table:table-cell>
          <table:table-cell office:value-type="float" office:value="0.00000000001571" calcext:value-type="float">
            <text:p>1,57E-11</text:p>
          </table:table-cell>
          <table:table-cell table:formula="of:=([.N15]-[.N13])/([.A15]-[.A13])" office:value-type="float" office:value="-0.0000000000915000000000001" calcext:value-type="float">
            <text:p>-91,50E-12</text:p>
          </table:table-cell>
          <table:table-cell table:formula="of:=[.N14]/(SQRT(ABS([.O14])))" office:value-type="float" office:value="0.00000164234970950343" calcext:value-type="float">
            <text:p>1,64234970950343E-06</text:p>
          </table:table-cell>
          <table:table-cell table:number-columns-repeated="1008"/>
        </table:table-row>
        <table:table-row table:style-name="ro1">
          <table:table-cell office:value-type="float" office:value="0.09" calcext:value-type="float">
            <text:p>0,09</text:p>
          </table:table-cell>
          <table:table-cell/>
          <table:table-cell office:value-type="float" office:value="-0.00000000000353" calcext:value-type="float">
            <text:p>-3,53E-12</text:p>
          </table:table-cell>
          <table:table-cell office:value-type="float" office:value="0.00000000000702" calcext:value-type="float">
            <text:p>7,02E-12</text:p>
          </table:table-cell>
          <table:table-cell table:formula="of:=([.D16]-[.D14])/([.A16]-[.A14])" office:value-type="float" office:value="-0.0000000003085" calcext:value-type="float">
            <text:p>-308,50E-12</text:p>
          </table:table-cell>
          <table:table-cell table:formula="of:=[.D15]/(SQRT(ABS([.E15])))" office:value-type="float" office:value="0.00000039967734150132" calcext:value-type="float">
            <text:p>3,9967734150132E-07</text:p>
          </table:table-cell>
          <table:table-cell table:number-columns-repeated="6"/>
          <table:table-cell office:value-type="float" office:value="-0.00000000001088" calcext:value-type="float">
            <text:p>-1,09E-11</text:p>
          </table:table-cell>
          <table:table-cell office:value-type="float" office:value="0.00000000001442" calcext:value-type="float">
            <text:p>1,44E-11</text:p>
          </table:table-cell>
          <table:table-cell table:formula="of:=([.N16]-[.N14])/([.A16]-[.A14])" office:value-type="float" office:value="-0.0000000000765000000000001" calcext:value-type="float">
            <text:p>-76,50E-12</text:p>
          </table:table-cell>
          <table:table-cell table:formula="of:=[.N15]/(SQRT(ABS([.O15])))" office:value-type="float" office:value="0.00000164867306516998" calcext:value-type="float">
            <text:p>1,64867306516998E-06</text:p>
          </table:table-cell>
          <table:table-cell table:number-columns-repeated="1008"/>
        </table:table-row>
        <table:table-row table:style-name="ro1">
          <table:table-cell office:value-type="float" office:value="0.1" calcext:value-type="float">
            <text:p>0,1</text:p>
          </table:table-cell>
          <table:table-cell/>
          <table:table-cell office:value-type="float" office:value="-0.00000000001205" calcext:value-type="float">
            <text:p>-1,21E-11</text:p>
          </table:table-cell>
          <table:table-cell office:value-type="float" office:value="-0.00000000001052" calcext:value-type="float">
            <text:p>-1,05E-11</text:p>
          </table:table-cell>
          <table:table-cell table:formula="of:=([.D17]-[.D15])/([.A17]-[.A15])" office:value-type="float" office:value="0.0000000001495" calcext:value-type="float">
            <text:p>149,50E-12</text:p>
          </table:table-cell>
          <table:table-cell table:formula="of:=[.D16]/(SQRT(ABS([.E16])))" office:value-type="float" office:value="-0.000000860389582755226" calcext:value-type="float">
            <text:p>-8,60389582755226E-07</text:p>
          </table:table-cell>
          <table:table-cell table:number-columns-repeated="6"/>
          <table:table-cell office:value-type="float" office:value="-0.000000000009" calcext:value-type="float">
            <text:p>-9,00E-12</text:p>
          </table:table-cell>
          <table:table-cell office:value-type="float" office:value="0.00000000001418" calcext:value-type="float">
            <text:p>1,42E-11</text:p>
          </table:table-cell>
          <table:table-cell table:formula="of:=([.N17]-[.N15])/([.A17]-[.A15])" office:value-type="float" office:value="-0.0000000000185" calcext:value-type="float">
            <text:p>-18,50E-12</text:p>
          </table:table-cell>
          <table:table-cell table:formula="of:=[.N16]/(SQRT(ABS([.O16])))" office:value-type="float" office:value="0.00000329678303477472" calcext:value-type="float">
            <text:p>3,29678303477472E-06</text:p>
          </table:table-cell>
          <table:table-cell table:number-columns-repeated="1008"/>
        </table:table-row>
        <table:table-row table:style-name="ro1">
          <table:table-cell office:value-type="float" office:value="0.11" calcext:value-type="float">
            <text:p>0,11</text:p>
          </table:table-cell>
          <table:table-cell/>
          <table:table-cell office:value-type="float" office:value="0.00000000002237" calcext:value-type="float">
            <text:p>2,24E-11</text:p>
          </table:table-cell>
          <table:table-cell office:value-type="float" office:value="0.00000000001001" calcext:value-type="float">
            <text:p>1,00E-11</text:p>
          </table:table-cell>
          <table:table-cell table:formula="of:=([.D18]-[.D16])/([.A18]-[.A16])" office:value-type="float" office:value="0.000000000368" calcext:value-type="float">
            <text:p>368,00E-12</text:p>
          </table:table-cell>
          <table:table-cell table:formula="of:=[.D17]/(SQRT(ABS([.E17])))" office:value-type="float" office:value="0.000000521807321177829" calcext:value-type="float">
            <text:p>5,21807321177829E-07</text:p>
          </table:table-cell>
          <table:table-cell table:number-columns-repeated="6"/>
          <table:table-cell office:value-type="float" office:value="-0.00000000001111" calcext:value-type="float">
            <text:p>-1,11E-11</text:p>
          </table:table-cell>
          <table:table-cell office:value-type="float" office:value="0.00000000001405" calcext:value-type="float">
            <text:p>1,41E-11</text:p>
          </table:table-cell>
          <table:table-cell table:formula="of:=([.N18]-[.N16])/([.A18]-[.A16])" office:value-type="float" office:value="-0.00000000000549999999999993" calcext:value-type="float">
            <text:p>-5,50E-12</text:p>
          </table:table-cell>
          <table:table-cell table:formula="of:=[.N17]/(SQRT(ABS([.O17])))" office:value-type="float" office:value="0.00000599094012959269" calcext:value-type="float">
            <text:p>5,99094012959269E-06</text:p>
          </table:table-cell>
          <table:table-cell table:number-columns-repeated="1008"/>
        </table:table-row>
        <table:table-row table:style-name="ro1">
          <table:table-cell office:value-type="float" office:value="0.12" calcext:value-type="float">
            <text:p>0,12</text:p>
          </table:table-cell>
          <table:table-cell/>
          <table:table-cell office:value-type="float" office:value="-0.00000000000053" calcext:value-type="float">
            <text:p>-5,30E-13</text:p>
          </table:table-cell>
          <table:table-cell office:value-type="float" office:value="-0.00000000000316" calcext:value-type="float">
            <text:p>-3,16E-12</text:p>
          </table:table-cell>
          <table:table-cell table:formula="of:=([.D19]-[.D17])/([.A19]-[.A17])" office:value-type="float" office:value="-0.000000000382" calcext:value-type="float">
            <text:p>-382,00E-12</text:p>
          </table:table-cell>
          <table:table-cell table:formula="of:=[.D18]/(SQRT(ABS([.E18])))" office:value-type="float" office:value="-0.000000161679665190542" calcext:value-type="float">
            <text:p>-1,61679665190542E-07</text:p>
          </table:table-cell>
          <table:table-cell table:number-columns-repeated="6"/>
          <table:table-cell office:value-type="float" office:value="-0.00000000000944" calcext:value-type="float">
            <text:p>-9,44E-12</text:p>
          </table:table-cell>
          <table:table-cell office:value-type="float" office:value="0.00000000001407" calcext:value-type="float">
            <text:p>1,41E-11</text:p>
          </table:table-cell>
          <table:table-cell table:formula="of:=([.N19]-[.N17])/([.A19]-[.A17])" office:value-type="float" office:value="-0.0000000000195" calcext:value-type="float">
            <text:p>-19,50E-12</text:p>
          </table:table-cell>
          <table:table-cell table:formula="of:=[.N18]/(SQRT(ABS([.O18])))" office:value-type="float" office:value="0.00000318622757408289" calcext:value-type="float">
            <text:p>3,18622757408289E-06</text:p>
          </table:table-cell>
          <table:table-cell table:number-columns-repeated="1008"/>
        </table:table-row>
        <table:table-row table:style-name="ro1">
          <table:table-cell office:value-type="float" office:value="0.13" calcext:value-type="float">
            <text:p>0,13</text:p>
          </table:table-cell>
          <table:table-cell/>
          <table:table-cell office:value-type="float" office:value="-0.00000000000443" calcext:value-type="float">
            <text:p>-4,43E-12</text:p>
          </table:table-cell>
          <table:table-cell office:value-type="float" office:value="0.00000000000237" calcext:value-type="float">
            <text:p>2,37E-12</text:p>
          </table:table-cell>
          <table:table-cell table:formula="of:=([.D20]-[.D18])/([.A20]-[.A18])" office:value-type="float" office:value="0.0000000001865" calcext:value-type="float">
            <text:p>186,50E-12</text:p>
          </table:table-cell>
          <table:table-cell table:formula="of:=[.D19]/(SQRT(ABS([.E19])))" office:value-type="float" office:value="0.000000173543730147356" calcext:value-type="float">
            <text:p>1,73543730147356E-07</text:p>
          </table:table-cell>
          <table:table-cell table:number-columns-repeated="6"/>
          <table:table-cell office:value-type="float" office:value="-0.00000000000678" calcext:value-type="float">
            <text:p>-6,78E-12</text:p>
          </table:table-cell>
          <table:table-cell office:value-type="float" office:value="0.00000000001366" calcext:value-type="float">
            <text:p>1,37E-11</text:p>
          </table:table-cell>
          <table:table-cell table:formula="of:=([.N20]-[.N18])/([.A20]-[.A18])" office:value-type="float" office:value="0.000000000022" calcext:value-type="float">
            <text:p>22,00E-12</text:p>
          </table:table-cell>
          <table:table-cell table:formula="of:=[.N19]/(SQRT(ABS([.O19])))" office:value-type="float" office:value="0.00000291232178541764" calcext:value-type="float">
            <text:p>2,91232178541764E-06</text:p>
          </table:table-cell>
          <table:table-cell table:number-columns-repeated="1008"/>
        </table:table-row>
        <table:table-row table:style-name="ro1">
          <table:table-cell office:value-type="float" office:value="0.14" calcext:value-type="float">
            <text:p>0,14</text:p>
          </table:table-cell>
          <table:table-cell/>
          <table:table-cell office:value-type="float" office:value="0.00000000000022" calcext:value-type="float">
            <text:p>2,20E-13</text:p>
          </table:table-cell>
          <table:table-cell office:value-type="float" office:value="0.00000000000057" calcext:value-type="float">
            <text:p>5,70E-13</text:p>
          </table:table-cell>
          <table:table-cell table:formula="of:=([.D21]-[.D19])/([.A21]-[.A19])" office:value-type="float" office:value="0.0000000003615" calcext:value-type="float">
            <text:p>361,50E-12</text:p>
          </table:table-cell>
          <table:table-cell table:formula="of:=[.D20]/(SQRT(ABS([.E20])))" office:value-type="float" office:value="0.0000000299792459331784" calcext:value-type="float">
            <text:p>0,00000003</text:p>
          </table:table-cell>
          <table:table-cell table:number-columns-repeated="6"/>
          <table:table-cell office:value-type="float" office:value="-0.00000000000431" calcext:value-type="float">
            <text:p>-4,31E-12</text:p>
          </table:table-cell>
          <table:table-cell office:value-type="float" office:value="0.00000000001451" calcext:value-type="float">
            <text:p>1,45E-11</text:p>
          </table:table-cell>
          <table:table-cell table:formula="of:=([.N21]-[.N19])/([.A21]-[.A19])" office:value-type="float" office:value="0.0000000000734999999999999" calcext:value-type="float">
            <text:p>73,50E-12</text:p>
          </table:table-cell>
          <table:table-cell table:formula="of:=[.N20]/(SQRT(ABS([.O20])))" office:value-type="float" office:value="0.00000169248076989447" calcext:value-type="float">
            <text:p>1,69248076989447E-06</text:p>
          </table:table-cell>
          <table:table-cell table:number-columns-repeated="1008"/>
        </table:table-row>
        <table:table-row table:style-name="ro1">
          <table:table-cell office:value-type="float" office:value="0.15" calcext:value-type="float">
            <text:p>0,15</text:p>
          </table:table-cell>
          <table:table-cell/>
          <table:table-cell office:value-type="float" office:value="0.0000000000045" calcext:value-type="float">
            <text:p>4,50E-12</text:p>
          </table:table-cell>
          <table:table-cell office:value-type="float" office:value="0.0000000000096" calcext:value-type="float">
            <text:p>9,60E-12</text:p>
          </table:table-cell>
          <table:table-cell table:formula="of:=([.D22]-[.D20])/([.A22]-[.A20])" office:value-type="float" office:value="-0.0000000002155" calcext:value-type="float">
            <text:p>-215,50E-12</text:p>
          </table:table-cell>
          <table:table-cell table:formula="of:=[.D21]/(SQRT(ABS([.E21])))" office:value-type="float" office:value="0.000000653954595158565" calcext:value-type="float">
            <text:p>0,000000654</text:p>
          </table:table-cell>
          <table:table-cell table:number-columns-repeated="6"/>
          <table:table-cell office:value-type="float" office:value="-0.00000000000672" calcext:value-type="float">
            <text:p>-6,72E-12</text:p>
          </table:table-cell>
          <table:table-cell office:value-type="float" office:value="0.00000000001513" calcext:value-type="float">
            <text:p>1,51E-11</text:p>
          </table:table-cell>
          <table:table-cell table:formula="of:=([.N22]-[.N20])/([.A22]-[.A20])" office:value-type="float" office:value="0.0000000001105" calcext:value-type="float">
            <text:p>110,50E-12</text:p>
          </table:table-cell>
          <table:table-cell table:formula="of:=[.N21]/(SQRT(ABS([.O21])))" office:value-type="float" office:value="0.0000014393214213115" calcext:value-type="float">
            <text:p>1,4393214213115E-06</text:p>
          </table:table-cell>
          <table:table-cell table:number-columns-repeated="1008"/>
        </table:table-row>
        <table:table-row table:style-name="ro1">
          <table:table-cell office:value-type="float" office:value="0.16" calcext:value-type="float">
            <text:p>0,16</text:p>
          </table:table-cell>
          <table:table-cell/>
          <table:table-cell office:value-type="float" office:value="0.00000000000076" calcext:value-type="float">
            <text:p>7,60E-13</text:p>
          </table:table-cell>
          <table:table-cell office:value-type="float" office:value="-0.00000000000374" calcext:value-type="float">
            <text:p>-3,74E-12</text:p>
          </table:table-cell>
          <table:table-cell table:formula="of:=([.D23]-[.D21])/([.A23]-[.A21])" office:value-type="float" office:value="0.0000000003545" calcext:value-type="float">
            <text:p>354,50E-12</text:p>
          </table:table-cell>
          <table:table-cell table:formula="of:=[.D22]/(SQRT(ABS([.E22])))" office:value-type="float" office:value="-0.000000198638525346326" calcext:value-type="float">
            <text:p>-1,98638525346326E-07</text:p>
          </table:table-cell>
          <table:table-cell table:number-columns-repeated="6"/>
          <table:table-cell office:value-type="float" office:value="-0.00000000000573" calcext:value-type="float">
            <text:p>-5,73E-12</text:p>
          </table:table-cell>
          <table:table-cell office:value-type="float" office:value="0.00000000001672" calcext:value-type="float">
            <text:p>1,67E-11</text:p>
          </table:table-cell>
          <table:table-cell table:formula="of:=([.N23]-[.N21])/([.A23]-[.A21])" office:value-type="float" office:value="0.000000000216" calcext:value-type="float">
            <text:p>216,00E-12</text:p>
          </table:table-cell>
          <table:table-cell table:formula="of:=[.N22]/(SQRT(ABS([.O22])))" office:value-type="float" office:value="0.0000011376519027593" calcext:value-type="float">
            <text:p>1,1376519027593E-06</text:p>
          </table:table-cell>
          <table:table-cell table:number-columns-repeated="1008"/>
        </table:table-row>
        <table:table-row table:style-name="ro1">
          <table:table-cell office:value-type="float" office:value="0.17" calcext:value-type="float">
            <text:p>0,17</text:p>
          </table:table-cell>
          <table:table-cell/>
          <table:table-cell office:value-type="float" office:value="0.00000000002764" calcext:value-type="float">
            <text:p>2,76E-11</text:p>
          </table:table-cell>
          <table:table-cell office:value-type="float" office:value="0.00000000001669" calcext:value-type="float">
            <text:p>1,67E-11</text:p>
          </table:table-cell>
          <table:table-cell table:formula="of:=([.D24]-[.D22])/([.A24]-[.A22])" office:value-type="float" office:value="0.000000000508" calcext:value-type="float">
            <text:p>508,00E-12</text:p>
          </table:table-cell>
          <table:table-cell table:formula="of:=[.D23]/(SQRT(ABS([.E23])))" office:value-type="float" office:value="0.000000740499007107747" calcext:value-type="float">
            <text:p>7,40499007107747E-07</text:p>
          </table:table-cell>
          <table:table-cell table:number-columns-repeated="6"/>
          <table:table-cell office:value-type="float" office:value="-0.00000000000124" calcext:value-type="float">
            <text:p>-1,24E-12</text:p>
          </table:table-cell>
          <table:table-cell office:value-type="float" office:value="0.00000000001945" calcext:value-type="float">
            <text:p>1,95E-11</text:p>
          </table:table-cell>
          <table:table-cell table:formula="of:=([.N24]-[.N22])/([.A24]-[.A22])" office:value-type="float" office:value="0.000000000295" calcext:value-type="float">
            <text:p>295,00E-12</text:p>
          </table:table-cell>
          <table:table-cell table:formula="of:=[.N23]/(SQRT(ABS([.O23])))" office:value-type="float" office:value="0.00000113242278144349" calcext:value-type="float">
            <text:p>1,13242278144349E-06</text:p>
          </table:table-cell>
          <table:table-cell table:number-columns-repeated="1008"/>
        </table:table-row>
        <table:table-row table:style-name="ro1">
          <table:table-cell office:value-type="float" office:value="0.18" calcext:value-type="float">
            <text:p>0,18</text:p>
          </table:table-cell>
          <table:table-cell/>
          <table:table-cell office:value-type="float" office:value="0.00000000000897" calcext:value-type="float">
            <text:p>8,97E-12</text:p>
          </table:table-cell>
          <table:table-cell office:value-type="float" office:value="0.00000000000642" calcext:value-type="float">
            <text:p>6,42E-12</text:p>
          </table:table-cell>
          <table:table-cell table:formula="of:=([.D25]-[.D23])/([.A25]-[.A23])" office:value-type="float" office:value="0.0000000000309999999999999" calcext:value-type="float">
            <text:p>31,00E-12</text:p>
          </table:table-cell>
          <table:table-cell table:formula="of:=[.D24]/(SQRT(ABS([.E24])))" office:value-type="float" office:value="0.0000011530660390119" calcext:value-type="float">
            <text:p>1,1530660390119E-06</text:p>
          </table:table-cell>
          <table:table-cell table:number-columns-repeated="6"/>
          <table:table-cell office:value-type="float" office:value="0.00000000000247" calcext:value-type="float">
            <text:p>2,47E-12</text:p>
          </table:table-cell>
          <table:table-cell office:value-type="float" office:value="0.00000000002262" calcext:value-type="float">
            <text:p>2,26E-11</text:p>
          </table:table-cell>
          <table:table-cell table:formula="of:=([.N25]-[.N23])/([.A25]-[.A23])" office:value-type="float" office:value="0.000000000425" calcext:value-type="float">
            <text:p>425,00E-12</text:p>
          </table:table-cell>
          <table:table-cell table:formula="of:=[.N24]/(SQRT(ABS([.O24])))" office:value-type="float" office:value="0.00000109723116766437" calcext:value-type="float">
            <text:p>1,09723116766437E-06</text:p>
          </table:table-cell>
          <table:table-cell table:number-columns-repeated="1008"/>
        </table:table-row>
        <table:table-row table:style-name="ro1">
          <table:table-cell office:value-type="float" office:value="0.19" calcext:value-type="float">
            <text:p>0,19</text:p>
          </table:table-cell>
          <table:table-cell/>
          <table:table-cell office:value-type="float" office:value="-0.00000000000512" calcext:value-type="float">
            <text:p>-5,12E-12</text:p>
          </table:table-cell>
          <table:table-cell office:value-type="float" office:value="0.00000000001731" calcext:value-type="float">
            <text:p>1,73E-11</text:p>
          </table:table-cell>
          <table:table-cell table:formula="of:=([.D26]-[.D24])/([.A26]-[.A24])" office:value-type="float" office:value="0.000000000981499999999999" calcext:value-type="float">
            <text:p>981,50E-12</text:p>
          </table:table-cell>
          <table:table-cell table:formula="of:=[.D25]/(SQRT([.E25]))" office:value-type="float" office:value="0.000000552524977940446" calcext:value-type="float">
            <text:p>5,52524977940446E-07</text:p>
          </table:table-cell>
          <table:table-cell table:number-columns-repeated="6"/>
          <table:table-cell office:value-type="float" office:value="0.00000000000056" calcext:value-type="float">
            <text:p>5,60E-13</text:p>
          </table:table-cell>
          <table:table-cell office:value-type="float" office:value="0.00000000002795" calcext:value-type="float">
            <text:p>2,80E-11</text:p>
          </table:table-cell>
          <table:table-cell table:formula="of:=([.N26]-[.N24])/([.A26]-[.A24])" office:value-type="float" office:value="0.000000000712499999999999" calcext:value-type="float">
            <text:p>712,50E-12</text:p>
          </table:table-cell>
          <table:table-cell table:formula="of:=[.N25]/(SQRT(ABS([.O25])))" office:value-type="float" office:value="0.00000104710293734833" calcext:value-type="float">
            <text:p>1,04710293734833E-06</text:p>
          </table:table-cell>
          <table:table-cell table:number-columns-repeated="1008"/>
        </table:table-row>
        <table:table-row table:style-name="ro1">
          <table:table-cell office:value-type="float" office:value="0.2" calcext:value-type="float">
            <text:p>0,2</text:p>
          </table:table-cell>
          <table:table-cell/>
          <table:table-cell office:value-type="float" office:value="0.00000000001988" calcext:value-type="float">
            <text:p>1,99E-11</text:p>
          </table:table-cell>
          <table:table-cell office:value-type="float" office:value="0.00000000002605" calcext:value-type="float">
            <text:p>2,61E-11</text:p>
          </table:table-cell>
          <table:table-cell table:formula="of:=([.D27]-[.D25])/([.A27]-[.A25])" office:value-type="float" office:value="0.000000001019" calcext:value-type="float">
            <text:p>1,02E-09</text:p>
          </table:table-cell>
          <table:table-cell table:formula="of:=[.D26]/(SQRT([.E26]))" office:value-type="float" office:value="0.000000816057265303821" calcext:value-type="float">
            <text:p>8,16057265303821E-07</text:p>
          </table:table-cell>
          <table:table-cell table:number-columns-repeated="6"/>
          <table:table-cell office:value-type="float" office:value="0.00000000000408" calcext:value-type="float">
            <text:p>4,08E-12</text:p>
          </table:table-cell>
          <table:table-cell office:value-type="float" office:value="0.00000000003687" calcext:value-type="float">
            <text:p>3,69E-11</text:p>
          </table:table-cell>
          <table:table-cell table:formula="of:=([.N27]-[.N25])/([.A27]-[.A25])" office:value-type="float" office:value="0.0000000010115" calcext:value-type="float">
            <text:p>1,01E-09</text:p>
          </table:table-cell>
          <table:table-cell table:formula="of:=[.N26]/(SQRT(ABS([.O26])))" office:value-type="float" office:value="0.00000115928493991895" calcext:value-type="float">
            <text:p>1,15928493991895E-06</text:p>
          </table:table-cell>
          <table:table-cell table:number-columns-repeated="1008"/>
        </table:table-row>
        <table:table-row table:style-name="ro1">
          <table:table-cell office:value-type="float" office:value="0.21" calcext:value-type="float">
            <text:p>0,21</text:p>
          </table:table-cell>
          <table:table-cell/>
          <table:table-cell office:value-type="float" office:value="0.00000000001972" calcext:value-type="float">
            <text:p>1,97E-11</text:p>
          </table:table-cell>
          <table:table-cell office:value-type="float" office:value="0.00000000003769" calcext:value-type="float">
            <text:p>3,77E-11</text:p>
          </table:table-cell>
          <table:table-cell table:formula="of:=([.D28]-[.D26])/([.A28]-[.A26])" office:value-type="float" office:value="0.00000000124" calcext:value-type="float">
            <text:p>1,24E-09</text:p>
          </table:table-cell>
          <table:table-cell table:formula="of:=[.D27]/(SQRT([.E27]))" office:value-type="float" office:value="0.00000107032407663859" calcext:value-type="float">
            <text:p>1,07032407663859E-06</text:p>
          </table:table-cell>
          <table:table-cell table:number-columns-repeated="6"/>
          <table:table-cell office:value-type="float" office:value="0.00000000001009" calcext:value-type="float">
            <text:p>1,01E-11</text:p>
          </table:table-cell>
          <table:table-cell office:value-type="float" office:value="0.00000000004818" calcext:value-type="float">
            <text:p>4,82E-11</text:p>
          </table:table-cell>
          <table:table-cell table:formula="of:=([.N28]-[.N26])/([.A28]-[.A26])" office:value-type="float" office:value="0.0000000014125" calcext:value-type="float">
            <text:p>1,41E-09</text:p>
          </table:table-cell>
          <table:table-cell table:formula="of:=[.N27]/(SQRT(ABS([.O27])))" office:value-type="float" office:value="0.00000128195437081417" calcext:value-type="float">
            <text:p>0,000001282</text:p>
          </table:table-cell>
          <table:table-cell table:number-columns-repeated="1008"/>
        </table:table-row>
        <table:table-row table:style-name="ro1">
          <table:table-cell office:value-type="float" office:value="0.22" calcext:value-type="float">
            <text:p>0,22</text:p>
          </table:table-cell>
          <table:table-cell/>
          <table:table-cell office:value-type="float" office:value="0.00000000002177" calcext:value-type="float">
            <text:p>2,18E-11</text:p>
          </table:table-cell>
          <table:table-cell office:value-type="float" office:value="0.00000000005085" calcext:value-type="float">
            <text:p>5,09E-11</text:p>
          </table:table-cell>
          <table:table-cell table:formula="of:=([.D29]-[.D27])/([.A29]-[.A27])" office:value-type="float" office:value="0.0000000023025" calcext:value-type="float">
            <text:p>2,30E-09</text:p>
          </table:table-cell>
          <table:table-cell table:formula="of:=[.D28]/(SQRT([.E28]))" office:value-type="float" office:value="0.00000105972001710734" calcext:value-type="float">
            <text:p>1,05972001710734E-06</text:p>
          </table:table-cell>
          <table:table-cell table:number-columns-repeated="6"/>
          <table:table-cell office:value-type="float" office:value="0.00000000001508" calcext:value-type="float">
            <text:p>1,51E-11</text:p>
          </table:table-cell>
          <table:table-cell office:value-type="float" office:value="0.00000000006512" calcext:value-type="float">
            <text:p>6,51E-11</text:p>
          </table:table-cell>
          <table:table-cell table:formula="of:=([.N29]-[.N27])/([.A29]-[.A27])" office:value-type="float" office:value="0.000000002163" calcext:value-type="float">
            <text:p>2,16E-09</text:p>
          </table:table-cell>
          <table:table-cell table:formula="of:=[.N28]/(SQRT(ABS([.O28])))" office:value-type="float" office:value="0.0000014001872934622" calcext:value-type="float">
            <text:p>1,4001872934622E-06</text:p>
          </table:table-cell>
          <table:table-cell table:number-columns-repeated="1008"/>
        </table:table-row>
        <table:table-row table:style-name="ro1">
          <table:table-cell office:value-type="float" office:value="0.23" calcext:value-type="float">
            <text:p>0,23</text:p>
          </table:table-cell>
          <table:table-cell/>
          <table:table-cell office:value-type="float" office:value="0.00000000002748" calcext:value-type="float">
            <text:p>2,75E-11</text:p>
          </table:table-cell>
          <table:table-cell office:value-type="float" office:value="0.00000000008374" calcext:value-type="float">
            <text:p>8,37E-11</text:p>
          </table:table-cell>
          <table:table-cell table:formula="of:=([.D30]-[.D28])/([.A30]-[.A28])" office:value-type="float" office:value="0.000000003234" calcext:value-type="float">
            <text:p>3,23E-09</text:p>
          </table:table-cell>
          <table:table-cell table:formula="of:=[.D29]/(SQRT([.E29]))" office:value-type="float" office:value="0.00000147252592208705" calcext:value-type="float">
            <text:p>1,47252592208705E-06</text:p>
          </table:table-cell>
          <table:table-cell table:number-columns-repeated="6"/>
          <table:table-cell office:value-type="float" office:value="0.00000000001885" calcext:value-type="float">
            <text:p>1,89E-11</text:p>
          </table:table-cell>
          <table:table-cell office:value-type="float" office:value="0.00000000009144" calcext:value-type="float">
            <text:p>9,14E-11</text:p>
          </table:table-cell>
          <table:table-cell table:formula="of:=([.N30]-[.N28])/([.A30]-[.A28])" office:value-type="float" office:value="0.0000000031865" calcext:value-type="float">
            <text:p>3,19E-09</text:p>
          </table:table-cell>
          <table:table-cell table:formula="of:=[.N29]/(SQRT(ABS([.O29])))" office:value-type="float" office:value="0.00000161986661933261" calcext:value-type="float">
            <text:p>1,61986661933261E-06</text:p>
          </table:table-cell>
          <table:table-cell table:number-columns-repeated="1008"/>
        </table:table-row>
        <table:table-row table:style-name="ro1">
          <table:table-cell office:value-type="float" office:value="0.24" calcext:value-type="float">
            <text:p>0,24</text:p>
          </table:table-cell>
          <table:table-cell/>
          <table:table-cell office:value-type="float" office:value="0.00000000004201" calcext:value-type="float">
            <text:p>4,20E-11</text:p>
          </table:table-cell>
          <table:table-cell office:value-type="float" office:value="0.00000000011553" calcext:value-type="float">
            <text:p>1,16E-10</text:p>
          </table:table-cell>
          <table:table-cell table:formula="of:=([.D31]-[.D29])/([.A31]-[.A29])" office:value-type="float" office:value="0.000000004267" calcext:value-type="float">
            <text:p>4,27E-09</text:p>
          </table:table-cell>
          <table:table-cell table:formula="of:=[.D30]/(SQRT([.E30]))" office:value-type="float" office:value="0.00000176861560220071" calcext:value-type="float">
            <text:p>1,76861560220071E-06</text:p>
          </table:table-cell>
          <table:table-cell table:number-columns-repeated="6"/>
          <table:table-cell office:value-type="float" office:value="0.00000000002159" calcext:value-type="float">
            <text:p>2,16E-11</text:p>
          </table:table-cell>
          <table:table-cell office:value-type="float" office:value="0.00000000012885" calcext:value-type="float">
            <text:p>1,29E-10</text:p>
          </table:table-cell>
          <table:table-cell table:formula="of:=([.N31]-[.N29])/([.A31]-[.A29])" office:value-type="float" office:value="0.0000000046185" calcext:value-type="float">
            <text:p>4,62E-09</text:p>
          </table:table-cell>
          <table:table-cell table:formula="of:=[.N30]/(SQRT(ABS([.O30])))" office:value-type="float" office:value="0.00000189598086044911" calcext:value-type="float">
            <text:p>0,000001896</text:p>
          </table:table-cell>
          <table:table-cell table:number-columns-repeated="1008"/>
        </table:table-row>
        <table:table-row table:style-name="ro1">
          <table:table-cell office:value-type="float" office:value="0.25" calcext:value-type="float">
            <text:p>0,25</text:p>
          </table:table-cell>
          <table:table-cell/>
          <table:table-cell office:value-type="float" office:value="0.00000000003276" calcext:value-type="float">
            <text:p>3,28E-11</text:p>
          </table:table-cell>
          <table:table-cell office:value-type="float" office:value="0.00000000016908" calcext:value-type="float">
            <text:p>1,69E-10</text:p>
          </table:table-cell>
          <table:table-cell table:formula="of:=([.D32]-[.D30])/([.A32]-[.A30])" office:value-type="float" office:value="0.00000000674249999999999" calcext:value-type="float">
            <text:p>6,74E-09</text:p>
          </table:table-cell>
          <table:table-cell table:formula="of:=[.D31]/(SQRT([.E31]))" office:value-type="float" office:value="0.00000205912049650631" calcext:value-type="float">
            <text:p>2,05912049650631E-06</text:p>
          </table:table-cell>
          <table:table-cell table:number-columns-repeated="6"/>
          <table:table-cell office:value-type="float" office:value="0.00000000003006" calcext:value-type="float">
            <text:p>3,01E-11</text:p>
          </table:table-cell>
          <table:table-cell office:value-type="float" office:value="0.00000000018381" calcext:value-type="float">
            <text:p>1,84E-10</text:p>
          </table:table-cell>
          <table:table-cell table:formula="of:=([.N32]-[.N30])/([.A32]-[.A30])" office:value-type="float" office:value="0.00000000661699999999999" calcext:value-type="float">
            <text:p>6,62E-09</text:p>
          </table:table-cell>
          <table:table-cell table:formula="of:=[.N31]/(SQRT(ABS([.O31])))" office:value-type="float" office:value="0.00000225963642940821" calcext:value-type="float">
            <text:p>2,25963642940821E-06</text:p>
          </table:table-cell>
          <table:table-cell table:number-columns-repeated="1008"/>
        </table:table-row>
        <table:table-row table:style-name="ro1">
          <table:table-cell office:value-type="float" office:value="0.26" calcext:value-type="float">
            <text:p>0,26</text:p>
          </table:table-cell>
          <table:table-cell/>
          <table:table-cell office:value-type="float" office:value="0.00000000004847" calcext:value-type="float">
            <text:p>4,85E-11</text:p>
          </table:table-cell>
          <table:table-cell office:value-type="float" office:value="0.00000000025038" calcext:value-type="float">
            <text:p>2,50E-10</text:p>
          </table:table-cell>
          <table:table-cell table:formula="of:=([.D33]-[.D31])/([.A33]-[.A31])" office:value-type="float" office:value="0.00000000915599999999999" calcext:value-type="float">
            <text:p>9,16E-09</text:p>
          </table:table-cell>
          <table:table-cell table:formula="of:=[.D32]/(SQRT([.E32]))" office:value-type="float" office:value="0.00000261665667146152" calcext:value-type="float">
            <text:p>2,61665667146152E-06</text:p>
          </table:table-cell>
          <table:table-cell table:number-columns-repeated="6"/>
          <table:table-cell office:value-type="float" office:value="0.00000000003952" calcext:value-type="float">
            <text:p>3,95E-11</text:p>
          </table:table-cell>
          <table:table-cell office:value-type="float" office:value="0.00000000026119" calcext:value-type="float">
            <text:p>2,61E-10</text:p>
          </table:table-cell>
          <table:table-cell table:formula="of:=([.N33]-[.N31])/([.A33]-[.A31])" office:value-type="float" office:value="0.00000000944499999999999" calcext:value-type="float">
            <text:p>9,45E-09</text:p>
          </table:table-cell>
          <table:table-cell table:formula="of:=[.N32]/(SQRT(ABS([.O32])))" office:value-type="float" office:value="0.00000268754388295639" calcext:value-type="float">
            <text:p>2,68754388295639E-06</text:p>
          </table:table-cell>
          <table:table-cell table:number-columns-repeated="1008"/>
        </table:table-row>
        <table:table-row table:style-name="ro1">
          <table:table-cell office:value-type="float" office:value="0.27" calcext:value-type="float">
            <text:p>0,27</text:p>
          </table:table-cell>
          <table:table-cell/>
          <table:table-cell office:value-type="float" office:value="0.0000000000578" calcext:value-type="float">
            <text:p>5,78E-11</text:p>
          </table:table-cell>
          <table:table-cell office:value-type="float" office:value="0.0000000003522" calcext:value-type="float">
            <text:p>3,52E-10</text:p>
          </table:table-cell>
          <table:table-cell table:formula="of:=([.D34]-[.D32])/([.A34]-[.A32])" office:value-type="float" office:value="0.000000013346" calcext:value-type="float">
            <text:p>13,35E-09</text:p>
          </table:table-cell>
          <table:table-cell table:formula="of:=[.D33]/(SQRT([.E33]))" office:value-type="float" office:value="0.00000304869368639524" calcext:value-type="float">
            <text:p>3,04869368639524E-06</text:p>
          </table:table-cell>
          <table:table-cell table:number-columns-repeated="6"/>
          <table:table-cell office:value-type="float" office:value="0.00000000005003" calcext:value-type="float">
            <text:p>5,00E-11</text:p>
          </table:table-cell>
          <table:table-cell office:value-type="float" office:value="0.00000000037271" calcext:value-type="float">
            <text:p>3,73E-10</text:p>
          </table:table-cell>
          <table:table-cell table:formula="of:=([.N34]-[.N32])/([.A34]-[.A32])" office:value-type="float" office:value="0.0000000135675" calcext:value-type="float">
            <text:p>13,57E-09</text:p>
          </table:table-cell>
          <table:table-cell table:formula="of:=[.N33]/(SQRT(ABS([.O33])))" office:value-type="float" office:value="0.00000319978744572312" calcext:value-type="float">
            <text:p>3,19978744572312E-06</text:p>
          </table:table-cell>
          <table:table-cell table:number-columns-repeated="1008"/>
        </table:table-row>
        <table:table-row table:style-name="ro1">
          <table:table-cell office:value-type="float" office:value="0.28" calcext:value-type="float">
            <text:p>0,28</text:p>
          </table:table-cell>
          <table:table-cell/>
          <table:table-cell office:value-type="float" office:value="0.00000000007182" calcext:value-type="float">
            <text:p>7,18E-11</text:p>
          </table:table-cell>
          <table:table-cell office:value-type="float" office:value="0.0000000005173" calcext:value-type="float">
            <text:p>5,17E-10</text:p>
          </table:table-cell>
          <table:table-cell table:formula="of:=([.D35]-[.D33])/([.A35]-[.A33])" office:value-type="float" office:value="0.0000000190255" calcext:value-type="float">
            <text:p>19,03E-09</text:p>
          </table:table-cell>
          <table:table-cell table:formula="of:=[.D34]/(SQRT([.E34]))" office:value-type="float" office:value="0.00000375037278814228" calcext:value-type="float">
            <text:p>3,75037278814228E-06</text:p>
          </table:table-cell>
          <table:table-cell table:number-columns-repeated="6"/>
          <table:table-cell office:value-type="float" office:value="0.00000000006241" calcext:value-type="float">
            <text:p>6,24E-11</text:p>
          </table:table-cell>
          <table:table-cell office:value-type="float" office:value="0.00000000053254" calcext:value-type="float">
            <text:p>5,33E-10</text:p>
          </table:table-cell>
          <table:table-cell table:formula="of:=([.N35]-[.N33])/([.A35]-[.A33])" office:value-type="float" office:value="0.0000000194005" calcext:value-type="float">
            <text:p>19,40E-09</text:p>
          </table:table-cell>
          <table:table-cell table:formula="of:=[.N34]/(SQRT(ABS([.O34])))" office:value-type="float" office:value="0.00000382336510805144" calcext:value-type="float">
            <text:p>3,82336510805144E-06</text:p>
          </table:table-cell>
          <table:table-cell table:number-columns-repeated="1008"/>
        </table:table-row>
        <table:table-row table:style-name="ro1">
          <table:table-cell office:value-type="float" office:value="0.29" calcext:value-type="float">
            <text:p>0,29</text:p>
          </table:table-cell>
          <table:table-cell/>
          <table:table-cell office:value-type="float" office:value="0.0000000000819" calcext:value-type="float">
            <text:p>8,19E-11</text:p>
          </table:table-cell>
          <table:table-cell office:value-type="float" office:value="0.00000000073271" calcext:value-type="float">
            <text:p>7,33E-10</text:p>
          </table:table-cell>
          <table:table-cell table:formula="of:=([.D36]-[.D34])/([.A36]-[.A34])" office:value-type="float" office:value="0.0000000268725" calcext:value-type="float">
            <text:p>26,87E-09</text:p>
          </table:table-cell>
          <table:table-cell table:formula="of:=[.D35]/(SQRT([.E35]))" office:value-type="float" office:value="0.00000446969699645461" calcext:value-type="float">
            <text:p>4,46969699645461E-06</text:p>
          </table:table-cell>
          <table:table-cell table:number-columns-repeated="6"/>
          <table:table-cell office:value-type="float" office:value="0.00000000007509" calcext:value-type="float">
            <text:p>7,51E-11</text:p>
          </table:table-cell>
          <table:table-cell office:value-type="float" office:value="0.00000000076072" calcext:value-type="float">
            <text:p>7,61E-10</text:p>
          </table:table-cell>
          <table:table-cell table:formula="of:=([.N36]-[.N34])/([.A36]-[.A34])" office:value-type="float" office:value="0.0000000274775" calcext:value-type="float">
            <text:p>27,48E-09</text:p>
          </table:table-cell>
          <table:table-cell table:formula="of:=[.N35]/(SQRT(ABS([.O35])))" office:value-type="float" office:value="0.00000458919198183391" calcext:value-type="float">
            <text:p>4,58919198183391E-06</text:p>
          </table:table-cell>
          <table:table-cell table:number-columns-repeated="1008"/>
        </table:table-row>
        <table:table-row table:style-name="ro1">
          <table:table-cell office:value-type="float" office:value="0.3" calcext:value-type="float">
            <text:p>0,3</text:p>
          </table:table-cell>
          <table:table-cell/>
          <table:table-cell office:value-type="float" office:value="0.00000000009678" calcext:value-type="float">
            <text:p>9,68E-11</text:p>
          </table:table-cell>
          <table:table-cell office:value-type="float" office:value="0.00000000105475" calcext:value-type="float">
            <text:p>1,05E-09</text:p>
          </table:table-cell>
          <table:table-cell table:formula="of:=([.D37]-[.D35])/([.A37]-[.A35])" office:value-type="float" office:value="0.0000000383095" calcext:value-type="float">
            <text:p>38,31E-09</text:p>
          </table:table-cell>
          <table:table-cell table:formula="of:=[.D36]/(SQRT([.E36]))" office:value-type="float" office:value="0.00000538885244559355" calcext:value-type="float">
            <text:p>5,38885244559355E-06</text:p>
          </table:table-cell>
          <table:table-cell table:number-columns-repeated="6"/>
          <table:table-cell office:value-type="float" office:value="0.0000000000871" calcext:value-type="float">
            <text:p>8,71E-11</text:p>
          </table:table-cell>
          <table:table-cell office:value-type="float" office:value="0.00000000108209" calcext:value-type="float">
            <text:p>1,08E-09</text:p>
          </table:table-cell>
          <table:table-cell table:formula="of:=([.N37]-[.N35])/([.A37]-[.A35])" office:value-type="float" office:value="0.000000039014" calcext:value-type="float">
            <text:p>39,01E-09</text:p>
          </table:table-cell>
          <table:table-cell table:formula="of:=[.N36]/(SQRT(ABS([.O36])))" office:value-type="float" office:value="0.00000547839249564981" calcext:value-type="float">
            <text:p>5,47839249564981E-06</text:p>
          </table:table-cell>
          <table:table-cell table:number-columns-repeated="1008"/>
        </table:table-row>
        <table:table-row table:style-name="ro1">
          <table:table-cell office:value-type="float" office:value="0.31" calcext:value-type="float">
            <text:p>0,31</text:p>
          </table:table-cell>
          <table:table-cell/>
          <table:table-cell office:value-type="float" office:value="0.00000000010978" calcext:value-type="float">
            <text:p>1,10E-10</text:p>
          </table:table-cell>
          <table:table-cell office:value-type="float" office:value="0.0000000014989" calcext:value-type="float">
            <text:p>1,50E-09</text:p>
          </table:table-cell>
          <table:table-cell table:formula="of:=([.D38]-[.D36])/([.A38]-[.A36])" office:value-type="float" office:value="0.0000000535725000000001" calcext:value-type="float">
            <text:p>53,57E-09</text:p>
          </table:table-cell>
          <table:table-cell table:formula="of:=[.D37]/(SQRT([.E37]))" office:value-type="float" office:value="0.00000647592339631885" calcext:value-type="float">
            <text:p>6,47592339631885E-06</text:p>
          </table:table-cell>
          <table:table-cell table:number-columns-repeated="6"/>
          <table:table-cell office:value-type="float" office:value="0.00000000010053" calcext:value-type="float">
            <text:p>1,01E-10</text:p>
          </table:table-cell>
          <table:table-cell office:value-type="float" office:value="0.000000001541" calcext:value-type="float">
            <text:p>1,54E-09</text:p>
          </table:table-cell>
          <table:table-cell table:formula="of:=([.N38]-[.N36])/([.A38]-[.A36])" office:value-type="float" office:value="0.0000000548105000000001" calcext:value-type="float">
            <text:p>54,81E-09</text:p>
          </table:table-cell>
          <table:table-cell table:formula="of:=[.N37]/(SQRT(ABS([.O37])))" office:value-type="float" office:value="0.00000658219518939386" calcext:value-type="float">
            <text:p>6,58219518939386E-06</text:p>
          </table:table-cell>
          <table:table-cell table:number-columns-repeated="1008"/>
        </table:table-row>
        <table:table-row table:style-name="ro1">
          <table:table-cell office:value-type="float" office:value="0.32" calcext:value-type="float">
            <text:p>0,32</text:p>
          </table:table-cell>
          <table:table-cell/>
          <table:table-cell office:value-type="float" office:value="0.00000000012378" calcext:value-type="float">
            <text:p>1,24E-10</text:p>
          </table:table-cell>
          <table:table-cell office:value-type="float" office:value="0.0000000021262" calcext:value-type="float">
            <text:p>2,13E-09</text:p>
          </table:table-cell>
          <table:table-cell table:formula="of:=([.D39]-[.D37])/([.A39]-[.A37])" office:value-type="float" office:value="0.0000000750849999999999" calcext:value-type="float">
            <text:p>75,09E-09</text:p>
          </table:table-cell>
          <table:table-cell table:formula="of:=[.D38]/(SQRT([.E38]))" office:value-type="float" office:value="0.00000775938893649342" calcext:value-type="float">
            <text:p>7,75938893649342E-06</text:p>
          </table:table-cell>
          <table:table-cell table:number-columns-repeated="6"/>
          <table:table-cell office:value-type="float" office:value="0.00000000011773" calcext:value-type="float">
            <text:p>1,18E-10</text:p>
          </table:table-cell>
          <table:table-cell office:value-type="float" office:value="0.0000000021783" calcext:value-type="float">
            <text:p>2,18E-09</text:p>
          </table:table-cell>
          <table:table-cell table:formula="of:=([.N39]-[.N37])/([.A39]-[.A37])" office:value-type="float" office:value="0.0000000766599999999999" calcext:value-type="float">
            <text:p>76,66E-09</text:p>
          </table:table-cell>
          <table:table-cell table:formula="of:=[.N38]/(SQRT(ABS([.O38])))" office:value-type="float" office:value="0.00000786743718322463" calcext:value-type="float">
            <text:p>7,86743718322463E-06</text:p>
          </table:table-cell>
          <table:table-cell table:number-columns-repeated="1008"/>
        </table:table-row>
        <table:table-row table:style-name="ro1">
          <table:table-cell office:value-type="float" office:value="0.33" calcext:value-type="float">
            <text:p>0,33</text:p>
          </table:table-cell>
          <table:table-cell/>
          <table:table-cell office:value-type="float" office:value="0.00000000014906" calcext:value-type="float">
            <text:p>1,49E-10</text:p>
          </table:table-cell>
          <table:table-cell office:value-type="float" office:value="0.0000000030006" calcext:value-type="float">
            <text:p>3,00E-09</text:p>
          </table:table-cell>
          <table:table-cell table:formula="of:=([.D40]-[.D38])/([.A40]-[.A38])" office:value-type="float" office:value="0.000000104135" calcext:value-type="float">
            <text:p>104,14E-09</text:p>
          </table:table-cell>
          <table:table-cell table:formula="of:=[.D39]/(SQRT([.E39]))" office:value-type="float" office:value="0.00000929843253208068" calcext:value-type="float">
            <text:p>9,29843253208068E-06</text:p>
          </table:table-cell>
          <table:table-cell table:number-columns-repeated="6"/>
          <table:table-cell office:value-type="float" office:value="0.00000000013732" calcext:value-type="float">
            <text:p>1,37E-10</text:p>
          </table:table-cell>
          <table:table-cell office:value-type="float" office:value="0.0000000030742" calcext:value-type="float">
            <text:p>3,07E-09</text:p>
          </table:table-cell>
          <table:table-cell table:formula="of:=([.N40]-[.N38])/([.A40]-[.A38])" office:value-type="float" office:value="0.00000010645" calcext:value-type="float">
            <text:p>106,45E-09</text:p>
          </table:table-cell>
          <table:table-cell table:formula="of:=[.N39]/(SQRT(ABS([.O39])))" office:value-type="float" office:value="0.00000942235114895748" calcext:value-type="float">
            <text:p>9,42235114895748E-06</text:p>
          </table:table-cell>
          <table:table-cell table:number-columns-repeated="1008"/>
        </table:table-row>
        <table:table-row table:style-name="ro1">
          <table:table-cell office:value-type="float" office:value="0.34" calcext:value-type="float">
            <text:p>0,34</text:p>
          </table:table-cell>
          <table:table-cell/>
          <table:table-cell office:value-type="float" office:value="0.00000000016825" calcext:value-type="float">
            <text:p>1,68E-10</text:p>
          </table:table-cell>
          <table:table-cell office:value-type="float" office:value="0.0000000042089" calcext:value-type="float">
            <text:p>4,21E-09</text:p>
          </table:table-cell>
          <table:table-cell table:formula="of:=([.D41]-[.D39])/([.A41]-[.A39])" office:value-type="float" office:value="0.000000141925" calcext:value-type="float">
            <text:p>141,93E-09</text:p>
          </table:table-cell>
          <table:table-cell table:formula="of:=[.D40]/(SQRT([.E40]))" office:value-type="float" office:value="0.0000111722116865304" calcext:value-type="float">
            <text:p>1,11722116865304E-05</text:p>
          </table:table-cell>
          <table:table-cell table:number-columns-repeated="6"/>
          <table:table-cell office:value-type="float" office:value="0.00000000015789" calcext:value-type="float">
            <text:p>1,58E-10</text:p>
          </table:table-cell>
          <table:table-cell office:value-type="float" office:value="0.0000000043073" calcext:value-type="float">
            <text:p>4,31E-09</text:p>
          </table:table-cell>
          <table:table-cell table:formula="of:=([.N41]-[.N39])/([.A41]-[.A39])" office:value-type="float" office:value="0.000000145355" calcext:value-type="float">
            <text:p>145,36E-09</text:p>
          </table:table-cell>
          <table:table-cell table:formula="of:=[.N40]/(SQRT(ABS([.O40])))" office:value-type="float" office:value="0.0000112977024735367" calcext:value-type="float">
            <text:p>1,12977024735367E-05</text:p>
          </table:table-cell>
          <table:table-cell table:number-columns-repeated="1008"/>
        </table:table-row>
        <table:table-row table:style-name="ro1">
          <table:table-cell office:value-type="float" office:value="0.35" calcext:value-type="float">
            <text:p>0,35</text:p>
          </table:table-cell>
          <table:table-cell/>
          <table:table-cell office:value-type="float" office:value="0.00000000019024" calcext:value-type="float">
            <text:p>1,90E-10</text:p>
          </table:table-cell>
          <table:table-cell office:value-type="float" office:value="0.0000000058391" calcext:value-type="float">
            <text:p>5,84E-09</text:p>
          </table:table-cell>
          <table:table-cell table:formula="of:=([.D42]-[.D40])/([.A42]-[.A40])" office:value-type="float" office:value="0.000000192405" calcext:value-type="float">
            <text:p>192,41E-09</text:p>
          </table:table-cell>
          <table:table-cell table:formula="of:=[.D41]/(SQRT([.E41]))" office:value-type="float" office:value="0.0000133118291825402" calcext:value-type="float">
            <text:p>1,33118291825402E-05</text:p>
          </table:table-cell>
          <table:table-cell table:number-columns-repeated="6"/>
          <table:table-cell office:value-type="float" office:value="0.00000000018147" calcext:value-type="float">
            <text:p>1,81E-10</text:p>
          </table:table-cell>
          <table:table-cell office:value-type="float" office:value="0.0000000059813" calcext:value-type="float">
            <text:p>5,98E-09</text:p>
          </table:table-cell>
          <table:table-cell table:formula="of:=([.N42]-[.N40])/([.A42]-[.A40])" office:value-type="float" office:value="0.00000019726" calcext:value-type="float">
            <text:p>197,26E-09</text:p>
          </table:table-cell>
          <table:table-cell table:formula="of:=[.N41]/(SQRT(ABS([.O41])))" office:value-type="float" office:value="0.00001346716159017" calcext:value-type="float">
            <text:p>1,346716159017E-05</text:p>
          </table:table-cell>
          <table:table-cell table:number-columns-repeated="1008"/>
        </table:table-row>
        <table:table-row table:style-name="ro1">
          <table:table-cell office:value-type="float" office:value="0.36" calcext:value-type="float">
            <text:p>0,36</text:p>
          </table:table-cell>
          <table:table-cell/>
          <table:table-cell office:value-type="float" office:value="0.00000000021518" calcext:value-type="float">
            <text:p>2,15E-10</text:p>
          </table:table-cell>
          <table:table-cell office:value-type="float" office:value="0.000000008057" calcext:value-type="float">
            <text:p>8,06E-09</text:p>
          </table:table-cell>
          <table:table-cell table:formula="of:=([.D43]-[.D41])/([.A43]-[.A41])" office:value-type="float" office:value="0.000000256795" calcext:value-type="float">
            <text:p>256,80E-09</text:p>
          </table:table-cell>
          <table:table-cell table:formula="of:=[.D42]/(SQRT([.E42]))" office:value-type="float" office:value="0.000015899376071586" calcext:value-type="float">
            <text:p>1,5899376071586E-05</text:p>
          </table:table-cell>
          <table:table-cell table:number-columns-repeated="6"/>
          <table:table-cell office:value-type="float" office:value="0.00000000020647" calcext:value-type="float">
            <text:p>2,06E-10</text:p>
          </table:table-cell>
          <table:table-cell office:value-type="float" office:value="0.0000000082525" calcext:value-type="float">
            <text:p>8,25E-09</text:p>
          </table:table-cell>
          <table:table-cell table:formula="of:=([.N43]-[.N41])/([.A43]-[.A41])" office:value-type="float" office:value="0.000000263785" calcext:value-type="float">
            <text:p>263,79E-09</text:p>
          </table:table-cell>
          <table:table-cell table:formula="of:=[.N42]/(SQRT(ABS([.O42])))" office:value-type="float" office:value="0.0000160679504951344" calcext:value-type="float">
            <text:p>0,000016068</text:p>
          </table:table-cell>
          <table:table-cell table:number-columns-repeated="1008"/>
        </table:table-row>
        <table:table-row table:style-name="ro1">
          <table:table-cell office:value-type="float" office:value="0.37" calcext:value-type="float">
            <text:p>0,37</text:p>
          </table:table-cell>
          <table:table-cell/>
          <table:table-cell office:value-type="float" office:value="0.00000000024006" calcext:value-type="float">
            <text:p>2,40E-10</text:p>
          </table:table-cell>
          <table:table-cell office:value-type="float" office:value="0.000000010975" calcext:value-type="float">
            <text:p>1,10E-08</text:p>
          </table:table-cell>
          <table:table-cell table:formula="of:=([.D44]-[.D42])/([.A44]-[.A42])" office:value-type="float" office:value="0.00000033825" calcext:value-type="float">
            <text:p>338,25E-09</text:p>
          </table:table-cell>
          <table:table-cell table:formula="of:=[.D43]/(SQRT([.E43]))" office:value-type="float" office:value="0.0000188705964060853" calcext:value-type="float">
            <text:p>1,88705964060853E-05</text:p>
          </table:table-cell>
          <table:table-cell table:number-columns-repeated="6"/>
          <table:table-cell office:value-type="float" office:value="0.00000000023274" calcext:value-type="float">
            <text:p>2,33E-10</text:p>
          </table:table-cell>
          <table:table-cell office:value-type="float" office:value="0.000000011257" calcext:value-type="float">
            <text:p>1,13E-08</text:p>
          </table:table-cell>
          <table:table-cell table:formula="of:=([.N44]-[.N42])/([.A44]-[.A42])" office:value-type="float" office:value="0.000000349125" calcext:value-type="float">
            <text:p>349,13E-09</text:p>
          </table:table-cell>
          <table:table-cell table:formula="of:=[.N43]/(SQRT(ABS([.O43])))" office:value-type="float" office:value="0.0000190516323340974" calcext:value-type="float">
            <text:p>1,90516323340974E-05</text:p>
          </table:table-cell>
          <table:table-cell table:number-columns-repeated="1008"/>
        </table:table-row>
        <table:table-row table:style-name="ro1">
          <table:table-cell office:value-type="float" office:value="0.38" calcext:value-type="float">
            <text:p>0,38</text:p>
          </table:table-cell>
          <table:table-cell/>
          <table:table-cell office:value-type="float" office:value="0.00000000027171" calcext:value-type="float">
            <text:p>2,72E-10</text:p>
          </table:table-cell>
          <table:table-cell office:value-type="float" office:value="0.000000014822" calcext:value-type="float">
            <text:p>1,48E-08</text:p>
          </table:table-cell>
          <table:table-cell table:formula="of:=([.D45]-[.D43])/([.A45]-[.A43])" office:value-type="float" office:value="0.0000004378" calcext:value-type="float">
            <text:p>437,80E-09</text:p>
          </table:table-cell>
          <table:table-cell table:formula="of:=[.D44]/(SQRT([.E44]))" office:value-type="float" office:value="0.0000224010786221414" calcext:value-type="float">
            <text:p>2,24010786221414E-05</text:p>
          </table:table-cell>
          <table:table-cell table:number-columns-repeated="6"/>
          <table:table-cell office:value-type="float" office:value="0.00000000026059" calcext:value-type="float">
            <text:p>2,61E-10</text:p>
          </table:table-cell>
          <table:table-cell office:value-type="float" office:value="0.000000015235" calcext:value-type="float">
            <text:p>1,52E-08</text:p>
          </table:table-cell>
          <table:table-cell table:formula="of:=([.N45]-[.N43])/([.A45]-[.A43])" office:value-type="float" office:value="0.00000045305" calcext:value-type="float">
            <text:p>453,05E-09</text:p>
          </table:table-cell>
          <table:table-cell table:formula="of:=[.N44]/(SQRT(ABS([.O44])))" office:value-type="float" office:value="0.0000226344210880063" calcext:value-type="float">
            <text:p>2,26344210880063E-05</text:p>
          </table:table-cell>
          <table:table-cell table:number-columns-repeated="1008"/>
        </table:table-row>
        <table:table-row table:style-name="ro1">
          <table:table-cell office:value-type="float" office:value="0.39" calcext:value-type="float">
            <text:p>0,39</text:p>
          </table:table-cell>
          <table:table-cell/>
          <table:table-cell office:value-type="float" office:value="0.00000000030532" calcext:value-type="float">
            <text:p>3,05E-10</text:p>
          </table:table-cell>
          <table:table-cell office:value-type="float" office:value="0.000000019731" calcext:value-type="float">
            <text:p>1,97E-08</text:p>
          </table:table-cell>
          <table:table-cell table:formula="of:=([.D46]-[.D44])/([.A46]-[.A44])" office:value-type="float" office:value="0.00000055785" calcext:value-type="float">
            <text:p>557,85E-09</text:p>
          </table:table-cell>
          <table:table-cell table:formula="of:=[.D45]/(SQRT([.E45]))" office:value-type="float" office:value="0.0000264174185979211" calcext:value-type="float">
            <text:p>2,64174185979211E-05</text:p>
          </table:table-cell>
          <table:table-cell table:number-columns-repeated="6"/>
          <table:table-cell office:value-type="float" office:value="0.00000000029531" calcext:value-type="float">
            <text:p>2,95E-10</text:p>
          </table:table-cell>
          <table:table-cell office:value-type="float" office:value="0.000000020318" calcext:value-type="float">
            <text:p>2,03E-08</text:p>
          </table:table-cell>
          <table:table-cell table:formula="of:=([.N46]-[.N44])/([.A46]-[.A44])" office:value-type="float" office:value="0.0000005795" calcext:value-type="float">
            <text:p>579,50E-09</text:p>
          </table:table-cell>
          <table:table-cell table:formula="of:=[.N45]/(SQRT(ABS([.O45])))" office:value-type="float" office:value="0.0000266903479692489" calcext:value-type="float">
            <text:p>2,66903479692489E-05</text:p>
          </table:table-cell>
          <table:table-cell table:number-columns-repeated="1008"/>
        </table:table-row>
        <table:table-row table:style-name="ro1">
          <table:table-cell office:value-type="float" office:value="0.4" calcext:value-type="float">
            <text:p>0,4</text:p>
          </table:table-cell>
          <table:table-cell/>
          <table:table-cell office:value-type="float" office:value="0.00000000033903" calcext:value-type="float">
            <text:p>3,39E-10</text:p>
          </table:table-cell>
          <table:table-cell office:value-type="float" office:value="0.000000025979" calcext:value-type="float">
            <text:p>2,60E-08</text:p>
          </table:table-cell>
          <table:table-cell table:formula="of:=([.D47]-[.D45])/([.A47]-[.A45])" office:value-type="float" office:value="0.00000070025" calcext:value-type="float">
            <text:p>700,25E-09</text:p>
          </table:table-cell>
          <table:table-cell table:formula="of:=[.D46]/(SQRT([.E46]))" office:value-type="float" office:value="0.00003104530073309" calcext:value-type="float">
            <text:p>3,104530073309E-05</text:p>
          </table:table-cell>
          <table:table-cell table:number-columns-repeated="6"/>
          <table:table-cell office:value-type="float" office:value="0.00000000033056" calcext:value-type="float">
            <text:p>3,31E-10</text:p>
          </table:table-cell>
          <table:table-cell office:value-type="float" office:value="0.000000026825" calcext:value-type="float">
            <text:p>2,68E-08</text:p>
          </table:table-cell>
          <table:table-cell table:formula="of:=([.N47]-[.N45])/([.A47]-[.A45])" office:value-type="float" office:value="0.000000729399999999999" calcext:value-type="float">
            <text:p>729,40E-09</text:p>
          </table:table-cell>
          <table:table-cell table:formula="of:=[.N46]/(SQRT(ABS([.O46])))" office:value-type="float" office:value="0.0000314091982784622" calcext:value-type="float">
            <text:p>3,14091982784622E-05</text:p>
          </table:table-cell>
          <table:table-cell table:number-columns-repeated="1008"/>
        </table:table-row>
        <table:table-row table:style-name="ro1">
          <table:table-cell office:value-type="float" office:value="0.41" calcext:value-type="float">
            <text:p>0,41</text:p>
          </table:table-cell>
          <table:table-cell/>
          <table:table-cell office:value-type="float" office:value="0.00000000038204" calcext:value-type="float">
            <text:p>3,82E-10</text:p>
          </table:table-cell>
          <table:table-cell office:value-type="float" office:value="0.000000033736" calcext:value-type="float">
            <text:p>3,37E-08</text:p>
          </table:table-cell>
          <table:table-cell table:formula="of:=([.D48]-[.D46])/([.A48]-[.A46])" office:value-type="float" office:value="0.000000863050000000002" calcext:value-type="float">
            <text:p>863,05E-09</text:p>
          </table:table-cell>
          <table:table-cell table:formula="of:=[.D47]/(SQRT([.E47]))" office:value-type="float" office:value="0.0000363141271235711" calcext:value-type="float">
            <text:p>3,63141271235711E-05</text:p>
          </table:table-cell>
          <table:table-cell table:number-columns-repeated="6"/>
          <table:table-cell office:value-type="float" office:value="0.00000000037106" calcext:value-type="float">
            <text:p>3,71E-10</text:p>
          </table:table-cell>
          <table:table-cell office:value-type="float" office:value="0.000000034906" calcext:value-type="float">
            <text:p>3,49E-08</text:p>
          </table:table-cell>
          <table:table-cell table:formula="of:=([.N48]-[.N46])/([.A48]-[.A46])" office:value-type="float" office:value="0.000000905000000000002" calcext:value-type="float">
            <text:p>905,00E-09</text:p>
          </table:table-cell>
          <table:table-cell table:formula="of:=[.N47]/(SQRT(ABS([.O47])))" office:value-type="float" office:value="0.0000366923725796637" calcext:value-type="float">
            <text:p>3,66923725796637E-05</text:p>
          </table:table-cell>
          <table:table-cell table:number-columns-repeated="1008"/>
        </table:table-row>
        <table:table-row table:style-name="ro1">
          <table:table-cell office:value-type="float" office:value="0.42" calcext:value-type="float">
            <text:p>0,42</text:p>
          </table:table-cell>
          <table:table-cell/>
          <table:table-cell office:value-type="float" office:value="0.00000000042283" calcext:value-type="float">
            <text:p>4,23E-10</text:p>
          </table:table-cell>
          <table:table-cell office:value-type="float" office:value="0.00000004324" calcext:value-type="float">
            <text:p>4,32E-08</text:p>
          </table:table-cell>
          <table:table-cell table:formula="of:=([.D49]-[.D47])/([.A49]-[.A47])" office:value-type="float" office:value="0.00000104745" calcext:value-type="float">
            <text:p>1,05E-06</text:p>
          </table:table-cell>
          <table:table-cell table:formula="of:=[.D48]/(SQRT([.E48]))" office:value-type="float" office:value="0.0000422492530045836" calcext:value-type="float">
            <text:p>4,22492530045836E-05</text:p>
          </table:table-cell>
          <table:table-cell table:number-columns-repeated="6"/>
          <table:table-cell office:value-type="float" office:value="0.00000000041222" calcext:value-type="float">
            <text:p>4,12E-10</text:p>
          </table:table-cell>
          <table:table-cell office:value-type="float" office:value="0.000000044925" calcext:value-type="float">
            <text:p>4,49E-08</text:p>
          </table:table-cell>
          <table:table-cell table:formula="of:=([.N49]-[.N47])/([.A49]-[.A47])" office:value-type="float" office:value="0.00000110905" calcext:value-type="float">
            <text:p>1,11E-06</text:p>
          </table:table-cell>
          <table:table-cell table:formula="of:=[.N48]/(SQRT(ABS([.O48])))" office:value-type="float" office:value="0.0000426591819221044" calcext:value-type="float">
            <text:p>4,26591819221044E-05</text:p>
          </table:table-cell>
          <table:table-cell table:number-columns-repeated="1008"/>
        </table:table-row>
        <table:table-row table:style-name="ro1">
          <table:table-cell office:value-type="float" office:value="0.43" calcext:value-type="float">
            <text:p>0,43</text:p>
          </table:table-cell>
          <table:table-cell/>
          <table:table-cell office:value-type="float" office:value="0.00000000046967" calcext:value-type="float">
            <text:p>4,70E-10</text:p>
          </table:table-cell>
          <table:table-cell office:value-type="float" office:value="0.000000054685" calcext:value-type="float">
            <text:p>5,47E-08</text:p>
          </table:table-cell>
          <table:table-cell table:formula="of:=([.D50]-[.D48])/([.A50]-[.A48])" office:value-type="float" office:value="0.000001245" calcext:value-type="float">
            <text:p>1,25E-06</text:p>
          </table:table-cell>
          <table:table-cell table:formula="of:=[.D49]/(SQRT([.E49]))" office:value-type="float" office:value="0.0000490098688938869" calcext:value-type="float">
            <text:p>4,90098688938869E-05</text:p>
          </table:table-cell>
          <table:table-cell table:number-columns-repeated="6"/>
          <table:table-cell office:value-type="float" office:value="0.00000000045486" calcext:value-type="float">
            <text:p>4,55E-10</text:p>
          </table:table-cell>
          <table:table-cell office:value-type="float" office:value="0.000000057087" calcext:value-type="float">
            <text:p>5,71E-08</text:p>
          </table:table-cell>
          <table:table-cell table:formula="of:=([.N50]-[.N48])/([.A50]-[.A48])" office:value-type="float" office:value="0.0000013288" calcext:value-type="float">
            <text:p>1,33E-06</text:p>
          </table:table-cell>
          <table:table-cell table:formula="of:=[.N49]/(SQRT(ABS([.O49])))" office:value-type="float" office:value="0.0000495230530988345" calcext:value-type="float">
            <text:p>4,95230530988345E-05</text:p>
          </table:table-cell>
          <table:table-cell table:number-columns-repeated="1008"/>
        </table:table-row>
        <table:table-row table:style-name="ro1">
          <table:table-cell office:value-type="float" office:value="0.44" calcext:value-type="float">
            <text:p>0,44</text:p>
          </table:table-cell>
          <table:table-cell/>
          <table:table-cell office:value-type="float" office:value="0.00000000051681" calcext:value-type="float">
            <text:p>5,17E-10</text:p>
          </table:table-cell>
          <table:table-cell office:value-type="float" office:value="0.00000006814" calcext:value-type="float">
            <text:p>6,81E-08</text:p>
          </table:table-cell>
          <table:table-cell table:formula="of:=([.D51]-[.D49])/([.A51]-[.A49])" office:value-type="float" office:value="0.00000146155" calcext:value-type="float">
            <text:p>1,46E-06</text:p>
          </table:table-cell>
          <table:table-cell table:formula="of:=[.D50]/(SQRT([.E50]))" office:value-type="float" office:value="0.0000563631543882237" calcext:value-type="float">
            <text:p>5,63631543882237E-05</text:p>
          </table:table-cell>
          <table:table-cell table:number-columns-repeated="6"/>
          <table:table-cell office:value-type="float" office:value="0.00000000050339" calcext:value-type="float">
            <text:p>5,03E-10</text:p>
          </table:table-cell>
          <table:table-cell office:value-type="float" office:value="0.000000071501" calcext:value-type="float">
            <text:p>7,15E-08</text:p>
          </table:table-cell>
          <table:table-cell table:formula="of:=([.N51]-[.N49])/([.A51]-[.A49])" office:value-type="float" office:value="0.0000015793" calcext:value-type="float">
            <text:p>1,58E-06</text:p>
          </table:table-cell>
          <table:table-cell table:formula="of:=[.N50]/(SQRT(ABS([.O50])))" office:value-type="float" office:value="0.0000568957462602098" calcext:value-type="float">
            <text:p>5,68957462602098E-05</text:p>
          </table:table-cell>
          <table:table-cell table:number-columns-repeated="1008"/>
        </table:table-row>
        <table:table-row table:style-name="ro1">
          <table:table-cell office:value-type="float" office:value="0.45" calcext:value-type="float">
            <text:p>0,45</text:p>
          </table:table-cell>
          <table:table-cell/>
          <table:table-cell office:value-type="float" office:value="0.00000000057286" calcext:value-type="float">
            <text:p>5,73E-10</text:p>
          </table:table-cell>
          <table:table-cell office:value-type="float" office:value="0.000000083916" calcext:value-type="float">
            <text:p>8,39E-08</text:p>
          </table:table-cell>
          <table:table-cell table:formula="of:=([.D52]-[.D50])/([.A52]-[.A50])" office:value-type="float" office:value="0.00000168915" calcext:value-type="float">
            <text:p>1,69E-06</text:p>
          </table:table-cell>
          <table:table-cell table:formula="of:=[.D51]/(SQRT([.E51]))" office:value-type="float" office:value="0.0000645670085384117" calcext:value-type="float">
            <text:p>0,000064567</text:p>
          </table:table-cell>
          <table:table-cell table:number-columns-repeated="6"/>
          <table:table-cell office:value-type="float" office:value="0.00000000054858" calcext:value-type="float">
            <text:p>5,49E-10</text:p>
          </table:table-cell>
          <table:table-cell office:value-type="float" office:value="0.000000088673" calcext:value-type="float">
            <text:p>8,87E-08</text:p>
          </table:table-cell>
          <table:table-cell table:formula="of:=([.N52]-[.N50])/([.A52]-[.A50])" office:value-type="float" office:value="0.0000018458" calcext:value-type="float">
            <text:p>1,85E-06</text:p>
          </table:table-cell>
          <table:table-cell table:formula="of:=[.N51]/(SQRT(ABS([.O51])))" office:value-type="float" office:value="0.0000652678160737706" calcext:value-type="float">
            <text:p>6,52678160737706E-05</text:p>
          </table:table-cell>
          <table:table-cell table:number-columns-repeated="1008"/>
        </table:table-row>
        <table:table-row table:style-name="ro1">
          <table:table-cell office:value-type="float" office:value="0.46" calcext:value-type="float">
            <text:p>0,46</text:p>
          </table:table-cell>
          <table:table-cell/>
          <table:table-cell office:value-type="float" office:value="0.00000000062558" calcext:value-type="float">
            <text:p>6,26E-10</text:p>
          </table:table-cell>
          <table:table-cell office:value-type="float" office:value="0.000000101923" calcext:value-type="float">
            <text:p>1,02E-07</text:p>
          </table:table-cell>
          <table:table-cell table:formula="of:=([.D53]-[.D51])/([.A53]-[.A51])" office:value-type="float" office:value="0.0000019282" calcext:value-type="float">
            <text:p>1,93E-06</text:p>
          </table:table-cell>
          <table:table-cell table:formula="of:=[.D52]/(SQRT([.E52]))" office:value-type="float" office:value="0.0000734000167349802" calcext:value-type="float">
            <text:p>0,0000734</text:p>
          </table:table-cell>
          <table:table-cell table:number-columns-repeated="6"/>
          <table:table-cell office:value-type="float" office:value="0.00000000059805" calcext:value-type="float">
            <text:p>5,98E-10</text:p>
          </table:table-cell>
          <table:table-cell office:value-type="float" office:value="0.000000108417" calcext:value-type="float">
            <text:p>1,08E-07</text:p>
          </table:table-cell>
          <table:table-cell table:formula="of:=([.N53]-[.N51])/([.A53]-[.A51])" office:value-type="float" office:value="0.00000212835" calcext:value-type="float">
            <text:p>2,13E-06</text:p>
          </table:table-cell>
          <table:table-cell table:formula="of:=[.N52]/(SQRT(ABS([.O52])))" office:value-type="float" office:value="0.0000743148938676514" calcext:value-type="float">
            <text:p>7,43148938676514E-05</text:p>
          </table:table-cell>
          <table:table-cell table:number-columns-repeated="1008"/>
        </table:table-row>
        <table:table-row table:style-name="ro1">
          <table:table-cell office:value-type="float" office:value="0.47" calcext:value-type="float">
            <text:p>0,47</text:p>
          </table:table-cell>
          <table:table-cell/>
          <table:table-cell office:value-type="float" office:value="0.00000000067834" calcext:value-type="float">
            <text:p>6,78E-10</text:p>
          </table:table-cell>
          <table:table-cell office:value-type="float" office:value="0.00000012248" calcext:value-type="float">
            <text:p>1,22E-07</text:p>
          </table:table-cell>
          <table:table-cell table:formula="of:=([.D54]-[.D52])/([.A54]-[.A52])" office:value-type="float" office:value="0.00000216335" calcext:value-type="float">
            <text:p>2,16E-06</text:p>
          </table:table-cell>
          <table:table-cell table:formula="of:=[.D53]/(SQRT([.E53]))" office:value-type="float" office:value="0.0000832725346118725" calcext:value-type="float">
            <text:p>8,32725346118725E-05</text:p>
          </table:table-cell>
          <table:table-cell table:number-columns-repeated="6"/>
          <table:table-cell office:value-type="float" office:value="0.00000000065105" calcext:value-type="float">
            <text:p>6,51E-10</text:p>
          </table:table-cell>
          <table:table-cell office:value-type="float" office:value="0.00000013124" calcext:value-type="float">
            <text:p>1,31E-07</text:p>
          </table:table-cell>
          <table:table-cell table:formula="of:=([.N54]-[.N52])/([.A54]-[.A52])" office:value-type="float" office:value="0.00000243715000000001" calcext:value-type="float">
            <text:p>2,44E-06</text:p>
          </table:table-cell>
          <table:table-cell table:formula="of:=[.N53]/(SQRT(ABS([.O53])))" office:value-type="float" office:value="0.0000840669114113226" calcext:value-type="float">
            <text:p>8,40669114113226E-05</text:p>
          </table:table-cell>
          <table:table-cell table:number-columns-repeated="1008"/>
        </table:table-row>
        <table:table-row table:style-name="ro1">
          <table:table-cell office:value-type="float" office:value="0.48" calcext:value-type="float">
            <text:p>0,48</text:p>
          </table:table-cell>
          <table:table-cell/>
          <table:table-cell office:value-type="float" office:value="0.00000000074019" calcext:value-type="float">
            <text:p>7,40E-10</text:p>
          </table:table-cell>
          <table:table-cell office:value-type="float" office:value="0.00000014519" calcext:value-type="float">
            <text:p>1,45E-07</text:p>
          </table:table-cell>
          <table:table-cell table:formula="of:=([.D55]-[.D53])/([.A55]-[.A53])" office:value-type="float" office:value="0.0000023975" calcext:value-type="float">
            <text:p>2,40E-06</text:p>
          </table:table-cell>
          <table:table-cell table:formula="of:=[.D54]/(SQRT([.E54]))" office:value-type="float" office:value="0.0000937685925393977" calcext:value-type="float">
            <text:p>9,37685925393977E-05</text:p>
          </table:table-cell>
          <table:table-cell table:number-columns-repeated="6"/>
          <table:table-cell office:value-type="float" office:value="0.00000000070386" calcext:value-type="float">
            <text:p>7,04E-10</text:p>
          </table:table-cell>
          <table:table-cell office:value-type="float" office:value="0.00000015716" calcext:value-type="float">
            <text:p>1,57E-07</text:p>
          </table:table-cell>
          <table:table-cell table:formula="of:=([.N55]-[.N53])/([.A55]-[.A53])" office:value-type="float" office:value="0.00000277350000000001" calcext:value-type="float">
            <text:p>2,77E-06</text:p>
          </table:table-cell>
          <table:table-cell table:formula="of:=[.N54]/(SQRT(ABS([.O54])))" office:value-type="float" office:value="0.0000943686918899158" calcext:value-type="float">
            <text:p>9,43686918899158E-05</text:p>
          </table:table-cell>
          <table:table-cell table:number-columns-repeated="1008"/>
        </table:table-row>
        <table:table-row table:style-name="ro1">
          <table:table-cell office:value-type="float" office:value="0.49" calcext:value-type="float">
            <text:p>0,49</text:p>
          </table:table-cell>
          <table:table-cell/>
          <table:table-cell office:value-type="float" office:value="0.00000000080721" calcext:value-type="float">
            <text:p>8,07E-10</text:p>
          </table:table-cell>
          <table:table-cell office:value-type="float" office:value="0.00000017043" calcext:value-type="float">
            <text:p>1,70E-07</text:p>
          </table:table-cell>
          <table:table-cell table:formula="of:=([.D56]-[.D54])/([.A56]-[.A54])" office:value-type="float" office:value="0.000002647" calcext:value-type="float">
            <text:p>2,65E-06</text:p>
          </table:table-cell>
          <table:table-cell table:formula="of:=[.D55]/(SQRT([.E55]))" office:value-type="float" office:value="0.000104753628059429" calcext:value-type="float">
            <text:p>0,0001047536</text:p>
          </table:table-cell>
          <table:table-cell table:number-columns-repeated="6"/>
          <table:table-cell office:value-type="float" office:value="0.00000000076047" calcext:value-type="float">
            <text:p>7,60E-10</text:p>
          </table:table-cell>
          <table:table-cell office:value-type="float" office:value="0.00000018671" calcext:value-type="float">
            <text:p>1,87E-07</text:p>
          </table:table-cell>
          <table:table-cell table:formula="of:=([.N56]-[.N54])/([.A56]-[.A54])" office:value-type="float" office:value="0.000003128" calcext:value-type="float">
            <text:p>3,13E-06</text:p>
          </table:table-cell>
          <table:table-cell table:formula="of:=[.N55]/(SQRT(ABS([.O55])))" office:value-type="float" office:value="0.000105568464984733" calcext:value-type="float">
            <text:p>0,0001055685</text:p>
          </table:table-cell>
          <table:table-cell table:number-columns-repeated="1008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0.00000000087972" calcext:value-type="float">
            <text:p>8,80E-10</text:p>
          </table:table-cell>
          <table:table-cell office:value-type="float" office:value="0.00000019813" calcext:value-type="float">
            <text:p>1,98E-07</text:p>
          </table:table-cell>
          <table:table-cell table:formula="of:=([.D57]-[.D55])/([.A57]-[.A55])" office:value-type="float" office:value="0.0000028705" calcext:value-type="float">
            <text:p>2,87E-06</text:p>
          </table:table-cell>
          <table:table-cell table:formula="of:=[.D56]/(SQRT([.E56]))" office:value-type="float" office:value="0.000116942254957737" calcext:value-type="float">
            <text:p>0,0001169423</text:p>
          </table:table-cell>
          <table:table-cell table:number-columns-repeated="3"/>
          <table:table-cell table:formula="of:=SUM([.C56:.I56])" office:value-type="float" office:value="0.000120011764677737" calcext:value-type="float">
            <text:p>0,0001200118</text:p>
          </table:table-cell>
          <table:table-cell table:number-columns-repeated="2"/>
          <table:table-cell office:value-type="float" office:value="0.00000000082224" calcext:value-type="float">
            <text:p>8,22E-10</text:p>
          </table:table-cell>
          <table:table-cell office:value-type="float" office:value="0.00000021972" calcext:value-type="float">
            <text:p>2,20E-07</text:p>
          </table:table-cell>
          <table:table-cell table:formula="of:=([.N57]-[.N55])/([.A57]-[.A55])" office:value-type="float" office:value="0.000003465" calcext:value-type="float">
            <text:p>3,47E-06</text:p>
          </table:table-cell>
          <table:table-cell table:formula="of:=[.N56]/(SQRT(ABS([.O56])))" office:value-type="float" office:value="0.000118036947770438" calcext:value-type="float">
            <text:p>0,0001180369</text:p>
          </table:table-cell>
          <table:table-cell table:number-columns-repeated="1008"/>
        </table:table-row>
        <table:table-row table:style-name="ro1">
          <table:table-cell office:value-type="float" office:value="0.51" calcext:value-type="float">
            <text:p>0,51</text:p>
          </table:table-cell>
          <table:table-cell/>
          <table:table-cell office:value-type="float" office:value="0.00000000095088" calcext:value-type="float">
            <text:p>9,51E-10</text:p>
          </table:table-cell>
          <table:table-cell office:value-type="float" office:value="0.00000022784" calcext:value-type="float">
            <text:p>2,28E-07</text:p>
          </table:table-cell>
          <table:table-cell table:formula="of:=([.D58]-[.D56])/([.A58]-[.A56])" office:value-type="float" office:value="0.000003085" calcext:value-type="float">
            <text:p>3,09E-06</text:p>
          </table:table-cell>
          <table:table-cell table:formula="of:=[.D57]/(SQRT([.E57]))" office:value-type="float" office:value="0.000129718640295813" calcext:value-type="float">
            <text:p>0,0001297186</text:p>
          </table:table-cell>
          <table:table-cell table:number-columns-repeated="6"/>
          <table:table-cell office:value-type="float" office:value="0.00000000088282" calcext:value-type="float">
            <text:p>8,83E-10</text:p>
          </table:table-cell>
          <table:table-cell office:value-type="float" office:value="0.00000025601" calcext:value-type="float">
            <text:p>2,56E-07</text:p>
          </table:table-cell>
          <table:table-cell table:formula="of:=([.N58]-[.N56])/([.A58]-[.A56])" office:value-type="float" office:value="0.0000038365" calcext:value-type="float">
            <text:p>3,84E-06</text:p>
          </table:table-cell>
          <table:table-cell table:formula="of:=[.N57]/(SQRT(ABS([.O57])))" office:value-type="float" office:value="0.000130704135317835" calcext:value-type="float">
            <text:p>0,0001307041</text:p>
          </table:table-cell>
          <table:table-cell table:number-columns-repeated="1008"/>
        </table:table-row>
        <table:table-row table:style-name="ro1">
          <table:table-cell office:value-type="float" office:value="0.52" calcext:value-type="float">
            <text:p>0,52</text:p>
          </table:table-cell>
          <table:table-cell/>
          <table:table-cell office:value-type="float" office:value="0.0000000010309" calcext:value-type="float">
            <text:p>1,03E-09</text:p>
          </table:table-cell>
          <table:table-cell office:value-type="float" office:value="0.00000025983" calcext:value-type="float">
            <text:p>2,60E-07</text:p>
          </table:table-cell>
          <table:table-cell table:formula="of:=([.D59]-[.D57])/([.A59]-[.A57])" office:value-type="float" office:value="0.0000032905" calcext:value-type="float">
            <text:p>3,29E-06</text:p>
          </table:table-cell>
          <table:table-cell table:formula="of:=[.D58]/(SQRT([.E58]))" office:value-type="float" office:value="0.000143238032099865" calcext:value-type="float">
            <text:p>0,000143238</text:p>
          </table:table-cell>
          <table:table-cell table:number-columns-repeated="6"/>
          <table:table-cell office:value-type="float" office:value="0.00000000094833" calcext:value-type="float">
            <text:p>9,48E-10</text:p>
          </table:table-cell>
          <table:table-cell office:value-type="float" office:value="0.00000029645" calcext:value-type="float">
            <text:p>2,96E-07</text:p>
          </table:table-cell>
          <table:table-cell table:formula="of:=([.N59]-[.N57])/([.A59]-[.A57])" office:value-type="float" office:value="0.000004236" calcext:value-type="float">
            <text:p>4,24E-06</text:p>
          </table:table-cell>
          <table:table-cell table:formula="of:=[.N58]/(SQRT(ABS([.O58])))" office:value-type="float" office:value="0.000144036804868588" calcext:value-type="float">
            <text:p>0,0001440368</text:p>
          </table:table-cell>
          <table:table-cell table:number-columns-repeated="1008"/>
        </table:table-row>
        <table:table-row table:style-name="ro1">
          <table:table-cell office:value-type="float" office:value="0.53" calcext:value-type="float">
            <text:p>0,53</text:p>
          </table:table-cell>
          <table:table-cell/>
          <table:table-cell office:value-type="float" office:value="0.0000000011168" calcext:value-type="float">
            <text:p>1,12E-09</text:p>
          </table:table-cell>
          <table:table-cell office:value-type="float" office:value="0.00000029365" calcext:value-type="float">
            <text:p>2,94E-07</text:p>
          </table:table-cell>
          <table:table-cell table:formula="of:=([.D60]-[.D58])/([.A60]-[.A58])" office:value-type="float" office:value="0.00000348799999999999" calcext:value-type="float">
            <text:p>3,49E-06</text:p>
          </table:table-cell>
          <table:table-cell table:formula="of:=[.D59]/(SQRT([.E59]))" office:value-type="float" office:value="0.000157232299892825" calcext:value-type="float">
            <text:p>0,0001572323</text:p>
          </table:table-cell>
          <table:table-cell table:number-columns-repeated="6"/>
          <table:table-cell office:value-type="float" office:value="0.0000000010196" calcext:value-type="float">
            <text:p>1,02E-09</text:p>
          </table:table-cell>
          <table:table-cell office:value-type="float" office:value="0.00000034073" calcext:value-type="float">
            <text:p>3,41E-07</text:p>
          </table:table-cell>
          <table:table-cell table:formula="of:=([.N60]-[.N58])/([.A60]-[.A58])" office:value-type="float" office:value="0.0000046405" calcext:value-type="float">
            <text:p>4,64E-06</text:p>
          </table:table-cell>
          <table:table-cell table:formula="of:=[.N59]/(SQRT(ABS([.O59])))" office:value-type="float" office:value="0.000158171409505779" calcext:value-type="float">
            <text:p>0,0001581714</text:p>
          </table:table-cell>
          <table:table-cell table:number-columns-repeated="1008"/>
        </table:table-row>
        <table:table-row table:style-name="ro1">
          <table:table-cell office:value-type="float" office:value="0.54" calcext:value-type="float">
            <text:p>0,54</text:p>
          </table:table-cell>
          <table:table-cell/>
          <table:table-cell office:value-type="float" office:value="0.0000000012085" calcext:value-type="float">
            <text:p>1,21E-09</text:p>
          </table:table-cell>
          <table:table-cell office:value-type="float" office:value="0.00000032959" calcext:value-type="float">
            <text:p>3,30E-07</text:p>
          </table:table-cell>
          <table:table-cell table:formula="of:=([.D61]-[.D59])/([.A61]-[.A59])" office:value-type="float" office:value="0.0000036735" calcext:value-type="float">
            <text:p>3,67E-06</text:p>
          </table:table-cell>
          <table:table-cell table:formula="of:=[.D60]/(SQRT([.E60]))" office:value-type="float" office:value="0.000171962600588293" calcext:value-type="float">
            <text:p>0,0001719626</text:p>
          </table:table-cell>
          <table:table-cell table:number-columns-repeated="6"/>
          <table:table-cell office:value-type="float" office:value="0.0000000010943" calcext:value-type="float">
            <text:p>1,09E-09</text:p>
          </table:table-cell>
          <table:table-cell office:value-type="float" office:value="0.00000038926" calcext:value-type="float">
            <text:p>3,89E-07</text:p>
          </table:table-cell>
          <table:table-cell table:formula="of:=([.N61]-[.N59])/([.A61]-[.A59])" office:value-type="float" office:value="0.000005021" calcext:value-type="float">
            <text:p>5,02E-06</text:p>
          </table:table-cell>
          <table:table-cell table:formula="of:=[.N60]/(SQRT(ABS([.O60])))" office:value-type="float" office:value="0.00017371793875868" calcext:value-type="float">
            <text:p>0,0001737179</text:p>
          </table:table-cell>
          <table:table-cell table:number-columns-repeated="1008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office:value-type="float" office:value="0.0000000013106" calcext:value-type="float">
            <text:p>1,31E-09</text:p>
          </table:table-cell>
          <table:table-cell office:value-type="float" office:value="0.00000036712" calcext:value-type="float">
            <text:p>3,67E-07</text:p>
          </table:table-cell>
          <table:table-cell table:formula="of:=([.D62]-[.D60])/([.A62]-[.A60])" office:value-type="float" office:value="0.000003831" calcext:value-type="float">
            <text:p>3,83E-06</text:p>
          </table:table-cell>
          <table:table-cell table:formula="of:=[.D61]/(SQRT([.E61]))" office:value-type="float" office:value="0.000187565072254778" calcext:value-type="float">
            <text:p>0,0001875651</text:p>
          </table:table-cell>
          <table:table-cell table:number-columns-repeated="6"/>
          <table:table-cell office:value-type="float" office:value="0.0000000011777" calcext:value-type="float">
            <text:p>1,18E-09</text:p>
          </table:table-cell>
          <table:table-cell office:value-type="float" office:value="0.00000044115" calcext:value-type="float">
            <text:p>4,41E-07</text:p>
          </table:table-cell>
          <table:table-cell table:formula="of:=([.N62]-[.N60])/([.A62]-[.A60])" office:value-type="float" office:value="0.00000544" calcext:value-type="float">
            <text:p>5,44E-06</text:p>
          </table:table-cell>
          <table:table-cell table:formula="of:=[.N61]/(SQRT(ABS([.O61])))" office:value-type="float" office:value="0.000189141502089045" calcext:value-type="float">
            <text:p>0,0001891415</text:p>
          </table:table-cell>
          <table:table-cell table:number-columns-repeated="1008"/>
        </table:table-row>
        <table:table-row table:style-name="ro1">
          <table:table-cell office:value-type="float" office:value="0.56" calcext:value-type="float">
            <text:p>0,56</text:p>
          </table:table-cell>
          <table:table-cell/>
          <table:table-cell office:value-type="float" office:value="0.0000000014236" calcext:value-type="float">
            <text:p>1,42E-09</text:p>
          </table:table-cell>
          <table:table-cell office:value-type="float" office:value="0.00000040621" calcext:value-type="float">
            <text:p>4,06E-07</text:p>
          </table:table-cell>
          <table:table-cell table:formula="of:=([.D63]-[.D61])/([.A63]-[.A61])" office:value-type="float" office:value="0.000003978" calcext:value-type="float">
            <text:p>3,98E-06</text:p>
          </table:table-cell>
          <table:table-cell table:formula="of:=[.D62]/(SQRT([.E62]))" office:value-type="float" office:value="0.000203665853333289" calcext:value-type="float">
            <text:p>0,0002036659</text:p>
          </table:table-cell>
          <table:table-cell table:number-columns-repeated="6"/>
          <table:table-cell office:value-type="float" office:value="0.0000000012604" calcext:value-type="float">
            <text:p>1,26E-09</text:p>
          </table:table-cell>
          <table:table-cell office:value-type="float" office:value="0.00000049806" calcext:value-type="float">
            <text:p>4,98E-07</text:p>
          </table:table-cell>
          <table:table-cell table:formula="of:=([.N63]-[.N61])/([.A63]-[.A61])" office:value-type="float" office:value="0.00000585199999999999" calcext:value-type="float">
            <text:p>5,85E-06</text:p>
          </table:table-cell>
          <table:table-cell table:formula="of:=[.N62]/(SQRT(ABS([.O62])))" office:value-type="float" office:value="0.000205887274966582" calcext:value-type="float">
            <text:p>0,0002058873</text:p>
          </table:table-cell>
          <table:table-cell table:number-columns-repeated="1008"/>
        </table:table-row>
        <table:table-row table:style-name="ro1">
          <table:table-cell office:value-type="float" office:value="0.57" calcext:value-type="float">
            <text:p>0,57</text:p>
          </table:table-cell>
          <table:table-cell/>
          <table:table-cell office:value-type="float" office:value="0.0000000015389" calcext:value-type="float">
            <text:p>1,54E-09</text:p>
          </table:table-cell>
          <table:table-cell office:value-type="float" office:value="0.00000044668" calcext:value-type="float">
            <text:p>4,47E-07</text:p>
          </table:table-cell>
          <table:table-cell table:formula="of:=([.D64]-[.D62])/([.A64]-[.A62])" office:value-type="float" office:value="0.00000411100000000002" calcext:value-type="float">
            <text:p>4,11E-06</text:p>
          </table:table-cell>
          <table:table-cell table:formula="of:=[.D63]/(SQRT([.E63]))" office:value-type="float" office:value="0.000220304196052517" calcext:value-type="float">
            <text:p>0,0002203042</text:p>
          </table:table-cell>
          <table:table-cell table:number-columns-repeated="6"/>
          <table:table-cell office:value-type="float" office:value="0.0000000013426" calcext:value-type="float">
            <text:p>1,34E-09</text:p>
          </table:table-cell>
          <table:table-cell office:value-type="float" office:value="0.00000055819" calcext:value-type="float">
            <text:p>5,58E-07</text:p>
          </table:table-cell>
          <table:table-cell table:formula="of:=([.N64]-[.N62])/([.A64]-[.A62])" office:value-type="float" office:value="0.00000627850000000003" calcext:value-type="float">
            <text:p>6,28E-06</text:p>
          </table:table-cell>
          <table:table-cell table:formula="of:=[.N63]/(SQRT(ABS([.O63])))" office:value-type="float" office:value="0.000222768665147362" calcext:value-type="float">
            <text:p>0,0002227687</text:p>
          </table:table-cell>
          <table:table-cell table:number-columns-repeated="1008"/>
        </table:table-row>
        <table:table-row table:style-name="ro1">
          <table:table-cell office:value-type="float" office:value="0.58" calcext:value-type="float">
            <text:p>0,58</text:p>
          </table:table-cell>
          <table:table-cell/>
          <table:table-cell office:value-type="float" office:value="0.0000000016655" calcext:value-type="float">
            <text:p>1,67E-09</text:p>
          </table:table-cell>
          <table:table-cell office:value-type="float" office:value="0.00000048843" calcext:value-type="float">
            <text:p>4,88E-07</text:p>
          </table:table-cell>
          <table:table-cell table:formula="of:=([.D65]-[.D63])/([.A65]-[.A63])" office:value-type="float" office:value="0.00000425400000000002" calcext:value-type="float">
            <text:p>4,25E-06</text:p>
          </table:table-cell>
          <table:table-cell table:formula="of:=[.D64]/(SQRT([.E64]))" office:value-type="float" office:value="0.000236811935971005" calcext:value-type="float">
            <text:p>0,0002368119</text:p>
          </table:table-cell>
          <table:table-cell table:number-columns-repeated="6"/>
          <table:table-cell office:value-type="float" office:value="0.0000000014352" calcext:value-type="float">
            <text:p>1,44E-09</text:p>
          </table:table-cell>
          <table:table-cell office:value-type="float" office:value="0.00000062363" calcext:value-type="float">
            <text:p>6,24E-07</text:p>
          </table:table-cell>
          <table:table-cell table:formula="of:=([.N65]-[.N63])/([.A65]-[.A63])" office:value-type="float" office:value="0.00000675800000000003" calcext:value-type="float">
            <text:p>6,76E-06</text:p>
          </table:table-cell>
          <table:table-cell table:formula="of:=[.N64]/(SQRT(ABS([.O64])))" office:value-type="float" office:value="0.000239893182089984" calcext:value-type="float">
            <text:p>0,0002398932</text:p>
          </table:table-cell>
          <table:table-cell table:number-columns-repeated="1008"/>
        </table:table-row>
        <table:table-row table:style-name="ro1">
          <table:table-cell office:value-type="float" office:value="0.59" calcext:value-type="float">
            <text:p>0,59</text:p>
          </table:table-cell>
          <table:table-cell/>
          <table:table-cell office:value-type="float" office:value="0.0000000018044" calcext:value-type="float">
            <text:p>1,80E-09</text:p>
          </table:table-cell>
          <table:table-cell office:value-type="float" office:value="0.00000053176" calcext:value-type="float">
            <text:p>5,32E-07</text:p>
          </table:table-cell>
          <table:table-cell table:formula="of:=([.D66]-[.D64])/([.A66]-[.A64])" office:value-type="float" office:value="0.00000435099999999998" calcext:value-type="float">
            <text:p>4,35E-06</text:p>
          </table:table-cell>
          <table:table-cell table:formula="of:=[.D65]/(SQRT([.E65]))" office:value-type="float" office:value="0.000254930104570846" calcext:value-type="float">
            <text:p>0,0002549301</text:p>
          </table:table-cell>
          <table:table-cell table:number-columns-repeated="6"/>
          <table:table-cell office:value-type="float" office:value="0.0000000015349" calcext:value-type="float">
            <text:p>1,53E-09</text:p>
          </table:table-cell>
          <table:table-cell office:value-type="float" office:value="0.00000069335" calcext:value-type="float">
            <text:p>6,93E-07</text:p>
          </table:table-cell>
          <table:table-cell table:formula="of:=([.N66]-[.N64])/([.A66]-[.A64])" office:value-type="float" office:value="0.00000716849999999995" calcext:value-type="float">
            <text:p>7,17E-06</text:p>
          </table:table-cell>
          <table:table-cell table:formula="of:=[.N65]/(SQRT(ABS([.O65])))" office:value-type="float" office:value="0.000258963392069283" calcext:value-type="float">
            <text:p>0,0002589634</text:p>
          </table:table-cell>
          <table:table-cell table:number-columns-repeated="1008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office:value-type="float" office:value="0.000000001947" calcext:value-type="float">
            <text:p>1,95E-09</text:p>
          </table:table-cell>
          <table:table-cell office:value-type="float" office:value="0.00000057545" calcext:value-type="float">
            <text:p>5,75E-07</text:p>
          </table:table-cell>
          <table:table-cell table:formula="of:=([.D67]-[.D65])/([.A67]-[.A65])" office:value-type="float" office:value="0.000004448" calcext:value-type="float">
            <text:p>4,45E-06</text:p>
          </table:table-cell>
          <table:table-cell table:formula="of:=[.D66]/(SQRT([.E66]))" office:value-type="float" office:value="0.000272850783437545" calcext:value-type="float">
            <text:p>0,0002728508</text:p>
          </table:table-cell>
          <table:table-cell table:number-columns-repeated="6"/>
          <table:table-cell office:value-type="float" office:value="0.0000000016353" calcext:value-type="float">
            <text:p>1,64E-09</text:p>
          </table:table-cell>
          <table:table-cell office:value-type="float" office:value="0.000000767" calcext:value-type="float">
            <text:p>7,67E-07</text:p>
          </table:table-cell>
          <table:table-cell table:formula="of:=([.N67]-[.N65])/([.A67]-[.A65])" office:value-type="float" office:value="0.00000761999999999999" calcext:value-type="float">
            <text:p>7,62E-06</text:p>
          </table:table-cell>
          <table:table-cell table:formula="of:=[.N66]/(SQRT(ABS([.O66])))" office:value-type="float" office:value="0.000277854783726851" calcext:value-type="float">
            <text:p>0,0002778548</text:p>
          </table:table-cell>
          <table:table-cell table:number-columns-repeated="1008"/>
        </table:table-row>
        <table:table-row table:style-name="ro1">
          <table:table-cell office:value-type="float" office:value="0.61" calcext:value-type="float">
            <text:p>0,61</text:p>
          </table:table-cell>
          <table:table-cell/>
          <table:table-cell office:value-type="float" office:value="0.0000000021064" calcext:value-type="float">
            <text:p>2,11E-09</text:p>
          </table:table-cell>
          <table:table-cell office:value-type="float" office:value="0.00000062072" calcext:value-type="float">
            <text:p>6,21E-07</text:p>
          </table:table-cell>
          <table:table-cell table:formula="of:=([.D68]-[.D66])/([.A68]-[.A66])" office:value-type="float" office:value="0.00000454950000000002" calcext:value-type="float">
            <text:p>4,55E-06</text:p>
          </table:table-cell>
          <table:table-cell table:formula="of:=[.D67]/(SQRT([.E67]))" office:value-type="float" office:value="0.000291014014608469" calcext:value-type="float">
            <text:p>0,000291014</text:p>
          </table:table-cell>
          <table:table-cell table:number-columns-repeated="6"/>
          <table:table-cell office:value-type="float" office:value="0.0000000017477" calcext:value-type="float">
            <text:p>1,75E-09</text:p>
          </table:table-cell>
          <table:table-cell office:value-type="float" office:value="0.00000084575" calcext:value-type="float">
            <text:p>8,46E-07</text:p>
          </table:table-cell>
          <table:table-cell table:formula="of:=([.N68]-[.N66])/([.A68]-[.A66])" office:value-type="float" office:value="0.00000806750000000004" calcext:value-type="float">
            <text:p>8,07E-06</text:p>
          </table:table-cell>
          <table:table-cell table:formula="of:=[.N67]/(SQRT(ABS([.O67])))" office:value-type="float" office:value="0.000297764225927713" calcext:value-type="float">
            <text:p>0,0002977642</text:p>
          </table:table-cell>
          <table:table-cell table:number-columns-repeated="1008"/>
        </table:table-row>
        <table:table-row table:style-name="ro1">
          <table:table-cell office:value-type="float" office:value="0.62" calcext:value-type="float">
            <text:p>0,62</text:p>
          </table:table-cell>
          <table:table-cell/>
          <table:table-cell office:value-type="float" office:value="0.0000000022761" calcext:value-type="float">
            <text:p>2,28E-09</text:p>
          </table:table-cell>
          <table:table-cell office:value-type="float" office:value="0.00000066644" calcext:value-type="float">
            <text:p>6,66E-07</text:p>
          </table:table-cell>
          <table:table-cell table:formula="of:=([.D69]-[.D67])/([.A69]-[.A67])" office:value-type="float" office:value="0.00000460899999999999" calcext:value-type="float">
            <text:p>4,61E-06</text:p>
          </table:table-cell>
          <table:table-cell table:formula="of:=[.D68]/(SQRT([.E68]))" office:value-type="float" office:value="0.000310425723256566" calcext:value-type="float">
            <text:p>0,0003104257</text:p>
          </table:table-cell>
          <table:table-cell table:number-columns-repeated="6"/>
          <table:table-cell office:value-type="float" office:value="0.0000000018626" calcext:value-type="float">
            <text:p>1,86E-09</text:p>
          </table:table-cell>
          <table:table-cell office:value-type="float" office:value="0.00000092835" calcext:value-type="float">
            <text:p>9,28E-07</text:p>
          </table:table-cell>
          <table:table-cell table:formula="of:=([.N69]-[.N67])/([.A69]-[.A67])" office:value-type="float" office:value="0.00000851099999999999" calcext:value-type="float">
            <text:p>8,51E-06</text:p>
          </table:table-cell>
          <table:table-cell table:formula="of:=[.N68]/(SQRT(ABS([.O68])))" office:value-type="float" office:value="0.000318215585404771" calcext:value-type="float">
            <text:p>0,0003182156</text:p>
          </table:table-cell>
          <table:table-cell table:number-columns-repeated="1008"/>
        </table:table-row>
        <table:table-row table:style-name="ro1">
          <table:table-cell office:value-type="float" office:value="0.63" calcext:value-type="float">
            <text:p>0,63</text:p>
          </table:table-cell>
          <table:table-cell/>
          <table:table-cell office:value-type="float" office:value="0.0000000024564" calcext:value-type="float">
            <text:p>2,46E-09</text:p>
          </table:table-cell>
          <table:table-cell office:value-type="float" office:value="0.0000007129" calcext:value-type="float">
            <text:p>7,13E-07</text:p>
          </table:table-cell>
          <table:table-cell table:formula="of:=([.D70]-[.D68])/([.A70]-[.A68])" office:value-type="float" office:value="0.0000046785" calcext:value-type="float">
            <text:p>4,68E-06</text:p>
          </table:table-cell>
          <table:table-cell table:formula="of:=[.D69]/(SQRT([.E69]))" office:value-type="float" office:value="0.000329590964871997" calcext:value-type="float">
            <text:p>0,000329591</text:p>
          </table:table-cell>
          <table:table-cell table:number-columns-repeated="6"/>
          <table:table-cell office:value-type="float" office:value="0.0000000019842" calcext:value-type="float">
            <text:p>1,98E-09</text:p>
          </table:table-cell>
          <table:table-cell office:value-type="float" office:value="0.00000101597" calcext:value-type="float">
            <text:p>1,02E-06</text:p>
          </table:table-cell>
          <table:table-cell table:formula="of:=([.N70]-[.N68])/([.A70]-[.A68])" office:value-type="float" office:value="0.00000896799999999999" calcext:value-type="float">
            <text:p>8,97E-06</text:p>
          </table:table-cell>
          <table:table-cell table:formula="of:=[.N69]/(SQRT(ABS([.O69])))" office:value-type="float" office:value="0.000339260333218255" calcext:value-type="float">
            <text:p>0,0003392603</text:p>
          </table:table-cell>
          <table:table-cell table:number-columns-repeated="1008"/>
        </table:table-row>
        <table:table-row table:style-name="ro1">
          <table:table-cell office:value-type="float" office:value="0.64" calcext:value-type="float">
            <text:p>0,64</text:p>
          </table:table-cell>
          <table:table-cell/>
          <table:table-cell office:value-type="float" office:value="0.000000002648" calcext:value-type="float">
            <text:p>2,65E-09</text:p>
          </table:table-cell>
          <table:table-cell office:value-type="float" office:value="0.00000076001" calcext:value-type="float">
            <text:p>7,60E-07</text:p>
          </table:table-cell>
          <table:table-cell table:formula="of:=([.D71]-[.D69])/([.A71]-[.A69])" office:value-type="float" office:value="0.000004764" calcext:value-type="float">
            <text:p>4,76E-06</text:p>
          </table:table-cell>
          <table:table-cell table:formula="of:=[.D70]/(SQRT([.E70]))" office:value-type="float" office:value="0.000348203738994437" calcext:value-type="float">
            <text:p>0,0003482037</text:p>
          </table:table-cell>
          <table:table-cell table:number-columns-repeated="6"/>
          <table:table-cell office:value-type="float" office:value="0.0000000021116" calcext:value-type="float">
            <text:p>2,11E-09</text:p>
          </table:table-cell>
          <table:table-cell office:value-type="float" office:value="0.00000110771" calcext:value-type="float">
            <text:p>1,11E-06</text:p>
          </table:table-cell>
          <table:table-cell table:formula="of:=([.N71]-[.N69])/([.A71]-[.A69])" office:value-type="float" office:value="0.00000942149999999999" calcext:value-type="float">
            <text:p>9,42E-06</text:p>
          </table:table-cell>
          <table:table-cell table:formula="of:=[.N70]/(SQRT(ABS([.O70])))" office:value-type="float" office:value="0.000360882689037645" calcext:value-type="float">
            <text:p>0,0003608827</text:p>
          </table:table-cell>
          <table:table-cell table:number-columns-repeated="1008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office:value-type="float" office:value="0.0000000028564" calcext:value-type="float">
            <text:p>2,86E-09</text:p>
          </table:table-cell>
          <table:table-cell office:value-type="float" office:value="0.00000080818" calcext:value-type="float">
            <text:p>8,08E-07</text:p>
          </table:table-cell>
          <table:table-cell table:formula="of:=([.D72]-[.D70])/([.A72]-[.A70])" office:value-type="float" office:value="0.00000483599999999999" calcext:value-type="float">
            <text:p>4,84E-06</text:p>
          </table:table-cell>
          <table:table-cell table:formula="of:=[.D71]/(SQRT([.E71]))" office:value-type="float" office:value="0.000367506439008878" calcext:value-type="float">
            <text:p>0,0003675064</text:p>
          </table:table-cell>
          <table:table-cell table:number-columns-repeated="6"/>
          <table:table-cell office:value-type="float" office:value="0.000000002256" calcext:value-type="float">
            <text:p>2,26E-09</text:p>
          </table:table-cell>
          <table:table-cell office:value-type="float" office:value="0.0000012044" calcext:value-type="float">
            <text:p>1,20E-06</text:p>
          </table:table-cell>
          <table:table-cell table:formula="of:=([.N72]-[.N70])/([.A72]-[.A70])" office:value-type="float" office:value="0.00000993449999999999" calcext:value-type="float">
            <text:p>9,93E-06</text:p>
          </table:table-cell>
          <table:table-cell table:formula="of:=[.N71]/(SQRT(ABS([.O71])))" office:value-type="float" office:value="0.000382118214510362" calcext:value-type="float">
            <text:p>0,0003821182</text:p>
          </table:table-cell>
          <table:table-cell table:number-columns-repeated="1008"/>
        </table:table-row>
        <table:table-row table:style-name="ro1">
          <table:table-cell office:value-type="float" office:value="0.66" calcext:value-type="float">
            <text:p>0,66</text:p>
          </table:table-cell>
          <table:table-cell/>
          <table:table-cell office:value-type="float" office:value="0.0000000030742" calcext:value-type="float">
            <text:p>3,07E-09</text:p>
          </table:table-cell>
          <table:table-cell office:value-type="float" office:value="0.00000085673" calcext:value-type="float">
            <text:p>8,57E-07</text:p>
          </table:table-cell>
          <table:table-cell table:formula="of:=([.D73]-[.D71])/([.A73]-[.A71])" office:value-type="float" office:value="0.0000048645" calcext:value-type="float">
            <text:p>4,86E-06</text:p>
          </table:table-cell>
          <table:table-cell table:formula="of:=[.D72]/(SQRT([.E72]))" office:value-type="float" office:value="0.000388440827769138" calcext:value-type="float">
            <text:p>0,0003884408</text:p>
          </table:table-cell>
          <table:table-cell table:number-columns-repeated="6"/>
          <table:table-cell office:value-type="float" office:value="0.0000000023967" calcext:value-type="float">
            <text:p>2,40E-09</text:p>
          </table:table-cell>
          <table:table-cell office:value-type="float" office:value="0.0000013064" calcext:value-type="float">
            <text:p>1,31E-06</text:p>
          </table:table-cell>
          <table:table-cell table:formula="of:=([.N73]-[.N71])/([.A73]-[.A71])" office:value-type="float" office:value="0.000010365" calcext:value-type="float">
            <text:p>10,37E-06</text:p>
          </table:table-cell>
          <table:table-cell table:formula="of:=[.N72]/(SQRT(ABS([.O72])))" office:value-type="float" office:value="0.000405780822881074" calcext:value-type="float">
            <text:p>0,0004057808</text:p>
          </table:table-cell>
          <table:table-cell table:number-columns-repeated="1008"/>
        </table:table-row>
        <table:table-row table:style-name="ro1">
          <table:table-cell office:value-type="float" office:value="0.67" calcext:value-type="float">
            <text:p>0,67</text:p>
          </table:table-cell>
          <table:table-cell/>
          <table:table-cell office:value-type="float" office:value="0.0000000033051" calcext:value-type="float">
            <text:p>3,31E-09</text:p>
          </table:table-cell>
          <table:table-cell office:value-type="float" office:value="0.00000090547" calcext:value-type="float">
            <text:p>9,05E-07</text:p>
          </table:table-cell>
          <table:table-cell table:formula="of:=([.D74]-[.D72])/([.A74]-[.A72])" office:value-type="float" office:value="0.00000492" calcext:value-type="float">
            <text:p>4,92E-06</text:p>
          </table:table-cell>
          <table:table-cell table:formula="of:=[.D73]/(SQRT([.E73]))" office:value-type="float" office:value="0.00040821740205116" calcext:value-type="float">
            <text:p>0,0004082174</text:p>
          </table:table-cell>
          <table:table-cell table:number-columns-repeated="6"/>
          <table:table-cell office:value-type="float" office:value="0.0000000025495" calcext:value-type="float">
            <text:p>2,55E-09</text:p>
          </table:table-cell>
          <table:table-cell office:value-type="float" office:value="0.0000014117" calcext:value-type="float">
            <text:p>1,41E-06</text:p>
          </table:table-cell>
          <table:table-cell table:formula="of:=([.N74]-[.N72])/([.A74]-[.A72])" office:value-type="float" office:value="0.000010835" calcext:value-type="float">
            <text:p>10,84E-06</text:p>
          </table:table-cell>
          <table:table-cell table:formula="of:=[.N73]/(SQRT(ABS([.O73])))" office:value-type="float" office:value="0.000428872260448478" calcext:value-type="float">
            <text:p>0,0004288723</text:p>
          </table:table-cell>
          <table:table-cell table:number-columns-repeated="1008"/>
        </table:table-row>
        <table:table-row table:style-name="ro1">
          <table:table-cell office:value-type="float" office:value="0.68" calcext:value-type="float">
            <text:p>0,68</text:p>
          </table:table-cell>
          <table:table-cell/>
          <table:table-cell office:value-type="float" office:value="0.0000000035519" calcext:value-type="float">
            <text:p>3,55E-09</text:p>
          </table:table-cell>
          <table:table-cell office:value-type="float" office:value="0.00000095513" calcext:value-type="float">
            <text:p>9,55E-07</text:p>
          </table:table-cell>
          <table:table-cell table:formula="of:=([.D75]-[.D73])/([.A75]-[.A73])" office:value-type="float" office:value="0.000004971" calcext:value-type="float">
            <text:p>4,97E-06</text:p>
          </table:table-cell>
          <table:table-cell table:formula="of:=[.D74]/(SQRT([.E74]))" office:value-type="float" office:value="0.000428391262760171" calcext:value-type="float">
            <text:p>0,0004283913</text:p>
          </table:table-cell>
          <table:table-cell table:number-columns-repeated="6"/>
          <table:table-cell office:value-type="float" office:value="0.0000000027045" calcext:value-type="float">
            <text:p>2,70E-09</text:p>
          </table:table-cell>
          <table:table-cell office:value-type="float" office:value="0.0000015231" calcext:value-type="float">
            <text:p>1,52E-06</text:p>
          </table:table-cell>
          <table:table-cell table:formula="of:=([.N75]-[.N73])/([.A75]-[.A73])" office:value-type="float" office:value="0.000011325" calcext:value-type="float">
            <text:p>11,33E-06</text:p>
          </table:table-cell>
          <table:table-cell table:formula="of:=[.N74]/(SQRT(ABS([.O74])))" office:value-type="float" office:value="0.000452594542463285" calcext:value-type="float">
            <text:p>0,0004525945</text:p>
          </table:table-cell>
          <table:table-cell table:number-columns-repeated="1008"/>
        </table:table-row>
        <table:table-row table:style-name="ro1">
          <table:table-cell office:value-type="float" office:value="0.69" calcext:value-type="float">
            <text:p>0,69</text:p>
          </table:table-cell>
          <table:table-cell/>
          <table:table-cell office:value-type="float" office:value="0.0000000038175" calcext:value-type="float">
            <text:p>3,82E-09</text:p>
          </table:table-cell>
          <table:table-cell office:value-type="float" office:value="0.00000100489" calcext:value-type="float">
            <text:p>1,00E-06</text:p>
          </table:table-cell>
          <table:table-cell table:formula="of:=([.D76]-[.D74])/([.A76]-[.A74])" office:value-type="float" office:value="0.00000500199999999999" calcext:value-type="float">
            <text:p>5,00E-06</text:p>
          </table:table-cell>
          <table:table-cell table:formula="of:=[.D75]/(SQRT([.E75]))" office:value-type="float" office:value="0.000449310616843" calcext:value-type="float">
            <text:p>0,0004493106</text:p>
          </table:table-cell>
          <table:table-cell table:number-columns-repeated="6"/>
          <table:table-cell office:value-type="float" office:value="0.0000000028717" calcext:value-type="float">
            <text:p>2,87E-09</text:p>
          </table:table-cell>
          <table:table-cell office:value-type="float" office:value="0.0000016382" calcext:value-type="float">
            <text:p>1,64E-06</text:p>
          </table:table-cell>
          <table:table-cell table:formula="of:=([.N76]-[.N74])/([.A76]-[.A74])" office:value-type="float" office:value="0.000011785" calcext:value-type="float">
            <text:p>11,79E-06</text:p>
          </table:table-cell>
          <table:table-cell table:formula="of:=[.N75]/(SQRT(ABS([.O75])))" office:value-type="float" office:value="0.000477201860445941" calcext:value-type="float">
            <text:p>0,0004772019</text:p>
          </table:table-cell>
          <table:table-cell table:number-columns-repeated="1008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office:value-type="float" office:value="0.0000000041014" calcext:value-type="float">
            <text:p>4,10E-09</text:p>
          </table:table-cell>
          <table:table-cell office:value-type="float" office:value="0.00000105517" calcext:value-type="float">
            <text:p>1,06E-06</text:p>
          </table:table-cell>
          <table:table-cell table:formula="of:=([.D77]-[.D75])/([.A77]-[.A75])" office:value-type="float" office:value="0.00000503350000000002" calcext:value-type="float">
            <text:p>5,03E-06</text:p>
          </table:table-cell>
          <table:table-cell table:formula="of:=[.D76]/(SQRT([.E76]))" office:value-type="float" office:value="0.000470313449749417" calcext:value-type="float">
            <text:p>0,0004703134</text:p>
          </table:table-cell>
          <table:table-cell table:number-columns-repeated="6"/>
          <table:table-cell office:value-type="float" office:value="0.0000000030561" calcext:value-type="float">
            <text:p>3,06E-09</text:p>
          </table:table-cell>
          <table:table-cell office:value-type="float" office:value="0.0000017588" calcext:value-type="float">
            <text:p>1,76E-06</text:p>
          </table:table-cell>
          <table:table-cell table:formula="of:=([.N77]-[.N75])/([.A77]-[.A75])" office:value-type="float" office:value="0.0000122550000000001" calcext:value-type="float">
            <text:p>12,26E-06</text:p>
          </table:table-cell>
          <table:table-cell table:formula="of:=[.N76]/(SQRT(ABS([.O76])))" office:value-type="float" office:value="0.000502411763161812" calcext:value-type="float">
            <text:p>0,0005024118</text:p>
          </table:table-cell>
          <table:table-cell table:number-columns-repeated="1008"/>
        </table:table-row>
        <table:table-row table:style-name="ro1">
          <table:table-cell office:value-type="float" office:value="0.71" calcext:value-type="float">
            <text:p>0,71</text:p>
          </table:table-cell>
          <table:table-cell/>
          <table:table-cell office:value-type="float" office:value="0.0000000043931" calcext:value-type="float">
            <text:p>4,39E-09</text:p>
          </table:table-cell>
          <table:table-cell office:value-type="float" office:value="0.00000110556" calcext:value-type="float">
            <text:p>1,11E-06</text:p>
          </table:table-cell>
          <table:table-cell table:formula="of:=([.D78]-[.D76])/([.A78]-[.A76])" office:value-type="float" office:value="0.00000509150000000002" calcext:value-type="float">
            <text:p>5,09E-06</text:p>
          </table:table-cell>
          <table:table-cell table:formula="of:=[.D77]/(SQRT([.E77]))" office:value-type="float" office:value="0.000489958665583294" calcext:value-type="float">
            <text:p>0,0004899587</text:p>
          </table:table-cell>
          <table:table-cell table:number-columns-repeated="6"/>
          <table:table-cell office:value-type="float" office:value="0.0000000032427" calcext:value-type="float">
            <text:p>3,24E-09</text:p>
          </table:table-cell>
          <table:table-cell office:value-type="float" office:value="0.0000018833" calcext:value-type="float">
            <text:p>1,88E-06</text:p>
          </table:table-cell>
          <table:table-cell table:formula="of:=([.N78]-[.N76])/([.A78]-[.A76])" office:value-type="float" office:value="0.0000127700000000001" calcext:value-type="float">
            <text:p>12,77E-06</text:p>
          </table:table-cell>
          <table:table-cell table:formula="of:=[.N77]/(SQRT(ABS([.O77])))" office:value-type="float" office:value="0.000527016312292211" calcext:value-type="float">
            <text:p>0,0005270163</text:p>
          </table:table-cell>
          <table:table-cell table:number-columns-repeated="1008"/>
        </table:table-row>
        <table:table-row table:style-name="ro1">
          <table:table-cell office:value-type="float" office:value="0.72" calcext:value-type="float">
            <text:p>0,72</text:p>
          </table:table-cell>
          <table:table-cell/>
          <table:table-cell office:value-type="float" office:value="0.0000000047215" calcext:value-type="float">
            <text:p>4,72E-09</text:p>
          </table:table-cell>
          <table:table-cell office:value-type="float" office:value="0.000001157" calcext:value-type="float">
            <text:p>1,16E-06</text:p>
          </table:table-cell>
          <table:table-cell table:formula="of:=([.D79]-[.D77])/([.A79]-[.A77])" office:value-type="float" office:value="0.000005087" calcext:value-type="float">
            <text:p>5,09E-06</text:p>
          </table:table-cell>
          <table:table-cell table:formula="of:=[.D78]/(SQRT([.E78]))" office:value-type="float" office:value="0.000512982429590533" calcext:value-type="float">
            <text:p>0,0005129824</text:p>
          </table:table-cell>
          <table:table-cell table:number-columns-repeated="6"/>
          <table:table-cell office:value-type="float" office:value="0.000000003444" calcext:value-type="float">
            <text:p>3,44E-09</text:p>
          </table:table-cell>
          <table:table-cell office:value-type="float" office:value="0.0000020142" calcext:value-type="float">
            <text:p>2,01E-06</text:p>
          </table:table-cell>
          <table:table-cell table:formula="of:=([.N79]-[.N77])/([.A79]-[.A77])" office:value-type="float" office:value="0.00001321" calcext:value-type="float">
            <text:p>13,21E-06</text:p>
          </table:table-cell>
          <table:table-cell table:formula="of:=[.N78]/(SQRT(ABS([.O78])))" office:value-type="float" office:value="0.000554180426842953" calcext:value-type="float">
            <text:p>0,0005541804</text:p>
          </table:table-cell>
          <table:table-cell table:number-columns-repeated="1008"/>
        </table:table-row>
        <table:table-row table:style-name="ro1">
          <table:table-cell office:value-type="float" office:value="0.73" calcext:value-type="float">
            <text:p>0,73</text:p>
          </table:table-cell>
          <table:table-cell/>
          <table:table-cell office:value-type="float" office:value="0.0000000050514" calcext:value-type="float">
            <text:p>5,05E-09</text:p>
          </table:table-cell>
          <table:table-cell office:value-type="float" office:value="0.0000012073" calcext:value-type="float">
            <text:p>1,21E-06</text:p>
          </table:table-cell>
          <table:table-cell table:formula="of:=([.D80]-[.D78])/([.A80]-[.A78])" office:value-type="float" office:value="0.000005085" calcext:value-type="float">
            <text:p>5,09E-06</text:p>
          </table:table-cell>
          <table:table-cell table:formula="of:=[.D79]/(SQRT([.E79]))" office:value-type="float" office:value="0.000535389342702349" calcext:value-type="float">
            <text:p>0,0005353893</text:p>
          </table:table-cell>
          <table:table-cell table:number-columns-repeated="6"/>
          <table:table-cell office:value-type="float" office:value="0.0000000036487" calcext:value-type="float">
            <text:p>3,65E-09</text:p>
          </table:table-cell>
          <table:table-cell office:value-type="float" office:value="0.0000021475" calcext:value-type="float">
            <text:p>2,15E-06</text:p>
          </table:table-cell>
          <table:table-cell table:formula="of:=([.N80]-[.N78])/([.A80]-[.A78])" office:value-type="float" office:value="0.00001367" calcext:value-type="float">
            <text:p>13,67E-06</text:p>
          </table:table-cell>
          <table:table-cell table:formula="of:=[.N79]/(SQRT(ABS([.O79])))" office:value-type="float" office:value="0.000580829833546517" calcext:value-type="float">
            <text:p>0,0005808298</text:p>
          </table:table-cell>
          <table:table-cell table:number-columns-repeated="1008"/>
        </table:table-row>
        <table:table-row table:style-name="ro1">
          <table:table-cell office:value-type="float" office:value="0.74" calcext:value-type="float">
            <text:p>0,74</text:p>
          </table:table-cell>
          <table:table-cell/>
          <table:table-cell office:value-type="float" office:value="0.0000000054086" calcext:value-type="float">
            <text:p>5,41E-09</text:p>
          </table:table-cell>
          <table:table-cell office:value-type="float" office:value="0.0000012587" calcext:value-type="float">
            <text:p>1,26E-06</text:p>
          </table:table-cell>
          <table:table-cell table:formula="of:=([.D81]-[.D79])/([.A81]-[.A79])" office:value-type="float" office:value="0.00000517999999999998" calcext:value-type="float">
            <text:p>5,18E-06</text:p>
          </table:table-cell>
          <table:table-cell table:formula="of:=[.D80]/(SQRT([.E80]))" office:value-type="float" office:value="0.000553041029498609" calcext:value-type="float">
            <text:p>0,000553041</text:p>
          </table:table-cell>
          <table:table-cell table:number-columns-repeated="6"/>
          <table:table-cell office:value-type="float" office:value="0.0000000038689" calcext:value-type="float">
            <text:p>3,87E-09</text:p>
          </table:table-cell>
          <table:table-cell office:value-type="float" office:value="0.0000022876" calcext:value-type="float">
            <text:p>2,29E-06</text:p>
          </table:table-cell>
          <table:table-cell table:formula="of:=([.N81]-[.N79])/([.A81]-[.A79])" office:value-type="float" office:value="0.000014285" calcext:value-type="float">
            <text:p>14,29E-06</text:p>
          </table:table-cell>
          <table:table-cell table:formula="of:=[.N80]/(SQRT(ABS([.O80])))" office:value-type="float" office:value="0.000605257201538322" calcext:value-type="float">
            <text:p>0,0006052572</text:p>
          </table:table-cell>
          <table:table-cell table:number-columns-repeated="1008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office:value-type="float" office:value="0.0000000057802" calcext:value-type="float">
            <text:p>5,78E-09</text:p>
          </table:table-cell>
          <table:table-cell office:value-type="float" office:value="0.0000013109" calcext:value-type="float">
            <text:p>1,31E-06</text:p>
          </table:table-cell>
          <table:table-cell table:formula="of:=([.D82]-[.D80])/([.A82]-[.A80])" office:value-type="float" office:value="0.00000517" calcext:value-type="float">
            <text:p>5,17E-06</text:p>
          </table:table-cell>
          <table:table-cell table:formula="of:=[.D81]/(SQRT([.E81]))" office:value-type="float" office:value="0.000576533160792361" calcext:value-type="float">
            <text:p>0,0005765332</text:p>
          </table:table-cell>
          <table:table-cell table:number-columns-repeated="6"/>
          <table:table-cell office:value-type="float" office:value="0.0000000040945" calcext:value-type="float">
            <text:p>4,09E-09</text:p>
          </table:table-cell>
          <table:table-cell office:value-type="float" office:value="0.0000024332" calcext:value-type="float">
            <text:p>2,43E-06</text:p>
          </table:table-cell>
          <table:table-cell table:formula="of:=([.N82]-[.N80])/([.A82]-[.A80])" office:value-type="float" office:value="0.000014675" calcext:value-type="float">
            <text:p>14,68E-06</text:p>
          </table:table-cell>
          <table:table-cell table:formula="of:=[.N81]/(SQRT(ABS([.O81])))" office:value-type="float" office:value="0.000635168208817423" calcext:value-type="float">
            <text:p>0,0006351682</text:p>
          </table:table-cell>
          <table:table-cell table:number-columns-repeated="1008"/>
        </table:table-row>
        <table:table-row table:style-name="ro1">
          <table:table-cell office:value-type="float" office:value="0.76" calcext:value-type="float">
            <text:p>0,76</text:p>
          </table:table-cell>
          <table:table-cell/>
          <table:table-cell office:value-type="float" office:value="0.0000000061843" calcext:value-type="float">
            <text:p>6,18E-09</text:p>
          </table:table-cell>
          <table:table-cell office:value-type="float" office:value="0.0000013621" calcext:value-type="float">
            <text:p>1,36E-06</text:p>
          </table:table-cell>
          <table:table-cell table:formula="of:=([.D83]-[.D81])/([.A83]-[.A81])" office:value-type="float" office:value="0.00000516999999999999" calcext:value-type="float">
            <text:p>5,17E-06</text:p>
          </table:table-cell>
          <table:table-cell table:formula="of:=[.D82]/(SQRT([.E82]))" office:value-type="float" office:value="0.000599050895045599" calcext:value-type="float">
            <text:p>0,0005990509</text:p>
          </table:table-cell>
          <table:table-cell table:number-columns-repeated="6"/>
          <table:table-cell office:value-type="float" office:value="0.0000000043399" calcext:value-type="float">
            <text:p>4,34E-09</text:p>
          </table:table-cell>
          <table:table-cell office:value-type="float" office:value="0.0000025811" calcext:value-type="float">
            <text:p>2,58E-06</text:p>
          </table:table-cell>
          <table:table-cell table:formula="of:=([.N83]-[.N81])/([.A83]-[.A81])" office:value-type="float" office:value="0.00001512" calcext:value-type="float">
            <text:p>15,12E-06</text:p>
          </table:table-cell>
          <table:table-cell table:formula="of:=[.N82]/(SQRT(ABS([.O82])))" office:value-type="float" office:value="0.000663787294311927" calcext:value-type="float">
            <text:p>0,0006637873</text:p>
          </table:table-cell>
          <table:table-cell table:number-columns-repeated="1008"/>
        </table:table-row>
        <table:table-row table:style-name="ro1">
          <table:table-cell office:value-type="float" office:value="0.77" calcext:value-type="float">
            <text:p>0,77</text:p>
          </table:table-cell>
          <table:table-cell/>
          <table:table-cell office:value-type="float" office:value="0.0000000065978" calcext:value-type="float">
            <text:p>6,60E-09</text:p>
          </table:table-cell>
          <table:table-cell office:value-type="float" office:value="0.0000014143" calcext:value-type="float">
            <text:p>1,41E-06</text:p>
          </table:table-cell>
          <table:table-cell table:formula="of:=([.D84]-[.D82])/([.A84]-[.A82])" office:value-type="float" office:value="0.00000517499999999999" calcext:value-type="float">
            <text:p>5,18E-06</text:p>
          </table:table-cell>
          <table:table-cell table:formula="of:=[.D83]/(SQRT([.E83]))" office:value-type="float" office:value="0.000621707869015775" calcext:value-type="float">
            <text:p>0,0006217079</text:p>
          </table:table-cell>
          <table:table-cell table:number-columns-repeated="6"/>
          <table:table-cell office:value-type="float" office:value="0.0000000045958" calcext:value-type="float">
            <text:p>4,60E-09</text:p>
          </table:table-cell>
          <table:table-cell office:value-type="float" office:value="0.0000027356" calcext:value-type="float">
            <text:p>2,74E-06</text:p>
          </table:table-cell>
          <table:table-cell table:formula="of:=([.N84]-[.N82])/([.A84]-[.A82])" office:value-type="float" office:value="0.00001565" calcext:value-type="float">
            <text:p>15,65E-06</text:p>
          </table:table-cell>
          <table:table-cell table:formula="of:=[.N83]/(SQRT(ABS([.O83])))" office:value-type="float" office:value="0.000691505158350652" calcext:value-type="float">
            <text:p>0,0006915052</text:p>
          </table:table-cell>
          <table:table-cell table:number-columns-repeated="1008"/>
        </table:table-row>
        <table:table-row table:style-name="ro1">
          <table:table-cell office:value-type="float" office:value="0.78" calcext:value-type="float">
            <text:p>0,78</text:p>
          </table:table-cell>
          <table:table-cell/>
          <table:table-cell office:value-type="float" office:value="0.0000000070623" calcext:value-type="float">
            <text:p>7,06E-09</text:p>
          </table:table-cell>
          <table:table-cell office:value-type="float" office:value="0.0000014656" calcext:value-type="float">
            <text:p>1,47E-06</text:p>
          </table:table-cell>
          <table:table-cell table:formula="of:=([.D85]-[.D83])/([.A85]-[.A83])" office:value-type="float" office:value="0.00000517" calcext:value-type="float">
            <text:p>5,17E-06</text:p>
          </table:table-cell>
          <table:table-cell table:formula="of:=[.D84]/(SQRT([.E84]))" office:value-type="float" office:value="0.00064457014299892" calcext:value-type="float">
            <text:p>0,0006445701</text:p>
          </table:table-cell>
          <table:table-cell table:number-columns-repeated="6"/>
          <table:table-cell office:value-type="float" office:value="0.0000000048598" calcext:value-type="float">
            <text:p>4,86E-09</text:p>
          </table:table-cell>
          <table:table-cell office:value-type="float" office:value="0.0000028941" calcext:value-type="float">
            <text:p>2,89E-06</text:p>
          </table:table-cell>
          <table:table-cell table:formula="of:=([.N85]-[.N83])/([.A85]-[.A83])" office:value-type="float" office:value="0.000016115" calcext:value-type="float">
            <text:p>16,12E-06</text:p>
          </table:table-cell>
          <table:table-cell table:formula="of:=[.N84]/(SQRT(ABS([.O84])))" office:value-type="float" office:value="0.000720938765133123" calcext:value-type="float">
            <text:p>0,0007209388</text:p>
          </table:table-cell>
          <table:table-cell table:number-columns-repeated="1008"/>
        </table:table-row>
        <table:table-row table:style-name="ro1">
          <table:table-cell office:value-type="float" office:value="0.79" calcext:value-type="float">
            <text:p>0,79</text:p>
          </table:table-cell>
          <table:table-cell/>
          <table:table-cell office:value-type="float" office:value="0.0000000075069" calcext:value-type="float">
            <text:p>7,51E-09</text:p>
          </table:table-cell>
          <table:table-cell office:value-type="float" office:value="0.0000015177" calcext:value-type="float">
            <text:p>1,52E-06</text:p>
          </table:table-cell>
          <table:table-cell table:formula="of:=([.D86]-[.D84])/([.A86]-[.A84])" office:value-type="float" office:value="0.00000520999999999999" calcext:value-type="float">
            <text:p>5,21E-06</text:p>
          </table:table-cell>
          <table:table-cell table:formula="of:=[.D85]/(SQRT([.E85]))" office:value-type="float" office:value="0.000664916442299275" calcext:value-type="float">
            <text:p>0,0006649164</text:p>
          </table:table-cell>
          <table:table-cell table:number-columns-repeated="6"/>
          <table:table-cell office:value-type="float" office:value="0.0000000051393" calcext:value-type="float">
            <text:p>5,14E-09</text:p>
          </table:table-cell>
          <table:table-cell office:value-type="float" office:value="0.0000030579" calcext:value-type="float">
            <text:p>3,06E-06</text:p>
          </table:table-cell>
          <table:table-cell table:formula="of:=([.N86]-[.N84])/([.A86]-[.A84])" office:value-type="float" office:value="0.0000166" calcext:value-type="float">
            <text:p>16,60E-06</text:p>
          </table:table-cell>
          <table:table-cell table:formula="of:=[.N85]/(SQRT(ABS([.O85])))" office:value-type="float" office:value="0.000750532036592581" calcext:value-type="float">
            <text:p>0,000750532</text:p>
          </table:table-cell>
          <table:table-cell table:number-columns-repeated="1008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office:value-type="float" office:value="0.000000008017" calcext:value-type="float">
            <text:p>8,02E-09</text:p>
          </table:table-cell>
          <table:table-cell office:value-type="float" office:value="0.0000015698" calcext:value-type="float">
            <text:p>1,57E-06</text:p>
          </table:table-cell>
          <table:table-cell table:formula="of:=([.D87]-[.D85])/([.A87]-[.A85])" office:value-type="float" office:value="0.000005235" calcext:value-type="float">
            <text:p>5,24E-06</text:p>
          </table:table-cell>
          <table:table-cell table:formula="of:=[.D86]/(SQRT([.E86]))" office:value-type="float" office:value="0.00068609772889929" calcext:value-type="float">
            <text:p>0,0006860977</text:p>
          </table:table-cell>
          <table:table-cell table:number-columns-repeated="6"/>
          <table:table-cell office:value-type="float" office:value="0.000000005439" calcext:value-type="float">
            <text:p>5,44E-09</text:p>
          </table:table-cell>
          <table:table-cell office:value-type="float" office:value="0.0000032261" calcext:value-type="float">
            <text:p>3,23E-06</text:p>
          </table:table-cell>
          <table:table-cell table:formula="of:=([.N87]-[.N85])/([.A87]-[.A85])" office:value-type="float" office:value="0.000017075" calcext:value-type="float">
            <text:p>17,08E-06</text:p>
          </table:table-cell>
          <table:table-cell table:formula="of:=[.N86]/(SQRT(ABS([.O86])))" office:value-type="float" office:value="0.000780723890168193" calcext:value-type="float">
            <text:p>0,0007807239</text:p>
          </table:table-cell>
          <table:table-cell table:number-columns-repeated="1008"/>
        </table:table-row>
        <table:table-row table:style-name="ro1">
          <table:table-cell office:value-type="float" office:value="0.81" calcext:value-type="float">
            <text:p>0,81</text:p>
          </table:table-cell>
          <table:table-cell/>
          <table:table-cell office:value-type="float" office:value="0.0000000085647" calcext:value-type="float">
            <text:p>8,56E-09</text:p>
          </table:table-cell>
          <table:table-cell office:value-type="float" office:value="0.0000016224" calcext:value-type="float">
            <text:p>1,62E-06</text:p>
          </table:table-cell>
          <table:table-cell table:formula="of:=([.D88]-[.D86])/([.A88]-[.A86])" office:value-type="float" office:value="0.00000523500000000001" calcext:value-type="float">
            <text:p>5,24E-06</text:p>
          </table:table-cell>
          <table:table-cell table:formula="of:=[.D87]/(SQRT([.E87]))" office:value-type="float" office:value="0.000709087116426429" calcext:value-type="float">
            <text:p>0,0007090871</text:p>
          </table:table-cell>
          <table:table-cell table:number-columns-repeated="6"/>
          <table:table-cell office:value-type="float" office:value="0.0000000057473" calcext:value-type="float">
            <text:p>5,75E-09</text:p>
          </table:table-cell>
          <table:table-cell office:value-type="float" office:value="0.0000033994" calcext:value-type="float">
            <text:p>3,40E-06</text:p>
          </table:table-cell>
          <table:table-cell table:formula="of:=([.N88]-[.N86])/([.A88]-[.A86])" office:value-type="float" office:value="0.0000176" calcext:value-type="float">
            <text:p>17,60E-06</text:p>
          </table:table-cell>
          <table:table-cell table:formula="of:=[.N87]/(SQRT(ABS([.O87])))" office:value-type="float" office:value="0.000810300181470367" calcext:value-type="float">
            <text:p>0,0008103002</text:p>
          </table:table-cell>
          <table:table-cell table:number-columns-repeated="1008"/>
        </table:table-row>
        <table:table-row table:style-name="ro1">
          <table:table-cell office:value-type="float" office:value="0.82" calcext:value-type="float">
            <text:p>0,82</text:p>
          </table:table-cell>
          <table:table-cell/>
          <table:table-cell office:value-type="float" office:value="0.0000000091231" calcext:value-type="float">
            <text:p>9,12E-09</text:p>
          </table:table-cell>
          <table:table-cell office:value-type="float" office:value="0.0000016745" calcext:value-type="float">
            <text:p>1,67E-06</text:p>
          </table:table-cell>
          <table:table-cell table:formula="of:=([.D89]-[.D87])/([.A89]-[.A87])" office:value-type="float" office:value="0.00000521999999999999" calcext:value-type="float">
            <text:p>5,22E-06</text:p>
          </table:table-cell>
          <table:table-cell table:formula="of:=[.D88]/(SQRT([.E88]))" office:value-type="float" office:value="0.000732908739412019" calcext:value-type="float">
            <text:p>0,0007329087</text:p>
          </table:table-cell>
          <table:table-cell table:number-columns-repeated="6"/>
          <table:table-cell office:value-type="float" office:value="0.0000000060744" calcext:value-type="float">
            <text:p>6,07E-09</text:p>
          </table:table-cell>
          <table:table-cell office:value-type="float" office:value="0.0000035781" calcext:value-type="float">
            <text:p>3,58E-06</text:p>
          </table:table-cell>
          <table:table-cell table:formula="of:=([.N89]-[.N87])/([.A89]-[.A87])" office:value-type="float" office:value="0.000018035" calcext:value-type="float">
            <text:p>18,04E-06</text:p>
          </table:table-cell>
          <table:table-cell table:formula="of:=[.N88]/(SQRT(ABS([.O88])))" office:value-type="float" office:value="0.000842547512314497" calcext:value-type="float">
            <text:p>0,0008425475</text:p>
          </table:table-cell>
          <table:table-cell table:number-columns-repeated="1008"/>
        </table:table-row>
        <table:table-row table:style-name="ro1">
          <table:table-cell office:value-type="float" office:value="0.83" calcext:value-type="float">
            <text:p>0,83</text:p>
          </table:table-cell>
          <table:table-cell/>
          <table:table-cell office:value-type="float" office:value="0.0000000096925" calcext:value-type="float">
            <text:p>9,69E-09</text:p>
          </table:table-cell>
          <table:table-cell office:value-type="float" office:value="0.0000017268" calcext:value-type="float">
            <text:p>1,73E-06</text:p>
          </table:table-cell>
          <table:table-cell table:formula="of:=([.D90]-[.D88])/([.A90]-[.A88])" office:value-type="float" office:value="0.00000523000000000003" calcext:value-type="float">
            <text:p>5,23E-06</text:p>
          </table:table-cell>
          <table:table-cell table:formula="of:=[.D89]/(SQRT([.E89]))" office:value-type="float" office:value="0.000755076919840432" calcext:value-type="float">
            <text:p>0,0007550769</text:p>
          </table:table-cell>
          <table:table-cell table:number-columns-repeated="6"/>
          <table:table-cell office:value-type="float" office:value="0.0000000064194" calcext:value-type="float">
            <text:p>6,42E-09</text:p>
          </table:table-cell>
          <table:table-cell office:value-type="float" office:value="0.0000037601" calcext:value-type="float">
            <text:p>3,76E-06</text:p>
          </table:table-cell>
          <table:table-cell table:formula="of:=([.N90]-[.N88])/([.A90]-[.A88])" office:value-type="float" office:value="0.0000185650000000001" calcext:value-type="float">
            <text:p>18,57E-06</text:p>
          </table:table-cell>
          <table:table-cell table:formula="of:=[.N89]/(SQRT(ABS([.O89])))" office:value-type="float" office:value="0.000872673761614001" calcext:value-type="float">
            <text:p>0,0008726738</text:p>
          </table:table-cell>
          <table:table-cell table:number-columns-repeated="1008"/>
        </table:table-row>
        <table:table-row table:style-name="ro1">
          <table:table-cell office:value-type="float" office:value="0.84" calcext:value-type="float">
            <text:p>0,84</text:p>
          </table:table-cell>
          <table:table-cell/>
          <table:table-cell office:value-type="float" office:value="0.0000000103264" calcext:value-type="float">
            <text:p>1,03E-08</text:p>
          </table:table-cell>
          <table:table-cell office:value-type="float" office:value="0.0000017791" calcext:value-type="float">
            <text:p>1,78E-06</text:p>
          </table:table-cell>
          <table:table-cell table:formula="of:=([.D91]-[.D89])/([.A91]-[.A89])" office:value-type="float" office:value="0.00000519000000000003" calcext:value-type="float">
            <text:p>5,19E-06</text:p>
          </table:table-cell>
          <table:table-cell table:formula="of:=[.D90]/(SQRT([.E90]))" office:value-type="float" office:value="0.000780938224571764" calcext:value-type="float">
            <text:p>0,0007809382</text:p>
          </table:table-cell>
          <table:table-cell table:number-columns-repeated="6"/>
          <table:table-cell office:value-type="float" office:value="0.0000000067836" calcext:value-type="float">
            <text:p>6,78E-09</text:p>
          </table:table-cell>
          <table:table-cell office:value-type="float" office:value="0.0000039494" calcext:value-type="float">
            <text:p>3,95E-06</text:p>
          </table:table-cell>
          <table:table-cell table:formula="of:=([.N91]-[.N89])/([.A91]-[.A89])" office:value-type="float" office:value="0.0000190150000000001" calcext:value-type="float">
            <text:p>19,02E-06</text:p>
          </table:table-cell>
          <table:table-cell table:formula="of:=[.N90]/(SQRT(ABS([.O90])))" office:value-type="float" office:value="0.0009056970578856" calcext:value-type="float">
            <text:p>0,0009056971</text:p>
          </table:table-cell>
          <table:table-cell table:number-columns-repeated="1008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office:value-type="float" office:value="0.0000000109806" calcext:value-type="float">
            <text:p>1,10E-08</text:p>
          </table:table-cell>
          <table:table-cell office:value-type="float" office:value="0.0000018306" calcext:value-type="float">
            <text:p>1,83E-06</text:p>
          </table:table-cell>
          <table:table-cell table:formula="of:=([.D92]-[.D90])/([.A92]-[.A90])" office:value-type="float" office:value="0.00000515499999999999" calcext:value-type="float">
            <text:p>5,16E-06</text:p>
          </table:table-cell>
          <table:table-cell table:formula="of:=[.D91]/(SQRT([.E91]))" office:value-type="float" office:value="0.00080626744268683" calcext:value-type="float">
            <text:p>0,0008062674</text:p>
          </table:table-cell>
          <table:table-cell table:number-columns-repeated="6"/>
          <table:table-cell office:value-type="float" office:value="0.0000000071485" calcext:value-type="float">
            <text:p>7,15E-09</text:p>
          </table:table-cell>
          <table:table-cell office:value-type="float" office:value="0.0000041404" calcext:value-type="float">
            <text:p>4,14E-06</text:p>
          </table:table-cell>
          <table:table-cell table:formula="of:=([.N92]-[.N90])/([.A92]-[.A90])" office:value-type="float" office:value="0.00001941" calcext:value-type="float">
            <text:p>19,41E-06</text:p>
          </table:table-cell>
          <table:table-cell table:formula="of:=[.N91]/(SQRT(ABS([.O91])))" office:value-type="float" office:value="0.000939787214343319" calcext:value-type="float">
            <text:p>0,0009397872</text:p>
          </table:table-cell>
          <table:table-cell table:number-columns-repeated="1008"/>
        </table:table-row>
        <table:table-row table:style-name="ro1">
          <table:table-cell office:value-type="float" office:value="0.86" calcext:value-type="float">
            <text:p>0,86</text:p>
          </table:table-cell>
          <table:table-cell/>
          <table:table-cell office:value-type="float" office:value="0.000000011695" calcext:value-type="float">
            <text:p>1,17E-08</text:p>
          </table:table-cell>
          <table:table-cell office:value-type="float" office:value="0.0000018822" calcext:value-type="float">
            <text:p>1,88E-06</text:p>
          </table:table-cell>
          <table:table-cell table:formula="of:=([.D93]-[.D91])/([.A93]-[.A91])" office:value-type="float" office:value="0.00000516" calcext:value-type="float">
            <text:p>5,16E-06</text:p>
          </table:table-cell>
          <table:table-cell table:formula="of:=[.D92]/(SQRT([.E92]))" office:value-type="float" office:value="0.000828592347943044" calcext:value-type="float">
            <text:p>0,0008285923</text:p>
          </table:table-cell>
          <table:table-cell table:number-columns-repeated="6"/>
          <table:table-cell office:value-type="float" office:value="0.0000000075511" calcext:value-type="float">
            <text:p>7,55E-09</text:p>
          </table:table-cell>
          <table:table-cell office:value-type="float" office:value="0.0000043376" calcext:value-type="float">
            <text:p>4,34E-06</text:p>
          </table:table-cell>
          <table:table-cell table:formula="of:=([.N93]-[.N91])/([.A93]-[.A91])" office:value-type="float" office:value="0.00001992" calcext:value-type="float">
            <text:p>19,92E-06</text:p>
          </table:table-cell>
          <table:table-cell table:formula="of:=[.N92]/(SQRT(ABS([.O92])))" office:value-type="float" office:value="0.000971862518579701" calcext:value-type="float">
            <text:p>0,0009718625</text:p>
          </table:table-cell>
          <table:table-cell table:number-columns-repeated="1008"/>
        </table:table-row>
        <table:table-row table:style-name="ro1">
          <table:table-cell office:value-type="float" office:value="0.87" calcext:value-type="float">
            <text:p>0,87</text:p>
          </table:table-cell>
          <table:table-cell/>
          <table:table-cell office:value-type="float" office:value="0.000000012402" calcext:value-type="float">
            <text:p>1,24E-08</text:p>
          </table:table-cell>
          <table:table-cell office:value-type="float" office:value="0.0000019338" calcext:value-type="float">
            <text:p>1,93E-06</text:p>
          </table:table-cell>
          <table:table-cell table:formula="of:=([.D94]-[.D92])/([.A94]-[.A92])" office:value-type="float" office:value="0.00000518" calcext:value-type="float">
            <text:p>5,18E-06</text:p>
          </table:table-cell>
          <table:table-cell table:formula="of:=[.D93]/(SQRT([.E93]))" office:value-type="float" office:value="0.000849662940211653" calcext:value-type="float">
            <text:p>0,0008496629</text:p>
          </table:table-cell>
          <table:table-cell table:number-columns-repeated="6"/>
          <table:table-cell office:value-type="float" office:value="0.0000000079511" calcext:value-type="float">
            <text:p>7,95E-09</text:p>
          </table:table-cell>
          <table:table-cell office:value-type="float" office:value="0.0000045388" calcext:value-type="float">
            <text:p>4,54E-06</text:p>
          </table:table-cell>
          <table:table-cell table:formula="of:=([.N94]-[.N92])/([.A94]-[.A92])" office:value-type="float" office:value="0.00002041" calcext:value-type="float">
            <text:p>20,41E-06</text:p>
          </table:table-cell>
          <table:table-cell table:formula="of:=[.N93]/(SQRT(ABS([.O93])))" office:value-type="float" office:value="0.00100466100035022" calcext:value-type="float">
            <text:p>0,001004661</text:p>
          </table:table-cell>
          <table:table-cell table:number-columns-repeated="1008"/>
        </table:table-row>
        <table:table-row table:style-name="ro1">
          <table:table-cell office:value-type="float" office:value="0.88" calcext:value-type="float">
            <text:p>0,88</text:p>
          </table:table-cell>
          <table:table-cell/>
          <table:table-cell office:value-type="float" office:value="0.000000013153" calcext:value-type="float">
            <text:p>1,32E-08</text:p>
          </table:table-cell>
          <table:table-cell office:value-type="float" office:value="0.0000019858" calcext:value-type="float">
            <text:p>1,99E-06</text:p>
          </table:table-cell>
          <table:table-cell table:formula="of:=([.D95]-[.D93])/([.A95]-[.A93])" office:value-type="float" office:value="0.00000517999999999998" calcext:value-type="float">
            <text:p>5,18E-06</text:p>
          </table:table-cell>
          <table:table-cell table:formula="of:=[.D94]/(SQRT([.E94]))" office:value-type="float" office:value="0.00087251042852017" calcext:value-type="float">
            <text:p>0,0008725104</text:p>
          </table:table-cell>
          <table:table-cell table:number-columns-repeated="6"/>
          <table:table-cell office:value-type="float" office:value="0.0000000083798" calcext:value-type="float">
            <text:p>8,38E-09</text:p>
          </table:table-cell>
          <table:table-cell office:value-type="float" office:value="0.0000047458" calcext:value-type="float">
            <text:p>4,75E-06</text:p>
          </table:table-cell>
          <table:table-cell table:formula="of:=([.N95]-[.N93])/([.A95]-[.A93])" office:value-type="float" office:value="0.000020875" calcext:value-type="float">
            <text:p>20,88E-06</text:p>
          </table:table-cell>
          <table:table-cell table:formula="of:=[.N94]/(SQRT(ABS([.O94])))" office:value-type="float" office:value="0.00103871448971203" calcext:value-type="float">
            <text:p>0,0010387145</text:p>
          </table:table-cell>
          <table:table-cell table:number-columns-repeated="1008"/>
        </table:table-row>
        <table:table-row table:style-name="ro1">
          <table:table-cell office:value-type="float" office:value="0.89" calcext:value-type="float">
            <text:p>0,89</text:p>
          </table:table-cell>
          <table:table-cell/>
          <table:table-cell office:value-type="float" office:value="0.000000013956" calcext:value-type="float">
            <text:p>1,40E-08</text:p>
          </table:table-cell>
          <table:table-cell office:value-type="float" office:value="0.0000020374" calcext:value-type="float">
            <text:p>2,04E-06</text:p>
          </table:table-cell>
          <table:table-cell table:formula="of:=([.D96]-[.D94])/([.A96]-[.A94])" office:value-type="float" office:value="0.00000516999999999998" calcext:value-type="float">
            <text:p>5,17E-06</text:p>
          </table:table-cell>
          <table:table-cell table:formula="of:=[.D95]/(SQRT([.E95]))" office:value-type="float" office:value="0.000896047495459881" calcext:value-type="float">
            <text:p>0,0008960475</text:p>
          </table:table-cell>
          <table:table-cell table:number-columns-repeated="6"/>
          <table:table-cell office:value-type="float" office:value="0.0000000088191" calcext:value-type="float">
            <text:p>8,82E-09</text:p>
          </table:table-cell>
          <table:table-cell office:value-type="float" office:value="0.0000049563" calcext:value-type="float">
            <text:p>4,96E-06</text:p>
          </table:table-cell>
          <table:table-cell table:formula="of:=([.N96]-[.N94])/([.A96]-[.A94])" office:value-type="float" office:value="0.00002136" calcext:value-type="float">
            <text:p>21,36E-06</text:p>
          </table:table-cell>
          <table:table-cell table:formula="of:=[.N95]/(SQRT(ABS([.O95])))" office:value-type="float" office:value="0.00107240038627518" calcext:value-type="float">
            <text:p>0,0010724004</text:p>
          </table:table-cell>
          <table:table-cell table:number-columns-repeated="1008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office:value-type="float" office:value="0.000000014809" calcext:value-type="float">
            <text:p>1,48E-08</text:p>
          </table:table-cell>
          <table:table-cell office:value-type="float" office:value="0.0000020892" calcext:value-type="float">
            <text:p>2,09E-06</text:p>
          </table:table-cell>
          <table:table-cell table:formula="of:=([.D97]-[.D95])/([.A97]-[.A95])" office:value-type="float" office:value="0.00000516499999999999" calcext:value-type="float">
            <text:p>5,17E-06</text:p>
          </table:table-cell>
          <table:table-cell table:formula="of:=[.D96]/(SQRT([.E96]))" office:value-type="float" office:value="0.000919273740025087" calcext:value-type="float">
            <text:p>0,0009192737</text:p>
          </table:table-cell>
          <table:table-cell table:number-columns-repeated="6"/>
          <table:table-cell office:value-type="float" office:value="0.0000000092976" calcext:value-type="float">
            <text:p>9,30E-09</text:p>
          </table:table-cell>
          <table:table-cell office:value-type="float" office:value="0.000005173" calcext:value-type="float">
            <text:p>5,17E-06</text:p>
          </table:table-cell>
          <table:table-cell table:formula="of:=([.N97]-[.N95])/([.A97]-[.A95])" office:value-type="float" office:value="0.000021865" calcext:value-type="float">
            <text:p>21,87E-06</text:p>
          </table:table-cell>
          <table:table-cell table:formula="of:=[.N96]/(SQRT(ABS([.O96])))" office:value-type="float" office:value="0.0011062868179943" calcext:value-type="float">
            <text:p>0,0011062868</text:p>
          </table:table-cell>
          <table:table-cell table:number-columns-repeated="1008"/>
        </table:table-row>
        <table:table-row table:style-name="ro1">
          <table:table-cell office:value-type="float" office:value="0.91" calcext:value-type="float">
            <text:p>0,91</text:p>
          </table:table-cell>
          <table:table-cell/>
          <table:table-cell office:value-type="float" office:value="0.000000015724" calcext:value-type="float">
            <text:p>1,57E-08</text:p>
          </table:table-cell>
          <table:table-cell office:value-type="float" office:value="0.0000021407" calcext:value-type="float">
            <text:p>2,14E-06</text:p>
          </table:table-cell>
          <table:table-cell table:formula="of:=([.D98]-[.D96])/([.A98]-[.A96])" office:value-type="float" office:value="0.00000512" calcext:value-type="float">
            <text:p>5,12E-06</text:p>
          </table:table-cell>
          <table:table-cell table:formula="of:=[.D97]/(SQRT([.E97]))" office:value-type="float" office:value="0.000946064679053776" calcext:value-type="float">
            <text:p>0,0009460647</text:p>
          </table:table-cell>
          <table:table-cell table:number-columns-repeated="6"/>
          <table:table-cell office:value-type="float" office:value="0.0000000097884" calcext:value-type="float">
            <text:p>9,79E-09</text:p>
          </table:table-cell>
          <table:table-cell office:value-type="float" office:value="0.0000053936" calcext:value-type="float">
            <text:p>5,39E-06</text:p>
          </table:table-cell>
          <table:table-cell table:formula="of:=([.N98]-[.N96])/([.A98]-[.A96])" office:value-type="float" office:value="0.000022255" calcext:value-type="float">
            <text:p>22,26E-06</text:p>
          </table:table-cell>
          <table:table-cell table:formula="of:=[.N97]/(SQRT(ABS([.O97])))" office:value-type="float" office:value="0.00114331245826266" calcext:value-type="float">
            <text:p>0,0011433125</text:p>
          </table:table-cell>
          <table:table-cell table:number-columns-repeated="1008"/>
        </table:table-row>
        <table:table-row table:style-name="ro1">
          <table:table-cell office:value-type="float" office:value="0.92" calcext:value-type="float">
            <text:p>0,92</text:p>
          </table:table-cell>
          <table:table-cell/>
          <table:table-cell office:value-type="float" office:value="0.000000016691" calcext:value-type="float">
            <text:p>1,67E-08</text:p>
          </table:table-cell>
          <table:table-cell office:value-type="float" office:value="0.0000021916" calcext:value-type="float">
            <text:p>2,19E-06</text:p>
          </table:table-cell>
          <table:table-cell table:formula="of:=([.D99]-[.D97])/([.A99]-[.A97])" office:value-type="float" office:value="0.00000507500000000001" calcext:value-type="float">
            <text:p>5,08E-06</text:p>
          </table:table-cell>
          <table:table-cell table:formula="of:=[.D98]/(SQRT([.E98]))" office:value-type="float" office:value="0.00097284414276305" calcext:value-type="float">
            <text:p>0,0009728441</text:p>
          </table:table-cell>
          <table:table-cell table:number-columns-repeated="6"/>
          <table:table-cell office:value-type="float" office:value="0.000000010292" calcext:value-type="float">
            <text:p>1,03E-08</text:p>
          </table:table-cell>
          <table:table-cell office:value-type="float" office:value="0.0000056181" calcext:value-type="float">
            <text:p>5,62E-06</text:p>
          </table:table-cell>
          <table:table-cell table:formula="of:=([.N99]-[.N97])/([.A99]-[.A97])" office:value-type="float" office:value="0.00002277" calcext:value-type="float">
            <text:p>22,77E-06</text:p>
          </table:table-cell>
          <table:table-cell table:formula="of:=[.N98]/(SQRT(ABS([.O98])))" office:value-type="float" office:value="0.00117735640263016" calcext:value-type="float">
            <text:p>0,0011773564</text:p>
          </table:table-cell>
          <table:table-cell table:number-columns-repeated="1008"/>
        </table:table-row>
        <table:table-row table:style-name="ro1">
          <table:table-cell office:value-type="float" office:value="0.93" calcext:value-type="float">
            <text:p>0,93</text:p>
          </table:table-cell>
          <table:table-cell/>
          <table:table-cell office:value-type="float" office:value="0.000000017619" calcext:value-type="float">
            <text:p>1,76E-08</text:p>
          </table:table-cell>
          <table:table-cell office:value-type="float" office:value="0.0000022422" calcext:value-type="float">
            <text:p>2,24E-06</text:p>
          </table:table-cell>
          <table:table-cell table:formula="of:=([.D100]-[.D98])/([.A100]-[.A98])" office:value-type="float" office:value="0.00000508" calcext:value-type="float">
            <text:p>5,08E-06</text:p>
          </table:table-cell>
          <table:table-cell table:formula="of:=[.D99]/(SQRT([.E99]))" office:value-type="float" office:value="0.000994815382706405" calcext:value-type="float">
            <text:p>0,0009948154</text:p>
          </table:table-cell>
          <table:table-cell table:number-columns-repeated="6"/>
          <table:table-cell office:value-type="float" office:value="0.0000000108143" calcext:value-type="float">
            <text:p>1,08E-08</text:p>
          </table:table-cell>
          <table:table-cell office:value-type="float" office:value="0.000005849" calcext:value-type="float">
            <text:p>5,85E-06</text:p>
          </table:table-cell>
          <table:table-cell table:formula="of:=([.N100]-[.N98])/([.A100]-[.A98])" office:value-type="float" office:value="0.000023205" calcext:value-type="float">
            <text:p>23,21E-06</text:p>
          </table:table-cell>
          <table:table-cell table:formula="of:=[.N99]/(SQRT(ABS([.O99])))" office:value-type="float" office:value="0.00121420169551021" calcext:value-type="float">
            <text:p>0,0012142017</text:p>
          </table:table-cell>
          <table:table-cell table:number-columns-repeated="1008"/>
        </table:table-row>
        <table:table-row table:style-name="ro1">
          <table:table-cell office:value-type="float" office:value="0.94" calcext:value-type="float">
            <text:p>0,94</text:p>
          </table:table-cell>
          <table:table-cell/>
          <table:table-cell office:value-type="float" office:value="0.000000018665" calcext:value-type="float">
            <text:p>1,87E-08</text:p>
          </table:table-cell>
          <table:table-cell office:value-type="float" office:value="0.0000022932" calcext:value-type="float">
            <text:p>2,29E-06</text:p>
          </table:table-cell>
          <table:table-cell table:formula="of:=([.D101]-[.D99])/([.A101]-[.A99])" office:value-type="float" office:value="0.00000507500000000001" calcext:value-type="float">
            <text:p>5,08E-06</text:p>
          </table:table-cell>
          <table:table-cell table:formula="of:=[.D100]/(SQRT([.E100]))" office:value-type="float" office:value="0.00101794405374349" calcext:value-type="float">
            <text:p>0,0010179441</text:p>
          </table:table-cell>
          <table:table-cell table:number-columns-repeated="6"/>
          <table:table-cell office:value-type="float" office:value="0.0000000113652" calcext:value-type="float">
            <text:p>1,14E-08</text:p>
          </table:table-cell>
          <table:table-cell office:value-type="float" office:value="0.0000060822" calcext:value-type="float">
            <text:p>6,08E-06</text:p>
          </table:table-cell>
          <table:table-cell table:formula="of:=([.N101]-[.N99])/([.A101]-[.A99])" office:value-type="float" office:value="0.0000236099999999999" calcext:value-type="float">
            <text:p>23,61E-06</text:p>
          </table:table-cell>
          <table:table-cell table:formula="of:=[.N100]/(SQRT(ABS([.O100])))" office:value-type="float" office:value="0.00125173588642012" calcext:value-type="float">
            <text:p>0,0012517359</text:p>
          </table:table-cell>
          <table:table-cell table:number-columns-repeated="1008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office:value-type="float" office:value="0.000000019784" calcext:value-type="float">
            <text:p>1,98E-08</text:p>
          </table:table-cell>
          <table:table-cell office:value-type="float" office:value="0.0000023437" calcext:value-type="float">
            <text:p>2,34E-06</text:p>
          </table:table-cell>
          <table:table-cell table:formula="of:=([.D102]-[.D100])/([.A102]-[.A100])" office:value-type="float" office:value="0.00000501500000000003" calcext:value-type="float">
            <text:p>5,02E-06</text:p>
          </table:table-cell>
          <table:table-cell table:formula="of:=[.D101]/(SQRT([.E101]))" office:value-type="float" office:value="0.00104656583065106" calcext:value-type="float">
            <text:p>0,0010465658</text:p>
          </table:table-cell>
          <table:table-cell table:number-columns-repeated="6"/>
          <table:table-cell office:value-type="float" office:value="0.000000011929" calcext:value-type="float">
            <text:p>1,19E-08</text:p>
          </table:table-cell>
          <table:table-cell office:value-type="float" office:value="0.0000063212" calcext:value-type="float">
            <text:p>6,32E-06</text:p>
          </table:table-cell>
          <table:table-cell table:formula="of:=([.N102]-[.N100])/([.A102]-[.A100])" office:value-type="float" office:value="0.0000240750000000001" calcext:value-type="float">
            <text:p>24,08E-06</text:p>
          </table:table-cell>
          <table:table-cell table:formula="of:=[.N101]/(SQRT(ABS([.O101])))" office:value-type="float" office:value="0.00128829815115604" calcext:value-type="float">
            <text:p>0,0012882982</text:p>
          </table:table-cell>
          <table:table-cell table:number-columns-repeated="1008"/>
        </table:table-row>
        <table:table-row table:style-name="ro1">
          <table:table-cell office:value-type="float" office:value="0.96" calcext:value-type="float">
            <text:p>0,96</text:p>
          </table:table-cell>
          <table:table-cell/>
          <table:table-cell office:value-type="float" office:value="0.000000020889" calcext:value-type="float">
            <text:p>2,09E-08</text:p>
          </table:table-cell>
          <table:table-cell office:value-type="float" office:value="0.0000023935" calcext:value-type="float">
            <text:p>2,39E-06</text:p>
          </table:table-cell>
          <table:table-cell table:formula="of:=([.D103]-[.D101])/([.A103]-[.A101])" office:value-type="float" office:value="0.00000498500000000001" calcext:value-type="float">
            <text:p>4,99E-06</text:p>
          </table:table-cell>
          <table:table-cell table:formula="of:=[.D102]/(SQRT([.E102]))" office:value-type="float" office:value="0.00107201497111509" calcext:value-type="float">
            <text:p>0,001072015</text:p>
          </table:table-cell>
          <table:table-cell table:number-columns-repeated="6"/>
          <table:table-cell office:value-type="float" office:value="0.000000012546" calcext:value-type="float">
            <text:p>1,25E-08</text:p>
          </table:table-cell>
          <table:table-cell office:value-type="float" office:value="0.0000065637" calcext:value-type="float">
            <text:p>6,56E-06</text:p>
          </table:table-cell>
          <table:table-cell table:formula="of:=([.N103]-[.N101])/([.A103]-[.A101])" office:value-type="float" office:value="0.0000245750000000001" calcext:value-type="float">
            <text:p>24,58E-06</text:p>
          </table:table-cell>
          <table:table-cell table:formula="of:=[.N102]/(SQRT(ABS([.O102])))" office:value-type="float" office:value="0.00132404260410964" calcext:value-type="float">
            <text:p>0,0013240426</text:p>
          </table:table-cell>
          <table:table-cell table:number-columns-repeated="1008"/>
        </table:table-row>
        <table:table-row table:style-name="ro1">
          <table:table-cell office:value-type="float" office:value="0.97" calcext:value-type="float">
            <text:p>0,97</text:p>
          </table:table-cell>
          <table:table-cell/>
          <table:table-cell office:value-type="float" office:value="0.00000002212" calcext:value-type="float">
            <text:p>2,21E-08</text:p>
          </table:table-cell>
          <table:table-cell office:value-type="float" office:value="0.0000024434" calcext:value-type="float">
            <text:p>2,44E-06</text:p>
          </table:table-cell>
          <table:table-cell table:formula="of:=([.D104]-[.D102])/([.A104]-[.A102])" office:value-type="float" office:value="0.00000493000000000001" calcext:value-type="float">
            <text:p>4,93E-06</text:p>
          </table:table-cell>
          <table:table-cell table:formula="of:=[.D103]/(SQRT([.E103]))" office:value-type="float" office:value="0.00110045201481793" calcext:value-type="float">
            <text:p>0,001100452</text:p>
          </table:table-cell>
          <table:table-cell table:number-columns-repeated="6"/>
          <table:table-cell office:value-type="float" office:value="0.000000013152" calcext:value-type="float">
            <text:p>1,32E-08</text:p>
          </table:table-cell>
          <table:table-cell office:value-type="float" office:value="0.0000068127" calcext:value-type="float">
            <text:p>6,81E-06</text:p>
          </table:table-cell>
          <table:table-cell table:formula="of:=([.N104]-[.N102])/([.A104]-[.A102])" office:value-type="float" office:value="0.000024975" calcext:value-type="float">
            <text:p>24,98E-06</text:p>
          </table:table-cell>
          <table:table-cell table:formula="of:=[.N103]/(SQRT(ABS([.O103])))" office:value-type="float" office:value="0.00136322178137867" calcext:value-type="float">
            <text:p>0,0013632218</text:p>
          </table:table-cell>
          <table:table-cell table:number-columns-repeated="1008"/>
        </table:table-row>
        <table:table-row table:style-name="ro1">
          <table:table-cell office:value-type="float" office:value="0.98" calcext:value-type="float">
            <text:p>0,98</text:p>
          </table:table-cell>
          <table:table-cell/>
          <table:table-cell office:value-type="float" office:value="0.000000023471" calcext:value-type="float">
            <text:p>2,35E-08</text:p>
          </table:table-cell>
          <table:table-cell office:value-type="float" office:value="0.0000024921" calcext:value-type="float">
            <text:p>2,49E-06</text:p>
          </table:table-cell>
          <table:table-cell table:formula="of:=([.D105]-[.D103])/([.A105]-[.A103])" office:value-type="float" office:value="0.00000491" calcext:value-type="float">
            <text:p>4,91E-06</text:p>
          </table:table-cell>
          <table:table-cell table:formula="of:=[.D104]/(SQRT([.E104]))" office:value-type="float" office:value="0.0011246689859253" calcext:value-type="float">
            <text:p>0,001124669</text:p>
          </table:table-cell>
          <table:table-cell table:number-columns-repeated="6"/>
          <table:table-cell office:value-type="float" office:value="0.000000013789" calcext:value-type="float">
            <text:p>1,38E-08</text:p>
          </table:table-cell>
          <table:table-cell office:value-type="float" office:value="0.0000070632" calcext:value-type="float">
            <text:p>7,06E-06</text:p>
          </table:table-cell>
          <table:table-cell table:formula="of:=([.N105]-[.N103])/([.A105]-[.A103])" office:value-type="float" office:value="0.0000254249999999999" calcext:value-type="float">
            <text:p>25,43E-06</text:p>
          </table:table-cell>
          <table:table-cell table:formula="of:=[.N104]/(SQRT(ABS([.O104])))" office:value-type="float" office:value="0.00140078351779167" calcext:value-type="float">
            <text:p>0,0014007835</text:p>
          </table:table-cell>
          <table:table-cell table:number-columns-repeated="1008"/>
        </table:table-row>
        <table:table-row table:style-name="ro1">
          <table:table-cell office:value-type="float" office:value="0.99" calcext:value-type="float">
            <text:p>0,99</text:p>
          </table:table-cell>
          <table:table-cell/>
          <table:table-cell office:value-type="float" office:value="0.000000024747" calcext:value-type="float">
            <text:p>2,47E-08</text:p>
          </table:table-cell>
          <table:table-cell office:value-type="float" office:value="0.0000025416" calcext:value-type="float">
            <text:p>2,54E-06</text:p>
          </table:table-cell>
          <table:table-cell table:formula="of:=([.D106]-[.D104])/([.A106]-[.A104])" office:value-type="float" office:value="0.000004925" calcext:value-type="float">
            <text:p>4,93E-06</text:p>
          </table:table-cell>
          <table:table-cell table:formula="of:=[.D105]/(SQRT([.E105]))" office:value-type="float" office:value="0.0011452599784652" calcext:value-type="float">
            <text:p>0,00114526</text:p>
          </table:table-cell>
          <table:table-cell table:number-columns-repeated="6"/>
          <table:table-cell office:value-type="float" office:value="0.000000014492" calcext:value-type="float">
            <text:p>1,45E-08</text:p>
          </table:table-cell>
          <table:table-cell office:value-type="float" office:value="0.0000073212" calcext:value-type="float">
            <text:p>7,32E-06</text:p>
          </table:table-cell>
          <table:table-cell table:formula="of:=([.N106]-[.N104])/([.A106]-[.A104])" office:value-type="float" office:value="0.000026015" calcext:value-type="float">
            <text:p>26,02E-06</text:p>
          </table:table-cell>
          <table:table-cell table:formula="of:=[.N105]/(SQRT(ABS([.O105])))" office:value-type="float" office:value="0.00143539145304912" calcext:value-type="float">
            <text:p>0,0014353915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000002623" calcext:value-type="float">
            <text:p>2,62E-08</text:p>
          </table:table-cell>
          <table:table-cell office:value-type="float" office:value="0.0000025906" calcext:value-type="float">
            <text:p>2,59E-06</text:p>
          </table:table-cell>
          <table:table-cell table:number-columns-repeated="8"/>
          <table:table-cell office:value-type="float" office:value="0.000000015178" calcext:value-type="float">
            <text:p>1,52E-08</text:p>
          </table:table-cell>
          <table:table-cell office:value-type="float" office:value="0.0000075835" calcext:value-type="float">
            <text:p>7,58E-06</text:p>
          </table:table-cell>
          <table:table-cell table:number-columns-repeated="1010"/>
        </table:table-row>
      </table:table>
      <table:table table:name="FD11-30" table:style-name="ta1">
        <table:shapes>
          <draw:frame draw:z-index="0" draw:style-name="gr1" draw:text-style-name="P1" svg:width="159.99mm" svg:height="89.99mm" svg:x="0mm" svg:y="46.8mm">
            <loext:p draw:notify-on-update-of-ranges="'FD11-30'.A5:'FD11-30'.A5 'FD11-30'.A6:'FD11-30'.A106 'FD11-30'.D5:'FD11-30'.D5 'FD11-30'.D6:'FD11-30'.D106 'FD11-30'.A5:'FD11-30'.A5 'FD11-30'.A6:'FD11-30'.A106 'FD11-30'.E5:'FD11-30'.E5 'FD11-30'.E6:'FD11-30'.E10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125.66mm" svg:y="160.34mm">
            <loext:p draw:notify-on-update-of-ranges="'FD11-30'.A5:'FD11-30'.A5 'FD11-30'.A6:'FD11-30'.A106 'FD11-30'.D5:'FD11-30'.D5 'FD11-30'.D6:'FD11-30'.D106 'FD11-30'.A5:'FD11-30'.A5 'FD11-30'.A6:'FD11-30'.A106 'FD11-30'.N5:'FD11-30'.N5 'FD11-30'.N6:'FD11-30'.N10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9.99mm" svg:height="89.99mm" svg:x="329.55mm" svg:y="53.25mm">
            <loext:p draw:notify-on-update-of-ranges="'FD11-30'.A5:'FD11-30'.A5 'FD11-30'.A6:'FD11-30'.A106 'FD11-30'.N5:'FD11-30'.N5 'FD11-30'.N6:'FD11-30'.N106 'FD11-30'.A5:'FD11-30'.A5 'FD11-30'.A6:'FD11-30'.A106 'FD11-30'.O5:'FD11-30'.O5 'FD11-30'.O6:'FD11-30'.O10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5"/>
        <table:table-column table:style-name="co1" table:default-cell-style-name="ce4"/>
        <table:table-column table:style-name="co1" table:number-columns-repeated="7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4"/>
        <table:table-column table:style-name="co1" table:number-columns-repeated="1009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ce1"/>
          <table:table-cell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3"/>
          <table:table-cell table:style-name="ce1" table:number-columns-repeated="2"/>
          <table:table-cell table:style-name="Default"/>
          <table:table-cell table:number-columns-repeated="7"/>
          <table:table-cell table:style-name="ce6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ce2" office:value-type="string" calcext:value-type="string">
            <text:p>Vg (V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table:style-name="ce4" office:value-type="string" calcext:value-type="string">
            <text:p>Y(Vg)</text:p>
          </table:table-cell>
          <table:table-cell table:style-name="ce4" office:value-type="string" calcext:value-type="string">
            <text:p>tangente</text:p>
          </table:table-cell>
          <table:table-cell/>
          <table:table-cell table:style-name="ce2" table:number-columns-repeated="2"/>
          <table:table-cell table:number-columns-repeated="2"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table:style-name="ce4" office:value-type="string" calcext:value-type="string">
            <text:p>Y(Vg)</text:p>
          </table:table-cell>
          <table:table-cell table:style-name="ce4" office:value-type="string" calcext:value-type="string">
            <text:p>tangente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-0.000000048971" calcext:value-type="float">
            <text:p>-4,90E-08</text:p>
          </table:table-cell>
          <table:table-cell office:value-type="float" office:value="0.000010977" calcext:value-type="float">
            <text:p>1,10E-05</text:p>
          </table:table-cell>
          <table:table-cell table:number-columns-repeated="8"/>
          <table:table-cell office:value-type="float" office:value="-0.0000023473" calcext:value-type="float">
            <text:p>-2,35E-06</text:p>
          </table:table-cell>
          <table:table-cell table:style-name="ce5" office:value-type="float" office:value="0.000074542" calcext:value-type="float">
            <text:p>7,45E-05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float" office:value="0.01" calcext:value-type="float">
            <text:p>0,01</text:p>
          </table:table-cell>
          <table:table-cell/>
          <table:table-cell office:value-type="float" office:value="-0.000000015575" calcext:value-type="float">
            <text:p>-1,56E-08</text:p>
          </table:table-cell>
          <table:table-cell office:value-type="float" office:value="0.000010983" calcext:value-type="float">
            <text:p>1,10E-05</text:p>
          </table:table-cell>
          <table:table-cell table:formula="of:=([.D8]-[.D6])/([.A8]-[.A6])" office:value-type="float" office:value="-0.0000002000000000001" calcext:value-type="float">
            <text:p>-200,00E-09</text:p>
          </table:table-cell>
          <table:table-cell table:formula="of:=[.D7]/(SQRT(ABS([.E7])))" office:value-type="float" office:value="0.0245587345968741" calcext:value-type="float">
            <text:p>0,0245587346</text:p>
          </table:table-cell>
          <table:table-cell table:number-columns-repeated="6"/>
          <table:table-cell office:value-type="float" office:value="-0.0000025467" calcext:value-type="float">
            <text:p>-2,55E-06</text:p>
          </table:table-cell>
          <table:table-cell table:style-name="ce5" office:value-type="float" office:value="0.000071278" calcext:value-type="float">
            <text:p>7,13E-05</text:p>
          </table:table-cell>
          <table:table-cell table:formula="of:=([.N8]-[.N6])/([.A8]-[.A6])" office:value-type="float" office:value="-0.0000954499999999999" calcext:value-type="float">
            <text:p>-95,45E-06</text:p>
          </table:table-cell>
          <table:table-cell table:formula="of:=[.N7]/(SQRT(ABS([.O7])))" office:value-type="float" office:value="0.00729570959980546" calcext:value-type="float">
            <text:p>0,0072957096</text:p>
          </table:table-cell>
          <table:table-cell table:number-columns-repeated="1008"/>
        </table:table-row>
        <table:table-row table:style-name="ro1">
          <table:table-cell office:value-type="float" office:value="0.02" calcext:value-type="float">
            <text:p>0,02</text:p>
          </table:table-cell>
          <table:table-cell/>
          <table:table-cell office:value-type="float" office:value="0.000000016051" calcext:value-type="float">
            <text:p>1,61E-08</text:p>
          </table:table-cell>
          <table:table-cell office:value-type="float" office:value="0.000010973" calcext:value-type="float">
            <text:p>1,10E-05</text:p>
          </table:table-cell>
          <table:table-cell table:formula="of:=([.D9]-[.D7])/([.A9]-[.A7])" office:value-type="float" office:value="-0.00000035000000000009" calcext:value-type="float">
            <text:p>-350,00E-09</text:p>
          </table:table-cell>
          <table:table-cell table:formula="of:=[.D8]/(SQRT(ABS([.E8])))" office:value-type="float" office:value="0.0185477552742696" calcext:value-type="float">
            <text:p>0,0185477553</text:p>
          </table:table-cell>
          <table:table-cell table:number-columns-repeated="6"/>
          <table:table-cell office:value-type="float" office:value="-0.0000027152" calcext:value-type="float">
            <text:p>-2,72E-06</text:p>
          </table:table-cell>
          <table:table-cell table:style-name="ce5" office:value-type="float" office:value="0.000072633" calcext:value-type="float">
            <text:p>7,26E-05</text:p>
          </table:table-cell>
          <table:table-cell table:formula="of:=([.N9]-[.N7])/([.A9]-[.A7])" office:value-type="float" office:value="0.00000949999999999983" calcext:value-type="float">
            <text:p>9,50E-06</text:p>
          </table:table-cell>
          <table:table-cell table:formula="of:=[.N8]/(SQRT(ABS([.O8])))" office:value-type="float" office:value="0.0235652569619816" calcext:value-type="float">
            <text:p>0,023565257</text:p>
          </table:table-cell>
          <table:table-cell table:number-columns-repeated="1008"/>
        </table:table-row>
        <table:table-row table:style-name="ro1">
          <table:table-cell office:value-type="float" office:value="0.03" calcext:value-type="float">
            <text:p>0,03</text:p>
          </table:table-cell>
          <table:table-cell/>
          <table:table-cell office:value-type="float" office:value="0.00000004823" calcext:value-type="float">
            <text:p>4,82E-08</text:p>
          </table:table-cell>
          <table:table-cell office:value-type="float" office:value="0.000010976" calcext:value-type="float">
            <text:p>1,10E-05</text:p>
          </table:table-cell>
          <table:table-cell table:formula="of:=([.D10]-[.D8])/([.A10]-[.A8])" office:value-type="float" office:value="0.00000120000000000001" calcext:value-type="float">
            <text:p>1,20E-06</text:p>
          </table:table-cell>
          <table:table-cell table:formula="of:=[.D9]/(SQRT(ABS([.E9])))" office:value-type="float" office:value="0.0100196713186278" calcext:value-type="float">
            <text:p>0,0100196713</text:p>
          </table:table-cell>
          <table:table-cell table:number-columns-repeated="6"/>
          <table:table-cell office:value-type="float" office:value="-0.0000022436" calcext:value-type="float">
            <text:p>-2,24E-06</text:p>
          </table:table-cell>
          <table:table-cell table:style-name="ce5" office:value-type="float" office:value="0.000071468" calcext:value-type="float">
            <text:p>7,15E-05</text:p>
          </table:table-cell>
          <table:table-cell table:formula="of:=([.N10]-[.N8])/([.A10]-[.A8])" office:value-type="float" office:value="-0.0000249000000000004" calcext:value-type="float">
            <text:p>-24,90E-06</text:p>
          </table:table-cell>
          <table:table-cell table:formula="of:=[.N9]/(SQRT(ABS([.O9])))" office:value-type="float" office:value="0.0143222732484761" calcext:value-type="float">
            <text:p>0,0143222732</text:p>
          </table:table-cell>
          <table:table-cell table:number-columns-repeated="1008"/>
        </table:table-row>
        <table:table-row table:style-name="ro1">
          <table:table-cell office:value-type="float" office:value="0.04" calcext:value-type="float">
            <text:p>0,04</text:p>
          </table:table-cell>
          <table:table-cell/>
          <table:table-cell office:value-type="float" office:value="0.000000083388" calcext:value-type="float">
            <text:p>8,34E-08</text:p>
          </table:table-cell>
          <table:table-cell office:value-type="float" office:value="0.000010997" calcext:value-type="float">
            <text:p>1,10E-05</text:p>
          </table:table-cell>
          <table:table-cell table:formula="of:=([.D11]-[.D9])/([.A11]-[.A9])" office:value-type="float" office:value="0.00000010000000000005" calcext:value-type="float">
            <text:p>100,00E-09</text:p>
          </table:table-cell>
          <table:table-cell table:formula="of:=[.D10]/(SQRT(ABS([.E10])))" office:value-type="float" office:value="0.034775567428863" calcext:value-type="float">
            <text:p>0,0347755674</text:p>
          </table:table-cell>
          <table:table-cell table:number-columns-repeated="6"/>
          <table:table-cell office:value-type="float" office:value="-0.0000019291" calcext:value-type="float">
            <text:p>-1,93E-06</text:p>
          </table:table-cell>
          <table:table-cell table:style-name="ce5" office:value-type="float" office:value="0.000072135" calcext:value-type="float">
            <text:p>7,21E-05</text:p>
          </table:table-cell>
          <table:table-cell table:formula="of:=([.N11]-[.N9])/([.A11]-[.A9])" office:value-type="float" office:value="-0.0000562999999999994" calcext:value-type="float">
            <text:p>-56,30E-06</text:p>
          </table:table-cell>
          <table:table-cell table:formula="of:=[.N10]/(SQRT(ABS([.O10])))" office:value-type="float" office:value="0.00961372818100185" calcext:value-type="float">
            <text:p>0,0096137282</text:p>
          </table:table-cell>
          <table:table-cell table:number-columns-repeated="1008"/>
        </table:table-row>
        <table:table-row table:style-name="ro1">
          <table:table-cell office:value-type="float" office:value="0.05" calcext:value-type="float">
            <text:p>0,05</text:p>
          </table:table-cell>
          <table:table-cell/>
          <table:table-cell office:value-type="float" office:value="0.00000010904" calcext:value-type="float">
            <text:p>1,09E-07</text:p>
          </table:table-cell>
          <table:table-cell office:value-type="float" office:value="0.000010978" calcext:value-type="float">
            <text:p>1,10E-05</text:p>
          </table:table-cell>
          <table:table-cell table:formula="of:=([.D12]-[.D10])/([.A12]-[.A10])" office:value-type="float" office:value="-0.00000124999999999995" calcext:value-type="float">
            <text:p>-1,25E-06</text:p>
          </table:table-cell>
          <table:table-cell table:formula="of:=[.D11]/(SQRT(ABS([.E11])))" office:value-type="float" office:value="0.00981902170279729" calcext:value-type="float">
            <text:p>0,0098190217</text:p>
          </table:table-cell>
          <table:table-cell table:number-columns-repeated="6"/>
          <table:table-cell office:value-type="float" office:value="-0.0000017103" calcext:value-type="float">
            <text:p>-1,71E-06</text:p>
          </table:table-cell>
          <table:table-cell table:style-name="ce5" office:value-type="float" office:value="0.000070342" calcext:value-type="float">
            <text:p>7,03E-05</text:p>
          </table:table-cell>
          <table:table-cell table:formula="of:=([.N12]-[.N10])/([.A12]-[.A10])" office:value-type="float" office:value="-0.00012545" calcext:value-type="float">
            <text:p>-125,45E-06</text:p>
          </table:table-cell>
          <table:table-cell table:formula="of:=[.N11]/(SQRT(ABS([.O11])))" office:value-type="float" office:value="0.00628028538902149" calcext:value-type="float">
            <text:p>0,0062802854</text:p>
          </table:table-cell>
          <table:table-cell table:number-columns-repeated="1008"/>
        </table:table-row>
        <table:table-row table:style-name="ro1">
          <table:table-cell office:value-type="float" office:value="0.06" calcext:value-type="float">
            <text:p>0,06</text:p>
          </table:table-cell>
          <table:table-cell/>
          <table:table-cell office:value-type="float" office:value="0.00000014083" calcext:value-type="float">
            <text:p>1,41E-07</text:p>
          </table:table-cell>
          <table:table-cell office:value-type="float" office:value="0.000010972" calcext:value-type="float">
            <text:p>1,10E-05</text:p>
          </table:table-cell>
          <table:table-cell table:formula="of:=([.D13]-[.D11])/([.A13]-[.A11])" office:value-type="float" office:value="-0.000000699999999999926" calcext:value-type="float">
            <text:p>-700,00E-09</text:p>
          </table:table-cell>
          <table:table-cell table:formula="of:=[.D12]/(SQRT(ABS([.E12])))" office:value-type="float" office:value="0.0131140483016177" calcext:value-type="float">
            <text:p>0,0131140483</text:p>
          </table:table-cell>
          <table:table-cell table:number-columns-repeated="6"/>
          <table:table-cell office:value-type="float" office:value="-0.0000021658" calcext:value-type="float">
            <text:p>-2,17E-06</text:p>
          </table:table-cell>
          <table:table-cell table:style-name="ce5" office:value-type="float" office:value="0.000069626" calcext:value-type="float">
            <text:p>6,96E-05</text:p>
          </table:table-cell>
          <table:table-cell table:formula="of:=([.N13]-[.N11])/([.A13]-[.A11])" office:value-type="float" office:value="-0.0000487500000000005" calcext:value-type="float">
            <text:p>-48,75E-06</text:p>
          </table:table-cell>
          <table:table-cell table:formula="of:=[.N12]/(SQRT(ABS([.O12])))" office:value-type="float" office:value="0.00997204284397386" calcext:value-type="float">
            <text:p>0,0099720428</text:p>
          </table:table-cell>
          <table:table-cell table:number-columns-repeated="1008"/>
        </table:table-row>
        <table:table-row table:style-name="ro1">
          <table:table-cell office:value-type="float" office:value="0.07" calcext:value-type="float">
            <text:p>0,07</text:p>
          </table:table-cell>
          <table:table-cell/>
          <table:table-cell office:value-type="float" office:value="0.00000017727" calcext:value-type="float">
            <text:p>1,77E-07</text:p>
          </table:table-cell>
          <table:table-cell office:value-type="float" office:value="0.000010964" calcext:value-type="float">
            <text:p>1,10E-05</text:p>
          </table:table-cell>
          <table:table-cell table:formula="of:=([.D14]-[.D12])/([.A14]-[.A12])" office:value-type="float" office:value="-0.000000850000000000085" calcext:value-type="float">
            <text:p>-850,00E-09</text:p>
          </table:table-cell>
          <table:table-cell table:formula="of:=[.D13]/(SQRT(ABS([.E13])))" office:value-type="float" office:value="0.0118921276976181" calcext:value-type="float">
            <text:p>0,0118921277</text:p>
          </table:table-cell>
          <table:table-cell table:number-columns-repeated="6"/>
          <table:table-cell office:value-type="float" office:value="-0.0000017566" calcext:value-type="float">
            <text:p>-1,76E-06</text:p>
          </table:table-cell>
          <table:table-cell table:style-name="ce5" office:value-type="float" office:value="0.000069367" calcext:value-type="float">
            <text:p>6,94E-05</text:p>
          </table:table-cell>
          <table:table-cell table:formula="of:=([.N14]-[.N12])/([.A14]-[.A12])" office:value-type="float" office:value="-0.0000173999999999995" calcext:value-type="float">
            <text:p>-17,40E-06</text:p>
          </table:table-cell>
          <table:table-cell table:formula="of:=[.N13]/(SQRT(ABS([.O13])))" office:value-type="float" office:value="0.0166294654170686" calcext:value-type="float">
            <text:p>0,0166294654</text:p>
          </table:table-cell>
          <table:table-cell table:number-columns-repeated="1008"/>
        </table:table-row>
        <table:table-row table:style-name="ro1">
          <table:table-cell office:value-type="float" office:value="0.08" calcext:value-type="float">
            <text:p>0,08</text:p>
          </table:table-cell>
          <table:table-cell/>
          <table:table-cell office:value-type="float" office:value="0.00000021222" calcext:value-type="float">
            <text:p>2,12E-07</text:p>
          </table:table-cell>
          <table:table-cell office:value-type="float" office:value="0.000010955" calcext:value-type="float">
            <text:p>1,10E-05</text:p>
          </table:table-cell>
          <table:table-cell table:formula="of:=([.D15]-[.D13])/([.A15]-[.A13])" office:value-type="float" office:value="-0.000000550000000000105" calcext:value-type="float">
            <text:p>-550,00E-09</text:p>
          </table:table-cell>
          <table:table-cell table:formula="of:=[.D14]/(SQRT(ABS([.E14])))" office:value-type="float" office:value="0.0147717189865682" calcext:value-type="float">
            <text:p>0,014771719</text:p>
          </table:table-cell>
          <table:table-cell table:number-columns-repeated="6"/>
          <table:table-cell office:value-type="float" office:value="-0.0000018547" calcext:value-type="float">
            <text:p>-1,85E-06</text:p>
          </table:table-cell>
          <table:table-cell table:style-name="ce5" office:value-type="float" office:value="0.000069278" calcext:value-type="float">
            <text:p>6,93E-05</text:p>
          </table:table-cell>
          <table:table-cell table:formula="of:=([.N15]-[.N13])/([.A15]-[.A13])" office:value-type="float" office:value="0.0000486000000000002" calcext:value-type="float">
            <text:p>48,60E-06</text:p>
          </table:table-cell>
          <table:table-cell table:formula="of:=[.N14]/(SQRT(ABS([.O14])))" office:value-type="float" office:value="0.00993750149105766" calcext:value-type="float">
            <text:p>0,0099375015</text:p>
          </table:table-cell>
          <table:table-cell table:number-columns-repeated="1008"/>
        </table:table-row>
        <table:table-row table:style-name="ro1">
          <table:table-cell office:value-type="float" office:value="0.09" calcext:value-type="float">
            <text:p>0,09</text:p>
          </table:table-cell>
          <table:table-cell/>
          <table:table-cell office:value-type="float" office:value="0.00000024415" calcext:value-type="float">
            <text:p>2,44E-07</text:p>
          </table:table-cell>
          <table:table-cell office:value-type="float" office:value="0.000010953" calcext:value-type="float">
            <text:p>1,10E-05</text:p>
          </table:table-cell>
          <table:table-cell table:formula="of:=([.D16]-[.D14])/([.A16]-[.A14])" office:value-type="float" office:value="0.00000050000000000008" calcext:value-type="float">
            <text:p>500,00E-09</text:p>
          </table:table-cell>
          <table:table-cell table:formula="of:=[.D15]/(SQRT(ABS([.E15])))" office:value-type="float" office:value="0.0154898811486713" calcext:value-type="float">
            <text:p>0,0154898811</text:p>
          </table:table-cell>
          <table:table-cell table:number-columns-repeated="6"/>
          <table:table-cell office:value-type="float" office:value="-0.0000012542" calcext:value-type="float">
            <text:p>-1,25E-06</text:p>
          </table:table-cell>
          <table:table-cell table:style-name="ce5" office:value-type="float" office:value="0.000070339" calcext:value-type="float">
            <text:p>7,03E-05</text:p>
          </table:table-cell>
          <table:table-cell table:formula="of:=([.N16]-[.N14])/([.A16]-[.A14])" office:value-type="float" office:value="0.00000479999999999968" calcext:value-type="float">
            <text:p>4,80E-06</text:p>
          </table:table-cell>
          <table:table-cell table:formula="of:=[.N15]/(SQRT(ABS([.O15])))" office:value-type="float" office:value="0.032105214143631" calcext:value-type="float">
            <text:p>0,0321052141</text:p>
          </table:table-cell>
          <table:table-cell table:number-columns-repeated="1008"/>
        </table:table-row>
        <table:table-row table:style-name="ro1">
          <table:table-cell office:value-type="float" office:value="0.1" calcext:value-type="float">
            <text:p>0,1</text:p>
          </table:table-cell>
          <table:table-cell/>
          <table:table-cell office:value-type="float" office:value="0.00000027828" calcext:value-type="float">
            <text:p>2,78E-07</text:p>
          </table:table-cell>
          <table:table-cell office:value-type="float" office:value="0.000010965" calcext:value-type="float">
            <text:p>1,10E-05</text:p>
          </table:table-cell>
          <table:table-cell table:formula="of:=([.D17]-[.D15])/([.A17]-[.A15])" office:value-type="float" office:value="0.00000145000000000005" calcext:value-type="float">
            <text:p>1,45E-06</text:p>
          </table:table-cell>
          <table:table-cell table:formula="of:=[.D16]/(SQRT(ABS([.E16])))" office:value-type="float" office:value="0.00910593686596245" calcext:value-type="float">
            <text:p>0,0091059369</text:p>
          </table:table-cell>
          <table:table-cell table:number-columns-repeated="6"/>
          <table:table-cell office:value-type="float" office:value="-0.0000012971" calcext:value-type="float">
            <text:p>-1,30E-06</text:p>
          </table:table-cell>
          <table:table-cell table:style-name="ce5" office:value-type="float" office:value="0.000069374" calcext:value-type="float">
            <text:p>6,94E-05</text:p>
          </table:table-cell>
          <table:table-cell table:formula="of:=([.N17]-[.N15])/([.A17]-[.A15])" office:value-type="float" office:value="-0.0000791500000000001" calcext:value-type="float">
            <text:p>-79,15E-06</text:p>
          </table:table-cell>
          <table:table-cell table:formula="of:=[.N16]/(SQRT(ABS([.O16])))" office:value-type="float" office:value="0.00779778535383671" calcext:value-type="float">
            <text:p>0,0077977854</text:p>
          </table:table-cell>
          <table:table-cell table:number-columns-repeated="1008"/>
        </table:table-row>
        <table:table-row table:style-name="ro1">
          <table:table-cell office:value-type="float" office:value="0.11" calcext:value-type="float">
            <text:p>0,11</text:p>
          </table:table-cell>
          <table:table-cell/>
          <table:table-cell office:value-type="float" office:value="0.00000030728" calcext:value-type="float">
            <text:p>3,07E-07</text:p>
          </table:table-cell>
          <table:table-cell office:value-type="float" office:value="0.000010982" calcext:value-type="float">
            <text:p>1,10E-05</text:p>
          </table:table-cell>
          <table:table-cell table:formula="of:=([.D18]-[.D16])/([.A18]-[.A16])" office:value-type="float" office:value="0.00000114999999999998" calcext:value-type="float">
            <text:p>1,15E-06</text:p>
          </table:table-cell>
          <table:table-cell table:formula="of:=[.D17]/(SQRT(ABS([.E17])))" office:value-type="float" office:value="0.0102407678040952" calcext:value-type="float">
            <text:p>0,0102407678</text:p>
          </table:table-cell>
          <table:table-cell table:number-columns-repeated="6"/>
          <table:table-cell office:value-type="float" office:value="-0.0000013565" calcext:value-type="float">
            <text:p>-1,36E-06</text:p>
          </table:table-cell>
          <table:table-cell table:style-name="ce5" office:value-type="float" office:value="0.000068756" calcext:value-type="float">
            <text:p>6,88E-05</text:p>
          </table:table-cell>
          <table:table-cell table:formula="of:=([.N18]-[.N16])/([.A18]-[.A16])" office:value-type="float" office:value="-0.0000298000000000003" calcext:value-type="float">
            <text:p>-29,80E-06</text:p>
          </table:table-cell>
          <table:table-cell table:formula="of:=[.N17]/(SQRT(ABS([.O17])))" office:value-type="float" office:value="0.0125951246773338" calcext:value-type="float">
            <text:p>0,0125951247</text:p>
          </table:table-cell>
          <table:table-cell table:number-columns-repeated="1008"/>
        </table:table-row>
        <table:table-row table:style-name="ro1">
          <table:table-cell office:value-type="float" office:value="0.12" calcext:value-type="float">
            <text:p>0,12</text:p>
          </table:table-cell>
          <table:table-cell/>
          <table:table-cell office:value-type="float" office:value="0.00000035736" calcext:value-type="float">
            <text:p>3,57E-07</text:p>
          </table:table-cell>
          <table:table-cell office:value-type="float" office:value="0.000010988" calcext:value-type="float">
            <text:p>1,10E-05</text:p>
          </table:table-cell>
          <table:table-cell table:formula="of:=([.D19]-[.D17])/([.A19]-[.A17])" office:value-type="float" office:value="0.000000699999999999926" calcext:value-type="float">
            <text:p>700,00E-09</text:p>
          </table:table-cell>
          <table:table-cell table:formula="of:=[.D18]/(SQRT(ABS([.E18])))" office:value-type="float" office:value="0.013133171959367" calcext:value-type="float">
            <text:p>0,013133172</text:p>
          </table:table-cell>
          <table:table-cell table:number-columns-repeated="6"/>
          <table:table-cell office:value-type="float" office:value="-0.0000011614" calcext:value-type="float">
            <text:p>-1,16E-06</text:p>
          </table:table-cell>
          <table:table-cell table:style-name="ce5" office:value-type="float" office:value="0.000068778" calcext:value-type="float">
            <text:p>6,88E-05</text:p>
          </table:table-cell>
          <table:table-cell table:formula="of:=([.N19]-[.N17])/([.A19]-[.A17])" office:value-type="float" office:value="0.00000070000000000018" calcext:value-type="float">
            <text:p>700,00E-09</text:p>
          </table:table-cell>
          <table:table-cell table:formula="of:=[.N18]/(SQRT(ABS([.O18])))" office:value-type="float" office:value="0.0822054332927904" calcext:value-type="float">
            <text:p>0,0822054333</text:p>
          </table:table-cell>
          <table:table-cell table:number-columns-repeated="1008"/>
        </table:table-row>
        <table:table-row table:style-name="ro1">
          <table:table-cell office:value-type="float" office:value="0.13" calcext:value-type="float">
            <text:p>0,13</text:p>
          </table:table-cell>
          <table:table-cell/>
          <table:table-cell office:value-type="float" office:value="0.00000038803" calcext:value-type="float">
            <text:p>3,88E-07</text:p>
          </table:table-cell>
          <table:table-cell office:value-type="float" office:value="0.000010996" calcext:value-type="float">
            <text:p>1,10E-05</text:p>
          </table:table-cell>
          <table:table-cell table:formula="of:=([.D20]-[.D18])/([.A20]-[.A18])" office:value-type="float" office:value="0.00000085" calcext:value-type="float">
            <text:p>850,00E-09</text:p>
          </table:table-cell>
          <table:table-cell table:formula="of:=[.D19]/(SQRT(ABS([.E19])))" office:value-type="float" office:value="0.0119268365708697" calcext:value-type="float">
            <text:p>0,0119268366</text:p>
          </table:table-cell>
          <table:table-cell table:number-columns-repeated="6"/>
          <table:table-cell office:value-type="float" office:value="-0.0000011002" calcext:value-type="float">
            <text:p>-1,10E-06</text:p>
          </table:table-cell>
          <table:table-cell table:style-name="ce5" office:value-type="float" office:value="0.00006877" calcext:value-type="float">
            <text:p>6,88E-05</text:p>
          </table:table-cell>
          <table:table-cell table:formula="of:=([.N20]-[.N18])/([.A20]-[.A18])" office:value-type="float" office:value="-0.0000265499999999999" calcext:value-type="float">
            <text:p>-26,55E-06</text:p>
          </table:table-cell>
          <table:table-cell table:formula="of:=[.N19]/(SQRT(ABS([.O19])))" office:value-type="float" office:value="0.0133464806649304" calcext:value-type="float">
            <text:p>0,0133464807</text:p>
          </table:table-cell>
          <table:table-cell table:number-columns-repeated="1008"/>
        </table:table-row>
        <table:table-row table:style-name="ro1">
          <table:table-cell office:value-type="float" office:value="0.14" calcext:value-type="float">
            <text:p>0,14</text:p>
          </table:table-cell>
          <table:table-cell/>
          <table:table-cell office:value-type="float" office:value="0.00000043001" calcext:value-type="float">
            <text:p>4,30E-07</text:p>
          </table:table-cell>
          <table:table-cell office:value-type="float" office:value="0.000011005" calcext:value-type="float">
            <text:p>1,10E-05</text:p>
          </table:table-cell>
          <table:table-cell table:formula="of:=([.D21]-[.D19])/([.A21]-[.A19])" office:value-type="float" office:value="0.00000135000000000008" calcext:value-type="float">
            <text:p>1,35E-06</text:p>
          </table:table-cell>
          <table:table-cell table:formula="of:=[.D20]/(SQRT(ABS([.E20])))" office:value-type="float" office:value="0.00947159593889141" calcext:value-type="float">
            <text:p>0,0094715959</text:p>
          </table:table-cell>
          <table:table-cell table:number-columns-repeated="6"/>
          <table:table-cell office:value-type="float" office:value="-0.0000010617" calcext:value-type="float">
            <text:p>-1,06E-06</text:p>
          </table:table-cell>
          <table:table-cell table:style-name="ce5" office:value-type="float" office:value="0.000068247" calcext:value-type="float">
            <text:p>6,82E-05</text:p>
          </table:table-cell>
          <table:table-cell table:formula="of:=([.N21]-[.N19])/([.A21]-[.A19])" office:value-type="float" office:value="-0.0000113000000000004" calcext:value-type="float">
            <text:p>-11,30E-06</text:p>
          </table:table-cell>
          <table:table-cell table:formula="of:=[.N20]/(SQRT(ABS([.O20])))" office:value-type="float" office:value="0.0203022580569841" calcext:value-type="float">
            <text:p>0,0203022581</text:p>
          </table:table-cell>
          <table:table-cell table:number-columns-repeated="1008"/>
        </table:table-row>
        <table:table-row table:style-name="ro1">
          <table:table-cell office:value-type="float" office:value="0.15" calcext:value-type="float">
            <text:p>0,15</text:p>
          </table:table-cell>
          <table:table-cell/>
          <table:table-cell office:value-type="float" office:value="0.00000046052" calcext:value-type="float">
            <text:p>4,61E-07</text:p>
          </table:table-cell>
          <table:table-cell office:value-type="float" office:value="0.000011023" calcext:value-type="float">
            <text:p>1,10E-05</text:p>
          </table:table-cell>
          <table:table-cell table:formula="of:=([.D22]-[.D20])/([.A22]-[.A20])" office:value-type="float" office:value="0.00000170000000000009" calcext:value-type="float">
            <text:p>1,70E-06</text:p>
          </table:table-cell>
          <table:table-cell table:formula="of:=[.D21]/(SQRT(ABS([.E21])))" office:value-type="float" office:value="0.00845425507206435" calcext:value-type="float">
            <text:p>0,0084542551</text:p>
          </table:table-cell>
          <table:table-cell table:number-columns-repeated="6"/>
          <table:table-cell office:value-type="float" office:value="-0.0000006394" calcext:value-type="float">
            <text:p>-6,39E-07</text:p>
          </table:table-cell>
          <table:table-cell table:style-name="ce5" office:value-type="float" office:value="0.000068544" calcext:value-type="float">
            <text:p>6,85E-05</text:p>
          </table:table-cell>
          <table:table-cell table:formula="of:=([.N22]-[.N20])/([.A22]-[.A20])" office:value-type="float" office:value="-0.0000212499999999998" calcext:value-type="float">
            <text:p>-21,25E-06</text:p>
          </table:table-cell>
          <table:table-cell table:formula="of:=[.N21]/(SQRT(ABS([.O21])))" office:value-type="float" office:value="0.014869281300722" calcext:value-type="float">
            <text:p>0,0148692813</text:p>
          </table:table-cell>
          <table:table-cell table:number-columns-repeated="1008"/>
        </table:table-row>
        <table:table-row table:style-name="ro1">
          <table:table-cell office:value-type="float" office:value="0.16" calcext:value-type="float">
            <text:p>0,16</text:p>
          </table:table-cell>
          <table:table-cell/>
          <table:table-cell office:value-type="float" office:value="0.0000005108" calcext:value-type="float">
            <text:p>5,11E-07</text:p>
          </table:table-cell>
          <table:table-cell office:value-type="float" office:value="0.000011039" calcext:value-type="float">
            <text:p>1,10E-05</text:p>
          </table:table-cell>
          <table:table-cell table:formula="of:=([.D23]-[.D21])/([.A23]-[.A21])" office:value-type="float" office:value="0.00000229999999999996" calcext:value-type="float">
            <text:p>2,30E-06</text:p>
          </table:table-cell>
          <table:table-cell table:formula="of:=[.D22]/(SQRT(ABS([.E22])))" office:value-type="float" office:value="0.00727890104581616" calcext:value-type="float">
            <text:p>0,007278901</text:p>
          </table:table-cell>
          <table:table-cell table:number-columns-repeated="6"/>
          <table:table-cell office:value-type="float" office:value="-0.00000050144" calcext:value-type="float">
            <text:p>-5,01E-07</text:p>
          </table:table-cell>
          <table:table-cell table:style-name="ce5" office:value-type="float" office:value="0.000067822" calcext:value-type="float">
            <text:p>6,78E-05</text:p>
          </table:table-cell>
          <table:table-cell table:formula="of:=([.N23]-[.N21])/([.A23]-[.A21])" office:value-type="float" office:value="0.00000440000000000016" calcext:value-type="float">
            <text:p>4,40E-06</text:p>
          </table:table-cell>
          <table:table-cell table:formula="of:=[.N22]/(SQRT(ABS([.O22])))" office:value-type="float" office:value="0.0323328698639067" calcext:value-type="float">
            <text:p>0,0323328699</text:p>
          </table:table-cell>
          <table:table-cell table:number-columns-repeated="1008"/>
        </table:table-row>
        <table:table-row table:style-name="ro1">
          <table:table-cell office:value-type="float" office:value="0.17" calcext:value-type="float">
            <text:p>0,17</text:p>
          </table:table-cell>
          <table:table-cell/>
          <table:table-cell office:value-type="float" office:value="0.00000052779" calcext:value-type="float">
            <text:p>5,28E-07</text:p>
          </table:table-cell>
          <table:table-cell office:value-type="float" office:value="0.000011069" calcext:value-type="float">
            <text:p>1,11E-05</text:p>
          </table:table-cell>
          <table:table-cell table:formula="of:=([.D24]-[.D22])/([.A24]-[.A22])" office:value-type="float" office:value="0.00000429999999999995" calcext:value-type="float">
            <text:p>4,30E-06</text:p>
          </table:table-cell>
          <table:table-cell table:formula="of:=[.D23]/(SQRT(ABS([.E23])))" office:value-type="float" office:value="0.00533794579860433" calcext:value-type="float">
            <text:p>0,0053379458</text:p>
          </table:table-cell>
          <table:table-cell table:number-columns-repeated="6"/>
          <table:table-cell office:value-type="float" office:value="-0.00000046635" calcext:value-type="float">
            <text:p>-4,66E-07</text:p>
          </table:table-cell>
          <table:table-cell table:style-name="ce5" office:value-type="float" office:value="0.000068632" calcext:value-type="float">
            <text:p>6,86E-05</text:p>
          </table:table-cell>
          <table:table-cell table:formula="of:=([.N24]-[.N22])/([.A24]-[.A22])" office:value-type="float" office:value="0.0000863000000000002" calcext:value-type="float">
            <text:p>86,30E-06</text:p>
          </table:table-cell>
          <table:table-cell table:formula="of:=[.N23]/(SQRT(ABS([.O23])))" office:value-type="float" office:value="0.00738790422915652" calcext:value-type="float">
            <text:p>0,0073879042</text:p>
          </table:table-cell>
          <table:table-cell table:number-columns-repeated="1008"/>
        </table:table-row>
        <table:table-row table:style-name="ro1">
          <table:table-cell office:value-type="float" office:value="0.18" calcext:value-type="float">
            <text:p>0,18</text:p>
          </table:table-cell>
          <table:table-cell/>
          <table:table-cell office:value-type="float" office:value="0.00000057209" calcext:value-type="float">
            <text:p>5,72E-07</text:p>
          </table:table-cell>
          <table:table-cell office:value-type="float" office:value="0.000011125" calcext:value-type="float">
            <text:p>1,11E-05</text:p>
          </table:table-cell>
          <table:table-cell table:formula="of:=([.D25]-[.D23])/([.A25]-[.A23])" office:value-type="float" office:value="0.00000505000000000006" calcext:value-type="float">
            <text:p>5,05E-06</text:p>
          </table:table-cell>
          <table:table-cell table:formula="of:=[.D24]/(SQRT(ABS([.E24])))" office:value-type="float" office:value="0.00495056002432605" calcext:value-type="float">
            <text:p>0,00495056</text:p>
          </table:table-cell>
          <table:table-cell table:number-columns-repeated="6"/>
          <table:table-cell office:value-type="float" office:value="-0.00000039034" calcext:value-type="float">
            <text:p>-3,90E-07</text:p>
          </table:table-cell>
          <table:table-cell table:style-name="ce5" office:value-type="float" office:value="0.000069548" calcext:value-type="float">
            <text:p>6,95E-05</text:p>
          </table:table-cell>
          <table:table-cell table:formula="of:=([.N25]-[.N23])/([.A25]-[.A23])" office:value-type="float" office:value="0.0000321000000000006" calcext:value-type="float">
            <text:p>32,10E-06</text:p>
          </table:table-cell>
          <table:table-cell table:formula="of:=[.N24]/(SQRT(ABS([.O24])))" office:value-type="float" office:value="0.0122753004087317" calcext:value-type="float">
            <text:p>0,0122753004</text:p>
          </table:table-cell>
          <table:table-cell table:number-columns-repeated="1008"/>
        </table:table-row>
        <table:table-row table:style-name="ro1">
          <table:table-cell office:value-type="float" office:value="0.19" calcext:value-type="float">
            <text:p>0,19</text:p>
          </table:table-cell>
          <table:table-cell/>
          <table:table-cell office:value-type="float" office:value="0.00000063632" calcext:value-type="float">
            <text:p>6,36E-07</text:p>
          </table:table-cell>
          <table:table-cell office:value-type="float" office:value="0.00001117" calcext:value-type="float">
            <text:p>1,12E-05</text:p>
          </table:table-cell>
          <table:table-cell table:formula="of:=([.D26]-[.D24])/([.A26]-[.A24])" office:value-type="float" office:value="0.00000580000000000001" calcext:value-type="float">
            <text:p>5,80E-06</text:p>
          </table:table-cell>
          <table:table-cell table:formula="of:=[.D25]/(SQRT([.E25]))" office:value-type="float" office:value="0.00463809004983138" calcext:value-type="float">
            <text:p>0,00463809</text:p>
          </table:table-cell>
          <table:table-cell table:number-columns-repeated="6"/>
          <table:table-cell office:value-type="float" office:value="-0.00000034749" calcext:value-type="float">
            <text:p>-3,47E-07</text:p>
          </table:table-cell>
          <table:table-cell table:style-name="ce5" office:value-type="float" office:value="0.000069274" calcext:value-type="float">
            <text:p>6,93E-05</text:p>
          </table:table-cell>
          <table:table-cell table:formula="of:=([.N26]-[.N24])/([.A26]-[.A24])" office:value-type="float" office:value="-0.0000136999999999995" calcext:value-type="float">
            <text:p>-13,70E-06</text:p>
          </table:table-cell>
          <table:table-cell table:formula="of:=[.N25]/(SQRT(ABS([.O25])))" office:value-type="float" office:value="0.0187158683521549" calcext:value-type="float">
            <text:p>0,0187158684</text:p>
          </table:table-cell>
          <table:table-cell table:number-columns-repeated="1008"/>
        </table:table-row>
        <table:table-row table:style-name="ro1">
          <table:table-cell office:value-type="float" office:value="0.2" calcext:value-type="float">
            <text:p>0,2</text:p>
          </table:table-cell>
          <table:table-cell/>
          <table:table-cell office:value-type="float" office:value="0.00000065834" calcext:value-type="float">
            <text:p>6,58E-07</text:p>
          </table:table-cell>
          <table:table-cell office:value-type="float" office:value="0.000011241" calcext:value-type="float">
            <text:p>1,12E-05</text:p>
          </table:table-cell>
          <table:table-cell table:formula="of:=([.D27]-[.D25])/([.A27]-[.A25])" office:value-type="float" office:value="0.00000839999999999996" calcext:value-type="float">
            <text:p>8,40E-06</text:p>
          </table:table-cell>
          <table:table-cell table:formula="of:=[.D26]/(SQRT([.E26]))" office:value-type="float" office:value="0.00387851347628371" calcext:value-type="float">
            <text:p>0,0038785135</text:p>
          </table:table-cell>
          <table:table-cell table:number-columns-repeated="6"/>
          <table:table-cell office:value-type="float" office:value="-0.00000024612" calcext:value-type="float">
            <text:p>-2,46E-07</text:p>
          </table:table-cell>
          <table:table-cell table:style-name="ce5" office:value-type="float" office:value="0.000069274" calcext:value-type="float">
            <text:p>6,93E-05</text:p>
          </table:table-cell>
          <table:table-cell table:formula="of:=([.N27]-[.N25])/([.A27]-[.A25])" office:value-type="float" office:value="0.00000869999999999943" calcext:value-type="float">
            <text:p>8,70E-06</text:p>
          </table:table-cell>
          <table:table-cell table:formula="of:=[.N26]/(SQRT(ABS([.O26])))" office:value-type="float" office:value="0.0234860855749148" calcext:value-type="float">
            <text:p>0,0234860856</text:p>
          </table:table-cell>
          <table:table-cell table:number-columns-repeated="1008"/>
        </table:table-row>
        <table:table-row table:style-name="ro1">
          <table:table-cell office:value-type="float" office:value="0.21" calcext:value-type="float">
            <text:p>0,21</text:p>
          </table:table-cell>
          <table:table-cell/>
          <table:table-cell office:value-type="float" office:value="0.00000071763" calcext:value-type="float">
            <text:p>7,18E-07</text:p>
          </table:table-cell>
          <table:table-cell office:value-type="float" office:value="0.000011338" calcext:value-type="float">
            <text:p>1,13E-05</text:p>
          </table:table-cell>
          <table:table-cell table:formula="of:=([.D28]-[.D26])/([.A28]-[.A26])" office:value-type="float" office:value="0.0000104" calcext:value-type="float">
            <text:p>10,40E-06</text:p>
          </table:table-cell>
          <table:table-cell table:formula="of:=[.D27]/(SQRT([.E27]))" office:value-type="float" office:value="0.00351576455193111" calcext:value-type="float">
            <text:p>0,0035157646</text:p>
          </table:table-cell>
          <table:table-cell table:number-columns-repeated="6"/>
          <table:table-cell office:value-type="float" office:value="-0.00000009554" calcext:value-type="float">
            <text:p>-9,55E-08</text:p>
          </table:table-cell>
          <table:table-cell table:style-name="ce5" office:value-type="float" office:value="0.000069448" calcext:value-type="float">
            <text:p>6,94E-05</text:p>
          </table:table-cell>
          <table:table-cell table:formula="of:=([.N28]-[.N26])/([.A28]-[.A26])" office:value-type="float" office:value="0.0000734499999999998" calcext:value-type="float">
            <text:p>73,45E-06</text:p>
          </table:table-cell>
          <table:table-cell table:formula="of:=[.N27]/(SQRT(ABS([.O27])))" office:value-type="float" office:value="0.00810333592736992" calcext:value-type="float">
            <text:p>0,0081033359</text:p>
          </table:table-cell>
          <table:table-cell table:number-columns-repeated="1008"/>
        </table:table-row>
        <table:table-row table:style-name="ro1">
          <table:table-cell office:value-type="float" office:value="0.22" calcext:value-type="float">
            <text:p>0,22</text:p>
          </table:table-cell>
          <table:table-cell/>
          <table:table-cell office:value-type="float" office:value="0.00000076443" calcext:value-type="float">
            <text:p>7,64E-07</text:p>
          </table:table-cell>
          <table:table-cell office:value-type="float" office:value="0.000011449" calcext:value-type="float">
            <text:p>1,14E-05</text:p>
          </table:table-cell>
          <table:table-cell table:formula="of:=([.D29]-[.D27])/([.A29]-[.A27])" office:value-type="float" office:value="0.0000134000000000001" calcext:value-type="float">
            <text:p>13,40E-06</text:p>
          </table:table-cell>
          <table:table-cell table:formula="of:=[.D28]/(SQRT([.E28]))" office:value-type="float" office:value="0.00312762845877182" calcext:value-type="float">
            <text:p>0,0031276285</text:p>
          </table:table-cell>
          <table:table-cell table:number-columns-repeated="6"/>
          <table:table-cell office:value-type="float" office:value="-0.000000042694" calcext:value-type="float">
            <text:p>-4,27E-08</text:p>
          </table:table-cell>
          <table:table-cell table:style-name="ce5" office:value-type="float" office:value="0.000070743" calcext:value-type="float">
            <text:p>7,07E-05</text:p>
          </table:table-cell>
          <table:table-cell table:formula="of:=([.N29]-[.N27])/([.A29]-[.A27])" office:value-type="float" office:value="0.0000605499999999999" calcext:value-type="float">
            <text:p>60,55E-06</text:p>
          </table:table-cell>
          <table:table-cell table:formula="of:=[.N28]/(SQRT(ABS([.O28])))" office:value-type="float" office:value="0.00909130858614" calcext:value-type="float">
            <text:p>0,0090913086</text:p>
          </table:table-cell>
          <table:table-cell table:number-columns-repeated="1008"/>
        </table:table-row>
        <table:table-row table:style-name="ro1">
          <table:table-cell office:value-type="float" office:value="0.23" calcext:value-type="float">
            <text:p>0,23</text:p>
          </table:table-cell>
          <table:table-cell/>
          <table:table-cell office:value-type="float" office:value="0.0000008404" calcext:value-type="float">
            <text:p>8,40E-07</text:p>
          </table:table-cell>
          <table:table-cell office:value-type="float" office:value="0.000011606" calcext:value-type="float">
            <text:p>1,16E-05</text:p>
          </table:table-cell>
          <table:table-cell table:formula="of:=([.D30]-[.D28])/([.A30]-[.A28])" office:value-type="float" office:value="0.0000173" calcext:value-type="float">
            <text:p>17,30E-06</text:p>
          </table:table-cell>
          <table:table-cell table:formula="of:=[.D29]/(SQRT([.E29]))" office:value-type="float" office:value="0.0027903553547497" calcext:value-type="float">
            <text:p>0,0027903554</text:p>
          </table:table-cell>
          <table:table-cell table:number-columns-repeated="6"/>
          <table:table-cell office:value-type="float" office:value="0.000000045329" calcext:value-type="float">
            <text:p>4,53E-08</text:p>
          </table:table-cell>
          <table:table-cell table:style-name="ce5" office:value-type="float" office:value="0.000070659" calcext:value-type="float">
            <text:p>7,07E-05</text:p>
          </table:table-cell>
          <table:table-cell table:formula="of:=([.N30]-[.N28])/([.A30]-[.A28])" office:value-type="float" office:value="0.0000333999999999994" calcext:value-type="float">
            <text:p>33,40E-06</text:p>
          </table:table-cell>
          <table:table-cell table:formula="of:=[.N29]/(SQRT(ABS([.O29])))" office:value-type="float" office:value="0.0122262776306037" calcext:value-type="float">
            <text:p>0,0122262776</text:p>
          </table:table-cell>
          <table:table-cell table:number-columns-repeated="1008"/>
        </table:table-row>
        <table:table-row table:style-name="ro1">
          <table:table-cell office:value-type="float" office:value="0.24" calcext:value-type="float">
            <text:p>0,24</text:p>
          </table:table-cell>
          <table:table-cell/>
          <table:table-cell office:value-type="float" office:value="0.00000084386" calcext:value-type="float">
            <text:p>8,44E-07</text:p>
          </table:table-cell>
          <table:table-cell office:value-type="float" office:value="0.000011795" calcext:value-type="float">
            <text:p>1,18E-05</text:p>
          </table:table-cell>
          <table:table-cell table:formula="of:=([.D31]-[.D29])/([.A31]-[.A29])" office:value-type="float" office:value="0.00002095" calcext:value-type="float">
            <text:p>20,95E-06</text:p>
          </table:table-cell>
          <table:table-cell table:formula="of:=[.D30]/(SQRT([.E30]))" office:value-type="float" office:value="0.00257694964077181" calcext:value-type="float">
            <text:p>0,0025769496</text:p>
          </table:table-cell>
          <table:table-cell table:number-columns-repeated="6"/>
          <table:table-cell office:value-type="float" office:value="-0.000000028371" calcext:value-type="float">
            <text:p>-2,84E-08</text:p>
          </table:table-cell>
          <table:table-cell table:style-name="ce5" office:value-type="float" office:value="0.000071411" calcext:value-type="float">
            <text:p>7,14E-05</text:p>
          </table:table-cell>
          <table:table-cell table:formula="of:=([.N31]-[.N29])/([.A31]-[.A29])" office:value-type="float" office:value="-0.00013535" calcext:value-type="float">
            <text:p>-135,35E-06</text:p>
          </table:table-cell>
          <table:table-cell table:formula="of:=[.N30]/(SQRT(ABS([.O30])))" office:value-type="float" office:value="0.00613812862237784" calcext:value-type="float">
            <text:p>0,0061381286</text:p>
          </table:table-cell>
          <table:table-cell table:number-columns-repeated="1008"/>
        </table:table-row>
        <table:table-row table:style-name="ro1">
          <table:table-cell office:value-type="float" office:value="0.25" calcext:value-type="float">
            <text:p>0,25</text:p>
          </table:table-cell>
          <table:table-cell/>
          <table:table-cell office:value-type="float" office:value="0.00000093568" calcext:value-type="float">
            <text:p>9,36E-07</text:p>
          </table:table-cell>
          <table:table-cell office:value-type="float" office:value="0.000012025" calcext:value-type="float">
            <text:p>1,20E-05</text:p>
          </table:table-cell>
          <table:table-cell table:formula="of:=([.D32]-[.D30])/([.A32]-[.A30])" office:value-type="float" office:value="0.0000258" calcext:value-type="float">
            <text:p>25,80E-06</text:p>
          </table:table-cell>
          <table:table-cell table:formula="of:=[.D31]/(SQRT([.E31]))" office:value-type="float" office:value="0.00236741956306796" calcext:value-type="float">
            <text:p>0,0023674196</text:p>
          </table:table-cell>
          <table:table-cell table:number-columns-repeated="6"/>
          <table:table-cell office:value-type="float" office:value="0.00000019913" calcext:value-type="float">
            <text:p>1,99E-07</text:p>
          </table:table-cell>
          <table:table-cell table:style-name="ce5" office:value-type="float" office:value="0.000067952" calcext:value-type="float">
            <text:p>6,80E-05</text:p>
          </table:table-cell>
          <table:table-cell table:formula="of:=([.N32]-[.N30])/([.A32]-[.A30])" office:value-type="float" office:value="-0.00011145" calcext:value-type="float">
            <text:p>-111,45E-06</text:p>
          </table:table-cell>
          <table:table-cell table:formula="of:=[.N31]/(SQRT(ABS([.O31])))" office:value-type="float" office:value="0.00643668427665551" calcext:value-type="float">
            <text:p>0,0064366843</text:p>
          </table:table-cell>
          <table:table-cell table:number-columns-repeated="1008"/>
        </table:table-row>
        <table:table-row table:style-name="ro1">
          <table:table-cell office:value-type="float" office:value="0.26" calcext:value-type="float">
            <text:p>0,26</text:p>
          </table:table-cell>
          <table:table-cell/>
          <table:table-cell office:value-type="float" office:value="0.00000098249" calcext:value-type="float">
            <text:p>9,82E-07</text:p>
          </table:table-cell>
          <table:table-cell office:value-type="float" office:value="0.000012311" calcext:value-type="float">
            <text:p>1,23E-05</text:p>
          </table:table-cell>
          <table:table-cell table:formula="of:=([.D33]-[.D31])/([.A33]-[.A31])" office:value-type="float" office:value="0.0000316499999999999" calcext:value-type="float">
            <text:p>31,65E-06</text:p>
          </table:table-cell>
          <table:table-cell table:formula="of:=[.D32]/(SQRT([.E32]))" office:value-type="float" office:value="0.00218829805392863" calcext:value-type="float">
            <text:p>0,0021882981</text:p>
          </table:table-cell>
          <table:table-cell table:number-columns-repeated="6"/>
          <table:table-cell office:value-type="float" office:value="0.0000003502" calcext:value-type="float">
            <text:p>3,50E-07</text:p>
          </table:table-cell>
          <table:table-cell table:style-name="ce5" office:value-type="float" office:value="0.000069182" calcext:value-type="float">
            <text:p>6,92E-05</text:p>
          </table:table-cell>
          <table:table-cell table:formula="of:=([.N33]-[.N31])/([.A33]-[.A31])" office:value-type="float" office:value="0.00010205" calcext:value-type="float">
            <text:p>102,05E-06</text:p>
          </table:table-cell>
          <table:table-cell table:formula="of:=[.N32]/(SQRT(ABS([.O32])))" office:value-type="float" office:value="0.00684836041776154" calcext:value-type="float">
            <text:p>0,0068483604</text:p>
          </table:table-cell>
          <table:table-cell table:number-columns-repeated="1008"/>
        </table:table-row>
        <table:table-row table:style-name="ro1">
          <table:table-cell office:value-type="float" office:value="0.27" calcext:value-type="float">
            <text:p>0,27</text:p>
          </table:table-cell>
          <table:table-cell/>
          <table:table-cell office:value-type="float" office:value="0.00000103747" calcext:value-type="float">
            <text:p>1,04E-06</text:p>
          </table:table-cell>
          <table:table-cell office:value-type="float" office:value="0.000012658" calcext:value-type="float">
            <text:p>1,27E-05</text:p>
          </table:table-cell>
          <table:table-cell table:formula="of:=([.D34]-[.D32])/([.A34]-[.A32])" office:value-type="float" office:value="0.0000389499999999999" calcext:value-type="float">
            <text:p>38,95E-06</text:p>
          </table:table-cell>
          <table:table-cell table:formula="of:=[.D33]/(SQRT([.E33]))" office:value-type="float" office:value="0.00202820271778775" calcext:value-type="float">
            <text:p>0,0020282027</text:p>
          </table:table-cell>
          <table:table-cell table:number-columns-repeated="6"/>
          <table:table-cell office:value-type="float" office:value="0.00000033664" calcext:value-type="float">
            <text:p>3,37E-07</text:p>
          </table:table-cell>
          <table:table-cell table:style-name="ce5" office:value-type="float" office:value="0.000069993" calcext:value-type="float">
            <text:p>7,00E-05</text:p>
          </table:table-cell>
          <table:table-cell table:formula="of:=([.N34]-[.N32])/([.A34]-[.A32])" office:value-type="float" office:value="0.00010455" calcext:value-type="float">
            <text:p>104,55E-06</text:p>
          </table:table-cell>
          <table:table-cell table:formula="of:=[.N33]/(SQRT(ABS([.O33])))" office:value-type="float" office:value="0.00684530163411225" calcext:value-type="float">
            <text:p>0,0068453016</text:p>
          </table:table-cell>
          <table:table-cell table:number-columns-repeated="1008"/>
        </table:table-row>
        <table:table-row table:style-name="ro1">
          <table:table-cell office:value-type="float" office:value="0.28" calcext:value-type="float">
            <text:p>0,28</text:p>
          </table:table-cell>
          <table:table-cell/>
          <table:table-cell office:value-type="float" office:value="0.00000110238" calcext:value-type="float">
            <text:p>1,10E-06</text:p>
          </table:table-cell>
          <table:table-cell office:value-type="float" office:value="0.00001309" calcext:value-type="float">
            <text:p>1,31E-05</text:p>
          </table:table-cell>
          <table:table-cell table:formula="of:=([.D35]-[.D33])/([.A35]-[.A33])" office:value-type="float" office:value="0.0000489500000000001" calcext:value-type="float">
            <text:p>48,95E-06</text:p>
          </table:table-cell>
          <table:table-cell table:formula="of:=[.D34]/(SQRT([.E34]))" office:value-type="float" office:value="0.00187095481241861" calcext:value-type="float">
            <text:p>0,0018709548</text:p>
          </table:table-cell>
          <table:table-cell table:number-columns-repeated="6"/>
          <table:table-cell office:value-type="float" office:value="0.00000038903" calcext:value-type="float">
            <text:p>3,89E-07</text:p>
          </table:table-cell>
          <table:table-cell table:style-name="ce5" office:value-type="float" office:value="0.000071273" calcext:value-type="float">
            <text:p>7,13E-05</text:p>
          </table:table-cell>
          <table:table-cell table:formula="of:=([.N35]-[.N33])/([.A35]-[.A33])" office:value-type="float" office:value="0.000209600000000001" calcext:value-type="float">
            <text:p>209,60E-06</text:p>
          </table:table-cell>
          <table:table-cell table:formula="of:=[.N34]/(SQRT(ABS([.O34])))" office:value-type="float" office:value="0.00492299506260674" calcext:value-type="float">
            <text:p>0,0049229951</text:p>
          </table:table-cell>
          <table:table-cell table:number-columns-repeated="1008"/>
        </table:table-row>
        <table:table-row table:style-name="ro1">
          <table:table-cell office:value-type="float" office:value="0.29" calcext:value-type="float">
            <text:p>0,29</text:p>
          </table:table-cell>
          <table:table-cell/>
          <table:table-cell office:value-type="float" office:value="0.0000011658" calcext:value-type="float">
            <text:p>1,17E-06</text:p>
          </table:table-cell>
          <table:table-cell office:value-type="float" office:value="0.000013637" calcext:value-type="float">
            <text:p>1,36E-05</text:p>
          </table:table-cell>
          <table:table-cell table:formula="of:=([.D36]-[.D34])/([.A36]-[.A34])" office:value-type="float" office:value="0.00005795" calcext:value-type="float">
            <text:p>57,95E-06</text:p>
          </table:table-cell>
          <table:table-cell table:formula="of:=[.D35]/(SQRT([.E35]))" office:value-type="float" office:value="0.00179139814576556" calcext:value-type="float">
            <text:p>0,0017913981</text:p>
          </table:table-cell>
          <table:table-cell table:number-columns-repeated="6"/>
          <table:table-cell office:value-type="float" office:value="0.00000050821" calcext:value-type="float">
            <text:p>5,08E-07</text:p>
          </table:table-cell>
          <table:table-cell table:style-name="ce5" office:value-type="float" office:value="0.000074185" calcext:value-type="float">
            <text:p>7,42E-05</text:p>
          </table:table-cell>
          <table:table-cell table:formula="of:=([.N36]-[.N34])/([.A36]-[.A34])" office:value-type="float" office:value="0.00027255" calcext:value-type="float">
            <text:p>272,55E-06</text:p>
          </table:table-cell>
          <table:table-cell table:formula="of:=[.N35]/(SQRT(ABS([.O35])))" office:value-type="float" office:value="0.00449358548305109" calcext:value-type="float">
            <text:p>0,0044935855</text:p>
          </table:table-cell>
          <table:table-cell table:number-columns-repeated="1008"/>
        </table:table-row>
        <table:table-row table:style-name="ro1">
          <table:table-cell office:value-type="float" office:value="0.3" calcext:value-type="float">
            <text:p>0,3</text:p>
          </table:table-cell>
          <table:table-cell/>
          <table:table-cell office:value-type="float" office:value="0.0000012395" calcext:value-type="float">
            <text:p>1,24E-06</text:p>
          </table:table-cell>
          <table:table-cell office:value-type="float" office:value="0.000014249" calcext:value-type="float">
            <text:p>1,42E-05</text:p>
          </table:table-cell>
          <table:table-cell table:formula="of:=([.D37]-[.D35])/([.A37]-[.A35])" office:value-type="float" office:value="0.0000683499999999999" calcext:value-type="float">
            <text:p>68,35E-06</text:p>
          </table:table-cell>
          <table:table-cell table:formula="of:=[.D36]/(SQRT([.E36]))" office:value-type="float" office:value="0.00172351523624493" calcext:value-type="float">
            <text:p>0,0017235152</text:p>
          </table:table-cell>
          <table:table-cell table:number-columns-repeated="6"/>
          <table:table-cell office:value-type="float" office:value="0.00000052159" calcext:value-type="float">
            <text:p>5,22E-07</text:p>
          </table:table-cell>
          <table:table-cell table:style-name="ce5" office:value-type="float" office:value="0.000076724" calcext:value-type="float">
            <text:p>7,67E-05</text:p>
          </table:table-cell>
          <table:table-cell table:formula="of:=([.N37]-[.N35])/([.A37]-[.A35])" office:value-type="float" office:value="0.00027435" calcext:value-type="float">
            <text:p>274,35E-06</text:p>
          </table:table-cell>
          <table:table-cell table:formula="of:=[.N36]/(SQRT(ABS([.O36])))" office:value-type="float" office:value="0.00463210882936" calcext:value-type="float">
            <text:p>0,0046321088</text:p>
          </table:table-cell>
          <table:table-cell table:number-columns-repeated="1008"/>
        </table:table-row>
        <table:table-row table:style-name="ro1">
          <table:table-cell office:value-type="float" office:value="0.31" calcext:value-type="float">
            <text:p>0,31</text:p>
          </table:table-cell>
          <table:table-cell/>
          <table:table-cell office:value-type="float" office:value="0.0000013056" calcext:value-type="float">
            <text:p>1,31E-06</text:p>
          </table:table-cell>
          <table:table-cell office:value-type="float" office:value="0.000015004" calcext:value-type="float">
            <text:p>1,50E-05</text:p>
          </table:table-cell>
          <table:table-cell table:formula="of:=([.D38]-[.D36])/([.A38]-[.A36])" office:value-type="float" office:value="0.0000828000000000001" calcext:value-type="float">
            <text:p>82,80E-06</text:p>
          </table:table-cell>
          <table:table-cell table:formula="of:=[.D37]/(SQRT([.E37]))" office:value-type="float" office:value="0.00164889077047173" calcext:value-type="float">
            <text:p>0,0016488908</text:p>
          </table:table-cell>
          <table:table-cell table:number-columns-repeated="6"/>
          <table:table-cell office:value-type="float" office:value="0.00000066189" calcext:value-type="float">
            <text:p>6,62E-07</text:p>
          </table:table-cell>
          <table:table-cell table:style-name="ce5" office:value-type="float" office:value="0.000079672" calcext:value-type="float">
            <text:p>7,97E-05</text:p>
          </table:table-cell>
          <table:table-cell table:formula="of:=([.N38]-[.N36])/([.A38]-[.A36])" office:value-type="float" office:value="0.0003151" calcext:value-type="float">
            <text:p>315,10E-06</text:p>
          </table:table-cell>
          <table:table-cell table:formula="of:=[.N37]/(SQRT(ABS([.O37])))" office:value-type="float" office:value="0.00448829628073388" calcext:value-type="float">
            <text:p>0,0044882963</text:p>
          </table:table-cell>
          <table:table-cell table:number-columns-repeated="1008"/>
        </table:table-row>
        <table:table-row table:style-name="ro1">
          <table:table-cell office:value-type="float" office:value="0.32" calcext:value-type="float">
            <text:p>0,32</text:p>
          </table:table-cell>
          <table:table-cell/>
          <table:table-cell office:value-type="float" office:value="0.0000013564" calcext:value-type="float">
            <text:p>1,36E-06</text:p>
          </table:table-cell>
          <table:table-cell office:value-type="float" office:value="0.000015905" calcext:value-type="float">
            <text:p>1,59E-05</text:p>
          </table:table-cell>
          <table:table-cell table:formula="of:=([.D39]-[.D37])/([.A39]-[.A37])" office:value-type="float" office:value="0.00009775" calcext:value-type="float">
            <text:p>97,75E-06</text:p>
          </table:table-cell>
          <table:table-cell table:formula="of:=[.D38]/(SQRT([.E38]))" office:value-type="float" office:value="0.0016087008467463" calcext:value-type="float">
            <text:p>0,0016087008</text:p>
          </table:table-cell>
          <table:table-cell table:number-columns-repeated="6"/>
          <table:table-cell office:value-type="float" office:value="0.0000007276" calcext:value-type="float">
            <text:p>7,28E-07</text:p>
          </table:table-cell>
          <table:table-cell table:style-name="ce5" office:value-type="float" office:value="0.000083026" calcext:value-type="float">
            <text:p>8,30E-05</text:p>
          </table:table-cell>
          <table:table-cell table:formula="of:=([.N39]-[.N37])/([.A39]-[.A37])" office:value-type="float" office:value="0.000325249999999999" calcext:value-type="float">
            <text:p>325,25E-06</text:p>
          </table:table-cell>
          <table:table-cell table:formula="of:=[.N38]/(SQRT(ABS([.O38])))" office:value-type="float" office:value="0.00460368354204166" calcext:value-type="float">
            <text:p>0,0046036835</text:p>
          </table:table-cell>
          <table:table-cell table:number-columns-repeated="1008"/>
        </table:table-row>
        <table:table-row table:style-name="ro1">
          <table:table-cell office:value-type="float" office:value="0.33" calcext:value-type="float">
            <text:p>0,33</text:p>
          </table:table-cell>
          <table:table-cell/>
          <table:table-cell office:value-type="float" office:value="0.0000014483" calcext:value-type="float">
            <text:p>1,45E-06</text:p>
          </table:table-cell>
          <table:table-cell office:value-type="float" office:value="0.000016959" calcext:value-type="float">
            <text:p>1,70E-05</text:p>
          </table:table-cell>
          <table:table-cell table:formula="of:=([.D40]-[.D38])/([.A40]-[.A38])" office:value-type="float" office:value="0.0001146" calcext:value-type="float">
            <text:p>114,60E-06</text:p>
          </table:table-cell>
          <table:table-cell table:formula="of:=[.D39]/(SQRT([.E39]))" office:value-type="float" office:value="0.00158419242147924" calcext:value-type="float">
            <text:p>0,0015841924</text:p>
          </table:table-cell>
          <table:table-cell table:number-columns-repeated="6"/>
          <table:table-cell office:value-type="float" office:value="0.00000079144" calcext:value-type="float">
            <text:p>7,91E-07</text:p>
          </table:table-cell>
          <table:table-cell table:style-name="ce5" office:value-type="float" office:value="0.000086177" calcext:value-type="float">
            <text:p>8,62E-05</text:p>
          </table:table-cell>
          <table:table-cell table:formula="of:=([.N40]-[.N38])/([.A40]-[.A38])" office:value-type="float" office:value="0.00038675" calcext:value-type="float">
            <text:p>386,75E-06</text:p>
          </table:table-cell>
          <table:table-cell table:formula="of:=[.N39]/(SQRT(ABS([.O39])))" office:value-type="float" office:value="0.00438203871435633" calcext:value-type="float">
            <text:p>0,0043820387</text:p>
          </table:table-cell>
          <table:table-cell table:number-columns-repeated="1008"/>
        </table:table-row>
        <table:table-row table:style-name="ro1">
          <table:table-cell office:value-type="float" office:value="0.34" calcext:value-type="float">
            <text:p>0,34</text:p>
          </table:table-cell>
          <table:table-cell/>
          <table:table-cell office:value-type="float" office:value="0.0000015184" calcext:value-type="float">
            <text:p>1,52E-06</text:p>
          </table:table-cell>
          <table:table-cell office:value-type="float" office:value="0.000018197" calcext:value-type="float">
            <text:p>1,82E-05</text:p>
          </table:table-cell>
          <table:table-cell table:formula="of:=([.D41]-[.D39])/([.A41]-[.A39])" office:value-type="float" office:value="0.0001315" calcext:value-type="float">
            <text:p>131,50E-06</text:p>
          </table:table-cell>
          <table:table-cell table:formula="of:=[.D40]/(SQRT([.E40]))" office:value-type="float" office:value="0.00158685380908477" calcext:value-type="float">
            <text:p>0,0015868538</text:p>
          </table:table-cell>
          <table:table-cell table:number-columns-repeated="6"/>
          <table:table-cell office:value-type="float" office:value="0.00000093208" calcext:value-type="float">
            <text:p>9,32E-07</text:p>
          </table:table-cell>
          <table:table-cell table:style-name="ce5" office:value-type="float" office:value="0.000090761" calcext:value-type="float">
            <text:p>9,08E-05</text:p>
          </table:table-cell>
          <table:table-cell table:formula="of:=([.N41]-[.N39])/([.A41]-[.A39])" office:value-type="float" office:value="0.0004101" calcext:value-type="float">
            <text:p>410,10E-06</text:p>
          </table:table-cell>
          <table:table-cell table:formula="of:=[.N40]/(SQRT(ABS([.O40])))" office:value-type="float" office:value="0.00448181976601254" calcext:value-type="float">
            <text:p>0,0044818198</text:p>
          </table:table-cell>
          <table:table-cell table:number-columns-repeated="1008"/>
        </table:table-row>
        <table:table-row table:style-name="ro1">
          <table:table-cell office:value-type="float" office:value="0.35" calcext:value-type="float">
            <text:p>0,35</text:p>
          </table:table-cell>
          <table:table-cell/>
          <table:table-cell office:value-type="float" office:value="0.0000015926" calcext:value-type="float">
            <text:p>1,59E-06</text:p>
          </table:table-cell>
          <table:table-cell office:value-type="float" office:value="0.000019589" calcext:value-type="float">
            <text:p>1,96E-05</text:p>
          </table:table-cell>
          <table:table-cell table:formula="of:=([.D42]-[.D40])/([.A42]-[.A40])" office:value-type="float" office:value="0.0001461" calcext:value-type="float">
            <text:p>146,10E-06</text:p>
          </table:table-cell>
          <table:table-cell table:formula="of:=[.D41]/(SQRT([.E41]))" office:value-type="float" office:value="0.00162064225571623" calcext:value-type="float">
            <text:p>0,0016206423</text:p>
          </table:table-cell>
          <table:table-cell table:number-columns-repeated="6"/>
          <table:table-cell office:value-type="float" office:value="0.00000102098" calcext:value-type="float">
            <text:p>1,02E-06</text:p>
          </table:table-cell>
          <table:table-cell table:style-name="ce5" office:value-type="float" office:value="0.000094379" calcext:value-type="float">
            <text:p>9,44E-05</text:p>
          </table:table-cell>
          <table:table-cell table:formula="of:=([.N42]-[.N40])/([.A42]-[.A40])" office:value-type="float" office:value="0.000365800000000001" calcext:value-type="float">
            <text:p>365,80E-06</text:p>
          </table:table-cell>
          <table:table-cell table:formula="of:=[.N41]/(SQRT(ABS([.O41])))" office:value-type="float" office:value="0.0049346177986223" calcext:value-type="float">
            <text:p>0,0049346178</text:p>
          </table:table-cell>
          <table:table-cell table:number-columns-repeated="1008"/>
        </table:table-row>
        <table:table-row table:style-name="ro1">
          <table:table-cell office:value-type="float" office:value="0.36" calcext:value-type="float">
            <text:p>0,36</text:p>
          </table:table-cell>
          <table:table-cell/>
          <table:table-cell office:value-type="float" office:value="0.0000016749" calcext:value-type="float">
            <text:p>1,67E-06</text:p>
          </table:table-cell>
          <table:table-cell office:value-type="float" office:value="0.000021119" calcext:value-type="float">
            <text:p>2,11E-05</text:p>
          </table:table-cell>
          <table:table-cell table:formula="of:=([.D43]-[.D41])/([.A43]-[.A41])" office:value-type="float" office:value="0.000164" calcext:value-type="float">
            <text:p>164,00E-06</text:p>
          </table:table-cell>
          <table:table-cell table:formula="of:=[.D42]/(SQRT([.E42]))" office:value-type="float" office:value="0.00164911683866273" calcext:value-type="float">
            <text:p>0,0016491168</text:p>
          </table:table-cell>
          <table:table-cell table:number-columns-repeated="6"/>
          <table:table-cell office:value-type="float" office:value="0.0000010135" calcext:value-type="float">
            <text:p>1,01E-06</text:p>
          </table:table-cell>
          <table:table-cell table:style-name="ce5" office:value-type="float" office:value="0.000098077" calcext:value-type="float">
            <text:p>9,81E-05</text:p>
          </table:table-cell>
          <table:table-cell table:formula="of:=([.N43]-[.N41])/([.A43]-[.A41])" office:value-type="float" office:value="0.00043645" calcext:value-type="float">
            <text:p>436,45E-06</text:p>
          </table:table-cell>
          <table:table-cell table:formula="of:=[.N42]/(SQRT(ABS([.O42])))" office:value-type="float" office:value="0.00469461437414113" calcext:value-type="float">
            <text:p>0,0046946144</text:p>
          </table:table-cell>
          <table:table-cell table:number-columns-repeated="1008"/>
        </table:table-row>
        <table:table-row table:style-name="ro1">
          <table:table-cell office:value-type="float" office:value="0.37" calcext:value-type="float">
            <text:p>0,37</text:p>
          </table:table-cell>
          <table:table-cell/>
          <table:table-cell office:value-type="float" office:value="0.000001763" calcext:value-type="float">
            <text:p>1,76E-06</text:p>
          </table:table-cell>
          <table:table-cell office:value-type="float" office:value="0.000022869" calcext:value-type="float">
            <text:p>2,29E-05</text:p>
          </table:table-cell>
          <table:table-cell table:formula="of:=([.D44]-[.D42])/([.A44]-[.A42])" office:value-type="float" office:value="0.0001896" calcext:value-type="float">
            <text:p>189,60E-06</text:p>
          </table:table-cell>
          <table:table-cell table:formula="of:=[.D43]/(SQRT([.E43]))" office:value-type="float" office:value="0.00166084081096506" calcext:value-type="float">
            <text:p>0,0016608408</text:p>
          </table:table-cell>
          <table:table-cell table:number-columns-repeated="6"/>
          <table:table-cell office:value-type="float" office:value="0.0000011494" calcext:value-type="float">
            <text:p>1,15E-06</text:p>
          </table:table-cell>
          <table:table-cell office:value-type="float" office:value="0.000103108" calcext:value-type="float">
            <text:p>0,000103108</text:p>
          </table:table-cell>
          <table:table-cell table:formula="of:=([.N44]-[.N42])/([.A44]-[.A42])" office:value-type="float" office:value="0.000549349999999999" calcext:value-type="float">
            <text:p>549,35E-06</text:p>
          </table:table-cell>
          <table:table-cell table:formula="of:=[.N43]/(SQRT(ABS([.O43])))" office:value-type="float" office:value="0.0043991401527932" calcext:value-type="float">
            <text:p>0,0043991402</text:p>
          </table:table-cell>
          <table:table-cell table:number-columns-repeated="1008"/>
        </table:table-row>
        <table:table-row table:style-name="ro1">
          <table:table-cell office:value-type="float" office:value="0.38" calcext:value-type="float">
            <text:p>0,38</text:p>
          </table:table-cell>
          <table:table-cell/>
          <table:table-cell office:value-type="float" office:value="0.0000018493" calcext:value-type="float">
            <text:p>1,85E-06</text:p>
          </table:table-cell>
          <table:table-cell office:value-type="float" office:value="0.000024911" calcext:value-type="float">
            <text:p>2,49E-05</text:p>
          </table:table-cell>
          <table:table-cell table:formula="of:=([.D45]-[.D43])/([.A45]-[.A43])" office:value-type="float" office:value="0.0002137" calcext:value-type="float">
            <text:p>213,70E-06</text:p>
          </table:table-cell>
          <table:table-cell table:formula="of:=[.D44]/(SQRT([.E44]))" office:value-type="float" office:value="0.00170407576735026" calcext:value-type="float">
            <text:p>0,0017040758</text:p>
          </table:table-cell>
          <table:table-cell table:number-columns-repeated="6"/>
          <table:table-cell office:value-type="float" office:value="0.0000011962" calcext:value-type="float">
            <text:p>1,20E-06</text:p>
          </table:table-cell>
          <table:table-cell office:value-type="float" office:value="0.000109064" calcext:value-type="float">
            <text:p>0,000109064</text:p>
          </table:table-cell>
          <table:table-cell table:formula="of:=([.N45]-[.N43])/([.A45]-[.A43])" office:value-type="float" office:value="0.0006256" calcext:value-type="float">
            <text:p>625,60E-06</text:p>
          </table:table-cell>
          <table:table-cell table:formula="of:=[.N44]/(SQRT(ABS([.O44])))" office:value-type="float" office:value="0.00436046747769559" calcext:value-type="float">
            <text:p>0,0043604675</text:p>
          </table:table-cell>
          <table:table-cell table:number-columns-repeated="1008"/>
        </table:table-row>
        <table:table-row table:style-name="ro1">
          <table:table-cell office:value-type="float" office:value="0.39" calcext:value-type="float">
            <text:p>0,39</text:p>
          </table:table-cell>
          <table:table-cell/>
          <table:table-cell office:value-type="float" office:value="0.0000019463" calcext:value-type="float">
            <text:p>1,95E-06</text:p>
          </table:table-cell>
          <table:table-cell office:value-type="float" office:value="0.000027143" calcext:value-type="float">
            <text:p>2,71E-05</text:p>
          </table:table-cell>
          <table:table-cell table:formula="of:=([.D46]-[.D44])/([.A46]-[.A44])" office:value-type="float" office:value="0.0002312" calcext:value-type="float">
            <text:p>231,20E-06</text:p>
          </table:table-cell>
          <table:table-cell table:formula="of:=[.D45]/(SQRT([.E45]))" office:value-type="float" office:value="0.00178510567980226" calcext:value-type="float">
            <text:p>0,0017851057</text:p>
          </table:table-cell>
          <table:table-cell table:number-columns-repeated="6"/>
          <table:table-cell office:value-type="float" office:value="0.0000013006" calcext:value-type="float">
            <text:p>1,30E-06</text:p>
          </table:table-cell>
          <table:table-cell office:value-type="float" office:value="0.00011562" calcext:value-type="float">
            <text:p>0,00011562</text:p>
          </table:table-cell>
          <table:table-cell table:formula="of:=([.N46]-[.N44])/([.A46]-[.A44])" office:value-type="float" office:value="0.000668299999999999" calcext:value-type="float">
            <text:p>668,30E-06</text:p>
          </table:table-cell>
          <table:table-cell table:formula="of:=[.N45]/(SQRT(ABS([.O45])))" office:value-type="float" office:value="0.00447246792332303" calcext:value-type="float">
            <text:p>0,0044724679</text:p>
          </table:table-cell>
          <table:table-cell table:number-columns-repeated="1008"/>
        </table:table-row>
        <table:table-row table:style-name="ro1">
          <table:table-cell office:value-type="float" office:value="0.4" calcext:value-type="float">
            <text:p>0,4</text:p>
          </table:table-cell>
          <table:table-cell/>
          <table:table-cell office:value-type="float" office:value="0.0000020399" calcext:value-type="float">
            <text:p>2,04E-06</text:p>
          </table:table-cell>
          <table:table-cell office:value-type="float" office:value="0.000029535" calcext:value-type="float">
            <text:p>2,95E-05</text:p>
          </table:table-cell>
          <table:table-cell table:formula="of:=([.D47]-[.D45])/([.A47]-[.A45])" office:value-type="float" office:value="0.0002499" calcext:value-type="float">
            <text:p>249,90E-06</text:p>
          </table:table-cell>
          <table:table-cell table:formula="of:=[.D46]/(SQRT([.E46]))" office:value-type="float" office:value="0.00186833111745905" calcext:value-type="float">
            <text:p>0,0018683311</text:p>
          </table:table-cell>
          <table:table-cell table:number-columns-repeated="6"/>
          <table:table-cell office:value-type="float" office:value="0.0000014699" calcext:value-type="float">
            <text:p>1,47E-06</text:p>
          </table:table-cell>
          <table:table-cell office:value-type="float" office:value="0.00012243" calcext:value-type="float">
            <text:p>0,00012243</text:p>
          </table:table-cell>
          <table:table-cell table:formula="of:=([.N47]-[.N45])/([.A47]-[.A45])" office:value-type="float" office:value="0.000632499999999999" calcext:value-type="float">
            <text:p>632,50E-06</text:p>
          </table:table-cell>
          <table:table-cell table:formula="of:=[.N46]/(SQRT(ABS([.O46])))" office:value-type="float" office:value="0.00486807863178251" calcext:value-type="float">
            <text:p>0,0048680786</text:p>
          </table:table-cell>
          <table:table-cell table:number-columns-repeated="1008"/>
        </table:table-row>
        <table:table-row table:style-name="ro1">
          <table:table-cell office:value-type="float" office:value="0.41" calcext:value-type="float">
            <text:p>0,41</text:p>
          </table:table-cell>
          <table:table-cell/>
          <table:table-cell office:value-type="float" office:value="0.0000021306" calcext:value-type="float">
            <text:p>2,13E-06</text:p>
          </table:table-cell>
          <table:table-cell office:value-type="float" office:value="0.000032141" calcext:value-type="float">
            <text:p>3,21E-05</text:p>
          </table:table-cell>
          <table:table-cell table:formula="of:=([.D48]-[.D46])/([.A48]-[.A46])" office:value-type="float" office:value="0.000272300000000001" calcext:value-type="float">
            <text:p>272,30E-06</text:p>
          </table:table-cell>
          <table:table-cell table:formula="of:=[.D47]/(SQRT([.E47]))" office:value-type="float" office:value="0.00194776054443308" calcext:value-type="float">
            <text:p>0,0019477605</text:p>
          </table:table-cell>
          <table:table-cell table:number-columns-repeated="6"/>
          <table:table-cell office:value-type="float" office:value="0.0000014873" calcext:value-type="float">
            <text:p>1,49E-06</text:p>
          </table:table-cell>
          <table:table-cell office:value-type="float" office:value="0.00012827" calcext:value-type="float">
            <text:p>0,00012827</text:p>
          </table:table-cell>
          <table:table-cell table:formula="of:=([.N48]-[.N46])/([.A48]-[.A46])" office:value-type="float" office:value="0.000646000000000002" calcext:value-type="float">
            <text:p>646,00E-06</text:p>
          </table:table-cell>
          <table:table-cell table:formula="of:=[.N47]/(SQRT(ABS([.O47])))" office:value-type="float" office:value="0.00504671565025107" calcext:value-type="float">
            <text:p>0,0050467157</text:p>
          </table:table-cell>
          <table:table-cell table:number-columns-repeated="1008"/>
        </table:table-row>
        <table:table-row table:style-name="ro1">
          <table:table-cell office:value-type="float" office:value="0.42" calcext:value-type="float">
            <text:p>0,42</text:p>
          </table:table-cell>
          <table:table-cell/>
          <table:table-cell office:value-type="float" office:value="0.0000022639" calcext:value-type="float">
            <text:p>2,26E-06</text:p>
          </table:table-cell>
          <table:table-cell office:value-type="float" office:value="0.000034981" calcext:value-type="float">
            <text:p>3,50E-05</text:p>
          </table:table-cell>
          <table:table-cell table:formula="of:=([.D49]-[.D47])/([.A49]-[.A47])" office:value-type="float" office:value="0.000294750000000001" calcext:value-type="float">
            <text:p>294,75E-06</text:p>
          </table:table-cell>
          <table:table-cell table:formula="of:=[.D48]/(SQRT([.E48]))" office:value-type="float" office:value="0.00203753610707065" calcext:value-type="float">
            <text:p>0,0020375361</text:p>
          </table:table-cell>
          <table:table-cell table:number-columns-repeated="6"/>
          <table:table-cell office:value-type="float" office:value="0.0000015602" calcext:value-type="float">
            <text:p>1,56E-06</text:p>
          </table:table-cell>
          <table:table-cell office:value-type="float" office:value="0.00013535" calcext:value-type="float">
            <text:p>0,00013535</text:p>
          </table:table-cell>
          <table:table-cell table:formula="of:=([.N49]-[.N47])/([.A49]-[.A47])" office:value-type="float" office:value="0.000724500000000002" calcext:value-type="float">
            <text:p>724,50E-06</text:p>
          </table:table-cell>
          <table:table-cell table:formula="of:=[.N48]/(SQRT(ABS([.O48])))" office:value-type="float" office:value="0.0050285070714716" calcext:value-type="float">
            <text:p>0,0050285071</text:p>
          </table:table-cell>
          <table:table-cell table:number-columns-repeated="1008"/>
        </table:table-row>
        <table:table-row table:style-name="ro1">
          <table:table-cell office:value-type="float" office:value="0.43" calcext:value-type="float">
            <text:p>0,43</text:p>
          </table:table-cell>
          <table:table-cell/>
          <table:table-cell office:value-type="float" office:value="0.0000023811" calcext:value-type="float">
            <text:p>2,38E-06</text:p>
          </table:table-cell>
          <table:table-cell office:value-type="float" office:value="0.000038036" calcext:value-type="float">
            <text:p>3,80E-05</text:p>
          </table:table-cell>
          <table:table-cell table:formula="of:=([.D50]-[.D48])/([.A50]-[.A48])" office:value-type="float" office:value="0.00031735" calcext:value-type="float">
            <text:p>317,35E-06</text:p>
          </table:table-cell>
          <table:table-cell table:formula="of:=[.D49]/(SQRT([.E49]))" office:value-type="float" office:value="0.0021351362176023" calcext:value-type="float">
            <text:p>0,0021351362</text:p>
          </table:table-cell>
          <table:table-cell table:number-columns-repeated="6"/>
          <table:table-cell office:value-type="float" office:value="0.0000016618" calcext:value-type="float">
            <text:p>1,66E-06</text:p>
          </table:table-cell>
          <table:table-cell office:value-type="float" office:value="0.00014276" calcext:value-type="float">
            <text:p>0,00014276</text:p>
          </table:table-cell>
          <table:table-cell table:formula="of:=([.N50]-[.N48])/([.A50]-[.A48])" office:value-type="float" office:value="0.000813499999999999" calcext:value-type="float">
            <text:p>813,50E-06</text:p>
          </table:table-cell>
          <table:table-cell table:formula="of:=[.N49]/(SQRT(ABS([.O49])))" office:value-type="float" office:value="0.00500527289267811" calcext:value-type="float">
            <text:p>0,0050052729</text:p>
          </table:table-cell>
          <table:table-cell table:number-columns-repeated="1008"/>
        </table:table-row>
        <table:table-row table:style-name="ro1">
          <table:table-cell office:value-type="float" office:value="0.44" calcext:value-type="float">
            <text:p>0,44</text:p>
          </table:table-cell>
          <table:table-cell/>
          <table:table-cell office:value-type="float" office:value="0.0000024845" calcext:value-type="float">
            <text:p>2,48E-06</text:p>
          </table:table-cell>
          <table:table-cell office:value-type="float" office:value="0.000041328" calcext:value-type="float">
            <text:p>4,13E-05</text:p>
          </table:table-cell>
          <table:table-cell table:formula="of:=([.D51]-[.D49])/([.A51]-[.A49])" office:value-type="float" office:value="0.0003424" calcext:value-type="float">
            <text:p>342,40E-06</text:p>
          </table:table-cell>
          <table:table-cell table:formula="of:=[.D50]/(SQRT([.E50]))" office:value-type="float" office:value="0.00223345656422933" calcext:value-type="float">
            <text:p>0,0022334566</text:p>
          </table:table-cell>
          <table:table-cell table:number-columns-repeated="6"/>
          <table:table-cell office:value-type="float" office:value="0.000001727" calcext:value-type="float">
            <text:p>1,73E-06</text:p>
          </table:table-cell>
          <table:table-cell office:value-type="float" office:value="0.00015162" calcext:value-type="float">
            <text:p>0,00015162</text:p>
          </table:table-cell>
          <table:table-cell table:formula="of:=([.N51]-[.N49])/([.A51]-[.A49])" office:value-type="float" office:value="0.0009535" calcext:value-type="float">
            <text:p>953,50E-06</text:p>
          </table:table-cell>
          <table:table-cell table:formula="of:=[.N50]/(SQRT(ABS([.O50])))" office:value-type="float" office:value="0.00491016564803449" calcext:value-type="float">
            <text:p>0,0049101656</text:p>
          </table:table-cell>
          <table:table-cell table:number-columns-repeated="1008"/>
        </table:table-row>
        <table:table-row table:style-name="ro1">
          <table:table-cell office:value-type="float" office:value="0.45" calcext:value-type="float">
            <text:p>0,45</text:p>
          </table:table-cell>
          <table:table-cell/>
          <table:table-cell office:value-type="float" office:value="0.0000026039" calcext:value-type="float">
            <text:p>2,60E-06</text:p>
          </table:table-cell>
          <table:table-cell office:value-type="float" office:value="0.000044884" calcext:value-type="float">
            <text:p>4,49E-05</text:p>
          </table:table-cell>
          <table:table-cell table:formula="of:=([.D52]-[.D50])/([.A52]-[.A50])" office:value-type="float" office:value="0.0003594" calcext:value-type="float">
            <text:p>359,40E-06</text:p>
          </table:table-cell>
          <table:table-cell table:formula="of:=[.D51]/(SQRT([.E51]))" office:value-type="float" office:value="0.00236756830466195" calcext:value-type="float">
            <text:p>0,0023675683</text:p>
          </table:table-cell>
          <table:table-cell table:number-columns-repeated="6"/>
          <table:table-cell office:value-type="float" office:value="0.0000019263" calcext:value-type="float">
            <text:p>1,93E-06</text:p>
          </table:table-cell>
          <table:table-cell office:value-type="float" office:value="0.00016183" calcext:value-type="float">
            <text:p>0,00016183</text:p>
          </table:table-cell>
          <table:table-cell table:formula="of:=([.N52]-[.N50])/([.A52]-[.A50])" office:value-type="float" office:value="0.000930999999999998" calcext:value-type="float">
            <text:p>931,00E-06</text:p>
          </table:table-cell>
          <table:table-cell table:formula="of:=[.N51]/(SQRT(ABS([.O51])))" office:value-type="float" office:value="0.00530376403032472" calcext:value-type="float">
            <text:p>0,005303764</text:p>
          </table:table-cell>
          <table:table-cell table:number-columns-repeated="1008"/>
        </table:table-row>
        <table:table-row table:style-name="ro1">
          <table:table-cell office:value-type="float" office:value="0.46" calcext:value-type="float">
            <text:p>0,46</text:p>
          </table:table-cell>
          <table:table-cell/>
          <table:table-cell office:value-type="float" office:value="0.0000027365" calcext:value-type="float">
            <text:p>2,74E-06</text:p>
          </table:table-cell>
          <table:table-cell office:value-type="float" office:value="0.000048516" calcext:value-type="float">
            <text:p>4,85E-05</text:p>
          </table:table-cell>
          <table:table-cell table:formula="of:=([.D53]-[.D51])/([.A53]-[.A51])" office:value-type="float" office:value="0.000376799999999999" calcext:value-type="float">
            <text:p>376,80E-06</text:p>
          </table:table-cell>
          <table:table-cell table:formula="of:=[.D52]/(SQRT([.E52]))" office:value-type="float" office:value="0.00249936417392211" calcext:value-type="float">
            <text:p>0,0024993642</text:p>
          </table:table-cell>
          <table:table-cell table:number-columns-repeated="6"/>
          <table:table-cell office:value-type="float" office:value="0.000001932" calcext:value-type="float">
            <text:p>1,93E-06</text:p>
          </table:table-cell>
          <table:table-cell office:value-type="float" office:value="0.00017024" calcext:value-type="float">
            <text:p>0,00017024</text:p>
          </table:table-cell>
          <table:table-cell table:formula="of:=([.N53]-[.N51])/([.A53]-[.A51])" office:value-type="float" office:value="0.000881499999999998" calcext:value-type="float">
            <text:p>881,50E-06</text:p>
          </table:table-cell>
          <table:table-cell table:formula="of:=[.N52]/(SQRT(ABS([.O52])))" office:value-type="float" office:value="0.00573390445958715" calcext:value-type="float">
            <text:p>0,0057339045</text:p>
          </table:table-cell>
          <table:table-cell table:number-columns-repeated="1008"/>
        </table:table-row>
        <table:table-row table:style-name="ro1">
          <table:table-cell office:value-type="float" office:value="0.47" calcext:value-type="float">
            <text:p>0,47</text:p>
          </table:table-cell>
          <table:table-cell/>
          <table:table-cell office:value-type="float" office:value="0.0000028596" calcext:value-type="float">
            <text:p>2,86E-06</text:p>
          </table:table-cell>
          <table:table-cell office:value-type="float" office:value="0.00005242" calcext:value-type="float">
            <text:p>5,24E-05</text:p>
          </table:table-cell>
          <table:table-cell table:formula="of:=([.D54]-[.D52])/([.A54]-[.A52])" office:value-type="float" office:value="0.000393450000000001" calcext:value-type="float">
            <text:p>393,45E-06</text:p>
          </table:table-cell>
          <table:table-cell table:formula="of:=[.D53]/(SQRT([.E53]))" office:value-type="float" office:value="0.00264272663485848" calcext:value-type="float">
            <text:p>0,0026427266</text:p>
          </table:table-cell>
          <table:table-cell table:number-columns-repeated="6"/>
          <table:table-cell office:value-type="float" office:value="0.0000021077" calcext:value-type="float">
            <text:p>2,11E-06</text:p>
          </table:table-cell>
          <table:table-cell office:value-type="float" office:value="0.00017946" calcext:value-type="float">
            <text:p>0,00017946</text:p>
          </table:table-cell>
          <table:table-cell table:formula="of:=([.N54]-[.N52])/([.A54]-[.A52])" office:value-type="float" office:value="0.000971500000000002" calcext:value-type="float">
            <text:p>971,50E-06</text:p>
          </table:table-cell>
          <table:table-cell table:formula="of:=[.N53]/(SQRT(ABS([.O53])))" office:value-type="float" office:value="0.00575766325477877" calcext:value-type="float">
            <text:p>0,0057576633</text:p>
          </table:table-cell>
          <table:table-cell table:number-columns-repeated="1008"/>
        </table:table-row>
        <table:table-row table:style-name="ro1">
          <table:table-cell office:value-type="float" office:value="0.48" calcext:value-type="float">
            <text:p>0,48</text:p>
          </table:table-cell>
          <table:table-cell/>
          <table:table-cell office:value-type="float" office:value="0.00000299" calcext:value-type="float">
            <text:p>2,99E-06</text:p>
          </table:table-cell>
          <table:table-cell office:value-type="float" office:value="0.000056385" calcext:value-type="float">
            <text:p>5,64E-05</text:p>
          </table:table-cell>
          <table:table-cell table:formula="of:=([.D55]-[.D53])/([.A55]-[.A53])" office:value-type="float" office:value="0.000412700000000001" calcext:value-type="float">
            <text:p>412,70E-06</text:p>
          </table:table-cell>
          <table:table-cell table:formula="of:=[.D54]/(SQRT([.E54]))" office:value-type="float" office:value="0.00277553271267126" calcext:value-type="float">
            <text:p>0,0027755327</text:p>
          </table:table-cell>
          <table:table-cell table:number-columns-repeated="6"/>
          <table:table-cell office:value-type="float" office:value="0.0000021646" calcext:value-type="float">
            <text:p>2,16E-06</text:p>
          </table:table-cell>
          <table:table-cell office:value-type="float" office:value="0.00018967" calcext:value-type="float">
            <text:p>0,00018967</text:p>
          </table:table-cell>
          <table:table-cell table:formula="of:=([.N55]-[.N53])/([.A55]-[.A53])" office:value-type="float" office:value="0.0010295" calcext:value-type="float">
            <text:p>1,03E-03</text:p>
          </table:table-cell>
          <table:table-cell table:formula="of:=[.N54]/(SQRT(ABS([.O54])))" office:value-type="float" office:value="0.00591133359622571" calcext:value-type="float">
            <text:p>0,0059113336</text:p>
          </table:table-cell>
          <table:table-cell table:number-columns-repeated="1008"/>
        </table:table-row>
        <table:table-row table:style-name="ro1">
          <table:table-cell office:value-type="float" office:value="0.49" calcext:value-type="float">
            <text:p>0,49</text:p>
          </table:table-cell>
          <table:table-cell/>
          <table:table-cell office:value-type="float" office:value="0.0000031374" calcext:value-type="float">
            <text:p>3,14E-06</text:p>
          </table:table-cell>
          <table:table-cell office:value-type="float" office:value="0.000060674" calcext:value-type="float">
            <text:p>6,07E-05</text:p>
          </table:table-cell>
          <table:table-cell table:formula="of:=([.D56]-[.D54])/([.A56]-[.A54])" office:value-type="float" office:value="0.000435799999999999" calcext:value-type="float">
            <text:p>435,80E-06</text:p>
          </table:table-cell>
          <table:table-cell table:formula="of:=[.D55]/(SQRT([.E55]))" office:value-type="float" office:value="0.00290642428901463" calcext:value-type="float">
            <text:p>0,0029064243</text:p>
          </table:table-cell>
          <table:table-cell table:number-columns-repeated="6"/>
          <table:table-cell office:value-type="float" office:value="0.0000023689" calcext:value-type="float">
            <text:p>2,37E-06</text:p>
          </table:table-cell>
          <table:table-cell office:value-type="float" office:value="0.00020005" calcext:value-type="float">
            <text:p>0,00020005</text:p>
          </table:table-cell>
          <table:table-cell table:formula="of:=([.N56]-[.N54])/([.A56]-[.A54])" office:value-type="float" office:value="0.00104" calcext:value-type="float">
            <text:p>1,04E-03</text:p>
          </table:table-cell>
          <table:table-cell table:formula="of:=[.N55]/(SQRT(ABS([.O55])))" office:value-type="float" office:value="0.00620328716364279" calcext:value-type="float">
            <text:p>0,0062032872</text:p>
          </table:table-cell>
          <table:table-cell table:number-columns-repeated="1008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0.0000032946" calcext:value-type="float">
            <text:p>3,29E-06</text:p>
          </table:table-cell>
          <table:table-cell office:value-type="float" office:value="0.000065101" calcext:value-type="float">
            <text:p>6,51E-05</text:p>
          </table:table-cell>
          <table:table-cell table:formula="of:=([.D57]-[.D55])/([.A57]-[.A55])" office:value-type="float" office:value="0.00044165" calcext:value-type="float">
            <text:p>441,65E-06</text:p>
          </table:table-cell>
          <table:table-cell table:formula="of:=[.D56]/(SQRT([.E56]))" office:value-type="float" office:value="0.00309776552586777" calcext:value-type="float">
            <text:p>0,0030977655</text:p>
          </table:table-cell>
          <table:table-cell table:number-columns-repeated="6"/>
          <table:table-cell office:value-type="float" office:value="0.0000023588" calcext:value-type="float">
            <text:p>2,36E-06</text:p>
          </table:table-cell>
          <table:table-cell office:value-type="float" office:value="0.00021047" calcext:value-type="float">
            <text:p>0,00021047</text:p>
          </table:table-cell>
          <table:table-cell table:formula="of:=([.N57]-[.N55])/([.A57]-[.A55])" office:value-type="float" office:value="0.001035" calcext:value-type="float">
            <text:p>1,04E-03</text:p>
          </table:table-cell>
          <table:table-cell table:formula="of:=[.N56]/(SQRT(ABS([.O56])))" office:value-type="float" office:value="0.00654214289967797" calcext:value-type="float">
            <text:p>0,0065421429</text:p>
          </table:table-cell>
          <table:table-cell table:number-columns-repeated="1008"/>
        </table:table-row>
        <table:table-row table:style-name="ro1">
          <table:table-cell office:value-type="float" office:value="0.51" calcext:value-type="float">
            <text:p>0,51</text:p>
          </table:table-cell>
          <table:table-cell/>
          <table:table-cell office:value-type="float" office:value="0.000003415" calcext:value-type="float">
            <text:p>3,42E-06</text:p>
          </table:table-cell>
          <table:table-cell office:value-type="float" office:value="0.000069507" calcext:value-type="float">
            <text:p>6,95E-05</text:p>
          </table:table-cell>
          <table:table-cell table:formula="of:=([.D58]-[.D56])/([.A58]-[.A56])" office:value-type="float" office:value="0.00044535" calcext:value-type="float">
            <text:p>445,35E-06</text:p>
          </table:table-cell>
          <table:table-cell table:formula="of:=[.D57]/(SQRT([.E57]))" office:value-type="float" office:value="0.00329365279851372" calcext:value-type="float">
            <text:p>0,0032936528</text:p>
          </table:table-cell>
          <table:table-cell table:number-columns-repeated="6"/>
          <table:table-cell office:value-type="float" office:value="0.0000027923" calcext:value-type="float">
            <text:p>2,79E-06</text:p>
          </table:table-cell>
          <table:table-cell office:value-type="float" office:value="0.00022075" calcext:value-type="float">
            <text:p>0,00022075</text:p>
          </table:table-cell>
          <table:table-cell table:formula="of:=([.N58]-[.N56])/([.A58]-[.A56])" office:value-type="float" office:value="0.0011235" calcext:value-type="float">
            <text:p>1,12E-03</text:p>
          </table:table-cell>
          <table:table-cell table:formula="of:=[.N57]/(SQRT(ABS([.O57])))" office:value-type="float" office:value="0.00658588546859339" calcext:value-type="float">
            <text:p>0,0065858855</text:p>
          </table:table-cell>
          <table:table-cell table:number-columns-repeated="1008"/>
        </table:table-row>
        <table:table-row table:style-name="ro1">
          <table:table-cell office:value-type="float" office:value="0.52" calcext:value-type="float">
            <text:p>0,52</text:p>
          </table:table-cell>
          <table:table-cell/>
          <table:table-cell office:value-type="float" office:value="0.000003613" calcext:value-type="float">
            <text:p>3,61E-06</text:p>
          </table:table-cell>
          <table:table-cell office:value-type="float" office:value="0.000074008" calcext:value-type="float">
            <text:p>7,40E-05</text:p>
          </table:table-cell>
          <table:table-cell table:formula="of:=([.D59]-[.D57])/([.A59]-[.A57])" office:value-type="float" office:value="0.0004642" calcext:value-type="float">
            <text:p>464,20E-06</text:p>
          </table:table-cell>
          <table:table-cell table:formula="of:=[.D58]/(SQRT([.E58]))" office:value-type="float" office:value="0.00343499492607778" calcext:value-type="float">
            <text:p>0,0034349949</text:p>
          </table:table-cell>
          <table:table-cell table:number-columns-repeated="6"/>
          <table:table-cell office:value-type="float" office:value="0.0000026451" calcext:value-type="float">
            <text:p>2,65E-06</text:p>
          </table:table-cell>
          <table:table-cell office:value-type="float" office:value="0.00023294" calcext:value-type="float">
            <text:p>0,00023294</text:p>
          </table:table-cell>
          <table:table-cell table:formula="of:=([.N59]-[.N57])/([.A59]-[.A57])" office:value-type="float" office:value="0.0011835" calcext:value-type="float">
            <text:p>1,18E-03</text:p>
          </table:table-cell>
          <table:table-cell table:formula="of:=[.N58]/(SQRT(ABS([.O58])))" office:value-type="float" office:value="0.00677111110417846" calcext:value-type="float">
            <text:p>0,0067711111</text:p>
          </table:table-cell>
          <table:table-cell table:number-columns-repeated="1008"/>
        </table:table-row>
        <table:table-row table:style-name="ro1">
          <table:table-cell office:value-type="float" office:value="0.53" calcext:value-type="float">
            <text:p>0,53</text:p>
          </table:table-cell>
          <table:table-cell/>
          <table:table-cell office:value-type="float" office:value="0.0000037737" calcext:value-type="float">
            <text:p>3,77E-06</text:p>
          </table:table-cell>
          <table:table-cell office:value-type="float" office:value="0.000078791" calcext:value-type="float">
            <text:p>7,88E-05</text:p>
          </table:table-cell>
          <table:table-cell table:formula="of:=([.D60]-[.D58])/([.A60]-[.A58])" office:value-type="float" office:value="0.000480799999999999" calcext:value-type="float">
            <text:p>480,80E-06</text:p>
          </table:table-cell>
          <table:table-cell table:formula="of:=[.D59]/(SQRT([.E59]))" office:value-type="float" office:value="0.0035933074927594" calcext:value-type="float">
            <text:p>0,0035933075</text:p>
          </table:table-cell>
          <table:table-cell table:number-columns-repeated="6"/>
          <table:table-cell office:value-type="float" office:value="0.0000027654" calcext:value-type="float">
            <text:p>2,77E-06</text:p>
          </table:table-cell>
          <table:table-cell office:value-type="float" office:value="0.00024442" calcext:value-type="float">
            <text:p>0,00024442</text:p>
          </table:table-cell>
          <table:table-cell table:formula="of:=([.N60]-[.N58])/([.A60]-[.A58])" office:value-type="float" office:value="0.00114" calcext:value-type="float">
            <text:p>1,14E-03</text:p>
          </table:table-cell>
          <table:table-cell table:formula="of:=[.N59]/(SQRT(ABS([.O59])))" office:value-type="float" office:value="0.00723909563509387" calcext:value-type="float">
            <text:p>0,0072390956</text:p>
          </table:table-cell>
          <table:table-cell table:number-columns-repeated="1008"/>
        </table:table-row>
        <table:table-row table:style-name="ro1">
          <table:table-cell office:value-type="float" office:value="0.54" calcext:value-type="float">
            <text:p>0,54</text:p>
          </table:table-cell>
          <table:table-cell/>
          <table:table-cell office:value-type="float" office:value="0.000003929" calcext:value-type="float">
            <text:p>3,93E-06</text:p>
          </table:table-cell>
          <table:table-cell office:value-type="float" office:value="0.000083624" calcext:value-type="float">
            <text:p>8,36E-05</text:p>
          </table:table-cell>
          <table:table-cell table:formula="of:=([.D61]-[.D59])/([.A61]-[.A59])" office:value-type="float" office:value="0.000478949999999999" calcext:value-type="float">
            <text:p>478,95E-06</text:p>
          </table:table-cell>
          <table:table-cell table:formula="of:=[.D60]/(SQRT([.E60]))" office:value-type="float" office:value="0.00382107752066577" calcext:value-type="float">
            <text:p>0,0038210775</text:p>
          </table:table-cell>
          <table:table-cell table:number-columns-repeated="6"/>
          <table:table-cell office:value-type="float" office:value="0.0000030991" calcext:value-type="float">
            <text:p>3,10E-06</text:p>
          </table:table-cell>
          <table:table-cell office:value-type="float" office:value="0.00025574" calcext:value-type="float">
            <text:p>0,00025574</text:p>
          </table:table-cell>
          <table:table-cell table:formula="of:=([.N61]-[.N59])/([.A61]-[.A59])" office:value-type="float" office:value="0.001136" calcext:value-type="float">
            <text:p>1,14E-03</text:p>
          </table:table-cell>
          <table:table-cell table:formula="of:=[.N60]/(SQRT(ABS([.O60])))" office:value-type="float" office:value="0.00758768853166241" calcext:value-type="float">
            <text:p>0,0075876885</text:p>
          </table:table-cell>
          <table:table-cell table:number-columns-repeated="1008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office:value-type="float" office:value="0.0000041115" calcext:value-type="float">
            <text:p>4,11E-06</text:p>
          </table:table-cell>
          <table:table-cell office:value-type="float" office:value="0.00008837" calcext:value-type="float">
            <text:p>8,84E-05</text:p>
          </table:table-cell>
          <table:table-cell table:formula="of:=([.D62]-[.D60])/([.A62]-[.A60])" office:value-type="float" office:value="0.000484" calcext:value-type="float">
            <text:p>484,00E-06</text:p>
          </table:table-cell>
          <table:table-cell table:formula="of:=[.D61]/(SQRT([.E61]))" office:value-type="float" office:value="0.00401681818181818" calcext:value-type="float">
            <text:p>0,0040168182</text:p>
          </table:table-cell>
          <table:table-cell table:number-columns-repeated="6"/>
          <table:table-cell office:value-type="float" office:value="0.0000032173" calcext:value-type="float">
            <text:p>3,22E-06</text:p>
          </table:table-cell>
          <table:table-cell office:value-type="float" office:value="0.00026714" calcext:value-type="float">
            <text:p>0,00026714</text:p>
          </table:table-cell>
          <table:table-cell table:formula="of:=([.N62]-[.N60])/([.A62]-[.A60])" office:value-type="float" office:value="0.001178" calcext:value-type="float">
            <text:p>1,18E-03</text:p>
          </table:table-cell>
          <table:table-cell table:formula="of:=[.N61]/(SQRT(ABS([.O61])))" office:value-type="float" office:value="0.00778334491491391" calcext:value-type="float">
            <text:p>0,0077833449</text:p>
          </table:table-cell>
          <table:table-cell table:number-columns-repeated="1008"/>
        </table:table-row>
        <table:table-row table:style-name="ro1">
          <table:table-cell office:value-type="float" office:value="0.56" calcext:value-type="float">
            <text:p>0,56</text:p>
          </table:table-cell>
          <table:table-cell/>
          <table:table-cell office:value-type="float" office:value="0.0000042749" calcext:value-type="float">
            <text:p>4,27E-06</text:p>
          </table:table-cell>
          <table:table-cell office:value-type="float" office:value="0.000093304" calcext:value-type="float">
            <text:p>9,33E-05</text:p>
          </table:table-cell>
          <table:table-cell table:formula="of:=([.D63]-[.D61])/([.A63]-[.A61])" office:value-type="float" office:value="0.000495099999999999" calcext:value-type="float">
            <text:p>495,10E-06</text:p>
          </table:table-cell>
          <table:table-cell table:formula="of:=[.D62]/(SQRT([.E62]))" office:value-type="float" office:value="0.00419327938896666" calcext:value-type="float">
            <text:p>0,0041932794</text:p>
          </table:table-cell>
          <table:table-cell table:number-columns-repeated="6"/>
          <table:table-cell office:value-type="float" office:value="0.00000337" calcext:value-type="float">
            <text:p>3,37E-06</text:p>
          </table:table-cell>
          <table:table-cell office:value-type="float" office:value="0.0002793" calcext:value-type="float">
            <text:p>0,0002793</text:p>
          </table:table-cell>
          <table:table-cell table:formula="of:=([.N63]-[.N61])/([.A63]-[.A61])" office:value-type="float" office:value="0.0012605" calcext:value-type="float">
            <text:p>1,26E-03</text:p>
          </table:table-cell>
          <table:table-cell table:formula="of:=[.N62]/(SQRT(ABS([.O62])))" office:value-type="float" office:value="0.00786682538828756" calcext:value-type="float">
            <text:p>0,0078668254</text:p>
          </table:table-cell>
          <table:table-cell table:number-columns-repeated="1008"/>
        </table:table-row>
        <table:table-row table:style-name="ro1">
          <table:table-cell office:value-type="float" office:value="0.57" calcext:value-type="float">
            <text:p>0,57</text:p>
          </table:table-cell>
          <table:table-cell/>
          <table:table-cell office:value-type="float" office:value="0.0000044873" calcext:value-type="float">
            <text:p>4,49E-06</text:p>
          </table:table-cell>
          <table:table-cell office:value-type="float" office:value="0.000098272" calcext:value-type="float">
            <text:p>9,83E-05</text:p>
          </table:table-cell>
          <table:table-cell table:formula="of:=([.D64]-[.D62])/([.A64]-[.A62])" office:value-type="float" office:value="0.000480300000000002" calcext:value-type="float">
            <text:p>480,30E-06</text:p>
          </table:table-cell>
          <table:table-cell table:formula="of:=[.D63]/(SQRT([.E63]))" office:value-type="float" office:value="0.00448408154099497" calcext:value-type="float">
            <text:p>0,0044840815</text:p>
          </table:table-cell>
          <table:table-cell table:number-columns-repeated="6"/>
          <table:table-cell office:value-type="float" office:value="0.0000033507" calcext:value-type="float">
            <text:p>3,35E-06</text:p>
          </table:table-cell>
          <table:table-cell office:value-type="float" office:value="0.00029235" calcext:value-type="float">
            <text:p>0,00029235</text:p>
          </table:table-cell>
          <table:table-cell table:formula="of:=([.N64]-[.N62])/([.A64]-[.A62])" office:value-type="float" office:value="0.00127050000000001" calcext:value-type="float">
            <text:p>1,27E-03</text:p>
          </table:table-cell>
          <table:table-cell table:formula="of:=[.N63]/(SQRT(ABS([.O63])))" office:value-type="float" office:value="0.00820192442934863" calcext:value-type="float">
            <text:p>0,0082019244</text:p>
          </table:table-cell>
          <table:table-cell table:number-columns-repeated="1008"/>
        </table:table-row>
        <table:table-row table:style-name="ro1">
          <table:table-cell office:value-type="float" office:value="0.58" calcext:value-type="float">
            <text:p>0,58</text:p>
          </table:table-cell>
          <table:table-cell/>
          <table:table-cell office:value-type="float" office:value="0.0000046711" calcext:value-type="float">
            <text:p>4,67E-06</text:p>
          </table:table-cell>
          <table:table-cell table:style-name="Default" office:value-type="float" office:value="0.00010291" calcext:value-type="float">
            <text:p>0,00010291</text:p>
          </table:table-cell>
          <table:table-cell table:formula="of:=([.D65]-[.D63])/([.A65]-[.A63])" office:value-type="float" office:value="0.000489850000000003" calcext:value-type="float">
            <text:p>489,85E-06</text:p>
          </table:table-cell>
          <table:table-cell table:formula="of:=[.D64]/(SQRT([.E64]))" office:value-type="float" office:value="0.00464971165943353" calcext:value-type="float">
            <text:p>0,0046497117</text:p>
          </table:table-cell>
          <table:table-cell table:number-columns-repeated="6"/>
          <table:table-cell office:value-type="float" office:value="0.0000037632" calcext:value-type="float">
            <text:p>3,76E-06</text:p>
          </table:table-cell>
          <table:table-cell office:value-type="float" office:value="0.00030471" calcext:value-type="float">
            <text:p>0,00030471</text:p>
          </table:table-cell>
          <table:table-cell table:formula="of:=([.N65]-[.N63])/([.A65]-[.A63])" office:value-type="float" office:value="0.00121500000000001" calcext:value-type="float">
            <text:p>1,22E-03</text:p>
          </table:table-cell>
          <table:table-cell table:formula="of:=[.N64]/(SQRT(ABS([.O64])))" office:value-type="float" office:value="0.00874175374387303" calcext:value-type="float">
            <text:p>0,0087417537</text:p>
          </table:table-cell>
          <table:table-cell table:number-columns-repeated="1008"/>
        </table:table-row>
        <table:table-row table:style-name="ro1">
          <table:table-cell office:value-type="float" office:value="0.59" calcext:value-type="float">
            <text:p>0,59</text:p>
          </table:table-cell>
          <table:table-cell/>
          <table:table-cell office:value-type="float" office:value="0.0000048738" calcext:value-type="float">
            <text:p>4,87E-06</text:p>
          </table:table-cell>
          <table:table-cell table:style-name="Default" office:value-type="float" office:value="0.000108069" calcext:value-type="float">
            <text:p>0,000108069</text:p>
          </table:table-cell>
          <table:table-cell table:formula="of:=([.D66]-[.D64])/([.A66]-[.A64])" office:value-type="float" office:value="0.000492649999999997" calcext:value-type="float">
            <text:p>492,65E-06</text:p>
          </table:table-cell>
          <table:table-cell table:formula="of:=[.D65]/(SQRT([.E65]))" office:value-type="float" office:value="0.00486891159644222" calcext:value-type="float">
            <text:p>0,0048689116</text:p>
          </table:table-cell>
          <table:table-cell table:number-columns-repeated="6"/>
          <table:table-cell office:value-type="float" office:value="0.0000039047" calcext:value-type="float">
            <text:p>3,90E-06</text:p>
          </table:table-cell>
          <table:table-cell office:value-type="float" office:value="0.00031665" calcext:value-type="float">
            <text:p>0,00031665</text:p>
          </table:table-cell>
          <table:table-cell table:formula="of:=([.N66]-[.N64])/([.A66]-[.A64])" office:value-type="float" office:value="0.00120299999999999" calcext:value-type="float">
            <text:p>1,20E-03</text:p>
          </table:table-cell>
          <table:table-cell table:formula="of:=[.N65]/(SQRT(ABS([.O65])))" office:value-type="float" office:value="0.00912949339371774" calcext:value-type="float">
            <text:p>0,0091294934</text:p>
          </table:table-cell>
          <table:table-cell table:number-columns-repeated="1008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office:value-type="float" office:value="0.0000051012" calcext:value-type="float">
            <text:p>5,10E-06</text:p>
          </table:table-cell>
          <table:table-cell table:style-name="Default" office:value-type="float" office:value="0.000112763" calcext:value-type="float">
            <text:p>0,000112763</text:p>
          </table:table-cell>
          <table:table-cell table:formula="of:=([.D67]-[.D65])/([.A67]-[.A65])" office:value-type="float" office:value="0.000473549999999999" calcext:value-type="float">
            <text:p>473,55E-06</text:p>
          </table:table-cell>
          <table:table-cell table:formula="of:=[.D66]/(SQRT([.E66]))" office:value-type="float" office:value="0.00518183644360834" calcext:value-type="float">
            <text:p>0,0051818364</text:p>
          </table:table-cell>
          <table:table-cell table:number-columns-repeated="6"/>
          <table:table-cell office:value-type="float" office:value="0.0000039551" calcext:value-type="float">
            <text:p>3,96E-06</text:p>
          </table:table-cell>
          <table:table-cell office:value-type="float" office:value="0.00032877" calcext:value-type="float">
            <text:p>0,00032877</text:p>
          </table:table-cell>
          <table:table-cell table:formula="of:=([.N67]-[.N65])/([.A67]-[.A65])" office:value-type="float" office:value="0.001263" calcext:value-type="float">
            <text:p>1,26E-03</text:p>
          </table:table-cell>
          <table:table-cell table:formula="of:=[.N66]/(SQRT(ABS([.O66])))" office:value-type="float" office:value="0.0092510388836905" calcext:value-type="float">
            <text:p>0,0092510389</text:p>
          </table:table-cell>
          <table:table-cell table:number-columns-repeated="1008"/>
        </table:table-row>
        <table:table-row table:style-name="ro1">
          <table:table-cell office:value-type="float" office:value="0.61" calcext:value-type="float">
            <text:p>0,61</text:p>
          </table:table-cell>
          <table:table-cell/>
          <table:table-cell office:value-type="float" office:value="0.0000053112" calcext:value-type="float">
            <text:p>5,31E-06</text:p>
          </table:table-cell>
          <table:table-cell table:style-name="Default" office:value-type="float" office:value="0.00011754" calcext:value-type="float">
            <text:p>0,00011754</text:p>
          </table:table-cell>
          <table:table-cell table:formula="of:=([.D68]-[.D66])/([.A68]-[.A66])" office:value-type="float" office:value="0.000492350000000002" calcext:value-type="float">
            <text:p>492,35E-06</text:p>
          </table:table-cell>
          <table:table-cell table:formula="of:=[.D67]/(SQRT([.E67]))" office:value-type="float" office:value="0.00529722860107397" calcext:value-type="float">
            <text:p>0,0052972286</text:p>
          </table:table-cell>
          <table:table-cell table:number-columns-repeated="6"/>
          <table:table-cell office:value-type="float" office:value="0.0000041666" calcext:value-type="float">
            <text:p>4,17E-06</text:p>
          </table:table-cell>
          <table:table-cell office:value-type="float" office:value="0.00034191" calcext:value-type="float">
            <text:p>0,00034191</text:p>
          </table:table-cell>
          <table:table-cell table:formula="of:=([.N68]-[.N66])/([.A68]-[.A66])" office:value-type="float" office:value="0.00133150000000001" calcext:value-type="float">
            <text:p>1,33E-03</text:p>
          </table:table-cell>
          <table:table-cell table:formula="of:=[.N67]/(SQRT(ABS([.O67])))" office:value-type="float" office:value="0.00937003509688519" calcext:value-type="float">
            <text:p>0,0093700351</text:p>
          </table:table-cell>
          <table:table-cell table:number-columns-repeated="1008"/>
        </table:table-row>
        <table:table-row table:style-name="ro1">
          <table:table-cell office:value-type="float" office:value="0.62" calcext:value-type="float">
            <text:p>0,62</text:p>
          </table:table-cell>
          <table:table-cell/>
          <table:table-cell office:value-type="float" office:value="0.0000054905" calcext:value-type="float">
            <text:p>5,49E-06</text:p>
          </table:table-cell>
          <table:table-cell table:style-name="Default" office:value-type="float" office:value="0.00012261" calcext:value-type="float">
            <text:p>0,00012261</text:p>
          </table:table-cell>
          <table:table-cell table:formula="of:=([.D69]-[.D67])/([.A69]-[.A67])" office:value-type="float" office:value="0.0004985" calcext:value-type="float">
            <text:p>498,50E-06</text:p>
          </table:table-cell>
          <table:table-cell table:formula="of:=[.D68]/(SQRT([.E68]))" office:value-type="float" office:value="0.00549152937574352" calcext:value-type="float">
            <text:p>0,0054915294</text:p>
          </table:table-cell>
          <table:table-cell table:number-columns-repeated="6"/>
          <table:table-cell office:value-type="float" office:value="0.0000041466" calcext:value-type="float">
            <text:p>4,15E-06</text:p>
          </table:table-cell>
          <table:table-cell office:value-type="float" office:value="0.0003554" calcext:value-type="float">
            <text:p>0,0003554</text:p>
          </table:table-cell>
          <table:table-cell table:formula="of:=([.N69]-[.N67])/([.A69]-[.A67])" office:value-type="float" office:value="0.001281" calcext:value-type="float">
            <text:p>1,28E-03</text:p>
          </table:table-cell>
          <table:table-cell table:formula="of:=[.N68]/(SQRT(ABS([.O68])))" office:value-type="float" office:value="0.00992985389815579" calcext:value-type="float">
            <text:p>0,0099298539</text:p>
          </table:table-cell>
          <table:table-cell table:number-columns-repeated="1008"/>
        </table:table-row>
        <table:table-row table:style-name="ro1">
          <table:table-cell office:value-type="float" office:value="0.63" calcext:value-type="float">
            <text:p>0,63</text:p>
          </table:table-cell>
          <table:table-cell/>
          <table:table-cell office:value-type="float" office:value="0.0000057754" calcext:value-type="float">
            <text:p>5,78E-06</text:p>
          </table:table-cell>
          <table:table-cell table:style-name="Default" office:value-type="float" office:value="0.00012751" calcext:value-type="float">
            <text:p>0,00012751</text:p>
          </table:table-cell>
          <table:table-cell table:formula="of:=([.D70]-[.D68])/([.A70]-[.A68])" office:value-type="float" office:value="0.000484499999999999" calcext:value-type="float">
            <text:p>484,50E-06</text:p>
          </table:table-cell>
          <table:table-cell table:formula="of:=[.D69]/(SQRT([.E69]))" office:value-type="float" office:value="0.00579291765375968" calcext:value-type="float">
            <text:p>0,0057929177</text:p>
          </table:table-cell>
          <table:table-cell table:number-columns-repeated="6"/>
          <table:table-cell office:value-type="float" office:value="0.0000044001" calcext:value-type="float">
            <text:p>4,40E-06</text:p>
          </table:table-cell>
          <table:table-cell office:value-type="float" office:value="0.00036753" calcext:value-type="float">
            <text:p>0,00036753</text:p>
          </table:table-cell>
          <table:table-cell table:formula="of:=([.N70]-[.N68])/([.A70]-[.A68])" office:value-type="float" office:value="0.0012935" calcext:value-type="float">
            <text:p>1,29E-03</text:p>
          </table:table-cell>
          <table:table-cell table:formula="of:=[.N69]/(SQRT(ABS([.O69])))" office:value-type="float" office:value="0.0102190277398307" calcext:value-type="float">
            <text:p>0,0102190277</text:p>
          </table:table-cell>
          <table:table-cell table:number-columns-repeated="1008"/>
        </table:table-row>
        <table:table-row table:style-name="ro1">
          <table:table-cell office:value-type="float" office:value="0.64" calcext:value-type="float">
            <text:p>0,64</text:p>
          </table:table-cell>
          <table:table-cell/>
          <table:table-cell office:value-type="float" office:value="0.0000059945" calcext:value-type="float">
            <text:p>5,99E-06</text:p>
          </table:table-cell>
          <table:table-cell table:style-name="Default" office:value-type="float" office:value="0.0001323" calcext:value-type="float">
            <text:p>0,0001323</text:p>
          </table:table-cell>
          <table:table-cell table:formula="of:=([.D71]-[.D69])/([.A71]-[.A69])" office:value-type="float" office:value="0.000479499999999999" calcext:value-type="float">
            <text:p>479,50E-06</text:p>
          </table:table-cell>
          <table:table-cell table:formula="of:=[.D70]/(SQRT([.E70]))" office:value-type="float" office:value="0.0060417887813819" calcext:value-type="float">
            <text:p>0,0060417888</text:p>
          </table:table-cell>
          <table:table-cell table:number-columns-repeated="6"/>
          <table:table-cell office:value-type="float" office:value="0.0000053298" calcext:value-type="float">
            <text:p>5,33E-06</text:p>
          </table:table-cell>
          <table:table-cell office:value-type="float" office:value="0.00038127" calcext:value-type="float">
            <text:p>0,00038127</text:p>
          </table:table-cell>
          <table:table-cell table:formula="of:=([.N71]-[.N69])/([.A71]-[.A69])" office:value-type="float" office:value="0.0012985" calcext:value-type="float">
            <text:p>1,30E-03</text:p>
          </table:table-cell>
          <table:table-cell table:formula="of:=[.N70]/(SQRT(ABS([.O70])))" office:value-type="float" office:value="0.0105806331640273" calcext:value-type="float">
            <text:p>0,0105806332</text:p>
          </table:table-cell>
          <table:table-cell table:number-columns-repeated="1008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office:value-type="float" office:value="0.0000062971" calcext:value-type="float">
            <text:p>6,30E-06</text:p>
          </table:table-cell>
          <table:table-cell table:style-name="Default" office:value-type="float" office:value="0.0001371" calcext:value-type="float">
            <text:p>0,0001371</text:p>
          </table:table-cell>
          <table:table-cell table:formula="of:=([.D72]-[.D70])/([.A72]-[.A70])" office:value-type="float" office:value="0.0004755" calcext:value-type="float">
            <text:p>475,50E-06</text:p>
          </table:table-cell>
          <table:table-cell table:formula="of:=[.D71]/(SQRT([.E71]))" office:value-type="float" office:value="0.00628727120297914" calcext:value-type="float">
            <text:p>0,0062872712</text:p>
          </table:table-cell>
          <table:table-cell table:number-columns-repeated="6"/>
          <table:table-cell office:value-type="float" office:value="0.0000053254" calcext:value-type="float">
            <text:p>5,33E-06</text:p>
          </table:table-cell>
          <table:table-cell office:value-type="float" office:value="0.0003935" calcext:value-type="float">
            <text:p>0,0003935</text:p>
          </table:table-cell>
          <table:table-cell table:formula="of:=([.N72]-[.N70])/([.A72]-[.A70])" office:value-type="float" office:value="0.0013495" calcext:value-type="float">
            <text:p>1,35E-03</text:p>
          </table:table-cell>
          <table:table-cell table:formula="of:=[.N71]/(SQRT(ABS([.O71])))" office:value-type="float" office:value="0.0107116973178586" calcext:value-type="float">
            <text:p>0,0107116973</text:p>
          </table:table-cell>
          <table:table-cell table:number-columns-repeated="1008"/>
        </table:table-row>
        <table:table-row table:style-name="ro1">
          <table:table-cell office:value-type="float" office:value="0.66" calcext:value-type="float">
            <text:p>0,66</text:p>
          </table:table-cell>
          <table:table-cell/>
          <table:table-cell office:value-type="float" office:value="0.0000065706" calcext:value-type="float">
            <text:p>6,57E-06</text:p>
          </table:table-cell>
          <table:table-cell table:style-name="Default" office:value-type="float" office:value="0.00014181" calcext:value-type="float">
            <text:p>0,00014181</text:p>
          </table:table-cell>
          <table:table-cell table:formula="of:=([.D73]-[.D71])/([.A73]-[.A71])" office:value-type="float" office:value="0.000479" calcext:value-type="float">
            <text:p>479,00E-06</text:p>
          </table:table-cell>
          <table:table-cell table:formula="of:=[.D72]/(SQRT([.E72]))" office:value-type="float" office:value="0.00647946428428103" calcext:value-type="float">
            <text:p>0,0064794643</text:p>
          </table:table-cell>
          <table:table-cell table:number-columns-repeated="6"/>
          <table:table-cell office:value-type="float" office:value="0.0000055297" calcext:value-type="float">
            <text:p>5,53E-06</text:p>
          </table:table-cell>
          <table:table-cell office:value-type="float" office:value="0.00040826" calcext:value-type="float">
            <text:p>0,00040826</text:p>
          </table:table-cell>
          <table:table-cell table:formula="of:=([.N73]-[.N71])/([.A73]-[.A71])" office:value-type="float" office:value="0.001396" calcext:value-type="float">
            <text:p>1,40E-03</text:p>
          </table:table-cell>
          <table:table-cell table:formula="of:=[.N72]/(SQRT(ABS([.O72])))" office:value-type="float" office:value="0.0109268283829311" calcext:value-type="float">
            <text:p>0,0109268284</text:p>
          </table:table-cell>
          <table:table-cell table:number-columns-repeated="1008"/>
        </table:table-row>
        <table:table-row table:style-name="ro1">
          <table:table-cell office:value-type="float" office:value="0.67" calcext:value-type="float">
            <text:p>0,67</text:p>
          </table:table-cell>
          <table:table-cell/>
          <table:table-cell office:value-type="float" office:value="0.0000068366" calcext:value-type="float">
            <text:p>6,84E-06</text:p>
          </table:table-cell>
          <table:table-cell table:style-name="Default" office:value-type="float" office:value="0.00014668" calcext:value-type="float">
            <text:p>0,00014668</text:p>
          </table:table-cell>
          <table:table-cell table:formula="of:=([.D74]-[.D72])/([.A74]-[.A72])" office:value-type="float" office:value="0.000469499999999999" calcext:value-type="float">
            <text:p>469,50E-06</text:p>
          </table:table-cell>
          <table:table-cell table:formula="of:=[.D73]/(SQRT([.E73]))" office:value-type="float" office:value="0.00676944560678467" calcext:value-type="float">
            <text:p>0,0067694456</text:p>
          </table:table-cell>
          <table:table-cell table:number-columns-repeated="6"/>
          <table:table-cell office:value-type="float" office:value="0.0000059869" calcext:value-type="float">
            <text:p>5,99E-06</text:p>
          </table:table-cell>
          <table:table-cell office:value-type="float" office:value="0.00042142" calcext:value-type="float">
            <text:p>0,00042142</text:p>
          </table:table-cell>
          <table:table-cell table:formula="of:=([.N74]-[.N72])/([.A74]-[.A72])" office:value-type="float" office:value="0.0013385" calcext:value-type="float">
            <text:p>1,34E-03</text:p>
          </table:table-cell>
          <table:table-cell table:formula="of:=[.N73]/(SQRT(ABS([.O73])))" office:value-type="float" office:value="0.0115187659785039" calcext:value-type="float">
            <text:p>0,011518766</text:p>
          </table:table-cell>
          <table:table-cell table:number-columns-repeated="1008"/>
        </table:table-row>
        <table:table-row table:style-name="ro1">
          <table:table-cell office:value-type="float" office:value="0.68" calcext:value-type="float">
            <text:p>0,68</text:p>
          </table:table-cell>
          <table:table-cell/>
          <table:table-cell office:value-type="float" office:value="0.0000071245" calcext:value-type="float">
            <text:p>7,12E-06</text:p>
          </table:table-cell>
          <table:table-cell table:style-name="Default" office:value-type="float" office:value="0.0001512" calcext:value-type="float">
            <text:p>0,0001512</text:p>
          </table:table-cell>
          <table:table-cell table:formula="of:=([.D75]-[.D73])/([.A75]-[.A73])" office:value-type="float" office:value="0.000453" calcext:value-type="float">
            <text:p>453,00E-06</text:p>
          </table:table-cell>
          <table:table-cell table:formula="of:=[.D74]/(SQRT([.E74]))" office:value-type="float" office:value="0.00710399570431229" calcext:value-type="float">
            <text:p>0,0071039957</text:p>
          </table:table-cell>
          <table:table-cell table:number-columns-repeated="6"/>
          <table:table-cell office:value-type="float" office:value="0.0000060027" calcext:value-type="float">
            <text:p>6,00E-06</text:p>
          </table:table-cell>
          <table:table-cell office:value-type="float" office:value="0.00043503" calcext:value-type="float">
            <text:p>0,00043503</text:p>
          </table:table-cell>
          <table:table-cell table:formula="of:=([.N75]-[.N73])/([.A75]-[.A73])" office:value-type="float" office:value="0.001319" calcext:value-type="float">
            <text:p>1,32E-03</text:p>
          </table:table-cell>
          <table:table-cell table:formula="of:=[.N74]/(SQRT(ABS([.O74])))" office:value-type="float" office:value="0.0119783447800373" calcext:value-type="float">
            <text:p>0,0119783448</text:p>
          </table:table-cell>
          <table:table-cell table:number-columns-repeated="1008"/>
        </table:table-row>
        <table:table-row table:style-name="ro1">
          <table:table-cell office:value-type="float" office:value="0.69" calcext:value-type="float">
            <text:p>0,69</text:p>
          </table:table-cell>
          <table:table-cell/>
          <table:table-cell office:value-type="float" office:value="0.0000073886" calcext:value-type="float">
            <text:p>7,39E-06</text:p>
          </table:table-cell>
          <table:table-cell table:style-name="Default" office:value-type="float" office:value="0.00015574" calcext:value-type="float">
            <text:p>0,00015574</text:p>
          </table:table-cell>
          <table:table-cell table:formula="of:=([.D76]-[.D74])/([.A76]-[.A74])" office:value-type="float" office:value="0.000448000000000001" calcext:value-type="float">
            <text:p>448,00E-06</text:p>
          </table:table-cell>
          <table:table-cell table:formula="of:=[.D75]/(SQRT([.E75]))" office:value-type="float" office:value="0.00735802337830712" calcext:value-type="float">
            <text:p>0,0073580234</text:p>
          </table:table-cell>
          <table:table-cell table:number-columns-repeated="6"/>
          <table:table-cell office:value-type="float" office:value="0.0000062008" calcext:value-type="float">
            <text:p>6,20E-06</text:p>
          </table:table-cell>
          <table:table-cell office:value-type="float" office:value="0.0004478" calcext:value-type="float">
            <text:p>0,0004478</text:p>
          </table:table-cell>
          <table:table-cell table:formula="of:=([.N76]-[.N74])/([.A76]-[.A74])" office:value-type="float" office:value="0.0013745" calcext:value-type="float">
            <text:p>1,37E-03</text:p>
          </table:table-cell>
          <table:table-cell table:formula="of:=[.N75]/(SQRT(ABS([.O75])))" office:value-type="float" office:value="0.0120784642205257" calcext:value-type="float">
            <text:p>0,0120784642</text:p>
          </table:table-cell>
          <table:table-cell table:number-columns-repeated="1008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office:value-type="float" office:value="0.0000077122" calcext:value-type="float">
            <text:p>7,71E-06</text:p>
          </table:table-cell>
          <table:table-cell table:style-name="Default" office:value-type="float" office:value="0.00016016" calcext:value-type="float">
            <text:p>0,00016016</text:p>
          </table:table-cell>
          <table:table-cell table:formula="of:=([.D77]-[.D75])/([.A77]-[.A75])" office:value-type="float" office:value="0.000445500000000002" calcext:value-type="float">
            <text:p>445,50E-06</text:p>
          </table:table-cell>
          <table:table-cell table:formula="of:=[.D76]/(SQRT([.E76]))" office:value-type="float" office:value="0.007588050384781" calcext:value-type="float">
            <text:p>0,0075880504</text:p>
          </table:table-cell>
          <table:table-cell table:number-columns-repeated="6"/>
          <table:table-cell office:value-type="float" office:value="0.0000063816" calcext:value-type="float">
            <text:p>6,38E-06</text:p>
          </table:table-cell>
          <table:table-cell office:value-type="float" office:value="0.00046252" calcext:value-type="float">
            <text:p>0,00046252</text:p>
          </table:table-cell>
          <table:table-cell table:formula="of:=([.N77]-[.N75])/([.A77]-[.A75])" office:value-type="float" office:value="0.00138900000000001" calcext:value-type="float">
            <text:p>1,39E-03</text:p>
          </table:table-cell>
          <table:table-cell table:formula="of:=[.N76]/(SQRT(ABS([.O76])))" office:value-type="float" office:value="0.0124102175326649" calcext:value-type="float">
            <text:p>0,0124102175</text:p>
          </table:table-cell>
          <table:table-cell table:number-columns-repeated="1008"/>
        </table:table-row>
        <table:table-row table:style-name="ro1">
          <table:table-cell office:value-type="float" office:value="0.71" calcext:value-type="float">
            <text:p>0,71</text:p>
          </table:table-cell>
          <table:table-cell/>
          <table:table-cell office:value-type="float" office:value="0.0000080496" calcext:value-type="float">
            <text:p>8,05E-06</text:p>
          </table:table-cell>
          <table:table-cell table:style-name="Default" office:value-type="float" office:value="0.00016465" calcext:value-type="float">
            <text:p>0,00016465</text:p>
          </table:table-cell>
          <table:table-cell table:formula="of:=([.D78]-[.D76])/([.A78]-[.A76])" office:value-type="float" office:value="0.000451000000000002" calcext:value-type="float">
            <text:p>451,00E-06</text:p>
          </table:table-cell>
          <table:table-cell table:formula="of:=[.D77]/(SQRT([.E77]))" office:value-type="float" office:value="0.00775306569791499" calcext:value-type="float">
            <text:p>0,0077530657</text:p>
          </table:table-cell>
          <table:table-cell table:number-columns-repeated="6"/>
          <table:table-cell office:value-type="float" office:value="0.0000066027" calcext:value-type="float">
            <text:p>6,60E-06</text:p>
          </table:table-cell>
          <table:table-cell office:value-type="float" office:value="0.00047558" calcext:value-type="float">
            <text:p>0,00047558</text:p>
          </table:table-cell>
          <table:table-cell table:formula="of:=([.N78]-[.N76])/([.A78]-[.A76])" office:value-type="float" office:value="0.0013185" calcext:value-type="float">
            <text:p>1,32E-03</text:p>
          </table:table-cell>
          <table:table-cell table:formula="of:=[.N77]/(SQRT(ABS([.O77])))" office:value-type="float" office:value="0.0130973524783293" calcext:value-type="float">
            <text:p>0,0130973525</text:p>
          </table:table-cell>
          <table:table-cell table:number-columns-repeated="1008"/>
        </table:table-row>
        <table:table-row table:style-name="ro1">
          <table:table-cell office:value-type="float" office:value="0.72" calcext:value-type="float">
            <text:p>0,72</text:p>
          </table:table-cell>
          <table:table-cell/>
          <table:table-cell office:value-type="float" office:value="0.0000083385" calcext:value-type="float">
            <text:p>8,34E-06</text:p>
          </table:table-cell>
          <table:table-cell table:style-name="Default" office:value-type="float" office:value="0.00016918" calcext:value-type="float">
            <text:p>0,00016918</text:p>
          </table:table-cell>
          <table:table-cell table:formula="of:=([.D79]-[.D77])/([.A79]-[.A77])" office:value-type="float" office:value="0.0004415" calcext:value-type="float">
            <text:p>441,50E-06</text:p>
          </table:table-cell>
          <table:table-cell table:formula="of:=[.D78]/(SQRT([.E78]))" office:value-type="float" office:value="0.00805162735462575" calcext:value-type="float">
            <text:p>0,0080516274</text:p>
          </table:table-cell>
          <table:table-cell table:number-columns-repeated="6"/>
          <table:table-cell office:value-type="float" office:value="0.0000071109" calcext:value-type="float">
            <text:p>7,11E-06</text:p>
          </table:table-cell>
          <table:table-cell office:value-type="float" office:value="0.00048889" calcext:value-type="float">
            <text:p>0,00048889</text:p>
          </table:table-cell>
          <table:table-cell table:formula="of:=([.N79]-[.N77])/([.A79]-[.A77])" office:value-type="float" office:value="0.0014065" calcext:value-type="float">
            <text:p>1,41E-03</text:p>
          </table:table-cell>
          <table:table-cell table:formula="of:=[.N78]/(SQRT(ABS([.O78])))" office:value-type="float" office:value="0.0130359079707868" calcext:value-type="float">
            <text:p>0,013035908</text:p>
          </table:table-cell>
          <table:table-cell table:number-columns-repeated="1008"/>
        </table:table-row>
        <table:table-row table:style-name="ro1">
          <table:table-cell office:value-type="float" office:value="0.73" calcext:value-type="float">
            <text:p>0,73</text:p>
          </table:table-cell>
          <table:table-cell/>
          <table:table-cell office:value-type="float" office:value="0.0000087925" calcext:value-type="float">
            <text:p>8,79E-06</text:p>
          </table:table-cell>
          <table:table-cell table:style-name="Default" office:value-type="float" office:value="0.00017348" calcext:value-type="float">
            <text:p>0,00017348</text:p>
          </table:table-cell>
          <table:table-cell table:formula="of:=([.D80]-[.D78])/([.A80]-[.A78])" office:value-type="float" office:value="0.000425999999999999" calcext:value-type="float">
            <text:p>426,00E-06</text:p>
          </table:table-cell>
          <table:table-cell table:formula="of:=[.D79]/(SQRT([.E79]))" office:value-type="float" office:value="0.00840513346381847" calcext:value-type="float">
            <text:p>0,0084051335</text:p>
          </table:table-cell>
          <table:table-cell table:number-columns-repeated="6"/>
          <table:table-cell office:value-type="float" office:value="0.0000069906" calcext:value-type="float">
            <text:p>6,99E-06</text:p>
          </table:table-cell>
          <table:table-cell office:value-type="float" office:value="0.00050371" calcext:value-type="float">
            <text:p>0,00050371</text:p>
          </table:table-cell>
          <table:table-cell table:formula="of:=([.N80]-[.N78])/([.A80]-[.A78])" office:value-type="float" office:value="0.0014375" calcext:value-type="float">
            <text:p>1,44E-03</text:p>
          </table:table-cell>
          <table:table-cell table:formula="of:=[.N79]/(SQRT(ABS([.O79])))" office:value-type="float" office:value="0.0132854615301677" calcext:value-type="float">
            <text:p>0,0132854615</text:p>
          </table:table-cell>
          <table:table-cell table:number-columns-repeated="1008"/>
        </table:table-row>
        <table:table-row table:style-name="ro1">
          <table:table-cell office:value-type="float" office:value="0.74" calcext:value-type="float">
            <text:p>0,74</text:p>
          </table:table-cell>
          <table:table-cell/>
          <table:table-cell office:value-type="float" office:value="0.0000091303" calcext:value-type="float">
            <text:p>9,13E-06</text:p>
          </table:table-cell>
          <table:table-cell table:style-name="Default" office:value-type="float" office:value="0.0001777" calcext:value-type="float">
            <text:p>0,0001777</text:p>
          </table:table-cell>
          <table:table-cell table:formula="of:=([.D81]-[.D79])/([.A81]-[.A79])" office:value-type="float" office:value="0.000421999999999999" calcext:value-type="float">
            <text:p>422,00E-06</text:p>
          </table:table-cell>
          <table:table-cell table:formula="of:=[.D80]/(SQRT([.E80]))" office:value-type="float" office:value="0.00865030065499466" calcext:value-type="float">
            <text:p>0,0086503007</text:p>
          </table:table-cell>
          <table:table-cell table:number-columns-repeated="6"/>
          <table:table-cell office:value-type="float" office:value="0.0000076052" calcext:value-type="float">
            <text:p>7,61E-06</text:p>
          </table:table-cell>
          <table:table-cell office:value-type="float" office:value="0.00051764" calcext:value-type="float">
            <text:p>0,00051764</text:p>
          </table:table-cell>
          <table:table-cell table:formula="of:=([.N81]-[.N79])/([.A81]-[.A79])" office:value-type="float" office:value="0.0013885" calcext:value-type="float">
            <text:p>1,39E-03</text:p>
          </table:table-cell>
          <table:table-cell table:formula="of:=[.N80]/(SQRT(ABS([.O80])))" office:value-type="float" office:value="0.0138916837063524" calcext:value-type="float">
            <text:p>0,0138916837</text:p>
          </table:table-cell>
          <table:table-cell table:number-columns-repeated="1008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office:value-type="float" office:value="0.0000095927" calcext:value-type="float">
            <text:p>9,59E-06</text:p>
          </table:table-cell>
          <table:table-cell table:style-name="Default" office:value-type="float" office:value="0.00018192" calcext:value-type="float">
            <text:p>0,00018192</text:p>
          </table:table-cell>
          <table:table-cell table:formula="of:=([.D82]-[.D80])/([.A82]-[.A80])" office:value-type="float" office:value="0.000432500000000001" calcext:value-type="float">
            <text:p>432,50E-06</text:p>
          </table:table-cell>
          <table:table-cell table:formula="of:=[.D81]/(SQRT([.E81]))" office:value-type="float" office:value="0.0087475692940904" calcext:value-type="float">
            <text:p>0,0087475693</text:p>
          </table:table-cell>
          <table:table-cell table:number-columns-repeated="6"/>
          <table:table-cell office:value-type="float" office:value="0.0000080147" calcext:value-type="float">
            <text:p>8,01E-06</text:p>
          </table:table-cell>
          <table:table-cell office:value-type="float" office:value="0.00053148" calcext:value-type="float">
            <text:p>0,00053148</text:p>
          </table:table-cell>
          <table:table-cell table:formula="of:=([.N82]-[.N80])/([.A82]-[.A80])" office:value-type="float" office:value="0.001307" calcext:value-type="float">
            <text:p>1,31E-03</text:p>
          </table:table-cell>
          <table:table-cell table:formula="of:=[.N81]/(SQRT(ABS([.O81])))" office:value-type="float" office:value="0.0147010763311591" calcext:value-type="float">
            <text:p>0,0147010763</text:p>
          </table:table-cell>
          <table:table-cell table:number-columns-repeated="1008"/>
        </table:table-row>
        <table:table-row table:style-name="ro1">
          <table:table-cell office:value-type="float" office:value="0.76" calcext:value-type="float">
            <text:p>0,76</text:p>
          </table:table-cell>
          <table:table-cell/>
          <table:table-cell office:value-type="float" office:value="0.0000101253" calcext:value-type="float">
            <text:p>1,01E-05</text:p>
          </table:table-cell>
          <table:table-cell table:style-name="Default" office:value-type="float" office:value="0.00018635" calcext:value-type="float">
            <text:p>0,00018635</text:p>
          </table:table-cell>
          <table:table-cell table:formula="of:=([.D83]-[.D81])/([.A83]-[.A81])" office:value-type="float" office:value="0.000414500000000001" calcext:value-type="float">
            <text:p>414,50E-06</text:p>
          </table:table-cell>
          <table:table-cell table:formula="of:=[.D82]/(SQRT([.E82]))" office:value-type="float" office:value="0.00915307729040882" calcext:value-type="float">
            <text:p>0,0091530773</text:p>
          </table:table-cell>
          <table:table-cell table:number-columns-repeated="6"/>
          <table:table-cell office:value-type="float" office:value="0.0000074607" calcext:value-type="float">
            <text:p>7,46E-06</text:p>
          </table:table-cell>
          <table:table-cell office:value-type="float" office:value="0.00054378" calcext:value-type="float">
            <text:p>0,00054378</text:p>
          </table:table-cell>
          <table:table-cell table:formula="of:=([.N83]-[.N81])/([.A83]-[.A81])" office:value-type="float" office:value="0.0012865" calcext:value-type="float">
            <text:p>1,29E-03</text:p>
          </table:table-cell>
          <table:table-cell table:formula="of:=[.N82]/(SQRT(ABS([.O82])))" office:value-type="float" office:value="0.0151606679221627" calcext:value-type="float">
            <text:p>0,0151606679</text:p>
          </table:table-cell>
          <table:table-cell table:number-columns-repeated="1008"/>
        </table:table-row>
        <table:table-row table:style-name="ro1">
          <table:table-cell office:value-type="float" office:value="0.77" calcext:value-type="float">
            <text:p>0,77</text:p>
          </table:table-cell>
          <table:table-cell/>
          <table:table-cell office:value-type="float" office:value="0.000010465" calcext:value-type="float">
            <text:p>1,05E-05</text:p>
          </table:table-cell>
          <table:table-cell table:style-name="Default" office:value-type="float" office:value="0.00019021" calcext:value-type="float">
            <text:p>0,00019021</text:p>
          </table:table-cell>
          <table:table-cell table:formula="of:=([.D84]-[.D82])/([.A84]-[.A82])" office:value-type="float" office:value="0.000398999999999999" calcext:value-type="float">
            <text:p>399,00E-06</text:p>
          </table:table-cell>
          <table:table-cell table:formula="of:=[.D83]/(SQRT([.E83]))" office:value-type="float" office:value="0.00952241046177419" calcext:value-type="float">
            <text:p>0,0095224105</text:p>
          </table:table-cell>
          <table:table-cell table:number-columns-repeated="6"/>
          <table:table-cell office:value-type="float" office:value="0.000007695" calcext:value-type="float">
            <text:p>7,70E-06</text:p>
          </table:table-cell>
          <table:table-cell office:value-type="float" office:value="0.00055721" calcext:value-type="float">
            <text:p>0,00055721</text:p>
          </table:table-cell>
          <table:table-cell table:formula="of:=([.N84]-[.N82])/([.A84]-[.A82])" office:value-type="float" office:value="0.001295" calcext:value-type="float">
            <text:p>1,30E-03</text:p>
          </table:table-cell>
          <table:table-cell table:formula="of:=[.N83]/(SQRT(ABS([.O83])))" office:value-type="float" office:value="0.0154840304855428" calcext:value-type="float">
            <text:p>0,0154840305</text:p>
          </table:table-cell>
          <table:table-cell table:number-columns-repeated="1008"/>
        </table:table-row>
        <table:table-row table:style-name="ro1">
          <table:table-cell office:value-type="float" office:value="0.78" calcext:value-type="float">
            <text:p>0,78</text:p>
          </table:table-cell>
          <table:table-cell/>
          <table:table-cell office:value-type="float" office:value="0.000010939" calcext:value-type="float">
            <text:p>1,09E-05</text:p>
          </table:table-cell>
          <table:table-cell table:style-name="Default" office:value-type="float" office:value="0.00019433" calcext:value-type="float">
            <text:p>0,00019433</text:p>
          </table:table-cell>
          <table:table-cell table:formula="of:=([.D85]-[.D83])/([.A85]-[.A83])" office:value-type="float" office:value="0.0004055" calcext:value-type="float">
            <text:p>405,50E-06</text:p>
          </table:table-cell>
          <table:table-cell table:formula="of:=[.D84]/(SQRT([.E84]))" office:value-type="float" office:value="0.00965038014750552" calcext:value-type="float">
            <text:p>0,0096503801</text:p>
          </table:table-cell>
          <table:table-cell table:number-columns-repeated="6"/>
          <table:table-cell office:value-type="float" office:value="0.0000094681" calcext:value-type="float">
            <text:p>9,47E-06</text:p>
          </table:table-cell>
          <table:table-cell office:value-type="float" office:value="0.00056968" calcext:value-type="float">
            <text:p>0,00056968</text:p>
          </table:table-cell>
          <table:table-cell table:formula="of:=([.N85]-[.N83])/([.A85]-[.A83])" office:value-type="float" office:value="0.001355" calcext:value-type="float">
            <text:p>1,36E-03</text:p>
          </table:table-cell>
          <table:table-cell table:formula="of:=[.N84]/(SQRT(ABS([.O84])))" office:value-type="float" office:value="0.0154760927971398" calcext:value-type="float">
            <text:p>0,0154760928</text:p>
          </table:table-cell>
          <table:table-cell table:number-columns-repeated="1008"/>
        </table:table-row>
        <table:table-row table:style-name="ro1">
          <table:table-cell office:value-type="float" office:value="0.79" calcext:value-type="float">
            <text:p>0,79</text:p>
          </table:table-cell>
          <table:table-cell/>
          <table:table-cell office:value-type="float" office:value="0.000011332" calcext:value-type="float">
            <text:p>1,13E-05</text:p>
          </table:table-cell>
          <table:table-cell table:style-name="Default" office:value-type="float" office:value="0.00019832" calcext:value-type="float">
            <text:p>0,00019832</text:p>
          </table:table-cell>
          <table:table-cell table:formula="of:=([.D86]-[.D84])/([.A86]-[.A84])" office:value-type="float" office:value="0.000384" calcext:value-type="float">
            <text:p>384,00E-06</text:p>
          </table:table-cell>
          <table:table-cell table:formula="of:=[.D85]/(SQRT([.E85]))" office:value-type="float" office:value="0.0101204751205992" calcext:value-type="float">
            <text:p>0,0101204751</text:p>
          </table:table-cell>
          <table:table-cell table:number-columns-repeated="6"/>
          <table:table-cell office:value-type="float" office:value="0.0000096186" calcext:value-type="float">
            <text:p>9,62E-06</text:p>
          </table:table-cell>
          <table:table-cell office:value-type="float" office:value="0.00058431" calcext:value-type="float">
            <text:p>0,00058431</text:p>
          </table:table-cell>
          <table:table-cell table:formula="of:=([.N86]-[.N84])/([.A86]-[.A84])" office:value-type="float" office:value="0.001372" calcext:value-type="float">
            <text:p>1,37E-03</text:p>
          </table:table-cell>
          <table:table-cell table:formula="of:=[.N85]/(SQRT(ABS([.O85])))" office:value-type="float" office:value="0.0157748872302873" calcext:value-type="float">
            <text:p>0,0157748872</text:p>
          </table:table-cell>
          <table:table-cell table:number-columns-repeated="1008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office:value-type="float" office:value="0.000011776" calcext:value-type="float">
            <text:p>1,18E-05</text:p>
          </table:table-cell>
          <table:table-cell table:style-name="Default" office:value-type="float" office:value="0.00020201" calcext:value-type="float">
            <text:p>0,00020201</text:p>
          </table:table-cell>
          <table:table-cell table:formula="of:=([.D87]-[.D85])/([.A87]-[.A85])" office:value-type="float" office:value="0.0003765" calcext:value-type="float">
            <text:p>376,50E-06</text:p>
          </table:table-cell>
          <table:table-cell table:formula="of:=[.D86]/(SQRT([.E86]))" office:value-type="float" office:value="0.0104109504230795" calcext:value-type="float">
            <text:p>0,0104109504</text:p>
          </table:table-cell>
          <table:table-cell table:number-columns-repeated="6"/>
          <table:table-cell office:value-type="float" office:value="0.000010155" calcext:value-type="float">
            <text:p>1,02E-05</text:p>
          </table:table-cell>
          <table:table-cell office:value-type="float" office:value="0.00059712" calcext:value-type="float">
            <text:p>0,00059712</text:p>
          </table:table-cell>
          <table:table-cell table:formula="of:=([.N87]-[.N85])/([.A87]-[.A85])" office:value-type="float" office:value="0.0013175" calcext:value-type="float">
            <text:p>1,32E-03</text:p>
          </table:table-cell>
          <table:table-cell table:formula="of:=[.N86]/(SQRT(ABS([.O86])))" office:value-type="float" office:value="0.0164507728523109" calcext:value-type="float">
            <text:p>0,0164507729</text:p>
          </table:table-cell>
          <table:table-cell table:number-columns-repeated="1008"/>
        </table:table-row>
        <table:table-row table:style-name="ro1">
          <table:table-cell office:value-type="float" office:value="0.81" calcext:value-type="float">
            <text:p>0,81</text:p>
          </table:table-cell>
          <table:table-cell/>
          <table:table-cell office:value-type="float" office:value="0.000012539" calcext:value-type="float">
            <text:p>1,25E-05</text:p>
          </table:table-cell>
          <table:table-cell table:style-name="Default" office:value-type="float" office:value="0.00020585" calcext:value-type="float">
            <text:p>0,00020585</text:p>
          </table:table-cell>
          <table:table-cell table:formula="of:=([.D88]-[.D86])/([.A88]-[.A86])" office:value-type="float" office:value="0.000381" calcext:value-type="float">
            <text:p>381,00E-06</text:p>
          </table:table-cell>
          <table:table-cell table:formula="of:=[.D87]/(SQRT([.E87]))" office:value-type="float" office:value="0.0105460149705247" calcext:value-type="float">
            <text:p>0,010546015</text:p>
          </table:table-cell>
          <table:table-cell table:number-columns-repeated="6"/>
          <table:table-cell office:value-type="float" office:value="0.0000106044" calcext:value-type="float">
            <text:p>1,06E-05</text:p>
          </table:table-cell>
          <table:table-cell office:value-type="float" office:value="0.00061066" calcext:value-type="float">
            <text:p>0,00061066</text:p>
          </table:table-cell>
          <table:table-cell table:formula="of:=([.N88]-[.N86])/([.A88]-[.A86])" office:value-type="float" office:value="0.0013325" calcext:value-type="float">
            <text:p>1,33E-03</text:p>
          </table:table-cell>
          <table:table-cell table:formula="of:=[.N87]/(SQRT(ABS([.O87])))" office:value-type="float" office:value="0.0167288414283449" calcext:value-type="float">
            <text:p>0,0167288414</text:p>
          </table:table-cell>
          <table:table-cell table:number-columns-repeated="1008"/>
        </table:table-row>
        <table:table-row table:style-name="ro1">
          <table:table-cell office:value-type="float" office:value="0.82" calcext:value-type="float">
            <text:p>0,82</text:p>
          </table:table-cell>
          <table:table-cell/>
          <table:table-cell office:value-type="float" office:value="0.000012577" calcext:value-type="float">
            <text:p>1,26E-05</text:p>
          </table:table-cell>
          <table:table-cell table:style-name="Default" office:value-type="float" office:value="0.00020963" calcext:value-type="float">
            <text:p>0,00020963</text:p>
          </table:table-cell>
          <table:table-cell table:formula="of:=([.D89]-[.D87])/([.A89]-[.A87])" office:value-type="float" office:value="0.000373499999999999" calcext:value-type="float">
            <text:p>373,50E-06</text:p>
          </table:table-cell>
          <table:table-cell table:formula="of:=[.D88]/(SQRT([.E88]))" office:value-type="float" office:value="0.0108469623135879" calcext:value-type="float">
            <text:p>0,0108469623</text:p>
          </table:table-cell>
          <table:table-cell table:number-columns-repeated="6"/>
          <table:table-cell office:value-type="float" office:value="0.0000104099" calcext:value-type="float">
            <text:p>1,04E-05</text:p>
          </table:table-cell>
          <table:table-cell office:value-type="float" office:value="0.00062377" calcext:value-type="float">
            <text:p>0,00062377</text:p>
          </table:table-cell>
          <table:table-cell table:formula="of:=([.N89]-[.N87])/([.A89]-[.A87])" office:value-type="float" office:value="0.0013095" calcext:value-type="float">
            <text:p>1,31E-03</text:p>
          </table:table-cell>
          <table:table-cell table:formula="of:=[.N88]/(SQRT(ABS([.O88])))" office:value-type="float" office:value="0.0172373989124711" calcext:value-type="float">
            <text:p>0,0172373989</text:p>
          </table:table-cell>
          <table:table-cell table:number-columns-repeated="1008"/>
        </table:table-row>
        <table:table-row table:style-name="ro1">
          <table:table-cell office:value-type="float" office:value="0.83" calcext:value-type="float">
            <text:p>0,83</text:p>
          </table:table-cell>
          <table:table-cell/>
          <table:table-cell office:value-type="float" office:value="0.00001348" calcext:value-type="float">
            <text:p>1,35E-05</text:p>
          </table:table-cell>
          <table:table-cell table:style-name="Default" office:value-type="float" office:value="0.00021332" calcext:value-type="float">
            <text:p>0,00021332</text:p>
          </table:table-cell>
          <table:table-cell table:formula="of:=([.D90]-[.D88])/([.A90]-[.A88])" office:value-type="float" office:value="0.000349500000000001" calcext:value-type="float">
            <text:p>349,50E-06</text:p>
          </table:table-cell>
          <table:table-cell table:formula="of:=[.D89]/(SQRT([.E89]))" office:value-type="float" office:value="0.0114105869571518" calcext:value-type="float">
            <text:p>0,011410587</text:p>
          </table:table-cell>
          <table:table-cell table:number-columns-repeated="6"/>
          <table:table-cell office:value-type="float" office:value="0.0000111063" calcext:value-type="float">
            <text:p>1,11E-05</text:p>
          </table:table-cell>
          <table:table-cell office:value-type="float" office:value="0.00063685" calcext:value-type="float">
            <text:p>0,00063685</text:p>
          </table:table-cell>
          <table:table-cell table:formula="of:=([.N90]-[.N88])/([.A90]-[.A88])" office:value-type="float" office:value="0.0012635" calcext:value-type="float">
            <text:p>1,26E-03</text:p>
          </table:table-cell>
          <table:table-cell table:formula="of:=[.N89]/(SQRT(ABS([.O89])))" office:value-type="float" office:value="0.0179163496749397" calcext:value-type="float">
            <text:p>0,0179163497</text:p>
          </table:table-cell>
          <table:table-cell table:number-columns-repeated="1008"/>
        </table:table-row>
        <table:table-row table:style-name="ro1">
          <table:table-cell office:value-type="float" office:value="0.84" calcext:value-type="float">
            <text:p>0,84</text:p>
          </table:table-cell>
          <table:table-cell/>
          <table:table-cell office:value-type="float" office:value="0.000013813" calcext:value-type="float">
            <text:p>1,38E-05</text:p>
          </table:table-cell>
          <table:table-cell table:style-name="Default" office:value-type="float" office:value="0.00021662" calcext:value-type="float">
            <text:p>0,00021662</text:p>
          </table:table-cell>
          <table:table-cell table:formula="of:=([.D91]-[.D89])/([.A91]-[.A89])" office:value-type="float" office:value="0.000356000000000002" calcext:value-type="float">
            <text:p>356,00E-06</text:p>
          </table:table-cell>
          <table:table-cell table:formula="of:=[.D90]/(SQRT([.E90]))" office:value-type="float" office:value="0.0114808370383489" calcext:value-type="float">
            <text:p>0,011480837</text:p>
          </table:table-cell>
          <table:table-cell table:number-columns-repeated="6"/>
          <table:table-cell office:value-type="float" office:value="0.000011776" calcext:value-type="float">
            <text:p>1,18E-05</text:p>
          </table:table-cell>
          <table:table-cell office:value-type="float" office:value="0.00064904" calcext:value-type="float">
            <text:p>0,00064904</text:p>
          </table:table-cell>
          <table:table-cell table:formula="of:=([.N91]-[.N89])/([.A91]-[.A89])" office:value-type="float" office:value="0.00126050000000001" calcext:value-type="float">
            <text:p>1,26E-03</text:p>
          </table:table-cell>
          <table:table-cell table:formula="of:=[.N90]/(SQRT(ABS([.O90])))" office:value-type="float" office:value="0.0182810037594491" calcext:value-type="float">
            <text:p>0,0182810038</text:p>
          </table:table-cell>
          <table:table-cell table:number-columns-repeated="1008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office:value-type="float" office:value="0.000014578" calcext:value-type="float">
            <text:p>1,46E-05</text:p>
          </table:table-cell>
          <table:table-cell table:style-name="Default" office:value-type="float" office:value="0.00022044" calcext:value-type="float">
            <text:p>0,00022044</text:p>
          </table:table-cell>
          <table:table-cell table:formula="of:=([.D92]-[.D90])/([.A92]-[.A90])" office:value-type="float" office:value="0.000371" calcext:value-type="float">
            <text:p>371,00E-06</text:p>
          </table:table-cell>
          <table:table-cell table:formula="of:=[.D91]/(SQRT([.E91]))" office:value-type="float" office:value="0.0114446745581183" calcext:value-type="float">
            <text:p>0,0114446746</text:p>
          </table:table-cell>
          <table:table-cell table:number-columns-repeated="6"/>
          <table:table-cell office:value-type="float" office:value="0.000012065" calcext:value-type="float">
            <text:p>1,21E-05</text:p>
          </table:table-cell>
          <table:table-cell office:value-type="float" office:value="0.00066206" calcext:value-type="float">
            <text:p>0,00066206</text:p>
          </table:table-cell>
          <table:table-cell table:formula="of:=([.N92]-[.N90])/([.A92]-[.A90])" office:value-type="float" office:value="0.0012385" calcext:value-type="float">
            <text:p>1,24E-03</text:p>
          </table:table-cell>
          <table:table-cell table:formula="of:=[.N91]/(SQRT(ABS([.O91])))" office:value-type="float" office:value="0.0188126226446791" calcext:value-type="float">
            <text:p>0,0188126226</text:p>
          </table:table-cell>
          <table:table-cell table:number-columns-repeated="1008"/>
        </table:table-row>
        <table:table-row table:style-name="ro1">
          <table:table-cell office:value-type="float" office:value="0.86" calcext:value-type="float">
            <text:p>0,86</text:p>
          </table:table-cell>
          <table:table-cell/>
          <table:table-cell office:value-type="float" office:value="0.000015088" calcext:value-type="float">
            <text:p>1,51E-05</text:p>
          </table:table-cell>
          <table:table-cell table:style-name="Default" office:value-type="float" office:value="0.00022404" calcext:value-type="float">
            <text:p>0,00022404</text:p>
          </table:table-cell>
          <table:table-cell table:formula="of:=([.D93]-[.D91])/([.A93]-[.A91])" office:value-type="float" office:value="0.000338500000000001" calcext:value-type="float">
            <text:p>338,50E-06</text:p>
          </table:table-cell>
          <table:table-cell table:formula="of:=[.D92]/(SQRT([.E92]))" office:value-type="float" office:value="0.0121771660301504" calcext:value-type="float">
            <text:p>0,012177166</text:p>
          </table:table-cell>
          <table:table-cell table:number-columns-repeated="6"/>
          <table:table-cell office:value-type="float" office:value="0.000012859" calcext:value-type="float">
            <text:p>1,29E-05</text:p>
          </table:table-cell>
          <table:table-cell office:value-type="float" office:value="0.00067381" calcext:value-type="float">
            <text:p>0,00067381</text:p>
          </table:table-cell>
          <table:table-cell table:formula="of:=([.N93]-[.N91])/([.A93]-[.A91])" office:value-type="float" office:value="0.001206" calcext:value-type="float">
            <text:p>1,21E-03</text:p>
          </table:table-cell>
          <table:table-cell table:formula="of:=[.N92]/(SQRT(ABS([.O92])))" office:value-type="float" office:value="0.0194027727946992" calcext:value-type="float">
            <text:p>0,0194027728</text:p>
          </table:table-cell>
          <table:table-cell table:number-columns-repeated="1008"/>
        </table:table-row>
        <table:table-row table:style-name="ro1">
          <table:table-cell office:value-type="float" office:value="0.87" calcext:value-type="float">
            <text:p>0,87</text:p>
          </table:table-cell>
          <table:table-cell/>
          <table:table-cell office:value-type="float" office:value="0.000015716" calcext:value-type="float">
            <text:p>1,57E-05</text:p>
          </table:table-cell>
          <table:table-cell table:style-name="Default" office:value-type="float" office:value="0.00022721" calcext:value-type="float">
            <text:p>0,00022721</text:p>
          </table:table-cell>
          <table:table-cell table:formula="of:=([.D94]-[.D92])/([.A94]-[.A92])" office:value-type="float" office:value="0.000327999999999999" calcext:value-type="float">
            <text:p>328,00E-06</text:p>
          </table:table-cell>
          <table:table-cell table:formula="of:=[.D93]/(SQRT([.E93]))" office:value-type="float" office:value="0.012545573519733" calcext:value-type="float">
            <text:p>0,0125455735</text:p>
          </table:table-cell>
          <table:table-cell table:number-columns-repeated="6"/>
          <table:table-cell office:value-type="float" office:value="0.000014235" calcext:value-type="float">
            <text:p>1,42E-05</text:p>
          </table:table-cell>
          <table:table-cell office:value-type="float" office:value="0.00068618" calcext:value-type="float">
            <text:p>0,00068618</text:p>
          </table:table-cell>
          <table:table-cell table:formula="of:=([.N94]-[.N92])/([.A94]-[.A92])" office:value-type="float" office:value="0.00126949999999999" calcext:value-type="float">
            <text:p>1,27E-03</text:p>
          </table:table-cell>
          <table:table-cell table:formula="of:=[.N93]/(SQRT(ABS([.O93])))" office:value-type="float" office:value="0.0192584665227581" calcext:value-type="float">
            <text:p>0,0192584665</text:p>
          </table:table-cell>
          <table:table-cell table:number-columns-repeated="1008"/>
        </table:table-row>
        <table:table-row table:style-name="ro1">
          <table:table-cell office:value-type="float" office:value="0.88" calcext:value-type="float">
            <text:p>0,88</text:p>
          </table:table-cell>
          <table:table-cell/>
          <table:table-cell office:value-type="float" office:value="0.000016558" calcext:value-type="float">
            <text:p>1,66E-05</text:p>
          </table:table-cell>
          <table:table-cell table:style-name="Default" office:value-type="float" office:value="0.0002306" calcext:value-type="float">
            <text:p>0,0002306</text:p>
          </table:table-cell>
          <table:table-cell table:formula="of:=([.D95]-[.D93])/([.A95]-[.A93])" office:value-type="float" office:value="0.000315499999999999" calcext:value-type="float">
            <text:p>315,50E-06</text:p>
          </table:table-cell>
          <table:table-cell table:formula="of:=[.D94]/(SQRT([.E94]))" office:value-type="float" office:value="0.0129825385594842" calcext:value-type="float">
            <text:p>0,0129825386</text:p>
          </table:table-cell>
          <table:table-cell table:number-columns-repeated="6"/>
          <table:table-cell office:value-type="float" office:value="0.000014231" calcext:value-type="float">
            <text:p>1,42E-05</text:p>
          </table:table-cell>
          <table:table-cell office:value-type="float" office:value="0.0006992" calcext:value-type="float">
            <text:p>0,0006992</text:p>
          </table:table-cell>
          <table:table-cell table:formula="of:=([.N95]-[.N93])/([.A95]-[.A93])" office:value-type="float" office:value="0.001274" calcext:value-type="float">
            <text:p>1,27E-03</text:p>
          </table:table-cell>
          <table:table-cell table:formula="of:=[.N94]/(SQRT(ABS([.O94])))" office:value-type="float" office:value="0.0195892002412312" calcext:value-type="float">
            <text:p>0,0195892002</text:p>
          </table:table-cell>
          <table:table-cell table:number-columns-repeated="1008"/>
        </table:table-row>
        <table:table-row table:style-name="ro1">
          <table:table-cell office:value-type="float" office:value="0.89" calcext:value-type="float">
            <text:p>0,89</text:p>
          </table:table-cell>
          <table:table-cell/>
          <table:table-cell office:value-type="float" office:value="0.000017311" calcext:value-type="float">
            <text:p>1,73E-05</text:p>
          </table:table-cell>
          <table:table-cell table:style-name="Default" office:value-type="float" office:value="0.00023352" calcext:value-type="float">
            <text:p>0,00023352</text:p>
          </table:table-cell>
          <table:table-cell table:formula="of:=([.D96]-[.D94])/([.A96]-[.A94])" office:value-type="float" office:value="0.000317000000000001" calcext:value-type="float">
            <text:p>317,00E-06</text:p>
          </table:table-cell>
          <table:table-cell table:formula="of:=[.D95]/(SQRT([.E95]))" office:value-type="float" office:value="0.013115789891558" calcext:value-type="float">
            <text:p>0,0131157899</text:p>
          </table:table-cell>
          <table:table-cell table:number-columns-repeated="6"/>
          <table:table-cell office:value-type="float" office:value="0.000015413" calcext:value-type="float">
            <text:p>1,54E-05</text:p>
          </table:table-cell>
          <table:table-cell office:value-type="float" office:value="0.00071166" calcext:value-type="float">
            <text:p>0,00071166</text:p>
          </table:table-cell>
          <table:table-cell table:formula="of:=([.N96]-[.N94])/([.A96]-[.A94])" office:value-type="float" office:value="0.0012805" calcext:value-type="float">
            <text:p>1,28E-03</text:p>
          </table:table-cell>
          <table:table-cell table:formula="of:=[.N95]/(SQRT(ABS([.O95])))" office:value-type="float" office:value="0.0198876177897463" calcext:value-type="float">
            <text:p>0,0198876178</text:p>
          </table:table-cell>
          <table:table-cell table:number-columns-repeated="1008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office:value-type="float" office:value="0.00001795" calcext:value-type="float">
            <text:p>1,80E-05</text:p>
          </table:table-cell>
          <table:table-cell table:style-name="Default" office:value-type="float" office:value="0.00023694" calcext:value-type="float">
            <text:p>0,00023694</text:p>
          </table:table-cell>
          <table:table-cell table:formula="of:=([.D97]-[.D95])/([.A97]-[.A95])" office:value-type="float" office:value="0.000351" calcext:value-type="float">
            <text:p>351,00E-06</text:p>
          </table:table-cell>
          <table:table-cell table:formula="of:=[.D96]/(SQRT([.E96]))" office:value-type="float" office:value="0.0126469215875258" calcext:value-type="float">
            <text:p>0,0126469216</text:p>
          </table:table-cell>
          <table:table-cell table:number-columns-repeated="6"/>
          <table:table-cell office:value-type="float" office:value="0.000015679" calcext:value-type="float">
            <text:p>1,57E-05</text:p>
          </table:table-cell>
          <table:table-cell office:value-type="float" office:value="0.00072481" calcext:value-type="float">
            <text:p>0,00072481</text:p>
          </table:table-cell>
          <table:table-cell table:formula="of:=([.N97]-[.N95])/([.A97]-[.A95])" office:value-type="float" office:value="0.001279" calcext:value-type="float">
            <text:p>1,28E-03</text:p>
          </table:table-cell>
          <table:table-cell table:formula="of:=[.N96]/(SQRT(ABS([.O96])))" office:value-type="float" office:value="0.0202669737181056" calcext:value-type="float">
            <text:p>0,0202669737</text:p>
          </table:table-cell>
          <table:table-cell table:number-columns-repeated="1008"/>
        </table:table-row>
        <table:table-row table:style-name="ro1">
          <table:table-cell office:value-type="float" office:value="0.91" calcext:value-type="float">
            <text:p>0,91</text:p>
          </table:table-cell>
          <table:table-cell/>
          <table:table-cell office:value-type="float" office:value="0.000017" calcext:value-type="float">
            <text:p>1,70E-05</text:p>
          </table:table-cell>
          <table:table-cell table:style-name="Default" office:value-type="float" office:value="0.00024054" calcext:value-type="float">
            <text:p>0,00024054</text:p>
          </table:table-cell>
          <table:table-cell table:formula="of:=([.D98]-[.D96])/([.A98]-[.A96])" office:value-type="float" office:value="0.0003455" calcext:value-type="float">
            <text:p>345,50E-06</text:p>
          </table:table-cell>
          <table:table-cell table:formula="of:=[.D97]/(SQRT([.E97]))" office:value-type="float" office:value="0.0129408642294223" calcext:value-type="float">
            <text:p>0,0129408642</text:p>
          </table:table-cell>
          <table:table-cell table:number-columns-repeated="6"/>
          <table:table-cell office:value-type="float" office:value="0.00001587" calcext:value-type="float">
            <text:p>1,59E-05</text:p>
          </table:table-cell>
          <table:table-cell office:value-type="float" office:value="0.00073724" calcext:value-type="float">
            <text:p>0,00073724</text:p>
          </table:table-cell>
          <table:table-cell table:formula="of:=([.N98]-[.N96])/([.A98]-[.A96])" office:value-type="float" office:value="0.0011705" calcext:value-type="float">
            <text:p>1,17E-03</text:p>
          </table:table-cell>
          <table:table-cell table:formula="of:=[.N97]/(SQRT(ABS([.O97])))" office:value-type="float" office:value="0.0215488045182101" calcext:value-type="float">
            <text:p>0,0215488045</text:p>
          </table:table-cell>
          <table:table-cell table:number-columns-repeated="1008"/>
        </table:table-row>
        <table:table-row table:style-name="ro1">
          <table:table-cell office:value-type="float" office:value="0.92" calcext:value-type="float">
            <text:p>0,92</text:p>
          </table:table-cell>
          <table:table-cell/>
          <table:table-cell office:value-type="float" office:value="0.0000156" calcext:value-type="float">
            <text:p>1,56E-05</text:p>
          </table:table-cell>
          <table:table-cell table:style-name="Default" office:value-type="float" office:value="0.00024385" calcext:value-type="float">
            <text:p>0,00024385</text:p>
          </table:table-cell>
          <table:table-cell table:formula="of:=([.D99]-[.D97])/([.A99]-[.A97])" office:value-type="float" office:value="0.000276499999999999" calcext:value-type="float">
            <text:p>276,50E-06</text:p>
          </table:table-cell>
          <table:table-cell table:formula="of:=[.D98]/(SQRT([.E98]))" office:value-type="float" office:value="0.0146647678438222" calcext:value-type="float">
            <text:p>0,0146647678</text:p>
          </table:table-cell>
          <table:table-cell table:number-columns-repeated="6"/>
          <table:table-cell office:value-type="float" office:value="0.000015156" calcext:value-type="float">
            <text:p>1,52E-05</text:p>
          </table:table-cell>
          <table:table-cell office:value-type="float" office:value="0.00074822" calcext:value-type="float">
            <text:p>0,00074822</text:p>
          </table:table-cell>
          <table:table-cell table:formula="of:=([.N99]-[.N97])/([.A99]-[.A97])" office:value-type="float" office:value="0.001113" calcext:value-type="float">
            <text:p>1,11E-03</text:p>
          </table:table-cell>
          <table:table-cell table:formula="of:=[.N98]/(SQRT(ABS([.O98])))" office:value-type="float" office:value="0.0224275446820914" calcext:value-type="float">
            <text:p>0,0224275447</text:p>
          </table:table-cell>
          <table:table-cell table:number-columns-repeated="1008"/>
        </table:table-row>
        <table:table-row table:style-name="ro1">
          <table:table-cell office:value-type="float" office:value="0.93" calcext:value-type="float">
            <text:p>0,93</text:p>
          </table:table-cell>
          <table:table-cell/>
          <table:table-cell office:value-type="float" office:value="0.000020575" calcext:value-type="float">
            <text:p>2,06E-05</text:p>
          </table:table-cell>
          <table:table-cell table:style-name="Default" office:value-type="float" office:value="0.00024607" calcext:value-type="float">
            <text:p>0,00024607</text:p>
          </table:table-cell>
          <table:table-cell table:formula="of:=([.D100]-[.D98])/([.A100]-[.A98])" office:value-type="float" office:value="0.000245999999999998" calcext:value-type="float">
            <text:p>246,00E-06</text:p>
          </table:table-cell>
          <table:table-cell table:formula="of:=[.D99]/(SQRT([.E99]))" office:value-type="float" office:value="0.0156888501783496" calcext:value-type="float">
            <text:p>0,0156888502</text:p>
          </table:table-cell>
          <table:table-cell table:number-columns-repeated="6"/>
          <table:table-cell office:value-type="float" office:value="0.000015568" calcext:value-type="float">
            <text:p>1,56E-05</text:p>
          </table:table-cell>
          <table:table-cell office:value-type="float" office:value="0.0007595" calcext:value-type="float">
            <text:p>0,0007595</text:p>
          </table:table-cell>
          <table:table-cell table:formula="of:=([.N100]-[.N98])/([.A100]-[.A98])" office:value-type="float" office:value="0.0013055" calcext:value-type="float">
            <text:p>1,31E-03</text:p>
          </table:table-cell>
          <table:table-cell table:formula="of:=[.N99]/(SQRT(ABS([.O99])))" office:value-type="float" office:value="0.0210203208205646" calcext:value-type="float">
            <text:p>0,0210203208</text:p>
          </table:table-cell>
          <table:table-cell table:number-columns-repeated="1008"/>
        </table:table-row>
        <table:table-row table:style-name="ro1">
          <table:table-cell office:value-type="float" office:value="0.94" calcext:value-type="float">
            <text:p>0,94</text:p>
          </table:table-cell>
          <table:table-cell/>
          <table:table-cell office:value-type="float" office:value="0.000021433" calcext:value-type="float">
            <text:p>2,14E-05</text:p>
          </table:table-cell>
          <table:table-cell table:style-name="Default" office:value-type="float" office:value="0.00024877" calcext:value-type="float">
            <text:p>0,00024877</text:p>
          </table:table-cell>
          <table:table-cell table:formula="of:=([.D101]-[.D99])/([.A101]-[.A99])" office:value-type="float" office:value="0.0002555" calcext:value-type="float">
            <text:p>255,50E-06</text:p>
          </table:table-cell>
          <table:table-cell table:formula="of:=[.D100]/(SQRT([.E100]))" office:value-type="float" office:value="0.0155633309938543" calcext:value-type="float">
            <text:p>0,015563331</text:p>
          </table:table-cell>
          <table:table-cell table:number-columns-repeated="6"/>
          <table:table-cell office:value-type="float" office:value="0.000015231" calcext:value-type="float">
            <text:p>1,52E-05</text:p>
          </table:table-cell>
          <table:table-cell office:value-type="float" office:value="0.00077433" calcext:value-type="float">
            <text:p>0,00077433</text:p>
          </table:table-cell>
          <table:table-cell table:formula="of:=([.N101]-[.N99])/([.A101]-[.A99])" office:value-type="float" office:value="0.001393" calcext:value-type="float">
            <text:p>1,39E-03</text:p>
          </table:table-cell>
          <table:table-cell table:formula="of:=[.N100]/(SQRT(ABS([.O100])))" office:value-type="float" office:value="0.0207467716704348" calcext:value-type="float">
            <text:p>0,0207467717</text:p>
          </table:table-cell>
          <table:table-cell table:number-columns-repeated="1008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office:value-type="float" office:value="0.000022918" calcext:value-type="float">
            <text:p>2,29E-05</text:p>
          </table:table-cell>
          <table:table-cell table:style-name="Default" office:value-type="float" office:value="0.00025118" calcext:value-type="float">
            <text:p>0,00025118</text:p>
          </table:table-cell>
          <table:table-cell table:formula="of:=([.D102]-[.D100])/([.A102]-[.A100])" office:value-type="float" office:value="0.000268500000000003" calcext:value-type="float">
            <text:p>268,50E-06</text:p>
          </table:table-cell>
          <table:table-cell table:formula="of:=[.D101]/(SQRT([.E101]))" office:value-type="float" office:value="0.015328967769762" calcext:value-type="float">
            <text:p>0,0153289678</text:p>
          </table:table-cell>
          <table:table-cell table:number-columns-repeated="6"/>
          <table:table-cell office:value-type="float" office:value="0.000015395" calcext:value-type="float">
            <text:p>1,54E-05</text:p>
          </table:table-cell>
          <table:table-cell office:value-type="float" office:value="0.00078736" calcext:value-type="float">
            <text:p>0,00078736</text:p>
          </table:table-cell>
          <table:table-cell table:formula="of:=([.N102]-[.N100])/([.A102]-[.A100])" office:value-type="float" office:value="0.00124050000000001" calcext:value-type="float">
            <text:p>1,24E-03</text:p>
          </table:table-cell>
          <table:table-cell table:formula="of:=[.N101]/(SQRT(ABS([.O101])))" office:value-type="float" office:value="0.0223550148854348" calcext:value-type="float">
            <text:p>0,0223550149</text:p>
          </table:table-cell>
          <table:table-cell table:number-columns-repeated="1008"/>
        </table:table-row>
        <table:table-row table:style-name="ro1">
          <table:table-cell office:value-type="float" office:value="0.96" calcext:value-type="float">
            <text:p>0,96</text:p>
          </table:table-cell>
          <table:table-cell/>
          <table:table-cell office:value-type="float" office:value="0.000022104" calcext:value-type="float">
            <text:p>2,21E-05</text:p>
          </table:table-cell>
          <table:table-cell table:style-name="Default" office:value-type="float" office:value="0.00025414" calcext:value-type="float">
            <text:p>0,00025414</text:p>
          </table:table-cell>
          <table:table-cell table:formula="of:=([.D103]-[.D101])/([.A103]-[.A101])" office:value-type="float" office:value="0.000307000000000002" calcext:value-type="float">
            <text:p>307,00E-06</text:p>
          </table:table-cell>
          <table:table-cell table:formula="of:=[.D102]/(SQRT([.E102]))" office:value-type="float" office:value="0.0145045359186353" calcext:value-type="float">
            <text:p>0,0145045359</text:p>
          </table:table-cell>
          <table:table-cell table:number-columns-repeated="6"/>
          <table:table-cell office:value-type="float" office:value="0.000015862" calcext:value-type="float">
            <text:p>1,59E-05</text:p>
          </table:table-cell>
          <table:table-cell office:value-type="float" office:value="0.00079914" calcext:value-type="float">
            <text:p>0,00079914</text:p>
          </table:table-cell>
          <table:table-cell table:formula="of:=([.N103]-[.N101])/([.A103]-[.A101])" office:value-type="float" office:value="0.00115400000000001" calcext:value-type="float">
            <text:p>1,15E-03</text:p>
          </table:table-cell>
          <table:table-cell table:formula="of:=[.N102]/(SQRT(ABS([.O102])))" office:value-type="float" office:value="0.0235244763495738" calcext:value-type="float">
            <text:p>0,0235244763</text:p>
          </table:table-cell>
          <table:table-cell table:number-columns-repeated="1008"/>
        </table:table-row>
        <table:table-row table:style-name="ro1">
          <table:table-cell office:value-type="float" office:value="0.97" calcext:value-type="float">
            <text:p>0,97</text:p>
          </table:table-cell>
          <table:table-cell/>
          <table:table-cell office:value-type="float" office:value="0.000023029" calcext:value-type="float">
            <text:p>2,30E-05</text:p>
          </table:table-cell>
          <table:table-cell table:style-name="Default" office:value-type="float" office:value="0.00025732" calcext:value-type="float">
            <text:p>0,00025732</text:p>
          </table:table-cell>
          <table:table-cell table:formula="of:=([.D104]-[.D102])/([.A104]-[.A102])" office:value-type="float" office:value="0.000300999999999998" calcext:value-type="float">
            <text:p>301,00E-06</text:p>
          </table:table-cell>
          <table:table-cell table:formula="of:=[.D103]/(SQRT([.E103]))" office:value-type="float" office:value="0.0148316782283654" calcext:value-type="float">
            <text:p>0,0148316782</text:p>
          </table:table-cell>
          <table:table-cell table:number-columns-repeated="6"/>
          <table:table-cell office:value-type="float" office:value="0.000016578" calcext:value-type="float">
            <text:p>1,66E-05</text:p>
          </table:table-cell>
          <table:table-cell office:value-type="float" office:value="0.00081044" calcext:value-type="float">
            <text:p>0,00081044</text:p>
          </table:table-cell>
          <table:table-cell table:formula="of:=([.N104]-[.N102])/([.A104]-[.A102])" office:value-type="float" office:value="0.00128" calcext:value-type="float">
            <text:p>1,28E-03</text:p>
          </table:table-cell>
          <table:table-cell table:formula="of:=[.N103]/(SQRT(ABS([.O103])))" office:value-type="float" office:value="0.0226524866460616" calcext:value-type="float">
            <text:p>0,0226524866</text:p>
          </table:table-cell>
          <table:table-cell table:number-columns-repeated="1008"/>
        </table:table-row>
        <table:table-row table:style-name="ro1">
          <table:table-cell office:value-type="float" office:value="0.98" calcext:value-type="float">
            <text:p>0,98</text:p>
          </table:table-cell>
          <table:table-cell/>
          <table:table-cell office:value-type="float" office:value="0.000023475" calcext:value-type="float">
            <text:p>2,35E-05</text:p>
          </table:table-cell>
          <table:table-cell table:style-name="Default" office:value-type="float" office:value="0.00026016" calcext:value-type="float">
            <text:p>0,00026016</text:p>
          </table:table-cell>
          <table:table-cell table:formula="of:=([.D105]-[.D103])/([.A105]-[.A103])" office:value-type="float" office:value="0.0002465" calcext:value-type="float">
            <text:p>246,50E-06</text:p>
          </table:table-cell>
          <table:table-cell table:formula="of:=[.D104]/(SQRT([.E104]))" office:value-type="float" office:value="0.0165703645138453" calcext:value-type="float">
            <text:p>0,0165703645</text:p>
          </table:table-cell>
          <table:table-cell table:number-columns-repeated="6"/>
          <table:table-cell office:value-type="float" office:value="0.000015515" calcext:value-type="float">
            <text:p>1,55E-05</text:p>
          </table:table-cell>
          <table:table-cell office:value-type="float" office:value="0.00082474" calcext:value-type="float">
            <text:p>0,00082474</text:p>
          </table:table-cell>
          <table:table-cell table:formula="of:=([.N105]-[.N103])/([.A105]-[.A103])" office:value-type="float" office:value="0.00130149999999999" calcext:value-type="float">
            <text:p>1,30E-03</text:p>
          </table:table-cell>
          <table:table-cell table:formula="of:=[.N104]/(SQRT(ABS([.O104])))" office:value-type="float" office:value="0.0228609867632497" calcext:value-type="float">
            <text:p>0,0228609868</text:p>
          </table:table-cell>
          <table:table-cell table:number-columns-repeated="1008"/>
        </table:table-row>
        <table:table-row table:style-name="ro1">
          <table:table-cell office:value-type="float" office:value="0.99" calcext:value-type="float">
            <text:p>0,99</text:p>
          </table:table-cell>
          <table:table-cell/>
          <table:table-cell office:value-type="float" office:value="0.00002408" calcext:value-type="float">
            <text:p>2,41E-05</text:p>
          </table:table-cell>
          <table:table-cell table:style-name="Default" office:value-type="float" office:value="0.00026225" calcext:value-type="float">
            <text:p>0,00026225</text:p>
          </table:table-cell>
          <table:table-cell table:formula="of:=([.D106]-[.D104])/([.A106]-[.A104])" office:value-type="float" office:value="0.000226499999999999" calcext:value-type="float">
            <text:p>226,50E-06</text:p>
          </table:table-cell>
          <table:table-cell table:formula="of:=[.D105]/(SQRT([.E105]))" office:value-type="float" office:value="0.0174253453350042" calcext:value-type="float">
            <text:p>0,0174253453</text:p>
          </table:table-cell>
          <table:table-cell table:number-columns-repeated="6"/>
          <table:table-cell office:value-type="float" office:value="0.000016548" calcext:value-type="float">
            <text:p>1,65E-05</text:p>
          </table:table-cell>
          <table:table-cell office:value-type="float" office:value="0.00083647" calcext:value-type="float">
            <text:p>0,00083647</text:p>
          </table:table-cell>
          <table:table-cell table:formula="of:=([.N106]-[.N104])/([.A106]-[.A104])" office:value-type="float" office:value="0.001082" calcext:value-type="float">
            <text:p>1,08E-03</text:p>
          </table:table-cell>
          <table:table-cell table:formula="of:=[.N105]/(SQRT(ABS([.O105])))" office:value-type="float" office:value="0.0254294366536355" calcext:value-type="float">
            <text:p>0,0254294367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0025575" calcext:value-type="float">
            <text:p>2,56E-05</text:p>
          </table:table-cell>
          <table:table-cell table:style-name="Default" office:value-type="float" office:value="0.00026469" calcext:value-type="float">
            <text:p>0,00026469</text:p>
          </table:table-cell>
          <table:table-cell table:number-columns-repeated="8"/>
          <table:table-cell office:value-type="float" office:value="0.000017829" calcext:value-type="float">
            <text:p>1,78E-05</text:p>
          </table:table-cell>
          <table:table-cell office:value-type="float" office:value="0.00084638" calcext:value-type="float">
            <text:p>0,00084638</text:p>
          </table:table-cell>
          <table:table-cell table:number-columns-repeated="1010"/>
        </table:table-row>
      </table:table>
      <table:table table:name="FD11-38" table:style-name="ta1">
        <table:shapes>
          <draw:frame draw:z-index="0" draw:style-name="gr1" draw:text-style-name="P1" svg:width="159.99mm" svg:height="89.99mm" svg:x="0mm" svg:y="34.54mm">
            <loext:p draw:notify-on-update-of-ranges="'FD11-38'.A5:'FD11-38'.A5 'FD11-38'.A6:'FD11-38'.A106 'FD11-38'.D5:'FD11-38'.D5 'FD11-38'.D6:'FD11-38'.D106 'FD11-38'.A5:'FD11-38'.A5 'FD11-38'.A6:'FD11-38'.A106 'FD11-38'.E5:'FD11-38'.E5 'FD11-38'.E6:'FD11-38'.E10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9.99mm" svg:height="89.99mm" svg:x="270.2mm" svg:y="37.12mm">
            <loext:p draw:notify-on-update-of-ranges="'FD11-38'.A5:'FD11-38'.A5 'FD11-38'.A6:'FD11-38'.A106 'FD11-38'.N5:'FD11-38'.N5 'FD11-38'.N6:'FD11-38'.N106 'FD11-38'.A5:'FD11-38'.A5 'FD11-38'.A6:'FD11-38'.A106 'FD11-38'.O5:'FD11-38'.O5 'FD11-38'.O6:'FD11-38'.O10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59.99mm" svg:height="89.99mm" svg:x="145.09mm" svg:y="140.57mm">
            <loext:p draw:notify-on-update-of-ranges="'FD11-38'.A5:'FD11-38'.A5 'FD11-38'.A6:'FD11-38'.A106 'FD11-38'.D5:'FD11-38'.D5 'FD11-38'.D6:'FD11-38'.D106 'FD11-38'.A5:'FD11-38'.A5 'FD11-38'.A6:'FD11-38'.A106 'FD11-38'.N5:'FD11-38'.N5 'FD11-38'.N6:'FD11-38'.N106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5"/>
        <table:table-column table:style-name="co1" table:default-cell-style-name="ce4"/>
        <table:table-column table:style-name="co1" table:number-columns-repeated="7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4"/>
        <table:table-column table:style-name="co1" table:number-columns-repeated="1009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ce1"/>
          <table:table-cell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3"/>
          <table:table-cell table:style-name="ce1" table:number-columns-repeated="2"/>
          <table:table-cell table:style-name="Default"/>
          <table:table-cell table:number-columns-repeated="7"/>
          <table:table-cell table:style-name="ce6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ce2" office:value-type="string" calcext:value-type="string">
            <text:p>Vg (V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table:style-name="ce4" office:value-type="string" calcext:value-type="string">
            <text:p>Y(Vg)</text:p>
          </table:table-cell>
          <table:table-cell table:style-name="ce4" office:value-type="string" calcext:value-type="string">
            <text:p>tangente</text:p>
          </table:table-cell>
          <table:table-cell/>
          <table:table-cell table:style-name="ce2" table:number-columns-repeated="2"/>
          <table:table-cell table:number-columns-repeated="2"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table:style-name="ce4" office:value-type="string" calcext:value-type="string">
            <text:p>Y(Vg)</text:p>
          </table:table-cell>
          <table:table-cell table:style-name="ce4" office:value-type="string" calcext:value-type="string">
            <text:p>tangente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-0.00000000000819" calcext:value-type="float">
            <text:p>-8,19E-12</text:p>
          </table:table-cell>
          <table:table-cell office:value-type="float" office:value="0.00000000060452" calcext:value-type="float">
            <text:p>6,05E-10</text:p>
          </table:table-cell>
          <table:table-cell table:number-columns-repeated="8"/>
          <table:table-cell office:value-type="float" office:value="-0.00000000000702" calcext:value-type="float">
            <text:p>-7,02E-12</text:p>
          </table:table-cell>
          <table:table-cell table:style-name="ce5" office:value-type="float" office:value="0.0000000027219" calcext:value-type="float">
            <text:p>2,72E-09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float" office:value="0.01" calcext:value-type="float">
            <text:p>0,01</text:p>
          </table:table-cell>
          <table:table-cell/>
          <table:table-cell office:value-type="float" office:value="-0.00000000000352" calcext:value-type="float">
            <text:p>-3,52E-12</text:p>
          </table:table-cell>
          <table:table-cell office:value-type="float" office:value="0.00000000082534" calcext:value-type="float">
            <text:p>8,25E-10</text:p>
          </table:table-cell>
          <table:table-cell table:formula="of:=([.D8]-[.D6])/([.A8]-[.A6])" office:value-type="float" office:value="0.000000026222" calcext:value-type="float">
            <text:p>26,22E-09</text:p>
          </table:table-cell>
          <table:table-cell table:formula="of:=[.D7]/(SQRT(ABS([.E7])))" office:value-type="float" office:value="0.00000509682810790181" calcext:value-type="float">
            <text:p>5,09682810790181E-06</text:p>
          </table:table-cell>
          <table:table-cell table:number-columns-repeated="6"/>
          <table:table-cell office:value-type="float" office:value="-0.00000000001191" calcext:value-type="float">
            <text:p>-1,19E-11</text:p>
          </table:table-cell>
          <table:table-cell table:style-name="ce5" office:value-type="float" office:value="0.0000000036895" calcext:value-type="float">
            <text:p>3,69E-09</text:p>
          </table:table-cell>
          <table:table-cell table:formula="of:=([.N8]-[.N6])/([.A8]-[.A6])" office:value-type="float" office:value="0.000000115195" calcext:value-type="float">
            <text:p>115,20E-09</text:p>
          </table:table-cell>
          <table:table-cell table:formula="of:=[.N7]/(SQRT(ABS([.O7])))" office:value-type="float" office:value="0.0000108705295297642" calcext:value-type="float">
            <text:p>1,08705295297642E-05</text:p>
          </table:table-cell>
          <table:table-cell table:number-columns-repeated="1008"/>
        </table:table-row>
        <table:table-row table:style-name="ro1">
          <table:table-cell office:value-type="float" office:value="0.02" calcext:value-type="float">
            <text:p>0,02</text:p>
          </table:table-cell>
          <table:table-cell/>
          <table:table-cell office:value-type="float" office:value="0.00000000000558" calcext:value-type="float">
            <text:p>5,58E-12</text:p>
          </table:table-cell>
          <table:table-cell office:value-type="float" office:value="0.00000000112896" calcext:value-type="float">
            <text:p>1,13E-09</text:p>
          </table:table-cell>
          <table:table-cell table:formula="of:=([.D9]-[.D7])/([.A9]-[.A7])" office:value-type="float" office:value="0.000000035563" calcext:value-type="float">
            <text:p>35,56E-09</text:p>
          </table:table-cell>
          <table:table-cell table:formula="of:=[.D8]/(SQRT(ABS([.E8])))" office:value-type="float" office:value="0.00000598658784954872" calcext:value-type="float">
            <text:p>5,98658784954872E-06</text:p>
          </table:table-cell>
          <table:table-cell table:number-columns-repeated="6"/>
          <table:table-cell office:value-type="float" office:value="-0.00000000000539" calcext:value-type="float">
            <text:p>-5,39E-12</text:p>
          </table:table-cell>
          <table:table-cell table:style-name="ce5" office:value-type="float" office:value="0.0000000050258" calcext:value-type="float">
            <text:p>5,03E-09</text:p>
          </table:table-cell>
          <table:table-cell table:formula="of:=([.N9]-[.N7])/([.A9]-[.A7])" office:value-type="float" office:value="0.000000156545" calcext:value-type="float">
            <text:p>156,55E-09</text:p>
          </table:table-cell>
          <table:table-cell table:formula="of:=[.N8]/(SQRT(ABS([.O8])))" office:value-type="float" office:value="0.0000127023946454781" calcext:value-type="float">
            <text:p>1,27023946454781E-05</text:p>
          </table:table-cell>
          <table:table-cell table:number-columns-repeated="1008"/>
        </table:table-row>
        <table:table-row table:style-name="ro1">
          <table:table-cell office:value-type="float" office:value="0.03" calcext:value-type="float">
            <text:p>0,03</text:p>
          </table:table-cell>
          <table:table-cell/>
          <table:table-cell office:value-type="float" office:value="0.00000000000577" calcext:value-type="float">
            <text:p>5,77E-12</text:p>
          </table:table-cell>
          <table:table-cell office:value-type="float" office:value="0.0000000015366" calcext:value-type="float">
            <text:p>1,54E-09</text:p>
          </table:table-cell>
          <table:table-cell table:formula="of:=([.D10]-[.D8])/([.A10]-[.A8])" office:value-type="float" office:value="0.000000048812" calcext:value-type="float">
            <text:p>48,81E-09</text:p>
          </table:table-cell>
          <table:table-cell table:formula="of:=[.D9]/(SQRT(ABS([.E9])))" office:value-type="float" office:value="0.00000695500629728424" calcext:value-type="float">
            <text:p>0,000006955</text:p>
          </table:table-cell>
          <table:table-cell table:number-columns-repeated="6"/>
          <table:table-cell office:value-type="float" office:value="-0.00000000000236" calcext:value-type="float">
            <text:p>-2,36E-12</text:p>
          </table:table-cell>
          <table:table-cell table:style-name="ce5" office:value-type="float" office:value="0.0000000068204" calcext:value-type="float">
            <text:p>6,82E-09</text:p>
          </table:table-cell>
          <table:table-cell table:formula="of:=([.N10]-[.N8])/([.A10]-[.A8])" office:value-type="float" office:value="0.00000021282" calcext:value-type="float">
            <text:p>212,82E-09</text:p>
          </table:table-cell>
          <table:table-cell table:formula="of:=[.N9]/(SQRT(ABS([.O9])))" office:value-type="float" office:value="0.0000147843973511645" calcext:value-type="float">
            <text:p>1,47843973511645E-05</text:p>
          </table:table-cell>
          <table:table-cell table:number-columns-repeated="1008"/>
        </table:table-row>
        <table:table-row table:style-name="ro1">
          <table:table-cell office:value-type="float" office:value="0.04" calcext:value-type="float">
            <text:p>0,04</text:p>
          </table:table-cell>
          <table:table-cell/>
          <table:table-cell office:value-type="float" office:value="-0.00000000000831" calcext:value-type="float">
            <text:p>-8,31E-12</text:p>
          </table:table-cell>
          <table:table-cell office:value-type="float" office:value="0.0000000021052" calcext:value-type="float">
            <text:p>2,11E-09</text:p>
          </table:table-cell>
          <table:table-cell table:formula="of:=([.D11]-[.D9])/([.A11]-[.A9])" office:value-type="float" office:value="0.00000006598" calcext:value-type="float">
            <text:p>65,98E-09</text:p>
          </table:table-cell>
          <table:table-cell table:formula="of:=[.D10]/(SQRT(ABS([.E10])))" office:value-type="float" office:value="0.00000819572175635608" calcext:value-type="float">
            <text:p>8,19572175635608E-06</text:p>
          </table:table-cell>
          <table:table-cell table:number-columns-repeated="6"/>
          <table:table-cell office:value-type="float" office:value="-0.00000000001285" calcext:value-type="float">
            <text:p>-1,29E-11</text:p>
          </table:table-cell>
          <table:table-cell table:style-name="ce5" office:value-type="float" office:value="0.0000000092822" calcext:value-type="float">
            <text:p>9,28E-09</text:p>
          </table:table-cell>
          <table:table-cell table:formula="of:=([.N11]-[.N9])/([.A11]-[.A9])" office:value-type="float" office:value="0.00000029058" calcext:value-type="float">
            <text:p>290,58E-09</text:p>
          </table:table-cell>
          <table:table-cell table:formula="of:=[.N10]/(SQRT(ABS([.O10])))" office:value-type="float" office:value="0.0000172194018794928" calcext:value-type="float">
            <text:p>1,72194018794928E-05</text:p>
          </table:table-cell>
          <table:table-cell table:number-columns-repeated="1008"/>
        </table:table-row>
        <table:table-row table:style-name="ro1">
          <table:table-cell office:value-type="float" office:value="0.05" calcext:value-type="float">
            <text:p>0,05</text:p>
          </table:table-cell>
          <table:table-cell/>
          <table:table-cell office:value-type="float" office:value="-0.0000000000089" calcext:value-type="float">
            <text:p>-8,90E-12</text:p>
          </table:table-cell>
          <table:table-cell office:value-type="float" office:value="0.0000000028562" calcext:value-type="float">
            <text:p>2,86E-09</text:p>
          </table:table-cell>
          <table:table-cell table:formula="of:=([.D12]-[.D10])/([.A12]-[.A10])" office:value-type="float" office:value="0.000000088825" calcext:value-type="float">
            <text:p>88,83E-09</text:p>
          </table:table-cell>
          <table:table-cell table:formula="of:=[.D11]/(SQRT(ABS([.E11])))" office:value-type="float" office:value="0.00000958343070048475" calcext:value-type="float">
            <text:p>9,58343070048475E-06</text:p>
          </table:table-cell>
          <table:table-cell table:number-columns-repeated="6"/>
          <table:table-cell office:value-type="float" office:value="-0.00000000000101" calcext:value-type="float">
            <text:p>-1,01E-12</text:p>
          </table:table-cell>
          <table:table-cell table:style-name="ce5" office:value-type="float" office:value="0.000000012632" calcext:value-type="float">
            <text:p>1,26E-08</text:p>
          </table:table-cell>
          <table:table-cell table:formula="of:=([.N12]-[.N10])/([.A12]-[.A10])" office:value-type="float" office:value="0.00000039209" calcext:value-type="float">
            <text:p>392,09E-09</text:p>
          </table:table-cell>
          <table:table-cell table:formula="of:=[.N11]/(SQRT(ABS([.O11])))" office:value-type="float" office:value="0.0000201734062309116" calcext:value-type="float">
            <text:p>2,01734062309116E-05</text:p>
          </table:table-cell>
          <table:table-cell table:number-columns-repeated="1008"/>
        </table:table-row>
        <table:table-row table:style-name="ro1">
          <table:table-cell office:value-type="float" office:value="0.06" calcext:value-type="float">
            <text:p>0,06</text:p>
          </table:table-cell>
          <table:table-cell/>
          <table:table-cell office:value-type="float" office:value="-0.00000000000225" calcext:value-type="float">
            <text:p>-2,25E-12</text:p>
          </table:table-cell>
          <table:table-cell office:value-type="float" office:value="0.0000000038817" calcext:value-type="float">
            <text:p>3,88E-09</text:p>
          </table:table-cell>
          <table:table-cell table:formula="of:=([.D13]-[.D11])/([.A13]-[.A11])" office:value-type="float" office:value="0.000000120425" calcext:value-type="float">
            <text:p>120,43E-09</text:p>
          </table:table-cell>
          <table:table-cell table:formula="of:=[.D12]/(SQRT(ABS([.E12])))" office:value-type="float" office:value="0.0000111857121749631" calcext:value-type="float">
            <text:p>1,11857121749631E-05</text:p>
          </table:table-cell>
          <table:table-cell table:number-columns-repeated="6"/>
          <table:table-cell office:value-type="float" office:value="-0.00000000000315" calcext:value-type="float">
            <text:p>-3,15E-12</text:p>
          </table:table-cell>
          <table:table-cell table:style-name="ce5" office:value-type="float" office:value="0.000000017124" calcext:value-type="float">
            <text:p>1,71E-08</text:p>
          </table:table-cell>
          <table:table-cell table:formula="of:=([.N13]-[.N11])/([.A13]-[.A11])" office:value-type="float" office:value="0.00000052265" calcext:value-type="float">
            <text:p>522,65E-09</text:p>
          </table:table-cell>
          <table:table-cell table:formula="of:=[.N12]/(SQRT(ABS([.O12])))" office:value-type="float" office:value="0.0000236864372353998" calcext:value-type="float">
            <text:p>2,36864372353998E-05</text:p>
          </table:table-cell>
          <table:table-cell table:number-columns-repeated="1008"/>
        </table:table-row>
        <table:table-row table:style-name="ro1">
          <table:table-cell office:value-type="float" office:value="0.07" calcext:value-type="float">
            <text:p>0,07</text:p>
          </table:table-cell>
          <table:table-cell/>
          <table:table-cell office:value-type="float" office:value="-0.00000000000146" calcext:value-type="float">
            <text:p>-1,46E-12</text:p>
          </table:table-cell>
          <table:table-cell office:value-type="float" office:value="0.0000000052647" calcext:value-type="float">
            <text:p>5,26E-09</text:p>
          </table:table-cell>
          <table:table-cell table:formula="of:=([.D14]-[.D12])/([.A14]-[.A12])" office:value-type="float" office:value="0.00000016481" calcext:value-type="float">
            <text:p>164,81E-09</text:p>
          </table:table-cell>
          <table:table-cell table:formula="of:=[.D13]/(SQRT(ABS([.E13])))" office:value-type="float" office:value="0.0000129682641782303" calcext:value-type="float">
            <text:p>1,29682641782303E-05</text:p>
          </table:table-cell>
          <table:table-cell table:number-columns-repeated="6"/>
          <table:table-cell office:value-type="float" office:value="-0.00000000000215" calcext:value-type="float">
            <text:p>-2,15E-12</text:p>
          </table:table-cell>
          <table:table-cell table:style-name="ce5" office:value-type="float" office:value="0.000000023085" calcext:value-type="float">
            <text:p>2,31E-08</text:p>
          </table:table-cell>
          <table:table-cell table:formula="of:=([.N14]-[.N12])/([.A14]-[.A12])" office:value-type="float" office:value="0.000000708" calcext:value-type="float">
            <text:p>708,00E-09</text:p>
          </table:table-cell>
          <table:table-cell table:formula="of:=[.N13]/(SQRT(ABS([.O13])))" office:value-type="float" office:value="0.000027435523412453" calcext:value-type="float">
            <text:p>2,7435523412453E-05</text:p>
          </table:table-cell>
          <table:table-cell table:number-columns-repeated="1008"/>
        </table:table-row>
        <table:table-row table:style-name="ro1">
          <table:table-cell office:value-type="float" office:value="0.08" calcext:value-type="float">
            <text:p>0,08</text:p>
          </table:table-cell>
          <table:table-cell/>
          <table:table-cell office:value-type="float" office:value="0.00000000000374" calcext:value-type="float">
            <text:p>3,74E-12</text:p>
          </table:table-cell>
          <table:table-cell office:value-type="float" office:value="0.0000000071779" calcext:value-type="float">
            <text:p>7,18E-09</text:p>
          </table:table-cell>
          <table:table-cell table:formula="of:=([.D15]-[.D13])/([.A15]-[.A13])" office:value-type="float" office:value="0.00000022434" calcext:value-type="float">
            <text:p>224,34E-09</text:p>
          </table:table-cell>
          <table:table-cell table:formula="of:=[.D14]/(SQRT(ABS([.E14])))" office:value-type="float" office:value="0.0000151545849260546" calcext:value-type="float">
            <text:p>1,51545849260546E-05</text:p>
          </table:table-cell>
          <table:table-cell table:number-columns-repeated="6"/>
          <table:table-cell office:value-type="float" office:value="0.00000000000127" calcext:value-type="float">
            <text:p>1,27E-12</text:p>
          </table:table-cell>
          <table:table-cell table:style-name="ce5" office:value-type="float" office:value="0.000000031284" calcext:value-type="float">
            <text:p>3,13E-08</text:p>
          </table:table-cell>
          <table:table-cell table:formula="of:=([.N15]-[.N13])/([.A15]-[.A13])" office:value-type="float" office:value="0.00000096225" calcext:value-type="float">
            <text:p>962,25E-09</text:p>
          </table:table-cell>
          <table:table-cell table:formula="of:=[.N14]/(SQRT(ABS([.O14])))" office:value-type="float" office:value="0.0000318917475282447" calcext:value-type="float">
            <text:p>3,18917475282447E-05</text:p>
          </table:table-cell>
          <table:table-cell table:number-columns-repeated="1008"/>
        </table:table-row>
        <table:table-row table:style-name="ro1">
          <table:table-cell office:value-type="float" office:value="0.09" calcext:value-type="float">
            <text:p>0,09</text:p>
          </table:table-cell>
          <table:table-cell/>
          <table:table-cell office:value-type="float" office:value="0.00000000000383" calcext:value-type="float">
            <text:p>3,83E-12</text:p>
          </table:table-cell>
          <table:table-cell office:value-type="float" office:value="0.0000000097515" calcext:value-type="float">
            <text:p>9,75E-09</text:p>
          </table:table-cell>
          <table:table-cell table:formula="of:=([.D16]-[.D14])/([.A16]-[.A14])" office:value-type="float" office:value="0.000000300255" calcext:value-type="float">
            <text:p>300,26E-09</text:p>
          </table:table-cell>
          <table:table-cell table:formula="of:=[.D15]/(SQRT(ABS([.E15])))" office:value-type="float" office:value="0.0000177961599702511" calcext:value-type="float">
            <text:p>1,77961599702511E-05</text:p>
          </table:table-cell>
          <table:table-cell table:number-columns-repeated="6"/>
          <table:table-cell office:value-type="float" office:value="0.00000000000582" calcext:value-type="float">
            <text:p>5,82E-12</text:p>
          </table:table-cell>
          <table:table-cell table:style-name="ce5" office:value-type="float" office:value="0.00000004233" calcext:value-type="float">
            <text:p>4,23E-08</text:p>
          </table:table-cell>
          <table:table-cell table:formula="of:=([.N16]-[.N14])/([.A16]-[.A14])" office:value-type="float" office:value="0.000001291" calcext:value-type="float">
            <text:p>1,29E-06</text:p>
          </table:table-cell>
          <table:table-cell table:formula="of:=[.N15]/(SQRT(ABS([.O15])))" office:value-type="float" office:value="0.0000372550497203658" calcext:value-type="float">
            <text:p>0,000037255</text:p>
          </table:table-cell>
          <table:table-cell table:number-columns-repeated="1008"/>
        </table:table-row>
        <table:table-row table:style-name="ro1">
          <table:table-cell office:value-type="float" office:value="0.1" calcext:value-type="float">
            <text:p>0,1</text:p>
          </table:table-cell>
          <table:table-cell/>
          <table:table-cell office:value-type="float" office:value="-0.00000000000582" calcext:value-type="float">
            <text:p>-5,82E-12</text:p>
          </table:table-cell>
          <table:table-cell office:value-type="float" office:value="0.000000013183" calcext:value-type="float">
            <text:p>1,32E-08</text:p>
          </table:table-cell>
          <table:table-cell table:formula="of:=([.D17]-[.D15])/([.A17]-[.A15])" office:value-type="float" office:value="0.000000411575" calcext:value-type="float">
            <text:p>411,58E-09</text:p>
          </table:table-cell>
          <table:table-cell table:formula="of:=[.D16]/(SQRT(ABS([.E16])))" office:value-type="float" office:value="0.0000205489558308376" calcext:value-type="float">
            <text:p>0,000020549</text:p>
          </table:table-cell>
          <table:table-cell table:number-columns-repeated="6"/>
          <table:table-cell office:value-type="float" office:value="-0.00000000000604" calcext:value-type="float">
            <text:p>-6,04E-12</text:p>
          </table:table-cell>
          <table:table-cell table:style-name="ce5" office:value-type="float" office:value="0.000000057104" calcext:value-type="float">
            <text:p>5,71E-08</text:p>
          </table:table-cell>
          <table:table-cell table:formula="of:=([.N17]-[.N15])/([.A17]-[.A15])" office:value-type="float" office:value="0.00000172205" calcext:value-type="float">
            <text:p>1,72E-06</text:p>
          </table:table-cell>
          <table:table-cell table:formula="of:=[.N16]/(SQRT(ABS([.O16])))" office:value-type="float" office:value="0.0000435154673410774" calcext:value-type="float">
            <text:p>4,35154673410774E-05</text:p>
          </table:table-cell>
          <table:table-cell table:number-columns-repeated="1008"/>
        </table:table-row>
        <table:table-row table:style-name="ro1">
          <table:table-cell office:value-type="float" office:value="0.11" calcext:value-type="float">
            <text:p>0,11</text:p>
          </table:table-cell>
          <table:table-cell/>
          <table:table-cell office:value-type="float" office:value="0.00000000000524" calcext:value-type="float">
            <text:p>5,24E-12</text:p>
          </table:table-cell>
          <table:table-cell office:value-type="float" office:value="0.000000017983" calcext:value-type="float">
            <text:p>1,80E-08</text:p>
          </table:table-cell>
          <table:table-cell table:formula="of:=([.D18]-[.D16])/([.A18]-[.A16])" office:value-type="float" office:value="0.0000005507" calcext:value-type="float">
            <text:p>550,70E-09</text:p>
          </table:table-cell>
          <table:table-cell table:formula="of:=[.D17]/(SQRT(ABS([.E17])))" office:value-type="float" office:value="0.0000242328562483641" calcext:value-type="float">
            <text:p>2,42328562483641E-05</text:p>
          </table:table-cell>
          <table:table-cell table:number-columns-repeated="6"/>
          <table:table-cell office:value-type="float" office:value="-0.0000000000061" calcext:value-type="float">
            <text:p>-6,10E-12</text:p>
          </table:table-cell>
          <table:table-cell table:style-name="ce5" office:value-type="float" office:value="0.000000076771" calcext:value-type="float">
            <text:p>7,68E-08</text:p>
          </table:table-cell>
          <table:table-cell table:formula="of:=([.N18]-[.N16])/([.A18]-[.A16])" office:value-type="float" office:value="0.00000228645" calcext:value-type="float">
            <text:p>2,29E-06</text:p>
          </table:table-cell>
          <table:table-cell table:formula="of:=[.N17]/(SQRT(ABS([.O17])))" office:value-type="float" office:value="0.0000507710731632496" calcext:value-type="float">
            <text:p>5,07710731632496E-05</text:p>
          </table:table-cell>
          <table:table-cell table:number-columns-repeated="1008"/>
        </table:table-row>
        <table:table-row table:style-name="ro1">
          <table:table-cell office:value-type="float" office:value="0.12" calcext:value-type="float">
            <text:p>0,12</text:p>
          </table:table-cell>
          <table:table-cell/>
          <table:table-cell office:value-type="float" office:value="0.00000000000865" calcext:value-type="float">
            <text:p>8,65E-12</text:p>
          </table:table-cell>
          <table:table-cell office:value-type="float" office:value="0.000000024197" calcext:value-type="float">
            <text:p>2,42E-08</text:p>
          </table:table-cell>
          <table:table-cell table:formula="of:=([.D19]-[.D17])/([.A19]-[.A17])" office:value-type="float" office:value="0.00000073455" calcext:value-type="float">
            <text:p>734,55E-09</text:p>
          </table:table-cell>
          <table:table-cell table:formula="of:=[.D18]/(SQRT(ABS([.E18])))" office:value-type="float" office:value="0.0000282325979105678" calcext:value-type="float">
            <text:p>2,82325979105678E-05</text:p>
          </table:table-cell>
          <table:table-cell table:number-columns-repeated="6"/>
          <table:table-cell office:value-type="float" office:value="-0.00000000000705" calcext:value-type="float">
            <text:p>-7,05E-12</text:p>
          </table:table-cell>
          <table:table-cell table:style-name="ce5" office:value-type="float" office:value="0.000000102833" calcext:value-type="float">
            <text:p>1,03E-07</text:p>
          </table:table-cell>
          <table:table-cell table:formula="of:=([.N19]-[.N17])/([.A19]-[.A17])" office:value-type="float" office:value="0.00000304395" calcext:value-type="float">
            <text:p>3,04E-06</text:p>
          </table:table-cell>
          <table:table-cell table:formula="of:=[.N18]/(SQRT(ABS([.O18])))" office:value-type="float" office:value="0.0000589404909025165" calcext:value-type="float">
            <text:p>5,89404909025165E-05</text:p>
          </table:table-cell>
          <table:table-cell table:number-columns-repeated="1008"/>
        </table:table-row>
        <table:table-row table:style-name="ro1">
          <table:table-cell office:value-type="float" office:value="0.13" calcext:value-type="float">
            <text:p>0,13</text:p>
          </table:table-cell>
          <table:table-cell/>
          <table:table-cell office:value-type="float" office:value="0.0000000000037" calcext:value-type="float">
            <text:p>3,70E-12</text:p>
          </table:table-cell>
          <table:table-cell office:value-type="float" office:value="0.000000032674" calcext:value-type="float">
            <text:p>3,27E-08</text:p>
          </table:table-cell>
          <table:table-cell table:formula="of:=([.D20]-[.D18])/([.A20]-[.A18])" office:value-type="float" office:value="0.000000996199999999999" calcext:value-type="float">
            <text:p>996,20E-09</text:p>
          </table:table-cell>
          <table:table-cell table:formula="of:=[.D19]/(SQRT(ABS([.E19])))" office:value-type="float" office:value="0.0000327362580918567" calcext:value-type="float">
            <text:p>3,27362580918567E-05</text:p>
          </table:table-cell>
          <table:table-cell table:number-columns-repeated="6"/>
          <table:table-cell office:value-type="float" office:value="-0.00000000000184" calcext:value-type="float">
            <text:p>-1,84E-12</text:p>
          </table:table-cell>
          <table:table-cell table:style-name="ce5" office:value-type="float" office:value="0.00000013765" calcext:value-type="float">
            <text:p>1,38E-07</text:p>
          </table:table-cell>
          <table:table-cell table:formula="of:=([.N20]-[.N18])/([.A20]-[.A18])" office:value-type="float" office:value="0.00000408935" calcext:value-type="float">
            <text:p>4,09E-06</text:p>
          </table:table-cell>
          <table:table-cell table:formula="of:=[.N19]/(SQRT(ABS([.O19])))" office:value-type="float" office:value="0.0000680689536032602" calcext:value-type="float">
            <text:p>0,000068069</text:p>
          </table:table-cell>
          <table:table-cell table:number-columns-repeated="1008"/>
        </table:table-row>
        <table:table-row table:style-name="ro1">
          <table:table-cell office:value-type="float" office:value="0.14" calcext:value-type="float">
            <text:p>0,14</text:p>
          </table:table-cell>
          <table:table-cell/>
          <table:table-cell office:value-type="float" office:value="0.00000000000148" calcext:value-type="float">
            <text:p>1,48E-12</text:p>
          </table:table-cell>
          <table:table-cell office:value-type="float" office:value="0.000000044121" calcext:value-type="float">
            <text:p>4,41E-08</text:p>
          </table:table-cell>
          <table:table-cell table:formula="of:=([.D21]-[.D19])/([.A21]-[.A19])" office:value-type="float" office:value="0.00000134655" calcext:value-type="float">
            <text:p>1,35E-06</text:p>
          </table:table-cell>
          <table:table-cell table:formula="of:=[.D20]/(SQRT(ABS([.E20])))" office:value-type="float" office:value="0.0000380219253656444" calcext:value-type="float">
            <text:p>3,80219253656444E-05</text:p>
          </table:table-cell>
          <table:table-cell table:number-columns-repeated="6"/>
          <table:table-cell office:value-type="float" office:value="-0.00000000000478" calcext:value-type="float">
            <text:p>-4,78E-12</text:p>
          </table:table-cell>
          <table:table-cell table:style-name="ce5" office:value-type="float" office:value="0.00000018462" calcext:value-type="float">
            <text:p>1,85E-07</text:p>
          </table:table-cell>
          <table:table-cell table:formula="of:=([.N21]-[.N19])/([.A21]-[.A19])" office:value-type="float" office:value="0.0000054685" calcext:value-type="float">
            <text:p>5,47E-06</text:p>
          </table:table-cell>
          <table:table-cell table:formula="of:=[.N20]/(SQRT(ABS([.O20])))" office:value-type="float" office:value="0.0000789486373319005" calcext:value-type="float">
            <text:p>7,89486373319005E-05</text:p>
          </table:table-cell>
          <table:table-cell table:number-columns-repeated="1008"/>
        </table:table-row>
        <table:table-row table:style-name="ro1">
          <table:table-cell office:value-type="float" office:value="0.15" calcext:value-type="float">
            <text:p>0,15</text:p>
          </table:table-cell>
          <table:table-cell/>
          <table:table-cell office:value-type="float" office:value="-0.00000000000241" calcext:value-type="float">
            <text:p>-2,41E-12</text:p>
          </table:table-cell>
          <table:table-cell office:value-type="float" office:value="0.000000059605" calcext:value-type="float">
            <text:p>5,96E-08</text:p>
          </table:table-cell>
          <table:table-cell table:formula="of:=([.D22]-[.D20])/([.A22]-[.A20])" office:value-type="float" office:value="0.00000177955" calcext:value-type="float">
            <text:p>1,78E-06</text:p>
          </table:table-cell>
          <table:table-cell table:formula="of:=[.D21]/(SQRT(ABS([.E21])))" office:value-type="float" office:value="0.0000446814846200776" calcext:value-type="float">
            <text:p>4,46814846200776E-05</text:p>
          </table:table-cell>
          <table:table-cell table:number-columns-repeated="6"/>
          <table:table-cell office:value-type="float" office:value="-0.00000000000394" calcext:value-type="float">
            <text:p>-3,94E-12</text:p>
          </table:table-cell>
          <table:table-cell table:style-name="ce5" office:value-type="float" office:value="0.00000024702" calcext:value-type="float">
            <text:p>2,47E-07</text:p>
          </table:table-cell>
          <table:table-cell table:formula="of:=([.N22]-[.N20])/([.A22]-[.A20])" office:value-type="float" office:value="0.000007158" calcext:value-type="float">
            <text:p>7,16E-06</text:p>
          </table:table-cell>
          <table:table-cell table:formula="of:=[.N21]/(SQRT(ABS([.O21])))" office:value-type="float" office:value="0.0000923286042628714" calcext:value-type="float">
            <text:p>9,23286042628714E-05</text:p>
          </table:table-cell>
          <table:table-cell table:number-columns-repeated="1008"/>
        </table:table-row>
        <table:table-row table:style-name="ro1">
          <table:table-cell office:value-type="float" office:value="0.16" calcext:value-type="float">
            <text:p>0,16</text:p>
          </table:table-cell>
          <table:table-cell/>
          <table:table-cell office:value-type="float" office:value="-0.00000000000324" calcext:value-type="float">
            <text:p>-3,24E-12</text:p>
          </table:table-cell>
          <table:table-cell office:value-type="float" office:value="0.000000079712" calcext:value-type="float">
            <text:p>7,97E-08</text:p>
          </table:table-cell>
          <table:table-cell table:formula="of:=([.D23]-[.D21])/([.A23]-[.A21])" office:value-type="float" office:value="0.0000023876" calcext:value-type="float">
            <text:p>2,39E-06</text:p>
          </table:table-cell>
          <table:table-cell table:formula="of:=[.D22]/(SQRT(ABS([.E22])))" office:value-type="float" office:value="0.0000515873145610629" calcext:value-type="float">
            <text:p>5,15873145610629E-05</text:p>
          </table:table-cell>
          <table:table-cell table:number-columns-repeated="6"/>
          <table:table-cell office:value-type="float" office:value="-0.00000000000721" calcext:value-type="float">
            <text:p>-7,21E-12</text:p>
          </table:table-cell>
          <table:table-cell table:style-name="ce5" office:value-type="float" office:value="0.00000032778" calcext:value-type="float">
            <text:p>3,28E-07</text:p>
          </table:table-cell>
          <table:table-cell table:formula="of:=([.N23]-[.N21])/([.A23]-[.A21])" office:value-type="float" office:value="0.00000923249999999999" calcext:value-type="float">
            <text:p>9,23E-06</text:p>
          </table:table-cell>
          <table:table-cell table:formula="of:=[.N22]/(SQRT(ABS([.O22])))" office:value-type="float" office:value="0.000107875492812939" calcext:value-type="float">
            <text:p>0,0001078755</text:p>
          </table:table-cell>
          <table:table-cell table:number-columns-repeated="1008"/>
        </table:table-row>
        <table:table-row table:style-name="ro1">
          <table:table-cell office:value-type="float" office:value="0.17" calcext:value-type="float">
            <text:p>0,17</text:p>
          </table:table-cell>
          <table:table-cell/>
          <table:table-cell office:value-type="float" office:value="-0.00000000000424" calcext:value-type="float">
            <text:p>-4,24E-12</text:p>
          </table:table-cell>
          <table:table-cell office:value-type="float" office:value="0.000000107357" calcext:value-type="float">
            <text:p>1,07E-07</text:p>
          </table:table-cell>
          <table:table-cell table:formula="of:=([.D24]-[.D22])/([.A24]-[.A22])" office:value-type="float" office:value="0.0000032429" calcext:value-type="float">
            <text:p>3,24E-06</text:p>
          </table:table-cell>
          <table:table-cell table:formula="of:=[.D23]/(SQRT(ABS([.E23])))" office:value-type="float" office:value="0.0000596161036987712" calcext:value-type="float">
            <text:p>5,96161036987712E-05</text:p>
          </table:table-cell>
          <table:table-cell table:number-columns-repeated="6"/>
          <table:table-cell office:value-type="float" office:value="-0.00000000000694" calcext:value-type="float">
            <text:p>-6,94E-12</text:p>
          </table:table-cell>
          <table:table-cell table:style-name="ce5" office:value-type="float" office:value="0.00000043167" calcext:value-type="float">
            <text:p>4,32E-07</text:p>
          </table:table-cell>
          <table:table-cell table:formula="of:=([.N24]-[.N22])/([.A24]-[.A22])" office:value-type="float" office:value="0.0000120385" calcext:value-type="float">
            <text:p>12,04E-06</text:p>
          </table:table-cell>
          <table:table-cell table:formula="of:=[.N23]/(SQRT(ABS([.O23])))" office:value-type="float" office:value="0.000124412976024333" calcext:value-type="float">
            <text:p>0,000124413</text:p>
          </table:table-cell>
          <table:table-cell table:number-columns-repeated="1008"/>
        </table:table-row>
        <table:table-row table:style-name="ro1">
          <table:table-cell office:value-type="float" office:value="0.18" calcext:value-type="float">
            <text:p>0,18</text:p>
          </table:table-cell>
          <table:table-cell/>
          <table:table-cell office:value-type="float" office:value="-0.00000000000062" calcext:value-type="float">
            <text:p>-6,20E-13</text:p>
          </table:table-cell>
          <table:table-cell office:value-type="float" office:value="0.00000014457" calcext:value-type="float">
            <text:p>1,45E-07</text:p>
          </table:table-cell>
          <table:table-cell table:formula="of:=([.D25]-[.D23])/([.A25]-[.A23])" office:value-type="float" office:value="0.00000422865" calcext:value-type="float">
            <text:p>4,23E-06</text:p>
          </table:table-cell>
          <table:table-cell table:formula="of:=[.D24]/(SQRT(ABS([.E24])))" office:value-type="float" office:value="0.0000703035589511076" calcext:value-type="float">
            <text:p>7,03035589511076E-05</text:p>
          </table:table-cell>
          <table:table-cell table:number-columns-repeated="6"/>
          <table:table-cell office:value-type="float" office:value="-0.00000000000362" calcext:value-type="float">
            <text:p>-3,62E-12</text:p>
          </table:table-cell>
          <table:table-cell table:style-name="ce5" office:value-type="float" office:value="0.00000056855" calcext:value-type="float">
            <text:p>5,69E-07</text:p>
          </table:table-cell>
          <table:table-cell table:formula="of:=([.N25]-[.N23])/([.A25]-[.A23])" office:value-type="float" office:value="0.0000155275" calcext:value-type="float">
            <text:p>15,53E-06</text:p>
          </table:table-cell>
          <table:table-cell table:formula="of:=[.N24]/(SQRT(ABS([.O24])))" office:value-type="float" office:value="0.000144283907344276" calcext:value-type="float">
            <text:p>0,0001442839</text:p>
          </table:table-cell>
          <table:table-cell table:number-columns-repeated="1008"/>
        </table:table-row>
        <table:table-row table:style-name="ro1">
          <table:table-cell office:value-type="float" office:value="0.19" calcext:value-type="float">
            <text:p>0,19</text:p>
          </table:table-cell>
          <table:table-cell/>
          <table:table-cell office:value-type="float" office:value="-0.00000000000595" calcext:value-type="float">
            <text:p>-5,95E-12</text:p>
          </table:table-cell>
          <table:table-cell office:value-type="float" office:value="0.00000019193" calcext:value-type="float">
            <text:p>1,92E-07</text:p>
          </table:table-cell>
          <table:table-cell table:formula="of:=([.D26]-[.D24])/([.A26]-[.A24])" office:value-type="float" office:value="0.00000562399999999999" calcext:value-type="float">
            <text:p>5,62E-06</text:p>
          </table:table-cell>
          <table:table-cell table:formula="of:=[.D25]/(SQRT([.E25]))" office:value-type="float" office:value="0.000080931987783045" calcext:value-type="float">
            <text:p>0,000080932</text:p>
          </table:table-cell>
          <table:table-cell table:number-columns-repeated="6"/>
          <table:table-cell office:value-type="float" office:value="0.00000000000114" calcext:value-type="float">
            <text:p>1,14E-12</text:p>
          </table:table-cell>
          <table:table-cell table:style-name="ce5" office:value-type="float" office:value="0.00000074222" calcext:value-type="float">
            <text:p>7,42E-07</text:p>
          </table:table-cell>
          <table:table-cell table:formula="of:=([.N26]-[.N24])/([.A26]-[.A24])" office:value-type="float" office:value="0.0000199895" calcext:value-type="float">
            <text:p>19,99E-06</text:p>
          </table:table-cell>
          <table:table-cell table:formula="of:=[.N25]/(SQRT(ABS([.O25])))" office:value-type="float" office:value="0.000166009020514906" calcext:value-type="float">
            <text:p>0,000166009</text:p>
          </table:table-cell>
          <table:table-cell table:number-columns-repeated="1008"/>
        </table:table-row>
        <table:table-row table:style-name="ro1">
          <table:table-cell office:value-type="float" office:value="0.2" calcext:value-type="float">
            <text:p>0,2</text:p>
          </table:table-cell>
          <table:table-cell/>
          <table:table-cell office:value-type="float" office:value="-0.00000000000035" calcext:value-type="float">
            <text:p>-3,50E-13</text:p>
          </table:table-cell>
          <table:table-cell office:value-type="float" office:value="0.00000025705" calcext:value-type="float">
            <text:p>2,57E-07</text:p>
          </table:table-cell>
          <table:table-cell table:formula="of:=([.D27]-[.D25])/([.A27]-[.A25])" office:value-type="float" office:value="0.00000747050000000001" calcext:value-type="float">
            <text:p>7,47E-06</text:p>
          </table:table-cell>
          <table:table-cell table:formula="of:=[.D26]/(SQRT([.E26]))" office:value-type="float" office:value="0.0000940465293462914" calcext:value-type="float">
            <text:p>9,40465293462914E-05</text:p>
          </table:table-cell>
          <table:table-cell table:number-columns-repeated="6"/>
          <table:table-cell office:value-type="float" office:value="0.00000000000326" calcext:value-type="float">
            <text:p>3,26E-12</text:p>
          </table:table-cell>
          <table:table-cell table:style-name="ce5" office:value-type="float" office:value="0.00000096834" calcext:value-type="float">
            <text:p>9,68E-07</text:p>
          </table:table-cell>
          <table:table-cell table:formula="of:=([.N27]-[.N25])/([.A27]-[.A25])" office:value-type="float" office:value="0.000025919" calcext:value-type="float">
            <text:p>25,92E-06</text:p>
          </table:table-cell>
          <table:table-cell table:formula="of:=[.N26]/(SQRT(ABS([.O26])))" office:value-type="float" office:value="0.000190203608112633" calcext:value-type="float">
            <text:p>0,0001902036</text:p>
          </table:table-cell>
          <table:table-cell table:number-columns-repeated="1008"/>
        </table:table-row>
        <table:table-row table:style-name="ro1">
          <table:table-cell office:value-type="float" office:value="0.21" calcext:value-type="float">
            <text:p>0,21</text:p>
          </table:table-cell>
          <table:table-cell/>
          <table:table-cell office:value-type="float" office:value="-0.00000000000523" calcext:value-type="float">
            <text:p>-5,23E-12</text:p>
          </table:table-cell>
          <table:table-cell office:value-type="float" office:value="0.00000034134" calcext:value-type="float">
            <text:p>3,41E-07</text:p>
          </table:table-cell>
          <table:table-cell table:formula="of:=([.D28]-[.D26])/([.A28]-[.A26])" office:value-type="float" office:value="0.00000992350000000001" calcext:value-type="float">
            <text:p>9,92E-06</text:p>
          </table:table-cell>
          <table:table-cell table:formula="of:=[.D27]/(SQRT([.E27]))" office:value-type="float" office:value="0.000108356444761157" calcext:value-type="float">
            <text:p>0,0001083564</text:p>
          </table:table-cell>
          <table:table-cell table:number-columns-repeated="6"/>
          <table:table-cell office:value-type="float" office:value="-0.00000000000348" calcext:value-type="float">
            <text:p>-3,48E-12</text:p>
          </table:table-cell>
          <table:table-cell table:style-name="ce5" office:value-type="float" office:value="0.0000012606" calcext:value-type="float">
            <text:p>1,26E-06</text:p>
          </table:table-cell>
          <table:table-cell table:formula="of:=([.N28]-[.N26])/([.A28]-[.A26])" office:value-type="float" office:value="0.000032573" calcext:value-type="float">
            <text:p>32,57E-06</text:p>
          </table:table-cell>
          <table:table-cell table:formula="of:=[.N27]/(SQRT(ABS([.O27])))" office:value-type="float" office:value="0.000220875946288939" calcext:value-type="float">
            <text:p>0,0002208759</text:p>
          </table:table-cell>
          <table:table-cell table:number-columns-repeated="1008"/>
        </table:table-row>
        <table:table-row table:style-name="ro1">
          <table:table-cell office:value-type="float" office:value="0.22" calcext:value-type="float">
            <text:p>0,22</text:p>
          </table:table-cell>
          <table:table-cell/>
          <table:table-cell office:value-type="float" office:value="-0.00000000000293" calcext:value-type="float">
            <text:p>-2,93E-12</text:p>
          </table:table-cell>
          <table:table-cell office:value-type="float" office:value="0.00000045552" calcext:value-type="float">
            <text:p>4,56E-07</text:p>
          </table:table-cell>
          <table:table-cell table:formula="of:=([.D29]-[.D27])/([.A29]-[.A27])" office:value-type="float" office:value="0.0000127695" calcext:value-type="float">
            <text:p>12,77E-06</text:p>
          </table:table-cell>
          <table:table-cell table:formula="of:=[.D28]/(SQRT([.E28]))" office:value-type="float" office:value="0.00012747367415006" calcext:value-type="float">
            <text:p>0,0001274737</text:p>
          </table:table-cell>
          <table:table-cell table:number-columns-repeated="6"/>
          <table:table-cell office:value-type="float" office:value="-0.0000000000058" calcext:value-type="float">
            <text:p>-5,80E-12</text:p>
          </table:table-cell>
          <table:table-cell table:style-name="ce5" office:value-type="float" office:value="0.0000016198" calcext:value-type="float">
            <text:p>1,62E-06</text:p>
          </table:table-cell>
          <table:table-cell table:formula="of:=([.N29]-[.N27])/([.A29]-[.A27])" office:value-type="float" office:value="0.00004097" calcext:value-type="float">
            <text:p>40,97E-06</text:p>
          </table:table-cell>
          <table:table-cell table:formula="of:=[.N28]/(SQRT(ABS([.O28])))" office:value-type="float" office:value="0.000253062860422781" calcext:value-type="float">
            <text:p>0,0002530629</text:p>
          </table:table-cell>
          <table:table-cell table:number-columns-repeated="1008"/>
        </table:table-row>
        <table:table-row table:style-name="ro1">
          <table:table-cell office:value-type="float" office:value="0.23" calcext:value-type="float">
            <text:p>0,23</text:p>
          </table:table-cell>
          <table:table-cell/>
          <table:table-cell office:value-type="float" office:value="0.0000000000115" calcext:value-type="float">
            <text:p>1,15E-11</text:p>
          </table:table-cell>
          <table:table-cell office:value-type="float" office:value="0.00000059673" calcext:value-type="float">
            <text:p>5,97E-07</text:p>
          </table:table-cell>
          <table:table-cell table:formula="of:=([.D30]-[.D28])/([.A30]-[.A28])" office:value-type="float" office:value="0.0000165265" calcext:value-type="float">
            <text:p>16,53E-06</text:p>
          </table:table-cell>
          <table:table-cell table:formula="of:=[.D29]/(SQRT([.E29]))" office:value-type="float" office:value="0.000146786943750649" calcext:value-type="float">
            <text:p>0,0001467869</text:p>
          </table:table-cell>
          <table:table-cell table:number-columns-repeated="6"/>
          <table:table-cell office:value-type="float" office:value="-0.00000000000386" calcext:value-type="float">
            <text:p>-3,86E-12</text:p>
          </table:table-cell>
          <table:table-cell table:style-name="ce5" office:value-type="float" office:value="0.00000208" calcext:value-type="float">
            <text:p>2,08E-06</text:p>
          </table:table-cell>
          <table:table-cell table:formula="of:=([.N30]-[.N28])/([.A30]-[.A28])" office:value-type="float" office:value="0.00005193" calcext:value-type="float">
            <text:p>51,93E-06</text:p>
          </table:table-cell>
          <table:table-cell table:formula="of:=[.N29]/(SQRT(ABS([.O29])))" office:value-type="float" office:value="0.000288638443337791" calcext:value-type="float">
            <text:p>0,0002886384</text:p>
          </table:table-cell>
          <table:table-cell table:number-columns-repeated="1008"/>
        </table:table-row>
        <table:table-row table:style-name="ro1">
          <table:table-cell office:value-type="float" office:value="0.24" calcext:value-type="float">
            <text:p>0,24</text:p>
          </table:table-cell>
          <table:table-cell/>
          <table:table-cell office:value-type="float" office:value="0.00000000000316" calcext:value-type="float">
            <text:p>3,16E-12</text:p>
          </table:table-cell>
          <table:table-cell office:value-type="float" office:value="0.00000078605" calcext:value-type="float">
            <text:p>7,86E-07</text:p>
          </table:table-cell>
          <table:table-cell table:formula="of:=([.D31]-[.D29])/([.A31]-[.A29])" office:value-type="float" office:value="0.0000215545" calcext:value-type="float">
            <text:p>21,55E-06</text:p>
          </table:table-cell>
          <table:table-cell table:formula="of:=[.D30]/(SQRT([.E30]))" office:value-type="float" office:value="0.000169309448688499" calcext:value-type="float">
            <text:p>0,0001693094</text:p>
          </table:table-cell>
          <table:table-cell table:number-columns-repeated="6"/>
          <table:table-cell office:value-type="float" office:value="-0.00000000000012" calcext:value-type="float">
            <text:p>-1,20E-13</text:p>
          </table:table-cell>
          <table:table-cell table:style-name="ce5" office:value-type="float" office:value="0.0000026584" calcext:value-type="float">
            <text:p>2,66E-06</text:p>
          </table:table-cell>
          <table:table-cell table:formula="of:=([.N31]-[.N29])/([.A31]-[.A29])" office:value-type="float" office:value="0.000063845" calcext:value-type="float">
            <text:p>63,85E-06</text:p>
          </table:table-cell>
          <table:table-cell table:formula="of:=[.N30]/(SQRT(ABS([.O30])))" office:value-type="float" office:value="0.000332703126921472" calcext:value-type="float">
            <text:p>0,0003327031</text:p>
          </table:table-cell>
          <table:table-cell table:number-columns-repeated="1008"/>
        </table:table-row>
        <table:table-row table:style-name="ro1">
          <table:table-cell office:value-type="float" office:value="0.25" calcext:value-type="float">
            <text:p>0,25</text:p>
          </table:table-cell>
          <table:table-cell/>
          <table:table-cell office:value-type="float" office:value="-0.00000000000617" calcext:value-type="float">
            <text:p>-6,17E-12</text:p>
          </table:table-cell>
          <table:table-cell office:value-type="float" office:value="0.00000102782" calcext:value-type="float">
            <text:p>1,03E-06</text:p>
          </table:table-cell>
          <table:table-cell table:formula="of:=([.D32]-[.D30])/([.A32]-[.A30])" office:value-type="float" office:value="0.0000272225" calcext:value-type="float">
            <text:p>27,22E-06</text:p>
          </table:table-cell>
          <table:table-cell table:formula="of:=[.D31]/(SQRT([.E31]))" office:value-type="float" office:value="0.000196994028242463" calcext:value-type="float">
            <text:p>0,000196994</text:p>
          </table:table-cell>
          <table:table-cell table:number-columns-repeated="6"/>
          <table:table-cell office:value-type="float" office:value="-0.00000000000419" calcext:value-type="float">
            <text:p>-4,19E-12</text:p>
          </table:table-cell>
          <table:table-cell table:style-name="ce5" office:value-type="float" office:value="0.0000033569" calcext:value-type="float">
            <text:p>3,36E-06</text:p>
          </table:table-cell>
          <table:table-cell table:formula="of:=([.N32]-[.N30])/([.A32]-[.A30])" office:value-type="float" office:value="0.0000782799999999999" calcext:value-type="float">
            <text:p>78,28E-06</text:p>
          </table:table-cell>
          <table:table-cell table:formula="of:=[.N31]/(SQRT(ABS([.O31])))" office:value-type="float" office:value="0.000379413688721923" calcext:value-type="float">
            <text:p>0,0003794137</text:p>
          </table:table-cell>
          <table:table-cell table:number-columns-repeated="1008"/>
        </table:table-row>
        <table:table-row table:style-name="ro1">
          <table:table-cell office:value-type="float" office:value="0.26" calcext:value-type="float">
            <text:p>0,26</text:p>
          </table:table-cell>
          <table:table-cell/>
          <table:table-cell office:value-type="float" office:value="-0.0000000000042" calcext:value-type="float">
            <text:p>-4,20E-12</text:p>
          </table:table-cell>
          <table:table-cell office:value-type="float" office:value="0.0000013305" calcext:value-type="float">
            <text:p>1,33E-06</text:p>
          </table:table-cell>
          <table:table-cell table:formula="of:=([.D33]-[.D31])/([.A33]-[.A31])" office:value-type="float" office:value="0.000034584" calcext:value-type="float">
            <text:p>34,58E-06</text:p>
          </table:table-cell>
          <table:table-cell table:formula="of:=[.D32]/(SQRT([.E32]))" office:value-type="float" office:value="0.000226244102679438" calcext:value-type="float">
            <text:p>0,0002262441</text:p>
          </table:table-cell>
          <table:table-cell table:number-columns-repeated="6"/>
          <table:table-cell office:value-type="float" office:value="0.00000000000156" calcext:value-type="float">
            <text:p>1,56E-12</text:p>
          </table:table-cell>
          <table:table-cell table:style-name="ce5" office:value-type="float" office:value="0.000004224" calcext:value-type="float">
            <text:p>4,22E-06</text:p>
          </table:table-cell>
          <table:table-cell table:formula="of:=([.N33]-[.N31])/([.A33]-[.A31])" office:value-type="float" office:value="0.0000966899999999999" calcext:value-type="float">
            <text:p>96,69E-06</text:p>
          </table:table-cell>
          <table:table-cell table:formula="of:=[.N32]/(SQRT(ABS([.O32])))" office:value-type="float" office:value="0.000429569194464366" calcext:value-type="float">
            <text:p>0,0004295692</text:p>
          </table:table-cell>
          <table:table-cell table:number-columns-repeated="1008"/>
        </table:table-row>
        <table:table-row table:style-name="ro1">
          <table:table-cell office:value-type="float" office:value="0.27" calcext:value-type="float">
            <text:p>0,27</text:p>
          </table:table-cell>
          <table:table-cell/>
          <table:table-cell office:value-type="float" office:value="0.00000000000311" calcext:value-type="float">
            <text:p>3,11E-12</text:p>
          </table:table-cell>
          <table:table-cell office:value-type="float" office:value="0.0000017195" calcext:value-type="float">
            <text:p>1,72E-06</text:p>
          </table:table-cell>
          <table:table-cell table:formula="of:=([.D34]-[.D32])/([.A34]-[.A32])" office:value-type="float" office:value="0.0000438149999999999" calcext:value-type="float">
            <text:p>43,82E-06</text:p>
          </table:table-cell>
          <table:table-cell table:formula="of:=[.D33]/(SQRT([.E33]))" office:value-type="float" office:value="0.000259771063368228" calcext:value-type="float">
            <text:p>0,0002597711</text:p>
          </table:table-cell>
          <table:table-cell table:number-columns-repeated="6"/>
          <table:table-cell office:value-type="float" office:value="0.00000000000022" calcext:value-type="float">
            <text:p>2,20E-13</text:p>
          </table:table-cell>
          <table:table-cell table:style-name="ce5" office:value-type="float" office:value="0.0000052907" calcext:value-type="float">
            <text:p>5,29E-06</text:p>
          </table:table-cell>
          <table:table-cell table:formula="of:=([.N34]-[.N32])/([.A34]-[.A32])" office:value-type="float" office:value="0.000117395" calcext:value-type="float">
            <text:p>117,40E-06</text:p>
          </table:table-cell>
          <table:table-cell table:formula="of:=[.N33]/(SQRT(ABS([.O33])))" office:value-type="float" office:value="0.000488301812400935" calcext:value-type="float">
            <text:p>0,0004883018</text:p>
          </table:table-cell>
          <table:table-cell table:number-columns-repeated="1008"/>
        </table:table-row>
        <table:table-row table:style-name="ro1">
          <table:table-cell office:value-type="float" office:value="0.28" calcext:value-type="float">
            <text:p>0,28</text:p>
          </table:table-cell>
          <table:table-cell/>
          <table:table-cell office:value-type="float" office:value="0.00000000000847" calcext:value-type="float">
            <text:p>8,47E-12</text:p>
          </table:table-cell>
          <table:table-cell office:value-type="float" office:value="0.0000022068" calcext:value-type="float">
            <text:p>2,21E-06</text:p>
          </table:table-cell>
          <table:table-cell table:formula="of:=([.D35]-[.D33])/([.A35]-[.A33])" office:value-type="float" office:value="0.0000551550000000001" calcext:value-type="float">
            <text:p>55,16E-06</text:p>
          </table:table-cell>
          <table:table-cell table:formula="of:=[.D34]/(SQRT([.E34]))" office:value-type="float" office:value="0.000297146439532867" calcext:value-type="float">
            <text:p>0,0002971464</text:p>
          </table:table-cell>
          <table:table-cell table:number-columns-repeated="6"/>
          <table:table-cell office:value-type="float" office:value="0.00000000000418" calcext:value-type="float">
            <text:p>4,18E-12</text:p>
          </table:table-cell>
          <table:table-cell table:style-name="ce5" office:value-type="float" office:value="0.0000065719" calcext:value-type="float">
            <text:p>6,57E-06</text:p>
          </table:table-cell>
          <table:table-cell table:formula="of:=([.N35]-[.N33])/([.A35]-[.A33])" office:value-type="float" office:value="0.000141875" calcext:value-type="float">
            <text:p>141,88E-06</text:p>
          </table:table-cell>
          <table:table-cell table:formula="of:=[.N34]/(SQRT(ABS([.O34])))" office:value-type="float" office:value="0.000551744495614164" calcext:value-type="float">
            <text:p>0,0005517445</text:p>
          </table:table-cell>
          <table:table-cell table:number-columns-repeated="1008"/>
        </table:table-row>
        <table:table-row table:style-name="ro1">
          <table:table-cell office:value-type="float" office:value="0.29" calcext:value-type="float">
            <text:p>0,29</text:p>
          </table:table-cell>
          <table:table-cell/>
          <table:table-cell office:value-type="float" office:value="-0.00000000000118" calcext:value-type="float">
            <text:p>-1,18E-12</text:p>
          </table:table-cell>
          <table:table-cell office:value-type="float" office:value="0.0000028226" calcext:value-type="float">
            <text:p>2,82E-06</text:p>
          </table:table-cell>
          <table:table-cell table:formula="of:=([.D36]-[.D34])/([.A36]-[.A34])" office:value-type="float" office:value="0.0000677699999999999" calcext:value-type="float">
            <text:p>67,77E-06</text:p>
          </table:table-cell>
          <table:table-cell table:formula="of:=[.D35]/(SQRT([.E35]))" office:value-type="float" office:value="0.000342870873917866" calcext:value-type="float">
            <text:p>0,0003428709</text:p>
          </table:table-cell>
          <table:table-cell table:number-columns-repeated="6"/>
          <table:table-cell office:value-type="float" office:value="0.0000000000016" calcext:value-type="float">
            <text:p>1,60E-12</text:p>
          </table:table-cell>
          <table:table-cell table:style-name="ce5" office:value-type="float" office:value="0.0000081282" calcext:value-type="float">
            <text:p>8,13E-06</text:p>
          </table:table-cell>
          <table:table-cell table:formula="of:=([.N36]-[.N34])/([.A36]-[.A34])" office:value-type="float" office:value="0.000167835" calcext:value-type="float">
            <text:p>167,84E-06</text:p>
          </table:table-cell>
          <table:table-cell table:formula="of:=[.N35]/(SQRT(ABS([.O35])))" office:value-type="float" office:value="0.000627412424584368" calcext:value-type="float">
            <text:p>0,0006274124</text:p>
          </table:table-cell>
          <table:table-cell table:number-columns-repeated="1008"/>
        </table:table-row>
        <table:table-row table:style-name="ro1">
          <table:table-cell office:value-type="float" office:value="0.3" calcext:value-type="float">
            <text:p>0,3</text:p>
          </table:table-cell>
          <table:table-cell/>
          <table:table-cell office:value-type="float" office:value="-0.00000000000171" calcext:value-type="float">
            <text:p>-1,71E-12</text:p>
          </table:table-cell>
          <table:table-cell office:value-type="float" office:value="0.0000035622" calcext:value-type="float">
            <text:p>3,56E-06</text:p>
          </table:table-cell>
          <table:table-cell table:formula="of:=([.D37]-[.D35])/([.A37]-[.A35])" office:value-type="float" office:value="0.0000832349999999999" calcext:value-type="float">
            <text:p>83,24E-06</text:p>
          </table:table-cell>
          <table:table-cell table:formula="of:=[.D36]/(SQRT([.E36]))" office:value-type="float" office:value="0.000390449892303368" calcext:value-type="float">
            <text:p>0,0003904499</text:p>
          </table:table-cell>
          <table:table-cell table:number-columns-repeated="6"/>
          <table:table-cell office:value-type="float" office:value="-0.00000000000309" calcext:value-type="float">
            <text:p>-3,09E-12</text:p>
          </table:table-cell>
          <table:table-cell table:style-name="ce5" office:value-type="float" office:value="0.0000099286" calcext:value-type="float">
            <text:p>9,93E-06</text:p>
          </table:table-cell>
          <table:table-cell table:formula="of:=([.N37]-[.N35])/([.A37]-[.A35])" office:value-type="float" office:value="0.00020074" calcext:value-type="float">
            <text:p>200,74E-06</text:p>
          </table:table-cell>
          <table:table-cell table:formula="of:=[.N36]/(SQRT(ABS([.O36])))" office:value-type="float" office:value="0.000700762824510548" calcext:value-type="float">
            <text:p>0,0007007628</text:p>
          </table:table-cell>
          <table:table-cell table:number-columns-repeated="1008"/>
        </table:table-row>
        <table:table-row table:style-name="ro1">
          <table:table-cell office:value-type="float" office:value="0.31" calcext:value-type="float">
            <text:p>0,31</text:p>
          </table:table-cell>
          <table:table-cell/>
          <table:table-cell office:value-type="float" office:value="0.00000000000222" calcext:value-type="float">
            <text:p>2,22E-12</text:p>
          </table:table-cell>
          <table:table-cell office:value-type="float" office:value="0.0000044873" calcext:value-type="float">
            <text:p>4,49E-06</text:p>
          </table:table-cell>
          <table:table-cell table:formula="of:=([.D38]-[.D36])/([.A38]-[.A36])" office:value-type="float" office:value="0.000100785" calcext:value-type="float">
            <text:p>100,79E-06</text:p>
          </table:table-cell>
          <table:table-cell table:formula="of:=[.D37]/(SQRT([.E37]))" office:value-type="float" office:value="0.000446979036828342" calcext:value-type="float">
            <text:p>0,000446979</text:p>
          </table:table-cell>
          <table:table-cell table:number-columns-repeated="6"/>
          <table:table-cell office:value-type="float" office:value="-0.00000000000303" calcext:value-type="float">
            <text:p>-3,03E-12</text:p>
          </table:table-cell>
          <table:table-cell table:style-name="ce5" office:value-type="float" office:value="0.000012143" calcext:value-type="float">
            <text:p>1,21E-05</text:p>
          </table:table-cell>
          <table:table-cell table:formula="of:=([.N38]-[.N36])/([.A38]-[.A36])" office:value-type="float" office:value="0.000235020000000001" calcext:value-type="float">
            <text:p>235,02E-06</text:p>
          </table:table-cell>
          <table:table-cell table:formula="of:=[.N37]/(SQRT(ABS([.O37])))" office:value-type="float" office:value="0.000792088273941912" calcext:value-type="float">
            <text:p>0,0007920883</text:p>
          </table:table-cell>
          <table:table-cell table:number-columns-repeated="1008"/>
        </table:table-row>
        <table:table-row table:style-name="ro1">
          <table:table-cell office:value-type="float" office:value="0.32" calcext:value-type="float">
            <text:p>0,32</text:p>
          </table:table-cell>
          <table:table-cell/>
          <table:table-cell office:value-type="float" office:value="0.00000000000822" calcext:value-type="float">
            <text:p>8,22E-12</text:p>
          </table:table-cell>
          <table:table-cell office:value-type="float" office:value="0.0000055779" calcext:value-type="float">
            <text:p>5,58E-06</text:p>
          </table:table-cell>
          <table:table-cell table:formula="of:=([.D39]-[.D37])/([.A39]-[.A37])" office:value-type="float" office:value="0.000121205" calcext:value-type="float">
            <text:p>121,21E-06</text:p>
          </table:table-cell>
          <table:table-cell table:formula="of:=[.D38]/(SQRT([.E38]))" office:value-type="float" office:value="0.000506652810448518" calcext:value-type="float">
            <text:p>0,0005066528</text:p>
          </table:table-cell>
          <table:table-cell table:number-columns-repeated="6"/>
          <table:table-cell office:value-type="float" office:value="-0.00000000000655" calcext:value-type="float">
            <text:p>-6,55E-12</text:p>
          </table:table-cell>
          <table:table-cell table:style-name="ce5" office:value-type="float" office:value="0.000014629" calcext:value-type="float">
            <text:p>1,46E-05</text:p>
          </table:table-cell>
          <table:table-cell table:formula="of:=([.N39]-[.N37])/([.A39]-[.A37])" office:value-type="float" office:value="0.00027125" calcext:value-type="float">
            <text:p>271,25E-06</text:p>
          </table:table-cell>
          <table:table-cell table:formula="of:=[.N38]/(SQRT(ABS([.O38])))" office:value-type="float" office:value="0.000888238853997703" calcext:value-type="float">
            <text:p>0,0008882389</text:p>
          </table:table-cell>
          <table:table-cell table:number-columns-repeated="1008"/>
        </table:table-row>
        <table:table-row table:style-name="ro1">
          <table:table-cell office:value-type="float" office:value="0.33" calcext:value-type="float">
            <text:p>0,33</text:p>
          </table:table-cell>
          <table:table-cell/>
          <table:table-cell office:value-type="float" office:value="0.0000000000054" calcext:value-type="float">
            <text:p>5,40E-12</text:p>
          </table:table-cell>
          <table:table-cell office:value-type="float" office:value="0.0000069114" calcext:value-type="float">
            <text:p>6,91E-06</text:p>
          </table:table-cell>
          <table:table-cell table:formula="of:=([.D40]-[.D38])/([.A40]-[.A38])" office:value-type="float" office:value="0.00014394" calcext:value-type="float">
            <text:p>143,94E-06</text:p>
          </table:table-cell>
          <table:table-cell table:formula="of:=[.D39]/(SQRT([.E39]))" office:value-type="float" office:value="0.000576070027093103" calcext:value-type="float">
            <text:p>0,00057607</text:p>
          </table:table-cell>
          <table:table-cell table:number-columns-repeated="6"/>
          <table:table-cell office:value-type="float" office:value="-0.00000000000132" calcext:value-type="float">
            <text:p>-1,32E-12</text:p>
          </table:table-cell>
          <table:table-cell table:style-name="ce5" office:value-type="float" office:value="0.000017568" calcext:value-type="float">
            <text:p>1,76E-05</text:p>
          </table:table-cell>
          <table:table-cell table:formula="of:=([.N40]-[.N38])/([.A40]-[.A38])" office:value-type="float" office:value="0.0003176" calcext:value-type="float">
            <text:p>317,60E-06</text:p>
          </table:table-cell>
          <table:table-cell table:formula="of:=[.N39]/(SQRT(ABS([.O39])))" office:value-type="float" office:value="0.000985784705778141" calcext:value-type="float">
            <text:p>0,0009857847</text:p>
          </table:table-cell>
          <table:table-cell table:number-columns-repeated="1008"/>
        </table:table-row>
        <table:table-row table:style-name="ro1">
          <table:table-cell office:value-type="float" office:value="0.34" calcext:value-type="float">
            <text:p>0,34</text:p>
          </table:table-cell>
          <table:table-cell/>
          <table:table-cell office:value-type="float" office:value="-0.0000000000035" calcext:value-type="float">
            <text:p>-3,50E-12</text:p>
          </table:table-cell>
          <table:table-cell office:value-type="float" office:value="0.0000084567" calcext:value-type="float">
            <text:p>8,46E-06</text:p>
          </table:table-cell>
          <table:table-cell table:formula="of:=([.D41]-[.D39])/([.A41]-[.A39])" office:value-type="float" office:value="0.00016646" calcext:value-type="float">
            <text:p>166,46E-06</text:p>
          </table:table-cell>
          <table:table-cell table:formula="of:=[.D40]/(SQRT([.E40]))" office:value-type="float" office:value="0.00065545967633429" calcext:value-type="float">
            <text:p>0,0006554597</text:p>
          </table:table-cell>
          <table:table-cell table:number-columns-repeated="6"/>
          <table:table-cell office:value-type="float" office:value="-0.00000000000217" calcext:value-type="float">
            <text:p>-2,17E-12</text:p>
          </table:table-cell>
          <table:table-cell table:style-name="ce5" office:value-type="float" office:value="0.000020981" calcext:value-type="float">
            <text:p>2,10E-05</text:p>
          </table:table-cell>
          <table:table-cell table:formula="of:=([.N41]-[.N39])/([.A41]-[.A39])" office:value-type="float" office:value="0.0003618" calcext:value-type="float">
            <text:p>361,80E-06</text:p>
          </table:table-cell>
          <table:table-cell table:formula="of:=[.N40]/(SQRT(ABS([.O40])))" office:value-type="float" office:value="0.00110304162747893" calcext:value-type="float">
            <text:p>0,0011030416</text:p>
          </table:table-cell>
          <table:table-cell table:number-columns-repeated="1008"/>
        </table:table-row>
        <table:table-row table:style-name="ro1">
          <table:table-cell office:value-type="float" office:value="0.35" calcext:value-type="float">
            <text:p>0,35</text:p>
          </table:table-cell>
          <table:table-cell/>
          <table:table-cell office:value-type="float" office:value="0.00000000000831" calcext:value-type="float">
            <text:p>8,31E-12</text:p>
          </table:table-cell>
          <table:table-cell office:value-type="float" office:value="0.0000102406" calcext:value-type="float">
            <text:p>1,02E-05</text:p>
          </table:table-cell>
          <table:table-cell table:formula="of:=([.D42]-[.D40])/([.A42]-[.A40])" office:value-type="float" office:value="0.000193165" calcext:value-type="float">
            <text:p>193,17E-06</text:p>
          </table:table-cell>
          <table:table-cell table:formula="of:=[.D41]/(SQRT([.E41]))" office:value-type="float" office:value="0.000736819623243853" calcext:value-type="float">
            <text:p>0,0007368196</text:p>
          </table:table-cell>
          <table:table-cell table:number-columns-repeated="6"/>
          <table:table-cell office:value-type="float" office:value="-0.00000000000511" calcext:value-type="float">
            <text:p>-5,11E-12</text:p>
          </table:table-cell>
          <table:table-cell table:style-name="ce5" office:value-type="float" office:value="0.000024804" calcext:value-type="float">
            <text:p>2,48E-05</text:p>
          </table:table-cell>
          <table:table-cell table:formula="of:=([.N42]-[.N40])/([.A42]-[.A40])" office:value-type="float" office:value="0.000410150000000001" calcext:value-type="float">
            <text:p>410,15E-06</text:p>
          </table:table-cell>
          <table:table-cell table:formula="of:=[.N41]/(SQRT(ABS([.O41])))" office:value-type="float" office:value="0.0012247582251139" calcext:value-type="float">
            <text:p>0,0012247582</text:p>
          </table:table-cell>
          <table:table-cell table:number-columns-repeated="1008"/>
        </table:table-row>
        <table:table-row table:style-name="ro1">
          <table:table-cell office:value-type="float" office:value="0.36" calcext:value-type="float">
            <text:p>0,36</text:p>
          </table:table-cell>
          <table:table-cell/>
          <table:table-cell office:value-type="float" office:value="-0.00000000000475" calcext:value-type="float">
            <text:p>-4,75E-12</text:p>
          </table:table-cell>
          <table:table-cell office:value-type="float" office:value="0.00001232" calcext:value-type="float">
            <text:p>1,23E-05</text:p>
          </table:table-cell>
          <table:table-cell table:formula="of:=([.D43]-[.D41])/([.A43]-[.A41])" office:value-type="float" office:value="0.00022197" calcext:value-type="float">
            <text:p>221,97E-06</text:p>
          </table:table-cell>
          <table:table-cell table:formula="of:=[.D42]/(SQRT([.E42]))" office:value-type="float" office:value="0.000826920134893493" calcext:value-type="float">
            <text:p>0,0008269201</text:p>
          </table:table-cell>
          <table:table-cell table:number-columns-repeated="6"/>
          <table:table-cell office:value-type="float" office:value="-0.00000000000298" calcext:value-type="float">
            <text:p>-2,98E-12</text:p>
          </table:table-cell>
          <table:table-cell table:style-name="ce5" office:value-type="float" office:value="0.000029184" calcext:value-type="float">
            <text:p>2,92E-05</text:p>
          </table:table-cell>
          <table:table-cell table:formula="of:=([.N43]-[.N41])/([.A43]-[.A41])" office:value-type="float" office:value="0.000459150000000001" calcext:value-type="float">
            <text:p>459,15E-06</text:p>
          </table:table-cell>
          <table:table-cell table:formula="of:=[.N42]/(SQRT(ABS([.O42])))" office:value-type="float" office:value="0.00136196993981337" calcext:value-type="float">
            <text:p>0,0013619699</text:p>
          </table:table-cell>
          <table:table-cell table:number-columns-repeated="1008"/>
        </table:table-row>
        <table:table-row table:style-name="ro1">
          <table:table-cell office:value-type="float" office:value="0.37" calcext:value-type="float">
            <text:p>0,37</text:p>
          </table:table-cell>
          <table:table-cell/>
          <table:table-cell office:value-type="float" office:value="-0.00000000000853" calcext:value-type="float">
            <text:p>-8,53E-12</text:p>
          </table:table-cell>
          <table:table-cell office:value-type="float" office:value="0.00001468" calcext:value-type="float">
            <text:p>1,47E-05</text:p>
          </table:table-cell>
          <table:table-cell table:formula="of:=([.D44]-[.D42])/([.A44]-[.A42])" office:value-type="float" office:value="0.0002484" calcext:value-type="float">
            <text:p>248,40E-06</text:p>
          </table:table-cell>
          <table:table-cell table:formula="of:=[.D43]/(SQRT([.E43]))" office:value-type="float" office:value="0.000931430081530218" calcext:value-type="float">
            <text:p>0,0009314301</text:p>
          </table:table-cell>
          <table:table-cell table:number-columns-repeated="6"/>
          <table:table-cell office:value-type="float" office:value="0.0000000000036" calcext:value-type="float">
            <text:p>3,60E-12</text:p>
          </table:table-cell>
          <table:table-cell table:style-name="ce5" office:value-type="float" office:value="0.000033987" calcext:value-type="float">
            <text:p>3,40E-05</text:p>
          </table:table-cell>
          <table:table-cell table:formula="of:=([.N44]-[.N42])/([.A44]-[.A42])" office:value-type="float" office:value="0.000517149999999999" calcext:value-type="float">
            <text:p>517,15E-06</text:p>
          </table:table-cell>
          <table:table-cell table:formula="of:=[.N43]/(SQRT(ABS([.O43])))" office:value-type="float" office:value="0.00149452975863934" calcext:value-type="float">
            <text:p>0,0014945298</text:p>
          </table:table-cell>
          <table:table-cell table:number-columns-repeated="1008"/>
        </table:table-row>
        <table:table-row table:style-name="ro1">
          <table:table-cell office:value-type="float" office:value="0.38" calcext:value-type="float">
            <text:p>0,38</text:p>
          </table:table-cell>
          <table:table-cell/>
          <table:table-cell office:value-type="float" office:value="0.00000000000446" calcext:value-type="float">
            <text:p>4,46E-12</text:p>
          </table:table-cell>
          <table:table-cell office:value-type="float" office:value="0.000017288" calcext:value-type="float">
            <text:p>1,73E-05</text:p>
          </table:table-cell>
          <table:table-cell table:formula="of:=([.D45]-[.D43])/([.A45]-[.A43])" office:value-type="float" office:value="0.00028445" calcext:value-type="float">
            <text:p>284,45E-06</text:p>
          </table:table-cell>
          <table:table-cell table:formula="of:=[.D44]/(SQRT([.E44]))" office:value-type="float" office:value="0.00102504229341381" calcext:value-type="float">
            <text:p>0,0010250423</text:p>
          </table:table-cell>
          <table:table-cell table:number-columns-repeated="6"/>
          <table:table-cell office:value-type="float" office:value="0.0000000000072" calcext:value-type="float">
            <text:p>7,20E-12</text:p>
          </table:table-cell>
          <table:table-cell table:style-name="ce5" office:value-type="float" office:value="0.000039527" calcext:value-type="float">
            <text:p>3,95E-05</text:p>
          </table:table-cell>
          <table:table-cell table:formula="of:=([.N45]-[.N43])/([.A45]-[.A43])" office:value-type="float" office:value="0.0005732" calcext:value-type="float">
            <text:p>573,20E-06</text:p>
          </table:table-cell>
          <table:table-cell table:formula="of:=[.N44]/(SQRT(ABS([.O44])))" office:value-type="float" office:value="0.00165097601079076" calcext:value-type="float">
            <text:p>0,001650976</text:p>
          </table:table-cell>
          <table:table-cell table:number-columns-repeated="1008"/>
        </table:table-row>
        <table:table-row table:style-name="ro1">
          <table:table-cell office:value-type="float" office:value="0.39" calcext:value-type="float">
            <text:p>0,39</text:p>
          </table:table-cell>
          <table:table-cell/>
          <table:table-cell office:value-type="float" office:value="0.00000000000414" calcext:value-type="float">
            <text:p>4,14E-12</text:p>
          </table:table-cell>
          <table:table-cell office:value-type="float" office:value="0.000020369" calcext:value-type="float">
            <text:p>2,04E-05</text:p>
          </table:table-cell>
          <table:table-cell table:formula="of:=([.D46]-[.D44])/([.A46]-[.A44])" office:value-type="float" office:value="0.0003076" calcext:value-type="float">
            <text:p>307,60E-06</text:p>
          </table:table-cell>
          <table:table-cell table:formula="of:=[.D45]/(SQRT([.E45]))" office:value-type="float" office:value="0.00116138588264217" calcext:value-type="float">
            <text:p>0,0011613859</text:p>
          </table:table-cell>
          <table:table-cell table:number-columns-repeated="6"/>
          <table:table-cell office:value-type="float" office:value="-0.00000000000178" calcext:value-type="float">
            <text:p>-1,78E-12</text:p>
          </table:table-cell>
          <table:table-cell table:style-name="ce5" office:value-type="float" office:value="0.000045451" calcext:value-type="float">
            <text:p>4,55E-05</text:p>
          </table:table-cell>
          <table:table-cell table:formula="of:=([.N46]-[.N44])/([.A46]-[.A44])" office:value-type="float" office:value="0.000629049999999999" calcext:value-type="float">
            <text:p>629,05E-06</text:p>
          </table:table-cell>
          <table:table-cell table:formula="of:=[.N45]/(SQRT(ABS([.O45])))" office:value-type="float" office:value="0.00181217802426754" calcext:value-type="float">
            <text:p>0,001812178</text:p>
          </table:table-cell>
          <table:table-cell table:number-columns-repeated="1008"/>
        </table:table-row>
        <table:table-row table:style-name="ro1">
          <table:table-cell office:value-type="float" office:value="0.4" calcext:value-type="float">
            <text:p>0,4</text:p>
          </table:table-cell>
          <table:table-cell/>
          <table:table-cell office:value-type="float" office:value="-0.00000000000512" calcext:value-type="float">
            <text:p>-5,12E-12</text:p>
          </table:table-cell>
          <table:table-cell office:value-type="float" office:value="0.00002344" calcext:value-type="float">
            <text:p>2,34E-05</text:p>
          </table:table-cell>
          <table:table-cell table:formula="of:=([.D47]-[.D45])/([.A47]-[.A45])" office:value-type="float" office:value="0.000335049999999999" calcext:value-type="float">
            <text:p>335,05E-06</text:p>
          </table:table-cell>
          <table:table-cell table:formula="of:=[.D46]/(SQRT([.E46]))" office:value-type="float" office:value="0.00128056844563212" calcext:value-type="float">
            <text:p>0,0012805684</text:p>
          </table:table-cell>
          <table:table-cell table:number-columns-repeated="6"/>
          <table:table-cell office:value-type="float" office:value="0.00000000000132" calcext:value-type="float">
            <text:p>1,32E-12</text:p>
          </table:table-cell>
          <table:table-cell table:style-name="ce5" office:value-type="float" office:value="0.000052108" calcext:value-type="float">
            <text:p>5,21E-05</text:p>
          </table:table-cell>
          <table:table-cell table:formula="of:=([.N47]-[.N45])/([.A47]-[.A45])" office:value-type="float" office:value="0.0006916" calcext:value-type="float">
            <text:p>691,60E-06</text:p>
          </table:table-cell>
          <table:table-cell table:formula="of:=[.N46]/(SQRT(ABS([.O46])))" office:value-type="float" office:value="0.00198142168728265" calcext:value-type="float">
            <text:p>0,0019814217</text:p>
          </table:table-cell>
          <table:table-cell table:number-columns-repeated="1008"/>
        </table:table-row>
        <table:table-row table:style-name="ro1">
          <table:table-cell office:value-type="float" office:value="0.41" calcext:value-type="float">
            <text:p>0,41</text:p>
          </table:table-cell>
          <table:table-cell/>
          <table:table-cell office:value-type="float" office:value="0.00000000001128" calcext:value-type="float">
            <text:p>1,13E-11</text:p>
          </table:table-cell>
          <table:table-cell office:value-type="float" office:value="0.00002707" calcext:value-type="float">
            <text:p>2,71E-05</text:p>
          </table:table-cell>
          <table:table-cell table:formula="of:=([.D48]-[.D46])/([.A48]-[.A46])" office:value-type="float" office:value="0.000369750000000001" calcext:value-type="float">
            <text:p>369,75E-06</text:p>
          </table:table-cell>
          <table:table-cell table:formula="of:=[.D47]/(SQRT([.E47]))" office:value-type="float" office:value="0.00140777796900177" calcext:value-type="float">
            <text:p>0,001407778</text:p>
          </table:table-cell>
          <table:table-cell table:number-columns-repeated="6"/>
          <table:table-cell office:value-type="float" office:value="0.0000000000013" calcext:value-type="float">
            <text:p>1,30E-12</text:p>
          </table:table-cell>
          <table:table-cell table:style-name="ce5" office:value-type="float" office:value="0.000059283" calcext:value-type="float">
            <text:p>5,93E-05</text:p>
          </table:table-cell>
          <table:table-cell table:formula="of:=([.N48]-[.N46])/([.A48]-[.A46])" office:value-type="float" office:value="0.000744700000000002" calcext:value-type="float">
            <text:p>744,70E-06</text:p>
          </table:table-cell>
          <table:table-cell table:formula="of:=[.N47]/(SQRT(ABS([.O47])))" office:value-type="float" office:value="0.0021723985085565" calcext:value-type="float">
            <text:p>0,0021723985</text:p>
          </table:table-cell>
          <table:table-cell table:number-columns-repeated="1008"/>
        </table:table-row>
        <table:table-row table:style-name="ro1">
          <table:table-cell office:value-type="float" office:value="0.42" calcext:value-type="float">
            <text:p>0,42</text:p>
          </table:table-cell>
          <table:table-cell/>
          <table:table-cell office:value-type="float" office:value="0.00000000000688" calcext:value-type="float">
            <text:p>6,88E-12</text:p>
          </table:table-cell>
          <table:table-cell office:value-type="float" office:value="0.000030835" calcext:value-type="float">
            <text:p>3,08E-05</text:p>
          </table:table-cell>
          <table:table-cell table:formula="of:=([.D49]-[.D47])/([.A49]-[.A47])" office:value-type="float" office:value="0.000406650000000001" calcext:value-type="float">
            <text:p>406,65E-06</text:p>
          </table:table-cell>
          <table:table-cell table:formula="of:=[.D48]/(SQRT([.E48]))" office:value-type="float" office:value="0.00152909181796849" calcext:value-type="float">
            <text:p>0,0015290918</text:p>
          </table:table-cell>
          <table:table-cell table:number-columns-repeated="6"/>
          <table:table-cell office:value-type="float" office:value="-0.00000000000247" calcext:value-type="float">
            <text:p>-2,47E-12</text:p>
          </table:table-cell>
          <table:table-cell table:style-name="ce5" office:value-type="float" office:value="0.000067002" calcext:value-type="float">
            <text:p>6,70E-05</text:p>
          </table:table-cell>
          <table:table-cell table:formula="of:=([.N49]-[.N47])/([.A49]-[.A47])" office:value-type="float" office:value="0.000808550000000001" calcext:value-type="float">
            <text:p>808,55E-06</text:p>
          </table:table-cell>
          <table:table-cell table:formula="of:=[.N48]/(SQRT(ABS([.O48])))" office:value-type="float" office:value="0.00235632030557707" calcext:value-type="float">
            <text:p>0,0023563203</text:p>
          </table:table-cell>
          <table:table-cell table:number-columns-repeated="1008"/>
        </table:table-row>
        <table:table-row table:style-name="ro1">
          <table:table-cell office:value-type="float" office:value="0.43" calcext:value-type="float">
            <text:p>0,43</text:p>
          </table:table-cell>
          <table:table-cell/>
          <table:table-cell office:value-type="float" office:value="0.00000000000743" calcext:value-type="float">
            <text:p>7,43E-12</text:p>
          </table:table-cell>
          <table:table-cell office:value-type="float" office:value="0.000035203" calcext:value-type="float">
            <text:p>3,52E-05</text:p>
          </table:table-cell>
          <table:table-cell table:formula="of:=([.D50]-[.D48])/([.A50]-[.A48])" office:value-type="float" office:value="0.0004296" calcext:value-type="float">
            <text:p>429,60E-06</text:p>
          </table:table-cell>
          <table:table-cell table:formula="of:=[.D49]/(SQRT([.E49]))" office:value-type="float" office:value="0.00169842955792155" calcext:value-type="float">
            <text:p>0,0016984296</text:p>
          </table:table-cell>
          <table:table-cell table:number-columns-repeated="6"/>
          <table:table-cell office:value-type="float" office:value="0.0000000000003" calcext:value-type="float">
            <text:p>3,00E-13</text:p>
          </table:table-cell>
          <table:table-cell table:style-name="ce5" office:value-type="float" office:value="0.000075454" calcext:value-type="float">
            <text:p>7,55E-05</text:p>
          </table:table-cell>
          <table:table-cell table:formula="of:=([.N50]-[.N48])/([.A50]-[.A48])" office:value-type="float" office:value="0.000865699999999999" calcext:value-type="float">
            <text:p>865,70E-06</text:p>
          </table:table-cell>
          <table:table-cell table:formula="of:=[.N49]/(SQRT(ABS([.O49])))" office:value-type="float" office:value="0.00256447552733031" calcext:value-type="float">
            <text:p>0,0025644755</text:p>
          </table:table-cell>
          <table:table-cell table:number-columns-repeated="1008"/>
        </table:table-row>
        <table:table-row table:style-name="ro1">
          <table:table-cell office:value-type="float" office:value="0.44" calcext:value-type="float">
            <text:p>0,44</text:p>
          </table:table-cell>
          <table:table-cell/>
          <table:table-cell office:value-type="float" office:value="0.00000000000377" calcext:value-type="float">
            <text:p>3,77E-12</text:p>
          </table:table-cell>
          <table:table-cell office:value-type="float" office:value="0.000039427" calcext:value-type="float">
            <text:p>3,94E-05</text:p>
          </table:table-cell>
          <table:table-cell table:formula="of:=([.D51]-[.D49])/([.A51]-[.A49])" office:value-type="float" office:value="0.000456199999999999" calcext:value-type="float">
            <text:p>456,20E-06</text:p>
          </table:table-cell>
          <table:table-cell table:formula="of:=[.D50]/(SQRT([.E50]))" office:value-type="float" office:value="0.00184593367402267" calcext:value-type="float">
            <text:p>0,0018459337</text:p>
          </table:table-cell>
          <table:table-cell table:number-columns-repeated="6"/>
          <table:table-cell office:value-type="float" office:value="-0.00000000000012" calcext:value-type="float">
            <text:p>-1,20E-13</text:p>
          </table:table-cell>
          <table:table-cell table:style-name="ce5" office:value-type="float" office:value="0.000084316" calcext:value-type="float">
            <text:p>8,43E-05</text:p>
          </table:table-cell>
          <table:table-cell table:formula="of:=([.N51]-[.N49])/([.A51]-[.A49])" office:value-type="float" office:value="0.0009115" calcext:value-type="float">
            <text:p>911,50E-06</text:p>
          </table:table-cell>
          <table:table-cell table:formula="of:=[.N50]/(SQRT(ABS([.O50])))" office:value-type="float" office:value="0.00279274741617534" calcext:value-type="float">
            <text:p>0,0027927474</text:p>
          </table:table-cell>
          <table:table-cell table:number-columns-repeated="1008"/>
        </table:table-row>
        <table:table-row table:style-name="ro1">
          <table:table-cell office:value-type="float" office:value="0.45" calcext:value-type="float">
            <text:p>0,45</text:p>
          </table:table-cell>
          <table:table-cell/>
          <table:table-cell office:value-type="float" office:value="-0.00000000001115" calcext:value-type="float">
            <text:p>-1,12E-11</text:p>
          </table:table-cell>
          <table:table-cell office:value-type="float" office:value="0.000044327" calcext:value-type="float">
            <text:p>4,43E-05</text:p>
          </table:table-cell>
          <table:table-cell table:formula="of:=([.D52]-[.D50])/([.A52]-[.A50])" office:value-type="float" office:value="0.000460049999999999" calcext:value-type="float">
            <text:p>460,05E-06</text:p>
          </table:table-cell>
          <table:table-cell table:formula="of:=[.D51]/(SQRT([.E51]))" office:value-type="float" office:value="0.00206664471714769" calcext:value-type="float">
            <text:p>0,0020666447</text:p>
          </table:table-cell>
          <table:table-cell table:number-columns-repeated="6"/>
          <table:table-cell office:value-type="float" office:value="-0.00000000000106" calcext:value-type="float">
            <text:p>-1,06E-12</text:p>
          </table:table-cell>
          <table:table-cell table:style-name="ce5" office:value-type="float" office:value="0.000093684" calcext:value-type="float">
            <text:p>9,37E-05</text:p>
          </table:table-cell>
          <table:table-cell table:formula="of:=([.N52]-[.N50])/([.A52]-[.A50])" office:value-type="float" office:value="0.00097515" calcext:value-type="float">
            <text:p>975,15E-06</text:p>
          </table:table-cell>
          <table:table-cell table:formula="of:=[.N51]/(SQRT(ABS([.O51])))" office:value-type="float" office:value="0.00300005842736521" calcext:value-type="float">
            <text:p>0,0030000584</text:p>
          </table:table-cell>
          <table:table-cell table:number-columns-repeated="1008"/>
        </table:table-row>
        <table:table-row table:style-name="ro1">
          <table:table-cell office:value-type="float" office:value="0.46" calcext:value-type="float">
            <text:p>0,46</text:p>
          </table:table-cell>
          <table:table-cell/>
          <table:table-cell office:value-type="float" office:value="0.00000000003683" calcext:value-type="float">
            <text:p>3,68E-11</text:p>
          </table:table-cell>
          <table:table-cell office:value-type="float" office:value="0.000048628" calcext:value-type="float">
            <text:p>4,86E-05</text:p>
          </table:table-cell>
          <table:table-cell table:formula="of:=([.D53]-[.D51])/([.A53]-[.A51])" office:value-type="float" office:value="0.00047365" calcext:value-type="float">
            <text:p>473,65E-06</text:p>
          </table:table-cell>
          <table:table-cell table:formula="of:=[.D52]/(SQRT([.E52]))" office:value-type="float" office:value="0.00223438309656863" calcext:value-type="float">
            <text:p>0,0022343831</text:p>
          </table:table-cell>
          <table:table-cell table:number-columns-repeated="6"/>
          <table:table-cell office:value-type="float" office:value="-0.0000000000033" calcext:value-type="float">
            <text:p>-3,30E-12</text:p>
          </table:table-cell>
          <table:table-cell office:value-type="float" office:value="0.000103819" calcext:value-type="float">
            <text:p>0,000103819</text:p>
          </table:table-cell>
          <table:table-cell table:formula="of:=([.N53]-[.N51])/([.A53]-[.A51])" office:value-type="float" office:value="0.0010423" calcext:value-type="float">
            <text:p>1,04E-03</text:p>
          </table:table-cell>
          <table:table-cell table:formula="of:=[.N52]/(SQRT(ABS([.O52])))" office:value-type="float" office:value="0.00321573662877172" calcext:value-type="float">
            <text:p>0,0032157366</text:p>
          </table:table-cell>
          <table:table-cell table:number-columns-repeated="1008"/>
        </table:table-row>
        <table:table-row table:style-name="ro1">
          <table:table-cell office:value-type="float" office:value="0.47" calcext:value-type="float">
            <text:p>0,47</text:p>
          </table:table-cell>
          <table:table-cell/>
          <table:table-cell office:value-type="float" office:value="-0.00000000004511" calcext:value-type="float">
            <text:p>-4,51E-11</text:p>
          </table:table-cell>
          <table:table-cell office:value-type="float" office:value="0.0000538" calcext:value-type="float">
            <text:p>5,38E-05</text:p>
          </table:table-cell>
          <table:table-cell table:formula="of:=([.D54]-[.D52])/([.A54]-[.A52])" office:value-type="float" office:value="0.000530400000000001" calcext:value-type="float">
            <text:p>530,40E-06</text:p>
          </table:table-cell>
          <table:table-cell table:formula="of:=[.D53]/(SQRT([.E53]))" office:value-type="float" office:value="0.00233604130730643" calcext:value-type="float">
            <text:p>0,0023360413</text:p>
          </table:table-cell>
          <table:table-cell table:number-columns-repeated="6"/>
          <table:table-cell office:value-type="float" office:value="0.00000000000041" calcext:value-type="float">
            <text:p>4,10E-13</text:p>
          </table:table-cell>
          <table:table-cell office:value-type="float" office:value="0.00011453" calcext:value-type="float">
            <text:p>0,00011453</text:p>
          </table:table-cell>
          <table:table-cell table:formula="of:=([.N54]-[.N52])/([.A54]-[.A52])" office:value-type="float" office:value="0.00109255" calcext:value-type="float">
            <text:p>1,09E-03</text:p>
          </table:table-cell>
          <table:table-cell table:formula="of:=[.N53]/(SQRT(ABS([.O53])))" office:value-type="float" office:value="0.00346496298883939" calcext:value-type="float">
            <text:p>0,003464963</text:p>
          </table:table-cell>
          <table:table-cell table:number-columns-repeated="1008"/>
        </table:table-row>
        <table:table-row table:style-name="ro1">
          <table:table-cell office:value-type="float" office:value="0.48" calcext:value-type="float">
            <text:p>0,48</text:p>
          </table:table-cell>
          <table:table-cell/>
          <table:table-cell office:value-type="float" office:value="0.00000000001976" calcext:value-type="float">
            <text:p>1,98E-11</text:p>
          </table:table-cell>
          <table:table-cell office:value-type="float" office:value="0.000059236" calcext:value-type="float">
            <text:p>5,92E-05</text:p>
          </table:table-cell>
          <table:table-cell table:formula="of:=([.D55]-[.D53])/([.A55]-[.A53])" office:value-type="float" office:value="0.000542150000000001" calcext:value-type="float">
            <text:p>542,15E-06</text:p>
          </table:table-cell>
          <table:table-cell table:formula="of:=[.D54]/(SQRT([.E54]))" office:value-type="float" office:value="0.00254405205519477" calcext:value-type="float">
            <text:p>0,0025440521</text:p>
          </table:table-cell>
          <table:table-cell table:number-columns-repeated="6"/>
          <table:table-cell office:value-type="float" office:value="0.00000000000599" calcext:value-type="float">
            <text:p>5,99E-12</text:p>
          </table:table-cell>
          <table:table-cell office:value-type="float" office:value="0.00012567" calcext:value-type="float">
            <text:p>0,00012567</text:p>
          </table:table-cell>
          <table:table-cell table:formula="of:=([.N55]-[.N53])/([.A55]-[.A53])" office:value-type="float" office:value="0.001124" calcext:value-type="float">
            <text:p>1,12E-03</text:p>
          </table:table-cell>
          <table:table-cell table:formula="of:=[.N54]/(SQRT(ABS([.O54])))" office:value-type="float" office:value="0.00374842183873944" calcext:value-type="float">
            <text:p>0,0037484218</text:p>
          </table:table-cell>
          <table:table-cell table:number-columns-repeated="1008"/>
        </table:table-row>
        <table:table-row table:style-name="ro1">
          <table:table-cell office:value-type="float" office:value="0.49" calcext:value-type="float">
            <text:p>0,49</text:p>
          </table:table-cell>
          <table:table-cell/>
          <table:table-cell office:value-type="float" office:value="0.00000000003043" calcext:value-type="float">
            <text:p>3,04E-11</text:p>
          </table:table-cell>
          <table:table-cell office:value-type="float" office:value="0.000064643" calcext:value-type="float">
            <text:p>6,46E-05</text:p>
          </table:table-cell>
          <table:table-cell table:formula="of:=([.D56]-[.D54])/([.A56]-[.A54])" office:value-type="float" office:value="0.000547949999999999" calcext:value-type="float">
            <text:p>547,95E-06</text:p>
          </table:table-cell>
          <table:table-cell table:formula="of:=[.D55]/(SQRT([.E55]))" office:value-type="float" office:value="0.0027615380888401" calcext:value-type="float">
            <text:p>0,0027615381</text:p>
          </table:table-cell>
          <table:table-cell table:number-columns-repeated="6"/>
          <table:table-cell office:value-type="float" office:value="0.00000000000393" calcext:value-type="float">
            <text:p>3,93E-12</text:p>
          </table:table-cell>
          <table:table-cell office:value-type="float" office:value="0.00013701" calcext:value-type="float">
            <text:p>0,00013701</text:p>
          </table:table-cell>
          <table:table-cell table:formula="of:=([.N56]-[.N54])/([.A56]-[.A54])" office:value-type="float" office:value="0.0011835" calcext:value-type="float">
            <text:p>1,18E-03</text:p>
          </table:table-cell>
          <table:table-cell table:formula="of:=[.N55]/(SQRT(ABS([.O55])))" office:value-type="float" office:value="0.00398261325827892" calcext:value-type="float">
            <text:p>0,0039826133</text:p>
          </table:table-cell>
          <table:table-cell table:number-columns-repeated="1008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-0.00000000002725" calcext:value-type="float">
            <text:p>-2,73E-11</text:p>
          </table:table-cell>
          <table:table-cell office:value-type="float" office:value="0.000070195" calcext:value-type="float">
            <text:p>7,02E-05</text:p>
          </table:table-cell>
          <table:table-cell table:formula="of:=([.D57]-[.D55])/([.A57]-[.A55])" office:value-type="float" office:value="0.00054895" calcext:value-type="float">
            <text:p>548,95E-06</text:p>
          </table:table-cell>
          <table:table-cell table:formula="of:=[.D56]/(SQRT([.E56]))" office:value-type="float" office:value="0.00299598602797258" calcext:value-type="float">
            <text:p>0,002995986</text:p>
          </table:table-cell>
          <table:table-cell table:number-columns-repeated="6"/>
          <table:table-cell office:value-type="float" office:value="0.0000000000041" calcext:value-type="float">
            <text:p>4,10E-12</text:p>
          </table:table-cell>
          <table:table-cell office:value-type="float" office:value="0.00014934" calcext:value-type="float">
            <text:p>0,00014934</text:p>
          </table:table-cell>
          <table:table-cell table:formula="of:=([.N57]-[.N55])/([.A57]-[.A55])" office:value-type="float" office:value="0.001228" calcext:value-type="float">
            <text:p>1,23E-03</text:p>
          </table:table-cell>
          <table:table-cell table:formula="of:=[.N56]/(SQRT(ABS([.O56])))" office:value-type="float" office:value="0.00426164199671246" calcext:value-type="float">
            <text:p>0,004261642</text:p>
          </table:table-cell>
          <table:table-cell table:number-columns-repeated="1008"/>
        </table:table-row>
        <table:table-row table:style-name="ro1">
          <table:table-cell office:value-type="float" office:value="0.51" calcext:value-type="float">
            <text:p>0,51</text:p>
          </table:table-cell>
          <table:table-cell/>
          <table:table-cell office:value-type="float" office:value="0.0000000000256" calcext:value-type="float">
            <text:p>2,56E-11</text:p>
          </table:table-cell>
          <table:table-cell office:value-type="float" office:value="0.000075622" calcext:value-type="float">
            <text:p>7,56E-05</text:p>
          </table:table-cell>
          <table:table-cell table:formula="of:=([.D58]-[.D56])/([.A58]-[.A56])" office:value-type="float" office:value="0.00055585" calcext:value-type="float">
            <text:p>555,85E-06</text:p>
          </table:table-cell>
          <table:table-cell table:formula="of:=[.D57]/(SQRT([.E57]))" office:value-type="float" office:value="0.00320751986024459" calcext:value-type="float">
            <text:p>0,0032075199</text:p>
          </table:table-cell>
          <table:table-cell table:number-columns-repeated="6"/>
          <table:table-cell office:value-type="float" office:value="0.00000000000375" calcext:value-type="float">
            <text:p>3,75E-12</text:p>
          </table:table-cell>
          <table:table-cell office:value-type="float" office:value="0.00016157" calcext:value-type="float">
            <text:p>0,00016157</text:p>
          </table:table-cell>
          <table:table-cell table:formula="of:=([.N58]-[.N56])/([.A58]-[.A56])" office:value-type="float" office:value="0.0012725" calcext:value-type="float">
            <text:p>1,27E-03</text:p>
          </table:table-cell>
          <table:table-cell table:formula="of:=[.N57]/(SQRT(ABS([.O57])))" office:value-type="float" office:value="0.00452930774016384" calcext:value-type="float">
            <text:p>0,0045293077</text:p>
          </table:table-cell>
          <table:table-cell table:number-columns-repeated="1008"/>
        </table:table-row>
        <table:table-row table:style-name="ro1">
          <table:table-cell office:value-type="float" office:value="0.52" calcext:value-type="float">
            <text:p>0,52</text:p>
          </table:table-cell>
          <table:table-cell/>
          <table:table-cell office:value-type="float" office:value="0.00000000001683" calcext:value-type="float">
            <text:p>1,68E-11</text:p>
          </table:table-cell>
          <table:table-cell office:value-type="float" office:value="0.000081312" calcext:value-type="float">
            <text:p>8,13E-05</text:p>
          </table:table-cell>
          <table:table-cell table:formula="of:=([.D59]-[.D57])/([.A59]-[.A57])" office:value-type="float" office:value="0.000570049999999999" calcext:value-type="float">
            <text:p>570,05E-06</text:p>
          </table:table-cell>
          <table:table-cell table:formula="of:=[.D58]/(SQRT([.E58]))" office:value-type="float" office:value="0.00340563553239746" calcext:value-type="float">
            <text:p>0,0034056355</text:p>
          </table:table-cell>
          <table:table-cell table:number-columns-repeated="6"/>
          <table:table-cell office:value-type="float" office:value="-0.00000000000229" calcext:value-type="float">
            <text:p>-2,29E-12</text:p>
          </table:table-cell>
          <table:table-cell office:value-type="float" office:value="0.00017479" calcext:value-type="float">
            <text:p>0,00017479</text:p>
          </table:table-cell>
          <table:table-cell table:formula="of:=([.N59]-[.N57])/([.A59]-[.A57])" office:value-type="float" office:value="0.001311" calcext:value-type="float">
            <text:p>1,31E-03</text:p>
          </table:table-cell>
          <table:table-cell table:formula="of:=[.N58]/(SQRT(ABS([.O58])))" office:value-type="float" office:value="0.00482742167997345" calcext:value-type="float">
            <text:p>0,0048274217</text:p>
          </table:table-cell>
          <table:table-cell table:number-columns-repeated="1008"/>
        </table:table-row>
        <table:table-row table:style-name="ro1">
          <table:table-cell office:value-type="float" office:value="0.53" calcext:value-type="float">
            <text:p>0,53</text:p>
          </table:table-cell>
          <table:table-cell/>
          <table:table-cell office:value-type="float" office:value="-0.00000000000454" calcext:value-type="float">
            <text:p>-4,54E-12</text:p>
          </table:table-cell>
          <table:table-cell office:value-type="float" office:value="0.000087023" calcext:value-type="float">
            <text:p>8,70E-05</text:p>
          </table:table-cell>
          <table:table-cell table:formula="of:=([.D60]-[.D58])/([.A60]-[.A58])" office:value-type="float" office:value="0.000575549999999999" calcext:value-type="float">
            <text:p>575,55E-06</text:p>
          </table:table-cell>
          <table:table-cell table:formula="of:=[.D59]/(SQRT([.E59]))" office:value-type="float" office:value="0.00362737555376397" calcext:value-type="float">
            <text:p>0,0036273756</text:p>
          </table:table-cell>
          <table:table-cell table:number-columns-repeated="6"/>
          <table:table-cell office:value-type="float" office:value="-0.00000000000439" calcext:value-type="float">
            <text:p>-4,39E-12</text:p>
          </table:table-cell>
          <table:table-cell office:value-type="float" office:value="0.00018779" calcext:value-type="float">
            <text:p>0,00018779</text:p>
          </table:table-cell>
          <table:table-cell table:formula="of:=([.N60]-[.N58])/([.A60]-[.A58])" office:value-type="float" office:value="0.0013435" calcext:value-type="float">
            <text:p>1,34E-03</text:p>
          </table:table-cell>
          <table:table-cell table:formula="of:=[.N59]/(SQRT(ABS([.O59])))" office:value-type="float" office:value="0.00512334529279526" calcext:value-type="float">
            <text:p>0,0051233453</text:p>
          </table:table-cell>
          <table:table-cell table:number-columns-repeated="1008"/>
        </table:table-row>
        <table:table-row table:style-name="ro1">
          <table:table-cell office:value-type="float" office:value="0.54" calcext:value-type="float">
            <text:p>0,54</text:p>
          </table:table-cell>
          <table:table-cell/>
          <table:table-cell office:value-type="float" office:value="0.00000000001647" calcext:value-type="float">
            <text:p>1,65E-11</text:p>
          </table:table-cell>
          <table:table-cell office:value-type="float" office:value="0.000092823" calcext:value-type="float">
            <text:p>9,28E-05</text:p>
          </table:table-cell>
          <table:table-cell table:formula="of:=([.D61]-[.D59])/([.A61]-[.A59])" office:value-type="float" office:value="0.00058125" calcext:value-type="float">
            <text:p>581,25E-06</text:p>
          </table:table-cell>
          <table:table-cell table:formula="of:=[.D60]/(SQRT([.E60]))" office:value-type="float" office:value="0.00385011868639849" calcext:value-type="float">
            <text:p>0,0038501187</text:p>
          </table:table-cell>
          <table:table-cell table:number-columns-repeated="6"/>
          <table:table-cell office:value-type="float" office:value="-0.0000000000015" calcext:value-type="float">
            <text:p>-1,50E-12</text:p>
          </table:table-cell>
          <table:table-cell office:value-type="float" office:value="0.00020166" calcext:value-type="float">
            <text:p>0,00020166</text:p>
          </table:table-cell>
          <table:table-cell table:formula="of:=([.N61]-[.N59])/([.A61]-[.A59])" office:value-type="float" office:value="0.001397" calcext:value-type="float">
            <text:p>1,40E-03</text:p>
          </table:table-cell>
          <table:table-cell table:formula="of:=[.N60]/(SQRT(ABS([.O60])))" office:value-type="float" office:value="0.00539537406248714" calcext:value-type="float">
            <text:p>0,0053953741</text:p>
          </table:table-cell>
          <table:table-cell table:number-columns-repeated="1008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office:value-type="float" office:value="0.00000000000162" calcext:value-type="float">
            <text:p>1,62E-12</text:p>
          </table:table-cell>
          <table:table-cell office:value-type="float" office:value="0.000098648" calcext:value-type="float">
            <text:p>9,86E-05</text:p>
          </table:table-cell>
          <table:table-cell table:formula="of:=([.D62]-[.D60])/([.A62]-[.A60])" office:value-type="float" office:value="0.00058945" calcext:value-type="float">
            <text:p>589,45E-06</text:p>
          </table:table-cell>
          <table:table-cell table:formula="of:=[.D61]/(SQRT([.E61]))" office:value-type="float" office:value="0.00406316817996313" calcext:value-type="float">
            <text:p>0,0040631682</text:p>
          </table:table-cell>
          <table:table-cell table:number-columns-repeated="6"/>
          <table:table-cell office:value-type="float" office:value="0.00000000000165" calcext:value-type="float">
            <text:p>1,65E-12</text:p>
          </table:table-cell>
          <table:table-cell office:value-type="float" office:value="0.00021573" calcext:value-type="float">
            <text:p>0,00021573</text:p>
          </table:table-cell>
          <table:table-cell table:formula="of:=([.N62]-[.N60])/([.A62]-[.A60])" office:value-type="float" office:value="0.0014165" calcext:value-type="float">
            <text:p>1,42E-03</text:p>
          </table:table-cell>
          <table:table-cell table:formula="of:=[.N61]/(SQRT(ABS([.O61])))" office:value-type="float" office:value="0.00573194816106563" calcext:value-type="float">
            <text:p>0,0057319482</text:p>
          </table:table-cell>
          <table:table-cell table:number-columns-repeated="1008"/>
        </table:table-row>
        <table:table-row table:style-name="ro1">
          <table:table-cell office:value-type="float" office:value="0.56" calcext:value-type="float">
            <text:p>0,56</text:p>
          </table:table-cell>
          <table:table-cell/>
          <table:table-cell office:value-type="float" office:value="0.00000000001161" calcext:value-type="float">
            <text:p>1,16E-11</text:p>
          </table:table-cell>
          <table:table-cell table:style-name="Default" office:value-type="float" office:value="0.000104612" calcext:value-type="float">
            <text:p>0,000104612</text:p>
          </table:table-cell>
          <table:table-cell table:formula="of:=([.D63]-[.D61])/([.A63]-[.A61])" office:value-type="float" office:value="0.0006064" calcext:value-type="float">
            <text:p>606,40E-06</text:p>
          </table:table-cell>
          <table:table-cell table:formula="of:=[.D62]/(SQRT([.E62]))" office:value-type="float" office:value="0.00424817020675266" calcext:value-type="float">
            <text:p>0,0042481702</text:p>
          </table:table-cell>
          <table:table-cell table:number-columns-repeated="6"/>
          <table:table-cell office:value-type="float" office:value="0.000000000005" calcext:value-type="float">
            <text:p>5,00E-12</text:p>
          </table:table-cell>
          <table:table-cell office:value-type="float" office:value="0.00022999" calcext:value-type="float">
            <text:p>0,00022999</text:p>
          </table:table-cell>
          <table:table-cell table:formula="of:=([.N63]-[.N61])/([.A63]-[.A61])" office:value-type="float" office:value="0.001441" calcext:value-type="float">
            <text:p>1,44E-03</text:p>
          </table:table-cell>
          <table:table-cell table:formula="of:=[.N62]/(SQRT(ABS([.O62])))" office:value-type="float" office:value="0.00605866532071419" calcext:value-type="float">
            <text:p>0,0060586653</text:p>
          </table:table-cell>
          <table:table-cell table:number-columns-repeated="1008"/>
        </table:table-row>
        <table:table-row table:style-name="ro1">
          <table:table-cell office:value-type="float" office:value="0.57" calcext:value-type="float">
            <text:p>0,57</text:p>
          </table:table-cell>
          <table:table-cell/>
          <table:table-cell office:value-type="float" office:value="0.00000000000287" calcext:value-type="float">
            <text:p>2,87E-12</text:p>
          </table:table-cell>
          <table:table-cell table:style-name="Default" office:value-type="float" office:value="0.000110776" calcext:value-type="float">
            <text:p>0,000110776</text:p>
          </table:table-cell>
          <table:table-cell table:formula="of:=([.D64]-[.D62])/([.A64]-[.A62])" office:value-type="float" office:value="0.000587400000000003" calcext:value-type="float">
            <text:p>587,40E-06</text:p>
          </table:table-cell>
          <table:table-cell table:formula="of:=[.D63]/(SQRT([.E63]))" office:value-type="float" office:value="0.00457065780773067" calcext:value-type="float">
            <text:p>0,0045706578</text:p>
          </table:table-cell>
          <table:table-cell table:number-columns-repeated="6"/>
          <table:table-cell office:value-type="float" office:value="-0.00000000000369" calcext:value-type="float">
            <text:p>-3,69E-12</text:p>
          </table:table-cell>
          <table:table-cell office:value-type="float" office:value="0.00024455" calcext:value-type="float">
            <text:p>0,00024455</text:p>
          </table:table-cell>
          <table:table-cell table:formula="of:=([.N64]-[.N62])/([.A64]-[.A62])" office:value-type="float" office:value="0.00145850000000001" calcext:value-type="float">
            <text:p>1,46E-03</text:p>
          </table:table-cell>
          <table:table-cell table:formula="of:=[.N63]/(SQRT(ABS([.O63])))" office:value-type="float" office:value="0.00640345630553056" calcext:value-type="float">
            <text:p>0,0064034563</text:p>
          </table:table-cell>
          <table:table-cell table:number-columns-repeated="1008"/>
        </table:table-row>
        <table:table-row table:style-name="ro1">
          <table:table-cell office:value-type="float" office:value="0.58" calcext:value-type="float">
            <text:p>0,58</text:p>
          </table:table-cell>
          <table:table-cell/>
          <table:table-cell office:value-type="float" office:value="0.00000000001" calcext:value-type="float">
            <text:p>1,00E-11</text:p>
          </table:table-cell>
          <table:table-cell table:style-name="Default" office:value-type="float" office:value="0.00011636" calcext:value-type="float">
            <text:p>0,00011636</text:p>
          </table:table-cell>
          <table:table-cell table:formula="of:=([.D65]-[.D63])/([.A65]-[.A63])" office:value-type="float" office:value="0.000574700000000002" calcext:value-type="float">
            <text:p>574,70E-06</text:p>
          </table:table-cell>
          <table:table-cell table:formula="of:=[.D64]/(SQRT([.E64]))" office:value-type="float" office:value="0.0048538138214387" calcext:value-type="float">
            <text:p>0,0048538138</text:p>
          </table:table-cell>
          <table:table-cell table:number-columns-repeated="6"/>
          <table:table-cell office:value-type="float" office:value="0.00000000000329" calcext:value-type="float">
            <text:p>3,29E-12</text:p>
          </table:table-cell>
          <table:table-cell office:value-type="float" office:value="0.00025916" calcext:value-type="float">
            <text:p>0,00025916</text:p>
          </table:table-cell>
          <table:table-cell table:formula="of:=([.N65]-[.N63])/([.A65]-[.A63])" office:value-type="float" office:value="0.00148350000000001" calcext:value-type="float">
            <text:p>1,48E-03</text:p>
          </table:table-cell>
          <table:table-cell table:formula="of:=[.N64]/(SQRT(ABS([.O64])))" office:value-type="float" office:value="0.00672859201634436" calcext:value-type="float">
            <text:p>0,006728592</text:p>
          </table:table-cell>
          <table:table-cell table:number-columns-repeated="1008"/>
        </table:table-row>
        <table:table-row table:style-name="ro1">
          <table:table-cell office:value-type="float" office:value="0.59" calcext:value-type="float">
            <text:p>0,59</text:p>
          </table:table-cell>
          <table:table-cell/>
          <table:table-cell office:value-type="float" office:value="0.00000000001447" calcext:value-type="float">
            <text:p>1,45E-11</text:p>
          </table:table-cell>
          <table:table-cell table:style-name="Default" office:value-type="float" office:value="0.00012227" calcext:value-type="float">
            <text:p>0,00012227</text:p>
          </table:table-cell>
          <table:table-cell table:formula="of:=([.D66]-[.D64])/([.A66]-[.A64])" office:value-type="float" office:value="0.000583999999999996" calcext:value-type="float">
            <text:p>584,00E-06</text:p>
          </table:table-cell>
          <table:table-cell table:formula="of:=[.D65]/(SQRT([.E65]))" office:value-type="float" office:value="0.00505956859997059" calcext:value-type="float">
            <text:p>0,0050595686</text:p>
          </table:table-cell>
          <table:table-cell table:number-columns-repeated="6"/>
          <table:table-cell office:value-type="float" office:value="0.00000000000418" calcext:value-type="float">
            <text:p>4,18E-12</text:p>
          </table:table-cell>
          <table:table-cell office:value-type="float" office:value="0.00027422" calcext:value-type="float">
            <text:p>0,00027422</text:p>
          </table:table-cell>
          <table:table-cell table:formula="of:=([.N66]-[.N64])/([.A66]-[.A64])" office:value-type="float" office:value="0.00151899999999999" calcext:value-type="float">
            <text:p>1,52E-03</text:p>
          </table:table-cell>
          <table:table-cell table:formula="of:=[.N65]/(SQRT(ABS([.O65])))" office:value-type="float" office:value="0.00703590941739748" calcext:value-type="float">
            <text:p>0,0070359094</text:p>
          </table:table-cell>
          <table:table-cell table:number-columns-repeated="1008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office:value-type="float" office:value="0.0000000000033" calcext:value-type="float">
            <text:p>3,30E-12</text:p>
          </table:table-cell>
          <table:table-cell table:style-name="Default" office:value-type="float" office:value="0.00012804" calcext:value-type="float">
            <text:p>0,00012804</text:p>
          </table:table-cell>
          <table:table-cell table:formula="of:=([.D67]-[.D65])/([.A67]-[.A65])" office:value-type="float" office:value="0.0005835" calcext:value-type="float">
            <text:p>583,50E-06</text:p>
          </table:table-cell>
          <table:table-cell table:formula="of:=[.D66]/(SQRT([.E66]))" office:value-type="float" office:value="0.0053006024782463" calcext:value-type="float">
            <text:p>0,0053006025</text:p>
          </table:table-cell>
          <table:table-cell table:number-columns-repeated="6"/>
          <table:table-cell office:value-type="float" office:value="0.00000000000487" calcext:value-type="float">
            <text:p>4,87E-12</text:p>
          </table:table-cell>
          <table:table-cell office:value-type="float" office:value="0.00028954" calcext:value-type="float">
            <text:p>0,00028954</text:p>
          </table:table-cell>
          <table:table-cell table:formula="of:=([.N67]-[.N65])/([.A67]-[.A65])" office:value-type="float" office:value="0.001545" calcext:value-type="float">
            <text:p>1,55E-03</text:p>
          </table:table-cell>
          <table:table-cell table:formula="of:=[.N66]/(SQRT(ABS([.O66])))" office:value-type="float" office:value="0.00736621394148413" calcext:value-type="float">
            <text:p>0,0073662139</text:p>
          </table:table-cell>
          <table:table-cell table:number-columns-repeated="1008"/>
        </table:table-row>
        <table:table-row table:style-name="ro1">
          <table:table-cell office:value-type="float" office:value="0.61" calcext:value-type="float">
            <text:p>0,61</text:p>
          </table:table-cell>
          <table:table-cell/>
          <table:table-cell office:value-type="float" office:value="0.00000000000461" calcext:value-type="float">
            <text:p>4,61E-12</text:p>
          </table:table-cell>
          <table:table-cell table:style-name="Default" office:value-type="float" office:value="0.00013394" calcext:value-type="float">
            <text:p>0,00013394</text:p>
          </table:table-cell>
          <table:table-cell table:formula="of:=([.D68]-[.D66])/([.A68]-[.A66])" office:value-type="float" office:value="0.000586500000000003" calcext:value-type="float">
            <text:p>586,50E-06</text:p>
          </table:table-cell>
          <table:table-cell table:formula="of:=[.D67]/(SQRT([.E67]))" office:value-type="float" office:value="0.00553065141098568" calcext:value-type="float">
            <text:p>0,0055306514</text:p>
          </table:table-cell>
          <table:table-cell table:number-columns-repeated="6"/>
          <table:table-cell office:value-type="float" office:value="0.00000000000768" calcext:value-type="float">
            <text:p>7,68E-12</text:p>
          </table:table-cell>
          <table:table-cell office:value-type="float" office:value="0.00030512" calcext:value-type="float">
            <text:p>0,00030512</text:p>
          </table:table-cell>
          <table:table-cell table:formula="of:=([.N68]-[.N66])/([.A68]-[.A66])" office:value-type="float" office:value="0.00155850000000001" calcext:value-type="float">
            <text:p>1,56E-03</text:p>
          </table:table-cell>
          <table:table-cell table:formula="of:=[.N67]/(SQRT(ABS([.O67])))" office:value-type="float" office:value="0.00772889259951812" calcext:value-type="float">
            <text:p>0,0077288926</text:p>
          </table:table-cell>
          <table:table-cell table:number-columns-repeated="1008"/>
        </table:table-row>
        <table:table-row table:style-name="ro1">
          <table:table-cell office:value-type="float" office:value="0.62" calcext:value-type="float">
            <text:p>0,62</text:p>
          </table:table-cell>
          <table:table-cell/>
          <table:table-cell office:value-type="float" office:value="0.00000000001789" calcext:value-type="float">
            <text:p>1,79E-11</text:p>
          </table:table-cell>
          <table:table-cell table:style-name="Default" office:value-type="float" office:value="0.00013977" calcext:value-type="float">
            <text:p>0,00013977</text:p>
          </table:table-cell>
          <table:table-cell table:formula="of:=([.D69]-[.D67])/([.A69]-[.A67])" office:value-type="float" office:value="0.0005755" calcext:value-type="float">
            <text:p>575,50E-06</text:p>
          </table:table-cell>
          <table:table-cell table:formula="of:=[.D68]/(SQRT([.E68]))" office:value-type="float" office:value="0.00582627931608016" calcext:value-type="float">
            <text:p>0,0058262793</text:p>
          </table:table-cell>
          <table:table-cell table:number-columns-repeated="6"/>
          <table:table-cell office:value-type="float" office:value="0.00000000000435" calcext:value-type="float">
            <text:p>4,35E-12</text:p>
          </table:table-cell>
          <table:table-cell office:value-type="float" office:value="0.00032071" calcext:value-type="float">
            <text:p>0,00032071</text:p>
          </table:table-cell>
          <table:table-cell table:formula="of:=([.N69]-[.N67])/([.A69]-[.A67])" office:value-type="float" office:value="0.0015595" calcext:value-type="float">
            <text:p>1,56E-03</text:p>
          </table:table-cell>
          <table:table-cell table:formula="of:=[.N68]/(SQRT(ABS([.O68])))" office:value-type="float" office:value="0.00812119263791566" calcext:value-type="float">
            <text:p>0,0081211926</text:p>
          </table:table-cell>
          <table:table-cell table:number-columns-repeated="1008"/>
        </table:table-row>
        <table:table-row table:style-name="ro1">
          <table:table-cell office:value-type="float" office:value="0.63" calcext:value-type="float">
            <text:p>0,63</text:p>
          </table:table-cell>
          <table:table-cell/>
          <table:table-cell office:value-type="float" office:value="-0.00000000000548" calcext:value-type="float">
            <text:p>-5,48E-12</text:p>
          </table:table-cell>
          <table:table-cell table:style-name="Default" office:value-type="float" office:value="0.00014545" calcext:value-type="float">
            <text:p>0,00014545</text:p>
          </table:table-cell>
          <table:table-cell table:formula="of:=([.D70]-[.D68])/([.A70]-[.A68])" office:value-type="float" office:value="0.000563499999999999" calcext:value-type="float">
            <text:p>563,50E-06</text:p>
          </table:table-cell>
          <table:table-cell table:formula="of:=[.D69]/(SQRT([.E69]))" office:value-type="float" office:value="0.00612726643506566" calcext:value-type="float">
            <text:p>0,0061272664</text:p>
          </table:table-cell>
          <table:table-cell table:number-columns-repeated="6"/>
          <table:table-cell office:value-type="float" office:value="0.00000000000911" calcext:value-type="float">
            <text:p>9,11E-12</text:p>
          </table:table-cell>
          <table:table-cell office:value-type="float" office:value="0.00033631" calcext:value-type="float">
            <text:p>0,00033631</text:p>
          </table:table-cell>
          <table:table-cell table:formula="of:=([.N70]-[.N68])/([.A70]-[.A68])" office:value-type="float" office:value="0.001557" calcext:value-type="float">
            <text:p>1,56E-03</text:p>
          </table:table-cell>
          <table:table-cell table:formula="of:=[.N69]/(SQRT(ABS([.O69])))" office:value-type="float" office:value="0.00852305860607382" calcext:value-type="float">
            <text:p>0,0085230586</text:p>
          </table:table-cell>
          <table:table-cell table:number-columns-repeated="1008"/>
        </table:table-row>
        <table:table-row table:style-name="ro1">
          <table:table-cell office:value-type="float" office:value="0.64" calcext:value-type="float">
            <text:p>0,64</text:p>
          </table:table-cell>
          <table:table-cell/>
          <table:table-cell office:value-type="float" office:value="0.00000000000611" calcext:value-type="float">
            <text:p>6,11E-12</text:p>
          </table:table-cell>
          <table:table-cell table:style-name="Default" office:value-type="float" office:value="0.00015104" calcext:value-type="float">
            <text:p>0,00015104</text:p>
          </table:table-cell>
          <table:table-cell table:formula="of:=([.D71]-[.D69])/([.A71]-[.A69])" office:value-type="float" office:value="0.000554999999999999" calcext:value-type="float">
            <text:p>555,00E-06</text:p>
          </table:table-cell>
          <table:table-cell table:formula="of:=[.D70]/(SQRT([.E70]))" office:value-type="float" office:value="0.00641129094110785" calcext:value-type="float">
            <text:p>0,0064112909</text:p>
          </table:table-cell>
          <table:table-cell table:number-columns-repeated="6"/>
          <table:table-cell office:value-type="float" office:value="0.00000000000409" calcext:value-type="float">
            <text:p>4,09E-12</text:p>
          </table:table-cell>
          <table:table-cell office:value-type="float" office:value="0.00035185" calcext:value-type="float">
            <text:p>0,00035185</text:p>
          </table:table-cell>
          <table:table-cell table:formula="of:=([.N71]-[.N69])/([.A71]-[.A69])" office:value-type="float" office:value="0.001573" calcext:value-type="float">
            <text:p>1,57E-03</text:p>
          </table:table-cell>
          <table:table-cell table:formula="of:=[.N70]/(SQRT(ABS([.O70])))" office:value-type="float" office:value="0.00887142109281122" calcext:value-type="float">
            <text:p>0,0088714211</text:p>
          </table:table-cell>
          <table:table-cell table:number-columns-repeated="1008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office:value-type="float" office:value="0.00000000001649" calcext:value-type="float">
            <text:p>1,65E-11</text:p>
          </table:table-cell>
          <table:table-cell table:style-name="Default" office:value-type="float" office:value="0.00015655" calcext:value-type="float">
            <text:p>0,00015655</text:p>
          </table:table-cell>
          <table:table-cell table:formula="of:=([.D72]-[.D70])/([.A72]-[.A70])" office:value-type="float" office:value="0.0005635" calcext:value-type="float">
            <text:p>563,50E-06</text:p>
          </table:table-cell>
          <table:table-cell table:formula="of:=[.D71]/(SQRT([.E71]))" office:value-type="float" office:value="0.00659486806744261" calcext:value-type="float">
            <text:p>0,0065948681</text:p>
          </table:table-cell>
          <table:table-cell table:number-columns-repeated="6"/>
          <table:table-cell office:value-type="float" office:value="-0.00000000000172" calcext:value-type="float">
            <text:p>-1,72E-12</text:p>
          </table:table-cell>
          <table:table-cell office:value-type="float" office:value="0.00036777" calcext:value-type="float">
            <text:p>0,00036777</text:p>
          </table:table-cell>
          <table:table-cell table:formula="of:=([.N72]-[.N70])/([.A72]-[.A70])" office:value-type="float" office:value="0.001582" calcext:value-type="float">
            <text:p>1,58E-03</text:p>
          </table:table-cell>
          <table:table-cell table:formula="of:=[.N71]/(SQRT(ABS([.O71])))" office:value-type="float" office:value="0.00924640815560428" calcext:value-type="float">
            <text:p>0,0092464082</text:p>
          </table:table-cell>
          <table:table-cell table:number-columns-repeated="1008"/>
        </table:table-row>
        <table:table-row table:style-name="ro1">
          <table:table-cell office:value-type="float" office:value="0.66" calcext:value-type="float">
            <text:p>0,66</text:p>
          </table:table-cell>
          <table:table-cell/>
          <table:table-cell office:value-type="float" office:value="0.00000000000736" calcext:value-type="float">
            <text:p>7,36E-12</text:p>
          </table:table-cell>
          <table:table-cell table:style-name="Default" office:value-type="float" office:value="0.00016231" calcext:value-type="float">
            <text:p>0,00016231</text:p>
          </table:table-cell>
          <table:table-cell table:formula="of:=([.D73]-[.D71])/([.A73]-[.A71])" office:value-type="float" office:value="0.000550499999999999" calcext:value-type="float">
            <text:p>550,50E-06</text:p>
          </table:table-cell>
          <table:table-cell table:formula="of:=[.D72]/(SQRT([.E72]))" office:value-type="float" office:value="0.00691777792414668" calcext:value-type="float">
            <text:p>0,0069177779</text:p>
          </table:table-cell>
          <table:table-cell table:number-columns-repeated="6"/>
          <table:table-cell office:value-type="float" office:value="0.00000000000434" calcext:value-type="float">
            <text:p>4,34E-12</text:p>
          </table:table-cell>
          <table:table-cell office:value-type="float" office:value="0.00038349" calcext:value-type="float">
            <text:p>0,00038349</text:p>
          </table:table-cell>
          <table:table-cell table:formula="of:=([.N73]-[.N71])/([.A73]-[.A71])" office:value-type="float" office:value="0.001599" calcext:value-type="float">
            <text:p>1,60E-03</text:p>
          </table:table-cell>
          <table:table-cell table:formula="of:=[.N72]/(SQRT(ABS([.O72])))" office:value-type="float" office:value="0.00959024742073918" calcext:value-type="float">
            <text:p>0,0095902474</text:p>
          </table:table-cell>
          <table:table-cell table:number-columns-repeated="1008"/>
        </table:table-row>
        <table:table-row table:style-name="ro1">
          <table:table-cell office:value-type="float" office:value="0.67" calcext:value-type="float">
            <text:p>0,67</text:p>
          </table:table-cell>
          <table:table-cell/>
          <table:table-cell office:value-type="float" office:value="0.0000000000137" calcext:value-type="float">
            <text:p>1,37E-11</text:p>
          </table:table-cell>
          <table:table-cell table:style-name="Default" office:value-type="float" office:value="0.00016756" calcext:value-type="float">
            <text:p>0,00016756</text:p>
          </table:table-cell>
          <table:table-cell table:formula="of:=([.D74]-[.D72])/([.A74]-[.A72])" office:value-type="float" office:value="0.0005285" calcext:value-type="float">
            <text:p>528,50E-06</text:p>
          </table:table-cell>
          <table:table-cell table:formula="of:=[.D73]/(SQRT([.E73]))" office:value-type="float" office:value="0.0072886627532332" calcext:value-type="float">
            <text:p>0,0072886628</text:p>
          </table:table-cell>
          <table:table-cell table:number-columns-repeated="6"/>
          <table:table-cell office:value-type="float" office:value="0.00000000000339" calcext:value-type="float">
            <text:p>3,39E-12</text:p>
          </table:table-cell>
          <table:table-cell office:value-type="float" office:value="0.00039975" calcext:value-type="float">
            <text:p>0,00039975</text:p>
          </table:table-cell>
          <table:table-cell table:formula="of:=([.N74]-[.N72])/([.A74]-[.A72])" office:value-type="float" office:value="0.0016085" calcext:value-type="float">
            <text:p>1,61E-03</text:p>
          </table:table-cell>
          <table:table-cell table:formula="of:=[.N73]/(SQRT(ABS([.O73])))" office:value-type="float" office:value="0.0099673094042955" calcext:value-type="float">
            <text:p>0,0099673094</text:p>
          </table:table-cell>
          <table:table-cell table:number-columns-repeated="1008"/>
        </table:table-row>
        <table:table-row table:style-name="ro1">
          <table:table-cell office:value-type="float" office:value="0.68" calcext:value-type="float">
            <text:p>0,68</text:p>
          </table:table-cell>
          <table:table-cell/>
          <table:table-cell office:value-type="float" office:value="0.0000000000191" calcext:value-type="float">
            <text:p>1,91E-11</text:p>
          </table:table-cell>
          <table:table-cell table:style-name="Default" office:value-type="float" office:value="0.00017288" calcext:value-type="float">
            <text:p>0,00017288</text:p>
          </table:table-cell>
          <table:table-cell table:formula="of:=([.D75]-[.D73])/([.A75]-[.A73])" office:value-type="float" office:value="0.0005485" calcext:value-type="float">
            <text:p>548,50E-06</text:p>
          </table:table-cell>
          <table:table-cell table:formula="of:=[.D74]/(SQRT([.E74]))" office:value-type="float" office:value="0.00738170079687008" calcext:value-type="float">
            <text:p>0,0073817008</text:p>
          </table:table-cell>
          <table:table-cell table:number-columns-repeated="6"/>
          <table:table-cell office:value-type="float" office:value="0.00000000000375" calcext:value-type="float">
            <text:p>3,75E-12</text:p>
          </table:table-cell>
          <table:table-cell office:value-type="float" office:value="0.00041566" calcext:value-type="float">
            <text:p>0,00041566</text:p>
          </table:table-cell>
          <table:table-cell table:formula="of:=([.N75]-[.N73])/([.A75]-[.A73])" office:value-type="float" office:value="0.001584" calcext:value-type="float">
            <text:p>1,58E-03</text:p>
          </table:table-cell>
          <table:table-cell table:formula="of:=[.N74]/(SQRT(ABS([.O74])))" office:value-type="float" office:value="0.0104438504572661" calcext:value-type="float">
            <text:p>0,0104438505</text:p>
          </table:table-cell>
          <table:table-cell table:number-columns-repeated="1008"/>
        </table:table-row>
        <table:table-row table:style-name="ro1">
          <table:table-cell office:value-type="float" office:value="0.69" calcext:value-type="float">
            <text:p>0,69</text:p>
          </table:table-cell>
          <table:table-cell/>
          <table:table-cell office:value-type="float" office:value="0.00000000001547" calcext:value-type="float">
            <text:p>1,55E-11</text:p>
          </table:table-cell>
          <table:table-cell table:style-name="Default" office:value-type="float" office:value="0.00017853" calcext:value-type="float">
            <text:p>0,00017853</text:p>
          </table:table-cell>
          <table:table-cell table:formula="of:=([.D76]-[.D74])/([.A76]-[.A74])" office:value-type="float" office:value="0.000543499999999999" calcext:value-type="float">
            <text:p>543,50E-06</text:p>
          </table:table-cell>
          <table:table-cell table:formula="of:=[.D75]/(SQRT([.E75]))" office:value-type="float" office:value="0.00765793068001455" calcext:value-type="float">
            <text:p>0,0076579307</text:p>
          </table:table-cell>
          <table:table-cell table:number-columns-repeated="6"/>
          <table:table-cell office:value-type="float" office:value="0.00000000001" calcext:value-type="float">
            <text:p>1,00E-11</text:p>
          </table:table-cell>
          <table:table-cell office:value-type="float" office:value="0.00043143" calcext:value-type="float">
            <text:p>0,00043143</text:p>
          </table:table-cell>
          <table:table-cell table:formula="of:=([.N76]-[.N74])/([.A76]-[.A74])" office:value-type="float" office:value="0.0015875" calcext:value-type="float">
            <text:p>1,59E-03</text:p>
          </table:table-cell>
          <table:table-cell table:formula="of:=[.N75]/(SQRT(ABS([.O75])))" office:value-type="float" office:value="0.0108281303204302" calcext:value-type="float">
            <text:p>0,0108281303</text:p>
          </table:table-cell>
          <table:table-cell table:number-columns-repeated="1008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office:value-type="float" office:value="0.00000000001287" calcext:value-type="float">
            <text:p>1,29E-11</text:p>
          </table:table-cell>
          <table:table-cell table:style-name="Default" office:value-type="float" office:value="0.00018375" calcext:value-type="float">
            <text:p>0,00018375</text:p>
          </table:table-cell>
          <table:table-cell table:formula="of:=([.D77]-[.D75])/([.A77]-[.A75])" office:value-type="float" office:value="0.000516500000000002" calcext:value-type="float">
            <text:p>516,50E-06</text:p>
          </table:table-cell>
          <table:table-cell table:formula="of:=[.D76]/(SQRT([.E76]))" office:value-type="float" office:value="0.00808522638950839" calcext:value-type="float">
            <text:p>0,0080852264</text:p>
          </table:table-cell>
          <table:table-cell table:number-columns-repeated="6"/>
          <table:table-cell office:value-type="float" office:value="0.00000000001226" calcext:value-type="float">
            <text:p>1,23E-11</text:p>
          </table:table-cell>
          <table:table-cell office:value-type="float" office:value="0.00044741" calcext:value-type="float">
            <text:p>0,00044741</text:p>
          </table:table-cell>
          <table:table-cell table:formula="of:=([.N77]-[.N75])/([.A77]-[.A75])" office:value-type="float" office:value="0.00160650000000001" calcext:value-type="float">
            <text:p>1,61E-03</text:p>
          </table:table-cell>
          <table:table-cell table:formula="of:=[.N76]/(SQRT(ABS([.O76])))" office:value-type="float" office:value="0.0111625989525306" calcext:value-type="float">
            <text:p>0,011162599</text:p>
          </table:table-cell>
          <table:table-cell table:number-columns-repeated="1008"/>
        </table:table-row>
        <table:table-row table:style-name="ro1">
          <table:table-cell office:value-type="float" office:value="0.71" calcext:value-type="float">
            <text:p>0,71</text:p>
          </table:table-cell>
          <table:table-cell/>
          <table:table-cell office:value-type="float" office:value="0.00000000002183" calcext:value-type="float">
            <text:p>2,18E-11</text:p>
          </table:table-cell>
          <table:table-cell table:style-name="Default" office:value-type="float" office:value="0.00018886" calcext:value-type="float">
            <text:p>0,00018886</text:p>
          </table:table-cell>
          <table:table-cell table:formula="of:=([.D78]-[.D76])/([.A78]-[.A76])" office:value-type="float" office:value="0.000508000000000002" calcext:value-type="float">
            <text:p>508,00E-06</text:p>
          </table:table-cell>
          <table:table-cell table:formula="of:=[.D77]/(SQRT([.E77]))" office:value-type="float" office:value="0.00837930751841634" calcext:value-type="float">
            <text:p>0,0083793075</text:p>
          </table:table-cell>
          <table:table-cell table:number-columns-repeated="6"/>
          <table:table-cell office:value-type="float" office:value="0.00000000001124" calcext:value-type="float">
            <text:p>1,12E-11</text:p>
          </table:table-cell>
          <table:table-cell office:value-type="float" office:value="0.00046356" calcext:value-type="float">
            <text:p>0,00046356</text:p>
          </table:table-cell>
          <table:table-cell table:formula="of:=([.N78]-[.N76])/([.A78]-[.A76])" office:value-type="float" office:value="0.00160950000000001" calcext:value-type="float">
            <text:p>1,61E-03</text:p>
          </table:table-cell>
          <table:table-cell table:formula="of:=[.N77]/(SQRT(ABS([.O77])))" office:value-type="float" office:value="0.0115547476111715" calcext:value-type="float">
            <text:p>0,0115547476</text:p>
          </table:table-cell>
          <table:table-cell table:number-columns-repeated="1008"/>
        </table:table-row>
        <table:table-row table:style-name="ro1">
          <table:table-cell office:value-type="float" office:value="0.72" calcext:value-type="float">
            <text:p>0,72</text:p>
          </table:table-cell>
          <table:table-cell/>
          <table:table-cell office:value-type="float" office:value="0.00000000001599" calcext:value-type="float">
            <text:p>1,60E-11</text:p>
          </table:table-cell>
          <table:table-cell table:style-name="Default" office:value-type="float" office:value="0.00019391" calcext:value-type="float">
            <text:p>0,00019391</text:p>
          </table:table-cell>
          <table:table-cell table:formula="of:=([.D79]-[.D77])/([.A79]-[.A77])" office:value-type="float" office:value="0.000511499999999999" calcext:value-type="float">
            <text:p>511,50E-06</text:p>
          </table:table-cell>
          <table:table-cell table:formula="of:=[.D78]/(SQRT([.E78]))" office:value-type="float" office:value="0.00857387973354185" calcext:value-type="float">
            <text:p>0,0085738797</text:p>
          </table:table-cell>
          <table:table-cell table:number-columns-repeated="6"/>
          <table:table-cell office:value-type="float" office:value="0.00000000001304" calcext:value-type="float">
            <text:p>1,30E-11</text:p>
          </table:table-cell>
          <table:table-cell office:value-type="float" office:value="0.0004796" calcext:value-type="float">
            <text:p>0,0004796</text:p>
          </table:table-cell>
          <table:table-cell table:formula="of:=([.N79]-[.N77])/([.A79]-[.A77])" office:value-type="float" office:value="0.0015845" calcext:value-type="float">
            <text:p>1,58E-03</text:p>
          </table:table-cell>
          <table:table-cell table:formula="of:=[.N78]/(SQRT(ABS([.O78])))" office:value-type="float" office:value="0.0120485019606219" calcext:value-type="float">
            <text:p>0,012048502</text:p>
          </table:table-cell>
          <table:table-cell table:number-columns-repeated="1008"/>
        </table:table-row>
        <table:table-row table:style-name="ro1">
          <table:table-cell office:value-type="float" office:value="0.73" calcext:value-type="float">
            <text:p>0,73</text:p>
          </table:table-cell>
          <table:table-cell/>
          <table:table-cell office:value-type="float" office:value="0.00000000001598" calcext:value-type="float">
            <text:p>1,60E-11</text:p>
          </table:table-cell>
          <table:table-cell table:style-name="Default" office:value-type="float" office:value="0.00019909" calcext:value-type="float">
            <text:p>0,00019909</text:p>
          </table:table-cell>
          <table:table-cell table:formula="of:=([.D80]-[.D78])/([.A80]-[.A78])" office:value-type="float" office:value="0.000503000000000001" calcext:value-type="float">
            <text:p>503,00E-06</text:p>
          </table:table-cell>
          <table:table-cell table:formula="of:=[.D79]/(SQRT([.E79]))" office:value-type="float" office:value="0.00887698434680603" calcext:value-type="float">
            <text:p>0,0088769843</text:p>
          </table:table-cell>
          <table:table-cell table:number-columns-repeated="6"/>
          <table:table-cell office:value-type="float" office:value="0.00000000001746" calcext:value-type="float">
            <text:p>1,75E-11</text:p>
          </table:table-cell>
          <table:table-cell office:value-type="float" office:value="0.00049525" calcext:value-type="float">
            <text:p>0,00049525</text:p>
          </table:table-cell>
          <table:table-cell table:formula="of:=([.N80]-[.N78])/([.A80]-[.A78])" office:value-type="float" office:value="0.0015905" calcext:value-type="float">
            <text:p>1,59E-03</text:p>
          </table:table-cell>
          <table:table-cell table:formula="of:=[.N79]/(SQRT(ABS([.O79])))" office:value-type="float" office:value="0.0124181713328416" calcext:value-type="float">
            <text:p>0,0124181713</text:p>
          </table:table-cell>
          <table:table-cell table:number-columns-repeated="1008"/>
        </table:table-row>
        <table:table-row table:style-name="ro1">
          <table:table-cell office:value-type="float" office:value="0.74" calcext:value-type="float">
            <text:p>0,74</text:p>
          </table:table-cell>
          <table:table-cell/>
          <table:table-cell office:value-type="float" office:value="0.00000000002198" calcext:value-type="float">
            <text:p>2,20E-11</text:p>
          </table:table-cell>
          <table:table-cell table:style-name="Default" office:value-type="float" office:value="0.00020397" calcext:value-type="float">
            <text:p>0,00020397</text:p>
          </table:table-cell>
          <table:table-cell table:formula="of:=([.D81]-[.D79])/([.A81]-[.A79])" office:value-type="float" office:value="0.000495000000000001" calcext:value-type="float">
            <text:p>495,00E-06</text:p>
          </table:table-cell>
          <table:table-cell table:formula="of:=[.D80]/(SQRT([.E80]))" office:value-type="float" office:value="0.00916776972977516" calcext:value-type="float">
            <text:p>0,0091677697</text:p>
          </table:table-cell>
          <table:table-cell table:number-columns-repeated="6"/>
          <table:table-cell office:value-type="float" office:value="0.00000000001406" calcext:value-type="float">
            <text:p>1,41E-11</text:p>
          </table:table-cell>
          <table:table-cell office:value-type="float" office:value="0.00051141" calcext:value-type="float">
            <text:p>0,00051141</text:p>
          </table:table-cell>
          <table:table-cell table:formula="of:=([.N81]-[.N79])/([.A81]-[.A79])" office:value-type="float" office:value="0.001595" calcext:value-type="float">
            <text:p>1,60E-03</text:p>
          </table:table-cell>
          <table:table-cell table:formula="of:=[.N80]/(SQRT(ABS([.O80])))" office:value-type="float" office:value="0.0128052738963729" calcext:value-type="float">
            <text:p>0,0128052739</text:p>
          </table:table-cell>
          <table:table-cell table:number-columns-repeated="1008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office:value-type="float" office:value="0.00000000002014" calcext:value-type="float">
            <text:p>2,01E-11</text:p>
          </table:table-cell>
          <table:table-cell table:style-name="Default" office:value-type="float" office:value="0.00020899" calcext:value-type="float">
            <text:p>0,00020899</text:p>
          </table:table-cell>
          <table:table-cell table:formula="of:=([.D82]-[.D80])/([.A82]-[.A80])" office:value-type="float" office:value="0.000492" calcext:value-type="float">
            <text:p>492,00E-06</text:p>
          </table:table-cell>
          <table:table-cell table:formula="of:=[.D81]/(SQRT([.E81]))" office:value-type="float" office:value="0.00942199684745734" calcext:value-type="float">
            <text:p>0,0094219968</text:p>
          </table:table-cell>
          <table:table-cell table:number-columns-repeated="6"/>
          <table:table-cell office:value-type="float" office:value="0.00000000000992" calcext:value-type="float">
            <text:p>9,92E-12</text:p>
          </table:table-cell>
          <table:table-cell office:value-type="float" office:value="0.00052715" calcext:value-type="float">
            <text:p>0,00052715</text:p>
          </table:table-cell>
          <table:table-cell table:formula="of:=([.N82]-[.N80])/([.A82]-[.A80])" office:value-type="float" office:value="0.0015525" calcext:value-type="float">
            <text:p>1,55E-03</text:p>
          </table:table-cell>
          <table:table-cell table:formula="of:=[.N81]/(SQRT(ABS([.O81])))" office:value-type="float" office:value="0.013378838350917" calcext:value-type="float">
            <text:p>0,0133788384</text:p>
          </table:table-cell>
          <table:table-cell table:number-columns-repeated="1008"/>
        </table:table-row>
        <table:table-row table:style-name="ro1">
          <table:table-cell office:value-type="float" office:value="0.76" calcext:value-type="float">
            <text:p>0,76</text:p>
          </table:table-cell>
          <table:table-cell/>
          <table:table-cell office:value-type="float" office:value="0.00000000001833" calcext:value-type="float">
            <text:p>1,83E-11</text:p>
          </table:table-cell>
          <table:table-cell table:style-name="Default" office:value-type="float" office:value="0.00021381" calcext:value-type="float">
            <text:p>0,00021381</text:p>
          </table:table-cell>
          <table:table-cell table:formula="of:=([.D83]-[.D81])/([.A83]-[.A81])" office:value-type="float" office:value="0.000475499999999999" calcext:value-type="float">
            <text:p>475,50E-06</text:p>
          </table:table-cell>
          <table:table-cell table:formula="of:=[.D82]/(SQRT([.E82]))" office:value-type="float" office:value="0.00980511638153881" calcext:value-type="float">
            <text:p>0,0098051164</text:p>
          </table:table-cell>
          <table:table-cell table:number-columns-repeated="6"/>
          <table:table-cell office:value-type="float" office:value="0.0000000000181" calcext:value-type="float">
            <text:p>1,81E-11</text:p>
          </table:table-cell>
          <table:table-cell office:value-type="float" office:value="0.00054246" calcext:value-type="float">
            <text:p>0,00054246</text:p>
          </table:table-cell>
          <table:table-cell table:formula="of:=([.N83]-[.N81])/([.A83]-[.A81])" office:value-type="float" office:value="0.001591" calcext:value-type="float">
            <text:p>1,59E-03</text:p>
          </table:table-cell>
          <table:table-cell table:formula="of:=[.N82]/(SQRT(ABS([.O82])))" office:value-type="float" office:value="0.0135998033871247" calcext:value-type="float">
            <text:p>0,0135998034</text:p>
          </table:table-cell>
          <table:table-cell table:number-columns-repeated="1008"/>
        </table:table-row>
        <table:table-row table:style-name="ro1">
          <table:table-cell office:value-type="float" office:value="0.77" calcext:value-type="float">
            <text:p>0,77</text:p>
          </table:table-cell>
          <table:table-cell/>
          <table:table-cell office:value-type="float" office:value="0.00000000001745" calcext:value-type="float">
            <text:p>1,75E-11</text:p>
          </table:table-cell>
          <table:table-cell table:style-name="Default" office:value-type="float" office:value="0.0002185" calcext:value-type="float">
            <text:p>0,0002185</text:p>
          </table:table-cell>
          <table:table-cell table:formula="of:=([.D84]-[.D82])/([.A84]-[.A82])" office:value-type="float" office:value="0.0004605" calcext:value-type="float">
            <text:p>460,50E-06</text:p>
          </table:table-cell>
          <table:table-cell table:formula="of:=[.D83]/(SQRT([.E83]))" office:value-type="float" office:value="0.0101820827922946" calcext:value-type="float">
            <text:p>0,0101820828</text:p>
          </table:table-cell>
          <table:table-cell table:number-columns-repeated="6"/>
          <table:table-cell office:value-type="float" office:value="0.00000000002213" calcext:value-type="float">
            <text:p>2,21E-11</text:p>
          </table:table-cell>
          <table:table-cell office:value-type="float" office:value="0.00055897" calcext:value-type="float">
            <text:p>0,00055897</text:p>
          </table:table-cell>
          <table:table-cell table:formula="of:=([.N84]-[.N82])/([.A84]-[.A82])" office:value-type="float" office:value="0.00160199999999999" calcext:value-type="float">
            <text:p>1,60E-03</text:p>
          </table:table-cell>
          <table:table-cell table:formula="of:=[.N83]/(SQRT(ABS([.O83])))" office:value-type="float" office:value="0.0139655242732673" calcext:value-type="float">
            <text:p>0,0139655243</text:p>
          </table:table-cell>
          <table:table-cell table:number-columns-repeated="1008"/>
        </table:table-row>
        <table:table-row table:style-name="ro1">
          <table:table-cell office:value-type="float" office:value="0.78" calcext:value-type="float">
            <text:p>0,78</text:p>
          </table:table-cell>
          <table:table-cell/>
          <table:table-cell office:value-type="float" office:value="0.00000000002392" calcext:value-type="float">
            <text:p>2,39E-11</text:p>
          </table:table-cell>
          <table:table-cell table:style-name="Default" office:value-type="float" office:value="0.00022302" calcext:value-type="float">
            <text:p>0,00022302</text:p>
          </table:table-cell>
          <table:table-cell table:formula="of:=([.D85]-[.D83])/([.A85]-[.A83])" office:value-type="float" office:value="0.0004645" calcext:value-type="float">
            <text:p>464,50E-06</text:p>
          </table:table-cell>
          <table:table-cell table:formula="of:=[.D84]/(SQRT([.E84]))" office:value-type="float" office:value="0.0103478697203951" calcext:value-type="float">
            <text:p>0,0103478697</text:p>
          </table:table-cell>
          <table:table-cell table:number-columns-repeated="6"/>
          <table:table-cell office:value-type="float" office:value="0.0000000000169" calcext:value-type="float">
            <text:p>1,69E-11</text:p>
          </table:table-cell>
          <table:table-cell office:value-type="float" office:value="0.0005745" calcext:value-type="float">
            <text:p>0,0005745</text:p>
          </table:table-cell>
          <table:table-cell table:formula="of:=([.N85]-[.N83])/([.A85]-[.A83])" office:value-type="float" office:value="0.0015605" calcext:value-type="float">
            <text:p>1,56E-03</text:p>
          </table:table-cell>
          <table:table-cell table:formula="of:=[.N84]/(SQRT(ABS([.O84])))" office:value-type="float" office:value="0.0145431387152542" calcext:value-type="float">
            <text:p>0,0145431387</text:p>
          </table:table-cell>
          <table:table-cell table:number-columns-repeated="1008"/>
        </table:table-row>
        <table:table-row table:style-name="ro1">
          <table:table-cell office:value-type="float" office:value="0.79" calcext:value-type="float">
            <text:p>0,79</text:p>
          </table:table-cell>
          <table:table-cell/>
          <table:table-cell office:value-type="float" office:value="0.00000000002805" calcext:value-type="float">
            <text:p>2,81E-11</text:p>
          </table:table-cell>
          <table:table-cell table:style-name="Default" office:value-type="float" office:value="0.00022779" calcext:value-type="float">
            <text:p>0,00022779</text:p>
          </table:table-cell>
          <table:table-cell table:formula="of:=([.D86]-[.D84])/([.A86]-[.A84])" office:value-type="float" office:value="0.000467499999999999" calcext:value-type="float">
            <text:p>467,50E-06</text:p>
          </table:table-cell>
          <table:table-cell table:formula="of:=[.D85]/(SQRT([.E85]))" office:value-type="float" office:value="0.0105352257703424" calcext:value-type="float">
            <text:p>0,0105352258</text:p>
          </table:table-cell>
          <table:table-cell table:number-columns-repeated="6"/>
          <table:table-cell office:value-type="float" office:value="0.00000000001242" calcext:value-type="float">
            <text:p>1,24E-11</text:p>
          </table:table-cell>
          <table:table-cell office:value-type="float" office:value="0.00059018" calcext:value-type="float">
            <text:p>0,00059018</text:p>
          </table:table-cell>
          <table:table-cell table:formula="of:=([.N86]-[.N84])/([.A86]-[.A84])" office:value-type="float" office:value="0.0015605" calcext:value-type="float">
            <text:p>1,56E-03</text:p>
          </table:table-cell>
          <table:table-cell table:formula="of:=[.N85]/(SQRT(ABS([.O85])))" office:value-type="float" office:value="0.0149400689416339" calcext:value-type="float">
            <text:p>0,0149400689</text:p>
          </table:table-cell>
          <table:table-cell table:number-columns-repeated="1008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office:value-type="float" office:value="0.00000000002883" calcext:value-type="float">
            <text:p>2,88E-11</text:p>
          </table:table-cell>
          <table:table-cell table:style-name="Default" office:value-type="float" office:value="0.00023237" calcext:value-type="float">
            <text:p>0,00023237</text:p>
          </table:table-cell>
          <table:table-cell table:formula="of:=([.D87]-[.D85])/([.A87]-[.A85])" office:value-type="float" office:value="0.000443499999999999" calcext:value-type="float">
            <text:p>443,50E-06</text:p>
          </table:table-cell>
          <table:table-cell table:formula="of:=[.D86]/(SQRT([.E86]))" office:value-type="float" office:value="0.011034006765394" calcext:value-type="float">
            <text:p>0,0110340068</text:p>
          </table:table-cell>
          <table:table-cell table:number-columns-repeated="6"/>
          <table:table-cell office:value-type="float" office:value="0.00000000001628" calcext:value-type="float">
            <text:p>1,63E-11</text:p>
          </table:table-cell>
          <table:table-cell office:value-type="float" office:value="0.00060571" calcext:value-type="float">
            <text:p>0,00060571</text:p>
          </table:table-cell>
          <table:table-cell table:formula="of:=([.N87]-[.N85])/([.A87]-[.A85])" office:value-type="float" office:value="0.0015385" calcext:value-type="float">
            <text:p>1,54E-03</text:p>
          </table:table-cell>
          <table:table-cell table:formula="of:=[.N86]/(SQRT(ABS([.O86])))" office:value-type="float" office:value="0.0154424425185664" calcext:value-type="float">
            <text:p>0,0154424425</text:p>
          </table:table-cell>
          <table:table-cell table:number-columns-repeated="1008"/>
        </table:table-row>
        <table:table-row table:style-name="ro1">
          <table:table-cell office:value-type="float" office:value="0.81" calcext:value-type="float">
            <text:p>0,81</text:p>
          </table:table-cell>
          <table:table-cell/>
          <table:table-cell office:value-type="float" office:value="0.00000000004182" calcext:value-type="float">
            <text:p>4,18E-11</text:p>
          </table:table-cell>
          <table:table-cell table:style-name="Default" office:value-type="float" office:value="0.00023666" calcext:value-type="float">
            <text:p>0,00023666</text:p>
          </table:table-cell>
          <table:table-cell table:formula="of:=([.D88]-[.D86])/([.A88]-[.A86])" office:value-type="float" office:value="0.0004345" calcext:value-type="float">
            <text:p>434,50E-06</text:p>
          </table:table-cell>
          <table:table-cell table:formula="of:=[.D87]/(SQRT([.E87]))" office:value-type="float" office:value="0.0113535053721198" calcext:value-type="float">
            <text:p>0,0113535054</text:p>
          </table:table-cell>
          <table:table-cell table:number-columns-repeated="6"/>
          <table:table-cell office:value-type="float" office:value="0.00000000002616" calcext:value-type="float">
            <text:p>2,62E-11</text:p>
          </table:table-cell>
          <table:table-cell office:value-type="float" office:value="0.00062095" calcext:value-type="float">
            <text:p>0,00062095</text:p>
          </table:table-cell>
          <table:table-cell table:formula="of:=([.N88]-[.N86])/([.A88]-[.A86])" office:value-type="float" office:value="0.0015555" calcext:value-type="float">
            <text:p>1,56E-03</text:p>
          </table:table-cell>
          <table:table-cell table:formula="of:=[.N87]/(SQRT(ABS([.O87])))" office:value-type="float" office:value="0.015744237183813" calcext:value-type="float">
            <text:p>0,0157442372</text:p>
          </table:table-cell>
          <table:table-cell table:number-columns-repeated="1008"/>
        </table:table-row>
        <table:table-row table:style-name="ro1">
          <table:table-cell office:value-type="float" office:value="0.82" calcext:value-type="float">
            <text:p>0,82</text:p>
          </table:table-cell>
          <table:table-cell/>
          <table:table-cell office:value-type="float" office:value="0.00000000004042" calcext:value-type="float">
            <text:p>4,04E-11</text:p>
          </table:table-cell>
          <table:table-cell table:style-name="Default" office:value-type="float" office:value="0.00024106" calcext:value-type="float">
            <text:p>0,00024106</text:p>
          </table:table-cell>
          <table:table-cell table:formula="of:=([.D89]-[.D87])/([.A89]-[.A87])" office:value-type="float" office:value="0.000447" calcext:value-type="float">
            <text:p>447,00E-06</text:p>
          </table:table-cell>
          <table:table-cell table:formula="of:=[.D88]/(SQRT([.E88]))" office:value-type="float" office:value="0.0114017467557727" calcext:value-type="float">
            <text:p>0,0114017468</text:p>
          </table:table-cell>
          <table:table-cell table:number-columns-repeated="6"/>
          <table:table-cell office:value-type="float" office:value="0.00000000002737" calcext:value-type="float">
            <text:p>2,74E-11</text:p>
          </table:table-cell>
          <table:table-cell office:value-type="float" office:value="0.00063682" calcext:value-type="float">
            <text:p>0,00063682</text:p>
          </table:table-cell>
          <table:table-cell table:formula="of:=([.N89]-[.N87])/([.A89]-[.A87])" office:value-type="float" office:value="0.0015605" calcext:value-type="float">
            <text:p>1,56E-03</text:p>
          </table:table-cell>
          <table:table-cell table:formula="of:=[.N88]/(SQRT(ABS([.O88])))" office:value-type="float" office:value="0.0161207338496922" calcext:value-type="float">
            <text:p>0,0161207338</text:p>
          </table:table-cell>
          <table:table-cell table:number-columns-repeated="1008"/>
        </table:table-row>
        <table:table-row table:style-name="ro1">
          <table:table-cell office:value-type="float" office:value="0.83" calcext:value-type="float">
            <text:p>0,83</text:p>
          </table:table-cell>
          <table:table-cell/>
          <table:table-cell office:value-type="float" office:value="0.00000000003609" calcext:value-type="float">
            <text:p>3,61E-11</text:p>
          </table:table-cell>
          <table:table-cell table:style-name="Default" office:value-type="float" office:value="0.0002456" calcext:value-type="float">
            <text:p>0,0002456</text:p>
          </table:table-cell>
          <table:table-cell table:formula="of:=([.D90]-[.D88])/([.A90]-[.A88])" office:value-type="float" office:value="0.000419000000000003" calcext:value-type="float">
            <text:p>419,00E-06</text:p>
          </table:table-cell>
          <table:table-cell table:formula="of:=[.D89]/(SQRT([.E89]))" office:value-type="float" office:value="0.0119983451524025" calcext:value-type="float">
            <text:p>0,0119983452</text:p>
          </table:table-cell>
          <table:table-cell table:number-columns-repeated="6"/>
          <table:table-cell office:value-type="float" office:value="0.00000000002415" calcext:value-type="float">
            <text:p>2,42E-11</text:p>
          </table:table-cell>
          <table:table-cell office:value-type="float" office:value="0.00065216" calcext:value-type="float">
            <text:p>0,00065216</text:p>
          </table:table-cell>
          <table:table-cell table:formula="of:=([.N90]-[.N88])/([.A90]-[.A88])" office:value-type="float" office:value="0.00153850000000001" calcext:value-type="float">
            <text:p>1,54E-03</text:p>
          </table:table-cell>
          <table:table-cell table:formula="of:=[.N89]/(SQRT(ABS([.O89])))" office:value-type="float" office:value="0.0166266749977848" calcext:value-type="float">
            <text:p>0,016626675</text:p>
          </table:table-cell>
          <table:table-cell table:number-columns-repeated="1008"/>
        </table:table-row>
        <table:table-row table:style-name="ro1">
          <table:table-cell office:value-type="float" office:value="0.84" calcext:value-type="float">
            <text:p>0,84</text:p>
          </table:table-cell>
          <table:table-cell/>
          <table:table-cell office:value-type="float" office:value="0.00000000004013" calcext:value-type="float">
            <text:p>4,01E-11</text:p>
          </table:table-cell>
          <table:table-cell table:style-name="Default" office:value-type="float" office:value="0.00024944" calcext:value-type="float">
            <text:p>0,00024944</text:p>
          </table:table-cell>
          <table:table-cell table:formula="of:=([.D91]-[.D89])/([.A91]-[.A89])" office:value-type="float" office:value="0.000409000000000002" calcext:value-type="float">
            <text:p>409,00E-06</text:p>
          </table:table-cell>
          <table:table-cell table:formula="of:=[.D90]/(SQRT([.E90]))" office:value-type="float" office:value="0.0123340141929734" calcext:value-type="float">
            <text:p>0,0123340142</text:p>
          </table:table-cell>
          <table:table-cell table:number-columns-repeated="6"/>
          <table:table-cell office:value-type="float" office:value="0.00000000003357" calcext:value-type="float">
            <text:p>3,36E-11</text:p>
          </table:table-cell>
          <table:table-cell office:value-type="float" office:value="0.00066759" calcext:value-type="float">
            <text:p>0,00066759</text:p>
          </table:table-cell>
          <table:table-cell table:formula="of:=([.N91]-[.N89])/([.A91]-[.A89])" office:value-type="float" office:value="0.00151550000000001" calcext:value-type="float">
            <text:p>1,52E-03</text:p>
          </table:table-cell>
          <table:table-cell table:formula="of:=[.N90]/(SQRT(ABS([.O90])))" office:value-type="float" office:value="0.0171487256443159" calcext:value-type="float">
            <text:p>0,0171487256</text:p>
          </table:table-cell>
          <table:table-cell table:number-columns-repeated="1008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office:value-type="float" office:value="0.00000000004107" calcext:value-type="float">
            <text:p>4,11E-11</text:p>
          </table:table-cell>
          <table:table-cell table:style-name="Default" office:value-type="float" office:value="0.00025378" calcext:value-type="float">
            <text:p>0,00025378</text:p>
          </table:table-cell>
          <table:table-cell table:formula="of:=([.D92]-[.D90])/([.A92]-[.A90])" office:value-type="float" office:value="0.000422499999999998" calcext:value-type="float">
            <text:p>422,50E-06</text:p>
          </table:table-cell>
          <table:table-cell table:formula="of:=[.D91]/(SQRT([.E91]))" office:value-type="float" office:value="0.0123465049938082" calcext:value-type="float">
            <text:p>0,012346505</text:p>
          </table:table-cell>
          <table:table-cell table:number-columns-repeated="6"/>
          <table:table-cell office:value-type="float" office:value="0.00000000003748" calcext:value-type="float">
            <text:p>3,75E-11</text:p>
          </table:table-cell>
          <table:table-cell office:value-type="float" office:value="0.00068247" calcext:value-type="float">
            <text:p>0,00068247</text:p>
          </table:table-cell>
          <table:table-cell table:formula="of:=([.N92]-[.N90])/([.A92]-[.A90])" office:value-type="float" office:value="0.00147" calcext:value-type="float">
            <text:p>1,47E-03</text:p>
          </table:table-cell>
          <table:table-cell table:formula="of:=[.N91]/(SQRT(ABS([.O91])))" office:value-type="float" office:value="0.0178002006581215" calcext:value-type="float">
            <text:p>0,0178002007</text:p>
          </table:table-cell>
          <table:table-cell table:number-columns-repeated="1008"/>
        </table:table-row>
        <table:table-row table:style-name="ro1">
          <table:table-cell office:value-type="float" office:value="0.86" calcext:value-type="float">
            <text:p>0,86</text:p>
          </table:table-cell>
          <table:table-cell/>
          <table:table-cell office:value-type="float" office:value="0.00000000004332" calcext:value-type="float">
            <text:p>4,33E-11</text:p>
          </table:table-cell>
          <table:table-cell table:style-name="Default" office:value-type="float" office:value="0.00025789" calcext:value-type="float">
            <text:p>0,00025789</text:p>
          </table:table-cell>
          <table:table-cell table:formula="of:=([.D93]-[.D91])/([.A93]-[.A91])" office:value-type="float" office:value="0.000409999999999999" calcext:value-type="float">
            <text:p>410,00E-06</text:p>
          </table:table-cell>
          <table:table-cell table:formula="of:=[.D92]/(SQRT([.E92]))" office:value-type="float" office:value="0.0127362792839982" calcext:value-type="float">
            <text:p>0,0127362793</text:p>
          </table:table-cell>
          <table:table-cell table:number-columns-repeated="6"/>
          <table:table-cell office:value-type="float" office:value="0.00000000003378" calcext:value-type="float">
            <text:p>3,38E-11</text:p>
          </table:table-cell>
          <table:table-cell office:value-type="float" office:value="0.00069699" calcext:value-type="float">
            <text:p>0,00069699</text:p>
          </table:table-cell>
          <table:table-cell table:formula="of:=([.N93]-[.N91])/([.A93]-[.A91])" office:value-type="float" office:value="0.0014645" calcext:value-type="float">
            <text:p>1,46E-03</text:p>
          </table:table-cell>
          <table:table-cell table:formula="of:=[.N92]/(SQRT(ABS([.O92])))" office:value-type="float" office:value="0.0182130155813194" calcext:value-type="float">
            <text:p>0,0182130156</text:p>
          </table:table-cell>
          <table:table-cell table:number-columns-repeated="1008"/>
        </table:table-row>
        <table:table-row table:style-name="ro1">
          <table:table-cell office:value-type="float" office:value="0.87" calcext:value-type="float">
            <text:p>0,87</text:p>
          </table:table-cell>
          <table:table-cell/>
          <table:table-cell office:value-type="float" office:value="0.00000000004988" calcext:value-type="float">
            <text:p>4,99E-11</text:p>
          </table:table-cell>
          <table:table-cell table:style-name="Default" office:value-type="float" office:value="0.00026198" calcext:value-type="float">
            <text:p>0,00026198</text:p>
          </table:table-cell>
          <table:table-cell table:formula="of:=([.D94]-[.D92])/([.A94]-[.A92])" office:value-type="float" office:value="0.000390000000000001" calcext:value-type="float">
            <text:p>390,00E-06</text:p>
          </table:table-cell>
          <table:table-cell table:formula="of:=[.D93]/(SQRT([.E93]))" office:value-type="float" office:value="0.0132658729694289" calcext:value-type="float">
            <text:p>0,013265873</text:p>
          </table:table-cell>
          <table:table-cell table:number-columns-repeated="6"/>
          <table:table-cell office:value-type="float" office:value="0.00000000003696" calcext:value-type="float">
            <text:p>3,70E-11</text:p>
          </table:table-cell>
          <table:table-cell office:value-type="float" office:value="0.00071176" calcext:value-type="float">
            <text:p>0,00071176</text:p>
          </table:table-cell>
          <table:table-cell table:formula="of:=([.N94]-[.N92])/([.A94]-[.A92])" office:value-type="float" office:value="0.001545" calcext:value-type="float">
            <text:p>1,55E-03</text:p>
          </table:table-cell>
          <table:table-cell table:formula="of:=[.N93]/(SQRT(ABS([.O93])))" office:value-type="float" office:value="0.0181079520445905" calcext:value-type="float">
            <text:p>0,018107952</text:p>
          </table:table-cell>
          <table:table-cell table:number-columns-repeated="1008"/>
        </table:table-row>
        <table:table-row table:style-name="ro1">
          <table:table-cell office:value-type="float" office:value="0.88" calcext:value-type="float">
            <text:p>0,88</text:p>
          </table:table-cell>
          <table:table-cell/>
          <table:table-cell office:value-type="float" office:value="0.00000000004908" calcext:value-type="float">
            <text:p>4,91E-11</text:p>
          </table:table-cell>
          <table:table-cell table:style-name="Default" office:value-type="float" office:value="0.00026569" calcext:value-type="float">
            <text:p>0,00026569</text:p>
          </table:table-cell>
          <table:table-cell table:formula="of:=([.D95]-[.D93])/([.A95]-[.A93])" office:value-type="float" office:value="0.000394500000000001" calcext:value-type="float">
            <text:p>394,50E-06</text:p>
          </table:table-cell>
          <table:table-cell table:formula="of:=[.D94]/(SQRT([.E94]))" office:value-type="float" office:value="0.0133767837112965" calcext:value-type="float">
            <text:p>0,0133767837</text:p>
          </table:table-cell>
          <table:table-cell table:number-columns-repeated="6"/>
          <table:table-cell office:value-type="float" office:value="0.00000000004214" calcext:value-type="float">
            <text:p>4,21E-11</text:p>
          </table:table-cell>
          <table:table-cell office:value-type="float" office:value="0.00072789" calcext:value-type="float">
            <text:p>0,00072789</text:p>
          </table:table-cell>
          <table:table-cell table:formula="of:=([.N95]-[.N93])/([.A95]-[.A93])" office:value-type="float" office:value="0.0014855" calcext:value-type="float">
            <text:p>1,49E-03</text:p>
          </table:table-cell>
          <table:table-cell table:formula="of:=[.N94]/(SQRT(ABS([.O94])))" office:value-type="float" office:value="0.0188855407658036" calcext:value-type="float">
            <text:p>0,0188855408</text:p>
          </table:table-cell>
          <table:table-cell table:number-columns-repeated="1008"/>
        </table:table-row>
        <table:table-row table:style-name="ro1">
          <table:table-cell office:value-type="float" office:value="0.89" calcext:value-type="float">
            <text:p>0,89</text:p>
          </table:table-cell>
          <table:table-cell/>
          <table:table-cell office:value-type="float" office:value="0.0000000000535" calcext:value-type="float">
            <text:p>5,35E-11</text:p>
          </table:table-cell>
          <table:table-cell table:style-name="Default" office:value-type="float" office:value="0.00026987" calcext:value-type="float">
            <text:p>0,00026987</text:p>
          </table:table-cell>
          <table:table-cell table:formula="of:=([.D96]-[.D94])/([.A96]-[.A94])" office:value-type="float" office:value="0.0004025" calcext:value-type="float">
            <text:p>402,50E-06</text:p>
          </table:table-cell>
          <table:table-cell table:formula="of:=[.D95]/(SQRT([.E95]))" office:value-type="float" office:value="0.0134515294473175" calcext:value-type="float">
            <text:p>0,0134515294</text:p>
          </table:table-cell>
          <table:table-cell table:number-columns-repeated="6"/>
          <table:table-cell office:value-type="float" office:value="0.00000000003918" calcext:value-type="float">
            <text:p>3,92E-11</text:p>
          </table:table-cell>
          <table:table-cell office:value-type="float" office:value="0.00074147" calcext:value-type="float">
            <text:p>0,00074147</text:p>
          </table:table-cell>
          <table:table-cell table:formula="of:=([.N96]-[.N94])/([.A96]-[.A94])" office:value-type="float" office:value="0.0014445" calcext:value-type="float">
            <text:p>1,44E-03</text:p>
          </table:table-cell>
          <table:table-cell table:formula="of:=[.N95]/(SQRT(ABS([.O95])))" office:value-type="float" office:value="0.0195089911179688" calcext:value-type="float">
            <text:p>0,0195089911</text:p>
          </table:table-cell>
          <table:table-cell table:number-columns-repeated="1008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office:value-type="float" office:value="0.00000000005849" calcext:value-type="float">
            <text:p>5,85E-11</text:p>
          </table:table-cell>
          <table:table-cell table:style-name="Default" office:value-type="float" office:value="0.00027374" calcext:value-type="float">
            <text:p>0,00027374</text:p>
          </table:table-cell>
          <table:table-cell table:formula="of:=([.D97]-[.D95])/([.A97]-[.A95])" office:value-type="float" office:value="0.000393499999999999" calcext:value-type="float">
            <text:p>393,50E-06</text:p>
          </table:table-cell>
          <table:table-cell table:formula="of:=[.D96]/(SQRT([.E96]))" office:value-type="float" office:value="0.0137995808271053" calcext:value-type="float">
            <text:p>0,0137995808</text:p>
          </table:table-cell>
          <table:table-cell table:number-columns-repeated="6"/>
          <table:table-cell office:value-type="float" office:value="0.00000000003896" calcext:value-type="float">
            <text:p>3,90E-11</text:p>
          </table:table-cell>
          <table:table-cell office:value-type="float" office:value="0.00075678" calcext:value-type="float">
            <text:p>0,00075678</text:p>
          </table:table-cell>
          <table:table-cell table:formula="of:=([.N97]-[.N95])/([.A97]-[.A95])" office:value-type="float" office:value="0.001504" calcext:value-type="float">
            <text:p>1,50E-03</text:p>
          </table:table-cell>
          <table:table-cell table:formula="of:=[.N96]/(SQRT(ABS([.O96])))" office:value-type="float" office:value="0.0195139742685933" calcext:value-type="float">
            <text:p>0,0195139743</text:p>
          </table:table-cell>
          <table:table-cell table:number-columns-repeated="1008"/>
        </table:table-row>
        <table:table-row table:style-name="ro1">
          <table:table-cell office:value-type="float" office:value="0.91" calcext:value-type="float">
            <text:p>0,91</text:p>
          </table:table-cell>
          <table:table-cell/>
          <table:table-cell office:value-type="float" office:value="0.00000000006614" calcext:value-type="float">
            <text:p>6,61E-11</text:p>
          </table:table-cell>
          <table:table-cell table:style-name="Default" office:value-type="float" office:value="0.00027774" calcext:value-type="float">
            <text:p>0,00027774</text:p>
          </table:table-cell>
          <table:table-cell table:formula="of:=([.D98]-[.D96])/([.A98]-[.A96])" office:value-type="float" office:value="0.000372999999999999" calcext:value-type="float">
            <text:p>373,00E-06</text:p>
          </table:table-cell>
          <table:table-cell table:formula="of:=[.D97]/(SQRT([.E97]))" office:value-type="float" office:value="0.0143808320818822" calcext:value-type="float">
            <text:p>0,0143808321</text:p>
          </table:table-cell>
          <table:table-cell table:number-columns-repeated="6"/>
          <table:table-cell office:value-type="float" office:value="0.00000000004592" calcext:value-type="float">
            <text:p>4,59E-11</text:p>
          </table:table-cell>
          <table:table-cell office:value-type="float" office:value="0.00077155" calcext:value-type="float">
            <text:p>0,00077155</text:p>
          </table:table-cell>
          <table:table-cell table:formula="of:=([.N98]-[.N96])/([.A98]-[.A96])" office:value-type="float" office:value="0.00146" calcext:value-type="float">
            <text:p>1,46E-03</text:p>
          </table:table-cell>
          <table:table-cell table:formula="of:=[.N97]/(SQRT(ABS([.O97])))" office:value-type="float" office:value="0.020192386373724" calcext:value-type="float">
            <text:p>0,0201923864</text:p>
          </table:table-cell>
          <table:table-cell table:number-columns-repeated="1008"/>
        </table:table-row>
        <table:table-row table:style-name="ro1">
          <table:table-cell office:value-type="float" office:value="0.92" calcext:value-type="float">
            <text:p>0,92</text:p>
          </table:table-cell>
          <table:table-cell/>
          <table:table-cell office:value-type="float" office:value="0.0000000000737" calcext:value-type="float">
            <text:p>7,37E-11</text:p>
          </table:table-cell>
          <table:table-cell table:style-name="Default" office:value-type="float" office:value="0.0002812" calcext:value-type="float">
            <text:p>0,0002812</text:p>
          </table:table-cell>
          <table:table-cell table:formula="of:=([.D99]-[.D97])/([.A99]-[.A97])" office:value-type="float" office:value="0.0003495" calcext:value-type="float">
            <text:p>349,50E-06</text:p>
          </table:table-cell>
          <table:table-cell table:formula="of:=[.D98]/(SQRT([.E98]))" office:value-type="float" office:value="0.0150415200278975" calcext:value-type="float">
            <text:p>0,01504152</text:p>
          </table:table-cell>
          <table:table-cell table:number-columns-repeated="6"/>
          <table:table-cell office:value-type="float" office:value="0.00000000005095" calcext:value-type="float">
            <text:p>5,10E-11</text:p>
          </table:table-cell>
          <table:table-cell office:value-type="float" office:value="0.00078598" calcext:value-type="float">
            <text:p>0,00078598</text:p>
          </table:table-cell>
          <table:table-cell table:formula="of:=([.N99]-[.N97])/([.A99]-[.A97])" office:value-type="float" office:value="0.00144" calcext:value-type="float">
            <text:p>1,44E-03</text:p>
          </table:table-cell>
          <table:table-cell table:formula="of:=[.N98]/(SQRT(ABS([.O98])))" office:value-type="float" office:value="0.0207123916278262" calcext:value-type="float">
            <text:p>0,0207123916</text:p>
          </table:table-cell>
          <table:table-cell table:number-columns-repeated="1008"/>
        </table:table-row>
        <table:table-row table:style-name="ro1">
          <table:table-cell office:value-type="float" office:value="0.93" calcext:value-type="float">
            <text:p>0,93</text:p>
          </table:table-cell>
          <table:table-cell/>
          <table:table-cell office:value-type="float" office:value="0.00000000007509" calcext:value-type="float">
            <text:p>7,51E-11</text:p>
          </table:table-cell>
          <table:table-cell table:style-name="Default" office:value-type="float" office:value="0.00028473" calcext:value-type="float">
            <text:p>0,00028473</text:p>
          </table:table-cell>
          <table:table-cell table:formula="of:=([.D100]-[.D98])/([.A100]-[.A98])" office:value-type="float" office:value="0.0003545" calcext:value-type="float">
            <text:p>354,50E-06</text:p>
          </table:table-cell>
          <table:table-cell table:formula="of:=[.D99]/(SQRT([.E99]))" office:value-type="float" office:value="0.0151225527598555" calcext:value-type="float">
            <text:p>0,0151225528</text:p>
          </table:table-cell>
          <table:table-cell table:number-columns-repeated="6"/>
          <table:table-cell office:value-type="float" office:value="0.00000000005886" calcext:value-type="float">
            <text:p>5,89E-11</text:p>
          </table:table-cell>
          <table:table-cell office:value-type="float" office:value="0.00080035" calcext:value-type="float">
            <text:p>0,00080035</text:p>
          </table:table-cell>
          <table:table-cell table:formula="of:=([.N100]-[.N98])/([.A100]-[.A98])" office:value-type="float" office:value="0.00144599999999999" calcext:value-type="float">
            <text:p>1,45E-03</text:p>
          </table:table-cell>
          <table:table-cell table:formula="of:=[.N99]/(SQRT(ABS([.O99])))" office:value-type="float" office:value="0.0210472714759819" calcext:value-type="float">
            <text:p>0,0210472715</text:p>
          </table:table-cell>
          <table:table-cell table:number-columns-repeated="1008"/>
        </table:table-row>
        <table:table-row table:style-name="ro1">
          <table:table-cell office:value-type="float" office:value="0.94" calcext:value-type="float">
            <text:p>0,94</text:p>
          </table:table-cell>
          <table:table-cell/>
          <table:table-cell office:value-type="float" office:value="0.00000000007842" calcext:value-type="float">
            <text:p>7,84E-11</text:p>
          </table:table-cell>
          <table:table-cell table:style-name="Default" office:value-type="float" office:value="0.00028829" calcext:value-type="float">
            <text:p>0,00028829</text:p>
          </table:table-cell>
          <table:table-cell table:formula="of:=([.D101]-[.D99])/([.A101]-[.A99])" office:value-type="float" office:value="0.000358999999999998" calcext:value-type="float">
            <text:p>359,00E-06</text:p>
          </table:table-cell>
          <table:table-cell table:formula="of:=[.D100]/(SQRT([.E100]))" office:value-type="float" office:value="0.0152153642569198" calcext:value-type="float">
            <text:p>0,0152153643</text:p>
          </table:table-cell>
          <table:table-cell table:number-columns-repeated="6"/>
          <table:table-cell office:value-type="float" office:value="0.00000000005944" calcext:value-type="float">
            <text:p>5,94E-11</text:p>
          </table:table-cell>
          <table:table-cell office:value-type="float" office:value="0.0008149" calcext:value-type="float">
            <text:p>0,0008149</text:p>
          </table:table-cell>
          <table:table-cell table:formula="of:=([.N101]-[.N99])/([.A101]-[.A99])" office:value-type="float" office:value="0.001468" calcext:value-type="float">
            <text:p>1,47E-03</text:p>
          </table:table-cell>
          <table:table-cell table:formula="of:=[.N100]/(SQRT(ABS([.O100])))" office:value-type="float" office:value="0.0212687168733493" calcext:value-type="float">
            <text:p>0,0212687169</text:p>
          </table:table-cell>
          <table:table-cell table:number-columns-repeated="1008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office:value-type="float" office:value="0.00000000008522" calcext:value-type="float">
            <text:p>8,52E-11</text:p>
          </table:table-cell>
          <table:table-cell table:style-name="Default" office:value-type="float" office:value="0.00029191" calcext:value-type="float">
            <text:p>0,00029191</text:p>
          </table:table-cell>
          <table:table-cell table:formula="of:=([.D102]-[.D100])/([.A102]-[.A100])" office:value-type="float" office:value="0.000356000000000002" calcext:value-type="float">
            <text:p>356,00E-06</text:p>
          </table:table-cell>
          <table:table-cell table:formula="of:=[.D101]/(SQRT([.E101]))" office:value-type="float" office:value="0.0154711990576328" calcext:value-type="float">
            <text:p>0,0154711991</text:p>
          </table:table-cell>
          <table:table-cell table:number-columns-repeated="6"/>
          <table:table-cell office:value-type="float" office:value="0.00000000006685" calcext:value-type="float">
            <text:p>6,69E-11</text:p>
          </table:table-cell>
          <table:table-cell office:value-type="float" office:value="0.00082971" calcext:value-type="float">
            <text:p>0,00082971</text:p>
          </table:table-cell>
          <table:table-cell table:formula="of:=([.N102]-[.N100])/([.A102]-[.A100])" office:value-type="float" office:value="0.00143750000000001" calcext:value-type="float">
            <text:p>1,44E-03</text:p>
          </table:table-cell>
          <table:table-cell table:formula="of:=[.N101]/(SQRT(ABS([.O101])))" office:value-type="float" office:value="0.0218837829032486" calcext:value-type="float">
            <text:p>0,0218837829</text:p>
          </table:table-cell>
          <table:table-cell table:number-columns-repeated="1008"/>
        </table:table-row>
        <table:table-row table:style-name="ro1">
          <table:table-cell office:value-type="float" office:value="0.96" calcext:value-type="float">
            <text:p>0,96</text:p>
          </table:table-cell>
          <table:table-cell/>
          <table:table-cell office:value-type="float" office:value="0.00000000008817" calcext:value-type="float">
            <text:p>8,82E-11</text:p>
          </table:table-cell>
          <table:table-cell table:style-name="Default" office:value-type="float" office:value="0.00029541" calcext:value-type="float">
            <text:p>0,00029541</text:p>
          </table:table-cell>
          <table:table-cell table:formula="of:=([.D103]-[.D101])/([.A103]-[.A101])" office:value-type="float" office:value="0.000336500000000003" calcext:value-type="float">
            <text:p>336,50E-06</text:p>
          </table:table-cell>
          <table:table-cell table:formula="of:=[.D102]/(SQRT([.E102]))" office:value-type="float" office:value="0.0161039590805599" calcext:value-type="float">
            <text:p>0,0161039591</text:p>
          </table:table-cell>
          <table:table-cell table:number-columns-repeated="6"/>
          <table:table-cell office:value-type="float" office:value="0.00000000007105" calcext:value-type="float">
            <text:p>7,11E-11</text:p>
          </table:table-cell>
          <table:table-cell office:value-type="float" office:value="0.00084365" calcext:value-type="float">
            <text:p>0,00084365</text:p>
          </table:table-cell>
          <table:table-cell table:formula="of:=([.N103]-[.N101])/([.A103]-[.A101])" office:value-type="float" office:value="0.00141050000000001" calcext:value-type="float">
            <text:p>1,41E-03</text:p>
          </table:table-cell>
          <table:table-cell table:formula="of:=[.N102]/(SQRT(ABS([.O102])))" office:value-type="float" office:value="0.0224634142269368" calcext:value-type="float">
            <text:p>0,0224634142</text:p>
          </table:table-cell>
          <table:table-cell table:number-columns-repeated="1008"/>
        </table:table-row>
        <table:table-row table:style-name="ro1">
          <table:table-cell office:value-type="float" office:value="0.97" calcext:value-type="float">
            <text:p>0,97</text:p>
          </table:table-cell>
          <table:table-cell/>
          <table:table-cell office:value-type="float" office:value="0.0000000000986" calcext:value-type="float">
            <text:p>9,86E-11</text:p>
          </table:table-cell>
          <table:table-cell table:style-name="Default" office:value-type="float" office:value="0.00029864" calcext:value-type="float">
            <text:p>0,00029864</text:p>
          </table:table-cell>
          <table:table-cell table:formula="of:=([.D104]-[.D102])/([.A104]-[.A102])" office:value-type="float" office:value="0.000320499999999999" calcext:value-type="float">
            <text:p>320,50E-06</text:p>
          </table:table-cell>
          <table:table-cell table:formula="of:=[.D103]/(SQRT([.E103]))" office:value-type="float" office:value="0.0166814562191454" calcext:value-type="float">
            <text:p>0,0166814562</text:p>
          </table:table-cell>
          <table:table-cell table:number-columns-repeated="6"/>
          <table:table-cell office:value-type="float" office:value="0.00000000007383" calcext:value-type="float">
            <text:p>7,38E-11</text:p>
          </table:table-cell>
          <table:table-cell office:value-type="float" office:value="0.00085792" calcext:value-type="float">
            <text:p>0,00085792</text:p>
          </table:table-cell>
          <table:table-cell table:formula="of:=([.N104]-[.N102])/([.A104]-[.A102])" office:value-type="float" office:value="0.0013715" calcext:value-type="float">
            <text:p>1,37E-03</text:p>
          </table:table-cell>
          <table:table-cell table:formula="of:=[.N103]/(SQRT(ABS([.O103])))" office:value-type="float" office:value="0.023165884479522" calcext:value-type="float">
            <text:p>0,0231658845</text:p>
          </table:table-cell>
          <table:table-cell table:number-columns-repeated="1008"/>
        </table:table-row>
        <table:table-row table:style-name="ro1">
          <table:table-cell office:value-type="float" office:value="0.98" calcext:value-type="float">
            <text:p>0,98</text:p>
          </table:table-cell>
          <table:table-cell/>
          <table:table-cell office:value-type="float" office:value="0.00000000011036" calcext:value-type="float">
            <text:p>1,10E-10</text:p>
          </table:table-cell>
          <table:table-cell table:style-name="Default" office:value-type="float" office:value="0.00030182" calcext:value-type="float">
            <text:p>0,00030182</text:p>
          </table:table-cell>
          <table:table-cell table:formula="of:=([.D105]-[.D103])/([.A105]-[.A103])" office:value-type="float" office:value="0.000299499999999999" calcext:value-type="float">
            <text:p>299,50E-06</text:p>
          </table:table-cell>
          <table:table-cell table:formula="of:=[.D104]/(SQRT([.E104]))" office:value-type="float" office:value="0.0174401253231012" calcext:value-type="float">
            <text:p>0,0174401253</text:p>
          </table:table-cell>
          <table:table-cell table:number-columns-repeated="6"/>
          <table:table-cell office:value-type="float" office:value="0.00000000008367" calcext:value-type="float">
            <text:p>8,37E-11</text:p>
          </table:table-cell>
          <table:table-cell office:value-type="float" office:value="0.00087108" calcext:value-type="float">
            <text:p>0,00087108</text:p>
          </table:table-cell>
          <table:table-cell table:formula="of:=([.N105]-[.N103])/([.A105]-[.A103])" office:value-type="float" office:value="0.0013925" calcext:value-type="float">
            <text:p>1,39E-03</text:p>
          </table:table-cell>
          <table:table-cell table:formula="of:=[.N104]/(SQRT(ABS([.O104])))" office:value-type="float" office:value="0.0233432026620309" calcext:value-type="float">
            <text:p>0,0233432027</text:p>
          </table:table-cell>
          <table:table-cell table:number-columns-repeated="1008"/>
        </table:table-row>
        <table:table-row table:style-name="ro1">
          <table:table-cell office:value-type="float" office:value="0.99" calcext:value-type="float">
            <text:p>0,99</text:p>
          </table:table-cell>
          <table:table-cell/>
          <table:table-cell office:value-type="float" office:value="0.00000000011248" calcext:value-type="float">
            <text:p>1,12E-10</text:p>
          </table:table-cell>
          <table:table-cell table:style-name="Default" office:value-type="float" office:value="0.00030463" calcext:value-type="float">
            <text:p>0,00030463</text:p>
          </table:table-cell>
          <table:table-cell table:formula="of:=([.D106]-[.D104])/([.A106]-[.A104])" office:value-type="float" office:value="0.000304" calcext:value-type="float">
            <text:p>304,00E-06</text:p>
          </table:table-cell>
          <table:table-cell table:formula="of:=[.D105]/(SQRT([.E105]))" office:value-type="float" office:value="0.0174717287522473" calcext:value-type="float">
            <text:p>0,0174717288</text:p>
          </table:table-cell>
          <table:table-cell table:number-columns-repeated="6"/>
          <table:table-cell office:value-type="float" office:value="0.00000000008952" calcext:value-type="float">
            <text:p>8,95E-11</text:p>
          </table:table-cell>
          <table:table-cell office:value-type="float" office:value="0.00088577" calcext:value-type="float">
            <text:p>0,00088577</text:p>
          </table:table-cell>
          <table:table-cell table:formula="of:=([.N106]-[.N104])/([.A106]-[.A104])" office:value-type="float" office:value="0.001428" calcext:value-type="float">
            <text:p>1,43E-03</text:p>
          </table:table-cell>
          <table:table-cell table:formula="of:=[.N105]/(SQRT(ABS([.O105])))" office:value-type="float" office:value="0.0234399598488796" calcext:value-type="float">
            <text:p>0,023439959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000000012" calcext:value-type="float">
            <text:p>1,20E-10</text:p>
          </table:table-cell>
          <table:table-cell table:style-name="Default" office:value-type="float" office:value="0.0003079" calcext:value-type="float">
            <text:p>0,0003079</text:p>
          </table:table-cell>
          <table:table-cell table:number-columns-repeated="8"/>
          <table:table-cell office:value-type="float" office:value="0.00000000010093" calcext:value-type="float">
            <text:p>1,01E-10</text:p>
          </table:table-cell>
          <table:table-cell office:value-type="float" office:value="0.00089964" calcext:value-type="float">
            <text:p>0,00089964</text:p>
          </table:table-cell>
          <table:table-cell table:number-columns-repeated="1010"/>
        </table:table-row>
      </table:table>
      <table:table table:name="FD16-90" table:style-name="ta1">
        <table:shapes>
          <draw:frame draw:z-index="0" draw:style-name="gr1" draw:text-style-name="P1" svg:width="159.99mm" svg:height="89.99mm" svg:x="0mm" svg:y="59.11mm">
            <loext:p draw:notify-on-update-of-ranges="'FD16-90'.A5:'FD16-90'.A5 'FD16-90'.A6:'FD16-90'.A106 'FD16-90'.D5:'FD16-90'.D5 'FD16-90'.D6:'FD16-90'.D106 'FD16-90'.A5:'FD16-90'.A5 'FD16-90'.A6:'FD16-90'.A106 'FD16-90'.E5:'FD16-90'.E5 'FD16-90'.E6:'FD16-90'.E10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159.99mm" svg:height="89.99mm" svg:x="289.29mm" svg:y="59.29mm">
            <loext:p draw:notify-on-update-of-ranges="'FD16-90'.A5:'FD16-90'.A5 'FD16-90'.A6:'FD16-90'.A106 'FD16-90'.N5:'FD16-90'.N5 'FD16-90'.N6:'FD16-90'.N106 'FD16-90'.A5:'FD16-90'.A5 'FD16-90'.A6:'FD16-90'.A106 'FD16-90'.O5:'FD16-90'.O5 'FD16-90'.O6:'FD16-90'.O106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159.99mm" svg:height="89.99mm" svg:x="146.63mm" svg:y="154.53mm">
            <loext:p draw:notify-on-update-of-ranges="'FD16-90'.A6:'FD16-90'.A106 'FD16-90'.D5:'FD16-90'.D5 'FD16-90'.D6:'FD16-90'.D106 'FD16-90'.A6:'FD16-90'.A106 'FD16-90'.N5:'FD16-90'.N5 'FD16-90'.N6:'FD16-90'.N106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5"/>
        <table:table-column table:style-name="co1" table:default-cell-style-name="ce4"/>
        <table:table-column table:style-name="co1" table:number-columns-repeated="7" table:default-cell-style-name="Default"/>
        <table:table-column table:style-name="co1" table:number-columns-repeated="2" table:default-cell-style-name="ce5"/>
        <table:table-column table:style-name="co1" table:default-cell-style-name="ce4"/>
        <table:table-column table:style-name="co1" table:number-columns-repeated="1009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"/>
          <table:table-cell/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1" table:number-columns-repeated="2"/>
          <table:table-cell table:style-name="Default"/>
          <table:table-cell table:number-columns-repeated="7"/>
          <table:table-cell table:style-name="ce6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Vg (V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table:style-name="ce4" office:value-type="string" calcext:value-type="string">
            <text:p>Y(Vg)</text:p>
          </table:table-cell>
          <table:table-cell table:style-name="ce4" office:value-type="string" calcext:value-type="string">
            <text:p>tangente</text:p>
          </table:table-cell>
          <table:table-cell/>
          <table:table-cell table:style-name="ce2" table:number-columns-repeated="2"/>
          <table:table-cell table:number-columns-repeated="2"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table:style-name="ce4" office:value-type="string" calcext:value-type="string">
            <text:p>Y(Vg)</text:p>
          </table:table-cell>
          <table:table-cell table:style-name="ce4" office:value-type="string" calcext:value-type="string">
            <text:p>tangente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-0.0000020384" calcext:value-type="float">
            <text:p>-2,04E-06</text:p>
          </table:table-cell>
          <table:table-cell office:value-type="float" office:value="0.0000020368" calcext:value-type="float">
            <text:p>2,04E-06</text:p>
          </table:table-cell>
          <table:table-cell table:number-columns-repeated="8"/>
          <table:table-cell office:value-type="float" office:value="-0.000063872" calcext:value-type="float">
            <text:p>-6,39E-05</text:p>
          </table:table-cell>
          <table:table-cell office:value-type="float" office:value="0.000061633" calcext:value-type="float">
            <text:p>6,16E-05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float" office:value="0.01" calcext:value-type="float">
            <text:p>0,01</text:p>
          </table:table-cell>
          <table:table-cell/>
          <table:table-cell office:value-type="float" office:value="-0.0000018158" calcext:value-type="float">
            <text:p>-1,82E-06</text:p>
          </table:table-cell>
          <table:table-cell office:value-type="float" office:value="0.0000018158" calcext:value-type="float">
            <text:p>1,82E-06</text:p>
          </table:table-cell>
          <table:table-cell table:formula="of:=([.D8]-[.D6])/([.A8]-[.A6])" office:value-type="float" office:value="-0.000022135" calcext:value-type="float">
            <text:p>-22,14E-06</text:p>
          </table:table-cell>
          <table:table-cell table:formula="of:=[.D7]/(SQRT(ABS([.E7])))" office:value-type="float" office:value="0.00038594751466358" calcext:value-type="float">
            <text:p>0,0003859475</text:p>
          </table:table-cell>
          <table:table-cell table:number-columns-repeated="6"/>
          <table:table-cell office:value-type="float" office:value="-0.000061336" calcext:value-type="float">
            <text:p>-6,13E-05</text:p>
          </table:table-cell>
          <table:table-cell office:value-type="float" office:value="0.000060807" calcext:value-type="float">
            <text:p>6,08E-05</text:p>
          </table:table-cell>
          <table:table-cell table:formula="of:=([.N8]-[.N6])/([.A8]-[.A6])" office:value-type="float" office:value="-0.0000943999999999996" calcext:value-type="float">
            <text:p>-94,40E-06</text:p>
          </table:table-cell>
          <table:table-cell table:formula="of:=[.N7]/(SQRT(ABS([.O7])))" office:value-type="float" office:value="0.00625846143250231" calcext:value-type="float">
            <text:p>0,0062584614</text:p>
          </table:table-cell>
          <table:table-cell table:number-columns-repeated="1008"/>
        </table:table-row>
        <table:table-row table:style-name="ro1">
          <table:table-cell office:value-type="float" office:value="0.02" calcext:value-type="float">
            <text:p>0,02</text:p>
          </table:table-cell>
          <table:table-cell/>
          <table:table-cell office:value-type="float" office:value="-0.0000015977" calcext:value-type="float">
            <text:p>-1,60E-06</text:p>
          </table:table-cell>
          <table:table-cell office:value-type="float" office:value="0.0000015941" calcext:value-type="float">
            <text:p>1,59E-06</text:p>
          </table:table-cell>
          <table:table-cell table:formula="of:=([.D9]-[.D7])/([.A9]-[.A7])" office:value-type="float" office:value="-0.000021365" calcext:value-type="float">
            <text:p>-21,37E-06</text:p>
          </table:table-cell>
          <table:table-cell table:formula="of:=[.D8]/(SQRT(ABS([.E8])))" office:value-type="float" office:value="0.000344876905630754" calcext:value-type="float">
            <text:p>0,0003448769</text:p>
          </table:table-cell>
          <table:table-cell table:number-columns-repeated="6"/>
          <table:table-cell office:value-type="float" office:value="-0.00006025" calcext:value-type="float">
            <text:p>-6,03E-05</text:p>
          </table:table-cell>
          <table:table-cell office:value-type="float" office:value="0.000059745" calcext:value-type="float">
            <text:p>5,97E-05</text:p>
          </table:table-cell>
          <table:table-cell table:formula="of:=([.N9]-[.N7])/([.A9]-[.A7])" office:value-type="float" office:value="-0.00014975" calcext:value-type="float">
            <text:p>-149,75E-06</text:p>
          </table:table-cell>
          <table:table-cell table:formula="of:=[.N8]/(SQRT(ABS([.O8])))" office:value-type="float" office:value="0.00488222904358826" calcext:value-type="float">
            <text:p>0,004882229</text:p>
          </table:table-cell>
          <table:table-cell table:number-columns-repeated="1008"/>
        </table:table-row>
        <table:table-row table:style-name="ro1">
          <table:table-cell office:value-type="float" office:value="0.03" calcext:value-type="float">
            <text:p>0,03</text:p>
          </table:table-cell>
          <table:table-cell/>
          <table:table-cell office:value-type="float" office:value="-0.0000013886" calcext:value-type="float">
            <text:p>-1,39E-06</text:p>
          </table:table-cell>
          <table:table-cell office:value-type="float" office:value="0.0000013885" calcext:value-type="float">
            <text:p>1,39E-06</text:p>
          </table:table-cell>
          <table:table-cell table:formula="of:=([.D10]-[.D8])/([.A10]-[.A8])" office:value-type="float" office:value="-0.00002066" calcext:value-type="float">
            <text:p>-20,66E-06</text:p>
          </table:table-cell>
          <table:table-cell table:formula="of:=[.D9]/(SQRT(ABS([.E9])))" office:value-type="float" office:value="0.000305478553519249" calcext:value-type="float">
            <text:p>0,0003054786</text:p>
          </table:table-cell>
          <table:table-cell table:number-columns-repeated="6"/>
          <table:table-cell office:value-type="float" office:value="-0.000057628" calcext:value-type="float">
            <text:p>-5,76E-05</text:p>
          </table:table-cell>
          <table:table-cell office:value-type="float" office:value="0.000057812" calcext:value-type="float">
            <text:p>5,78E-05</text:p>
          </table:table-cell>
          <table:table-cell table:formula="of:=([.N10]-[.N8])/([.A10]-[.A8])" office:value-type="float" office:value="-0.00017695" calcext:value-type="float">
            <text:p>-176,95E-06</text:p>
          </table:table-cell>
          <table:table-cell table:formula="of:=[.N9]/(SQRT(ABS([.O9])))" office:value-type="float" office:value="0.00434602990647878" calcext:value-type="float">
            <text:p>0,0043460299</text:p>
          </table:table-cell>
          <table:table-cell table:number-columns-repeated="1008"/>
        </table:table-row>
        <table:table-row table:style-name="ro1">
          <table:table-cell office:value-type="float" office:value="0.04" calcext:value-type="float">
            <text:p>0,04</text:p>
          </table:table-cell>
          <table:table-cell/>
          <table:table-cell office:value-type="float" office:value="-0.0000011771" calcext:value-type="float">
            <text:p>-1,18E-06</text:p>
          </table:table-cell>
          <table:table-cell office:value-type="float" office:value="0.0000011809" calcext:value-type="float">
            <text:p>1,18E-06</text:p>
          </table:table-cell>
          <table:table-cell table:formula="of:=([.D11]-[.D9])/([.A11]-[.A9])" office:value-type="float" office:value="-0.000020407" calcext:value-type="float">
            <text:p>-20,41E-06</text:p>
          </table:table-cell>
          <table:table-cell table:formula="of:=[.D10]/(SQRT(ABS([.E10])))" office:value-type="float" office:value="0.000261410808536711" calcext:value-type="float">
            <text:p>0,0002614108</text:p>
          </table:table-cell>
          <table:table-cell table:number-columns-repeated="6"/>
          <table:table-cell office:value-type="float" office:value="-0.000056555" calcext:value-type="float">
            <text:p>-5,66E-05</text:p>
          </table:table-cell>
          <table:table-cell office:value-type="float" office:value="0.000056206" calcext:value-type="float">
            <text:p>5,62E-05</text:p>
          </table:table-cell>
          <table:table-cell table:formula="of:=([.N11]-[.N9])/([.A11]-[.A9])" office:value-type="float" office:value="-0.0001619" calcext:value-type="float">
            <text:p>-161,90E-06</text:p>
          </table:table-cell>
          <table:table-cell table:formula="of:=[.N10]/(SQRT(ABS([.O10])))" office:value-type="float" office:value="0.00441732399799625" calcext:value-type="float">
            <text:p>0,004417324</text:p>
          </table:table-cell>
          <table:table-cell table:number-columns-repeated="1008"/>
        </table:table-row>
        <table:table-row table:style-name="ro1">
          <table:table-cell office:value-type="float" office:value="0.05" calcext:value-type="float">
            <text:p>0,05</text:p>
          </table:table-cell>
          <table:table-cell/>
          <table:table-cell office:value-type="float" office:value="-0.00000097979" calcext:value-type="float">
            <text:p>-9,80E-07</text:p>
          </table:table-cell>
          <table:table-cell office:value-type="float" office:value="0.00000098036" calcext:value-type="float">
            <text:p>9,80E-07</text:p>
          </table:table-cell>
          <table:table-cell table:formula="of:=([.D12]-[.D10])/([.A12]-[.A10])" office:value-type="float" office:value="-0.00002018" calcext:value-type="float">
            <text:p>-20,18E-06</text:p>
          </table:table-cell>
          <table:table-cell table:formula="of:=[.D11]/(SQRT(ABS([.E11])))" office:value-type="float" office:value="0.000218235301131736" calcext:value-type="float">
            <text:p>0,0002182353</text:p>
          </table:table-cell>
          <table:table-cell table:number-columns-repeated="6"/>
          <table:table-cell office:value-type="float" office:value="-0.000054737" calcext:value-type="float">
            <text:p>-5,47E-05</text:p>
          </table:table-cell>
          <table:table-cell office:value-type="float" office:value="0.000054574" calcext:value-type="float">
            <text:p>5,46E-05</text:p>
          </table:table-cell>
          <table:table-cell table:formula="of:=([.N12]-[.N10])/([.A12]-[.A10])" office:value-type="float" office:value="-0.0001753" calcext:value-type="float">
            <text:p>-175,30E-06</text:p>
          </table:table-cell>
          <table:table-cell table:formula="of:=[.N11]/(SQRT(ABS([.O11])))" office:value-type="float" office:value="0.0041218751070568" calcext:value-type="float">
            <text:p>0,0041218751</text:p>
          </table:table-cell>
          <table:table-cell table:number-columns-repeated="1008"/>
        </table:table-row>
        <table:table-row table:style-name="ro1">
          <table:table-cell office:value-type="float" office:value="0.06" calcext:value-type="float">
            <text:p>0,06</text:p>
          </table:table-cell>
          <table:table-cell/>
          <table:table-cell office:value-type="float" office:value="-0.00000077902" calcext:value-type="float">
            <text:p>-7,79E-07</text:p>
          </table:table-cell>
          <table:table-cell office:value-type="float" office:value="0.0000007773" calcext:value-type="float">
            <text:p>7,77E-07</text:p>
          </table:table-cell>
          <table:table-cell table:formula="of:=([.D13]-[.D11])/([.A13]-[.A11])" office:value-type="float" office:value="-0.0000198985" calcext:value-type="float">
            <text:p>-19,90E-06</text:p>
          </table:table-cell>
          <table:table-cell table:formula="of:=[.D12]/(SQRT(ABS([.E12])))" office:value-type="float" office:value="0.000174252291505901" calcext:value-type="float">
            <text:p>0,0001742523</text:p>
          </table:table-cell>
          <table:table-cell table:number-columns-repeated="6"/>
          <table:table-cell office:value-type="float" office:value="-0.000052822" calcext:value-type="float">
            <text:p>-5,28E-05</text:p>
          </table:table-cell>
          <table:table-cell office:value-type="float" office:value="0.0000527" calcext:value-type="float">
            <text:p>5,27E-05</text:p>
          </table:table-cell>
          <table:table-cell table:formula="of:=([.N13]-[.N11])/([.A13]-[.A11])" office:value-type="float" office:value="-0.0001562" calcext:value-type="float">
            <text:p>-156,20E-06</text:p>
          </table:table-cell>
          <table:table-cell table:formula="of:=[.N12]/(SQRT(ABS([.O12])))" office:value-type="float" office:value="0.00421667472193758" calcext:value-type="float">
            <text:p>0,0042166747</text:p>
          </table:table-cell>
          <table:table-cell table:number-columns-repeated="1008"/>
        </table:table-row>
        <table:table-row table:style-name="ro1">
          <table:table-cell office:value-type="float" office:value="0.07" calcext:value-type="float">
            <text:p>0,07</text:p>
          </table:table-cell>
          <table:table-cell/>
          <table:table-cell office:value-type="float" office:value="-0.00000058278" calcext:value-type="float">
            <text:p>-5,83E-07</text:p>
          </table:table-cell>
          <table:table-cell office:value-type="float" office:value="0.00000058239" calcext:value-type="float">
            <text:p>5,82E-07</text:p>
          </table:table-cell>
          <table:table-cell table:formula="of:=([.D14]-[.D12])/([.A14]-[.A12])" office:value-type="float" office:value="-0.0000195115" calcext:value-type="float">
            <text:p>-19,51E-06</text:p>
          </table:table-cell>
          <table:table-cell table:formula="of:=[.D13]/(SQRT(ABS([.E13])))" office:value-type="float" office:value="0.000131846492301557" calcext:value-type="float">
            <text:p>0,0001318465</text:p>
          </table:table-cell>
          <table:table-cell table:number-columns-repeated="6"/>
          <table:table-cell office:value-type="float" office:value="-0.000051629" calcext:value-type="float">
            <text:p>-5,16E-05</text:p>
          </table:table-cell>
          <table:table-cell office:value-type="float" office:value="0.00005145" calcext:value-type="float">
            <text:p>5,15E-05</text:p>
          </table:table-cell>
          <table:table-cell table:formula="of:=([.N14]-[.N12])/([.A14]-[.A12])" office:value-type="float" office:value="-0.0001612" calcext:value-type="float">
            <text:p>-161,20E-06</text:p>
          </table:table-cell>
          <table:table-cell table:formula="of:=[.N13]/(SQRT(ABS([.O13])))" office:value-type="float" office:value="0.00405231185739426" calcext:value-type="float">
            <text:p>0,0040523119</text:p>
          </table:table-cell>
          <table:table-cell table:number-columns-repeated="1008"/>
        </table:table-row>
        <table:table-row table:style-name="ro1">
          <table:table-cell office:value-type="float" office:value="0.08" calcext:value-type="float">
            <text:p>0,08</text:p>
          </table:table-cell>
          <table:table-cell/>
          <table:table-cell office:value-type="float" office:value="-0.00000038649" calcext:value-type="float">
            <text:p>-3,86E-07</text:p>
          </table:table-cell>
          <table:table-cell office:value-type="float" office:value="0.00000038707" calcext:value-type="float">
            <text:p>3,87E-07</text:p>
          </table:table-cell>
          <table:table-cell table:formula="of:=([.D15]-[.D13])/([.A15]-[.A13])" office:value-type="float" office:value="-0.000019496" calcext:value-type="float">
            <text:p>-19,50E-06</text:p>
          </table:table-cell>
          <table:table-cell table:formula="of:=[.D14]/(SQRT(ABS([.E14])))" office:value-type="float" office:value="0.0000876630858681284" calcext:value-type="float">
            <text:p>8,76630858681284E-05</text:p>
          </table:table-cell>
          <table:table-cell table:number-columns-repeated="6"/>
          <table:table-cell office:value-type="float" office:value="-0.000050229" calcext:value-type="float">
            <text:p>-5,02E-05</text:p>
          </table:table-cell>
          <table:table-cell office:value-type="float" office:value="0.000049476" calcext:value-type="float">
            <text:p>4,95E-05</text:p>
          </table:table-cell>
          <table:table-cell table:formula="of:=([.N15]-[.N13])/([.A15]-[.A13])" office:value-type="float" office:value="-0.00014285" calcext:value-type="float">
            <text:p>-142,85E-06</text:p>
          </table:table-cell>
          <table:table-cell table:formula="of:=[.N14]/(SQRT(ABS([.O14])))" office:value-type="float" office:value="0.00413956263763958" calcext:value-type="float">
            <text:p>0,0041395626</text:p>
          </table:table-cell>
          <table:table-cell table:number-columns-repeated="1008"/>
        </table:table-row>
        <table:table-row table:style-name="ro1">
          <table:table-cell office:value-type="float" office:value="0.09" calcext:value-type="float">
            <text:p>0,09</text:p>
          </table:table-cell>
          <table:table-cell/>
          <table:table-cell office:value-type="float" office:value="-0.00000019163" calcext:value-type="float">
            <text:p>-1,92E-07</text:p>
          </table:table-cell>
          <table:table-cell office:value-type="float" office:value="0.00000019247" calcext:value-type="float">
            <text:p>1,92E-07</text:p>
          </table:table-cell>
          <table:table-cell table:formula="of:=([.D16]-[.D14])/([.A16]-[.A14])" office:value-type="float" office:value="-0.000019377793" calcext:value-type="float">
            <text:p>-19,38E-06</text:p>
          </table:table-cell>
          <table:table-cell table:formula="of:=[.D15]/(SQRT(ABS([.E15])))" office:value-type="float" office:value="0.0000437230943607712" calcext:value-type="float">
            <text:p>4,37230943607712E-05</text:p>
          </table:table-cell>
          <table:table-cell table:number-columns-repeated="6"/>
          <table:table-cell office:value-type="float" office:value="-0.000048519" calcext:value-type="float">
            <text:p>-4,85E-05</text:p>
          </table:table-cell>
          <table:table-cell office:value-type="float" office:value="0.000048593" calcext:value-type="float">
            <text:p>4,86E-05</text:p>
          </table:table-cell>
          <table:table-cell table:formula="of:=([.N16]-[.N14])/([.A16]-[.A14])" office:value-type="float" office:value="-0.0001099" calcext:value-type="float">
            <text:p>-109,90E-06</text:p>
          </table:table-cell>
          <table:table-cell table:formula="of:=[.N15]/(SQRT(ABS([.O15])))" office:value-type="float" office:value="0.00463526817907031" calcext:value-type="float">
            <text:p>0,0046352682</text:p>
          </table:table-cell>
          <table:table-cell table:number-columns-repeated="1008"/>
        </table:table-row>
        <table:table-row table:style-name="ro1">
          <table:table-cell office:value-type="float" office:value="0.1" calcext:value-type="float">
            <text:p>0,1</text:p>
          </table:table-cell>
          <table:table-cell/>
          <table:table-cell office:value-type="float" office:value="0.0000000010941" calcext:value-type="float">
            <text:p>1,09E-09</text:p>
          </table:table-cell>
          <table:table-cell office:value-type="float" office:value="-0.00000000048586" calcext:value-type="float">
            <text:p>-4,86E-10</text:p>
          </table:table-cell>
          <table:table-cell table:formula="of:=([.D17]-[.D15])/([.A17]-[.A15])" office:value-type="float" office:value="-0.000019304" calcext:value-type="float">
            <text:p>-19,30E-06</text:p>
          </table:table-cell>
          <table:table-cell table:formula="of:=[.D16]/(SQRT(ABS([.E16])))" office:value-type="float" office:value="-0.000000110582776863074" calcext:value-type="float">
            <text:p>-1,10582776863074E-07</text:p>
          </table:table-cell>
          <table:table-cell table:number-columns-repeated="6"/>
          <table:table-cell office:value-type="float" office:value="-0.000047447" calcext:value-type="float">
            <text:p>-4,74E-05</text:p>
          </table:table-cell>
          <table:table-cell office:value-type="float" office:value="0.000047278" calcext:value-type="float">
            <text:p>4,73E-05</text:p>
          </table:table-cell>
          <table:table-cell table:formula="of:=([.N17]-[.N15])/([.A17]-[.A15])" office:value-type="float" office:value="-0.00013365" calcext:value-type="float">
            <text:p>-133,65E-06</text:p>
          </table:table-cell>
          <table:table-cell table:formula="of:=[.N16]/(SQRT(ABS([.O16])))" office:value-type="float" office:value="0.00408954145356316" calcext:value-type="float">
            <text:p>0,0040895415</text:p>
          </table:table-cell>
          <table:table-cell table:number-columns-repeated="1008"/>
        </table:table-row>
        <table:table-row table:style-name="ro1">
          <table:table-cell office:value-type="float" office:value="0.11" calcext:value-type="float">
            <text:p>0,11</text:p>
          </table:table-cell>
          <table:table-cell/>
          <table:table-cell office:value-type="float" office:value="0.00000019624" calcext:value-type="float">
            <text:p>1,96E-07</text:p>
          </table:table-cell>
          <table:table-cell office:value-type="float" office:value="-0.00000019361" calcext:value-type="float">
            <text:p>-1,94E-07</text:p>
          </table:table-cell>
          <table:table-cell table:formula="of:=([.D18]-[.D16])/([.A18]-[.A16])" office:value-type="float" office:value="-0.000019445707" calcext:value-type="float">
            <text:p>-19,45E-06</text:p>
          </table:table-cell>
          <table:table-cell table:formula="of:=[.D17]/(SQRT(ABS([.E17])))" office:value-type="float" office:value="-0.0000439051955811923" calcext:value-type="float">
            <text:p>-4,39051955811923E-05</text:p>
          </table:table-cell>
          <table:table-cell table:number-columns-repeated="6"/>
          <table:table-cell office:value-type="float" office:value="-0.000045591" calcext:value-type="float">
            <text:p>-4,56E-05</text:p>
          </table:table-cell>
          <table:table-cell office:value-type="float" office:value="0.00004592" calcext:value-type="float">
            <text:p>4,59E-05</text:p>
          </table:table-cell>
          <table:table-cell table:formula="of:=([.N18]-[.N16])/([.A18]-[.A16])" office:value-type="float" office:value="-0.0001403" calcext:value-type="float">
            <text:p>-140,30E-06</text:p>
          </table:table-cell>
          <table:table-cell table:formula="of:=[.N17]/(SQRT(ABS([.O17])))" office:value-type="float" office:value="0.00387679684962436" calcext:value-type="float">
            <text:p>0,0038767968</text:p>
          </table:table-cell>
          <table:table-cell table:number-columns-repeated="1008"/>
        </table:table-row>
        <table:table-row table:style-name="ro1">
          <table:table-cell office:value-type="float" office:value="0.12" calcext:value-type="float">
            <text:p>0,12</text:p>
          </table:table-cell>
          <table:table-cell/>
          <table:table-cell office:value-type="float" office:value="0.00000039067" calcext:value-type="float">
            <text:p>3,91E-07</text:p>
          </table:table-cell>
          <table:table-cell office:value-type="float" office:value="-0.0000003894" calcext:value-type="float">
            <text:p>-3,89E-07</text:p>
          </table:table-cell>
          <table:table-cell table:formula="of:=([.D19]-[.D17])/([.A19]-[.A17])" office:value-type="float" office:value="-0.0000196605" calcext:value-type="float">
            <text:p>-19,66E-06</text:p>
          </table:table-cell>
          <table:table-cell table:formula="of:=[.D18]/(SQRT(ABS([.E18])))" office:value-type="float" office:value="-0.0000878210586265761" calcext:value-type="float">
            <text:p>-8,78210586265761E-05</text:p>
          </table:table-cell>
          <table:table-cell table:number-columns-repeated="6"/>
          <table:table-cell office:value-type="float" office:value="-0.000044713" calcext:value-type="float">
            <text:p>-4,47E-05</text:p>
          </table:table-cell>
          <table:table-cell office:value-type="float" office:value="0.000044472" calcext:value-type="float">
            <text:p>4,45E-05</text:p>
          </table:table-cell>
          <table:table-cell table:formula="of:=([.N19]-[.N17])/([.A19]-[.A17])" office:value-type="float" office:value="-0.00014565" calcext:value-type="float">
            <text:p>-145,65E-06</text:p>
          </table:table-cell>
          <table:table-cell table:formula="of:=[.N18]/(SQRT(ABS([.O18])))" office:value-type="float" office:value="0.00368494844834243" calcext:value-type="float">
            <text:p>0,0036849484</text:p>
          </table:table-cell>
          <table:table-cell table:number-columns-repeated="1008"/>
        </table:table-row>
        <table:table-row table:style-name="ro1">
          <table:table-cell office:value-type="float" office:value="0.13" calcext:value-type="float">
            <text:p>0,13</text:p>
          </table:table-cell>
          <table:table-cell/>
          <table:table-cell office:value-type="float" office:value="0.00000058782" calcext:value-type="float">
            <text:p>5,88E-07</text:p>
          </table:table-cell>
          <table:table-cell office:value-type="float" office:value="-0.00000058682" calcext:value-type="float">
            <text:p>-5,87E-07</text:p>
          </table:table-cell>
          <table:table-cell table:formula="of:=([.D20]-[.D18])/([.A20]-[.A18])" office:value-type="float" office:value="-0.000019709" calcext:value-type="float">
            <text:p>-19,71E-06</text:p>
          </table:table-cell>
          <table:table-cell table:formula="of:=[.D19]/(SQRT(ABS([.E19])))" office:value-type="float" office:value="-0.000132182089346574" calcext:value-type="float">
            <text:p>-0,0001321821</text:p>
          </table:table-cell>
          <table:table-cell table:number-columns-repeated="6"/>
          <table:table-cell office:value-type="float" office:value="-0.000043476" calcext:value-type="float">
            <text:p>-4,35E-05</text:p>
          </table:table-cell>
          <table:table-cell office:value-type="float" office:value="0.000043007" calcext:value-type="float">
            <text:p>4,30E-05</text:p>
          </table:table-cell>
          <table:table-cell table:formula="of:=([.N20]-[.N18])/([.A20]-[.A18])" office:value-type="float" office:value="-0.00010085" calcext:value-type="float">
            <text:p>-100,85E-06</text:p>
          </table:table-cell>
          <table:table-cell table:formula="of:=[.N19]/(SQRT(ABS([.O19])))" office:value-type="float" office:value="0.00428253772781786" calcext:value-type="float">
            <text:p>0,0042825377</text:p>
          </table:table-cell>
          <table:table-cell table:number-columns-repeated="1008"/>
        </table:table-row>
        <table:table-row table:style-name="ro1">
          <table:table-cell office:value-type="float" office:value="0.14" calcext:value-type="float">
            <text:p>0,14</text:p>
          </table:table-cell>
          <table:table-cell/>
          <table:table-cell office:value-type="float" office:value="0.00000078513" calcext:value-type="float">
            <text:p>7,85E-07</text:p>
          </table:table-cell>
          <table:table-cell office:value-type="float" office:value="-0.00000078358" calcext:value-type="float">
            <text:p>-7,84E-07</text:p>
          </table:table-cell>
          <table:table-cell table:formula="of:=([.D21]-[.D19])/([.A21]-[.A19])" office:value-type="float" office:value="-0.0000201135" calcext:value-type="float">
            <text:p>-20,11E-06</text:p>
          </table:table-cell>
          <table:table-cell table:formula="of:=[.D20]/(SQRT(ABS([.E20])))" office:value-type="float" office:value="-0.00017471875150062" calcext:value-type="float">
            <text:p>-0,0001747188</text:p>
          </table:table-cell>
          <table:table-cell table:number-columns-repeated="6"/>
          <table:table-cell office:value-type="float" office:value="-0.000042105" calcext:value-type="float">
            <text:p>-4,21E-05</text:p>
          </table:table-cell>
          <table:table-cell office:value-type="float" office:value="0.000042455" calcext:value-type="float">
            <text:p>4,25E-05</text:p>
          </table:table-cell>
          <table:table-cell table:formula="of:=([.N21]-[.N19])/([.A21]-[.A19])" office:value-type="float" office:value="-0.0000777000000000003" calcext:value-type="float">
            <text:p>-77,70E-06</text:p>
          </table:table-cell>
          <table:table-cell table:formula="of:=[.N20]/(SQRT(ABS([.O20])))" office:value-type="float" office:value="0.00481635328947212" calcext:value-type="float">
            <text:p>0,0048163533</text:p>
          </table:table-cell>
          <table:table-cell table:number-columns-repeated="1008"/>
        </table:table-row>
        <table:table-row table:style-name="ro1">
          <table:table-cell office:value-type="float" office:value="0.15" calcext:value-type="float">
            <text:p>0,15</text:p>
          </table:table-cell>
          <table:table-cell/>
          <table:table-cell office:value-type="float" office:value="0.00000099058" calcext:value-type="float">
            <text:p>9,91E-07</text:p>
          </table:table-cell>
          <table:table-cell office:value-type="float" office:value="-0.00000098909" calcext:value-type="float">
            <text:p>-9,89E-07</text:p>
          </table:table-cell>
          <table:table-cell table:formula="of:=([.D22]-[.D20])/([.A22]-[.A20])" office:value-type="float" office:value="-0.000020451" calcext:value-type="float">
            <text:p>-20,45E-06</text:p>
          </table:table-cell>
          <table:table-cell table:formula="of:=[.D21]/(SQRT(ABS([.E21])))" office:value-type="float" office:value="-0.000218714983712897" calcext:value-type="float">
            <text:p>-0,000218715</text:p>
          </table:table-cell>
          <table:table-cell table:number-columns-repeated="6"/>
          <table:table-cell office:value-type="float" office:value="-0.000041255" calcext:value-type="float">
            <text:p>-4,13E-05</text:p>
          </table:table-cell>
          <table:table-cell office:value-type="float" office:value="0.000041453" calcext:value-type="float">
            <text:p>4,15E-05</text:p>
          </table:table-cell>
          <table:table-cell table:formula="of:=([.N22]-[.N20])/([.A22]-[.A20])" office:value-type="float" office:value="-0.0001134" calcext:value-type="float">
            <text:p>-113,40E-06</text:p>
          </table:table-cell>
          <table:table-cell table:formula="of:=[.N21]/(SQRT(ABS([.O21])))" office:value-type="float" office:value="0.00389268659125124" calcext:value-type="float">
            <text:p>0,0038926866</text:p>
          </table:table-cell>
          <table:table-cell table:number-columns-repeated="1008"/>
        </table:table-row>
        <table:table-row table:style-name="ro1">
          <table:table-cell office:value-type="float" office:value="0.16" calcext:value-type="float">
            <text:p>0,16</text:p>
          </table:table-cell>
          <table:table-cell/>
          <table:table-cell office:value-type="float" office:value="0.0000011957" calcext:value-type="float">
            <text:p>1,20E-06</text:p>
          </table:table-cell>
          <table:table-cell office:value-type="float" office:value="-0.0000011926" calcext:value-type="float">
            <text:p>-1,19E-06</text:p>
          </table:table-cell>
          <table:table-cell table:formula="of:=([.D23]-[.D21])/([.A23]-[.A21])" office:value-type="float" office:value="-0.0000205355" calcext:value-type="float">
            <text:p>-20,54E-06</text:p>
          </table:table-cell>
          <table:table-cell table:formula="of:=[.D22]/(SQRT(ABS([.E22])))" office:value-type="float" office:value="-0.000263173504817348" calcext:value-type="float">
            <text:p>-0,0002631735</text:p>
          </table:table-cell>
          <table:table-cell table:number-columns-repeated="6"/>
          <table:table-cell office:value-type="float" office:value="-0.000040134" calcext:value-type="float">
            <text:p>-4,01E-05</text:p>
          </table:table-cell>
          <table:table-cell office:value-type="float" office:value="0.000040187" calcext:value-type="float">
            <text:p>4,02E-05</text:p>
          </table:table-cell>
          <table:table-cell table:formula="of:=([.N23]-[.N21])/([.A23]-[.A21])" office:value-type="float" office:value="-0.0001196" calcext:value-type="float">
            <text:p>-119,60E-06</text:p>
          </table:table-cell>
          <table:table-cell table:formula="of:=[.N22]/(SQRT(ABS([.O22])))" office:value-type="float" office:value="0.00367468398864283" calcext:value-type="float">
            <text:p>0,003674684</text:p>
          </table:table-cell>
          <table:table-cell table:number-columns-repeated="1008"/>
        </table:table-row>
        <table:table-row table:style-name="ro1">
          <table:table-cell office:value-type="float" office:value="0.17" calcext:value-type="float">
            <text:p>0,17</text:p>
          </table:table-cell>
          <table:table-cell/>
          <table:table-cell office:value-type="float" office:value="0.0000014061" calcext:value-type="float">
            <text:p>1,41E-06</text:p>
          </table:table-cell>
          <table:table-cell office:value-type="float" office:value="-0.0000013998" calcext:value-type="float">
            <text:p>-1,40E-06</text:p>
          </table:table-cell>
          <table:table-cell table:formula="of:=([.D24]-[.D22])/([.A24]-[.A22])" office:value-type="float" office:value="-0.00002128" calcext:value-type="float">
            <text:p>-21,28E-06</text:p>
          </table:table-cell>
          <table:table-cell table:formula="of:=[.D23]/(SQRT(ABS([.E23])))" office:value-type="float" office:value="-0.000303445133834966" calcext:value-type="float">
            <text:p>-0,0003034451</text:p>
          </table:table-cell>
          <table:table-cell table:number-columns-repeated="6"/>
          <table:table-cell office:value-type="float" office:value="-0.000038864" calcext:value-type="float">
            <text:p>-3,89E-05</text:p>
          </table:table-cell>
          <table:table-cell office:value-type="float" office:value="0.000039061" calcext:value-type="float">
            <text:p>3,91E-05</text:p>
          </table:table-cell>
          <table:table-cell table:formula="of:=([.N24]-[.N22])/([.A24]-[.A22])" office:value-type="float" office:value="-0.00013825" calcext:value-type="float">
            <text:p>-138,25E-06</text:p>
          </table:table-cell>
          <table:table-cell table:formula="of:=[.N23]/(SQRT(ABS([.O23])))" office:value-type="float" office:value="0.00332208536110585" calcext:value-type="float">
            <text:p>0,0033220854</text:p>
          </table:table-cell>
          <table:table-cell table:number-columns-repeated="1008"/>
        </table:table-row>
        <table:table-row table:style-name="ro1">
          <table:table-cell office:value-type="float" office:value="0.18" calcext:value-type="float">
            <text:p>0,18</text:p>
          </table:table-cell>
          <table:table-cell/>
          <table:table-cell office:value-type="float" office:value="0.0000016239" calcext:value-type="float">
            <text:p>1,62E-06</text:p>
          </table:table-cell>
          <table:table-cell office:value-type="float" office:value="-0.0000016182" calcext:value-type="float">
            <text:p>-1,62E-06</text:p>
          </table:table-cell>
          <table:table-cell table:formula="of:=([.D25]-[.D23])/([.A25]-[.A23])" office:value-type="float" office:value="-0.000021785" calcext:value-type="float">
            <text:p>-21,79E-06</text:p>
          </table:table-cell>
          <table:table-cell table:formula="of:=[.D24]/(SQRT(ABS([.E24])))" office:value-type="float" office:value="-0.000346699659158724" calcext:value-type="float">
            <text:p>-0,0003466997</text:p>
          </table:table-cell>
          <table:table-cell table:number-columns-repeated="6"/>
          <table:table-cell office:value-type="float" office:value="-0.000037962" calcext:value-type="float">
            <text:p>-3,80E-05</text:p>
          </table:table-cell>
          <table:table-cell office:value-type="float" office:value="0.000037422" calcext:value-type="float">
            <text:p>3,74E-05</text:p>
          </table:table-cell>
          <table:table-cell table:formula="of:=([.N25]-[.N23])/([.A25]-[.A23])" office:value-type="float" office:value="-0.0001134" calcext:value-type="float">
            <text:p>-113,40E-06</text:p>
          </table:table-cell>
          <table:table-cell table:formula="of:=[.N24]/(SQRT(ABS([.O24])))" office:value-type="float" office:value="0.00351415139116117" calcext:value-type="float">
            <text:p>0,0035141514</text:p>
          </table:table-cell>
          <table:table-cell table:number-columns-repeated="1008"/>
        </table:table-row>
        <table:table-row table:style-name="ro1">
          <table:table-cell office:value-type="float" office:value="0.19" calcext:value-type="float">
            <text:p>0,19</text:p>
          </table:table-cell>
          <table:table-cell/>
          <table:table-cell office:value-type="float" office:value="0.0000018428" calcext:value-type="float">
            <text:p>1,84E-06</text:p>
          </table:table-cell>
          <table:table-cell office:value-type="float" office:value="-0.0000018355" calcext:value-type="float">
            <text:p>-1,84E-06</text:p>
          </table:table-cell>
          <table:table-cell table:formula="of:=([.D26]-[.D24])/([.A26]-[.A24])" office:value-type="float" office:value="-0.000022075" calcext:value-type="float">
            <text:p>-22,08E-06</text:p>
          </table:table-cell>
          <table:table-cell table:formula="of:=[.D25]/(SQRT([.E25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36535" calcext:value-type="float">
            <text:p>-3,65E-05</text:p>
          </table:table-cell>
          <table:table-cell office:value-type="float" office:value="0.000036793" calcext:value-type="float">
            <text:p>3,68E-05</text:p>
          </table:table-cell>
          <table:table-cell table:formula="of:=([.N26]-[.N24])/([.A26]-[.A24])" office:value-type="float" office:value="-0.0001018" calcext:value-type="float">
            <text:p>-101,80E-06</text:p>
          </table:table-cell>
          <table:table-cell table:formula="of:=[.N25]/(SQRT(ABS([.O25])))" office:value-type="float" office:value="0.00364662673335461" calcext:value-type="float">
            <text:p>0,0036466267</text:p>
          </table:table-cell>
          <table:table-cell table:number-columns-repeated="1008"/>
        </table:table-row>
        <table:table-row table:style-name="ro1">
          <table:table-cell office:value-type="float" office:value="0.2" calcext:value-type="float">
            <text:p>0,2</text:p>
          </table:table-cell>
          <table:table-cell/>
          <table:table-cell office:value-type="float" office:value="0.0000020698" calcext:value-type="float">
            <text:p>2,07E-06</text:p>
          </table:table-cell>
          <table:table-cell office:value-type="float" office:value="-0.0000020597" calcext:value-type="float">
            <text:p>-2,06E-06</text:p>
          </table:table-cell>
          <table:table-cell table:formula="of:=([.D27]-[.D25])/([.A27]-[.A25])" office:value-type="float" office:value="-0.00002264" calcext:value-type="float">
            <text:p>-22,64E-06</text:p>
          </table:table-cell>
          <table:table-cell table:formula="of:=[.D26]/(SQRT([.E26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35429" calcext:value-type="float">
            <text:p>-3,54E-05</text:p>
          </table:table-cell>
          <table:table-cell office:value-type="float" office:value="0.000035386" calcext:value-type="float">
            <text:p>3,54E-05</text:p>
          </table:table-cell>
          <table:table-cell table:formula="of:=([.N27]-[.N25])/([.A27]-[.A25])" office:value-type="float" office:value="-0.0000881500000000002" calcext:value-type="float">
            <text:p>-88,15E-06</text:p>
          </table:table-cell>
          <table:table-cell table:formula="of:=[.N26]/(SQRT(ABS([.O26])))" office:value-type="float" office:value="0.00376894946929495" calcext:value-type="float">
            <text:p>0,0037689495</text:p>
          </table:table-cell>
          <table:table-cell table:number-columns-repeated="1008"/>
        </table:table-row>
        <table:table-row table:style-name="ro1">
          <table:table-cell office:value-type="float" office:value="0.21" calcext:value-type="float">
            <text:p>0,21</text:p>
          </table:table-cell>
          <table:table-cell/>
          <table:table-cell office:value-type="float" office:value="0.0000023018" calcext:value-type="float">
            <text:p>2,30E-06</text:p>
          </table:table-cell>
          <table:table-cell office:value-type="float" office:value="-0.0000022883" calcext:value-type="float">
            <text:p>-2,29E-06</text:p>
          </table:table-cell>
          <table:table-cell table:formula="of:=([.D28]-[.D26])/([.A28]-[.A26])" office:value-type="float" office:value="-0.0000231" calcext:value-type="float">
            <text:p>-23,10E-06</text:p>
          </table:table-cell>
          <table:table-cell table:formula="of:=[.D27]/(SQRT([.E27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35147" calcext:value-type="float">
            <text:p>-3,51E-05</text:p>
          </table:table-cell>
          <table:table-cell office:value-type="float" office:value="0.00003503" calcext:value-type="float">
            <text:p>3,50E-05</text:p>
          </table:table-cell>
          <table:table-cell table:formula="of:=([.N28]-[.N26])/([.A28]-[.A26])" office:value-type="float" office:value="-0.0000475000000000002" calcext:value-type="float">
            <text:p>-47,50E-06</text:p>
          </table:table-cell>
          <table:table-cell table:formula="of:=[.N27]/(SQRT(ABS([.O27])))" office:value-type="float" office:value="0.00508268660827073" calcext:value-type="float">
            <text:p>0,0050826866</text:p>
          </table:table-cell>
          <table:table-cell table:number-columns-repeated="1008"/>
        </table:table-row>
        <table:table-row table:style-name="ro1">
          <table:table-cell office:value-type="float" office:value="0.22" calcext:value-type="float">
            <text:p>0,22</text:p>
          </table:table-cell>
          <table:table-cell/>
          <table:table-cell office:value-type="float" office:value="0.0000025405" calcext:value-type="float">
            <text:p>2,54E-06</text:p>
          </table:table-cell>
          <table:table-cell office:value-type="float" office:value="-0.0000025217" calcext:value-type="float">
            <text:p>-2,52E-06</text:p>
          </table:table-cell>
          <table:table-cell table:formula="of:=([.D29]-[.D27])/([.A29]-[.A27])" office:value-type="float" office:value="-0.00002356" calcext:value-type="float">
            <text:p>-23,56E-06</text:p>
          </table:table-cell>
          <table:table-cell table:formula="of:=[.D28]/(SQRT([.E28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34075" calcext:value-type="float">
            <text:p>-3,41E-05</text:p>
          </table:table-cell>
          <table:table-cell office:value-type="float" office:value="0.000034436" calcext:value-type="float">
            <text:p>3,44E-05</text:p>
          </table:table-cell>
          <table:table-cell table:formula="of:=([.N29]-[.N27])/([.A29]-[.A27])" office:value-type="float" office:value="-0.0001" calcext:value-type="float">
            <text:p>-100,00E-06</text:p>
          </table:table-cell>
          <table:table-cell table:formula="of:=[.N28]/(SQRT(ABS([.O28])))" office:value-type="float" office:value="0.0034436" calcext:value-type="float">
            <text:p>0,0034436</text:p>
          </table:table-cell>
          <table:table-cell table:number-columns-repeated="1008"/>
        </table:table-row>
        <table:table-row table:style-name="ro1">
          <table:table-cell office:value-type="float" office:value="0.23" calcext:value-type="float">
            <text:p>0,23</text:p>
          </table:table-cell>
          <table:table-cell/>
          <table:table-cell office:value-type="float" office:value="0.0000027882" calcext:value-type="float">
            <text:p>2,79E-06</text:p>
          </table:table-cell>
          <table:table-cell office:value-type="float" office:value="-0.0000027595" calcext:value-type="float">
            <text:p>-2,76E-06</text:p>
          </table:table-cell>
          <table:table-cell table:formula="of:=([.D30]-[.D28])/([.A30]-[.A28])" office:value-type="float" office:value="-0.000023905" calcext:value-type="float">
            <text:p>-23,91E-06</text:p>
          </table:table-cell>
          <table:table-cell table:formula="of:=[.D29]/(SQRT([.E29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32898" calcext:value-type="float">
            <text:p>-3,29E-05</text:p>
          </table:table-cell>
          <table:table-cell office:value-type="float" office:value="0.00003303" calcext:value-type="float">
            <text:p>3,30E-05</text:p>
          </table:table-cell>
          <table:table-cell table:formula="of:=([.N30]-[.N28])/([.A30]-[.A28])" office:value-type="float" office:value="-0.00007105" calcext:value-type="float">
            <text:p>-71,05E-06</text:p>
          </table:table-cell>
          <table:table-cell table:formula="of:=[.N29]/(SQRT(ABS([.O29])))" office:value-type="float" office:value="0.00391856028509862" calcext:value-type="float">
            <text:p>0,0039185603</text:p>
          </table:table-cell>
          <table:table-cell table:number-columns-repeated="1008"/>
        </table:table-row>
        <table:table-row table:style-name="ro1">
          <table:table-cell office:value-type="float" office:value="0.24" calcext:value-type="float">
            <text:p>0,24</text:p>
          </table:table-cell>
          <table:table-cell/>
          <table:table-cell office:value-type="float" office:value="0.00000303" calcext:value-type="float">
            <text:p>3,03E-06</text:p>
          </table:table-cell>
          <table:table-cell office:value-type="float" office:value="-0.0000029998" calcext:value-type="float">
            <text:p>-3,00E-06</text:p>
          </table:table-cell>
          <table:table-cell table:formula="of:=([.D31]-[.D29])/([.A31]-[.A29])" office:value-type="float" office:value="-0.000024195" calcext:value-type="float">
            <text:p>-24,20E-06</text:p>
          </table:table-cell>
          <table:table-cell table:formula="of:=[.D30]/(SQRT([.E30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32393" calcext:value-type="float">
            <text:p>-3,24E-05</text:p>
          </table:table-cell>
          <table:table-cell office:value-type="float" office:value="0.000033015" calcext:value-type="float">
            <text:p>3,30E-05</text:p>
          </table:table-cell>
          <table:table-cell table:formula="of:=([.N31]-[.N29])/([.A31]-[.A29])" office:value-type="float" office:value="-0.0000742499999999999" calcext:value-type="float">
            <text:p>-74,25E-06</text:p>
          </table:table-cell>
          <table:table-cell table:formula="of:=[.N30]/(SQRT(ABS([.O30])))" office:value-type="float" office:value="0.00383144920758491" calcext:value-type="float">
            <text:p>0,0038314492</text:p>
          </table:table-cell>
          <table:table-cell table:number-columns-repeated="1008"/>
        </table:table-row>
        <table:table-row table:style-name="ro1">
          <table:table-cell office:value-type="float" office:value="0.25" calcext:value-type="float">
            <text:p>0,25</text:p>
          </table:table-cell>
          <table:table-cell/>
          <table:table-cell office:value-type="float" office:value="0.0000032912" calcext:value-type="float">
            <text:p>3,29E-06</text:p>
          </table:table-cell>
          <table:table-cell office:value-type="float" office:value="-0.0000032434" calcext:value-type="float">
            <text:p>-3,24E-06</text:p>
          </table:table-cell>
          <table:table-cell table:formula="of:=([.D32]-[.D30])/([.A32]-[.A30])" office:value-type="float" office:value="-0.000024325" calcext:value-type="float">
            <text:p>-24,33E-06</text:p>
          </table:table-cell>
          <table:table-cell table:formula="of:=[.D31]/(SQRT([.E31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32113" calcext:value-type="float">
            <text:p>-3,21E-05</text:p>
          </table:table-cell>
          <table:table-cell office:value-type="float" office:value="0.000031545" calcext:value-type="float">
            <text:p>3,15E-05</text:p>
          </table:table-cell>
          <table:table-cell table:formula="of:=([.N32]-[.N30])/([.A32]-[.A30])" office:value-type="float" office:value="-0.0000956999999999997" calcext:value-type="float">
            <text:p>-95,70E-06</text:p>
          </table:table-cell>
          <table:table-cell table:formula="of:=[.N31]/(SQRT(ABS([.O31])))" office:value-type="float" office:value="0.0032245904456721" calcext:value-type="float">
            <text:p>0,0032245904</text:p>
          </table:table-cell>
          <table:table-cell table:number-columns-repeated="1008"/>
        </table:table-row>
        <table:table-row table:style-name="ro1">
          <table:table-cell office:value-type="float" office:value="0.26" calcext:value-type="float">
            <text:p>0,26</text:p>
          </table:table-cell>
          <table:table-cell/>
          <table:table-cell office:value-type="float" office:value="0.0000035546" calcext:value-type="float">
            <text:p>3,55E-06</text:p>
          </table:table-cell>
          <table:table-cell office:value-type="float" office:value="-0.0000034863" calcext:value-type="float">
            <text:p>-3,49E-06</text:p>
          </table:table-cell>
          <table:table-cell table:formula="of:=([.D33]-[.D31])/([.A33]-[.A31])" office:value-type="float" office:value="-0.000024445" calcext:value-type="float">
            <text:p>-24,45E-06</text:p>
          </table:table-cell>
          <table:table-cell table:formula="of:=[.D32]/(SQRT([.E32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30806" calcext:value-type="float">
            <text:p>-3,08E-05</text:p>
          </table:table-cell>
          <table:table-cell office:value-type="float" office:value="0.000031101" calcext:value-type="float">
            <text:p>3,11E-05</text:p>
          </table:table-cell>
          <table:table-cell table:formula="of:=([.N33]-[.N31])/([.A33]-[.A31])" office:value-type="float" office:value="-0.0000475000000000001" calcext:value-type="float">
            <text:p>-47,50E-06</text:p>
          </table:table-cell>
          <table:table-cell table:formula="of:=[.N32]/(SQRT(ABS([.O32])))" office:value-type="float" office:value="0.00451260737093429" calcext:value-type="float">
            <text:p>0,0045126074</text:p>
          </table:table-cell>
          <table:table-cell table:number-columns-repeated="1008"/>
        </table:table-row>
        <table:table-row table:style-name="ro1">
          <table:table-cell office:value-type="float" office:value="0.27" calcext:value-type="float">
            <text:p>0,27</text:p>
          </table:table-cell>
          <table:table-cell/>
          <table:table-cell office:value-type="float" office:value="0.0000038189" calcext:value-type="float">
            <text:p>3,82E-06</text:p>
          </table:table-cell>
          <table:table-cell office:value-type="float" office:value="-0.0000037323" calcext:value-type="float">
            <text:p>-3,73E-06</text:p>
          </table:table-cell>
          <table:table-cell table:formula="of:=([.D34]-[.D32])/([.A34]-[.A32])" office:value-type="float" office:value="-0.0000240499999999999" calcext:value-type="float">
            <text:p>-24,05E-06</text:p>
          </table:table-cell>
          <table:table-cell table:formula="of:=[.D33]/(SQRT([.E33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30398" calcext:value-type="float">
            <text:p>-3,04E-05</text:p>
          </table:table-cell>
          <table:table-cell office:value-type="float" office:value="0.000030595" calcext:value-type="float">
            <text:p>3,06E-05</text:p>
          </table:table-cell>
          <table:table-cell table:formula="of:=([.N34]-[.N32])/([.A34]-[.A32])" office:value-type="float" office:value="-0.0000647500000000001" calcext:value-type="float">
            <text:p>-64,75E-06</text:p>
          </table:table-cell>
          <table:table-cell table:formula="of:=[.N33]/(SQRT(ABS([.O33])))" office:value-type="float" office:value="0.00380216159816134" calcext:value-type="float">
            <text:p>0,0038021616</text:p>
          </table:table-cell>
          <table:table-cell table:number-columns-repeated="1008"/>
        </table:table-row>
        <table:table-row table:style-name="ro1">
          <table:table-cell office:value-type="float" office:value="0.28" calcext:value-type="float">
            <text:p>0,28</text:p>
          </table:table-cell>
          <table:table-cell/>
          <table:table-cell office:value-type="float" office:value="0.0000040952" calcext:value-type="float">
            <text:p>4,10E-06</text:p>
          </table:table-cell>
          <table:table-cell office:value-type="float" office:value="-0.0000039673" calcext:value-type="float">
            <text:p>-3,97E-06</text:p>
          </table:table-cell>
          <table:table-cell table:formula="of:=([.D35]-[.D33])/([.A35]-[.A33])" office:value-type="float" office:value="-0.00002347" calcext:value-type="float">
            <text:p>-23,47E-06</text:p>
          </table:table-cell>
          <table:table-cell table:formula="of:=[.D34]/(SQRT([.E34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2905" calcext:value-type="float">
            <text:p>-2,91E-05</text:p>
          </table:table-cell>
          <table:table-cell office:value-type="float" office:value="0.000029806" calcext:value-type="float">
            <text:p>2,98E-05</text:p>
          </table:table-cell>
          <table:table-cell table:formula="of:=([.N35]-[.N33])/([.A35]-[.A33])" office:value-type="float" office:value="-0.0001034" calcext:value-type="float">
            <text:p>-103,40E-06</text:p>
          </table:table-cell>
          <table:table-cell table:formula="of:=[.N34]/(SQRT(ABS([.O34])))" office:value-type="float" office:value="0.00293118633768449" calcext:value-type="float">
            <text:p>0,0029311863</text:p>
          </table:table-cell>
          <table:table-cell table:number-columns-repeated="1008"/>
        </table:table-row>
        <table:table-row table:style-name="ro1">
          <table:table-cell office:value-type="float" office:value="0.29" calcext:value-type="float">
            <text:p>0,29</text:p>
          </table:table-cell>
          <table:table-cell/>
          <table:table-cell office:value-type="float" office:value="0.0000043757" calcext:value-type="float">
            <text:p>4,38E-06</text:p>
          </table:table-cell>
          <table:table-cell office:value-type="float" office:value="-0.0000042017" calcext:value-type="float">
            <text:p>-4,20E-06</text:p>
          </table:table-cell>
          <table:table-cell table:formula="of:=([.D36]-[.D34])/([.A36]-[.A34])" office:value-type="float" office:value="-0.0000229" calcext:value-type="float">
            <text:p>-22,90E-06</text:p>
          </table:table-cell>
          <table:table-cell table:formula="of:=[.D35]/(SQRT([.E35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28258" calcext:value-type="float">
            <text:p>-2,83E-05</text:p>
          </table:table-cell>
          <table:table-cell office:value-type="float" office:value="0.000028527" calcext:value-type="float">
            <text:p>2,85E-05</text:p>
          </table:table-cell>
          <table:table-cell table:formula="of:=([.N36]-[.N34])/([.A36]-[.A34])" office:value-type="float" office:value="-0.00008725" calcext:value-type="float">
            <text:p>-87,25E-06</text:p>
          </table:table-cell>
          <table:table-cell table:formula="of:=[.N35]/(SQRT(ABS([.O35])))" office:value-type="float" office:value="0.00305403060089037" calcext:value-type="float">
            <text:p>0,0030540306</text:p>
          </table:table-cell>
          <table:table-cell table:number-columns-repeated="1008"/>
        </table:table-row>
        <table:table-row table:style-name="ro1">
          <table:table-cell office:value-type="float" office:value="0.3" calcext:value-type="float">
            <text:p>0,3</text:p>
          </table:table-cell>
          <table:table-cell/>
          <table:table-cell office:value-type="float" office:value="0.0000046623" calcext:value-type="float">
            <text:p>4,66E-06</text:p>
          </table:table-cell>
          <table:table-cell office:value-type="float" office:value="-0.0000044253" calcext:value-type="float">
            <text:p>-4,43E-06</text:p>
          </table:table-cell>
          <table:table-cell table:formula="of:=([.D37]-[.D35])/([.A37]-[.A35])" office:value-type="float" office:value="-0.000021535" calcext:value-type="float">
            <text:p>-21,54E-06</text:p>
          </table:table-cell>
          <table:table-cell table:formula="of:=[.D36]/(SQRT([.E36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27513" calcext:value-type="float">
            <text:p>-2,75E-05</text:p>
          </table:table-cell>
          <table:table-cell office:value-type="float" office:value="0.000028061" calcext:value-type="float">
            <text:p>2,81E-05</text:p>
          </table:table-cell>
          <table:table-cell table:formula="of:=([.N37]-[.N35])/([.A37]-[.A35])" office:value-type="float" office:value="-0.00005125" calcext:value-type="float">
            <text:p>-51,25E-06</text:p>
          </table:table-cell>
          <table:table-cell table:formula="of:=[.N36]/(SQRT(ABS([.O36])))" office:value-type="float" office:value="0.00391973050591803" calcext:value-type="float">
            <text:p>0,0039197305</text:p>
          </table:table-cell>
          <table:table-cell table:number-columns-repeated="1008"/>
        </table:table-row>
        <table:table-row table:style-name="ro1">
          <table:table-cell office:value-type="float" office:value="0.31" calcext:value-type="float">
            <text:p>0,31</text:p>
          </table:table-cell>
          <table:table-cell/>
          <table:table-cell office:value-type="float" office:value="0.0000049544" calcext:value-type="float">
            <text:p>4,95E-06</text:p>
          </table:table-cell>
          <table:table-cell office:value-type="float" office:value="-0.0000046324" calcext:value-type="float">
            <text:p>-4,63E-06</text:p>
          </table:table-cell>
          <table:table-cell table:formula="of:=([.D38]-[.D36])/([.A38]-[.A36])" office:value-type="float" office:value="-0.000019645" calcext:value-type="float">
            <text:p>-19,65E-06</text:p>
          </table:table-cell>
          <table:table-cell table:formula="of:=[.D37]/(SQRT([.E37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26957" calcext:value-type="float">
            <text:p>-2,70E-05</text:p>
          </table:table-cell>
          <table:table-cell office:value-type="float" office:value="0.000027502" calcext:value-type="float">
            <text:p>2,75E-05</text:p>
          </table:table-cell>
          <table:table-cell table:formula="of:=([.N38]-[.N36])/([.A38]-[.A36])" office:value-type="float" office:value="-0.0000355500000000001" calcext:value-type="float">
            <text:p>-35,55E-06</text:p>
          </table:table-cell>
          <table:table-cell table:formula="of:=[.N37]/(SQRT(ABS([.O37])))" office:value-type="float" office:value="0.0046125859861477" calcext:value-type="float">
            <text:p>0,004612586</text:p>
          </table:table-cell>
          <table:table-cell table:number-columns-repeated="1008"/>
        </table:table-row>
        <table:table-row table:style-name="ro1">
          <table:table-cell office:value-type="float" office:value="0.32" calcext:value-type="float">
            <text:p>0,32</text:p>
          </table:table-cell>
          <table:table-cell/>
          <table:table-cell office:value-type="float" office:value="0.0000052495" calcext:value-type="float">
            <text:p>5,25E-06</text:p>
          </table:table-cell>
          <table:table-cell office:value-type="float" office:value="-0.0000048182" calcext:value-type="float">
            <text:p>-4,82E-06</text:p>
          </table:table-cell>
          <table:table-cell table:formula="of:=([.D39]-[.D37])/([.A39]-[.A37])" office:value-type="float" office:value="-0.00001689" calcext:value-type="float">
            <text:p>-16,89E-06</text:p>
          </table:table-cell>
          <table:table-cell table:formula="of:=[.D38]/(SQRT([.E38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26602" calcext:value-type="float">
            <text:p>-2,66E-05</text:p>
          </table:table-cell>
          <table:table-cell office:value-type="float" office:value="0.00002735" calcext:value-type="float">
            <text:p>2,74E-05</text:p>
          </table:table-cell>
          <table:table-cell table:formula="of:=([.N39]-[.N37])/([.A39]-[.A37])" office:value-type="float" office:value="-0.0000298000000000001" calcext:value-type="float">
            <text:p>-29,80E-06</text:p>
          </table:table-cell>
          <table:table-cell table:formula="of:=[.N38]/(SQRT(ABS([.O38])))" office:value-type="float" office:value="0.00501013235099599" calcext:value-type="float">
            <text:p>0,0050101324</text:p>
          </table:table-cell>
          <table:table-cell table:number-columns-repeated="1008"/>
        </table:table-row>
        <table:table-row table:style-name="ro1">
          <table:table-cell office:value-type="float" office:value="0.33" calcext:value-type="float">
            <text:p>0,33</text:p>
          </table:table-cell>
          <table:table-cell/>
          <table:table-cell office:value-type="float" office:value="0.0000055493" calcext:value-type="float">
            <text:p>5,55E-06</text:p>
          </table:table-cell>
          <table:table-cell office:value-type="float" office:value="-0.0000049702" calcext:value-type="float">
            <text:p>-4,97E-06</text:p>
          </table:table-cell>
          <table:table-cell table:formula="of:=([.D40]-[.D38])/([.A40]-[.A38])" office:value-type="float" office:value="-0.00001285" calcext:value-type="float">
            <text:p>-12,85E-06</text:p>
          </table:table-cell>
          <table:table-cell table:formula="of:=[.D39]/(SQRT([.E39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25838" calcext:value-type="float">
            <text:p>-2,58E-05</text:p>
          </table:table-cell>
          <table:table-cell office:value-type="float" office:value="0.000026906" calcext:value-type="float">
            <text:p>2,69E-05</text:p>
          </table:table-cell>
          <table:table-cell table:formula="of:=([.N40]-[.N38])/([.A40]-[.A38])" office:value-type="float" office:value="-0.0000397999999999998" calcext:value-type="float">
            <text:p>-39,80E-06</text:p>
          </table:table-cell>
          <table:table-cell table:formula="of:=[.N39]/(SQRT(ABS([.O39])))" office:value-type="float" office:value="0.00426488771671435" calcext:value-type="float">
            <text:p>0,0042648877</text:p>
          </table:table-cell>
          <table:table-cell table:number-columns-repeated="1008"/>
        </table:table-row>
        <table:table-row table:style-name="ro1">
          <table:table-cell office:value-type="float" office:value="0.34" calcext:value-type="float">
            <text:p>0,34</text:p>
          </table:table-cell>
          <table:table-cell/>
          <table:table-cell office:value-type="float" office:value="0.0000058642" calcext:value-type="float">
            <text:p>5,86E-06</text:p>
          </table:table-cell>
          <table:table-cell office:value-type="float" office:value="-0.0000050752" calcext:value-type="float">
            <text:p>-5,08E-06</text:p>
          </table:table-cell>
          <table:table-cell table:formula="of:=([.D41]-[.D39])/([.A41]-[.A39])" office:value-type="float" office:value="-0.00000643999999999997" calcext:value-type="float">
            <text:p>-6,44E-06</text:p>
          </table:table-cell>
          <table:table-cell table:formula="of:=[.D40]/(SQRT([.E40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25208" calcext:value-type="float">
            <text:p>-2,52E-05</text:p>
          </table:table-cell>
          <table:table-cell office:value-type="float" office:value="0.000026554" calcext:value-type="float">
            <text:p>2,66E-05</text:p>
          </table:table-cell>
          <table:table-cell table:formula="of:=([.N41]-[.N39])/([.A41]-[.A39])" office:value-type="float" office:value="-0.0000300499999999998" calcext:value-type="float">
            <text:p>-30,05E-06</text:p>
          </table:table-cell>
          <table:table-cell table:formula="of:=[.N40]/(SQRT(ABS([.O40])))" office:value-type="float" office:value="0.00484403991129613" calcext:value-type="float">
            <text:p>0,0048440399</text:p>
          </table:table-cell>
          <table:table-cell table:number-columns-repeated="1008"/>
        </table:table-row>
        <table:table-row table:style-name="ro1">
          <table:table-cell office:value-type="float" office:value="0.35" calcext:value-type="float">
            <text:p>0,35</text:p>
          </table:table-cell>
          <table:table-cell/>
          <table:table-cell office:value-type="float" office:value="0.0000061456" calcext:value-type="float">
            <text:p>6,15E-06</text:p>
          </table:table-cell>
          <table:table-cell office:value-type="float" office:value="-0.000005099" calcext:value-type="float">
            <text:p>-5,10E-06</text:p>
          </table:table-cell>
          <table:table-cell table:formula="of:=([.D42]-[.D40])/([.A42]-[.A40])" office:value-type="float" office:value="-0.00000190500000000003" calcext:value-type="float">
            <text:p>-1,91E-06</text:p>
          </table:table-cell>
          <table:table-cell table:formula="of:=[.D41]/(SQRT([.E41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24551" calcext:value-type="float">
            <text:p>-2,46E-05</text:p>
          </table:table-cell>
          <table:table-cell office:value-type="float" office:value="0.000026305" calcext:value-type="float">
            <text:p>2,63E-05</text:p>
          </table:table-cell>
          <table:table-cell table:formula="of:=([.N42]-[.N40])/([.A42]-[.A40])" office:value-type="float" office:value="-0.0000132500000000003" calcext:value-type="float">
            <text:p>-13,25E-06</text:p>
          </table:table-cell>
          <table:table-cell table:formula="of:=[.N41]/(SQRT(ABS([.O41])))" office:value-type="float" office:value="0.00722653926934045" calcext:value-type="float">
            <text:p>0,0072265393</text:p>
          </table:table-cell>
          <table:table-cell table:number-columns-repeated="1008"/>
        </table:table-row>
        <table:table-row table:style-name="ro1">
          <table:table-cell office:value-type="float" office:value="0.36" calcext:value-type="float">
            <text:p>0,36</text:p>
          </table:table-cell>
          <table:table-cell/>
          <table:table-cell office:value-type="float" office:value="0.0000065023" calcext:value-type="float">
            <text:p>6,50E-06</text:p>
          </table:table-cell>
          <table:table-cell office:value-type="float" office:value="-0.0000051133" calcext:value-type="float">
            <text:p>-5,11E-06</text:p>
          </table:table-cell>
          <table:table-cell table:formula="of:=([.D43]-[.D41])/([.A43]-[.A41])" office:value-type="float" office:value="0.00000367000000000001" calcext:value-type="float">
            <text:p>3,67E-06</text:p>
          </table:table-cell>
          <table:table-cell table:formula="of:=[.D42]/(SQRT([.E42]))" office:value-type="float" office:value="-0.00266912087344451" calcext:value-type="float">
            <text:p>-0,0026691209</text:p>
          </table:table-cell>
          <table:table-cell table:number-columns-repeated="6"/>
          <table:table-cell office:value-type="float" office:value="-0.000023966" calcext:value-type="float">
            <text:p>-2,40E-05</text:p>
          </table:table-cell>
          <table:table-cell office:value-type="float" office:value="0.000026289" calcext:value-type="float">
            <text:p>2,63E-05</text:p>
          </table:table-cell>
          <table:table-cell table:formula="of:=([.N43]-[.N41])/([.A43]-[.A41])" office:value-type="float" office:value="-0.000000850000000000002" calcext:value-type="float">
            <text:p>-850,00E-09</text:p>
          </table:table-cell>
          <table:table-cell table:formula="of:=[.N42]/(SQRT(ABS([.O42])))" office:value-type="float" office:value="0.0285144240279732" calcext:value-type="float">
            <text:p>0,028514424</text:p>
          </table:table-cell>
          <table:table-cell table:number-columns-repeated="1008"/>
        </table:table-row>
        <table:table-row table:style-name="ro1">
          <table:table-cell office:value-type="float" office:value="0.37" calcext:value-type="float">
            <text:p>0,37</text:p>
          </table:table-cell>
          <table:table-cell/>
          <table:table-cell office:value-type="float" office:value="0.000006824" calcext:value-type="float">
            <text:p>6,82E-06</text:p>
          </table:table-cell>
          <table:table-cell office:value-type="float" office:value="-0.0000050256" calcext:value-type="float">
            <text:p>-5,03E-06</text:p>
          </table:table-cell>
          <table:table-cell table:formula="of:=([.D44]-[.D42])/([.A44]-[.A42])" office:value-type="float" office:value="0.00001345" calcext:value-type="float">
            <text:p>13,45E-06</text:p>
          </table:table-cell>
          <table:table-cell table:formula="of:=[.D43]/(SQRT([.E43]))" office:value-type="float" office:value="-0.00137033508397734" calcext:value-type="float">
            <text:p>-0,0013703351</text:p>
          </table:table-cell>
          <table:table-cell table:number-columns-repeated="6"/>
          <table:table-cell office:value-type="float" office:value="-0.000023326" calcext:value-type="float">
            <text:p>-2,33E-05</text:p>
          </table:table-cell>
          <table:table-cell office:value-type="float" office:value="0.000026288" calcext:value-type="float">
            <text:p>2,63E-05</text:p>
          </table:table-cell>
          <table:table-cell table:formula="of:=([.N44]-[.N42])/([.A44]-[.A42])" office:value-type="float" office:value="0.0000127000000000002" calcext:value-type="float">
            <text:p>12,70E-06</text:p>
          </table:table-cell>
          <table:table-cell table:formula="of:=[.N43]/(SQRT(ABS([.O43])))" office:value-type="float" office:value="0.00737659068125236" calcext:value-type="float">
            <text:p>0,0073765907</text:p>
          </table:table-cell>
          <table:table-cell table:number-columns-repeated="1008"/>
        </table:table-row>
        <table:table-row table:style-name="ro1">
          <table:table-cell office:value-type="float" office:value="0.38" calcext:value-type="float">
            <text:p>0,38</text:p>
          </table:table-cell>
          <table:table-cell/>
          <table:table-cell office:value-type="float" office:value="0.0000071631" calcext:value-type="float">
            <text:p>7,16E-06</text:p>
          </table:table-cell>
          <table:table-cell office:value-type="float" office:value="-0.0000048443" calcext:value-type="float">
            <text:p>-4,84E-06</text:p>
          </table:table-cell>
          <table:table-cell table:formula="of:=([.D45]-[.D43])/([.A45]-[.A43])" office:value-type="float" office:value="0.00002326" calcext:value-type="float">
            <text:p>23,26E-06</text:p>
          </table:table-cell>
          <table:table-cell table:formula="of:=[.D44]/(SQRT([.E44]))" office:value-type="float" office:value="-0.00100444503249397" calcext:value-type="float">
            <text:p>-0,001004445</text:p>
          </table:table-cell>
          <table:table-cell table:number-columns-repeated="6"/>
          <table:table-cell office:value-type="float" office:value="-0.000022732" calcext:value-type="float">
            <text:p>-2,27E-05</text:p>
          </table:table-cell>
          <table:table-cell office:value-type="float" office:value="0.000026543" calcext:value-type="float">
            <text:p>2,65E-05</text:p>
          </table:table-cell>
          <table:table-cell table:formula="of:=([.N45]-[.N43])/([.A45]-[.A43])" office:value-type="float" office:value="0.0000286499999999999" calcext:value-type="float">
            <text:p>28,65E-06</text:p>
          </table:table-cell>
          <table:table-cell table:formula="of:=[.N44]/(SQRT(ABS([.O44])))" office:value-type="float" office:value="0.00495892675786585" calcext:value-type="float">
            <text:p>0,0049589268</text:p>
          </table:table-cell>
          <table:table-cell table:number-columns-repeated="1008"/>
        </table:table-row>
        <table:table-row table:style-name="ro1">
          <table:table-cell office:value-type="float" office:value="0.39" calcext:value-type="float">
            <text:p>0,39</text:p>
          </table:table-cell>
          <table:table-cell/>
          <table:table-cell office:value-type="float" office:value="0.0000075169" calcext:value-type="float">
            <text:p>7,52E-06</text:p>
          </table:table-cell>
          <table:table-cell office:value-type="float" office:value="-0.0000045604" calcext:value-type="float">
            <text:p>-4,56E-06</text:p>
          </table:table-cell>
          <table:table-cell table:formula="of:=([.D46]-[.D44])/([.A46]-[.A44])" office:value-type="float" office:value="0.00003191" calcext:value-type="float">
            <text:p>31,91E-06</text:p>
          </table:table-cell>
          <table:table-cell table:formula="of:=[.D45]/(SQRT([.E45]))" office:value-type="float" office:value="-0.000807308518201073" calcext:value-type="float">
            <text:p>-0,0008073085</text:p>
          </table:table-cell>
          <table:table-cell table:number-columns-repeated="6"/>
          <table:table-cell office:value-type="float" office:value="-0.000022131" calcext:value-type="float">
            <text:p>-2,21E-05</text:p>
          </table:table-cell>
          <table:table-cell office:value-type="float" office:value="0.000026861" calcext:value-type="float">
            <text:p>2,69E-05</text:p>
          </table:table-cell>
          <table:table-cell table:formula="of:=([.N46]-[.N44])/([.A46]-[.A44])" office:value-type="float" office:value="0.0000457999999999998" calcext:value-type="float">
            <text:p>45,80E-06</text:p>
          </table:table-cell>
          <table:table-cell table:formula="of:=[.N45]/(SQRT(ABS([.O45])))" office:value-type="float" office:value="0.00396907620998876" calcext:value-type="float">
            <text:p>0,0039690762</text:p>
          </table:table-cell>
          <table:table-cell table:number-columns-repeated="1008"/>
        </table:table-row>
        <table:table-row table:style-name="ro1">
          <table:table-cell office:value-type="float" office:value="0.4" calcext:value-type="float">
            <text:p>0,4</text:p>
          </table:table-cell>
          <table:table-cell/>
          <table:table-cell office:value-type="float" office:value="0.0000078638" calcext:value-type="float">
            <text:p>7,86E-06</text:p>
          </table:table-cell>
          <table:table-cell office:value-type="float" office:value="-0.0000042061" calcext:value-type="float">
            <text:p>-4,21E-06</text:p>
          </table:table-cell>
          <table:table-cell table:formula="of:=([.D47]-[.D45])/([.A47]-[.A45])" office:value-type="float" office:value="0.00004312" calcext:value-type="float">
            <text:p>43,12E-06</text:p>
          </table:table-cell>
          <table:table-cell table:formula="of:=[.D46]/(SQRT([.E46]))" office:value-type="float" office:value="-0.000640531095045238" calcext:value-type="float">
            <text:p>-0,0006405311</text:p>
          </table:table-cell>
          <table:table-cell table:number-columns-repeated="6"/>
          <table:table-cell office:value-type="float" office:value="-0.000021631" calcext:value-type="float">
            <text:p>-2,16E-05</text:p>
          </table:table-cell>
          <table:table-cell office:value-type="float" office:value="0.000027459" calcext:value-type="float">
            <text:p>2,75E-05</text:p>
          </table:table-cell>
          <table:table-cell table:formula="of:=([.N47]-[.N45])/([.A47]-[.A45])" office:value-type="float" office:value="0.0000746499999999998" calcext:value-type="float">
            <text:p>74,65E-06</text:p>
          </table:table-cell>
          <table:table-cell table:formula="of:=[.N46]/(SQRT(ABS([.O46])))" office:value-type="float" office:value="0.00317811648525317" calcext:value-type="float">
            <text:p>0,0031781165</text:p>
          </table:table-cell>
          <table:table-cell table:number-columns-repeated="1008"/>
        </table:table-row>
        <table:table-row table:style-name="ro1">
          <table:table-cell office:value-type="float" office:value="0.41" calcext:value-type="float">
            <text:p>0,41</text:p>
          </table:table-cell>
          <table:table-cell/>
          <table:table-cell office:value-type="float" office:value="0.0000082242" calcext:value-type="float">
            <text:p>8,22E-06</text:p>
          </table:table-cell>
          <table:table-cell office:value-type="float" office:value="-0.000003698" calcext:value-type="float">
            <text:p>-3,70E-06</text:p>
          </table:table-cell>
          <table:table-cell table:formula="of:=([.D48]-[.D46])/([.A48]-[.A46])" office:value-type="float" office:value="0.0000565950000000001" calcext:value-type="float">
            <text:p>56,60E-06</text:p>
          </table:table-cell>
          <table:table-cell table:formula="of:=[.D47]/(SQRT([.E47]))" office:value-type="float" office:value="-0.000491561515721934" calcext:value-type="float">
            <text:p>-0,0004915615</text:p>
          </table:table-cell>
          <table:table-cell table:number-columns-repeated="6"/>
          <table:table-cell office:value-type="float" office:value="-0.000021099" calcext:value-type="float">
            <text:p>-2,11E-05</text:p>
          </table:table-cell>
          <table:table-cell office:value-type="float" office:value="0.000028354" calcext:value-type="float">
            <text:p>2,84E-05</text:p>
          </table:table-cell>
          <table:table-cell table:formula="of:=([.N48]-[.N46])/([.A48]-[.A46])" office:value-type="float" office:value="0.0000979000000000004" calcext:value-type="float">
            <text:p>97,90E-06</text:p>
          </table:table-cell>
          <table:table-cell table:formula="of:=[.N47]/(SQRT(ABS([.O47])))" office:value-type="float" office:value="0.00286564896378757" calcext:value-type="float">
            <text:p>0,002865649</text:p>
          </table:table-cell>
          <table:table-cell table:number-columns-repeated="1008"/>
        </table:table-row>
        <table:table-row table:style-name="ro1">
          <table:table-cell office:value-type="float" office:value="0.42" calcext:value-type="float">
            <text:p>0,42</text:p>
          </table:table-cell>
          <table:table-cell/>
          <table:table-cell office:value-type="float" office:value="0.0000085875" calcext:value-type="float">
            <text:p>8,59E-06</text:p>
          </table:table-cell>
          <table:table-cell office:value-type="float" office:value="-0.0000030742" calcext:value-type="float">
            <text:p>-3,07E-06</text:p>
          </table:table-cell>
          <table:table-cell table:formula="of:=([.D49]-[.D47])/([.A49]-[.A47])" office:value-type="float" office:value="0.0000715650000000001" calcext:value-type="float">
            <text:p>71,57E-06</text:p>
          </table:table-cell>
          <table:table-cell table:formula="of:=[.D48]/(SQRT([.E48]))" office:value-type="float" office:value="-0.000363397370450991" calcext:value-type="float">
            <text:p>-0,0003633974</text:p>
          </table:table-cell>
          <table:table-cell table:number-columns-repeated="6"/>
          <table:table-cell office:value-type="float" office:value="-0.000020578" calcext:value-type="float">
            <text:p>-2,06E-05</text:p>
          </table:table-cell>
          <table:table-cell office:value-type="float" office:value="0.000029417" calcext:value-type="float">
            <text:p>2,94E-05</text:p>
          </table:table-cell>
          <table:table-cell table:formula="of:=([.N49]-[.N47])/([.A49]-[.A47])" office:value-type="float" office:value="0.00011545" calcext:value-type="float">
            <text:p>115,45E-06</text:p>
          </table:table-cell>
          <table:table-cell table:formula="of:=[.N48]/(SQRT(ABS([.O48])))" office:value-type="float" office:value="0.00273779806286024" calcext:value-type="float">
            <text:p>0,0027377981</text:p>
          </table:table-cell>
          <table:table-cell table:number-columns-repeated="1008"/>
        </table:table-row>
        <table:table-row table:style-name="ro1">
          <table:table-cell office:value-type="float" office:value="0.43" calcext:value-type="float">
            <text:p>0,43</text:p>
          </table:table-cell>
          <table:table-cell/>
          <table:table-cell office:value-type="float" office:value="0.0000089616" calcext:value-type="float">
            <text:p>8,96E-06</text:p>
          </table:table-cell>
          <table:table-cell office:value-type="float" office:value="-0.0000022667" calcext:value-type="float">
            <text:p>-2,27E-06</text:p>
          </table:table-cell>
          <table:table-cell table:formula="of:=([.D50]-[.D48])/([.A50]-[.A48])" office:value-type="float" office:value="0.0000875049999999999" calcext:value-type="float">
            <text:p>87,50E-06</text:p>
          </table:table-cell>
          <table:table-cell table:formula="of:=[.D49]/(SQRT([.E49]))" office:value-type="float" office:value="-0.00024231349967321" calcext:value-type="float">
            <text:p>-0,0002423135</text:p>
          </table:table-cell>
          <table:table-cell table:number-columns-repeated="6"/>
          <table:table-cell office:value-type="float" office:value="-0.000019948" calcext:value-type="float">
            <text:p>-1,99E-05</text:p>
          </table:table-cell>
          <table:table-cell office:value-type="float" office:value="0.000030663" calcext:value-type="float">
            <text:p>3,07E-05</text:p>
          </table:table-cell>
          <table:table-cell table:formula="of:=([.N50]-[.N48])/([.A50]-[.A48])" office:value-type="float" office:value="0.00014305" calcext:value-type="float">
            <text:p>143,05E-06</text:p>
          </table:table-cell>
          <table:table-cell table:formula="of:=[.N49]/(SQRT(ABS([.O49])))" office:value-type="float" office:value="0.00256372071153487" calcext:value-type="float">
            <text:p>0,0025637207</text:p>
          </table:table-cell>
          <table:table-cell table:number-columns-repeated="1008"/>
        </table:table-row>
        <table:table-row table:style-name="ro1">
          <table:table-cell office:value-type="float" office:value="0.44" calcext:value-type="float">
            <text:p>0,44</text:p>
          </table:table-cell>
          <table:table-cell/>
          <table:table-cell office:value-type="float" office:value="0.0000093365" calcext:value-type="float">
            <text:p>9,34E-06</text:p>
          </table:table-cell>
          <table:table-cell office:value-type="float" office:value="-0.0000013241" calcext:value-type="float">
            <text:p>-1,32E-06</text:p>
          </table:table-cell>
          <table:table-cell table:formula="of:=([.D51]-[.D49])/([.A51]-[.A49])" office:value-type="float" office:value="0.0001026065" calcext:value-type="float">
            <text:p>102,61E-06</text:p>
          </table:table-cell>
          <table:table-cell table:formula="of:=[.D50]/(SQRT([.E50]))" office:value-type="float" office:value="-0.000130717384247831" calcext:value-type="float">
            <text:p>-0,0001307174</text:p>
          </table:table-cell>
          <table:table-cell table:number-columns-repeated="6"/>
          <table:table-cell office:value-type="float" office:value="-0.000019467" calcext:value-type="float">
            <text:p>-1,95E-05</text:p>
          </table:table-cell>
          <table:table-cell office:value-type="float" office:value="0.000032278" calcext:value-type="float">
            <text:p>3,23E-05</text:p>
          </table:table-cell>
          <table:table-cell table:formula="of:=([.N51]-[.N49])/([.A51]-[.A49])" office:value-type="float" office:value="0.0001724" calcext:value-type="float">
            <text:p>172,40E-06</text:p>
          </table:table-cell>
          <table:table-cell table:formula="of:=[.N50]/(SQRT(ABS([.O50])))" office:value-type="float" office:value="0.0024583175777806" calcext:value-type="float">
            <text:p>0,0024583176</text:p>
          </table:table-cell>
          <table:table-cell table:number-columns-repeated="1008"/>
        </table:table-row>
        <table:table-row table:style-name="ro1">
          <table:table-cell office:value-type="float" office:value="0.45" calcext:value-type="float">
            <text:p>0,45</text:p>
          </table:table-cell>
          <table:table-cell/>
          <table:table-cell office:value-type="float" office:value="0.0000097232" calcext:value-type="float">
            <text:p>9,72E-06</text:p>
          </table:table-cell>
          <table:table-cell office:value-type="float" office:value="-0.00000021457" calcext:value-type="float">
            <text:p>-2,15E-07</text:p>
          </table:table-cell>
          <table:table-cell table:formula="of:=([.D52]-[.D50])/([.A52]-[.A50])" office:value-type="float" office:value="0.000114078" calcext:value-type="float">
            <text:p>114,08E-06</text:p>
          </table:table-cell>
          <table:table-cell table:formula="of:=[.D51]/(SQRT([.E51]))" office:value-type="float" office:value="-0.0000200894502276441" calcext:value-type="float">
            <text:p>-2,00894502276441E-05</text:p>
          </table:table-cell>
          <table:table-cell table:number-columns-repeated="6"/>
          <table:table-cell office:value-type="float" office:value="-0.000018772" calcext:value-type="float">
            <text:p>-1,88E-05</text:p>
          </table:table-cell>
          <table:table-cell office:value-type="float" office:value="0.000034111" calcext:value-type="float">
            <text:p>3,41E-05</text:p>
          </table:table-cell>
          <table:table-cell table:formula="of:=([.N52]-[.N50])/([.A52]-[.A50])" office:value-type="float" office:value="0.0002037" calcext:value-type="float">
            <text:p>203,70E-06</text:p>
          </table:table-cell>
          <table:table-cell table:formula="of:=[.N51]/(SQRT(ABS([.O51])))" office:value-type="float" office:value="0.00239000570100975" calcext:value-type="float">
            <text:p>0,0023900057</text:p>
          </table:table-cell>
          <table:table-cell table:number-columns-repeated="1008"/>
        </table:table-row>
        <table:table-row table:style-name="ro1">
          <table:table-cell office:value-type="float" office:value="0.46" calcext:value-type="float">
            <text:p>0,46</text:p>
          </table:table-cell>
          <table:table-cell/>
          <table:table-cell office:value-type="float" office:value="0.0000101108" calcext:value-type="float">
            <text:p>1,01E-05</text:p>
          </table:table-cell>
          <table:table-cell office:value-type="float" office:value="0.00000095746" calcext:value-type="float">
            <text:p>9,57E-07</text:p>
          </table:table-cell>
          <table:table-cell table:formula="of:=([.D53]-[.D51])/([.A53]-[.A51])" office:value-type="float" office:value="0.0001253785" calcext:value-type="float">
            <text:p>125,38E-06</text:p>
          </table:table-cell>
          <table:table-cell table:formula="of:=[.D52]/(SQRT([.E52]))" office:value-type="float" office:value="0.0000855084638681675" calcext:value-type="float">
            <text:p>8,55084638681675E-05</text:p>
          </table:table-cell>
          <table:table-cell table:number-columns-repeated="6"/>
          <table:table-cell office:value-type="float" office:value="-0.000018295" calcext:value-type="float">
            <text:p>-1,83E-05</text:p>
          </table:table-cell>
          <table:table-cell office:value-type="float" office:value="0.000036352" calcext:value-type="float">
            <text:p>3,64E-05</text:p>
          </table:table-cell>
          <table:table-cell table:formula="of:=([.N53]-[.N51])/([.A53]-[.A51])" office:value-type="float" office:value="0.0002307" calcext:value-type="float">
            <text:p>230,70E-06</text:p>
          </table:table-cell>
          <table:table-cell table:formula="of:=[.N52]/(SQRT(ABS([.O52])))" office:value-type="float" office:value="0.00239334062371733" calcext:value-type="float">
            <text:p>0,0023933406</text:p>
          </table:table-cell>
          <table:table-cell table:number-columns-repeated="1008"/>
        </table:table-row>
        <table:table-row table:style-name="ro1">
          <table:table-cell office:value-type="float" office:value="0.47" calcext:value-type="float">
            <text:p>0,47</text:p>
          </table:table-cell>
          <table:table-cell/>
          <table:table-cell office:value-type="float" office:value="0.0000105125" calcext:value-type="float">
            <text:p>1,05E-05</text:p>
          </table:table-cell>
          <table:table-cell office:value-type="float" office:value="0.000002293" calcext:value-type="float">
            <text:p>2,29E-06</text:p>
          </table:table-cell>
          <table:table-cell table:formula="of:=([.D54]-[.D52])/([.A54]-[.A52])" office:value-type="float" office:value="0.000142582" calcext:value-type="float">
            <text:p>142,58E-06</text:p>
          </table:table-cell>
          <table:table-cell table:formula="of:=[.D53]/(SQRT([.E53]))" office:value-type="float" office:value="0.000192031159218313" calcext:value-type="float">
            <text:p>0,0001920312</text:p>
          </table:table-cell>
          <table:table-cell table:number-columns-repeated="6"/>
          <table:table-cell office:value-type="float" office:value="-0.00001776" calcext:value-type="float">
            <text:p>-1,78E-05</text:p>
          </table:table-cell>
          <table:table-cell office:value-type="float" office:value="0.000038725" calcext:value-type="float">
            <text:p>3,87E-05</text:p>
          </table:table-cell>
          <table:table-cell table:formula="of:=([.N54]-[.N52])/([.A54]-[.A52])" office:value-type="float" office:value="0.00026105" calcext:value-type="float">
            <text:p>261,05E-06</text:p>
          </table:table-cell>
          <table:table-cell table:formula="of:=[.N53]/(SQRT(ABS([.O53])))" office:value-type="float" office:value="0.00239678775725809" calcext:value-type="float">
            <text:p>0,0023967878</text:p>
          </table:table-cell>
          <table:table-cell table:number-columns-repeated="1008"/>
        </table:table-row>
        <table:table-row table:style-name="ro1">
          <table:table-cell office:value-type="float" office:value="0.48" calcext:value-type="float">
            <text:p>0,48</text:p>
          </table:table-cell>
          <table:table-cell/>
          <table:table-cell office:value-type="float" office:value="0.0000109241" calcext:value-type="float">
            <text:p>1,09E-05</text:p>
          </table:table-cell>
          <table:table-cell office:value-type="float" office:value="0.0000038091" calcext:value-type="float">
            <text:p>3,81E-06</text:p>
          </table:table-cell>
          <table:table-cell table:formula="of:=([.D55]-[.D53])/([.A55]-[.A53])" office:value-type="float" office:value="0.0001541" calcext:value-type="float">
            <text:p>154,10E-06</text:p>
          </table:table-cell>
          <table:table-cell table:formula="of:=[.D54]/(SQRT([.E54]))" office:value-type="float" office:value="0.000306846415934904" calcext:value-type="float">
            <text:p>0,0003068464</text:p>
          </table:table-cell>
          <table:table-cell table:number-columns-repeated="6"/>
          <table:table-cell office:value-type="float" office:value="-0.000017256" calcext:value-type="float">
            <text:p>-1,73E-05</text:p>
          </table:table-cell>
          <table:table-cell office:value-type="float" office:value="0.000041573" calcext:value-type="float">
            <text:p>4,16E-05</text:p>
          </table:table-cell>
          <table:table-cell table:formula="of:=([.N55]-[.N53])/([.A55]-[.A53])" office:value-type="float" office:value="0.00029275" calcext:value-type="float">
            <text:p>292,75E-06</text:p>
          </table:table-cell>
          <table:table-cell table:formula="of:=[.N54]/(SQRT(ABS([.O54])))" office:value-type="float" office:value="0.0024297573996902" calcext:value-type="float">
            <text:p>0,0024297574</text:p>
          </table:table-cell>
          <table:table-cell table:number-columns-repeated="1008"/>
        </table:table-row>
        <table:table-row table:style-name="ro1">
          <table:table-cell office:value-type="float" office:value="0.49" calcext:value-type="float">
            <text:p>0,49</text:p>
          </table:table-cell>
          <table:table-cell/>
          <table:table-cell office:value-type="float" office:value="0.0000113397" calcext:value-type="float">
            <text:p>1,13E-05</text:p>
          </table:table-cell>
          <table:table-cell office:value-type="float" office:value="0.000005375" calcext:value-type="float">
            <text:p>5,38E-06</text:p>
          </table:table-cell>
          <table:table-cell table:formula="of:=([.D56]-[.D54])/([.A56]-[.A54])" office:value-type="float" office:value="0.000167815" calcext:value-type="float">
            <text:p>167,82E-06</text:p>
          </table:table-cell>
          <table:table-cell table:formula="of:=[.D55]/(SQRT([.E55]))" office:value-type="float" office:value="0.000414918768248142" calcext:value-type="float">
            <text:p>0,0004149188</text:p>
          </table:table-cell>
          <table:table-cell table:number-columns-repeated="6"/>
          <table:table-cell office:value-type="float" office:value="-0.00001676" calcext:value-type="float">
            <text:p>-1,68E-05</text:p>
          </table:table-cell>
          <table:table-cell office:value-type="float" office:value="0.00004458" calcext:value-type="float">
            <text:p>4,46E-05</text:p>
          </table:table-cell>
          <table:table-cell table:formula="of:=([.N56]-[.N54])/([.A56]-[.A54])" office:value-type="float" office:value="0.00032645" calcext:value-type="float">
            <text:p>326,45E-06</text:p>
          </table:table-cell>
          <table:table-cell table:formula="of:=[.N55]/(SQRT(ABS([.O55])))" office:value-type="float" office:value="0.00246735549957448" calcext:value-type="float">
            <text:p>0,0024673555</text:p>
          </table:table-cell>
          <table:table-cell table:number-columns-repeated="1008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0.000011768" calcext:value-type="float">
            <text:p>1,18E-05</text:p>
          </table:table-cell>
          <table:table-cell office:value-type="float" office:value="0.0000071654" calcext:value-type="float">
            <text:p>7,17E-06</text:p>
          </table:table-cell>
          <table:table-cell table:formula="of:=([.D57]-[.D55])/([.A57]-[.A55])" office:value-type="float" office:value="0.00017962" calcext:value-type="float">
            <text:p>179,62E-06</text:p>
          </table:table-cell>
          <table:table-cell table:formula="of:=[.D56]/(SQRT([.E56]))" office:value-type="float" office:value="0.000534642025389256" calcext:value-type="float">
            <text:p>0,000534642</text:p>
          </table:table-cell>
          <table:table-cell table:number-columns-repeated="6"/>
          <table:table-cell office:value-type="float" office:value="-0.000016198" calcext:value-type="float">
            <text:p>-1,62E-05</text:p>
          </table:table-cell>
          <table:table-cell office:value-type="float" office:value="0.000048102" calcext:value-type="float">
            <text:p>4,81E-05</text:p>
          </table:table-cell>
          <table:table-cell table:formula="of:=([.N57]-[.N55])/([.A57]-[.A55])" office:value-type="float" office:value="0.00035895" calcext:value-type="float">
            <text:p>358,95E-06</text:p>
          </table:table-cell>
          <table:table-cell table:formula="of:=[.N56]/(SQRT(ABS([.O56])))" office:value-type="float" office:value="0.00253890327116045" calcext:value-type="float">
            <text:p>0,0025389033</text:p>
          </table:table-cell>
          <table:table-cell table:number-columns-repeated="1008"/>
        </table:table-row>
        <table:table-row table:style-name="ro1">
          <table:table-cell office:value-type="float" office:value="0.51" calcext:value-type="float">
            <text:p>0,51</text:p>
          </table:table-cell>
          <table:table-cell/>
          <table:table-cell office:value-type="float" office:value="0.000012202" calcext:value-type="float">
            <text:p>1,22E-05</text:p>
          </table:table-cell>
          <table:table-cell office:value-type="float" office:value="0.0000089674" calcext:value-type="float">
            <text:p>8,97E-06</text:p>
          </table:table-cell>
          <table:table-cell table:formula="of:=([.D58]-[.D56])/([.A58]-[.A56])" office:value-type="float" office:value="0.000190545" calcext:value-type="float">
            <text:p>190,55E-06</text:p>
          </table:table-cell>
          <table:table-cell table:formula="of:=[.D57]/(SQRT([.E57]))" office:value-type="float" office:value="0.000649632529888529" calcext:value-type="float">
            <text:p>0,0006496325</text:p>
          </table:table-cell>
          <table:table-cell table:number-columns-repeated="6"/>
          <table:table-cell office:value-type="float" office:value="-0.000015725" calcext:value-type="float">
            <text:p>-1,57E-05</text:p>
          </table:table-cell>
          <table:table-cell office:value-type="float" office:value="0.000051759" calcext:value-type="float">
            <text:p>5,18E-05</text:p>
          </table:table-cell>
          <table:table-cell table:formula="of:=([.N58]-[.N56])/([.A58]-[.A56])" office:value-type="float" office:value="0.0003923" calcext:value-type="float">
            <text:p>392,30E-06</text:p>
          </table:table-cell>
          <table:table-cell table:formula="of:=[.N57]/(SQRT(ABS([.O57])))" office:value-type="float" office:value="0.00261322451056065" calcext:value-type="float">
            <text:p>0,0026132245</text:p>
          </table:table-cell>
          <table:table-cell table:number-columns-repeated="1008"/>
        </table:table-row>
        <table:table-row table:style-name="ro1">
          <table:table-cell office:value-type="float" office:value="0.52" calcext:value-type="float">
            <text:p>0,52</text:p>
          </table:table-cell>
          <table:table-cell/>
          <table:table-cell office:value-type="float" office:value="0.000012653" calcext:value-type="float">
            <text:p>1,27E-05</text:p>
          </table:table-cell>
          <table:table-cell office:value-type="float" office:value="0.0000109763" calcext:value-type="float">
            <text:p>1,10E-05</text:p>
          </table:table-cell>
          <table:table-cell table:formula="of:=([.D59]-[.D57])/([.A59]-[.A57])" office:value-type="float" office:value="0.00019568" calcext:value-type="float">
            <text:p>195,68E-06</text:p>
          </table:table-cell>
          <table:table-cell table:formula="of:=[.D58]/(SQRT([.E58]))" office:value-type="float" office:value="0.000784662230826806" calcext:value-type="float">
            <text:p>0,0007846622</text:p>
          </table:table-cell>
          <table:table-cell table:number-columns-repeated="6"/>
          <table:table-cell office:value-type="float" office:value="-0.000015212" calcext:value-type="float">
            <text:p>-1,52E-05</text:p>
          </table:table-cell>
          <table:table-cell office:value-type="float" office:value="0.000055948" calcext:value-type="float">
            <text:p>5,59E-05</text:p>
          </table:table-cell>
          <table:table-cell table:formula="of:=([.N59]-[.N57])/([.A59]-[.A57])" office:value-type="float" office:value="0.000423699999999999" calcext:value-type="float">
            <text:p>423,70E-06</text:p>
          </table:table-cell>
          <table:table-cell table:formula="of:=[.N58]/(SQRT(ABS([.O58])))" office:value-type="float" office:value="0.00271803681113396" calcext:value-type="float">
            <text:p>0,0027180368</text:p>
          </table:table-cell>
          <table:table-cell table:number-columns-repeated="1008"/>
        </table:table-row>
        <table:table-row table:style-name="ro1">
          <table:table-cell office:value-type="float" office:value="0.53" calcext:value-type="float">
            <text:p>0,53</text:p>
          </table:table-cell>
          <table:table-cell/>
          <table:table-cell office:value-type="float" office:value="0.000013094" calcext:value-type="float">
            <text:p>1,31E-05</text:p>
          </table:table-cell>
          <table:table-cell office:value-type="float" office:value="0.000012881" calcext:value-type="float">
            <text:p>1,29E-05</text:p>
          </table:table-cell>
          <table:table-cell table:formula="of:=([.D60]-[.D58])/([.A60]-[.A58])" office:value-type="float" office:value="0.000204885" calcext:value-type="float">
            <text:p>204,89E-06</text:p>
          </table:table-cell>
          <table:table-cell table:formula="of:=[.D59]/(SQRT([.E59]))" office:value-type="float" office:value="0.000899900510508648" calcext:value-type="float">
            <text:p>0,0008999005</text:p>
          </table:table-cell>
          <table:table-cell table:number-columns-repeated="6"/>
          <table:table-cell office:value-type="float" office:value="-0.000014766" calcext:value-type="float">
            <text:p>-1,48E-05</text:p>
          </table:table-cell>
          <table:table-cell office:value-type="float" office:value="0.000060233" calcext:value-type="float">
            <text:p>6,02E-05</text:p>
          </table:table-cell>
          <table:table-cell table:formula="of:=([.N60]-[.N58])/([.A60]-[.A58])" office:value-type="float" office:value="0.00044945" calcext:value-type="float">
            <text:p>449,45E-06</text:p>
          </table:table-cell>
          <table:table-cell table:formula="of:=[.N59]/(SQRT(ABS([.O59])))" office:value-type="float" office:value="0.00284114763781779" calcext:value-type="float">
            <text:p>0,0028411476</text:p>
          </table:table-cell>
          <table:table-cell table:number-columns-repeated="1008"/>
        </table:table-row>
        <table:table-row table:style-name="ro1">
          <table:table-cell office:value-type="float" office:value="0.54" calcext:value-type="float">
            <text:p>0,54</text:p>
          </table:table-cell>
          <table:table-cell/>
          <table:table-cell office:value-type="float" office:value="0.00001355" calcext:value-type="float">
            <text:p>1,36E-05</text:p>
          </table:table-cell>
          <table:table-cell office:value-type="float" office:value="0.000015074" calcext:value-type="float">
            <text:p>1,51E-05</text:p>
          </table:table-cell>
          <table:table-cell table:formula="of:=([.D61]-[.D59])/([.A61]-[.A59])" office:value-type="float" office:value="0.00021995" calcext:value-type="float">
            <text:p>219,95E-06</text:p>
          </table:table-cell>
          <table:table-cell table:formula="of:=[.D60]/(SQRT([.E60]))" office:value-type="float" office:value="0.00101640437973806" calcext:value-type="float">
            <text:p>0,0010164044</text:p>
          </table:table-cell>
          <table:table-cell table:number-columns-repeated="6"/>
          <table:table-cell office:value-type="float" office:value="-0.00001425" calcext:value-type="float">
            <text:p>-1,43E-05</text:p>
          </table:table-cell>
          <table:table-cell office:value-type="float" office:value="0.000064937" calcext:value-type="float">
            <text:p>6,49E-05</text:p>
          </table:table-cell>
          <table:table-cell table:formula="of:=([.N61]-[.N59])/([.A61]-[.A59])" office:value-type="float" office:value="0.000487599999999999" calcext:value-type="float">
            <text:p>487,60E-06</text:p>
          </table:table-cell>
          <table:table-cell table:formula="of:=[.N60]/(SQRT(ABS([.O60])))" office:value-type="float" office:value="0.00294076534915697" calcext:value-type="float">
            <text:p>0,0029407653</text:p>
          </table:table-cell>
          <table:table-cell table:number-columns-repeated="1008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office:value-type="float" office:value="0.000014024" calcext:value-type="float">
            <text:p>1,40E-05</text:p>
          </table:table-cell>
          <table:table-cell office:value-type="float" office:value="0.00001728" calcext:value-type="float">
            <text:p>1,73E-05</text:p>
          </table:table-cell>
          <table:table-cell table:formula="of:=([.D62]-[.D60])/([.A62]-[.A60])" office:value-type="float" office:value="0.0002199" calcext:value-type="float">
            <text:p>219,90E-06</text:p>
          </table:table-cell>
          <table:table-cell table:formula="of:=[.D61]/(SQRT([.E61]))" office:value-type="float" office:value="0.00116528222930872" calcext:value-type="float">
            <text:p>0,0011652822</text:p>
          </table:table-cell>
          <table:table-cell table:number-columns-repeated="6"/>
          <table:table-cell office:value-type="float" office:value="-0.000013781" calcext:value-type="float">
            <text:p>-1,38E-05</text:p>
          </table:table-cell>
          <table:table-cell office:value-type="float" office:value="0.000069985" calcext:value-type="float">
            <text:p>7,00E-05</text:p>
          </table:table-cell>
          <table:table-cell table:formula="of:=([.N62]-[.N60])/([.A62]-[.A60])" office:value-type="float" office:value="0.000505799999999999" calcext:value-type="float">
            <text:p>505,80E-06</text:p>
          </table:table-cell>
          <table:table-cell table:formula="of:=[.N61]/(SQRT(ABS([.O61])))" office:value-type="float" office:value="0.00311182778649391" calcext:value-type="float">
            <text:p>0,0031118278</text:p>
          </table:table-cell>
          <table:table-cell table:number-columns-repeated="1008"/>
        </table:table-row>
        <table:table-row table:style-name="ro1">
          <table:table-cell office:value-type="float" office:value="0.56" calcext:value-type="float">
            <text:p>0,56</text:p>
          </table:table-cell>
          <table:table-cell/>
          <table:table-cell office:value-type="float" office:value="0.000014472" calcext:value-type="float">
            <text:p>1,45E-05</text:p>
          </table:table-cell>
          <table:table-cell office:value-type="float" office:value="0.000019472" calcext:value-type="float">
            <text:p>1,95E-05</text:p>
          </table:table-cell>
          <table:table-cell table:formula="of:=([.D63]-[.D61])/([.A63]-[.A61])" office:value-type="float" office:value="0.0002253" calcext:value-type="float">
            <text:p>225,30E-06</text:p>
          </table:table-cell>
          <table:table-cell table:formula="of:=[.D62]/(SQRT([.E62]))" office:value-type="float" office:value="0.00129726877557287" calcext:value-type="float">
            <text:p>0,0012972688</text:p>
          </table:table-cell>
          <table:table-cell table:number-columns-repeated="6"/>
          <table:table-cell office:value-type="float" office:value="-0.000013334" calcext:value-type="float">
            <text:p>-1,33E-05</text:p>
          </table:table-cell>
          <table:table-cell office:value-type="float" office:value="0.000075053" calcext:value-type="float">
            <text:p>7,51E-05</text:p>
          </table:table-cell>
          <table:table-cell table:formula="of:=([.N63]-[.N61])/([.A63]-[.A61])" office:value-type="float" office:value="0.000528349999999999" calcext:value-type="float">
            <text:p>528,35E-06</text:p>
          </table:table-cell>
          <table:table-cell table:formula="of:=[.N62]/(SQRT(ABS([.O62])))" office:value-type="float" office:value="0.00326518054793285" calcext:value-type="float">
            <text:p>0,0032651805</text:p>
          </table:table-cell>
          <table:table-cell table:number-columns-repeated="1008"/>
        </table:table-row>
        <table:table-row table:style-name="ro1">
          <table:table-cell office:value-type="float" office:value="0.57" calcext:value-type="float">
            <text:p>0,57</text:p>
          </table:table-cell>
          <table:table-cell/>
          <table:table-cell office:value-type="float" office:value="0.000014991" calcext:value-type="float">
            <text:p>1,50E-05</text:p>
          </table:table-cell>
          <table:table-cell office:value-type="float" office:value="0.000021786" calcext:value-type="float">
            <text:p>2,18E-05</text:p>
          </table:table-cell>
          <table:table-cell table:formula="of:=([.D64]-[.D62])/([.A64]-[.A62])" office:value-type="float" office:value="0.000226100000000001" calcext:value-type="float">
            <text:p>226,10E-06</text:p>
          </table:table-cell>
          <table:table-cell table:formula="of:=[.D63]/(SQRT([.E63]))" office:value-type="float" office:value="0.00144886265388666" calcext:value-type="float">
            <text:p>0,0014488627</text:p>
          </table:table-cell>
          <table:table-cell table:number-columns-repeated="6"/>
          <table:table-cell office:value-type="float" office:value="-0.000012887" calcext:value-type="float">
            <text:p>-1,29E-05</text:p>
          </table:table-cell>
          <table:table-cell office:value-type="float" office:value="0.000080552" calcext:value-type="float">
            <text:p>8,06E-05</text:p>
          </table:table-cell>
          <table:table-cell table:formula="of:=([.N64]-[.N62])/([.A64]-[.A62])" office:value-type="float" office:value="0.000557600000000003" calcext:value-type="float">
            <text:p>557,60E-06</text:p>
          </table:table-cell>
          <table:table-cell table:formula="of:=[.N63]/(SQRT(ABS([.O63])))" office:value-type="float" office:value="0.00341126097008507" calcext:value-type="float">
            <text:p>0,003411261</text:p>
          </table:table-cell>
          <table:table-cell table:number-columns-repeated="1008"/>
        </table:table-row>
        <table:table-row table:style-name="ro1">
          <table:table-cell office:value-type="float" office:value="0.58" calcext:value-type="float">
            <text:p>0,58</text:p>
          </table:table-cell>
          <table:table-cell/>
          <table:table-cell office:value-type="float" office:value="0.000015491" calcext:value-type="float">
            <text:p>1,55E-05</text:p>
          </table:table-cell>
          <table:table-cell office:value-type="float" office:value="0.000023994" calcext:value-type="float">
            <text:p>2,40E-05</text:p>
          </table:table-cell>
          <table:table-cell table:formula="of:=([.D65]-[.D63])/([.A65]-[.A63])" office:value-type="float" office:value="0.000232050000000001" calcext:value-type="float">
            <text:p>232,05E-06</text:p>
          </table:table-cell>
          <table:table-cell table:formula="of:=[.D64]/(SQRT([.E64]))" office:value-type="float" office:value="0.00157511355209835" calcext:value-type="float">
            <text:p>0,0015751136</text:p>
          </table:table-cell>
          <table:table-cell table:number-columns-repeated="6"/>
          <table:table-cell office:value-type="float" office:value="-0.000012433" calcext:value-type="float">
            <text:p>-1,24E-05</text:p>
          </table:table-cell>
          <table:table-cell office:value-type="float" office:value="0.000086205" calcext:value-type="float">
            <text:p>8,62E-05</text:p>
          </table:table-cell>
          <table:table-cell table:formula="of:=([.N65]-[.N63])/([.A65]-[.A63])" office:value-type="float" office:value="0.000588150000000004" calcext:value-type="float">
            <text:p>588,15E-06</text:p>
          </table:table-cell>
          <table:table-cell table:formula="of:=[.N64]/(SQRT(ABS([.O64])))" office:value-type="float" office:value="0.00355458092102303" calcext:value-type="float">
            <text:p>0,0035545809</text:p>
          </table:table-cell>
          <table:table-cell table:number-columns-repeated="1008"/>
        </table:table-row>
        <table:table-row table:style-name="ro1">
          <table:table-cell office:value-type="float" office:value="0.59" calcext:value-type="float">
            <text:p>0,59</text:p>
          </table:table-cell>
          <table:table-cell/>
          <table:table-cell office:value-type="float" office:value="0.000015923" calcext:value-type="float">
            <text:p>1,59E-05</text:p>
          </table:table-cell>
          <table:table-cell office:value-type="float" office:value="0.000026427" calcext:value-type="float">
            <text:p>2,64E-05</text:p>
          </table:table-cell>
          <table:table-cell table:formula="of:=([.D66]-[.D64])/([.A66]-[.A64])" office:value-type="float" office:value="0.000236599999999999" calcext:value-type="float">
            <text:p>236,60E-06</text:p>
          </table:table-cell>
          <table:table-cell table:formula="of:=[.D65]/(SQRT([.E65]))" office:value-type="float" office:value="0.00171806857613158" calcext:value-type="float">
            <text:p>0,0017180686</text:p>
          </table:table-cell>
          <table:table-cell table:number-columns-repeated="6"/>
          <table:table-cell office:value-type="float" office:value="-0.000011996" calcext:value-type="float">
            <text:p>-1,20E-05</text:p>
          </table:table-cell>
          <table:table-cell office:value-type="float" office:value="0.000092315" calcext:value-type="float">
            <text:p>9,23E-05</text:p>
          </table:table-cell>
          <table:table-cell table:formula="of:=([.N66]-[.N64])/([.A66]-[.A64])" office:value-type="float" office:value="0.000611649999999996" calcext:value-type="float">
            <text:p>611,65E-06</text:p>
          </table:table-cell>
          <table:table-cell table:formula="of:=[.N65]/(SQRT(ABS([.O65])))" office:value-type="float" office:value="0.00373268020821858" calcext:value-type="float">
            <text:p>0,0037326802</text:p>
          </table:table-cell>
          <table:table-cell table:number-columns-repeated="1008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office:value-type="float" office:value="0.000016501" calcext:value-type="float">
            <text:p>1,65E-05</text:p>
          </table:table-cell>
          <table:table-cell office:value-type="float" office:value="0.000028726" calcext:value-type="float">
            <text:p>2,87E-05</text:p>
          </table:table-cell>
          <table:table-cell table:formula="of:=([.D67]-[.D65])/([.A67]-[.A65])" office:value-type="float" office:value="0.0002377" calcext:value-type="float">
            <text:p>237,70E-06</text:p>
          </table:table-cell>
          <table:table-cell table:formula="of:=[.D66]/(SQRT([.E66]))" office:value-type="float" office:value="0.00186320467521916" calcext:value-type="float">
            <text:p>0,0018632047</text:p>
          </table:table-cell>
          <table:table-cell table:number-columns-repeated="6"/>
          <table:table-cell office:value-type="float" office:value="-0.000011574" calcext:value-type="float">
            <text:p>-1,16E-05</text:p>
          </table:table-cell>
          <table:table-cell office:value-type="float" office:value="0.000098438" calcext:value-type="float">
            <text:p>9,84E-05</text:p>
          </table:table-cell>
          <table:table-cell table:formula="of:=([.N67]-[.N65])/([.A67]-[.A65])" office:value-type="float" office:value="0.000633699999999999" calcext:value-type="float">
            <text:p>633,70E-06</text:p>
          </table:table-cell>
          <table:table-cell table:formula="of:=[.N66]/(SQRT(ABS([.O66])))" office:value-type="float" office:value="0.00391039769150508" calcext:value-type="float">
            <text:p>0,0039103977</text:p>
          </table:table-cell>
          <table:table-cell table:number-columns-repeated="1008"/>
        </table:table-row>
        <table:table-row table:style-name="ro1">
          <table:table-cell office:value-type="float" office:value="0.61" calcext:value-type="float">
            <text:p>0,61</text:p>
          </table:table-cell>
          <table:table-cell/>
          <table:table-cell office:value-type="float" office:value="0.00001696" calcext:value-type="float">
            <text:p>1,70E-05</text:p>
          </table:table-cell>
          <table:table-cell office:value-type="float" office:value="0.000031181" calcext:value-type="float">
            <text:p>3,12E-05</text:p>
          </table:table-cell>
          <table:table-cell table:formula="of:=([.D68]-[.D66])/([.A68]-[.A66])" office:value-type="float" office:value="0.000237450000000001" calcext:value-type="float">
            <text:p>237,45E-06</text:p>
          </table:table-cell>
          <table:table-cell table:formula="of:=[.D67]/(SQRT([.E67]))" office:value-type="float" office:value="0.00202350346448773" calcext:value-type="float">
            <text:p>0,0020235035</text:p>
          </table:table-cell>
          <table:table-cell table:number-columns-repeated="6"/>
          <table:table-cell office:value-type="float" office:value="-0.0000112" calcext:value-type="float">
            <text:p>-1,12E-05</text:p>
          </table:table-cell>
          <table:table-cell table:style-name="Default" office:value-type="float" office:value="0.000104989" calcext:value-type="float">
            <text:p>0,000104989</text:p>
          </table:table-cell>
          <table:table-cell table:formula="of:=([.N68]-[.N66])/([.A68]-[.A66])" office:value-type="float" office:value="0.000656550000000003" calcext:value-type="float">
            <text:p>656,55E-06</text:p>
          </table:table-cell>
          <table:table-cell table:formula="of:=[.N67]/(SQRT(ABS([.O67])))" office:value-type="float" office:value="0.00409741446548395" calcext:value-type="float">
            <text:p>0,0040974145</text:p>
          </table:table-cell>
          <table:table-cell table:number-columns-repeated="1008"/>
        </table:table-row>
        <table:table-row table:style-name="ro1">
          <table:table-cell office:value-type="float" office:value="0.62" calcext:value-type="float">
            <text:p>0,62</text:p>
          </table:table-cell>
          <table:table-cell/>
          <table:table-cell office:value-type="float" office:value="0.000017454" calcext:value-type="float">
            <text:p>1,75E-05</text:p>
          </table:table-cell>
          <table:table-cell office:value-type="float" office:value="0.000033475" calcext:value-type="float">
            <text:p>3,35E-05</text:p>
          </table:table-cell>
          <table:table-cell table:formula="of:=([.D69]-[.D67])/([.A69]-[.A67])" office:value-type="float" office:value="0.00024085" calcext:value-type="float">
            <text:p>240,85E-06</text:p>
          </table:table-cell>
          <table:table-cell table:formula="of:=[.D68]/(SQRT([.E68]))" office:value-type="float" office:value="0.00215698567246003" calcext:value-type="float">
            <text:p>0,0021569857</text:p>
          </table:table-cell>
          <table:table-cell table:number-columns-repeated="6"/>
          <table:table-cell office:value-type="float" office:value="-0.000010787" calcext:value-type="float">
            <text:p>-1,08E-05</text:p>
          </table:table-cell>
          <table:table-cell table:style-name="Default" office:value-type="float" office:value="0.000111569" calcext:value-type="float">
            <text:p>0,000111569</text:p>
          </table:table-cell>
          <table:table-cell table:formula="of:=([.N69]-[.N67])/([.A69]-[.A67])" office:value-type="float" office:value="0.000662549999999999" calcext:value-type="float">
            <text:p>662,55E-06</text:p>
          </table:table-cell>
          <table:table-cell table:formula="of:=[.N68]/(SQRT(ABS([.O68])))" office:value-type="float" office:value="0.00433445213394804" calcext:value-type="float">
            <text:p>0,0043344521</text:p>
          </table:table-cell>
          <table:table-cell table:number-columns-repeated="1008"/>
        </table:table-row>
        <table:table-row table:style-name="ro1">
          <table:table-cell office:value-type="float" office:value="0.63" calcext:value-type="float">
            <text:p>0,63</text:p>
          </table:table-cell>
          <table:table-cell/>
          <table:table-cell office:value-type="float" office:value="0.000017927" calcext:value-type="float">
            <text:p>1,79E-05</text:p>
          </table:table-cell>
          <table:table-cell office:value-type="float" office:value="0.000035998" calcext:value-type="float">
            <text:p>3,60E-05</text:p>
          </table:table-cell>
          <table:table-cell table:formula="of:=([.D70]-[.D68])/([.A70]-[.A68])" office:value-type="float" office:value="0.0002464" calcext:value-type="float">
            <text:p>246,40E-06</text:p>
          </table:table-cell>
          <table:table-cell table:formula="of:=[.D69]/(SQRT([.E69]))" office:value-type="float" office:value="0.00229328494967146" calcext:value-type="float">
            <text:p>0,0022932849</text:p>
          </table:table-cell>
          <table:table-cell table:number-columns-repeated="6"/>
          <table:table-cell office:value-type="float" office:value="-0.000010318" calcext:value-type="float">
            <text:p>-1,03E-05</text:p>
          </table:table-cell>
          <table:table-cell table:style-name="Default" office:value-type="float" office:value="0.00011824" calcext:value-type="float">
            <text:p>0,00011824</text:p>
          </table:table-cell>
          <table:table-cell table:formula="of:=([.N70]-[.N68])/([.A70]-[.A68])" office:value-type="float" office:value="0.000685049999999999" calcext:value-type="float">
            <text:p>685,05E-06</text:p>
          </table:table-cell>
          <table:table-cell table:formula="of:=[.N69]/(SQRT(ABS([.O69])))" office:value-type="float" office:value="0.00451755330485428" calcext:value-type="float">
            <text:p>0,0045175533</text:p>
          </table:table-cell>
          <table:table-cell table:number-columns-repeated="1008"/>
        </table:table-row>
        <table:table-row table:style-name="ro1">
          <table:table-cell office:value-type="float" office:value="0.64" calcext:value-type="float">
            <text:p>0,64</text:p>
          </table:table-cell>
          <table:table-cell/>
          <table:table-cell office:value-type="float" office:value="0.000018617" calcext:value-type="float">
            <text:p>1,86E-05</text:p>
          </table:table-cell>
          <table:table-cell office:value-type="float" office:value="0.000038403" calcext:value-type="float">
            <text:p>3,84E-05</text:p>
          </table:table-cell>
          <table:table-cell table:formula="of:=([.D71]-[.D69])/([.A71]-[.A69])" office:value-type="float" office:value="0.0002305" calcext:value-type="float">
            <text:p>230,50E-06</text:p>
          </table:table-cell>
          <table:table-cell table:formula="of:=[.D70]/(SQRT([.E70]))" office:value-type="float" office:value="0.00252947089972151" calcext:value-type="float">
            <text:p>0,0025294709</text:p>
          </table:table-cell>
          <table:table-cell table:number-columns-repeated="6"/>
          <table:table-cell office:value-type="float" office:value="-0.0000099918" calcext:value-type="float">
            <text:p>-9,99E-06</text:p>
          </table:table-cell>
          <table:table-cell table:style-name="Default" office:value-type="float" office:value="0.00012527" calcext:value-type="float">
            <text:p>0,00012527</text:p>
          </table:table-cell>
          <table:table-cell table:formula="of:=([.N71]-[.N69])/([.A71]-[.A69])" office:value-type="float" office:value="0.000720999999999999" calcext:value-type="float">
            <text:p>721,00E-06</text:p>
          </table:table-cell>
          <table:table-cell table:formula="of:=[.N70]/(SQRT(ABS([.O70])))" office:value-type="float" office:value="0.00466529859248089" calcext:value-type="float">
            <text:p>0,0046652986</text:p>
          </table:table-cell>
          <table:table-cell table:number-columns-repeated="1008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office:value-type="float" office:value="0.00001919" calcext:value-type="float">
            <text:p>1,92E-05</text:p>
          </table:table-cell>
          <table:table-cell office:value-type="float" office:value="0.000040608" calcext:value-type="float">
            <text:p>4,06E-05</text:p>
          </table:table-cell>
          <table:table-cell table:formula="of:=([.D72]-[.D70])/([.A72]-[.A70])" office:value-type="float" office:value="0.0002262" calcext:value-type="float">
            <text:p>226,20E-06</text:p>
          </table:table-cell>
          <table:table-cell table:formula="of:=[.D71]/(SQRT([.E71]))" office:value-type="float" office:value="0.00270000954905473" calcext:value-type="float">
            <text:p>0,0027000095</text:p>
          </table:table-cell>
          <table:table-cell table:number-columns-repeated="6"/>
          <table:table-cell office:value-type="float" office:value="-0.0000096608" calcext:value-type="float">
            <text:p>-9,66E-06</text:p>
          </table:table-cell>
          <table:table-cell table:style-name="Default" office:value-type="float" office:value="0.00013266" calcext:value-type="float">
            <text:p>0,00013266</text:p>
          </table:table-cell>
          <table:table-cell table:formula="of:=([.N72]-[.N70])/([.A72]-[.A70])" office:value-type="float" office:value="0.0007345" calcext:value-type="float">
            <text:p>734,50E-06</text:p>
          </table:table-cell>
          <table:table-cell table:formula="of:=[.N71]/(SQRT(ABS([.O71])))" office:value-type="float" office:value="0.00489490303251797" calcext:value-type="float">
            <text:p>0,004894903</text:p>
          </table:table-cell>
          <table:table-cell table:number-columns-repeated="1008"/>
        </table:table-row>
        <table:table-row table:style-name="ro1">
          <table:table-cell office:value-type="float" office:value="0.66" calcext:value-type="float">
            <text:p>0,66</text:p>
          </table:table-cell>
          <table:table-cell/>
          <table:table-cell office:value-type="float" office:value="0.000019762" calcext:value-type="float">
            <text:p>1,98E-05</text:p>
          </table:table-cell>
          <table:table-cell office:value-type="float" office:value="0.000042927" calcext:value-type="float">
            <text:p>4,29E-05</text:p>
          </table:table-cell>
          <table:table-cell table:formula="of:=([.D73]-[.D71])/([.A73]-[.A71])" office:value-type="float" office:value="0.000236849999999999" calcext:value-type="float">
            <text:p>236,85E-06</text:p>
          </table:table-cell>
          <table:table-cell table:formula="of:=[.D72]/(SQRT([.E72]))" office:value-type="float" office:value="0.00278929111779953" calcext:value-type="float">
            <text:p>0,0027892911</text:p>
          </table:table-cell>
          <table:table-cell table:number-columns-repeated="6"/>
          <table:table-cell office:value-type="float" office:value="-0.000009196" calcext:value-type="float">
            <text:p>-9,20E-06</text:p>
          </table:table-cell>
          <table:table-cell table:style-name="Default" office:value-type="float" office:value="0.00013996" calcext:value-type="float">
            <text:p>0,00013996</text:p>
          </table:table-cell>
          <table:table-cell table:formula="of:=([.N73]-[.N71])/([.A73]-[.A71])" office:value-type="float" office:value="0.00074" calcext:value-type="float">
            <text:p>740,00E-06</text:p>
          </table:table-cell>
          <table:table-cell table:formula="of:=[.N72]/(SQRT(ABS([.O72])))" office:value-type="float" office:value="0.00514503192541247" calcext:value-type="float">
            <text:p>0,0051450319</text:p>
          </table:table-cell>
          <table:table-cell table:number-columns-repeated="1008"/>
        </table:table-row>
        <table:table-row table:style-name="ro1">
          <table:table-cell office:value-type="float" office:value="0.67" calcext:value-type="float">
            <text:p>0,67</text:p>
          </table:table-cell>
          <table:table-cell/>
          <table:table-cell office:value-type="float" office:value="0.000020475" calcext:value-type="float">
            <text:p>2,05E-05</text:p>
          </table:table-cell>
          <table:table-cell office:value-type="float" office:value="0.000045345" calcext:value-type="float">
            <text:p>4,53E-05</text:p>
          </table:table-cell>
          <table:table-cell table:formula="of:=([.D74]-[.D72])/([.A74]-[.A72])" office:value-type="float" office:value="0.0002416" calcext:value-type="float">
            <text:p>241,60E-06</text:p>
          </table:table-cell>
          <table:table-cell table:formula="of:=[.D73]/(SQRT([.E73]))" office:value-type="float" office:value="0.002917298987355" calcext:value-type="float">
            <text:p>0,002917299</text:p>
          </table:table-cell>
          <table:table-cell table:number-columns-repeated="6"/>
          <table:table-cell office:value-type="float" office:value="-0.0000087555" calcext:value-type="float">
            <text:p>-8,76E-06</text:p>
          </table:table-cell>
          <table:table-cell table:style-name="Default" office:value-type="float" office:value="0.00014746" calcext:value-type="float">
            <text:p>0,00014746</text:p>
          </table:table-cell>
          <table:table-cell table:formula="of:=([.N74]-[.N72])/([.A74]-[.A72])" office:value-type="float" office:value="0.000759999999999999" calcext:value-type="float">
            <text:p>760,00E-06</text:p>
          </table:table-cell>
          <table:table-cell table:formula="of:=[.N73]/(SQRT(ABS([.O73])))" office:value-type="float" office:value="0.00534893639206112" calcext:value-type="float">
            <text:p>0,0053489364</text:p>
          </table:table-cell>
          <table:table-cell table:number-columns-repeated="1008"/>
        </table:table-row>
        <table:table-row table:style-name="ro1">
          <table:table-cell office:value-type="float" office:value="0.68" calcext:value-type="float">
            <text:p>0,68</text:p>
          </table:table-cell>
          <table:table-cell/>
          <table:table-cell office:value-type="float" office:value="0.000021083" calcext:value-type="float">
            <text:p>2,11E-05</text:p>
          </table:table-cell>
          <table:table-cell office:value-type="float" office:value="0.000047759" calcext:value-type="float">
            <text:p>4,78E-05</text:p>
          </table:table-cell>
          <table:table-cell table:formula="of:=([.D75]-[.D73])/([.A75]-[.A73])" office:value-type="float" office:value="0.00023375" calcext:value-type="float">
            <text:p>233,75E-06</text:p>
          </table:table-cell>
          <table:table-cell table:formula="of:=[.D74]/(SQRT([.E74]))" office:value-type="float" office:value="0.00312377262724706" calcext:value-type="float">
            <text:p>0,0031237726</text:p>
          </table:table-cell>
          <table:table-cell table:number-columns-repeated="6"/>
          <table:table-cell office:value-type="float" office:value="-0.0000083814" calcext:value-type="float">
            <text:p>-8,38E-06</text:p>
          </table:table-cell>
          <table:table-cell table:style-name="Default" office:value-type="float" office:value="0.00015516" calcext:value-type="float">
            <text:p>0,00015516</text:p>
          </table:table-cell>
          <table:table-cell table:formula="of:=([.N75]-[.N73])/([.A75]-[.A73])" office:value-type="float" office:value="0.000775499999999999" calcext:value-type="float">
            <text:p>775,50E-06</text:p>
          </table:table-cell>
          <table:table-cell table:formula="of:=[.N74]/(SQRT(ABS([.O74])))" office:value-type="float" office:value="0.00557171469497195" calcext:value-type="float">
            <text:p>0,0055717147</text:p>
          </table:table-cell>
          <table:table-cell table:number-columns-repeated="1008"/>
        </table:table-row>
        <table:table-row table:style-name="ro1">
          <table:table-cell office:value-type="float" office:value="0.69" calcext:value-type="float">
            <text:p>0,69</text:p>
          </table:table-cell>
          <table:table-cell/>
          <table:table-cell office:value-type="float" office:value="0.000021689" calcext:value-type="float">
            <text:p>2,17E-05</text:p>
          </table:table-cell>
          <table:table-cell office:value-type="float" office:value="0.00005002" calcext:value-type="float">
            <text:p>5,00E-05</text:p>
          </table:table-cell>
          <table:table-cell table:formula="of:=([.D76]-[.D74])/([.A76]-[.A74])" office:value-type="float" office:value="0.0002573" calcext:value-type="float">
            <text:p>257,30E-06</text:p>
          </table:table-cell>
          <table:table-cell table:formula="of:=[.D75]/(SQRT([.E75]))" office:value-type="float" office:value="0.00311834236013458" calcext:value-type="float">
            <text:p>0,0031183424</text:p>
          </table:table-cell>
          <table:table-cell table:number-columns-repeated="6"/>
          <table:table-cell office:value-type="float" office:value="-0.0000080096" calcext:value-type="float">
            <text:p>-8,01E-06</text:p>
          </table:table-cell>
          <table:table-cell table:style-name="Default" office:value-type="float" office:value="0.00016297" calcext:value-type="float">
            <text:p>0,00016297</text:p>
          </table:table-cell>
          <table:table-cell table:formula="of:=([.N76]-[.N74])/([.A76]-[.A74])" office:value-type="float" office:value="0.0007875" calcext:value-type="float">
            <text:p>787,50E-06</text:p>
          </table:table-cell>
          <table:table-cell table:formula="of:=[.N75]/(SQRT(ABS([.O75])))" office:value-type="float" office:value="0.00580740861259571" calcext:value-type="float">
            <text:p>0,0058074086</text:p>
          </table:table-cell>
          <table:table-cell table:number-columns-repeated="1008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office:value-type="float" office:value="0.000022351" calcext:value-type="float">
            <text:p>2,24E-05</text:p>
          </table:table-cell>
          <table:table-cell office:value-type="float" office:value="0.000052905" calcext:value-type="float">
            <text:p>5,29E-05</text:p>
          </table:table-cell>
          <table:table-cell table:formula="of:=([.D77]-[.D75])/([.A77]-[.A75])" office:value-type="float" office:value="0.000227450000000001" calcext:value-type="float">
            <text:p>227,45E-06</text:p>
          </table:table-cell>
          <table:table-cell table:formula="of:=[.D76]/(SQRT([.E76]))" office:value-type="float" office:value="0.00350795285573712" calcext:value-type="float">
            <text:p>0,0035079529</text:p>
          </table:table-cell>
          <table:table-cell table:number-columns-repeated="6"/>
          <table:table-cell office:value-type="float" office:value="-0.0000076612" calcext:value-type="float">
            <text:p>-7,66E-06</text:p>
          </table:table-cell>
          <table:table-cell table:style-name="Default" office:value-type="float" office:value="0.00017091" calcext:value-type="float">
            <text:p>0,00017091</text:p>
          </table:table-cell>
          <table:table-cell table:formula="of:=([.N77]-[.N75])/([.A77]-[.A75])" office:value-type="float" office:value="0.000787500000000004" calcext:value-type="float">
            <text:p>787,50E-06</text:p>
          </table:table-cell>
          <table:table-cell table:formula="of:=[.N76]/(SQRT(ABS([.O76])))" office:value-type="float" office:value="0.00609034918070031" calcext:value-type="float">
            <text:p>0,0060903492</text:p>
          </table:table-cell>
          <table:table-cell table:number-columns-repeated="1008"/>
        </table:table-row>
        <table:table-row table:style-name="ro1">
          <table:table-cell office:value-type="float" office:value="0.71" calcext:value-type="float">
            <text:p>0,71</text:p>
          </table:table-cell>
          <table:table-cell/>
          <table:table-cell office:value-type="float" office:value="0.000022876" calcext:value-type="float">
            <text:p>2,29E-05</text:p>
          </table:table-cell>
          <table:table-cell office:value-type="float" office:value="0.000054569" calcext:value-type="float">
            <text:p>5,46E-05</text:p>
          </table:table-cell>
          <table:table-cell table:formula="of:=([.D78]-[.D76])/([.A78]-[.A76])" office:value-type="float" office:value="0.000194900000000001" calcext:value-type="float">
            <text:p>194,90E-06</text:p>
          </table:table-cell>
          <table:table-cell table:formula="of:=[.D77]/(SQRT([.E77]))" office:value-type="float" office:value="0.00390876963329606" calcext:value-type="float">
            <text:p>0,0039087696</text:p>
          </table:table-cell>
          <table:table-cell table:number-columns-repeated="6"/>
          <table:table-cell office:value-type="float" office:value="-0.0000072994" calcext:value-type="float">
            <text:p>-7,30E-06</text:p>
          </table:table-cell>
          <table:table-cell table:style-name="Default" office:value-type="float" office:value="0.00017872" calcext:value-type="float">
            <text:p>0,00017872</text:p>
          </table:table-cell>
          <table:table-cell table:formula="of:=([.N78]-[.N76])/([.A78]-[.A76])" office:value-type="float" office:value="0.000792000000000004" calcext:value-type="float">
            <text:p>792,00E-06</text:p>
          </table:table-cell>
          <table:table-cell table:formula="of:=[.N77]/(SQRT(ABS([.O77])))" office:value-type="float" office:value="0.0063505386711791" calcext:value-type="float">
            <text:p>0,0063505387</text:p>
          </table:table-cell>
          <table:table-cell table:number-columns-repeated="1008"/>
        </table:table-row>
        <table:table-row table:style-name="ro1">
          <table:table-cell office:value-type="float" office:value="0.72" calcext:value-type="float">
            <text:p>0,72</text:p>
          </table:table-cell>
          <table:table-cell/>
          <table:table-cell office:value-type="float" office:value="0.000023726" calcext:value-type="float">
            <text:p>2,37E-05</text:p>
          </table:table-cell>
          <table:table-cell office:value-type="float" office:value="0.000056803" calcext:value-type="float">
            <text:p>5,68E-05</text:p>
          </table:table-cell>
          <table:table-cell table:formula="of:=([.D79]-[.D77])/([.A79]-[.A77])" office:value-type="float" office:value="0.0002252" calcext:value-type="float">
            <text:p>225,20E-06</text:p>
          </table:table-cell>
          <table:table-cell table:formula="of:=[.D78]/(SQRT([.E78]))" office:value-type="float" office:value="0.00378518473601889" calcext:value-type="float">
            <text:p>0,0037851847</text:p>
          </table:table-cell>
          <table:table-cell table:number-columns-repeated="6"/>
          <table:table-cell office:value-type="float" office:value="-0.0000069719" calcext:value-type="float">
            <text:p>-6,97E-06</text:p>
          </table:table-cell>
          <table:table-cell table:style-name="Default" office:value-type="float" office:value="0.00018675" calcext:value-type="float">
            <text:p>0,00018675</text:p>
          </table:table-cell>
          <table:table-cell table:formula="of:=([.N79]-[.N77])/([.A79]-[.A77])" office:value-type="float" office:value="0.0008125" calcext:value-type="float">
            <text:p>812,50E-06</text:p>
          </table:table-cell>
          <table:table-cell table:formula="of:=[.N78]/(SQRT(ABS([.O78])))" office:value-type="float" office:value="0.00655162340422351" calcext:value-type="float">
            <text:p>0,0065516234</text:p>
          </table:table-cell>
          <table:table-cell table:number-columns-repeated="1008"/>
        </table:table-row>
        <table:table-row table:style-name="ro1">
          <table:table-cell office:value-type="float" office:value="0.73" calcext:value-type="float">
            <text:p>0,73</text:p>
          </table:table-cell>
          <table:table-cell/>
          <table:table-cell office:value-type="float" office:value="0.000024347" calcext:value-type="float">
            <text:p>2,43E-05</text:p>
          </table:table-cell>
          <table:table-cell office:value-type="float" office:value="0.000059073" calcext:value-type="float">
            <text:p>5,91E-05</text:p>
          </table:table-cell>
          <table:table-cell table:formula="of:=([.D80]-[.D78])/([.A80]-[.A78])" office:value-type="float" office:value="0.0002185" calcext:value-type="float">
            <text:p>218,50E-06</text:p>
          </table:table-cell>
          <table:table-cell table:formula="of:=[.D79]/(SQRT([.E79]))" office:value-type="float" office:value="0.00399634806346915" calcext:value-type="float">
            <text:p>0,0039963481</text:p>
          </table:table-cell>
          <table:table-cell table:number-columns-repeated="6"/>
          <table:table-cell office:value-type="float" office:value="-0.0000066377" calcext:value-type="float">
            <text:p>-6,64E-06</text:p>
          </table:table-cell>
          <table:table-cell table:style-name="Default" office:value-type="float" office:value="0.00019497" calcext:value-type="float">
            <text:p>0,00019497</text:p>
          </table:table-cell>
          <table:table-cell table:formula="of:=([.N80]-[.N78])/([.A80]-[.A78])" office:value-type="float" office:value="0.000822499999999998" calcext:value-type="float">
            <text:p>822,50E-06</text:p>
          </table:table-cell>
          <table:table-cell table:formula="of:=[.N79]/(SQRT(ABS([.O79])))" office:value-type="float" office:value="0.00679829237453984" calcext:value-type="float">
            <text:p>0,0067982924</text:p>
          </table:table-cell>
          <table:table-cell table:number-columns-repeated="1008"/>
        </table:table-row>
        <table:table-row table:style-name="ro1">
          <table:table-cell office:value-type="float" office:value="0.74" calcext:value-type="float">
            <text:p>0,74</text:p>
          </table:table-cell>
          <table:table-cell/>
          <table:table-cell office:value-type="float" office:value="0.000024893" calcext:value-type="float">
            <text:p>2,49E-05</text:p>
          </table:table-cell>
          <table:table-cell office:value-type="float" office:value="0.000061173" calcext:value-type="float">
            <text:p>6,12E-05</text:p>
          </table:table-cell>
          <table:table-cell table:formula="of:=([.D81]-[.D79])/([.A81]-[.A79])" office:value-type="float" office:value="0.00021965" calcext:value-type="float">
            <text:p>219,65E-06</text:p>
          </table:table-cell>
          <table:table-cell table:formula="of:=[.D80]/(SQRT([.E80]))" office:value-type="float" office:value="0.00412756741780522" calcext:value-type="float">
            <text:p>0,0041275674</text:p>
          </table:table-cell>
          <table:table-cell table:number-columns-repeated="6"/>
          <table:table-cell office:value-type="float" office:value="-0.0000063789" calcext:value-type="float">
            <text:p>-6,38E-06</text:p>
          </table:table-cell>
          <table:table-cell table:style-name="Default" office:value-type="float" office:value="0.0002032" calcext:value-type="float">
            <text:p>0,0002032</text:p>
          </table:table-cell>
          <table:table-cell table:formula="of:=([.N81]-[.N79])/([.A81]-[.A79])" office:value-type="float" office:value="0.000833499999999999" calcext:value-type="float">
            <text:p>833,50E-06</text:p>
          </table:table-cell>
          <table:table-cell table:formula="of:=[.N80]/(SQRT(ABS([.O80])))" office:value-type="float" office:value="0.00703835068207995" calcext:value-type="float">
            <text:p>0,0070383507</text:p>
          </table:table-cell>
          <table:table-cell table:number-columns-repeated="1008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office:value-type="float" office:value="0.000025855" calcext:value-type="float">
            <text:p>2,59E-05</text:p>
          </table:table-cell>
          <table:table-cell office:value-type="float" office:value="0.000063466" calcext:value-type="float">
            <text:p>6,35E-05</text:p>
          </table:table-cell>
          <table:table-cell table:formula="of:=([.D82]-[.D80])/([.A82]-[.A80])" office:value-type="float" office:value="0.00023085" calcext:value-type="float">
            <text:p>230,85E-06</text:p>
          </table:table-cell>
          <table:table-cell table:formula="of:=[.D81]/(SQRT([.E81]))" office:value-type="float" office:value="0.00417711265287318" calcext:value-type="float">
            <text:p>0,0041771127</text:p>
          </table:table-cell>
          <table:table-cell table:number-columns-repeated="6"/>
          <table:table-cell office:value-type="float" office:value="-0.0000059866" calcext:value-type="float">
            <text:p>-5,99E-06</text:p>
          </table:table-cell>
          <table:table-cell table:style-name="Default" office:value-type="float" office:value="0.00021164" calcext:value-type="float">
            <text:p>0,00021164</text:p>
          </table:table-cell>
          <table:table-cell table:formula="of:=([.N82]-[.N80])/([.A82]-[.A80])" office:value-type="float" office:value="0.0008175" calcext:value-type="float">
            <text:p>817,50E-06</text:p>
          </table:table-cell>
          <table:table-cell table:formula="of:=[.N81]/(SQRT(ABS([.O81])))" office:value-type="float" office:value="0.0074020816643942" calcext:value-type="float">
            <text:p>0,0074020817</text:p>
          </table:table-cell>
          <table:table-cell table:number-columns-repeated="1008"/>
        </table:table-row>
        <table:table-row table:style-name="ro1">
          <table:table-cell office:value-type="float" office:value="0.76" calcext:value-type="float">
            <text:p>0,76</text:p>
          </table:table-cell>
          <table:table-cell/>
          <table:table-cell office:value-type="float" office:value="0.000026591" calcext:value-type="float">
            <text:p>2,66E-05</text:p>
          </table:table-cell>
          <table:table-cell office:value-type="float" office:value="0.00006579" calcext:value-type="float">
            <text:p>6,58E-05</text:p>
          </table:table-cell>
          <table:table-cell table:formula="of:=([.D83]-[.D81])/([.A83]-[.A81])" office:value-type="float" office:value="0.00021495" calcext:value-type="float">
            <text:p>214,95E-06</text:p>
          </table:table-cell>
          <table:table-cell table:formula="of:=[.D82]/(SQRT([.E82]))" office:value-type="float" office:value="0.00448736257606224" calcext:value-type="float">
            <text:p>0,0044873626</text:p>
          </table:table-cell>
          <table:table-cell table:number-columns-repeated="6"/>
          <table:table-cell office:value-type="float" office:value="-0.0000057353" calcext:value-type="float">
            <text:p>-5,74E-06</text:p>
          </table:table-cell>
          <table:table-cell table:style-name="Default" office:value-type="float" office:value="0.00021955" calcext:value-type="float">
            <text:p>0,00021955</text:p>
          </table:table-cell>
          <table:table-cell table:formula="of:=([.N83]-[.N81])/([.A83]-[.A81])" office:value-type="float" office:value="0.0008285" calcext:value-type="float">
            <text:p>828,50E-06</text:p>
          </table:table-cell>
          <table:table-cell table:formula="of:=[.N82]/(SQRT(ABS([.O82])))" office:value-type="float" office:value="0.00762758726646531" calcext:value-type="float">
            <text:p>0,0076275873</text:p>
          </table:table-cell>
          <table:table-cell table:number-columns-repeated="1008"/>
        </table:table-row>
        <table:table-row table:style-name="ro1">
          <table:table-cell office:value-type="float" office:value="0.77" calcext:value-type="float">
            <text:p>0,77</text:p>
          </table:table-cell>
          <table:table-cell/>
          <table:table-cell office:value-type="float" office:value="0.00002737" calcext:value-type="float">
            <text:p>2,74E-05</text:p>
          </table:table-cell>
          <table:table-cell office:value-type="float" office:value="0.000067765" calcext:value-type="float">
            <text:p>6,78E-05</text:p>
          </table:table-cell>
          <table:table-cell table:formula="of:=([.D84]-[.D82])/([.A84]-[.A82])" office:value-type="float" office:value="0.0002013" calcext:value-type="float">
            <text:p>201,30E-06</text:p>
          </table:table-cell>
          <table:table-cell table:formula="of:=[.D83]/(SQRT([.E83]))" office:value-type="float" office:value="0.0047762115578672" calcext:value-type="float">
            <text:p>0,0047762116</text:p>
          </table:table-cell>
          <table:table-cell table:number-columns-repeated="6"/>
          <table:table-cell office:value-type="float" office:value="-0.0000053586" calcext:value-type="float">
            <text:p>-5,36E-06</text:p>
          </table:table-cell>
          <table:table-cell table:style-name="Default" office:value-type="float" office:value="0.00022821" calcext:value-type="float">
            <text:p>0,00022821</text:p>
          </table:table-cell>
          <table:table-cell table:formula="of:=([.N84]-[.N82])/([.A84]-[.A82])" office:value-type="float" office:value="0.000852499999999998" calcext:value-type="float">
            <text:p>852,50E-06</text:p>
          </table:table-cell>
          <table:table-cell table:formula="of:=[.N83]/(SQRT(ABS([.O83])))" office:value-type="float" office:value="0.0078160526671836" calcext:value-type="float">
            <text:p>0,0078160527</text:p>
          </table:table-cell>
          <table:table-cell table:number-columns-repeated="1008"/>
        </table:table-row>
        <table:table-row table:style-name="ro1">
          <table:table-cell office:value-type="float" office:value="0.78" calcext:value-type="float">
            <text:p>0,78</text:p>
          </table:table-cell>
          <table:table-cell/>
          <table:table-cell office:value-type="float" office:value="0.000027989" calcext:value-type="float">
            <text:p>2,80E-05</text:p>
          </table:table-cell>
          <table:table-cell office:value-type="float" office:value="0.000069816" calcext:value-type="float">
            <text:p>6,98E-05</text:p>
          </table:table-cell>
          <table:table-cell table:formula="of:=([.D85]-[.D83])/([.A85]-[.A83])" office:value-type="float" office:value="0.000194499999999999" calcext:value-type="float">
            <text:p>194,50E-06</text:p>
          </table:table-cell>
          <table:table-cell table:formula="of:=[.D84]/(SQRT([.E84]))" office:value-type="float" office:value="0.0050060497364699" calcext:value-type="float">
            <text:p>0,0050060497</text:p>
          </table:table-cell>
          <table:table-cell table:number-columns-repeated="6"/>
          <table:table-cell office:value-type="float" office:value="-0.0000050664" calcext:value-type="float">
            <text:p>-5,07E-06</text:p>
          </table:table-cell>
          <table:table-cell table:style-name="Default" office:value-type="float" office:value="0.0002366" calcext:value-type="float">
            <text:p>0,0002366</text:p>
          </table:table-cell>
          <table:table-cell table:formula="of:=([.N85]-[.N83])/([.A85]-[.A83])" office:value-type="float" office:value="0.000845999999999998" calcext:value-type="float">
            <text:p>846,00E-06</text:p>
          </table:table-cell>
          <table:table-cell table:formula="of:=[.N84]/(SQRT(ABS([.O84])))" office:value-type="float" office:value="0.00813447556216103" calcext:value-type="float">
            <text:p>0,0081344756</text:p>
          </table:table-cell>
          <table:table-cell table:number-columns-repeated="1008"/>
        </table:table-row>
        <table:table-row table:style-name="ro1">
          <table:table-cell office:value-type="float" office:value="0.79" calcext:value-type="float">
            <text:p>0,79</text:p>
          </table:table-cell>
          <table:table-cell/>
          <table:table-cell office:value-type="float" office:value="0.000029084" calcext:value-type="float">
            <text:p>2,91E-05</text:p>
          </table:table-cell>
          <table:table-cell office:value-type="float" office:value="0.000071655" calcext:value-type="float">
            <text:p>7,17E-05</text:p>
          </table:table-cell>
          <table:table-cell table:formula="of:=([.D86]-[.D84])/([.A86]-[.A84])" office:value-type="float" office:value="0.0001952" calcext:value-type="float">
            <text:p>195,20E-06</text:p>
          </table:table-cell>
          <table:table-cell table:formula="of:=[.D85]/(SQRT([.E85]))" office:value-type="float" office:value="0.00512869170565753" calcext:value-type="float">
            <text:p>0,0051286917</text:p>
          </table:table-cell>
          <table:table-cell table:number-columns-repeated="6"/>
          <table:table-cell office:value-type="float" office:value="-0.0000047742" calcext:value-type="float">
            <text:p>-4,77E-06</text:p>
          </table:table-cell>
          <table:table-cell table:style-name="Default" office:value-type="float" office:value="0.00024513" calcext:value-type="float">
            <text:p>0,00024513</text:p>
          </table:table-cell>
          <table:table-cell table:formula="of:=([.N86]-[.N84])/([.A86]-[.A84])" office:value-type="float" office:value="0.0008545" calcext:value-type="float">
            <text:p>854,50E-06</text:p>
          </table:table-cell>
          <table:table-cell table:formula="of:=[.N85]/(SQRT(ABS([.O85])))" office:value-type="float" office:value="0.0083857214388001" calcext:value-type="float">
            <text:p>0,0083857214</text:p>
          </table:table-cell>
          <table:table-cell table:number-columns-repeated="1008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office:value-type="float" office:value="0.000029835" calcext:value-type="float">
            <text:p>2,98E-05</text:p>
          </table:table-cell>
          <table:table-cell office:value-type="float" office:value="0.00007372" calcext:value-type="float">
            <text:p>7,37E-05</text:p>
          </table:table-cell>
          <table:table-cell table:formula="of:=([.D87]-[.D85])/([.A87]-[.A85])" office:value-type="float" office:value="0.0001997" calcext:value-type="float">
            <text:p>199,70E-06</text:p>
          </table:table-cell>
          <table:table-cell table:formula="of:=[.D86]/(SQRT([.E86]))" office:value-type="float" office:value="0.00521670518809807" calcext:value-type="float">
            <text:p>0,0052167052</text:p>
          </table:table-cell>
          <table:table-cell table:number-columns-repeated="6"/>
          <table:table-cell office:value-type="float" office:value="-0.0000044877" calcext:value-type="float">
            <text:p>-4,49E-06</text:p>
          </table:table-cell>
          <table:table-cell table:style-name="Default" office:value-type="float" office:value="0.00025369" calcext:value-type="float">
            <text:p>0,00025369</text:p>
          </table:table-cell>
          <table:table-cell table:formula="of:=([.N87]-[.N85])/([.A87]-[.A85])" office:value-type="float" office:value="0.000860500000000001" calcext:value-type="float">
            <text:p>860,50E-06</text:p>
          </table:table-cell>
          <table:table-cell table:formula="of:=[.N86]/(SQRT(ABS([.O86])))" office:value-type="float" office:value="0.00864824354003264" calcext:value-type="float">
            <text:p>0,0086482435</text:p>
          </table:table-cell>
          <table:table-cell table:number-columns-repeated="1008"/>
        </table:table-row>
        <table:table-row table:style-name="ro1">
          <table:table-cell office:value-type="float" office:value="0.81" calcext:value-type="float">
            <text:p>0,81</text:p>
          </table:table-cell>
          <table:table-cell/>
          <table:table-cell office:value-type="float" office:value="0.00003075" calcext:value-type="float">
            <text:p>3,08E-05</text:p>
          </table:table-cell>
          <table:table-cell office:value-type="float" office:value="0.000075649" calcext:value-type="float">
            <text:p>7,56E-05</text:p>
          </table:table-cell>
          <table:table-cell table:formula="of:=([.D88]-[.D86])/([.A88]-[.A86])" office:value-type="float" office:value="0.00019155" calcext:value-type="float">
            <text:p>191,55E-06</text:p>
          </table:table-cell>
          <table:table-cell table:formula="of:=[.D87]/(SQRT([.E87]))" office:value-type="float" office:value="0.00546590542971027" calcext:value-type="float">
            <text:p>0,0054659054</text:p>
          </table:table-cell>
          <table:table-cell table:number-columns-repeated="6"/>
          <table:table-cell office:value-type="float" office:value="-0.0000042067" calcext:value-type="float">
            <text:p>-4,21E-06</text:p>
          </table:table-cell>
          <table:table-cell table:style-name="Default" office:value-type="float" office:value="0.00026234" calcext:value-type="float">
            <text:p>0,00026234</text:p>
          </table:table-cell>
          <table:table-cell table:formula="of:=([.N88]-[.N86])/([.A88]-[.A86])" office:value-type="float" office:value="0.000868999999999999" calcext:value-type="float">
            <text:p>869,00E-06</text:p>
          </table:table-cell>
          <table:table-cell table:formula="of:=[.N87]/(SQRT(ABS([.O87])))" office:value-type="float" office:value="0.00889927497337754" calcext:value-type="float">
            <text:p>0,008899275</text:p>
          </table:table-cell>
          <table:table-cell table:number-columns-repeated="1008"/>
        </table:table-row>
        <table:table-row table:style-name="ro1">
          <table:table-cell office:value-type="float" office:value="0.82" calcext:value-type="float">
            <text:p>0,82</text:p>
          </table:table-cell>
          <table:table-cell/>
          <table:table-cell office:value-type="float" office:value="0.000031633" calcext:value-type="float">
            <text:p>3,16E-05</text:p>
          </table:table-cell>
          <table:table-cell office:value-type="float" office:value="0.000077551" calcext:value-type="float">
            <text:p>7,76E-05</text:p>
          </table:table-cell>
          <table:table-cell table:formula="of:=([.D89]-[.D87])/([.A89]-[.A87])" office:value-type="float" office:value="0.00017515" calcext:value-type="float">
            <text:p>175,15E-06</text:p>
          </table:table-cell>
          <table:table-cell table:formula="of:=[.D88]/(SQRT([.E88]))" office:value-type="float" office:value="0.00585979376699567" calcext:value-type="float">
            <text:p>0,0058597938</text:p>
          </table:table-cell>
          <table:table-cell table:number-columns-repeated="6"/>
          <table:table-cell office:value-type="float" office:value="-0.0000039309" calcext:value-type="float">
            <text:p>-3,93E-06</text:p>
          </table:table-cell>
          <table:table-cell table:style-name="Default" office:value-type="float" office:value="0.00027107" calcext:value-type="float">
            <text:p>0,00027107</text:p>
          </table:table-cell>
          <table:table-cell table:formula="of:=([.N89]-[.N87])/([.A89]-[.A87])" office:value-type="float" office:value="0.000860499999999998" calcext:value-type="float">
            <text:p>860,50E-06</text:p>
          </table:table-cell>
          <table:table-cell table:formula="of:=[.N88]/(SQRT(ABS([.O88])))" office:value-type="float" office:value="0.00924072441324708" calcext:value-type="float">
            <text:p>0,0092407244</text:p>
          </table:table-cell>
          <table:table-cell table:number-columns-repeated="1008"/>
        </table:table-row>
        <table:table-row table:style-name="ro1">
          <table:table-cell office:value-type="float" office:value="0.83" calcext:value-type="float">
            <text:p>0,83</text:p>
          </table:table-cell>
          <table:table-cell/>
          <table:table-cell office:value-type="float" office:value="0.000032541" calcext:value-type="float">
            <text:p>3,25E-05</text:p>
          </table:table-cell>
          <table:table-cell office:value-type="float" office:value="0.000079152" calcext:value-type="float">
            <text:p>7,92E-05</text:p>
          </table:table-cell>
          <table:table-cell table:formula="of:=([.D90]-[.D88])/([.A90]-[.A88])" office:value-type="float" office:value="0.000176550000000001" calcext:value-type="float">
            <text:p>176,55E-06</text:p>
          </table:table-cell>
          <table:table-cell table:formula="of:=[.D89]/(SQRT([.E89]))" office:value-type="float" office:value="0.00595700592514254" calcext:value-type="float">
            <text:p>0,0059570059</text:p>
          </table:table-cell>
          <table:table-cell table:number-columns-repeated="6"/>
          <table:table-cell office:value-type="float" office:value="-0.0000036678" calcext:value-type="float">
            <text:p>-3,67E-06</text:p>
          </table:table-cell>
          <table:table-cell table:style-name="Default" office:value-type="float" office:value="0.00027955" calcext:value-type="float">
            <text:p>0,00027955</text:p>
          </table:table-cell>
          <table:table-cell table:formula="of:=([.N90]-[.N88])/([.A90]-[.A88])" office:value-type="float" office:value="0.000864500000000004" calcext:value-type="float">
            <text:p>864,50E-06</text:p>
          </table:table-cell>
          <table:table-cell table:formula="of:=[.N89]/(SQRT(ABS([.O89])))" office:value-type="float" office:value="0.00950773345088342" calcext:value-type="float">
            <text:p>0,0095077335</text:p>
          </table:table-cell>
          <table:table-cell table:number-columns-repeated="1008"/>
        </table:table-row>
        <table:table-row table:style-name="ro1">
          <table:table-cell office:value-type="float" office:value="0.84" calcext:value-type="float">
            <text:p>0,84</text:p>
          </table:table-cell>
          <table:table-cell/>
          <table:table-cell office:value-type="float" office:value="0.000033462" calcext:value-type="float">
            <text:p>3,35E-05</text:p>
          </table:table-cell>
          <table:table-cell office:value-type="float" office:value="0.000081082" calcext:value-type="float">
            <text:p>8,11E-05</text:p>
          </table:table-cell>
          <table:table-cell table:formula="of:=([.D91]-[.D89])/([.A91]-[.A89])" office:value-type="float" office:value="0.0001679" calcext:value-type="float">
            <text:p>167,90E-06</text:p>
          </table:table-cell>
          <table:table-cell table:formula="of:=[.D90]/(SQRT([.E90]))" office:value-type="float" office:value="0.0062574747317003" calcext:value-type="float">
            <text:p>0,0062574747</text:p>
          </table:table-cell>
          <table:table-cell table:number-columns-repeated="6"/>
          <table:table-cell office:value-type="float" office:value="-0.0000034067" calcext:value-type="float">
            <text:p>-3,41E-06</text:p>
          </table:table-cell>
          <table:table-cell table:style-name="Default" office:value-type="float" office:value="0.00028836" calcext:value-type="float">
            <text:p>0,00028836</text:p>
          </table:table-cell>
          <table:table-cell table:formula="of:=([.N91]-[.N89])/([.A91]-[.A89])" office:value-type="float" office:value="0.000876000000000006" calcext:value-type="float">
            <text:p>876,00E-06</text:p>
          </table:table-cell>
          <table:table-cell table:formula="of:=[.N90]/(SQRT(ABS([.O90])))" office:value-type="float" office:value="0.00974278152176376" calcext:value-type="float">
            <text:p>0,0097427815</text:p>
          </table:table-cell>
          <table:table-cell table:number-columns-repeated="1008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office:value-type="float" office:value="0.000034661" calcext:value-type="float">
            <text:p>3,47E-05</text:p>
          </table:table-cell>
          <table:table-cell office:value-type="float" office:value="0.00008251" calcext:value-type="float">
            <text:p>8,25E-05</text:p>
          </table:table-cell>
          <table:table-cell table:formula="of:=([.D92]-[.D90])/([.A92]-[.A90])" office:value-type="float" office:value="0.000162" calcext:value-type="float">
            <text:p>162,00E-06</text:p>
          </table:table-cell>
          <table:table-cell table:formula="of:=[.D91]/(SQRT([.E91]))" office:value-type="float" office:value="0.006482597835078" calcext:value-type="float">
            <text:p>0,0064825978</text:p>
          </table:table-cell>
          <table:table-cell table:number-columns-repeated="6"/>
          <table:table-cell office:value-type="float" office:value="-0.0000031554" calcext:value-type="float">
            <text:p>-3,16E-06</text:p>
          </table:table-cell>
          <table:table-cell table:style-name="Default" office:value-type="float" office:value="0.00029707" calcext:value-type="float">
            <text:p>0,00029707</text:p>
          </table:table-cell>
          <table:table-cell table:formula="of:=([.N92]-[.N90])/([.A92]-[.A90])" office:value-type="float" office:value="0.000871500000000001" calcext:value-type="float">
            <text:p>871,50E-06</text:p>
          </table:table-cell>
          <table:table-cell table:formula="of:=[.N91]/(SQRT(ABS([.O91])))" office:value-type="float" office:value="0.0100629450343996" calcext:value-type="float">
            <text:p>0,010062945</text:p>
          </table:table-cell>
          <table:table-cell table:number-columns-repeated="1008"/>
        </table:table-row>
        <table:table-row table:style-name="ro1">
          <table:table-cell office:value-type="float" office:value="0.86" calcext:value-type="float">
            <text:p>0,86</text:p>
          </table:table-cell>
          <table:table-cell/>
          <table:table-cell office:value-type="float" office:value="0.000035639" calcext:value-type="float">
            <text:p>3,56E-05</text:p>
          </table:table-cell>
          <table:table-cell office:value-type="float" office:value="0.000084322" calcext:value-type="float">
            <text:p>8,43E-05</text:p>
          </table:table-cell>
          <table:table-cell table:formula="of:=([.D93]-[.D91])/([.A93]-[.A91])" office:value-type="float" office:value="0.000163549999999999" calcext:value-type="float">
            <text:p>163,55E-06</text:p>
          </table:table-cell>
          <table:table-cell table:formula="of:=[.D92]/(SQRT([.E92]))" office:value-type="float" office:value="0.00659349414114399" calcext:value-type="float">
            <text:p>0,0065934941</text:p>
          </table:table-cell>
          <table:table-cell table:number-columns-repeated="6"/>
          <table:table-cell office:value-type="float" office:value="-0.0000029068" calcext:value-type="float">
            <text:p>-2,91E-06</text:p>
          </table:table-cell>
          <table:table-cell table:style-name="Default" office:value-type="float" office:value="0.00030579" calcext:value-type="float">
            <text:p>0,00030579</text:p>
          </table:table-cell>
          <table:table-cell table:formula="of:=([.N93]-[.N91])/([.A93]-[.A91])" office:value-type="float" office:value="0.000878999999999999" calcext:value-type="float">
            <text:p>879,00E-06</text:p>
          </table:table-cell>
          <table:table-cell table:formula="of:=[.N92]/(SQRT(ABS([.O92])))" office:value-type="float" office:value="0.0103140407133275" calcext:value-type="float">
            <text:p>0,0103140407</text:p>
          </table:table-cell>
          <table:table-cell table:number-columns-repeated="1008"/>
        </table:table-row>
        <table:table-row table:style-name="ro1">
          <table:table-cell office:value-type="float" office:value="0.87" calcext:value-type="float">
            <text:p>0,87</text:p>
          </table:table-cell>
          <table:table-cell/>
          <table:table-cell office:value-type="float" office:value="0.000036517" calcext:value-type="float">
            <text:p>3,65E-05</text:p>
          </table:table-cell>
          <table:table-cell office:value-type="float" office:value="0.000085781" calcext:value-type="float">
            <text:p>8,58E-05</text:p>
          </table:table-cell>
          <table:table-cell table:formula="of:=([.D94]-[.D92])/([.A94]-[.A92])" office:value-type="float" office:value="0.0001454" calcext:value-type="float">
            <text:p>145,40E-06</text:p>
          </table:table-cell>
          <table:table-cell table:formula="of:=[.D93]/(SQRT([.E93]))" office:value-type="float" office:value="0.00711391876337785" calcext:value-type="float">
            <text:p>0,0071139188</text:p>
          </table:table-cell>
          <table:table-cell table:number-columns-repeated="6"/>
          <table:table-cell office:value-type="float" office:value="-0.0000026658" calcext:value-type="float">
            <text:p>-2,67E-06</text:p>
          </table:table-cell>
          <table:table-cell table:style-name="Default" office:value-type="float" office:value="0.00031465" calcext:value-type="float">
            <text:p>0,00031465</text:p>
          </table:table-cell>
          <table:table-cell table:formula="of:=([.N94]-[.N92])/([.A94]-[.A92])" office:value-type="float" office:value="0.0008835" calcext:value-type="float">
            <text:p>883,50E-06</text:p>
          </table:table-cell>
          <table:table-cell table:formula="of:=[.N93]/(SQRT(ABS([.O93])))" office:value-type="float" office:value="0.0105858188820473" calcext:value-type="float">
            <text:p>0,0105858189</text:p>
          </table:table-cell>
          <table:table-cell table:number-columns-repeated="1008"/>
        </table:table-row>
        <table:table-row table:style-name="ro1">
          <table:table-cell office:value-type="float" office:value="0.88" calcext:value-type="float">
            <text:p>0,88</text:p>
          </table:table-cell>
          <table:table-cell/>
          <table:table-cell office:value-type="float" office:value="0.000037892" calcext:value-type="float">
            <text:p>3,79E-05</text:p>
          </table:table-cell>
          <table:table-cell office:value-type="float" office:value="0.00008723" calcext:value-type="float">
            <text:p>8,72E-05</text:p>
          </table:table-cell>
          <table:table-cell table:formula="of:=([.D95]-[.D93])/([.A95]-[.A93])" office:value-type="float" office:value="0.000133050000000001" calcext:value-type="float">
            <text:p>133,05E-06</text:p>
          </table:table-cell>
          <table:table-cell table:formula="of:=[.D94]/(SQRT([.E94]))" office:value-type="float" office:value="0.00756237889794053" calcext:value-type="float">
            <text:p>0,0075623789</text:p>
          </table:table-cell>
          <table:table-cell table:number-columns-repeated="6"/>
          <table:table-cell office:value-type="float" office:value="-0.0000024349" calcext:value-type="float">
            <text:p>-2,43E-06</text:p>
          </table:table-cell>
          <table:table-cell table:style-name="Default" office:value-type="float" office:value="0.00032346" calcext:value-type="float">
            <text:p>0,00032346</text:p>
          </table:table-cell>
          <table:table-cell table:formula="of:=([.N95]-[.N93])/([.A95]-[.A93])" office:value-type="float" office:value="0.000872999999999997" calcext:value-type="float">
            <text:p>873,00E-06</text:p>
          </table:table-cell>
          <table:table-cell table:formula="of:=[.N94]/(SQRT(ABS([.O94])))" office:value-type="float" office:value="0.0109474623524707" calcext:value-type="float">
            <text:p>0,0109474624</text:p>
          </table:table-cell>
          <table:table-cell table:number-columns-repeated="1008"/>
        </table:table-row>
        <table:table-row table:style-name="ro1">
          <table:table-cell office:value-type="float" office:value="0.89" calcext:value-type="float">
            <text:p>0,89</text:p>
          </table:table-cell>
          <table:table-cell/>
          <table:table-cell office:value-type="float" office:value="0.000039563" calcext:value-type="float">
            <text:p>3,96E-05</text:p>
          </table:table-cell>
          <table:table-cell office:value-type="float" office:value="0.000088442" calcext:value-type="float">
            <text:p>8,84E-05</text:p>
          </table:table-cell>
          <table:table-cell table:formula="of:=([.D96]-[.D94])/([.A96]-[.A94])" office:value-type="float" office:value="0.00010975" calcext:value-type="float">
            <text:p>109,75E-06</text:p>
          </table:table-cell>
          <table:table-cell table:formula="of:=[.D95]/(SQRT([.E95]))" office:value-type="float" office:value="0.00844221271235438" calcext:value-type="float">
            <text:p>0,0084422127</text:p>
          </table:table-cell>
          <table:table-cell table:number-columns-repeated="6"/>
          <table:table-cell office:value-type="float" office:value="-0.00000221" calcext:value-type="float">
            <text:p>-2,21E-06</text:p>
          </table:table-cell>
          <table:table-cell table:style-name="Default" office:value-type="float" office:value="0.00033211" calcext:value-type="float">
            <text:p>0,00033211</text:p>
          </table:table-cell>
          <table:table-cell table:formula="of:=([.N96]-[.N94])/([.A96]-[.A94])" office:value-type="float" office:value="0.000875499999999999" calcext:value-type="float">
            <text:p>875,50E-06</text:p>
          </table:table-cell>
          <table:table-cell table:formula="of:=[.N95]/(SQRT(ABS([.O95])))" office:value-type="float" office:value="0.0112241607364461" calcext:value-type="float">
            <text:p>0,0112241607</text:p>
          </table:table-cell>
          <table:table-cell table:number-columns-repeated="1008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office:value-type="float" office:value="0.000040401" calcext:value-type="float">
            <text:p>4,04E-05</text:p>
          </table:table-cell>
          <table:table-cell office:value-type="float" office:value="0.000089425" calcext:value-type="float">
            <text:p>8,94E-05</text:p>
          </table:table-cell>
          <table:table-cell table:formula="of:=([.D97]-[.D95])/([.A97]-[.A95])" office:value-type="float" office:value="0.00010525" calcext:value-type="float">
            <text:p>105,25E-06</text:p>
          </table:table-cell>
          <table:table-cell table:formula="of:=[.D96]/(SQRT([.E96]))" office:value-type="float" office:value="0.00871661564834916" calcext:value-type="float">
            <text:p>0,0087166156</text:p>
          </table:table-cell>
          <table:table-cell table:number-columns-repeated="6"/>
          <table:table-cell office:value-type="float" office:value="-0.0000019825" calcext:value-type="float">
            <text:p>-1,98E-06</text:p>
          </table:table-cell>
          <table:table-cell table:style-name="Default" office:value-type="float" office:value="0.00034097" calcext:value-type="float">
            <text:p>0,00034097</text:p>
          </table:table-cell>
          <table:table-cell table:formula="of:=([.N97]-[.N95])/([.A97]-[.A95])" office:value-type="float" office:value="0.000878999999999999" calcext:value-type="float">
            <text:p>879,00E-06</text:p>
          </table:table-cell>
          <table:table-cell table:formula="of:=[.N96]/(SQRT(ABS([.O96])))" office:value-type="float" office:value="0.0115006326630148" calcext:value-type="float">
            <text:p>0,0115006327</text:p>
          </table:table-cell>
          <table:table-cell table:number-columns-repeated="1008"/>
        </table:table-row>
        <table:table-row table:style-name="ro1">
          <table:table-cell office:value-type="float" office:value="0.91" calcext:value-type="float">
            <text:p>0,91</text:p>
          </table:table-cell>
          <table:table-cell/>
          <table:table-cell office:value-type="float" office:value="0.000042034" calcext:value-type="float">
            <text:p>4,20E-05</text:p>
          </table:table-cell>
          <table:table-cell office:value-type="float" office:value="0.000090547" calcext:value-type="float">
            <text:p>9,05E-05</text:p>
          </table:table-cell>
          <table:table-cell table:formula="of:=([.D98]-[.D96])/([.A98]-[.A96])" office:value-type="float" office:value="0.00012425" calcext:value-type="float">
            <text:p>124,25E-06</text:p>
          </table:table-cell>
          <table:table-cell table:formula="of:=[.D97]/(SQRT([.E97]))" office:value-type="float" office:value="0.008123176078952" calcext:value-type="float">
            <text:p>0,0081231761</text:p>
          </table:table-cell>
          <table:table-cell table:number-columns-repeated="6"/>
          <table:table-cell office:value-type="float" office:value="-0.0000017886" calcext:value-type="float">
            <text:p>-1,79E-06</text:p>
          </table:table-cell>
          <table:table-cell table:style-name="Default" office:value-type="float" office:value="0.00034969" calcext:value-type="float">
            <text:p>0,00034969</text:p>
          </table:table-cell>
          <table:table-cell table:formula="of:=([.N98]-[.N96])/([.A98]-[.A96])" office:value-type="float" office:value="0.000875999999999998" calcext:value-type="float">
            <text:p>876,00E-06</text:p>
          </table:table-cell>
          <table:table-cell table:formula="of:=[.N97]/(SQRT(ABS([.O97])))" office:value-type="float" office:value="0.0118149301926258" calcext:value-type="float">
            <text:p>0,0118149302</text:p>
          </table:table-cell>
          <table:table-cell table:number-columns-repeated="1008"/>
        </table:table-row>
        <table:table-row table:style-name="ro1">
          <table:table-cell office:value-type="float" office:value="0.92" calcext:value-type="float">
            <text:p>0,92</text:p>
          </table:table-cell>
          <table:table-cell/>
          <table:table-cell office:value-type="float" office:value="0.000042295" calcext:value-type="float">
            <text:p>4,23E-05</text:p>
          </table:table-cell>
          <table:table-cell office:value-type="float" office:value="0.00009191" calcext:value-type="float">
            <text:p>9,19E-05</text:p>
          </table:table-cell>
          <table:table-cell table:formula="of:=([.D99]-[.D97])/([.A99]-[.A97])" office:value-type="float" office:value="0.00012665" calcext:value-type="float">
            <text:p>126,65E-06</text:p>
          </table:table-cell>
          <table:table-cell table:formula="of:=[.D98]/(SQRT([.E98]))" office:value-type="float" office:value="0.00816695512058022" calcext:value-type="float">
            <text:p>0,0081669551</text:p>
          </table:table-cell>
          <table:table-cell table:number-columns-repeated="6"/>
          <table:table-cell office:value-type="float" office:value="-0.0000015597" calcext:value-type="float">
            <text:p>-1,56E-06</text:p>
          </table:table-cell>
          <table:table-cell table:style-name="Default" office:value-type="float" office:value="0.00035849" calcext:value-type="float">
            <text:p>0,00035849</text:p>
          </table:table-cell>
          <table:table-cell table:formula="of:=([.N99]-[.N97])/([.A99]-[.A97])" office:value-type="float" office:value="0.000889" calcext:value-type="float">
            <text:p>889,00E-06</text:p>
          </table:table-cell>
          <table:table-cell table:formula="of:=[.N98]/(SQRT(ABS([.O98])))" office:value-type="float" office:value="0.0120233687017463" calcext:value-type="float">
            <text:p>0,0120233687</text:p>
          </table:table-cell>
          <table:table-cell table:number-columns-repeated="1008"/>
        </table:table-row>
        <table:table-row table:style-name="ro1">
          <table:table-cell office:value-type="float" office:value="0.93" calcext:value-type="float">
            <text:p>0,93</text:p>
          </table:table-cell>
          <table:table-cell/>
          <table:table-cell office:value-type="float" office:value="0.00004429" calcext:value-type="float">
            <text:p>4,43E-05</text:p>
          </table:table-cell>
          <table:table-cell office:value-type="float" office:value="0.00009308" calcext:value-type="float">
            <text:p>9,31E-05</text:p>
          </table:table-cell>
          <table:table-cell table:formula="of:=([.D100]-[.D98])/([.A100]-[.A98])" office:value-type="float" office:value="0.000118149999999999" calcext:value-type="float">
            <text:p>118,15E-06</text:p>
          </table:table-cell>
          <table:table-cell table:formula="of:=[.D99]/(SQRT([.E99]))" office:value-type="float" office:value="0.00856326751721024" calcext:value-type="float">
            <text:p>0,0085632675</text:p>
          </table:table-cell>
          <table:table-cell table:number-columns-repeated="6"/>
          <table:table-cell office:value-type="float" office:value="-0.0000013503" calcext:value-type="float">
            <text:p>-1,35E-06</text:p>
          </table:table-cell>
          <table:table-cell table:style-name="Default" office:value-type="float" office:value="0.00036747" calcext:value-type="float">
            <text:p>0,00036747</text:p>
          </table:table-cell>
          <table:table-cell table:formula="of:=([.N100]-[.N98])/([.A100]-[.A98])" office:value-type="float" office:value="0.000891500000000001" calcext:value-type="float">
            <text:p>891,50E-06</text:p>
          </table:table-cell>
          <table:table-cell table:formula="of:=[.N99]/(SQRT(ABS([.O99])))" office:value-type="float" office:value="0.0123072554692149" calcext:value-type="float">
            <text:p>0,0123072555</text:p>
          </table:table-cell>
          <table:table-cell table:number-columns-repeated="1008"/>
        </table:table-row>
        <table:table-row table:style-name="ro1">
          <table:table-cell office:value-type="float" office:value="0.94" calcext:value-type="float">
            <text:p>0,94</text:p>
          </table:table-cell>
          <table:table-cell/>
          <table:table-cell office:value-type="float" office:value="0.000046004" calcext:value-type="float">
            <text:p>4,60E-05</text:p>
          </table:table-cell>
          <table:table-cell office:value-type="float" office:value="0.000094273" calcext:value-type="float">
            <text:p>9,43E-05</text:p>
          </table:table-cell>
          <table:table-cell table:formula="of:=([.D101]-[.D99])/([.A101]-[.A99])" office:value-type="float" office:value="0.0000731999999999998" calcext:value-type="float">
            <text:p>73,20E-06</text:p>
          </table:table-cell>
          <table:table-cell table:formula="of:=[.D100]/(SQRT([.E100]))" office:value-type="float" office:value="0.0110187362347223" calcext:value-type="float">
            <text:p>0,0110187362</text:p>
          </table:table-cell>
          <table:table-cell table:number-columns-repeated="6"/>
          <table:table-cell office:value-type="float" office:value="-0.0000011492" calcext:value-type="float">
            <text:p>-1,15E-06</text:p>
          </table:table-cell>
          <table:table-cell table:style-name="Default" office:value-type="float" office:value="0.00037632" calcext:value-type="float">
            <text:p>0,00037632</text:p>
          </table:table-cell>
          <table:table-cell table:formula="of:=([.N101]-[.N99])/([.A101]-[.A99])" office:value-type="float" office:value="0.000879499999999999" calcext:value-type="float">
            <text:p>879,50E-06</text:p>
          </table:table-cell>
          <table:table-cell table:formula="of:=[.N100]/(SQRT(ABS([.O100])))" office:value-type="float" office:value="0.0126893500533101" calcext:value-type="float">
            <text:p>0,0126893501</text:p>
          </table:table-cell>
          <table:table-cell table:number-columns-repeated="1008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office:value-type="float" office:value="0.000047248" calcext:value-type="float">
            <text:p>4,72E-05</text:p>
          </table:table-cell>
          <table:table-cell office:value-type="float" office:value="0.000094544" calcext:value-type="float">
            <text:p>9,45E-05</text:p>
          </table:table-cell>
          <table:table-cell table:formula="of:=([.D102]-[.D100])/([.A102]-[.A100])" office:value-type="float" office:value="0.0000335500000000005" calcext:value-type="float">
            <text:p>33,55E-06</text:p>
          </table:table-cell>
          <table:table-cell table:formula="of:=[.D101]/(SQRT([.E101]))" office:value-type="float" office:value="0.0163225388282673" calcext:value-type="float">
            <text:p>0,0163225388</text:p>
          </table:table-cell>
          <table:table-cell table:number-columns-repeated="6"/>
          <table:table-cell office:value-type="float" office:value="-0.00000094867" calcext:value-type="float">
            <text:p>-9,49E-07</text:p>
          </table:table-cell>
          <table:table-cell table:style-name="Default" office:value-type="float" office:value="0.00038506" calcext:value-type="float">
            <text:p>0,00038506</text:p>
          </table:table-cell>
          <table:table-cell table:formula="of:=([.N102]-[.N100])/([.A102]-[.A100])" office:value-type="float" office:value="0.000876000000000003" calcext:value-type="float">
            <text:p>876,00E-06</text:p>
          </table:table-cell>
          <table:table-cell table:formula="of:=[.N101]/(SQRT(ABS([.O101])))" office:value-type="float" office:value="0.0130099717463253" calcext:value-type="float">
            <text:p>0,0130099717</text:p>
          </table:table-cell>
          <table:table-cell table:number-columns-repeated="1008"/>
        </table:table-row>
        <table:table-row table:style-name="ro1">
          <table:table-cell office:value-type="float" office:value="0.96" calcext:value-type="float">
            <text:p>0,96</text:p>
          </table:table-cell>
          <table:table-cell/>
          <table:table-cell office:value-type="float" office:value="0.0000489" calcext:value-type="float">
            <text:p>4,89E-05</text:p>
          </table:table-cell>
          <table:table-cell office:value-type="float" office:value="0.000094944" calcext:value-type="float">
            <text:p>9,49E-05</text:p>
          </table:table-cell>
          <table:table-cell table:formula="of:=([.D103]-[.D101])/([.A103]-[.A101])" office:value-type="float" office:value="0.0000840000000000009" calcext:value-type="float">
            <text:p>84,00E-06</text:p>
          </table:table-cell>
          <table:table-cell table:formula="of:=[.D102]/(SQRT([.E102]))" office:value-type="float" office:value="0.010359239685283" calcext:value-type="float">
            <text:p>0,0103592397</text:p>
          </table:table-cell>
          <table:table-cell table:number-columns-repeated="6"/>
          <table:table-cell office:value-type="float" office:value="-0.00000075173" calcext:value-type="float">
            <text:p>-7,52E-07</text:p>
          </table:table-cell>
          <table:table-cell table:style-name="Default" office:value-type="float" office:value="0.00039384" calcext:value-type="float">
            <text:p>0,00039384</text:p>
          </table:table-cell>
          <table:table-cell table:formula="of:=([.N103]-[.N101])/([.A103]-[.A101])" office:value-type="float" office:value="0.000876000000000003" calcext:value-type="float">
            <text:p>876,00E-06</text:p>
          </table:table-cell>
          <table:table-cell table:formula="of:=[.N102]/(SQRT(ABS([.O102])))" office:value-type="float" office:value="0.0133066204554427" calcext:value-type="float">
            <text:p>0,0133066205</text:p>
          </table:table-cell>
          <table:table-cell table:number-columns-repeated="1008"/>
        </table:table-row>
        <table:table-row table:style-name="ro1">
          <table:table-cell office:value-type="float" office:value="0.97" calcext:value-type="float">
            <text:p>0,97</text:p>
          </table:table-cell>
          <table:table-cell/>
          <table:table-cell office:value-type="float" office:value="0.000050053" calcext:value-type="float">
            <text:p>5,01E-05</text:p>
          </table:table-cell>
          <table:table-cell office:value-type="float" office:value="0.000096224" calcext:value-type="float">
            <text:p>9,62E-05</text:p>
          </table:table-cell>
          <table:table-cell table:formula="of:=([.D104]-[.D102])/([.A104]-[.A102])" office:value-type="float" office:value="0.000101099999999999" calcext:value-type="float">
            <text:p>101,10E-06</text:p>
          </table:table-cell>
          <table:table-cell table:formula="of:=[.D103]/(SQRT([.E103]))" office:value-type="float" office:value="0.00956990945222777" calcext:value-type="float">
            <text:p>0,0095699095</text:p>
          </table:table-cell>
          <table:table-cell table:number-columns-repeated="6"/>
          <table:table-cell office:value-type="float" office:value="-0.00000055521" calcext:value-type="float">
            <text:p>-5,55E-07</text:p>
          </table:table-cell>
          <table:table-cell table:style-name="Default" office:value-type="float" office:value="0.00040258" calcext:value-type="float">
            <text:p>0,00040258</text:p>
          </table:table-cell>
          <table:table-cell table:formula="of:=([.N104]-[.N102])/([.A104]-[.A102])" office:value-type="float" office:value="0.000876499999999998" calcext:value-type="float">
            <text:p>876,50E-06</text:p>
          </table:table-cell>
          <table:table-cell table:formula="of:=[.N103]/(SQRT(ABS([.O103])))" office:value-type="float" office:value="0.0135980375249291" calcext:value-type="float">
            <text:p>0,0135980375</text:p>
          </table:table-cell>
          <table:table-cell table:number-columns-repeated="1008"/>
        </table:table-row>
        <table:table-row table:style-name="ro1">
          <table:table-cell office:value-type="float" office:value="0.98" calcext:value-type="float">
            <text:p>0,98</text:p>
          </table:table-cell>
          <table:table-cell/>
          <table:table-cell office:value-type="float" office:value="0.000051775" calcext:value-type="float">
            <text:p>5,18E-05</text:p>
          </table:table-cell>
          <table:table-cell office:value-type="float" office:value="0.000096966" calcext:value-type="float">
            <text:p>9,70E-05</text:p>
          </table:table-cell>
          <table:table-cell table:formula="of:=([.D105]-[.D103])/([.A105]-[.A103])" office:value-type="float" office:value="0.0000522999999999994" calcext:value-type="float">
            <text:p>52,30E-06</text:p>
          </table:table-cell>
          <table:table-cell table:formula="of:=[.D104]/(SQRT([.E104]))" office:value-type="float" office:value="0.0134081430952221" calcext:value-type="float">
            <text:p>0,0134081431</text:p>
          </table:table-cell>
          <table:table-cell table:number-columns-repeated="6"/>
          <table:table-cell office:value-type="float" office:value="-0.0000003601" calcext:value-type="float">
            <text:p>-3,60E-07</text:p>
          </table:table-cell>
          <table:table-cell table:style-name="Default" office:value-type="float" office:value="0.00041137" calcext:value-type="float">
            <text:p>0,00041137</text:p>
          </table:table-cell>
          <table:table-cell table:formula="of:=([.N105]-[.N103])/([.A105]-[.A103])" office:value-type="float" office:value="0.000873999999999999" calcext:value-type="float">
            <text:p>874,00E-06</text:p>
          </table:table-cell>
          <table:table-cell table:formula="of:=[.N104]/(SQRT(ABS([.O104])))" office:value-type="float" office:value="0.0139147978168478" calcext:value-type="float">
            <text:p>0,0139147978</text:p>
          </table:table-cell>
          <table:table-cell table:number-columns-repeated="1008"/>
        </table:table-row>
        <table:table-row table:style-name="ro1">
          <table:table-cell office:value-type="float" office:value="0.99" calcext:value-type="float">
            <text:p>0,99</text:p>
          </table:table-cell>
          <table:table-cell/>
          <table:table-cell office:value-type="float" office:value="0.000053376" calcext:value-type="float">
            <text:p>5,34E-05</text:p>
          </table:table-cell>
          <table:table-cell office:value-type="float" office:value="0.00009727" calcext:value-type="float">
            <text:p>9,73E-05</text:p>
          </table:table-cell>
          <table:table-cell table:formula="of:=([.D106]-[.D104])/([.A106]-[.A104])" office:value-type="float" office:value="0.0000369000000000002" calcext:value-type="float">
            <text:p>36,90E-06</text:p>
          </table:table-cell>
          <table:table-cell table:formula="of:=[.D105]/(SQRT([.E105]))" office:value-type="float" office:value="0.0160127429776842" calcext:value-type="float">
            <text:p>0,016012743</text:p>
          </table:table-cell>
          <table:table-cell table:number-columns-repeated="6"/>
          <table:table-cell office:value-type="float" office:value="-0.00000016369" calcext:value-type="float">
            <text:p>-1,64E-07</text:p>
          </table:table-cell>
          <table:table-cell table:style-name="Default" office:value-type="float" office:value="0.00042006" calcext:value-type="float">
            <text:p>0,00042006</text:p>
          </table:table-cell>
          <table:table-cell table:formula="of:=([.N106]-[.N104])/([.A106]-[.A104])" office:value-type="float" office:value="0.0008685" calcext:value-type="float">
            <text:p>868,50E-06</text:p>
          </table:table-cell>
          <table:table-cell table:formula="of:=[.N105]/(SQRT(ABS([.O105])))" office:value-type="float" office:value="0.0142536607060543" calcext:value-type="float">
            <text:p>0,0142536607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0055404" calcext:value-type="float">
            <text:p>5,54E-05</text:p>
          </table:table-cell>
          <table:table-cell office:value-type="float" office:value="0.000097704" calcext:value-type="float">
            <text:p>9,77E-05</text:p>
          </table:table-cell>
          <table:table-cell table:number-columns-repeated="8"/>
          <table:table-cell office:value-type="float" office:value="0.000000033892" calcext:value-type="float">
            <text:p>3,39E-08</text:p>
          </table:table-cell>
          <table:table-cell table:style-name="Default" office:value-type="float" office:value="0.00042874" calcext:value-type="float">
            <text:p>0,00042874</text:p>
          </table:table-cell>
          <table:table-cell table:number-columns-repeated="1010"/>
        </table:table-row>
      </table:table>
      <table:table table:name="BULK40" table:style-name="ta1">
        <table:shapes>
          <draw:frame draw:z-index="0" draw:style-name="gr1" draw:text-style-name="P1" svg:width="159.99mm" svg:height="89.99mm" svg:x="159.07mm" svg:y="3.47mm">
            <loext:p draw:notify-on-update-of-ranges="BULK40.A5:BULK40.A5 BULK40.A6:BULK40.A106 BULK40.D5:BULK40.D5 BULK40.C6:BULK40.C106 BULK40.A5:BULK40.A5 BULK40.A6:BULK40.A106 BULK40.E5:BULK40.E5 BULK40.E6:BULK40.E106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draw:text-style-name="P1" svg:width="159.99mm" svg:height="89.99mm" svg:x="159.76mm" svg:y="104.85mm">
            <loext:p draw:notify-on-update-of-ranges="BULK40.A5:BULK40.A5 BULK40.A6:BULK40.A106 BULK40.C5:BULK40.C5 BULK40.C6:BULK40.C106 BULK40.A5:BULK40.A5 BULK40.A6:BULK40.A106 BULK40.D5:BULK40.D5 BULK40.D6:BULK40.D106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5"/>
        <table:table-column table:style-name="co1" table:default-cell-style-name="ce4"/>
        <table:table-column table:style-name="co1" table:number-columns-repeated="7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4"/>
        <table:table-column table:style-name="co1" table:number-columns-repeated="1009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ce1"/>
          <table:table-cell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3"/>
          <table:table-cell table:style-name="ce1" table:number-columns-repeated="2"/>
          <table:table-cell table:style-name="Default"/>
          <table:table-cell table:number-columns-repeated="7"/>
          <table:table-cell table:style-name="ce6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ce2" office:value-type="string" calcext:value-type="string">
            <text:p>Vg (V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table:style-name="ce4" office:value-type="string" calcext:value-type="string">
            <text:p>Y(Vg)</text:p>
          </table:table-cell>
          <table:table-cell table:style-name="ce4" office:value-type="string" calcext:value-type="string">
            <text:p>tangente</text:p>
          </table:table-cell>
          <table:table-cell/>
          <table:table-cell table:style-name="ce2" table:number-columns-repeated="2"/>
          <table:table-cell table:number-columns-repeated="2"/>
          <table:table-cell table:style-name="ce4" table:number-columns-repeated="2"/>
          <table:table-cell/>
          <table:table-cell table:style-name="ce4" table:number-columns-repeated="2"/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-0.000000016008" calcext:value-type="float">
            <text:p>-1,60E-08</text:p>
          </table:table-cell>
          <table:table-cell office:value-type="float" office:value="0.000000080076" calcext:value-type="float">
            <text:p>8,01E-08</text:p>
          </table:table-cell>
          <table:table-cell table:number-columns-repeated="9"/>
          <table:table-cell table:style-name="ce5"/>
          <table:table-cell table:style-name="Default"/>
          <table:table-cell table:number-columns-repeated="1009"/>
        </table:table-row>
        <table:table-row table:style-name="ro1">
          <table:table-cell office:value-type="float" office:value="0.01" calcext:value-type="float">
            <text:p>0,01</text:p>
          </table:table-cell>
          <table:table-cell/>
          <table:table-cell office:value-type="float" office:value="0.00000001598" calcext:value-type="float">
            <text:p>1,60E-08</text:p>
          </table:table-cell>
          <table:table-cell office:value-type="float" office:value="0.00000008018" calcext:value-type="float">
            <text:p>8,02E-08</text:p>
          </table:table-cell>
          <table:table-cell table:formula="of:=([.D8]-[.D6])/([.A8]-[.A6])" office:value-type="float" office:value="-0.0000000956500000000006" calcext:value-type="float">
            <text:p>-95,65E-09</text:p>
          </table:table-cell>
          <table:table-cell table:formula="of:=[.C7]/(SQRT(ABS([.E7])))" office:value-type="float" office:value="0.0000516695034323448" calcext:value-type="float">
            <text:p>5,16695034323448E-05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float" office:value="0.02" calcext:value-type="float">
            <text:p>0,02</text:p>
          </table:table-cell>
          <table:table-cell/>
          <table:table-cell office:value-type="float" office:value="0.000000045818" calcext:value-type="float">
            <text:p>4,58E-08</text:p>
          </table:table-cell>
          <table:table-cell office:value-type="float" office:value="0.000000078163" calcext:value-type="float">
            <text:p>7,82E-08</text:p>
          </table:table-cell>
          <table:table-cell table:formula="of:=([.D9]-[.D7])/([.A9]-[.A7])" office:value-type="float" office:value="-0.000000182000000000001" calcext:value-type="float">
            <text:p>-182,00E-09</text:p>
          </table:table-cell>
          <table:table-cell table:formula="of:=[.C8]/(SQRT(ABS([.E8])))" office:value-type="float" office:value="0.0001073990485357" calcext:value-type="float">
            <text:p>0,000107399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float" office:value="0.03" calcext:value-type="float">
            <text:p>0,03</text:p>
          </table:table-cell>
          <table:table-cell/>
          <table:table-cell office:value-type="float" office:value="0.000000078265" calcext:value-type="float">
            <text:p>7,83E-08</text:p>
          </table:table-cell>
          <table:table-cell office:value-type="float" office:value="0.00000007654" calcext:value-type="float">
            <text:p>7,65E-08</text:p>
          </table:table-cell>
          <table:table-cell table:formula="of:=([.D10]-[.D8])/([.A10]-[.A8])" office:value-type="float" office:value="-0.00000012695" calcext:value-type="float">
            <text:p>-126,95E-09</text:p>
          </table:table-cell>
          <table:table-cell table:formula="of:=[.C9]/(SQRT(ABS([.E9])))" office:value-type="float" office:value="0.000219660130345341" calcext:value-type="float">
            <text:p>0,0002196601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float" office:value="0.04" calcext:value-type="float">
            <text:p>0,04</text:p>
          </table:table-cell>
          <table:table-cell/>
          <table:table-cell office:value-type="float" office:value="0.000000111128" calcext:value-type="float">
            <text:p>1,11E-07</text:p>
          </table:table-cell>
          <table:table-cell office:value-type="float" office:value="0.000000075624" calcext:value-type="float">
            <text:p>7,56E-08</text:p>
          </table:table-cell>
          <table:table-cell table:formula="of:=([.D11]-[.D9])/([.A11]-[.A9])" office:value-type="float" office:value="-0.0000001428" calcext:value-type="float">
            <text:p>-142,80E-09</text:p>
          </table:table-cell>
          <table:table-cell table:formula="of:=[.C10]/(SQRT(ABS([.E10])))" office:value-type="float" office:value="0.000294075872753231" calcext:value-type="float">
            <text:p>0,0002940759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float" office:value="0.05" calcext:value-type="float">
            <text:p>0,05</text:p>
          </table:table-cell>
          <table:table-cell/>
          <table:table-cell office:value-type="float" office:value="0.00000014397" calcext:value-type="float">
            <text:p>1,44E-07</text:p>
          </table:table-cell>
          <table:table-cell office:value-type="float" office:value="0.000000073684" calcext:value-type="float">
            <text:p>7,37E-08</text:p>
          </table:table-cell>
          <table:table-cell table:formula="of:=([.D12]-[.D10])/([.A12]-[.A10])" office:value-type="float" office:value="-0.00000019315" calcext:value-type="float">
            <text:p>-193,15E-09</text:p>
          </table:table-cell>
          <table:table-cell table:formula="of:=[.C11]/(SQRT(ABS([.E11])))" office:value-type="float" office:value="0.000327585483544756" calcext:value-type="float">
            <text:p>0,0003275855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float" office:value="0.06" calcext:value-type="float">
            <text:p>0,06</text:p>
          </table:table-cell>
          <table:table-cell/>
          <table:table-cell office:value-type="float" office:value="0.00000018005" calcext:value-type="float">
            <text:p>1,80E-07</text:p>
          </table:table-cell>
          <table:table-cell office:value-type="float" office:value="0.000000071761" calcext:value-type="float">
            <text:p>7,18E-08</text:p>
          </table:table-cell>
          <table:table-cell table:formula="of:=([.D13]-[.D11])/([.A13]-[.A11])" office:value-type="float" office:value="-0.00000016545" calcext:value-type="float">
            <text:p>-165,45E-09</text:p>
          </table:table-cell>
          <table:table-cell table:formula="of:=[.C12]/(SQRT(ABS([.E12])))" office:value-type="float" office:value="0.000442649257386674" calcext:value-type="float">
            <text:p>0,0004426493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float" office:value="0.07" calcext:value-type="float">
            <text:p>0,07</text:p>
          </table:table-cell>
          <table:table-cell/>
          <table:table-cell office:value-type="float" office:value="0.00000021656" calcext:value-type="float">
            <text:p>2,17E-07</text:p>
          </table:table-cell>
          <table:table-cell office:value-type="float" office:value="0.000000070375" calcext:value-type="float">
            <text:p>7,04E-08</text:p>
          </table:table-cell>
          <table:table-cell table:formula="of:=([.D14]-[.D12])/([.A14]-[.A12])" office:value-type="float" office:value="-0.0000001461" calcext:value-type="float">
            <text:p>-146,10E-09</text:p>
          </table:table-cell>
          <table:table-cell table:formula="of:=[.C13]/(SQRT(ABS([.E13])))" office:value-type="float" office:value="0.0005665694259684" calcext:value-type="float">
            <text:p>0,0005665694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float" office:value="0.08" calcext:value-type="float">
            <text:p>0,08</text:p>
          </table:table-cell>
          <table:table-cell/>
          <table:table-cell office:value-type="float" office:value="0.00000025675" calcext:value-type="float">
            <text:p>2,57E-07</text:p>
          </table:table-cell>
          <table:table-cell office:value-type="float" office:value="0.000000068839" calcext:value-type="float">
            <text:p>6,88E-08</text:p>
          </table:table-cell>
          <table:table-cell table:formula="of:=([.D15]-[.D13])/([.A15]-[.A13])" office:value-type="float" office:value="-0.0000001283" calcext:value-type="float">
            <text:p>-128,30E-09</text:p>
          </table:table-cell>
          <table:table-cell table:formula="of:=[.C14]/(SQRT(ABS([.E14])))" office:value-type="float" office:value="0.000716798559827115" calcext:value-type="float">
            <text:p>0,0007167986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float" office:value="0.09" calcext:value-type="float">
            <text:p>0,09</text:p>
          </table:table-cell>
          <table:table-cell/>
          <table:table-cell office:value-type="float" office:value="0.00000029812" calcext:value-type="float">
            <text:p>2,98E-07</text:p>
          </table:table-cell>
          <table:table-cell office:value-type="float" office:value="0.000000067809" calcext:value-type="float">
            <text:p>6,78E-08</text:p>
          </table:table-cell>
          <table:table-cell table:formula="of:=([.D16]-[.D14])/([.A16]-[.A14])" office:value-type="float" office:value="-0.00000016005" calcext:value-type="float">
            <text:p>-160,05E-09</text:p>
          </table:table-cell>
          <table:table-cell table:formula="of:=[.C15]/(SQRT(ABS([.E15])))" office:value-type="float" office:value="0.000745183574161597" calcext:value-type="float">
            <text:p>0,0007451836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float" office:value="0.1" calcext:value-type="float">
            <text:p>0,1</text:p>
          </table:table-cell>
          <table:table-cell/>
          <table:table-cell office:value-type="float" office:value="0.00000034114" calcext:value-type="float">
            <text:p>3,41E-07</text:p>
          </table:table-cell>
          <table:table-cell office:value-type="float" office:value="0.000000065638" calcext:value-type="float">
            <text:p>6,56E-08</text:p>
          </table:table-cell>
          <table:table-cell table:formula="of:=([.D17]-[.D15])/([.A17]-[.A15])" office:value-type="float" office:value="-0.000000172149999999999" calcext:value-type="float">
            <text:p>-172,15E-09</text:p>
          </table:table-cell>
          <table:table-cell table:formula="of:=[.C16]/(SQRT(ABS([.E16])))" office:value-type="float" office:value="0.000822203141095923" calcext:value-type="float">
            <text:p>0,0008222031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float" office:value="0.11" calcext:value-type="float">
            <text:p>0,11</text:p>
          </table:table-cell>
          <table:table-cell/>
          <table:table-cell office:value-type="float" office:value="0.0000003884" calcext:value-type="float">
            <text:p>3,88E-07</text:p>
          </table:table-cell>
          <table:table-cell office:value-type="float" office:value="0.000000064366" calcext:value-type="float">
            <text:p>6,44E-08</text:p>
          </table:table-cell>
          <table:table-cell table:formula="of:=([.D18]-[.D16])/([.A18]-[.A16])" office:value-type="float" office:value="-0.00000011865" calcext:value-type="float">
            <text:p>-118,65E-09</text:p>
          </table:table-cell>
          <table:table-cell table:formula="of:=[.C17]/(SQRT(ABS([.E17])))" office:value-type="float" office:value="0.00112757477048866" calcext:value-type="float">
            <text:p>0,0011275748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float" office:value="0.12" calcext:value-type="float">
            <text:p>0,12</text:p>
          </table:table-cell>
          <table:table-cell/>
          <table:table-cell office:value-type="float" office:value="0.00000043745" calcext:value-type="float">
            <text:p>4,37E-07</text:p>
          </table:table-cell>
          <table:table-cell office:value-type="float" office:value="0.000000063265" calcext:value-type="float">
            <text:p>6,33E-08</text:p>
          </table:table-cell>
          <table:table-cell table:formula="of:=([.D19]-[.D17])/([.A19]-[.A17])" office:value-type="float" office:value="-0.0000001712" calcext:value-type="float">
            <text:p>-171,20E-09</text:p>
          </table:table-cell>
          <table:table-cell table:formula="of:=[.C18]/(SQRT(ABS([.E18])))" office:value-type="float" office:value="0.00105724719283256" calcext:value-type="float">
            <text:p>0,0010572472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float" office:value="0.13" calcext:value-type="float">
            <text:p>0,13</text:p>
          </table:table-cell>
          <table:table-cell/>
          <table:table-cell office:value-type="float" office:value="0.00000048813" calcext:value-type="float">
            <text:p>4,88E-07</text:p>
          </table:table-cell>
          <table:table-cell office:value-type="float" office:value="0.000000060942" calcext:value-type="float">
            <text:p>6,09E-08</text:p>
          </table:table-cell>
          <table:table-cell table:formula="of:=([.D20]-[.D18])/([.A20]-[.A18])" office:value-type="float" office:value="-0.0000001716" calcext:value-type="float">
            <text:p>-171,60E-09</text:p>
          </table:table-cell>
          <table:table-cell table:formula="of:=[.C19]/(SQRT(ABS([.E19])))" office:value-type="float" office:value="0.00117835692394528" calcext:value-type="float">
            <text:p>0,0011783569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float" office:value="0.14" calcext:value-type="float">
            <text:p>0,14</text:p>
          </table:table-cell>
          <table:table-cell/>
          <table:table-cell office:value-type="float" office:value="0.00000054471" calcext:value-type="float">
            <text:p>5,45E-07</text:p>
          </table:table-cell>
          <table:table-cell office:value-type="float" office:value="0.000000059833" calcext:value-type="float">
            <text:p>5,98E-08</text:p>
          </table:table-cell>
          <table:table-cell table:formula="of:=([.D21]-[.D19])/([.A21]-[.A19])" office:value-type="float" office:value="-0.00000014625" calcext:value-type="float">
            <text:p>-146,25E-09</text:p>
          </table:table-cell>
          <table:table-cell table:formula="of:=[.C20]/(SQRT(ABS([.E20])))" office:value-type="float" office:value="0.0014243522662816" calcext:value-type="float">
            <text:p>0,0014243523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float" office:value="0.15" calcext:value-type="float">
            <text:p>0,15</text:p>
          </table:table-cell>
          <table:table-cell/>
          <table:table-cell office:value-type="float" office:value="0.00000060077" calcext:value-type="float">
            <text:p>6,01E-07</text:p>
          </table:table-cell>
          <table:table-cell office:value-type="float" office:value="0.000000058017" calcext:value-type="float">
            <text:p>5,80E-08</text:p>
          </table:table-cell>
          <table:table-cell table:formula="of:=([.D22]-[.D20])/([.A22]-[.A20])" office:value-type="float" office:value="-0.0000001745" calcext:value-type="float">
            <text:p>-174,50E-09</text:p>
          </table:table-cell>
          <table:table-cell table:formula="of:=[.C21]/(SQRT(ABS([.E21])))" office:value-type="float" office:value="0.00143817098285678" calcext:value-type="float">
            <text:p>0,001438171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float" office:value="0.16" calcext:value-type="float">
            <text:p>0,16</text:p>
          </table:table-cell>
          <table:table-cell/>
          <table:table-cell office:value-type="float" office:value="0.00000066235" calcext:value-type="float">
            <text:p>6,62E-07</text:p>
          </table:table-cell>
          <table:table-cell office:value-type="float" office:value="0.000000056343" calcext:value-type="float">
            <text:p>5,63E-08</text:p>
          </table:table-cell>
          <table:table-cell table:formula="of:=([.D23]-[.D21])/([.A23]-[.A21])" office:value-type="float" office:value="-0.00000010975" calcext:value-type="float">
            <text:p>-109,75E-09</text:p>
          </table:table-cell>
          <table:table-cell table:formula="of:=[.C22]/(SQRT(ABS([.E22])))" office:value-type="float" office:value="0.0019993336532324" calcext:value-type="float">
            <text:p>0,0019993337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float" office:value="0.17" calcext:value-type="float">
            <text:p>0,17</text:p>
          </table:table-cell>
          <table:table-cell/>
          <table:table-cell office:value-type="float" office:value="0.00000072737" calcext:value-type="float">
            <text:p>7,27E-07</text:p>
          </table:table-cell>
          <table:table-cell office:value-type="float" office:value="0.000000055822" calcext:value-type="float">
            <text:p>5,58E-08</text:p>
          </table:table-cell>
          <table:table-cell table:formula="of:=([.D24]-[.D22])/([.A24]-[.A22])" office:value-type="float" office:value="-0.00000013015" calcext:value-type="float">
            <text:p>-130,15E-09</text:p>
          </table:table-cell>
          <table:table-cell table:formula="of:=[.C23]/(SQRT(ABS([.E23])))" office:value-type="float" office:value="0.00201619855251168" calcext:value-type="float">
            <text:p>0,0020161986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float" office:value="0.18" calcext:value-type="float">
            <text:p>0,18</text:p>
          </table:table-cell>
          <table:table-cell/>
          <table:table-cell office:value-type="float" office:value="0.00000079332" calcext:value-type="float">
            <text:p>7,93E-07</text:p>
          </table:table-cell>
          <table:table-cell office:value-type="float" office:value="0.00000005374" calcext:value-type="float">
            <text:p>5,37E-08</text:p>
          </table:table-cell>
          <table:table-cell table:formula="of:=([.D25]-[.D23])/([.A25]-[.A23])" office:value-type="float" office:value="-0.000000113" calcext:value-type="float">
            <text:p>-113,00E-09</text:p>
          </table:table-cell>
          <table:table-cell table:formula="of:=[.C24]/(SQRT(ABS([.E24])))" office:value-type="float" office:value="0.00235998466771681" calcext:value-type="float">
            <text:p>0,0023599847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float" office:value="0.19" calcext:value-type="float">
            <text:p>0,19</text:p>
          </table:table-cell>
          <table:table-cell/>
          <table:table-cell office:value-type="float" office:value="0.00000086508" calcext:value-type="float">
            <text:p>8,65E-07</text:p>
          </table:table-cell>
          <table:table-cell office:value-type="float" office:value="0.000000053562" calcext:value-type="float">
            <text:p>5,36E-08</text:p>
          </table:table-cell>
          <table:table-cell table:formula="of:=([.D26]-[.D24])/([.A26]-[.A24])" office:value-type="float" office:value="0.00000000890000000000016" calcext:value-type="float">
            <text:p>8,90E-09</text:p>
          </table:table-cell>
          <table:table-cell table:formula="of:=[.C25]/(SQRT([.E25]))" office:value-type="float" office:value="0.00916982966035894" calcext:value-type="float">
            <text:p>0,0091698297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float" office:value="0.2" calcext:value-type="float">
            <text:p>0,2</text:p>
          </table:table-cell>
          <table:table-cell/>
          <table:table-cell office:value-type="float" office:value="0.0000009402" calcext:value-type="float">
            <text:p>9,40E-07</text:p>
          </table:table-cell>
          <table:table-cell office:value-type="float" office:value="0.000000053918" calcext:value-type="float">
            <text:p>5,39E-08</text:p>
          </table:table-cell>
          <table:table-cell table:formula="of:=([.D27]-[.D25])/([.A27]-[.A25])" office:value-type="float" office:value="-0.0000000243000000000004" calcext:value-type="float">
            <text:p>-24,30E-09</text:p>
          </table:table-cell>
          <table:table-cell table:formula="of:=[.C26]/(SQRT([.E26]))" office:value-type="string" office:string-value="" calcext:value-type="error">
            <text:p>Err :502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float" office:value="0.21" calcext:value-type="float">
            <text:p>0,21</text:p>
          </table:table-cell>
          <table:table-cell/>
          <table:table-cell office:value-type="float" office:value="0.00000101569" calcext:value-type="float">
            <text:p>1,02E-06</text:p>
          </table:table-cell>
          <table:table-cell office:value-type="float" office:value="0.000000053076" calcext:value-type="float">
            <text:p>5,31E-08</text:p>
          </table:table-cell>
          <table:table-cell table:formula="of:=([.D28]-[.D26])/([.A28]-[.A26])" office:value-type="float" office:value="0.0000000678499999999999" calcext:value-type="float">
            <text:p>67,85E-09</text:p>
          </table:table-cell>
          <table:table-cell table:formula="of:=[.C27]/(SQRT([.E27]))" office:value-type="float" office:value="0.003899296416515" calcext:value-type="float">
            <text:p>0,0038992964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float" office:value="0.22" calcext:value-type="float">
            <text:p>0,22</text:p>
          </table:table-cell>
          <table:table-cell/>
          <table:table-cell office:value-type="float" office:value="0.00000109839" calcext:value-type="float">
            <text:p>1,10E-06</text:p>
          </table:table-cell>
          <table:table-cell office:value-type="float" office:value="0.000000055275" calcext:value-type="float">
            <text:p>5,53E-08</text:p>
          </table:table-cell>
          <table:table-cell table:formula="of:=([.D29]-[.D27])/([.A29]-[.A27])" office:value-type="float" office:value="0.00000022855" calcext:value-type="float">
            <text:p>228,55E-09</text:p>
          </table:table-cell>
          <table:table-cell table:formula="of:=[.C28]/(SQRT([.E28]))" office:value-type="float" office:value="0.00229755521678698" calcext:value-type="float">
            <text:p>0,0022975552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float" office:value="0.23" calcext:value-type="float">
            <text:p>0,23</text:p>
          </table:table-cell>
          <table:table-cell/>
          <table:table-cell office:value-type="float" office:value="0.000001185" calcext:value-type="float">
            <text:p>1,19E-06</text:p>
          </table:table-cell>
          <table:table-cell office:value-type="float" office:value="0.000000057647" calcext:value-type="float">
            <text:p>5,76E-08</text:p>
          </table:table-cell>
          <table:table-cell table:formula="of:=([.D30]-[.D28])/([.A30]-[.A28])" office:value-type="float" office:value="0.000000411150000000001" calcext:value-type="float">
            <text:p>411,15E-09</text:p>
          </table:table-cell>
          <table:table-cell table:formula="of:=[.C29]/(SQRT([.E29]))" office:value-type="float" office:value="0.00184806908904905" calcext:value-type="float">
            <text:p>0,0018480691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float" office:value="0.24" calcext:value-type="float">
            <text:p>0,24</text:p>
          </table:table-cell>
          <table:table-cell/>
          <table:table-cell office:value-type="float" office:value="0.000001271" calcext:value-type="float">
            <text:p>1,27E-06</text:p>
          </table:table-cell>
          <table:table-cell office:value-type="float" office:value="0.000000063498" calcext:value-type="float">
            <text:p>6,35E-08</text:p>
          </table:table-cell>
          <table:table-cell table:formula="of:=([.D31]-[.D29])/([.A31]-[.A29])" office:value-type="float" office:value="0.0000006505" calcext:value-type="float">
            <text:p>650,50E-09</text:p>
          </table:table-cell>
          <table:table-cell table:formula="of:=[.C30]/(SQRT([.E30]))" office:value-type="float" office:value="0.00157587548718626" calcext:value-type="float">
            <text:p>0,0015758755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float" office:value="0.25" calcext:value-type="float">
            <text:p>0,25</text:p>
          </table:table-cell>
          <table:table-cell/>
          <table:table-cell office:value-type="float" office:value="0.000001361" calcext:value-type="float">
            <text:p>1,36E-06</text:p>
          </table:table-cell>
          <table:table-cell office:value-type="float" office:value="0.000000070657" calcext:value-type="float">
            <text:p>7,07E-08</text:p>
          </table:table-cell>
          <table:table-cell table:formula="of:=([.D32]-[.D30])/([.A32]-[.A30])" office:value-type="float" office:value="0.000000986799999999999" calcext:value-type="float">
            <text:p>986,80E-09</text:p>
          </table:table-cell>
          <table:table-cell table:formula="of:=[.C31]/(SQRT([.E31]))" office:value-type="float" office:value="0.00137007251737928" calcext:value-type="float">
            <text:p>0,0013700725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float" office:value="0.26" calcext:value-type="float">
            <text:p>0,26</text:p>
          </table:table-cell>
          <table:table-cell/>
          <table:table-cell office:value-type="float" office:value="0.0000014596" calcext:value-type="float">
            <text:p>1,46E-06</text:p>
          </table:table-cell>
          <table:table-cell office:value-type="float" office:value="0.000000083234" calcext:value-type="float">
            <text:p>8,32E-08</text:p>
          </table:table-cell>
          <table:table-cell table:formula="of:=([.D33]-[.D31])/([.A33]-[.A31])" office:value-type="float" office:value="0.00000144895" calcext:value-type="float">
            <text:p>1,45E-06</text:p>
          </table:table-cell>
          <table:table-cell table:formula="of:=[.C32]/(SQRT([.E32]))" office:value-type="float" office:value="0.00121257093775938" calcext:value-type="float">
            <text:p>0,0012125709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float" office:value="0.27" calcext:value-type="float">
            <text:p>0,27</text:p>
          </table:table-cell>
          <table:table-cell/>
          <table:table-cell office:value-type="float" office:value="0.0000015606" calcext:value-type="float">
            <text:p>1,56E-06</text:p>
          </table:table-cell>
          <table:table-cell office:value-type="float" office:value="0.000000099636" calcext:value-type="float">
            <text:p>9,96E-08</text:p>
          </table:table-cell>
          <table:table-cell table:formula="of:=([.D34]-[.D32])/([.A34]-[.A32])" office:value-type="float" office:value="0.0000020708" calcext:value-type="float">
            <text:p>2,07E-06</text:p>
          </table:table-cell>
          <table:table-cell table:formula="of:=[.C33]/(SQRT([.E33]))" office:value-type="float" office:value="0.00108448244034429" calcext:value-type="float">
            <text:p>0,0010844824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float" office:value="0.28" calcext:value-type="float">
            <text:p>0,28</text:p>
          </table:table-cell>
          <table:table-cell/>
          <table:table-cell office:value-type="float" office:value="0.0000016643" calcext:value-type="float">
            <text:p>1,66E-06</text:p>
          </table:table-cell>
          <table:table-cell office:value-type="float" office:value="0.00000012465" calcext:value-type="float">
            <text:p>1,25E-07</text:p>
          </table:table-cell>
          <table:table-cell table:formula="of:=([.D35]-[.D33])/([.A35]-[.A33])" office:value-type="float" office:value="0.00000298670000000001" calcext:value-type="float">
            <text:p>2,99E-06</text:p>
          </table:table-cell>
          <table:table-cell table:formula="of:=[.C34]/(SQRT([.E34]))" office:value-type="float" office:value="0.000963021121045363" calcext:value-type="float">
            <text:p>0,0009630211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float" office:value="0.29" calcext:value-type="float">
            <text:p>0,29</text:p>
          </table:table-cell>
          <table:table-cell/>
          <table:table-cell office:value-type="float" office:value="0.0000017678" calcext:value-type="float">
            <text:p>1,77E-06</text:p>
          </table:table-cell>
          <table:table-cell office:value-type="float" office:value="0.00000015937" calcext:value-type="float">
            <text:p>1,59E-07</text:p>
          </table:table-cell>
          <table:table-cell table:formula="of:=([.D36]-[.D34])/([.A36]-[.A34])" office:value-type="float" office:value="0.000004049" calcext:value-type="float">
            <text:p>4,05E-06</text:p>
          </table:table-cell>
          <table:table-cell table:formula="of:=[.C35]/(SQRT([.E35]))" office:value-type="float" office:value="0.000878535350211225" calcext:value-type="float">
            <text:p>0,0008785354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float" office:value="0.3" calcext:value-type="float">
            <text:p>0,3</text:p>
          </table:table-cell>
          <table:table-cell/>
          <table:table-cell office:value-type="float" office:value="0.0000018792" calcext:value-type="float">
            <text:p>1,88E-06</text:p>
          </table:table-cell>
          <table:table-cell office:value-type="float" office:value="0.00000020563" calcext:value-type="float">
            <text:p>2,06E-07</text:p>
          </table:table-cell>
          <table:table-cell table:formula="of:=([.D37]-[.D35])/([.A37]-[.A35])" office:value-type="float" office:value="0.00000547649999999999" calcext:value-type="float">
            <text:p>5,48E-06</text:p>
          </table:table-cell>
          <table:table-cell table:formula="of:=[.C36]/(SQRT([.E36]))" office:value-type="float" office:value="0.000803010932122124" calcext:value-type="float">
            <text:p>0,0008030109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float" office:value="0.31" calcext:value-type="float">
            <text:p>0,31</text:p>
          </table:table-cell>
          <table:table-cell/>
          <table:table-cell office:value-type="float" office:value="0.0000019956" calcext:value-type="float">
            <text:p>2,00E-06</text:p>
          </table:table-cell>
          <table:table-cell office:value-type="float" office:value="0.0000002689" calcext:value-type="float">
            <text:p>2,69E-07</text:p>
          </table:table-cell>
          <table:table-cell table:formula="of:=([.D38]-[.D36])/([.A38]-[.A36])" office:value-type="float" office:value="0.00000713300000000001" calcext:value-type="float">
            <text:p>7,13E-06</text:p>
          </table:table-cell>
          <table:table-cell table:formula="of:=[.C37]/(SQRT([.E37]))" office:value-type="float" office:value="0.000747200894715971" calcext:value-type="float">
            <text:p>0,0007472009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float" office:value="0.32" calcext:value-type="float">
            <text:p>0,32</text:p>
          </table:table-cell>
          <table:table-cell/>
          <table:table-cell office:value-type="float" office:value="0.0000021143" calcext:value-type="float">
            <text:p>2,11E-06</text:p>
          </table:table-cell>
          <table:table-cell office:value-type="float" office:value="0.00000034829" calcext:value-type="float">
            <text:p>3,48E-07</text:p>
          </table:table-cell>
          <table:table-cell table:formula="of:=([.D39]-[.D37])/([.A39]-[.A37])" office:value-type="float" office:value="0.00000945399999999999" calcext:value-type="float">
            <text:p>9,45E-06</text:p>
          </table:table-cell>
          <table:table-cell table:formula="of:=[.C38]/(SQRT([.E38]))" office:value-type="float" office:value="0.000687636325311175" calcext:value-type="float">
            <text:p>0,0006876363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float" office:value="0.33" calcext:value-type="float">
            <text:p>0,33</text:p>
          </table:table-cell>
          <table:table-cell/>
          <table:table-cell office:value-type="float" office:value="0.0000022393" calcext:value-type="float">
            <text:p>2,24E-06</text:p>
          </table:table-cell>
          <table:table-cell office:value-type="float" office:value="0.00000045798" calcext:value-type="float">
            <text:p>4,58E-07</text:p>
          </table:table-cell>
          <table:table-cell table:formula="of:=([.D40]-[.D38])/([.A40]-[.A38])" office:value-type="float" office:value="0.000012985" calcext:value-type="float">
            <text:p>12,99E-06</text:p>
          </table:table-cell>
          <table:table-cell table:formula="of:=[.C39]/(SQRT([.E39]))" office:value-type="float" office:value="0.000621428694736178" calcext:value-type="float">
            <text:p>0,0006214287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float" office:value="0.34" calcext:value-type="float">
            <text:p>0,34</text:p>
          </table:table-cell>
          <table:table-cell/>
          <table:table-cell office:value-type="float" office:value="0.0000023606" calcext:value-type="float">
            <text:p>2,36E-06</text:p>
          </table:table-cell>
          <table:table-cell office:value-type="float" office:value="0.00000060799" calcext:value-type="float">
            <text:p>6,08E-07</text:p>
          </table:table-cell>
          <table:table-cell table:formula="of:=([.D41]-[.D39])/([.A41]-[.A39])" office:value-type="float" office:value="0.0000166585" calcext:value-type="float">
            <text:p>16,66E-06</text:p>
          </table:table-cell>
          <table:table-cell table:formula="of:=[.C40]/(SQRT([.E40]))" office:value-type="float" office:value="0.000578368266269165" calcext:value-type="float">
            <text:p>0,0005783683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float" office:value="0.35" calcext:value-type="float">
            <text:p>0,35</text:p>
          </table:table-cell>
          <table:table-cell/>
          <table:table-cell office:value-type="float" office:value="0.000002501" calcext:value-type="float">
            <text:p>2,50E-06</text:p>
          </table:table-cell>
          <table:table-cell office:value-type="float" office:value="0.00000079115" calcext:value-type="float">
            <text:p>7,91E-07</text:p>
          </table:table-cell>
          <table:table-cell table:formula="of:=([.D42]-[.D40])/([.A42]-[.A40])" office:value-type="float" office:value="0.0000209395" calcext:value-type="float">
            <text:p>20,94E-06</text:p>
          </table:table-cell>
          <table:table-cell table:formula="of:=[.C41]/(SQRT([.E41]))" office:value-type="float" office:value="0.00054655080475835" calcext:value-type="float">
            <text:p>0,0005465508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float" office:value="0.36" calcext:value-type="float">
            <text:p>0,36</text:p>
          </table:table-cell>
          <table:table-cell/>
          <table:table-cell office:value-type="float" office:value="0.0000026393" calcext:value-type="float">
            <text:p>2,64E-06</text:p>
          </table:table-cell>
          <table:table-cell office:value-type="float" office:value="0.00000102678" calcext:value-type="float">
            <text:p>1,03E-06</text:p>
          </table:table-cell>
          <table:table-cell table:formula="of:=([.D43]-[.D41])/([.A43]-[.A41])" office:value-type="float" office:value="0.0000270575" calcext:value-type="float">
            <text:p>27,06E-06</text:p>
          </table:table-cell>
          <table:table-cell table:formula="of:=[.C42]/(SQRT([.E42]))" office:value-type="float" office:value="0.000507393529020683" calcext:value-type="float">
            <text:p>0,0005073935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float" office:value="0.37" calcext:value-type="float">
            <text:p>0,37</text:p>
          </table:table-cell>
          <table:table-cell/>
          <table:table-cell office:value-type="float" office:value="0.0000027781" calcext:value-type="float">
            <text:p>2,78E-06</text:p>
          </table:table-cell>
          <table:table-cell office:value-type="float" office:value="0.0000013323" calcext:value-type="float">
            <text:p>1,33E-06</text:p>
          </table:table-cell>
          <table:table-cell table:formula="of:=([.D44]-[.D42])/([.A44]-[.A42])" office:value-type="float" office:value="0.000033981" calcext:value-type="float">
            <text:p>33,98E-06</text:p>
          </table:table-cell>
          <table:table-cell table:formula="of:=[.C43]/(SQRT([.E43]))" office:value-type="float" office:value="0.000476573398207074" calcext:value-type="float">
            <text:p>0,0004765734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float" office:value="0.38" calcext:value-type="float">
            <text:p>0,38</text:p>
          </table:table-cell>
          <table:table-cell/>
          <table:table-cell office:value-type="float" office:value="0.0000029309" calcext:value-type="float">
            <text:p>2,93E-06</text:p>
          </table:table-cell>
          <table:table-cell office:value-type="float" office:value="0.0000017064" calcext:value-type="float">
            <text:p>1,71E-06</text:p>
          </table:table-cell>
          <table:table-cell table:formula="of:=([.D45]-[.D43])/([.A45]-[.A43])" office:value-type="float" office:value="0.00004233" calcext:value-type="float">
            <text:p>42,33E-06</text:p>
          </table:table-cell>
          <table:table-cell table:formula="of:=[.C44]/(SQRT([.E44]))" office:value-type="float" office:value="0.000450481402737275" calcext:value-type="float">
            <text:p>0,0004504814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float" office:value="0.39" calcext:value-type="float">
            <text:p>0,39</text:p>
          </table:table-cell>
          <table:table-cell/>
          <table:table-cell office:value-type="float" office:value="0.0000030677" calcext:value-type="float">
            <text:p>3,07E-06</text:p>
          </table:table-cell>
          <table:table-cell office:value-type="float" office:value="0.0000021789" calcext:value-type="float">
            <text:p>2,18E-06</text:p>
          </table:table-cell>
          <table:table-cell table:formula="of:=([.D46]-[.D44])/([.A46]-[.A44])" office:value-type="float" office:value="0.000053275" calcext:value-type="float">
            <text:p>53,28E-06</text:p>
          </table:table-cell>
          <table:table-cell table:formula="of:=[.C45]/(SQRT([.E45]))" office:value-type="float" office:value="0.000420292032503164" calcext:value-type="float">
            <text:p>0,000420292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float" office:value="0.4" calcext:value-type="float">
            <text:p>0,4</text:p>
          </table:table-cell>
          <table:table-cell/>
          <table:table-cell office:value-type="float" office:value="0.0000032246" calcext:value-type="float">
            <text:p>3,22E-06</text:p>
          </table:table-cell>
          <table:table-cell office:value-type="float" office:value="0.0000027719" calcext:value-type="float">
            <text:p>2,77E-06</text:p>
          </table:table-cell>
          <table:table-cell table:formula="of:=([.D47]-[.D45])/([.A47]-[.A45])" office:value-type="float" office:value="0.0000638999999999999" calcext:value-type="float">
            <text:p>63,90E-06</text:p>
          </table:table-cell>
          <table:table-cell table:formula="of:=[.C46]/(SQRT([.E46]))" office:value-type="float" office:value="0.000403390271851095" calcext:value-type="float">
            <text:p>0,0004033903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float" office:value="0.41" calcext:value-type="float">
            <text:p>0,41</text:p>
          </table:table-cell>
          <table:table-cell/>
          <table:table-cell office:value-type="float" office:value="0.0000033839" calcext:value-type="float">
            <text:p>3,38E-06</text:p>
          </table:table-cell>
          <table:table-cell office:value-type="float" office:value="0.0000034569" calcext:value-type="float">
            <text:p>3,46E-06</text:p>
          </table:table-cell>
          <table:table-cell table:formula="of:=([.D48]-[.D46])/([.A48]-[.A46])" office:value-type="float" office:value="0.0000761600000000001" calcext:value-type="float">
            <text:p>76,16E-06</text:p>
          </table:table-cell>
          <table:table-cell table:formula="of:=[.C47]/(SQRT([.E47]))" office:value-type="float" office:value="0.00038775200551172" calcext:value-type="float">
            <text:p>0,000387752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float" office:value="0.42" calcext:value-type="float">
            <text:p>0,42</text:p>
          </table:table-cell>
          <table:table-cell/>
          <table:table-cell office:value-type="float" office:value="0.0000035466" calcext:value-type="float">
            <text:p>3,55E-06</text:p>
          </table:table-cell>
          <table:table-cell office:value-type="float" office:value="0.0000042951" calcext:value-type="float">
            <text:p>4,30E-06</text:p>
          </table:table-cell>
          <table:table-cell table:formula="of:=([.D49]-[.D47])/([.A49]-[.A47])" office:value-type="float" office:value="0.0000896050000000001" calcext:value-type="float">
            <text:p>89,61E-06</text:p>
          </table:table-cell>
          <table:table-cell table:formula="of:=[.C48]/(SQRT([.E48]))" office:value-type="float" office:value="0.000374667556229488" calcext:value-type="float">
            <text:p>0,0003746676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float" office:value="0.43" calcext:value-type="float">
            <text:p>0,43</text:p>
          </table:table-cell>
          <table:table-cell/>
          <table:table-cell office:value-type="float" office:value="0.0000037131" calcext:value-type="float">
            <text:p>3,71E-06</text:p>
          </table:table-cell>
          <table:table-cell office:value-type="float" office:value="0.000005249" calcext:value-type="float">
            <text:p>5,25E-06</text:p>
          </table:table-cell>
          <table:table-cell table:formula="of:=([.D50]-[.D48])/([.A50]-[.A48])" office:value-type="float" office:value="0.000108015" calcext:value-type="float">
            <text:p>108,02E-06</text:p>
          </table:table-cell>
          <table:table-cell table:formula="of:=[.C49]/(SQRT([.E49]))" office:value-type="float" office:value="0.000357268404643531" calcext:value-type="float">
            <text:p>0,0003572684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float" office:value="0.44" calcext:value-type="float">
            <text:p>0,44</text:p>
          </table:table-cell>
          <table:table-cell/>
          <table:table-cell office:value-type="float" office:value="0.0000038815" calcext:value-type="float">
            <text:p>3,88E-06</text:p>
          </table:table-cell>
          <table:table-cell office:value-type="float" office:value="0.0000064554" calcext:value-type="float">
            <text:p>6,46E-06</text:p>
          </table:table-cell>
          <table:table-cell table:formula="of:=([.D51]-[.D49])/([.A51]-[.A49])" office:value-type="float" office:value="0.00012425" calcext:value-type="float">
            <text:p>124,25E-06</text:p>
          </table:table-cell>
          <table:table-cell table:formula="of:=[.C50]/(SQRT([.E50]))" office:value-type="float" office:value="0.00034821814030782" calcext:value-type="float">
            <text:p>0,0003482181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float" office:value="0.45" calcext:value-type="float">
            <text:p>0,45</text:p>
          </table:table-cell>
          <table:table-cell/>
          <table:table-cell office:value-type="float" office:value="0.0000040759" calcext:value-type="float">
            <text:p>4,08E-06</text:p>
          </table:table-cell>
          <table:table-cell office:value-type="float" office:value="0.000007734" calcext:value-type="float">
            <text:p>7,73E-06</text:p>
          </table:table-cell>
          <table:table-cell table:formula="of:=([.D52]-[.D50])/([.A52]-[.A50])" office:value-type="float" office:value="0.000140235" calcext:value-type="float">
            <text:p>140,24E-06</text:p>
          </table:table-cell>
          <table:table-cell table:formula="of:=[.C51]/(SQRT([.E51]))" office:value-type="float" office:value="0.000344187672009997" calcext:value-type="float">
            <text:p>0,0003441877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float" office:value="0.46" calcext:value-type="float">
            <text:p>0,46</text:p>
          </table:table-cell>
          <table:table-cell/>
          <table:table-cell office:value-type="float" office:value="0.0000042545" calcext:value-type="float">
            <text:p>4,25E-06</text:p>
          </table:table-cell>
          <table:table-cell office:value-type="float" office:value="0.0000092601" calcext:value-type="float">
            <text:p>9,26E-06</text:p>
          </table:table-cell>
          <table:table-cell table:formula="of:=([.D53]-[.D51])/([.A53]-[.A51])" office:value-type="float" office:value="0.000164465" calcext:value-type="float">
            <text:p>164,47E-06</text:p>
          </table:table-cell>
          <table:table-cell table:formula="of:=[.C52]/(SQRT([.E52]))" office:value-type="float" office:value="0.000331750650652707" calcext:value-type="float">
            <text:p>0,0003317507</text:p>
          </table:table-cell>
          <table:table-cell table:number-columns-repeated="1018"/>
        </table:table-row>
        <table:table-row table:style-name="ro1">
          <table:table-cell office:value-type="float" office:value="0.47" calcext:value-type="float">
            <text:p>0,47</text:p>
          </table:table-cell>
          <table:table-cell/>
          <table:table-cell office:value-type="float" office:value="0.0000044443" calcext:value-type="float">
            <text:p>4,44E-06</text:p>
          </table:table-cell>
          <table:table-cell office:value-type="float" office:value="0.0000110233" calcext:value-type="float">
            <text:p>1,10E-05</text:p>
          </table:table-cell>
          <table:table-cell table:formula="of:=([.D54]-[.D52])/([.A54]-[.A52])" office:value-type="float" office:value="0.000181245" calcext:value-type="float">
            <text:p>181,25E-06</text:p>
          </table:table-cell>
          <table:table-cell table:formula="of:=[.C53]/(SQRT([.E53]))" office:value-type="float" office:value="0.000330118869979235" calcext:value-type="float">
            <text:p>0,0003301189</text:p>
          </table:table-cell>
          <table:table-cell table:number-columns-repeated="1018"/>
        </table:table-row>
        <table:table-row table:style-name="ro1">
          <table:table-cell office:value-type="float" office:value="0.48" calcext:value-type="float">
            <text:p>0,48</text:p>
          </table:table-cell>
          <table:table-cell/>
          <table:table-cell office:value-type="float" office:value="0.0000046358" calcext:value-type="float">
            <text:p>4,64E-06</text:p>
          </table:table-cell>
          <table:table-cell office:value-type="float" office:value="0.000012885" calcext:value-type="float">
            <text:p>1,29E-05</text:p>
          </table:table-cell>
          <table:table-cell table:formula="of:=([.D55]-[.D53])/([.A55]-[.A53])" office:value-type="float" office:value="0.000201485" calcext:value-type="float">
            <text:p>201,49E-06</text:p>
          </table:table-cell>
          <table:table-cell table:formula="of:=[.C54]/(SQRT([.E54]))" office:value-type="float" office:value="0.000326590337319407" calcext:value-type="float">
            <text:p>0,0003265903</text:p>
          </table:table-cell>
          <table:table-cell table:number-columns-repeated="1018"/>
        </table:table-row>
        <table:table-row table:style-name="ro1">
          <table:table-cell office:value-type="float" office:value="0.49" calcext:value-type="float">
            <text:p>0,49</text:p>
          </table:table-cell>
          <table:table-cell/>
          <table:table-cell office:value-type="float" office:value="0.0000048136" calcext:value-type="float">
            <text:p>4,81E-06</text:p>
          </table:table-cell>
          <table:table-cell office:value-type="float" office:value="0.000015053" calcext:value-type="float">
            <text:p>1,51E-05</text:p>
          </table:table-cell>
          <table:table-cell table:formula="of:=([.D56]-[.D54])/([.A56]-[.A54])" office:value-type="float" office:value="0.0002198" calcext:value-type="float">
            <text:p>219,80E-06</text:p>
          </table:table-cell>
          <table:table-cell table:formula="of:=[.C55]/(SQRT([.E55]))" office:value-type="float" office:value="0.000324680461379831" calcext:value-type="float">
            <text:p>0,0003246805</text:p>
          </table:table-cell>
          <table:table-cell table:number-columns-repeated="1018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0.000005041" calcext:value-type="float">
            <text:p>5,04E-06</text:p>
          </table:table-cell>
          <table:table-cell office:value-type="float" office:value="0.000017281" calcext:value-type="float">
            <text:p>1,73E-05</text:p>
          </table:table-cell>
          <table:table-cell table:formula="of:=([.D57]-[.D55])/([.A57]-[.A55])" office:value-type="float" office:value="0.0002297" calcext:value-type="float">
            <text:p>229,70E-06</text:p>
          </table:table-cell>
          <table:table-cell table:formula="of:=[.C56]/(SQRT([.E56]))" office:value-type="float" office:value="0.000332610687433316" calcext:value-type="float">
            <text:p>0,0003326107</text:p>
          </table:table-cell>
          <table:table-cell table:number-columns-repeated="1018"/>
        </table:table-row>
        <table:table-row table:style-name="ro1">
          <table:table-cell office:value-type="float" office:value="0.51" calcext:value-type="float">
            <text:p>0,51</text:p>
          </table:table-cell>
          <table:table-cell/>
          <table:table-cell office:value-type="float" office:value="0.0000052443" calcext:value-type="float">
            <text:p>5,24E-06</text:p>
          </table:table-cell>
          <table:table-cell office:value-type="float" office:value="0.000019647" calcext:value-type="float">
            <text:p>1,96E-05</text:p>
          </table:table-cell>
          <table:table-cell table:formula="of:=([.D58]-[.D56])/([.A58]-[.A56])" office:value-type="float" office:value="0.0002552" calcext:value-type="float">
            <text:p>255,20E-06</text:p>
          </table:table-cell>
          <table:table-cell table:formula="of:=[.C57]/(SQRT([.E57]))" office:value-type="float" office:value="0.000328282092131305" calcext:value-type="float">
            <text:p>0,0003282821</text:p>
          </table:table-cell>
          <table:table-cell table:number-columns-repeated="1018"/>
        </table:table-row>
        <table:table-row table:style-name="ro1">
          <table:table-cell office:value-type="float" office:value="0.52" calcext:value-type="float">
            <text:p>0,52</text:p>
          </table:table-cell>
          <table:table-cell/>
          <table:table-cell office:value-type="float" office:value="0.0000054594" calcext:value-type="float">
            <text:p>5,46E-06</text:p>
          </table:table-cell>
          <table:table-cell office:value-type="float" office:value="0.000022385" calcext:value-type="float">
            <text:p>2,24E-05</text:p>
          </table:table-cell>
          <table:table-cell table:formula="of:=([.D59]-[.D57])/([.A59]-[.A57])" office:value-type="float" office:value="0.00027635" calcext:value-type="float">
            <text:p>276,35E-06</text:p>
          </table:table-cell>
          <table:table-cell table:formula="of:=[.C58]/(SQRT([.E58]))" office:value-type="float" office:value="0.000328409098734668" calcext:value-type="float">
            <text:p>0,0003284091</text:p>
          </table:table-cell>
          <table:table-cell table:number-columns-repeated="1018"/>
        </table:table-row>
        <table:table-row table:style-name="ro1">
          <table:table-cell office:value-type="float" office:value="0.53" calcext:value-type="float">
            <text:p>0,53</text:p>
          </table:table-cell>
          <table:table-cell/>
          <table:table-cell office:value-type="float" office:value="0.0000056765" calcext:value-type="float">
            <text:p>5,68E-06</text:p>
          </table:table-cell>
          <table:table-cell office:value-type="float" office:value="0.000025174" calcext:value-type="float">
            <text:p>2,52E-05</text:p>
          </table:table-cell>
          <table:table-cell table:formula="of:=([.D60]-[.D58])/([.A60]-[.A58])" office:value-type="float" office:value="0.0002915" calcext:value-type="float">
            <text:p>291,50E-06</text:p>
          </table:table-cell>
          <table:table-cell table:formula="of:=[.C59]/(SQRT([.E59]))" office:value-type="float" office:value="0.000332476812794986" calcext:value-type="float">
            <text:p>0,0003324768</text:p>
          </table:table-cell>
          <table:table-cell table:number-columns-repeated="1018"/>
        </table:table-row>
        <table:table-row table:style-name="ro1">
          <table:table-cell office:value-type="float" office:value="0.54" calcext:value-type="float">
            <text:p>0,54</text:p>
          </table:table-cell>
          <table:table-cell/>
          <table:table-cell office:value-type="float" office:value="0.0000058778" calcext:value-type="float">
            <text:p>5,88E-06</text:p>
          </table:table-cell>
          <table:table-cell office:value-type="float" office:value="0.000028215" calcext:value-type="float">
            <text:p>2,82E-05</text:p>
          </table:table-cell>
          <table:table-cell table:formula="of:=([.D61]-[.D59])/([.A61]-[.A59])" office:value-type="float" office:value="0.00031905" calcext:value-type="float">
            <text:p>319,05E-06</text:p>
          </table:table-cell>
          <table:table-cell table:formula="of:=[.C60]/(SQRT([.E60]))" office:value-type="float" office:value="0.00032906783208504" calcext:value-type="float">
            <text:p>0,0003290678</text:p>
          </table:table-cell>
          <table:table-cell table:number-columns-repeated="1018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office:value-type="float" office:value="0.0000061036" calcext:value-type="float">
            <text:p>6,10E-06</text:p>
          </table:table-cell>
          <table:table-cell office:value-type="float" office:value="0.000031555" calcext:value-type="float">
            <text:p>3,16E-05</text:p>
          </table:table-cell>
          <table:table-cell table:formula="of:=([.D62]-[.D60])/([.A62]-[.A60])" office:value-type="float" office:value="0.00032955" calcext:value-type="float">
            <text:p>329,55E-06</text:p>
          </table:table-cell>
          <table:table-cell table:formula="of:=[.C61]/(SQRT([.E61]))" office:value-type="float" office:value="0.000336221441937468" calcext:value-type="float">
            <text:p>0,0003362214</text:p>
          </table:table-cell>
          <table:table-cell table:number-columns-repeated="1018"/>
        </table:table-row>
        <table:table-row table:style-name="ro1">
          <table:table-cell office:value-type="float" office:value="0.56" calcext:value-type="float">
            <text:p>0,56</text:p>
          </table:table-cell>
          <table:table-cell/>
          <table:table-cell office:value-type="float" office:value="0.0000063616" calcext:value-type="float">
            <text:p>6,36E-06</text:p>
          </table:table-cell>
          <table:table-cell office:value-type="float" office:value="0.000034806" calcext:value-type="float">
            <text:p>3,48E-05</text:p>
          </table:table-cell>
          <table:table-cell table:formula="of:=([.D63]-[.D61])/([.A63]-[.A61])" office:value-type="float" office:value="0.00033685" calcext:value-type="float">
            <text:p>336,85E-06</text:p>
          </table:table-cell>
          <table:table-cell table:formula="of:=[.C62]/(SQRT([.E62]))" office:value-type="float" office:value="0.000346615582112802" calcext:value-type="float">
            <text:p>0,0003466156</text:p>
          </table:table-cell>
          <table:table-cell table:number-columns-repeated="1018"/>
        </table:table-row>
        <table:table-row table:style-name="ro1">
          <table:table-cell office:value-type="float" office:value="0.57" calcext:value-type="float">
            <text:p>0,57</text:p>
          </table:table-cell>
          <table:table-cell/>
          <table:table-cell office:value-type="float" office:value="0.0000065865" calcext:value-type="float">
            <text:p>6,59E-06</text:p>
          </table:table-cell>
          <table:table-cell office:value-type="float" office:value="0.000038292" calcext:value-type="float">
            <text:p>3,83E-05</text:p>
          </table:table-cell>
          <table:table-cell table:formula="of:=([.D64]-[.D62])/([.A64]-[.A62])" office:value-type="float" office:value="0.000349000000000002" calcext:value-type="float">
            <text:p>349,00E-06</text:p>
          </table:table-cell>
          <table:table-cell table:formula="of:=[.C63]/(SQRT([.E63]))" office:value-type="float" office:value="0.000352567261765421" calcext:value-type="float">
            <text:p>0,0003525673</text:p>
          </table:table-cell>
          <table:table-cell table:number-columns-repeated="1018"/>
        </table:table-row>
        <table:table-row table:style-name="ro1">
          <table:table-cell office:value-type="float" office:value="0.58" calcext:value-type="float">
            <text:p>0,58</text:p>
          </table:table-cell>
          <table:table-cell/>
          <table:table-cell office:value-type="float" office:value="0.0000068339" calcext:value-type="float">
            <text:p>6,83E-06</text:p>
          </table:table-cell>
          <table:table-cell office:value-type="float" office:value="0.000041786" calcext:value-type="float">
            <text:p>4,18E-05</text:p>
          </table:table-cell>
          <table:table-cell table:formula="of:=([.D65]-[.D63])/([.A65]-[.A63])" office:value-type="float" office:value="0.000356750000000002" calcext:value-type="float">
            <text:p>356,75E-06</text:p>
          </table:table-cell>
          <table:table-cell table:formula="of:=[.C64]/(SQRT([.E64]))" office:value-type="float" office:value="0.00036181505072623" calcext:value-type="float">
            <text:p>0,0003618151</text:p>
          </table:table-cell>
          <table:table-cell table:number-columns-repeated="1018"/>
        </table:table-row>
        <table:table-row table:style-name="ro1">
          <table:table-cell office:value-type="float" office:value="0.59" calcext:value-type="float">
            <text:p>0,59</text:p>
          </table:table-cell>
          <table:table-cell/>
          <table:table-cell office:value-type="float" office:value="0.0000071054" calcext:value-type="float">
            <text:p>7,11E-06</text:p>
          </table:table-cell>
          <table:table-cell office:value-type="float" office:value="0.000045427" calcext:value-type="float">
            <text:p>4,54E-05</text:p>
          </table:table-cell>
          <table:table-cell table:formula="of:=([.D66]-[.D64])/([.A66]-[.A64])" office:value-type="float" office:value="0.000365999999999997" calcext:value-type="float">
            <text:p>366,00E-06</text:p>
          </table:table-cell>
          <table:table-cell table:formula="of:=[.C65]/(SQRT([.E65]))" office:value-type="float" office:value="0.0003714052076991" calcext:value-type="float">
            <text:p>0,0003714052</text:p>
          </table:table-cell>
          <table:table-cell table:number-columns-repeated="1018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office:value-type="float" office:value="0.0000073436" calcext:value-type="float">
            <text:p>7,34E-06</text:p>
          </table:table-cell>
          <table:table-cell office:value-type="float" office:value="0.000049106" calcext:value-type="float">
            <text:p>4,91E-05</text:p>
          </table:table-cell>
          <table:table-cell table:formula="of:=([.D67]-[.D65])/([.A67]-[.A65])" office:value-type="float" office:value="0.00036815" calcext:value-type="float">
            <text:p>368,15E-06</text:p>
          </table:table-cell>
          <table:table-cell table:formula="of:=[.C66]/(SQRT([.E66]))" office:value-type="float" office:value="0.000382733617939021" calcext:value-type="float">
            <text:p>0,0003827336</text:p>
          </table:table-cell>
          <table:table-cell table:number-columns-repeated="1018"/>
        </table:table-row>
        <table:table-row table:style-name="ro1">
          <table:table-cell office:value-type="float" office:value="0.61" calcext:value-type="float">
            <text:p>0,61</text:p>
          </table:table-cell>
          <table:table-cell/>
          <table:table-cell office:value-type="float" office:value="0.0000076185" calcext:value-type="float">
            <text:p>7,62E-06</text:p>
          </table:table-cell>
          <table:table-cell office:value-type="float" office:value="0.00005279" calcext:value-type="float">
            <text:p>5,28E-05</text:p>
          </table:table-cell>
          <table:table-cell table:formula="of:=([.D68]-[.D66])/([.A68]-[.A66])" office:value-type="float" office:value="0.000372750000000002" calcext:value-type="float">
            <text:p>372,75E-06</text:p>
          </table:table-cell>
          <table:table-cell table:formula="of:=[.C67]/(SQRT([.E67]))" office:value-type="float" office:value="0.000394603239086789" calcext:value-type="float">
            <text:p>0,0003946032</text:p>
          </table:table-cell>
          <table:table-cell table:number-columns-repeated="1018"/>
        </table:table-row>
        <table:table-row table:style-name="ro1">
          <table:table-cell office:value-type="float" office:value="0.62" calcext:value-type="float">
            <text:p>0,62</text:p>
          </table:table-cell>
          <table:table-cell/>
          <table:table-cell office:value-type="float" office:value="0.0000078839" calcext:value-type="float">
            <text:p>7,88E-06</text:p>
          </table:table-cell>
          <table:table-cell office:value-type="float" office:value="0.000056561" calcext:value-type="float">
            <text:p>5,66E-05</text:p>
          </table:table-cell>
          <table:table-cell table:formula="of:=([.D69]-[.D67])/([.A69]-[.A67])" office:value-type="float" office:value="0.0003761" calcext:value-type="float">
            <text:p>376,10E-06</text:p>
          </table:table-cell>
          <table:table-cell table:formula="of:=[.C68]/(SQRT([.E68]))" office:value-type="float" office:value="0.000406527042315769" calcext:value-type="float">
            <text:p>0,000406527</text:p>
          </table:table-cell>
          <table:table-cell table:number-columns-repeated="1018"/>
        </table:table-row>
        <table:table-row table:style-name="ro1">
          <table:table-cell office:value-type="float" office:value="0.63" calcext:value-type="float">
            <text:p>0,63</text:p>
          </table:table-cell>
          <table:table-cell/>
          <table:table-cell office:value-type="float" office:value="0.0000081877" calcext:value-type="float">
            <text:p>8,19E-06</text:p>
          </table:table-cell>
          <table:table-cell office:value-type="float" office:value="0.000060312" calcext:value-type="float">
            <text:p>6,03E-05</text:p>
          </table:table-cell>
          <table:table-cell table:formula="of:=([.D70]-[.D68])/([.A70]-[.A68])" office:value-type="float" office:value="0.00038435" calcext:value-type="float">
            <text:p>384,35E-06</text:p>
          </table:table-cell>
          <table:table-cell table:formula="of:=[.C69]/(SQRT([.E69]))" office:value-type="float" office:value="0.000417636530180521" calcext:value-type="float">
            <text:p>0,0004176365</text:p>
          </table:table-cell>
          <table:table-cell table:number-columns-repeated="1018"/>
        </table:table-row>
        <table:table-row table:style-name="ro1">
          <table:table-cell office:value-type="float" office:value="0.64" calcext:value-type="float">
            <text:p>0,64</text:p>
          </table:table-cell>
          <table:table-cell/>
          <table:table-cell office:value-type="float" office:value="0.0000082466" calcext:value-type="float">
            <text:p>8,25E-06</text:p>
          </table:table-cell>
          <table:table-cell office:value-type="float" office:value="0.000064248" calcext:value-type="float">
            <text:p>6,42E-05</text:p>
          </table:table-cell>
          <table:table-cell table:formula="of:=([.D71]-[.D69])/([.A71]-[.A69])" office:value-type="float" office:value="0.000384049999999999" calcext:value-type="float">
            <text:p>384,05E-06</text:p>
          </table:table-cell>
          <table:table-cell table:formula="of:=[.C70]/(SQRT([.E70]))" office:value-type="float" office:value="0.000420805148740619" calcext:value-type="float">
            <text:p>0,0004208051</text:p>
          </table:table-cell>
          <table:table-cell table:number-columns-repeated="1018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office:value-type="float" office:value="0.0000085295" calcext:value-type="float">
            <text:p>8,53E-06</text:p>
          </table:table-cell>
          <table:table-cell office:value-type="float" office:value="0.000067993" calcext:value-type="float">
            <text:p>6,80E-05</text:p>
          </table:table-cell>
          <table:table-cell table:formula="of:=([.D72]-[.D70])/([.A72]-[.A70])" office:value-type="float" office:value="0.000380199999999999" calcext:value-type="float">
            <text:p>380,20E-06</text:p>
          </table:table-cell>
          <table:table-cell table:formula="of:=[.C71]/(SQRT([.E71]))" office:value-type="float" office:value="0.000437439017317439" calcext:value-type="float">
            <text:p>0,000437439</text:p>
          </table:table-cell>
          <table:table-cell table:number-columns-repeated="1018"/>
        </table:table-row>
        <table:table-row table:style-name="ro1">
          <table:table-cell office:value-type="float" office:value="0.66" calcext:value-type="float">
            <text:p>0,66</text:p>
          </table:table-cell>
          <table:table-cell/>
          <table:table-cell office:value-type="float" office:value="0.0000088353" calcext:value-type="float">
            <text:p>8,84E-06</text:p>
          </table:table-cell>
          <table:table-cell office:value-type="float" office:value="0.000071852" calcext:value-type="float">
            <text:p>7,19E-05</text:p>
          </table:table-cell>
          <table:table-cell table:formula="of:=([.D73]-[.D71])/([.A73]-[.A71])" office:value-type="float" office:value="0.0003724" calcext:value-type="float">
            <text:p>372,40E-06</text:p>
          </table:table-cell>
          <table:table-cell table:formula="of:=[.C72]/(SQRT([.E72]))" office:value-type="float" office:value="0.000457842879471213" calcext:value-type="float">
            <text:p>0,0004578429</text:p>
          </table:table-cell>
          <table:table-cell table:number-columns-repeated="1018"/>
        </table:table-row>
        <table:table-row table:style-name="ro1">
          <table:table-cell office:value-type="float" office:value="0.67" calcext:value-type="float">
            <text:p>0,67</text:p>
          </table:table-cell>
          <table:table-cell/>
          <table:table-cell office:value-type="float" office:value="0.0000091373" calcext:value-type="float">
            <text:p>9,14E-06</text:p>
          </table:table-cell>
          <table:table-cell office:value-type="float" office:value="0.000075441" calcext:value-type="float">
            <text:p>7,54E-05</text:p>
          </table:table-cell>
          <table:table-cell table:formula="of:=([.D74]-[.D72])/([.A74]-[.A72])" office:value-type="float" office:value="0.00035855" calcext:value-type="float">
            <text:p>358,55E-06</text:p>
          </table:table-cell>
          <table:table-cell table:formula="of:=[.C73]/(SQRT([.E73]))" office:value-type="float" office:value="0.000482550778583548" calcext:value-type="float">
            <text:p>0,0004825508</text:p>
          </table:table-cell>
          <table:table-cell table:number-columns-repeated="1018"/>
        </table:table-row>
        <table:table-row table:style-name="ro1">
          <table:table-cell office:value-type="float" office:value="0.68" calcext:value-type="float">
            <text:p>0,68</text:p>
          </table:table-cell>
          <table:table-cell/>
          <table:table-cell office:value-type="float" office:value="0.0000094484" calcext:value-type="float">
            <text:p>9,45E-06</text:p>
          </table:table-cell>
          <table:table-cell office:value-type="float" office:value="0.000079023" calcext:value-type="float">
            <text:p>7,90E-05</text:p>
          </table:table-cell>
          <table:table-cell table:formula="of:=([.D75]-[.D73])/([.A75]-[.A73])" office:value-type="float" office:value="0.0003833" calcext:value-type="float">
            <text:p>383,30E-06</text:p>
          </table:table-cell>
          <table:table-cell table:formula="of:=[.C74]/(SQRT([.E74]))" office:value-type="float" office:value="0.000482601715452703" calcext:value-type="float">
            <text:p>0,0004826017</text:p>
          </table:table-cell>
          <table:table-cell table:number-columns-repeated="1018"/>
        </table:table-row>
        <table:table-row table:style-name="ro1">
          <table:table-cell office:value-type="float" office:value="0.69" calcext:value-type="float">
            <text:p>0,69</text:p>
          </table:table-cell>
          <table:table-cell/>
          <table:table-cell office:value-type="float" office:value="0.0000097831" calcext:value-type="float">
            <text:p>9,78E-06</text:p>
          </table:table-cell>
          <table:table-cell office:value-type="float" office:value="0.000083107" calcext:value-type="float">
            <text:p>8,31E-05</text:p>
          </table:table-cell>
          <table:table-cell table:formula="of:=([.D76]-[.D74])/([.A76]-[.A74])" office:value-type="float" office:value="0.00038575" calcext:value-type="float">
            <text:p>385,75E-06</text:p>
          </table:table-cell>
          <table:table-cell table:formula="of:=[.C75]/(SQRT([.E75]))" office:value-type="float" office:value="0.000498108009770249" calcext:value-type="float">
            <text:p>0,000498108</text:p>
          </table:table-cell>
          <table:table-cell table:number-columns-repeated="1018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office:value-type="float" office:value="0.0000101172" calcext:value-type="float">
            <text:p>1,01E-05</text:p>
          </table:table-cell>
          <table:table-cell office:value-type="float" office:value="0.000086738" calcext:value-type="float">
            <text:p>8,67E-05</text:p>
          </table:table-cell>
          <table:table-cell table:formula="of:=([.D77]-[.D75])/([.A77]-[.A75])" office:value-type="float" office:value="0.000366350000000001" calcext:value-type="float">
            <text:p>366,35E-06</text:p>
          </table:table-cell>
          <table:table-cell table:formula="of:=[.C76]/(SQRT([.E76]))" office:value-type="float" office:value="0.00052858183880188" calcext:value-type="float">
            <text:p>0,0005285818</text:p>
          </table:table-cell>
          <table:table-cell table:number-columns-repeated="1018"/>
        </table:table-row>
        <table:table-row table:style-name="ro1">
          <table:table-cell office:value-type="float" office:value="0.71" calcext:value-type="float">
            <text:p>0,71</text:p>
          </table:table-cell>
          <table:table-cell/>
          <table:table-cell office:value-type="float" office:value="0.0000104366" calcext:value-type="float">
            <text:p>1,04E-05</text:p>
          </table:table-cell>
          <table:table-cell office:value-type="float" office:value="0.000090434" calcext:value-type="float">
            <text:p>9,04E-05</text:p>
          </table:table-cell>
          <table:table-cell table:formula="of:=([.D78]-[.D76])/([.A78]-[.A76])" office:value-type="float" office:value="0.000368100000000002" calcext:value-type="float">
            <text:p>368,10E-06</text:p>
          </table:table-cell>
          <table:table-cell table:formula="of:=[.C77]/(SQRT([.E77]))" office:value-type="float" office:value="0.000543971479288955" calcext:value-type="float">
            <text:p>0,0005439715</text:p>
          </table:table-cell>
          <table:table-cell table:number-columns-repeated="1018"/>
        </table:table-row>
        <table:table-row table:style-name="ro1">
          <table:table-cell office:value-type="float" office:value="0.72" calcext:value-type="float">
            <text:p>0,72</text:p>
          </table:table-cell>
          <table:table-cell/>
          <table:table-cell office:value-type="float" office:value="0.0000108019" calcext:value-type="float">
            <text:p>1,08E-05</text:p>
          </table:table-cell>
          <table:table-cell office:value-type="float" office:value="0.0000941" calcext:value-type="float">
            <text:p>9,41E-05</text:p>
          </table:table-cell>
          <table:table-cell table:formula="of:=([.D79]-[.D77])/([.A79]-[.A77])" office:value-type="float" office:value="0.0003692" calcext:value-type="float">
            <text:p>369,20E-06</text:p>
          </table:table-cell>
          <table:table-cell table:formula="of:=[.C78]/(SQRT([.E78]))" office:value-type="float" office:value="0.000562172123317319" calcext:value-type="float">
            <text:p>0,0005621721</text:p>
          </table:table-cell>
          <table:table-cell table:number-columns-repeated="1018"/>
        </table:table-row>
        <table:table-row table:style-name="ro1">
          <table:table-cell office:value-type="float" office:value="0.73" calcext:value-type="float">
            <text:p>0,73</text:p>
          </table:table-cell>
          <table:table-cell/>
          <table:table-cell office:value-type="float" office:value="0.00001115" calcext:value-type="float">
            <text:p>1,12E-05</text:p>
          </table:table-cell>
          <table:table-cell office:value-type="float" office:value="0.000097818" calcext:value-type="float">
            <text:p>9,78E-05</text:p>
          </table:table-cell>
          <table:table-cell table:formula="of:=([.D80]-[.D78])/([.A80]-[.A78])" office:value-type="float" office:value="0.000366499999999999" calcext:value-type="float">
            <text:p>366,50E-06</text:p>
          </table:table-cell>
          <table:table-cell table:formula="of:=[.C79]/(SQRT([.E79]))" office:value-type="float" office:value="0.000582422142885962" calcext:value-type="float">
            <text:p>0,0005824221</text:p>
          </table:table-cell>
          <table:table-cell table:number-columns-repeated="1018"/>
        </table:table-row>
        <table:table-row table:style-name="ro1">
          <table:table-cell office:value-type="float" office:value="0.74" calcext:value-type="float">
            <text:p>0,74</text:p>
          </table:table-cell>
          <table:table-cell/>
          <table:table-cell office:value-type="float" office:value="0.000011517" calcext:value-type="float">
            <text:p>1,15E-05</text:p>
          </table:table-cell>
          <table:table-cell table:style-name="Default" office:value-type="float" office:value="0.00010143" calcext:value-type="float">
            <text:p>0,00010143</text:p>
          </table:table-cell>
          <table:table-cell table:formula="of:=([.D81]-[.D79])/([.A81]-[.A79])" office:value-type="float" office:value="0.000356449999999999" calcext:value-type="float">
            <text:p>356,45E-06</text:p>
          </table:table-cell>
          <table:table-cell table:formula="of:=[.C80]/(SQRT([.E80]))" office:value-type="float" office:value="0.000610014358178016" calcext:value-type="float">
            <text:p>0,0006100144</text:p>
          </table:table-cell>
          <table:table-cell table:number-columns-repeated="1018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office:value-type="float" office:value="0.000011892" calcext:value-type="float">
            <text:p>1,19E-05</text:p>
          </table:table-cell>
          <table:table-cell table:style-name="Default" office:value-type="float" office:value="0.000104947" calcext:value-type="float">
            <text:p>0,000104947</text:p>
          </table:table-cell>
          <table:table-cell table:formula="of:=([.D82]-[.D80])/([.A82]-[.A80])" office:value-type="float" office:value="0.0003408" calcext:value-type="float">
            <text:p>340,80E-06</text:p>
          </table:table-cell>
          <table:table-cell table:formula="of:=[.C81]/(SQRT([.E81]))" office:value-type="float" office:value="0.000644176841260924" calcext:value-type="float">
            <text:p>0,0006441768</text:p>
          </table:table-cell>
          <table:table-cell table:number-columns-repeated="1018"/>
        </table:table-row>
        <table:table-row table:style-name="ro1">
          <table:table-cell office:value-type="float" office:value="0.76" calcext:value-type="float">
            <text:p>0,76</text:p>
          </table:table-cell>
          <table:table-cell/>
          <table:table-cell office:value-type="float" office:value="0.000012287" calcext:value-type="float">
            <text:p>1,23E-05</text:p>
          </table:table-cell>
          <table:table-cell table:style-name="Default" office:value-type="float" office:value="0.000108246" calcext:value-type="float">
            <text:p>0,000108246</text:p>
          </table:table-cell>
          <table:table-cell table:formula="of:=([.D83]-[.D81])/([.A83]-[.A81])" office:value-type="float" office:value="0.00033465" calcext:value-type="float">
            <text:p>334,65E-06</text:p>
          </table:table-cell>
          <table:table-cell table:formula="of:=[.C82]/(SQRT([.E82]))" office:value-type="float" office:value="0.000671661482347964" calcext:value-type="float">
            <text:p>0,0006716615</text:p>
          </table:table-cell>
          <table:table-cell table:number-columns-repeated="1018"/>
        </table:table-row>
        <table:table-row table:style-name="ro1">
          <table:table-cell office:value-type="float" office:value="0.77" calcext:value-type="float">
            <text:p>0,77</text:p>
          </table:table-cell>
          <table:table-cell/>
          <table:table-cell office:value-type="float" office:value="0.000012929" calcext:value-type="float">
            <text:p>1,29E-05</text:p>
          </table:table-cell>
          <table:table-cell table:style-name="Default" office:value-type="float" office:value="0.00011164" calcext:value-type="float">
            <text:p>0,00011164</text:p>
          </table:table-cell>
          <table:table-cell table:formula="of:=([.D84]-[.D82])/([.A84]-[.A82])" office:value-type="float" office:value="0.000362699999999999" calcext:value-type="float">
            <text:p>362,70E-06</text:p>
          </table:table-cell>
          <table:table-cell table:formula="of:=[.C83]/(SQRT([.E83]))" office:value-type="float" office:value="0.000678877097560746" calcext:value-type="float">
            <text:p>0,0006788771</text:p>
          </table:table-cell>
          <table:table-cell table:number-columns-repeated="1018"/>
        </table:table-row>
        <table:table-row table:style-name="ro1">
          <table:table-cell office:value-type="float" office:value="0.78" calcext:value-type="float">
            <text:p>0,78</text:p>
          </table:table-cell>
          <table:table-cell/>
          <table:table-cell office:value-type="float" office:value="0.000013085" calcext:value-type="float">
            <text:p>1,31E-05</text:p>
          </table:table-cell>
          <table:table-cell table:style-name="Default" office:value-type="float" office:value="0.0001155" calcext:value-type="float">
            <text:p>0,0001155</text:p>
          </table:table-cell>
          <table:table-cell table:formula="of:=([.D85]-[.D83])/([.A85]-[.A83])" office:value-type="float" office:value="0.000361499999999999" calcext:value-type="float">
            <text:p>361,50E-06</text:p>
          </table:table-cell>
          <table:table-cell table:formula="of:=[.C84]/(SQRT([.E84]))" office:value-type="float" office:value="0.000688207777255508" calcext:value-type="float">
            <text:p>0,0006882078</text:p>
          </table:table-cell>
          <table:table-cell table:number-columns-repeated="1018"/>
        </table:table-row>
        <table:table-row table:style-name="ro1">
          <table:table-cell office:value-type="float" office:value="0.79" calcext:value-type="float">
            <text:p>0,79</text:p>
          </table:table-cell>
          <table:table-cell/>
          <table:table-cell office:value-type="float" office:value="0.000013488" calcext:value-type="float">
            <text:p>1,35E-05</text:p>
          </table:table-cell>
          <table:table-cell table:style-name="Default" office:value-type="float" office:value="0.00011887" calcext:value-type="float">
            <text:p>0,00011887</text:p>
          </table:table-cell>
          <table:table-cell table:formula="of:=([.D86]-[.D84])/([.A86]-[.A84])" office:value-type="float" office:value="0.0003195" calcext:value-type="float">
            <text:p>319,50E-06</text:p>
          </table:table-cell>
          <table:table-cell table:formula="of:=[.C85]/(SQRT([.E85]))" office:value-type="float" office:value="0.000754591877380382" calcext:value-type="float">
            <text:p>0,0007545919</text:p>
          </table:table-cell>
          <table:table-cell table:number-columns-repeated="1018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office:value-type="float" office:value="0.000013967" calcext:value-type="float">
            <text:p>1,40E-05</text:p>
          </table:table-cell>
          <table:table-cell table:style-name="Default" office:value-type="float" office:value="0.00012189" calcext:value-type="float">
            <text:p>0,00012189</text:p>
          </table:table-cell>
          <table:table-cell table:formula="of:=([.D87]-[.D85])/([.A87]-[.A85])" office:value-type="float" office:value="0.000317999999999999" calcext:value-type="float">
            <text:p>318,00E-06</text:p>
          </table:table-cell>
          <table:table-cell table:formula="of:=[.C86]/(SQRT([.E86]))" office:value-type="float" office:value="0.00078323046762036" calcext:value-type="float">
            <text:p>0,0007832305</text:p>
          </table:table-cell>
          <table:table-cell table:number-columns-repeated="1018"/>
        </table:table-row>
        <table:table-row table:style-name="ro1">
          <table:table-cell office:value-type="float" office:value="0.81" calcext:value-type="float">
            <text:p>0,81</text:p>
          </table:table-cell>
          <table:table-cell/>
          <table:table-cell office:value-type="float" office:value="0.000014389" calcext:value-type="float">
            <text:p>1,44E-05</text:p>
          </table:table-cell>
          <table:table-cell table:style-name="Default" office:value-type="float" office:value="0.00012523" calcext:value-type="float">
            <text:p>0,00012523</text:p>
          </table:table-cell>
          <table:table-cell table:formula="of:=([.D88]-[.D86])/([.A88]-[.A86])" office:value-type="float" office:value="0.000327" calcext:value-type="float">
            <text:p>327,00E-06</text:p>
          </table:table-cell>
          <table:table-cell table:formula="of:=[.C87]/(SQRT([.E87]))" office:value-type="float" office:value="0.000795713518207466" calcext:value-type="float">
            <text:p>0,0007957135</text:p>
          </table:table-cell>
          <table:table-cell table:number-columns-repeated="1018"/>
        </table:table-row>
        <table:table-row table:style-name="ro1">
          <table:table-cell office:value-type="float" office:value="0.82" calcext:value-type="float">
            <text:p>0,82</text:p>
          </table:table-cell>
          <table:table-cell/>
          <table:table-cell office:value-type="float" office:value="0.00001485" calcext:value-type="float">
            <text:p>1,49E-05</text:p>
          </table:table-cell>
          <table:table-cell table:style-name="Default" office:value-type="float" office:value="0.00012843" calcext:value-type="float">
            <text:p>0,00012843</text:p>
          </table:table-cell>
          <table:table-cell table:formula="of:=([.D89]-[.D87])/([.A89]-[.A87])" office:value-type="float" office:value="0.0003245" calcext:value-type="float">
            <text:p>324,50E-06</text:p>
          </table:table-cell>
          <table:table-cell table:formula="of:=[.C88]/(SQRT([.E88]))" office:value-type="float" office:value="0.000824364161755253" calcext:value-type="float">
            <text:p>0,0008243642</text:p>
          </table:table-cell>
          <table:table-cell table:number-columns-repeated="1018"/>
        </table:table-row>
        <table:table-row table:style-name="ro1">
          <table:table-cell office:value-type="float" office:value="0.83" calcext:value-type="float">
            <text:p>0,83</text:p>
          </table:table-cell>
          <table:table-cell/>
          <table:table-cell office:value-type="float" office:value="0.000015385" calcext:value-type="float">
            <text:p>1,54E-05</text:p>
          </table:table-cell>
          <table:table-cell table:style-name="Default" office:value-type="float" office:value="0.00013172" calcext:value-type="float">
            <text:p>0,00013172</text:p>
          </table:table-cell>
          <table:table-cell table:formula="of:=([.D90]-[.D88])/([.A90]-[.A88])" office:value-type="float" office:value="0.000330000000000001" calcext:value-type="float">
            <text:p>330,00E-06</text:p>
          </table:table-cell>
          <table:table-cell table:formula="of:=[.C89]/(SQRT([.E89]))" office:value-type="float" office:value="0.000846916376323451" calcext:value-type="float">
            <text:p>0,0008469164</text:p>
          </table:table-cell>
          <table:table-cell table:number-columns-repeated="1018"/>
        </table:table-row>
        <table:table-row table:style-name="ro1">
          <table:table-cell office:value-type="float" office:value="0.84" calcext:value-type="float">
            <text:p>0,84</text:p>
          </table:table-cell>
          <table:table-cell/>
          <table:table-cell office:value-type="float" office:value="0.000015782" calcext:value-type="float">
            <text:p>1,58E-05</text:p>
          </table:table-cell>
          <table:table-cell table:style-name="Default" office:value-type="float" office:value="0.00013503" calcext:value-type="float">
            <text:p>0,00013503</text:p>
          </table:table-cell>
          <table:table-cell table:formula="of:=([.D91]-[.D89])/([.A91]-[.A89])" office:value-type="float" office:value="0.000315500000000002" calcext:value-type="float">
            <text:p>315,50E-06</text:p>
          </table:table-cell>
          <table:table-cell table:formula="of:=[.C90]/(SQRT([.E90]))" office:value-type="float" office:value="0.000888510076087507" calcext:value-type="float">
            <text:p>0,0008885101</text:p>
          </table:table-cell>
          <table:table-cell table:number-columns-repeated="1018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office:value-type="float" office:value="0.000016265" calcext:value-type="float">
            <text:p>1,63E-05</text:p>
          </table:table-cell>
          <table:table-cell table:style-name="Default" office:value-type="float" office:value="0.00013803" calcext:value-type="float">
            <text:p>0,00013803</text:p>
          </table:table-cell>
          <table:table-cell table:formula="of:=([.D92]-[.D90])/([.A92]-[.A90])" office:value-type="float" office:value="0.000301999999999999" calcext:value-type="float">
            <text:p>302,00E-06</text:p>
          </table:table-cell>
          <table:table-cell table:formula="of:=[.C91]/(SQRT([.E91]))" office:value-type="float" office:value="0.000935945576685183" calcext:value-type="float">
            <text:p>0,0009359456</text:p>
          </table:table-cell>
          <table:table-cell table:number-columns-repeated="1018"/>
        </table:table-row>
        <table:table-row table:style-name="ro1">
          <table:table-cell office:value-type="float" office:value="0.86" calcext:value-type="float">
            <text:p>0,86</text:p>
          </table:table-cell>
          <table:table-cell/>
          <table:table-cell office:value-type="float" office:value="0.000017173" calcext:value-type="float">
            <text:p>1,72E-05</text:p>
          </table:table-cell>
          <table:table-cell table:style-name="Default" office:value-type="float" office:value="0.00014107" calcext:value-type="float">
            <text:p>0,00014107</text:p>
          </table:table-cell>
          <table:table-cell table:formula="of:=([.D93]-[.D91])/([.A93]-[.A91])" office:value-type="float" office:value="0.000308499999999999" calcext:value-type="float">
            <text:p>308,50E-06</text:p>
          </table:table-cell>
          <table:table-cell table:formula="of:=[.C92]/(SQRT([.E92]))" office:value-type="float" office:value="0.00097772920022823" calcext:value-type="float">
            <text:p>0,0009777292</text:p>
          </table:table-cell>
          <table:table-cell table:number-columns-repeated="1018"/>
        </table:table-row>
        <table:table-row table:style-name="ro1">
          <table:table-cell office:value-type="float" office:value="0.87" calcext:value-type="float">
            <text:p>0,87</text:p>
          </table:table-cell>
          <table:table-cell/>
          <table:table-cell office:value-type="float" office:value="0.000017574" calcext:value-type="float">
            <text:p>1,76E-05</text:p>
          </table:table-cell>
          <table:table-cell table:style-name="Default" office:value-type="float" office:value="0.0001442" calcext:value-type="float">
            <text:p>0,0001442</text:p>
          </table:table-cell>
          <table:table-cell table:formula="of:=([.D94]-[.D92])/([.A94]-[.A92])" office:value-type="float" office:value="0.0002975" calcext:value-type="float">
            <text:p>297,50E-06</text:p>
          </table:table-cell>
          <table:table-cell table:formula="of:=[.C93]/(SQRT([.E93]))" office:value-type="float" office:value="0.00101888961805561" calcext:value-type="float">
            <text:p>0,0010188896</text:p>
          </table:table-cell>
          <table:table-cell table:number-columns-repeated="1018"/>
        </table:table-row>
        <table:table-row table:style-name="ro1">
          <table:table-cell office:value-type="float" office:value="0.88" calcext:value-type="float">
            <text:p>0,88</text:p>
          </table:table-cell>
          <table:table-cell/>
          <table:table-cell office:value-type="float" office:value="0.000017942" calcext:value-type="float">
            <text:p>1,79E-05</text:p>
          </table:table-cell>
          <table:table-cell table:style-name="Default" office:value-type="float" office:value="0.00014702" calcext:value-type="float">
            <text:p>0,00014702</text:p>
          </table:table-cell>
          <table:table-cell table:formula="of:=([.D95]-[.D93])/([.A95]-[.A93])" office:value-type="float" office:value="0.000277500000000001" calcext:value-type="float">
            <text:p>277,50E-06</text:p>
          </table:table-cell>
          <table:table-cell table:formula="of:=[.C94]/(SQRT([.E94]))" office:value-type="float" office:value="0.00107705866403171" calcext:value-type="float">
            <text:p>0,0010770587</text:p>
          </table:table-cell>
          <table:table-cell table:number-columns-repeated="1018"/>
        </table:table-row>
        <table:table-row table:style-name="ro1">
          <table:table-cell office:value-type="float" office:value="0.89" calcext:value-type="float">
            <text:p>0,89</text:p>
          </table:table-cell>
          <table:table-cell/>
          <table:table-cell office:value-type="float" office:value="0.000018427" calcext:value-type="float">
            <text:p>1,84E-05</text:p>
          </table:table-cell>
          <table:table-cell table:style-name="Default" office:value-type="float" office:value="0.00014975" calcext:value-type="float">
            <text:p>0,00014975</text:p>
          </table:table-cell>
          <table:table-cell table:formula="of:=([.D96]-[.D94])/([.A96]-[.A94])" office:value-type="float" office:value="0.0002855" calcext:value-type="float">
            <text:p>285,50E-06</text:p>
          </table:table-cell>
          <table:table-cell table:formula="of:=[.C95]/(SQRT([.E95]))" office:value-type="float" office:value="0.00109056506023848" calcext:value-type="float">
            <text:p>0,0010905651</text:p>
          </table:table-cell>
          <table:table-cell table:number-columns-repeated="1018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office:value-type="float" office:value="0.000019022" calcext:value-type="float">
            <text:p>1,90E-05</text:p>
          </table:table-cell>
          <table:table-cell table:style-name="Default" office:value-type="float" office:value="0.00015273" calcext:value-type="float">
            <text:p>0,00015273</text:p>
          </table:table-cell>
          <table:table-cell table:formula="of:=([.D97]-[.D95])/([.A97]-[.A95])" office:value-type="float" office:value="0.0002935" calcext:value-type="float">
            <text:p>293,50E-06</text:p>
          </table:table-cell>
          <table:table-cell table:formula="of:=[.C96]/(SQRT([.E96]))" office:value-type="float" office:value="0.0011103301287857" calcext:value-type="float">
            <text:p>0,0011103301</text:p>
          </table:table-cell>
          <table:table-cell table:number-columns-repeated="1018"/>
        </table:table-row>
        <table:table-row table:style-name="ro1">
          <table:table-cell office:value-type="float" office:value="0.91" calcext:value-type="float">
            <text:p>0,91</text:p>
          </table:table-cell>
          <table:table-cell/>
          <table:table-cell office:value-type="float" office:value="0.000019685" calcext:value-type="float">
            <text:p>1,97E-05</text:p>
          </table:table-cell>
          <table:table-cell table:style-name="Default" office:value-type="float" office:value="0.00015562" calcext:value-type="float">
            <text:p>0,00015562</text:p>
          </table:table-cell>
          <table:table-cell table:formula="of:=([.D98]-[.D96])/([.A98]-[.A96])" office:value-type="float" office:value="0.0002855" calcext:value-type="float">
            <text:p>285,50E-06</text:p>
          </table:table-cell>
          <table:table-cell table:formula="of:=[.C97]/(SQRT([.E97]))" office:value-type="float" office:value="0.00116501726872494" calcext:value-type="float">
            <text:p>0,0011650173</text:p>
          </table:table-cell>
          <table:table-cell table:number-columns-repeated="1018"/>
        </table:table-row>
        <table:table-row table:style-name="ro1">
          <table:table-cell office:value-type="float" office:value="0.92" calcext:value-type="float">
            <text:p>0,92</text:p>
          </table:table-cell>
          <table:table-cell/>
          <table:table-cell office:value-type="float" office:value="0.000020065" calcext:value-type="float">
            <text:p>2,01E-05</text:p>
          </table:table-cell>
          <table:table-cell table:style-name="Default" office:value-type="float" office:value="0.00015844" calcext:value-type="float">
            <text:p>0,00015844</text:p>
          </table:table-cell>
          <table:table-cell table:formula="of:=([.D99]-[.D97])/([.A99]-[.A97])" office:value-type="float" office:value="0.0002715" calcext:value-type="float">
            <text:p>271,50E-06</text:p>
          </table:table-cell>
          <table:table-cell table:formula="of:=[.C98]/(SQRT([.E98]))" office:value-type="float" office:value="0.00121773908940753" calcext:value-type="float">
            <text:p>0,0012177391</text:p>
          </table:table-cell>
          <table:table-cell table:number-columns-repeated="1018"/>
        </table:table-row>
        <table:table-row table:style-name="ro1">
          <table:table-cell office:value-type="float" office:value="0.93" calcext:value-type="float">
            <text:p>0,93</text:p>
          </table:table-cell>
          <table:table-cell/>
          <table:table-cell office:value-type="float" office:value="0.000021012" calcext:value-type="float">
            <text:p>2,10E-05</text:p>
          </table:table-cell>
          <table:table-cell table:style-name="Default" office:value-type="float" office:value="0.00016105" calcext:value-type="float">
            <text:p>0,00016105</text:p>
          </table:table-cell>
          <table:table-cell table:formula="of:=([.D100]-[.D98])/([.A100]-[.A98])" office:value-type="float" office:value="0.000262499999999999" calcext:value-type="float">
            <text:p>262,50E-06</text:p>
          </table:table-cell>
          <table:table-cell table:formula="of:=[.C99]/(SQRT([.E99]))" office:value-type="float" office:value="0.00129688879576139" calcext:value-type="float">
            <text:p>0,0012968888</text:p>
          </table:table-cell>
          <table:table-cell table:number-columns-repeated="1018"/>
        </table:table-row>
        <table:table-row table:style-name="ro1">
          <table:table-cell office:value-type="float" office:value="0.94" calcext:value-type="float">
            <text:p>0,94</text:p>
          </table:table-cell>
          <table:table-cell/>
          <table:table-cell office:value-type="float" office:value="0.00002154" calcext:value-type="float">
            <text:p>2,15E-05</text:p>
          </table:table-cell>
          <table:table-cell table:style-name="Default" office:value-type="float" office:value="0.00016369" calcext:value-type="float">
            <text:p>0,00016369</text:p>
          </table:table-cell>
          <table:table-cell table:formula="of:=([.D101]-[.D99])/([.A101]-[.A99])" office:value-type="float" office:value="0.000257999999999999" calcext:value-type="float">
            <text:p>258,00E-06</text:p>
          </table:table-cell>
          <table:table-cell table:formula="of:=[.C100]/(SQRT([.E100]))" office:value-type="float" office:value="0.00134102182490955" calcext:value-type="float">
            <text:p>0,0013410218</text:p>
          </table:table-cell>
          <table:table-cell table:number-columns-repeated="1018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office:value-type="float" office:value="0.00002185" calcext:value-type="float">
            <text:p>2,19E-05</text:p>
          </table:table-cell>
          <table:table-cell table:style-name="Default" office:value-type="float" office:value="0.00016621" calcext:value-type="float">
            <text:p>0,00016621</text:p>
          </table:table-cell>
          <table:table-cell table:formula="of:=([.D102]-[.D100])/([.A102]-[.A100])" office:value-type="float" office:value="0.000261500000000001" calcext:value-type="float">
            <text:p>261,50E-06</text:p>
          </table:table-cell>
          <table:table-cell table:formula="of:=[.C101]/(SQRT([.E101]))" office:value-type="float" office:value="0.00135118742481528" calcext:value-type="float">
            <text:p>0,0013511874</text:p>
          </table:table-cell>
          <table:table-cell table:number-columns-repeated="1018"/>
        </table:table-row>
        <table:table-row table:style-name="ro1">
          <table:table-cell office:value-type="float" office:value="0.96" calcext:value-type="float">
            <text:p>0,96</text:p>
          </table:table-cell>
          <table:table-cell/>
          <table:table-cell office:value-type="float" office:value="0.000022404" calcext:value-type="float">
            <text:p>2,24E-05</text:p>
          </table:table-cell>
          <table:table-cell table:style-name="Default" office:value-type="float" office:value="0.00016892" calcext:value-type="float">
            <text:p>0,00016892</text:p>
          </table:table-cell>
          <table:table-cell table:formula="of:=([.D103]-[.D101])/([.A103]-[.A101])" office:value-type="float" office:value="0.000258500000000001" calcext:value-type="float">
            <text:p>258,50E-06</text:p>
          </table:table-cell>
          <table:table-cell table:formula="of:=[.C102]/(SQRT([.E102]))" office:value-type="float" office:value="0.00139346251456474" calcext:value-type="float">
            <text:p>0,0013934625</text:p>
          </table:table-cell>
          <table:table-cell table:number-columns-repeated="1018"/>
        </table:table-row>
        <table:table-row table:style-name="ro1">
          <table:table-cell office:value-type="float" office:value="0.97" calcext:value-type="float">
            <text:p>0,97</text:p>
          </table:table-cell>
          <table:table-cell/>
          <table:table-cell office:value-type="float" office:value="0.000023484" calcext:value-type="float">
            <text:p>2,35E-05</text:p>
          </table:table-cell>
          <table:table-cell table:style-name="Default" office:value-type="float" office:value="0.00017138" calcext:value-type="float">
            <text:p>0,00017138</text:p>
          </table:table-cell>
          <table:table-cell table:formula="of:=([.D104]-[.D102])/([.A104]-[.A102])" office:value-type="float" office:value="0.000244499999999999" calcext:value-type="float">
            <text:p>244,50E-06</text:p>
          </table:table-cell>
          <table:table-cell table:formula="of:=[.C103]/(SQRT([.E103]))" office:value-type="float" office:value="0.00150187102940201" calcext:value-type="float">
            <text:p>0,001501871</text:p>
          </table:table-cell>
          <table:table-cell table:number-columns-repeated="1018"/>
        </table:table-row>
        <table:table-row table:style-name="ro1">
          <table:table-cell office:value-type="float" office:value="0.98" calcext:value-type="float">
            <text:p>0,98</text:p>
          </table:table-cell>
          <table:table-cell/>
          <table:table-cell office:value-type="float" office:value="0.000024069" calcext:value-type="float">
            <text:p>2,41E-05</text:p>
          </table:table-cell>
          <table:table-cell table:style-name="Default" office:value-type="float" office:value="0.00017381" calcext:value-type="float">
            <text:p>0,00017381</text:p>
          </table:table-cell>
          <table:table-cell table:formula="of:=([.D105]-[.D103])/([.A105]-[.A103])" office:value-type="float" office:value="0.0002535" calcext:value-type="float">
            <text:p>253,50E-06</text:p>
          </table:table-cell>
          <table:table-cell table:formula="of:=[.C104]/(SQRT([.E104]))" office:value-type="float" office:value="0.00151171201587303" calcext:value-type="float">
            <text:p>0,001511712</text:p>
          </table:table-cell>
          <table:table-cell table:number-columns-repeated="1018"/>
        </table:table-row>
        <table:table-row table:style-name="ro1">
          <table:table-cell office:value-type="float" office:value="0.99" calcext:value-type="float">
            <text:p>0,99</text:p>
          </table:table-cell>
          <table:table-cell/>
          <table:table-cell office:value-type="float" office:value="0.000024233" calcext:value-type="float">
            <text:p>2,42E-05</text:p>
          </table:table-cell>
          <table:table-cell table:style-name="Default" office:value-type="float" office:value="0.00017645" calcext:value-type="float">
            <text:p>0,00017645</text:p>
          </table:table-cell>
          <table:table-cell table:formula="of:=([.D106]-[.D104])/([.A106]-[.A104])" office:value-type="float" office:value="0.000239000000000001" calcext:value-type="float">
            <text:p>239,00E-06</text:p>
          </table:table-cell>
          <table:table-cell table:formula="of:=[.C105]/(SQRT([.E105]))" office:value-type="float" office:value="0.00156750246274489" calcext:value-type="float">
            <text:p>0,0015675025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0025086" calcext:value-type="float">
            <text:p>2,51E-05</text:p>
          </table:table-cell>
          <table:table-cell table:style-name="Default" office:value-type="float" office:value="0.00017859" calcext:value-type="float">
            <text:p>0,00017859</text:p>
          </table:table-cell>
          <table:table-cell table:number-columns-repeated="1020"/>
        </table:table-row>
      </table:table>
      <table:table table:name="DIBL-11-30" table:style-name="ta1">
        <table:shapes>
          <draw:frame draw:z-index="0" draw:style-name="gr1" draw:text-style-name="P1" svg:width="159.99mm" svg:height="89.99mm" svg:x="135.21mm" svg:y="83.28mm">
            <loext:p draw:notify-on-update-of-ranges="'DIBL-11-30'.A5:'DIBL-11-30'.A5 'DIBL-11-30'.A6:'DIBL-11-30'.A106 'DIBL-11-30'.D5:'DIBL-11-30'.D5 'DIBL-11-30'.D6:'DIBL-11-30'.D106 'DIBL-11-30'.A5:'DIBL-11-30'.A5 'DIBL-11-30'.A6:'DIBL-11-30'.A106 'DIBL-11-30'.G5:'DIBL-11-30'.G5 'DIBL-11-30'.G6:'DIBL-11-30'.G106 'DIBL-11-30'.A5:'DIBL-11-30'.A5 'DIBL-11-30'.A6:'DIBL-11-30'.A106 'DIBL-11-30'.J5:'DIBL-11-30'.J5 'DIBL-11-30'.J6:'DIBL-11-30'.J106 'DIBL-11-30'.A5:'DIBL-11-30'.A5 'DIBL-11-30'.A6:'DIBL-11-30'.A106 'DIBL-11-30'.M5:'DIBL-11-30'.M5 'DIBL-11-30'.M6:'DIBL-11-30'.M106 'DIBL-11-30'.A5:'DIBL-11-30'.A5 'DIBL-11-30'.A6:'DIBL-11-30'.A106 'DIBL-11-30'.P5:'DIBL-11-30'.P5 'DIBL-11-30'.P6:'DIBL-11-30'.P106 'DIBL-11-30'.A5:'DIBL-11-30'.A5 'DIBL-11-30'.A6:'DIBL-11-30'.A106 'DIBL-11-30'.S5:'DIBL-11-30'.S5 'DIBL-11-30'.S6:'DIBL-11-30'.S106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2" table:default-cell-style-name="Default"/>
        <table:table-column table:style-name="co6" table:default-cell-style-name="ce5"/>
        <table:table-column table:style-name="co5" table:default-cell-style-name="ce5"/>
        <table:table-column table:style-name="co6" table:default-cell-style-name="Default"/>
        <table:table-column table:style-name="co6" table:number-columns-repeated="2" table:default-cell-style-name="ce5"/>
        <table:table-column table:style-name="co6" table:default-cell-style-name="Default"/>
        <table:table-column table:style-name="co6" table:default-cell-style-name="ce5"/>
        <table:table-column table:style-name="co6" table:number-columns-repeated="2" table:default-cell-style-name="Default"/>
        <table:table-column table:style-name="co6" table:default-cell-style-name="ce5"/>
        <table:table-column table:style-name="co6" table:number-columns-repeated="2" table:default-cell-style-name="Default"/>
        <table:table-column table:style-name="co6" table:default-cell-style-name="ce5"/>
        <table:table-column table:style-name="co6" table:default-cell-style-name="Default"/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2">
            <text:p>Vg = 0</text:p>
          </table:table-cell>
          <table:covered-table-cell table:style-name="Default"/>
          <table:table-cell/>
          <table:table-cell table:style-name="ce6" office:value-type="string" calcext:value-type="string" table:number-columns-spanned="2" table:number-rows-spanned="2">
            <text:p>Vg = 0,2</text:p>
          </table:table-cell>
          <table:covered-table-cell table:style-name="Default"/>
          <table:table-cell/>
          <table:table-cell table:style-name="ce6" office:value-type="string" calcext:value-type="string" table:number-columns-spanned="2" table:number-rows-spanned="2">
            <text:p>Vg = 0,4</text:p>
          </table:table-cell>
          <table:covered-table-cell table:style-name="Default"/>
          <table:table-cell/>
          <table:table-cell table:style-name="ce6" office:value-type="string" calcext:value-type="string" table:number-columns-spanned="2" table:number-rows-spanned="2">
            <text:p>Vg = 0,6</text:p>
          </table:table-cell>
          <table:covered-table-cell/>
          <table:table-cell/>
          <table:table-cell table:style-name="ce6" office:value-type="string" calcext:value-type="string" table:number-columns-spanned="2" table:number-rows-spanned="2">
            <text:p>Vg = 0,8</text:p>
          </table:table-cell>
          <table:covered-table-cell/>
          <table:table-cell/>
          <table:table-cell table:style-name="ce6" office:value-type="string" calcext:value-type="string" table:number-columns-spanned="2" table:number-rows-spanned="2">
            <text:p>Vg = 1</text:p>
          </table:table-cell>
          <table:covered-table-cell/>
        </table:table-row>
        <table:table-row table:style-name="ro1">
          <table:table-cell table:number-columns-repeated="2"/>
          <table:covered-table-cell table:number-columns-repeated="2" table:style-name="Default"/>
          <table:table-cell/>
          <table:covered-table-cell table:number-columns-repeated="2" table:style-name="Default"/>
          <table:table-cell/>
          <table:covered-table-cell table:number-columns-repeated="2" table:style-name="Default"/>
          <table:table-cell/>
          <table:covered-table-cell table:style-name="Default"/>
          <table:covered-table-cell/>
          <table:table-cell/>
          <table:covered-table-cell table:style-name="Default"/>
          <table:covered-table-cell/>
          <table:table-cell/>
          <table:covered-table-cell table:style-name="Default"/>
          <table:covered-table-cell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Vg (V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-0.00000000006319" calcext:value-type="float">
            <text:p>-6,32E-11</text:p>
          </table:table-cell>
          <table:table-cell office:value-type="float" office:value="-0.0000000006391" calcext:value-type="float">
            <text:p>-6,39E-10</text:p>
          </table:table-cell>
          <table:table-cell/>
          <table:table-cell office:value-type="float" office:value="0.00000058803" calcext:value-type="float">
            <text:p>5,88E-07</text:p>
          </table:table-cell>
          <table:table-cell office:value-type="float" office:value="-0.000000078553" calcext:value-type="float">
            <text:p>-7,86E-08</text:p>
          </table:table-cell>
          <table:table-cell/>
          <table:table-cell office:value-type="float" office:value="0.0000016915" calcext:value-type="float">
            <text:p>1,69E-06</text:p>
          </table:table-cell>
          <table:table-cell office:value-type="float" office:value="-0.00000024626" calcext:value-type="float">
            <text:p>-2,46E-07</text:p>
          </table:table-cell>
          <table:table-cell/>
          <table:table-cell office:value-type="float" office:value="0.0000035174" calcext:value-type="float">
            <text:p>3,52E-06</text:p>
          </table:table-cell>
          <table:table-cell table:style-name="ce5" office:value-type="float" office:value="-0.00000034989" calcext:value-type="float">
            <text:p>-3,50E-07</text:p>
          </table:table-cell>
          <table:table-cell/>
          <table:table-cell office:value-type="float" office:value="0.0000071201" calcext:value-type="float">
            <text:p>7,12E-06</text:p>
          </table:table-cell>
          <table:table-cell table:style-name="ce5" office:value-type="float" office:value="-0.0000012947" calcext:value-type="float">
            <text:p>-1,29E-06</text:p>
          </table:table-cell>
          <table:table-cell/>
          <table:table-cell office:value-type="float" office:value="0.000015621" calcext:value-type="float">
            <text:p>1,56E-05</text:p>
          </table:table-cell>
          <table:table-cell table:style-name="ce5" office:value-type="float" office:value="-0.0000030825" calcext:value-type="float">
            <text:p>-3,08E-06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/>
          <table:table-cell office:value-type="float" office:value="-0.0000000024148" calcext:value-type="float">
            <text:p>-2,41E-09</text:p>
          </table:table-cell>
          <table:table-cell office:value-type="float" office:value="0.00000020963" calcext:value-type="float">
            <text:p>2,10E-07</text:p>
          </table:table-cell>
          <table:table-cell/>
          <table:table-cell office:value-type="float" office:value="0.00000057625" calcext:value-type="float">
            <text:p>5,76E-07</text:p>
          </table:table-cell>
          <table:table-cell office:value-type="float" office:value="0.00000022131" calcext:value-type="float">
            <text:p>2,21E-07</text:p>
          </table:table-cell>
          <table:table-cell/>
          <table:table-cell office:value-type="float" office:value="0.0000016823" calcext:value-type="float">
            <text:p>1,68E-06</text:p>
          </table:table-cell>
          <table:table-cell office:value-type="float" office:value="0.0000031149" calcext:value-type="float">
            <text:p>3,11E-06</text:p>
          </table:table-cell>
          <table:table-cell/>
          <table:table-cell office:value-type="float" office:value="0.0000034936" calcext:value-type="float">
            <text:p>3,49E-06</text:p>
          </table:table-cell>
          <table:table-cell table:style-name="ce5" office:value-type="float" office:value="0.000012488" calcext:value-type="float">
            <text:p>1,25E-05</text:p>
          </table:table-cell>
          <table:table-cell/>
          <table:table-cell office:value-type="float" office:value="0.0000070835" calcext:value-type="float">
            <text:p>7,08E-06</text:p>
          </table:table-cell>
          <table:table-cell table:style-name="ce5" office:value-type="float" office:value="0.00002087" calcext:value-type="float">
            <text:p>2,09E-05</text:p>
          </table:table-cell>
          <table:table-cell/>
          <table:table-cell office:value-type="float" office:value="0.000015769" calcext:value-type="float">
            <text:p>1,58E-05</text:p>
          </table:table-cell>
          <table:table-cell table:style-name="ce5" office:value-type="float" office:value="0.000025039" calcext:value-type="float">
            <text:p>2,50E-05</text:p>
          </table:table-cell>
        </table:table-row>
        <table:table-row table:style-name="ro1">
          <table:table-cell office:value-type="float" office:value="0.02" calcext:value-type="float">
            <text:p>0,02</text:p>
          </table:table-cell>
          <table:table-cell/>
          <table:table-cell office:value-type="float" office:value="-0.0000000044989" calcext:value-type="float">
            <text:p>-4,50E-09</text:p>
          </table:table-cell>
          <table:table-cell office:value-type="float" office:value="0.00000041978" calcext:value-type="float">
            <text:p>4,20E-07</text:p>
          </table:table-cell>
          <table:table-cell/>
          <table:table-cell office:value-type="float" office:value="0.0000005823" calcext:value-type="float">
            <text:p>5,82E-07</text:p>
          </table:table-cell>
          <table:table-cell office:value-type="float" office:value="0.0000004997" calcext:value-type="float">
            <text:p>5,00E-07</text:p>
          </table:table-cell>
          <table:table-cell/>
          <table:table-cell office:value-type="float" office:value="0.0000016752" calcext:value-type="float">
            <text:p>1,68E-06</text:p>
          </table:table-cell>
          <table:table-cell office:value-type="float" office:value="0.0000060857" calcext:value-type="float">
            <text:p>6,09E-06</text:p>
          </table:table-cell>
          <table:table-cell/>
          <table:table-cell office:value-type="float" office:value="0.0000034771" calcext:value-type="float">
            <text:p>3,48E-06</text:p>
          </table:table-cell>
          <table:table-cell table:style-name="ce5" office:value-type="float" office:value="0.000024936" calcext:value-type="float">
            <text:p>2,49E-05</text:p>
          </table:table-cell>
          <table:table-cell/>
          <table:table-cell office:value-type="float" office:value="0.0000070343" calcext:value-type="float">
            <text:p>7,03E-06</text:p>
          </table:table-cell>
          <table:table-cell table:style-name="ce5" office:value-type="float" office:value="0.000042487" calcext:value-type="float">
            <text:p>4,25E-05</text:p>
          </table:table-cell>
          <table:table-cell/>
          <table:table-cell office:value-type="float" office:value="0.000015495" calcext:value-type="float">
            <text:p>1,55E-05</text:p>
          </table:table-cell>
          <table:table-cell table:style-name="ce5" office:value-type="float" office:value="0.000052969" calcext:value-type="float">
            <text:p>5,30E-05</text:p>
          </table:table-cell>
        </table:table-row>
        <table:table-row table:style-name="ro1">
          <table:table-cell office:value-type="float" office:value="0.03" calcext:value-type="float">
            <text:p>0,03</text:p>
          </table:table-cell>
          <table:table-cell/>
          <table:table-cell office:value-type="float" office:value="-0.000000006718" calcext:value-type="float">
            <text:p>-6,72E-09</text:p>
          </table:table-cell>
          <table:table-cell office:value-type="float" office:value="0.00000063197" calcext:value-type="float">
            <text:p>6,32E-07</text:p>
          </table:table-cell>
          <table:table-cell/>
          <table:table-cell office:value-type="float" office:value="0.00000056643" calcext:value-type="float">
            <text:p>5,66E-07</text:p>
          </table:table-cell>
          <table:table-cell office:value-type="float" office:value="0.00000077248" calcext:value-type="float">
            <text:p>7,72E-07</text:p>
          </table:table-cell>
          <table:table-cell/>
          <table:table-cell office:value-type="float" office:value="0.0000016576" calcext:value-type="float">
            <text:p>1,66E-06</text:p>
          </table:table-cell>
          <table:table-cell office:value-type="float" office:value="0.0000087625" calcext:value-type="float">
            <text:p>8,76E-06</text:p>
          </table:table-cell>
          <table:table-cell/>
          <table:table-cell office:value-type="float" office:value="0.0000034592" calcext:value-type="float">
            <text:p>3,46E-06</text:p>
          </table:table-cell>
          <table:table-cell table:style-name="ce5" office:value-type="float" office:value="0.000036888" calcext:value-type="float">
            <text:p>3,69E-05</text:p>
          </table:table-cell>
          <table:table-cell/>
          <table:table-cell office:value-type="float" office:value="0.0000069854" calcext:value-type="float">
            <text:p>6,99E-06</text:p>
          </table:table-cell>
          <table:table-cell table:style-name="ce5" office:value-type="float" office:value="0.000063636" calcext:value-type="float">
            <text:p>6,36E-05</text:p>
          </table:table-cell>
          <table:table-cell/>
          <table:table-cell office:value-type="float" office:value="0.000015471" calcext:value-type="float">
            <text:p>1,55E-05</text:p>
          </table:table-cell>
          <table:table-cell table:style-name="ce5" office:value-type="float" office:value="0.000080861" calcext:value-type="float">
            <text:p>8,09E-05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/>
          <table:table-cell office:value-type="float" office:value="-0.0000000089145" calcext:value-type="float">
            <text:p>-8,91E-09</text:p>
          </table:table-cell>
          <table:table-cell office:value-type="float" office:value="0.00000084479" calcext:value-type="float">
            <text:p>8,45E-07</text:p>
          </table:table-cell>
          <table:table-cell/>
          <table:table-cell office:value-type="float" office:value="0.00000056229" calcext:value-type="float">
            <text:p>5,62E-07</text:p>
          </table:table-cell>
          <table:table-cell office:value-type="float" office:value="0.00000103105" calcext:value-type="float">
            <text:p>1,03E-06</text:p>
          </table:table-cell>
          <table:table-cell/>
          <table:table-cell office:value-type="float" office:value="0.0000016414" calcext:value-type="float">
            <text:p>1,64E-06</text:p>
          </table:table-cell>
          <table:table-cell office:value-type="float" office:value="0.0000110625" calcext:value-type="float">
            <text:p>1,11E-05</text:p>
          </table:table-cell>
          <table:table-cell/>
          <table:table-cell office:value-type="float" office:value="0.0000035618" calcext:value-type="float">
            <text:p>3,56E-06</text:p>
          </table:table-cell>
          <table:table-cell table:style-name="ce5" office:value-type="float" office:value="0.000048235" calcext:value-type="float">
            <text:p>4,82E-05</text:p>
          </table:table-cell>
          <table:table-cell/>
          <table:table-cell office:value-type="float" office:value="0.000006929" calcext:value-type="float">
            <text:p>6,93E-06</text:p>
          </table:table-cell>
          <table:table-cell table:style-name="ce5" office:value-type="float" office:value="0.000084201" calcext:value-type="float">
            <text:p>8,42E-05</text:p>
          </table:table-cell>
          <table:table-cell/>
          <table:table-cell office:value-type="float" office:value="0.000015099" calcext:value-type="float">
            <text:p>1,51E-05</text:p>
          </table:table-cell>
          <table:table-cell office:value-type="float" office:value="0.000107954" calcext:value-type="float">
            <text:p>0,000107954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/>
          <table:table-cell office:value-type="float" office:value="-0.000000010993" calcext:value-type="float">
            <text:p>-1,10E-08</text:p>
          </table:table-cell>
          <table:table-cell office:value-type="float" office:value="0.0000010599" calcext:value-type="float">
            <text:p>1,06E-06</text:p>
          </table:table-cell>
          <table:table-cell/>
          <table:table-cell office:value-type="float" office:value="0.00000055757" calcext:value-type="float">
            <text:p>5,58E-07</text:p>
          </table:table-cell>
          <table:table-cell office:value-type="float" office:value="0.0000012911" calcext:value-type="float">
            <text:p>1,29E-06</text:p>
          </table:table-cell>
          <table:table-cell/>
          <table:table-cell office:value-type="float" office:value="0.0000016388" calcext:value-type="float">
            <text:p>1,64E-06</text:p>
          </table:table-cell>
          <table:table-cell office:value-type="float" office:value="0.000013172" calcext:value-type="float">
            <text:p>1,32E-05</text:p>
          </table:table-cell>
          <table:table-cell/>
          <table:table-cell office:value-type="float" office:value="0.0000034326" calcext:value-type="float">
            <text:p>3,43E-06</text:p>
          </table:table-cell>
          <table:table-cell table:style-name="ce5" office:value-type="float" office:value="0.000059102" calcext:value-type="float">
            <text:p>5,91E-05</text:p>
          </table:table-cell>
          <table:table-cell/>
          <table:table-cell office:value-type="float" office:value="0.0000068885" calcext:value-type="float">
            <text:p>6,89E-06</text:p>
          </table:table-cell>
          <table:table-cell office:value-type="float" office:value="0.000104402" calcext:value-type="float">
            <text:p>0,000104402</text:p>
          </table:table-cell>
          <table:table-cell/>
          <table:table-cell office:value-type="float" office:value="0.000014834" calcext:value-type="float">
            <text:p>1,48E-05</text:p>
          </table:table-cell>
          <table:table-cell office:value-type="float" office:value="0.00013493" calcext:value-type="float">
            <text:p>0,00013493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/>
          <table:table-cell office:value-type="float" office:value="-0.000000013352" calcext:value-type="float">
            <text:p>-1,34E-08</text:p>
          </table:table-cell>
          <table:table-cell office:value-type="float" office:value="0.0000012806" calcext:value-type="float">
            <text:p>1,28E-06</text:p>
          </table:table-cell>
          <table:table-cell/>
          <table:table-cell office:value-type="float" office:value="0.0000005513" calcext:value-type="float">
            <text:p>5,51E-07</text:p>
          </table:table-cell>
          <table:table-cell office:value-type="float" office:value="0.0000015481" calcext:value-type="float">
            <text:p>1,55E-06</text:p>
          </table:table-cell>
          <table:table-cell/>
          <table:table-cell office:value-type="float" office:value="0.0000016406" calcext:value-type="float">
            <text:p>1,64E-06</text:p>
          </table:table-cell>
          <table:table-cell office:value-type="float" office:value="0.000015026" calcext:value-type="float">
            <text:p>1,50E-05</text:p>
          </table:table-cell>
          <table:table-cell/>
          <table:table-cell office:value-type="float" office:value="0.0000034042" calcext:value-type="float">
            <text:p>3,40E-06</text:p>
          </table:table-cell>
          <table:table-cell table:style-name="ce5" office:value-type="float" office:value="0.000069225" calcext:value-type="float">
            <text:p>6,92E-05</text:p>
          </table:table-cell>
          <table:table-cell/>
          <table:table-cell office:value-type="float" office:value="0.0000068421" calcext:value-type="float">
            <text:p>6,84E-06</text:p>
          </table:table-cell>
          <table:table-cell office:value-type="float" office:value="0.00012387" calcext:value-type="float">
            <text:p>0,00012387</text:p>
          </table:table-cell>
          <table:table-cell/>
          <table:table-cell office:value-type="float" office:value="0.00001508" calcext:value-type="float">
            <text:p>1,51E-05</text:p>
          </table:table-cell>
          <table:table-cell office:value-type="float" office:value="0.00016094" calcext:value-type="float">
            <text:p>0,00016094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/>
          <table:table-cell office:value-type="float" office:value="-0.000000015855" calcext:value-type="float">
            <text:p>-1,59E-08</text:p>
          </table:table-cell>
          <table:table-cell office:value-type="float" office:value="0.000001506" calcext:value-type="float">
            <text:p>1,51E-06</text:p>
          </table:table-cell>
          <table:table-cell/>
          <table:table-cell office:value-type="float" office:value="0.00000054935" calcext:value-type="float">
            <text:p>5,49E-07</text:p>
          </table:table-cell>
          <table:table-cell office:value-type="float" office:value="0.0000018009" calcext:value-type="float">
            <text:p>1,80E-06</text:p>
          </table:table-cell>
          <table:table-cell/>
          <table:table-cell office:value-type="float" office:value="0.0000016381" calcext:value-type="float">
            <text:p>1,64E-06</text:p>
          </table:table-cell>
          <table:table-cell office:value-type="float" office:value="0.000016757" calcext:value-type="float">
            <text:p>1,68E-05</text:p>
          </table:table-cell>
          <table:table-cell/>
          <table:table-cell office:value-type="float" office:value="0.0000034727" calcext:value-type="float">
            <text:p>3,47E-06</text:p>
          </table:table-cell>
          <table:table-cell table:style-name="ce5" office:value-type="float" office:value="0.000079178" calcext:value-type="float">
            <text:p>7,92E-05</text:p>
          </table:table-cell>
          <table:table-cell/>
          <table:table-cell office:value-type="float" office:value="0.0000068109" calcext:value-type="float">
            <text:p>6,81E-06</text:p>
          </table:table-cell>
          <table:table-cell office:value-type="float" office:value="0.00014288" calcext:value-type="float">
            <text:p>0,00014288</text:p>
          </table:table-cell>
          <table:table-cell/>
          <table:table-cell office:value-type="float" office:value="0.00001445" calcext:value-type="float">
            <text:p>1,45E-05</text:p>
          </table:table-cell>
          <table:table-cell office:value-type="float" office:value="0.00018697" calcext:value-type="float">
            <text:p>0,00018697</text:p>
          </table:table-cell>
        </table:table-row>
        <table:table-row table:style-name="ro1">
          <table:table-cell office:value-type="float" office:value="0.08" calcext:value-type="float">
            <text:p>0,08</text:p>
          </table:table-cell>
          <table:table-cell/>
          <table:table-cell office:value-type="float" office:value="-0.000000018014" calcext:value-type="float">
            <text:p>-1,80E-08</text:p>
          </table:table-cell>
          <table:table-cell office:value-type="float" office:value="0.0000017313" calcext:value-type="float">
            <text:p>1,73E-06</text:p>
          </table:table-cell>
          <table:table-cell/>
          <table:table-cell office:value-type="float" office:value="0.0000005447" calcext:value-type="float">
            <text:p>5,45E-07</text:p>
          </table:table-cell>
          <table:table-cell office:value-type="float" office:value="0.0000020545" calcext:value-type="float">
            <text:p>2,05E-06</text:p>
          </table:table-cell>
          <table:table-cell/>
          <table:table-cell office:value-type="float" office:value="0.0000016176" calcext:value-type="float">
            <text:p>1,62E-06</text:p>
          </table:table-cell>
          <table:table-cell office:value-type="float" office:value="0.00001824" calcext:value-type="float">
            <text:p>1,82E-05</text:p>
          </table:table-cell>
          <table:table-cell/>
          <table:table-cell office:value-type="float" office:value="0.0000033715" calcext:value-type="float">
            <text:p>3,37E-06</text:p>
          </table:table-cell>
          <table:table-cell table:style-name="ce5" office:value-type="float" office:value="0.000088223" calcext:value-type="float">
            <text:p>8,82E-05</text:p>
          </table:table-cell>
          <table:table-cell/>
          <table:table-cell office:value-type="float" office:value="0.0000067707" calcext:value-type="float">
            <text:p>6,77E-06</text:p>
          </table:table-cell>
          <table:table-cell office:value-type="float" office:value="0.000161" calcext:value-type="float">
            <text:p>0,000161</text:p>
          </table:table-cell>
          <table:table-cell/>
          <table:table-cell office:value-type="float" office:value="0.000014363" calcext:value-type="float">
            <text:p>1,44E-05</text:p>
          </table:table-cell>
          <table:table-cell office:value-type="float" office:value="0.00021183" calcext:value-type="float">
            <text:p>0,00021183</text:p>
          </table:table-cell>
        </table:table-row>
        <table:table-row table:style-name="ro1">
          <table:table-cell office:value-type="float" office:value="0.09" calcext:value-type="float">
            <text:p>0,09</text:p>
          </table:table-cell>
          <table:table-cell/>
          <table:table-cell office:value-type="float" office:value="-0.000000018673" calcext:value-type="float">
            <text:p>-1,87E-08</text:p>
          </table:table-cell>
          <table:table-cell office:value-type="float" office:value="0.0000019671" calcext:value-type="float">
            <text:p>1,97E-06</text:p>
          </table:table-cell>
          <table:table-cell/>
          <table:table-cell office:value-type="float" office:value="0.00000053891" calcext:value-type="float">
            <text:p>5,39E-07</text:p>
          </table:table-cell>
          <table:table-cell office:value-type="float" office:value="0.0000023166" calcext:value-type="float">
            <text:p>2,32E-06</text:p>
          </table:table-cell>
          <table:table-cell/>
          <table:table-cell office:value-type="float" office:value="0.0000016143" calcext:value-type="float">
            <text:p>1,61E-06</text:p>
          </table:table-cell>
          <table:table-cell office:value-type="float" office:value="0.000019611" calcext:value-type="float">
            <text:p>1,96E-05</text:p>
          </table:table-cell>
          <table:table-cell/>
          <table:table-cell office:value-type="float" office:value="0.0000033532" calcext:value-type="float">
            <text:p>3,35E-06</text:p>
          </table:table-cell>
          <table:table-cell table:style-name="ce5" office:value-type="float" office:value="0.000096946" calcext:value-type="float">
            <text:p>9,69E-05</text:p>
          </table:table-cell>
          <table:table-cell/>
          <table:table-cell office:value-type="float" office:value="0.0000067472" calcext:value-type="float">
            <text:p>6,75E-06</text:p>
          </table:table-cell>
          <table:table-cell office:value-type="float" office:value="0.00017868" calcext:value-type="float">
            <text:p>0,00017868</text:p>
          </table:table-cell>
          <table:table-cell/>
          <table:table-cell office:value-type="float" office:value="0.000014345" calcext:value-type="float">
            <text:p>1,43E-05</text:p>
          </table:table-cell>
          <table:table-cell office:value-type="float" office:value="0.00023639" calcext:value-type="float">
            <text:p>0,00023639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/>
          <table:table-cell office:value-type="float" office:value="-0.000000021219" calcext:value-type="float">
            <text:p>-2,12E-08</text:p>
          </table:table-cell>
          <table:table-cell office:value-type="float" office:value="0.0000022012" calcext:value-type="float">
            <text:p>2,20E-06</text:p>
          </table:table-cell>
          <table:table-cell/>
          <table:table-cell office:value-type="float" office:value="0.00000053419" calcext:value-type="float">
            <text:p>5,34E-07</text:p>
          </table:table-cell>
          <table:table-cell office:value-type="float" office:value="0.0000025793" calcext:value-type="float">
            <text:p>2,58E-06</text:p>
          </table:table-cell>
          <table:table-cell/>
          <table:table-cell office:value-type="float" office:value="0.0000016042" calcext:value-type="float">
            <text:p>1,60E-06</text:p>
          </table:table-cell>
          <table:table-cell office:value-type="float" office:value="0.000020901" calcext:value-type="float">
            <text:p>2,09E-05</text:p>
          </table:table-cell>
          <table:table-cell/>
          <table:table-cell office:value-type="float" office:value="0.0000033387" calcext:value-type="float">
            <text:p>3,34E-06</text:p>
          </table:table-cell>
          <table:table-cell office:value-type="float" office:value="0.000104972" calcext:value-type="float">
            <text:p>0,000104972</text:p>
          </table:table-cell>
          <table:table-cell/>
          <table:table-cell office:value-type="float" office:value="0.000006696" calcext:value-type="float">
            <text:p>6,70E-06</text:p>
          </table:table-cell>
          <table:table-cell office:value-type="float" office:value="0.00019577" calcext:value-type="float">
            <text:p>0,00019577</text:p>
          </table:table-cell>
          <table:table-cell/>
          <table:table-cell office:value-type="float" office:value="0.000014428" calcext:value-type="float">
            <text:p>1,44E-05</text:p>
          </table:table-cell>
          <table:table-cell office:value-type="float" office:value="0.00026025" calcext:value-type="float">
            <text:p>0,00026025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/>
          <table:table-cell office:value-type="float" office:value="-0.000000023639" calcext:value-type="float">
            <text:p>-2,36E-08</text:p>
          </table:table-cell>
          <table:table-cell office:value-type="float" office:value="0.0000024455" calcext:value-type="float">
            <text:p>2,45E-06</text:p>
          </table:table-cell>
          <table:table-cell/>
          <table:table-cell office:value-type="float" office:value="0.0000005324" calcext:value-type="float">
            <text:p>5,32E-07</text:p>
          </table:table-cell>
          <table:table-cell office:value-type="float" office:value="0.000002844" calcext:value-type="float">
            <text:p>2,84E-06</text:p>
          </table:table-cell>
          <table:table-cell/>
          <table:table-cell office:value-type="float" office:value="0.0000015894" calcext:value-type="float">
            <text:p>1,59E-06</text:p>
          </table:table-cell>
          <table:table-cell office:value-type="float" office:value="0.000022137" calcext:value-type="float">
            <text:p>2,21E-05</text:p>
          </table:table-cell>
          <table:table-cell/>
          <table:table-cell office:value-type="float" office:value="0.0000033236" calcext:value-type="float">
            <text:p>3,32E-06</text:p>
          </table:table-cell>
          <table:table-cell office:value-type="float" office:value="0.000112699" calcext:value-type="float">
            <text:p>0,000112699</text:p>
          </table:table-cell>
          <table:table-cell/>
          <table:table-cell office:value-type="float" office:value="0.0000066718" calcext:value-type="float">
            <text:p>6,67E-06</text:p>
          </table:table-cell>
          <table:table-cell office:value-type="float" office:value="0.00021215" calcext:value-type="float">
            <text:p>0,00021215</text:p>
          </table:table-cell>
          <table:table-cell/>
          <table:table-cell office:value-type="float" office:value="0.000014335" calcext:value-type="float">
            <text:p>1,43E-05</text:p>
          </table:table-cell>
          <table:table-cell office:value-type="float" office:value="0.0002834" calcext:value-type="float">
            <text:p>0,0002834</text:p>
          </table:table-cell>
        </table:table-row>
        <table:table-row table:style-name="ro1">
          <table:table-cell office:value-type="float" office:value="0.12" calcext:value-type="float">
            <text:p>0,12</text:p>
          </table:table-cell>
          <table:table-cell/>
          <table:table-cell office:value-type="float" office:value="-0.000000026117" calcext:value-type="float">
            <text:p>-2,61E-08</text:p>
          </table:table-cell>
          <table:table-cell office:value-type="float" office:value="0.0000026901" calcext:value-type="float">
            <text:p>2,69E-06</text:p>
          </table:table-cell>
          <table:table-cell/>
          <table:table-cell office:value-type="float" office:value="0.00000052815" calcext:value-type="float">
            <text:p>5,28E-07</text:p>
          </table:table-cell>
          <table:table-cell office:value-type="float" office:value="0.0000031183" calcext:value-type="float">
            <text:p>3,12E-06</text:p>
          </table:table-cell>
          <table:table-cell/>
          <table:table-cell office:value-type="float" office:value="0.0000015854" calcext:value-type="float">
            <text:p>1,59E-06</text:p>
          </table:table-cell>
          <table:table-cell office:value-type="float" office:value="0.000023257" calcext:value-type="float">
            <text:p>2,33E-05</text:p>
          </table:table-cell>
          <table:table-cell/>
          <table:table-cell office:value-type="float" office:value="0.000003308" calcext:value-type="float">
            <text:p>3,31E-06</text:p>
          </table:table-cell>
          <table:table-cell office:value-type="float" office:value="0.00011979" calcext:value-type="float">
            <text:p>0,00011979</text:p>
          </table:table-cell>
          <table:table-cell/>
          <table:table-cell office:value-type="float" office:value="0.0000066515" calcext:value-type="float">
            <text:p>6,65E-06</text:p>
          </table:table-cell>
          <table:table-cell office:value-type="float" office:value="0.00022758" calcext:value-type="float">
            <text:p>0,00022758</text:p>
          </table:table-cell>
          <table:table-cell/>
          <table:table-cell office:value-type="float" office:value="0.000014208" calcext:value-type="float">
            <text:p>1,42E-05</text:p>
          </table:table-cell>
          <table:table-cell office:value-type="float" office:value="0.00030565" calcext:value-type="float">
            <text:p>0,00030565</text:p>
          </table:table-cell>
        </table:table-row>
        <table:table-row table:style-name="ro1">
          <table:table-cell office:value-type="float" office:value="0.13" calcext:value-type="float">
            <text:p>0,13</text:p>
          </table:table-cell>
          <table:table-cell/>
          <table:table-cell office:value-type="float" office:value="-0.000000029428" calcext:value-type="float">
            <text:p>-2,94E-08</text:p>
          </table:table-cell>
          <table:table-cell office:value-type="float" office:value="0.0000029408" calcext:value-type="float">
            <text:p>2,94E-06</text:p>
          </table:table-cell>
          <table:table-cell/>
          <table:table-cell office:value-type="float" office:value="0.00000052613" calcext:value-type="float">
            <text:p>5,26E-07</text:p>
          </table:table-cell>
          <table:table-cell office:value-type="float" office:value="0.0000033942" calcext:value-type="float">
            <text:p>3,39E-06</text:p>
          </table:table-cell>
          <table:table-cell/>
          <table:table-cell office:value-type="float" office:value="0.0000015856" calcext:value-type="float">
            <text:p>1,59E-06</text:p>
          </table:table-cell>
          <table:table-cell office:value-type="float" office:value="0.000024412" calcext:value-type="float">
            <text:p>2,44E-05</text:p>
          </table:table-cell>
          <table:table-cell/>
          <table:table-cell office:value-type="float" office:value="0.0000032922" calcext:value-type="float">
            <text:p>3,29E-06</text:p>
          </table:table-cell>
          <table:table-cell office:value-type="float" office:value="0.00012629" calcext:value-type="float">
            <text:p>0,00012629</text:p>
          </table:table-cell>
          <table:table-cell/>
          <table:table-cell office:value-type="float" office:value="0.0000066169" calcext:value-type="float">
            <text:p>6,62E-06</text:p>
          </table:table-cell>
          <table:table-cell office:value-type="float" office:value="0.00024248" calcext:value-type="float">
            <text:p>0,00024248</text:p>
          </table:table-cell>
          <table:table-cell/>
          <table:table-cell office:value-type="float" office:value="0.000014414" calcext:value-type="float">
            <text:p>1,44E-05</text:p>
          </table:table-cell>
          <table:table-cell office:value-type="float" office:value="0.00032763" calcext:value-type="float">
            <text:p>0,00032763</text:p>
          </table:table-cell>
        </table:table-row>
        <table:table-row table:style-name="ro1">
          <table:table-cell office:value-type="float" office:value="0.14" calcext:value-type="float">
            <text:p>0,14</text:p>
          </table:table-cell>
          <table:table-cell/>
          <table:table-cell office:value-type="float" office:value="-0.000000032384" calcext:value-type="float">
            <text:p>-3,24E-08</text:p>
          </table:table-cell>
          <table:table-cell office:value-type="float" office:value="0.0000032023" calcext:value-type="float">
            <text:p>3,20E-06</text:p>
          </table:table-cell>
          <table:table-cell/>
          <table:table-cell office:value-type="float" office:value="0.00000052039" calcext:value-type="float">
            <text:p>5,20E-07</text:p>
          </table:table-cell>
          <table:table-cell office:value-type="float" office:value="0.0000036737" calcext:value-type="float">
            <text:p>3,67E-06</text:p>
          </table:table-cell>
          <table:table-cell/>
          <table:table-cell office:value-type="float" office:value="0.000001566" calcext:value-type="float">
            <text:p>1,57E-06</text:p>
          </table:table-cell>
          <table:table-cell office:value-type="float" office:value="0.000025452" calcext:value-type="float">
            <text:p>2,55E-05</text:p>
          </table:table-cell>
          <table:table-cell/>
          <table:table-cell office:value-type="float" office:value="0.0000033094" calcext:value-type="float">
            <text:p>3,31E-06</text:p>
          </table:table-cell>
          <table:table-cell office:value-type="float" office:value="0.00013226" calcext:value-type="float">
            <text:p>0,00013226</text:p>
          </table:table-cell>
          <table:table-cell/>
          <table:table-cell office:value-type="float" office:value="0.0000065523" calcext:value-type="float">
            <text:p>6,55E-06</text:p>
          </table:table-cell>
          <table:table-cell office:value-type="float" office:value="0.0002567" calcext:value-type="float">
            <text:p>0,0002567</text:p>
          </table:table-cell>
          <table:table-cell/>
          <table:table-cell office:value-type="float" office:value="0.000014183" calcext:value-type="float">
            <text:p>1,42E-05</text:p>
          </table:table-cell>
          <table:table-cell office:value-type="float" office:value="0.00034852" calcext:value-type="float">
            <text:p>0,00034852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/>
          <table:table-cell office:value-type="float" office:value="-0.000000034963" calcext:value-type="float">
            <text:p>-3,50E-08</text:p>
          </table:table-cell>
          <table:table-cell office:value-type="float" office:value="0.0000034633" calcext:value-type="float">
            <text:p>3,46E-06</text:p>
          </table:table-cell>
          <table:table-cell/>
          <table:table-cell office:value-type="float" office:value="0.00000051914" calcext:value-type="float">
            <text:p>5,19E-07</text:p>
          </table:table-cell>
          <table:table-cell office:value-type="float" office:value="0.0000039535" calcext:value-type="float">
            <text:p>3,95E-06</text:p>
          </table:table-cell>
          <table:table-cell/>
          <table:table-cell office:value-type="float" office:value="0.0000017442" calcext:value-type="float">
            <text:p>1,74E-06</text:p>
          </table:table-cell>
          <table:table-cell office:value-type="float" office:value="0.000026319" calcext:value-type="float">
            <text:p>2,63E-05</text:p>
          </table:table-cell>
          <table:table-cell/>
          <table:table-cell office:value-type="float" office:value="0.000003263" calcext:value-type="float">
            <text:p>3,26E-06</text:p>
          </table:table-cell>
          <table:table-cell office:value-type="float" office:value="0.0001382" calcext:value-type="float">
            <text:p>0,0001382</text:p>
          </table:table-cell>
          <table:table-cell/>
          <table:table-cell office:value-type="float" office:value="0.0000065589" calcext:value-type="float">
            <text:p>6,56E-06</text:p>
          </table:table-cell>
          <table:table-cell office:value-type="float" office:value="0.00027029" calcext:value-type="float">
            <text:p>0,00027029</text:p>
          </table:table-cell>
          <table:table-cell/>
          <table:table-cell office:value-type="float" office:value="0.00001382" calcext:value-type="float">
            <text:p>1,38E-05</text:p>
          </table:table-cell>
          <table:table-cell office:value-type="float" office:value="0.0003688" calcext:value-type="float">
            <text:p>0,0003688</text:p>
          </table:table-cell>
        </table:table-row>
        <table:table-row table:style-name="ro1">
          <table:table-cell office:value-type="float" office:value="0.16" calcext:value-type="float">
            <text:p>0,16</text:p>
          </table:table-cell>
          <table:table-cell/>
          <table:table-cell office:value-type="float" office:value="-0.000000037516" calcext:value-type="float">
            <text:p>-3,75E-08</text:p>
          </table:table-cell>
          <table:table-cell office:value-type="float" office:value="0.000003731" calcext:value-type="float">
            <text:p>3,73E-06</text:p>
          </table:table-cell>
          <table:table-cell/>
          <table:table-cell office:value-type="float" office:value="0.00000051264" calcext:value-type="float">
            <text:p>5,13E-07</text:p>
          </table:table-cell>
          <table:table-cell office:value-type="float" office:value="0.0000042439" calcext:value-type="float">
            <text:p>4,24E-06</text:p>
          </table:table-cell>
          <table:table-cell/>
          <table:table-cell office:value-type="float" office:value="0.0000015518" calcext:value-type="float">
            <text:p>1,55E-06</text:p>
          </table:table-cell>
          <table:table-cell office:value-type="float" office:value="0.000027376" calcext:value-type="float">
            <text:p>2,74E-05</text:p>
          </table:table-cell>
          <table:table-cell/>
          <table:table-cell office:value-type="float" office:value="0.0000033087" calcext:value-type="float">
            <text:p>3,31E-06</text:p>
          </table:table-cell>
          <table:table-cell office:value-type="float" office:value="0.00014348" calcext:value-type="float">
            <text:p>0,00014348</text:p>
          </table:table-cell>
          <table:table-cell/>
          <table:table-cell office:value-type="float" office:value="0.0000065319" calcext:value-type="float">
            <text:p>6,53E-06</text:p>
          </table:table-cell>
          <table:table-cell office:value-type="float" office:value="0.00028331" calcext:value-type="float">
            <text:p>0,00028331</text:p>
          </table:table-cell>
          <table:table-cell/>
          <table:table-cell office:value-type="float" office:value="0.000013693" calcext:value-type="float">
            <text:p>1,37E-05</text:p>
          </table:table-cell>
          <table:table-cell office:value-type="float" office:value="0.00038859" calcext:value-type="float">
            <text:p>0,00038859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/>
          <table:table-cell office:value-type="float" office:value="-0.000000040369" calcext:value-type="float">
            <text:p>-4,04E-08</text:p>
          </table:table-cell>
          <table:table-cell office:value-type="float" office:value="0.0000040031" calcext:value-type="float">
            <text:p>4,00E-06</text:p>
          </table:table-cell>
          <table:table-cell/>
          <table:table-cell office:value-type="float" office:value="0.00000051089" calcext:value-type="float">
            <text:p>5,11E-07</text:p>
          </table:table-cell>
          <table:table-cell office:value-type="float" office:value="0.0000045388" calcext:value-type="float">
            <text:p>4,54E-06</text:p>
          </table:table-cell>
          <table:table-cell/>
          <table:table-cell office:value-type="float" office:value="0.0000015475" calcext:value-type="float">
            <text:p>1,55E-06</text:p>
          </table:table-cell>
          <table:table-cell office:value-type="float" office:value="0.000028333" calcext:value-type="float">
            <text:p>2,83E-05</text:p>
          </table:table-cell>
          <table:table-cell/>
          <table:table-cell office:value-type="float" office:value="0.0000032409" calcext:value-type="float">
            <text:p>3,24E-06</text:p>
          </table:table-cell>
          <table:table-cell office:value-type="float" office:value="0.00014849" calcext:value-type="float">
            <text:p>0,00014849</text:p>
          </table:table-cell>
          <table:table-cell/>
          <table:table-cell office:value-type="float" office:value="0.0000064698" calcext:value-type="float">
            <text:p>6,47E-06</text:p>
          </table:table-cell>
          <table:table-cell office:value-type="float" office:value="0.00029573" calcext:value-type="float">
            <text:p>0,00029573</text:p>
          </table:table-cell>
          <table:table-cell/>
          <table:table-cell office:value-type="float" office:value="0.000014093" calcext:value-type="float">
            <text:p>1,41E-05</text:p>
          </table:table-cell>
          <table:table-cell office:value-type="float" office:value="0.00040721" calcext:value-type="float">
            <text:p>0,00040721</text:p>
          </table:table-cell>
        </table:table-row>
        <table:table-row table:style-name="ro1">
          <table:table-cell office:value-type="float" office:value="0.18" calcext:value-type="float">
            <text:p>0,18</text:p>
          </table:table-cell>
          <table:table-cell/>
          <table:table-cell office:value-type="float" office:value="-0.000000043721" calcext:value-type="float">
            <text:p>-4,37E-08</text:p>
          </table:table-cell>
          <table:table-cell office:value-type="float" office:value="0.0000042778" calcext:value-type="float">
            <text:p>4,28E-06</text:p>
          </table:table-cell>
          <table:table-cell/>
          <table:table-cell office:value-type="float" office:value="0.0000005097" calcext:value-type="float">
            <text:p>5,10E-07</text:p>
          </table:table-cell>
          <table:table-cell office:value-type="float" office:value="0.0000048326" calcext:value-type="float">
            <text:p>4,83E-06</text:p>
          </table:table-cell>
          <table:table-cell/>
          <table:table-cell office:value-type="float" office:value="0.0000015401" calcext:value-type="float">
            <text:p>1,54E-06</text:p>
          </table:table-cell>
          <table:table-cell office:value-type="float" office:value="0.000029262" calcext:value-type="float">
            <text:p>2,93E-05</text:p>
          </table:table-cell>
          <table:table-cell/>
          <table:table-cell office:value-type="float" office:value="0.000003295" calcext:value-type="float">
            <text:p>3,30E-06</text:p>
          </table:table-cell>
          <table:table-cell office:value-type="float" office:value="0.00015313" calcext:value-type="float">
            <text:p>0,00015313</text:p>
          </table:table-cell>
          <table:table-cell/>
          <table:table-cell office:value-type="float" office:value="0.0000064494" calcext:value-type="float">
            <text:p>6,45E-06</text:p>
          </table:table-cell>
          <table:table-cell office:value-type="float" office:value="0.00030746" calcext:value-type="float">
            <text:p>0,00030746</text:p>
          </table:table-cell>
          <table:table-cell/>
          <table:table-cell office:value-type="float" office:value="0.000013536" calcext:value-type="float">
            <text:p>1,35E-05</text:p>
          </table:table-cell>
          <table:table-cell office:value-type="float" office:value="0.00042532" calcext:value-type="float">
            <text:p>0,00042532</text:p>
          </table:table-cell>
        </table:table-row>
        <table:table-row table:style-name="ro1">
          <table:table-cell office:value-type="float" office:value="0.19" calcext:value-type="float">
            <text:p>0,19</text:p>
          </table:table-cell>
          <table:table-cell/>
          <table:table-cell office:value-type="float" office:value="-0.00000004664" calcext:value-type="float">
            <text:p>-4,66E-08</text:p>
          </table:table-cell>
          <table:table-cell office:value-type="float" office:value="0.0000045573" calcext:value-type="float">
            <text:p>4,56E-06</text:p>
          </table:table-cell>
          <table:table-cell/>
          <table:table-cell office:value-type="float" office:value="0.00000050745" calcext:value-type="float">
            <text:p>5,07E-07</text:p>
          </table:table-cell>
          <table:table-cell office:value-type="float" office:value="0.0000051397" calcext:value-type="float">
            <text:p>5,14E-06</text:p>
          </table:table-cell>
          <table:table-cell/>
          <table:table-cell office:value-type="float" office:value="0.0000015336" calcext:value-type="float">
            <text:p>1,53E-06</text:p>
          </table:table-cell>
          <table:table-cell office:value-type="float" office:value="0.000030145" calcext:value-type="float">
            <text:p>3,01E-05</text:p>
          </table:table-cell>
          <table:table-cell/>
          <table:table-cell office:value-type="float" office:value="0.0000032153" calcext:value-type="float">
            <text:p>3,22E-06</text:p>
          </table:table-cell>
          <table:table-cell office:value-type="float" office:value="0.00015763" calcext:value-type="float">
            <text:p>0,00015763</text:p>
          </table:table-cell>
          <table:table-cell/>
          <table:table-cell office:value-type="float" office:value="0.0000064416" calcext:value-type="float">
            <text:p>6,44E-06</text:p>
          </table:table-cell>
          <table:table-cell office:value-type="float" office:value="0.00031837" calcext:value-type="float">
            <text:p>0,00031837</text:p>
          </table:table-cell>
          <table:table-cell/>
          <table:table-cell office:value-type="float" office:value="0.000013845" calcext:value-type="float">
            <text:p>1,38E-05</text:p>
          </table:table-cell>
          <table:table-cell office:value-type="float" office:value="0.00044279" calcext:value-type="float">
            <text:p>0,00044279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/>
          <table:table-cell office:value-type="float" office:value="-0.000000049755" calcext:value-type="float">
            <text:p>-4,98E-08</text:p>
          </table:table-cell>
          <table:table-cell office:value-type="float" office:value="0.0000048485" calcext:value-type="float">
            <text:p>4,85E-06</text:p>
          </table:table-cell>
          <table:table-cell/>
          <table:table-cell office:value-type="float" office:value="0.00000050509" calcext:value-type="float">
            <text:p>5,05E-07</text:p>
          </table:table-cell>
          <table:table-cell office:value-type="float" office:value="0.0000054432" calcext:value-type="float">
            <text:p>5,44E-06</text:p>
          </table:table-cell>
          <table:table-cell/>
          <table:table-cell office:value-type="float" office:value="0.000001529" calcext:value-type="float">
            <text:p>1,53E-06</text:p>
          </table:table-cell>
          <table:table-cell office:value-type="float" office:value="0.000030998" calcext:value-type="float">
            <text:p>3,10E-05</text:p>
          </table:table-cell>
          <table:table-cell/>
          <table:table-cell office:value-type="float" office:value="0.0000032042" calcext:value-type="float">
            <text:p>3,20E-06</text:p>
          </table:table-cell>
          <table:table-cell office:value-type="float" office:value="0.00016178" calcext:value-type="float">
            <text:p>0,00016178</text:p>
          </table:table-cell>
          <table:table-cell/>
          <table:table-cell office:value-type="float" office:value="0.0000064147" calcext:value-type="float">
            <text:p>6,41E-06</text:p>
          </table:table-cell>
          <table:table-cell office:value-type="float" office:value="0.00032877" calcext:value-type="float">
            <text:p>0,00032877</text:p>
          </table:table-cell>
          <table:table-cell/>
          <table:table-cell office:value-type="float" office:value="0.00001347" calcext:value-type="float">
            <text:p>1,35E-05</text:p>
          </table:table-cell>
          <table:table-cell office:value-type="float" office:value="0.00045926" calcext:value-type="float">
            <text:p>0,00045926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/>
          <table:table-cell office:value-type="float" office:value="-0.00000005284" calcext:value-type="float">
            <text:p>-5,28E-08</text:p>
          </table:table-cell>
          <table:table-cell office:value-type="float" office:value="0.0000051355" calcext:value-type="float">
            <text:p>5,14E-06</text:p>
          </table:table-cell>
          <table:table-cell/>
          <table:table-cell office:value-type="float" office:value="0.0000005032" calcext:value-type="float">
            <text:p>5,03E-07</text:p>
          </table:table-cell>
          <table:table-cell office:value-type="float" office:value="0.0000057579" calcext:value-type="float">
            <text:p>5,76E-06</text:p>
          </table:table-cell>
          <table:table-cell/>
          <table:table-cell office:value-type="float" office:value="0.0000015255" calcext:value-type="float">
            <text:p>1,53E-06</text:p>
          </table:table-cell>
          <table:table-cell office:value-type="float" office:value="0.000031921" calcext:value-type="float">
            <text:p>3,19E-05</text:p>
          </table:table-cell>
          <table:table-cell/>
          <table:table-cell office:value-type="float" office:value="0.0000033046" calcext:value-type="float">
            <text:p>3,30E-06</text:p>
          </table:table-cell>
          <table:table-cell office:value-type="float" office:value="0.00016563" calcext:value-type="float">
            <text:p>0,00016563</text:p>
          </table:table-cell>
          <table:table-cell/>
          <table:table-cell office:value-type="float" office:value="0.0000063798" calcext:value-type="float">
            <text:p>6,38E-06</text:p>
          </table:table-cell>
          <table:table-cell office:value-type="float" office:value="0.00033863" calcext:value-type="float">
            <text:p>0,00033863</text:p>
          </table:table-cell>
          <table:table-cell/>
          <table:table-cell office:value-type="float" office:value="0.000013239" calcext:value-type="float">
            <text:p>1,32E-05</text:p>
          </table:table-cell>
          <table:table-cell office:value-type="float" office:value="0.00047503" calcext:value-type="float">
            <text:p>0,00047503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/>
          <table:table-cell office:value-type="float" office:value="-0.000000056763" calcext:value-type="float">
            <text:p>-5,68E-08</text:p>
          </table:table-cell>
          <table:table-cell office:value-type="float" office:value="0.0000054305" calcext:value-type="float">
            <text:p>5,43E-06</text:p>
          </table:table-cell>
          <table:table-cell/>
          <table:table-cell office:value-type="float" office:value="0.00000049934" calcext:value-type="float">
            <text:p>4,99E-07</text:p>
          </table:table-cell>
          <table:table-cell office:value-type="float" office:value="0.0000060811" calcext:value-type="float">
            <text:p>6,08E-06</text:p>
          </table:table-cell>
          <table:table-cell/>
          <table:table-cell office:value-type="float" office:value="0.0000015117" calcext:value-type="float">
            <text:p>1,51E-06</text:p>
          </table:table-cell>
          <table:table-cell office:value-type="float" office:value="0.00003283" calcext:value-type="float">
            <text:p>3,28E-05</text:p>
          </table:table-cell>
          <table:table-cell/>
          <table:table-cell office:value-type="float" office:value="0.0000031964" calcext:value-type="float">
            <text:p>3,20E-06</text:p>
          </table:table-cell>
          <table:table-cell office:value-type="float" office:value="0.00016934" calcext:value-type="float">
            <text:p>0,00016934</text:p>
          </table:table-cell>
          <table:table-cell/>
          <table:table-cell office:value-type="float" office:value="0.0000063503" calcext:value-type="float">
            <text:p>6,35E-06</text:p>
          </table:table-cell>
          <table:table-cell office:value-type="float" office:value="0.00034811" calcext:value-type="float">
            <text:p>0,00034811</text:p>
          </table:table-cell>
          <table:table-cell/>
          <table:table-cell office:value-type="float" office:value="0.000013284" calcext:value-type="float">
            <text:p>1,33E-05</text:p>
          </table:table-cell>
          <table:table-cell office:value-type="float" office:value="0.00049025" calcext:value-type="float">
            <text:p>0,00049025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/>
          <table:table-cell office:value-type="float" office:value="-0.000000059907" calcext:value-type="float">
            <text:p>-5,99E-08</text:p>
          </table:table-cell>
          <table:table-cell office:value-type="float" office:value="0.0000057379" calcext:value-type="float">
            <text:p>5,74E-06</text:p>
          </table:table-cell>
          <table:table-cell/>
          <table:table-cell office:value-type="float" office:value="0.00000049831" calcext:value-type="float">
            <text:p>4,98E-07</text:p>
          </table:table-cell>
          <table:table-cell office:value-type="float" office:value="0.0000063972" calcext:value-type="float">
            <text:p>6,40E-06</text:p>
          </table:table-cell>
          <table:table-cell/>
          <table:table-cell office:value-type="float" office:value="0.0000015098" calcext:value-type="float">
            <text:p>1,51E-06</text:p>
          </table:table-cell>
          <table:table-cell office:value-type="float" office:value="0.000033776" calcext:value-type="float">
            <text:p>3,38E-05</text:p>
          </table:table-cell>
          <table:table-cell/>
          <table:table-cell office:value-type="float" office:value="0.0000031803" calcext:value-type="float">
            <text:p>3,18E-06</text:p>
          </table:table-cell>
          <table:table-cell office:value-type="float" office:value="0.00017291" calcext:value-type="float">
            <text:p>0,00017291</text:p>
          </table:table-cell>
          <table:table-cell/>
          <table:table-cell office:value-type="float" office:value="0.0000063368" calcext:value-type="float">
            <text:p>6,34E-06</text:p>
          </table:table-cell>
          <table:table-cell office:value-type="float" office:value="0.00035675" calcext:value-type="float">
            <text:p>0,00035675</text:p>
          </table:table-cell>
          <table:table-cell/>
          <table:table-cell office:value-type="float" office:value="0.000013196" calcext:value-type="float">
            <text:p>1,32E-05</text:p>
          </table:table-cell>
          <table:table-cell office:value-type="float" office:value="0.00050491" calcext:value-type="float">
            <text:p>0,00050491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  <table:table-cell/>
          <table:table-cell office:value-type="float" office:value="-0.000000063958" calcext:value-type="float">
            <text:p>-6,40E-08</text:p>
          </table:table-cell>
          <table:table-cell office:value-type="float" office:value="0.0000060399" calcext:value-type="float">
            <text:p>6,04E-06</text:p>
          </table:table-cell>
          <table:table-cell/>
          <table:table-cell office:value-type="float" office:value="0.00000049661" calcext:value-type="float">
            <text:p>4,97E-07</text:p>
          </table:table-cell>
          <table:table-cell office:value-type="float" office:value="0.0000067233" calcext:value-type="float">
            <text:p>6,72E-06</text:p>
          </table:table-cell>
          <table:table-cell/>
          <table:table-cell office:value-type="float" office:value="0.0000015072" calcext:value-type="float">
            <text:p>1,51E-06</text:p>
          </table:table-cell>
          <table:table-cell office:value-type="float" office:value="0.000034586" calcext:value-type="float">
            <text:p>3,46E-05</text:p>
          </table:table-cell>
          <table:table-cell/>
          <table:table-cell office:value-type="float" office:value="0.000003173" calcext:value-type="float">
            <text:p>3,17E-06</text:p>
          </table:table-cell>
          <table:table-cell office:value-type="float" office:value="0.00017629" calcext:value-type="float">
            <text:p>0,00017629</text:p>
          </table:table-cell>
          <table:table-cell/>
          <table:table-cell office:value-type="float" office:value="0.0000063467" calcext:value-type="float">
            <text:p>6,35E-06</text:p>
          </table:table-cell>
          <table:table-cell office:value-type="float" office:value="0.00036535" calcext:value-type="float">
            <text:p>0,00036535</text:p>
          </table:table-cell>
          <table:table-cell/>
          <table:table-cell office:value-type="float" office:value="0.000013649" calcext:value-type="float">
            <text:p>1,36E-05</text:p>
          </table:table-cell>
          <table:table-cell office:value-type="float" office:value="0.00051873" calcext:value-type="float">
            <text:p>0,00051873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/>
          <table:table-cell office:value-type="float" office:value="-0.000000067937" calcext:value-type="float">
            <text:p>-6,79E-08</text:p>
          </table:table-cell>
          <table:table-cell office:value-type="float" office:value="0.00000636" calcext:value-type="float">
            <text:p>6,36E-06</text:p>
          </table:table-cell>
          <table:table-cell/>
          <table:table-cell office:value-type="float" office:value="0.00000049266" calcext:value-type="float">
            <text:p>4,93E-07</text:p>
          </table:table-cell>
          <table:table-cell office:value-type="float" office:value="0.0000070546" calcext:value-type="float">
            <text:p>7,05E-06</text:p>
          </table:table-cell>
          <table:table-cell/>
          <table:table-cell office:value-type="float" office:value="0.0000014992" calcext:value-type="float">
            <text:p>1,50E-06</text:p>
          </table:table-cell>
          <table:table-cell office:value-type="float" office:value="0.000035479" calcext:value-type="float">
            <text:p>3,55E-05</text:p>
          </table:table-cell>
          <table:table-cell/>
          <table:table-cell office:value-type="float" office:value="0.000003183" calcext:value-type="float">
            <text:p>3,18E-06</text:p>
          </table:table-cell>
          <table:table-cell office:value-type="float" office:value="0.0001796" calcext:value-type="float">
            <text:p>0,0001796</text:p>
          </table:table-cell>
          <table:table-cell/>
          <table:table-cell office:value-type="float" office:value="0.0000063165" calcext:value-type="float">
            <text:p>6,32E-06</text:p>
          </table:table-cell>
          <table:table-cell office:value-type="float" office:value="0.00037278" calcext:value-type="float">
            <text:p>0,00037278</text:p>
          </table:table-cell>
          <table:table-cell/>
          <table:table-cell office:value-type="float" office:value="0.000013611" calcext:value-type="float">
            <text:p>1,36E-05</text:p>
          </table:table-cell>
          <table:table-cell office:value-type="float" office:value="0.00053196" calcext:value-type="float">
            <text:p>0,00053196</text:p>
          </table:table-cell>
        </table:table-row>
        <table:table-row table:style-name="ro1">
          <table:table-cell office:value-type="float" office:value="0.26" calcext:value-type="float">
            <text:p>0,26</text:p>
          </table:table-cell>
          <table:table-cell/>
          <table:table-cell office:value-type="float" office:value="-0.000000071978" calcext:value-type="float">
            <text:p>-7,20E-08</text:p>
          </table:table-cell>
          <table:table-cell office:value-type="float" office:value="0.0000066743" calcext:value-type="float">
            <text:p>6,67E-06</text:p>
          </table:table-cell>
          <table:table-cell/>
          <table:table-cell office:value-type="float" office:value="0.00000049151" calcext:value-type="float">
            <text:p>4,92E-07</text:p>
          </table:table-cell>
          <table:table-cell office:value-type="float" office:value="0.0000073897" calcext:value-type="float">
            <text:p>7,39E-06</text:p>
          </table:table-cell>
          <table:table-cell/>
          <table:table-cell office:value-type="float" office:value="0.0000014921" calcext:value-type="float">
            <text:p>1,49E-06</text:p>
          </table:table-cell>
          <table:table-cell office:value-type="float" office:value="0.000036311" calcext:value-type="float">
            <text:p>3,63E-05</text:p>
          </table:table-cell>
          <table:table-cell/>
          <table:table-cell office:value-type="float" office:value="0.000003154" calcext:value-type="float">
            <text:p>3,15E-06</text:p>
          </table:table-cell>
          <table:table-cell office:value-type="float" office:value="0.00018261" calcext:value-type="float">
            <text:p>0,00018261</text:p>
          </table:table-cell>
          <table:table-cell/>
          <table:table-cell office:value-type="float" office:value="0.0000062967" calcext:value-type="float">
            <text:p>6,30E-06</text:p>
          </table:table-cell>
          <table:table-cell office:value-type="float" office:value="0.00038045" calcext:value-type="float">
            <text:p>0,00038045</text:p>
          </table:table-cell>
          <table:table-cell/>
          <table:table-cell office:value-type="float" office:value="0.00001306" calcext:value-type="float">
            <text:p>1,31E-05</text:p>
          </table:table-cell>
          <table:table-cell office:value-type="float" office:value="0.00054466" calcext:value-type="float">
            <text:p>0,00054466</text:p>
          </table:table-cell>
        </table:table-row>
        <table:table-row table:style-name="ro1">
          <table:table-cell office:value-type="float" office:value="0.27" calcext:value-type="float">
            <text:p>0,27</text:p>
          </table:table-cell>
          <table:table-cell/>
          <table:table-cell office:value-type="float" office:value="-0.000000075922" calcext:value-type="float">
            <text:p>-7,59E-08</text:p>
          </table:table-cell>
          <table:table-cell office:value-type="float" office:value="0.0000070018" calcext:value-type="float">
            <text:p>7,00E-06</text:p>
          </table:table-cell>
          <table:table-cell/>
          <table:table-cell office:value-type="float" office:value="0.00000049037" calcext:value-type="float">
            <text:p>4,90E-07</text:p>
          </table:table-cell>
          <table:table-cell office:value-type="float" office:value="0.0000077664" calcext:value-type="float">
            <text:p>7,77E-06</text:p>
          </table:table-cell>
          <table:table-cell/>
          <table:table-cell office:value-type="float" office:value="0.0000014915" calcext:value-type="float">
            <text:p>1,49E-06</text:p>
          </table:table-cell>
          <table:table-cell office:value-type="float" office:value="0.000037227" calcext:value-type="float">
            <text:p>3,72E-05</text:p>
          </table:table-cell>
          <table:table-cell/>
          <table:table-cell office:value-type="float" office:value="0.0000031313" calcext:value-type="float">
            <text:p>3,13E-06</text:p>
          </table:table-cell>
          <table:table-cell office:value-type="float" office:value="0.00018522" calcext:value-type="float">
            <text:p>0,00018522</text:p>
          </table:table-cell>
          <table:table-cell/>
          <table:table-cell office:value-type="float" office:value="0.0000062776" calcext:value-type="float">
            <text:p>6,28E-06</text:p>
          </table:table-cell>
          <table:table-cell office:value-type="float" office:value="0.00038733" calcext:value-type="float">
            <text:p>0,00038733</text:p>
          </table:table-cell>
          <table:table-cell/>
          <table:table-cell office:value-type="float" office:value="0.00001307" calcext:value-type="float">
            <text:p>1,31E-05</text:p>
          </table:table-cell>
          <table:table-cell office:value-type="float" office:value="0.00055619" calcext:value-type="float">
            <text:p>0,00055619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/>
          <table:table-cell office:value-type="float" office:value="-0.000000080502" calcext:value-type="float">
            <text:p>-8,05E-08</text:p>
          </table:table-cell>
          <table:table-cell office:value-type="float" office:value="0.0000073406" calcext:value-type="float">
            <text:p>7,34E-06</text:p>
          </table:table-cell>
          <table:table-cell/>
          <table:table-cell office:value-type="float" office:value="0.00000048832" calcext:value-type="float">
            <text:p>4,88E-07</text:p>
          </table:table-cell>
          <table:table-cell office:value-type="float" office:value="0.0000081099" calcext:value-type="float">
            <text:p>8,11E-06</text:p>
          </table:table-cell>
          <table:table-cell/>
          <table:table-cell office:value-type="float" office:value="0.000001483" calcext:value-type="float">
            <text:p>1,48E-06</text:p>
          </table:table-cell>
          <table:table-cell office:value-type="float" office:value="0.000038158" calcext:value-type="float">
            <text:p>3,82E-05</text:p>
          </table:table-cell>
          <table:table-cell/>
          <table:table-cell office:value-type="float" office:value="0.000003126" calcext:value-type="float">
            <text:p>3,13E-06</text:p>
          </table:table-cell>
          <table:table-cell office:value-type="float" office:value="0.00018845" calcext:value-type="float">
            <text:p>0,00018845</text:p>
          </table:table-cell>
          <table:table-cell/>
          <table:table-cell office:value-type="float" office:value="0.0000062839" calcext:value-type="float">
            <text:p>6,28E-06</text:p>
          </table:table-cell>
          <table:table-cell office:value-type="float" office:value="0.00039391" calcext:value-type="float">
            <text:p>0,00039391</text:p>
          </table:table-cell>
          <table:table-cell/>
          <table:table-cell office:value-type="float" office:value="0.000012992" calcext:value-type="float">
            <text:p>1,30E-05</text:p>
          </table:table-cell>
          <table:table-cell office:value-type="float" office:value="0.00056804" calcext:value-type="float">
            <text:p>0,00056804</text:p>
          </table:table-cell>
        </table:table-row>
        <table:table-row table:style-name="ro1">
          <table:table-cell office:value-type="float" office:value="0.29" calcext:value-type="float">
            <text:p>0,29</text:p>
          </table:table-cell>
          <table:table-cell/>
          <table:table-cell office:value-type="float" office:value="-0.000000084622" calcext:value-type="float">
            <text:p>-8,46E-08</text:p>
          </table:table-cell>
          <table:table-cell office:value-type="float" office:value="0.0000076689" calcext:value-type="float">
            <text:p>7,67E-06</text:p>
          </table:table-cell>
          <table:table-cell/>
          <table:table-cell office:value-type="float" office:value="0.00000048456" calcext:value-type="float">
            <text:p>4,85E-07</text:p>
          </table:table-cell>
          <table:table-cell office:value-type="float" office:value="0.0000084684" calcext:value-type="float">
            <text:p>8,47E-06</text:p>
          </table:table-cell>
          <table:table-cell/>
          <table:table-cell office:value-type="float" office:value="0.0000014788" calcext:value-type="float">
            <text:p>1,48E-06</text:p>
          </table:table-cell>
          <table:table-cell office:value-type="float" office:value="0.000038925" calcext:value-type="float">
            <text:p>3,89E-05</text:p>
          </table:table-cell>
          <table:table-cell/>
          <table:table-cell office:value-type="float" office:value="0.0000031509" calcext:value-type="float">
            <text:p>3,15E-06</text:p>
          </table:table-cell>
          <table:table-cell office:value-type="float" office:value="0.00019109" calcext:value-type="float">
            <text:p>0,00019109</text:p>
          </table:table-cell>
          <table:table-cell/>
          <table:table-cell office:value-type="float" office:value="0.0000062473" calcext:value-type="float">
            <text:p>6,25E-06</text:p>
          </table:table-cell>
          <table:table-cell office:value-type="float" office:value="0.00040095" calcext:value-type="float">
            <text:p>0,00040095</text:p>
          </table:table-cell>
          <table:table-cell/>
          <table:table-cell office:value-type="float" office:value="0.000013011" calcext:value-type="float">
            <text:p>1,30E-05</text:p>
          </table:table-cell>
          <table:table-cell office:value-type="float" office:value="0.00057905" calcext:value-type="float">
            <text:p>0,0005790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/>
          <table:table-cell office:value-type="float" office:value="-0.000000090698" calcext:value-type="float">
            <text:p>-9,07E-08</text:p>
          </table:table-cell>
          <table:table-cell office:value-type="float" office:value="0.0000079998" calcext:value-type="float">
            <text:p>8,00E-06</text:p>
          </table:table-cell>
          <table:table-cell/>
          <table:table-cell office:value-type="float" office:value="0.00000048179" calcext:value-type="float">
            <text:p>4,82E-07</text:p>
          </table:table-cell>
          <table:table-cell office:value-type="float" office:value="0.0000088303" calcext:value-type="float">
            <text:p>8,83E-06</text:p>
          </table:table-cell>
          <table:table-cell/>
          <table:table-cell office:value-type="float" office:value="0.0000014775" calcext:value-type="float">
            <text:p>1,48E-06</text:p>
          </table:table-cell>
          <table:table-cell office:value-type="float" office:value="0.000039765" calcext:value-type="float">
            <text:p>3,98E-05</text:p>
          </table:table-cell>
          <table:table-cell/>
          <table:table-cell office:value-type="float" office:value="0.0000031082" calcext:value-type="float">
            <text:p>3,11E-06</text:p>
          </table:table-cell>
          <table:table-cell office:value-type="float" office:value="0.00019365" calcext:value-type="float">
            <text:p>0,00019365</text:p>
          </table:table-cell>
          <table:table-cell/>
          <table:table-cell office:value-type="float" office:value="0.0000062511" calcext:value-type="float">
            <text:p>6,25E-06</text:p>
          </table:table-cell>
          <table:table-cell office:value-type="float" office:value="0.00040633" calcext:value-type="float">
            <text:p>0,00040633</text:p>
          </table:table-cell>
          <table:table-cell/>
          <table:table-cell office:value-type="float" office:value="0.000012943" calcext:value-type="float">
            <text:p>1,29E-05</text:p>
          </table:table-cell>
          <table:table-cell office:value-type="float" office:value="0.00058771" calcext:value-type="float">
            <text:p>0,00058771</text:p>
          </table:table-cell>
        </table:table-row>
        <table:table-row table:style-name="ro1">
          <table:table-cell office:value-type="float" office:value="0.31" calcext:value-type="float">
            <text:p>0,31</text:p>
          </table:table-cell>
          <table:table-cell/>
          <table:table-cell office:value-type="float" office:value="-0.00000009635" calcext:value-type="float">
            <text:p>-9,64E-08</text:p>
          </table:table-cell>
          <table:table-cell office:value-type="float" office:value="0.000008352" calcext:value-type="float">
            <text:p>8,35E-06</text:p>
          </table:table-cell>
          <table:table-cell/>
          <table:table-cell office:value-type="float" office:value="0.00000047462" calcext:value-type="float">
            <text:p>4,75E-07</text:p>
          </table:table-cell>
          <table:table-cell office:value-type="float" office:value="0.0000091638" calcext:value-type="float">
            <text:p>9,16E-06</text:p>
          </table:table-cell>
          <table:table-cell/>
          <table:table-cell office:value-type="float" office:value="0.000001449" calcext:value-type="float">
            <text:p>1,45E-06</text:p>
          </table:table-cell>
          <table:table-cell office:value-type="float" office:value="0.000040675" calcext:value-type="float">
            <text:p>4,07E-05</text:p>
          </table:table-cell>
          <table:table-cell/>
          <table:table-cell office:value-type="float" office:value="0.0000030987" calcext:value-type="float">
            <text:p>3,10E-06</text:p>
          </table:table-cell>
          <table:table-cell office:value-type="float" office:value="0.00019623" calcext:value-type="float">
            <text:p>0,00019623</text:p>
          </table:table-cell>
          <table:table-cell/>
          <table:table-cell office:value-type="float" office:value="0.0000062381" calcext:value-type="float">
            <text:p>6,24E-06</text:p>
          </table:table-cell>
          <table:table-cell office:value-type="float" office:value="0.00041169" calcext:value-type="float">
            <text:p>0,00041169</text:p>
          </table:table-cell>
          <table:table-cell/>
          <table:table-cell office:value-type="float" office:value="0.000013345" calcext:value-type="float">
            <text:p>1,33E-05</text:p>
          </table:table-cell>
          <table:table-cell office:value-type="float" office:value="0.0005976" calcext:value-type="float">
            <text:p>0,0005976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/>
          <table:table-cell office:value-type="float" office:value="-0.000000102301" calcext:value-type="float">
            <text:p>-1,02E-07</text:p>
          </table:table-cell>
          <table:table-cell office:value-type="float" office:value="0.0000087025" calcext:value-type="float">
            <text:p>8,70E-06</text:p>
          </table:table-cell>
          <table:table-cell/>
          <table:table-cell office:value-type="float" office:value="0.00000047571" calcext:value-type="float">
            <text:p>4,76E-07</text:p>
          </table:table-cell>
          <table:table-cell office:value-type="float" office:value="0.0000095369" calcext:value-type="float">
            <text:p>9,54E-06</text:p>
          </table:table-cell>
          <table:table-cell/>
          <table:table-cell office:value-type="float" office:value="0.000001481" calcext:value-type="float">
            <text:p>1,48E-06</text:p>
          </table:table-cell>
          <table:table-cell office:value-type="float" office:value="0.000041582" calcext:value-type="float">
            <text:p>4,16E-05</text:p>
          </table:table-cell>
          <table:table-cell/>
          <table:table-cell office:value-type="float" office:value="0.0000031013" calcext:value-type="float">
            <text:p>3,10E-06</text:p>
          </table:table-cell>
          <table:table-cell office:value-type="float" office:value="0.00019868" calcext:value-type="float">
            <text:p>0,00019868</text:p>
          </table:table-cell>
          <table:table-cell/>
          <table:table-cell office:value-type="float" office:value="0.0000062412" calcext:value-type="float">
            <text:p>6,24E-06</text:p>
          </table:table-cell>
          <table:table-cell office:value-type="float" office:value="0.00041601" calcext:value-type="float">
            <text:p>0,00041601</text:p>
          </table:table-cell>
          <table:table-cell/>
          <table:table-cell office:value-type="float" office:value="0.000012941" calcext:value-type="float">
            <text:p>1,29E-05</text:p>
          </table:table-cell>
          <table:table-cell office:value-type="float" office:value="0.00060687" calcext:value-type="float">
            <text:p>0,00060687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/>
          <table:table-cell office:value-type="float" office:value="-0.000000108308" calcext:value-type="float">
            <text:p>-1,08E-07</text:p>
          </table:table-cell>
          <table:table-cell office:value-type="float" office:value="0.0000090581" calcext:value-type="float">
            <text:p>9,06E-06</text:p>
          </table:table-cell>
          <table:table-cell/>
          <table:table-cell office:value-type="float" office:value="0.00000048068" calcext:value-type="float">
            <text:p>4,81E-07</text:p>
          </table:table-cell>
          <table:table-cell office:value-type="float" office:value="0.0000098913" calcext:value-type="float">
            <text:p>9,89E-06</text:p>
          </table:table-cell>
          <table:table-cell/>
          <table:table-cell office:value-type="float" office:value="0.0000014672" calcext:value-type="float">
            <text:p>1,47E-06</text:p>
          </table:table-cell>
          <table:table-cell office:value-type="float" office:value="0.000042501" calcext:value-type="float">
            <text:p>4,25E-05</text:p>
          </table:table-cell>
          <table:table-cell/>
          <table:table-cell office:value-type="float" office:value="0.0000031315" calcext:value-type="float">
            <text:p>3,13E-06</text:p>
          </table:table-cell>
          <table:table-cell office:value-type="float" office:value="0.00020063" calcext:value-type="float">
            <text:p>0,00020063</text:p>
          </table:table-cell>
          <table:table-cell/>
          <table:table-cell office:value-type="float" office:value="0.0000062329" calcext:value-type="float">
            <text:p>6,23E-06</text:p>
          </table:table-cell>
          <table:table-cell office:value-type="float" office:value="0.00042206" calcext:value-type="float">
            <text:p>0,00042206</text:p>
          </table:table-cell>
          <table:table-cell/>
          <table:table-cell office:value-type="float" office:value="0.000012951" calcext:value-type="float">
            <text:p>1,30E-05</text:p>
          </table:table-cell>
          <table:table-cell office:value-type="float" office:value="0.00061706" calcext:value-type="float">
            <text:p>0,00061706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  <table:table-cell/>
          <table:table-cell office:value-type="float" office:value="-0.000000114592" calcext:value-type="float">
            <text:p>-1,15E-07</text:p>
          </table:table-cell>
          <table:table-cell office:value-type="float" office:value="0.000009432" calcext:value-type="float">
            <text:p>9,43E-06</text:p>
          </table:table-cell>
          <table:table-cell/>
          <table:table-cell office:value-type="float" office:value="0.00000046805" calcext:value-type="float">
            <text:p>4,68E-07</text:p>
          </table:table-cell>
          <table:table-cell office:value-type="float" office:value="0.0000102944" calcext:value-type="float">
            <text:p>1,03E-05</text:p>
          </table:table-cell>
          <table:table-cell/>
          <table:table-cell office:value-type="float" office:value="0.0000014653" calcext:value-type="float">
            <text:p>1,47E-06</text:p>
          </table:table-cell>
          <table:table-cell office:value-type="float" office:value="0.00004325" calcext:value-type="float">
            <text:p>4,33E-05</text:p>
          </table:table-cell>
          <table:table-cell/>
          <table:table-cell office:value-type="float" office:value="0.0000030895" calcext:value-type="float">
            <text:p>3,09E-06</text:p>
          </table:table-cell>
          <table:table-cell office:value-type="float" office:value="0.00020345" calcext:value-type="float">
            <text:p>0,00020345</text:p>
          </table:table-cell>
          <table:table-cell/>
          <table:table-cell office:value-type="float" office:value="0.0000062249" calcext:value-type="float">
            <text:p>6,22E-06</text:p>
          </table:table-cell>
          <table:table-cell office:value-type="float" office:value="0.00042682" calcext:value-type="float">
            <text:p>0,00042682</text:p>
          </table:table-cell>
          <table:table-cell/>
          <table:table-cell office:value-type="float" office:value="0.000012871" calcext:value-type="float">
            <text:p>1,29E-05</text:p>
          </table:table-cell>
          <table:table-cell office:value-type="float" office:value="0.00062532" calcext:value-type="float">
            <text:p>0,00062532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/>
          <table:table-cell office:value-type="float" office:value="-0.00000012063" calcext:value-type="float">
            <text:p>-1,21E-07</text:p>
          </table:table-cell>
          <table:table-cell office:value-type="float" office:value="0.0000097975" calcext:value-type="float">
            <text:p>9,80E-06</text:p>
          </table:table-cell>
          <table:table-cell/>
          <table:table-cell office:value-type="float" office:value="0.00000046501" calcext:value-type="float">
            <text:p>4,65E-07</text:p>
          </table:table-cell>
          <table:table-cell office:value-type="float" office:value="0.0000106996" calcext:value-type="float">
            <text:p>1,07E-05</text:p>
          </table:table-cell>
          <table:table-cell/>
          <table:table-cell office:value-type="float" office:value="0.0000014705" calcext:value-type="float">
            <text:p>1,47E-06</text:p>
          </table:table-cell>
          <table:table-cell office:value-type="float" office:value="0.000044202" calcext:value-type="float">
            <text:p>4,42E-05</text:p>
          </table:table-cell>
          <table:table-cell/>
          <table:table-cell office:value-type="float" office:value="0.000003077" calcext:value-type="float">
            <text:p>3,08E-06</text:p>
          </table:table-cell>
          <table:table-cell office:value-type="float" office:value="0.00020527" calcext:value-type="float">
            <text:p>0,00020527</text:p>
          </table:table-cell>
          <table:table-cell/>
          <table:table-cell office:value-type="float" office:value="0.0000061835" calcext:value-type="float">
            <text:p>6,18E-06</text:p>
          </table:table-cell>
          <table:table-cell office:value-type="float" office:value="0.00043198" calcext:value-type="float">
            <text:p>0,00043198</text:p>
          </table:table-cell>
          <table:table-cell/>
          <table:table-cell office:value-type="float" office:value="0.00001289" calcext:value-type="float">
            <text:p>1,29E-05</text:p>
          </table:table-cell>
          <table:table-cell office:value-type="float" office:value="0.00063253" calcext:value-type="float">
            <text:p>0,00063253</text:p>
          </table:table-cell>
        </table:table-row>
        <table:table-row table:style-name="ro1">
          <table:table-cell office:value-type="float" office:value="0.36" calcext:value-type="float">
            <text:p>0,36</text:p>
          </table:table-cell>
          <table:table-cell/>
          <table:table-cell office:value-type="float" office:value="-0.0000001269" calcext:value-type="float">
            <text:p>-1,27E-07</text:p>
          </table:table-cell>
          <table:table-cell office:value-type="float" office:value="0.0000101564" calcext:value-type="float">
            <text:p>1,02E-05</text:p>
          </table:table-cell>
          <table:table-cell/>
          <table:table-cell office:value-type="float" office:value="0.00000046226" calcext:value-type="float">
            <text:p>4,62E-07</text:p>
          </table:table-cell>
          <table:table-cell office:value-type="float" office:value="0.0000110803" calcext:value-type="float">
            <text:p>1,11E-05</text:p>
          </table:table-cell>
          <table:table-cell/>
          <table:table-cell office:value-type="float" office:value="0.000001459" calcext:value-type="float">
            <text:p>1,46E-06</text:p>
          </table:table-cell>
          <table:table-cell office:value-type="float" office:value="0.000045017" calcext:value-type="float">
            <text:p>4,50E-05</text:p>
          </table:table-cell>
          <table:table-cell/>
          <table:table-cell office:value-type="float" office:value="0.0000032221" calcext:value-type="float">
            <text:p>3,22E-06</text:p>
          </table:table-cell>
          <table:table-cell office:value-type="float" office:value="0.00020798" calcext:value-type="float">
            <text:p>0,00020798</text:p>
          </table:table-cell>
          <table:table-cell/>
          <table:table-cell office:value-type="float" office:value="0.0000061656" calcext:value-type="float">
            <text:p>6,17E-06</text:p>
          </table:table-cell>
          <table:table-cell office:value-type="float" office:value="0.00043683" calcext:value-type="float">
            <text:p>0,00043683</text:p>
          </table:table-cell>
          <table:table-cell/>
          <table:table-cell office:value-type="float" office:value="0.000013279" calcext:value-type="float">
            <text:p>1,33E-05</text:p>
          </table:table-cell>
          <table:table-cell office:value-type="float" office:value="0.00064021" calcext:value-type="float">
            <text:p>0,00064021</text:p>
          </table:table-cell>
        </table:table-row>
        <table:table-row table:style-name="ro1">
          <table:table-cell office:value-type="float" office:value="0.37" calcext:value-type="float">
            <text:p>0,37</text:p>
          </table:table-cell>
          <table:table-cell/>
          <table:table-cell office:value-type="float" office:value="-0.0000001356" calcext:value-type="float">
            <text:p>-1,36E-07</text:p>
          </table:table-cell>
          <table:table-cell office:value-type="float" office:value="0.0000105466" calcext:value-type="float">
            <text:p>1,05E-05</text:p>
          </table:table-cell>
          <table:table-cell/>
          <table:table-cell office:value-type="float" office:value="0.00000046" calcext:value-type="float">
            <text:p>4,60E-07</text:p>
          </table:table-cell>
          <table:table-cell office:value-type="float" office:value="0.000011484" calcext:value-type="float">
            <text:p>1,15E-05</text:p>
          </table:table-cell>
          <table:table-cell/>
          <table:table-cell office:value-type="float" office:value="0.0000014567" calcext:value-type="float">
            <text:p>1,46E-06</text:p>
          </table:table-cell>
          <table:table-cell office:value-type="float" office:value="0.000046065" calcext:value-type="float">
            <text:p>4,61E-05</text:p>
          </table:table-cell>
          <table:table-cell/>
          <table:table-cell office:value-type="float" office:value="0.0000031096" calcext:value-type="float">
            <text:p>3,11E-06</text:p>
          </table:table-cell>
          <table:table-cell office:value-type="float" office:value="0.00021" calcext:value-type="float">
            <text:p>0,00021</text:p>
          </table:table-cell>
          <table:table-cell/>
          <table:table-cell office:value-type="float" office:value="0.0000061494" calcext:value-type="float">
            <text:p>6,15E-06</text:p>
          </table:table-cell>
          <table:table-cell office:value-type="float" office:value="0.00044087" calcext:value-type="float">
            <text:p>0,00044087</text:p>
          </table:table-cell>
          <table:table-cell/>
          <table:table-cell office:value-type="float" office:value="0.000012768" calcext:value-type="float">
            <text:p>1,28E-05</text:p>
          </table:table-cell>
          <table:table-cell office:value-type="float" office:value="0.0006478" calcext:value-type="float">
            <text:p>0,0006478</text:p>
          </table:table-cell>
        </table:table-row>
        <table:table-row table:style-name="ro1">
          <table:table-cell office:value-type="float" office:value="0.38" calcext:value-type="float">
            <text:p>0,38</text:p>
          </table:table-cell>
          <table:table-cell/>
          <table:table-cell office:value-type="float" office:value="-0.0000001263" calcext:value-type="float">
            <text:p>-1,26E-07</text:p>
          </table:table-cell>
          <table:table-cell office:value-type="float" office:value="0.0000109293" calcext:value-type="float">
            <text:p>1,09E-05</text:p>
          </table:table-cell>
          <table:table-cell/>
          <table:table-cell office:value-type="float" office:value="0.00000046" calcext:value-type="float">
            <text:p>4,60E-07</text:p>
          </table:table-cell>
          <table:table-cell office:value-type="float" office:value="0.000011926" calcext:value-type="float">
            <text:p>1,19E-05</text:p>
          </table:table-cell>
          <table:table-cell/>
          <table:table-cell office:value-type="float" office:value="0.0000014553" calcext:value-type="float">
            <text:p>1,46E-06</text:p>
          </table:table-cell>
          <table:table-cell office:value-type="float" office:value="0.000046836" calcext:value-type="float">
            <text:p>4,68E-05</text:p>
          </table:table-cell>
          <table:table-cell/>
          <table:table-cell office:value-type="float" office:value="0.000003086" calcext:value-type="float">
            <text:p>3,09E-06</text:p>
          </table:table-cell>
          <table:table-cell office:value-type="float" office:value="0.0002117" calcext:value-type="float">
            <text:p>0,0002117</text:p>
          </table:table-cell>
          <table:table-cell/>
          <table:table-cell office:value-type="float" office:value="0.0000061575" calcext:value-type="float">
            <text:p>6,16E-06</text:p>
          </table:table-cell>
          <table:table-cell office:value-type="float" office:value="0.00044463" calcext:value-type="float">
            <text:p>0,00044463</text:p>
          </table:table-cell>
          <table:table-cell/>
          <table:table-cell office:value-type="float" office:value="0.000013268" calcext:value-type="float">
            <text:p>1,33E-05</text:p>
          </table:table-cell>
          <table:table-cell office:value-type="float" office:value="0.00065404" calcext:value-type="float">
            <text:p>0,00065404</text:p>
          </table:table-cell>
        </table:table-row>
        <table:table-row table:style-name="ro1">
          <table:table-cell office:value-type="float" office:value="0.39" calcext:value-type="float">
            <text:p>0,39</text:p>
          </table:table-cell>
          <table:table-cell/>
          <table:table-cell office:value-type="float" office:value="-0.00000013236" calcext:value-type="float">
            <text:p>-1,32E-07</text:p>
          </table:table-cell>
          <table:table-cell office:value-type="float" office:value="0.0000113202" calcext:value-type="float">
            <text:p>1,13E-05</text:p>
          </table:table-cell>
          <table:table-cell/>
          <table:table-cell office:value-type="float" office:value="0.00000045618" calcext:value-type="float">
            <text:p>4,56E-07</text:p>
          </table:table-cell>
          <table:table-cell office:value-type="float" office:value="0.000012341" calcext:value-type="float">
            <text:p>1,23E-05</text:p>
          </table:table-cell>
          <table:table-cell/>
          <table:table-cell office:value-type="float" office:value="0.0000014506" calcext:value-type="float">
            <text:p>1,45E-06</text:p>
          </table:table-cell>
          <table:table-cell office:value-type="float" office:value="0.000047752" calcext:value-type="float">
            <text:p>4,78E-05</text:p>
          </table:table-cell>
          <table:table-cell/>
          <table:table-cell office:value-type="float" office:value="0.0000030631" calcext:value-type="float">
            <text:p>3,06E-06</text:p>
          </table:table-cell>
          <table:table-cell office:value-type="float" office:value="0.00021424" calcext:value-type="float">
            <text:p>0,00021424</text:p>
          </table:table-cell>
          <table:table-cell/>
          <table:table-cell office:value-type="float" office:value="0.0000061404" calcext:value-type="float">
            <text:p>6,14E-06</text:p>
          </table:table-cell>
          <table:table-cell office:value-type="float" office:value="0.00044868" calcext:value-type="float">
            <text:p>0,00044868</text:p>
          </table:table-cell>
          <table:table-cell/>
          <table:table-cell office:value-type="float" office:value="0.000012872" calcext:value-type="float">
            <text:p>1,29E-05</text:p>
          </table:table-cell>
          <table:table-cell office:value-type="float" office:value="0.00066121" calcext:value-type="float">
            <text:p>0,00066121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/>
          <table:table-cell office:value-type="float" office:value="-0.00000015799" calcext:value-type="float">
            <text:p>-1,58E-07</text:p>
          </table:table-cell>
          <table:table-cell office:value-type="float" office:value="0.000011741" calcext:value-type="float">
            <text:p>1,17E-05</text:p>
          </table:table-cell>
          <table:table-cell/>
          <table:table-cell office:value-type="float" office:value="0.00000045256" calcext:value-type="float">
            <text:p>4,53E-07</text:p>
          </table:table-cell>
          <table:table-cell office:value-type="float" office:value="0.000012769" calcext:value-type="float">
            <text:p>1,28E-05</text:p>
          </table:table-cell>
          <table:table-cell/>
          <table:table-cell office:value-type="float" office:value="0.0000014523" calcext:value-type="float">
            <text:p>1,45E-06</text:p>
          </table:table-cell>
          <table:table-cell office:value-type="float" office:value="0.000048638" calcext:value-type="float">
            <text:p>4,86E-05</text:p>
          </table:table-cell>
          <table:table-cell/>
          <table:table-cell office:value-type="float" office:value="0.0000030415" calcext:value-type="float">
            <text:p>3,04E-06</text:p>
          </table:table-cell>
          <table:table-cell office:value-type="float" office:value="0.00021574" calcext:value-type="float">
            <text:p>0,00021574</text:p>
          </table:table-cell>
          <table:table-cell/>
          <table:table-cell office:value-type="float" office:value="0.0000061547" calcext:value-type="float">
            <text:p>6,15E-06</text:p>
          </table:table-cell>
          <table:table-cell office:value-type="float" office:value="0.00045244" calcext:value-type="float">
            <text:p>0,00045244</text:p>
          </table:table-cell>
          <table:table-cell/>
          <table:table-cell office:value-type="float" office:value="0.000012864" calcext:value-type="float">
            <text:p>1,29E-05</text:p>
          </table:table-cell>
          <table:table-cell office:value-type="float" office:value="0.00066726" calcext:value-type="float">
            <text:p>0,00066726</text:p>
          </table:table-cell>
        </table:table-row>
        <table:table-row table:style-name="ro1">
          <table:table-cell office:value-type="float" office:value="0.41" calcext:value-type="float">
            <text:p>0,41</text:p>
          </table:table-cell>
          <table:table-cell/>
          <table:table-cell office:value-type="float" office:value="-0.00000016548" calcext:value-type="float">
            <text:p>-1,65E-07</text:p>
          </table:table-cell>
          <table:table-cell office:value-type="float" office:value="0.000012153" calcext:value-type="float">
            <text:p>1,22E-05</text:p>
          </table:table-cell>
          <table:table-cell/>
          <table:table-cell office:value-type="float" office:value="0.00000044848" calcext:value-type="float">
            <text:p>4,48E-07</text:p>
          </table:table-cell>
          <table:table-cell office:value-type="float" office:value="0.000013199" calcext:value-type="float">
            <text:p>1,32E-05</text:p>
          </table:table-cell>
          <table:table-cell/>
          <table:table-cell office:value-type="float" office:value="0.0000014473" calcext:value-type="float">
            <text:p>1,45E-06</text:p>
          </table:table-cell>
          <table:table-cell office:value-type="float" office:value="0.00004944" calcext:value-type="float">
            <text:p>4,94E-05</text:p>
          </table:table-cell>
          <table:table-cell/>
          <table:table-cell office:value-type="float" office:value="0.0000030369" calcext:value-type="float">
            <text:p>3,04E-06</text:p>
          </table:table-cell>
          <table:table-cell office:value-type="float" office:value="0.00021828" calcext:value-type="float">
            <text:p>0,00021828</text:p>
          </table:table-cell>
          <table:table-cell/>
          <table:table-cell office:value-type="float" office:value="0.0000061542" calcext:value-type="float">
            <text:p>6,15E-06</text:p>
          </table:table-cell>
          <table:table-cell office:value-type="float" office:value="0.00045625" calcext:value-type="float">
            <text:p>0,00045625</text:p>
          </table:table-cell>
          <table:table-cell/>
          <table:table-cell office:value-type="float" office:value="0.000012845" calcext:value-type="float">
            <text:p>1,28E-05</text:p>
          </table:table-cell>
          <table:table-cell office:value-type="float" office:value="0.00067315" calcext:value-type="float">
            <text:p>0,00067315</text:p>
          </table:table-cell>
        </table:table-row>
        <table:table-row table:style-name="ro1">
          <table:table-cell office:value-type="float" office:value="0.42" calcext:value-type="float">
            <text:p>0,42</text:p>
          </table:table-cell>
          <table:table-cell/>
          <table:table-cell office:value-type="float" office:value="-0.000000172" calcext:value-type="float">
            <text:p>-1,72E-07</text:p>
          </table:table-cell>
          <table:table-cell office:value-type="float" office:value="0.000012596" calcext:value-type="float">
            <text:p>1,26E-05</text:p>
          </table:table-cell>
          <table:table-cell/>
          <table:table-cell office:value-type="float" office:value="0.00000044604" calcext:value-type="float">
            <text:p>4,46E-07</text:p>
          </table:table-cell>
          <table:table-cell office:value-type="float" office:value="0.000013629" calcext:value-type="float">
            <text:p>1,36E-05</text:p>
          </table:table-cell>
          <table:table-cell/>
          <table:table-cell office:value-type="float" office:value="0.0000014444" calcext:value-type="float">
            <text:p>1,44E-06</text:p>
          </table:table-cell>
          <table:table-cell office:value-type="float" office:value="0.000050389" calcext:value-type="float">
            <text:p>5,04E-05</text:p>
          </table:table-cell>
          <table:table-cell/>
          <table:table-cell office:value-type="float" office:value="0.0000030405" calcext:value-type="float">
            <text:p>3,04E-06</text:p>
          </table:table-cell>
          <table:table-cell office:value-type="float" office:value="0.00022041" calcext:value-type="float">
            <text:p>0,00022041</text:p>
          </table:table-cell>
          <table:table-cell/>
          <table:table-cell office:value-type="float" office:value="0.0000061345" calcext:value-type="float">
            <text:p>6,13E-06</text:p>
          </table:table-cell>
          <table:table-cell office:value-type="float" office:value="0.00045937" calcext:value-type="float">
            <text:p>0,00045937</text:p>
          </table:table-cell>
          <table:table-cell/>
          <table:table-cell office:value-type="float" office:value="0.000013253" calcext:value-type="float">
            <text:p>1,33E-05</text:p>
          </table:table-cell>
          <table:table-cell office:value-type="float" office:value="0.00067881" calcext:value-type="float">
            <text:p>0,00067881</text:p>
          </table:table-cell>
        </table:table-row>
        <table:table-row table:style-name="ro1">
          <table:table-cell office:value-type="float" office:value="0.43" calcext:value-type="float">
            <text:p>0,43</text:p>
          </table:table-cell>
          <table:table-cell/>
          <table:table-cell office:value-type="float" office:value="-0.00000018309" calcext:value-type="float">
            <text:p>-1,83E-07</text:p>
          </table:table-cell>
          <table:table-cell office:value-type="float" office:value="0.000012965" calcext:value-type="float">
            <text:p>1,30E-05</text:p>
          </table:table-cell>
          <table:table-cell/>
          <table:table-cell office:value-type="float" office:value="0.00000043538" calcext:value-type="float">
            <text:p>4,35E-07</text:p>
          </table:table-cell>
          <table:table-cell office:value-type="float" office:value="0.000014071" calcext:value-type="float">
            <text:p>1,41E-05</text:p>
          </table:table-cell>
          <table:table-cell/>
          <table:table-cell office:value-type="float" office:value="0.0000014479" calcext:value-type="float">
            <text:p>1,45E-06</text:p>
          </table:table-cell>
          <table:table-cell office:value-type="float" office:value="0.000051387" calcext:value-type="float">
            <text:p>5,14E-05</text:p>
          </table:table-cell>
          <table:table-cell/>
          <table:table-cell office:value-type="float" office:value="0.0000030414" calcext:value-type="float">
            <text:p>3,04E-06</text:p>
          </table:table-cell>
          <table:table-cell office:value-type="float" office:value="0.00022213" calcext:value-type="float">
            <text:p>0,00022213</text:p>
          </table:table-cell>
          <table:table-cell/>
          <table:table-cell office:value-type="float" office:value="0.0000061256" calcext:value-type="float">
            <text:p>6,13E-06</text:p>
          </table:table-cell>
          <table:table-cell office:value-type="float" office:value="0.00046367" calcext:value-type="float">
            <text:p>0,00046367</text:p>
          </table:table-cell>
          <table:table-cell/>
          <table:table-cell office:value-type="float" office:value="0.000013014" calcext:value-type="float">
            <text:p>1,30E-05</text:p>
          </table:table-cell>
          <table:table-cell office:value-type="float" office:value="0.00068385" calcext:value-type="float">
            <text:p>0,00068385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/>
          <table:table-cell office:value-type="float" office:value="-0.0000001898" calcext:value-type="float">
            <text:p>-1,90E-07</text:p>
          </table:table-cell>
          <table:table-cell office:value-type="float" office:value="0.000013424" calcext:value-type="float">
            <text:p>1,34E-05</text:p>
          </table:table-cell>
          <table:table-cell/>
          <table:table-cell office:value-type="float" office:value="0.00000043124" calcext:value-type="float">
            <text:p>4,31E-07</text:p>
          </table:table-cell>
          <table:table-cell office:value-type="float" office:value="0.000014513" calcext:value-type="float">
            <text:p>1,45E-05</text:p>
          </table:table-cell>
          <table:table-cell/>
          <table:table-cell office:value-type="float" office:value="0.0000014448" calcext:value-type="float">
            <text:p>1,44E-06</text:p>
          </table:table-cell>
          <table:table-cell office:value-type="float" office:value="0.0000522" calcext:value-type="float">
            <text:p>5,22E-05</text:p>
          </table:table-cell>
          <table:table-cell/>
          <table:table-cell office:value-type="float" office:value="0.0000030217" calcext:value-type="float">
            <text:p>3,02E-06</text:p>
          </table:table-cell>
          <table:table-cell office:value-type="float" office:value="0.00022398" calcext:value-type="float">
            <text:p>0,00022398</text:p>
          </table:table-cell>
          <table:table-cell/>
          <table:table-cell office:value-type="float" office:value="0.000006125" calcext:value-type="float">
            <text:p>6,13E-06</text:p>
          </table:table-cell>
          <table:table-cell office:value-type="float" office:value="0.00046617" calcext:value-type="float">
            <text:p>0,00046617</text:p>
          </table:table-cell>
          <table:table-cell/>
          <table:table-cell office:value-type="float" office:value="0.000013181" calcext:value-type="float">
            <text:p>1,32E-05</text:p>
          </table:table-cell>
          <table:table-cell office:value-type="float" office:value="0.00068904" calcext:value-type="float">
            <text:p>0,00068904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/>
          <table:table-cell office:value-type="float" office:value="-0.00000019926" calcext:value-type="float">
            <text:p>-1,99E-07</text:p>
          </table:table-cell>
          <table:table-cell office:value-type="float" office:value="0.000013888" calcext:value-type="float">
            <text:p>1,39E-05</text:p>
          </table:table-cell>
          <table:table-cell/>
          <table:table-cell office:value-type="float" office:value="0.00000043264" calcext:value-type="float">
            <text:p>4,33E-07</text:p>
          </table:table-cell>
          <table:table-cell office:value-type="float" office:value="0.000014975" calcext:value-type="float">
            <text:p>1,50E-05</text:p>
          </table:table-cell>
          <table:table-cell/>
          <table:table-cell office:value-type="float" office:value="0.0000014385" calcext:value-type="float">
            <text:p>1,44E-06</text:p>
          </table:table-cell>
          <table:table-cell office:value-type="float" office:value="0.000053001" calcext:value-type="float">
            <text:p>5,30E-05</text:p>
          </table:table-cell>
          <table:table-cell/>
          <table:table-cell office:value-type="float" office:value="0.0000030503" calcext:value-type="float">
            <text:p>3,05E-06</text:p>
          </table:table-cell>
          <table:table-cell office:value-type="float" office:value="0.00022608" calcext:value-type="float">
            <text:p>0,00022608</text:p>
          </table:table-cell>
          <table:table-cell/>
          <table:table-cell office:value-type="float" office:value="0.0000061189" calcext:value-type="float">
            <text:p>6,12E-06</text:p>
          </table:table-cell>
          <table:table-cell office:value-type="float" office:value="0.00047004" calcext:value-type="float">
            <text:p>0,00047004</text:p>
          </table:table-cell>
          <table:table-cell/>
          <table:table-cell office:value-type="float" office:value="0.000012604" calcext:value-type="float">
            <text:p>1,26E-05</text:p>
          </table:table-cell>
          <table:table-cell office:value-type="float" office:value="0.00069465" calcext:value-type="float">
            <text:p>0,00069465</text:p>
          </table:table-cell>
        </table:table-row>
        <table:table-row table:style-name="ro1">
          <table:table-cell office:value-type="float" office:value="0.46" calcext:value-type="float">
            <text:p>0,46</text:p>
          </table:table-cell>
          <table:table-cell/>
          <table:table-cell office:value-type="float" office:value="-0.00000020222" calcext:value-type="float">
            <text:p>-2,02E-07</text:p>
          </table:table-cell>
          <table:table-cell office:value-type="float" office:value="0.000014299" calcext:value-type="float">
            <text:p>1,43E-05</text:p>
          </table:table-cell>
          <table:table-cell/>
          <table:table-cell office:value-type="float" office:value="0.00000043027" calcext:value-type="float">
            <text:p>4,30E-07</text:p>
          </table:table-cell>
          <table:table-cell office:value-type="float" office:value="0.000015437" calcext:value-type="float">
            <text:p>1,54E-05</text:p>
          </table:table-cell>
          <table:table-cell/>
          <table:table-cell office:value-type="float" office:value="0.0000014378" calcext:value-type="float">
            <text:p>1,44E-06</text:p>
          </table:table-cell>
          <table:table-cell office:value-type="float" office:value="0.000053932" calcext:value-type="float">
            <text:p>5,39E-05</text:p>
          </table:table-cell>
          <table:table-cell/>
          <table:table-cell office:value-type="float" office:value="0.0000030607" calcext:value-type="float">
            <text:p>3,06E-06</text:p>
          </table:table-cell>
          <table:table-cell office:value-type="float" office:value="0.00022804" calcext:value-type="float">
            <text:p>0,00022804</text:p>
          </table:table-cell>
          <table:table-cell/>
          <table:table-cell office:value-type="float" office:value="0.0000061006" calcext:value-type="float">
            <text:p>6,10E-06</text:p>
          </table:table-cell>
          <table:table-cell office:value-type="float" office:value="0.00047261" calcext:value-type="float">
            <text:p>0,00047261</text:p>
          </table:table-cell>
          <table:table-cell/>
          <table:table-cell office:value-type="float" office:value="0.000013175" calcext:value-type="float">
            <text:p>1,32E-05</text:p>
          </table:table-cell>
          <table:table-cell office:value-type="float" office:value="0.0006993" calcext:value-type="float">
            <text:p>0,0006993</text:p>
          </table:table-cell>
        </table:table-row>
        <table:table-row table:style-name="ro1">
          <table:table-cell office:value-type="float" office:value="0.47" calcext:value-type="float">
            <text:p>0,47</text:p>
          </table:table-cell>
          <table:table-cell/>
          <table:table-cell office:value-type="float" office:value="-0.00000021486" calcext:value-type="float">
            <text:p>-2,15E-07</text:p>
          </table:table-cell>
          <table:table-cell office:value-type="float" office:value="0.000014744" calcext:value-type="float">
            <text:p>1,47E-05</text:p>
          </table:table-cell>
          <table:table-cell/>
          <table:table-cell office:value-type="float" office:value="0.00000042809" calcext:value-type="float">
            <text:p>4,28E-07</text:p>
          </table:table-cell>
          <table:table-cell office:value-type="float" office:value="0.000015899" calcext:value-type="float">
            <text:p>1,59E-05</text:p>
          </table:table-cell>
          <table:table-cell/>
          <table:table-cell office:value-type="float" office:value="0.0000014338" calcext:value-type="float">
            <text:p>1,43E-06</text:p>
          </table:table-cell>
          <table:table-cell office:value-type="float" office:value="0.000054919" calcext:value-type="float">
            <text:p>5,49E-05</text:p>
          </table:table-cell>
          <table:table-cell/>
          <table:table-cell office:value-type="float" office:value="0.000003016" calcext:value-type="float">
            <text:p>3,02E-06</text:p>
          </table:table-cell>
          <table:table-cell office:value-type="float" office:value="0.00022954" calcext:value-type="float">
            <text:p>0,00022954</text:p>
          </table:table-cell>
          <table:table-cell/>
          <table:table-cell office:value-type="float" office:value="0.0000060702" calcext:value-type="float">
            <text:p>6,07E-06</text:p>
          </table:table-cell>
          <table:table-cell office:value-type="float" office:value="0.0004756" calcext:value-type="float">
            <text:p>0,0004756</text:p>
          </table:table-cell>
          <table:table-cell/>
          <table:table-cell office:value-type="float" office:value="0.000013056" calcext:value-type="float">
            <text:p>1,31E-05</text:p>
          </table:table-cell>
          <table:table-cell office:value-type="float" office:value="0.00070384" calcext:value-type="float">
            <text:p>0,00070384</text:p>
          </table:table-cell>
        </table:table-row>
        <table:table-row table:style-name="ro1">
          <table:table-cell office:value-type="float" office:value="0.48" calcext:value-type="float">
            <text:p>0,48</text:p>
          </table:table-cell>
          <table:table-cell/>
          <table:table-cell office:value-type="float" office:value="-0.00000022491" calcext:value-type="float">
            <text:p>-2,25E-07</text:p>
          </table:table-cell>
          <table:table-cell office:value-type="float" office:value="0.000015209" calcext:value-type="float">
            <text:p>1,52E-05</text:p>
          </table:table-cell>
          <table:table-cell/>
          <table:table-cell office:value-type="float" office:value="0.00000042111" calcext:value-type="float">
            <text:p>4,21E-07</text:p>
          </table:table-cell>
          <table:table-cell office:value-type="float" office:value="0.00001639" calcext:value-type="float">
            <text:p>1,64E-05</text:p>
          </table:table-cell>
          <table:table-cell/>
          <table:table-cell office:value-type="float" office:value="0.0000014305" calcext:value-type="float">
            <text:p>1,43E-06</text:p>
          </table:table-cell>
          <table:table-cell office:value-type="float" office:value="0.000055808" calcext:value-type="float">
            <text:p>5,58E-05</text:p>
          </table:table-cell>
          <table:table-cell/>
          <table:table-cell office:value-type="float" office:value="0.0000030153" calcext:value-type="float">
            <text:p>3,02E-06</text:p>
          </table:table-cell>
          <table:table-cell office:value-type="float" office:value="0.00023176" calcext:value-type="float">
            <text:p>0,00023176</text:p>
          </table:table-cell>
          <table:table-cell/>
          <table:table-cell office:value-type="float" office:value="0.0000060709" calcext:value-type="float">
            <text:p>6,07E-06</text:p>
          </table:table-cell>
          <table:table-cell office:value-type="float" office:value="0.00047951" calcext:value-type="float">
            <text:p>0,00047951</text:p>
          </table:table-cell>
          <table:table-cell/>
          <table:table-cell office:value-type="float" office:value="0.000013068" calcext:value-type="float">
            <text:p>1,31E-05</text:p>
          </table:table-cell>
          <table:table-cell office:value-type="float" office:value="0.00070839" calcext:value-type="float">
            <text:p>0,00070839</text:p>
          </table:table-cell>
        </table:table-row>
        <table:table-row table:style-name="ro1">
          <table:table-cell office:value-type="float" office:value="0.49" calcext:value-type="float">
            <text:p>0,49</text:p>
          </table:table-cell>
          <table:table-cell/>
          <table:table-cell office:value-type="float" office:value="-0.00000023293" calcext:value-type="float">
            <text:p>-2,33E-07</text:p>
          </table:table-cell>
          <table:table-cell office:value-type="float" office:value="0.000015624" calcext:value-type="float">
            <text:p>1,56E-05</text:p>
          </table:table-cell>
          <table:table-cell/>
          <table:table-cell office:value-type="float" office:value="0.00000042749" calcext:value-type="float">
            <text:p>4,27E-07</text:p>
          </table:table-cell>
          <table:table-cell office:value-type="float" office:value="0.000016864" calcext:value-type="float">
            <text:p>1,69E-05</text:p>
          </table:table-cell>
          <table:table-cell/>
          <table:table-cell office:value-type="float" office:value="0.0000014308" calcext:value-type="float">
            <text:p>1,43E-06</text:p>
          </table:table-cell>
          <table:table-cell office:value-type="float" office:value="0.000056752" calcext:value-type="float">
            <text:p>5,68E-05</text:p>
          </table:table-cell>
          <table:table-cell/>
          <table:table-cell office:value-type="float" office:value="0.0000030089" calcext:value-type="float">
            <text:p>3,01E-06</text:p>
          </table:table-cell>
          <table:table-cell office:value-type="float" office:value="0.00023356" calcext:value-type="float">
            <text:p>0,00023356</text:p>
          </table:table-cell>
          <table:table-cell/>
          <table:table-cell office:value-type="float" office:value="0.000006057" calcext:value-type="float">
            <text:p>6,06E-06</text:p>
          </table:table-cell>
          <table:table-cell office:value-type="float" office:value="0.00048175" calcext:value-type="float">
            <text:p>0,00048175</text:p>
          </table:table-cell>
          <table:table-cell/>
          <table:table-cell office:value-type="float" office:value="0.000012643" calcext:value-type="float">
            <text:p>1,26E-05</text:p>
          </table:table-cell>
          <table:table-cell office:value-type="float" office:value="0.00071228" calcext:value-type="float">
            <text:p>0,0007122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-0.00000024434" calcext:value-type="float">
            <text:p>-2,44E-07</text:p>
          </table:table-cell>
          <table:table-cell office:value-type="float" office:value="0.000016136" calcext:value-type="float">
            <text:p>1,61E-05</text:p>
          </table:table-cell>
          <table:table-cell/>
          <table:table-cell office:value-type="float" office:value="0.0000004111" calcext:value-type="float">
            <text:p>4,11E-07</text:p>
          </table:table-cell>
          <table:table-cell office:value-type="float" office:value="0.000017344" calcext:value-type="float">
            <text:p>1,73E-05</text:p>
          </table:table-cell>
          <table:table-cell/>
          <table:table-cell office:value-type="float" office:value="0.0000014292" calcext:value-type="float">
            <text:p>1,43E-06</text:p>
          </table:table-cell>
          <table:table-cell office:value-type="float" office:value="0.000057598" calcext:value-type="float">
            <text:p>5,76E-05</text:p>
          </table:table-cell>
          <table:table-cell/>
          <table:table-cell office:value-type="float" office:value="0.0000030576" calcext:value-type="float">
            <text:p>3,06E-06</text:p>
          </table:table-cell>
          <table:table-cell office:value-type="float" office:value="0.00023553" calcext:value-type="float">
            <text:p>0,00023553</text:p>
          </table:table-cell>
          <table:table-cell/>
          <table:table-cell office:value-type="float" office:value="0.0000060817" calcext:value-type="float">
            <text:p>6,08E-06</text:p>
          </table:table-cell>
          <table:table-cell office:value-type="float" office:value="0.00048439" calcext:value-type="float">
            <text:p>0,00048439</text:p>
          </table:table-cell>
          <table:table-cell/>
          <table:table-cell office:value-type="float" office:value="0.000012761" calcext:value-type="float">
            <text:p>1,28E-05</text:p>
          </table:table-cell>
          <table:table-cell office:value-type="float" office:value="0.00071696" calcext:value-type="float">
            <text:p>0,00071696</text:p>
          </table:table-cell>
        </table:table-row>
        <table:table-row table:style-name="ro1">
          <table:table-cell office:value-type="float" office:value="0.51" calcext:value-type="float">
            <text:p>0,51</text:p>
          </table:table-cell>
          <table:table-cell/>
          <table:table-cell office:value-type="float" office:value="-0.0000002532" calcext:value-type="float">
            <text:p>-2,53E-07</text:p>
          </table:table-cell>
          <table:table-cell office:value-type="float" office:value="0.0000166" calcext:value-type="float">
            <text:p>1,66E-05</text:p>
          </table:table-cell>
          <table:table-cell/>
          <table:table-cell office:value-type="float" office:value="0.00000041294" calcext:value-type="float">
            <text:p>4,13E-07</text:p>
          </table:table-cell>
          <table:table-cell office:value-type="float" office:value="0.000017848" calcext:value-type="float">
            <text:p>1,78E-05</text:p>
          </table:table-cell>
          <table:table-cell/>
          <table:table-cell office:value-type="float" office:value="0.0000014283" calcext:value-type="float">
            <text:p>1,43E-06</text:p>
          </table:table-cell>
          <table:table-cell office:value-type="float" office:value="0.000058601" calcext:value-type="float">
            <text:p>5,86E-05</text:p>
          </table:table-cell>
          <table:table-cell/>
          <table:table-cell office:value-type="float" office:value="0.0000029997" calcext:value-type="float">
            <text:p>3,00E-06</text:p>
          </table:table-cell>
          <table:table-cell office:value-type="float" office:value="0.00023728" calcext:value-type="float">
            <text:p>0,00023728</text:p>
          </table:table-cell>
          <table:table-cell/>
          <table:table-cell office:value-type="float" office:value="0.0000060642" calcext:value-type="float">
            <text:p>6,06E-06</text:p>
          </table:table-cell>
          <table:table-cell office:value-type="float" office:value="0.00048707" calcext:value-type="float">
            <text:p>0,00048707</text:p>
          </table:table-cell>
          <table:table-cell/>
          <table:table-cell office:value-type="float" office:value="0.000012992" calcext:value-type="float">
            <text:p>1,30E-05</text:p>
          </table:table-cell>
          <table:table-cell office:value-type="float" office:value="0.00072053" calcext:value-type="float">
            <text:p>0,00072053</text:p>
          </table:table-cell>
        </table:table-row>
        <table:table-row table:style-name="ro1">
          <table:table-cell office:value-type="float" office:value="0.52" calcext:value-type="float">
            <text:p>0,52</text:p>
          </table:table-cell>
          <table:table-cell/>
          <table:table-cell office:value-type="float" office:value="-0.00000026547" calcext:value-type="float">
            <text:p>-2,65E-07</text:p>
          </table:table-cell>
          <table:table-cell office:value-type="float" office:value="0.000017079" calcext:value-type="float">
            <text:p>1,71E-05</text:p>
          </table:table-cell>
          <table:table-cell/>
          <table:table-cell office:value-type="float" office:value="0.00000040342" calcext:value-type="float">
            <text:p>4,03E-07</text:p>
          </table:table-cell>
          <table:table-cell office:value-type="float" office:value="0.000018319" calcext:value-type="float">
            <text:p>1,83E-05</text:p>
          </table:table-cell>
          <table:table-cell/>
          <table:table-cell office:value-type="float" office:value="0.0000014335" calcext:value-type="float">
            <text:p>1,43E-06</text:p>
          </table:table-cell>
          <table:table-cell office:value-type="float" office:value="0.000059544" calcext:value-type="float">
            <text:p>5,95E-05</text:p>
          </table:table-cell>
          <table:table-cell/>
          <table:table-cell office:value-type="float" office:value="0.0000029994" calcext:value-type="float">
            <text:p>3,00E-06</text:p>
          </table:table-cell>
          <table:table-cell office:value-type="float" office:value="0.00023927" calcext:value-type="float">
            <text:p>0,00023927</text:p>
          </table:table-cell>
          <table:table-cell/>
          <table:table-cell office:value-type="float" office:value="0.0000060723" calcext:value-type="float">
            <text:p>6,07E-06</text:p>
          </table:table-cell>
          <table:table-cell office:value-type="float" office:value="0.00049015" calcext:value-type="float">
            <text:p>0,00049015</text:p>
          </table:table-cell>
          <table:table-cell/>
          <table:table-cell office:value-type="float" office:value="0.000012533" calcext:value-type="float">
            <text:p>1,25E-05</text:p>
          </table:table-cell>
          <table:table-cell office:value-type="float" office:value="0.00072301" calcext:value-type="float">
            <text:p>0,00072301</text:p>
          </table:table-cell>
        </table:table-row>
        <table:table-row table:style-name="ro1">
          <table:table-cell office:value-type="float" office:value="0.53" calcext:value-type="float">
            <text:p>0,53</text:p>
          </table:table-cell>
          <table:table-cell/>
          <table:table-cell office:value-type="float" office:value="-0.00000027431" calcext:value-type="float">
            <text:p>-2,74E-07</text:p>
          </table:table-cell>
          <table:table-cell office:value-type="float" office:value="0.00001759" calcext:value-type="float">
            <text:p>1,76E-05</text:p>
          </table:table-cell>
          <table:table-cell/>
          <table:table-cell office:value-type="float" office:value="0.00000039672" calcext:value-type="float">
            <text:p>3,97E-07</text:p>
          </table:table-cell>
          <table:table-cell office:value-type="float" office:value="0.00001882" calcext:value-type="float">
            <text:p>1,88E-05</text:p>
          </table:table-cell>
          <table:table-cell/>
          <table:table-cell office:value-type="float" office:value="0.0000014243" calcext:value-type="float">
            <text:p>1,42E-06</text:p>
          </table:table-cell>
          <table:table-cell office:value-type="float" office:value="0.000060547" calcext:value-type="float">
            <text:p>6,05E-05</text:p>
          </table:table-cell>
          <table:table-cell/>
          <table:table-cell office:value-type="float" office:value="0.0000030012" calcext:value-type="float">
            <text:p>3,00E-06</text:p>
          </table:table-cell>
          <table:table-cell office:value-type="float" office:value="0.00024048" calcext:value-type="float">
            <text:p>0,00024048</text:p>
          </table:table-cell>
          <table:table-cell/>
          <table:table-cell office:value-type="float" office:value="0.0000060474" calcext:value-type="float">
            <text:p>6,05E-06</text:p>
          </table:table-cell>
          <table:table-cell office:value-type="float" office:value="0.00049254" calcext:value-type="float">
            <text:p>0,00049254</text:p>
          </table:table-cell>
          <table:table-cell/>
          <table:table-cell office:value-type="float" office:value="0.000012757" calcext:value-type="float">
            <text:p>1,28E-05</text:p>
          </table:table-cell>
          <table:table-cell office:value-type="float" office:value="0.0007287" calcext:value-type="float">
            <text:p>0,0007287</text:p>
          </table:table-cell>
        </table:table-row>
        <table:table-row table:style-name="ro1">
          <table:table-cell office:value-type="float" office:value="0.54" calcext:value-type="float">
            <text:p>0,54</text:p>
          </table:table-cell>
          <table:table-cell/>
          <table:table-cell office:value-type="float" office:value="-0.00000028823" calcext:value-type="float">
            <text:p>-2,88E-07</text:p>
          </table:table-cell>
          <table:table-cell office:value-type="float" office:value="0.000018076" calcext:value-type="float">
            <text:p>1,81E-05</text:p>
          </table:table-cell>
          <table:table-cell/>
          <table:table-cell office:value-type="float" office:value="0.00000039054" calcext:value-type="float">
            <text:p>3,91E-07</text:p>
          </table:table-cell>
          <table:table-cell office:value-type="float" office:value="0.000019396" calcext:value-type="float">
            <text:p>1,94E-05</text:p>
          </table:table-cell>
          <table:table-cell/>
          <table:table-cell office:value-type="float" office:value="0.000001418" calcext:value-type="float">
            <text:p>1,42E-06</text:p>
          </table:table-cell>
          <table:table-cell office:value-type="float" office:value="0.00006141" calcext:value-type="float">
            <text:p>6,14E-05</text:p>
          </table:table-cell>
          <table:table-cell/>
          <table:table-cell office:value-type="float" office:value="0.0000030236" calcext:value-type="float">
            <text:p>3,02E-06</text:p>
          </table:table-cell>
          <table:table-cell office:value-type="float" office:value="0.00024241" calcext:value-type="float">
            <text:p>0,00024241</text:p>
          </table:table-cell>
          <table:table-cell/>
          <table:table-cell office:value-type="float" office:value="0.0000060412" calcext:value-type="float">
            <text:p>6,04E-06</text:p>
          </table:table-cell>
          <table:table-cell office:value-type="float" office:value="0.00049522" calcext:value-type="float">
            <text:p>0,00049522</text:p>
          </table:table-cell>
          <table:table-cell/>
          <table:table-cell office:value-type="float" office:value="0.000012872" calcext:value-type="float">
            <text:p>1,29E-05</text:p>
          </table:table-cell>
          <table:table-cell office:value-type="float" office:value="0.00073211" calcext:value-type="float">
            <text:p>0,00073211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office:value-type="float" office:value="-0.00000029626" calcext:value-type="float">
            <text:p>-2,96E-07</text:p>
          </table:table-cell>
          <table:table-cell office:value-type="float" office:value="0.000018574" calcext:value-type="float">
            <text:p>1,86E-05</text:p>
          </table:table-cell>
          <table:table-cell/>
          <table:table-cell office:value-type="float" office:value="0.00000038655" calcext:value-type="float">
            <text:p>3,87E-07</text:p>
          </table:table-cell>
          <table:table-cell office:value-type="float" office:value="0.000019894" calcext:value-type="float">
            <text:p>1,99E-05</text:p>
          </table:table-cell>
          <table:table-cell/>
          <table:table-cell office:value-type="float" office:value="0.0000014176" calcext:value-type="float">
            <text:p>1,42E-06</text:p>
          </table:table-cell>
          <table:table-cell office:value-type="float" office:value="0.000062362" calcext:value-type="float">
            <text:p>6,24E-05</text:p>
          </table:table-cell>
          <table:table-cell/>
          <table:table-cell office:value-type="float" office:value="0.0000030012" calcext:value-type="float">
            <text:p>3,00E-06</text:p>
          </table:table-cell>
          <table:table-cell office:value-type="float" office:value="0.00024405" calcext:value-type="float">
            <text:p>0,00024405</text:p>
          </table:table-cell>
          <table:table-cell/>
          <table:table-cell office:value-type="float" office:value="0.000006044" calcext:value-type="float">
            <text:p>6,04E-06</text:p>
          </table:table-cell>
          <table:table-cell office:value-type="float" office:value="0.00049795" calcext:value-type="float">
            <text:p>0,00049795</text:p>
          </table:table-cell>
          <table:table-cell/>
          <table:table-cell office:value-type="float" office:value="0.000012521" calcext:value-type="float">
            <text:p>1,25E-05</text:p>
          </table:table-cell>
          <table:table-cell office:value-type="float" office:value="0.0007357" calcext:value-type="float">
            <text:p>0,0007357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  <table:table-cell/>
          <table:table-cell office:value-type="float" office:value="-0.00000030901" calcext:value-type="float">
            <text:p>-3,09E-07</text:p>
          </table:table-cell>
          <table:table-cell office:value-type="float" office:value="0.000019102" calcext:value-type="float">
            <text:p>1,91E-05</text:p>
          </table:table-cell>
          <table:table-cell/>
          <table:table-cell office:value-type="float" office:value="0.00000037357" calcext:value-type="float">
            <text:p>3,74E-07</text:p>
          </table:table-cell>
          <table:table-cell office:value-type="float" office:value="0.000020438" calcext:value-type="float">
            <text:p>2,04E-05</text:p>
          </table:table-cell>
          <table:table-cell/>
          <table:table-cell office:value-type="float" office:value="0.0000014163" calcext:value-type="float">
            <text:p>1,42E-06</text:p>
          </table:table-cell>
          <table:table-cell office:value-type="float" office:value="0.000063417" calcext:value-type="float">
            <text:p>6,34E-05</text:p>
          </table:table-cell>
          <table:table-cell/>
          <table:table-cell office:value-type="float" office:value="0.0000030236" calcext:value-type="float">
            <text:p>3,02E-06</text:p>
          </table:table-cell>
          <table:table-cell office:value-type="float" office:value="0.00024605" calcext:value-type="float">
            <text:p>0,00024605</text:p>
          </table:table-cell>
          <table:table-cell/>
          <table:table-cell office:value-type="float" office:value="0.0000059705" calcext:value-type="float">
            <text:p>5,97E-06</text:p>
          </table:table-cell>
          <table:table-cell office:value-type="float" office:value="0.00050047" calcext:value-type="float">
            <text:p>0,00050047</text:p>
          </table:table-cell>
          <table:table-cell/>
          <table:table-cell office:value-type="float" office:value="0.00001269" calcext:value-type="float">
            <text:p>1,27E-05</text:p>
          </table:table-cell>
          <table:table-cell office:value-type="float" office:value="0.00073933" calcext:value-type="float">
            <text:p>0,00073933</text:p>
          </table:table-cell>
        </table:table-row>
        <table:table-row table:style-name="ro1">
          <table:table-cell office:value-type="float" office:value="0.57" calcext:value-type="float">
            <text:p>0,57</text:p>
          </table:table-cell>
          <table:table-cell/>
          <table:table-cell office:value-type="float" office:value="-0.00000031147" calcext:value-type="float">
            <text:p>-3,11E-07</text:p>
          </table:table-cell>
          <table:table-cell office:value-type="float" office:value="0.000019636" calcext:value-type="float">
            <text:p>1,96E-05</text:p>
          </table:table-cell>
          <table:table-cell/>
          <table:table-cell office:value-type="float" office:value="0.00000036754" calcext:value-type="float">
            <text:p>3,68E-07</text:p>
          </table:table-cell>
          <table:table-cell office:value-type="float" office:value="0.000021006" calcext:value-type="float">
            <text:p>2,10E-05</text:p>
          </table:table-cell>
          <table:table-cell/>
          <table:table-cell office:value-type="float" office:value="0.0000014128" calcext:value-type="float">
            <text:p>1,41E-06</text:p>
          </table:table-cell>
          <table:table-cell office:value-type="float" office:value="0.000064402" calcext:value-type="float">
            <text:p>6,44E-05</text:p>
          </table:table-cell>
          <table:table-cell/>
          <table:table-cell office:value-type="float" office:value="0.0000030217" calcext:value-type="float">
            <text:p>3,02E-06</text:p>
          </table:table-cell>
          <table:table-cell office:value-type="float" office:value="0.00024786" calcext:value-type="float">
            <text:p>0,00024786</text:p>
          </table:table-cell>
          <table:table-cell/>
          <table:table-cell office:value-type="float" office:value="0.0000059922" calcext:value-type="float">
            <text:p>5,99E-06</text:p>
          </table:table-cell>
          <table:table-cell office:value-type="float" office:value="0.00050303" calcext:value-type="float">
            <text:p>0,00050303</text:p>
          </table:table-cell>
          <table:table-cell/>
          <table:table-cell office:value-type="float" office:value="0.000012711" calcext:value-type="float">
            <text:p>1,27E-05</text:p>
          </table:table-cell>
          <table:table-cell office:value-type="float" office:value="0.00074194" calcext:value-type="float">
            <text:p>0,00074194</text:p>
          </table:table-cell>
        </table:table-row>
        <table:table-row table:style-name="ro1">
          <table:table-cell office:value-type="float" office:value="0.58" calcext:value-type="float">
            <text:p>0,58</text:p>
          </table:table-cell>
          <table:table-cell/>
          <table:table-cell office:value-type="float" office:value="-0.00000033391" calcext:value-type="float">
            <text:p>-3,34E-07</text:p>
          </table:table-cell>
          <table:table-cell office:value-type="float" office:value="0.000020136" calcext:value-type="float">
            <text:p>2,01E-05</text:p>
          </table:table-cell>
          <table:table-cell/>
          <table:table-cell office:value-type="float" office:value="0.00000035933" calcext:value-type="float">
            <text:p>3,59E-07</text:p>
          </table:table-cell>
          <table:table-cell office:value-type="float" office:value="0.000021604" calcext:value-type="float">
            <text:p>2,16E-05</text:p>
          </table:table-cell>
          <table:table-cell/>
          <table:table-cell office:value-type="float" office:value="0.0000014095" calcext:value-type="float">
            <text:p>1,41E-06</text:p>
          </table:table-cell>
          <table:table-cell office:value-type="float" office:value="0.000065321" calcext:value-type="float">
            <text:p>6,53E-05</text:p>
          </table:table-cell>
          <table:table-cell/>
          <table:table-cell office:value-type="float" office:value="0.0000030115" calcext:value-type="float">
            <text:p>3,01E-06</text:p>
          </table:table-cell>
          <table:table-cell office:value-type="float" office:value="0.00024958" calcext:value-type="float">
            <text:p>0,00024958</text:p>
          </table:table-cell>
          <table:table-cell/>
          <table:table-cell office:value-type="float" office:value="0.0000059965" calcext:value-type="float">
            <text:p>6,00E-06</text:p>
          </table:table-cell>
          <table:table-cell office:value-type="float" office:value="0.00050536" calcext:value-type="float">
            <text:p>0,00050536</text:p>
          </table:table-cell>
          <table:table-cell/>
          <table:table-cell office:value-type="float" office:value="0.000012522" calcext:value-type="float">
            <text:p>1,25E-05</text:p>
          </table:table-cell>
          <table:table-cell office:value-type="float" office:value="0.00074569" calcext:value-type="float">
            <text:p>0,00074569</text:p>
          </table:table-cell>
        </table:table-row>
        <table:table-row table:style-name="ro1">
          <table:table-cell office:value-type="float" office:value="0.59" calcext:value-type="float">
            <text:p>0,59</text:p>
          </table:table-cell>
          <table:table-cell/>
          <table:table-cell office:value-type="float" office:value="-0.00000034987" calcext:value-type="float">
            <text:p>-3,50E-07</text:p>
          </table:table-cell>
          <table:table-cell office:value-type="float" office:value="0.00002062" calcext:value-type="float">
            <text:p>2,06E-05</text:p>
          </table:table-cell>
          <table:table-cell/>
          <table:table-cell office:value-type="float" office:value="0.00000035573" calcext:value-type="float">
            <text:p>3,56E-07</text:p>
          </table:table-cell>
          <table:table-cell office:value-type="float" office:value="0.000022103" calcext:value-type="float">
            <text:p>2,21E-05</text:p>
          </table:table-cell>
          <table:table-cell/>
          <table:table-cell office:value-type="float" office:value="0.000001408" calcext:value-type="float">
            <text:p>1,41E-06</text:p>
          </table:table-cell>
          <table:table-cell office:value-type="float" office:value="0.00006651" calcext:value-type="float">
            <text:p>6,65E-05</text:p>
          </table:table-cell>
          <table:table-cell/>
          <table:table-cell office:value-type="float" office:value="0.0000030031" calcext:value-type="float">
            <text:p>3,00E-06</text:p>
          </table:table-cell>
          <table:table-cell office:value-type="float" office:value="0.00025126" calcext:value-type="float">
            <text:p>0,00025126</text:p>
          </table:table-cell>
          <table:table-cell/>
          <table:table-cell office:value-type="float" office:value="0.0000060003" calcext:value-type="float">
            <text:p>6,00E-06</text:p>
          </table:table-cell>
          <table:table-cell office:value-type="float" office:value="0.00050762" calcext:value-type="float">
            <text:p>0,00050762</text:p>
          </table:table-cell>
          <table:table-cell/>
          <table:table-cell office:value-type="float" office:value="0.000012777" calcext:value-type="float">
            <text:p>1,28E-05</text:p>
          </table:table-cell>
          <table:table-cell office:value-type="float" office:value="0.00074848" calcext:value-type="float">
            <text:p>0,00074848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office:value-type="float" office:value="-0.00000036549" calcext:value-type="float">
            <text:p>-3,65E-07</text:p>
          </table:table-cell>
          <table:table-cell office:value-type="float" office:value="0.000021143" calcext:value-type="float">
            <text:p>2,11E-05</text:p>
          </table:table-cell>
          <table:table-cell/>
          <table:table-cell office:value-type="float" office:value="0.00000034607" calcext:value-type="float">
            <text:p>3,46E-07</text:p>
          </table:table-cell>
          <table:table-cell office:value-type="float" office:value="0.00002267" calcext:value-type="float">
            <text:p>2,27E-05</text:p>
          </table:table-cell>
          <table:table-cell/>
          <table:table-cell office:value-type="float" office:value="0.0000014034" calcext:value-type="float">
            <text:p>1,40E-06</text:p>
          </table:table-cell>
          <table:table-cell office:value-type="float" office:value="0.000067403" calcext:value-type="float">
            <text:p>6,74E-05</text:p>
          </table:table-cell>
          <table:table-cell/>
          <table:table-cell office:value-type="float" office:value="0.0000029933" calcext:value-type="float">
            <text:p>2,99E-06</text:p>
          </table:table-cell>
          <table:table-cell office:value-type="float" office:value="0.00025294" calcext:value-type="float">
            <text:p>0,00025294</text:p>
          </table:table-cell>
          <table:table-cell/>
          <table:table-cell office:value-type="float" office:value="0.0000059972" calcext:value-type="float">
            <text:p>6,00E-06</text:p>
          </table:table-cell>
          <table:table-cell office:value-type="float" office:value="0.00051011" calcext:value-type="float">
            <text:p>0,00051011</text:p>
          </table:table-cell>
          <table:table-cell/>
          <table:table-cell office:value-type="float" office:value="0.000013025" calcext:value-type="float">
            <text:p>1,30E-05</text:p>
          </table:table-cell>
          <table:table-cell office:value-type="float" office:value="0.00075193" calcext:value-type="float">
            <text:p>0,00075193</text:p>
          </table:table-cell>
        </table:table-row>
        <table:table-row table:style-name="ro1">
          <table:table-cell office:value-type="float" office:value="0.61" calcext:value-type="float">
            <text:p>0,61</text:p>
          </table:table-cell>
          <table:table-cell/>
          <table:table-cell office:value-type="float" office:value="-0.00000037816" calcext:value-type="float">
            <text:p>-3,78E-07</text:p>
          </table:table-cell>
          <table:table-cell office:value-type="float" office:value="0.000021748" calcext:value-type="float">
            <text:p>2,17E-05</text:p>
          </table:table-cell>
          <table:table-cell/>
          <table:table-cell office:value-type="float" office:value="0.00000033665" calcext:value-type="float">
            <text:p>3,37E-07</text:p>
          </table:table-cell>
          <table:table-cell office:value-type="float" office:value="0.000023214" calcext:value-type="float">
            <text:p>2,32E-05</text:p>
          </table:table-cell>
          <table:table-cell/>
          <table:table-cell office:value-type="float" office:value="0.0000014006" calcext:value-type="float">
            <text:p>1,40E-06</text:p>
          </table:table-cell>
          <table:table-cell office:value-type="float" office:value="0.000068217" calcext:value-type="float">
            <text:p>6,82E-05</text:p>
          </table:table-cell>
          <table:table-cell/>
          <table:table-cell office:value-type="float" office:value="0.0000029888" calcext:value-type="float">
            <text:p>2,99E-06</text:p>
          </table:table-cell>
          <table:table-cell office:value-type="float" office:value="0.00025479" calcext:value-type="float">
            <text:p>0,00025479</text:p>
          </table:table-cell>
          <table:table-cell/>
          <table:table-cell office:value-type="float" office:value="0.0000059922" calcext:value-type="float">
            <text:p>5,99E-06</text:p>
          </table:table-cell>
          <table:table-cell office:value-type="float" office:value="0.00051349" calcext:value-type="float">
            <text:p>0,00051349</text:p>
          </table:table-cell>
          <table:table-cell/>
          <table:table-cell office:value-type="float" office:value="0.000012946" calcext:value-type="float">
            <text:p>1,29E-05</text:p>
          </table:table-cell>
          <table:table-cell office:value-type="float" office:value="0.00075571" calcext:value-type="float">
            <text:p>0,00075571</text:p>
          </table:table-cell>
        </table:table-row>
        <table:table-row table:style-name="ro1">
          <table:table-cell office:value-type="float" office:value="0.62" calcext:value-type="float">
            <text:p>0,62</text:p>
          </table:table-cell>
          <table:table-cell/>
          <table:table-cell office:value-type="float" office:value="-0.00000039394" calcext:value-type="float">
            <text:p>-3,94E-07</text:p>
          </table:table-cell>
          <table:table-cell office:value-type="float" office:value="0.000022323" calcext:value-type="float">
            <text:p>2,23E-05</text:p>
          </table:table-cell>
          <table:table-cell/>
          <table:table-cell office:value-type="float" office:value="0.00000032902" calcext:value-type="float">
            <text:p>3,29E-07</text:p>
          </table:table-cell>
          <table:table-cell office:value-type="float" office:value="0.000023814" calcext:value-type="float">
            <text:p>2,38E-05</text:p>
          </table:table-cell>
          <table:table-cell/>
          <table:table-cell office:value-type="float" office:value="0.0000013977" calcext:value-type="float">
            <text:p>1,40E-06</text:p>
          </table:table-cell>
          <table:table-cell office:value-type="float" office:value="0.000069314" calcext:value-type="float">
            <text:p>6,93E-05</text:p>
          </table:table-cell>
          <table:table-cell/>
          <table:table-cell office:value-type="float" office:value="0.000002993" calcext:value-type="float">
            <text:p>2,99E-06</text:p>
          </table:table-cell>
          <table:table-cell office:value-type="float" office:value="0.00025659" calcext:value-type="float">
            <text:p>0,00025659</text:p>
          </table:table-cell>
          <table:table-cell/>
          <table:table-cell office:value-type="float" office:value="0.0000059885" calcext:value-type="float">
            <text:p>5,99E-06</text:p>
          </table:table-cell>
          <table:table-cell office:value-type="float" office:value="0.00051527" calcext:value-type="float">
            <text:p>0,00051527</text:p>
          </table:table-cell>
          <table:table-cell/>
          <table:table-cell office:value-type="float" office:value="0.000012994" calcext:value-type="float">
            <text:p>1,30E-05</text:p>
          </table:table-cell>
          <table:table-cell office:value-type="float" office:value="0.00075725" calcext:value-type="float">
            <text:p>0,00075725</text:p>
          </table:table-cell>
        </table:table-row>
        <table:table-row table:style-name="ro1">
          <table:table-cell office:value-type="float" office:value="0.63" calcext:value-type="float">
            <text:p>0,63</text:p>
          </table:table-cell>
          <table:table-cell/>
          <table:table-cell office:value-type="float" office:value="-0.00000040879" calcext:value-type="float">
            <text:p>-4,09E-07</text:p>
          </table:table-cell>
          <table:table-cell office:value-type="float" office:value="0.000022892" calcext:value-type="float">
            <text:p>2,29E-05</text:p>
          </table:table-cell>
          <table:table-cell/>
          <table:table-cell office:value-type="float" office:value="0.00000031785" calcext:value-type="float">
            <text:p>3,18E-07</text:p>
          </table:table-cell>
          <table:table-cell office:value-type="float" office:value="0.000024372" calcext:value-type="float">
            <text:p>2,44E-05</text:p>
          </table:table-cell>
          <table:table-cell/>
          <table:table-cell office:value-type="float" office:value="0.0000013926" calcext:value-type="float">
            <text:p>1,39E-06</text:p>
          </table:table-cell>
          <table:table-cell office:value-type="float" office:value="0.000070482" calcext:value-type="float">
            <text:p>7,05E-05</text:p>
          </table:table-cell>
          <table:table-cell/>
          <table:table-cell office:value-type="float" office:value="0.0000029903" calcext:value-type="float">
            <text:p>2,99E-06</text:p>
          </table:table-cell>
          <table:table-cell office:value-type="float" office:value="0.00025818" calcext:value-type="float">
            <text:p>0,00025818</text:p>
          </table:table-cell>
          <table:table-cell/>
          <table:table-cell office:value-type="float" office:value="0.0000060466" calcext:value-type="float">
            <text:p>6,05E-06</text:p>
          </table:table-cell>
          <table:table-cell office:value-type="float" office:value="0.00051735" calcext:value-type="float">
            <text:p>0,00051735</text:p>
          </table:table-cell>
          <table:table-cell/>
          <table:table-cell office:value-type="float" office:value="0.000013093" calcext:value-type="float">
            <text:p>1,31E-05</text:p>
          </table:table-cell>
          <table:table-cell office:value-type="float" office:value="0.00076003" calcext:value-type="float">
            <text:p>0,00076003</text:p>
          </table:table-cell>
        </table:table-row>
        <table:table-row table:style-name="ro1">
          <table:table-cell office:value-type="float" office:value="0.64" calcext:value-type="float">
            <text:p>0,64</text:p>
          </table:table-cell>
          <table:table-cell/>
          <table:table-cell office:value-type="float" office:value="-0.00000041875" calcext:value-type="float">
            <text:p>-4,19E-07</text:p>
          </table:table-cell>
          <table:table-cell office:value-type="float" office:value="0.000023427" calcext:value-type="float">
            <text:p>2,34E-05</text:p>
          </table:table-cell>
          <table:table-cell/>
          <table:table-cell office:value-type="float" office:value="0.00000031136" calcext:value-type="float">
            <text:p>3,11E-07</text:p>
          </table:table-cell>
          <table:table-cell office:value-type="float" office:value="0.000024991" calcext:value-type="float">
            <text:p>2,50E-05</text:p>
          </table:table-cell>
          <table:table-cell/>
          <table:table-cell office:value-type="float" office:value="0.0000013878" calcext:value-type="float">
            <text:p>1,39E-06</text:p>
          </table:table-cell>
          <table:table-cell office:value-type="float" office:value="0.000071426" calcext:value-type="float">
            <text:p>7,14E-05</text:p>
          </table:table-cell>
          <table:table-cell/>
          <table:table-cell office:value-type="float" office:value="0.0000030484" calcext:value-type="float">
            <text:p>3,05E-06</text:p>
          </table:table-cell>
          <table:table-cell office:value-type="float" office:value="0.00025995" calcext:value-type="float">
            <text:p>0,00025995</text:p>
          </table:table-cell>
          <table:table-cell/>
          <table:table-cell office:value-type="float" office:value="0.0000060458" calcext:value-type="float">
            <text:p>6,05E-06</text:p>
          </table:table-cell>
          <table:table-cell office:value-type="float" office:value="0.000519" calcext:value-type="float">
            <text:p>0,000519</text:p>
          </table:table-cell>
          <table:table-cell/>
          <table:table-cell office:value-type="float" office:value="0.000013073" calcext:value-type="float">
            <text:p>1,31E-05</text:p>
          </table:table-cell>
          <table:table-cell office:value-type="float" office:value="0.00076347" calcext:value-type="float">
            <text:p>0,00076347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office:value-type="float" office:value="-0.00000043606" calcext:value-type="float">
            <text:p>-4,36E-07</text:p>
          </table:table-cell>
          <table:table-cell office:value-type="float" office:value="0.000024052" calcext:value-type="float">
            <text:p>2,41E-05</text:p>
          </table:table-cell>
          <table:table-cell/>
          <table:table-cell office:value-type="float" office:value="0.00000030807" calcext:value-type="float">
            <text:p>3,08E-07</text:p>
          </table:table-cell>
          <table:table-cell office:value-type="float" office:value="0.000025562" calcext:value-type="float">
            <text:p>2,56E-05</text:p>
          </table:table-cell>
          <table:table-cell/>
          <table:table-cell office:value-type="float" office:value="0.0000013902" calcext:value-type="float">
            <text:p>1,39E-06</text:p>
          </table:table-cell>
          <table:table-cell office:value-type="float" office:value="0.000072574" calcext:value-type="float">
            <text:p>7,26E-05</text:p>
          </table:table-cell>
          <table:table-cell/>
          <table:table-cell office:value-type="float" office:value="0.000002994" calcext:value-type="float">
            <text:p>2,99E-06</text:p>
          </table:table-cell>
          <table:table-cell office:value-type="float" office:value="0.00026142" calcext:value-type="float">
            <text:p>0,00026142</text:p>
          </table:table-cell>
          <table:table-cell/>
          <table:table-cell office:value-type="float" office:value="0.0000060498" calcext:value-type="float">
            <text:p>6,05E-06</text:p>
          </table:table-cell>
          <table:table-cell office:value-type="float" office:value="0.00052155" calcext:value-type="float">
            <text:p>0,00052155</text:p>
          </table:table-cell>
          <table:table-cell/>
          <table:table-cell office:value-type="float" office:value="0.000013126" calcext:value-type="float">
            <text:p>1,31E-05</text:p>
          </table:table-cell>
          <table:table-cell office:value-type="float" office:value="0.00076588" calcext:value-type="float">
            <text:p>0,00076588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  <table:table-cell/>
          <table:table-cell office:value-type="float" office:value="-0.00000045403" calcext:value-type="float">
            <text:p>-4,54E-07</text:p>
          </table:table-cell>
          <table:table-cell office:value-type="float" office:value="0.000024613" calcext:value-type="float">
            <text:p>2,46E-05</text:p>
          </table:table-cell>
          <table:table-cell/>
          <table:table-cell office:value-type="float" office:value="0.00000030134" calcext:value-type="float">
            <text:p>3,01E-07</text:p>
          </table:table-cell>
          <table:table-cell office:value-type="float" office:value="0.000026218" calcext:value-type="float">
            <text:p>2,62E-05</text:p>
          </table:table-cell>
          <table:table-cell/>
          <table:table-cell office:value-type="float" office:value="0.0000013926" calcext:value-type="float">
            <text:p>1,39E-06</text:p>
          </table:table-cell>
          <table:table-cell office:value-type="float" office:value="0.000073634" calcext:value-type="float">
            <text:p>7,36E-05</text:p>
          </table:table-cell>
          <table:table-cell/>
          <table:table-cell office:value-type="float" office:value="0.0000029928" calcext:value-type="float">
            <text:p>2,99E-06</text:p>
          </table:table-cell>
          <table:table-cell office:value-type="float" office:value="0.00026331" calcext:value-type="float">
            <text:p>0,00026331</text:p>
          </table:table-cell>
          <table:table-cell/>
          <table:table-cell office:value-type="float" office:value="0.0000060615" calcext:value-type="float">
            <text:p>6,06E-06</text:p>
          </table:table-cell>
          <table:table-cell office:value-type="float" office:value="0.00052333" calcext:value-type="float">
            <text:p>0,00052333</text:p>
          </table:table-cell>
          <table:table-cell/>
          <table:table-cell office:value-type="float" office:value="0.000012137" calcext:value-type="float">
            <text:p>1,21E-05</text:p>
          </table:table-cell>
          <table:table-cell office:value-type="float" office:value="0.00076865" calcext:value-type="float">
            <text:p>0,00076865</text:p>
          </table:table-cell>
        </table:table-row>
        <table:table-row table:style-name="ro1">
          <table:table-cell office:value-type="float" office:value="0.67" calcext:value-type="float">
            <text:p>0,67</text:p>
          </table:table-cell>
          <table:table-cell/>
          <table:table-cell office:value-type="float" office:value="-0.00000047131" calcext:value-type="float">
            <text:p>-4,71E-07</text:p>
          </table:table-cell>
          <table:table-cell office:value-type="float" office:value="0.000025218" calcext:value-type="float">
            <text:p>2,52E-05</text:p>
          </table:table-cell>
          <table:table-cell/>
          <table:table-cell office:value-type="float" office:value="0.00000028597" calcext:value-type="float">
            <text:p>2,86E-07</text:p>
          </table:table-cell>
          <table:table-cell office:value-type="float" office:value="0.000026888" calcext:value-type="float">
            <text:p>2,69E-05</text:p>
          </table:table-cell>
          <table:table-cell/>
          <table:table-cell office:value-type="float" office:value="0.000001373" calcext:value-type="float">
            <text:p>1,37E-06</text:p>
          </table:table-cell>
          <table:table-cell office:value-type="float" office:value="0.000074594" calcext:value-type="float">
            <text:p>7,46E-05</text:p>
          </table:table-cell>
          <table:table-cell/>
          <table:table-cell office:value-type="float" office:value="0.0000030003" calcext:value-type="float">
            <text:p>3,00E-06</text:p>
          </table:table-cell>
          <table:table-cell office:value-type="float" office:value="0.00026505" calcext:value-type="float">
            <text:p>0,00026505</text:p>
          </table:table-cell>
          <table:table-cell/>
          <table:table-cell office:value-type="float" office:value="0.0000060206" calcext:value-type="float">
            <text:p>6,02E-06</text:p>
          </table:table-cell>
          <table:table-cell office:value-type="float" office:value="0.0005258" calcext:value-type="float">
            <text:p>0,0005258</text:p>
          </table:table-cell>
          <table:table-cell/>
          <table:table-cell office:value-type="float" office:value="0.000012107" calcext:value-type="float">
            <text:p>1,21E-05</text:p>
          </table:table-cell>
          <table:table-cell office:value-type="float" office:value="0.00077276" calcext:value-type="float">
            <text:p>0,00077276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  <table:table-cell/>
          <table:table-cell office:value-type="float" office:value="-0.00000049546" calcext:value-type="float">
            <text:p>-4,95E-07</text:p>
          </table:table-cell>
          <table:table-cell office:value-type="float" office:value="0.000025834" calcext:value-type="float">
            <text:p>2,58E-05</text:p>
          </table:table-cell>
          <table:table-cell/>
          <table:table-cell office:value-type="float" office:value="0.0000002748" calcext:value-type="float">
            <text:p>2,75E-07</text:p>
          </table:table-cell>
          <table:table-cell office:value-type="float" office:value="0.000027482" calcext:value-type="float">
            <text:p>2,75E-05</text:p>
          </table:table-cell>
          <table:table-cell/>
          <table:table-cell office:value-type="float" office:value="0.0000013725" calcext:value-type="float">
            <text:p>1,37E-06</text:p>
          </table:table-cell>
          <table:table-cell office:value-type="float" office:value="0.000075682" calcext:value-type="float">
            <text:p>7,57E-05</text:p>
          </table:table-cell>
          <table:table-cell/>
          <table:table-cell office:value-type="float" office:value="0.0000030012" calcext:value-type="float">
            <text:p>3,00E-06</text:p>
          </table:table-cell>
          <table:table-cell office:value-type="float" office:value="0.00026688" calcext:value-type="float">
            <text:p>0,00026688</text:p>
          </table:table-cell>
          <table:table-cell/>
          <table:table-cell office:value-type="float" office:value="0.00000599" calcext:value-type="float">
            <text:p>5,99E-06</text:p>
          </table:table-cell>
          <table:table-cell office:value-type="float" office:value="0.00052777" calcext:value-type="float">
            <text:p>0,00052777</text:p>
          </table:table-cell>
          <table:table-cell/>
          <table:table-cell office:value-type="float" office:value="0.000012132" calcext:value-type="float">
            <text:p>1,21E-05</text:p>
          </table:table-cell>
          <table:table-cell office:value-type="float" office:value="0.00077424" calcext:value-type="float">
            <text:p>0,00077424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  <table:table-cell/>
          <table:table-cell office:value-type="float" office:value="-0.00000051126" calcext:value-type="float">
            <text:p>-5,11E-07</text:p>
          </table:table-cell>
          <table:table-cell office:value-type="float" office:value="0.000026456" calcext:value-type="float">
            <text:p>2,65E-05</text:p>
          </table:table-cell>
          <table:table-cell/>
          <table:table-cell office:value-type="float" office:value="0.0000002596" calcext:value-type="float">
            <text:p>2,60E-07</text:p>
          </table:table-cell>
          <table:table-cell office:value-type="float" office:value="0.000028165" calcext:value-type="float">
            <text:p>2,82E-05</text:p>
          </table:table-cell>
          <table:table-cell/>
          <table:table-cell office:value-type="float" office:value="0.0000013696" calcext:value-type="float">
            <text:p>1,37E-06</text:p>
          </table:table-cell>
          <table:table-cell office:value-type="float" office:value="0.000076802" calcext:value-type="float">
            <text:p>7,68E-05</text:p>
          </table:table-cell>
          <table:table-cell/>
          <table:table-cell office:value-type="float" office:value="0.0000030228" calcext:value-type="float">
            <text:p>3,02E-06</text:p>
          </table:table-cell>
          <table:table-cell office:value-type="float" office:value="0.00026867" calcext:value-type="float">
            <text:p>0,00026867</text:p>
          </table:table-cell>
          <table:table-cell/>
          <table:table-cell office:value-type="float" office:value="0.0000060242" calcext:value-type="float">
            <text:p>6,02E-06</text:p>
          </table:table-cell>
          <table:table-cell office:value-type="float" office:value="0.00053018" calcext:value-type="float">
            <text:p>0,00053018</text:p>
          </table:table-cell>
          <table:table-cell/>
          <table:table-cell office:value-type="float" office:value="0.000012152" calcext:value-type="float">
            <text:p>1,22E-05</text:p>
          </table:table-cell>
          <table:table-cell office:value-type="float" office:value="0.00077674" calcext:value-type="float">
            <text:p>0,00077674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office:value-type="float" office:value="-0.00000053084" calcext:value-type="float">
            <text:p>-5,31E-07</text:p>
          </table:table-cell>
          <table:table-cell office:value-type="float" office:value="0.000027088" calcext:value-type="float">
            <text:p>2,71E-05</text:p>
          </table:table-cell>
          <table:table-cell/>
          <table:table-cell office:value-type="float" office:value="0.0000002569" calcext:value-type="float">
            <text:p>2,57E-07</text:p>
          </table:table-cell>
          <table:table-cell office:value-type="float" office:value="0.000028869" calcext:value-type="float">
            <text:p>2,89E-05</text:p>
          </table:table-cell>
          <table:table-cell/>
          <table:table-cell office:value-type="float" office:value="0.0000013583" calcext:value-type="float">
            <text:p>1,36E-06</text:p>
          </table:table-cell>
          <table:table-cell office:value-type="float" office:value="0.00007773" calcext:value-type="float">
            <text:p>7,77E-05</text:p>
          </table:table-cell>
          <table:table-cell/>
          <table:table-cell office:value-type="float" office:value="0.0000030023" calcext:value-type="float">
            <text:p>3,00E-06</text:p>
          </table:table-cell>
          <table:table-cell office:value-type="float" office:value="0.00027041" calcext:value-type="float">
            <text:p>0,00027041</text:p>
          </table:table-cell>
          <table:table-cell/>
          <table:table-cell office:value-type="float" office:value="0.0000060377" calcext:value-type="float">
            <text:p>6,04E-06</text:p>
          </table:table-cell>
          <table:table-cell office:value-type="float" office:value="0.00053318" calcext:value-type="float">
            <text:p>0,00053318</text:p>
          </table:table-cell>
          <table:table-cell/>
          <table:table-cell office:value-type="float" office:value="0.000012125" calcext:value-type="float">
            <text:p>1,21E-05</text:p>
          </table:table-cell>
          <table:table-cell office:value-type="float" office:value="0.00078054" calcext:value-type="float">
            <text:p>0,00078054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  <table:table-cell/>
          <table:table-cell office:value-type="float" office:value="-0.00000055705" calcext:value-type="float">
            <text:p>-5,57E-07</text:p>
          </table:table-cell>
          <table:table-cell office:value-type="float" office:value="0.000027753" calcext:value-type="float">
            <text:p>2,78E-05</text:p>
          </table:table-cell>
          <table:table-cell/>
          <table:table-cell office:value-type="float" office:value="0.00000024759" calcext:value-type="float">
            <text:p>2,48E-07</text:p>
          </table:table-cell>
          <table:table-cell office:value-type="float" office:value="0.00002951" calcext:value-type="float">
            <text:p>2,95E-05</text:p>
          </table:table-cell>
          <table:table-cell/>
          <table:table-cell office:value-type="float" office:value="0.0000013536" calcext:value-type="float">
            <text:p>1,35E-06</text:p>
          </table:table-cell>
          <table:table-cell office:value-type="float" office:value="0.00007892" calcext:value-type="float">
            <text:p>7,89E-05</text:p>
          </table:table-cell>
          <table:table-cell/>
          <table:table-cell office:value-type="float" office:value="0.0000030164" calcext:value-type="float">
            <text:p>3,02E-06</text:p>
          </table:table-cell>
          <table:table-cell office:value-type="float" office:value="0.00027208" calcext:value-type="float">
            <text:p>0,00027208</text:p>
          </table:table-cell>
          <table:table-cell/>
          <table:table-cell office:value-type="float" office:value="0.0000060808" calcext:value-type="float">
            <text:p>6,08E-06</text:p>
          </table:table-cell>
          <table:table-cell office:value-type="float" office:value="0.00053443" calcext:value-type="float">
            <text:p>0,00053443</text:p>
          </table:table-cell>
          <table:table-cell/>
          <table:table-cell office:value-type="float" office:value="0.000012111" calcext:value-type="float">
            <text:p>1,21E-05</text:p>
          </table:table-cell>
          <table:table-cell office:value-type="float" office:value="0.00078238" calcext:value-type="float">
            <text:p>0,00078238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  <table:table-cell/>
          <table:table-cell office:value-type="float" office:value="-0.00000057905" calcext:value-type="float">
            <text:p>-5,79E-07</text:p>
          </table:table-cell>
          <table:table-cell office:value-type="float" office:value="0.000028445" calcext:value-type="float">
            <text:p>2,84E-05</text:p>
          </table:table-cell>
          <table:table-cell/>
          <table:table-cell office:value-type="float" office:value="0.00000024446" calcext:value-type="float">
            <text:p>2,44E-07</text:p>
          </table:table-cell>
          <table:table-cell office:value-type="float" office:value="0.000030174" calcext:value-type="float">
            <text:p>3,02E-05</text:p>
          </table:table-cell>
          <table:table-cell/>
          <table:table-cell office:value-type="float" office:value="0.0000013537" calcext:value-type="float">
            <text:p>1,35E-06</text:p>
          </table:table-cell>
          <table:table-cell office:value-type="float" office:value="0.000080139" calcext:value-type="float">
            <text:p>8,01E-05</text:p>
          </table:table-cell>
          <table:table-cell/>
          <table:table-cell office:value-type="float" office:value="0.0000030035" calcext:value-type="float">
            <text:p>3,00E-06</text:p>
          </table:table-cell>
          <table:table-cell office:value-type="float" office:value="0.00027377" calcext:value-type="float">
            <text:p>0,00027377</text:p>
          </table:table-cell>
          <table:table-cell/>
          <table:table-cell office:value-type="float" office:value="0.0000060559" calcext:value-type="float">
            <text:p>6,06E-06</text:p>
          </table:table-cell>
          <table:table-cell office:value-type="float" office:value="0.00053652" calcext:value-type="float">
            <text:p>0,00053652</text:p>
          </table:table-cell>
          <table:table-cell/>
          <table:table-cell office:value-type="float" office:value="0.00001241" calcext:value-type="float">
            <text:p>1,24E-05</text:p>
          </table:table-cell>
          <table:table-cell office:value-type="float" office:value="0.0007833" calcext:value-type="float">
            <text:p>0,0007833</text:p>
          </table:table-cell>
        </table:table-row>
        <table:table-row table:style-name="ro1">
          <table:table-cell office:value-type="float" office:value="0.73" calcext:value-type="float">
            <text:p>0,73</text:p>
          </table:table-cell>
          <table:table-cell/>
          <table:table-cell office:value-type="float" office:value="-0.00000060637" calcext:value-type="float">
            <text:p>-6,06E-07</text:p>
          </table:table-cell>
          <table:table-cell office:value-type="float" office:value="0.000029132" calcext:value-type="float">
            <text:p>2,91E-05</text:p>
          </table:table-cell>
          <table:table-cell/>
          <table:table-cell office:value-type="float" office:value="0.0000002233" calcext:value-type="float">
            <text:p>2,23E-07</text:p>
          </table:table-cell>
          <table:table-cell office:value-type="float" office:value="0.000030787" calcext:value-type="float">
            <text:p>3,08E-05</text:p>
          </table:table-cell>
          <table:table-cell/>
          <table:table-cell office:value-type="float" office:value="0.0000013502" calcext:value-type="float">
            <text:p>1,35E-06</text:p>
          </table:table-cell>
          <table:table-cell office:value-type="float" office:value="0.000080969" calcext:value-type="float">
            <text:p>8,10E-05</text:p>
          </table:table-cell>
          <table:table-cell/>
          <table:table-cell office:value-type="float" office:value="0.0000030193" calcext:value-type="float">
            <text:p>3,02E-06</text:p>
          </table:table-cell>
          <table:table-cell office:value-type="float" office:value="0.00027531" calcext:value-type="float">
            <text:p>0,00027531</text:p>
          </table:table-cell>
          <table:table-cell/>
          <table:table-cell office:value-type="float" office:value="0.0000057089" calcext:value-type="float">
            <text:p>5,71E-06</text:p>
          </table:table-cell>
          <table:table-cell office:value-type="float" office:value="0.00053992" calcext:value-type="float">
            <text:p>0,00053992</text:p>
          </table:table-cell>
          <table:table-cell/>
          <table:table-cell office:value-type="float" office:value="0.000012099" calcext:value-type="float">
            <text:p>1,21E-05</text:p>
          </table:table-cell>
          <table:table-cell office:value-type="float" office:value="0.00078739" calcext:value-type="float">
            <text:p>0,00078739</text:p>
          </table:table-cell>
        </table:table-row>
        <table:table-row table:style-name="ro1">
          <table:table-cell office:value-type="float" office:value="0.74" calcext:value-type="float">
            <text:p>0,74</text:p>
          </table:table-cell>
          <table:table-cell/>
          <table:table-cell office:value-type="float" office:value="-0.0000006266" calcext:value-type="float">
            <text:p>-6,27E-07</text:p>
          </table:table-cell>
          <table:table-cell office:value-type="float" office:value="0.000029813" calcext:value-type="float">
            <text:p>2,98E-05</text:p>
          </table:table-cell>
          <table:table-cell/>
          <table:table-cell office:value-type="float" office:value="0.00000021359" calcext:value-type="float">
            <text:p>2,14E-07</text:p>
          </table:table-cell>
          <table:table-cell office:value-type="float" office:value="0.000031492" calcext:value-type="float">
            <text:p>3,15E-05</text:p>
          </table:table-cell>
          <table:table-cell/>
          <table:table-cell office:value-type="float" office:value="0.0000013509" calcext:value-type="float">
            <text:p>1,35E-06</text:p>
          </table:table-cell>
          <table:table-cell office:value-type="float" office:value="0.000082296" calcext:value-type="float">
            <text:p>8,23E-05</text:p>
          </table:table-cell>
          <table:table-cell/>
          <table:table-cell office:value-type="float" office:value="0.0000030088" calcext:value-type="float">
            <text:p>3,01E-06</text:p>
          </table:table-cell>
          <table:table-cell office:value-type="float" office:value="0.00027708" calcext:value-type="float">
            <text:p>0,00027708</text:p>
          </table:table-cell>
          <table:table-cell/>
          <table:table-cell office:value-type="float" office:value="0.000005719" calcext:value-type="float">
            <text:p>5,72E-06</text:p>
          </table:table-cell>
          <table:table-cell office:value-type="float" office:value="0.00054079" calcext:value-type="float">
            <text:p>0,00054079</text:p>
          </table:table-cell>
          <table:table-cell/>
          <table:table-cell office:value-type="float" office:value="0.000012217" calcext:value-type="float">
            <text:p>1,22E-05</text:p>
          </table:table-cell>
          <table:table-cell office:value-type="float" office:value="0.00079056" calcext:value-type="float">
            <text:p>0,00079056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office:value-type="float" office:value="-0.00000065431" calcext:value-type="float">
            <text:p>-6,54E-07</text:p>
          </table:table-cell>
          <table:table-cell office:value-type="float" office:value="0.000030595" calcext:value-type="float">
            <text:p>3,06E-05</text:p>
          </table:table-cell>
          <table:table-cell/>
          <table:table-cell office:value-type="float" office:value="0.00000020852" calcext:value-type="float">
            <text:p>2,09E-07</text:p>
          </table:table-cell>
          <table:table-cell office:value-type="float" office:value="0.00003211" calcext:value-type="float">
            <text:p>3,21E-05</text:p>
          </table:table-cell>
          <table:table-cell/>
          <table:table-cell office:value-type="float" office:value="0.0000013399" calcext:value-type="float">
            <text:p>1,34E-06</text:p>
          </table:table-cell>
          <table:table-cell office:value-type="float" office:value="0.000083364" calcext:value-type="float">
            <text:p>8,34E-05</text:p>
          </table:table-cell>
          <table:table-cell/>
          <table:table-cell office:value-type="float" office:value="0.0000029935" calcext:value-type="float">
            <text:p>2,99E-06</text:p>
          </table:table-cell>
          <table:table-cell office:value-type="float" office:value="0.00027886" calcext:value-type="float">
            <text:p>0,00027886</text:p>
          </table:table-cell>
          <table:table-cell/>
          <table:table-cell office:value-type="float" office:value="0.0000057922" calcext:value-type="float">
            <text:p>5,79E-06</text:p>
          </table:table-cell>
          <table:table-cell office:value-type="float" office:value="0.00054368" calcext:value-type="float">
            <text:p>0,00054368</text:p>
          </table:table-cell>
          <table:table-cell/>
          <table:table-cell office:value-type="float" office:value="0.000012161" calcext:value-type="float">
            <text:p>1,22E-05</text:p>
          </table:table-cell>
          <table:table-cell office:value-type="float" office:value="0.00079274" calcext:value-type="float">
            <text:p>0,00079274</text:p>
          </table:table-cell>
        </table:table-row>
        <table:table-row table:style-name="ro1">
          <table:table-cell office:value-type="float" office:value="0.76" calcext:value-type="float">
            <text:p>0,76</text:p>
          </table:table-cell>
          <table:table-cell/>
          <table:table-cell office:value-type="float" office:value="-0.00000067814" calcext:value-type="float">
            <text:p>-6,78E-07</text:p>
          </table:table-cell>
          <table:table-cell office:value-type="float" office:value="0.00003126" calcext:value-type="float">
            <text:p>3,13E-05</text:p>
          </table:table-cell>
          <table:table-cell/>
          <table:table-cell office:value-type="float" office:value="0.00000019158" calcext:value-type="float">
            <text:p>1,92E-07</text:p>
          </table:table-cell>
          <table:table-cell office:value-type="float" office:value="0.000032896" calcext:value-type="float">
            <text:p>3,29E-05</text:p>
          </table:table-cell>
          <table:table-cell/>
          <table:table-cell office:value-type="float" office:value="0.0000013345" calcext:value-type="float">
            <text:p>1,33E-06</text:p>
          </table:table-cell>
          <table:table-cell office:value-type="float" office:value="0.000084693" calcext:value-type="float">
            <text:p>8,47E-05</text:p>
          </table:table-cell>
          <table:table-cell/>
          <table:table-cell office:value-type="float" office:value="0.000002987" calcext:value-type="float">
            <text:p>2,99E-06</text:p>
          </table:table-cell>
          <table:table-cell office:value-type="float" office:value="0.00028033" calcext:value-type="float">
            <text:p>0,00028033</text:p>
          </table:table-cell>
          <table:table-cell/>
          <table:table-cell office:value-type="float" office:value="0.0000057807" calcext:value-type="float">
            <text:p>5,78E-06</text:p>
          </table:table-cell>
          <table:table-cell office:value-type="float" office:value="0.00054656" calcext:value-type="float">
            <text:p>0,00054656</text:p>
          </table:table-cell>
          <table:table-cell/>
          <table:table-cell office:value-type="float" office:value="0.000012218" calcext:value-type="float">
            <text:p>1,22E-05</text:p>
          </table:table-cell>
          <table:table-cell office:value-type="float" office:value="0.0007946" calcext:value-type="float">
            <text:p>0,0007946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/>
          <table:table-cell office:value-type="float" office:value="-0.00000071038" calcext:value-type="float">
            <text:p>-7,10E-07</text:p>
          </table:table-cell>
          <table:table-cell office:value-type="float" office:value="0.000031961" calcext:value-type="float">
            <text:p>3,20E-05</text:p>
          </table:table-cell>
          <table:table-cell/>
          <table:table-cell office:value-type="float" office:value="0.0000001804" calcext:value-type="float">
            <text:p>1,80E-07</text:p>
          </table:table-cell>
          <table:table-cell office:value-type="float" office:value="0.00003381" calcext:value-type="float">
            <text:p>3,38E-05</text:p>
          </table:table-cell>
          <table:table-cell/>
          <table:table-cell office:value-type="float" office:value="0.0000013229" calcext:value-type="float">
            <text:p>1,32E-06</text:p>
          </table:table-cell>
          <table:table-cell office:value-type="float" office:value="0.000085767" calcext:value-type="float">
            <text:p>8,58E-05</text:p>
          </table:table-cell>
          <table:table-cell/>
          <table:table-cell office:value-type="float" office:value="0.0000030006" calcext:value-type="float">
            <text:p>3,00E-06</text:p>
          </table:table-cell>
          <table:table-cell office:value-type="float" office:value="0.00028173" calcext:value-type="float">
            <text:p>0,00028173</text:p>
          </table:table-cell>
          <table:table-cell/>
          <table:table-cell office:value-type="float" office:value="0.0000061094" calcext:value-type="float">
            <text:p>6,11E-06</text:p>
          </table:table-cell>
          <table:table-cell office:value-type="float" office:value="0.00054874" calcext:value-type="float">
            <text:p>0,00054874</text:p>
          </table:table-cell>
          <table:table-cell/>
          <table:table-cell office:value-type="float" office:value="0.000012185" calcext:value-type="float">
            <text:p>1,22E-05</text:p>
          </table:table-cell>
          <table:table-cell office:value-type="float" office:value="0.0007973" calcext:value-type="float">
            <text:p>0,0007973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  <table:table-cell/>
          <table:table-cell office:value-type="float" office:value="-0.00000073926" calcext:value-type="float">
            <text:p>-7,39E-07</text:p>
          </table:table-cell>
          <table:table-cell office:value-type="float" office:value="0.000032777" calcext:value-type="float">
            <text:p>3,28E-05</text:p>
          </table:table-cell>
          <table:table-cell/>
          <table:table-cell office:value-type="float" office:value="0.00000016853" calcext:value-type="float">
            <text:p>1,69E-07</text:p>
          </table:table-cell>
          <table:table-cell office:value-type="float" office:value="0.000034506" calcext:value-type="float">
            <text:p>3,45E-05</text:p>
          </table:table-cell>
          <table:table-cell/>
          <table:table-cell office:value-type="float" office:value="0.0000013301" calcext:value-type="float">
            <text:p>1,33E-06</text:p>
          </table:table-cell>
          <table:table-cell office:value-type="float" office:value="0.000086975" calcext:value-type="float">
            <text:p>8,70E-05</text:p>
          </table:table-cell>
          <table:table-cell/>
          <table:table-cell office:value-type="float" office:value="0.000003051" calcext:value-type="float">
            <text:p>3,05E-06</text:p>
          </table:table-cell>
          <table:table-cell office:value-type="float" office:value="0.00028396" calcext:value-type="float">
            <text:p>0,00028396</text:p>
          </table:table-cell>
          <table:table-cell/>
          <table:table-cell office:value-type="float" office:value="0.0000059185" calcext:value-type="float">
            <text:p>5,92E-06</text:p>
          </table:table-cell>
          <table:table-cell office:value-type="float" office:value="0.00055005" calcext:value-type="float">
            <text:p>0,00055005</text:p>
          </table:table-cell>
          <table:table-cell/>
          <table:table-cell office:value-type="float" office:value="0.000012425" calcext:value-type="float">
            <text:p>1,24E-05</text:p>
          </table:table-cell>
          <table:table-cell office:value-type="float" office:value="0.00079863" calcext:value-type="float">
            <text:p>0,00079863</text:p>
          </table:table-cell>
        </table:table-row>
        <table:table-row table:style-name="ro1">
          <table:table-cell office:value-type="float" office:value="0.79" calcext:value-type="float">
            <text:p>0,79</text:p>
          </table:table-cell>
          <table:table-cell/>
          <table:table-cell office:value-type="float" office:value="-0.00000077446" calcext:value-type="float">
            <text:p>-7,74E-07</text:p>
          </table:table-cell>
          <table:table-cell office:value-type="float" office:value="0.000033444" calcext:value-type="float">
            <text:p>3,34E-05</text:p>
          </table:table-cell>
          <table:table-cell/>
          <table:table-cell office:value-type="float" office:value="0.00000019044" calcext:value-type="float">
            <text:p>1,90E-07</text:p>
          </table:table-cell>
          <table:table-cell office:value-type="float" office:value="0.0000352" calcext:value-type="float">
            <text:p>3,52E-05</text:p>
          </table:table-cell>
          <table:table-cell/>
          <table:table-cell office:value-type="float" office:value="0.0000013112" calcext:value-type="float">
            <text:p>1,31E-06</text:p>
          </table:table-cell>
          <table:table-cell office:value-type="float" office:value="0.000088242" calcext:value-type="float">
            <text:p>8,82E-05</text:p>
          </table:table-cell>
          <table:table-cell/>
          <table:table-cell office:value-type="float" office:value="0.000003019" calcext:value-type="float">
            <text:p>3,02E-06</text:p>
          </table:table-cell>
          <table:table-cell office:value-type="float" office:value="0.00028542" calcext:value-type="float">
            <text:p>0,00028542</text:p>
          </table:table-cell>
          <table:table-cell/>
          <table:table-cell office:value-type="float" office:value="0.0000061098" calcext:value-type="float">
            <text:p>6,11E-06</text:p>
          </table:table-cell>
          <table:table-cell office:value-type="float" office:value="0.00055087" calcext:value-type="float">
            <text:p>0,00055087</text:p>
          </table:table-cell>
          <table:table-cell/>
          <table:table-cell office:value-type="float" office:value="0.000012879" calcext:value-type="float">
            <text:p>1,29E-05</text:p>
          </table:table-cell>
          <table:table-cell office:value-type="float" office:value="0.00080145" calcext:value-type="float">
            <text:p>0,00080145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office:value-type="float" office:value="-0.00000083183" calcext:value-type="float">
            <text:p>-8,32E-07</text:p>
          </table:table-cell>
          <table:table-cell office:value-type="float" office:value="0.000034235" calcext:value-type="float">
            <text:p>3,42E-05</text:p>
          </table:table-cell>
          <table:table-cell/>
          <table:table-cell office:value-type="float" office:value="0.00000017863" calcext:value-type="float">
            <text:p>1,79E-07</text:p>
          </table:table-cell>
          <table:table-cell office:value-type="float" office:value="0.000035714" calcext:value-type="float">
            <text:p>3,57E-05</text:p>
          </table:table-cell>
          <table:table-cell/>
          <table:table-cell office:value-type="float" office:value="0.0000013079" calcext:value-type="float">
            <text:p>1,31E-06</text:p>
          </table:table-cell>
          <table:table-cell office:value-type="float" office:value="0.000089338" calcext:value-type="float">
            <text:p>8,93E-05</text:p>
          </table:table-cell>
          <table:table-cell/>
          <table:table-cell office:value-type="float" office:value="0.0000031" calcext:value-type="float">
            <text:p>3,10E-06</text:p>
          </table:table-cell>
          <table:table-cell office:value-type="float" office:value="0.00028796" calcext:value-type="float">
            <text:p>0,00028796</text:p>
          </table:table-cell>
          <table:table-cell/>
          <table:table-cell office:value-type="float" office:value="0.0000061229" calcext:value-type="float">
            <text:p>6,12E-06</text:p>
          </table:table-cell>
          <table:table-cell office:value-type="float" office:value="0.00055304" calcext:value-type="float">
            <text:p>0,00055304</text:p>
          </table:table-cell>
          <table:table-cell/>
          <table:table-cell office:value-type="float" office:value="0.000012241" calcext:value-type="float">
            <text:p>1,22E-05</text:p>
          </table:table-cell>
          <table:table-cell office:value-type="float" office:value="0.00080358" calcext:value-type="float">
            <text:p>0,00080358</text:p>
          </table:table-cell>
        </table:table-row>
        <table:table-row table:style-name="ro1">
          <table:table-cell office:value-type="float" office:value="0.81" calcext:value-type="float">
            <text:p>0,81</text:p>
          </table:table-cell>
          <table:table-cell/>
          <table:table-cell office:value-type="float" office:value="-0.00000084973" calcext:value-type="float">
            <text:p>-8,50E-07</text:p>
          </table:table-cell>
          <table:table-cell office:value-type="float" office:value="0.000035052" calcext:value-type="float">
            <text:p>3,51E-05</text:p>
          </table:table-cell>
          <table:table-cell/>
          <table:table-cell office:value-type="float" office:value="0.00000015709" calcext:value-type="float">
            <text:p>1,57E-07</text:p>
          </table:table-cell>
          <table:table-cell office:value-type="float" office:value="0.000036841" calcext:value-type="float">
            <text:p>3,68E-05</text:p>
          </table:table-cell>
          <table:table-cell/>
          <table:table-cell office:value-type="float" office:value="0.0000014115" calcext:value-type="float">
            <text:p>1,41E-06</text:p>
          </table:table-cell>
          <table:table-cell office:value-type="float" office:value="0.000090712" calcext:value-type="float">
            <text:p>9,07E-05</text:p>
          </table:table-cell>
          <table:table-cell/>
          <table:table-cell office:value-type="float" office:value="0.0000030336" calcext:value-type="float">
            <text:p>3,03E-06</text:p>
          </table:table-cell>
          <table:table-cell office:value-type="float" office:value="0.00028964" calcext:value-type="float">
            <text:p>0,00028964</text:p>
          </table:table-cell>
          <table:table-cell/>
          <table:table-cell office:value-type="float" office:value="0.0000061358" calcext:value-type="float">
            <text:p>6,14E-06</text:p>
          </table:table-cell>
          <table:table-cell office:value-type="float" office:value="0.0005568" calcext:value-type="float">
            <text:p>0,0005568</text:p>
          </table:table-cell>
          <table:table-cell/>
          <table:table-cell office:value-type="float" office:value="0.0000125" calcext:value-type="float">
            <text:p>1,25E-05</text:p>
          </table:table-cell>
          <table:table-cell office:value-type="float" office:value="0.0008065" calcext:value-type="float">
            <text:p>0,0008065</text:p>
          </table:table-cell>
        </table:table-row>
        <table:table-row table:style-name="ro1">
          <table:table-cell office:value-type="float" office:value="0.82" calcext:value-type="float">
            <text:p>0,82</text:p>
          </table:table-cell>
          <table:table-cell/>
          <table:table-cell office:value-type="float" office:value="-0.00000091385" calcext:value-type="float">
            <text:p>-9,14E-07</text:p>
          </table:table-cell>
          <table:table-cell office:value-type="float" office:value="0.000035847" calcext:value-type="float">
            <text:p>3,58E-05</text:p>
          </table:table-cell>
          <table:table-cell/>
          <table:table-cell office:value-type="float" office:value="0.00000015536" calcext:value-type="float">
            <text:p>1,55E-07</text:p>
          </table:table-cell>
          <table:table-cell office:value-type="float" office:value="0.000037641" calcext:value-type="float">
            <text:p>3,76E-05</text:p>
          </table:table-cell>
          <table:table-cell/>
          <table:table-cell office:value-type="float" office:value="0.0000012968" calcext:value-type="float">
            <text:p>1,30E-06</text:p>
          </table:table-cell>
          <table:table-cell office:value-type="float" office:value="0.000092001" calcext:value-type="float">
            <text:p>9,20E-05</text:p>
          </table:table-cell>
          <table:table-cell/>
          <table:table-cell office:value-type="float" office:value="0.0000029808" calcext:value-type="float">
            <text:p>2,98E-06</text:p>
          </table:table-cell>
          <table:table-cell office:value-type="float" office:value="0.00029196" calcext:value-type="float">
            <text:p>0,00029196</text:p>
          </table:table-cell>
          <table:table-cell/>
          <table:table-cell office:value-type="float" office:value="0.0000061586" calcext:value-type="float">
            <text:p>6,16E-06</text:p>
          </table:table-cell>
          <table:table-cell office:value-type="float" office:value="0.00055772" calcext:value-type="float">
            <text:p>0,00055772</text:p>
          </table:table-cell>
          <table:table-cell/>
          <table:table-cell office:value-type="float" office:value="0.000012573" calcext:value-type="float">
            <text:p>1,26E-05</text:p>
          </table:table-cell>
          <table:table-cell office:value-type="float" office:value="0.00080836" calcext:value-type="float">
            <text:p>0,00080836</text:p>
          </table:table-cell>
        </table:table-row>
        <table:table-row table:style-name="ro1">
          <table:table-cell office:value-type="float" office:value="0.83" calcext:value-type="float">
            <text:p>0,83</text:p>
          </table:table-cell>
          <table:table-cell/>
          <table:table-cell office:value-type="float" office:value="-0.00000093165" calcext:value-type="float">
            <text:p>-9,32E-07</text:p>
          </table:table-cell>
          <table:table-cell office:value-type="float" office:value="0.000036714" calcext:value-type="float">
            <text:p>3,67E-05</text:p>
          </table:table-cell>
          <table:table-cell/>
          <table:table-cell office:value-type="float" office:value="0.00000012485" calcext:value-type="float">
            <text:p>1,25E-07</text:p>
          </table:table-cell>
          <table:table-cell office:value-type="float" office:value="0.000038503" calcext:value-type="float">
            <text:p>3,85E-05</text:p>
          </table:table-cell>
          <table:table-cell/>
          <table:table-cell office:value-type="float" office:value="0.0000012961" calcext:value-type="float">
            <text:p>1,30E-06</text:p>
          </table:table-cell>
          <table:table-cell office:value-type="float" office:value="0.000093154" calcext:value-type="float">
            <text:p>9,32E-05</text:p>
          </table:table-cell>
          <table:table-cell/>
          <table:table-cell office:value-type="float" office:value="0.0000030096" calcext:value-type="float">
            <text:p>3,01E-06</text:p>
          </table:table-cell>
          <table:table-cell office:value-type="float" office:value="0.00029372" calcext:value-type="float">
            <text:p>0,00029372</text:p>
          </table:table-cell>
          <table:table-cell/>
          <table:table-cell office:value-type="float" office:value="0.0000058291" calcext:value-type="float">
            <text:p>5,83E-06</text:p>
          </table:table-cell>
          <table:table-cell office:value-type="float" office:value="0.00056043" calcext:value-type="float">
            <text:p>0,00056043</text:p>
          </table:table-cell>
          <table:table-cell/>
          <table:table-cell office:value-type="float" office:value="0.000012408" calcext:value-type="float">
            <text:p>1,24E-05</text:p>
          </table:table-cell>
          <table:table-cell office:value-type="float" office:value="0.00081106" calcext:value-type="float">
            <text:p>0,00081106</text:p>
          </table:table-cell>
        </table:table-row>
        <table:table-row table:style-name="ro1">
          <table:table-cell office:value-type="float" office:value="0.84" calcext:value-type="float">
            <text:p>0,84</text:p>
          </table:table-cell>
          <table:table-cell/>
          <table:table-cell office:value-type="float" office:value="-0.0000009714" calcext:value-type="float">
            <text:p>-9,71E-07</text:p>
          </table:table-cell>
          <table:table-cell office:value-type="float" office:value="0.000037474" calcext:value-type="float">
            <text:p>3,75E-05</text:p>
          </table:table-cell>
          <table:table-cell/>
          <table:table-cell office:value-type="float" office:value="0.00000010456" calcext:value-type="float">
            <text:p>1,05E-07</text:p>
          </table:table-cell>
          <table:table-cell office:value-type="float" office:value="0.000039178" calcext:value-type="float">
            <text:p>3,92E-05</text:p>
          </table:table-cell>
          <table:table-cell/>
          <table:table-cell office:value-type="float" office:value="0.0000012836" calcext:value-type="float">
            <text:p>1,28E-06</text:p>
          </table:table-cell>
          <table:table-cell office:value-type="float" office:value="0.00009452" calcext:value-type="float">
            <text:p>9,45E-05</text:p>
          </table:table-cell>
          <table:table-cell/>
          <table:table-cell office:value-type="float" office:value="0.0000032651" calcext:value-type="float">
            <text:p>3,27E-06</text:p>
          </table:table-cell>
          <table:table-cell office:value-type="float" office:value="0.00029525" calcext:value-type="float">
            <text:p>0,00029525</text:p>
          </table:table-cell>
          <table:table-cell/>
          <table:table-cell office:value-type="float" office:value="0.0000058885" calcext:value-type="float">
            <text:p>5,89E-06</text:p>
          </table:table-cell>
          <table:table-cell office:value-type="float" office:value="0.00056219" calcext:value-type="float">
            <text:p>0,00056219</text:p>
          </table:table-cell>
          <table:table-cell/>
          <table:table-cell office:value-type="float" office:value="0.000013077" calcext:value-type="float">
            <text:p>1,31E-05</text:p>
          </table:table-cell>
          <table:table-cell office:value-type="float" office:value="0.00081313" calcext:value-type="float">
            <text:p>0,00081313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office:value-type="float" office:value="-0.00000102678" calcext:value-type="float">
            <text:p>-1,03E-06</text:p>
          </table:table-cell>
          <table:table-cell office:value-type="float" office:value="0.000038331" calcext:value-type="float">
            <text:p>3,83E-05</text:p>
          </table:table-cell>
          <table:table-cell/>
          <table:table-cell office:value-type="float" office:value="0.000000098292" calcext:value-type="float">
            <text:p>9,83E-08</text:p>
          </table:table-cell>
          <table:table-cell office:value-type="float" office:value="0.000040145" calcext:value-type="float">
            <text:p>4,01E-05</text:p>
          </table:table-cell>
          <table:table-cell/>
          <table:table-cell office:value-type="float" office:value="0.0000012716" calcext:value-type="float">
            <text:p>1,27E-06</text:p>
          </table:table-cell>
          <table:table-cell office:value-type="float" office:value="0.000095764" calcext:value-type="float">
            <text:p>9,58E-05</text:p>
          </table:table-cell>
          <table:table-cell/>
          <table:table-cell office:value-type="float" office:value="0.0000032554" calcext:value-type="float">
            <text:p>3,26E-06</text:p>
          </table:table-cell>
          <table:table-cell office:value-type="float" office:value="0.00029707" calcext:value-type="float">
            <text:p>0,00029707</text:p>
          </table:table-cell>
          <table:table-cell/>
          <table:table-cell office:value-type="float" office:value="0.000005902" calcext:value-type="float">
            <text:p>5,90E-06</text:p>
          </table:table-cell>
          <table:table-cell office:value-type="float" office:value="0.00056383" calcext:value-type="float">
            <text:p>0,00056383</text:p>
          </table:table-cell>
          <table:table-cell/>
          <table:table-cell office:value-type="float" office:value="0.000012674" calcext:value-type="float">
            <text:p>1,27E-05</text:p>
          </table:table-cell>
          <table:table-cell office:value-type="float" office:value="0.00081517" calcext:value-type="float">
            <text:p>0,00081517</text:p>
          </table:table-cell>
        </table:table-row>
        <table:table-row table:style-name="ro1">
          <table:table-cell office:value-type="float" office:value="0.86" calcext:value-type="float">
            <text:p>0,86</text:p>
          </table:table-cell>
          <table:table-cell/>
          <table:table-cell office:value-type="float" office:value="-0.00000107199" calcext:value-type="float">
            <text:p>-1,07E-06</text:p>
          </table:table-cell>
          <table:table-cell office:value-type="float" office:value="0.000039255" calcext:value-type="float">
            <text:p>3,93E-05</text:p>
          </table:table-cell>
          <table:table-cell/>
          <table:table-cell office:value-type="float" office:value="0.000000073267" calcext:value-type="float">
            <text:p>7,33E-08</text:p>
          </table:table-cell>
          <table:table-cell office:value-type="float" office:value="0.000041035" calcext:value-type="float">
            <text:p>4,10E-05</text:p>
          </table:table-cell>
          <table:table-cell/>
          <table:table-cell office:value-type="float" office:value="0.0000012682" calcext:value-type="float">
            <text:p>1,27E-06</text:p>
          </table:table-cell>
          <table:table-cell office:value-type="float" office:value="0.000097167" calcext:value-type="float">
            <text:p>9,72E-05</text:p>
          </table:table-cell>
          <table:table-cell/>
          <table:table-cell office:value-type="float" office:value="0.0000032648" calcext:value-type="float">
            <text:p>3,26E-06</text:p>
          </table:table-cell>
          <table:table-cell office:value-type="float" office:value="0.00029888" calcext:value-type="float">
            <text:p>0,00029888</text:p>
          </table:table-cell>
          <table:table-cell/>
          <table:table-cell office:value-type="float" office:value="0.0000058562" calcext:value-type="float">
            <text:p>5,86E-06</text:p>
          </table:table-cell>
          <table:table-cell office:value-type="float" office:value="0.00056594" calcext:value-type="float">
            <text:p>0,00056594</text:p>
          </table:table-cell>
          <table:table-cell/>
          <table:table-cell office:value-type="float" office:value="0.000012603" calcext:value-type="float">
            <text:p>1,26E-05</text:p>
          </table:table-cell>
          <table:table-cell office:value-type="float" office:value="0.00081753" calcext:value-type="float">
            <text:p>0,00081753</text:p>
          </table:table-cell>
        </table:table-row>
        <table:table-row table:style-name="ro1">
          <table:table-cell office:value-type="float" office:value="0.87" calcext:value-type="float">
            <text:p>0,87</text:p>
          </table:table-cell>
          <table:table-cell/>
          <table:table-cell office:value-type="float" office:value="-0.000001119" calcext:value-type="float">
            <text:p>-1,12E-06</text:p>
          </table:table-cell>
          <table:table-cell office:value-type="float" office:value="0.00004007" calcext:value-type="float">
            <text:p>4,01E-05</text:p>
          </table:table-cell>
          <table:table-cell/>
          <table:table-cell office:value-type="float" office:value="0.00000005205" calcext:value-type="float">
            <text:p>5,21E-08</text:p>
          </table:table-cell>
          <table:table-cell office:value-type="float" office:value="0.000041911" calcext:value-type="float">
            <text:p>4,19E-05</text:p>
          </table:table-cell>
          <table:table-cell/>
          <table:table-cell office:value-type="float" office:value="0.0000012728" calcext:value-type="float">
            <text:p>1,27E-06</text:p>
          </table:table-cell>
          <table:table-cell office:value-type="float" office:value="0.00009854" calcext:value-type="float">
            <text:p>9,85E-05</text:p>
          </table:table-cell>
          <table:table-cell/>
          <table:table-cell office:value-type="float" office:value="0.0000032667" calcext:value-type="float">
            <text:p>3,27E-06</text:p>
          </table:table-cell>
          <table:table-cell office:value-type="float" office:value="0.00030121" calcext:value-type="float">
            <text:p>0,00030121</text:p>
          </table:table-cell>
          <table:table-cell/>
          <table:table-cell office:value-type="float" office:value="0.0000059311" calcext:value-type="float">
            <text:p>5,93E-06</text:p>
          </table:table-cell>
          <table:table-cell office:value-type="float" office:value="0.00056863" calcext:value-type="float">
            <text:p>0,00056863</text:p>
          </table:table-cell>
          <table:table-cell/>
          <table:table-cell office:value-type="float" office:value="0.000013074" calcext:value-type="float">
            <text:p>1,31E-05</text:p>
          </table:table-cell>
          <table:table-cell office:value-type="float" office:value="0.00081932" calcext:value-type="float">
            <text:p>0,00081932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/>
          <table:table-cell office:value-type="float" office:value="-0.0000012094" calcext:value-type="float">
            <text:p>-1,21E-06</text:p>
          </table:table-cell>
          <table:table-cell office:value-type="float" office:value="0.000041012" calcext:value-type="float">
            <text:p>4,10E-05</text:p>
          </table:table-cell>
          <table:table-cell/>
          <table:table-cell office:value-type="float" office:value="0.000000036947" calcext:value-type="float">
            <text:p>3,69E-08</text:p>
          </table:table-cell>
          <table:table-cell office:value-type="float" office:value="0.000042556" calcext:value-type="float">
            <text:p>4,26E-05</text:p>
          </table:table-cell>
          <table:table-cell/>
          <table:table-cell office:value-type="float" office:value="0.000001256" calcext:value-type="float">
            <text:p>1,26E-06</text:p>
          </table:table-cell>
          <table:table-cell office:value-type="float" office:value="0.000099906" calcext:value-type="float">
            <text:p>9,99E-05</text:p>
          </table:table-cell>
          <table:table-cell/>
          <table:table-cell office:value-type="float" office:value="0.000003228" calcext:value-type="float">
            <text:p>3,23E-06</text:p>
          </table:table-cell>
          <table:table-cell office:value-type="float" office:value="0.00030319" calcext:value-type="float">
            <text:p>0,00030319</text:p>
          </table:table-cell>
          <table:table-cell/>
          <table:table-cell office:value-type="float" office:value="0.0000059119" calcext:value-type="float">
            <text:p>5,91E-06</text:p>
          </table:table-cell>
          <table:table-cell office:value-type="float" office:value="0.00057141" calcext:value-type="float">
            <text:p>0,00057141</text:p>
          </table:table-cell>
          <table:table-cell/>
          <table:table-cell office:value-type="float" office:value="0.000012744" calcext:value-type="float">
            <text:p>1,27E-05</text:p>
          </table:table-cell>
          <table:table-cell office:value-type="float" office:value="0.00082173" calcext:value-type="float">
            <text:p>0,00082173</text:p>
          </table:table-cell>
        </table:table-row>
        <table:table-row table:style-name="ro1">
          <table:table-cell office:value-type="float" office:value="0.89" calcext:value-type="float">
            <text:p>0,89</text:p>
          </table:table-cell>
          <table:table-cell/>
          <table:table-cell office:value-type="float" office:value="-0.0000012439" calcext:value-type="float">
            <text:p>-1,24E-06</text:p>
          </table:table-cell>
          <table:table-cell office:value-type="float" office:value="0.000042" calcext:value-type="float">
            <text:p>4,20E-05</text:p>
          </table:table-cell>
          <table:table-cell/>
          <table:table-cell office:value-type="float" office:value="0.000000016038" calcext:value-type="float">
            <text:p>1,60E-08</text:p>
          </table:table-cell>
          <table:table-cell office:value-type="float" office:value="0.000043829" calcext:value-type="float">
            <text:p>4,38E-05</text:p>
          </table:table-cell>
          <table:table-cell/>
          <table:table-cell office:value-type="float" office:value="0.0000012797" calcext:value-type="float">
            <text:p>1,28E-06</text:p>
          </table:table-cell>
          <table:table-cell table:style-name="Default" office:value-type="float" office:value="0.000101213" calcext:value-type="float">
            <text:p>0,000101213</text:p>
          </table:table-cell>
          <table:table-cell/>
          <table:table-cell office:value-type="float" office:value="0.0000030085" calcext:value-type="float">
            <text:p>3,01E-06</text:p>
          </table:table-cell>
          <table:table-cell office:value-type="float" office:value="0.00030451" calcext:value-type="float">
            <text:p>0,00030451</text:p>
          </table:table-cell>
          <table:table-cell/>
          <table:table-cell office:value-type="float" office:value="0.000005939" calcext:value-type="float">
            <text:p>5,94E-06</text:p>
          </table:table-cell>
          <table:table-cell office:value-type="float" office:value="0.00057378" calcext:value-type="float">
            <text:p>0,00057378</text:p>
          </table:table-cell>
          <table:table-cell/>
          <table:table-cell office:value-type="float" office:value="0.000012776" calcext:value-type="float">
            <text:p>1,28E-05</text:p>
          </table:table-cell>
          <table:table-cell office:value-type="float" office:value="0.00082414" calcext:value-type="float">
            <text:p>0,00082414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office:value-type="float" office:value="-0.0000012951" calcext:value-type="float">
            <text:p>-1,30E-06</text:p>
          </table:table-cell>
          <table:table-cell office:value-type="float" office:value="0.000043003" calcext:value-type="float">
            <text:p>4,30E-05</text:p>
          </table:table-cell>
          <table:table-cell/>
          <table:table-cell office:value-type="float" office:value="-0.000000005269" calcext:value-type="float">
            <text:p>-5,27E-09</text:p>
          </table:table-cell>
          <table:table-cell office:value-type="float" office:value="0.000044862" calcext:value-type="float">
            <text:p>4,49E-05</text:p>
          </table:table-cell>
          <table:table-cell/>
          <table:table-cell office:value-type="float" office:value="0.0000012675" calcext:value-type="float">
            <text:p>1,27E-06</text:p>
          </table:table-cell>
          <table:table-cell table:style-name="Default" office:value-type="float" office:value="0.000102491" calcext:value-type="float">
            <text:p>0,000102491</text:p>
          </table:table-cell>
          <table:table-cell/>
          <table:table-cell office:value-type="float" office:value="0.0000030401" calcext:value-type="float">
            <text:p>3,04E-06</text:p>
          </table:table-cell>
          <table:table-cell office:value-type="float" office:value="0.00030638" calcext:value-type="float">
            <text:p>0,00030638</text:p>
          </table:table-cell>
          <table:table-cell/>
          <table:table-cell office:value-type="float" office:value="0.0000061756" calcext:value-type="float">
            <text:p>6,18E-06</text:p>
          </table:table-cell>
          <table:table-cell office:value-type="float" office:value="0.00057487" calcext:value-type="float">
            <text:p>0,00057487</text:p>
          </table:table-cell>
          <table:table-cell/>
          <table:table-cell office:value-type="float" office:value="0.000013242" calcext:value-type="float">
            <text:p>1,32E-05</text:p>
          </table:table-cell>
          <table:table-cell office:value-type="float" office:value="0.00082611" calcext:value-type="float">
            <text:p>0,00082611</text:p>
          </table:table-cell>
        </table:table-row>
        <table:table-row table:style-name="ro1">
          <table:table-cell office:value-type="float" office:value="0.91" calcext:value-type="float">
            <text:p>0,91</text:p>
          </table:table-cell>
          <table:table-cell/>
          <table:table-cell office:value-type="float" office:value="-0.0000013541" calcext:value-type="float">
            <text:p>-1,35E-06</text:p>
          </table:table-cell>
          <table:table-cell office:value-type="float" office:value="0.000043905" calcext:value-type="float">
            <text:p>4,39E-05</text:p>
          </table:table-cell>
          <table:table-cell/>
          <table:table-cell office:value-type="float" office:value="-0.000000050185" calcext:value-type="float">
            <text:p>-5,02E-08</text:p>
          </table:table-cell>
          <table:table-cell office:value-type="float" office:value="0.000045746" calcext:value-type="float">
            <text:p>4,57E-05</text:p>
          </table:table-cell>
          <table:table-cell/>
          <table:table-cell office:value-type="float" office:value="0.000001255" calcext:value-type="float">
            <text:p>1,26E-06</text:p>
          </table:table-cell>
          <table:table-cell table:style-name="Default" office:value-type="float" office:value="0.000104013" calcext:value-type="float">
            <text:p>0,000104013</text:p>
          </table:table-cell>
          <table:table-cell/>
          <table:table-cell office:value-type="float" office:value="0.0000030624" calcext:value-type="float">
            <text:p>3,06E-06</text:p>
          </table:table-cell>
          <table:table-cell office:value-type="float" office:value="0.00030775" calcext:value-type="float">
            <text:p>0,00030775</text:p>
          </table:table-cell>
          <table:table-cell/>
          <table:table-cell office:value-type="float" office:value="0.0000061964" calcext:value-type="float">
            <text:p>6,20E-06</text:p>
          </table:table-cell>
          <table:table-cell office:value-type="float" office:value="0.00057698" calcext:value-type="float">
            <text:p>0,00057698</text:p>
          </table:table-cell>
          <table:table-cell/>
          <table:table-cell office:value-type="float" office:value="0.000012957" calcext:value-type="float">
            <text:p>1,30E-05</text:p>
          </table:table-cell>
          <table:table-cell office:value-type="float" office:value="0.00082844" calcext:value-type="float">
            <text:p>0,00082844</text:p>
          </table:table-cell>
        </table:table-row>
        <table:table-row table:style-name="ro1">
          <table:table-cell office:value-type="float" office:value="0.92" calcext:value-type="float">
            <text:p>0,92</text:p>
          </table:table-cell>
          <table:table-cell/>
          <table:table-cell office:value-type="float" office:value="-0.0000014045" calcext:value-type="float">
            <text:p>-1,40E-06</text:p>
          </table:table-cell>
          <table:table-cell office:value-type="float" office:value="0.000044584" calcext:value-type="float">
            <text:p>4,46E-05</text:p>
          </table:table-cell>
          <table:table-cell/>
          <table:table-cell office:value-type="float" office:value="-0.000000053925" calcext:value-type="float">
            <text:p>-5,39E-08</text:p>
          </table:table-cell>
          <table:table-cell office:value-type="float" office:value="0.000046935" calcext:value-type="float">
            <text:p>4,69E-05</text:p>
          </table:table-cell>
          <table:table-cell/>
          <table:table-cell office:value-type="float" office:value="0.0000012224" calcext:value-type="float">
            <text:p>1,22E-06</text:p>
          </table:table-cell>
          <table:table-cell table:style-name="Default" office:value-type="float" office:value="0.000104202" calcext:value-type="float">
            <text:p>0,000104202</text:p>
          </table:table-cell>
          <table:table-cell/>
          <table:table-cell office:value-type="float" office:value="0.000003021" calcext:value-type="float">
            <text:p>3,02E-06</text:p>
          </table:table-cell>
          <table:table-cell office:value-type="float" office:value="0.00030923" calcext:value-type="float">
            <text:p>0,00030923</text:p>
          </table:table-cell>
          <table:table-cell/>
          <table:table-cell office:value-type="float" office:value="0.0000062363" calcext:value-type="float">
            <text:p>6,24E-06</text:p>
          </table:table-cell>
          <table:table-cell office:value-type="float" office:value="0.00057894" calcext:value-type="float">
            <text:p>0,00057894</text:p>
          </table:table-cell>
          <table:table-cell/>
          <table:table-cell office:value-type="float" office:value="0.000013074" calcext:value-type="float">
            <text:p>1,31E-05</text:p>
          </table:table-cell>
          <table:table-cell office:value-type="float" office:value="0.00082988" calcext:value-type="float">
            <text:p>0,00082988</text:p>
          </table:table-cell>
        </table:table-row>
        <table:table-row table:style-name="ro1">
          <table:table-cell office:value-type="float" office:value="0.93" calcext:value-type="float">
            <text:p>0,93</text:p>
          </table:table-cell>
          <table:table-cell/>
          <table:table-cell office:value-type="float" office:value="-0.0000014781" calcext:value-type="float">
            <text:p>-1,48E-06</text:p>
          </table:table-cell>
          <table:table-cell office:value-type="float" office:value="0.000045439" calcext:value-type="float">
            <text:p>4,54E-05</text:p>
          </table:table-cell>
          <table:table-cell/>
          <table:table-cell office:value-type="float" office:value="-0.000000091221" calcext:value-type="float">
            <text:p>-9,12E-08</text:p>
          </table:table-cell>
          <table:table-cell office:value-type="float" office:value="0.00004776" calcext:value-type="float">
            <text:p>4,78E-05</text:p>
          </table:table-cell>
          <table:table-cell/>
          <table:table-cell office:value-type="float" office:value="0.0000012175" calcext:value-type="float">
            <text:p>1,22E-06</text:p>
          </table:table-cell>
          <table:table-cell table:style-name="Default" office:value-type="float" office:value="0.000106504" calcext:value-type="float">
            <text:p>0,000106504</text:p>
          </table:table-cell>
          <table:table-cell/>
          <table:table-cell office:value-type="float" office:value="0.0000032722" calcext:value-type="float">
            <text:p>3,27E-06</text:p>
          </table:table-cell>
          <table:table-cell office:value-type="float" office:value="0.00031201" calcext:value-type="float">
            <text:p>0,00031201</text:p>
          </table:table-cell>
          <table:table-cell/>
          <table:table-cell office:value-type="float" office:value="0.0000062526" calcext:value-type="float">
            <text:p>6,25E-06</text:p>
          </table:table-cell>
          <table:table-cell office:value-type="float" office:value="0.00058158" calcext:value-type="float">
            <text:p>0,00058158</text:p>
          </table:table-cell>
          <table:table-cell/>
          <table:table-cell office:value-type="float" office:value="0.000013162" calcext:value-type="float">
            <text:p>1,32E-05</text:p>
          </table:table-cell>
          <table:table-cell office:value-type="float" office:value="0.00083125" calcext:value-type="float">
            <text:p>0,00083125</text:p>
          </table:table-cell>
        </table:table-row>
        <table:table-row table:style-name="ro1">
          <table:table-cell office:value-type="float" office:value="0.94" calcext:value-type="float">
            <text:p>0,94</text:p>
          </table:table-cell>
          <table:table-cell/>
          <table:table-cell office:value-type="float" office:value="-0.0000015503" calcext:value-type="float">
            <text:p>-1,55E-06</text:p>
          </table:table-cell>
          <table:table-cell office:value-type="float" office:value="0.000046527" calcext:value-type="float">
            <text:p>4,65E-05</text:p>
          </table:table-cell>
          <table:table-cell/>
          <table:table-cell office:value-type="float" office:value="-0.000000113907" calcext:value-type="float">
            <text:p>-1,14E-07</text:p>
          </table:table-cell>
          <table:table-cell office:value-type="float" office:value="0.000048848" calcext:value-type="float">
            <text:p>4,88E-05</text:p>
          </table:table-cell>
          <table:table-cell/>
          <table:table-cell office:value-type="float" office:value="0.0000011751" calcext:value-type="float">
            <text:p>1,18E-06</text:p>
          </table:table-cell>
          <table:table-cell table:style-name="Default" office:value-type="float" office:value="0.000108241" calcext:value-type="float">
            <text:p>0,000108241</text:p>
          </table:table-cell>
          <table:table-cell/>
          <table:table-cell office:value-type="float" office:value="0.0000032747" calcext:value-type="float">
            <text:p>3,27E-06</text:p>
          </table:table-cell>
          <table:table-cell office:value-type="float" office:value="0.00031334" calcext:value-type="float">
            <text:p>0,00031334</text:p>
          </table:table-cell>
          <table:table-cell/>
          <table:table-cell office:value-type="float" office:value="0.0000063126" calcext:value-type="float">
            <text:p>6,31E-06</text:p>
          </table:table-cell>
          <table:table-cell office:value-type="float" office:value="0.00058347" calcext:value-type="float">
            <text:p>0,00058347</text:p>
          </table:table-cell>
          <table:table-cell/>
          <table:table-cell office:value-type="float" office:value="0.000013047" calcext:value-type="float">
            <text:p>1,30E-05</text:p>
          </table:table-cell>
          <table:table-cell office:value-type="float" office:value="0.00083314" calcext:value-type="float">
            <text:p>0,00083314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office:value-type="float" office:value="-0.0000016557" calcext:value-type="float">
            <text:p>-1,66E-06</text:p>
          </table:table-cell>
          <table:table-cell office:value-type="float" office:value="0.000047648" calcext:value-type="float">
            <text:p>4,76E-05</text:p>
          </table:table-cell>
          <table:table-cell/>
          <table:table-cell office:value-type="float" office:value="-0.00000021594" calcext:value-type="float">
            <text:p>-2,16E-07</text:p>
          </table:table-cell>
          <table:table-cell office:value-type="float" office:value="0.000050081" calcext:value-type="float">
            <text:p>5,01E-05</text:p>
          </table:table-cell>
          <table:table-cell/>
          <table:table-cell office:value-type="float" office:value="0.0000011664" calcext:value-type="float">
            <text:p>1,17E-06</text:p>
          </table:table-cell>
          <table:table-cell table:style-name="Default" office:value-type="float" office:value="0.00010949" calcext:value-type="float">
            <text:p>0,00010949</text:p>
          </table:table-cell>
          <table:table-cell/>
          <table:table-cell office:value-type="float" office:value="0.0000032676" calcext:value-type="float">
            <text:p>3,27E-06</text:p>
          </table:table-cell>
          <table:table-cell office:value-type="float" office:value="0.00031608" calcext:value-type="float">
            <text:p>0,00031608</text:p>
          </table:table-cell>
          <table:table-cell/>
          <table:table-cell office:value-type="float" office:value="0.0000063973" calcext:value-type="float">
            <text:p>6,40E-06</text:p>
          </table:table-cell>
          <table:table-cell office:value-type="float" office:value="0.00058502" calcext:value-type="float">
            <text:p>0,00058502</text:p>
          </table:table-cell>
          <table:table-cell/>
          <table:table-cell office:value-type="float" office:value="0.000013192" calcext:value-type="float">
            <text:p>1,32E-05</text:p>
          </table:table-cell>
          <table:table-cell office:value-type="float" office:value="0.0008358" calcext:value-type="float">
            <text:p>0,0008358</text:p>
          </table:table-cell>
        </table:table-row>
        <table:table-row table:style-name="ro1">
          <table:table-cell office:value-type="float" office:value="0.96" calcext:value-type="float">
            <text:p>0,96</text:p>
          </table:table-cell>
          <table:table-cell/>
          <table:table-cell office:value-type="float" office:value="-0.0000017453" calcext:value-type="float">
            <text:p>-1,75E-06</text:p>
          </table:table-cell>
          <table:table-cell office:value-type="float" office:value="0.000049097" calcext:value-type="float">
            <text:p>4,91E-05</text:p>
          </table:table-cell>
          <table:table-cell/>
          <table:table-cell office:value-type="float" office:value="-0.00000025842" calcext:value-type="float">
            <text:p>-2,58E-07</text:p>
          </table:table-cell>
          <table:table-cell office:value-type="float" office:value="0.000050836" calcext:value-type="float">
            <text:p>5,08E-05</text:p>
          </table:table-cell>
          <table:table-cell/>
          <table:table-cell office:value-type="float" office:value="0.0000013697" calcext:value-type="float">
            <text:p>1,37E-06</text:p>
          </table:table-cell>
          <table:table-cell table:style-name="Default" office:value-type="float" office:value="0.000111255" calcext:value-type="float">
            <text:p>0,000111255</text:p>
          </table:table-cell>
          <table:table-cell/>
          <table:table-cell office:value-type="float" office:value="0.0000032697" calcext:value-type="float">
            <text:p>3,27E-06</text:p>
          </table:table-cell>
          <table:table-cell office:value-type="float" office:value="0.00031769" calcext:value-type="float">
            <text:p>0,00031769</text:p>
          </table:table-cell>
          <table:table-cell/>
          <table:table-cell office:value-type="float" office:value="0.000006093" calcext:value-type="float">
            <text:p>6,09E-06</text:p>
          </table:table-cell>
          <table:table-cell office:value-type="float" office:value="0.00058783" calcext:value-type="float">
            <text:p>0,00058783</text:p>
          </table:table-cell>
          <table:table-cell/>
          <table:table-cell office:value-type="float" office:value="0.000013264" calcext:value-type="float">
            <text:p>1,33E-05</text:p>
          </table:table-cell>
          <table:table-cell office:value-type="float" office:value="0.00083734" calcext:value-type="float">
            <text:p>0,00083734</text:p>
          </table:table-cell>
        </table:table-row>
        <table:table-row table:style-name="ro1">
          <table:table-cell office:value-type="float" office:value="0.97" calcext:value-type="float">
            <text:p>0,97</text:p>
          </table:table-cell>
          <table:table-cell/>
          <table:table-cell office:value-type="float" office:value="-0.00000182" calcext:value-type="float">
            <text:p>-1,82E-06</text:p>
          </table:table-cell>
          <table:table-cell office:value-type="float" office:value="0.000049903" calcext:value-type="float">
            <text:p>4,99E-05</text:p>
          </table:table-cell>
          <table:table-cell/>
          <table:table-cell office:value-type="float" office:value="-0.00000029279" calcext:value-type="float">
            <text:p>-2,93E-07</text:p>
          </table:table-cell>
          <table:table-cell office:value-type="float" office:value="0.000052036" calcext:value-type="float">
            <text:p>5,20E-05</text:p>
          </table:table-cell>
          <table:table-cell/>
          <table:table-cell office:value-type="float" office:value="0.0000013512" calcext:value-type="float">
            <text:p>1,35E-06</text:p>
          </table:table-cell>
          <table:table-cell table:style-name="Default" office:value-type="float" office:value="0.000112854" calcext:value-type="float">
            <text:p>0,000112854</text:p>
          </table:table-cell>
          <table:table-cell/>
          <table:table-cell office:value-type="float" office:value="0.0000032661" calcext:value-type="float">
            <text:p>3,27E-06</text:p>
          </table:table-cell>
          <table:table-cell office:value-type="float" office:value="0.00032023" calcext:value-type="float">
            <text:p>0,00032023</text:p>
          </table:table-cell>
          <table:table-cell/>
          <table:table-cell office:value-type="float" office:value="0.000006476" calcext:value-type="float">
            <text:p>6,48E-06</text:p>
          </table:table-cell>
          <table:table-cell office:value-type="float" office:value="0.00058959" calcext:value-type="float">
            <text:p>0,00058959</text:p>
          </table:table-cell>
          <table:table-cell/>
          <table:table-cell office:value-type="float" office:value="0.000013314" calcext:value-type="float">
            <text:p>1,33E-05</text:p>
          </table:table-cell>
          <table:table-cell office:value-type="float" office:value="0.00083974" calcext:value-type="float">
            <text:p>0,00083974</text:p>
          </table:table-cell>
        </table:table-row>
        <table:table-row table:style-name="ro1">
          <table:table-cell office:value-type="float" office:value="0.98" calcext:value-type="float">
            <text:p>0,98</text:p>
          </table:table-cell>
          <table:table-cell/>
          <table:table-cell office:value-type="float" office:value="-0.0000020715" calcext:value-type="float">
            <text:p>-2,07E-06</text:p>
          </table:table-cell>
          <table:table-cell office:value-type="float" office:value="0.000051284" calcext:value-type="float">
            <text:p>5,13E-05</text:p>
          </table:table-cell>
          <table:table-cell/>
          <table:table-cell office:value-type="float" office:value="-0.00000037007" calcext:value-type="float">
            <text:p>-3,70E-07</text:p>
          </table:table-cell>
          <table:table-cell office:value-type="float" office:value="0.000054172" calcext:value-type="float">
            <text:p>5,42E-05</text:p>
          </table:table-cell>
          <table:table-cell/>
          <table:table-cell office:value-type="float" office:value="0.0000013446" calcext:value-type="float">
            <text:p>1,34E-06</text:p>
          </table:table-cell>
          <table:table-cell table:style-name="Default" office:value-type="float" office:value="0.000113702" calcext:value-type="float">
            <text:p>0,000113702</text:p>
          </table:table-cell>
          <table:table-cell/>
          <table:table-cell office:value-type="float" office:value="0.0000032708" calcext:value-type="float">
            <text:p>3,27E-06</text:p>
          </table:table-cell>
          <table:table-cell office:value-type="float" office:value="0.00032229" calcext:value-type="float">
            <text:p>0,00032229</text:p>
          </table:table-cell>
          <table:table-cell/>
          <table:table-cell office:value-type="float" office:value="0.0000063234" calcext:value-type="float">
            <text:p>6,32E-06</text:p>
          </table:table-cell>
          <table:table-cell office:value-type="float" office:value="0.00059258" calcext:value-type="float">
            <text:p>0,00059258</text:p>
          </table:table-cell>
          <table:table-cell/>
          <table:table-cell office:value-type="float" office:value="0.000013319" calcext:value-type="float">
            <text:p>1,33E-05</text:p>
          </table:table-cell>
          <table:table-cell office:value-type="float" office:value="0.00084131" calcext:value-type="float">
            <text:p>0,00084131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  <table:table-cell/>
          <table:table-cell office:value-type="float" office:value="-0.0000021971" calcext:value-type="float">
            <text:p>-2,20E-06</text:p>
          </table:table-cell>
          <table:table-cell office:value-type="float" office:value="0.000052842" calcext:value-type="float">
            <text:p>5,28E-05</text:p>
          </table:table-cell>
          <table:table-cell/>
          <table:table-cell office:value-type="float" office:value="-0.00000039676" calcext:value-type="float">
            <text:p>-3,97E-07</text:p>
          </table:table-cell>
          <table:table-cell office:value-type="float" office:value="0.000055159" calcext:value-type="float">
            <text:p>5,52E-05</text:p>
          </table:table-cell>
          <table:table-cell/>
          <table:table-cell office:value-type="float" office:value="0.000001323" calcext:value-type="float">
            <text:p>1,32E-06</text:p>
          </table:table-cell>
          <table:table-cell table:style-name="Default" office:value-type="float" office:value="0.00011485" calcext:value-type="float">
            <text:p>0,00011485</text:p>
          </table:table-cell>
          <table:table-cell/>
          <table:table-cell office:value-type="float" office:value="0.0000032048" calcext:value-type="float">
            <text:p>3,20E-06</text:p>
          </table:table-cell>
          <table:table-cell office:value-type="float" office:value="0.00032321" calcext:value-type="float">
            <text:p>0,00032321</text:p>
          </table:table-cell>
          <table:table-cell/>
          <table:table-cell office:value-type="float" office:value="0.0000064529" calcext:value-type="float">
            <text:p>6,45E-06</text:p>
          </table:table-cell>
          <table:table-cell office:value-type="float" office:value="0.00059464" calcext:value-type="float">
            <text:p>0,00059464</text:p>
          </table:table-cell>
          <table:table-cell/>
          <table:table-cell office:value-type="float" office:value="0.000013428" calcext:value-type="float">
            <text:p>1,34E-05</text:p>
          </table:table-cell>
          <table:table-cell office:value-type="float" office:value="0.00084479" calcext:value-type="float">
            <text:p>0,000844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-0.0000022417" calcext:value-type="float">
            <text:p>-2,24E-06</text:p>
          </table:table-cell>
          <table:table-cell office:value-type="float" office:value="0.000054172" calcext:value-type="float">
            <text:p>5,42E-05</text:p>
          </table:table-cell>
          <table:table-cell/>
          <table:table-cell office:value-type="float" office:value="-0.00000042495" calcext:value-type="float">
            <text:p>-4,25E-07</text:p>
          </table:table-cell>
          <table:table-cell office:value-type="float" office:value="0.000056614" calcext:value-type="float">
            <text:p>5,66E-05</text:p>
          </table:table-cell>
          <table:table-cell/>
          <table:table-cell office:value-type="float" office:value="0.0000011224" calcext:value-type="float">
            <text:p>1,12E-06</text:p>
          </table:table-cell>
          <table:table-cell table:style-name="Default" office:value-type="float" office:value="0.00011754" calcext:value-type="float">
            <text:p>0,00011754</text:p>
          </table:table-cell>
          <table:table-cell/>
          <table:table-cell office:value-type="float" office:value="0.0000032436" calcext:value-type="float">
            <text:p>3,24E-06</text:p>
          </table:table-cell>
          <table:table-cell office:value-type="float" office:value="0.00032573" calcext:value-type="float">
            <text:p>0,00032573</text:p>
          </table:table-cell>
          <table:table-cell/>
          <table:table-cell office:value-type="float" office:value="0.000006417" calcext:value-type="float">
            <text:p>6,42E-06</text:p>
          </table:table-cell>
          <table:table-cell office:value-type="float" office:value="0.00059596" calcext:value-type="float">
            <text:p>0,00059596</text:p>
          </table:table-cell>
          <table:table-cell/>
          <table:table-cell office:value-type="float" office:value="0.000013318" calcext:value-type="float">
            <text:p>1,33E-05</text:p>
          </table:table-cell>
          <table:table-cell office:value-type="float" office:value="0.00084632" calcext:value-type="float">
            <text:p>0,00084632</text:p>
          </table:table-cell>
        </table:table-row>
      </table:table>
      <table:table table:name="DIBL-1-10" table:style-name="ta1">
        <table:shapes>
          <draw:frame draw:z-index="0" draw:style-name="gr1" draw:text-style-name="P1" svg:width="159.99mm" svg:height="89.99mm" svg:x="97.09mm" svg:y="114.9mm">
            <loext:p draw:notify-on-update-of-ranges="'DIBL-1-10'.A5:'DIBL-1-10'.A5 'DIBL-1-10'.A6:'DIBL-1-10'.A106 'DIBL-1-10'.D5:'DIBL-1-10'.D5 'DIBL-1-10'.D6:'DIBL-1-10'.D106 'DIBL-1-10'.A5:'DIBL-1-10'.A5 'DIBL-1-10'.A6:'DIBL-1-10'.A106 'DIBL-1-10'.G5:'DIBL-1-10'.G5 'DIBL-1-10'.G6:'DIBL-1-10'.G106 'DIBL-1-10'.A5:'DIBL-1-10'.A5 'DIBL-1-10'.A6:'DIBL-1-10'.A106 'DIBL-1-10'.J5:'DIBL-1-10'.J5 'DIBL-1-10'.J6:'DIBL-1-10'.J106 'DIBL-1-10'.A5:'DIBL-1-10'.A5 'DIBL-1-10'.A6:'DIBL-1-10'.A106 'DIBL-1-10'.M5:'DIBL-1-10'.M5 'DIBL-1-10'.M6:'DIBL-1-10'.M106 'DIBL-1-10'.A5:'DIBL-1-10'.A5 'DIBL-1-10'.A6:'DIBL-1-10'.A106 'DIBL-1-10'.P5:'DIBL-1-10'.P5 'DIBL-1-10'.P6:'DIBL-1-10'.P106 'DIBL-1-10'.A5:'DIBL-1-10'.A5 'DIBL-1-10'.A6:'DIBL-1-10'.A106 'DIBL-1-10'.S5:'DIBL-1-10'.S5 'DIBL-1-10'.S6:'DIBL-1-10'.S106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2" table:default-cell-style-name="Default"/>
        <table:table-column table:style-name="co6" table:default-cell-style-name="ce5"/>
        <table:table-column table:style-name="co5" table:default-cell-style-name="ce5"/>
        <table:table-column table:style-name="co6" table:default-cell-style-name="Default"/>
        <table:table-column table:style-name="co6" table:number-columns-repeated="2" table:default-cell-style-name="ce5"/>
        <table:table-column table:style-name="co6" table:default-cell-style-name="Default"/>
        <table:table-column table:style-name="co6" table:number-columns-repeated="2" table:default-cell-style-name="ce5"/>
        <table:table-column table:style-name="co6" table:default-cell-style-name="Default"/>
        <table:table-column table:style-name="co6" table:number-columns-repeated="2" table:default-cell-style-name="ce5"/>
        <table:table-column table:style-name="co6" table:default-cell-style-name="Default"/>
        <table:table-column table:style-name="co6" table:number-columns-repeated="2" table:default-cell-style-name="ce5"/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2">
            <text:p>Vg = 0</text:p>
          </table:table-cell>
          <table:covered-table-cell table:style-name="Default"/>
          <table:table-cell/>
          <table:table-cell table:style-name="ce6" office:value-type="string" calcext:value-type="string" table:number-columns-spanned="2" table:number-rows-spanned="2">
            <text:p>Vg = 0,2</text:p>
          </table:table-cell>
          <table:covered-table-cell table:style-name="Default"/>
          <table:table-cell/>
          <table:table-cell table:style-name="ce6" office:value-type="string" calcext:value-type="string" table:number-columns-spanned="2" table:number-rows-spanned="2">
            <text:p>Vg = 0,4</text:p>
          </table:table-cell>
          <table:covered-table-cell table:style-name="Default"/>
          <table:table-cell/>
          <table:table-cell table:style-name="ce6" office:value-type="string" calcext:value-type="string" table:number-columns-spanned="2" table:number-rows-spanned="2">
            <text:p>Vg = 0,6</text:p>
          </table:table-cell>
          <table:covered-table-cell table:style-name="Default"/>
          <table:table-cell/>
          <table:table-cell table:style-name="ce6" office:value-type="string" calcext:value-type="string" table:number-columns-spanned="2" table:number-rows-spanned="2">
            <text:p>Vg = 0,8</text:p>
          </table:table-cell>
          <table:covered-table-cell table:style-name="Default"/>
          <table:table-cell/>
          <table:table-cell table:style-name="ce6" office:value-type="string" calcext:value-type="string" table:number-columns-spanned="2" table:number-rows-spanned="2">
            <text:p>Vg = 1</text:p>
          </table:table-cell>
          <table:covered-table-cell table:style-name="Default"/>
        </table:table-row>
        <table:table-row table:style-name="ro1">
          <table:table-cell table:number-columns-repeated="2"/>
          <table:covered-table-cell table:number-columns-repeated="2" table:style-name="Default"/>
          <table:table-cell/>
          <table:covered-table-cell table:number-columns-repeated="2" table:style-name="Default"/>
          <table:table-cell/>
          <table:covered-table-cell table:number-columns-repeated="2" table:style-name="Default"/>
          <table:table-cell/>
          <table:covered-table-cell table:number-columns-repeated="2" table:style-name="Default"/>
          <table:table-cell/>
          <table:covered-table-cell table:number-columns-repeated="2" table:style-name="Default"/>
          <table:table-cell/>
          <table:covered-table-cell table:number-columns-repeated="2" table:style-name="Default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Vg (V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-0.00000000001102" calcext:value-type="float">
            <text:p>-1,10E-11</text:p>
          </table:table-cell>
          <table:table-cell office:value-type="float" office:value="0.00000000000141" calcext:value-type="float">
            <text:p>1,41E-12</text:p>
          </table:table-cell>
          <table:table-cell/>
          <table:table-cell office:value-type="float" office:value="0.00000000002808" calcext:value-type="float">
            <text:p>2,81E-11</text:p>
          </table:table-cell>
          <table:table-cell office:value-type="float" office:value="-0.00000000001702" calcext:value-type="float">
            <text:p>-1,70E-11</text:p>
          </table:table-cell>
          <table:table-cell/>
          <table:table-cell office:value-type="float" office:value="0.00000000045468" calcext:value-type="float">
            <text:p>4,55E-10</text:p>
          </table:table-cell>
          <table:table-cell office:value-type="float" office:value="-0.00000000025381" calcext:value-type="float">
            <text:p>-2,54E-10</text:p>
          </table:table-cell>
          <table:table-cell/>
          <table:table-cell office:value-type="float" office:value="0.0000000027744" calcext:value-type="float">
            <text:p>2,77E-09</text:p>
          </table:table-cell>
          <table:table-cell office:value-type="float" office:value="-0.0000000014479" calcext:value-type="float">
            <text:p>-1,45E-09</text:p>
          </table:table-cell>
          <table:table-cell/>
          <table:table-cell office:value-type="float" office:value="0.000000010694" calcext:value-type="float">
            <text:p>1,07E-08</text:p>
          </table:table-cell>
          <table:table-cell office:value-type="float" office:value="-0.0000000036837" calcext:value-type="float">
            <text:p>-3,68E-09</text:p>
          </table:table-cell>
          <table:table-cell/>
          <table:table-cell office:value-type="float" office:value="0.000000033885" calcext:value-type="float">
            <text:p>3,39E-08</text:p>
          </table:table-cell>
          <table:table-cell office:value-type="float" office:value="-0.000000018531" calcext:value-type="float">
            <text:p>-1,85E-08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/>
          <table:table-cell office:value-type="float" office:value="-0.00000000000043" calcext:value-type="float">
            <text:p>-4,30E-13</text:p>
          </table:table-cell>
          <table:table-cell office:value-type="float" office:value="0.00000000000052" calcext:value-type="float">
            <text:p>5,20E-13</text:p>
          </table:table-cell>
          <table:table-cell/>
          <table:table-cell office:value-type="float" office:value="0.00000000002298" calcext:value-type="float">
            <text:p>2,30E-11</text:p>
          </table:table-cell>
          <table:table-cell office:value-type="float" office:value="-0.00000000000593" calcext:value-type="float">
            <text:p>-5,93E-12</text:p>
          </table:table-cell>
          <table:table-cell/>
          <table:table-cell office:value-type="float" office:value="0.00000000043053" calcext:value-type="float">
            <text:p>4,31E-10</text:p>
          </table:table-cell>
          <table:table-cell office:value-type="float" office:value="0.0000000068615" calcext:value-type="float">
            <text:p>6,86E-09</text:p>
          </table:table-cell>
          <table:table-cell/>
          <table:table-cell office:value-type="float" office:value="0.00000000267" calcext:value-type="float">
            <text:p>2,67E-09</text:p>
          </table:table-cell>
          <table:table-cell office:value-type="float" office:value="0.00000007871" calcext:value-type="float">
            <text:p>7,87E-08</text:p>
          </table:table-cell>
          <table:table-cell/>
          <table:table-cell office:value-type="float" office:value="0.000000010325" calcext:value-type="float">
            <text:p>1,03E-08</text:p>
          </table:table-cell>
          <table:table-cell office:value-type="float" office:value="0.00000017771" calcext:value-type="float">
            <text:p>1,78E-07</text:p>
          </table:table-cell>
          <table:table-cell/>
          <table:table-cell office:value-type="float" office:value="0.000000032986" calcext:value-type="float">
            <text:p>3,30E-08</text:p>
          </table:table-cell>
          <table:table-cell office:value-type="float" office:value="0.00000026717" calcext:value-type="float">
            <text:p>2,67E-07</text:p>
          </table:table-cell>
        </table:table-row>
        <table:table-row table:style-name="ro1">
          <table:table-cell office:value-type="float" office:value="0.02" calcext:value-type="float">
            <text:p>0,02</text:p>
          </table:table-cell>
          <table:table-cell/>
          <table:table-cell office:value-type="float" office:value="0.00000000000624" calcext:value-type="float">
            <text:p>6,24E-12</text:p>
          </table:table-cell>
          <table:table-cell office:value-type="float" office:value="0.00000000000323" calcext:value-type="float">
            <text:p>3,23E-12</text:p>
          </table:table-cell>
          <table:table-cell/>
          <table:table-cell office:value-type="float" office:value="0.00000000002606" calcext:value-type="float">
            <text:p>2,61E-11</text:p>
          </table:table-cell>
          <table:table-cell office:value-type="float" office:value="0.00000000000401" calcext:value-type="float">
            <text:p>4,01E-12</text:p>
          </table:table-cell>
          <table:table-cell/>
          <table:table-cell office:value-type="float" office:value="0.00000000041238" calcext:value-type="float">
            <text:p>4,12E-10</text:p>
          </table:table-cell>
          <table:table-cell office:value-type="float" office:value="0.000000012222" calcext:value-type="float">
            <text:p>1,22E-08</text:p>
          </table:table-cell>
          <table:table-cell/>
          <table:table-cell office:value-type="float" office:value="0.0000000025717" calcext:value-type="float">
            <text:p>2,57E-09</text:p>
          </table:table-cell>
          <table:table-cell office:value-type="float" office:value="0.00000015355" calcext:value-type="float">
            <text:p>1,54E-07</text:p>
          </table:table-cell>
          <table:table-cell/>
          <table:table-cell office:value-type="float" office:value="0.000000010047" calcext:value-type="float">
            <text:p>1,00E-08</text:p>
          </table:table-cell>
          <table:table-cell office:value-type="float" office:value="0.00000035437" calcext:value-type="float">
            <text:p>3,54E-07</text:p>
          </table:table-cell>
          <table:table-cell/>
          <table:table-cell office:value-type="float" office:value="0.000000032092" calcext:value-type="float">
            <text:p>3,21E-08</text:p>
          </table:table-cell>
          <table:table-cell office:value-type="float" office:value="0.00000054536" calcext:value-type="float">
            <text:p>5,45E-07</text:p>
          </table:table-cell>
        </table:table-row>
        <table:table-row table:style-name="ro1">
          <table:table-cell office:value-type="float" office:value="0.03" calcext:value-type="float">
            <text:p>0,03</text:p>
          </table:table-cell>
          <table:table-cell/>
          <table:table-cell office:value-type="float" office:value="0.00000000000072" calcext:value-type="float">
            <text:p>7,20E-13</text:p>
          </table:table-cell>
          <table:table-cell office:value-type="float" office:value="-0.00000000000379" calcext:value-type="float">
            <text:p>-3,79E-12</text:p>
          </table:table-cell>
          <table:table-cell/>
          <table:table-cell office:value-type="float" office:value="0.00000000002032" calcext:value-type="float">
            <text:p>2,03E-11</text:p>
          </table:table-cell>
          <table:table-cell office:value-type="float" office:value="0.00000000001233" calcext:value-type="float">
            <text:p>1,23E-11</text:p>
          </table:table-cell>
          <table:table-cell/>
          <table:table-cell office:value-type="float" office:value="0.00000000039581" calcext:value-type="float">
            <text:p>3,96E-10</text:p>
          </table:table-cell>
          <table:table-cell office:value-type="float" office:value="0.000000016356" calcext:value-type="float">
            <text:p>1,64E-08</text:p>
          </table:table-cell>
          <table:table-cell/>
          <table:table-cell office:value-type="float" office:value="0.0000000024755" calcext:value-type="float">
            <text:p>2,48E-09</text:p>
          </table:table-cell>
          <table:table-cell office:value-type="float" office:value="0.00000022365" calcext:value-type="float">
            <text:p>2,24E-07</text:p>
          </table:table-cell>
          <table:table-cell/>
          <table:table-cell office:value-type="float" office:value="0.0000000097872" calcext:value-type="float">
            <text:p>9,79E-09</text:p>
          </table:table-cell>
          <table:table-cell office:value-type="float" office:value="0.00000052686" calcext:value-type="float">
            <text:p>5,27E-07</text:p>
          </table:table-cell>
          <table:table-cell/>
          <table:table-cell office:value-type="float" office:value="0.000000031181" calcext:value-type="float">
            <text:p>3,12E-08</text:p>
          </table:table-cell>
          <table:table-cell office:value-type="float" office:value="0.00000082033" calcext:value-type="float">
            <text:p>8,20E-07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/>
          <table:table-cell office:value-type="float" office:value="-0.00000000001186" calcext:value-type="float">
            <text:p>-1,19E-11</text:p>
          </table:table-cell>
          <table:table-cell office:value-type="float" office:value="0.00000000000263" calcext:value-type="float">
            <text:p>2,63E-12</text:p>
          </table:table-cell>
          <table:table-cell/>
          <table:table-cell office:value-type="float" office:value="0.00000000001366" calcext:value-type="float">
            <text:p>1,37E-11</text:p>
          </table:table-cell>
          <table:table-cell office:value-type="float" office:value="0.00000000001509" calcext:value-type="float">
            <text:p>1,51E-11</text:p>
          </table:table-cell>
          <table:table-cell/>
          <table:table-cell office:value-type="float" office:value="0.00000000038401" calcext:value-type="float">
            <text:p>3,84E-10</text:p>
          </table:table-cell>
          <table:table-cell office:value-type="float" office:value="0.00000001948" calcext:value-type="float">
            <text:p>1,95E-08</text:p>
          </table:table-cell>
          <table:table-cell/>
          <table:table-cell office:value-type="float" office:value="0.0000000023916" calcext:value-type="float">
            <text:p>2,39E-09</text:p>
          </table:table-cell>
          <table:table-cell office:value-type="float" office:value="0.00000028807" calcext:value-type="float">
            <text:p>2,88E-07</text:p>
          </table:table-cell>
          <table:table-cell/>
          <table:table-cell office:value-type="float" office:value="0.000000009514" calcext:value-type="float">
            <text:p>9,51E-09</text:p>
          </table:table-cell>
          <table:table-cell office:value-type="float" office:value="0.00000069145" calcext:value-type="float">
            <text:p>6,91E-07</text:p>
          </table:table-cell>
          <table:table-cell/>
          <table:table-cell office:value-type="float" office:value="0.000000030378" calcext:value-type="float">
            <text:p>3,04E-08</text:p>
          </table:table-cell>
          <table:table-cell office:value-type="float" office:value="0.00000108761" calcext:value-type="float">
            <text:p>1,09E-06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/>
          <table:table-cell office:value-type="float" office:value="0.00000000000023" calcext:value-type="float">
            <text:p>2,30E-13</text:p>
          </table:table-cell>
          <table:table-cell office:value-type="float" office:value="-0.00000000000152" calcext:value-type="float">
            <text:p>-1,52E-12</text:p>
          </table:table-cell>
          <table:table-cell/>
          <table:table-cell office:value-type="float" office:value="0.00000000001824" calcext:value-type="float">
            <text:p>1,82E-11</text:p>
          </table:table-cell>
          <table:table-cell office:value-type="float" office:value="0.00000000001785" calcext:value-type="float">
            <text:p>1,79E-11</text:p>
          </table:table-cell>
          <table:table-cell/>
          <table:table-cell office:value-type="float" office:value="0.000000000374" calcext:value-type="float">
            <text:p>3,74E-10</text:p>
          </table:table-cell>
          <table:table-cell office:value-type="float" office:value="0.000000021657" calcext:value-type="float">
            <text:p>2,17E-08</text:p>
          </table:table-cell>
          <table:table-cell/>
          <table:table-cell office:value-type="float" office:value="0.0000000023096" calcext:value-type="float">
            <text:p>2,31E-09</text:p>
          </table:table-cell>
          <table:table-cell office:value-type="float" office:value="0.00000034806" calcext:value-type="float">
            <text:p>3,48E-07</text:p>
          </table:table-cell>
          <table:table-cell/>
          <table:table-cell office:value-type="float" office:value="0.0000000092393" calcext:value-type="float">
            <text:p>9,24E-09</text:p>
          </table:table-cell>
          <table:table-cell office:value-type="float" office:value="0.00000085241" calcext:value-type="float">
            <text:p>8,52E-07</text:p>
          </table:table-cell>
          <table:table-cell/>
          <table:table-cell office:value-type="float" office:value="0.000000029691" calcext:value-type="float">
            <text:p>2,97E-08</text:p>
          </table:table-cell>
          <table:table-cell office:value-type="float" office:value="0.0000013518" calcext:value-type="float">
            <text:p>1,35E-06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/>
          <table:table-cell office:value-type="float" office:value="0.00000000000232" calcext:value-type="float">
            <text:p>2,32E-12</text:p>
          </table:table-cell>
          <table:table-cell office:value-type="float" office:value="0.00000000000348" calcext:value-type="float">
            <text:p>3,48E-12</text:p>
          </table:table-cell>
          <table:table-cell/>
          <table:table-cell office:value-type="float" office:value="0.00000000001892" calcext:value-type="float">
            <text:p>1,89E-11</text:p>
          </table:table-cell>
          <table:table-cell office:value-type="float" office:value="0.00000000002135" calcext:value-type="float">
            <text:p>2,14E-11</text:p>
          </table:table-cell>
          <table:table-cell/>
          <table:table-cell office:value-type="float" office:value="0.0000000003648" calcext:value-type="float">
            <text:p>3,65E-10</text:p>
          </table:table-cell>
          <table:table-cell office:value-type="float" office:value="0.00000002325" calcext:value-type="float">
            <text:p>2,33E-08</text:p>
          </table:table-cell>
          <table:table-cell/>
          <table:table-cell office:value-type="float" office:value="0.0000000022305" calcext:value-type="float">
            <text:p>2,23E-09</text:p>
          </table:table-cell>
          <table:table-cell office:value-type="float" office:value="0.00000040267" calcext:value-type="float">
            <text:p>4,03E-07</text:p>
          </table:table-cell>
          <table:table-cell/>
          <table:table-cell office:value-type="float" office:value="0.0000000089905" calcext:value-type="float">
            <text:p>8,99E-09</text:p>
          </table:table-cell>
          <table:table-cell office:value-type="float" office:value="0.000001006" calcext:value-type="float">
            <text:p>1,01E-06</text:p>
          </table:table-cell>
          <table:table-cell/>
          <table:table-cell office:value-type="float" office:value="0.000000028881" calcext:value-type="float">
            <text:p>2,89E-08</text:p>
          </table:table-cell>
          <table:table-cell office:value-type="float" office:value="0.0000016081" calcext:value-type="float">
            <text:p>1,61E-06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/>
          <table:table-cell office:value-type="float" office:value="-0.00000000000737" calcext:value-type="float">
            <text:p>-7,37E-12</text:p>
          </table:table-cell>
          <table:table-cell office:value-type="float" office:value="-0.00000000000194" calcext:value-type="float">
            <text:p>-1,94E-12</text:p>
          </table:table-cell>
          <table:table-cell/>
          <table:table-cell office:value-type="float" office:value="0.00000000001681" calcext:value-type="float">
            <text:p>1,68E-11</text:p>
          </table:table-cell>
          <table:table-cell office:value-type="float" office:value="0.00000000002589" calcext:value-type="float">
            <text:p>2,59E-11</text:p>
          </table:table-cell>
          <table:table-cell/>
          <table:table-cell office:value-type="float" office:value="0.00000000035575" calcext:value-type="float">
            <text:p>3,56E-10</text:p>
          </table:table-cell>
          <table:table-cell office:value-type="float" office:value="0.000000024464" calcext:value-type="float">
            <text:p>2,45E-08</text:p>
          </table:table-cell>
          <table:table-cell/>
          <table:table-cell office:value-type="float" office:value="0.0000000021562" calcext:value-type="float">
            <text:p>2,16E-09</text:p>
          </table:table-cell>
          <table:table-cell office:value-type="float" office:value="0.00000045288" calcext:value-type="float">
            <text:p>4,53E-07</text:p>
          </table:table-cell>
          <table:table-cell/>
          <table:table-cell office:value-type="float" office:value="0.0000000087334" calcext:value-type="float">
            <text:p>8,73E-09</text:p>
          </table:table-cell>
          <table:table-cell office:value-type="float" office:value="0.0000011556" calcext:value-type="float">
            <text:p>1,16E-06</text:p>
          </table:table-cell>
          <table:table-cell/>
          <table:table-cell office:value-type="float" office:value="0.000000028175" calcext:value-type="float">
            <text:p>2,82E-08</text:p>
          </table:table-cell>
          <table:table-cell office:value-type="float" office:value="0.0000018614" calcext:value-type="float">
            <text:p>1,86E-06</text:p>
          </table:table-cell>
        </table:table-row>
        <table:table-row table:style-name="ro1">
          <table:table-cell office:value-type="float" office:value="0.08" calcext:value-type="float">
            <text:p>0,08</text:p>
          </table:table-cell>
          <table:table-cell/>
          <table:table-cell office:value-type="float" office:value="0.00000000000125" calcext:value-type="float">
            <text:p>1,25E-12</text:p>
          </table:table-cell>
          <table:table-cell office:value-type="float" office:value="0.00000000000373" calcext:value-type="float">
            <text:p>3,73E-12</text:p>
          </table:table-cell>
          <table:table-cell/>
          <table:table-cell office:value-type="float" office:value="0.00000000002137" calcext:value-type="float">
            <text:p>2,14E-11</text:p>
          </table:table-cell>
          <table:table-cell office:value-type="float" office:value="0.00000000002204" calcext:value-type="float">
            <text:p>2,20E-11</text:p>
          </table:table-cell>
          <table:table-cell/>
          <table:table-cell office:value-type="float" office:value="0.00000000034926" calcext:value-type="float">
            <text:p>3,49E-10</text:p>
          </table:table-cell>
          <table:table-cell office:value-type="float" office:value="0.000000025219" calcext:value-type="float">
            <text:p>2,52E-08</text:p>
          </table:table-cell>
          <table:table-cell/>
          <table:table-cell office:value-type="float" office:value="0.0000000020889" calcext:value-type="float">
            <text:p>2,09E-09</text:p>
          </table:table-cell>
          <table:table-cell office:value-type="float" office:value="0.0000004979" calcext:value-type="float">
            <text:p>4,98E-07</text:p>
          </table:table-cell>
          <table:table-cell/>
          <table:table-cell office:value-type="float" office:value="0.0000000085145" calcext:value-type="float">
            <text:p>8,51E-09</text:p>
          </table:table-cell>
          <table:table-cell office:value-type="float" office:value="0.0000012978" calcext:value-type="float">
            <text:p>1,30E-06</text:p>
          </table:table-cell>
          <table:table-cell/>
          <table:table-cell office:value-type="float" office:value="0.000000027499" calcext:value-type="float">
            <text:p>2,75E-08</text:p>
          </table:table-cell>
          <table:table-cell office:value-type="float" office:value="0.0000021069" calcext:value-type="float">
            <text:p>2,11E-06</text:p>
          </table:table-cell>
        </table:table-row>
        <table:table-row table:style-name="ro1">
          <table:table-cell office:value-type="float" office:value="0.09" calcext:value-type="float">
            <text:p>0,09</text:p>
          </table:table-cell>
          <table:table-cell/>
          <table:table-cell office:value-type="float" office:value="0.0000000000148" calcext:value-type="float">
            <text:p>1,48E-11</text:p>
          </table:table-cell>
          <table:table-cell office:value-type="float" office:value="-0.00000000000373" calcext:value-type="float">
            <text:p>-3,73E-12</text:p>
          </table:table-cell>
          <table:table-cell/>
          <table:table-cell office:value-type="float" office:value="0.00000000001254" calcext:value-type="float">
            <text:p>1,25E-11</text:p>
          </table:table-cell>
          <table:table-cell office:value-type="float" office:value="0.00000000002622" calcext:value-type="float">
            <text:p>2,62E-11</text:p>
          </table:table-cell>
          <table:table-cell/>
          <table:table-cell office:value-type="float" office:value="0.00000000034474" calcext:value-type="float">
            <text:p>3,45E-10</text:p>
          </table:table-cell>
          <table:table-cell office:value-type="float" office:value="0.000000025783" calcext:value-type="float">
            <text:p>2,58E-08</text:p>
          </table:table-cell>
          <table:table-cell/>
          <table:table-cell office:value-type="float" office:value="0.0000000020331" calcext:value-type="float">
            <text:p>2,03E-09</text:p>
          </table:table-cell>
          <table:table-cell office:value-type="float" office:value="0.00000053869" calcext:value-type="float">
            <text:p>5,39E-07</text:p>
          </table:table-cell>
          <table:table-cell/>
          <table:table-cell office:value-type="float" office:value="0.0000000083041" calcext:value-type="float">
            <text:p>8,30E-09</text:p>
          </table:table-cell>
          <table:table-cell office:value-type="float" office:value="0.0000014355" calcext:value-type="float">
            <text:p>1,44E-06</text:p>
          </table:table-cell>
          <table:table-cell/>
          <table:table-cell office:value-type="float" office:value="0.000000026853" calcext:value-type="float">
            <text:p>2,69E-08</text:p>
          </table:table-cell>
          <table:table-cell office:value-type="float" office:value="0.0000023488" calcext:value-type="float">
            <text:p>2,35E-06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/>
          <table:table-cell office:value-type="float" office:value="-0.00000000000589" calcext:value-type="float">
            <text:p>-5,89E-12</text:p>
          </table:table-cell>
          <table:table-cell office:value-type="float" office:value="0.00000000000728" calcext:value-type="float">
            <text:p>7,28E-12</text:p>
          </table:table-cell>
          <table:table-cell/>
          <table:table-cell office:value-type="float" office:value="0.00000000001514" calcext:value-type="float">
            <text:p>1,51E-11</text:p>
          </table:table-cell>
          <table:table-cell office:value-type="float" office:value="0.00000000002584" calcext:value-type="float">
            <text:p>2,58E-11</text:p>
          </table:table-cell>
          <table:table-cell/>
          <table:table-cell office:value-type="float" office:value="0.00000000034236" calcext:value-type="float">
            <text:p>3,42E-10</text:p>
          </table:table-cell>
          <table:table-cell office:value-type="float" office:value="0.000000026183" calcext:value-type="float">
            <text:p>2,62E-08</text:p>
          </table:table-cell>
          <table:table-cell/>
          <table:table-cell office:value-type="float" office:value="0.0000000019756" calcext:value-type="float">
            <text:p>1,98E-09</text:p>
          </table:table-cell>
          <table:table-cell office:value-type="float" office:value="0.0000005748" calcext:value-type="float">
            <text:p>5,75E-07</text:p>
          </table:table-cell>
          <table:table-cell/>
          <table:table-cell office:value-type="float" office:value="0.000000008084" calcext:value-type="float">
            <text:p>8,08E-09</text:p>
          </table:table-cell>
          <table:table-cell office:value-type="float" office:value="0.0000015666" calcext:value-type="float">
            <text:p>1,57E-06</text:p>
          </table:table-cell>
          <table:table-cell/>
          <table:table-cell office:value-type="float" office:value="0.000000026238" calcext:value-type="float">
            <text:p>2,62E-08</text:p>
          </table:table-cell>
          <table:table-cell office:value-type="float" office:value="0.0000025835" calcext:value-type="float">
            <text:p>2,58E-06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/>
          <table:table-cell office:value-type="float" office:value="0.00000000000097" calcext:value-type="float">
            <text:p>9,70E-13</text:p>
          </table:table-cell>
          <table:table-cell office:value-type="float" office:value="-0.00000000000442" calcext:value-type="float">
            <text:p>-4,42E-12</text:p>
          </table:table-cell>
          <table:table-cell/>
          <table:table-cell office:value-type="float" office:value="0.00000000001834" calcext:value-type="float">
            <text:p>1,83E-11</text:p>
          </table:table-cell>
          <table:table-cell office:value-type="float" office:value="0.00000000002704" calcext:value-type="float">
            <text:p>2,70E-11</text:p>
          </table:table-cell>
          <table:table-cell/>
          <table:table-cell office:value-type="float" office:value="0.00000000034009" calcext:value-type="float">
            <text:p>3,40E-10</text:p>
          </table:table-cell>
          <table:table-cell office:value-type="float" office:value="0.000000026474" calcext:value-type="float">
            <text:p>2,65E-08</text:p>
          </table:table-cell>
          <table:table-cell/>
          <table:table-cell office:value-type="float" office:value="0.0000000019246" calcext:value-type="float">
            <text:p>1,92E-09</text:p>
          </table:table-cell>
          <table:table-cell office:value-type="float" office:value="0.00000060714" calcext:value-type="float">
            <text:p>6,07E-07</text:p>
          </table:table-cell>
          <table:table-cell/>
          <table:table-cell office:value-type="float" office:value="0.0000000078884" calcext:value-type="float">
            <text:p>7,89E-09</text:p>
          </table:table-cell>
          <table:table-cell office:value-type="float" office:value="0.0000016928" calcext:value-type="float">
            <text:p>1,69E-06</text:p>
          </table:table-cell>
          <table:table-cell/>
          <table:table-cell office:value-type="float" office:value="0.000000025632" calcext:value-type="float">
            <text:p>2,56E-08</text:p>
          </table:table-cell>
          <table:table-cell office:value-type="float" office:value="0.0000028145" calcext:value-type="float">
            <text:p>2,81E-06</text:p>
          </table:table-cell>
        </table:table-row>
        <table:table-row table:style-name="ro1">
          <table:table-cell office:value-type="float" office:value="0.12" calcext:value-type="float">
            <text:p>0,12</text:p>
          </table:table-cell>
          <table:table-cell/>
          <table:table-cell office:value-type="float" office:value="-0.00000000000161" calcext:value-type="float">
            <text:p>-1,61E-12</text:p>
          </table:table-cell>
          <table:table-cell office:value-type="float" office:value="0.00000000000238" calcext:value-type="float">
            <text:p>2,38E-12</text:p>
          </table:table-cell>
          <table:table-cell/>
          <table:table-cell office:value-type="float" office:value="0.00000000001357" calcext:value-type="float">
            <text:p>1,36E-11</text:p>
          </table:table-cell>
          <table:table-cell office:value-type="float" office:value="0.00000000002537" calcext:value-type="float">
            <text:p>2,54E-11</text:p>
          </table:table-cell>
          <table:table-cell/>
          <table:table-cell office:value-type="float" office:value="0.00000000034257" calcext:value-type="float">
            <text:p>3,43E-10</text:p>
          </table:table-cell>
          <table:table-cell office:value-type="float" office:value="0.00000002664" calcext:value-type="float">
            <text:p>2,66E-08</text:p>
          </table:table-cell>
          <table:table-cell/>
          <table:table-cell office:value-type="float" office:value="0.0000000018779" calcext:value-type="float">
            <text:p>1,88E-09</text:p>
          </table:table-cell>
          <table:table-cell office:value-type="float" office:value="0.00000063526" calcext:value-type="float">
            <text:p>6,35E-07</text:p>
          </table:table-cell>
          <table:table-cell/>
          <table:table-cell office:value-type="float" office:value="0.000000007706" calcext:value-type="float">
            <text:p>7,71E-09</text:p>
          </table:table-cell>
          <table:table-cell office:value-type="float" office:value="0.0000018124" calcext:value-type="float">
            <text:p>1,81E-06</text:p>
          </table:table-cell>
          <table:table-cell/>
          <table:table-cell office:value-type="float" office:value="0.000000025053" calcext:value-type="float">
            <text:p>2,51E-08</text:p>
          </table:table-cell>
          <table:table-cell office:value-type="float" office:value="0.0000030378" calcext:value-type="float">
            <text:p>3,04E-06</text:p>
          </table:table-cell>
        </table:table-row>
        <table:table-row table:style-name="ro1">
          <table:table-cell office:value-type="float" office:value="0.13" calcext:value-type="float">
            <text:p>0,13</text:p>
          </table:table-cell>
          <table:table-cell/>
          <table:table-cell office:value-type="float" office:value="-0.00000000000011" calcext:value-type="float">
            <text:p>-1,10E-13</text:p>
          </table:table-cell>
          <table:table-cell office:value-type="float" office:value="-0.0000000000015" calcext:value-type="float">
            <text:p>-1,50E-12</text:p>
          </table:table-cell>
          <table:table-cell/>
          <table:table-cell office:value-type="float" office:value="0.00000000001459" calcext:value-type="float">
            <text:p>1,46E-11</text:p>
          </table:table-cell>
          <table:table-cell office:value-type="float" office:value="0.000000000026" calcext:value-type="float">
            <text:p>2,60E-11</text:p>
          </table:table-cell>
          <table:table-cell/>
          <table:table-cell office:value-type="float" office:value="0.00000000034142" calcext:value-type="float">
            <text:p>3,41E-10</text:p>
          </table:table-cell>
          <table:table-cell office:value-type="float" office:value="0.000000026842" calcext:value-type="float">
            <text:p>2,68E-08</text:p>
          </table:table-cell>
          <table:table-cell/>
          <table:table-cell office:value-type="float" office:value="0.0000000018407" calcext:value-type="float">
            <text:p>1,84E-09</text:p>
          </table:table-cell>
          <table:table-cell office:value-type="float" office:value="0.00000065975" calcext:value-type="float">
            <text:p>6,60E-07</text:p>
          </table:table-cell>
          <table:table-cell/>
          <table:table-cell office:value-type="float" office:value="0.0000000075209" calcext:value-type="float">
            <text:p>7,52E-09</text:p>
          </table:table-cell>
          <table:table-cell office:value-type="float" office:value="0.0000019273" calcext:value-type="float">
            <text:p>1,93E-06</text:p>
          </table:table-cell>
          <table:table-cell/>
          <table:table-cell office:value-type="float" office:value="0.00000002451" calcext:value-type="float">
            <text:p>2,45E-08</text:p>
          </table:table-cell>
          <table:table-cell office:value-type="float" office:value="0.0000032566" calcext:value-type="float">
            <text:p>3,26E-06</text:p>
          </table:table-cell>
        </table:table-row>
        <table:table-row table:style-name="ro1">
          <table:table-cell office:value-type="float" office:value="0.14" calcext:value-type="float">
            <text:p>0,14</text:p>
          </table:table-cell>
          <table:table-cell/>
          <table:table-cell office:value-type="float" office:value="-0.00000000000262" calcext:value-type="float">
            <text:p>-2,62E-12</text:p>
          </table:table-cell>
          <table:table-cell office:value-type="float" office:value="0.00000000000395" calcext:value-type="float">
            <text:p>3,95E-12</text:p>
          </table:table-cell>
          <table:table-cell/>
          <table:table-cell office:value-type="float" office:value="0.00000000002108" calcext:value-type="float">
            <text:p>2,11E-11</text:p>
          </table:table-cell>
          <table:table-cell office:value-type="float" office:value="0.00000000002602" calcext:value-type="float">
            <text:p>2,60E-11</text:p>
          </table:table-cell>
          <table:table-cell/>
          <table:table-cell office:value-type="float" office:value="0.00000000033701" calcext:value-type="float">
            <text:p>3,37E-10</text:p>
          </table:table-cell>
          <table:table-cell office:value-type="float" office:value="0.000000026923" calcext:value-type="float">
            <text:p>2,69E-08</text:p>
          </table:table-cell>
          <table:table-cell/>
          <table:table-cell office:value-type="float" office:value="0.0000000018093" calcext:value-type="float">
            <text:p>1,81E-09</text:p>
          </table:table-cell>
          <table:table-cell office:value-type="float" office:value="0.00000068063" calcext:value-type="float">
            <text:p>6,81E-07</text:p>
          </table:table-cell>
          <table:table-cell/>
          <table:table-cell office:value-type="float" office:value="0.0000000073477" calcext:value-type="float">
            <text:p>7,35E-09</text:p>
          </table:table-cell>
          <table:table-cell office:value-type="float" office:value="0.0000020359" calcext:value-type="float">
            <text:p>2,04E-06</text:p>
          </table:table-cell>
          <table:table-cell/>
          <table:table-cell office:value-type="float" office:value="0.000000024058" calcext:value-type="float">
            <text:p>2,41E-08</text:p>
          </table:table-cell>
          <table:table-cell office:value-type="float" office:value="0.0000034692" calcext:value-type="float">
            <text:p>3,47E-06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/>
          <table:table-cell office:value-type="float" office:value="0.00000000000892" calcext:value-type="float">
            <text:p>8,92E-12</text:p>
          </table:table-cell>
          <table:table-cell office:value-type="float" office:value="-0.00000000000223" calcext:value-type="float">
            <text:p>-2,23E-12</text:p>
          </table:table-cell>
          <table:table-cell/>
          <table:table-cell office:value-type="float" office:value="0.00000000001499" calcext:value-type="float">
            <text:p>1,50E-11</text:p>
          </table:table-cell>
          <table:table-cell office:value-type="float" office:value="0.00000000002875" calcext:value-type="float">
            <text:p>2,88E-11</text:p>
          </table:table-cell>
          <table:table-cell/>
          <table:table-cell office:value-type="float" office:value="0.00000000034091" calcext:value-type="float">
            <text:p>3,41E-10</text:p>
          </table:table-cell>
          <table:table-cell office:value-type="float" office:value="0.000000026918" calcext:value-type="float">
            <text:p>2,69E-08</text:p>
          </table:table-cell>
          <table:table-cell/>
          <table:table-cell office:value-type="float" office:value="0.0000000017813" calcext:value-type="float">
            <text:p>1,78E-09</text:p>
          </table:table-cell>
          <table:table-cell office:value-type="float" office:value="0.00000069822" calcext:value-type="float">
            <text:p>6,98E-07</text:p>
          </table:table-cell>
          <table:table-cell/>
          <table:table-cell office:value-type="float" office:value="0.0000000071855" calcext:value-type="float">
            <text:p>7,19E-09</text:p>
          </table:table-cell>
          <table:table-cell office:value-type="float" office:value="0.0000021402" calcext:value-type="float">
            <text:p>2,14E-06</text:p>
          </table:table-cell>
          <table:table-cell/>
          <table:table-cell office:value-type="float" office:value="0.0000000235" calcext:value-type="float">
            <text:p>2,35E-08</text:p>
          </table:table-cell>
          <table:table-cell office:value-type="float" office:value="0.0000036778" calcext:value-type="float">
            <text:p>3,68E-06</text:p>
          </table:table-cell>
        </table:table-row>
        <table:table-row table:style-name="ro1">
          <table:table-cell office:value-type="float" office:value="0.16" calcext:value-type="float">
            <text:p>0,16</text:p>
          </table:table-cell>
          <table:table-cell/>
          <table:table-cell office:value-type="float" office:value="0.00000000000086" calcext:value-type="float">
            <text:p>8,60E-13</text:p>
          </table:table-cell>
          <table:table-cell office:value-type="float" office:value="-0.00000000000012" calcext:value-type="float">
            <text:p>-1,20E-13</text:p>
          </table:table-cell>
          <table:table-cell/>
          <table:table-cell office:value-type="float" office:value="0.00000000001326" calcext:value-type="float">
            <text:p>1,33E-11</text:p>
          </table:table-cell>
          <table:table-cell office:value-type="float" office:value="0.00000000002514" calcext:value-type="float">
            <text:p>2,51E-11</text:p>
          </table:table-cell>
          <table:table-cell/>
          <table:table-cell office:value-type="float" office:value="0.00000000034242" calcext:value-type="float">
            <text:p>3,42E-10</text:p>
          </table:table-cell>
          <table:table-cell office:value-type="float" office:value="0.000000026967" calcext:value-type="float">
            <text:p>2,70E-08</text:p>
          </table:table-cell>
          <table:table-cell/>
          <table:table-cell office:value-type="float" office:value="0.0000000017559" calcext:value-type="float">
            <text:p>1,76E-09</text:p>
          </table:table-cell>
          <table:table-cell office:value-type="float" office:value="0.00000071294" calcext:value-type="float">
            <text:p>7,13E-07</text:p>
          </table:table-cell>
          <table:table-cell/>
          <table:table-cell office:value-type="float" office:value="0.0000000070476" calcext:value-type="float">
            <text:p>7,05E-09</text:p>
          </table:table-cell>
          <table:table-cell office:value-type="float" office:value="0.0000022372" calcext:value-type="float">
            <text:p>2,24E-06</text:p>
          </table:table-cell>
          <table:table-cell/>
          <table:table-cell office:value-type="float" office:value="0.000000023045" calcext:value-type="float">
            <text:p>2,30E-08</text:p>
          </table:table-cell>
          <table:table-cell office:value-type="float" office:value="0.0000038781" calcext:value-type="float">
            <text:p>3,88E-06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/>
          <table:table-cell office:value-type="float" office:value="-0.00000000000418" calcext:value-type="float">
            <text:p>-4,18E-12</text:p>
          </table:table-cell>
          <table:table-cell office:value-type="float" office:value="0.00000000000122" calcext:value-type="float">
            <text:p>1,22E-12</text:p>
          </table:table-cell>
          <table:table-cell/>
          <table:table-cell office:value-type="float" office:value="0.00000000001494" calcext:value-type="float">
            <text:p>1,49E-11</text:p>
          </table:table-cell>
          <table:table-cell office:value-type="float" office:value="0.00000000002577" calcext:value-type="float">
            <text:p>2,58E-11</text:p>
          </table:table-cell>
          <table:table-cell/>
          <table:table-cell office:value-type="float" office:value="0.00000000033726" calcext:value-type="float">
            <text:p>3,37E-10</text:p>
          </table:table-cell>
          <table:table-cell office:value-type="float" office:value="0.000000027099" calcext:value-type="float">
            <text:p>2,71E-08</text:p>
          </table:table-cell>
          <table:table-cell/>
          <table:table-cell office:value-type="float" office:value="0.0000000017343" calcext:value-type="float">
            <text:p>1,73E-09</text:p>
          </table:table-cell>
          <table:table-cell office:value-type="float" office:value="0.00000072503" calcext:value-type="float">
            <text:p>7,25E-07</text:p>
          </table:table-cell>
          <table:table-cell/>
          <table:table-cell office:value-type="float" office:value="0.000000006893" calcext:value-type="float">
            <text:p>6,89E-09</text:p>
          </table:table-cell>
          <table:table-cell office:value-type="float" office:value="0.0000023297" calcext:value-type="float">
            <text:p>2,33E-06</text:p>
          </table:table-cell>
          <table:table-cell/>
          <table:table-cell office:value-type="float" office:value="0.000000022529" calcext:value-type="float">
            <text:p>2,25E-08</text:p>
          </table:table-cell>
          <table:table-cell office:value-type="float" office:value="0.0000040748" calcext:value-type="float">
            <text:p>4,07E-06</text:p>
          </table:table-cell>
        </table:table-row>
        <table:table-row table:style-name="ro1">
          <table:table-cell office:value-type="float" office:value="0.18" calcext:value-type="float">
            <text:p>0,18</text:p>
          </table:table-cell>
          <table:table-cell/>
          <table:table-cell office:value-type="float" office:value="-0.00000000000285" calcext:value-type="float">
            <text:p>-2,85E-12</text:p>
          </table:table-cell>
          <table:table-cell office:value-type="float" office:value="0.0000000000039" calcext:value-type="float">
            <text:p>3,90E-12</text:p>
          </table:table-cell>
          <table:table-cell/>
          <table:table-cell office:value-type="float" office:value="0.00000000001657" calcext:value-type="float">
            <text:p>1,66E-11</text:p>
          </table:table-cell>
          <table:table-cell office:value-type="float" office:value="0.00000000002852" calcext:value-type="float">
            <text:p>2,85E-11</text:p>
          </table:table-cell>
          <table:table-cell/>
          <table:table-cell office:value-type="float" office:value="0.00000000033366" calcext:value-type="float">
            <text:p>3,34E-10</text:p>
          </table:table-cell>
          <table:table-cell office:value-type="float" office:value="0.000000027006" calcext:value-type="float">
            <text:p>2,70E-08</text:p>
          </table:table-cell>
          <table:table-cell/>
          <table:table-cell office:value-type="float" office:value="0.00000000172" calcext:value-type="float">
            <text:p>1,72E-09</text:p>
          </table:table-cell>
          <table:table-cell office:value-type="float" office:value="0.00000073481" calcext:value-type="float">
            <text:p>7,35E-07</text:p>
          </table:table-cell>
          <table:table-cell/>
          <table:table-cell office:value-type="float" office:value="0.0000000067463" calcext:value-type="float">
            <text:p>6,75E-09</text:p>
          </table:table-cell>
          <table:table-cell office:value-type="float" office:value="0.0000024164" calcext:value-type="float">
            <text:p>2,42E-06</text:p>
          </table:table-cell>
          <table:table-cell/>
          <table:table-cell office:value-type="float" office:value="0.000000022098" calcext:value-type="float">
            <text:p>2,21E-08</text:p>
          </table:table-cell>
          <table:table-cell office:value-type="float" office:value="0.000004264" calcext:value-type="float">
            <text:p>4,26E-06</text:p>
          </table:table-cell>
        </table:table-row>
        <table:table-row table:style-name="ro1">
          <table:table-cell office:value-type="float" office:value="0.19" calcext:value-type="float">
            <text:p>0,19</text:p>
          </table:table-cell>
          <table:table-cell/>
          <table:table-cell office:value-type="float" office:value="0.0000000000093" calcext:value-type="float">
            <text:p>9,30E-12</text:p>
          </table:table-cell>
          <table:table-cell office:value-type="float" office:value="-0.00000000000047" calcext:value-type="float">
            <text:p>-4,70E-13</text:p>
          </table:table-cell>
          <table:table-cell/>
          <table:table-cell office:value-type="float" office:value="0.00000000001438" calcext:value-type="float">
            <text:p>1,44E-11</text:p>
          </table:table-cell>
          <table:table-cell office:value-type="float" office:value="0.00000000002721" calcext:value-type="float">
            <text:p>2,72E-11</text:p>
          </table:table-cell>
          <table:table-cell/>
          <table:table-cell office:value-type="float" office:value="0.00000000033908" calcext:value-type="float">
            <text:p>3,39E-10</text:p>
          </table:table-cell>
          <table:table-cell office:value-type="float" office:value="0.000000027006" calcext:value-type="float">
            <text:p>2,70E-08</text:p>
          </table:table-cell>
          <table:table-cell/>
          <table:table-cell office:value-type="float" office:value="0.0000000017074" calcext:value-type="float">
            <text:p>1,71E-09</text:p>
          </table:table-cell>
          <table:table-cell office:value-type="float" office:value="0.00000074259" calcext:value-type="float">
            <text:p>7,43E-07</text:p>
          </table:table-cell>
          <table:table-cell/>
          <table:table-cell office:value-type="float" office:value="0.0000000066296" calcext:value-type="float">
            <text:p>6,63E-09</text:p>
          </table:table-cell>
          <table:table-cell office:value-type="float" office:value="0.0000024984" calcext:value-type="float">
            <text:p>2,50E-06</text:p>
          </table:table-cell>
          <table:table-cell/>
          <table:table-cell office:value-type="float" office:value="0.000000021692" calcext:value-type="float">
            <text:p>2,17E-08</text:p>
          </table:table-cell>
          <table:table-cell office:value-type="float" office:value="0.0000044495" calcext:value-type="float">
            <text:p>4,45E-06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/>
          <table:table-cell office:value-type="float" office:value="-0.0000000000055" calcext:value-type="float">
            <text:p>-5,50E-12</text:p>
          </table:table-cell>
          <table:table-cell office:value-type="float" office:value="0.00000000000179" calcext:value-type="float">
            <text:p>1,79E-12</text:p>
          </table:table-cell>
          <table:table-cell/>
          <table:table-cell office:value-type="float" office:value="0.00000000001486" calcext:value-type="float">
            <text:p>1,49E-11</text:p>
          </table:table-cell>
          <table:table-cell office:value-type="float" office:value="0.00000000002795" calcext:value-type="float">
            <text:p>2,80E-11</text:p>
          </table:table-cell>
          <table:table-cell/>
          <table:table-cell office:value-type="float" office:value="0.00000000034209" calcext:value-type="float">
            <text:p>3,42E-10</text:p>
          </table:table-cell>
          <table:table-cell office:value-type="float" office:value="0.000000027126" calcext:value-type="float">
            <text:p>2,71E-08</text:p>
          </table:table-cell>
          <table:table-cell/>
          <table:table-cell office:value-type="float" office:value="0.0000000016979" calcext:value-type="float">
            <text:p>1,70E-09</text:p>
          </table:table-cell>
          <table:table-cell office:value-type="float" office:value="0.00000074872" calcext:value-type="float">
            <text:p>7,49E-07</text:p>
          </table:table-cell>
          <table:table-cell/>
          <table:table-cell office:value-type="float" office:value="0.0000000065175" calcext:value-type="float">
            <text:p>6,52E-09</text:p>
          </table:table-cell>
          <table:table-cell office:value-type="float" office:value="0.0000025746" calcext:value-type="float">
            <text:p>2,57E-06</text:p>
          </table:table-cell>
          <table:table-cell/>
          <table:table-cell office:value-type="float" office:value="0.000000021271" calcext:value-type="float">
            <text:p>2,13E-08</text:p>
          </table:table-cell>
          <table:table-cell office:value-type="float" office:value="0.0000046274" calcext:value-type="float">
            <text:p>4,63E-06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/>
          <table:table-cell office:value-type="float" office:value="0.00000000000499" calcext:value-type="float">
            <text:p>4,99E-12</text:p>
          </table:table-cell>
          <table:table-cell office:value-type="float" office:value="0.00000000000181" calcext:value-type="float">
            <text:p>1,81E-12</text:p>
          </table:table-cell>
          <table:table-cell/>
          <table:table-cell office:value-type="float" office:value="0.0000000000106" calcext:value-type="float">
            <text:p>1,06E-11</text:p>
          </table:table-cell>
          <table:table-cell office:value-type="float" office:value="0.00000000002602" calcext:value-type="float">
            <text:p>2,60E-11</text:p>
          </table:table-cell>
          <table:table-cell/>
          <table:table-cell office:value-type="float" office:value="0.00000000033538" calcext:value-type="float">
            <text:p>3,35E-10</text:p>
          </table:table-cell>
          <table:table-cell office:value-type="float" office:value="0.000000027038" calcext:value-type="float">
            <text:p>2,70E-08</text:p>
          </table:table-cell>
          <table:table-cell/>
          <table:table-cell office:value-type="float" office:value="0.0000000016876" calcext:value-type="float">
            <text:p>1,69E-09</text:p>
          </table:table-cell>
          <table:table-cell office:value-type="float" office:value="0.00000075353" calcext:value-type="float">
            <text:p>7,54E-07</text:p>
          </table:table-cell>
          <table:table-cell/>
          <table:table-cell office:value-type="float" office:value="0.0000000064075" calcext:value-type="float">
            <text:p>6,41E-09</text:p>
          </table:table-cell>
          <table:table-cell office:value-type="float" office:value="0.0000026459" calcext:value-type="float">
            <text:p>2,65E-06</text:p>
          </table:table-cell>
          <table:table-cell/>
          <table:table-cell office:value-type="float" office:value="0.000000020902" calcext:value-type="float">
            <text:p>2,09E-08</text:p>
          </table:table-cell>
          <table:table-cell office:value-type="float" office:value="0.000004801" calcext:value-type="float">
            <text:p>4,80E-06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/>
          <table:table-cell office:value-type="float" office:value="0.00000000000274" calcext:value-type="float">
            <text:p>2,74E-12</text:p>
          </table:table-cell>
          <table:table-cell office:value-type="float" office:value="0.00000000000228" calcext:value-type="float">
            <text:p>2,28E-12</text:p>
          </table:table-cell>
          <table:table-cell/>
          <table:table-cell office:value-type="float" office:value="0.00000000002025" calcext:value-type="float">
            <text:p>2,03E-11</text:p>
          </table:table-cell>
          <table:table-cell office:value-type="float" office:value="0.00000000003012" calcext:value-type="float">
            <text:p>3,01E-11</text:p>
          </table:table-cell>
          <table:table-cell/>
          <table:table-cell office:value-type="float" office:value="0.00000000033618" calcext:value-type="float">
            <text:p>3,36E-10</text:p>
          </table:table-cell>
          <table:table-cell office:value-type="float" office:value="0.000000027029" calcext:value-type="float">
            <text:p>2,70E-08</text:p>
          </table:table-cell>
          <table:table-cell/>
          <table:table-cell office:value-type="float" office:value="0.0000000016833" calcext:value-type="float">
            <text:p>1,68E-09</text:p>
          </table:table-cell>
          <table:table-cell office:value-type="float" office:value="0.00000075693" calcext:value-type="float">
            <text:p>7,57E-07</text:p>
          </table:table-cell>
          <table:table-cell/>
          <table:table-cell office:value-type="float" office:value="0.0000000062929" calcext:value-type="float">
            <text:p>6,29E-09</text:p>
          </table:table-cell>
          <table:table-cell office:value-type="float" office:value="0.0000027117" calcext:value-type="float">
            <text:p>2,71E-06</text:p>
          </table:table-cell>
          <table:table-cell/>
          <table:table-cell office:value-type="float" office:value="0.000000020514" calcext:value-type="float">
            <text:p>2,05E-08</text:p>
          </table:table-cell>
          <table:table-cell office:value-type="float" office:value="0.0000049679" calcext:value-type="float">
            <text:p>4,97E-06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/>
          <table:table-cell office:value-type="float" office:value="-0.00000000000111" calcext:value-type="float">
            <text:p>-1,11E-12</text:p>
          </table:table-cell>
          <table:table-cell office:value-type="float" office:value="0.00000000000137" calcext:value-type="float">
            <text:p>1,37E-12</text:p>
          </table:table-cell>
          <table:table-cell/>
          <table:table-cell office:value-type="float" office:value="0.00000000001956" calcext:value-type="float">
            <text:p>1,96E-11</text:p>
          </table:table-cell>
          <table:table-cell office:value-type="float" office:value="0.00000000002735" calcext:value-type="float">
            <text:p>2,74E-11</text:p>
          </table:table-cell>
          <table:table-cell/>
          <table:table-cell office:value-type="float" office:value="0.00000000033761" calcext:value-type="float">
            <text:p>3,38E-10</text:p>
          </table:table-cell>
          <table:table-cell office:value-type="float" office:value="0.000000027089" calcext:value-type="float">
            <text:p>2,71E-08</text:p>
          </table:table-cell>
          <table:table-cell/>
          <table:table-cell office:value-type="float" office:value="0.0000000016749" calcext:value-type="float">
            <text:p>1,67E-09</text:p>
          </table:table-cell>
          <table:table-cell office:value-type="float" office:value="0.00000075961" calcext:value-type="float">
            <text:p>7,60E-07</text:p>
          </table:table-cell>
          <table:table-cell/>
          <table:table-cell office:value-type="float" office:value="0.0000000062028" calcext:value-type="float">
            <text:p>6,20E-09</text:p>
          </table:table-cell>
          <table:table-cell office:value-type="float" office:value="0.0000027735" calcext:value-type="float">
            <text:p>2,77E-06</text:p>
          </table:table-cell>
          <table:table-cell/>
          <table:table-cell office:value-type="float" office:value="0.000000020189" calcext:value-type="float">
            <text:p>2,02E-08</text:p>
          </table:table-cell>
          <table:table-cell office:value-type="float" office:value="0.0000051301" calcext:value-type="float">
            <text:p>5,13E-06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  <table:table-cell/>
          <table:table-cell office:value-type="float" office:value="-0.00000000000345" calcext:value-type="float">
            <text:p>-3,45E-12</text:p>
          </table:table-cell>
          <table:table-cell office:value-type="float" office:value="0.00000000000125" calcext:value-type="float">
            <text:p>1,25E-12</text:p>
          </table:table-cell>
          <table:table-cell/>
          <table:table-cell office:value-type="float" office:value="0.00000000000752" calcext:value-type="float">
            <text:p>7,52E-12</text:p>
          </table:table-cell>
          <table:table-cell office:value-type="float" office:value="0.00000000002914" calcext:value-type="float">
            <text:p>2,91E-11</text:p>
          </table:table-cell>
          <table:table-cell/>
          <table:table-cell office:value-type="float" office:value="0.00000000033642" calcext:value-type="float">
            <text:p>3,36E-10</text:p>
          </table:table-cell>
          <table:table-cell office:value-type="float" office:value="0.000000027058" calcext:value-type="float">
            <text:p>2,71E-08</text:p>
          </table:table-cell>
          <table:table-cell/>
          <table:table-cell office:value-type="float" office:value="0.000000001665" calcext:value-type="float">
            <text:p>1,67E-09</text:p>
          </table:table-cell>
          <table:table-cell office:value-type="float" office:value="0.00000076148" calcext:value-type="float">
            <text:p>7,61E-07</text:p>
          </table:table-cell>
          <table:table-cell/>
          <table:table-cell office:value-type="float" office:value="0.0000000061264" calcext:value-type="float">
            <text:p>6,13E-09</text:p>
          </table:table-cell>
          <table:table-cell office:value-type="float" office:value="0.000002829" calcext:value-type="float">
            <text:p>2,83E-06</text:p>
          </table:table-cell>
          <table:table-cell/>
          <table:table-cell office:value-type="float" office:value="0.000000019853" calcext:value-type="float">
            <text:p>1,99E-08</text:p>
          </table:table-cell>
          <table:table-cell office:value-type="float" office:value="0.0000052855" calcext:value-type="float">
            <text:p>5,29E-06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/>
          <table:table-cell office:value-type="float" office:value="0.0000000000071" calcext:value-type="float">
            <text:p>7,10E-12</text:p>
          </table:table-cell>
          <table:table-cell office:value-type="float" office:value="-0.00000000000007" calcext:value-type="float">
            <text:p>-7,00E-14</text:p>
          </table:table-cell>
          <table:table-cell/>
          <table:table-cell office:value-type="float" office:value="0.00000000001636" calcext:value-type="float">
            <text:p>1,64E-11</text:p>
          </table:table-cell>
          <table:table-cell office:value-type="float" office:value="0.00000000002561" calcext:value-type="float">
            <text:p>2,56E-11</text:p>
          </table:table-cell>
          <table:table-cell/>
          <table:table-cell office:value-type="float" office:value="0.00000000033577" calcext:value-type="float">
            <text:p>3,36E-10</text:p>
          </table:table-cell>
          <table:table-cell office:value-type="float" office:value="0.000000027053" calcext:value-type="float">
            <text:p>2,71E-08</text:p>
          </table:table-cell>
          <table:table-cell/>
          <table:table-cell office:value-type="float" office:value="0.0000000016681" calcext:value-type="float">
            <text:p>1,67E-09</text:p>
          </table:table-cell>
          <table:table-cell office:value-type="float" office:value="0.00000076289" calcext:value-type="float">
            <text:p>7,63E-07</text:p>
          </table:table-cell>
          <table:table-cell/>
          <table:table-cell office:value-type="float" office:value="0.0000000060474" calcext:value-type="float">
            <text:p>6,05E-09</text:p>
          </table:table-cell>
          <table:table-cell office:value-type="float" office:value="0.00000288" calcext:value-type="float">
            <text:p>2,88E-06</text:p>
          </table:table-cell>
          <table:table-cell/>
          <table:table-cell office:value-type="float" office:value="0.000000019532" calcext:value-type="float">
            <text:p>1,95E-08</text:p>
          </table:table-cell>
          <table:table-cell office:value-type="float" office:value="0.0000054362" calcext:value-type="float">
            <text:p>5,44E-06</text:p>
          </table:table-cell>
        </table:table-row>
        <table:table-row table:style-name="ro1">
          <table:table-cell office:value-type="float" office:value="0.26" calcext:value-type="float">
            <text:p>0,26</text:p>
          </table:table-cell>
          <table:table-cell/>
          <table:table-cell office:value-type="float" office:value="0.0000000000017" calcext:value-type="float">
            <text:p>1,70E-12</text:p>
          </table:table-cell>
          <table:table-cell office:value-type="float" office:value="0.00000000000375" calcext:value-type="float">
            <text:p>3,75E-12</text:p>
          </table:table-cell>
          <table:table-cell/>
          <table:table-cell office:value-type="float" office:value="0.00000000001747" calcext:value-type="float">
            <text:p>1,75E-11</text:p>
          </table:table-cell>
          <table:table-cell office:value-type="float" office:value="0.00000000003013" calcext:value-type="float">
            <text:p>3,01E-11</text:p>
          </table:table-cell>
          <table:table-cell/>
          <table:table-cell office:value-type="float" office:value="0.00000000033528" calcext:value-type="float">
            <text:p>3,35E-10</text:p>
          </table:table-cell>
          <table:table-cell office:value-type="float" office:value="0.000000027064" calcext:value-type="float">
            <text:p>2,71E-08</text:p>
          </table:table-cell>
          <table:table-cell/>
          <table:table-cell office:value-type="float" office:value="0.0000000016686" calcext:value-type="float">
            <text:p>1,67E-09</text:p>
          </table:table-cell>
          <table:table-cell office:value-type="float" office:value="0.00000076396" calcext:value-type="float">
            <text:p>7,64E-07</text:p>
          </table:table-cell>
          <table:table-cell/>
          <table:table-cell office:value-type="float" office:value="0.0000000059631" calcext:value-type="float">
            <text:p>5,96E-09</text:p>
          </table:table-cell>
          <table:table-cell office:value-type="float" office:value="0.000002927" calcext:value-type="float">
            <text:p>2,93E-06</text:p>
          </table:table-cell>
          <table:table-cell/>
          <table:table-cell office:value-type="float" office:value="0.00000001921" calcext:value-type="float">
            <text:p>1,92E-08</text:p>
          </table:table-cell>
          <table:table-cell office:value-type="float" office:value="0.0000055802" calcext:value-type="float">
            <text:p>5,58E-06</text:p>
          </table:table-cell>
        </table:table-row>
        <table:table-row table:style-name="ro1">
          <table:table-cell office:value-type="float" office:value="0.27" calcext:value-type="float">
            <text:p>0,27</text:p>
          </table:table-cell>
          <table:table-cell/>
          <table:table-cell office:value-type="float" office:value="-0.00000000000075" calcext:value-type="float">
            <text:p>-7,50E-13</text:p>
          </table:table-cell>
          <table:table-cell office:value-type="float" office:value="-0.00000000000046" calcext:value-type="float">
            <text:p>-4,60E-13</text:p>
          </table:table-cell>
          <table:table-cell/>
          <table:table-cell office:value-type="float" office:value="0.00000000000869" calcext:value-type="float">
            <text:p>8,69E-12</text:p>
          </table:table-cell>
          <table:table-cell office:value-type="float" office:value="0.00000000002706" calcext:value-type="float">
            <text:p>2,71E-11</text:p>
          </table:table-cell>
          <table:table-cell/>
          <table:table-cell office:value-type="float" office:value="0.00000000033742" calcext:value-type="float">
            <text:p>3,37E-10</text:p>
          </table:table-cell>
          <table:table-cell office:value-type="float" office:value="0.000000027097" calcext:value-type="float">
            <text:p>2,71E-08</text:p>
          </table:table-cell>
          <table:table-cell/>
          <table:table-cell office:value-type="float" office:value="0.0000000016688" calcext:value-type="float">
            <text:p>1,67E-09</text:p>
          </table:table-cell>
          <table:table-cell office:value-type="float" office:value="0.0000007644" calcext:value-type="float">
            <text:p>7,64E-07</text:p>
          </table:table-cell>
          <table:table-cell/>
          <table:table-cell office:value-type="float" office:value="0.0000000058977" calcext:value-type="float">
            <text:p>5,90E-09</text:p>
          </table:table-cell>
          <table:table-cell office:value-type="float" office:value="0.000002969" calcext:value-type="float">
            <text:p>2,97E-06</text:p>
          </table:table-cell>
          <table:table-cell/>
          <table:table-cell office:value-type="float" office:value="0.000000018939" calcext:value-type="float">
            <text:p>1,89E-08</text:p>
          </table:table-cell>
          <table:table-cell office:value-type="float" office:value="0.0000057194" calcext:value-type="float">
            <text:p>5,72E-06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/>
          <table:table-cell office:value-type="float" office:value="0.00000000000609" calcext:value-type="float">
            <text:p>6,09E-12</text:p>
          </table:table-cell>
          <table:table-cell office:value-type="float" office:value="-0.00000000000083" calcext:value-type="float">
            <text:p>-8,30E-13</text:p>
          </table:table-cell>
          <table:table-cell/>
          <table:table-cell office:value-type="float" office:value="0.00000000001482" calcext:value-type="float">
            <text:p>1,48E-11</text:p>
          </table:table-cell>
          <table:table-cell office:value-type="float" office:value="0.00000000002821" calcext:value-type="float">
            <text:p>2,82E-11</text:p>
          </table:table-cell>
          <table:table-cell/>
          <table:table-cell office:value-type="float" office:value="0.00000000033305" calcext:value-type="float">
            <text:p>3,33E-10</text:p>
          </table:table-cell>
          <table:table-cell office:value-type="float" office:value="0.00000002706" calcext:value-type="float">
            <text:p>2,71E-08</text:p>
          </table:table-cell>
          <table:table-cell/>
          <table:table-cell office:value-type="float" office:value="0.0000000016616" calcext:value-type="float">
            <text:p>1,66E-09</text:p>
          </table:table-cell>
          <table:table-cell office:value-type="float" office:value="0.00000076514" calcext:value-type="float">
            <text:p>7,65E-07</text:p>
          </table:table-cell>
          <table:table-cell/>
          <table:table-cell office:value-type="float" office:value="0.0000000058425" calcext:value-type="float">
            <text:p>5,84E-09</text:p>
          </table:table-cell>
          <table:table-cell office:value-type="float" office:value="0.0000030067" calcext:value-type="float">
            <text:p>3,01E-06</text:p>
          </table:table-cell>
          <table:table-cell/>
          <table:table-cell office:value-type="float" office:value="0.000000018638" calcext:value-type="float">
            <text:p>1,86E-08</text:p>
          </table:table-cell>
          <table:table-cell office:value-type="float" office:value="0.0000058524" calcext:value-type="float">
            <text:p>5,85E-06</text:p>
          </table:table-cell>
        </table:table-row>
        <table:table-row table:style-name="ro1">
          <table:table-cell office:value-type="float" office:value="0.29" calcext:value-type="float">
            <text:p>0,29</text:p>
          </table:table-cell>
          <table:table-cell/>
          <table:table-cell office:value-type="float" office:value="-0.00000000000319" calcext:value-type="float">
            <text:p>-3,19E-12</text:p>
          </table:table-cell>
          <table:table-cell office:value-type="float" office:value="0.00000000000292" calcext:value-type="float">
            <text:p>2,92E-12</text:p>
          </table:table-cell>
          <table:table-cell/>
          <table:table-cell office:value-type="float" office:value="0.00000000001946" calcext:value-type="float">
            <text:p>1,95E-11</text:p>
          </table:table-cell>
          <table:table-cell office:value-type="float" office:value="0.00000000002526" calcext:value-type="float">
            <text:p>2,53E-11</text:p>
          </table:table-cell>
          <table:table-cell/>
          <table:table-cell office:value-type="float" office:value="0.00000000033337" calcext:value-type="float">
            <text:p>3,33E-10</text:p>
          </table:table-cell>
          <table:table-cell office:value-type="float" office:value="0.000000027068" calcext:value-type="float">
            <text:p>2,71E-08</text:p>
          </table:table-cell>
          <table:table-cell/>
          <table:table-cell office:value-type="float" office:value="0.0000000016591" calcext:value-type="float">
            <text:p>1,66E-09</text:p>
          </table:table-cell>
          <table:table-cell office:value-type="float" office:value="0.00000076532" calcext:value-type="float">
            <text:p>7,65E-07</text:p>
          </table:table-cell>
          <table:table-cell/>
          <table:table-cell office:value-type="float" office:value="0.0000000057911" calcext:value-type="float">
            <text:p>5,79E-09</text:p>
          </table:table-cell>
          <table:table-cell office:value-type="float" office:value="0.0000030406" calcext:value-type="float">
            <text:p>3,04E-06</text:p>
          </table:table-cell>
          <table:table-cell/>
          <table:table-cell office:value-type="float" office:value="0.000000018396" calcext:value-type="float">
            <text:p>1,84E-08</text:p>
          </table:table-cell>
          <table:table-cell office:value-type="float" office:value="0.0000059808" calcext:value-type="float">
            <text:p>5,98E-06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/>
          <table:table-cell office:value-type="float" office:value="-0.00000000000515" calcext:value-type="float">
            <text:p>-5,15E-12</text:p>
          </table:table-cell>
          <table:table-cell office:value-type="float" office:value="0.00000000000314" calcext:value-type="float">
            <text:p>3,14E-12</text:p>
          </table:table-cell>
          <table:table-cell/>
          <table:table-cell office:value-type="float" office:value="0.00000000001206" calcext:value-type="float">
            <text:p>1,21E-11</text:p>
          </table:table-cell>
          <table:table-cell office:value-type="float" office:value="0.00000000002928" calcext:value-type="float">
            <text:p>2,93E-11</text:p>
          </table:table-cell>
          <table:table-cell/>
          <table:table-cell office:value-type="float" office:value="0.0000000003335" calcext:value-type="float">
            <text:p>3,34E-10</text:p>
          </table:table-cell>
          <table:table-cell office:value-type="float" office:value="0.000000027146" calcext:value-type="float">
            <text:p>2,71E-08</text:p>
          </table:table-cell>
          <table:table-cell/>
          <table:table-cell office:value-type="float" office:value="0.0000000016559" calcext:value-type="float">
            <text:p>1,66E-09</text:p>
          </table:table-cell>
          <table:table-cell office:value-type="float" office:value="0.00000076611" calcext:value-type="float">
            <text:p>7,66E-07</text:p>
          </table:table-cell>
          <table:table-cell/>
          <table:table-cell office:value-type="float" office:value="0.0000000057363" calcext:value-type="float">
            <text:p>5,74E-09</text:p>
          </table:table-cell>
          <table:table-cell office:value-type="float" office:value="0.0000030709" calcext:value-type="float">
            <text:p>3,07E-06</text:p>
          </table:table-cell>
          <table:table-cell/>
          <table:table-cell office:value-type="float" office:value="0.000000018134" calcext:value-type="float">
            <text:p>1,81E-08</text:p>
          </table:table-cell>
          <table:table-cell office:value-type="float" office:value="0.0000061018" calcext:value-type="float">
            <text:p>6,10E-06</text:p>
          </table:table-cell>
        </table:table-row>
        <table:table-row table:style-name="ro1">
          <table:table-cell office:value-type="float" office:value="0.31" calcext:value-type="float">
            <text:p>0,31</text:p>
          </table:table-cell>
          <table:table-cell/>
          <table:table-cell office:value-type="float" office:value="0.00000000000071" calcext:value-type="float">
            <text:p>7,10E-13</text:p>
          </table:table-cell>
          <table:table-cell office:value-type="float" office:value="-0.0000000000012" calcext:value-type="float">
            <text:p>-1,20E-12</text:p>
          </table:table-cell>
          <table:table-cell/>
          <table:table-cell office:value-type="float" office:value="0.00000000001806" calcext:value-type="float">
            <text:p>1,81E-11</text:p>
          </table:table-cell>
          <table:table-cell office:value-type="float" office:value="0.0000000000284" calcext:value-type="float">
            <text:p>2,84E-11</text:p>
          </table:table-cell>
          <table:table-cell/>
          <table:table-cell office:value-type="float" office:value="0.00000000033653" calcext:value-type="float">
            <text:p>3,37E-10</text:p>
          </table:table-cell>
          <table:table-cell office:value-type="float" office:value="0.000000027061" calcext:value-type="float">
            <text:p>2,71E-08</text:p>
          </table:table-cell>
          <table:table-cell/>
          <table:table-cell office:value-type="float" office:value="0.0000000016572" calcext:value-type="float">
            <text:p>1,66E-09</text:p>
          </table:table-cell>
          <table:table-cell office:value-type="float" office:value="0.00000076582" calcext:value-type="float">
            <text:p>7,66E-07</text:p>
          </table:table-cell>
          <table:table-cell/>
          <table:table-cell office:value-type="float" office:value="0.000000005697" calcext:value-type="float">
            <text:p>5,70E-09</text:p>
          </table:table-cell>
          <table:table-cell office:value-type="float" office:value="0.0000030962" calcext:value-type="float">
            <text:p>3,10E-06</text:p>
          </table:table-cell>
          <table:table-cell/>
          <table:table-cell office:value-type="float" office:value="0.000000017896" calcext:value-type="float">
            <text:p>1,79E-08</text:p>
          </table:table-cell>
          <table:table-cell office:value-type="float" office:value="0.0000062185" calcext:value-type="float">
            <text:p>6,22E-06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/>
          <table:table-cell office:value-type="float" office:value="0.00000000000416" calcext:value-type="float">
            <text:p>4,16E-12</text:p>
          </table:table-cell>
          <table:table-cell office:value-type="float" office:value="0.00000000000475" calcext:value-type="float">
            <text:p>4,75E-12</text:p>
          </table:table-cell>
          <table:table-cell/>
          <table:table-cell office:value-type="float" office:value="0.00000000001397" calcext:value-type="float">
            <text:p>1,40E-11</text:p>
          </table:table-cell>
          <table:table-cell office:value-type="float" office:value="0.00000000002713" calcext:value-type="float">
            <text:p>2,71E-11</text:p>
          </table:table-cell>
          <table:table-cell/>
          <table:table-cell office:value-type="float" office:value="0.00000000033704" calcext:value-type="float">
            <text:p>3,37E-10</text:p>
          </table:table-cell>
          <table:table-cell office:value-type="float" office:value="0.000000027071" calcext:value-type="float">
            <text:p>2,71E-08</text:p>
          </table:table-cell>
          <table:table-cell/>
          <table:table-cell office:value-type="float" office:value="0.0000000016566" calcext:value-type="float">
            <text:p>1,66E-09</text:p>
          </table:table-cell>
          <table:table-cell office:value-type="float" office:value="0.00000076598" calcext:value-type="float">
            <text:p>7,66E-07</text:p>
          </table:table-cell>
          <table:table-cell/>
          <table:table-cell office:value-type="float" office:value="0.0000000056572" calcext:value-type="float">
            <text:p>5,66E-09</text:p>
          </table:table-cell>
          <table:table-cell office:value-type="float" office:value="0.0000031186" calcext:value-type="float">
            <text:p>3,12E-06</text:p>
          </table:table-cell>
          <table:table-cell/>
          <table:table-cell office:value-type="float" office:value="0.000000017701" calcext:value-type="float">
            <text:p>1,77E-08</text:p>
          </table:table-cell>
          <table:table-cell office:value-type="float" office:value="0.0000063284" calcext:value-type="float">
            <text:p>6,33E-06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/>
          <table:table-cell office:value-type="float" office:value="0.00000000000229" calcext:value-type="float">
            <text:p>2,29E-12</text:p>
          </table:table-cell>
          <table:table-cell office:value-type="float" office:value="0.00000000000254" calcext:value-type="float">
            <text:p>2,54E-12</text:p>
          </table:table-cell>
          <table:table-cell/>
          <table:table-cell office:value-type="float" office:value="0.00000000001081" calcext:value-type="float">
            <text:p>1,08E-11</text:p>
          </table:table-cell>
          <table:table-cell office:value-type="float" office:value="0.00000000002739" calcext:value-type="float">
            <text:p>2,74E-11</text:p>
          </table:table-cell>
          <table:table-cell/>
          <table:table-cell office:value-type="float" office:value="0.00000000033729" calcext:value-type="float">
            <text:p>3,37E-10</text:p>
          </table:table-cell>
          <table:table-cell office:value-type="float" office:value="0.000000027061" calcext:value-type="float">
            <text:p>2,71E-08</text:p>
          </table:table-cell>
          <table:table-cell/>
          <table:table-cell office:value-type="float" office:value="0.0000000016561" calcext:value-type="float">
            <text:p>1,66E-09</text:p>
          </table:table-cell>
          <table:table-cell office:value-type="float" office:value="0.00000076602" calcext:value-type="float">
            <text:p>7,66E-07</text:p>
          </table:table-cell>
          <table:table-cell/>
          <table:table-cell office:value-type="float" office:value="0.0000000056278" calcext:value-type="float">
            <text:p>5,63E-09</text:p>
          </table:table-cell>
          <table:table-cell office:value-type="float" office:value="0.0000031375" calcext:value-type="float">
            <text:p>3,14E-06</text:p>
          </table:table-cell>
          <table:table-cell/>
          <table:table-cell office:value-type="float" office:value="0.000000017482" calcext:value-type="float">
            <text:p>1,75E-08</text:p>
          </table:table-cell>
          <table:table-cell office:value-type="float" office:value="0.0000064347" calcext:value-type="float">
            <text:p>6,43E-06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  <table:table-cell/>
          <table:table-cell office:value-type="float" office:value="0.00000000000533" calcext:value-type="float">
            <text:p>5,33E-12</text:p>
          </table:table-cell>
          <table:table-cell office:value-type="float" office:value="0.00000000000447" calcext:value-type="float">
            <text:p>4,47E-12</text:p>
          </table:table-cell>
          <table:table-cell/>
          <table:table-cell office:value-type="float" office:value="0.00000000001704" calcext:value-type="float">
            <text:p>1,70E-11</text:p>
          </table:table-cell>
          <table:table-cell office:value-type="float" office:value="0.00000000002907" calcext:value-type="float">
            <text:p>2,91E-11</text:p>
          </table:table-cell>
          <table:table-cell/>
          <table:table-cell office:value-type="float" office:value="0.00000000033546" calcext:value-type="float">
            <text:p>3,35E-10</text:p>
          </table:table-cell>
          <table:table-cell office:value-type="float" office:value="0.00000002708" calcext:value-type="float">
            <text:p>2,71E-08</text:p>
          </table:table-cell>
          <table:table-cell/>
          <table:table-cell office:value-type="float" office:value="0.0000000016564" calcext:value-type="float">
            <text:p>1,66E-09</text:p>
          </table:table-cell>
          <table:table-cell office:value-type="float" office:value="0.00000076606" calcext:value-type="float">
            <text:p>7,66E-07</text:p>
          </table:table-cell>
          <table:table-cell/>
          <table:table-cell office:value-type="float" office:value="0.0000000055981" calcext:value-type="float">
            <text:p>5,60E-09</text:p>
          </table:table-cell>
          <table:table-cell office:value-type="float" office:value="0.0000031537" calcext:value-type="float">
            <text:p>3,15E-06</text:p>
          </table:table-cell>
          <table:table-cell/>
          <table:table-cell office:value-type="float" office:value="0.00000001728" calcext:value-type="float">
            <text:p>1,73E-08</text:p>
          </table:table-cell>
          <table:table-cell office:value-type="float" office:value="0.0000065329" calcext:value-type="float">
            <text:p>6,53E-06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/>
          <table:table-cell office:value-type="float" office:value="-0.00000000000083" calcext:value-type="float">
            <text:p>-8,30E-13</text:p>
          </table:table-cell>
          <table:table-cell office:value-type="float" office:value="0.00000000000094" calcext:value-type="float">
            <text:p>9,40E-13</text:p>
          </table:table-cell>
          <table:table-cell/>
          <table:table-cell office:value-type="float" office:value="0.00000000002121" calcext:value-type="float">
            <text:p>2,12E-11</text:p>
          </table:table-cell>
          <table:table-cell office:value-type="float" office:value="0.00000000002975" calcext:value-type="float">
            <text:p>2,98E-11</text:p>
          </table:table-cell>
          <table:table-cell/>
          <table:table-cell office:value-type="float" office:value="0.00000000033554" calcext:value-type="float">
            <text:p>3,36E-10</text:p>
          </table:table-cell>
          <table:table-cell office:value-type="float" office:value="0.000000027063" calcext:value-type="float">
            <text:p>2,71E-08</text:p>
          </table:table-cell>
          <table:table-cell/>
          <table:table-cell office:value-type="float" office:value="0.0000000016576" calcext:value-type="float">
            <text:p>1,66E-09</text:p>
          </table:table-cell>
          <table:table-cell office:value-type="float" office:value="0.00000076623" calcext:value-type="float">
            <text:p>7,66E-07</text:p>
          </table:table-cell>
          <table:table-cell/>
          <table:table-cell office:value-type="float" office:value="0.0000000055713" calcext:value-type="float">
            <text:p>5,57E-09</text:p>
          </table:table-cell>
          <table:table-cell office:value-type="float" office:value="0.0000031671" calcext:value-type="float">
            <text:p>3,17E-06</text:p>
          </table:table-cell>
          <table:table-cell/>
          <table:table-cell office:value-type="float" office:value="0.00000001709" calcext:value-type="float">
            <text:p>1,71E-08</text:p>
          </table:table-cell>
          <table:table-cell office:value-type="float" office:value="0.0000066274" calcext:value-type="float">
            <text:p>6,63E-06</text:p>
          </table:table-cell>
        </table:table-row>
        <table:table-row table:style-name="ro1">
          <table:table-cell office:value-type="float" office:value="0.36" calcext:value-type="float">
            <text:p>0,36</text:p>
          </table:table-cell>
          <table:table-cell/>
          <table:table-cell office:value-type="float" office:value="-0.00000000000499" calcext:value-type="float">
            <text:p>-4,99E-12</text:p>
          </table:table-cell>
          <table:table-cell office:value-type="float" office:value="0.0000000000027" calcext:value-type="float">
            <text:p>2,70E-12</text:p>
          </table:table-cell>
          <table:table-cell/>
          <table:table-cell office:value-type="float" office:value="0.0000000000191" calcext:value-type="float">
            <text:p>1,91E-11</text:p>
          </table:table-cell>
          <table:table-cell office:value-type="float" office:value="0.00000000002862" calcext:value-type="float">
            <text:p>2,86E-11</text:p>
          </table:table-cell>
          <table:table-cell/>
          <table:table-cell office:value-type="float" office:value="0.00000000033874" calcext:value-type="float">
            <text:p>3,39E-10</text:p>
          </table:table-cell>
          <table:table-cell office:value-type="float" office:value="0.000000027165" calcext:value-type="float">
            <text:p>2,72E-08</text:p>
          </table:table-cell>
          <table:table-cell/>
          <table:table-cell office:value-type="float" office:value="0.0000000016577" calcext:value-type="float">
            <text:p>1,66E-09</text:p>
          </table:table-cell>
          <table:table-cell office:value-type="float" office:value="0.00000076603" calcext:value-type="float">
            <text:p>7,66E-07</text:p>
          </table:table-cell>
          <table:table-cell/>
          <table:table-cell office:value-type="float" office:value="0.0000000055569" calcext:value-type="float">
            <text:p>5,56E-09</text:p>
          </table:table-cell>
          <table:table-cell office:value-type="float" office:value="0.0000031782" calcext:value-type="float">
            <text:p>3,18E-06</text:p>
          </table:table-cell>
          <table:table-cell/>
          <table:table-cell office:value-type="float" office:value="0.000000016948" calcext:value-type="float">
            <text:p>1,69E-08</text:p>
          </table:table-cell>
          <table:table-cell office:value-type="float" office:value="0.0000067156" calcext:value-type="float">
            <text:p>6,72E-06</text:p>
          </table:table-cell>
        </table:table-row>
        <table:table-row table:style-name="ro1">
          <table:table-cell office:value-type="float" office:value="0.37" calcext:value-type="float">
            <text:p>0,37</text:p>
          </table:table-cell>
          <table:table-cell/>
          <table:table-cell office:value-type="float" office:value="0.00000000000882" calcext:value-type="float">
            <text:p>8,82E-12</text:p>
          </table:table-cell>
          <table:table-cell office:value-type="float" office:value="-0.00000000000003" calcext:value-type="float">
            <text:p>-3,00E-14</text:p>
          </table:table-cell>
          <table:table-cell/>
          <table:table-cell office:value-type="float" office:value="0.00000000003606" calcext:value-type="float">
            <text:p>3,61E-11</text:p>
          </table:table-cell>
          <table:table-cell office:value-type="float" office:value="0.00000000002256" calcext:value-type="float">
            <text:p>2,26E-11</text:p>
          </table:table-cell>
          <table:table-cell/>
          <table:table-cell office:value-type="float" office:value="0.00000000033421" calcext:value-type="float">
            <text:p>3,34E-10</text:p>
          </table:table-cell>
          <table:table-cell office:value-type="float" office:value="0.000000027074" calcext:value-type="float">
            <text:p>2,71E-08</text:p>
          </table:table-cell>
          <table:table-cell/>
          <table:table-cell office:value-type="float" office:value="0.0000000016576" calcext:value-type="float">
            <text:p>1,66E-09</text:p>
          </table:table-cell>
          <table:table-cell office:value-type="float" office:value="0.00000076626" calcext:value-type="float">
            <text:p>7,66E-07</text:p>
          </table:table-cell>
          <table:table-cell/>
          <table:table-cell office:value-type="float" office:value="0.0000000055422" calcext:value-type="float">
            <text:p>5,54E-09</text:p>
          </table:table-cell>
          <table:table-cell office:value-type="float" office:value="0.0000031865" calcext:value-type="float">
            <text:p>3,19E-06</text:p>
          </table:table-cell>
          <table:table-cell/>
          <table:table-cell office:value-type="float" office:value="0.000000016782" calcext:value-type="float">
            <text:p>1,68E-08</text:p>
          </table:table-cell>
          <table:table-cell office:value-type="float" office:value="0.0000068" calcext:value-type="float">
            <text:p>6,80E-06</text:p>
          </table:table-cell>
        </table:table-row>
        <table:table-row table:style-name="ro1">
          <table:table-cell office:value-type="float" office:value="0.38" calcext:value-type="float">
            <text:p>0,38</text:p>
          </table:table-cell>
          <table:table-cell/>
          <table:table-cell office:value-type="float" office:value="-0.00000000000029" calcext:value-type="float">
            <text:p>-2,90E-13</text:p>
          </table:table-cell>
          <table:table-cell office:value-type="float" office:value="0.0000000000061" calcext:value-type="float">
            <text:p>6,10E-12</text:p>
          </table:table-cell>
          <table:table-cell/>
          <table:table-cell office:value-type="float" office:value="0.00000000003238" calcext:value-type="float">
            <text:p>3,24E-11</text:p>
          </table:table-cell>
          <table:table-cell office:value-type="float" office:value="0.00000000003336" calcext:value-type="float">
            <text:p>3,34E-11</text:p>
          </table:table-cell>
          <table:table-cell/>
          <table:table-cell office:value-type="float" office:value="0.00000000033312" calcext:value-type="float">
            <text:p>3,33E-10</text:p>
          </table:table-cell>
          <table:table-cell office:value-type="float" office:value="0.000000027065" calcext:value-type="float">
            <text:p>2,71E-08</text:p>
          </table:table-cell>
          <table:table-cell/>
          <table:table-cell office:value-type="float" office:value="0.0000000016651" calcext:value-type="float">
            <text:p>1,67E-09</text:p>
          </table:table-cell>
          <table:table-cell office:value-type="float" office:value="0.0000007661" calcext:value-type="float">
            <text:p>7,66E-07</text:p>
          </table:table-cell>
          <table:table-cell/>
          <table:table-cell office:value-type="float" office:value="0.0000000055367" calcext:value-type="float">
            <text:p>5,54E-09</text:p>
          </table:table-cell>
          <table:table-cell office:value-type="float" office:value="0.0000031942" calcext:value-type="float">
            <text:p>3,19E-06</text:p>
          </table:table-cell>
          <table:table-cell/>
          <table:table-cell office:value-type="float" office:value="0.000000016648" calcext:value-type="float">
            <text:p>1,66E-08</text:p>
          </table:table-cell>
          <table:table-cell office:value-type="float" office:value="0.0000068782" calcext:value-type="float">
            <text:p>6,88E-06</text:p>
          </table:table-cell>
        </table:table-row>
        <table:table-row table:style-name="ro1">
          <table:table-cell office:value-type="float" office:value="0.39" calcext:value-type="float">
            <text:p>0,39</text:p>
          </table:table-cell>
          <table:table-cell/>
          <table:table-cell office:value-type="float" office:value="-0.00000000000453" calcext:value-type="float">
            <text:p>-4,53E-12</text:p>
          </table:table-cell>
          <table:table-cell office:value-type="float" office:value="-0.00000000000197" calcext:value-type="float">
            <text:p>-1,97E-12</text:p>
          </table:table-cell>
          <table:table-cell/>
          <table:table-cell office:value-type="float" office:value="-0.0000000000002" calcext:value-type="float">
            <text:p>-2,00E-13</text:p>
          </table:table-cell>
          <table:table-cell office:value-type="float" office:value="0.00000000002539" calcext:value-type="float">
            <text:p>2,54E-11</text:p>
          </table:table-cell>
          <table:table-cell/>
          <table:table-cell office:value-type="float" office:value="0.00000000033289" calcext:value-type="float">
            <text:p>3,33E-10</text:p>
          </table:table-cell>
          <table:table-cell office:value-type="float" office:value="0.000000027059" calcext:value-type="float">
            <text:p>2,71E-08</text:p>
          </table:table-cell>
          <table:table-cell/>
          <table:table-cell office:value-type="float" office:value="0.0000000016673" calcext:value-type="float">
            <text:p>1,67E-09</text:p>
          </table:table-cell>
          <table:table-cell office:value-type="float" office:value="0.00000076627" calcext:value-type="float">
            <text:p>7,66E-07</text:p>
          </table:table-cell>
          <table:table-cell/>
          <table:table-cell office:value-type="float" office:value="0.0000000055247" calcext:value-type="float">
            <text:p>5,52E-09</text:p>
          </table:table-cell>
          <table:table-cell office:value-type="float" office:value="0.0000031994" calcext:value-type="float">
            <text:p>3,20E-06</text:p>
          </table:table-cell>
          <table:table-cell/>
          <table:table-cell office:value-type="float" office:value="0.000000016486" calcext:value-type="float">
            <text:p>1,65E-08</text:p>
          </table:table-cell>
          <table:table-cell office:value-type="float" office:value="0.0000069506" calcext:value-type="float">
            <text:p>6,95E-06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/>
          <table:table-cell office:value-type="float" office:value="-0.0000000000011" calcext:value-type="float">
            <text:p>-1,10E-12</text:p>
          </table:table-cell>
          <table:table-cell office:value-type="float" office:value="0.00000000000121" calcext:value-type="float">
            <text:p>1,21E-12</text:p>
          </table:table-cell>
          <table:table-cell/>
          <table:table-cell office:value-type="float" office:value="0.00000000000933" calcext:value-type="float">
            <text:p>9,33E-12</text:p>
          </table:table-cell>
          <table:table-cell office:value-type="float" office:value="0.00000000002685" calcext:value-type="float">
            <text:p>2,69E-11</text:p>
          </table:table-cell>
          <table:table-cell/>
          <table:table-cell office:value-type="float" office:value="0.00000000033363" calcext:value-type="float">
            <text:p>3,34E-10</text:p>
          </table:table-cell>
          <table:table-cell office:value-type="float" office:value="0.000000027069" calcext:value-type="float">
            <text:p>2,71E-08</text:p>
          </table:table-cell>
          <table:table-cell/>
          <table:table-cell office:value-type="float" office:value="0.0000000016606" calcext:value-type="float">
            <text:p>1,66E-09</text:p>
          </table:table-cell>
          <table:table-cell office:value-type="float" office:value="0.00000076648" calcext:value-type="float">
            <text:p>7,66E-07</text:p>
          </table:table-cell>
          <table:table-cell/>
          <table:table-cell office:value-type="float" office:value="0.000000005512" calcext:value-type="float">
            <text:p>5,51E-09</text:p>
          </table:table-cell>
          <table:table-cell office:value-type="float" office:value="0.000003204" calcext:value-type="float">
            <text:p>3,20E-06</text:p>
          </table:table-cell>
          <table:table-cell/>
          <table:table-cell office:value-type="float" office:value="0.000000016334" calcext:value-type="float">
            <text:p>1,63E-08</text:p>
          </table:table-cell>
          <table:table-cell office:value-type="float" office:value="0.0000070187" calcext:value-type="float">
            <text:p>7,02E-06</text:p>
          </table:table-cell>
        </table:table-row>
        <table:table-row table:style-name="ro1">
          <table:table-cell office:value-type="float" office:value="0.41" calcext:value-type="float">
            <text:p>0,41</text:p>
          </table:table-cell>
          <table:table-cell/>
          <table:table-cell office:value-type="float" office:value="-0.00000000000191" calcext:value-type="float">
            <text:p>-1,91E-12</text:p>
          </table:table-cell>
          <table:table-cell office:value-type="float" office:value="0.00000000000202" calcext:value-type="float">
            <text:p>2,02E-12</text:p>
          </table:table-cell>
          <table:table-cell/>
          <table:table-cell office:value-type="float" office:value="0.00000000002427" calcext:value-type="float">
            <text:p>2,43E-11</text:p>
          </table:table-cell>
          <table:table-cell office:value-type="float" office:value="0.00000000003058" calcext:value-type="float">
            <text:p>3,06E-11</text:p>
          </table:table-cell>
          <table:table-cell/>
          <table:table-cell office:value-type="float" office:value="0.00000000033133" calcext:value-type="float">
            <text:p>3,31E-10</text:p>
          </table:table-cell>
          <table:table-cell office:value-type="float" office:value="0.000000027069" calcext:value-type="float">
            <text:p>2,71E-08</text:p>
          </table:table-cell>
          <table:table-cell/>
          <table:table-cell office:value-type="float" office:value="0.000000001657" calcext:value-type="float">
            <text:p>1,66E-09</text:p>
          </table:table-cell>
          <table:table-cell office:value-type="float" office:value="0.00000076643" calcext:value-type="float">
            <text:p>7,66E-07</text:p>
          </table:table-cell>
          <table:table-cell/>
          <table:table-cell office:value-type="float" office:value="0.0000000055133" calcext:value-type="float">
            <text:p>5,51E-09</text:p>
          </table:table-cell>
          <table:table-cell office:value-type="float" office:value="0.0000032071" calcext:value-type="float">
            <text:p>3,21E-06</text:p>
          </table:table-cell>
          <table:table-cell/>
          <table:table-cell office:value-type="float" office:value="0.000000016257" calcext:value-type="float">
            <text:p>1,63E-08</text:p>
          </table:table-cell>
          <table:table-cell office:value-type="float" office:value="0.000007082" calcext:value-type="float">
            <text:p>7,08E-06</text:p>
          </table:table-cell>
        </table:table-row>
        <table:table-row table:style-name="ro1">
          <table:table-cell office:value-type="float" office:value="0.42" calcext:value-type="float">
            <text:p>0,42</text:p>
          </table:table-cell>
          <table:table-cell/>
          <table:table-cell office:value-type="float" office:value="-0.00000000000358" calcext:value-type="float">
            <text:p>-3,58E-12</text:p>
          </table:table-cell>
          <table:table-cell office:value-type="float" office:value="0.0000000000031" calcext:value-type="float">
            <text:p>3,10E-12</text:p>
          </table:table-cell>
          <table:table-cell/>
          <table:table-cell office:value-type="float" office:value="0.00000000000635" calcext:value-type="float">
            <text:p>6,35E-12</text:p>
          </table:table-cell>
          <table:table-cell office:value-type="float" office:value="0.00000000002641" calcext:value-type="float">
            <text:p>2,64E-11</text:p>
          </table:table-cell>
          <table:table-cell/>
          <table:table-cell office:value-type="float" office:value="0.00000000033034" calcext:value-type="float">
            <text:p>3,30E-10</text:p>
          </table:table-cell>
          <table:table-cell office:value-type="float" office:value="0.000000027079" calcext:value-type="float">
            <text:p>2,71E-08</text:p>
          </table:table-cell>
          <table:table-cell/>
          <table:table-cell office:value-type="float" office:value="0.0000000016559" calcext:value-type="float">
            <text:p>1,66E-09</text:p>
          </table:table-cell>
          <table:table-cell office:value-type="float" office:value="0.00000076633" calcext:value-type="float">
            <text:p>7,66E-07</text:p>
          </table:table-cell>
          <table:table-cell/>
          <table:table-cell office:value-type="float" office:value="0.0000000055161" calcext:value-type="float">
            <text:p>5,52E-09</text:p>
          </table:table-cell>
          <table:table-cell office:value-type="float" office:value="0.0000032096" calcext:value-type="float">
            <text:p>3,21E-06</text:p>
          </table:table-cell>
          <table:table-cell/>
          <table:table-cell office:value-type="float" office:value="0.000000016118" calcext:value-type="float">
            <text:p>1,61E-08</text:p>
          </table:table-cell>
          <table:table-cell office:value-type="float" office:value="0.0000071393" calcext:value-type="float">
            <text:p>7,14E-06</text:p>
          </table:table-cell>
        </table:table-row>
        <table:table-row table:style-name="ro1">
          <table:table-cell office:value-type="float" office:value="0.43" calcext:value-type="float">
            <text:p>0,43</text:p>
          </table:table-cell>
          <table:table-cell/>
          <table:table-cell office:value-type="float" office:value="0.00000000000053" calcext:value-type="float">
            <text:p>5,30E-13</text:p>
          </table:table-cell>
          <table:table-cell office:value-type="float" office:value="-0.00000000000014" calcext:value-type="float">
            <text:p>-1,40E-13</text:p>
          </table:table-cell>
          <table:table-cell/>
          <table:table-cell office:value-type="float" office:value="0.00000000000987" calcext:value-type="float">
            <text:p>9,87E-12</text:p>
          </table:table-cell>
          <table:table-cell office:value-type="float" office:value="0.00000000003067" calcext:value-type="float">
            <text:p>3,07E-11</text:p>
          </table:table-cell>
          <table:table-cell/>
          <table:table-cell office:value-type="float" office:value="0.00000000033389" calcext:value-type="float">
            <text:p>3,34E-10</text:p>
          </table:table-cell>
          <table:table-cell office:value-type="float" office:value="0.000000027067" calcext:value-type="float">
            <text:p>2,71E-08</text:p>
          </table:table-cell>
          <table:table-cell/>
          <table:table-cell office:value-type="float" office:value="0.0000000016622" calcext:value-type="float">
            <text:p>1,66E-09</text:p>
          </table:table-cell>
          <table:table-cell office:value-type="float" office:value="0.00000076635" calcext:value-type="float">
            <text:p>7,66E-07</text:p>
          </table:table-cell>
          <table:table-cell/>
          <table:table-cell office:value-type="float" office:value="0.0000000054979" calcext:value-type="float">
            <text:p>5,50E-09</text:p>
          </table:table-cell>
          <table:table-cell office:value-type="float" office:value="0.0000032112" calcext:value-type="float">
            <text:p>3,21E-06</text:p>
          </table:table-cell>
          <table:table-cell/>
          <table:table-cell office:value-type="float" office:value="0.000000015999" calcext:value-type="float">
            <text:p>1,60E-08</text:p>
          </table:table-cell>
          <table:table-cell office:value-type="float" office:value="0.0000071923" calcext:value-type="float">
            <text:p>7,19E-06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/>
          <table:table-cell office:value-type="float" office:value="-0.00000000000657" calcext:value-type="float">
            <text:p>-6,57E-12</text:p>
          </table:table-cell>
          <table:table-cell office:value-type="float" office:value="0.00000000000263" calcext:value-type="float">
            <text:p>2,63E-12</text:p>
          </table:table-cell>
          <table:table-cell/>
          <table:table-cell office:value-type="float" office:value="0.00000000002533" calcext:value-type="float">
            <text:p>2,53E-11</text:p>
          </table:table-cell>
          <table:table-cell office:value-type="float" office:value="0.00000000002483" calcext:value-type="float">
            <text:p>2,48E-11</text:p>
          </table:table-cell>
          <table:table-cell/>
          <table:table-cell office:value-type="float" office:value="0.00000000033537" calcext:value-type="float">
            <text:p>3,35E-10</text:p>
          </table:table-cell>
          <table:table-cell office:value-type="float" office:value="0.000000027055" calcext:value-type="float">
            <text:p>2,71E-08</text:p>
          </table:table-cell>
          <table:table-cell/>
          <table:table-cell office:value-type="float" office:value="0.0000000016614" calcext:value-type="float">
            <text:p>1,66E-09</text:p>
          </table:table-cell>
          <table:table-cell office:value-type="float" office:value="0.00000076648" calcext:value-type="float">
            <text:p>7,66E-07</text:p>
          </table:table-cell>
          <table:table-cell/>
          <table:table-cell office:value-type="float" office:value="0.0000000055017" calcext:value-type="float">
            <text:p>5,50E-09</text:p>
          </table:table-cell>
          <table:table-cell office:value-type="float" office:value="0.0000032136" calcext:value-type="float">
            <text:p>3,21E-06</text:p>
          </table:table-cell>
          <table:table-cell/>
          <table:table-cell office:value-type="float" office:value="0.000000015883" calcext:value-type="float">
            <text:p>1,59E-08</text:p>
          </table:table-cell>
          <table:table-cell office:value-type="float" office:value="0.0000072412" calcext:value-type="float">
            <text:p>7,24E-06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/>
          <table:table-cell office:value-type="float" office:value="-0.00000000000325" calcext:value-type="float">
            <text:p>-3,25E-12</text:p>
          </table:table-cell>
          <table:table-cell office:value-type="float" office:value="0.0000000000022" calcext:value-type="float">
            <text:p>2,20E-12</text:p>
          </table:table-cell>
          <table:table-cell/>
          <table:table-cell office:value-type="float" office:value="0.00000000000751" calcext:value-type="float">
            <text:p>7,51E-12</text:p>
          </table:table-cell>
          <table:table-cell office:value-type="float" office:value="0.00000000003133" calcext:value-type="float">
            <text:p>3,13E-11</text:p>
          </table:table-cell>
          <table:table-cell/>
          <table:table-cell office:value-type="float" office:value="0.00000000033757" calcext:value-type="float">
            <text:p>3,38E-10</text:p>
          </table:table-cell>
          <table:table-cell office:value-type="float" office:value="0.000000027087" calcext:value-type="float">
            <text:p>2,71E-08</text:p>
          </table:table-cell>
          <table:table-cell/>
          <table:table-cell office:value-type="float" office:value="0.0000000016615" calcext:value-type="float">
            <text:p>1,66E-09</text:p>
          </table:table-cell>
          <table:table-cell office:value-type="float" office:value="0.00000076646" calcext:value-type="float">
            <text:p>7,66E-07</text:p>
          </table:table-cell>
          <table:table-cell/>
          <table:table-cell office:value-type="float" office:value="0.0000000055012" calcext:value-type="float">
            <text:p>5,50E-09</text:p>
          </table:table-cell>
          <table:table-cell office:value-type="float" office:value="0.0000032139" calcext:value-type="float">
            <text:p>3,21E-06</text:p>
          </table:table-cell>
          <table:table-cell/>
          <table:table-cell office:value-type="float" office:value="0.00000001582" calcext:value-type="float">
            <text:p>1,58E-08</text:p>
          </table:table-cell>
          <table:table-cell office:value-type="float" office:value="0.0000072857" calcext:value-type="float">
            <text:p>7,29E-06</text:p>
          </table:table-cell>
        </table:table-row>
        <table:table-row table:style-name="ro1">
          <table:table-cell office:value-type="float" office:value="0.46" calcext:value-type="float">
            <text:p>0,46</text:p>
          </table:table-cell>
          <table:table-cell/>
          <table:table-cell office:value-type="float" office:value="-0.00000000000074" calcext:value-type="float">
            <text:p>-7,40E-13</text:p>
          </table:table-cell>
          <table:table-cell office:value-type="float" office:value="0.00000000000319" calcext:value-type="float">
            <text:p>3,19E-12</text:p>
          </table:table-cell>
          <table:table-cell/>
          <table:table-cell office:value-type="float" office:value="0.00000000000733" calcext:value-type="float">
            <text:p>7,33E-12</text:p>
          </table:table-cell>
          <table:table-cell office:value-type="float" office:value="0.00000000002471" calcext:value-type="float">
            <text:p>2,47E-11</text:p>
          </table:table-cell>
          <table:table-cell/>
          <table:table-cell office:value-type="float" office:value="0.00000000033722" calcext:value-type="float">
            <text:p>3,37E-10</text:p>
          </table:table-cell>
          <table:table-cell office:value-type="float" office:value="0.000000027126" calcext:value-type="float">
            <text:p>2,71E-08</text:p>
          </table:table-cell>
          <table:table-cell/>
          <table:table-cell office:value-type="float" office:value="0.0000000016584" calcext:value-type="float">
            <text:p>1,66E-09</text:p>
          </table:table-cell>
          <table:table-cell office:value-type="float" office:value="0.00000076669" calcext:value-type="float">
            <text:p>7,67E-07</text:p>
          </table:table-cell>
          <table:table-cell/>
          <table:table-cell office:value-type="float" office:value="0.0000000055001" calcext:value-type="float">
            <text:p>5,50E-09</text:p>
          </table:table-cell>
          <table:table-cell office:value-type="float" office:value="0.0000032144" calcext:value-type="float">
            <text:p>3,21E-06</text:p>
          </table:table-cell>
          <table:table-cell/>
          <table:table-cell office:value-type="float" office:value="0.000000015735" calcext:value-type="float">
            <text:p>1,57E-08</text:p>
          </table:table-cell>
          <table:table-cell office:value-type="float" office:value="0.0000073245" calcext:value-type="float">
            <text:p>7,32E-06</text:p>
          </table:table-cell>
        </table:table-row>
        <table:table-row table:style-name="ro1">
          <table:table-cell office:value-type="float" office:value="0.47" calcext:value-type="float">
            <text:p>0,47</text:p>
          </table:table-cell>
          <table:table-cell/>
          <table:table-cell office:value-type="float" office:value="0.0000000000023" calcext:value-type="float">
            <text:p>2,30E-12</text:p>
          </table:table-cell>
          <table:table-cell office:value-type="float" office:value="0.00000000000481" calcext:value-type="float">
            <text:p>4,81E-12</text:p>
          </table:table-cell>
          <table:table-cell/>
          <table:table-cell office:value-type="float" office:value="0.0000000000086" calcext:value-type="float">
            <text:p>8,60E-12</text:p>
          </table:table-cell>
          <table:table-cell office:value-type="float" office:value="0.00000000002524" calcext:value-type="float">
            <text:p>2,52E-11</text:p>
          </table:table-cell>
          <table:table-cell/>
          <table:table-cell office:value-type="float" office:value="0.00000000034035" calcext:value-type="float">
            <text:p>3,40E-10</text:p>
          </table:table-cell>
          <table:table-cell office:value-type="float" office:value="0.000000027076" calcext:value-type="float">
            <text:p>2,71E-08</text:p>
          </table:table-cell>
          <table:table-cell/>
          <table:table-cell office:value-type="float" office:value="0.0000000016625" calcext:value-type="float">
            <text:p>1,66E-09</text:p>
          </table:table-cell>
          <table:table-cell office:value-type="float" office:value="0.00000076658" calcext:value-type="float">
            <text:p>7,67E-07</text:p>
          </table:table-cell>
          <table:table-cell/>
          <table:table-cell office:value-type="float" office:value="0.0000000054919" calcext:value-type="float">
            <text:p>5,49E-09</text:p>
          </table:table-cell>
          <table:table-cell office:value-type="float" office:value="0.0000032157" calcext:value-type="float">
            <text:p>3,22E-06</text:p>
          </table:table-cell>
          <table:table-cell/>
          <table:table-cell office:value-type="float" office:value="0.000000015677" calcext:value-type="float">
            <text:p>1,57E-08</text:p>
          </table:table-cell>
          <table:table-cell office:value-type="float" office:value="0.0000073602" calcext:value-type="float">
            <text:p>7,36E-06</text:p>
          </table:table-cell>
        </table:table-row>
        <table:table-row table:style-name="ro1">
          <table:table-cell office:value-type="float" office:value="0.48" calcext:value-type="float">
            <text:p>0,48</text:p>
          </table:table-cell>
          <table:table-cell/>
          <table:table-cell office:value-type="float" office:value="-0.00000000000137" calcext:value-type="float">
            <text:p>-1,37E-12</text:p>
          </table:table-cell>
          <table:table-cell office:value-type="float" office:value="0.0000000000024" calcext:value-type="float">
            <text:p>2,40E-12</text:p>
          </table:table-cell>
          <table:table-cell/>
          <table:table-cell office:value-type="float" office:value="0.00000000001757" calcext:value-type="float">
            <text:p>1,76E-11</text:p>
          </table:table-cell>
          <table:table-cell office:value-type="float" office:value="0.00000000003392" calcext:value-type="float">
            <text:p>3,39E-11</text:p>
          </table:table-cell>
          <table:table-cell/>
          <table:table-cell office:value-type="float" office:value="0.00000000034079" calcext:value-type="float">
            <text:p>3,41E-10</text:p>
          </table:table-cell>
          <table:table-cell office:value-type="float" office:value="0.000000027062" calcext:value-type="float">
            <text:p>2,71E-08</text:p>
          </table:table-cell>
          <table:table-cell/>
          <table:table-cell office:value-type="float" office:value="0.000000001659" calcext:value-type="float">
            <text:p>1,66E-09</text:p>
          </table:table-cell>
          <table:table-cell office:value-type="float" office:value="0.00000076677" calcext:value-type="float">
            <text:p>7,67E-07</text:p>
          </table:table-cell>
          <table:table-cell/>
          <table:table-cell office:value-type="float" office:value="0.0000000054874" calcext:value-type="float">
            <text:p>5,49E-09</text:p>
          </table:table-cell>
          <table:table-cell office:value-type="float" office:value="0.0000032154" calcext:value-type="float">
            <text:p>3,22E-06</text:p>
          </table:table-cell>
          <table:table-cell/>
          <table:table-cell office:value-type="float" office:value="0.000000015624" calcext:value-type="float">
            <text:p>1,56E-08</text:p>
          </table:table-cell>
          <table:table-cell office:value-type="float" office:value="0.0000073906" calcext:value-type="float">
            <text:p>7,39E-06</text:p>
          </table:table-cell>
        </table:table-row>
        <table:table-row table:style-name="ro1">
          <table:table-cell office:value-type="float" office:value="0.49" calcext:value-type="float">
            <text:p>0,49</text:p>
          </table:table-cell>
          <table:table-cell/>
          <table:table-cell office:value-type="float" office:value="0.00000000000703" calcext:value-type="float">
            <text:p>7,03E-12</text:p>
          </table:table-cell>
          <table:table-cell office:value-type="float" office:value="0.0000000000045" calcext:value-type="float">
            <text:p>4,50E-12</text:p>
          </table:table-cell>
          <table:table-cell/>
          <table:table-cell office:value-type="float" office:value="0.00000000001304" calcext:value-type="float">
            <text:p>1,30E-11</text:p>
          </table:table-cell>
          <table:table-cell office:value-type="float" office:value="0.00000000002386" calcext:value-type="float">
            <text:p>2,39E-11</text:p>
          </table:table-cell>
          <table:table-cell/>
          <table:table-cell office:value-type="float" office:value="0.00000000033847" calcext:value-type="float">
            <text:p>3,38E-10</text:p>
          </table:table-cell>
          <table:table-cell office:value-type="float" office:value="0.000000027204" calcext:value-type="float">
            <text:p>2,72E-08</text:p>
          </table:table-cell>
          <table:table-cell/>
          <table:table-cell office:value-type="float" office:value="0.0000000016577" calcext:value-type="float">
            <text:p>1,66E-09</text:p>
          </table:table-cell>
          <table:table-cell office:value-type="float" office:value="0.00000076666" calcext:value-type="float">
            <text:p>7,67E-07</text:p>
          </table:table-cell>
          <table:table-cell/>
          <table:table-cell office:value-type="float" office:value="0.000000005491" calcext:value-type="float">
            <text:p>5,49E-09</text:p>
          </table:table-cell>
          <table:table-cell office:value-type="float" office:value="0.0000032176" calcext:value-type="float">
            <text:p>3,22E-06</text:p>
          </table:table-cell>
          <table:table-cell/>
          <table:table-cell office:value-type="float" office:value="0.000000015564" calcext:value-type="float">
            <text:p>1,56E-08</text:p>
          </table:table-cell>
          <table:table-cell office:value-type="float" office:value="0.0000074197" calcext:value-type="float">
            <text:p>7,42E-0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0.00000000000251" calcext:value-type="float">
            <text:p>2,51E-12</text:p>
          </table:table-cell>
          <table:table-cell office:value-type="float" office:value="0.00000000000428" calcext:value-type="float">
            <text:p>4,28E-12</text:p>
          </table:table-cell>
          <table:table-cell/>
          <table:table-cell office:value-type="float" office:value="0.00000000001957" calcext:value-type="float">
            <text:p>1,96E-11</text:p>
          </table:table-cell>
          <table:table-cell office:value-type="float" office:value="0.00000000003216" calcext:value-type="float">
            <text:p>3,22E-11</text:p>
          </table:table-cell>
          <table:table-cell/>
          <table:table-cell office:value-type="float" office:value="0.00000000033798" calcext:value-type="float">
            <text:p>3,38E-10</text:p>
          </table:table-cell>
          <table:table-cell office:value-type="float" office:value="0.000000027072" calcext:value-type="float">
            <text:p>2,71E-08</text:p>
          </table:table-cell>
          <table:table-cell/>
          <table:table-cell office:value-type="float" office:value="0.0000000016589" calcext:value-type="float">
            <text:p>1,66E-09</text:p>
          </table:table-cell>
          <table:table-cell office:value-type="float" office:value="0.00000076662" calcext:value-type="float">
            <text:p>7,67E-07</text:p>
          </table:table-cell>
          <table:table-cell/>
          <table:table-cell office:value-type="float" office:value="0.0000000054886" calcext:value-type="float">
            <text:p>5,49E-09</text:p>
          </table:table-cell>
          <table:table-cell office:value-type="float" office:value="0.0000032166" calcext:value-type="float">
            <text:p>3,22E-06</text:p>
          </table:table-cell>
          <table:table-cell/>
          <table:table-cell office:value-type="float" office:value="0.000000015494" calcext:value-type="float">
            <text:p>1,55E-08</text:p>
          </table:table-cell>
          <table:table-cell office:value-type="float" office:value="0.0000074437" calcext:value-type="float">
            <text:p>7,44E-06</text:p>
          </table:table-cell>
        </table:table-row>
        <table:table-row table:style-name="ro1">
          <table:table-cell office:value-type="float" office:value="0.51" calcext:value-type="float">
            <text:p>0,51</text:p>
          </table:table-cell>
          <table:table-cell/>
          <table:table-cell office:value-type="float" office:value="-0.00000000000882" calcext:value-type="float">
            <text:p>-8,82E-12</text:p>
          </table:table-cell>
          <table:table-cell office:value-type="float" office:value="0.00000000000387" calcext:value-type="float">
            <text:p>3,87E-12</text:p>
          </table:table-cell>
          <table:table-cell/>
          <table:table-cell office:value-type="float" office:value="0.00000000000532" calcext:value-type="float">
            <text:p>5,32E-12</text:p>
          </table:table-cell>
          <table:table-cell office:value-type="float" office:value="0.00000000002475" calcext:value-type="float">
            <text:p>2,48E-11</text:p>
          </table:table-cell>
          <table:table-cell/>
          <table:table-cell office:value-type="float" office:value="0.00000000033883" calcext:value-type="float">
            <text:p>3,39E-10</text:p>
          </table:table-cell>
          <table:table-cell office:value-type="float" office:value="0.000000027067" calcext:value-type="float">
            <text:p>2,71E-08</text:p>
          </table:table-cell>
          <table:table-cell/>
          <table:table-cell office:value-type="float" office:value="0.0000000016602" calcext:value-type="float">
            <text:p>1,66E-09</text:p>
          </table:table-cell>
          <table:table-cell office:value-type="float" office:value="0.00000076681" calcext:value-type="float">
            <text:p>7,67E-07</text:p>
          </table:table-cell>
          <table:table-cell/>
          <table:table-cell office:value-type="float" office:value="0.0000000054843" calcext:value-type="float">
            <text:p>5,48E-09</text:p>
          </table:table-cell>
          <table:table-cell office:value-type="float" office:value="0.0000032172" calcext:value-type="float">
            <text:p>3,22E-06</text:p>
          </table:table-cell>
          <table:table-cell/>
          <table:table-cell office:value-type="float" office:value="0.00000001546" calcext:value-type="float">
            <text:p>1,55E-08</text:p>
          </table:table-cell>
          <table:table-cell office:value-type="float" office:value="0.0000074643" calcext:value-type="float">
            <text:p>7,46E-06</text:p>
          </table:table-cell>
        </table:table-row>
        <table:table-row table:style-name="ro1">
          <table:table-cell office:value-type="float" office:value="0.52" calcext:value-type="float">
            <text:p>0,52</text:p>
          </table:table-cell>
          <table:table-cell/>
          <table:table-cell office:value-type="float" office:value="-0.00000000000743" calcext:value-type="float">
            <text:p>-7,43E-12</text:p>
          </table:table-cell>
          <table:table-cell office:value-type="float" office:value="0.00000000000064" calcext:value-type="float">
            <text:p>6,40E-13</text:p>
          </table:table-cell>
          <table:table-cell/>
          <table:table-cell office:value-type="float" office:value="0.00000000001799" calcext:value-type="float">
            <text:p>1,80E-11</text:p>
          </table:table-cell>
          <table:table-cell office:value-type="float" office:value="0.00000000003329" calcext:value-type="float">
            <text:p>3,33E-11</text:p>
          </table:table-cell>
          <table:table-cell/>
          <table:table-cell office:value-type="float" office:value="0.00000000033759" calcext:value-type="float">
            <text:p>3,38E-10</text:p>
          </table:table-cell>
          <table:table-cell office:value-type="float" office:value="0.000000027121" calcext:value-type="float">
            <text:p>2,71E-08</text:p>
          </table:table-cell>
          <table:table-cell/>
          <table:table-cell office:value-type="float" office:value="0.0000000016615" calcext:value-type="float">
            <text:p>1,66E-09</text:p>
          </table:table-cell>
          <table:table-cell office:value-type="float" office:value="0.00000076661" calcext:value-type="float">
            <text:p>7,67E-07</text:p>
          </table:table-cell>
          <table:table-cell/>
          <table:table-cell office:value-type="float" office:value="0.0000000054811" calcext:value-type="float">
            <text:p>5,48E-09</text:p>
          </table:table-cell>
          <table:table-cell office:value-type="float" office:value="0.0000032165" calcext:value-type="float">
            <text:p>3,22E-06</text:p>
          </table:table-cell>
          <table:table-cell/>
          <table:table-cell office:value-type="float" office:value="0.000000015412" calcext:value-type="float">
            <text:p>1,54E-08</text:p>
          </table:table-cell>
          <table:table-cell office:value-type="float" office:value="0.0000074816" calcext:value-type="float">
            <text:p>7,48E-06</text:p>
          </table:table-cell>
        </table:table-row>
        <table:table-row table:style-name="ro1">
          <table:table-cell office:value-type="float" office:value="0.53" calcext:value-type="float">
            <text:p>0,53</text:p>
          </table:table-cell>
          <table:table-cell/>
          <table:table-cell office:value-type="float" office:value="0.00000000000002" calcext:value-type="float">
            <text:p>2,00E-14</text:p>
          </table:table-cell>
          <table:table-cell office:value-type="float" office:value="0.00000000000617" calcext:value-type="float">
            <text:p>6,17E-12</text:p>
          </table:table-cell>
          <table:table-cell/>
          <table:table-cell office:value-type="float" office:value="0.00000000001691" calcext:value-type="float">
            <text:p>1,69E-11</text:p>
          </table:table-cell>
          <table:table-cell office:value-type="float" office:value="0.00000000002556" calcext:value-type="float">
            <text:p>2,56E-11</text:p>
          </table:table-cell>
          <table:table-cell/>
          <table:table-cell office:value-type="float" office:value="0.00000000033226" calcext:value-type="float">
            <text:p>3,32E-10</text:p>
          </table:table-cell>
          <table:table-cell office:value-type="float" office:value="0.00000002707" calcext:value-type="float">
            <text:p>2,71E-08</text:p>
          </table:table-cell>
          <table:table-cell/>
          <table:table-cell office:value-type="float" office:value="0.0000000016582" calcext:value-type="float">
            <text:p>1,66E-09</text:p>
          </table:table-cell>
          <table:table-cell office:value-type="float" office:value="0.00000076682" calcext:value-type="float">
            <text:p>7,67E-07</text:p>
          </table:table-cell>
          <table:table-cell/>
          <table:table-cell office:value-type="float" office:value="0.0000000054828" calcext:value-type="float">
            <text:p>5,48E-09</text:p>
          </table:table-cell>
          <table:table-cell office:value-type="float" office:value="0.0000032167" calcext:value-type="float">
            <text:p>3,22E-06</text:p>
          </table:table-cell>
          <table:table-cell/>
          <table:table-cell office:value-type="float" office:value="0.000000015423" calcext:value-type="float">
            <text:p>1,54E-08</text:p>
          </table:table-cell>
          <table:table-cell office:value-type="float" office:value="0.0000074969" calcext:value-type="float">
            <text:p>7,50E-06</text:p>
          </table:table-cell>
        </table:table-row>
        <table:table-row table:style-name="ro1">
          <table:table-cell office:value-type="float" office:value="0.54" calcext:value-type="float">
            <text:p>0,54</text:p>
          </table:table-cell>
          <table:table-cell/>
          <table:table-cell office:value-type="float" office:value="-0.00000000000032" calcext:value-type="float">
            <text:p>-3,20E-13</text:p>
          </table:table-cell>
          <table:table-cell office:value-type="float" office:value="0.00000000000274" calcext:value-type="float">
            <text:p>2,74E-12</text:p>
          </table:table-cell>
          <table:table-cell/>
          <table:table-cell office:value-type="float" office:value="0.00000000000214" calcext:value-type="float">
            <text:p>2,14E-12</text:p>
          </table:table-cell>
          <table:table-cell office:value-type="float" office:value="0.00000000003221" calcext:value-type="float">
            <text:p>3,22E-11</text:p>
          </table:table-cell>
          <table:table-cell/>
          <table:table-cell office:value-type="float" office:value="0.00000000033334" calcext:value-type="float">
            <text:p>3,33E-10</text:p>
          </table:table-cell>
          <table:table-cell office:value-type="float" office:value="0.000000027079" calcext:value-type="float">
            <text:p>2,71E-08</text:p>
          </table:table-cell>
          <table:table-cell/>
          <table:table-cell office:value-type="float" office:value="0.0000000016571" calcext:value-type="float">
            <text:p>1,66E-09</text:p>
          </table:table-cell>
          <table:table-cell office:value-type="float" office:value="0.00000076682" calcext:value-type="float">
            <text:p>7,67E-07</text:p>
          </table:table-cell>
          <table:table-cell/>
          <table:table-cell office:value-type="float" office:value="0.0000000054872" calcext:value-type="float">
            <text:p>5,49E-09</text:p>
          </table:table-cell>
          <table:table-cell office:value-type="float" office:value="0.0000032175" calcext:value-type="float">
            <text:p>3,22E-06</text:p>
          </table:table-cell>
          <table:table-cell/>
          <table:table-cell office:value-type="float" office:value="0.000000015366" calcext:value-type="float">
            <text:p>1,54E-08</text:p>
          </table:table-cell>
          <table:table-cell office:value-type="float" office:value="0.00000751" calcext:value-type="float">
            <text:p>7,51E-06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office:value-type="float" office:value="-0.00000000000463" calcext:value-type="float">
            <text:p>-4,63E-12</text:p>
          </table:table-cell>
          <table:table-cell office:value-type="float" office:value="0.00000000000311" calcext:value-type="float">
            <text:p>3,11E-12</text:p>
          </table:table-cell>
          <table:table-cell/>
          <table:table-cell office:value-type="float" office:value="0.00000000000768" calcext:value-type="float">
            <text:p>7,68E-12</text:p>
          </table:table-cell>
          <table:table-cell office:value-type="float" office:value="0.00000000002539" calcext:value-type="float">
            <text:p>2,54E-11</text:p>
          </table:table-cell>
          <table:table-cell/>
          <table:table-cell office:value-type="float" office:value="0.00000000033852" calcext:value-type="float">
            <text:p>3,39E-10</text:p>
          </table:table-cell>
          <table:table-cell office:value-type="float" office:value="0.000000027087" calcext:value-type="float">
            <text:p>2,71E-08</text:p>
          </table:table-cell>
          <table:table-cell/>
          <table:table-cell office:value-type="float" office:value="0.0000000016582" calcext:value-type="float">
            <text:p>1,66E-09</text:p>
          </table:table-cell>
          <table:table-cell office:value-type="float" office:value="0.0000007668" calcext:value-type="float">
            <text:p>7,67E-07</text:p>
          </table:table-cell>
          <table:table-cell/>
          <table:table-cell office:value-type="float" office:value="0.0000000054911" calcext:value-type="float">
            <text:p>5,49E-09</text:p>
          </table:table-cell>
          <table:table-cell office:value-type="float" office:value="0.0000032178" calcext:value-type="float">
            <text:p>3,22E-06</text:p>
          </table:table-cell>
          <table:table-cell/>
          <table:table-cell office:value-type="float" office:value="0.000000015364" calcext:value-type="float">
            <text:p>1,54E-08</text:p>
          </table:table-cell>
          <table:table-cell office:value-type="float" office:value="0.0000075207" calcext:value-type="float">
            <text:p>7,52E-06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  <table:table-cell/>
          <table:table-cell office:value-type="float" office:value="-0.00000000000017" calcext:value-type="float">
            <text:p>-1,70E-13</text:p>
          </table:table-cell>
          <table:table-cell office:value-type="float" office:value="0.00000000000362" calcext:value-type="float">
            <text:p>3,62E-12</text:p>
          </table:table-cell>
          <table:table-cell/>
          <table:table-cell office:value-type="float" office:value="0.0000000000211" calcext:value-type="float">
            <text:p>2,11E-11</text:p>
          </table:table-cell>
          <table:table-cell office:value-type="float" office:value="0.00000000003221" calcext:value-type="float">
            <text:p>3,22E-11</text:p>
          </table:table-cell>
          <table:table-cell/>
          <table:table-cell office:value-type="float" office:value="0.00000000033896" calcext:value-type="float">
            <text:p>3,39E-10</text:p>
          </table:table-cell>
          <table:table-cell office:value-type="float" office:value="0.000000027095" calcext:value-type="float">
            <text:p>2,71E-08</text:p>
          </table:table-cell>
          <table:table-cell/>
          <table:table-cell office:value-type="float" office:value="0.0000000016597" calcext:value-type="float">
            <text:p>1,66E-09</text:p>
          </table:table-cell>
          <table:table-cell office:value-type="float" office:value="0.00000076682" calcext:value-type="float">
            <text:p>7,67E-07</text:p>
          </table:table-cell>
          <table:table-cell/>
          <table:table-cell office:value-type="float" office:value="0.0000000054867" calcext:value-type="float">
            <text:p>5,49E-09</text:p>
          </table:table-cell>
          <table:table-cell office:value-type="float" office:value="0.0000032176" calcext:value-type="float">
            <text:p>3,22E-06</text:p>
          </table:table-cell>
          <table:table-cell/>
          <table:table-cell office:value-type="float" office:value="0.000000015337" calcext:value-type="float">
            <text:p>1,53E-08</text:p>
          </table:table-cell>
          <table:table-cell office:value-type="float" office:value="0.0000075281" calcext:value-type="float">
            <text:p>7,53E-06</text:p>
          </table:table-cell>
        </table:table-row>
        <table:table-row table:style-name="ro1">
          <table:table-cell office:value-type="float" office:value="0.57" calcext:value-type="float">
            <text:p>0,57</text:p>
          </table:table-cell>
          <table:table-cell/>
          <table:table-cell office:value-type="float" office:value="0.00000000000444" calcext:value-type="float">
            <text:p>4,44E-12</text:p>
          </table:table-cell>
          <table:table-cell office:value-type="float" office:value="0.0000000000037" calcext:value-type="float">
            <text:p>3,70E-12</text:p>
          </table:table-cell>
          <table:table-cell/>
          <table:table-cell office:value-type="float" office:value="0.00000000000827" calcext:value-type="float">
            <text:p>8,27E-12</text:p>
          </table:table-cell>
          <table:table-cell office:value-type="float" office:value="0.0000000000287" calcext:value-type="float">
            <text:p>2,87E-11</text:p>
          </table:table-cell>
          <table:table-cell/>
          <table:table-cell office:value-type="float" office:value="0.00000000033701" calcext:value-type="float">
            <text:p>3,37E-10</text:p>
          </table:table-cell>
          <table:table-cell office:value-type="float" office:value="0.000000027079" calcext:value-type="float">
            <text:p>2,71E-08</text:p>
          </table:table-cell>
          <table:table-cell/>
          <table:table-cell office:value-type="float" office:value="0.0000000016537" calcext:value-type="float">
            <text:p>1,65E-09</text:p>
          </table:table-cell>
          <table:table-cell office:value-type="float" office:value="0.00000076684" calcext:value-type="float">
            <text:p>7,67E-07</text:p>
          </table:table-cell>
          <table:table-cell/>
          <table:table-cell office:value-type="float" office:value="0.0000000054916" calcext:value-type="float">
            <text:p>5,49E-09</text:p>
          </table:table-cell>
          <table:table-cell office:value-type="float" office:value="0.000003217" calcext:value-type="float">
            <text:p>3,22E-06</text:p>
          </table:table-cell>
          <table:table-cell/>
          <table:table-cell office:value-type="float" office:value="0.000000015352" calcext:value-type="float">
            <text:p>1,54E-08</text:p>
          </table:table-cell>
          <table:table-cell office:value-type="float" office:value="0.0000075365" calcext:value-type="float">
            <text:p>7,54E-06</text:p>
          </table:table-cell>
        </table:table-row>
        <table:table-row table:style-name="ro1">
          <table:table-cell office:value-type="float" office:value="0.58" calcext:value-type="float">
            <text:p>0,58</text:p>
          </table:table-cell>
          <table:table-cell/>
          <table:table-cell office:value-type="float" office:value="-0.00000000000524" calcext:value-type="float">
            <text:p>-5,24E-12</text:p>
          </table:table-cell>
          <table:table-cell office:value-type="float" office:value="0.00000000000407" calcext:value-type="float">
            <text:p>4,07E-12</text:p>
          </table:table-cell>
          <table:table-cell/>
          <table:table-cell office:value-type="float" office:value="0.00000000001161" calcext:value-type="float">
            <text:p>1,16E-11</text:p>
          </table:table-cell>
          <table:table-cell office:value-type="float" office:value="0.0000000000296" calcext:value-type="float">
            <text:p>2,96E-11</text:p>
          </table:table-cell>
          <table:table-cell/>
          <table:table-cell office:value-type="float" office:value="0.00000000033933" calcext:value-type="float">
            <text:p>3,39E-10</text:p>
          </table:table-cell>
          <table:table-cell office:value-type="float" office:value="0.000000027063" calcext:value-type="float">
            <text:p>2,71E-08</text:p>
          </table:table-cell>
          <table:table-cell/>
          <table:table-cell office:value-type="float" office:value="0.0000000016525" calcext:value-type="float">
            <text:p>1,65E-09</text:p>
          </table:table-cell>
          <table:table-cell office:value-type="float" office:value="0.00000076679" calcext:value-type="float">
            <text:p>7,67E-07</text:p>
          </table:table-cell>
          <table:table-cell/>
          <table:table-cell office:value-type="float" office:value="0.0000000054847" calcext:value-type="float">
            <text:p>5,48E-09</text:p>
          </table:table-cell>
          <table:table-cell office:value-type="float" office:value="0.0000032174" calcext:value-type="float">
            <text:p>3,22E-06</text:p>
          </table:table-cell>
          <table:table-cell/>
          <table:table-cell office:value-type="float" office:value="0.000000015344" calcext:value-type="float">
            <text:p>1,53E-08</text:p>
          </table:table-cell>
          <table:table-cell office:value-type="float" office:value="0.0000075399" calcext:value-type="float">
            <text:p>7,54E-06</text:p>
          </table:table-cell>
        </table:table-row>
        <table:table-row table:style-name="ro1">
          <table:table-cell office:value-type="float" office:value="0.59" calcext:value-type="float">
            <text:p>0,59</text:p>
          </table:table-cell>
          <table:table-cell/>
          <table:table-cell office:value-type="float" office:value="-0.00000000000688" calcext:value-type="float">
            <text:p>-6,88E-12</text:p>
          </table:table-cell>
          <table:table-cell office:value-type="float" office:value="0.00000000000556" calcext:value-type="float">
            <text:p>5,56E-12</text:p>
          </table:table-cell>
          <table:table-cell/>
          <table:table-cell office:value-type="float" office:value="0.000000000019" calcext:value-type="float">
            <text:p>1,90E-11</text:p>
          </table:table-cell>
          <table:table-cell office:value-type="float" office:value="0.00000000002873" calcext:value-type="float">
            <text:p>2,87E-11</text:p>
          </table:table-cell>
          <table:table-cell/>
          <table:table-cell office:value-type="float" office:value="0.00000000034092" calcext:value-type="float">
            <text:p>3,41E-10</text:p>
          </table:table-cell>
          <table:table-cell office:value-type="float" office:value="0.000000027062" calcext:value-type="float">
            <text:p>2,71E-08</text:p>
          </table:table-cell>
          <table:table-cell/>
          <table:table-cell office:value-type="float" office:value="0.0000000016555" calcext:value-type="float">
            <text:p>1,66E-09</text:p>
          </table:table-cell>
          <table:table-cell office:value-type="float" office:value="0.00000076698" calcext:value-type="float">
            <text:p>7,67E-07</text:p>
          </table:table-cell>
          <table:table-cell/>
          <table:table-cell office:value-type="float" office:value="0.0000000054871" calcext:value-type="float">
            <text:p>5,49E-09</text:p>
          </table:table-cell>
          <table:table-cell office:value-type="float" office:value="0.0000032178" calcext:value-type="float">
            <text:p>3,22E-06</text:p>
          </table:table-cell>
          <table:table-cell/>
          <table:table-cell office:value-type="float" office:value="0.00000001531" calcext:value-type="float">
            <text:p>1,53E-08</text:p>
          </table:table-cell>
          <table:table-cell office:value-type="float" office:value="0.0000075445" calcext:value-type="float">
            <text:p>7,54E-06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office:value-type="float" office:value="0.00000000000108" calcext:value-type="float">
            <text:p>1,08E-12</text:p>
          </table:table-cell>
          <table:table-cell office:value-type="float" office:value="0.00000000000268" calcext:value-type="float">
            <text:p>2,68E-12</text:p>
          </table:table-cell>
          <table:table-cell/>
          <table:table-cell office:value-type="float" office:value="0.00000000000768" calcext:value-type="float">
            <text:p>7,68E-12</text:p>
          </table:table-cell>
          <table:table-cell office:value-type="float" office:value="0.00000000002957" calcext:value-type="float">
            <text:p>2,96E-11</text:p>
          </table:table-cell>
          <table:table-cell/>
          <table:table-cell office:value-type="float" office:value="0.00000000033854" calcext:value-type="float">
            <text:p>3,39E-10</text:p>
          </table:table-cell>
          <table:table-cell office:value-type="float" office:value="0.000000027063" calcext:value-type="float">
            <text:p>2,71E-08</text:p>
          </table:table-cell>
          <table:table-cell/>
          <table:table-cell office:value-type="float" office:value="0.0000000016554" calcext:value-type="float">
            <text:p>1,66E-09</text:p>
          </table:table-cell>
          <table:table-cell office:value-type="float" office:value="0.00000076674" calcext:value-type="float">
            <text:p>7,67E-07</text:p>
          </table:table-cell>
          <table:table-cell/>
          <table:table-cell office:value-type="float" office:value="0.0000000054835" calcext:value-type="float">
            <text:p>5,48E-09</text:p>
          </table:table-cell>
          <table:table-cell office:value-type="float" office:value="0.0000032175" calcext:value-type="float">
            <text:p>3,22E-06</text:p>
          </table:table-cell>
          <table:table-cell/>
          <table:table-cell office:value-type="float" office:value="0.000000015302" calcext:value-type="float">
            <text:p>1,53E-08</text:p>
          </table:table-cell>
          <table:table-cell office:value-type="float" office:value="0.0000075477" calcext:value-type="float">
            <text:p>7,55E-06</text:p>
          </table:table-cell>
        </table:table-row>
        <table:table-row table:style-name="ro1">
          <table:table-cell office:value-type="float" office:value="0.61" calcext:value-type="float">
            <text:p>0,61</text:p>
          </table:table-cell>
          <table:table-cell/>
          <table:table-cell office:value-type="float" office:value="-0.00000000000884" calcext:value-type="float">
            <text:p>-8,84E-12</text:p>
          </table:table-cell>
          <table:table-cell office:value-type="float" office:value="0.00000000000667" calcext:value-type="float">
            <text:p>6,67E-12</text:p>
          </table:table-cell>
          <table:table-cell/>
          <table:table-cell office:value-type="float" office:value="0.00000000001008" calcext:value-type="float">
            <text:p>1,01E-11</text:p>
          </table:table-cell>
          <table:table-cell office:value-type="float" office:value="0.00000000003201" calcext:value-type="float">
            <text:p>3,20E-11</text:p>
          </table:table-cell>
          <table:table-cell/>
          <table:table-cell office:value-type="float" office:value="0.00000000033324" calcext:value-type="float">
            <text:p>3,33E-10</text:p>
          </table:table-cell>
          <table:table-cell office:value-type="float" office:value="0.000000027063" calcext:value-type="float">
            <text:p>2,71E-08</text:p>
          </table:table-cell>
          <table:table-cell/>
          <table:table-cell office:value-type="float" office:value="0.0000000016561" calcext:value-type="float">
            <text:p>1,66E-09</text:p>
          </table:table-cell>
          <table:table-cell office:value-type="float" office:value="0.00000076685" calcext:value-type="float">
            <text:p>7,67E-07</text:p>
          </table:table-cell>
          <table:table-cell/>
          <table:table-cell office:value-type="float" office:value="0.0000000054837" calcext:value-type="float">
            <text:p>5,48E-09</text:p>
          </table:table-cell>
          <table:table-cell office:value-type="float" office:value="0.0000032176" calcext:value-type="float">
            <text:p>3,22E-06</text:p>
          </table:table-cell>
          <table:table-cell/>
          <table:table-cell office:value-type="float" office:value="0.000000015302" calcext:value-type="float">
            <text:p>1,53E-08</text:p>
          </table:table-cell>
          <table:table-cell office:value-type="float" office:value="0.0000075509" calcext:value-type="float">
            <text:p>7,55E-06</text:p>
          </table:table-cell>
        </table:table-row>
        <table:table-row table:style-name="ro1">
          <table:table-cell office:value-type="float" office:value="0.62" calcext:value-type="float">
            <text:p>0,62</text:p>
          </table:table-cell>
          <table:table-cell/>
          <table:table-cell office:value-type="float" office:value="0.00000000000327" calcext:value-type="float">
            <text:p>3,27E-12</text:p>
          </table:table-cell>
          <table:table-cell office:value-type="float" office:value="0.00000000000607" calcext:value-type="float">
            <text:p>6,07E-12</text:p>
          </table:table-cell>
          <table:table-cell/>
          <table:table-cell office:value-type="float" office:value="0.00000000001407" calcext:value-type="float">
            <text:p>1,41E-11</text:p>
          </table:table-cell>
          <table:table-cell office:value-type="float" office:value="0.00000000002814" calcext:value-type="float">
            <text:p>2,81E-11</text:p>
          </table:table-cell>
          <table:table-cell/>
          <table:table-cell office:value-type="float" office:value="0.00000000033439" calcext:value-type="float">
            <text:p>3,34E-10</text:p>
          </table:table-cell>
          <table:table-cell office:value-type="float" office:value="0.00000002708" calcext:value-type="float">
            <text:p>2,71E-08</text:p>
          </table:table-cell>
          <table:table-cell/>
          <table:table-cell office:value-type="float" office:value="0.0000000016545" calcext:value-type="float">
            <text:p>1,65E-09</text:p>
          </table:table-cell>
          <table:table-cell office:value-type="float" office:value="0.00000076674" calcext:value-type="float">
            <text:p>7,67E-07</text:p>
          </table:table-cell>
          <table:table-cell/>
          <table:table-cell office:value-type="float" office:value="0.0000000054816" calcext:value-type="float">
            <text:p>5,48E-09</text:p>
          </table:table-cell>
          <table:table-cell office:value-type="float" office:value="0.000003218" calcext:value-type="float">
            <text:p>3,22E-06</text:p>
          </table:table-cell>
          <table:table-cell/>
          <table:table-cell office:value-type="float" office:value="0.000000015266" calcext:value-type="float">
            <text:p>1,53E-08</text:p>
          </table:table-cell>
          <table:table-cell office:value-type="float" office:value="0.0000075523" calcext:value-type="float">
            <text:p>7,55E-06</text:p>
          </table:table-cell>
        </table:table-row>
        <table:table-row table:style-name="ro1">
          <table:table-cell office:value-type="float" office:value="0.63" calcext:value-type="float">
            <text:p>0,63</text:p>
          </table:table-cell>
          <table:table-cell/>
          <table:table-cell office:value-type="float" office:value="-0.00000000000246" calcext:value-type="float">
            <text:p>-2,46E-12</text:p>
          </table:table-cell>
          <table:table-cell office:value-type="float" office:value="0.00000000000498" calcext:value-type="float">
            <text:p>4,98E-12</text:p>
          </table:table-cell>
          <table:table-cell/>
          <table:table-cell office:value-type="float" office:value="0.00000000001644" calcext:value-type="float">
            <text:p>1,64E-11</text:p>
          </table:table-cell>
          <table:table-cell office:value-type="float" office:value="0.00000000002899" calcext:value-type="float">
            <text:p>2,90E-11</text:p>
          </table:table-cell>
          <table:table-cell/>
          <table:table-cell office:value-type="float" office:value="0.0000000003348" calcext:value-type="float">
            <text:p>3,35E-10</text:p>
          </table:table-cell>
          <table:table-cell office:value-type="float" office:value="0.000000027079" calcext:value-type="float">
            <text:p>2,71E-08</text:p>
          </table:table-cell>
          <table:table-cell/>
          <table:table-cell office:value-type="float" office:value="0.0000000016525" calcext:value-type="float">
            <text:p>1,65E-09</text:p>
          </table:table-cell>
          <table:table-cell office:value-type="float" office:value="0.00000076669" calcext:value-type="float">
            <text:p>7,67E-07</text:p>
          </table:table-cell>
          <table:table-cell/>
          <table:table-cell office:value-type="float" office:value="0.0000000054818" calcext:value-type="float">
            <text:p>5,48E-09</text:p>
          </table:table-cell>
          <table:table-cell office:value-type="float" office:value="0.0000032175" calcext:value-type="float">
            <text:p>3,22E-06</text:p>
          </table:table-cell>
          <table:table-cell/>
          <table:table-cell office:value-type="float" office:value="0.000000015284" calcext:value-type="float">
            <text:p>1,53E-08</text:p>
          </table:table-cell>
          <table:table-cell office:value-type="float" office:value="0.000007554" calcext:value-type="float">
            <text:p>7,55E-06</text:p>
          </table:table-cell>
        </table:table-row>
        <table:table-row table:style-name="ro1">
          <table:table-cell office:value-type="float" office:value="0.64" calcext:value-type="float">
            <text:p>0,64</text:p>
          </table:table-cell>
          <table:table-cell/>
          <table:table-cell office:value-type="float" office:value="-0.00000000000741" calcext:value-type="float">
            <text:p>-7,41E-12</text:p>
          </table:table-cell>
          <table:table-cell office:value-type="float" office:value="0.00000000000321" calcext:value-type="float">
            <text:p>3,21E-12</text:p>
          </table:table-cell>
          <table:table-cell/>
          <table:table-cell office:value-type="float" office:value="0.00000000001372" calcext:value-type="float">
            <text:p>1,37E-11</text:p>
          </table:table-cell>
          <table:table-cell office:value-type="float" office:value="0.00000000003179" calcext:value-type="float">
            <text:p>3,18E-11</text:p>
          </table:table-cell>
          <table:table-cell/>
          <table:table-cell office:value-type="float" office:value="0.00000000033409" calcext:value-type="float">
            <text:p>3,34E-10</text:p>
          </table:table-cell>
          <table:table-cell office:value-type="float" office:value="0.000000027091" calcext:value-type="float">
            <text:p>2,71E-08</text:p>
          </table:table-cell>
          <table:table-cell/>
          <table:table-cell office:value-type="float" office:value="0.0000000016562" calcext:value-type="float">
            <text:p>1,66E-09</text:p>
          </table:table-cell>
          <table:table-cell office:value-type="float" office:value="0.00000076671" calcext:value-type="float">
            <text:p>7,67E-07</text:p>
          </table:table-cell>
          <table:table-cell/>
          <table:table-cell office:value-type="float" office:value="0.0000000054937" calcext:value-type="float">
            <text:p>5,49E-09</text:p>
          </table:table-cell>
          <table:table-cell office:value-type="float" office:value="0.0000032178" calcext:value-type="float">
            <text:p>3,22E-06</text:p>
          </table:table-cell>
          <table:table-cell/>
          <table:table-cell office:value-type="float" office:value="0.000000015276" calcext:value-type="float">
            <text:p>1,53E-08</text:p>
          </table:table-cell>
          <table:table-cell office:value-type="float" office:value="0.0000075547" calcext:value-type="float">
            <text:p>7,55E-06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office:value-type="float" office:value="-0.00000000000243" calcext:value-type="float">
            <text:p>-2,43E-12</text:p>
          </table:table-cell>
          <table:table-cell office:value-type="float" office:value="0.00000000000875" calcext:value-type="float">
            <text:p>8,75E-12</text:p>
          </table:table-cell>
          <table:table-cell/>
          <table:table-cell office:value-type="float" office:value="0.00000000002142" calcext:value-type="float">
            <text:p>2,14E-11</text:p>
          </table:table-cell>
          <table:table-cell office:value-type="float" office:value="0.00000000003032" calcext:value-type="float">
            <text:p>3,03E-11</text:p>
          </table:table-cell>
          <table:table-cell/>
          <table:table-cell office:value-type="float" office:value="0.00000000033435" calcext:value-type="float">
            <text:p>3,34E-10</text:p>
          </table:table-cell>
          <table:table-cell office:value-type="float" office:value="0.000000027065" calcext:value-type="float">
            <text:p>2,71E-08</text:p>
          </table:table-cell>
          <table:table-cell/>
          <table:table-cell office:value-type="float" office:value="0.0000000016536" calcext:value-type="float">
            <text:p>1,65E-09</text:p>
          </table:table-cell>
          <table:table-cell office:value-type="float" office:value="0.00000076644" calcext:value-type="float">
            <text:p>7,66E-07</text:p>
          </table:table-cell>
          <table:table-cell/>
          <table:table-cell office:value-type="float" office:value="0.0000000054997" calcext:value-type="float">
            <text:p>5,50E-09</text:p>
          </table:table-cell>
          <table:table-cell office:value-type="float" office:value="0.0000032175" calcext:value-type="float">
            <text:p>3,22E-06</text:p>
          </table:table-cell>
          <table:table-cell/>
          <table:table-cell office:value-type="float" office:value="0.000000015256" calcext:value-type="float">
            <text:p>1,53E-08</text:p>
          </table:table-cell>
          <table:table-cell office:value-type="float" office:value="0.0000075568" calcext:value-type="float">
            <text:p>7,56E-06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  <table:table-cell/>
          <table:table-cell office:value-type="float" office:value="0.00000000000339" calcext:value-type="float">
            <text:p>3,39E-12</text:p>
          </table:table-cell>
          <table:table-cell office:value-type="float" office:value="0.00000000000635" calcext:value-type="float">
            <text:p>6,35E-12</text:p>
          </table:table-cell>
          <table:table-cell/>
          <table:table-cell office:value-type="float" office:value="0.0000000000011" calcext:value-type="float">
            <text:p>1,10E-12</text:p>
          </table:table-cell>
          <table:table-cell office:value-type="float" office:value="0.0000000000295" calcext:value-type="float">
            <text:p>2,95E-11</text:p>
          </table:table-cell>
          <table:table-cell/>
          <table:table-cell office:value-type="float" office:value="0.00000000033765" calcext:value-type="float">
            <text:p>3,38E-10</text:p>
          </table:table-cell>
          <table:table-cell office:value-type="float" office:value="0.000000027055" calcext:value-type="float">
            <text:p>2,71E-08</text:p>
          </table:table-cell>
          <table:table-cell/>
          <table:table-cell office:value-type="float" office:value="0.0000000016567" calcext:value-type="float">
            <text:p>1,66E-09</text:p>
          </table:table-cell>
          <table:table-cell office:value-type="float" office:value="0.00000076658" calcext:value-type="float">
            <text:p>7,67E-07</text:p>
          </table:table-cell>
          <table:table-cell/>
          <table:table-cell office:value-type="float" office:value="0.0000000054977" calcext:value-type="float">
            <text:p>5,50E-09</text:p>
          </table:table-cell>
          <table:table-cell office:value-type="float" office:value="0.0000032182" calcext:value-type="float">
            <text:p>3,22E-06</text:p>
          </table:table-cell>
          <table:table-cell/>
          <table:table-cell office:value-type="float" office:value="0.000000015275" calcext:value-type="float">
            <text:p>1,53E-08</text:p>
          </table:table-cell>
          <table:table-cell office:value-type="float" office:value="0.000007557" calcext:value-type="float">
            <text:p>7,56E-06</text:p>
          </table:table-cell>
        </table:table-row>
        <table:table-row table:style-name="ro1">
          <table:table-cell office:value-type="float" office:value="0.67" calcext:value-type="float">
            <text:p>0,67</text:p>
          </table:table-cell>
          <table:table-cell/>
          <table:table-cell office:value-type="float" office:value="-0.0000000000037" calcext:value-type="float">
            <text:p>-3,70E-12</text:p>
          </table:table-cell>
          <table:table-cell office:value-type="float" office:value="0.00000000000702" calcext:value-type="float">
            <text:p>7,02E-12</text:p>
          </table:table-cell>
          <table:table-cell/>
          <table:table-cell office:value-type="float" office:value="0.00000000000831" calcext:value-type="float">
            <text:p>8,31E-12</text:p>
          </table:table-cell>
          <table:table-cell office:value-type="float" office:value="0.00000000002955" calcext:value-type="float">
            <text:p>2,96E-11</text:p>
          </table:table-cell>
          <table:table-cell/>
          <table:table-cell office:value-type="float" office:value="0.00000000034223" calcext:value-type="float">
            <text:p>3,42E-10</text:p>
          </table:table-cell>
          <table:table-cell office:value-type="float" office:value="0.000000027063" calcext:value-type="float">
            <text:p>2,71E-08</text:p>
          </table:table-cell>
          <table:table-cell/>
          <table:table-cell office:value-type="float" office:value="0.0000000016507" calcext:value-type="float">
            <text:p>1,65E-09</text:p>
          </table:table-cell>
          <table:table-cell office:value-type="float" office:value="0.00000076638" calcext:value-type="float">
            <text:p>7,66E-07</text:p>
          </table:table-cell>
          <table:table-cell/>
          <table:table-cell office:value-type="float" office:value="0.0000000054906" calcext:value-type="float">
            <text:p>5,49E-09</text:p>
          </table:table-cell>
          <table:table-cell office:value-type="float" office:value="0.0000032182" calcext:value-type="float">
            <text:p>3,22E-06</text:p>
          </table:table-cell>
          <table:table-cell/>
          <table:table-cell office:value-type="float" office:value="0.000000015279" calcext:value-type="float">
            <text:p>1,53E-08</text:p>
          </table:table-cell>
          <table:table-cell office:value-type="float" office:value="0.0000075577" calcext:value-type="float">
            <text:p>7,56E-06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  <table:table-cell/>
          <table:table-cell office:value-type="float" office:value="-0.00000000001102" calcext:value-type="float">
            <text:p>-1,10E-11</text:p>
          </table:table-cell>
          <table:table-cell office:value-type="float" office:value="0.00000000000544" calcext:value-type="float">
            <text:p>5,44E-12</text:p>
          </table:table-cell>
          <table:table-cell/>
          <table:table-cell office:value-type="float" office:value="0.00000000002419" calcext:value-type="float">
            <text:p>2,42E-11</text:p>
          </table:table-cell>
          <table:table-cell office:value-type="float" office:value="0.00000000003204" calcext:value-type="float">
            <text:p>3,20E-11</text:p>
          </table:table-cell>
          <table:table-cell/>
          <table:table-cell office:value-type="float" office:value="0.00000000033877" calcext:value-type="float">
            <text:p>3,39E-10</text:p>
          </table:table-cell>
          <table:table-cell office:value-type="float" office:value="0.000000027065" calcext:value-type="float">
            <text:p>2,71E-08</text:p>
          </table:table-cell>
          <table:table-cell/>
          <table:table-cell office:value-type="float" office:value="0.0000000016535" calcext:value-type="float">
            <text:p>1,65E-09</text:p>
          </table:table-cell>
          <table:table-cell office:value-type="float" office:value="0.00000076638" calcext:value-type="float">
            <text:p>7,66E-07</text:p>
          </table:table-cell>
          <table:table-cell/>
          <table:table-cell office:value-type="float" office:value="0.0000000054829" calcext:value-type="float">
            <text:p>5,48E-09</text:p>
          </table:table-cell>
          <table:table-cell office:value-type="float" office:value="0.0000032186" calcext:value-type="float">
            <text:p>3,22E-06</text:p>
          </table:table-cell>
          <table:table-cell/>
          <table:table-cell office:value-type="float" office:value="0.000000015283" calcext:value-type="float">
            <text:p>1,53E-08</text:p>
          </table:table-cell>
          <table:table-cell office:value-type="float" office:value="0.0000075572" calcext:value-type="float">
            <text:p>7,56E-06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  <table:table-cell/>
          <table:table-cell office:value-type="float" office:value="-0.00000000000062" calcext:value-type="float">
            <text:p>-6,20E-13</text:p>
          </table:table-cell>
          <table:table-cell office:value-type="float" office:value="0.00000000000717" calcext:value-type="float">
            <text:p>7,17E-12</text:p>
          </table:table-cell>
          <table:table-cell/>
          <table:table-cell office:value-type="float" office:value="0.00000000000589" calcext:value-type="float">
            <text:p>5,89E-12</text:p>
          </table:table-cell>
          <table:table-cell office:value-type="float" office:value="0.00000000003043" calcext:value-type="float">
            <text:p>3,04E-11</text:p>
          </table:table-cell>
          <table:table-cell/>
          <table:table-cell office:value-type="float" office:value="0.00000000033981" calcext:value-type="float">
            <text:p>3,40E-10</text:p>
          </table:table-cell>
          <table:table-cell office:value-type="float" office:value="0.000000027064" calcext:value-type="float">
            <text:p>2,71E-08</text:p>
          </table:table-cell>
          <table:table-cell/>
          <table:table-cell office:value-type="float" office:value="0.0000000016566" calcext:value-type="float">
            <text:p>1,66E-09</text:p>
          </table:table-cell>
          <table:table-cell office:value-type="float" office:value="0.00000076668" calcext:value-type="float">
            <text:p>7,67E-07</text:p>
          </table:table-cell>
          <table:table-cell/>
          <table:table-cell office:value-type="float" office:value="0.0000000054945" calcext:value-type="float">
            <text:p>5,49E-09</text:p>
          </table:table-cell>
          <table:table-cell office:value-type="float" office:value="0.000003218" calcext:value-type="float">
            <text:p>3,22E-06</text:p>
          </table:table-cell>
          <table:table-cell/>
          <table:table-cell office:value-type="float" office:value="0.000000015274" calcext:value-type="float">
            <text:p>1,53E-08</text:p>
          </table:table-cell>
          <table:table-cell office:value-type="float" office:value="0.0000075575" calcext:value-type="float">
            <text:p>7,56E-06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office:value-type="float" office:value="-0.00000000000084" calcext:value-type="float">
            <text:p>-8,40E-13</text:p>
          </table:table-cell>
          <table:table-cell office:value-type="float" office:value="0.00000000000533" calcext:value-type="float">
            <text:p>5,33E-12</text:p>
          </table:table-cell>
          <table:table-cell/>
          <table:table-cell office:value-type="float" office:value="0.00000000000883" calcext:value-type="float">
            <text:p>8,83E-12</text:p>
          </table:table-cell>
          <table:table-cell office:value-type="float" office:value="0.00000000003136" calcext:value-type="float">
            <text:p>3,14E-11</text:p>
          </table:table-cell>
          <table:table-cell/>
          <table:table-cell office:value-type="float" office:value="0.00000000033895" calcext:value-type="float">
            <text:p>3,39E-10</text:p>
          </table:table-cell>
          <table:table-cell office:value-type="float" office:value="0.000000027072" calcext:value-type="float">
            <text:p>2,71E-08</text:p>
          </table:table-cell>
          <table:table-cell/>
          <table:table-cell office:value-type="float" office:value="0.0000000016562" calcext:value-type="float">
            <text:p>1,66E-09</text:p>
          </table:table-cell>
          <table:table-cell office:value-type="float" office:value="0.00000076682" calcext:value-type="float">
            <text:p>7,67E-07</text:p>
          </table:table-cell>
          <table:table-cell/>
          <table:table-cell office:value-type="float" office:value="0.0000000054985" calcext:value-type="float">
            <text:p>5,50E-09</text:p>
          </table:table-cell>
          <table:table-cell office:value-type="float" office:value="0.0000032175" calcext:value-type="float">
            <text:p>3,22E-06</text:p>
          </table:table-cell>
          <table:table-cell/>
          <table:table-cell office:value-type="float" office:value="0.000000015317" calcext:value-type="float">
            <text:p>1,53E-08</text:p>
          </table:table-cell>
          <table:table-cell office:value-type="float" office:value="0.0000075589" calcext:value-type="float">
            <text:p>7,56E-06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  <table:table-cell/>
          <table:table-cell office:value-type="float" office:value="-0.00000000000975" calcext:value-type="float">
            <text:p>-9,75E-12</text:p>
          </table:table-cell>
          <table:table-cell office:value-type="float" office:value="0.00000000000969" calcext:value-type="float">
            <text:p>9,69E-12</text:p>
          </table:table-cell>
          <table:table-cell/>
          <table:table-cell office:value-type="float" office:value="0.00000000001711" calcext:value-type="float">
            <text:p>1,71E-11</text:p>
          </table:table-cell>
          <table:table-cell office:value-type="float" office:value="0.0000000000287" calcext:value-type="float">
            <text:p>2,87E-11</text:p>
          </table:table-cell>
          <table:table-cell/>
          <table:table-cell office:value-type="float" office:value="0.00000000033871" calcext:value-type="float">
            <text:p>3,39E-10</text:p>
          </table:table-cell>
          <table:table-cell office:value-type="float" office:value="0.000000027074" calcext:value-type="float">
            <text:p>2,71E-08</text:p>
          </table:table-cell>
          <table:table-cell/>
          <table:table-cell office:value-type="float" office:value="0.0000000016584" calcext:value-type="float">
            <text:p>1,66E-09</text:p>
          </table:table-cell>
          <table:table-cell office:value-type="float" office:value="0.00000076682" calcext:value-type="float">
            <text:p>7,67E-07</text:p>
          </table:table-cell>
          <table:table-cell/>
          <table:table-cell office:value-type="float" office:value="0.0000000054887" calcext:value-type="float">
            <text:p>5,49E-09</text:p>
          </table:table-cell>
          <table:table-cell office:value-type="float" office:value="0.0000032186" calcext:value-type="float">
            <text:p>3,22E-06</text:p>
          </table:table-cell>
          <table:table-cell/>
          <table:table-cell office:value-type="float" office:value="0.000000015296" calcext:value-type="float">
            <text:p>1,53E-08</text:p>
          </table:table-cell>
          <table:table-cell office:value-type="float" office:value="0.0000075593" calcext:value-type="float">
            <text:p>7,56E-06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  <table:table-cell/>
          <table:table-cell office:value-type="float" office:value="-0.00000000000609" calcext:value-type="float">
            <text:p>-6,09E-12</text:p>
          </table:table-cell>
          <table:table-cell office:value-type="float" office:value="0.00000000000319" calcext:value-type="float">
            <text:p>3,19E-12</text:p>
          </table:table-cell>
          <table:table-cell/>
          <table:table-cell office:value-type="float" office:value="0.00000000001292" calcext:value-type="float">
            <text:p>1,29E-11</text:p>
          </table:table-cell>
          <table:table-cell office:value-type="float" office:value="0.00000000003323" calcext:value-type="float">
            <text:p>3,32E-11</text:p>
          </table:table-cell>
          <table:table-cell/>
          <table:table-cell office:value-type="float" office:value="0.00000000033575" calcext:value-type="float">
            <text:p>3,36E-10</text:p>
          </table:table-cell>
          <table:table-cell office:value-type="float" office:value="0.000000027077" calcext:value-type="float">
            <text:p>2,71E-08</text:p>
          </table:table-cell>
          <table:table-cell/>
          <table:table-cell office:value-type="float" office:value="0.0000000016573" calcext:value-type="float">
            <text:p>1,66E-09</text:p>
          </table:table-cell>
          <table:table-cell office:value-type="float" office:value="0.00000076676" calcext:value-type="float">
            <text:p>7,67E-07</text:p>
          </table:table-cell>
          <table:table-cell/>
          <table:table-cell office:value-type="float" office:value="0.0000000054811" calcext:value-type="float">
            <text:p>5,48E-09</text:p>
          </table:table-cell>
          <table:table-cell office:value-type="float" office:value="0.0000032186" calcext:value-type="float">
            <text:p>3,22E-06</text:p>
          </table:table-cell>
          <table:table-cell/>
          <table:table-cell office:value-type="float" office:value="0.000000015271" calcext:value-type="float">
            <text:p>1,53E-08</text:p>
          </table:table-cell>
          <table:table-cell office:value-type="float" office:value="0.00000756" calcext:value-type="float">
            <text:p>7,56E-06</text:p>
          </table:table-cell>
        </table:table-row>
        <table:table-row table:style-name="ro1">
          <table:table-cell office:value-type="float" office:value="0.73" calcext:value-type="float">
            <text:p>0,73</text:p>
          </table:table-cell>
          <table:table-cell/>
          <table:table-cell office:value-type="float" office:value="-0.00000000000038" calcext:value-type="float">
            <text:p>-3,80E-13</text:p>
          </table:table-cell>
          <table:table-cell office:value-type="float" office:value="0.00000000000993" calcext:value-type="float">
            <text:p>9,93E-12</text:p>
          </table:table-cell>
          <table:table-cell/>
          <table:table-cell office:value-type="float" office:value="0.00000000000738" calcext:value-type="float">
            <text:p>7,38E-12</text:p>
          </table:table-cell>
          <table:table-cell office:value-type="float" office:value="0.00000000003058" calcext:value-type="float">
            <text:p>3,06E-11</text:p>
          </table:table-cell>
          <table:table-cell/>
          <table:table-cell office:value-type="float" office:value="0.00000000033284" calcext:value-type="float">
            <text:p>3,33E-10</text:p>
          </table:table-cell>
          <table:table-cell office:value-type="float" office:value="0.00000002707" calcext:value-type="float">
            <text:p>2,71E-08</text:p>
          </table:table-cell>
          <table:table-cell/>
          <table:table-cell office:value-type="float" office:value="0.0000000016584" calcext:value-type="float">
            <text:p>1,66E-09</text:p>
          </table:table-cell>
          <table:table-cell office:value-type="float" office:value="0.00000076676" calcext:value-type="float">
            <text:p>7,67E-07</text:p>
          </table:table-cell>
          <table:table-cell/>
          <table:table-cell office:value-type="float" office:value="0.0000000054726" calcext:value-type="float">
            <text:p>5,47E-09</text:p>
          </table:table-cell>
          <table:table-cell office:value-type="float" office:value="0.0000032185" calcext:value-type="float">
            <text:p>3,22E-06</text:p>
          </table:table-cell>
          <table:table-cell/>
          <table:table-cell office:value-type="float" office:value="0.000000015303" calcext:value-type="float">
            <text:p>1,53E-08</text:p>
          </table:table-cell>
          <table:table-cell office:value-type="float" office:value="0.0000075585" calcext:value-type="float">
            <text:p>7,56E-06</text:p>
          </table:table-cell>
        </table:table-row>
        <table:table-row table:style-name="ro1">
          <table:table-cell office:value-type="float" office:value="0.74" calcext:value-type="float">
            <text:p>0,74</text:p>
          </table:table-cell>
          <table:table-cell/>
          <table:table-cell office:value-type="float" office:value="-0.00000000000483" calcext:value-type="float">
            <text:p>-4,83E-12</text:p>
          </table:table-cell>
          <table:table-cell office:value-type="float" office:value="0.00000000000896" calcext:value-type="float">
            <text:p>8,96E-12</text:p>
          </table:table-cell>
          <table:table-cell/>
          <table:table-cell office:value-type="float" office:value="0.00000000001603" calcext:value-type="float">
            <text:p>1,60E-11</text:p>
          </table:table-cell>
          <table:table-cell office:value-type="float" office:value="0.00000000003044" calcext:value-type="float">
            <text:p>3,04E-11</text:p>
          </table:table-cell>
          <table:table-cell/>
          <table:table-cell office:value-type="float" office:value="0.00000000033491" calcext:value-type="float">
            <text:p>3,35E-10</text:p>
          </table:table-cell>
          <table:table-cell office:value-type="float" office:value="0.000000027078" calcext:value-type="float">
            <text:p>2,71E-08</text:p>
          </table:table-cell>
          <table:table-cell/>
          <table:table-cell office:value-type="float" office:value="0.0000000016561" calcext:value-type="float">
            <text:p>1,66E-09</text:p>
          </table:table-cell>
          <table:table-cell office:value-type="float" office:value="0.00000076694" calcext:value-type="float">
            <text:p>7,67E-07</text:p>
          </table:table-cell>
          <table:table-cell/>
          <table:table-cell office:value-type="float" office:value="0.0000000054722" calcext:value-type="float">
            <text:p>5,47E-09</text:p>
          </table:table-cell>
          <table:table-cell office:value-type="float" office:value="0.0000032182" calcext:value-type="float">
            <text:p>3,22E-06</text:p>
          </table:table-cell>
          <table:table-cell/>
          <table:table-cell office:value-type="float" office:value="0.000000015291" calcext:value-type="float">
            <text:p>1,53E-08</text:p>
          </table:table-cell>
          <table:table-cell office:value-type="float" office:value="0.0000075596" calcext:value-type="float">
            <text:p>7,56E-06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office:value-type="float" office:value="-0.00000000001136" calcext:value-type="float">
            <text:p>-1,14E-11</text:p>
          </table:table-cell>
          <table:table-cell office:value-type="float" office:value="0.00000000000746" calcext:value-type="float">
            <text:p>7,46E-12</text:p>
          </table:table-cell>
          <table:table-cell/>
          <table:table-cell office:value-type="float" office:value="0.00000000001067" calcext:value-type="float">
            <text:p>1,07E-11</text:p>
          </table:table-cell>
          <table:table-cell office:value-type="float" office:value="0.00000000002971" calcext:value-type="float">
            <text:p>2,97E-11</text:p>
          </table:table-cell>
          <table:table-cell/>
          <table:table-cell office:value-type="float" office:value="0.00000000033201" calcext:value-type="float">
            <text:p>3,32E-10</text:p>
          </table:table-cell>
          <table:table-cell office:value-type="float" office:value="0.000000027061" calcext:value-type="float">
            <text:p>2,71E-08</text:p>
          </table:table-cell>
          <table:table-cell/>
          <table:table-cell office:value-type="float" office:value="0.0000000016495" calcext:value-type="float">
            <text:p>1,65E-09</text:p>
          </table:table-cell>
          <table:table-cell office:value-type="float" office:value="0.00000076681" calcext:value-type="float">
            <text:p>7,67E-07</text:p>
          </table:table-cell>
          <table:table-cell/>
          <table:table-cell office:value-type="float" office:value="0.0000000054778" calcext:value-type="float">
            <text:p>5,48E-09</text:p>
          </table:table-cell>
          <table:table-cell office:value-type="float" office:value="0.0000032187" calcext:value-type="float">
            <text:p>3,22E-06</text:p>
          </table:table-cell>
          <table:table-cell/>
          <table:table-cell office:value-type="float" office:value="0.000000015292" calcext:value-type="float">
            <text:p>1,53E-08</text:p>
          </table:table-cell>
          <table:table-cell office:value-type="float" office:value="0.0000075595" calcext:value-type="float">
            <text:p>7,56E-06</text:p>
          </table:table-cell>
        </table:table-row>
        <table:table-row table:style-name="ro1">
          <table:table-cell office:value-type="float" office:value="0.76" calcext:value-type="float">
            <text:p>0,76</text:p>
          </table:table-cell>
          <table:table-cell/>
          <table:table-cell office:value-type="float" office:value="-0.00000000000813" calcext:value-type="float">
            <text:p>-8,13E-12</text:p>
          </table:table-cell>
          <table:table-cell office:value-type="float" office:value="0.00000000000628" calcext:value-type="float">
            <text:p>6,28E-12</text:p>
          </table:table-cell>
          <table:table-cell/>
          <table:table-cell office:value-type="float" office:value="0.00000000001093" calcext:value-type="float">
            <text:p>1,09E-11</text:p>
          </table:table-cell>
          <table:table-cell office:value-type="float" office:value="0.00000000003278" calcext:value-type="float">
            <text:p>3,28E-11</text:p>
          </table:table-cell>
          <table:table-cell/>
          <table:table-cell office:value-type="float" office:value="0.0000000003319" calcext:value-type="float">
            <text:p>3,32E-10</text:p>
          </table:table-cell>
          <table:table-cell office:value-type="float" office:value="0.000000027068" calcext:value-type="float">
            <text:p>2,71E-08</text:p>
          </table:table-cell>
          <table:table-cell/>
          <table:table-cell office:value-type="float" office:value="0.0000000016501" calcext:value-type="float">
            <text:p>1,65E-09</text:p>
          </table:table-cell>
          <table:table-cell office:value-type="float" office:value="0.00000076664" calcext:value-type="float">
            <text:p>7,67E-07</text:p>
          </table:table-cell>
          <table:table-cell/>
          <table:table-cell office:value-type="float" office:value="0.0000000054822" calcext:value-type="float">
            <text:p>5,48E-09</text:p>
          </table:table-cell>
          <table:table-cell office:value-type="float" office:value="0.000003219" calcext:value-type="float">
            <text:p>3,22E-06</text:p>
          </table:table-cell>
          <table:table-cell/>
          <table:table-cell office:value-type="float" office:value="0.000000015293" calcext:value-type="float">
            <text:p>1,53E-08</text:p>
          </table:table-cell>
          <table:table-cell office:value-type="float" office:value="0.0000075582" calcext:value-type="float">
            <text:p>7,56E-06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/>
          <table:table-cell office:value-type="float" office:value="-0.00000000000645" calcext:value-type="float">
            <text:p>-6,45E-12</text:p>
          </table:table-cell>
          <table:table-cell office:value-type="float" office:value="0.00000000001208" calcext:value-type="float">
            <text:p>1,21E-11</text:p>
          </table:table-cell>
          <table:table-cell/>
          <table:table-cell office:value-type="float" office:value="0.00000000001541" calcext:value-type="float">
            <text:p>1,54E-11</text:p>
          </table:table-cell>
          <table:table-cell office:value-type="float" office:value="0.00000000003184" calcext:value-type="float">
            <text:p>3,18E-11</text:p>
          </table:table-cell>
          <table:table-cell/>
          <table:table-cell office:value-type="float" office:value="0.00000000033264" calcext:value-type="float">
            <text:p>3,33E-10</text:p>
          </table:table-cell>
          <table:table-cell office:value-type="float" office:value="0.000000027063" calcext:value-type="float">
            <text:p>2,71E-08</text:p>
          </table:table-cell>
          <table:table-cell/>
          <table:table-cell office:value-type="float" office:value="0.0000000016519" calcext:value-type="float">
            <text:p>1,65E-09</text:p>
          </table:table-cell>
          <table:table-cell office:value-type="float" office:value="0.00000076656" calcext:value-type="float">
            <text:p>7,67E-07</text:p>
          </table:table-cell>
          <table:table-cell/>
          <table:table-cell office:value-type="float" office:value="0.0000000054865" calcext:value-type="float">
            <text:p>5,49E-09</text:p>
          </table:table-cell>
          <table:table-cell office:value-type="float" office:value="0.0000032189" calcext:value-type="float">
            <text:p>3,22E-06</text:p>
          </table:table-cell>
          <table:table-cell/>
          <table:table-cell office:value-type="float" office:value="0.000000015297" calcext:value-type="float">
            <text:p>1,53E-08</text:p>
          </table:table-cell>
          <table:table-cell office:value-type="float" office:value="0.0000075602" calcext:value-type="float">
            <text:p>7,56E-06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  <table:table-cell/>
          <table:table-cell office:value-type="float" office:value="-0.000000000005" calcext:value-type="float">
            <text:p>-5,00E-12</text:p>
          </table:table-cell>
          <table:table-cell office:value-type="float" office:value="0.00000000000838" calcext:value-type="float">
            <text:p>8,38E-12</text:p>
          </table:table-cell>
          <table:table-cell/>
          <table:table-cell office:value-type="float" office:value="0.00000000000848" calcext:value-type="float">
            <text:p>8,48E-12</text:p>
          </table:table-cell>
          <table:table-cell office:value-type="float" office:value="0.00000000003098" calcext:value-type="float">
            <text:p>3,10E-11</text:p>
          </table:table-cell>
          <table:table-cell/>
          <table:table-cell office:value-type="float" office:value="0.00000000033717" calcext:value-type="float">
            <text:p>3,37E-10</text:p>
          </table:table-cell>
          <table:table-cell office:value-type="float" office:value="0.000000027073" calcext:value-type="float">
            <text:p>2,71E-08</text:p>
          </table:table-cell>
          <table:table-cell/>
          <table:table-cell office:value-type="float" office:value="0.0000000016497" calcext:value-type="float">
            <text:p>1,65E-09</text:p>
          </table:table-cell>
          <table:table-cell office:value-type="float" office:value="0.0000007667" calcext:value-type="float">
            <text:p>7,67E-07</text:p>
          </table:table-cell>
          <table:table-cell/>
          <table:table-cell office:value-type="float" office:value="0.0000000054899" calcext:value-type="float">
            <text:p>5,49E-09</text:p>
          </table:table-cell>
          <table:table-cell office:value-type="float" office:value="0.0000032191" calcext:value-type="float">
            <text:p>3,22E-06</text:p>
          </table:table-cell>
          <table:table-cell/>
          <table:table-cell office:value-type="float" office:value="0.000000015282" calcext:value-type="float">
            <text:p>1,53E-08</text:p>
          </table:table-cell>
          <table:table-cell office:value-type="float" office:value="0.0000075603" calcext:value-type="float">
            <text:p>7,56E-06</text:p>
          </table:table-cell>
        </table:table-row>
        <table:table-row table:style-name="ro1">
          <table:table-cell office:value-type="float" office:value="0.79" calcext:value-type="float">
            <text:p>0,79</text:p>
          </table:table-cell>
          <table:table-cell/>
          <table:table-cell office:value-type="float" office:value="-0.00000000001112" calcext:value-type="float">
            <text:p>-1,11E-11</text:p>
          </table:table-cell>
          <table:table-cell office:value-type="float" office:value="0.00000000001114" calcext:value-type="float">
            <text:p>1,11E-11</text:p>
          </table:table-cell>
          <table:table-cell/>
          <table:table-cell office:value-type="float" office:value="0.00000000000818" calcext:value-type="float">
            <text:p>8,18E-12</text:p>
          </table:table-cell>
          <table:table-cell office:value-type="float" office:value="0.00000000003192" calcext:value-type="float">
            <text:p>3,19E-11</text:p>
          </table:table-cell>
          <table:table-cell/>
          <table:table-cell office:value-type="float" office:value="0.0000000003362" calcext:value-type="float">
            <text:p>3,36E-10</text:p>
          </table:table-cell>
          <table:table-cell office:value-type="float" office:value="0.000000027079" calcext:value-type="float">
            <text:p>2,71E-08</text:p>
          </table:table-cell>
          <table:table-cell/>
          <table:table-cell office:value-type="float" office:value="0.0000000016498" calcext:value-type="float">
            <text:p>1,65E-09</text:p>
          </table:table-cell>
          <table:table-cell office:value-type="float" office:value="0.00000076675" calcext:value-type="float">
            <text:p>7,67E-07</text:p>
          </table:table-cell>
          <table:table-cell/>
          <table:table-cell office:value-type="float" office:value="0.0000000054874" calcext:value-type="float">
            <text:p>5,49E-09</text:p>
          </table:table-cell>
          <table:table-cell office:value-type="float" office:value="0.0000032185" calcext:value-type="float">
            <text:p>3,22E-06</text:p>
          </table:table-cell>
          <table:table-cell/>
          <table:table-cell office:value-type="float" office:value="0.000000015286" calcext:value-type="float">
            <text:p>1,53E-08</text:p>
          </table:table-cell>
          <table:table-cell office:value-type="float" office:value="0.0000075592" calcext:value-type="float">
            <text:p>7,56E-06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office:value-type="float" office:value="-0.00000000000836" calcext:value-type="float">
            <text:p>-8,36E-12</text:p>
          </table:table-cell>
          <table:table-cell office:value-type="float" office:value="0.00000000000842" calcext:value-type="float">
            <text:p>8,42E-12</text:p>
          </table:table-cell>
          <table:table-cell/>
          <table:table-cell office:value-type="float" office:value="0.00000000001979" calcext:value-type="float">
            <text:p>1,98E-11</text:p>
          </table:table-cell>
          <table:table-cell office:value-type="float" office:value="0.00000000003305" calcext:value-type="float">
            <text:p>3,31E-11</text:p>
          </table:table-cell>
          <table:table-cell/>
          <table:table-cell office:value-type="float" office:value="0.00000000033498" calcext:value-type="float">
            <text:p>3,35E-10</text:p>
          </table:table-cell>
          <table:table-cell office:value-type="float" office:value="0.000000027065" calcext:value-type="float">
            <text:p>2,71E-08</text:p>
          </table:table-cell>
          <table:table-cell/>
          <table:table-cell office:value-type="float" office:value="0.0000000016514" calcext:value-type="float">
            <text:p>1,65E-09</text:p>
          </table:table-cell>
          <table:table-cell office:value-type="float" office:value="0.00000076667" calcext:value-type="float">
            <text:p>7,67E-07</text:p>
          </table:table-cell>
          <table:table-cell/>
          <table:table-cell office:value-type="float" office:value="0.0000000054952" calcext:value-type="float">
            <text:p>5,50E-09</text:p>
          </table:table-cell>
          <table:table-cell office:value-type="float" office:value="0.0000032187" calcext:value-type="float">
            <text:p>3,22E-06</text:p>
          </table:table-cell>
          <table:table-cell/>
          <table:table-cell office:value-type="float" office:value="0.000000015269" calcext:value-type="float">
            <text:p>1,53E-08</text:p>
          </table:table-cell>
          <table:table-cell office:value-type="float" office:value="0.0000075604" calcext:value-type="float">
            <text:p>7,56E-06</text:p>
          </table:table-cell>
        </table:table-row>
        <table:table-row table:style-name="ro1">
          <table:table-cell office:value-type="float" office:value="0.81" calcext:value-type="float">
            <text:p>0,81</text:p>
          </table:table-cell>
          <table:table-cell/>
          <table:table-cell office:value-type="float" office:value="-0.00000000000824" calcext:value-type="float">
            <text:p>-8,24E-12</text:p>
          </table:table-cell>
          <table:table-cell office:value-type="float" office:value="0.0000000000115" calcext:value-type="float">
            <text:p>1,15E-11</text:p>
          </table:table-cell>
          <table:table-cell/>
          <table:table-cell office:value-type="float" office:value="0.00000000000821" calcext:value-type="float">
            <text:p>8,21E-12</text:p>
          </table:table-cell>
          <table:table-cell office:value-type="float" office:value="0.00000000003376" calcext:value-type="float">
            <text:p>3,38E-11</text:p>
          </table:table-cell>
          <table:table-cell/>
          <table:table-cell office:value-type="float" office:value="0.00000000033521" calcext:value-type="float">
            <text:p>3,35E-10</text:p>
          </table:table-cell>
          <table:table-cell office:value-type="float" office:value="0.000000027072" calcext:value-type="float">
            <text:p>2,71E-08</text:p>
          </table:table-cell>
          <table:table-cell/>
          <table:table-cell office:value-type="float" office:value="0.0000000016553" calcext:value-type="float">
            <text:p>1,66E-09</text:p>
          </table:table-cell>
          <table:table-cell office:value-type="float" office:value="0.00000076664" calcext:value-type="float">
            <text:p>7,67E-07</text:p>
          </table:table-cell>
          <table:table-cell/>
          <table:table-cell office:value-type="float" office:value="0.0000000054894" calcext:value-type="float">
            <text:p>5,49E-09</text:p>
          </table:table-cell>
          <table:table-cell office:value-type="float" office:value="0.000003219" calcext:value-type="float">
            <text:p>3,22E-06</text:p>
          </table:table-cell>
          <table:table-cell/>
          <table:table-cell office:value-type="float" office:value="0.0000000153" calcext:value-type="float">
            <text:p>1,53E-08</text:p>
          </table:table-cell>
          <table:table-cell office:value-type="float" office:value="0.0000075593" calcext:value-type="float">
            <text:p>7,56E-06</text:p>
          </table:table-cell>
        </table:table-row>
        <table:table-row table:style-name="ro1">
          <table:table-cell office:value-type="float" office:value="0.82" calcext:value-type="float">
            <text:p>0,82</text:p>
          </table:table-cell>
          <table:table-cell/>
          <table:table-cell office:value-type="float" office:value="-0.00000000000809" calcext:value-type="float">
            <text:p>-8,09E-12</text:p>
          </table:table-cell>
          <table:table-cell office:value-type="float" office:value="0.00000000001157" calcext:value-type="float">
            <text:p>1,16E-11</text:p>
          </table:table-cell>
          <table:table-cell/>
          <table:table-cell office:value-type="float" office:value="0.00000000000797" calcext:value-type="float">
            <text:p>7,97E-12</text:p>
          </table:table-cell>
          <table:table-cell office:value-type="float" office:value="0.00000000003167" calcext:value-type="float">
            <text:p>3,17E-11</text:p>
          </table:table-cell>
          <table:table-cell/>
          <table:table-cell office:value-type="float" office:value="0.0000000003378" calcext:value-type="float">
            <text:p>3,38E-10</text:p>
          </table:table-cell>
          <table:table-cell office:value-type="float" office:value="0.000000027074" calcext:value-type="float">
            <text:p>2,71E-08</text:p>
          </table:table-cell>
          <table:table-cell/>
          <table:table-cell office:value-type="float" office:value="0.0000000016568" calcext:value-type="float">
            <text:p>1,66E-09</text:p>
          </table:table-cell>
          <table:table-cell office:value-type="float" office:value="0.00000076694" calcext:value-type="float">
            <text:p>7,67E-07</text:p>
          </table:table-cell>
          <table:table-cell/>
          <table:table-cell office:value-type="float" office:value="0.0000000054973" calcext:value-type="float">
            <text:p>5,50E-09</text:p>
          </table:table-cell>
          <table:table-cell office:value-type="float" office:value="0.0000032184" calcext:value-type="float">
            <text:p>3,22E-06</text:p>
          </table:table-cell>
          <table:table-cell/>
          <table:table-cell office:value-type="float" office:value="0.000000015316" calcext:value-type="float">
            <text:p>1,53E-08</text:p>
          </table:table-cell>
          <table:table-cell office:value-type="float" office:value="0.0000075611" calcext:value-type="float">
            <text:p>7,56E-06</text:p>
          </table:table-cell>
        </table:table-row>
        <table:table-row table:style-name="ro1">
          <table:table-cell office:value-type="float" office:value="0.83" calcext:value-type="float">
            <text:p>0,83</text:p>
          </table:table-cell>
          <table:table-cell/>
          <table:table-cell office:value-type="float" office:value="-0.00000000001422" calcext:value-type="float">
            <text:p>-1,42E-11</text:p>
          </table:table-cell>
          <table:table-cell office:value-type="float" office:value="0.00000000000889" calcext:value-type="float">
            <text:p>8,89E-12</text:p>
          </table:table-cell>
          <table:table-cell/>
          <table:table-cell office:value-type="float" office:value="0.00000000001161" calcext:value-type="float">
            <text:p>1,16E-11</text:p>
          </table:table-cell>
          <table:table-cell office:value-type="float" office:value="0.00000000003235" calcext:value-type="float">
            <text:p>3,24E-11</text:p>
          </table:table-cell>
          <table:table-cell/>
          <table:table-cell office:value-type="float" office:value="0.00000000033978" calcext:value-type="float">
            <text:p>3,40E-10</text:p>
          </table:table-cell>
          <table:table-cell office:value-type="float" office:value="0.000000027078" calcext:value-type="float">
            <text:p>2,71E-08</text:p>
          </table:table-cell>
          <table:table-cell/>
          <table:table-cell office:value-type="float" office:value="0.000000001654" calcext:value-type="float">
            <text:p>1,65E-09</text:p>
          </table:table-cell>
          <table:table-cell office:value-type="float" office:value="0.00000076688" calcext:value-type="float">
            <text:p>7,67E-07</text:p>
          </table:table-cell>
          <table:table-cell/>
          <table:table-cell office:value-type="float" office:value="0.0000000055032" calcext:value-type="float">
            <text:p>5,50E-09</text:p>
          </table:table-cell>
          <table:table-cell office:value-type="float" office:value="0.0000032182" calcext:value-type="float">
            <text:p>3,22E-06</text:p>
          </table:table-cell>
          <table:table-cell/>
          <table:table-cell office:value-type="float" office:value="0.000000015315" calcext:value-type="float">
            <text:p>1,53E-08</text:p>
          </table:table-cell>
          <table:table-cell office:value-type="float" office:value="0.0000075613" calcext:value-type="float">
            <text:p>7,56E-06</text:p>
          </table:table-cell>
        </table:table-row>
        <table:table-row table:style-name="ro1">
          <table:table-cell office:value-type="float" office:value="0.84" calcext:value-type="float">
            <text:p>0,84</text:p>
          </table:table-cell>
          <table:table-cell/>
          <table:table-cell office:value-type="float" office:value="-0.00000000001299" calcext:value-type="float">
            <text:p>-1,30E-11</text:p>
          </table:table-cell>
          <table:table-cell office:value-type="float" office:value="0.00000000001099" calcext:value-type="float">
            <text:p>1,10E-11</text:p>
          </table:table-cell>
          <table:table-cell/>
          <table:table-cell office:value-type="float" office:value="0.00000000001145" calcext:value-type="float">
            <text:p>1,15E-11</text:p>
          </table:table-cell>
          <table:table-cell office:value-type="float" office:value="0.00000000003426" calcext:value-type="float">
            <text:p>3,43E-11</text:p>
          </table:table-cell>
          <table:table-cell/>
          <table:table-cell office:value-type="float" office:value="0.00000000033995" calcext:value-type="float">
            <text:p>3,40E-10</text:p>
          </table:table-cell>
          <table:table-cell office:value-type="float" office:value="0.000000027078" calcext:value-type="float">
            <text:p>2,71E-08</text:p>
          </table:table-cell>
          <table:table-cell/>
          <table:table-cell office:value-type="float" office:value="0.0000000016549" calcext:value-type="float">
            <text:p>1,65E-09</text:p>
          </table:table-cell>
          <table:table-cell office:value-type="float" office:value="0.00000076693" calcext:value-type="float">
            <text:p>7,67E-07</text:p>
          </table:table-cell>
          <table:table-cell/>
          <table:table-cell office:value-type="float" office:value="0.0000000054993" calcext:value-type="float">
            <text:p>5,50E-09</text:p>
          </table:table-cell>
          <table:table-cell office:value-type="float" office:value="0.0000032182" calcext:value-type="float">
            <text:p>3,22E-06</text:p>
          </table:table-cell>
          <table:table-cell/>
          <table:table-cell office:value-type="float" office:value="0.000000015289" calcext:value-type="float">
            <text:p>1,53E-08</text:p>
          </table:table-cell>
          <table:table-cell office:value-type="float" office:value="0.0000075606" calcext:value-type="float">
            <text:p>7,56E-06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office:value-type="float" office:value="-0.00000000000707" calcext:value-type="float">
            <text:p>-7,07E-12</text:p>
          </table:table-cell>
          <table:table-cell office:value-type="float" office:value="0.0000000000121" calcext:value-type="float">
            <text:p>1,21E-11</text:p>
          </table:table-cell>
          <table:table-cell/>
          <table:table-cell office:value-type="float" office:value="0.0000000000088" calcext:value-type="float">
            <text:p>8,80E-12</text:p>
          </table:table-cell>
          <table:table-cell office:value-type="float" office:value="0.00000000003281" calcext:value-type="float">
            <text:p>3,28E-11</text:p>
          </table:table-cell>
          <table:table-cell/>
          <table:table-cell office:value-type="float" office:value="0.00000000033723" calcext:value-type="float">
            <text:p>3,37E-10</text:p>
          </table:table-cell>
          <table:table-cell office:value-type="float" office:value="0.000000027075" calcext:value-type="float">
            <text:p>2,71E-08</text:p>
          </table:table-cell>
          <table:table-cell/>
          <table:table-cell office:value-type="float" office:value="0.0000000016526" calcext:value-type="float">
            <text:p>1,65E-09</text:p>
          </table:table-cell>
          <table:table-cell office:value-type="float" office:value="0.00000076695" calcext:value-type="float">
            <text:p>7,67E-07</text:p>
          </table:table-cell>
          <table:table-cell/>
          <table:table-cell office:value-type="float" office:value="0.0000000054954" calcext:value-type="float">
            <text:p>5,50E-09</text:p>
          </table:table-cell>
          <table:table-cell office:value-type="float" office:value="0.0000032185" calcext:value-type="float">
            <text:p>3,22E-06</text:p>
          </table:table-cell>
          <table:table-cell/>
          <table:table-cell office:value-type="float" office:value="0.000000015293" calcext:value-type="float">
            <text:p>1,53E-08</text:p>
          </table:table-cell>
          <table:table-cell office:value-type="float" office:value="0.0000075623" calcext:value-type="float">
            <text:p>7,56E-06</text:p>
          </table:table-cell>
        </table:table-row>
        <table:table-row table:style-name="ro1">
          <table:table-cell office:value-type="float" office:value="0.86" calcext:value-type="float">
            <text:p>0,86</text:p>
          </table:table-cell>
          <table:table-cell/>
          <table:table-cell office:value-type="float" office:value="-0.00000000000942" calcext:value-type="float">
            <text:p>-9,42E-12</text:p>
          </table:table-cell>
          <table:table-cell office:value-type="float" office:value="0.00000000001178" calcext:value-type="float">
            <text:p>1,18E-11</text:p>
          </table:table-cell>
          <table:table-cell/>
          <table:table-cell office:value-type="float" office:value="0.00000000000639" calcext:value-type="float">
            <text:p>6,39E-12</text:p>
          </table:table-cell>
          <table:table-cell office:value-type="float" office:value="0.00000000003285" calcext:value-type="float">
            <text:p>3,29E-11</text:p>
          </table:table-cell>
          <table:table-cell/>
          <table:table-cell office:value-type="float" office:value="0.00000000033612" calcext:value-type="float">
            <text:p>3,36E-10</text:p>
          </table:table-cell>
          <table:table-cell office:value-type="float" office:value="0.000000027076" calcext:value-type="float">
            <text:p>2,71E-08</text:p>
          </table:table-cell>
          <table:table-cell/>
          <table:table-cell office:value-type="float" office:value="0.000000001654" calcext:value-type="float">
            <text:p>1,65E-09</text:p>
          </table:table-cell>
          <table:table-cell office:value-type="float" office:value="0.00000076694" calcext:value-type="float">
            <text:p>7,67E-07</text:p>
          </table:table-cell>
          <table:table-cell/>
          <table:table-cell office:value-type="float" office:value="0.0000000054927" calcext:value-type="float">
            <text:p>5,49E-09</text:p>
          </table:table-cell>
          <table:table-cell office:value-type="float" office:value="0.0000032194" calcext:value-type="float">
            <text:p>3,22E-06</text:p>
          </table:table-cell>
          <table:table-cell/>
          <table:table-cell office:value-type="float" office:value="0.000000015289" calcext:value-type="float">
            <text:p>1,53E-08</text:p>
          </table:table-cell>
          <table:table-cell office:value-type="float" office:value="0.0000075613" calcext:value-type="float">
            <text:p>7,56E-06</text:p>
          </table:table-cell>
        </table:table-row>
        <table:table-row table:style-name="ro1">
          <table:table-cell office:value-type="float" office:value="0.87" calcext:value-type="float">
            <text:p>0,87</text:p>
          </table:table-cell>
          <table:table-cell/>
          <table:table-cell office:value-type="float" office:value="-0.00000000001706" calcext:value-type="float">
            <text:p>-1,71E-11</text:p>
          </table:table-cell>
          <table:table-cell office:value-type="float" office:value="0.00000000001268" calcext:value-type="float">
            <text:p>1,27E-11</text:p>
          </table:table-cell>
          <table:table-cell/>
          <table:table-cell office:value-type="float" office:value="0.00000000000806" calcext:value-type="float">
            <text:p>8,06E-12</text:p>
          </table:table-cell>
          <table:table-cell office:value-type="float" office:value="0.00000000003131" calcext:value-type="float">
            <text:p>3,13E-11</text:p>
          </table:table-cell>
          <table:table-cell/>
          <table:table-cell office:value-type="float" office:value="0.00000000033607" calcext:value-type="float">
            <text:p>3,36E-10</text:p>
          </table:table-cell>
          <table:table-cell office:value-type="float" office:value="0.000000027091" calcext:value-type="float">
            <text:p>2,71E-08</text:p>
          </table:table-cell>
          <table:table-cell/>
          <table:table-cell office:value-type="float" office:value="0.0000000016527" calcext:value-type="float">
            <text:p>1,65E-09</text:p>
          </table:table-cell>
          <table:table-cell office:value-type="float" office:value="0.00000076679" calcext:value-type="float">
            <text:p>7,67E-07</text:p>
          </table:table-cell>
          <table:table-cell/>
          <table:table-cell office:value-type="float" office:value="0.0000000054899" calcext:value-type="float">
            <text:p>5,49E-09</text:p>
          </table:table-cell>
          <table:table-cell office:value-type="float" office:value="0.0000032186" calcext:value-type="float">
            <text:p>3,22E-06</text:p>
          </table:table-cell>
          <table:table-cell/>
          <table:table-cell office:value-type="float" office:value="0.00000001529" calcext:value-type="float">
            <text:p>1,53E-08</text:p>
          </table:table-cell>
          <table:table-cell office:value-type="float" office:value="0.0000075625" calcext:value-type="float">
            <text:p>7,56E-06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/>
          <table:table-cell office:value-type="float" office:value="-0.00000000000945" calcext:value-type="float">
            <text:p>-9,45E-12</text:p>
          </table:table-cell>
          <table:table-cell office:value-type="float" office:value="0.00000000001081" calcext:value-type="float">
            <text:p>1,08E-11</text:p>
          </table:table-cell>
          <table:table-cell/>
          <table:table-cell office:value-type="float" office:value="0.00000000001145" calcext:value-type="float">
            <text:p>1,15E-11</text:p>
          </table:table-cell>
          <table:table-cell office:value-type="float" office:value="0.00000000003556" calcext:value-type="float">
            <text:p>3,56E-11</text:p>
          </table:table-cell>
          <table:table-cell/>
          <table:table-cell office:value-type="float" office:value="0.00000000033103" calcext:value-type="float">
            <text:p>3,31E-10</text:p>
          </table:table-cell>
          <table:table-cell office:value-type="float" office:value="0.000000027093" calcext:value-type="float">
            <text:p>2,71E-08</text:p>
          </table:table-cell>
          <table:table-cell/>
          <table:table-cell office:value-type="float" office:value="0.0000000016473" calcext:value-type="float">
            <text:p>1,65E-09</text:p>
          </table:table-cell>
          <table:table-cell office:value-type="float" office:value="0.0000007669" calcext:value-type="float">
            <text:p>7,67E-07</text:p>
          </table:table-cell>
          <table:table-cell/>
          <table:table-cell office:value-type="float" office:value="0.0000000054819" calcext:value-type="float">
            <text:p>5,48E-09</text:p>
          </table:table-cell>
          <table:table-cell office:value-type="float" office:value="0.0000032178" calcext:value-type="float">
            <text:p>3,22E-06</text:p>
          </table:table-cell>
          <table:table-cell/>
          <table:table-cell office:value-type="float" office:value="0.000000015271" calcext:value-type="float">
            <text:p>1,53E-08</text:p>
          </table:table-cell>
          <table:table-cell office:value-type="float" office:value="0.0000075608" calcext:value-type="float">
            <text:p>7,56E-06</text:p>
          </table:table-cell>
        </table:table-row>
        <table:table-row table:style-name="ro1">
          <table:table-cell office:value-type="float" office:value="0.89" calcext:value-type="float">
            <text:p>0,89</text:p>
          </table:table-cell>
          <table:table-cell/>
          <table:table-cell office:value-type="float" office:value="-0.0000000000137" calcext:value-type="float">
            <text:p>-1,37E-11</text:p>
          </table:table-cell>
          <table:table-cell office:value-type="float" office:value="0.00000000001499" calcext:value-type="float">
            <text:p>1,50E-11</text:p>
          </table:table-cell>
          <table:table-cell/>
          <table:table-cell office:value-type="float" office:value="0.0000000000084" calcext:value-type="float">
            <text:p>8,40E-12</text:p>
          </table:table-cell>
          <table:table-cell office:value-type="float" office:value="0.00000000003336" calcext:value-type="float">
            <text:p>3,34E-11</text:p>
          </table:table-cell>
          <table:table-cell/>
          <table:table-cell office:value-type="float" office:value="0.00000000033002" calcext:value-type="float">
            <text:p>3,30E-10</text:p>
          </table:table-cell>
          <table:table-cell office:value-type="float" office:value="0.000000027087" calcext:value-type="float">
            <text:p>2,71E-08</text:p>
          </table:table-cell>
          <table:table-cell/>
          <table:table-cell office:value-type="float" office:value="0.0000000016498" calcext:value-type="float">
            <text:p>1,65E-09</text:p>
          </table:table-cell>
          <table:table-cell office:value-type="float" office:value="0.00000076706" calcext:value-type="float">
            <text:p>7,67E-07</text:p>
          </table:table-cell>
          <table:table-cell/>
          <table:table-cell office:value-type="float" office:value="0.0000000054842" calcext:value-type="float">
            <text:p>5,48E-09</text:p>
          </table:table-cell>
          <table:table-cell office:value-type="float" office:value="0.0000032184" calcext:value-type="float">
            <text:p>3,22E-06</text:p>
          </table:table-cell>
          <table:table-cell/>
          <table:table-cell office:value-type="float" office:value="0.000000015298" calcext:value-type="float">
            <text:p>1,53E-08</text:p>
          </table:table-cell>
          <table:table-cell office:value-type="float" office:value="0.0000075605" calcext:value-type="float">
            <text:p>7,56E-06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office:value-type="float" office:value="-0.00000000001109" calcext:value-type="float">
            <text:p>-1,11E-11</text:p>
          </table:table-cell>
          <table:table-cell office:value-type="float" office:value="0.00000000001477" calcext:value-type="float">
            <text:p>1,48E-11</text:p>
          </table:table-cell>
          <table:table-cell/>
          <table:table-cell office:value-type="float" office:value="0.0000000000062" calcext:value-type="float">
            <text:p>6,20E-12</text:p>
          </table:table-cell>
          <table:table-cell office:value-type="float" office:value="0.00000000003349" calcext:value-type="float">
            <text:p>3,35E-11</text:p>
          </table:table-cell>
          <table:table-cell/>
          <table:table-cell office:value-type="float" office:value="0.00000000033391" calcext:value-type="float">
            <text:p>3,34E-10</text:p>
          </table:table-cell>
          <table:table-cell office:value-type="float" office:value="0.000000027076" calcext:value-type="float">
            <text:p>2,71E-08</text:p>
          </table:table-cell>
          <table:table-cell/>
          <table:table-cell office:value-type="float" office:value="0.0000000016485" calcext:value-type="float">
            <text:p>1,65E-09</text:p>
          </table:table-cell>
          <table:table-cell office:value-type="float" office:value="0.00000076685" calcext:value-type="float">
            <text:p>7,67E-07</text:p>
          </table:table-cell>
          <table:table-cell/>
          <table:table-cell office:value-type="float" office:value="0.0000000054829" calcext:value-type="float">
            <text:p>5,48E-09</text:p>
          </table:table-cell>
          <table:table-cell office:value-type="float" office:value="0.0000032185" calcext:value-type="float">
            <text:p>3,22E-06</text:p>
          </table:table-cell>
          <table:table-cell/>
          <table:table-cell office:value-type="float" office:value="0.000000015299" calcext:value-type="float">
            <text:p>1,53E-08</text:p>
          </table:table-cell>
          <table:table-cell office:value-type="float" office:value="0.0000075602" calcext:value-type="float">
            <text:p>7,56E-06</text:p>
          </table:table-cell>
        </table:table-row>
        <table:table-row table:style-name="ro1">
          <table:table-cell office:value-type="float" office:value="0.91" calcext:value-type="float">
            <text:p>0,91</text:p>
          </table:table-cell>
          <table:table-cell/>
          <table:table-cell office:value-type="float" office:value="-0.00000000001165" calcext:value-type="float">
            <text:p>-1,17E-11</text:p>
          </table:table-cell>
          <table:table-cell office:value-type="float" office:value="0.00000000001245" calcext:value-type="float">
            <text:p>1,25E-11</text:p>
          </table:table-cell>
          <table:table-cell/>
          <table:table-cell office:value-type="float" office:value="0.00000000001104" calcext:value-type="float">
            <text:p>1,10E-11</text:p>
          </table:table-cell>
          <table:table-cell office:value-type="float" office:value="0.00000000003444" calcext:value-type="float">
            <text:p>3,44E-11</text:p>
          </table:table-cell>
          <table:table-cell/>
          <table:table-cell office:value-type="float" office:value="0.00000000033467" calcext:value-type="float">
            <text:p>3,35E-10</text:p>
          </table:table-cell>
          <table:table-cell office:value-type="float" office:value="0.000000027089" calcext:value-type="float">
            <text:p>2,71E-08</text:p>
          </table:table-cell>
          <table:table-cell/>
          <table:table-cell office:value-type="float" office:value="0.0000000016469" calcext:value-type="float">
            <text:p>1,65E-09</text:p>
          </table:table-cell>
          <table:table-cell office:value-type="float" office:value="0.00000076682" calcext:value-type="float">
            <text:p>7,67E-07</text:p>
          </table:table-cell>
          <table:table-cell/>
          <table:table-cell office:value-type="float" office:value="0.0000000054884" calcext:value-type="float">
            <text:p>5,49E-09</text:p>
          </table:table-cell>
          <table:table-cell office:value-type="float" office:value="0.000003219" calcext:value-type="float">
            <text:p>3,22E-06</text:p>
          </table:table-cell>
          <table:table-cell/>
          <table:table-cell office:value-type="float" office:value="0.000000015289" calcext:value-type="float">
            <text:p>1,53E-08</text:p>
          </table:table-cell>
          <table:table-cell office:value-type="float" office:value="0.0000075622" calcext:value-type="float">
            <text:p>7,56E-06</text:p>
          </table:table-cell>
        </table:table-row>
        <table:table-row table:style-name="ro1">
          <table:table-cell office:value-type="float" office:value="0.92" calcext:value-type="float">
            <text:p>0,92</text:p>
          </table:table-cell>
          <table:table-cell/>
          <table:table-cell office:value-type="float" office:value="-0.00000000001123" calcext:value-type="float">
            <text:p>-1,12E-11</text:p>
          </table:table-cell>
          <table:table-cell office:value-type="float" office:value="0.00000000001537" calcext:value-type="float">
            <text:p>1,54E-11</text:p>
          </table:table-cell>
          <table:table-cell/>
          <table:table-cell office:value-type="float" office:value="0.00000000000998" calcext:value-type="float">
            <text:p>9,98E-12</text:p>
          </table:table-cell>
          <table:table-cell office:value-type="float" office:value="0.00000000003526" calcext:value-type="float">
            <text:p>3,53E-11</text:p>
          </table:table-cell>
          <table:table-cell/>
          <table:table-cell office:value-type="float" office:value="0.00000000033211" calcext:value-type="float">
            <text:p>3,32E-10</text:p>
          </table:table-cell>
          <table:table-cell office:value-type="float" office:value="0.000000027088" calcext:value-type="float">
            <text:p>2,71E-08</text:p>
          </table:table-cell>
          <table:table-cell/>
          <table:table-cell office:value-type="float" office:value="0.0000000016459" calcext:value-type="float">
            <text:p>1,65E-09</text:p>
          </table:table-cell>
          <table:table-cell office:value-type="float" office:value="0.00000076699" calcext:value-type="float">
            <text:p>7,67E-07</text:p>
          </table:table-cell>
          <table:table-cell/>
          <table:table-cell office:value-type="float" office:value="0.0000000054833" calcext:value-type="float">
            <text:p>5,48E-09</text:p>
          </table:table-cell>
          <table:table-cell office:value-type="float" office:value="0.0000032188" calcext:value-type="float">
            <text:p>3,22E-06</text:p>
          </table:table-cell>
          <table:table-cell/>
          <table:table-cell office:value-type="float" office:value="0.000000015277" calcext:value-type="float">
            <text:p>1,53E-08</text:p>
          </table:table-cell>
          <table:table-cell office:value-type="float" office:value="0.0000075612" calcext:value-type="float">
            <text:p>7,56E-06</text:p>
          </table:table-cell>
        </table:table-row>
        <table:table-row table:style-name="ro1">
          <table:table-cell office:value-type="float" office:value="0.93" calcext:value-type="float">
            <text:p>0,93</text:p>
          </table:table-cell>
          <table:table-cell/>
          <table:table-cell office:value-type="float" office:value="-0.00000000001533" calcext:value-type="float">
            <text:p>-1,53E-11</text:p>
          </table:table-cell>
          <table:table-cell office:value-type="float" office:value="0.00000000001675" calcext:value-type="float">
            <text:p>1,68E-11</text:p>
          </table:table-cell>
          <table:table-cell/>
          <table:table-cell office:value-type="float" office:value="0.00000000000359" calcext:value-type="float">
            <text:p>3,59E-12</text:p>
          </table:table-cell>
          <table:table-cell office:value-type="float" office:value="0.00000000003684" calcext:value-type="float">
            <text:p>3,68E-11</text:p>
          </table:table-cell>
          <table:table-cell/>
          <table:table-cell office:value-type="float" office:value="0.00000000033369" calcext:value-type="float">
            <text:p>3,34E-10</text:p>
          </table:table-cell>
          <table:table-cell office:value-type="float" office:value="0.000000027085" calcext:value-type="float">
            <text:p>2,71E-08</text:p>
          </table:table-cell>
          <table:table-cell/>
          <table:table-cell office:value-type="float" office:value="0.0000000016418" calcext:value-type="float">
            <text:p>1,64E-09</text:p>
          </table:table-cell>
          <table:table-cell office:value-type="float" office:value="0.00000076699" calcext:value-type="float">
            <text:p>7,67E-07</text:p>
          </table:table-cell>
          <table:table-cell/>
          <table:table-cell office:value-type="float" office:value="0.000000005469" calcext:value-type="float">
            <text:p>5,47E-09</text:p>
          </table:table-cell>
          <table:table-cell office:value-type="float" office:value="0.000003219" calcext:value-type="float">
            <text:p>3,22E-06</text:p>
          </table:table-cell>
          <table:table-cell/>
          <table:table-cell office:value-type="float" office:value="0.000000015292" calcext:value-type="float">
            <text:p>1,53E-08</text:p>
          </table:table-cell>
          <table:table-cell office:value-type="float" office:value="0.0000075621" calcext:value-type="float">
            <text:p>7,56E-06</text:p>
          </table:table-cell>
        </table:table-row>
        <table:table-row table:style-name="ro1">
          <table:table-cell office:value-type="float" office:value="0.94" calcext:value-type="float">
            <text:p>0,94</text:p>
          </table:table-cell>
          <table:table-cell/>
          <table:table-cell office:value-type="float" office:value="-0.00000000001636" calcext:value-type="float">
            <text:p>-1,64E-11</text:p>
          </table:table-cell>
          <table:table-cell office:value-type="float" office:value="0.00000000001528" calcext:value-type="float">
            <text:p>1,53E-11</text:p>
          </table:table-cell>
          <table:table-cell/>
          <table:table-cell office:value-type="float" office:value="0.00000000001009" calcext:value-type="float">
            <text:p>1,01E-11</text:p>
          </table:table-cell>
          <table:table-cell office:value-type="float" office:value="0.00000000003408" calcext:value-type="float">
            <text:p>3,41E-11</text:p>
          </table:table-cell>
          <table:table-cell/>
          <table:table-cell office:value-type="float" office:value="0.00000000033489" calcext:value-type="float">
            <text:p>3,35E-10</text:p>
          </table:table-cell>
          <table:table-cell office:value-type="float" office:value="0.000000027094" calcext:value-type="float">
            <text:p>2,71E-08</text:p>
          </table:table-cell>
          <table:table-cell/>
          <table:table-cell office:value-type="float" office:value="0.0000000016482" calcext:value-type="float">
            <text:p>1,65E-09</text:p>
          </table:table-cell>
          <table:table-cell office:value-type="float" office:value="0.00000076705" calcext:value-type="float">
            <text:p>7,67E-07</text:p>
          </table:table-cell>
          <table:table-cell/>
          <table:table-cell office:value-type="float" office:value="0.0000000054691" calcext:value-type="float">
            <text:p>5,47E-09</text:p>
          </table:table-cell>
          <table:table-cell office:value-type="float" office:value="0.0000032188" calcext:value-type="float">
            <text:p>3,22E-06</text:p>
          </table:table-cell>
          <table:table-cell/>
          <table:table-cell office:value-type="float" office:value="0.000000015294" calcext:value-type="float">
            <text:p>1,53E-08</text:p>
          </table:table-cell>
          <table:table-cell office:value-type="float" office:value="0.0000075623" calcext:value-type="float">
            <text:p>7,56E-06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office:value-type="float" office:value="-0.00000000001715" calcext:value-type="float">
            <text:p>-1,72E-11</text:p>
          </table:table-cell>
          <table:table-cell office:value-type="float" office:value="0.00000000001773" calcext:value-type="float">
            <text:p>1,77E-11</text:p>
          </table:table-cell>
          <table:table-cell/>
          <table:table-cell office:value-type="float" office:value="0.00000000000583" calcext:value-type="float">
            <text:p>5,83E-12</text:p>
          </table:table-cell>
          <table:table-cell office:value-type="float" office:value="0.0000000000365" calcext:value-type="float">
            <text:p>3,65E-11</text:p>
          </table:table-cell>
          <table:table-cell/>
          <table:table-cell office:value-type="float" office:value="0.00000000033629" calcext:value-type="float">
            <text:p>3,36E-10</text:p>
          </table:table-cell>
          <table:table-cell office:value-type="float" office:value="0.000000027108" calcext:value-type="float">
            <text:p>2,71E-08</text:p>
          </table:table-cell>
          <table:table-cell/>
          <table:table-cell office:value-type="float" office:value="0.0000000016516" calcext:value-type="float">
            <text:p>1,65E-09</text:p>
          </table:table-cell>
          <table:table-cell office:value-type="float" office:value="0.00000076698" calcext:value-type="float">
            <text:p>7,67E-07</text:p>
          </table:table-cell>
          <table:table-cell/>
          <table:table-cell office:value-type="float" office:value="0.0000000054713" calcext:value-type="float">
            <text:p>5,47E-09</text:p>
          </table:table-cell>
          <table:table-cell office:value-type="float" office:value="0.0000032188" calcext:value-type="float">
            <text:p>3,22E-06</text:p>
          </table:table-cell>
          <table:table-cell/>
          <table:table-cell office:value-type="float" office:value="0.000000015305" calcext:value-type="float">
            <text:p>1,53E-08</text:p>
          </table:table-cell>
          <table:table-cell office:value-type="float" office:value="0.0000075619" calcext:value-type="float">
            <text:p>7,56E-06</text:p>
          </table:table-cell>
        </table:table-row>
        <table:table-row table:style-name="ro1">
          <table:table-cell office:value-type="float" office:value="0.96" calcext:value-type="float">
            <text:p>0,96</text:p>
          </table:table-cell>
          <table:table-cell/>
          <table:table-cell office:value-type="float" office:value="-0.00000000001277" calcext:value-type="float">
            <text:p>-1,28E-11</text:p>
          </table:table-cell>
          <table:table-cell office:value-type="float" office:value="0.00000000001512" calcext:value-type="float">
            <text:p>1,51E-11</text:p>
          </table:table-cell>
          <table:table-cell/>
          <table:table-cell office:value-type="float" office:value="0.00000000000741" calcext:value-type="float">
            <text:p>7,41E-12</text:p>
          </table:table-cell>
          <table:table-cell office:value-type="float" office:value="0.00000000003642" calcext:value-type="float">
            <text:p>3,64E-11</text:p>
          </table:table-cell>
          <table:table-cell/>
          <table:table-cell office:value-type="float" office:value="0.00000000033636" calcext:value-type="float">
            <text:p>3,36E-10</text:p>
          </table:table-cell>
          <table:table-cell office:value-type="float" office:value="0.000000027087" calcext:value-type="float">
            <text:p>2,71E-08</text:p>
          </table:table-cell>
          <table:table-cell/>
          <table:table-cell office:value-type="float" office:value="0.0000000016514" calcext:value-type="float">
            <text:p>1,65E-09</text:p>
          </table:table-cell>
          <table:table-cell office:value-type="float" office:value="0.00000076708" calcext:value-type="float">
            <text:p>7,67E-07</text:p>
          </table:table-cell>
          <table:table-cell/>
          <table:table-cell office:value-type="float" office:value="0.0000000054715" calcext:value-type="float">
            <text:p>5,47E-09</text:p>
          </table:table-cell>
          <table:table-cell office:value-type="float" office:value="0.0000032192" calcext:value-type="float">
            <text:p>3,22E-06</text:p>
          </table:table-cell>
          <table:table-cell/>
          <table:table-cell office:value-type="float" office:value="0.000000015314" calcext:value-type="float">
            <text:p>1,53E-08</text:p>
          </table:table-cell>
          <table:table-cell office:value-type="float" office:value="0.0000075624" calcext:value-type="float">
            <text:p>7,56E-06</text:p>
          </table:table-cell>
        </table:table-row>
        <table:table-row table:style-name="ro1">
          <table:table-cell office:value-type="float" office:value="0.97" calcext:value-type="float">
            <text:p>0,97</text:p>
          </table:table-cell>
          <table:table-cell/>
          <table:table-cell office:value-type="float" office:value="-0.00000000000549" calcext:value-type="float">
            <text:p>-5,49E-12</text:p>
          </table:table-cell>
          <table:table-cell office:value-type="float" office:value="0.00000000001995" calcext:value-type="float">
            <text:p>2,00E-11</text:p>
          </table:table-cell>
          <table:table-cell/>
          <table:table-cell office:value-type="float" office:value="0.00000000001006" calcext:value-type="float">
            <text:p>1,01E-11</text:p>
          </table:table-cell>
          <table:table-cell office:value-type="float" office:value="0.00000000003736" calcext:value-type="float">
            <text:p>3,74E-11</text:p>
          </table:table-cell>
          <table:table-cell/>
          <table:table-cell office:value-type="float" office:value="0.00000000033505" calcext:value-type="float">
            <text:p>3,35E-10</text:p>
          </table:table-cell>
          <table:table-cell office:value-type="float" office:value="0.000000027087" calcext:value-type="float">
            <text:p>2,71E-08</text:p>
          </table:table-cell>
          <table:table-cell/>
          <table:table-cell office:value-type="float" office:value="0.0000000016542" calcext:value-type="float">
            <text:p>1,65E-09</text:p>
          </table:table-cell>
          <table:table-cell office:value-type="float" office:value="0.00000076698" calcext:value-type="float">
            <text:p>7,67E-07</text:p>
          </table:table-cell>
          <table:table-cell/>
          <table:table-cell office:value-type="float" office:value="0.0000000054775" calcext:value-type="float">
            <text:p>5,48E-09</text:p>
          </table:table-cell>
          <table:table-cell office:value-type="float" office:value="0.0000032198" calcext:value-type="float">
            <text:p>3,22E-06</text:p>
          </table:table-cell>
          <table:table-cell/>
          <table:table-cell office:value-type="float" office:value="0.000000015261" calcext:value-type="float">
            <text:p>1,53E-08</text:p>
          </table:table-cell>
          <table:table-cell office:value-type="float" office:value="0.0000075625" calcext:value-type="float">
            <text:p>7,56E-06</text:p>
          </table:table-cell>
        </table:table-row>
        <table:table-row table:style-name="ro1">
          <table:table-cell office:value-type="float" office:value="0.98" calcext:value-type="float">
            <text:p>0,98</text:p>
          </table:table-cell>
          <table:table-cell/>
          <table:table-cell office:value-type="float" office:value="-0.0000000000102" calcext:value-type="float">
            <text:p>-1,02E-11</text:p>
          </table:table-cell>
          <table:table-cell office:value-type="float" office:value="0.00000000001777" calcext:value-type="float">
            <text:p>1,78E-11</text:p>
          </table:table-cell>
          <table:table-cell/>
          <table:table-cell office:value-type="float" office:value="0.00000000000141" calcext:value-type="float">
            <text:p>1,41E-12</text:p>
          </table:table-cell>
          <table:table-cell office:value-type="float" office:value="0.00000000003501" calcext:value-type="float">
            <text:p>3,50E-11</text:p>
          </table:table-cell>
          <table:table-cell/>
          <table:table-cell office:value-type="float" office:value="0.00000000033574" calcext:value-type="float">
            <text:p>3,36E-10</text:p>
          </table:table-cell>
          <table:table-cell office:value-type="float" office:value="0.000000027093" calcext:value-type="float">
            <text:p>2,71E-08</text:p>
          </table:table-cell>
          <table:table-cell/>
          <table:table-cell office:value-type="float" office:value="0.0000000016616" calcext:value-type="float">
            <text:p>1,66E-09</text:p>
          </table:table-cell>
          <table:table-cell office:value-type="float" office:value="0.00000076719" calcext:value-type="float">
            <text:p>7,67E-07</text:p>
          </table:table-cell>
          <table:table-cell/>
          <table:table-cell office:value-type="float" office:value="0.0000000054823" calcext:value-type="float">
            <text:p>5,48E-09</text:p>
          </table:table-cell>
          <table:table-cell office:value-type="float" office:value="0.000003219" calcext:value-type="float">
            <text:p>3,22E-06</text:p>
          </table:table-cell>
          <table:table-cell/>
          <table:table-cell office:value-type="float" office:value="0.000000015257" calcext:value-type="float">
            <text:p>1,53E-08</text:p>
          </table:table-cell>
          <table:table-cell office:value-type="float" office:value="0.0000075621" calcext:value-type="float">
            <text:p>7,56E-06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  <table:table-cell/>
          <table:table-cell office:value-type="float" office:value="-0.00000000002701" calcext:value-type="float">
            <text:p>-2,70E-11</text:p>
          </table:table-cell>
          <table:table-cell office:value-type="float" office:value="0.00000000001761" calcext:value-type="float">
            <text:p>1,76E-11</text:p>
          </table:table-cell>
          <table:table-cell/>
          <table:table-cell office:value-type="float" office:value="0.00000000000949" calcext:value-type="float">
            <text:p>9,49E-12</text:p>
          </table:table-cell>
          <table:table-cell office:value-type="float" office:value="0.0000000000369" calcext:value-type="float">
            <text:p>3,69E-11</text:p>
          </table:table-cell>
          <table:table-cell/>
          <table:table-cell office:value-type="float" office:value="0.00000000033507" calcext:value-type="float">
            <text:p>3,35E-10</text:p>
          </table:table-cell>
          <table:table-cell office:value-type="float" office:value="0.000000027088" calcext:value-type="float">
            <text:p>2,71E-08</text:p>
          </table:table-cell>
          <table:table-cell/>
          <table:table-cell office:value-type="float" office:value="0.0000000016617" calcext:value-type="float">
            <text:p>1,66E-09</text:p>
          </table:table-cell>
          <table:table-cell office:value-type="float" office:value="0.00000076698" calcext:value-type="float">
            <text:p>7,67E-07</text:p>
          </table:table-cell>
          <table:table-cell/>
          <table:table-cell office:value-type="float" office:value="0.0000000054824" calcext:value-type="float">
            <text:p>5,48E-09</text:p>
          </table:table-cell>
          <table:table-cell office:value-type="float" office:value="0.0000032183" calcext:value-type="float">
            <text:p>3,22E-06</text:p>
          </table:table-cell>
          <table:table-cell/>
          <table:table-cell office:value-type="float" office:value="0.000000015276" calcext:value-type="float">
            <text:p>1,53E-08</text:p>
          </table:table-cell>
          <table:table-cell office:value-type="float" office:value="0.0000075631" calcext:value-type="float">
            <text:p>7,56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-0.00000000001591" calcext:value-type="float">
            <text:p>-1,59E-11</text:p>
          </table:table-cell>
          <table:table-cell office:value-type="float" office:value="0.00000000001715" calcext:value-type="float">
            <text:p>1,72E-11</text:p>
          </table:table-cell>
          <table:table-cell/>
          <table:table-cell office:value-type="float" office:value="0.00000000000753" calcext:value-type="float">
            <text:p>7,53E-12</text:p>
          </table:table-cell>
          <table:table-cell office:value-type="float" office:value="0.00000000003727" calcext:value-type="float">
            <text:p>3,73E-11</text:p>
          </table:table-cell>
          <table:table-cell/>
          <table:table-cell office:value-type="float" office:value="0.00000000033513" calcext:value-type="float">
            <text:p>3,35E-10</text:p>
          </table:table-cell>
          <table:table-cell office:value-type="float" office:value="0.000000027107" calcext:value-type="float">
            <text:p>2,71E-08</text:p>
          </table:table-cell>
          <table:table-cell/>
          <table:table-cell office:value-type="float" office:value="0.000000001658" calcext:value-type="float">
            <text:p>1,66E-09</text:p>
          </table:table-cell>
          <table:table-cell office:value-type="float" office:value="0.00000076681" calcext:value-type="float">
            <text:p>7,67E-07</text:p>
          </table:table-cell>
          <table:table-cell/>
          <table:table-cell office:value-type="float" office:value="0.0000000054776" calcext:value-type="float">
            <text:p>5,48E-09</text:p>
          </table:table-cell>
          <table:table-cell office:value-type="float" office:value="0.0000032184" calcext:value-type="float">
            <text:p>3,22E-06</text:p>
          </table:table-cell>
          <table:table-cell/>
          <table:table-cell office:value-type="float" office:value="0.000000015245" calcext:value-type="float">
            <text:p>1,52E-08</text:p>
          </table:table-cell>
          <table:table-cell office:value-type="float" office:value="0.0000075631" calcext:value-type="float">
            <text:p>7,56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13:57:23.887375446</meta:creation-date>
    <dc:date>2015-12-14T14:55:06.826783074</dc:date>
    <meta:editing-duration>PT57M27S</meta:editing-duration>
    <meta:editing-cycles>29</meta:editing-cycles>
    <meta:generator>LibreOffice/5.0.3.2$Linux_X86_64 LibreOffice_project/00m0$Build-2</meta:generator>
    <meta:document-statistic meta:table-count="7" meta:cell-count="6820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73cm" svg:y="4.192cm" style:legend-expansion="high" chart:style-name="ch2"/>
        <chart:plot-area chart:style-name="ch3" table:cell-range-address="'FD1-10'.A7:'FD1-10'.A105 'FD1-10'.F7:'FD1-10'.F105" svg:x="0.32cm" svg:y="0.18cm" svg:width="12.333cm" svg:height="8.64cm">
          <chartooo:coordinate-region svg:x="1.811cm" svg:y="0.388cm" svg:width="10.589cm" svg:height="8.2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FD1-10'.F7:'FD1-10'.F105" chart:class="chart:scatter">
            <chart:domain table:cell-range-address="'FD1-10'.A7:'FD1-10'.A105"/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FD1-10'.A7:'FD1-10'.A105</svg:desc>
                </draw:g>
              </table:table-cell>
              <table:table-cell office:value-type="float" office:value="0.0000000979795897113271">
                <text:p>0.0000000979795897113271</text:p>
                <draw:g>
                  <svg:desc>'FD1-10'.F7:'FD1-10'.F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000000182818106031783">
                <text:p>-0.0000001828181060317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390583712363478">
                <text:p>0.0000003905837123634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0130855980647553">
                <text:p>0.00000001308559806475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-0.000000222831082381179">
                <text:p>-0.0000002228310823811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026155775464779">
                <text:p>0.000000261557754647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0016950961398938">
                <text:p>0.0000000169509613989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-0.000000237843450039006">
                <text:p>-0.000000237843450039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039967734150132">
                <text:p>0.000000399677341501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-0.000000860389582755226">
                <text:p>-0.0000008603895827552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0521807321177829">
                <text:p>0.0000005218073211778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-0.000000161679665190542">
                <text:p>-0.0000001616796651905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0173543730147356">
                <text:p>0.0000001735437301473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00299792459331784">
                <text:p>0.00000002997924593317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0653954595158565">
                <text:p>0.0000006539545951585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-0.000000198638525346326">
                <text:p>-0.0000001986385253463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0740499007107747">
                <text:p>0.0000007404990071077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11530660390119">
                <text:p>0.00000115306603901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0552524977940446">
                <text:p>0.0000005525249779404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0816057265303821">
                <text:p>0.0000008160572653038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107032407663859">
                <text:p>0.000001070324076638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105972001710734">
                <text:p>0.000001059720017107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147252592208705">
                <text:p>0.000001472525922087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76861560220071">
                <text:p>0.000001768615602200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205912049650631">
                <text:p>0.000002059120496506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61665667146152">
                <text:p>0.000002616656671461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04869368639524">
                <text:p>0.000003048693686395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375037278814228">
                <text:p>0.000003750372788142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446969699645461">
                <text:p>0.000004469696996454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538885244559355">
                <text:p>0.000005388852445593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0647592339631885">
                <text:p>0.000006475923396318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0775938893649342">
                <text:p>0.000007759388936493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0929843253208068">
                <text:p>0.000009298432532080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111722116865304">
                <text:p>0.00001117221168653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133118291825402">
                <text:p>0.00001331182918254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15899376071586">
                <text:p>0.0000158993760715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188705964060853">
                <text:p>0.00001887059640608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224010786221414">
                <text:p>0.00002240107862214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0264174185979211">
                <text:p>0.00002641741859792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03104530073309">
                <text:p>0.000031045300733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0363141271235711">
                <text:p>0.00003631412712357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0422492530045836">
                <text:p>0.00004224925300458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0490098688938869">
                <text:p>0.00004900986889388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0563631543882237">
                <text:p>0.00005636315438822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0645670085384117">
                <text:p>0.00006456700853841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0734000167349802">
                <text:p>0.00007340001673498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00832725346118725">
                <text:p>0.00008327253461187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00937685925393977">
                <text:p>0.00009376859253939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0104753628059429">
                <text:p>0.0001047536280594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0116942254957737">
                <text:p>0.0001169422549577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0129718640295813">
                <text:p>0.0001297186402958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0143238032099865">
                <text:p>0.0001432380320998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0157232299892825">
                <text:p>0.0001572322998928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0171962600588293">
                <text:p>0.0001719626005882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00187565072254778">
                <text:p>0.0001875650722547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00203665853333289">
                <text:p>0.0002036658533332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00220304196052517">
                <text:p>0.0002203041960525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00236811935971005">
                <text:p>0.0002368119359710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00254930104570846">
                <text:p>0.0002549301045708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00272850783437545">
                <text:p>0.0002728507834375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00291014014608469">
                <text:p>0.0002910140146084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000310425723256566">
                <text:p>0.0003104257232565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000329590964871997">
                <text:p>0.0003295909648719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000348203738994437">
                <text:p>0.0003482037389944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000367506439008878">
                <text:p>0.0003675064390088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000388440827769138">
                <text:p>0.0003884408277691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00040821740205116">
                <text:p>0.000408217402051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000428391262760171">
                <text:p>0.0004283912627601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000449310616843">
                <text:p>0.0004493106168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0.000470313449749417">
                <text:p>0.0004703134497494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0.000489958665583294">
                <text:p>0.0004899586655832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0.000512982429590533">
                <text:p>0.0005129824295905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0.000535389342702349">
                <text:p>0.0005353893427023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0.000553041029498609">
                <text:p>0.0005530410294986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0.000576533160792361">
                <text:p>0.0005765331607923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0.000599050895045599">
                <text:p>0.0005990508950455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0.000621707869015775">
                <text:p>0.0006217078690157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0.00064457014299892">
                <text:p>0.000644570142998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0.000664916442299275">
                <text:p>0.0006649164422992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0.00068609772889929">
                <text:p>0.000686097728899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">
                <text:p>0.81</text:p>
              </table:table-cell>
              <table:table-cell office:value-type="float" office:value="0.000709087116426429">
                <text:p>0.0007090871164264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0.000732908739412019">
                <text:p>0.0007329087394120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0.000755076919840432">
                <text:p>0.0007550769198404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0.000780938224571764">
                <text:p>0.0007809382245717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">
                <text:p>0.85</text:p>
              </table:table-cell>
              <table:table-cell office:value-type="float" office:value="0.00080626744268683">
                <text:p>0.000806267442686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">
                <text:p>0.86</text:p>
              </table:table-cell>
              <table:table-cell office:value-type="float" office:value="0.000828592347943044">
                <text:p>0.0008285923479430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">
                <text:p>0.87</text:p>
              </table:table-cell>
              <table:table-cell office:value-type="float" office:value="0.000849662940211653">
                <text:p>0.0008496629402116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">
                <text:p>0.88</text:p>
              </table:table-cell>
              <table:table-cell office:value-type="float" office:value="0.00087251042852017">
                <text:p>0.000872510428520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">
                <text:p>0.89</text:p>
              </table:table-cell>
              <table:table-cell office:value-type="float" office:value="0.000896047495459881">
                <text:p>0.0008960474954598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0.000919273740025087">
                <text:p>0.0009192737400250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">
                <text:p>0.91</text:p>
              </table:table-cell>
              <table:table-cell office:value-type="float" office:value="0.000946064679053776">
                <text:p>0.0009460646790537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">
                <text:p>0.92</text:p>
              </table:table-cell>
              <table:table-cell office:value-type="float" office:value="0.00097284414276305">
                <text:p>0.000972844142763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">
                <text:p>0.93</text:p>
              </table:table-cell>
              <table:table-cell office:value-type="float" office:value="0.000994815382706405">
                <text:p>0.0009948153827064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">
                <text:p>0.94</text:p>
              </table:table-cell>
              <table:table-cell office:value-type="float" office:value="0.00101794405374349">
                <text:p>0.001017944053743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">
                <text:p>0.95</text:p>
              </table:table-cell>
              <table:table-cell office:value-type="float" office:value="0.00104656583065106">
                <text:p>0.001046565830651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">
                <text:p>0.96</text:p>
              </table:table-cell>
              <table:table-cell office:value-type="float" office:value="0.00107201497111509">
                <text:p>0.001072014971115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">
                <text:p>0.97</text:p>
              </table:table-cell>
              <table:table-cell office:value-type="float" office:value="0.00110045201481793">
                <text:p>0.001100452014817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">
                <text:p>0.98</text:p>
              </table:table-cell>
              <table:table-cell office:value-type="float" office:value="0.0011246689859253">
                <text:p>0.00112466898592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">
                <text:p>0.99</text:p>
              </table:table-cell>
              <table:table-cell office:value-type="float" office:value="0.0011452599784652">
                <text:p>0.00114525997846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2cm" svg:y="3.935cm" style:legend-expansion="high" chart:style-name="ch2"/>
        <chart:plot-area chart:style-name="ch3" table:cell-range-address="'FD16-90'.A5:'FD16-90'.A106 'FD16-90'.D5:'FD16-90'.E106" chart:data-source-has-labels="row" svg:x="0.32cm" svg:y="0.18cm" svg:width="11.742cm" svg:height="8.64cm">
          <chartooo:coordinate-region svg:x="2.166cm" svg:y="0.388cm" svg:width="9.643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6-90'.D6:'FD16-90'.D106" chart:label-cell-address="'FD16-90'.D5:'FD16-90'.D5" chart:class="chart:scatter">
            <chart:domain table:cell-range-address="'FD16-90'.A6:'FD16-90'.A106"/>
            <chart:data-point chart:repeated="101"/>
          </chart:series>
          <chart:series chart:style-name="ch8" chart:values-cell-range-address="'FD16-90'.E6:'FD16-90'.E106" chart:label-cell-address="'FD16-90'.E5:'FD16-90'.E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FD16-90'.D5:'FD16-90'.D5</svg:desc>
                </draw:g>
              </table:table-cell>
              <table:table-cell office:value-type="string">
                <text:p>d(Id)/d(Vg) (S)</text:p>
                <draw:g>
                  <svg:desc>'FD16-90'.E5:'FD16-90'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6-90'.A6:'FD16-90'.A106</svg:desc>
                </draw:g>
              </table:table-cell>
              <table:table-cell office:value-type="float" office:value="0.0000020368">
                <text:p>0.0000020368</text:p>
                <draw:g>
                  <svg:desc>'FD16-90'.D6:'FD16-90'.D106</svg:desc>
                </draw:g>
              </table:table-cell>
              <table:table-cell office:value-type="float" office:value="NaN">
                <text:p>NaN</text:p>
                <draw:g>
                  <svg:desc>'FD16-90'.E6:'FD16-90'.E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18158">
                <text:p>0.0000018158</text:p>
              </table:table-cell>
              <table:table-cell office:value-type="float" office:value="-0.000022135">
                <text:p>-0.000022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15941">
                <text:p>0.0000015941</text:p>
              </table:table-cell>
              <table:table-cell office:value-type="float" office:value="-0.000021365">
                <text:p>-0.0000213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13885">
                <text:p>0.0000013885</text:p>
              </table:table-cell>
              <table:table-cell office:value-type="float" office:value="-0.00002066">
                <text:p>-0.00002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11809">
                <text:p>0.0000011809</text:p>
              </table:table-cell>
              <table:table-cell office:value-type="float" office:value="-0.000020407">
                <text:p>-0.0000204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98036">
                <text:p>0.00000098036</text:p>
              </table:table-cell>
              <table:table-cell office:value-type="float" office:value="-0.00002018">
                <text:p>-0.000020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7773">
                <text:p>0.0000007773</text:p>
              </table:table-cell>
              <table:table-cell office:value-type="float" office:value="-0.0000198985">
                <text:p>-0.00001989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58239">
                <text:p>0.00000058239</text:p>
              </table:table-cell>
              <table:table-cell office:value-type="float" office:value="-0.0000195115">
                <text:p>-0.0000195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38707">
                <text:p>0.00000038707</text:p>
              </table:table-cell>
              <table:table-cell office:value-type="float" office:value="-0.000019496">
                <text:p>-0.000019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19247">
                <text:p>0.00000019247</text:p>
              </table:table-cell>
              <table:table-cell office:value-type="float" office:value="-0.000019377793">
                <text:p>-0.0000193777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-0.00000000048586">
                <text:p>-0.00000000048586</text:p>
              </table:table-cell>
              <table:table-cell office:value-type="float" office:value="-0.000019304">
                <text:p>-0.0000193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-0.00000019361">
                <text:p>-0.00000019361</text:p>
              </table:table-cell>
              <table:table-cell office:value-type="float" office:value="-0.000019445707">
                <text:p>-0.0000194457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-0.0000003894">
                <text:p>-0.0000003894</text:p>
              </table:table-cell>
              <table:table-cell office:value-type="float" office:value="-0.0000196605">
                <text:p>-0.00001966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-0.00000058682">
                <text:p>-0.00000058682</text:p>
              </table:table-cell>
              <table:table-cell office:value-type="float" office:value="-0.000019709">
                <text:p>-0.0000197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-0.00000078358">
                <text:p>-0.00000078358</text:p>
              </table:table-cell>
              <table:table-cell office:value-type="float" office:value="-0.0000201135">
                <text:p>-0.00002011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-0.00000098909">
                <text:p>-0.00000098909</text:p>
              </table:table-cell>
              <table:table-cell office:value-type="float" office:value="-0.000020451">
                <text:p>-0.0000204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-0.0000011926">
                <text:p>-0.0000011926</text:p>
              </table:table-cell>
              <table:table-cell office:value-type="float" office:value="-0.0000205355">
                <text:p>-0.00002053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-0.0000013998">
                <text:p>-0.0000013998</text:p>
              </table:table-cell>
              <table:table-cell office:value-type="float" office:value="-0.00002128">
                <text:p>-0.000021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-0.0000016182">
                <text:p>-0.0000016182</text:p>
              </table:table-cell>
              <table:table-cell office:value-type="float" office:value="-0.000021785">
                <text:p>-0.0000217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-0.0000018355">
                <text:p>-0.0000018355</text:p>
              </table:table-cell>
              <table:table-cell office:value-type="float" office:value="-0.000022075">
                <text:p>-0.0000220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-0.0000020597">
                <text:p>-0.0000020597</text:p>
              </table:table-cell>
              <table:table-cell office:value-type="float" office:value="-0.00002264">
                <text:p>-0.000022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-0.0000022883">
                <text:p>-0.0000022883</text:p>
              </table:table-cell>
              <table:table-cell office:value-type="float" office:value="-0.0000231">
                <text:p>-0.00002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-0.0000025217">
                <text:p>-0.0000025217</text:p>
              </table:table-cell>
              <table:table-cell office:value-type="float" office:value="-0.00002356">
                <text:p>-0.00002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-0.0000027595">
                <text:p>-0.0000027595</text:p>
              </table:table-cell>
              <table:table-cell office:value-type="float" office:value="-0.000023905">
                <text:p>-0.0000239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-0.0000029998">
                <text:p>-0.0000029998</text:p>
              </table:table-cell>
              <table:table-cell office:value-type="float" office:value="-0.000024195">
                <text:p>-0.0000241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-0.0000032434">
                <text:p>-0.0000032434</text:p>
              </table:table-cell>
              <table:table-cell office:value-type="float" office:value="-0.000024325">
                <text:p>-0.0000243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-0.0000034863">
                <text:p>-0.0000034863</text:p>
              </table:table-cell>
              <table:table-cell office:value-type="float" office:value="-0.000024445">
                <text:p>-0.0000244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-0.0000037323">
                <text:p>-0.0000037323</text:p>
              </table:table-cell>
              <table:table-cell office:value-type="float" office:value="-0.0000240499999999999">
                <text:p>-0.00002404999999999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-0.0000039673">
                <text:p>-0.0000039673</text:p>
              </table:table-cell>
              <table:table-cell office:value-type="float" office:value="-0.00002347">
                <text:p>-0.000023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-0.0000042017">
                <text:p>-0.0000042017</text:p>
              </table:table-cell>
              <table:table-cell office:value-type="float" office:value="-0.0000229">
                <text:p>-0.00002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-0.0000044253">
                <text:p>-0.0000044253</text:p>
              </table:table-cell>
              <table:table-cell office:value-type="float" office:value="-0.000021535">
                <text:p>-0.0000215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-0.0000046324">
                <text:p>-0.0000046324</text:p>
              </table:table-cell>
              <table:table-cell office:value-type="float" office:value="-0.000019645">
                <text:p>-0.0000196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-0.0000048182">
                <text:p>-0.0000048182</text:p>
              </table:table-cell>
              <table:table-cell office:value-type="float" office:value="-0.00001689">
                <text:p>-0.000016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-0.0000049702">
                <text:p>-0.0000049702</text:p>
              </table:table-cell>
              <table:table-cell office:value-type="float" office:value="-0.00001285">
                <text:p>-0.000012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-0.0000050752">
                <text:p>-0.0000050752</text:p>
              </table:table-cell>
              <table:table-cell office:value-type="float" office:value="-0.00000643999999999997">
                <text:p>-0.000006439999999999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-0.000005099">
                <text:p>-0.000005099</text:p>
              </table:table-cell>
              <table:table-cell office:value-type="float" office:value="-0.00000190500000000003">
                <text:p>-0.000001905000000000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-0.0000051133">
                <text:p>-0.0000051133</text:p>
              </table:table-cell>
              <table:table-cell office:value-type="float" office:value="0.00000367000000000001">
                <text:p>0.00000367000000000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-0.0000050256">
                <text:p>-0.0000050256</text:p>
              </table:table-cell>
              <table:table-cell office:value-type="float" office:value="0.00001345">
                <text:p>0.000013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-0.0000048443">
                <text:p>-0.0000048443</text:p>
              </table:table-cell>
              <table:table-cell office:value-type="float" office:value="0.00002326">
                <text:p>0.000023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-0.0000045604">
                <text:p>-0.0000045604</text:p>
              </table:table-cell>
              <table:table-cell office:value-type="float" office:value="0.00003191">
                <text:p>0.000031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-0.0000042061">
                <text:p>-0.0000042061</text:p>
              </table:table-cell>
              <table:table-cell office:value-type="float" office:value="0.00004312">
                <text:p>0.000043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-0.000003698">
                <text:p>-0.000003698</text:p>
              </table:table-cell>
              <table:table-cell office:value-type="float" office:value="0.0000565950000000001">
                <text:p>0.0000565950000000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-0.0000030742">
                <text:p>-0.0000030742</text:p>
              </table:table-cell>
              <table:table-cell office:value-type="float" office:value="0.0000715650000000001">
                <text:p>0.0000715650000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-0.0000022667">
                <text:p>-0.0000022667</text:p>
              </table:table-cell>
              <table:table-cell office:value-type="float" office:value="0.0000875049999999999">
                <text:p>0.0000875049999999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-0.0000013241">
                <text:p>-0.0000013241</text:p>
              </table:table-cell>
              <table:table-cell office:value-type="float" office:value="0.0001026065">
                <text:p>0.00010260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-0.00000021457">
                <text:p>-0.00000021457</text:p>
              </table:table-cell>
              <table:table-cell office:value-type="float" office:value="0.000114078">
                <text:p>0.0001140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095746">
                <text:p>0.00000095746</text:p>
              </table:table-cell>
              <table:table-cell office:value-type="float" office:value="0.0001253785">
                <text:p>0.00012537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2293">
                <text:p>0.000002293</text:p>
              </table:table-cell>
              <table:table-cell office:value-type="float" office:value="0.000142582">
                <text:p>0.0001425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38091">
                <text:p>0.0000038091</text:p>
              </table:table-cell>
              <table:table-cell office:value-type="float" office:value="0.0001541">
                <text:p>0.00015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5375">
                <text:p>0.000005375</text:p>
              </table:table-cell>
              <table:table-cell office:value-type="float" office:value="0.000167815">
                <text:p>0.0001678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71654">
                <text:p>0.0000071654</text:p>
              </table:table-cell>
              <table:table-cell office:value-type="float" office:value="0.00017962">
                <text:p>0.000179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89674">
                <text:p>0.0000089674</text:p>
              </table:table-cell>
              <table:table-cell office:value-type="float" office:value="0.000190545">
                <text:p>0.0001905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109763">
                <text:p>0.0000109763</text:p>
              </table:table-cell>
              <table:table-cell office:value-type="float" office:value="0.00019568">
                <text:p>0.000195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12881">
                <text:p>0.000012881</text:p>
              </table:table-cell>
              <table:table-cell office:value-type="float" office:value="0.000204885">
                <text:p>0.0002048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15074">
                <text:p>0.000015074</text:p>
              </table:table-cell>
              <table:table-cell office:value-type="float" office:value="0.00021995">
                <text:p>0.000219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1728">
                <text:p>0.00001728</text:p>
              </table:table-cell>
              <table:table-cell office:value-type="float" office:value="0.0002199">
                <text:p>0.00021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19472">
                <text:p>0.000019472</text:p>
              </table:table-cell>
              <table:table-cell office:value-type="float" office:value="0.0002253">
                <text:p>0.00022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21786">
                <text:p>0.000021786</text:p>
              </table:table-cell>
              <table:table-cell office:value-type="float" office:value="0.000226100000000001">
                <text:p>0.000226100000000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23994">
                <text:p>0.000023994</text:p>
              </table:table-cell>
              <table:table-cell office:value-type="float" office:value="0.000232050000000001">
                <text:p>0.000232050000000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26427">
                <text:p>0.000026427</text:p>
              </table:table-cell>
              <table:table-cell office:value-type="float" office:value="0.000236599999999999">
                <text:p>0.000236599999999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28726">
                <text:p>0.000028726</text:p>
              </table:table-cell>
              <table:table-cell office:value-type="float" office:value="0.0002377">
                <text:p>0.00023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31181">
                <text:p>0.000031181</text:p>
              </table:table-cell>
              <table:table-cell office:value-type="float" office:value="0.000237450000000001">
                <text:p>0.000237450000000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33475">
                <text:p>0.000033475</text:p>
              </table:table-cell>
              <table:table-cell office:value-type="float" office:value="0.00024085">
                <text:p>0.000240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35998">
                <text:p>0.000035998</text:p>
              </table:table-cell>
              <table:table-cell office:value-type="float" office:value="0.0002464">
                <text:p>0.00024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38403">
                <text:p>0.000038403</text:p>
              </table:table-cell>
              <table:table-cell office:value-type="float" office:value="0.0002305">
                <text:p>0.00023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40608">
                <text:p>0.000040608</text:p>
              </table:table-cell>
              <table:table-cell office:value-type="float" office:value="0.0002262">
                <text:p>0.00022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42927">
                <text:p>0.000042927</text:p>
              </table:table-cell>
              <table:table-cell office:value-type="float" office:value="0.000236849999999999">
                <text:p>0.000236849999999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45345">
                <text:p>0.000045345</text:p>
              </table:table-cell>
              <table:table-cell office:value-type="float" office:value="0.0002416">
                <text:p>0.00024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47759">
                <text:p>0.000047759</text:p>
              </table:table-cell>
              <table:table-cell office:value-type="float" office:value="0.00023375">
                <text:p>0.00023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5002">
                <text:p>0.00005002</text:p>
              </table:table-cell>
              <table:table-cell office:value-type="float" office:value="0.0002573">
                <text:p>0.00025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52905">
                <text:p>0.000052905</text:p>
              </table:table-cell>
              <table:table-cell office:value-type="float" office:value="0.000227450000000001">
                <text:p>0.00022745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54569">
                <text:p>0.000054569</text:p>
              </table:table-cell>
              <table:table-cell office:value-type="float" office:value="0.000194900000000001">
                <text:p>0.000194900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56803">
                <text:p>0.000056803</text:p>
              </table:table-cell>
              <table:table-cell office:value-type="float" office:value="0.0002252">
                <text:p>0.00022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59073">
                <text:p>0.000059073</text:p>
              </table:table-cell>
              <table:table-cell office:value-type="float" office:value="0.0002185">
                <text:p>0.00021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61173">
                <text:p>0.000061173</text:p>
              </table:table-cell>
              <table:table-cell office:value-type="float" office:value="0.00021965">
                <text:p>0.000219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63466">
                <text:p>0.000063466</text:p>
              </table:table-cell>
              <table:table-cell office:value-type="float" office:value="0.00023085">
                <text:p>0.000230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6579">
                <text:p>0.00006579</text:p>
              </table:table-cell>
              <table:table-cell office:value-type="float" office:value="0.00021495">
                <text:p>0.000214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67765">
                <text:p>0.000067765</text:p>
              </table:table-cell>
              <table:table-cell office:value-type="float" office:value="0.0002013">
                <text:p>0.00020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69816">
                <text:p>0.000069816</text:p>
              </table:table-cell>
              <table:table-cell office:value-type="float" office:value="0.000194499999999999">
                <text:p>0.0001944999999999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71655">
                <text:p>0.000071655</text:p>
              </table:table-cell>
              <table:table-cell office:value-type="float" office:value="0.0001952">
                <text:p>0.00019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7372">
                <text:p>0.00007372</text:p>
              </table:table-cell>
              <table:table-cell office:value-type="float" office:value="0.0001997">
                <text:p>0.00019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75649">
                <text:p>0.000075649</text:p>
              </table:table-cell>
              <table:table-cell office:value-type="float" office:value="0.00019155">
                <text:p>0.000191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77551">
                <text:p>0.000077551</text:p>
              </table:table-cell>
              <table:table-cell office:value-type="float" office:value="0.00017515">
                <text:p>0.000175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79152">
                <text:p>0.000079152</text:p>
              </table:table-cell>
              <table:table-cell office:value-type="float" office:value="0.000176550000000001">
                <text:p>0.000176550000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81082">
                <text:p>0.000081082</text:p>
              </table:table-cell>
              <table:table-cell office:value-type="float" office:value="0.0001679">
                <text:p>0.00016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8251">
                <text:p>0.00008251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84322">
                <text:p>0.000084322</text:p>
              </table:table-cell>
              <table:table-cell office:value-type="float" office:value="0.000163549999999999">
                <text:p>0.000163549999999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85781">
                <text:p>0.000085781</text:p>
              </table:table-cell>
              <table:table-cell office:value-type="float" office:value="0.0001454">
                <text:p>0.00014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8723">
                <text:p>0.00008723</text:p>
              </table:table-cell>
              <table:table-cell office:value-type="float" office:value="0.000133050000000001">
                <text:p>0.000133050000000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88442">
                <text:p>0.000088442</text:p>
              </table:table-cell>
              <table:table-cell office:value-type="float" office:value="0.00010975">
                <text:p>0.000109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89425">
                <text:p>0.000089425</text:p>
              </table:table-cell>
              <table:table-cell office:value-type="float" office:value="0.00010525">
                <text:p>0.000105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90547">
                <text:p>0.000090547</text:p>
              </table:table-cell>
              <table:table-cell office:value-type="float" office:value="0.00012425">
                <text:p>0.000124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9191">
                <text:p>0.00009191</text:p>
              </table:table-cell>
              <table:table-cell office:value-type="float" office:value="0.00012665">
                <text:p>0.000126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9308">
                <text:p>0.00009308</text:p>
              </table:table-cell>
              <table:table-cell office:value-type="float" office:value="0.000118149999999999">
                <text:p>0.000118149999999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94273">
                <text:p>0.000094273</text:p>
              </table:table-cell>
              <table:table-cell office:value-type="float" office:value="0.0000731999999999998">
                <text:p>0.00007319999999999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94544">
                <text:p>0.000094544</text:p>
              </table:table-cell>
              <table:table-cell office:value-type="float" office:value="0.0000335500000000005">
                <text:p>0.00003355000000000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94944">
                <text:p>0.000094944</text:p>
              </table:table-cell>
              <table:table-cell office:value-type="float" office:value="0.0000840000000000009">
                <text:p>0.00008400000000000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96224">
                <text:p>0.000096224</text:p>
              </table:table-cell>
              <table:table-cell office:value-type="float" office:value="0.000101099999999999">
                <text:p>0.000101099999999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96966">
                <text:p>0.000096966</text:p>
              </table:table-cell>
              <table:table-cell office:value-type="float" office:value="0.0000522999999999994">
                <text:p>0.00005229999999999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9727">
                <text:p>0.00009727</text:p>
              </table:table-cell>
              <table:table-cell office:value-type="float" office:value="0.0000369000000000002">
                <text:p>0.00003690000000000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97704">
                <text:p>0.00009770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2cm" svg:y="3.935cm" style:legend-expansion="high" chart:style-name="ch2"/>
        <chart:plot-area chart:style-name="ch3" table:cell-range-address="'FD16-90'.A5:'FD16-90'.A106 'FD16-90'.N5:'FD16-90'.O106" chart:data-source-has-labels="row" svg:x="0.32cm" svg:y="0.18cm" svg:width="11.742cm" svg:height="8.64cm">
          <chartooo:coordinate-region svg:x="2.166cm" svg:y="0.339cm" svg:width="9.643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6-90'.N6:'FD16-90'.N106" chart:label-cell-address="'FD16-90'.N5:'FD16-90'.N5" chart:class="chart:scatter">
            <chart:domain table:cell-range-address="'FD16-90'.A6:'FD16-90'.A106"/>
            <chart:data-point chart:repeated="101"/>
          </chart:series>
          <chart:series chart:style-name="ch8" chart:values-cell-range-address="'FD16-90'.O6:'FD16-90'.O106" chart:label-cell-address="'FD16-90'.O5:'FD16-90'.O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FD16-90'.N5:'FD16-90'.N5</svg:desc>
                </draw:g>
              </table:table-cell>
              <table:table-cell office:value-type="string">
                <text:p>d(Id)/d(Vg) (S)</text:p>
                <draw:g>
                  <svg:desc>'FD16-90'.O5:'FD16-90'.O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6-90'.A6:'FD16-90'.A106</svg:desc>
                </draw:g>
              </table:table-cell>
              <table:table-cell office:value-type="float" office:value="0.000061633">
                <text:p>0.000061633</text:p>
                <draw:g>
                  <svg:desc>'FD16-90'.N6:'FD16-90'.N106</svg:desc>
                </draw:g>
              </table:table-cell>
              <table:table-cell office:value-type="float" office:value="NaN">
                <text:p>NaN</text:p>
                <draw:g>
                  <svg:desc>'FD16-90'.O6:'FD16-90'.O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60807">
                <text:p>0.000060807</text:p>
              </table:table-cell>
              <table:table-cell office:value-type="float" office:value="-0.0000943999999999996">
                <text:p>-0.00009439999999999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59745">
                <text:p>0.000059745</text:p>
              </table:table-cell>
              <table:table-cell office:value-type="float" office:value="-0.00014975">
                <text:p>-0.00014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57812">
                <text:p>0.000057812</text:p>
              </table:table-cell>
              <table:table-cell office:value-type="float" office:value="-0.00017695">
                <text:p>-0.000176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56206">
                <text:p>0.000056206</text:p>
              </table:table-cell>
              <table:table-cell office:value-type="float" office:value="-0.0001619">
                <text:p>-0.00016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54574">
                <text:p>0.000054574</text:p>
              </table:table-cell>
              <table:table-cell office:value-type="float" office:value="-0.0001753">
                <text:p>-0.00017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527">
                <text:p>0.0000527</text:p>
              </table:table-cell>
              <table:table-cell office:value-type="float" office:value="-0.0001562">
                <text:p>-0.00015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5145">
                <text:p>0.00005145</text:p>
              </table:table-cell>
              <table:table-cell office:value-type="float" office:value="-0.0001612">
                <text:p>-0.00016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49476">
                <text:p>0.000049476</text:p>
              </table:table-cell>
              <table:table-cell office:value-type="float" office:value="-0.00014285">
                <text:p>-0.00014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48593">
                <text:p>0.000048593</text:p>
              </table:table-cell>
              <table:table-cell office:value-type="float" office:value="-0.0001099">
                <text:p>-0.00010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47278">
                <text:p>0.000047278</text:p>
              </table:table-cell>
              <table:table-cell office:value-type="float" office:value="-0.00013365">
                <text:p>-0.000133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4592">
                <text:p>0.00004592</text:p>
              </table:table-cell>
              <table:table-cell office:value-type="float" office:value="-0.0001403">
                <text:p>-0.00014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44472">
                <text:p>0.000044472</text:p>
              </table:table-cell>
              <table:table-cell office:value-type="float" office:value="-0.00014565">
                <text:p>-0.000145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43007">
                <text:p>0.000043007</text:p>
              </table:table-cell>
              <table:table-cell office:value-type="float" office:value="-0.00010085">
                <text:p>-0.000100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42455">
                <text:p>0.000042455</text:p>
              </table:table-cell>
              <table:table-cell office:value-type="float" office:value="-0.0000777000000000003">
                <text:p>-0.00007770000000000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41453">
                <text:p>0.000041453</text:p>
              </table:table-cell>
              <table:table-cell office:value-type="float" office:value="-0.0001134">
                <text:p>-0.00011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40187">
                <text:p>0.000040187</text:p>
              </table:table-cell>
              <table:table-cell office:value-type="float" office:value="-0.0001196">
                <text:p>-0.00011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39061">
                <text:p>0.000039061</text:p>
              </table:table-cell>
              <table:table-cell office:value-type="float" office:value="-0.00013825">
                <text:p>-0.000138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37422">
                <text:p>0.000037422</text:p>
              </table:table-cell>
              <table:table-cell office:value-type="float" office:value="-0.0001134">
                <text:p>-0.00011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36793">
                <text:p>0.000036793</text:p>
              </table:table-cell>
              <table:table-cell office:value-type="float" office:value="-0.0001018">
                <text:p>-0.00010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35386">
                <text:p>0.000035386</text:p>
              </table:table-cell>
              <table:table-cell office:value-type="float" office:value="-0.0000881500000000002">
                <text:p>-0.0000881500000000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3503">
                <text:p>0.00003503</text:p>
              </table:table-cell>
              <table:table-cell office:value-type="float" office:value="-0.0000475000000000002">
                <text:p>-0.00004750000000000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34436">
                <text:p>0.000034436</text:p>
              </table:table-cell>
              <table:table-cell office:value-type="float" office:value="-0.0001">
                <text:p>-0.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3303">
                <text:p>0.00003303</text:p>
              </table:table-cell>
              <table:table-cell office:value-type="float" office:value="-0.00007105">
                <text:p>-0.000071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33015">
                <text:p>0.000033015</text:p>
              </table:table-cell>
              <table:table-cell office:value-type="float" office:value="-0.0000742499999999999">
                <text:p>-0.00007424999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31545">
                <text:p>0.000031545</text:p>
              </table:table-cell>
              <table:table-cell office:value-type="float" office:value="-0.0000956999999999997">
                <text:p>-0.0000956999999999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31101">
                <text:p>0.000031101</text:p>
              </table:table-cell>
              <table:table-cell office:value-type="float" office:value="-0.0000475000000000001">
                <text:p>-0.0000475000000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30595">
                <text:p>0.000030595</text:p>
              </table:table-cell>
              <table:table-cell office:value-type="float" office:value="-0.0000647500000000001">
                <text:p>-0.000064750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29806">
                <text:p>0.000029806</text:p>
              </table:table-cell>
              <table:table-cell office:value-type="float" office:value="-0.0001034">
                <text:p>-0.00010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28527">
                <text:p>0.000028527</text:p>
              </table:table-cell>
              <table:table-cell office:value-type="float" office:value="-0.00008725">
                <text:p>-0.000087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28061">
                <text:p>0.000028061</text:p>
              </table:table-cell>
              <table:table-cell office:value-type="float" office:value="-0.00005125">
                <text:p>-0.00005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27502">
                <text:p>0.000027502</text:p>
              </table:table-cell>
              <table:table-cell office:value-type="float" office:value="-0.0000355500000000001">
                <text:p>-0.0000355500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2735">
                <text:p>0.00002735</text:p>
              </table:table-cell>
              <table:table-cell office:value-type="float" office:value="-0.0000298000000000001">
                <text:p>-0.0000298000000000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26906">
                <text:p>0.000026906</text:p>
              </table:table-cell>
              <table:table-cell office:value-type="float" office:value="-0.0000397999999999998">
                <text:p>-0.00003979999999999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26554">
                <text:p>0.000026554</text:p>
              </table:table-cell>
              <table:table-cell office:value-type="float" office:value="-0.0000300499999999998">
                <text:p>-0.00003004999999999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26305">
                <text:p>0.000026305</text:p>
              </table:table-cell>
              <table:table-cell office:value-type="float" office:value="-0.0000132500000000003">
                <text:p>-0.00001325000000000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26289">
                <text:p>0.000026289</text:p>
              </table:table-cell>
              <table:table-cell office:value-type="float" office:value="-0.000000850000000000002">
                <text:p>-0.0000008500000000000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26288">
                <text:p>0.000026288</text:p>
              </table:table-cell>
              <table:table-cell office:value-type="float" office:value="0.0000127000000000002">
                <text:p>0.00001270000000000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26543">
                <text:p>0.000026543</text:p>
              </table:table-cell>
              <table:table-cell office:value-type="float" office:value="0.0000286499999999999">
                <text:p>0.00002864999999999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26861">
                <text:p>0.000026861</text:p>
              </table:table-cell>
              <table:table-cell office:value-type="float" office:value="0.0000457999999999998">
                <text:p>0.00004579999999999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27459">
                <text:p>0.000027459</text:p>
              </table:table-cell>
              <table:table-cell office:value-type="float" office:value="0.0000746499999999998">
                <text:p>0.00007464999999999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28354">
                <text:p>0.000028354</text:p>
              </table:table-cell>
              <table:table-cell office:value-type="float" office:value="0.0000979000000000004">
                <text:p>0.00009790000000000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29417">
                <text:p>0.000029417</text:p>
              </table:table-cell>
              <table:table-cell office:value-type="float" office:value="0.00011545">
                <text:p>0.000115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30663">
                <text:p>0.000030663</text:p>
              </table:table-cell>
              <table:table-cell office:value-type="float" office:value="0.00014305">
                <text:p>0.000143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32278">
                <text:p>0.000032278</text:p>
              </table:table-cell>
              <table:table-cell office:value-type="float" office:value="0.0001724">
                <text:p>0.00017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34111">
                <text:p>0.000034111</text:p>
              </table:table-cell>
              <table:table-cell office:value-type="float" office:value="0.0002037">
                <text:p>0.00020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36352">
                <text:p>0.000036352</text:p>
              </table:table-cell>
              <table:table-cell office:value-type="float" office:value="0.0002307">
                <text:p>0.00023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38725">
                <text:p>0.000038725</text:p>
              </table:table-cell>
              <table:table-cell office:value-type="float" office:value="0.00026105">
                <text:p>0.000261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41573">
                <text:p>0.000041573</text:p>
              </table:table-cell>
              <table:table-cell office:value-type="float" office:value="0.00029275">
                <text:p>0.000292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4458">
                <text:p>0.00004458</text:p>
              </table:table-cell>
              <table:table-cell office:value-type="float" office:value="0.00032645">
                <text:p>0.000326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48102">
                <text:p>0.000048102</text:p>
              </table:table-cell>
              <table:table-cell office:value-type="float" office:value="0.00035895">
                <text:p>0.000358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51759">
                <text:p>0.000051759</text:p>
              </table:table-cell>
              <table:table-cell office:value-type="float" office:value="0.0003923">
                <text:p>0.00039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55948">
                <text:p>0.000055948</text:p>
              </table:table-cell>
              <table:table-cell office:value-type="float" office:value="0.000423699999999999">
                <text:p>0.000423699999999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60233">
                <text:p>0.000060233</text:p>
              </table:table-cell>
              <table:table-cell office:value-type="float" office:value="0.00044945">
                <text:p>0.000449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64937">
                <text:p>0.000064937</text:p>
              </table:table-cell>
              <table:table-cell office:value-type="float" office:value="0.000487599999999999">
                <text:p>0.0004875999999999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69985">
                <text:p>0.000069985</text:p>
              </table:table-cell>
              <table:table-cell office:value-type="float" office:value="0.000505799999999999">
                <text:p>0.0005057999999999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75053">
                <text:p>0.000075053</text:p>
              </table:table-cell>
              <table:table-cell office:value-type="float" office:value="0.000528349999999999">
                <text:p>0.000528349999999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80552">
                <text:p>0.000080552</text:p>
              </table:table-cell>
              <table:table-cell office:value-type="float" office:value="0.000557600000000003">
                <text:p>0.0005576000000000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86205">
                <text:p>0.000086205</text:p>
              </table:table-cell>
              <table:table-cell office:value-type="float" office:value="0.000588150000000004">
                <text:p>0.0005881500000000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92315">
                <text:p>0.000092315</text:p>
              </table:table-cell>
              <table:table-cell office:value-type="float" office:value="0.000611649999999996">
                <text:p>0.0006116499999999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98438">
                <text:p>0.000098438</text:p>
              </table:table-cell>
              <table:table-cell office:value-type="float" office:value="0.000633699999999999">
                <text:p>0.000633699999999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104989">
                <text:p>0.000104989</text:p>
              </table:table-cell>
              <table:table-cell office:value-type="float" office:value="0.000656550000000003">
                <text:p>0.0006565500000000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111569">
                <text:p>0.000111569</text:p>
              </table:table-cell>
              <table:table-cell office:value-type="float" office:value="0.000662549999999999">
                <text:p>0.000662549999999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11824">
                <text:p>0.00011824</text:p>
              </table:table-cell>
              <table:table-cell office:value-type="float" office:value="0.000685049999999999">
                <text:p>0.000685049999999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12527">
                <text:p>0.00012527</text:p>
              </table:table-cell>
              <table:table-cell office:value-type="float" office:value="0.000720999999999999">
                <text:p>0.000720999999999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13266">
                <text:p>0.00013266</text:p>
              </table:table-cell>
              <table:table-cell office:value-type="float" office:value="0.0007345">
                <text:p>0.00073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13996">
                <text:p>0.00013996</text:p>
              </table:table-cell>
              <table:table-cell office:value-type="float" office:value="0.00074">
                <text:p>0.000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14746">
                <text:p>0.00014746</text:p>
              </table:table-cell>
              <table:table-cell office:value-type="float" office:value="0.000759999999999999">
                <text:p>0.000759999999999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15516">
                <text:p>0.00015516</text:p>
              </table:table-cell>
              <table:table-cell office:value-type="float" office:value="0.000775499999999999">
                <text:p>0.000775499999999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16297">
                <text:p>0.00016297</text:p>
              </table:table-cell>
              <table:table-cell office:value-type="float" office:value="0.0007875">
                <text:p>0.0007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17091">
                <text:p>0.00017091</text:p>
              </table:table-cell>
              <table:table-cell office:value-type="float" office:value="0.000787500000000004">
                <text:p>0.0007875000000000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17872">
                <text:p>0.00017872</text:p>
              </table:table-cell>
              <table:table-cell office:value-type="float" office:value="0.000792000000000004">
                <text:p>0.0007920000000000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18675">
                <text:p>0.00018675</text:p>
              </table:table-cell>
              <table:table-cell office:value-type="float" office:value="0.0008125">
                <text:p>0.0008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19497">
                <text:p>0.00019497</text:p>
              </table:table-cell>
              <table:table-cell office:value-type="float" office:value="0.000822499999999998">
                <text:p>0.0008224999999999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2032">
                <text:p>0.0002032</text:p>
              </table:table-cell>
              <table:table-cell office:value-type="float" office:value="0.000833499999999999">
                <text:p>0.00083349999999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21164">
                <text:p>0.00021164</text:p>
              </table:table-cell>
              <table:table-cell office:value-type="float" office:value="0.0008175">
                <text:p>0.00081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21955">
                <text:p>0.00021955</text:p>
              </table:table-cell>
              <table:table-cell office:value-type="float" office:value="0.0008285">
                <text:p>0.00082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22821">
                <text:p>0.00022821</text:p>
              </table:table-cell>
              <table:table-cell office:value-type="float" office:value="0.000852499999999998">
                <text:p>0.0008524999999999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2366">
                <text:p>0.0002366</text:p>
              </table:table-cell>
              <table:table-cell office:value-type="float" office:value="0.000845999999999998">
                <text:p>0.0008459999999999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24513">
                <text:p>0.00024513</text:p>
              </table:table-cell>
              <table:table-cell office:value-type="float" office:value="0.0008545">
                <text:p>0.00085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25369">
                <text:p>0.00025369</text:p>
              </table:table-cell>
              <table:table-cell office:value-type="float" office:value="0.000860500000000001">
                <text:p>0.0008605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26234">
                <text:p>0.00026234</text:p>
              </table:table-cell>
              <table:table-cell office:value-type="float" office:value="0.000868999999999999">
                <text:p>0.000868999999999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27107">
                <text:p>0.00027107</text:p>
              </table:table-cell>
              <table:table-cell office:value-type="float" office:value="0.000860499999999998">
                <text:p>0.0008604999999999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27955">
                <text:p>0.00027955</text:p>
              </table:table-cell>
              <table:table-cell office:value-type="float" office:value="0.000864500000000004">
                <text:p>0.0008645000000000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28836">
                <text:p>0.00028836</text:p>
              </table:table-cell>
              <table:table-cell office:value-type="float" office:value="0.000876000000000006">
                <text:p>0.0008760000000000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29707">
                <text:p>0.00029707</text:p>
              </table:table-cell>
              <table:table-cell office:value-type="float" office:value="0.000871500000000001">
                <text:p>0.00087150000000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30579">
                <text:p>0.00030579</text:p>
              </table:table-cell>
              <table:table-cell office:value-type="float" office:value="0.000878999999999999">
                <text:p>0.000878999999999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31465">
                <text:p>0.00031465</text:p>
              </table:table-cell>
              <table:table-cell office:value-type="float" office:value="0.0008835">
                <text:p>0.00088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32346">
                <text:p>0.00032346</text:p>
              </table:table-cell>
              <table:table-cell office:value-type="float" office:value="0.000872999999999997">
                <text:p>0.0008729999999999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33211">
                <text:p>0.00033211</text:p>
              </table:table-cell>
              <table:table-cell office:value-type="float" office:value="0.000875499999999999">
                <text:p>0.0008754999999999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34097">
                <text:p>0.00034097</text:p>
              </table:table-cell>
              <table:table-cell office:value-type="float" office:value="0.000878999999999999">
                <text:p>0.0008789999999999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34969">
                <text:p>0.00034969</text:p>
              </table:table-cell>
              <table:table-cell office:value-type="float" office:value="0.000875999999999998">
                <text:p>0.0008759999999999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35849">
                <text:p>0.00035849</text:p>
              </table:table-cell>
              <table:table-cell office:value-type="float" office:value="0.000889">
                <text:p>0.0008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36747">
                <text:p>0.00036747</text:p>
              </table:table-cell>
              <table:table-cell office:value-type="float" office:value="0.000891500000000001">
                <text:p>0.000891500000000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37632">
                <text:p>0.00037632</text:p>
              </table:table-cell>
              <table:table-cell office:value-type="float" office:value="0.000879499999999999">
                <text:p>0.000879499999999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38506">
                <text:p>0.00038506</text:p>
              </table:table-cell>
              <table:table-cell office:value-type="float" office:value="0.000876000000000003">
                <text:p>0.0008760000000000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39384">
                <text:p>0.00039384</text:p>
              </table:table-cell>
              <table:table-cell office:value-type="float" office:value="0.000876000000000003">
                <text:p>0.0008760000000000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40258">
                <text:p>0.00040258</text:p>
              </table:table-cell>
              <table:table-cell office:value-type="float" office:value="0.000876499999999998">
                <text:p>0.0008764999999999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41137">
                <text:p>0.00041137</text:p>
              </table:table-cell>
              <table:table-cell office:value-type="float" office:value="0.000873999999999999">
                <text:p>0.000873999999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42006">
                <text:p>0.00042006</text:p>
              </table:table-cell>
              <table:table-cell office:value-type="float" office:value="0.0008685">
                <text:p>0.00086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42874">
                <text:p>0.0004287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99cm" svg:y="3.935cm" style:legend-expansion="high" chart:style-name="ch2"/>
        <chart:plot-area chart:style-name="ch3" table:cell-range-address="'FD16-90'.A6:'FD16-90'.A106 'FD16-90'.D5:'FD16-90'.D106 'FD16-90'.N5:'FD16-90'.N106" chart:data-source-has-labels="row" svg:x="0.32cm" svg:y="0.18cm" svg:width="13.159cm" svg:height="8.64cm">
          <chartooo:coordinate-region svg:x="2.166cm" svg:y="0.388cm" svg:width="11.06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6-90'.D6:'FD16-90'.D106" chart:label-cell-address="'FD16-90'.D5:'FD16-90'.D5" chart:class="chart:scatter">
            <chart:domain table:cell-range-address="'FD16-90'.A6:'FD16-90'.A106"/>
            <chart:data-point chart:repeated="101"/>
          </chart:series>
          <chart:series chart:style-name="ch8" chart:values-cell-range-address="'FD16-90'.N6:'FD16-90'.N106" chart:label-cell-address="'FD16-90'.N5:'FD16-90'.N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FD16-90'.D5:'FD16-90'.D5</svg:desc>
                </draw:g>
              </table:table-cell>
              <table:table-cell office:value-type="string">
                <text:p>Id (A)</text:p>
                <draw:g>
                  <svg:desc>'FD16-90'.N5:'FD16-90'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6-90'.A6:'FD16-90'.A106</svg:desc>
                </draw:g>
              </table:table-cell>
              <table:table-cell office:value-type="float" office:value="0.0000020368">
                <text:p>0.0000020368</text:p>
                <draw:g>
                  <svg:desc>'FD16-90'.D6:'FD16-90'.D106</svg:desc>
                </draw:g>
              </table:table-cell>
              <table:table-cell office:value-type="float" office:value="0.000061633">
                <text:p>0.000061633</text:p>
                <draw:g>
                  <svg:desc>'FD16-90'.N6:'FD16-90'.N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18158">
                <text:p>0.0000018158</text:p>
              </table:table-cell>
              <table:table-cell office:value-type="float" office:value="0.000060807">
                <text:p>0.000060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15941">
                <text:p>0.0000015941</text:p>
              </table:table-cell>
              <table:table-cell office:value-type="float" office:value="0.000059745">
                <text:p>0.0000597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13885">
                <text:p>0.0000013885</text:p>
              </table:table-cell>
              <table:table-cell office:value-type="float" office:value="0.000057812">
                <text:p>0.000057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11809">
                <text:p>0.0000011809</text:p>
              </table:table-cell>
              <table:table-cell office:value-type="float" office:value="0.000056206">
                <text:p>0.0000562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98036">
                <text:p>0.00000098036</text:p>
              </table:table-cell>
              <table:table-cell office:value-type="float" office:value="0.000054574">
                <text:p>0.0000545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7773">
                <text:p>0.0000007773</text:p>
              </table:table-cell>
              <table:table-cell office:value-type="float" office:value="0.0000527">
                <text:p>0.00005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58239">
                <text:p>0.00000058239</text:p>
              </table:table-cell>
              <table:table-cell office:value-type="float" office:value="0.00005145">
                <text:p>0.000051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38707">
                <text:p>0.00000038707</text:p>
              </table:table-cell>
              <table:table-cell office:value-type="float" office:value="0.000049476">
                <text:p>0.0000494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19247">
                <text:p>0.00000019247</text:p>
              </table:table-cell>
              <table:table-cell office:value-type="float" office:value="0.000048593">
                <text:p>0.0000485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-0.00000000048586">
                <text:p>-0.00000000048586</text:p>
              </table:table-cell>
              <table:table-cell office:value-type="float" office:value="0.000047278">
                <text:p>0.0000472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-0.00000019361">
                <text:p>-0.00000019361</text:p>
              </table:table-cell>
              <table:table-cell office:value-type="float" office:value="0.00004592">
                <text:p>0.000045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-0.0000003894">
                <text:p>-0.0000003894</text:p>
              </table:table-cell>
              <table:table-cell office:value-type="float" office:value="0.000044472">
                <text:p>0.0000444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-0.00000058682">
                <text:p>-0.00000058682</text:p>
              </table:table-cell>
              <table:table-cell office:value-type="float" office:value="0.000043007">
                <text:p>0.000043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-0.00000078358">
                <text:p>-0.00000078358</text:p>
              </table:table-cell>
              <table:table-cell office:value-type="float" office:value="0.000042455">
                <text:p>0.0000424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-0.00000098909">
                <text:p>-0.00000098909</text:p>
              </table:table-cell>
              <table:table-cell office:value-type="float" office:value="0.000041453">
                <text:p>0.0000414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-0.0000011926">
                <text:p>-0.0000011926</text:p>
              </table:table-cell>
              <table:table-cell office:value-type="float" office:value="0.000040187">
                <text:p>0.0000401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-0.0000013998">
                <text:p>-0.0000013998</text:p>
              </table:table-cell>
              <table:table-cell office:value-type="float" office:value="0.000039061">
                <text:p>0.0000390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-0.0000016182">
                <text:p>-0.0000016182</text:p>
              </table:table-cell>
              <table:table-cell office:value-type="float" office:value="0.000037422">
                <text:p>0.0000374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-0.0000018355">
                <text:p>-0.0000018355</text:p>
              </table:table-cell>
              <table:table-cell office:value-type="float" office:value="0.000036793">
                <text:p>0.0000367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-0.0000020597">
                <text:p>-0.0000020597</text:p>
              </table:table-cell>
              <table:table-cell office:value-type="float" office:value="0.000035386">
                <text:p>0.0000353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-0.0000022883">
                <text:p>-0.0000022883</text:p>
              </table:table-cell>
              <table:table-cell office:value-type="float" office:value="0.00003503">
                <text:p>0.000035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-0.0000025217">
                <text:p>-0.0000025217</text:p>
              </table:table-cell>
              <table:table-cell office:value-type="float" office:value="0.000034436">
                <text:p>0.0000344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-0.0000027595">
                <text:p>-0.0000027595</text:p>
              </table:table-cell>
              <table:table-cell office:value-type="float" office:value="0.00003303">
                <text:p>0.000033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-0.0000029998">
                <text:p>-0.0000029998</text:p>
              </table:table-cell>
              <table:table-cell office:value-type="float" office:value="0.000033015">
                <text:p>0.0000330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-0.0000032434">
                <text:p>-0.0000032434</text:p>
              </table:table-cell>
              <table:table-cell office:value-type="float" office:value="0.000031545">
                <text:p>0.0000315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-0.0000034863">
                <text:p>-0.0000034863</text:p>
              </table:table-cell>
              <table:table-cell office:value-type="float" office:value="0.000031101">
                <text:p>0.0000311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-0.0000037323">
                <text:p>-0.0000037323</text:p>
              </table:table-cell>
              <table:table-cell office:value-type="float" office:value="0.000030595">
                <text:p>0.0000305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-0.0000039673">
                <text:p>-0.0000039673</text:p>
              </table:table-cell>
              <table:table-cell office:value-type="float" office:value="0.000029806">
                <text:p>0.0000298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-0.0000042017">
                <text:p>-0.0000042017</text:p>
              </table:table-cell>
              <table:table-cell office:value-type="float" office:value="0.000028527">
                <text:p>0.0000285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-0.0000044253">
                <text:p>-0.0000044253</text:p>
              </table:table-cell>
              <table:table-cell office:value-type="float" office:value="0.000028061">
                <text:p>0.0000280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-0.0000046324">
                <text:p>-0.0000046324</text:p>
              </table:table-cell>
              <table:table-cell office:value-type="float" office:value="0.000027502">
                <text:p>0.0000275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-0.0000048182">
                <text:p>-0.0000048182</text:p>
              </table:table-cell>
              <table:table-cell office:value-type="float" office:value="0.00002735">
                <text:p>0.000027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-0.0000049702">
                <text:p>-0.0000049702</text:p>
              </table:table-cell>
              <table:table-cell office:value-type="float" office:value="0.000026906">
                <text:p>0.0000269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-0.0000050752">
                <text:p>-0.0000050752</text:p>
              </table:table-cell>
              <table:table-cell office:value-type="float" office:value="0.000026554">
                <text:p>0.0000265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-0.000005099">
                <text:p>-0.000005099</text:p>
              </table:table-cell>
              <table:table-cell office:value-type="float" office:value="0.000026305">
                <text:p>0.0000263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-0.0000051133">
                <text:p>-0.0000051133</text:p>
              </table:table-cell>
              <table:table-cell office:value-type="float" office:value="0.000026289">
                <text:p>0.0000262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-0.0000050256">
                <text:p>-0.0000050256</text:p>
              </table:table-cell>
              <table:table-cell office:value-type="float" office:value="0.000026288">
                <text:p>0.0000262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-0.0000048443">
                <text:p>-0.0000048443</text:p>
              </table:table-cell>
              <table:table-cell office:value-type="float" office:value="0.000026543">
                <text:p>0.0000265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-0.0000045604">
                <text:p>-0.0000045604</text:p>
              </table:table-cell>
              <table:table-cell office:value-type="float" office:value="0.000026861">
                <text:p>0.0000268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-0.0000042061">
                <text:p>-0.0000042061</text:p>
              </table:table-cell>
              <table:table-cell office:value-type="float" office:value="0.000027459">
                <text:p>0.0000274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-0.000003698">
                <text:p>-0.000003698</text:p>
              </table:table-cell>
              <table:table-cell office:value-type="float" office:value="0.000028354">
                <text:p>0.0000283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-0.0000030742">
                <text:p>-0.0000030742</text:p>
              </table:table-cell>
              <table:table-cell office:value-type="float" office:value="0.000029417">
                <text:p>0.0000294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-0.0000022667">
                <text:p>-0.0000022667</text:p>
              </table:table-cell>
              <table:table-cell office:value-type="float" office:value="0.000030663">
                <text:p>0.0000306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-0.0000013241">
                <text:p>-0.0000013241</text:p>
              </table:table-cell>
              <table:table-cell office:value-type="float" office:value="0.000032278">
                <text:p>0.0000322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-0.00000021457">
                <text:p>-0.00000021457</text:p>
              </table:table-cell>
              <table:table-cell office:value-type="float" office:value="0.000034111">
                <text:p>0.0000341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095746">
                <text:p>0.00000095746</text:p>
              </table:table-cell>
              <table:table-cell office:value-type="float" office:value="0.000036352">
                <text:p>0.0000363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2293">
                <text:p>0.000002293</text:p>
              </table:table-cell>
              <table:table-cell office:value-type="float" office:value="0.000038725">
                <text:p>0.0000387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38091">
                <text:p>0.0000038091</text:p>
              </table:table-cell>
              <table:table-cell office:value-type="float" office:value="0.000041573">
                <text:p>0.0000415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5375">
                <text:p>0.000005375</text:p>
              </table:table-cell>
              <table:table-cell office:value-type="float" office:value="0.00004458">
                <text:p>0.000044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71654">
                <text:p>0.0000071654</text:p>
              </table:table-cell>
              <table:table-cell office:value-type="float" office:value="0.000048102">
                <text:p>0.0000481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89674">
                <text:p>0.0000089674</text:p>
              </table:table-cell>
              <table:table-cell office:value-type="float" office:value="0.000051759">
                <text:p>0.0000517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109763">
                <text:p>0.0000109763</text:p>
              </table:table-cell>
              <table:table-cell office:value-type="float" office:value="0.000055948">
                <text:p>0.0000559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12881">
                <text:p>0.000012881</text:p>
              </table:table-cell>
              <table:table-cell office:value-type="float" office:value="0.000060233">
                <text:p>0.0000602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15074">
                <text:p>0.000015074</text:p>
              </table:table-cell>
              <table:table-cell office:value-type="float" office:value="0.000064937">
                <text:p>0.0000649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1728">
                <text:p>0.00001728</text:p>
              </table:table-cell>
              <table:table-cell office:value-type="float" office:value="0.000069985">
                <text:p>0.0000699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19472">
                <text:p>0.000019472</text:p>
              </table:table-cell>
              <table:table-cell office:value-type="float" office:value="0.000075053">
                <text:p>0.0000750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21786">
                <text:p>0.000021786</text:p>
              </table:table-cell>
              <table:table-cell office:value-type="float" office:value="0.000080552">
                <text:p>0.0000805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23994">
                <text:p>0.000023994</text:p>
              </table:table-cell>
              <table:table-cell office:value-type="float" office:value="0.000086205">
                <text:p>0.0000862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26427">
                <text:p>0.000026427</text:p>
              </table:table-cell>
              <table:table-cell office:value-type="float" office:value="0.000092315">
                <text:p>0.0000923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28726">
                <text:p>0.000028726</text:p>
              </table:table-cell>
              <table:table-cell office:value-type="float" office:value="0.000098438">
                <text:p>0.0000984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31181">
                <text:p>0.000031181</text:p>
              </table:table-cell>
              <table:table-cell office:value-type="float" office:value="0.000104989">
                <text:p>0.0001049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33475">
                <text:p>0.000033475</text:p>
              </table:table-cell>
              <table:table-cell office:value-type="float" office:value="0.000111569">
                <text:p>0.0001115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35998">
                <text:p>0.000035998</text:p>
              </table:table-cell>
              <table:table-cell office:value-type="float" office:value="0.00011824">
                <text:p>0.000118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38403">
                <text:p>0.000038403</text:p>
              </table:table-cell>
              <table:table-cell office:value-type="float" office:value="0.00012527">
                <text:p>0.000125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40608">
                <text:p>0.000040608</text:p>
              </table:table-cell>
              <table:table-cell office:value-type="float" office:value="0.00013266">
                <text:p>0.000132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42927">
                <text:p>0.000042927</text:p>
              </table:table-cell>
              <table:table-cell office:value-type="float" office:value="0.00013996">
                <text:p>0.000139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45345">
                <text:p>0.000045345</text:p>
              </table:table-cell>
              <table:table-cell office:value-type="float" office:value="0.00014746">
                <text:p>0.000147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47759">
                <text:p>0.000047759</text:p>
              </table:table-cell>
              <table:table-cell office:value-type="float" office:value="0.00015516">
                <text:p>0.000155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5002">
                <text:p>0.00005002</text:p>
              </table:table-cell>
              <table:table-cell office:value-type="float" office:value="0.00016297">
                <text:p>0.000162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52905">
                <text:p>0.000052905</text:p>
              </table:table-cell>
              <table:table-cell office:value-type="float" office:value="0.00017091">
                <text:p>0.000170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54569">
                <text:p>0.000054569</text:p>
              </table:table-cell>
              <table:table-cell office:value-type="float" office:value="0.00017872">
                <text:p>0.000178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56803">
                <text:p>0.000056803</text:p>
              </table:table-cell>
              <table:table-cell office:value-type="float" office:value="0.00018675">
                <text:p>0.000186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59073">
                <text:p>0.000059073</text:p>
              </table:table-cell>
              <table:table-cell office:value-type="float" office:value="0.00019497">
                <text:p>0.000194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61173">
                <text:p>0.000061173</text:p>
              </table:table-cell>
              <table:table-cell office:value-type="float" office:value="0.0002032">
                <text:p>0.00020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63466">
                <text:p>0.000063466</text:p>
              </table:table-cell>
              <table:table-cell office:value-type="float" office:value="0.00021164">
                <text:p>0.000211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6579">
                <text:p>0.00006579</text:p>
              </table:table-cell>
              <table:table-cell office:value-type="float" office:value="0.00021955">
                <text:p>0.000219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67765">
                <text:p>0.000067765</text:p>
              </table:table-cell>
              <table:table-cell office:value-type="float" office:value="0.00022821">
                <text:p>0.000228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69816">
                <text:p>0.000069816</text:p>
              </table:table-cell>
              <table:table-cell office:value-type="float" office:value="0.0002366">
                <text:p>0.00023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71655">
                <text:p>0.000071655</text:p>
              </table:table-cell>
              <table:table-cell office:value-type="float" office:value="0.00024513">
                <text:p>0.000245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7372">
                <text:p>0.00007372</text:p>
              </table:table-cell>
              <table:table-cell office:value-type="float" office:value="0.00025369">
                <text:p>0.000253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75649">
                <text:p>0.000075649</text:p>
              </table:table-cell>
              <table:table-cell office:value-type="float" office:value="0.00026234">
                <text:p>0.000262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77551">
                <text:p>0.000077551</text:p>
              </table:table-cell>
              <table:table-cell office:value-type="float" office:value="0.00027107">
                <text:p>0.000271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79152">
                <text:p>0.000079152</text:p>
              </table:table-cell>
              <table:table-cell office:value-type="float" office:value="0.00027955">
                <text:p>0.000279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81082">
                <text:p>0.000081082</text:p>
              </table:table-cell>
              <table:table-cell office:value-type="float" office:value="0.00028836">
                <text:p>0.000288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8251">
                <text:p>0.00008251</text:p>
              </table:table-cell>
              <table:table-cell office:value-type="float" office:value="0.00029707">
                <text:p>0.000297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84322">
                <text:p>0.000084322</text:p>
              </table:table-cell>
              <table:table-cell office:value-type="float" office:value="0.00030579">
                <text:p>0.000305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85781">
                <text:p>0.000085781</text:p>
              </table:table-cell>
              <table:table-cell office:value-type="float" office:value="0.00031465">
                <text:p>0.000314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8723">
                <text:p>0.00008723</text:p>
              </table:table-cell>
              <table:table-cell office:value-type="float" office:value="0.00032346">
                <text:p>0.000323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88442">
                <text:p>0.000088442</text:p>
              </table:table-cell>
              <table:table-cell office:value-type="float" office:value="0.00033211">
                <text:p>0.000332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89425">
                <text:p>0.000089425</text:p>
              </table:table-cell>
              <table:table-cell office:value-type="float" office:value="0.00034097">
                <text:p>0.000340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90547">
                <text:p>0.000090547</text:p>
              </table:table-cell>
              <table:table-cell office:value-type="float" office:value="0.00034969">
                <text:p>0.000349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9191">
                <text:p>0.00009191</text:p>
              </table:table-cell>
              <table:table-cell office:value-type="float" office:value="0.00035849">
                <text:p>0.000358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9308">
                <text:p>0.00009308</text:p>
              </table:table-cell>
              <table:table-cell office:value-type="float" office:value="0.00036747">
                <text:p>0.000367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94273">
                <text:p>0.000094273</text:p>
              </table:table-cell>
              <table:table-cell office:value-type="float" office:value="0.00037632">
                <text:p>0.000376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94544">
                <text:p>0.000094544</text:p>
              </table:table-cell>
              <table:table-cell office:value-type="float" office:value="0.00038506">
                <text:p>0.000385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94944">
                <text:p>0.000094944</text:p>
              </table:table-cell>
              <table:table-cell office:value-type="float" office:value="0.00039384">
                <text:p>0.000393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96224">
                <text:p>0.000096224</text:p>
              </table:table-cell>
              <table:table-cell office:value-type="float" office:value="0.00040258">
                <text:p>0.000402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96966">
                <text:p>0.000096966</text:p>
              </table:table-cell>
              <table:table-cell office:value-type="float" office:value="0.00041137">
                <text:p>0.000411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9727">
                <text:p>0.00009727</text:p>
              </table:table-cell>
              <table:table-cell office:value-type="float" office:value="0.00042006">
                <text:p>0.000420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97704">
                <text:p>0.000097704</text:p>
              </table:table-cell>
              <table:table-cell office:value-type="float" office:value="0.00042874">
                <text:p>0.0004287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43cm" svg:y="4.192cm" style:legend-expansion="high" chart:style-name="ch2"/>
        <chart:plot-area chart:style-name="ch3" table:cell-range-address="'FD1-10'.A7:'FD1-10'.A105 'FD1-10'.P7:'FD1-10'.P105" svg:x="0.32cm" svg:y="0.18cm" svg:width="12.303cm" svg:height="8.64cm">
          <chartooo:coordinate-region svg:x="1.693cm" svg:y="0.388cm" svg:width="10.677cm" svg:height="7.7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FD1-10'.P7:'FD1-10'.P105" chart:class="chart:scatter">
            <chart:domain table:cell-range-address="'FD1-10'.A7:'FD1-10'.A105"/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FD1-10'.A7:'FD1-10'.A105</svg:desc>
                </draw:g>
              </table:table-cell>
              <table:table-cell office:value-type="float" office:value="0.00000142061086318044">
                <text:p>0.00000142061086318044</text:p>
                <draw:g>
                  <svg:desc>'FD1-10'.P7:'FD1-10'.P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189217195462843">
                <text:p>0.000001892171954628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26875655030777">
                <text:p>0.00000268756550307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232386937078206">
                <text:p>0.000002323869370782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164048773235279">
                <text:p>0.000001640487732352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20968299053986">
                <text:p>0.00000209682990539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527219618674981">
                <text:p>0.00000527219618674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164234970950343">
                <text:p>0.000001642349709503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164867306516998">
                <text:p>0.000001648673065169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329678303477472">
                <text:p>0.000003296783034774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599094012959269">
                <text:p>0.000005990940129592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318622757408289">
                <text:p>0.000003186227574082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291232178541764">
                <text:p>0.000002912321785417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169248076989447">
                <text:p>0.000001692480769894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14393214213115">
                <text:p>0.00000143932142131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11376519027593">
                <text:p>0.00000113765190275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113242278144349">
                <text:p>0.000001132422781443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109723116766437">
                <text:p>0.000001097231167664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104710293734833">
                <text:p>0.000001047102937348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115928493991895">
                <text:p>0.000001159284939918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128195437081417">
                <text:p>0.000001281954370814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14001872934622">
                <text:p>0.00000140018729346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161986661933261">
                <text:p>0.000001619866619332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89598086044911">
                <text:p>0.000001895980860449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225963642940821">
                <text:p>0.000002259636429408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68754388295639">
                <text:p>0.000002687543882956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19978744572312">
                <text:p>0.000003199787445723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382336510805144">
                <text:p>0.00000382336510805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458919198183391">
                <text:p>0.000004589191981833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547839249564981">
                <text:p>0.000005478392495649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0658219518939386">
                <text:p>0.000006582195189393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0786743718322463">
                <text:p>0.000007867437183224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0942235114895748">
                <text:p>0.000009422351148957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112977024735367">
                <text:p>0.00001129770247353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1346716159017">
                <text:p>0.000013467161590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160679504951344">
                <text:p>0.00001606795049513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190516323340974">
                <text:p>0.00001905163233409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226344210880063">
                <text:p>0.00002263442108800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0266903479692489">
                <text:p>0.00002669034796924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0314091982784622">
                <text:p>0.00003140919827846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0366923725796637">
                <text:p>0.00003669237257966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0426591819221044">
                <text:p>0.00004265918192210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0495230530988345">
                <text:p>0.00004952305309883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0568957462602098">
                <text:p>0.00005689574626020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0652678160737706">
                <text:p>0.00006526781607377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0743148938676514">
                <text:p>0.00007431489386765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00840669114113226">
                <text:p>0.00008406691141132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00943686918899158">
                <text:p>0.00009436869188991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0105568464984733">
                <text:p>0.0001055684649847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0118036947770438">
                <text:p>0.0001180369477704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0130704135317835">
                <text:p>0.0001307041353178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0144036804868588">
                <text:p>0.0001440368048685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0158171409505779">
                <text:p>0.0001581714095057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017371793875868">
                <text:p>0.000173717938758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00189141502089045">
                <text:p>0.0001891415020890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00205887274966582">
                <text:p>0.0002058872749665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00222768665147362">
                <text:p>0.0002227686651473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00239893182089984">
                <text:p>0.0002398931820899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00258963392069283">
                <text:p>0.0002589633920692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00277854783726851">
                <text:p>0.0002778547837268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00297764225927713">
                <text:p>0.0002977642259277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000318215585404771">
                <text:p>0.0003182155854047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000339260333218255">
                <text:p>0.0003392603332182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000360882689037645">
                <text:p>0.0003608826890376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000382118214510362">
                <text:p>0.0003821182145103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000405780822881074">
                <text:p>0.0004057808228810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000428872260448478">
                <text:p>0.0004288722604484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000452594542463285">
                <text:p>0.0004525945424632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000477201860445941">
                <text:p>0.0004772018604459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0.000502411763161812">
                <text:p>0.0005024117631618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0.000527016312292211">
                <text:p>0.0005270163122922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0.000554180426842953">
                <text:p>0.0005541804268429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0.000580829833546517">
                <text:p>0.0005808298335465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0.000605257201538322">
                <text:p>0.0006052572015383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0.000635168208817423">
                <text:p>0.0006351682088174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0.000663787294311927">
                <text:p>0.0006637872943119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0.000691505158350652">
                <text:p>0.0006915051583506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0.000720938765133123">
                <text:p>0.0007209387651331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0.000750532036592581">
                <text:p>0.0007505320365925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0.000780723890168193">
                <text:p>0.0007807238901681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">
                <text:p>0.81</text:p>
              </table:table-cell>
              <table:table-cell office:value-type="float" office:value="0.000810300181470367">
                <text:p>0.0008103001814703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0.000842547512314497">
                <text:p>0.0008425475123144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0.000872673761614001">
                <text:p>0.000872673761614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0.0009056970578856">
                <text:p>0.00090569705788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">
                <text:p>0.85</text:p>
              </table:table-cell>
              <table:table-cell office:value-type="float" office:value="0.000939787214343319">
                <text:p>0.0009397872143433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">
                <text:p>0.86</text:p>
              </table:table-cell>
              <table:table-cell office:value-type="float" office:value="0.000971862518579701">
                <text:p>0.0009718625185797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">
                <text:p>0.87</text:p>
              </table:table-cell>
              <table:table-cell office:value-type="float" office:value="0.00100466100035022">
                <text:p>0.001004661000350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">
                <text:p>0.88</text:p>
              </table:table-cell>
              <table:table-cell office:value-type="float" office:value="0.00103871448971203">
                <text:p>0.001038714489712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">
                <text:p>0.89</text:p>
              </table:table-cell>
              <table:table-cell office:value-type="float" office:value="0.00107240038627518">
                <text:p>0.001072400386275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0.0011062868179943">
                <text:p>0.00110628681799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">
                <text:p>0.91</text:p>
              </table:table-cell>
              <table:table-cell office:value-type="float" office:value="0.00114331245826266">
                <text:p>0.001143312458262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">
                <text:p>0.92</text:p>
              </table:table-cell>
              <table:table-cell office:value-type="float" office:value="0.00117735640263016">
                <text:p>0.001177356402630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">
                <text:p>0.93</text:p>
              </table:table-cell>
              <table:table-cell office:value-type="float" office:value="0.00121420169551021">
                <text:p>0.001214201695510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">
                <text:p>0.94</text:p>
              </table:table-cell>
              <table:table-cell office:value-type="float" office:value="0.00125173588642012">
                <text:p>0.001251735886420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">
                <text:p>0.95</text:p>
              </table:table-cell>
              <table:table-cell office:value-type="float" office:value="0.00128829815115604">
                <text:p>0.001288298151156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">
                <text:p>0.96</text:p>
              </table:table-cell>
              <table:table-cell office:value-type="float" office:value="0.00132404260410964">
                <text:p>0.001324042604109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">
                <text:p>0.97</text:p>
              </table:table-cell>
              <table:table-cell office:value-type="float" office:value="0.00136322178137867">
                <text:p>0.001363221781378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">
                <text:p>0.98</text:p>
              </table:table-cell>
              <table:table-cell office:value-type="float" office:value="0.00140078351779167">
                <text:p>0.001400783517791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">
                <text:p>0.99</text:p>
              </table:table-cell>
              <table:table-cell office:value-type="float" office:value="0.00143539145304912">
                <text:p>0.0014353914530491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2cm" svg:y="3.935cm" style:legend-expansion="high" chart:style-name="ch2"/>
        <chart:plot-area chart:style-name="ch3" table:cell-range-address="BULK40.A5:BULK40.A106 BULK40.D5:BULK40.E5 BULK40.C6:BULK40.C106 BULK40.E6:BULK40.E106" chart:data-source-has-labels="row" svg:x="0.32cm" svg:y="0.18cm" svg:width="11.742cm" svg:height="8.64cm">
          <chartooo:coordinate-region svg:x="2.166cm" svg:y="0.388cm" svg:width="9.643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ULK40.C6:BULK40.C106" chart:label-cell-address="BULK40.D5:BULK40.D5" chart:class="chart:scatter">
            <chart:domain table:cell-range-address="BULK40.A6:BULK40.A106"/>
            <chart:data-point chart:repeated="101"/>
          </chart:series>
          <chart:series chart:style-name="ch8" chart:values-cell-range-address="BULK40.E6:BULK40.E106" chart:label-cell-address="BULK40.E5:BULK40.E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BULK40.D5:BULK40.D5</svg:desc>
                </draw:g>
              </table:table-cell>
              <table:table-cell office:value-type="string">
                <text:p>d(Id)/d(Vg) (S)</text:p>
                <draw:g>
                  <svg:desc>BULK40.E5:BULK40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ULK40.A6:BULK40.A106</svg:desc>
                </draw:g>
              </table:table-cell>
              <table:table-cell office:value-type="float" office:value="-0.000000016008">
                <text:p>-0.000000016008</text:p>
                <draw:g>
                  <svg:desc>BULK40.C6:BULK40.C106</svg:desc>
                </draw:g>
              </table:table-cell>
              <table:table-cell office:value-type="float" office:value="NaN">
                <text:p>NaN</text:p>
                <draw:g>
                  <svg:desc>BULK40.E6:BULK40.E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1598">
                <text:p>0.00000001598</text:p>
              </table:table-cell>
              <table:table-cell office:value-type="float" office:value="-0.0000000956500000000006">
                <text:p>-0.0000000956500000000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45818">
                <text:p>0.000000045818</text:p>
              </table:table-cell>
              <table:table-cell office:value-type="float" office:value="-0.000000182000000000001">
                <text:p>-0.00000018200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78265">
                <text:p>0.000000078265</text:p>
              </table:table-cell>
              <table:table-cell office:value-type="float" office:value="-0.00000012695">
                <text:p>-0.000000126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111128">
                <text:p>0.000000111128</text:p>
              </table:table-cell>
              <table:table-cell office:value-type="float" office:value="-0.0000001428">
                <text:p>-0.00000014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14397">
                <text:p>0.00000014397</text:p>
              </table:table-cell>
              <table:table-cell office:value-type="float" office:value="-0.00000019315">
                <text:p>-0.00000019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18005">
                <text:p>0.00000018005</text:p>
              </table:table-cell>
              <table:table-cell office:value-type="float" office:value="-0.00000016545">
                <text:p>-0.000000165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21656">
                <text:p>0.00000021656</text:p>
              </table:table-cell>
              <table:table-cell office:value-type="float" office:value="-0.0000001461">
                <text:p>-0.00000014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25675">
                <text:p>0.00000025675</text:p>
              </table:table-cell>
              <table:table-cell office:value-type="float" office:value="-0.0000001283">
                <text:p>-0.0000001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29812">
                <text:p>0.00000029812</text:p>
              </table:table-cell>
              <table:table-cell office:value-type="float" office:value="-0.00000016005">
                <text:p>-0.00000016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34114">
                <text:p>0.00000034114</text:p>
              </table:table-cell>
              <table:table-cell office:value-type="float" office:value="-0.000000172149999999999">
                <text:p>-0.0000001721499999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3884">
                <text:p>0.0000003884</text:p>
              </table:table-cell>
              <table:table-cell office:value-type="float" office:value="-0.00000011865">
                <text:p>-0.000000118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43745">
                <text:p>0.00000043745</text:p>
              </table:table-cell>
              <table:table-cell office:value-type="float" office:value="-0.0000001712">
                <text:p>-0.00000017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48813">
                <text:p>0.00000048813</text:p>
              </table:table-cell>
              <table:table-cell office:value-type="float" office:value="-0.0000001716">
                <text:p>-0.00000017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54471">
                <text:p>0.00000054471</text:p>
              </table:table-cell>
              <table:table-cell office:value-type="float" office:value="-0.00000014625">
                <text:p>-0.00000014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60077">
                <text:p>0.00000060077</text:p>
              </table:table-cell>
              <table:table-cell office:value-type="float" office:value="-0.0000001745">
                <text:p>-0.00000017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66235">
                <text:p>0.00000066235</text:p>
              </table:table-cell>
              <table:table-cell office:value-type="float" office:value="-0.00000010975">
                <text:p>-0.000000109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72737">
                <text:p>0.00000072737</text:p>
              </table:table-cell>
              <table:table-cell office:value-type="float" office:value="-0.00000013015">
                <text:p>-0.00000013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79332">
                <text:p>0.00000079332</text:p>
              </table:table-cell>
              <table:table-cell office:value-type="float" office:value="-0.000000113">
                <text:p>-0.0000001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86508">
                <text:p>0.00000086508</text:p>
              </table:table-cell>
              <table:table-cell office:value-type="float" office:value="0.00000000890000000000016">
                <text:p>0.000000008900000000000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9402">
                <text:p>0.0000009402</text:p>
              </table:table-cell>
              <table:table-cell office:value-type="float" office:value="-0.0000000243000000000004">
                <text:p>-0.00000002430000000000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101569">
                <text:p>0.00000101569</text:p>
              </table:table-cell>
              <table:table-cell office:value-type="float" office:value="0.0000000678499999999999">
                <text:p>0.0000000678499999999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109839">
                <text:p>0.00000109839</text:p>
              </table:table-cell>
              <table:table-cell office:value-type="float" office:value="0.00000022855">
                <text:p>0.000000228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1185">
                <text:p>0.000001185</text:p>
              </table:table-cell>
              <table:table-cell office:value-type="float" office:value="0.000000411150000000001">
                <text:p>0.00000041115000000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1271">
                <text:p>0.000001271</text:p>
              </table:table-cell>
              <table:table-cell office:value-type="float" office:value="0.0000006505">
                <text:p>0.00000065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1361">
                <text:p>0.000001361</text:p>
              </table:table-cell>
              <table:table-cell office:value-type="float" office:value="0.000000986799999999999">
                <text:p>0.0000009867999999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14596">
                <text:p>0.0000014596</text:p>
              </table:table-cell>
              <table:table-cell office:value-type="float" office:value="0.00000144895">
                <text:p>0.000001448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15606">
                <text:p>0.0000015606</text:p>
              </table:table-cell>
              <table:table-cell office:value-type="float" office:value="0.0000020708">
                <text:p>0.00000207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16643">
                <text:p>0.0000016643</text:p>
              </table:table-cell>
              <table:table-cell office:value-type="float" office:value="0.00000298670000000001">
                <text:p>0.000002986700000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17678">
                <text:p>0.0000017678</text:p>
              </table:table-cell>
              <table:table-cell office:value-type="float" office:value="0.000004049">
                <text:p>0.0000040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18792">
                <text:p>0.0000018792</text:p>
              </table:table-cell>
              <table:table-cell office:value-type="float" office:value="0.00000547649999999999">
                <text:p>0.00000547649999999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19956">
                <text:p>0.0000019956</text:p>
              </table:table-cell>
              <table:table-cell office:value-type="float" office:value="0.00000713300000000001">
                <text:p>0.00000713300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21143">
                <text:p>0.0000021143</text:p>
              </table:table-cell>
              <table:table-cell office:value-type="float" office:value="0.00000945399999999999">
                <text:p>0.00000945399999999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22393">
                <text:p>0.0000022393</text:p>
              </table:table-cell>
              <table:table-cell office:value-type="float" office:value="0.000012985">
                <text:p>0.0000129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23606">
                <text:p>0.0000023606</text:p>
              </table:table-cell>
              <table:table-cell office:value-type="float" office:value="0.0000166585">
                <text:p>0.00001665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2501">
                <text:p>0.000002501</text:p>
              </table:table-cell>
              <table:table-cell office:value-type="float" office:value="0.0000209395">
                <text:p>0.00002093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26393">
                <text:p>0.0000026393</text:p>
              </table:table-cell>
              <table:table-cell office:value-type="float" office:value="0.0000270575">
                <text:p>0.00002705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027781">
                <text:p>0.0000027781</text:p>
              </table:table-cell>
              <table:table-cell office:value-type="float" office:value="0.000033981">
                <text:p>0.0000339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29309">
                <text:p>0.0000029309</text:p>
              </table:table-cell>
              <table:table-cell office:value-type="float" office:value="0.00004233">
                <text:p>0.000042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030677">
                <text:p>0.0000030677</text:p>
              </table:table-cell>
              <table:table-cell office:value-type="float" office:value="0.000053275">
                <text:p>0.0000532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32246">
                <text:p>0.0000032246</text:p>
              </table:table-cell>
              <table:table-cell office:value-type="float" office:value="0.0000638999999999999">
                <text:p>0.0000638999999999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33839">
                <text:p>0.0000033839</text:p>
              </table:table-cell>
              <table:table-cell office:value-type="float" office:value="0.0000761600000000001">
                <text:p>0.0000761600000000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35466">
                <text:p>0.0000035466</text:p>
              </table:table-cell>
              <table:table-cell office:value-type="float" office:value="0.0000896050000000001">
                <text:p>0.0000896050000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037131">
                <text:p>0.0000037131</text:p>
              </table:table-cell>
              <table:table-cell office:value-type="float" office:value="0.000108015">
                <text:p>0.0001080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38815">
                <text:p>0.0000038815</text:p>
              </table:table-cell>
              <table:table-cell office:value-type="float" office:value="0.00012425">
                <text:p>0.000124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040759">
                <text:p>0.0000040759</text:p>
              </table:table-cell>
              <table:table-cell office:value-type="float" office:value="0.000140235">
                <text:p>0.0001402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42545">
                <text:p>0.0000042545</text:p>
              </table:table-cell>
              <table:table-cell office:value-type="float" office:value="0.000164465">
                <text:p>0.0001644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44443">
                <text:p>0.0000044443</text:p>
              </table:table-cell>
              <table:table-cell office:value-type="float" office:value="0.000181245">
                <text:p>0.0001812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46358">
                <text:p>0.0000046358</text:p>
              </table:table-cell>
              <table:table-cell office:value-type="float" office:value="0.000201485">
                <text:p>0.0002014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48136">
                <text:p>0.0000048136</text:p>
              </table:table-cell>
              <table:table-cell office:value-type="float" office:value="0.0002198">
                <text:p>0.00021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5041">
                <text:p>0.000005041</text:p>
              </table:table-cell>
              <table:table-cell office:value-type="float" office:value="0.0002297">
                <text:p>0.00022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52443">
                <text:p>0.0000052443</text:p>
              </table:table-cell>
              <table:table-cell office:value-type="float" office:value="0.0002552">
                <text:p>0.00025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054594">
                <text:p>0.0000054594</text:p>
              </table:table-cell>
              <table:table-cell office:value-type="float" office:value="0.00027635">
                <text:p>0.000276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056765">
                <text:p>0.0000056765</text:p>
              </table:table-cell>
              <table:table-cell office:value-type="float" office:value="0.0002915">
                <text:p>0.00029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058778">
                <text:p>0.0000058778</text:p>
              </table:table-cell>
              <table:table-cell office:value-type="float" office:value="0.00031905">
                <text:p>0.000319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061036">
                <text:p>0.0000061036</text:p>
              </table:table-cell>
              <table:table-cell office:value-type="float" office:value="0.00032955">
                <text:p>0.000329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063616">
                <text:p>0.0000063616</text:p>
              </table:table-cell>
              <table:table-cell office:value-type="float" office:value="0.00033685">
                <text:p>0.000336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065865">
                <text:p>0.0000065865</text:p>
              </table:table-cell>
              <table:table-cell office:value-type="float" office:value="0.000349000000000002">
                <text:p>0.0003490000000000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068339">
                <text:p>0.0000068339</text:p>
              </table:table-cell>
              <table:table-cell office:value-type="float" office:value="0.000356750000000002">
                <text:p>0.0003567500000000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071054">
                <text:p>0.0000071054</text:p>
              </table:table-cell>
              <table:table-cell office:value-type="float" office:value="0.000365999999999997">
                <text:p>0.000365999999999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073436">
                <text:p>0.0000073436</text:p>
              </table:table-cell>
              <table:table-cell office:value-type="float" office:value="0.00036815">
                <text:p>0.000368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076185">
                <text:p>0.0000076185</text:p>
              </table:table-cell>
              <table:table-cell office:value-type="float" office:value="0.000372750000000002">
                <text:p>0.0003727500000000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078839">
                <text:p>0.0000078839</text:p>
              </table:table-cell>
              <table:table-cell office:value-type="float" office:value="0.0003761">
                <text:p>0.00037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081877">
                <text:p>0.0000081877</text:p>
              </table:table-cell>
              <table:table-cell office:value-type="float" office:value="0.00038435">
                <text:p>0.000384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082466">
                <text:p>0.0000082466</text:p>
              </table:table-cell>
              <table:table-cell office:value-type="float" office:value="0.000384049999999999">
                <text:p>0.000384049999999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085295">
                <text:p>0.0000085295</text:p>
              </table:table-cell>
              <table:table-cell office:value-type="float" office:value="0.000380199999999999">
                <text:p>0.000380199999999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088353">
                <text:p>0.0000088353</text:p>
              </table:table-cell>
              <table:table-cell office:value-type="float" office:value="0.0003724">
                <text:p>0.00037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091373">
                <text:p>0.0000091373</text:p>
              </table:table-cell>
              <table:table-cell office:value-type="float" office:value="0.00035855">
                <text:p>0.000358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094484">
                <text:p>0.0000094484</text:p>
              </table:table-cell>
              <table:table-cell office:value-type="float" office:value="0.0003833">
                <text:p>0.00038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097831">
                <text:p>0.0000097831</text:p>
              </table:table-cell>
              <table:table-cell office:value-type="float" office:value="0.00038575">
                <text:p>0.000385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101172">
                <text:p>0.0000101172</text:p>
              </table:table-cell>
              <table:table-cell office:value-type="float" office:value="0.000366350000000001">
                <text:p>0.00036635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104366">
                <text:p>0.0000104366</text:p>
              </table:table-cell>
              <table:table-cell office:value-type="float" office:value="0.000368100000000002">
                <text:p>0.0003681000000000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108019">
                <text:p>0.0000108019</text:p>
              </table:table-cell>
              <table:table-cell office:value-type="float" office:value="0.0003692">
                <text:p>0.00036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1115">
                <text:p>0.00001115</text:p>
              </table:table-cell>
              <table:table-cell office:value-type="float" office:value="0.000366499999999999">
                <text:p>0.0003664999999999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11517">
                <text:p>0.000011517</text:p>
              </table:table-cell>
              <table:table-cell office:value-type="float" office:value="0.000356449999999999">
                <text:p>0.00035644999999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11892">
                <text:p>0.000011892</text:p>
              </table:table-cell>
              <table:table-cell office:value-type="float" office:value="0.0003408">
                <text:p>0.00034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12287">
                <text:p>0.000012287</text:p>
              </table:table-cell>
              <table:table-cell office:value-type="float" office:value="0.00033465">
                <text:p>0.000334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12929">
                <text:p>0.000012929</text:p>
              </table:table-cell>
              <table:table-cell office:value-type="float" office:value="0.000362699999999999">
                <text:p>0.0003626999999999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13085">
                <text:p>0.000013085</text:p>
              </table:table-cell>
              <table:table-cell office:value-type="float" office:value="0.000361499999999999">
                <text:p>0.0003614999999999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13488">
                <text:p>0.000013488</text:p>
              </table:table-cell>
              <table:table-cell office:value-type="float" office:value="0.0003195">
                <text:p>0.00031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13967">
                <text:p>0.000013967</text:p>
              </table:table-cell>
              <table:table-cell office:value-type="float" office:value="0.000317999999999999">
                <text:p>0.0003179999999999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14389">
                <text:p>0.000014389</text:p>
              </table:table-cell>
              <table:table-cell office:value-type="float" office:value="0.000327">
                <text:p>0.0003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1485">
                <text:p>0.00001485</text:p>
              </table:table-cell>
              <table:table-cell office:value-type="float" office:value="0.0003245">
                <text:p>0.00032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15385">
                <text:p>0.000015385</text:p>
              </table:table-cell>
              <table:table-cell office:value-type="float" office:value="0.000330000000000001">
                <text:p>0.000330000000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15782">
                <text:p>0.000015782</text:p>
              </table:table-cell>
              <table:table-cell office:value-type="float" office:value="0.000315500000000002">
                <text:p>0.0003155000000000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16265">
                <text:p>0.000016265</text:p>
              </table:table-cell>
              <table:table-cell office:value-type="float" office:value="0.000301999999999999">
                <text:p>0.0003019999999999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17173">
                <text:p>0.000017173</text:p>
              </table:table-cell>
              <table:table-cell office:value-type="float" office:value="0.000308499999999999">
                <text:p>0.000308499999999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17574">
                <text:p>0.000017574</text:p>
              </table:table-cell>
              <table:table-cell office:value-type="float" office:value="0.0002975">
                <text:p>0.00029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17942">
                <text:p>0.000017942</text:p>
              </table:table-cell>
              <table:table-cell office:value-type="float" office:value="0.000277500000000001">
                <text:p>0.000277500000000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18427">
                <text:p>0.000018427</text:p>
              </table:table-cell>
              <table:table-cell office:value-type="float" office:value="0.0002855">
                <text:p>0.00028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19022">
                <text:p>0.000019022</text:p>
              </table:table-cell>
              <table:table-cell office:value-type="float" office:value="0.0002935">
                <text:p>0.00029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19685">
                <text:p>0.000019685</text:p>
              </table:table-cell>
              <table:table-cell office:value-type="float" office:value="0.0002855">
                <text:p>0.00028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20065">
                <text:p>0.000020065</text:p>
              </table:table-cell>
              <table:table-cell office:value-type="float" office:value="0.0002715">
                <text:p>0.00027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21012">
                <text:p>0.000021012</text:p>
              </table:table-cell>
              <table:table-cell office:value-type="float" office:value="0.000262499999999999">
                <text:p>0.000262499999999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2154">
                <text:p>0.00002154</text:p>
              </table:table-cell>
              <table:table-cell office:value-type="float" office:value="0.000257999999999999">
                <text:p>0.000257999999999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2185">
                <text:p>0.00002185</text:p>
              </table:table-cell>
              <table:table-cell office:value-type="float" office:value="0.000261500000000001">
                <text:p>0.0002615000000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22404">
                <text:p>0.000022404</text:p>
              </table:table-cell>
              <table:table-cell office:value-type="float" office:value="0.000258500000000001">
                <text:p>0.00025850000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23484">
                <text:p>0.000023484</text:p>
              </table:table-cell>
              <table:table-cell office:value-type="float" office:value="0.000244499999999999">
                <text:p>0.000244499999999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24069">
                <text:p>0.000024069</text:p>
              </table:table-cell>
              <table:table-cell office:value-type="float" office:value="0.0002535">
                <text:p>0.00025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24233">
                <text:p>0.000024233</text:p>
              </table:table-cell>
              <table:table-cell office:value-type="float" office:value="0.000239000000000001">
                <text:p>0.000239000000000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25086">
                <text:p>0.00002508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99cm" svg:y="3.935cm" style:legend-expansion="high" chart:style-name="ch2"/>
        <chart:plot-area chart:style-name="ch3" table:cell-range-address="BULK40.A5:BULK40.A106 BULK40.C5:BULK40.D106" chart:data-source-has-labels="row" svg:x="0.32cm" svg:y="0.18cm" svg:width="13.159cm" svg:height="8.64cm">
          <chartooo:coordinate-region svg:x="2.166cm" svg:y="0.388cm" svg:width="11.06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ULK40.C6:BULK40.C106" chart:label-cell-address="BULK40.C5:BULK40.C5" chart:class="chart:scatter">
            <chart:domain table:cell-range-address="BULK40.A6:BULK40.A106"/>
            <chart:data-point chart:repeated="101"/>
          </chart:series>
          <chart:series chart:style-name="ch8" chart:values-cell-range-address="BULK40.D6:BULK40.D106" chart:label-cell-address="BULK40.D5:BULK40.D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g (A)</text:p>
                <draw:g>
                  <svg:desc>BULK40.C5:BULK40.C5</svg:desc>
                </draw:g>
              </table:table-cell>
              <table:table-cell office:value-type="string">
                <text:p>Id (A)</text:p>
                <draw:g>
                  <svg:desc>BULK40.D5:BULK40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ULK40.A6:BULK40.A106</svg:desc>
                </draw:g>
              </table:table-cell>
              <table:table-cell office:value-type="float" office:value="-0.000000016008">
                <text:p>-0.000000016008</text:p>
                <draw:g>
                  <svg:desc>BULK40.C6:BULK40.C106</svg:desc>
                </draw:g>
              </table:table-cell>
              <table:table-cell office:value-type="float" office:value="0.000000080076">
                <text:p>0.000000080076</text:p>
                <draw:g>
                  <svg:desc>BULK40.D6:BULK40.D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1598">
                <text:p>0.00000001598</text:p>
              </table:table-cell>
              <table:table-cell office:value-type="float" office:value="0.00000008018">
                <text:p>0.00000008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45818">
                <text:p>0.000000045818</text:p>
              </table:table-cell>
              <table:table-cell office:value-type="float" office:value="0.000000078163">
                <text:p>0.0000000781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78265">
                <text:p>0.000000078265</text:p>
              </table:table-cell>
              <table:table-cell office:value-type="float" office:value="0.00000007654">
                <text:p>0.000000076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111128">
                <text:p>0.000000111128</text:p>
              </table:table-cell>
              <table:table-cell office:value-type="float" office:value="0.000000075624">
                <text:p>0.0000000756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14397">
                <text:p>0.00000014397</text:p>
              </table:table-cell>
              <table:table-cell office:value-type="float" office:value="0.000000073684">
                <text:p>0.0000000736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18005">
                <text:p>0.00000018005</text:p>
              </table:table-cell>
              <table:table-cell office:value-type="float" office:value="0.000000071761">
                <text:p>0.0000000717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21656">
                <text:p>0.00000021656</text:p>
              </table:table-cell>
              <table:table-cell office:value-type="float" office:value="0.000000070375">
                <text:p>0.000000070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25675">
                <text:p>0.00000025675</text:p>
              </table:table-cell>
              <table:table-cell office:value-type="float" office:value="0.000000068839">
                <text:p>0.0000000688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29812">
                <text:p>0.00000029812</text:p>
              </table:table-cell>
              <table:table-cell office:value-type="float" office:value="0.000000067809">
                <text:p>0.0000000678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34114">
                <text:p>0.00000034114</text:p>
              </table:table-cell>
              <table:table-cell office:value-type="float" office:value="0.000000065638">
                <text:p>0.0000000656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3884">
                <text:p>0.0000003884</text:p>
              </table:table-cell>
              <table:table-cell office:value-type="float" office:value="0.000000064366">
                <text:p>0.0000000643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43745">
                <text:p>0.00000043745</text:p>
              </table:table-cell>
              <table:table-cell office:value-type="float" office:value="0.000000063265">
                <text:p>0.0000000632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48813">
                <text:p>0.00000048813</text:p>
              </table:table-cell>
              <table:table-cell office:value-type="float" office:value="0.000000060942">
                <text:p>0.0000000609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54471">
                <text:p>0.00000054471</text:p>
              </table:table-cell>
              <table:table-cell office:value-type="float" office:value="0.000000059833">
                <text:p>0.0000000598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60077">
                <text:p>0.00000060077</text:p>
              </table:table-cell>
              <table:table-cell office:value-type="float" office:value="0.000000058017">
                <text:p>0.000000058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66235">
                <text:p>0.00000066235</text:p>
              </table:table-cell>
              <table:table-cell office:value-type="float" office:value="0.000000056343">
                <text:p>0.0000000563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72737">
                <text:p>0.00000072737</text:p>
              </table:table-cell>
              <table:table-cell office:value-type="float" office:value="0.000000055822">
                <text:p>0.0000000558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79332">
                <text:p>0.00000079332</text:p>
              </table:table-cell>
              <table:table-cell office:value-type="float" office:value="0.00000005374">
                <text:p>0.000000053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86508">
                <text:p>0.00000086508</text:p>
              </table:table-cell>
              <table:table-cell office:value-type="float" office:value="0.000000053562">
                <text:p>0.0000000535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9402">
                <text:p>0.0000009402</text:p>
              </table:table-cell>
              <table:table-cell office:value-type="float" office:value="0.000000053918">
                <text:p>0.0000000539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101569">
                <text:p>0.00000101569</text:p>
              </table:table-cell>
              <table:table-cell office:value-type="float" office:value="0.000000053076">
                <text:p>0.0000000530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109839">
                <text:p>0.00000109839</text:p>
              </table:table-cell>
              <table:table-cell office:value-type="float" office:value="0.000000055275">
                <text:p>0.0000000552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1185">
                <text:p>0.000001185</text:p>
              </table:table-cell>
              <table:table-cell office:value-type="float" office:value="0.000000057647">
                <text:p>0.0000000576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1271">
                <text:p>0.000001271</text:p>
              </table:table-cell>
              <table:table-cell office:value-type="float" office:value="0.000000063498">
                <text:p>0.0000000634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1361">
                <text:p>0.000001361</text:p>
              </table:table-cell>
              <table:table-cell office:value-type="float" office:value="0.000000070657">
                <text:p>0.0000000706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14596">
                <text:p>0.0000014596</text:p>
              </table:table-cell>
              <table:table-cell office:value-type="float" office:value="0.000000083234">
                <text:p>0.0000000832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15606">
                <text:p>0.0000015606</text:p>
              </table:table-cell>
              <table:table-cell office:value-type="float" office:value="0.000000099636">
                <text:p>0.0000000996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16643">
                <text:p>0.0000016643</text:p>
              </table:table-cell>
              <table:table-cell office:value-type="float" office:value="0.00000012465">
                <text:p>0.000000124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17678">
                <text:p>0.0000017678</text:p>
              </table:table-cell>
              <table:table-cell office:value-type="float" office:value="0.00000015937">
                <text:p>0.000000159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18792">
                <text:p>0.0000018792</text:p>
              </table:table-cell>
              <table:table-cell office:value-type="float" office:value="0.00000020563">
                <text:p>0.000000205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19956">
                <text:p>0.0000019956</text:p>
              </table:table-cell>
              <table:table-cell office:value-type="float" office:value="0.0000002689">
                <text:p>0.00000026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21143">
                <text:p>0.0000021143</text:p>
              </table:table-cell>
              <table:table-cell office:value-type="float" office:value="0.00000034829">
                <text:p>0.000000348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22393">
                <text:p>0.0000022393</text:p>
              </table:table-cell>
              <table:table-cell office:value-type="float" office:value="0.00000045798">
                <text:p>0.000000457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23606">
                <text:p>0.0000023606</text:p>
              </table:table-cell>
              <table:table-cell office:value-type="float" office:value="0.00000060799">
                <text:p>0.000000607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2501">
                <text:p>0.000002501</text:p>
              </table:table-cell>
              <table:table-cell office:value-type="float" office:value="0.00000079115">
                <text:p>0.00000079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26393">
                <text:p>0.0000026393</text:p>
              </table:table-cell>
              <table:table-cell office:value-type="float" office:value="0.00000102678">
                <text:p>0.000001026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027781">
                <text:p>0.0000027781</text:p>
              </table:table-cell>
              <table:table-cell office:value-type="float" office:value="0.0000013323">
                <text:p>0.00000133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29309">
                <text:p>0.0000029309</text:p>
              </table:table-cell>
              <table:table-cell office:value-type="float" office:value="0.0000017064">
                <text:p>0.00000170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030677">
                <text:p>0.0000030677</text:p>
              </table:table-cell>
              <table:table-cell office:value-type="float" office:value="0.0000021789">
                <text:p>0.00000217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32246">
                <text:p>0.0000032246</text:p>
              </table:table-cell>
              <table:table-cell office:value-type="float" office:value="0.0000027719">
                <text:p>0.00000277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33839">
                <text:p>0.0000033839</text:p>
              </table:table-cell>
              <table:table-cell office:value-type="float" office:value="0.0000034569">
                <text:p>0.00000345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35466">
                <text:p>0.0000035466</text:p>
              </table:table-cell>
              <table:table-cell office:value-type="float" office:value="0.0000042951">
                <text:p>0.00000429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037131">
                <text:p>0.0000037131</text:p>
              </table:table-cell>
              <table:table-cell office:value-type="float" office:value="0.000005249">
                <text:p>0.0000052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38815">
                <text:p>0.0000038815</text:p>
              </table:table-cell>
              <table:table-cell office:value-type="float" office:value="0.0000064554">
                <text:p>0.00000645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040759">
                <text:p>0.0000040759</text:p>
              </table:table-cell>
              <table:table-cell office:value-type="float" office:value="0.000007734">
                <text:p>0.0000077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42545">
                <text:p>0.0000042545</text:p>
              </table:table-cell>
              <table:table-cell office:value-type="float" office:value="0.0000092601">
                <text:p>0.00000926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44443">
                <text:p>0.0000044443</text:p>
              </table:table-cell>
              <table:table-cell office:value-type="float" office:value="0.0000110233">
                <text:p>0.00001102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46358">
                <text:p>0.0000046358</text:p>
              </table:table-cell>
              <table:table-cell office:value-type="float" office:value="0.000012885">
                <text:p>0.0000128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48136">
                <text:p>0.0000048136</text:p>
              </table:table-cell>
              <table:table-cell office:value-type="float" office:value="0.000015053">
                <text:p>0.0000150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5041">
                <text:p>0.000005041</text:p>
              </table:table-cell>
              <table:table-cell office:value-type="float" office:value="0.000017281">
                <text:p>0.0000172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52443">
                <text:p>0.0000052443</text:p>
              </table:table-cell>
              <table:table-cell office:value-type="float" office:value="0.000019647">
                <text:p>0.0000196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054594">
                <text:p>0.0000054594</text:p>
              </table:table-cell>
              <table:table-cell office:value-type="float" office:value="0.000022385">
                <text:p>0.0000223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056765">
                <text:p>0.0000056765</text:p>
              </table:table-cell>
              <table:table-cell office:value-type="float" office:value="0.000025174">
                <text:p>0.0000251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058778">
                <text:p>0.0000058778</text:p>
              </table:table-cell>
              <table:table-cell office:value-type="float" office:value="0.000028215">
                <text:p>0.0000282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061036">
                <text:p>0.0000061036</text:p>
              </table:table-cell>
              <table:table-cell office:value-type="float" office:value="0.000031555">
                <text:p>0.0000315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063616">
                <text:p>0.0000063616</text:p>
              </table:table-cell>
              <table:table-cell office:value-type="float" office:value="0.000034806">
                <text:p>0.0000348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065865">
                <text:p>0.0000065865</text:p>
              </table:table-cell>
              <table:table-cell office:value-type="float" office:value="0.000038292">
                <text:p>0.0000382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068339">
                <text:p>0.0000068339</text:p>
              </table:table-cell>
              <table:table-cell office:value-type="float" office:value="0.000041786">
                <text:p>0.0000417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071054">
                <text:p>0.0000071054</text:p>
              </table:table-cell>
              <table:table-cell office:value-type="float" office:value="0.000045427">
                <text:p>0.0000454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073436">
                <text:p>0.0000073436</text:p>
              </table:table-cell>
              <table:table-cell office:value-type="float" office:value="0.000049106">
                <text:p>0.0000491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076185">
                <text:p>0.0000076185</text:p>
              </table:table-cell>
              <table:table-cell office:value-type="float" office:value="0.00005279">
                <text:p>0.000052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078839">
                <text:p>0.0000078839</text:p>
              </table:table-cell>
              <table:table-cell office:value-type="float" office:value="0.000056561">
                <text:p>0.0000565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081877">
                <text:p>0.0000081877</text:p>
              </table:table-cell>
              <table:table-cell office:value-type="float" office:value="0.000060312">
                <text:p>0.0000603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082466">
                <text:p>0.0000082466</text:p>
              </table:table-cell>
              <table:table-cell office:value-type="float" office:value="0.000064248">
                <text:p>0.0000642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085295">
                <text:p>0.0000085295</text:p>
              </table:table-cell>
              <table:table-cell office:value-type="float" office:value="0.000067993">
                <text:p>0.0000679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088353">
                <text:p>0.0000088353</text:p>
              </table:table-cell>
              <table:table-cell office:value-type="float" office:value="0.000071852">
                <text:p>0.0000718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091373">
                <text:p>0.0000091373</text:p>
              </table:table-cell>
              <table:table-cell office:value-type="float" office:value="0.000075441">
                <text:p>0.0000754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094484">
                <text:p>0.0000094484</text:p>
              </table:table-cell>
              <table:table-cell office:value-type="float" office:value="0.000079023">
                <text:p>0.0000790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097831">
                <text:p>0.0000097831</text:p>
              </table:table-cell>
              <table:table-cell office:value-type="float" office:value="0.000083107">
                <text:p>0.0000831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101172">
                <text:p>0.0000101172</text:p>
              </table:table-cell>
              <table:table-cell office:value-type="float" office:value="0.000086738">
                <text:p>0.0000867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104366">
                <text:p>0.0000104366</text:p>
              </table:table-cell>
              <table:table-cell office:value-type="float" office:value="0.000090434">
                <text:p>0.0000904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108019">
                <text:p>0.0000108019</text:p>
              </table:table-cell>
              <table:table-cell office:value-type="float" office:value="0.0000941">
                <text:p>0.00009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1115">
                <text:p>0.00001115</text:p>
              </table:table-cell>
              <table:table-cell office:value-type="float" office:value="0.000097818">
                <text:p>0.0000978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11517">
                <text:p>0.000011517</text:p>
              </table:table-cell>
              <table:table-cell office:value-type="float" office:value="0.00010143">
                <text:p>0.000101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11892">
                <text:p>0.000011892</text:p>
              </table:table-cell>
              <table:table-cell office:value-type="float" office:value="0.000104947">
                <text:p>0.0001049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12287">
                <text:p>0.000012287</text:p>
              </table:table-cell>
              <table:table-cell office:value-type="float" office:value="0.000108246">
                <text:p>0.0001082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12929">
                <text:p>0.000012929</text:p>
              </table:table-cell>
              <table:table-cell office:value-type="float" office:value="0.00011164">
                <text:p>0.000111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13085">
                <text:p>0.000013085</text:p>
              </table:table-cell>
              <table:table-cell office:value-type="float" office:value="0.0001155">
                <text:p>0.00011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13488">
                <text:p>0.000013488</text:p>
              </table:table-cell>
              <table:table-cell office:value-type="float" office:value="0.00011887">
                <text:p>0.000118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13967">
                <text:p>0.000013967</text:p>
              </table:table-cell>
              <table:table-cell office:value-type="float" office:value="0.00012189">
                <text:p>0.000121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14389">
                <text:p>0.000014389</text:p>
              </table:table-cell>
              <table:table-cell office:value-type="float" office:value="0.00012523">
                <text:p>0.000125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1485">
                <text:p>0.00001485</text:p>
              </table:table-cell>
              <table:table-cell office:value-type="float" office:value="0.00012843">
                <text:p>0.000128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15385">
                <text:p>0.000015385</text:p>
              </table:table-cell>
              <table:table-cell office:value-type="float" office:value="0.00013172">
                <text:p>0.000131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15782">
                <text:p>0.000015782</text:p>
              </table:table-cell>
              <table:table-cell office:value-type="float" office:value="0.00013503">
                <text:p>0.000135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16265">
                <text:p>0.000016265</text:p>
              </table:table-cell>
              <table:table-cell office:value-type="float" office:value="0.00013803">
                <text:p>0.000138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17173">
                <text:p>0.000017173</text:p>
              </table:table-cell>
              <table:table-cell office:value-type="float" office:value="0.00014107">
                <text:p>0.000141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17574">
                <text:p>0.000017574</text:p>
              </table:table-cell>
              <table:table-cell office:value-type="float" office:value="0.0001442">
                <text:p>0.00014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17942">
                <text:p>0.000017942</text:p>
              </table:table-cell>
              <table:table-cell office:value-type="float" office:value="0.00014702">
                <text:p>0.000147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18427">
                <text:p>0.000018427</text:p>
              </table:table-cell>
              <table:table-cell office:value-type="float" office:value="0.00014975">
                <text:p>0.000149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19022">
                <text:p>0.000019022</text:p>
              </table:table-cell>
              <table:table-cell office:value-type="float" office:value="0.00015273">
                <text:p>0.000152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19685">
                <text:p>0.000019685</text:p>
              </table:table-cell>
              <table:table-cell office:value-type="float" office:value="0.00015562">
                <text:p>0.000155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20065">
                <text:p>0.000020065</text:p>
              </table:table-cell>
              <table:table-cell office:value-type="float" office:value="0.00015844">
                <text:p>0.000158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21012">
                <text:p>0.000021012</text:p>
              </table:table-cell>
              <table:table-cell office:value-type="float" office:value="0.00016105">
                <text:p>0.000161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2154">
                <text:p>0.00002154</text:p>
              </table:table-cell>
              <table:table-cell office:value-type="float" office:value="0.00016369">
                <text:p>0.000163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2185">
                <text:p>0.00002185</text:p>
              </table:table-cell>
              <table:table-cell office:value-type="float" office:value="0.00016621">
                <text:p>0.000166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22404">
                <text:p>0.000022404</text:p>
              </table:table-cell>
              <table:table-cell office:value-type="float" office:value="0.00016892">
                <text:p>0.000168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23484">
                <text:p>0.000023484</text:p>
              </table:table-cell>
              <table:table-cell office:value-type="float" office:value="0.00017138">
                <text:p>0.000171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24069">
                <text:p>0.000024069</text:p>
              </table:table-cell>
              <table:table-cell office:value-type="float" office:value="0.00017381">
                <text:p>0.000173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24233">
                <text:p>0.000024233</text:p>
              </table:table-cell>
              <table:table-cell office:value-type="float" office:value="0.00017645">
                <text:p>0.000176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25086">
                <text:p>0.000025086</text:p>
              </table:table-cell>
              <table:table-cell office:value-type="float" office:value="0.00017859">
                <text:p>0.0001785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99cm" svg:y="2.905cm" style:legend-expansion="high" chart:style-name="ch2"/>
        <chart:plot-area chart:style-name="ch3" table:cell-range-address="'DIBL-11-30'.A5:'DIBL-11-30'.A106 'DIBL-11-30'.D5:'DIBL-11-30'.D106 'DIBL-11-30'.G5:'DIBL-11-30'.G106 'DIBL-11-30'.J5:'DIBL-11-30'.J106 'DIBL-11-30'.M5:'DIBL-11-30'.M106 'DIBL-11-30'.P5:'DIBL-11-30'.P106 'DIBL-11-30'.S5:'DIBL-11-30'.S106" chart:data-source-has-labels="row" svg:x="0.32cm" svg:y="0.18cm" svg:width="13.159cm" svg:height="8.64cm">
          <chartooo:coordinate-region svg:x="2.166cm" svg:y="0.388cm" svg:width="11.06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IBL-11-30'.D6:'DIBL-11-30'.D106" chart:label-cell-address="'DIBL-11-30'.D5:'DIBL-11-30'.D5" chart:class="chart:scatter">
            <chart:domain table:cell-range-address="'DIBL-11-30'.A6:'DIBL-11-30'.A106"/>
            <chart:data-point chart:repeated="101"/>
          </chart:series>
          <chart:series chart:style-name="ch8" chart:values-cell-range-address="'DIBL-11-30'.G6:'DIBL-11-30'.G106" chart:label-cell-address="'DIBL-11-30'.G5:'DIBL-11-30'.G5" chart:class="chart:scatter">
            <chart:data-point chart:repeated="101"/>
          </chart:series>
          <chart:series chart:style-name="ch9" chart:values-cell-range-address="'DIBL-11-30'.J6:'DIBL-11-30'.J106" chart:label-cell-address="'DIBL-11-30'.J5:'DIBL-11-30'.J5" chart:class="chart:scatter">
            <chart:data-point chart:repeated="101"/>
          </chart:series>
          <chart:series chart:style-name="ch10" chart:values-cell-range-address="'DIBL-11-30'.M6:'DIBL-11-30'.M106" chart:label-cell-address="'DIBL-11-30'.M5:'DIBL-11-30'.M5" chart:class="chart:scatter">
            <chart:data-point chart:repeated="101"/>
          </chart:series>
          <chart:series chart:style-name="ch11" chart:values-cell-range-address="'DIBL-11-30'.P6:'DIBL-11-30'.P106" chart:label-cell-address="'DIBL-11-30'.P5:'DIBL-11-30'.P5" chart:class="chart:scatter">
            <chart:data-point chart:repeated="101"/>
          </chart:series>
          <chart:series chart:style-name="ch12" chart:values-cell-range-address="'DIBL-11-30'.S6:'DIBL-11-30'.S106" chart:label-cell-address="'DIBL-11-30'.S5:'DIBL-11-30'.S5" chart:class="chart:scatter">
            <chart:data-point chart:repeated="1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DIBL-11-30'.D5:'DIBL-11-30'.D5</svg:desc>
                </draw:g>
              </table:table-cell>
              <table:table-cell office:value-type="string">
                <text:p>Id (A)</text:p>
                <draw:g>
                  <svg:desc>'DIBL-11-30'.G5:'DIBL-11-30'.G5</svg:desc>
                </draw:g>
              </table:table-cell>
              <table:table-cell office:value-type="string">
                <text:p>Id (A)</text:p>
                <draw:g>
                  <svg:desc>'DIBL-11-30'.J5:'DIBL-11-30'.J5</svg:desc>
                </draw:g>
              </table:table-cell>
              <table:table-cell office:value-type="string">
                <text:p>Id (A)</text:p>
                <draw:g>
                  <svg:desc>'DIBL-11-30'.M5:'DIBL-11-30'.M5</svg:desc>
                </draw:g>
              </table:table-cell>
              <table:table-cell office:value-type="string">
                <text:p>Id (A)</text:p>
                <draw:g>
                  <svg:desc>'DIBL-11-30'.P5:'DIBL-11-30'.P5</svg:desc>
                </draw:g>
              </table:table-cell>
              <table:table-cell office:value-type="string">
                <text:p>Id (A)</text:p>
                <draw:g>
                  <svg:desc>'DIBL-11-30'.S5:'DIBL-11-30'.S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IBL-11-30'.A6:'DIBL-11-30'.A106</svg:desc>
                </draw:g>
              </table:table-cell>
              <table:table-cell office:value-type="float" office:value="-0.0000000006391">
                <text:p>-0.0000000006391</text:p>
                <draw:g>
                  <svg:desc>'DIBL-11-30'.D6:'DIBL-11-30'.D106</svg:desc>
                </draw:g>
              </table:table-cell>
              <table:table-cell office:value-type="float" office:value="-0.000000078553">
                <text:p>-0.000000078553</text:p>
                <draw:g>
                  <svg:desc>'DIBL-11-30'.G6:'DIBL-11-30'.G106</svg:desc>
                </draw:g>
              </table:table-cell>
              <table:table-cell office:value-type="float" office:value="-0.00000024626">
                <text:p>-0.00000024626</text:p>
                <draw:g>
                  <svg:desc>'DIBL-11-30'.J6:'DIBL-11-30'.J106</svg:desc>
                </draw:g>
              </table:table-cell>
              <table:table-cell office:value-type="float" office:value="-0.00000034989">
                <text:p>-0.00000034989</text:p>
                <draw:g>
                  <svg:desc>'DIBL-11-30'.M6:'DIBL-11-30'.M106</svg:desc>
                </draw:g>
              </table:table-cell>
              <table:table-cell office:value-type="float" office:value="-0.0000012947">
                <text:p>-0.0000012947</text:p>
                <draw:g>
                  <svg:desc>'DIBL-11-30'.P6:'DIBL-11-30'.P106</svg:desc>
                </draw:g>
              </table:table-cell>
              <table:table-cell office:value-type="float" office:value="-0.0000030825">
                <text:p>-0.0000030825</text:p>
                <draw:g>
                  <svg:desc>'DIBL-11-30'.S6:'DIBL-11-30'.S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20963">
                <text:p>0.00000020963</text:p>
              </table:table-cell>
              <table:table-cell office:value-type="float" office:value="0.00000022131">
                <text:p>0.00000022131</text:p>
              </table:table-cell>
              <table:table-cell office:value-type="float" office:value="0.0000031149">
                <text:p>0.0000031149</text:p>
              </table:table-cell>
              <table:table-cell office:value-type="float" office:value="0.000012488">
                <text:p>0.000012488</text:p>
              </table:table-cell>
              <table:table-cell office:value-type="float" office:value="0.00002087">
                <text:p>0.00002087</text:p>
              </table:table-cell>
              <table:table-cell office:value-type="float" office:value="0.000025039">
                <text:p>0.0000250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41978">
                <text:p>0.00000041978</text:p>
              </table:table-cell>
              <table:table-cell office:value-type="float" office:value="0.0000004997">
                <text:p>0.0000004997</text:p>
              </table:table-cell>
              <table:table-cell office:value-type="float" office:value="0.0000060857">
                <text:p>0.0000060857</text:p>
              </table:table-cell>
              <table:table-cell office:value-type="float" office:value="0.000024936">
                <text:p>0.000024936</text:p>
              </table:table-cell>
              <table:table-cell office:value-type="float" office:value="0.000042487">
                <text:p>0.000042487</text:p>
              </table:table-cell>
              <table:table-cell office:value-type="float" office:value="0.000052969">
                <text:p>0.000052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63197">
                <text:p>0.00000063197</text:p>
              </table:table-cell>
              <table:table-cell office:value-type="float" office:value="0.00000077248">
                <text:p>0.00000077248</text:p>
              </table:table-cell>
              <table:table-cell office:value-type="float" office:value="0.0000087625">
                <text:p>0.0000087625</text:p>
              </table:table-cell>
              <table:table-cell office:value-type="float" office:value="0.000036888">
                <text:p>0.000036888</text:p>
              </table:table-cell>
              <table:table-cell office:value-type="float" office:value="0.000063636">
                <text:p>0.000063636</text:p>
              </table:table-cell>
              <table:table-cell office:value-type="float" office:value="0.000080861">
                <text:p>0.0000808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84479">
                <text:p>0.00000084479</text:p>
              </table:table-cell>
              <table:table-cell office:value-type="float" office:value="0.00000103105">
                <text:p>0.00000103105</text:p>
              </table:table-cell>
              <table:table-cell office:value-type="float" office:value="0.0000110625">
                <text:p>0.0000110625</text:p>
              </table:table-cell>
              <table:table-cell office:value-type="float" office:value="0.000048235">
                <text:p>0.000048235</text:p>
              </table:table-cell>
              <table:table-cell office:value-type="float" office:value="0.000084201">
                <text:p>0.000084201</text:p>
              </table:table-cell>
              <table:table-cell office:value-type="float" office:value="0.000107954">
                <text:p>0.0001079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10599">
                <text:p>0.0000010599</text:p>
              </table:table-cell>
              <table:table-cell office:value-type="float" office:value="0.0000012911">
                <text:p>0.0000012911</text:p>
              </table:table-cell>
              <table:table-cell office:value-type="float" office:value="0.000013172">
                <text:p>0.000013172</text:p>
              </table:table-cell>
              <table:table-cell office:value-type="float" office:value="0.000059102">
                <text:p>0.000059102</text:p>
              </table:table-cell>
              <table:table-cell office:value-type="float" office:value="0.000104402">
                <text:p>0.000104402</text:p>
              </table:table-cell>
              <table:table-cell office:value-type="float" office:value="0.00013493">
                <text:p>0.000134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12806">
                <text:p>0.0000012806</text:p>
              </table:table-cell>
              <table:table-cell office:value-type="float" office:value="0.0000015481">
                <text:p>0.0000015481</text:p>
              </table:table-cell>
              <table:table-cell office:value-type="float" office:value="0.000015026">
                <text:p>0.000015026</text:p>
              </table:table-cell>
              <table:table-cell office:value-type="float" office:value="0.000069225">
                <text:p>0.000069225</text:p>
              </table:table-cell>
              <table:table-cell office:value-type="float" office:value="0.00012387">
                <text:p>0.00012387</text:p>
              </table:table-cell>
              <table:table-cell office:value-type="float" office:value="0.00016094">
                <text:p>0.000160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1506">
                <text:p>0.000001506</text:p>
              </table:table-cell>
              <table:table-cell office:value-type="float" office:value="0.0000018009">
                <text:p>0.0000018009</text:p>
              </table:table-cell>
              <table:table-cell office:value-type="float" office:value="0.000016757">
                <text:p>0.000016757</text:p>
              </table:table-cell>
              <table:table-cell office:value-type="float" office:value="0.000079178">
                <text:p>0.000079178</text:p>
              </table:table-cell>
              <table:table-cell office:value-type="float" office:value="0.00014288">
                <text:p>0.00014288</text:p>
              </table:table-cell>
              <table:table-cell office:value-type="float" office:value="0.00018697">
                <text:p>0.00018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17313">
                <text:p>0.0000017313</text:p>
              </table:table-cell>
              <table:table-cell office:value-type="float" office:value="0.0000020545">
                <text:p>0.0000020545</text:p>
              </table:table-cell>
              <table:table-cell office:value-type="float" office:value="0.00001824">
                <text:p>0.00001824</text:p>
              </table:table-cell>
              <table:table-cell office:value-type="float" office:value="0.000088223">
                <text:p>0.000088223</text:p>
              </table:table-cell>
              <table:table-cell office:value-type="float" office:value="0.000161">
                <text:p>0.000161</text:p>
              </table:table-cell>
              <table:table-cell office:value-type="float" office:value="0.00021183">
                <text:p>0.000211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19671">
                <text:p>0.0000019671</text:p>
              </table:table-cell>
              <table:table-cell office:value-type="float" office:value="0.0000023166">
                <text:p>0.0000023166</text:p>
              </table:table-cell>
              <table:table-cell office:value-type="float" office:value="0.000019611">
                <text:p>0.000019611</text:p>
              </table:table-cell>
              <table:table-cell office:value-type="float" office:value="0.000096946">
                <text:p>0.000096946</text:p>
              </table:table-cell>
              <table:table-cell office:value-type="float" office:value="0.00017868">
                <text:p>0.00017868</text:p>
              </table:table-cell>
              <table:table-cell office:value-type="float" office:value="0.00023639">
                <text:p>0.000236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22012">
                <text:p>0.0000022012</text:p>
              </table:table-cell>
              <table:table-cell office:value-type="float" office:value="0.0000025793">
                <text:p>0.0000025793</text:p>
              </table:table-cell>
              <table:table-cell office:value-type="float" office:value="0.000020901">
                <text:p>0.000020901</text:p>
              </table:table-cell>
              <table:table-cell office:value-type="float" office:value="0.000104972">
                <text:p>0.000104972</text:p>
              </table:table-cell>
              <table:table-cell office:value-type="float" office:value="0.00019577">
                <text:p>0.00019577</text:p>
              </table:table-cell>
              <table:table-cell office:value-type="float" office:value="0.00026025">
                <text:p>0.00026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24455">
                <text:p>0.0000024455</text:p>
              </table:table-cell>
              <table:table-cell office:value-type="float" office:value="0.000002844">
                <text:p>0.000002844</text:p>
              </table:table-cell>
              <table:table-cell office:value-type="float" office:value="0.000022137">
                <text:p>0.000022137</text:p>
              </table:table-cell>
              <table:table-cell office:value-type="float" office:value="0.000112699">
                <text:p>0.000112699</text:p>
              </table:table-cell>
              <table:table-cell office:value-type="float" office:value="0.00021215">
                <text:p>0.00021215</text:p>
              </table:table-cell>
              <table:table-cell office:value-type="float" office:value="0.0002834">
                <text:p>0.00028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26901">
                <text:p>0.0000026901</text:p>
              </table:table-cell>
              <table:table-cell office:value-type="float" office:value="0.0000031183">
                <text:p>0.0000031183</text:p>
              </table:table-cell>
              <table:table-cell office:value-type="float" office:value="0.000023257">
                <text:p>0.000023257</text:p>
              </table:table-cell>
              <table:table-cell office:value-type="float" office:value="0.00011979">
                <text:p>0.00011979</text:p>
              </table:table-cell>
              <table:table-cell office:value-type="float" office:value="0.00022758">
                <text:p>0.00022758</text:p>
              </table:table-cell>
              <table:table-cell office:value-type="float" office:value="0.00030565">
                <text:p>0.000305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29408">
                <text:p>0.0000029408</text:p>
              </table:table-cell>
              <table:table-cell office:value-type="float" office:value="0.0000033942">
                <text:p>0.0000033942</text:p>
              </table:table-cell>
              <table:table-cell office:value-type="float" office:value="0.000024412">
                <text:p>0.000024412</text:p>
              </table:table-cell>
              <table:table-cell office:value-type="float" office:value="0.00012629">
                <text:p>0.00012629</text:p>
              </table:table-cell>
              <table:table-cell office:value-type="float" office:value="0.00024248">
                <text:p>0.00024248</text:p>
              </table:table-cell>
              <table:table-cell office:value-type="float" office:value="0.00032763">
                <text:p>0.000327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32023">
                <text:p>0.0000032023</text:p>
              </table:table-cell>
              <table:table-cell office:value-type="float" office:value="0.0000036737">
                <text:p>0.0000036737</text:p>
              </table:table-cell>
              <table:table-cell office:value-type="float" office:value="0.000025452">
                <text:p>0.000025452</text:p>
              </table:table-cell>
              <table:table-cell office:value-type="float" office:value="0.00013226">
                <text:p>0.00013226</text:p>
              </table:table-cell>
              <table:table-cell office:value-type="float" office:value="0.0002567">
                <text:p>0.0002567</text:p>
              </table:table-cell>
              <table:table-cell office:value-type="float" office:value="0.00034852">
                <text:p>0.000348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34633">
                <text:p>0.0000034633</text:p>
              </table:table-cell>
              <table:table-cell office:value-type="float" office:value="0.0000039535">
                <text:p>0.0000039535</text:p>
              </table:table-cell>
              <table:table-cell office:value-type="float" office:value="0.000026319">
                <text:p>0.000026319</text:p>
              </table:table-cell>
              <table:table-cell office:value-type="float" office:value="0.0001382">
                <text:p>0.0001382</text:p>
              </table:table-cell>
              <table:table-cell office:value-type="float" office:value="0.00027029">
                <text:p>0.00027029</text:p>
              </table:table-cell>
              <table:table-cell office:value-type="float" office:value="0.0003688">
                <text:p>0.00036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3731">
                <text:p>0.000003731</text:p>
              </table:table-cell>
              <table:table-cell office:value-type="float" office:value="0.0000042439">
                <text:p>0.0000042439</text:p>
              </table:table-cell>
              <table:table-cell office:value-type="float" office:value="0.000027376">
                <text:p>0.000027376</text:p>
              </table:table-cell>
              <table:table-cell office:value-type="float" office:value="0.00014348">
                <text:p>0.00014348</text:p>
              </table:table-cell>
              <table:table-cell office:value-type="float" office:value="0.00028331">
                <text:p>0.00028331</text:p>
              </table:table-cell>
              <table:table-cell office:value-type="float" office:value="0.00038859">
                <text:p>0.000388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40031">
                <text:p>0.0000040031</text:p>
              </table:table-cell>
              <table:table-cell office:value-type="float" office:value="0.0000045388">
                <text:p>0.0000045388</text:p>
              </table:table-cell>
              <table:table-cell office:value-type="float" office:value="0.000028333">
                <text:p>0.000028333</text:p>
              </table:table-cell>
              <table:table-cell office:value-type="float" office:value="0.00014849">
                <text:p>0.00014849</text:p>
              </table:table-cell>
              <table:table-cell office:value-type="float" office:value="0.00029573">
                <text:p>0.00029573</text:p>
              </table:table-cell>
              <table:table-cell office:value-type="float" office:value="0.00040721">
                <text:p>0.000407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42778">
                <text:p>0.0000042778</text:p>
              </table:table-cell>
              <table:table-cell office:value-type="float" office:value="0.0000048326">
                <text:p>0.0000048326</text:p>
              </table:table-cell>
              <table:table-cell office:value-type="float" office:value="0.000029262">
                <text:p>0.000029262</text:p>
              </table:table-cell>
              <table:table-cell office:value-type="float" office:value="0.00015313">
                <text:p>0.00015313</text:p>
              </table:table-cell>
              <table:table-cell office:value-type="float" office:value="0.00030746">
                <text:p>0.00030746</text:p>
              </table:table-cell>
              <table:table-cell office:value-type="float" office:value="0.00042532">
                <text:p>0.000425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45573">
                <text:p>0.0000045573</text:p>
              </table:table-cell>
              <table:table-cell office:value-type="float" office:value="0.0000051397">
                <text:p>0.0000051397</text:p>
              </table:table-cell>
              <table:table-cell office:value-type="float" office:value="0.000030145">
                <text:p>0.000030145</text:p>
              </table:table-cell>
              <table:table-cell office:value-type="float" office:value="0.00015763">
                <text:p>0.00015763</text:p>
              </table:table-cell>
              <table:table-cell office:value-type="float" office:value="0.00031837">
                <text:p>0.00031837</text:p>
              </table:table-cell>
              <table:table-cell office:value-type="float" office:value="0.00044279">
                <text:p>0.000442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48485">
                <text:p>0.0000048485</text:p>
              </table:table-cell>
              <table:table-cell office:value-type="float" office:value="0.0000054432">
                <text:p>0.0000054432</text:p>
              </table:table-cell>
              <table:table-cell office:value-type="float" office:value="0.000030998">
                <text:p>0.000030998</text:p>
              </table:table-cell>
              <table:table-cell office:value-type="float" office:value="0.00016178">
                <text:p>0.00016178</text:p>
              </table:table-cell>
              <table:table-cell office:value-type="float" office:value="0.00032877">
                <text:p>0.00032877</text:p>
              </table:table-cell>
              <table:table-cell office:value-type="float" office:value="0.00045926">
                <text:p>0.000459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51355">
                <text:p>0.0000051355</text:p>
              </table:table-cell>
              <table:table-cell office:value-type="float" office:value="0.0000057579">
                <text:p>0.0000057579</text:p>
              </table:table-cell>
              <table:table-cell office:value-type="float" office:value="0.000031921">
                <text:p>0.000031921</text:p>
              </table:table-cell>
              <table:table-cell office:value-type="float" office:value="0.00016563">
                <text:p>0.00016563</text:p>
              </table:table-cell>
              <table:table-cell office:value-type="float" office:value="0.00033863">
                <text:p>0.00033863</text:p>
              </table:table-cell>
              <table:table-cell office:value-type="float" office:value="0.00047503">
                <text:p>0.000475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54305">
                <text:p>0.0000054305</text:p>
              </table:table-cell>
              <table:table-cell office:value-type="float" office:value="0.0000060811">
                <text:p>0.0000060811</text:p>
              </table:table-cell>
              <table:table-cell office:value-type="float" office:value="0.00003283">
                <text:p>0.00003283</text:p>
              </table:table-cell>
              <table:table-cell office:value-type="float" office:value="0.00016934">
                <text:p>0.00016934</text:p>
              </table:table-cell>
              <table:table-cell office:value-type="float" office:value="0.00034811">
                <text:p>0.00034811</text:p>
              </table:table-cell>
              <table:table-cell office:value-type="float" office:value="0.00049025">
                <text:p>0.000490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57379">
                <text:p>0.0000057379</text:p>
              </table:table-cell>
              <table:table-cell office:value-type="float" office:value="0.0000063972">
                <text:p>0.0000063972</text:p>
              </table:table-cell>
              <table:table-cell office:value-type="float" office:value="0.000033776">
                <text:p>0.000033776</text:p>
              </table:table-cell>
              <table:table-cell office:value-type="float" office:value="0.00017291">
                <text:p>0.00017291</text:p>
              </table:table-cell>
              <table:table-cell office:value-type="float" office:value="0.00035675">
                <text:p>0.00035675</text:p>
              </table:table-cell>
              <table:table-cell office:value-type="float" office:value="0.00050491">
                <text:p>0.000504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60399">
                <text:p>0.0000060399</text:p>
              </table:table-cell>
              <table:table-cell office:value-type="float" office:value="0.0000067233">
                <text:p>0.0000067233</text:p>
              </table:table-cell>
              <table:table-cell office:value-type="float" office:value="0.000034586">
                <text:p>0.000034586</text:p>
              </table:table-cell>
              <table:table-cell office:value-type="float" office:value="0.00017629">
                <text:p>0.00017629</text:p>
              </table:table-cell>
              <table:table-cell office:value-type="float" office:value="0.00036535">
                <text:p>0.00036535</text:p>
              </table:table-cell>
              <table:table-cell office:value-type="float" office:value="0.00051873">
                <text:p>0.000518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636">
                <text:p>0.00000636</text:p>
              </table:table-cell>
              <table:table-cell office:value-type="float" office:value="0.0000070546">
                <text:p>0.0000070546</text:p>
              </table:table-cell>
              <table:table-cell office:value-type="float" office:value="0.000035479">
                <text:p>0.000035479</text:p>
              </table:table-cell>
              <table:table-cell office:value-type="float" office:value="0.0001796">
                <text:p>0.0001796</text:p>
              </table:table-cell>
              <table:table-cell office:value-type="float" office:value="0.00037278">
                <text:p>0.00037278</text:p>
              </table:table-cell>
              <table:table-cell office:value-type="float" office:value="0.00053196">
                <text:p>0.000531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66743">
                <text:p>0.0000066743</text:p>
              </table:table-cell>
              <table:table-cell office:value-type="float" office:value="0.0000073897">
                <text:p>0.0000073897</text:p>
              </table:table-cell>
              <table:table-cell office:value-type="float" office:value="0.000036311">
                <text:p>0.000036311</text:p>
              </table:table-cell>
              <table:table-cell office:value-type="float" office:value="0.00018261">
                <text:p>0.00018261</text:p>
              </table:table-cell>
              <table:table-cell office:value-type="float" office:value="0.00038045">
                <text:p>0.00038045</text:p>
              </table:table-cell>
              <table:table-cell office:value-type="float" office:value="0.00054466">
                <text:p>0.000544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70018">
                <text:p>0.0000070018</text:p>
              </table:table-cell>
              <table:table-cell office:value-type="float" office:value="0.0000077664">
                <text:p>0.0000077664</text:p>
              </table:table-cell>
              <table:table-cell office:value-type="float" office:value="0.000037227">
                <text:p>0.000037227</text:p>
              </table:table-cell>
              <table:table-cell office:value-type="float" office:value="0.00018522">
                <text:p>0.00018522</text:p>
              </table:table-cell>
              <table:table-cell office:value-type="float" office:value="0.00038733">
                <text:p>0.00038733</text:p>
              </table:table-cell>
              <table:table-cell office:value-type="float" office:value="0.00055619">
                <text:p>0.000556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73406">
                <text:p>0.0000073406</text:p>
              </table:table-cell>
              <table:table-cell office:value-type="float" office:value="0.0000081099">
                <text:p>0.0000081099</text:p>
              </table:table-cell>
              <table:table-cell office:value-type="float" office:value="0.000038158">
                <text:p>0.000038158</text:p>
              </table:table-cell>
              <table:table-cell office:value-type="float" office:value="0.00018845">
                <text:p>0.00018845</text:p>
              </table:table-cell>
              <table:table-cell office:value-type="float" office:value="0.00039391">
                <text:p>0.00039391</text:p>
              </table:table-cell>
              <table:table-cell office:value-type="float" office:value="0.00056804">
                <text:p>0.000568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76689">
                <text:p>0.0000076689</text:p>
              </table:table-cell>
              <table:table-cell office:value-type="float" office:value="0.0000084684">
                <text:p>0.0000084684</text:p>
              </table:table-cell>
              <table:table-cell office:value-type="float" office:value="0.000038925">
                <text:p>0.000038925</text:p>
              </table:table-cell>
              <table:table-cell office:value-type="float" office:value="0.00019109">
                <text:p>0.00019109</text:p>
              </table:table-cell>
              <table:table-cell office:value-type="float" office:value="0.00040095">
                <text:p>0.00040095</text:p>
              </table:table-cell>
              <table:table-cell office:value-type="float" office:value="0.00057905">
                <text:p>0.000579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79998">
                <text:p>0.0000079998</text:p>
              </table:table-cell>
              <table:table-cell office:value-type="float" office:value="0.0000088303">
                <text:p>0.0000088303</text:p>
              </table:table-cell>
              <table:table-cell office:value-type="float" office:value="0.000039765">
                <text:p>0.000039765</text:p>
              </table:table-cell>
              <table:table-cell office:value-type="float" office:value="0.00019365">
                <text:p>0.00019365</text:p>
              </table:table-cell>
              <table:table-cell office:value-type="float" office:value="0.00040633">
                <text:p>0.00040633</text:p>
              </table:table-cell>
              <table:table-cell office:value-type="float" office:value="0.00058771">
                <text:p>0.000587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8352">
                <text:p>0.000008352</text:p>
              </table:table-cell>
              <table:table-cell office:value-type="float" office:value="0.0000091638">
                <text:p>0.0000091638</text:p>
              </table:table-cell>
              <table:table-cell office:value-type="float" office:value="0.000040675">
                <text:p>0.000040675</text:p>
              </table:table-cell>
              <table:table-cell office:value-type="float" office:value="0.00019623">
                <text:p>0.00019623</text:p>
              </table:table-cell>
              <table:table-cell office:value-type="float" office:value="0.00041169">
                <text:p>0.00041169</text:p>
              </table:table-cell>
              <table:table-cell office:value-type="float" office:value="0.0005976">
                <text:p>0.00059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87025">
                <text:p>0.0000087025</text:p>
              </table:table-cell>
              <table:table-cell office:value-type="float" office:value="0.0000095369">
                <text:p>0.0000095369</text:p>
              </table:table-cell>
              <table:table-cell office:value-type="float" office:value="0.000041582">
                <text:p>0.000041582</text:p>
              </table:table-cell>
              <table:table-cell office:value-type="float" office:value="0.00019868">
                <text:p>0.00019868</text:p>
              </table:table-cell>
              <table:table-cell office:value-type="float" office:value="0.00041601">
                <text:p>0.00041601</text:p>
              </table:table-cell>
              <table:table-cell office:value-type="float" office:value="0.00060687">
                <text:p>0.000606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90581">
                <text:p>0.0000090581</text:p>
              </table:table-cell>
              <table:table-cell office:value-type="float" office:value="0.0000098913">
                <text:p>0.0000098913</text:p>
              </table:table-cell>
              <table:table-cell office:value-type="float" office:value="0.000042501">
                <text:p>0.000042501</text:p>
              </table:table-cell>
              <table:table-cell office:value-type="float" office:value="0.00020063">
                <text:p>0.00020063</text:p>
              </table:table-cell>
              <table:table-cell office:value-type="float" office:value="0.00042206">
                <text:p>0.00042206</text:p>
              </table:table-cell>
              <table:table-cell office:value-type="float" office:value="0.00061706">
                <text:p>0.000617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9432">
                <text:p>0.000009432</text:p>
              </table:table-cell>
              <table:table-cell office:value-type="float" office:value="0.0000102944">
                <text:p>0.0000102944</text:p>
              </table:table-cell>
              <table:table-cell office:value-type="float" office:value="0.00004325">
                <text:p>0.00004325</text:p>
              </table:table-cell>
              <table:table-cell office:value-type="float" office:value="0.00020345">
                <text:p>0.00020345</text:p>
              </table:table-cell>
              <table:table-cell office:value-type="float" office:value="0.00042682">
                <text:p>0.00042682</text:p>
              </table:table-cell>
              <table:table-cell office:value-type="float" office:value="0.00062532">
                <text:p>0.000625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97975">
                <text:p>0.0000097975</text:p>
              </table:table-cell>
              <table:table-cell office:value-type="float" office:value="0.0000106996">
                <text:p>0.0000106996</text:p>
              </table:table-cell>
              <table:table-cell office:value-type="float" office:value="0.000044202">
                <text:p>0.000044202</text:p>
              </table:table-cell>
              <table:table-cell office:value-type="float" office:value="0.00020527">
                <text:p>0.00020527</text:p>
              </table:table-cell>
              <table:table-cell office:value-type="float" office:value="0.00043198">
                <text:p>0.00043198</text:p>
              </table:table-cell>
              <table:table-cell office:value-type="float" office:value="0.00063253">
                <text:p>0.000632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101564">
                <text:p>0.0000101564</text:p>
              </table:table-cell>
              <table:table-cell office:value-type="float" office:value="0.0000110803">
                <text:p>0.0000110803</text:p>
              </table:table-cell>
              <table:table-cell office:value-type="float" office:value="0.000045017">
                <text:p>0.000045017</text:p>
              </table:table-cell>
              <table:table-cell office:value-type="float" office:value="0.00020798">
                <text:p>0.00020798</text:p>
              </table:table-cell>
              <table:table-cell office:value-type="float" office:value="0.00043683">
                <text:p>0.00043683</text:p>
              </table:table-cell>
              <table:table-cell office:value-type="float" office:value="0.00064021">
                <text:p>0.000640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105466">
                <text:p>0.0000105466</text:p>
              </table:table-cell>
              <table:table-cell office:value-type="float" office:value="0.000011484">
                <text:p>0.000011484</text:p>
              </table:table-cell>
              <table:table-cell office:value-type="float" office:value="0.000046065">
                <text:p>0.000046065</text:p>
              </table:table-cell>
              <table:table-cell office:value-type="float" office:value="0.00021">
                <text:p>0.00021</text:p>
              </table:table-cell>
              <table:table-cell office:value-type="float" office:value="0.00044087">
                <text:p>0.00044087</text:p>
              </table:table-cell>
              <table:table-cell office:value-type="float" office:value="0.0006478">
                <text:p>0.00064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109293">
                <text:p>0.0000109293</text:p>
              </table:table-cell>
              <table:table-cell office:value-type="float" office:value="0.000011926">
                <text:p>0.000011926</text:p>
              </table:table-cell>
              <table:table-cell office:value-type="float" office:value="0.000046836">
                <text:p>0.000046836</text:p>
              </table:table-cell>
              <table:table-cell office:value-type="float" office:value="0.0002117">
                <text:p>0.0002117</text:p>
              </table:table-cell>
              <table:table-cell office:value-type="float" office:value="0.00044463">
                <text:p>0.00044463</text:p>
              </table:table-cell>
              <table:table-cell office:value-type="float" office:value="0.00065404">
                <text:p>0.000654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113202">
                <text:p>0.0000113202</text:p>
              </table:table-cell>
              <table:table-cell office:value-type="float" office:value="0.000012341">
                <text:p>0.000012341</text:p>
              </table:table-cell>
              <table:table-cell office:value-type="float" office:value="0.000047752">
                <text:p>0.000047752</text:p>
              </table:table-cell>
              <table:table-cell office:value-type="float" office:value="0.00021424">
                <text:p>0.00021424</text:p>
              </table:table-cell>
              <table:table-cell office:value-type="float" office:value="0.00044868">
                <text:p>0.00044868</text:p>
              </table:table-cell>
              <table:table-cell office:value-type="float" office:value="0.00066121">
                <text:p>0.000661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11741">
                <text:p>0.000011741</text:p>
              </table:table-cell>
              <table:table-cell office:value-type="float" office:value="0.000012769">
                <text:p>0.000012769</text:p>
              </table:table-cell>
              <table:table-cell office:value-type="float" office:value="0.000048638">
                <text:p>0.000048638</text:p>
              </table:table-cell>
              <table:table-cell office:value-type="float" office:value="0.00021574">
                <text:p>0.00021574</text:p>
              </table:table-cell>
              <table:table-cell office:value-type="float" office:value="0.00045244">
                <text:p>0.00045244</text:p>
              </table:table-cell>
              <table:table-cell office:value-type="float" office:value="0.00066726">
                <text:p>0.000667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12153">
                <text:p>0.000012153</text:p>
              </table:table-cell>
              <table:table-cell office:value-type="float" office:value="0.000013199">
                <text:p>0.000013199</text:p>
              </table:table-cell>
              <table:table-cell office:value-type="float" office:value="0.00004944">
                <text:p>0.00004944</text:p>
              </table:table-cell>
              <table:table-cell office:value-type="float" office:value="0.00021828">
                <text:p>0.00021828</text:p>
              </table:table-cell>
              <table:table-cell office:value-type="float" office:value="0.00045625">
                <text:p>0.00045625</text:p>
              </table:table-cell>
              <table:table-cell office:value-type="float" office:value="0.00067315">
                <text:p>0.000673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12596">
                <text:p>0.000012596</text:p>
              </table:table-cell>
              <table:table-cell office:value-type="float" office:value="0.000013629">
                <text:p>0.000013629</text:p>
              </table:table-cell>
              <table:table-cell office:value-type="float" office:value="0.000050389">
                <text:p>0.000050389</text:p>
              </table:table-cell>
              <table:table-cell office:value-type="float" office:value="0.00022041">
                <text:p>0.00022041</text:p>
              </table:table-cell>
              <table:table-cell office:value-type="float" office:value="0.00045937">
                <text:p>0.00045937</text:p>
              </table:table-cell>
              <table:table-cell office:value-type="float" office:value="0.00067881">
                <text:p>0.000678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12965">
                <text:p>0.000012965</text:p>
              </table:table-cell>
              <table:table-cell office:value-type="float" office:value="0.000014071">
                <text:p>0.000014071</text:p>
              </table:table-cell>
              <table:table-cell office:value-type="float" office:value="0.000051387">
                <text:p>0.000051387</text:p>
              </table:table-cell>
              <table:table-cell office:value-type="float" office:value="0.00022213">
                <text:p>0.00022213</text:p>
              </table:table-cell>
              <table:table-cell office:value-type="float" office:value="0.00046367">
                <text:p>0.00046367</text:p>
              </table:table-cell>
              <table:table-cell office:value-type="float" office:value="0.00068385">
                <text:p>0.000683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13424">
                <text:p>0.000013424</text:p>
              </table:table-cell>
              <table:table-cell office:value-type="float" office:value="0.000014513">
                <text:p>0.000014513</text:p>
              </table:table-cell>
              <table:table-cell office:value-type="float" office:value="0.0000522">
                <text:p>0.0000522</text:p>
              </table:table-cell>
              <table:table-cell office:value-type="float" office:value="0.00022398">
                <text:p>0.00022398</text:p>
              </table:table-cell>
              <table:table-cell office:value-type="float" office:value="0.00046617">
                <text:p>0.00046617</text:p>
              </table:table-cell>
              <table:table-cell office:value-type="float" office:value="0.00068904">
                <text:p>0.000689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13888">
                <text:p>0.000013888</text:p>
              </table:table-cell>
              <table:table-cell office:value-type="float" office:value="0.000014975">
                <text:p>0.000014975</text:p>
              </table:table-cell>
              <table:table-cell office:value-type="float" office:value="0.000053001">
                <text:p>0.000053001</text:p>
              </table:table-cell>
              <table:table-cell office:value-type="float" office:value="0.00022608">
                <text:p>0.00022608</text:p>
              </table:table-cell>
              <table:table-cell office:value-type="float" office:value="0.00047004">
                <text:p>0.00047004</text:p>
              </table:table-cell>
              <table:table-cell office:value-type="float" office:value="0.00069465">
                <text:p>0.000694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14299">
                <text:p>0.000014299</text:p>
              </table:table-cell>
              <table:table-cell office:value-type="float" office:value="0.000015437">
                <text:p>0.000015437</text:p>
              </table:table-cell>
              <table:table-cell office:value-type="float" office:value="0.000053932">
                <text:p>0.000053932</text:p>
              </table:table-cell>
              <table:table-cell office:value-type="float" office:value="0.00022804">
                <text:p>0.00022804</text:p>
              </table:table-cell>
              <table:table-cell office:value-type="float" office:value="0.00047261">
                <text:p>0.00047261</text:p>
              </table:table-cell>
              <table:table-cell office:value-type="float" office:value="0.0006993">
                <text:p>0.00069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14744">
                <text:p>0.000014744</text:p>
              </table:table-cell>
              <table:table-cell office:value-type="float" office:value="0.000015899">
                <text:p>0.000015899</text:p>
              </table:table-cell>
              <table:table-cell office:value-type="float" office:value="0.000054919">
                <text:p>0.000054919</text:p>
              </table:table-cell>
              <table:table-cell office:value-type="float" office:value="0.00022954">
                <text:p>0.00022954</text:p>
              </table:table-cell>
              <table:table-cell office:value-type="float" office:value="0.0004756">
                <text:p>0.0004756</text:p>
              </table:table-cell>
              <table:table-cell office:value-type="float" office:value="0.00070384">
                <text:p>0.000703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15209">
                <text:p>0.000015209</text:p>
              </table:table-cell>
              <table:table-cell office:value-type="float" office:value="0.00001639">
                <text:p>0.00001639</text:p>
              </table:table-cell>
              <table:table-cell office:value-type="float" office:value="0.000055808">
                <text:p>0.000055808</text:p>
              </table:table-cell>
              <table:table-cell office:value-type="float" office:value="0.00023176">
                <text:p>0.00023176</text:p>
              </table:table-cell>
              <table:table-cell office:value-type="float" office:value="0.00047951">
                <text:p>0.00047951</text:p>
              </table:table-cell>
              <table:table-cell office:value-type="float" office:value="0.00070839">
                <text:p>0.000708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15624">
                <text:p>0.000015624</text:p>
              </table:table-cell>
              <table:table-cell office:value-type="float" office:value="0.000016864">
                <text:p>0.000016864</text:p>
              </table:table-cell>
              <table:table-cell office:value-type="float" office:value="0.000056752">
                <text:p>0.000056752</text:p>
              </table:table-cell>
              <table:table-cell office:value-type="float" office:value="0.00023356">
                <text:p>0.00023356</text:p>
              </table:table-cell>
              <table:table-cell office:value-type="float" office:value="0.00048175">
                <text:p>0.00048175</text:p>
              </table:table-cell>
              <table:table-cell office:value-type="float" office:value="0.00071228">
                <text:p>0.000712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16136">
                <text:p>0.000016136</text:p>
              </table:table-cell>
              <table:table-cell office:value-type="float" office:value="0.000017344">
                <text:p>0.000017344</text:p>
              </table:table-cell>
              <table:table-cell office:value-type="float" office:value="0.000057598">
                <text:p>0.000057598</text:p>
              </table:table-cell>
              <table:table-cell office:value-type="float" office:value="0.00023553">
                <text:p>0.00023553</text:p>
              </table:table-cell>
              <table:table-cell office:value-type="float" office:value="0.00048439">
                <text:p>0.00048439</text:p>
              </table:table-cell>
              <table:table-cell office:value-type="float" office:value="0.00071696">
                <text:p>0.000716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166">
                <text:p>0.0000166</text:p>
              </table:table-cell>
              <table:table-cell office:value-type="float" office:value="0.000017848">
                <text:p>0.000017848</text:p>
              </table:table-cell>
              <table:table-cell office:value-type="float" office:value="0.000058601">
                <text:p>0.000058601</text:p>
              </table:table-cell>
              <table:table-cell office:value-type="float" office:value="0.00023728">
                <text:p>0.00023728</text:p>
              </table:table-cell>
              <table:table-cell office:value-type="float" office:value="0.00048707">
                <text:p>0.00048707</text:p>
              </table:table-cell>
              <table:table-cell office:value-type="float" office:value="0.00072053">
                <text:p>0.000720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17079">
                <text:p>0.000017079</text:p>
              </table:table-cell>
              <table:table-cell office:value-type="float" office:value="0.000018319">
                <text:p>0.000018319</text:p>
              </table:table-cell>
              <table:table-cell office:value-type="float" office:value="0.000059544">
                <text:p>0.000059544</text:p>
              </table:table-cell>
              <table:table-cell office:value-type="float" office:value="0.00023927">
                <text:p>0.00023927</text:p>
              </table:table-cell>
              <table:table-cell office:value-type="float" office:value="0.00049015">
                <text:p>0.00049015</text:p>
              </table:table-cell>
              <table:table-cell office:value-type="float" office:value="0.00072301">
                <text:p>0.000723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1759">
                <text:p>0.00001759</text:p>
              </table:table-cell>
              <table:table-cell office:value-type="float" office:value="0.00001882">
                <text:p>0.00001882</text:p>
              </table:table-cell>
              <table:table-cell office:value-type="float" office:value="0.000060547">
                <text:p>0.000060547</text:p>
              </table:table-cell>
              <table:table-cell office:value-type="float" office:value="0.00024048">
                <text:p>0.00024048</text:p>
              </table:table-cell>
              <table:table-cell office:value-type="float" office:value="0.00049254">
                <text:p>0.00049254</text:p>
              </table:table-cell>
              <table:table-cell office:value-type="float" office:value="0.0007287">
                <text:p>0.00072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18076">
                <text:p>0.000018076</text:p>
              </table:table-cell>
              <table:table-cell office:value-type="float" office:value="0.000019396">
                <text:p>0.000019396</text:p>
              </table:table-cell>
              <table:table-cell office:value-type="float" office:value="0.00006141">
                <text:p>0.00006141</text:p>
              </table:table-cell>
              <table:table-cell office:value-type="float" office:value="0.00024241">
                <text:p>0.00024241</text:p>
              </table:table-cell>
              <table:table-cell office:value-type="float" office:value="0.00049522">
                <text:p>0.00049522</text:p>
              </table:table-cell>
              <table:table-cell office:value-type="float" office:value="0.00073211">
                <text:p>0.000732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18574">
                <text:p>0.000018574</text:p>
              </table:table-cell>
              <table:table-cell office:value-type="float" office:value="0.000019894">
                <text:p>0.000019894</text:p>
              </table:table-cell>
              <table:table-cell office:value-type="float" office:value="0.000062362">
                <text:p>0.000062362</text:p>
              </table:table-cell>
              <table:table-cell office:value-type="float" office:value="0.00024405">
                <text:p>0.00024405</text:p>
              </table:table-cell>
              <table:table-cell office:value-type="float" office:value="0.00049795">
                <text:p>0.00049795</text:p>
              </table:table-cell>
              <table:table-cell office:value-type="float" office:value="0.0007357">
                <text:p>0.00073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19102">
                <text:p>0.000019102</text:p>
              </table:table-cell>
              <table:table-cell office:value-type="float" office:value="0.000020438">
                <text:p>0.000020438</text:p>
              </table:table-cell>
              <table:table-cell office:value-type="float" office:value="0.000063417">
                <text:p>0.000063417</text:p>
              </table:table-cell>
              <table:table-cell office:value-type="float" office:value="0.00024605">
                <text:p>0.00024605</text:p>
              </table:table-cell>
              <table:table-cell office:value-type="float" office:value="0.00050047">
                <text:p>0.00050047</text:p>
              </table:table-cell>
              <table:table-cell office:value-type="float" office:value="0.00073933">
                <text:p>0.000739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19636">
                <text:p>0.000019636</text:p>
              </table:table-cell>
              <table:table-cell office:value-type="float" office:value="0.000021006">
                <text:p>0.000021006</text:p>
              </table:table-cell>
              <table:table-cell office:value-type="float" office:value="0.000064402">
                <text:p>0.000064402</text:p>
              </table:table-cell>
              <table:table-cell office:value-type="float" office:value="0.00024786">
                <text:p>0.00024786</text:p>
              </table:table-cell>
              <table:table-cell office:value-type="float" office:value="0.00050303">
                <text:p>0.00050303</text:p>
              </table:table-cell>
              <table:table-cell office:value-type="float" office:value="0.00074194">
                <text:p>0.000741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20136">
                <text:p>0.000020136</text:p>
              </table:table-cell>
              <table:table-cell office:value-type="float" office:value="0.000021604">
                <text:p>0.000021604</text:p>
              </table:table-cell>
              <table:table-cell office:value-type="float" office:value="0.000065321">
                <text:p>0.000065321</text:p>
              </table:table-cell>
              <table:table-cell office:value-type="float" office:value="0.00024958">
                <text:p>0.00024958</text:p>
              </table:table-cell>
              <table:table-cell office:value-type="float" office:value="0.00050536">
                <text:p>0.00050536</text:p>
              </table:table-cell>
              <table:table-cell office:value-type="float" office:value="0.00074569">
                <text:p>0.000745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2062">
                <text:p>0.00002062</text:p>
              </table:table-cell>
              <table:table-cell office:value-type="float" office:value="0.000022103">
                <text:p>0.000022103</text:p>
              </table:table-cell>
              <table:table-cell office:value-type="float" office:value="0.00006651">
                <text:p>0.00006651</text:p>
              </table:table-cell>
              <table:table-cell office:value-type="float" office:value="0.00025126">
                <text:p>0.00025126</text:p>
              </table:table-cell>
              <table:table-cell office:value-type="float" office:value="0.00050762">
                <text:p>0.00050762</text:p>
              </table:table-cell>
              <table:table-cell office:value-type="float" office:value="0.00074848">
                <text:p>0.000748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21143">
                <text:p>0.000021143</text:p>
              </table:table-cell>
              <table:table-cell office:value-type="float" office:value="0.00002267">
                <text:p>0.00002267</text:p>
              </table:table-cell>
              <table:table-cell office:value-type="float" office:value="0.000067403">
                <text:p>0.000067403</text:p>
              </table:table-cell>
              <table:table-cell office:value-type="float" office:value="0.00025294">
                <text:p>0.00025294</text:p>
              </table:table-cell>
              <table:table-cell office:value-type="float" office:value="0.00051011">
                <text:p>0.00051011</text:p>
              </table:table-cell>
              <table:table-cell office:value-type="float" office:value="0.00075193">
                <text:p>0.000751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21748">
                <text:p>0.000021748</text:p>
              </table:table-cell>
              <table:table-cell office:value-type="float" office:value="0.000023214">
                <text:p>0.000023214</text:p>
              </table:table-cell>
              <table:table-cell office:value-type="float" office:value="0.000068217">
                <text:p>0.000068217</text:p>
              </table:table-cell>
              <table:table-cell office:value-type="float" office:value="0.00025479">
                <text:p>0.00025479</text:p>
              </table:table-cell>
              <table:table-cell office:value-type="float" office:value="0.00051349">
                <text:p>0.00051349</text:p>
              </table:table-cell>
              <table:table-cell office:value-type="float" office:value="0.00075571">
                <text:p>0.000755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22323">
                <text:p>0.000022323</text:p>
              </table:table-cell>
              <table:table-cell office:value-type="float" office:value="0.000023814">
                <text:p>0.000023814</text:p>
              </table:table-cell>
              <table:table-cell office:value-type="float" office:value="0.000069314">
                <text:p>0.000069314</text:p>
              </table:table-cell>
              <table:table-cell office:value-type="float" office:value="0.00025659">
                <text:p>0.00025659</text:p>
              </table:table-cell>
              <table:table-cell office:value-type="float" office:value="0.00051527">
                <text:p>0.00051527</text:p>
              </table:table-cell>
              <table:table-cell office:value-type="float" office:value="0.00075725">
                <text:p>0.000757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22892">
                <text:p>0.000022892</text:p>
              </table:table-cell>
              <table:table-cell office:value-type="float" office:value="0.000024372">
                <text:p>0.000024372</text:p>
              </table:table-cell>
              <table:table-cell office:value-type="float" office:value="0.000070482">
                <text:p>0.000070482</text:p>
              </table:table-cell>
              <table:table-cell office:value-type="float" office:value="0.00025818">
                <text:p>0.00025818</text:p>
              </table:table-cell>
              <table:table-cell office:value-type="float" office:value="0.00051735">
                <text:p>0.00051735</text:p>
              </table:table-cell>
              <table:table-cell office:value-type="float" office:value="0.00076003">
                <text:p>0.000760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23427">
                <text:p>0.000023427</text:p>
              </table:table-cell>
              <table:table-cell office:value-type="float" office:value="0.000024991">
                <text:p>0.000024991</text:p>
              </table:table-cell>
              <table:table-cell office:value-type="float" office:value="0.000071426">
                <text:p>0.000071426</text:p>
              </table:table-cell>
              <table:table-cell office:value-type="float" office:value="0.00025995">
                <text:p>0.00025995</text:p>
              </table:table-cell>
              <table:table-cell office:value-type="float" office:value="0.000519">
                <text:p>0.000519</text:p>
              </table:table-cell>
              <table:table-cell office:value-type="float" office:value="0.00076347">
                <text:p>0.000763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24052">
                <text:p>0.000024052</text:p>
              </table:table-cell>
              <table:table-cell office:value-type="float" office:value="0.000025562">
                <text:p>0.000025562</text:p>
              </table:table-cell>
              <table:table-cell office:value-type="float" office:value="0.000072574">
                <text:p>0.000072574</text:p>
              </table:table-cell>
              <table:table-cell office:value-type="float" office:value="0.00026142">
                <text:p>0.00026142</text:p>
              </table:table-cell>
              <table:table-cell office:value-type="float" office:value="0.00052155">
                <text:p>0.00052155</text:p>
              </table:table-cell>
              <table:table-cell office:value-type="float" office:value="0.00076588">
                <text:p>0.000765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24613">
                <text:p>0.000024613</text:p>
              </table:table-cell>
              <table:table-cell office:value-type="float" office:value="0.000026218">
                <text:p>0.000026218</text:p>
              </table:table-cell>
              <table:table-cell office:value-type="float" office:value="0.000073634">
                <text:p>0.000073634</text:p>
              </table:table-cell>
              <table:table-cell office:value-type="float" office:value="0.00026331">
                <text:p>0.00026331</text:p>
              </table:table-cell>
              <table:table-cell office:value-type="float" office:value="0.00052333">
                <text:p>0.00052333</text:p>
              </table:table-cell>
              <table:table-cell office:value-type="float" office:value="0.00076865">
                <text:p>0.000768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25218">
                <text:p>0.000025218</text:p>
              </table:table-cell>
              <table:table-cell office:value-type="float" office:value="0.000026888">
                <text:p>0.000026888</text:p>
              </table:table-cell>
              <table:table-cell office:value-type="float" office:value="0.000074594">
                <text:p>0.000074594</text:p>
              </table:table-cell>
              <table:table-cell office:value-type="float" office:value="0.00026505">
                <text:p>0.00026505</text:p>
              </table:table-cell>
              <table:table-cell office:value-type="float" office:value="0.0005258">
                <text:p>0.0005258</text:p>
              </table:table-cell>
              <table:table-cell office:value-type="float" office:value="0.00077276">
                <text:p>0.000772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25834">
                <text:p>0.000025834</text:p>
              </table:table-cell>
              <table:table-cell office:value-type="float" office:value="0.000027482">
                <text:p>0.000027482</text:p>
              </table:table-cell>
              <table:table-cell office:value-type="float" office:value="0.000075682">
                <text:p>0.000075682</text:p>
              </table:table-cell>
              <table:table-cell office:value-type="float" office:value="0.00026688">
                <text:p>0.00026688</text:p>
              </table:table-cell>
              <table:table-cell office:value-type="float" office:value="0.00052777">
                <text:p>0.00052777</text:p>
              </table:table-cell>
              <table:table-cell office:value-type="float" office:value="0.00077424">
                <text:p>0.000774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26456">
                <text:p>0.000026456</text:p>
              </table:table-cell>
              <table:table-cell office:value-type="float" office:value="0.000028165">
                <text:p>0.000028165</text:p>
              </table:table-cell>
              <table:table-cell office:value-type="float" office:value="0.000076802">
                <text:p>0.000076802</text:p>
              </table:table-cell>
              <table:table-cell office:value-type="float" office:value="0.00026867">
                <text:p>0.00026867</text:p>
              </table:table-cell>
              <table:table-cell office:value-type="float" office:value="0.00053018">
                <text:p>0.00053018</text:p>
              </table:table-cell>
              <table:table-cell office:value-type="float" office:value="0.00077674">
                <text:p>0.000776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27088">
                <text:p>0.000027088</text:p>
              </table:table-cell>
              <table:table-cell office:value-type="float" office:value="0.000028869">
                <text:p>0.000028869</text:p>
              </table:table-cell>
              <table:table-cell office:value-type="float" office:value="0.00007773">
                <text:p>0.00007773</text:p>
              </table:table-cell>
              <table:table-cell office:value-type="float" office:value="0.00027041">
                <text:p>0.00027041</text:p>
              </table:table-cell>
              <table:table-cell office:value-type="float" office:value="0.00053318">
                <text:p>0.00053318</text:p>
              </table:table-cell>
              <table:table-cell office:value-type="float" office:value="0.00078054">
                <text:p>0.000780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27753">
                <text:p>0.000027753</text:p>
              </table:table-cell>
              <table:table-cell office:value-type="float" office:value="0.00002951">
                <text:p>0.00002951</text:p>
              </table:table-cell>
              <table:table-cell office:value-type="float" office:value="0.00007892">
                <text:p>0.00007892</text:p>
              </table:table-cell>
              <table:table-cell office:value-type="float" office:value="0.00027208">
                <text:p>0.00027208</text:p>
              </table:table-cell>
              <table:table-cell office:value-type="float" office:value="0.00053443">
                <text:p>0.00053443</text:p>
              </table:table-cell>
              <table:table-cell office:value-type="float" office:value="0.00078238">
                <text:p>0.000782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28445">
                <text:p>0.000028445</text:p>
              </table:table-cell>
              <table:table-cell office:value-type="float" office:value="0.000030174">
                <text:p>0.000030174</text:p>
              </table:table-cell>
              <table:table-cell office:value-type="float" office:value="0.000080139">
                <text:p>0.000080139</text:p>
              </table:table-cell>
              <table:table-cell office:value-type="float" office:value="0.00027377">
                <text:p>0.00027377</text:p>
              </table:table-cell>
              <table:table-cell office:value-type="float" office:value="0.00053652">
                <text:p>0.00053652</text:p>
              </table:table-cell>
              <table:table-cell office:value-type="float" office:value="0.0007833">
                <text:p>0.00078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29132">
                <text:p>0.000029132</text:p>
              </table:table-cell>
              <table:table-cell office:value-type="float" office:value="0.000030787">
                <text:p>0.000030787</text:p>
              </table:table-cell>
              <table:table-cell office:value-type="float" office:value="0.000080969">
                <text:p>0.000080969</text:p>
              </table:table-cell>
              <table:table-cell office:value-type="float" office:value="0.00027531">
                <text:p>0.00027531</text:p>
              </table:table-cell>
              <table:table-cell office:value-type="float" office:value="0.00053992">
                <text:p>0.00053992</text:p>
              </table:table-cell>
              <table:table-cell office:value-type="float" office:value="0.00078739">
                <text:p>0.000787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29813">
                <text:p>0.000029813</text:p>
              </table:table-cell>
              <table:table-cell office:value-type="float" office:value="0.000031492">
                <text:p>0.000031492</text:p>
              </table:table-cell>
              <table:table-cell office:value-type="float" office:value="0.000082296">
                <text:p>0.000082296</text:p>
              </table:table-cell>
              <table:table-cell office:value-type="float" office:value="0.00027708">
                <text:p>0.00027708</text:p>
              </table:table-cell>
              <table:table-cell office:value-type="float" office:value="0.00054079">
                <text:p>0.00054079</text:p>
              </table:table-cell>
              <table:table-cell office:value-type="float" office:value="0.00079056">
                <text:p>0.000790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30595">
                <text:p>0.000030595</text:p>
              </table:table-cell>
              <table:table-cell office:value-type="float" office:value="0.00003211">
                <text:p>0.00003211</text:p>
              </table:table-cell>
              <table:table-cell office:value-type="float" office:value="0.000083364">
                <text:p>0.000083364</text:p>
              </table:table-cell>
              <table:table-cell office:value-type="float" office:value="0.00027886">
                <text:p>0.00027886</text:p>
              </table:table-cell>
              <table:table-cell office:value-type="float" office:value="0.00054368">
                <text:p>0.00054368</text:p>
              </table:table-cell>
              <table:table-cell office:value-type="float" office:value="0.00079274">
                <text:p>0.000792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3126">
                <text:p>0.00003126</text:p>
              </table:table-cell>
              <table:table-cell office:value-type="float" office:value="0.000032896">
                <text:p>0.000032896</text:p>
              </table:table-cell>
              <table:table-cell office:value-type="float" office:value="0.000084693">
                <text:p>0.000084693</text:p>
              </table:table-cell>
              <table:table-cell office:value-type="float" office:value="0.00028033">
                <text:p>0.00028033</text:p>
              </table:table-cell>
              <table:table-cell office:value-type="float" office:value="0.00054656">
                <text:p>0.00054656</text:p>
              </table:table-cell>
              <table:table-cell office:value-type="float" office:value="0.0007946">
                <text:p>0.00079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31961">
                <text:p>0.000031961</text:p>
              </table:table-cell>
              <table:table-cell office:value-type="float" office:value="0.00003381">
                <text:p>0.00003381</text:p>
              </table:table-cell>
              <table:table-cell office:value-type="float" office:value="0.000085767">
                <text:p>0.000085767</text:p>
              </table:table-cell>
              <table:table-cell office:value-type="float" office:value="0.00028173">
                <text:p>0.00028173</text:p>
              </table:table-cell>
              <table:table-cell office:value-type="float" office:value="0.00054874">
                <text:p>0.00054874</text:p>
              </table:table-cell>
              <table:table-cell office:value-type="float" office:value="0.0007973">
                <text:p>0.00079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32777">
                <text:p>0.000032777</text:p>
              </table:table-cell>
              <table:table-cell office:value-type="float" office:value="0.000034506">
                <text:p>0.000034506</text:p>
              </table:table-cell>
              <table:table-cell office:value-type="float" office:value="0.000086975">
                <text:p>0.000086975</text:p>
              </table:table-cell>
              <table:table-cell office:value-type="float" office:value="0.00028396">
                <text:p>0.00028396</text:p>
              </table:table-cell>
              <table:table-cell office:value-type="float" office:value="0.00055005">
                <text:p>0.00055005</text:p>
              </table:table-cell>
              <table:table-cell office:value-type="float" office:value="0.00079863">
                <text:p>0.000798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33444">
                <text:p>0.000033444</text:p>
              </table:table-cell>
              <table:table-cell office:value-type="float" office:value="0.0000352">
                <text:p>0.0000352</text:p>
              </table:table-cell>
              <table:table-cell office:value-type="float" office:value="0.000088242">
                <text:p>0.000088242</text:p>
              </table:table-cell>
              <table:table-cell office:value-type="float" office:value="0.00028542">
                <text:p>0.00028542</text:p>
              </table:table-cell>
              <table:table-cell office:value-type="float" office:value="0.00055087">
                <text:p>0.00055087</text:p>
              </table:table-cell>
              <table:table-cell office:value-type="float" office:value="0.00080145">
                <text:p>0.000801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34235">
                <text:p>0.000034235</text:p>
              </table:table-cell>
              <table:table-cell office:value-type="float" office:value="0.000035714">
                <text:p>0.000035714</text:p>
              </table:table-cell>
              <table:table-cell office:value-type="float" office:value="0.000089338">
                <text:p>0.000089338</text:p>
              </table:table-cell>
              <table:table-cell office:value-type="float" office:value="0.00028796">
                <text:p>0.00028796</text:p>
              </table:table-cell>
              <table:table-cell office:value-type="float" office:value="0.00055304">
                <text:p>0.00055304</text:p>
              </table:table-cell>
              <table:table-cell office:value-type="float" office:value="0.00080358">
                <text:p>0.000803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35052">
                <text:p>0.000035052</text:p>
              </table:table-cell>
              <table:table-cell office:value-type="float" office:value="0.000036841">
                <text:p>0.000036841</text:p>
              </table:table-cell>
              <table:table-cell office:value-type="float" office:value="0.000090712">
                <text:p>0.000090712</text:p>
              </table:table-cell>
              <table:table-cell office:value-type="float" office:value="0.00028964">
                <text:p>0.00028964</text:p>
              </table:table-cell>
              <table:table-cell office:value-type="float" office:value="0.0005568">
                <text:p>0.0005568</text:p>
              </table:table-cell>
              <table:table-cell office:value-type="float" office:value="0.0008065">
                <text:p>0.00080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35847">
                <text:p>0.000035847</text:p>
              </table:table-cell>
              <table:table-cell office:value-type="float" office:value="0.000037641">
                <text:p>0.000037641</text:p>
              </table:table-cell>
              <table:table-cell office:value-type="float" office:value="0.000092001">
                <text:p>0.000092001</text:p>
              </table:table-cell>
              <table:table-cell office:value-type="float" office:value="0.00029196">
                <text:p>0.00029196</text:p>
              </table:table-cell>
              <table:table-cell office:value-type="float" office:value="0.00055772">
                <text:p>0.00055772</text:p>
              </table:table-cell>
              <table:table-cell office:value-type="float" office:value="0.00080836">
                <text:p>0.000808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36714">
                <text:p>0.000036714</text:p>
              </table:table-cell>
              <table:table-cell office:value-type="float" office:value="0.000038503">
                <text:p>0.000038503</text:p>
              </table:table-cell>
              <table:table-cell office:value-type="float" office:value="0.000093154">
                <text:p>0.000093154</text:p>
              </table:table-cell>
              <table:table-cell office:value-type="float" office:value="0.00029372">
                <text:p>0.00029372</text:p>
              </table:table-cell>
              <table:table-cell office:value-type="float" office:value="0.00056043">
                <text:p>0.00056043</text:p>
              </table:table-cell>
              <table:table-cell office:value-type="float" office:value="0.00081106">
                <text:p>0.000811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37474">
                <text:p>0.000037474</text:p>
              </table:table-cell>
              <table:table-cell office:value-type="float" office:value="0.000039178">
                <text:p>0.000039178</text:p>
              </table:table-cell>
              <table:table-cell office:value-type="float" office:value="0.00009452">
                <text:p>0.00009452</text:p>
              </table:table-cell>
              <table:table-cell office:value-type="float" office:value="0.00029525">
                <text:p>0.00029525</text:p>
              </table:table-cell>
              <table:table-cell office:value-type="float" office:value="0.00056219">
                <text:p>0.00056219</text:p>
              </table:table-cell>
              <table:table-cell office:value-type="float" office:value="0.00081313">
                <text:p>0.000813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38331">
                <text:p>0.000038331</text:p>
              </table:table-cell>
              <table:table-cell office:value-type="float" office:value="0.000040145">
                <text:p>0.000040145</text:p>
              </table:table-cell>
              <table:table-cell office:value-type="float" office:value="0.000095764">
                <text:p>0.000095764</text:p>
              </table:table-cell>
              <table:table-cell office:value-type="float" office:value="0.00029707">
                <text:p>0.00029707</text:p>
              </table:table-cell>
              <table:table-cell office:value-type="float" office:value="0.00056383">
                <text:p>0.00056383</text:p>
              </table:table-cell>
              <table:table-cell office:value-type="float" office:value="0.00081517">
                <text:p>0.000815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39255">
                <text:p>0.000039255</text:p>
              </table:table-cell>
              <table:table-cell office:value-type="float" office:value="0.000041035">
                <text:p>0.000041035</text:p>
              </table:table-cell>
              <table:table-cell office:value-type="float" office:value="0.000097167">
                <text:p>0.000097167</text:p>
              </table:table-cell>
              <table:table-cell office:value-type="float" office:value="0.00029888">
                <text:p>0.00029888</text:p>
              </table:table-cell>
              <table:table-cell office:value-type="float" office:value="0.00056594">
                <text:p>0.00056594</text:p>
              </table:table-cell>
              <table:table-cell office:value-type="float" office:value="0.00081753">
                <text:p>0.000817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4007">
                <text:p>0.00004007</text:p>
              </table:table-cell>
              <table:table-cell office:value-type="float" office:value="0.000041911">
                <text:p>0.000041911</text:p>
              </table:table-cell>
              <table:table-cell office:value-type="float" office:value="0.00009854">
                <text:p>0.00009854</text:p>
              </table:table-cell>
              <table:table-cell office:value-type="float" office:value="0.00030121">
                <text:p>0.00030121</text:p>
              </table:table-cell>
              <table:table-cell office:value-type="float" office:value="0.00056863">
                <text:p>0.00056863</text:p>
              </table:table-cell>
              <table:table-cell office:value-type="float" office:value="0.00081932">
                <text:p>0.000819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41012">
                <text:p>0.000041012</text:p>
              </table:table-cell>
              <table:table-cell office:value-type="float" office:value="0.000042556">
                <text:p>0.000042556</text:p>
              </table:table-cell>
              <table:table-cell office:value-type="float" office:value="0.000099906">
                <text:p>0.000099906</text:p>
              </table:table-cell>
              <table:table-cell office:value-type="float" office:value="0.00030319">
                <text:p>0.00030319</text:p>
              </table:table-cell>
              <table:table-cell office:value-type="float" office:value="0.00057141">
                <text:p>0.00057141</text:p>
              </table:table-cell>
              <table:table-cell office:value-type="float" office:value="0.00082173">
                <text:p>0.000821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42">
                <text:p>0.000042</text:p>
              </table:table-cell>
              <table:table-cell office:value-type="float" office:value="0.000043829">
                <text:p>0.000043829</text:p>
              </table:table-cell>
              <table:table-cell office:value-type="float" office:value="0.000101213">
                <text:p>0.000101213</text:p>
              </table:table-cell>
              <table:table-cell office:value-type="float" office:value="0.00030451">
                <text:p>0.00030451</text:p>
              </table:table-cell>
              <table:table-cell office:value-type="float" office:value="0.00057378">
                <text:p>0.00057378</text:p>
              </table:table-cell>
              <table:table-cell office:value-type="float" office:value="0.00082414">
                <text:p>0.000824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43003">
                <text:p>0.000043003</text:p>
              </table:table-cell>
              <table:table-cell office:value-type="float" office:value="0.000044862">
                <text:p>0.000044862</text:p>
              </table:table-cell>
              <table:table-cell office:value-type="float" office:value="0.000102491">
                <text:p>0.000102491</text:p>
              </table:table-cell>
              <table:table-cell office:value-type="float" office:value="0.00030638">
                <text:p>0.00030638</text:p>
              </table:table-cell>
              <table:table-cell office:value-type="float" office:value="0.00057487">
                <text:p>0.00057487</text:p>
              </table:table-cell>
              <table:table-cell office:value-type="float" office:value="0.00082611">
                <text:p>0.000826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43905">
                <text:p>0.000043905</text:p>
              </table:table-cell>
              <table:table-cell office:value-type="float" office:value="0.000045746">
                <text:p>0.000045746</text:p>
              </table:table-cell>
              <table:table-cell office:value-type="float" office:value="0.000104013">
                <text:p>0.000104013</text:p>
              </table:table-cell>
              <table:table-cell office:value-type="float" office:value="0.00030775">
                <text:p>0.00030775</text:p>
              </table:table-cell>
              <table:table-cell office:value-type="float" office:value="0.00057698">
                <text:p>0.00057698</text:p>
              </table:table-cell>
              <table:table-cell office:value-type="float" office:value="0.00082844">
                <text:p>0.000828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44584">
                <text:p>0.000044584</text:p>
              </table:table-cell>
              <table:table-cell office:value-type="float" office:value="0.000046935">
                <text:p>0.000046935</text:p>
              </table:table-cell>
              <table:table-cell office:value-type="float" office:value="0.000104202">
                <text:p>0.000104202</text:p>
              </table:table-cell>
              <table:table-cell office:value-type="float" office:value="0.00030923">
                <text:p>0.00030923</text:p>
              </table:table-cell>
              <table:table-cell office:value-type="float" office:value="0.00057894">
                <text:p>0.00057894</text:p>
              </table:table-cell>
              <table:table-cell office:value-type="float" office:value="0.00082988">
                <text:p>0.000829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45439">
                <text:p>0.000045439</text:p>
              </table:table-cell>
              <table:table-cell office:value-type="float" office:value="0.00004776">
                <text:p>0.00004776</text:p>
              </table:table-cell>
              <table:table-cell office:value-type="float" office:value="0.000106504">
                <text:p>0.000106504</text:p>
              </table:table-cell>
              <table:table-cell office:value-type="float" office:value="0.00031201">
                <text:p>0.00031201</text:p>
              </table:table-cell>
              <table:table-cell office:value-type="float" office:value="0.00058158">
                <text:p>0.00058158</text:p>
              </table:table-cell>
              <table:table-cell office:value-type="float" office:value="0.00083125">
                <text:p>0.00083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46527">
                <text:p>0.000046527</text:p>
              </table:table-cell>
              <table:table-cell office:value-type="float" office:value="0.000048848">
                <text:p>0.000048848</text:p>
              </table:table-cell>
              <table:table-cell office:value-type="float" office:value="0.000108241">
                <text:p>0.000108241</text:p>
              </table:table-cell>
              <table:table-cell office:value-type="float" office:value="0.00031334">
                <text:p>0.00031334</text:p>
              </table:table-cell>
              <table:table-cell office:value-type="float" office:value="0.00058347">
                <text:p>0.00058347</text:p>
              </table:table-cell>
              <table:table-cell office:value-type="float" office:value="0.00083314">
                <text:p>0.000833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47648">
                <text:p>0.000047648</text:p>
              </table:table-cell>
              <table:table-cell office:value-type="float" office:value="0.000050081">
                <text:p>0.000050081</text:p>
              </table:table-cell>
              <table:table-cell office:value-type="float" office:value="0.00010949">
                <text:p>0.00010949</text:p>
              </table:table-cell>
              <table:table-cell office:value-type="float" office:value="0.00031608">
                <text:p>0.00031608</text:p>
              </table:table-cell>
              <table:table-cell office:value-type="float" office:value="0.00058502">
                <text:p>0.00058502</text:p>
              </table:table-cell>
              <table:table-cell office:value-type="float" office:value="0.0008358">
                <text:p>0.00083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49097">
                <text:p>0.000049097</text:p>
              </table:table-cell>
              <table:table-cell office:value-type="float" office:value="0.000050836">
                <text:p>0.000050836</text:p>
              </table:table-cell>
              <table:table-cell office:value-type="float" office:value="0.000111255">
                <text:p>0.000111255</text:p>
              </table:table-cell>
              <table:table-cell office:value-type="float" office:value="0.00031769">
                <text:p>0.00031769</text:p>
              </table:table-cell>
              <table:table-cell office:value-type="float" office:value="0.00058783">
                <text:p>0.00058783</text:p>
              </table:table-cell>
              <table:table-cell office:value-type="float" office:value="0.00083734">
                <text:p>0.000837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49903">
                <text:p>0.000049903</text:p>
              </table:table-cell>
              <table:table-cell office:value-type="float" office:value="0.000052036">
                <text:p>0.000052036</text:p>
              </table:table-cell>
              <table:table-cell office:value-type="float" office:value="0.000112854">
                <text:p>0.000112854</text:p>
              </table:table-cell>
              <table:table-cell office:value-type="float" office:value="0.00032023">
                <text:p>0.00032023</text:p>
              </table:table-cell>
              <table:table-cell office:value-type="float" office:value="0.00058959">
                <text:p>0.00058959</text:p>
              </table:table-cell>
              <table:table-cell office:value-type="float" office:value="0.00083974">
                <text:p>0.000839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51284">
                <text:p>0.000051284</text:p>
              </table:table-cell>
              <table:table-cell office:value-type="float" office:value="0.000054172">
                <text:p>0.000054172</text:p>
              </table:table-cell>
              <table:table-cell office:value-type="float" office:value="0.000113702">
                <text:p>0.000113702</text:p>
              </table:table-cell>
              <table:table-cell office:value-type="float" office:value="0.00032229">
                <text:p>0.00032229</text:p>
              </table:table-cell>
              <table:table-cell office:value-type="float" office:value="0.00059258">
                <text:p>0.00059258</text:p>
              </table:table-cell>
              <table:table-cell office:value-type="float" office:value="0.00084131">
                <text:p>0.000841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52842">
                <text:p>0.000052842</text:p>
              </table:table-cell>
              <table:table-cell office:value-type="float" office:value="0.000055159">
                <text:p>0.000055159</text:p>
              </table:table-cell>
              <table:table-cell office:value-type="float" office:value="0.00011485">
                <text:p>0.00011485</text:p>
              </table:table-cell>
              <table:table-cell office:value-type="float" office:value="0.00032321">
                <text:p>0.00032321</text:p>
              </table:table-cell>
              <table:table-cell office:value-type="float" office:value="0.00059464">
                <text:p>0.00059464</text:p>
              </table:table-cell>
              <table:table-cell office:value-type="float" office:value="0.00084479">
                <text:p>0.000844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54172">
                <text:p>0.000054172</text:p>
              </table:table-cell>
              <table:table-cell office:value-type="float" office:value="0.000056614">
                <text:p>0.000056614</text:p>
              </table:table-cell>
              <table:table-cell office:value-type="float" office:value="0.00011754">
                <text:p>0.00011754</text:p>
              </table:table-cell>
              <table:table-cell office:value-type="float" office:value="0.00032573">
                <text:p>0.00032573</text:p>
              </table:table-cell>
              <table:table-cell office:value-type="float" office:value="0.00059596">
                <text:p>0.00059596</text:p>
              </table:table-cell>
              <table:table-cell office:value-type="float" office:value="0.00084632">
                <text:p>0.0008463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99cm" svg:y="2.905cm" style:legend-expansion="high" chart:style-name="ch2"/>
        <chart:plot-area chart:style-name="ch3" table:cell-range-address="'DIBL-1-10'.A5:'DIBL-1-10'.A106 'DIBL-1-10'.D5:'DIBL-1-10'.D106 'DIBL-1-10'.G5:'DIBL-1-10'.G106 'DIBL-1-10'.J5:'DIBL-1-10'.J106 'DIBL-1-10'.M5:'DIBL-1-10'.M106 'DIBL-1-10'.P5:'DIBL-1-10'.P106 'DIBL-1-10'.S5:'DIBL-1-10'.S106" chart:data-source-has-labels="row" svg:x="0.32cm" svg:y="0.18cm" svg:width="13.159cm" svg:height="8.64cm">
          <chartooo:coordinate-region svg:x="2.166cm" svg:y="0.389cm" svg:width="11.06cm" svg:height="8.2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IBL-1-10'.D6:'DIBL-1-10'.D106" chart:label-cell-address="'DIBL-1-10'.D5:'DIBL-1-10'.D5" chart:class="chart:scatter">
            <chart:domain table:cell-range-address="'DIBL-1-10'.A6:'DIBL-1-10'.A106"/>
            <chart:data-point chart:repeated="101"/>
          </chart:series>
          <chart:series chart:style-name="ch8" chart:values-cell-range-address="'DIBL-1-10'.G6:'DIBL-1-10'.G106" chart:label-cell-address="'DIBL-1-10'.G5:'DIBL-1-10'.G5" chart:class="chart:scatter">
            <chart:data-point chart:repeated="101"/>
          </chart:series>
          <chart:series chart:style-name="ch9" chart:values-cell-range-address="'DIBL-1-10'.J6:'DIBL-1-10'.J106" chart:label-cell-address="'DIBL-1-10'.J5:'DIBL-1-10'.J5" chart:class="chart:scatter">
            <chart:data-point chart:repeated="101"/>
          </chart:series>
          <chart:series chart:style-name="ch10" chart:values-cell-range-address="'DIBL-1-10'.M6:'DIBL-1-10'.M106" chart:label-cell-address="'DIBL-1-10'.M5:'DIBL-1-10'.M5" chart:class="chart:scatter">
            <chart:data-point chart:repeated="101"/>
          </chart:series>
          <chart:series chart:style-name="ch11" chart:values-cell-range-address="'DIBL-1-10'.P6:'DIBL-1-10'.P106" chart:label-cell-address="'DIBL-1-10'.P5:'DIBL-1-10'.P5" chart:class="chart:scatter">
            <chart:data-point chart:repeated="101"/>
          </chart:series>
          <chart:series chart:style-name="ch12" chart:values-cell-range-address="'DIBL-1-10'.S6:'DIBL-1-10'.S106" chart:label-cell-address="'DIBL-1-10'.S5:'DIBL-1-10'.S5" chart:class="chart:scatter">
            <chart:data-point chart:repeated="1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DIBL-1-10'.D5:'DIBL-1-10'.D5</svg:desc>
                </draw:g>
              </table:table-cell>
              <table:table-cell office:value-type="string">
                <text:p>Id (A)</text:p>
                <draw:g>
                  <svg:desc>'DIBL-1-10'.G5:'DIBL-1-10'.G5</svg:desc>
                </draw:g>
              </table:table-cell>
              <table:table-cell office:value-type="string">
                <text:p>Id (A)</text:p>
                <draw:g>
                  <svg:desc>'DIBL-1-10'.J5:'DIBL-1-10'.J5</svg:desc>
                </draw:g>
              </table:table-cell>
              <table:table-cell office:value-type="string">
                <text:p>Id (A)</text:p>
                <draw:g>
                  <svg:desc>'DIBL-1-10'.M5:'DIBL-1-10'.M5</svg:desc>
                </draw:g>
              </table:table-cell>
              <table:table-cell office:value-type="string">
                <text:p>Id (A)</text:p>
                <draw:g>
                  <svg:desc>'DIBL-1-10'.P5:'DIBL-1-10'.P5</svg:desc>
                </draw:g>
              </table:table-cell>
              <table:table-cell office:value-type="string">
                <text:p>Id (A)</text:p>
                <draw:g>
                  <svg:desc>'DIBL-1-10'.S5:'DIBL-1-10'.S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IBL-1-10'.A6:'DIBL-1-10'.A106</svg:desc>
                </draw:g>
              </table:table-cell>
              <table:table-cell office:value-type="float" office:value="0.00000000000141">
                <text:p>0.00000000000141</text:p>
                <draw:g>
                  <svg:desc>'DIBL-1-10'.D6:'DIBL-1-10'.D106</svg:desc>
                </draw:g>
              </table:table-cell>
              <table:table-cell office:value-type="float" office:value="-0.00000000001702">
                <text:p>-0.00000000001702</text:p>
                <draw:g>
                  <svg:desc>'DIBL-1-10'.G6:'DIBL-1-10'.G106</svg:desc>
                </draw:g>
              </table:table-cell>
              <table:table-cell office:value-type="float" office:value="-0.00000000025381">
                <text:p>-0.00000000025381</text:p>
                <draw:g>
                  <svg:desc>'DIBL-1-10'.J6:'DIBL-1-10'.J106</svg:desc>
                </draw:g>
              </table:table-cell>
              <table:table-cell office:value-type="float" office:value="-0.0000000014479">
                <text:p>-0.0000000014479</text:p>
                <draw:g>
                  <svg:desc>'DIBL-1-10'.M6:'DIBL-1-10'.M106</svg:desc>
                </draw:g>
              </table:table-cell>
              <table:table-cell office:value-type="float" office:value="-0.0000000036837">
                <text:p>-0.0000000036837</text:p>
                <draw:g>
                  <svg:desc>'DIBL-1-10'.P6:'DIBL-1-10'.P106</svg:desc>
                </draw:g>
              </table:table-cell>
              <table:table-cell office:value-type="float" office:value="-0.000000018531">
                <text:p>-0.000000018531</text:p>
                <draw:g>
                  <svg:desc>'DIBL-1-10'.S6:'DIBL-1-10'.S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000052">
                <text:p>0.00000000000052</text:p>
              </table:table-cell>
              <table:table-cell office:value-type="float" office:value="-0.00000000000593">
                <text:p>-0.00000000000593</text:p>
              </table:table-cell>
              <table:table-cell office:value-type="float" office:value="0.0000000068615">
                <text:p>0.0000000068615</text:p>
              </table:table-cell>
              <table:table-cell office:value-type="float" office:value="0.00000007871">
                <text:p>0.00000007871</text:p>
              </table:table-cell>
              <table:table-cell office:value-type="float" office:value="0.00000017771">
                <text:p>0.00000017771</text:p>
              </table:table-cell>
              <table:table-cell office:value-type="float" office:value="0.00000026717">
                <text:p>0.000000267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0000323">
                <text:p>0.00000000000323</text:p>
              </table:table-cell>
              <table:table-cell office:value-type="float" office:value="0.00000000000401">
                <text:p>0.00000000000401</text:p>
              </table:table-cell>
              <table:table-cell office:value-type="float" office:value="0.000000012222">
                <text:p>0.000000012222</text:p>
              </table:table-cell>
              <table:table-cell office:value-type="float" office:value="0.00000015355">
                <text:p>0.00000015355</text:p>
              </table:table-cell>
              <table:table-cell office:value-type="float" office:value="0.00000035437">
                <text:p>0.00000035437</text:p>
              </table:table-cell>
              <table:table-cell office:value-type="float" office:value="0.00000054536">
                <text:p>0.000000545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-0.00000000000379">
                <text:p>-0.00000000000379</text:p>
              </table:table-cell>
              <table:table-cell office:value-type="float" office:value="0.00000000001233">
                <text:p>0.00000000001233</text:p>
              </table:table-cell>
              <table:table-cell office:value-type="float" office:value="0.000000016356">
                <text:p>0.000000016356</text:p>
              </table:table-cell>
              <table:table-cell office:value-type="float" office:value="0.00000022365">
                <text:p>0.00000022365</text:p>
              </table:table-cell>
              <table:table-cell office:value-type="float" office:value="0.00000052686">
                <text:p>0.00000052686</text:p>
              </table:table-cell>
              <table:table-cell office:value-type="float" office:value="0.00000082033">
                <text:p>0.000000820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000263">
                <text:p>0.00000000000263</text:p>
              </table:table-cell>
              <table:table-cell office:value-type="float" office:value="0.00000000001509">
                <text:p>0.00000000001509</text:p>
              </table:table-cell>
              <table:table-cell office:value-type="float" office:value="0.00000001948">
                <text:p>0.00000001948</text:p>
              </table:table-cell>
              <table:table-cell office:value-type="float" office:value="0.00000028807">
                <text:p>0.00000028807</text:p>
              </table:table-cell>
              <table:table-cell office:value-type="float" office:value="0.00000069145">
                <text:p>0.00000069145</text:p>
              </table:table-cell>
              <table:table-cell office:value-type="float" office:value="0.00000108761">
                <text:p>0.000001087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-0.00000000000152">
                <text:p>-0.00000000000152</text:p>
              </table:table-cell>
              <table:table-cell office:value-type="float" office:value="0.00000000001785">
                <text:p>0.00000000001785</text:p>
              </table:table-cell>
              <table:table-cell office:value-type="float" office:value="0.000000021657">
                <text:p>0.000000021657</text:p>
              </table:table-cell>
              <table:table-cell office:value-type="float" office:value="0.00000034806">
                <text:p>0.00000034806</text:p>
              </table:table-cell>
              <table:table-cell office:value-type="float" office:value="0.00000085241">
                <text:p>0.00000085241</text:p>
              </table:table-cell>
              <table:table-cell office:value-type="float" office:value="0.0000013518">
                <text:p>0.00000135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0000348">
                <text:p>0.00000000000348</text:p>
              </table:table-cell>
              <table:table-cell office:value-type="float" office:value="0.00000000002135">
                <text:p>0.00000000002135</text:p>
              </table:table-cell>
              <table:table-cell office:value-type="float" office:value="0.00000002325">
                <text:p>0.00000002325</text:p>
              </table:table-cell>
              <table:table-cell office:value-type="float" office:value="0.00000040267">
                <text:p>0.00000040267</text:p>
              </table:table-cell>
              <table:table-cell office:value-type="float" office:value="0.000001006">
                <text:p>0.000001006</text:p>
              </table:table-cell>
              <table:table-cell office:value-type="float" office:value="0.0000016081">
                <text:p>0.00000160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-0.00000000000194">
                <text:p>-0.00000000000194</text:p>
              </table:table-cell>
              <table:table-cell office:value-type="float" office:value="0.00000000002589">
                <text:p>0.00000000002589</text:p>
              </table:table-cell>
              <table:table-cell office:value-type="float" office:value="0.000000024464">
                <text:p>0.000000024464</text:p>
              </table:table-cell>
              <table:table-cell office:value-type="float" office:value="0.00000045288">
                <text:p>0.00000045288</text:p>
              </table:table-cell>
              <table:table-cell office:value-type="float" office:value="0.0000011556">
                <text:p>0.0000011556</text:p>
              </table:table-cell>
              <table:table-cell office:value-type="float" office:value="0.0000018614">
                <text:p>0.00000186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00000373">
                <text:p>0.00000000000373</text:p>
              </table:table-cell>
              <table:table-cell office:value-type="float" office:value="0.00000000002204">
                <text:p>0.00000000002204</text:p>
              </table:table-cell>
              <table:table-cell office:value-type="float" office:value="0.000000025219">
                <text:p>0.000000025219</text:p>
              </table:table-cell>
              <table:table-cell office:value-type="float" office:value="0.0000004979">
                <text:p>0.0000004979</text:p>
              </table:table-cell>
              <table:table-cell office:value-type="float" office:value="0.0000012978">
                <text:p>0.0000012978</text:p>
              </table:table-cell>
              <table:table-cell office:value-type="float" office:value="0.0000021069">
                <text:p>0.0000021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-0.00000000000373">
                <text:p>-0.00000000000373</text:p>
              </table:table-cell>
              <table:table-cell office:value-type="float" office:value="0.00000000002622">
                <text:p>0.00000000002622</text:p>
              </table:table-cell>
              <table:table-cell office:value-type="float" office:value="0.000000025783">
                <text:p>0.000000025783</text:p>
              </table:table-cell>
              <table:table-cell office:value-type="float" office:value="0.00000053869">
                <text:p>0.00000053869</text:p>
              </table:table-cell>
              <table:table-cell office:value-type="float" office:value="0.0000014355">
                <text:p>0.0000014355</text:p>
              </table:table-cell>
              <table:table-cell office:value-type="float" office:value="0.0000023488">
                <text:p>0.0000023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00000728">
                <text:p>0.00000000000728</text:p>
              </table:table-cell>
              <table:table-cell office:value-type="float" office:value="0.00000000002584">
                <text:p>0.00000000002584</text:p>
              </table:table-cell>
              <table:table-cell office:value-type="float" office:value="0.000000026183">
                <text:p>0.000000026183</text:p>
              </table:table-cell>
              <table:table-cell office:value-type="float" office:value="0.0000005748">
                <text:p>0.0000005748</text:p>
              </table:table-cell>
              <table:table-cell office:value-type="float" office:value="0.0000015666">
                <text:p>0.0000015666</text:p>
              </table:table-cell>
              <table:table-cell office:value-type="float" office:value="0.0000025835">
                <text:p>0.00000258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-0.00000000000442">
                <text:p>-0.00000000000442</text:p>
              </table:table-cell>
              <table:table-cell office:value-type="float" office:value="0.00000000002704">
                <text:p>0.00000000002704</text:p>
              </table:table-cell>
              <table:table-cell office:value-type="float" office:value="0.000000026474">
                <text:p>0.000000026474</text:p>
              </table:table-cell>
              <table:table-cell office:value-type="float" office:value="0.00000060714">
                <text:p>0.00000060714</text:p>
              </table:table-cell>
              <table:table-cell office:value-type="float" office:value="0.0000016928">
                <text:p>0.0000016928</text:p>
              </table:table-cell>
              <table:table-cell office:value-type="float" office:value="0.0000028145">
                <text:p>0.00000281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00000238">
                <text:p>0.00000000000238</text:p>
              </table:table-cell>
              <table:table-cell office:value-type="float" office:value="0.00000000002537">
                <text:p>0.00000000002537</text:p>
              </table:table-cell>
              <table:table-cell office:value-type="float" office:value="0.00000002664">
                <text:p>0.00000002664</text:p>
              </table:table-cell>
              <table:table-cell office:value-type="float" office:value="0.00000063526">
                <text:p>0.00000063526</text:p>
              </table:table-cell>
              <table:table-cell office:value-type="float" office:value="0.0000018124">
                <text:p>0.0000018124</text:p>
              </table:table-cell>
              <table:table-cell office:value-type="float" office:value="0.0000030378">
                <text:p>0.00000303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-0.0000000000015">
                <text:p>-0.0000000000015</text:p>
              </table:table-cell>
              <table:table-cell office:value-type="float" office:value="0.000000000026">
                <text:p>0.000000000026</text:p>
              </table:table-cell>
              <table:table-cell office:value-type="float" office:value="0.000000026842">
                <text:p>0.000000026842</text:p>
              </table:table-cell>
              <table:table-cell office:value-type="float" office:value="0.00000065975">
                <text:p>0.00000065975</text:p>
              </table:table-cell>
              <table:table-cell office:value-type="float" office:value="0.0000019273">
                <text:p>0.0000019273</text:p>
              </table:table-cell>
              <table:table-cell office:value-type="float" office:value="0.0000032566">
                <text:p>0.00000325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0000395">
                <text:p>0.00000000000395</text:p>
              </table:table-cell>
              <table:table-cell office:value-type="float" office:value="0.00000000002602">
                <text:p>0.00000000002602</text:p>
              </table:table-cell>
              <table:table-cell office:value-type="float" office:value="0.000000026923">
                <text:p>0.000000026923</text:p>
              </table:table-cell>
              <table:table-cell office:value-type="float" office:value="0.00000068063">
                <text:p>0.00000068063</text:p>
              </table:table-cell>
              <table:table-cell office:value-type="float" office:value="0.0000020359">
                <text:p>0.0000020359</text:p>
              </table:table-cell>
              <table:table-cell office:value-type="float" office:value="0.0000034692">
                <text:p>0.00000346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-0.00000000000223">
                <text:p>-0.00000000000223</text:p>
              </table:table-cell>
              <table:table-cell office:value-type="float" office:value="0.00000000002875">
                <text:p>0.00000000002875</text:p>
              </table:table-cell>
              <table:table-cell office:value-type="float" office:value="0.000000026918">
                <text:p>0.000000026918</text:p>
              </table:table-cell>
              <table:table-cell office:value-type="float" office:value="0.00000069822">
                <text:p>0.00000069822</text:p>
              </table:table-cell>
              <table:table-cell office:value-type="float" office:value="0.0000021402">
                <text:p>0.0000021402</text:p>
              </table:table-cell>
              <table:table-cell office:value-type="float" office:value="0.0000036778">
                <text:p>0.0000036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-0.00000000000012">
                <text:p>-0.00000000000012</text:p>
              </table:table-cell>
              <table:table-cell office:value-type="float" office:value="0.00000000002514">
                <text:p>0.00000000002514</text:p>
              </table:table-cell>
              <table:table-cell office:value-type="float" office:value="0.000000026967">
                <text:p>0.000000026967</text:p>
              </table:table-cell>
              <table:table-cell office:value-type="float" office:value="0.00000071294">
                <text:p>0.00000071294</text:p>
              </table:table-cell>
              <table:table-cell office:value-type="float" office:value="0.0000022372">
                <text:p>0.0000022372</text:p>
              </table:table-cell>
              <table:table-cell office:value-type="float" office:value="0.0000038781">
                <text:p>0.00000387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00000122">
                <text:p>0.00000000000122</text:p>
              </table:table-cell>
              <table:table-cell office:value-type="float" office:value="0.00000000002577">
                <text:p>0.00000000002577</text:p>
              </table:table-cell>
              <table:table-cell office:value-type="float" office:value="0.000000027099">
                <text:p>0.000000027099</text:p>
              </table:table-cell>
              <table:table-cell office:value-type="float" office:value="0.00000072503">
                <text:p>0.00000072503</text:p>
              </table:table-cell>
              <table:table-cell office:value-type="float" office:value="0.0000023297">
                <text:p>0.0000023297</text:p>
              </table:table-cell>
              <table:table-cell office:value-type="float" office:value="0.0000040748">
                <text:p>0.00000407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0000039">
                <text:p>0.0000000000039</text:p>
              </table:table-cell>
              <table:table-cell office:value-type="float" office:value="0.00000000002852">
                <text:p>0.00000000002852</text:p>
              </table:table-cell>
              <table:table-cell office:value-type="float" office:value="0.000000027006">
                <text:p>0.000000027006</text:p>
              </table:table-cell>
              <table:table-cell office:value-type="float" office:value="0.00000073481">
                <text:p>0.00000073481</text:p>
              </table:table-cell>
              <table:table-cell office:value-type="float" office:value="0.0000024164">
                <text:p>0.0000024164</text:p>
              </table:table-cell>
              <table:table-cell office:value-type="float" office:value="0.000004264">
                <text:p>0.000004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-0.00000000000047">
                <text:p>-0.00000000000047</text:p>
              </table:table-cell>
              <table:table-cell office:value-type="float" office:value="0.00000000002721">
                <text:p>0.00000000002721</text:p>
              </table:table-cell>
              <table:table-cell office:value-type="float" office:value="0.000000027006">
                <text:p>0.000000027006</text:p>
              </table:table-cell>
              <table:table-cell office:value-type="float" office:value="0.00000074259">
                <text:p>0.00000074259</text:p>
              </table:table-cell>
              <table:table-cell office:value-type="float" office:value="0.0000024984">
                <text:p>0.0000024984</text:p>
              </table:table-cell>
              <table:table-cell office:value-type="float" office:value="0.0000044495">
                <text:p>0.00000444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00000179">
                <text:p>0.00000000000179</text:p>
              </table:table-cell>
              <table:table-cell office:value-type="float" office:value="0.00000000002795">
                <text:p>0.00000000002795</text:p>
              </table:table-cell>
              <table:table-cell office:value-type="float" office:value="0.000000027126">
                <text:p>0.000000027126</text:p>
              </table:table-cell>
              <table:table-cell office:value-type="float" office:value="0.00000074872">
                <text:p>0.00000074872</text:p>
              </table:table-cell>
              <table:table-cell office:value-type="float" office:value="0.0000025746">
                <text:p>0.0000025746</text:p>
              </table:table-cell>
              <table:table-cell office:value-type="float" office:value="0.0000046274">
                <text:p>0.00000462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000000181">
                <text:p>0.00000000000181</text:p>
              </table:table-cell>
              <table:table-cell office:value-type="float" office:value="0.00000000002602">
                <text:p>0.00000000002602</text:p>
              </table:table-cell>
              <table:table-cell office:value-type="float" office:value="0.000000027038">
                <text:p>0.000000027038</text:p>
              </table:table-cell>
              <table:table-cell office:value-type="float" office:value="0.00000075353">
                <text:p>0.00000075353</text:p>
              </table:table-cell>
              <table:table-cell office:value-type="float" office:value="0.0000026459">
                <text:p>0.0000026459</text:p>
              </table:table-cell>
              <table:table-cell office:value-type="float" office:value="0.000004801">
                <text:p>0.0000048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000000228">
                <text:p>0.00000000000228</text:p>
              </table:table-cell>
              <table:table-cell office:value-type="float" office:value="0.00000000003012">
                <text:p>0.00000000003012</text:p>
              </table:table-cell>
              <table:table-cell office:value-type="float" office:value="0.000000027029">
                <text:p>0.000000027029</text:p>
              </table:table-cell>
              <table:table-cell office:value-type="float" office:value="0.00000075693">
                <text:p>0.00000075693</text:p>
              </table:table-cell>
              <table:table-cell office:value-type="float" office:value="0.0000027117">
                <text:p>0.0000027117</text:p>
              </table:table-cell>
              <table:table-cell office:value-type="float" office:value="0.0000049679">
                <text:p>0.00000496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00000137">
                <text:p>0.00000000000137</text:p>
              </table:table-cell>
              <table:table-cell office:value-type="float" office:value="0.00000000002735">
                <text:p>0.00000000002735</text:p>
              </table:table-cell>
              <table:table-cell office:value-type="float" office:value="0.000000027089">
                <text:p>0.000000027089</text:p>
              </table:table-cell>
              <table:table-cell office:value-type="float" office:value="0.00000075961">
                <text:p>0.00000075961</text:p>
              </table:table-cell>
              <table:table-cell office:value-type="float" office:value="0.0000027735">
                <text:p>0.0000027735</text:p>
              </table:table-cell>
              <table:table-cell office:value-type="float" office:value="0.0000051301">
                <text:p>0.00000513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00000125">
                <text:p>0.00000000000125</text:p>
              </table:table-cell>
              <table:table-cell office:value-type="float" office:value="0.00000000002914">
                <text:p>0.00000000002914</text:p>
              </table:table-cell>
              <table:table-cell office:value-type="float" office:value="0.000000027058">
                <text:p>0.000000027058</text:p>
              </table:table-cell>
              <table:table-cell office:value-type="float" office:value="0.00000076148">
                <text:p>0.00000076148</text:p>
              </table:table-cell>
              <table:table-cell office:value-type="float" office:value="0.000002829">
                <text:p>0.000002829</text:p>
              </table:table-cell>
              <table:table-cell office:value-type="float" office:value="0.0000052855">
                <text:p>0.00000528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-0.00000000000007">
                <text:p>-0.00000000000007</text:p>
              </table:table-cell>
              <table:table-cell office:value-type="float" office:value="0.00000000002561">
                <text:p>0.00000000002561</text:p>
              </table:table-cell>
              <table:table-cell office:value-type="float" office:value="0.000000027053">
                <text:p>0.000000027053</text:p>
              </table:table-cell>
              <table:table-cell office:value-type="float" office:value="0.00000076289">
                <text:p>0.00000076289</text:p>
              </table:table-cell>
              <table:table-cell office:value-type="float" office:value="0.00000288">
                <text:p>0.00000288</text:p>
              </table:table-cell>
              <table:table-cell office:value-type="float" office:value="0.0000054362">
                <text:p>0.00000543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000000375">
                <text:p>0.00000000000375</text:p>
              </table:table-cell>
              <table:table-cell office:value-type="float" office:value="0.00000000003013">
                <text:p>0.00000000003013</text:p>
              </table:table-cell>
              <table:table-cell office:value-type="float" office:value="0.000000027064">
                <text:p>0.000000027064</text:p>
              </table:table-cell>
              <table:table-cell office:value-type="float" office:value="0.00000076396">
                <text:p>0.00000076396</text:p>
              </table:table-cell>
              <table:table-cell office:value-type="float" office:value="0.000002927">
                <text:p>0.000002927</text:p>
              </table:table-cell>
              <table:table-cell office:value-type="float" office:value="0.0000055802">
                <text:p>0.00000558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-0.00000000000046">
                <text:p>-0.00000000000046</text:p>
              </table:table-cell>
              <table:table-cell office:value-type="float" office:value="0.00000000002706">
                <text:p>0.00000000002706</text:p>
              </table:table-cell>
              <table:table-cell office:value-type="float" office:value="0.000000027097">
                <text:p>0.000000027097</text:p>
              </table:table-cell>
              <table:table-cell office:value-type="float" office:value="0.0000007644">
                <text:p>0.0000007644</text:p>
              </table:table-cell>
              <table:table-cell office:value-type="float" office:value="0.000002969">
                <text:p>0.000002969</text:p>
              </table:table-cell>
              <table:table-cell office:value-type="float" office:value="0.0000057194">
                <text:p>0.00000571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-0.00000000000083">
                <text:p>-0.00000000000083</text:p>
              </table:table-cell>
              <table:table-cell office:value-type="float" office:value="0.00000000002821">
                <text:p>0.00000000002821</text:p>
              </table:table-cell>
              <table:table-cell office:value-type="float" office:value="0.00000002706">
                <text:p>0.00000002706</text:p>
              </table:table-cell>
              <table:table-cell office:value-type="float" office:value="0.00000076514">
                <text:p>0.00000076514</text:p>
              </table:table-cell>
              <table:table-cell office:value-type="float" office:value="0.0000030067">
                <text:p>0.0000030067</text:p>
              </table:table-cell>
              <table:table-cell office:value-type="float" office:value="0.0000058524">
                <text:p>0.00000585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000000292">
                <text:p>0.00000000000292</text:p>
              </table:table-cell>
              <table:table-cell office:value-type="float" office:value="0.00000000002526">
                <text:p>0.00000000002526</text:p>
              </table:table-cell>
              <table:table-cell office:value-type="float" office:value="0.000000027068">
                <text:p>0.000000027068</text:p>
              </table:table-cell>
              <table:table-cell office:value-type="float" office:value="0.00000076532">
                <text:p>0.00000076532</text:p>
              </table:table-cell>
              <table:table-cell office:value-type="float" office:value="0.0000030406">
                <text:p>0.0000030406</text:p>
              </table:table-cell>
              <table:table-cell office:value-type="float" office:value="0.0000059808">
                <text:p>0.00000598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000000314">
                <text:p>0.00000000000314</text:p>
              </table:table-cell>
              <table:table-cell office:value-type="float" office:value="0.00000000002928">
                <text:p>0.00000000002928</text:p>
              </table:table-cell>
              <table:table-cell office:value-type="float" office:value="0.000000027146">
                <text:p>0.000000027146</text:p>
              </table:table-cell>
              <table:table-cell office:value-type="float" office:value="0.00000076611">
                <text:p>0.00000076611</text:p>
              </table:table-cell>
              <table:table-cell office:value-type="float" office:value="0.0000030709">
                <text:p>0.0000030709</text:p>
              </table:table-cell>
              <table:table-cell office:value-type="float" office:value="0.0000061018">
                <text:p>0.00000610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-0.0000000000012">
                <text:p>-0.0000000000012</text:p>
              </table:table-cell>
              <table:table-cell office:value-type="float" office:value="0.0000000000284">
                <text:p>0.0000000000284</text:p>
              </table:table-cell>
              <table:table-cell office:value-type="float" office:value="0.000000027061">
                <text:p>0.000000027061</text:p>
              </table:table-cell>
              <table:table-cell office:value-type="float" office:value="0.00000076582">
                <text:p>0.00000076582</text:p>
              </table:table-cell>
              <table:table-cell office:value-type="float" office:value="0.0000030962">
                <text:p>0.0000030962</text:p>
              </table:table-cell>
              <table:table-cell office:value-type="float" office:value="0.0000062185">
                <text:p>0.00000621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000000475">
                <text:p>0.00000000000475</text:p>
              </table:table-cell>
              <table:table-cell office:value-type="float" office:value="0.00000000002713">
                <text:p>0.00000000002713</text:p>
              </table:table-cell>
              <table:table-cell office:value-type="float" office:value="0.000000027071">
                <text:p>0.000000027071</text:p>
              </table:table-cell>
              <table:table-cell office:value-type="float" office:value="0.00000076598">
                <text:p>0.00000076598</text:p>
              </table:table-cell>
              <table:table-cell office:value-type="float" office:value="0.0000031186">
                <text:p>0.0000031186</text:p>
              </table:table-cell>
              <table:table-cell office:value-type="float" office:value="0.0000063284">
                <text:p>0.00000632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000000254">
                <text:p>0.00000000000254</text:p>
              </table:table-cell>
              <table:table-cell office:value-type="float" office:value="0.00000000002739">
                <text:p>0.00000000002739</text:p>
              </table:table-cell>
              <table:table-cell office:value-type="float" office:value="0.000000027061">
                <text:p>0.000000027061</text:p>
              </table:table-cell>
              <table:table-cell office:value-type="float" office:value="0.00000076602">
                <text:p>0.00000076602</text:p>
              </table:table-cell>
              <table:table-cell office:value-type="float" office:value="0.0000031375">
                <text:p>0.0000031375</text:p>
              </table:table-cell>
              <table:table-cell office:value-type="float" office:value="0.0000064347">
                <text:p>0.00000643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000000447">
                <text:p>0.00000000000447</text:p>
              </table:table-cell>
              <table:table-cell office:value-type="float" office:value="0.00000000002907">
                <text:p>0.00000000002907</text:p>
              </table:table-cell>
              <table:table-cell office:value-type="float" office:value="0.00000002708">
                <text:p>0.00000002708</text:p>
              </table:table-cell>
              <table:table-cell office:value-type="float" office:value="0.00000076606">
                <text:p>0.00000076606</text:p>
              </table:table-cell>
              <table:table-cell office:value-type="float" office:value="0.0000031537">
                <text:p>0.0000031537</text:p>
              </table:table-cell>
              <table:table-cell office:value-type="float" office:value="0.0000065329">
                <text:p>0.00000653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000000094">
                <text:p>0.00000000000094</text:p>
              </table:table-cell>
              <table:table-cell office:value-type="float" office:value="0.00000000002975">
                <text:p>0.00000000002975</text:p>
              </table:table-cell>
              <table:table-cell office:value-type="float" office:value="0.000000027063">
                <text:p>0.000000027063</text:p>
              </table:table-cell>
              <table:table-cell office:value-type="float" office:value="0.00000076623">
                <text:p>0.00000076623</text:p>
              </table:table-cell>
              <table:table-cell office:value-type="float" office:value="0.0000031671">
                <text:p>0.0000031671</text:p>
              </table:table-cell>
              <table:table-cell office:value-type="float" office:value="0.0000066274">
                <text:p>0.00000662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00000027">
                <text:p>0.0000000000027</text:p>
              </table:table-cell>
              <table:table-cell office:value-type="float" office:value="0.00000000002862">
                <text:p>0.00000000002862</text:p>
              </table:table-cell>
              <table:table-cell office:value-type="float" office:value="0.000000027165">
                <text:p>0.000000027165</text:p>
              </table:table-cell>
              <table:table-cell office:value-type="float" office:value="0.00000076603">
                <text:p>0.00000076603</text:p>
              </table:table-cell>
              <table:table-cell office:value-type="float" office:value="0.0000031782">
                <text:p>0.0000031782</text:p>
              </table:table-cell>
              <table:table-cell office:value-type="float" office:value="0.0000067156">
                <text:p>0.00000671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-0.00000000000003">
                <text:p>-0.00000000000003</text:p>
              </table:table-cell>
              <table:table-cell office:value-type="float" office:value="0.00000000002256">
                <text:p>0.00000000002256</text:p>
              </table:table-cell>
              <table:table-cell office:value-type="float" office:value="0.000000027074">
                <text:p>0.000000027074</text:p>
              </table:table-cell>
              <table:table-cell office:value-type="float" office:value="0.00000076626">
                <text:p>0.00000076626</text:p>
              </table:table-cell>
              <table:table-cell office:value-type="float" office:value="0.0000031865">
                <text:p>0.0000031865</text:p>
              </table:table-cell>
              <table:table-cell office:value-type="float" office:value="0.0000068">
                <text:p>0.00000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00000061">
                <text:p>0.0000000000061</text:p>
              </table:table-cell>
              <table:table-cell office:value-type="float" office:value="0.00000000003336">
                <text:p>0.00000000003336</text:p>
              </table:table-cell>
              <table:table-cell office:value-type="float" office:value="0.000000027065">
                <text:p>0.000000027065</text:p>
              </table:table-cell>
              <table:table-cell office:value-type="float" office:value="0.0000007661">
                <text:p>0.0000007661</text:p>
              </table:table-cell>
              <table:table-cell office:value-type="float" office:value="0.0000031942">
                <text:p>0.0000031942</text:p>
              </table:table-cell>
              <table:table-cell office:value-type="float" office:value="0.0000068782">
                <text:p>0.00000687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-0.00000000000197">
                <text:p>-0.00000000000197</text:p>
              </table:table-cell>
              <table:table-cell office:value-type="float" office:value="0.00000000002539">
                <text:p>0.00000000002539</text:p>
              </table:table-cell>
              <table:table-cell office:value-type="float" office:value="0.000000027059">
                <text:p>0.000000027059</text:p>
              </table:table-cell>
              <table:table-cell office:value-type="float" office:value="0.00000076627">
                <text:p>0.00000076627</text:p>
              </table:table-cell>
              <table:table-cell office:value-type="float" office:value="0.0000031994">
                <text:p>0.0000031994</text:p>
              </table:table-cell>
              <table:table-cell office:value-type="float" office:value="0.0000069506">
                <text:p>0.00000695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000000121">
                <text:p>0.00000000000121</text:p>
              </table:table-cell>
              <table:table-cell office:value-type="float" office:value="0.00000000002685">
                <text:p>0.00000000002685</text:p>
              </table:table-cell>
              <table:table-cell office:value-type="float" office:value="0.000000027069">
                <text:p>0.000000027069</text:p>
              </table:table-cell>
              <table:table-cell office:value-type="float" office:value="0.00000076648">
                <text:p>0.00000076648</text:p>
              </table:table-cell>
              <table:table-cell office:value-type="float" office:value="0.000003204">
                <text:p>0.000003204</text:p>
              </table:table-cell>
              <table:table-cell office:value-type="float" office:value="0.0000070187">
                <text:p>0.00000701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000000202">
                <text:p>0.00000000000202</text:p>
              </table:table-cell>
              <table:table-cell office:value-type="float" office:value="0.00000000003058">
                <text:p>0.00000000003058</text:p>
              </table:table-cell>
              <table:table-cell office:value-type="float" office:value="0.000000027069">
                <text:p>0.000000027069</text:p>
              </table:table-cell>
              <table:table-cell office:value-type="float" office:value="0.00000076643">
                <text:p>0.00000076643</text:p>
              </table:table-cell>
              <table:table-cell office:value-type="float" office:value="0.0000032071">
                <text:p>0.0000032071</text:p>
              </table:table-cell>
              <table:table-cell office:value-type="float" office:value="0.000007082">
                <text:p>0.0000070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00000031">
                <text:p>0.0000000000031</text:p>
              </table:table-cell>
              <table:table-cell office:value-type="float" office:value="0.00000000002641">
                <text:p>0.00000000002641</text:p>
              </table:table-cell>
              <table:table-cell office:value-type="float" office:value="0.000000027079">
                <text:p>0.000000027079</text:p>
              </table:table-cell>
              <table:table-cell office:value-type="float" office:value="0.00000076633">
                <text:p>0.00000076633</text:p>
              </table:table-cell>
              <table:table-cell office:value-type="float" office:value="0.0000032096">
                <text:p>0.0000032096</text:p>
              </table:table-cell>
              <table:table-cell office:value-type="float" office:value="0.0000071393">
                <text:p>0.00000713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-0.00000000000014">
                <text:p>-0.00000000000014</text:p>
              </table:table-cell>
              <table:table-cell office:value-type="float" office:value="0.00000000003067">
                <text:p>0.00000000003067</text:p>
              </table:table-cell>
              <table:table-cell office:value-type="float" office:value="0.000000027067">
                <text:p>0.000000027067</text:p>
              </table:table-cell>
              <table:table-cell office:value-type="float" office:value="0.00000076635">
                <text:p>0.00000076635</text:p>
              </table:table-cell>
              <table:table-cell office:value-type="float" office:value="0.0000032112">
                <text:p>0.0000032112</text:p>
              </table:table-cell>
              <table:table-cell office:value-type="float" office:value="0.0000071923">
                <text:p>0.00000719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000000263">
                <text:p>0.00000000000263</text:p>
              </table:table-cell>
              <table:table-cell office:value-type="float" office:value="0.00000000002483">
                <text:p>0.00000000002483</text:p>
              </table:table-cell>
              <table:table-cell office:value-type="float" office:value="0.000000027055">
                <text:p>0.000000027055</text:p>
              </table:table-cell>
              <table:table-cell office:value-type="float" office:value="0.00000076648">
                <text:p>0.00000076648</text:p>
              </table:table-cell>
              <table:table-cell office:value-type="float" office:value="0.0000032136">
                <text:p>0.0000032136</text:p>
              </table:table-cell>
              <table:table-cell office:value-type="float" office:value="0.0000072412">
                <text:p>0.00000724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000000022">
                <text:p>0.0000000000022</text:p>
              </table:table-cell>
              <table:table-cell office:value-type="float" office:value="0.00000000003133">
                <text:p>0.00000000003133</text:p>
              </table:table-cell>
              <table:table-cell office:value-type="float" office:value="0.000000027087">
                <text:p>0.000000027087</text:p>
              </table:table-cell>
              <table:table-cell office:value-type="float" office:value="0.00000076646">
                <text:p>0.00000076646</text:p>
              </table:table-cell>
              <table:table-cell office:value-type="float" office:value="0.0000032139">
                <text:p>0.0000032139</text:p>
              </table:table-cell>
              <table:table-cell office:value-type="float" office:value="0.0000072857">
                <text:p>0.00000728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000000319">
                <text:p>0.00000000000319</text:p>
              </table:table-cell>
              <table:table-cell office:value-type="float" office:value="0.00000000002471">
                <text:p>0.00000000002471</text:p>
              </table:table-cell>
              <table:table-cell office:value-type="float" office:value="0.000000027126">
                <text:p>0.000000027126</text:p>
              </table:table-cell>
              <table:table-cell office:value-type="float" office:value="0.00000076669">
                <text:p>0.00000076669</text:p>
              </table:table-cell>
              <table:table-cell office:value-type="float" office:value="0.0000032144">
                <text:p>0.0000032144</text:p>
              </table:table-cell>
              <table:table-cell office:value-type="float" office:value="0.0000073245">
                <text:p>0.00000732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000000481">
                <text:p>0.00000000000481</text:p>
              </table:table-cell>
              <table:table-cell office:value-type="float" office:value="0.00000000002524">
                <text:p>0.00000000002524</text:p>
              </table:table-cell>
              <table:table-cell office:value-type="float" office:value="0.000000027076">
                <text:p>0.000000027076</text:p>
              </table:table-cell>
              <table:table-cell office:value-type="float" office:value="0.00000076658">
                <text:p>0.00000076658</text:p>
              </table:table-cell>
              <table:table-cell office:value-type="float" office:value="0.0000032157">
                <text:p>0.0000032157</text:p>
              </table:table-cell>
              <table:table-cell office:value-type="float" office:value="0.0000073602">
                <text:p>0.00000736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00000024">
                <text:p>0.0000000000024</text:p>
              </table:table-cell>
              <table:table-cell office:value-type="float" office:value="0.00000000003392">
                <text:p>0.00000000003392</text:p>
              </table:table-cell>
              <table:table-cell office:value-type="float" office:value="0.000000027062">
                <text:p>0.000000027062</text:p>
              </table:table-cell>
              <table:table-cell office:value-type="float" office:value="0.00000076677">
                <text:p>0.00000076677</text:p>
              </table:table-cell>
              <table:table-cell office:value-type="float" office:value="0.0000032154">
                <text:p>0.0000032154</text:p>
              </table:table-cell>
              <table:table-cell office:value-type="float" office:value="0.0000073906">
                <text:p>0.00000739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00000045">
                <text:p>0.0000000000045</text:p>
              </table:table-cell>
              <table:table-cell office:value-type="float" office:value="0.00000000002386">
                <text:p>0.00000000002386</text:p>
              </table:table-cell>
              <table:table-cell office:value-type="float" office:value="0.000000027204">
                <text:p>0.000000027204</text:p>
              </table:table-cell>
              <table:table-cell office:value-type="float" office:value="0.00000076666">
                <text:p>0.00000076666</text:p>
              </table:table-cell>
              <table:table-cell office:value-type="float" office:value="0.0000032176">
                <text:p>0.0000032176</text:p>
              </table:table-cell>
              <table:table-cell office:value-type="float" office:value="0.0000074197">
                <text:p>0.00000741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000000428">
                <text:p>0.00000000000428</text:p>
              </table:table-cell>
              <table:table-cell office:value-type="float" office:value="0.00000000003216">
                <text:p>0.00000000003216</text:p>
              </table:table-cell>
              <table:table-cell office:value-type="float" office:value="0.000000027072">
                <text:p>0.000000027072</text:p>
              </table:table-cell>
              <table:table-cell office:value-type="float" office:value="0.00000076662">
                <text:p>0.00000076662</text:p>
              </table:table-cell>
              <table:table-cell office:value-type="float" office:value="0.0000032166">
                <text:p>0.0000032166</text:p>
              </table:table-cell>
              <table:table-cell office:value-type="float" office:value="0.0000074437">
                <text:p>0.00000744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000000387">
                <text:p>0.00000000000387</text:p>
              </table:table-cell>
              <table:table-cell office:value-type="float" office:value="0.00000000002475">
                <text:p>0.00000000002475</text:p>
              </table:table-cell>
              <table:table-cell office:value-type="float" office:value="0.000000027067">
                <text:p>0.000000027067</text:p>
              </table:table-cell>
              <table:table-cell office:value-type="float" office:value="0.00000076681">
                <text:p>0.00000076681</text:p>
              </table:table-cell>
              <table:table-cell office:value-type="float" office:value="0.0000032172">
                <text:p>0.0000032172</text:p>
              </table:table-cell>
              <table:table-cell office:value-type="float" office:value="0.0000074643">
                <text:p>0.00000746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0000000064">
                <text:p>0.00000000000064</text:p>
              </table:table-cell>
              <table:table-cell office:value-type="float" office:value="0.00000000003329">
                <text:p>0.00000000003329</text:p>
              </table:table-cell>
              <table:table-cell office:value-type="float" office:value="0.000000027121">
                <text:p>0.000000027121</text:p>
              </table:table-cell>
              <table:table-cell office:value-type="float" office:value="0.00000076661">
                <text:p>0.00000076661</text:p>
              </table:table-cell>
              <table:table-cell office:value-type="float" office:value="0.0000032165">
                <text:p>0.0000032165</text:p>
              </table:table-cell>
              <table:table-cell office:value-type="float" office:value="0.0000074816">
                <text:p>0.00000748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0000000617">
                <text:p>0.00000000000617</text:p>
              </table:table-cell>
              <table:table-cell office:value-type="float" office:value="0.00000000002556">
                <text:p>0.00000000002556</text:p>
              </table:table-cell>
              <table:table-cell office:value-type="float" office:value="0.00000002707">
                <text:p>0.00000002707</text:p>
              </table:table-cell>
              <table:table-cell office:value-type="float" office:value="0.00000076682">
                <text:p>0.00000076682</text:p>
              </table:table-cell>
              <table:table-cell office:value-type="float" office:value="0.0000032167">
                <text:p>0.0000032167</text:p>
              </table:table-cell>
              <table:table-cell office:value-type="float" office:value="0.0000074969">
                <text:p>0.00000749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0000000274">
                <text:p>0.00000000000274</text:p>
              </table:table-cell>
              <table:table-cell office:value-type="float" office:value="0.00000000003221">
                <text:p>0.00000000003221</text:p>
              </table:table-cell>
              <table:table-cell office:value-type="float" office:value="0.000000027079">
                <text:p>0.000000027079</text:p>
              </table:table-cell>
              <table:table-cell office:value-type="float" office:value="0.00000076682">
                <text:p>0.00000076682</text:p>
              </table:table-cell>
              <table:table-cell office:value-type="float" office:value="0.0000032175">
                <text:p>0.0000032175</text:p>
              </table:table-cell>
              <table:table-cell office:value-type="float" office:value="0.00000751">
                <text:p>0.000007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0000000311">
                <text:p>0.00000000000311</text:p>
              </table:table-cell>
              <table:table-cell office:value-type="float" office:value="0.00000000002539">
                <text:p>0.00000000002539</text:p>
              </table:table-cell>
              <table:table-cell office:value-type="float" office:value="0.000000027087">
                <text:p>0.000000027087</text:p>
              </table:table-cell>
              <table:table-cell office:value-type="float" office:value="0.0000007668">
                <text:p>0.0000007668</text:p>
              </table:table-cell>
              <table:table-cell office:value-type="float" office:value="0.0000032178">
                <text:p>0.0000032178</text:p>
              </table:table-cell>
              <table:table-cell office:value-type="float" office:value="0.0000075207">
                <text:p>0.00000752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0000000362">
                <text:p>0.00000000000362</text:p>
              </table:table-cell>
              <table:table-cell office:value-type="float" office:value="0.00000000003221">
                <text:p>0.00000000003221</text:p>
              </table:table-cell>
              <table:table-cell office:value-type="float" office:value="0.000000027095">
                <text:p>0.000000027095</text:p>
              </table:table-cell>
              <table:table-cell office:value-type="float" office:value="0.00000076682">
                <text:p>0.00000076682</text:p>
              </table:table-cell>
              <table:table-cell office:value-type="float" office:value="0.0000032176">
                <text:p>0.0000032176</text:p>
              </table:table-cell>
              <table:table-cell office:value-type="float" office:value="0.0000075281">
                <text:p>0.00000752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000000037">
                <text:p>0.0000000000037</text:p>
              </table:table-cell>
              <table:table-cell office:value-type="float" office:value="0.0000000000287">
                <text:p>0.0000000000287</text:p>
              </table:table-cell>
              <table:table-cell office:value-type="float" office:value="0.000000027079">
                <text:p>0.000000027079</text:p>
              </table:table-cell>
              <table:table-cell office:value-type="float" office:value="0.00000076684">
                <text:p>0.00000076684</text:p>
              </table:table-cell>
              <table:table-cell office:value-type="float" office:value="0.000003217">
                <text:p>0.000003217</text:p>
              </table:table-cell>
              <table:table-cell office:value-type="float" office:value="0.0000075365">
                <text:p>0.00000753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0000000407">
                <text:p>0.00000000000407</text:p>
              </table:table-cell>
              <table:table-cell office:value-type="float" office:value="0.0000000000296">
                <text:p>0.0000000000296</text:p>
              </table:table-cell>
              <table:table-cell office:value-type="float" office:value="0.000000027063">
                <text:p>0.000000027063</text:p>
              </table:table-cell>
              <table:table-cell office:value-type="float" office:value="0.00000076679">
                <text:p>0.00000076679</text:p>
              </table:table-cell>
              <table:table-cell office:value-type="float" office:value="0.0000032174">
                <text:p>0.0000032174</text:p>
              </table:table-cell>
              <table:table-cell office:value-type="float" office:value="0.0000075399">
                <text:p>0.00000753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0000000556">
                <text:p>0.00000000000556</text:p>
              </table:table-cell>
              <table:table-cell office:value-type="float" office:value="0.00000000002873">
                <text:p>0.00000000002873</text:p>
              </table:table-cell>
              <table:table-cell office:value-type="float" office:value="0.000000027062">
                <text:p>0.000000027062</text:p>
              </table:table-cell>
              <table:table-cell office:value-type="float" office:value="0.00000076698">
                <text:p>0.00000076698</text:p>
              </table:table-cell>
              <table:table-cell office:value-type="float" office:value="0.0000032178">
                <text:p>0.0000032178</text:p>
              </table:table-cell>
              <table:table-cell office:value-type="float" office:value="0.0000075445">
                <text:p>0.00000754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0000000268">
                <text:p>0.00000000000268</text:p>
              </table:table-cell>
              <table:table-cell office:value-type="float" office:value="0.00000000002957">
                <text:p>0.00000000002957</text:p>
              </table:table-cell>
              <table:table-cell office:value-type="float" office:value="0.000000027063">
                <text:p>0.000000027063</text:p>
              </table:table-cell>
              <table:table-cell office:value-type="float" office:value="0.00000076674">
                <text:p>0.00000076674</text:p>
              </table:table-cell>
              <table:table-cell office:value-type="float" office:value="0.0000032175">
                <text:p>0.0000032175</text:p>
              </table:table-cell>
              <table:table-cell office:value-type="float" office:value="0.0000075477">
                <text:p>0.00000754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0000000667">
                <text:p>0.00000000000667</text:p>
              </table:table-cell>
              <table:table-cell office:value-type="float" office:value="0.00000000003201">
                <text:p>0.00000000003201</text:p>
              </table:table-cell>
              <table:table-cell office:value-type="float" office:value="0.000000027063">
                <text:p>0.000000027063</text:p>
              </table:table-cell>
              <table:table-cell office:value-type="float" office:value="0.00000076685">
                <text:p>0.00000076685</text:p>
              </table:table-cell>
              <table:table-cell office:value-type="float" office:value="0.0000032176">
                <text:p>0.0000032176</text:p>
              </table:table-cell>
              <table:table-cell office:value-type="float" office:value="0.0000075509">
                <text:p>0.00000755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0000000607">
                <text:p>0.00000000000607</text:p>
              </table:table-cell>
              <table:table-cell office:value-type="float" office:value="0.00000000002814">
                <text:p>0.00000000002814</text:p>
              </table:table-cell>
              <table:table-cell office:value-type="float" office:value="0.00000002708">
                <text:p>0.00000002708</text:p>
              </table:table-cell>
              <table:table-cell office:value-type="float" office:value="0.00000076674">
                <text:p>0.00000076674</text:p>
              </table:table-cell>
              <table:table-cell office:value-type="float" office:value="0.000003218">
                <text:p>0.000003218</text:p>
              </table:table-cell>
              <table:table-cell office:value-type="float" office:value="0.0000075523">
                <text:p>0.00000755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0000000498">
                <text:p>0.00000000000498</text:p>
              </table:table-cell>
              <table:table-cell office:value-type="float" office:value="0.00000000002899">
                <text:p>0.00000000002899</text:p>
              </table:table-cell>
              <table:table-cell office:value-type="float" office:value="0.000000027079">
                <text:p>0.000000027079</text:p>
              </table:table-cell>
              <table:table-cell office:value-type="float" office:value="0.00000076669">
                <text:p>0.00000076669</text:p>
              </table:table-cell>
              <table:table-cell office:value-type="float" office:value="0.0000032175">
                <text:p>0.0000032175</text:p>
              </table:table-cell>
              <table:table-cell office:value-type="float" office:value="0.000007554">
                <text:p>0.0000075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0000000321">
                <text:p>0.00000000000321</text:p>
              </table:table-cell>
              <table:table-cell office:value-type="float" office:value="0.00000000003179">
                <text:p>0.00000000003179</text:p>
              </table:table-cell>
              <table:table-cell office:value-type="float" office:value="0.000000027091">
                <text:p>0.000000027091</text:p>
              </table:table-cell>
              <table:table-cell office:value-type="float" office:value="0.00000076671">
                <text:p>0.00000076671</text:p>
              </table:table-cell>
              <table:table-cell office:value-type="float" office:value="0.0000032178">
                <text:p>0.0000032178</text:p>
              </table:table-cell>
              <table:table-cell office:value-type="float" office:value="0.0000075547">
                <text:p>0.00000755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0000000875">
                <text:p>0.00000000000875</text:p>
              </table:table-cell>
              <table:table-cell office:value-type="float" office:value="0.00000000003032">
                <text:p>0.00000000003032</text:p>
              </table:table-cell>
              <table:table-cell office:value-type="float" office:value="0.000000027065">
                <text:p>0.000000027065</text:p>
              </table:table-cell>
              <table:table-cell office:value-type="float" office:value="0.00000076644">
                <text:p>0.00000076644</text:p>
              </table:table-cell>
              <table:table-cell office:value-type="float" office:value="0.0000032175">
                <text:p>0.0000032175</text:p>
              </table:table-cell>
              <table:table-cell office:value-type="float" office:value="0.0000075568">
                <text:p>0.00000755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0000000635">
                <text:p>0.00000000000635</text:p>
              </table:table-cell>
              <table:table-cell office:value-type="float" office:value="0.0000000000295">
                <text:p>0.0000000000295</text:p>
              </table:table-cell>
              <table:table-cell office:value-type="float" office:value="0.000000027055">
                <text:p>0.000000027055</text:p>
              </table:table-cell>
              <table:table-cell office:value-type="float" office:value="0.00000076658">
                <text:p>0.00000076658</text:p>
              </table:table-cell>
              <table:table-cell office:value-type="float" office:value="0.0000032182">
                <text:p>0.0000032182</text:p>
              </table:table-cell>
              <table:table-cell office:value-type="float" office:value="0.000007557">
                <text:p>0.0000075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0000000702">
                <text:p>0.00000000000702</text:p>
              </table:table-cell>
              <table:table-cell office:value-type="float" office:value="0.00000000002955">
                <text:p>0.00000000002955</text:p>
              </table:table-cell>
              <table:table-cell office:value-type="float" office:value="0.000000027063">
                <text:p>0.000000027063</text:p>
              </table:table-cell>
              <table:table-cell office:value-type="float" office:value="0.00000076638">
                <text:p>0.00000076638</text:p>
              </table:table-cell>
              <table:table-cell office:value-type="float" office:value="0.0000032182">
                <text:p>0.0000032182</text:p>
              </table:table-cell>
              <table:table-cell office:value-type="float" office:value="0.0000075577">
                <text:p>0.00000755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0000000544">
                <text:p>0.00000000000544</text:p>
              </table:table-cell>
              <table:table-cell office:value-type="float" office:value="0.00000000003204">
                <text:p>0.00000000003204</text:p>
              </table:table-cell>
              <table:table-cell office:value-type="float" office:value="0.000000027065">
                <text:p>0.000000027065</text:p>
              </table:table-cell>
              <table:table-cell office:value-type="float" office:value="0.00000076638">
                <text:p>0.00000076638</text:p>
              </table:table-cell>
              <table:table-cell office:value-type="float" office:value="0.0000032186">
                <text:p>0.0000032186</text:p>
              </table:table-cell>
              <table:table-cell office:value-type="float" office:value="0.0000075572">
                <text:p>0.00000755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0000000717">
                <text:p>0.00000000000717</text:p>
              </table:table-cell>
              <table:table-cell office:value-type="float" office:value="0.00000000003043">
                <text:p>0.00000000003043</text:p>
              </table:table-cell>
              <table:table-cell office:value-type="float" office:value="0.000000027064">
                <text:p>0.000000027064</text:p>
              </table:table-cell>
              <table:table-cell office:value-type="float" office:value="0.00000076668">
                <text:p>0.00000076668</text:p>
              </table:table-cell>
              <table:table-cell office:value-type="float" office:value="0.000003218">
                <text:p>0.000003218</text:p>
              </table:table-cell>
              <table:table-cell office:value-type="float" office:value="0.0000075575">
                <text:p>0.00000755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0000000533">
                <text:p>0.00000000000533</text:p>
              </table:table-cell>
              <table:table-cell office:value-type="float" office:value="0.00000000003136">
                <text:p>0.00000000003136</text:p>
              </table:table-cell>
              <table:table-cell office:value-type="float" office:value="0.000000027072">
                <text:p>0.000000027072</text:p>
              </table:table-cell>
              <table:table-cell office:value-type="float" office:value="0.00000076682">
                <text:p>0.00000076682</text:p>
              </table:table-cell>
              <table:table-cell office:value-type="float" office:value="0.0000032175">
                <text:p>0.0000032175</text:p>
              </table:table-cell>
              <table:table-cell office:value-type="float" office:value="0.0000075589">
                <text:p>0.00000755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0000000969">
                <text:p>0.00000000000969</text:p>
              </table:table-cell>
              <table:table-cell office:value-type="float" office:value="0.0000000000287">
                <text:p>0.0000000000287</text:p>
              </table:table-cell>
              <table:table-cell office:value-type="float" office:value="0.000000027074">
                <text:p>0.000000027074</text:p>
              </table:table-cell>
              <table:table-cell office:value-type="float" office:value="0.00000076682">
                <text:p>0.00000076682</text:p>
              </table:table-cell>
              <table:table-cell office:value-type="float" office:value="0.0000032186">
                <text:p>0.0000032186</text:p>
              </table:table-cell>
              <table:table-cell office:value-type="float" office:value="0.0000075593">
                <text:p>0.00000755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0000000319">
                <text:p>0.00000000000319</text:p>
              </table:table-cell>
              <table:table-cell office:value-type="float" office:value="0.00000000003323">
                <text:p>0.00000000003323</text:p>
              </table:table-cell>
              <table:table-cell office:value-type="float" office:value="0.000000027077">
                <text:p>0.000000027077</text:p>
              </table:table-cell>
              <table:table-cell office:value-type="float" office:value="0.00000076676">
                <text:p>0.00000076676</text:p>
              </table:table-cell>
              <table:table-cell office:value-type="float" office:value="0.0000032186">
                <text:p>0.0000032186</text:p>
              </table:table-cell>
              <table:table-cell office:value-type="float" office:value="0.00000756">
                <text:p>0.000007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0000000993">
                <text:p>0.00000000000993</text:p>
              </table:table-cell>
              <table:table-cell office:value-type="float" office:value="0.00000000003058">
                <text:p>0.00000000003058</text:p>
              </table:table-cell>
              <table:table-cell office:value-type="float" office:value="0.00000002707">
                <text:p>0.00000002707</text:p>
              </table:table-cell>
              <table:table-cell office:value-type="float" office:value="0.00000076676">
                <text:p>0.00000076676</text:p>
              </table:table-cell>
              <table:table-cell office:value-type="float" office:value="0.0000032185">
                <text:p>0.0000032185</text:p>
              </table:table-cell>
              <table:table-cell office:value-type="float" office:value="0.0000075585">
                <text:p>0.00000755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0000000896">
                <text:p>0.00000000000896</text:p>
              </table:table-cell>
              <table:table-cell office:value-type="float" office:value="0.00000000003044">
                <text:p>0.00000000003044</text:p>
              </table:table-cell>
              <table:table-cell office:value-type="float" office:value="0.000000027078">
                <text:p>0.000000027078</text:p>
              </table:table-cell>
              <table:table-cell office:value-type="float" office:value="0.00000076694">
                <text:p>0.00000076694</text:p>
              </table:table-cell>
              <table:table-cell office:value-type="float" office:value="0.0000032182">
                <text:p>0.0000032182</text:p>
              </table:table-cell>
              <table:table-cell office:value-type="float" office:value="0.0000075596">
                <text:p>0.00000755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0000000746">
                <text:p>0.00000000000746</text:p>
              </table:table-cell>
              <table:table-cell office:value-type="float" office:value="0.00000000002971">
                <text:p>0.00000000002971</text:p>
              </table:table-cell>
              <table:table-cell office:value-type="float" office:value="0.000000027061">
                <text:p>0.000000027061</text:p>
              </table:table-cell>
              <table:table-cell office:value-type="float" office:value="0.00000076681">
                <text:p>0.00000076681</text:p>
              </table:table-cell>
              <table:table-cell office:value-type="float" office:value="0.0000032187">
                <text:p>0.0000032187</text:p>
              </table:table-cell>
              <table:table-cell office:value-type="float" office:value="0.0000075595">
                <text:p>0.00000755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0000000628">
                <text:p>0.00000000000628</text:p>
              </table:table-cell>
              <table:table-cell office:value-type="float" office:value="0.00000000003278">
                <text:p>0.00000000003278</text:p>
              </table:table-cell>
              <table:table-cell office:value-type="float" office:value="0.000000027068">
                <text:p>0.000000027068</text:p>
              </table:table-cell>
              <table:table-cell office:value-type="float" office:value="0.00000076664">
                <text:p>0.00000076664</text:p>
              </table:table-cell>
              <table:table-cell office:value-type="float" office:value="0.000003219">
                <text:p>0.000003219</text:p>
              </table:table-cell>
              <table:table-cell office:value-type="float" office:value="0.0000075582">
                <text:p>0.00000755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0000001208">
                <text:p>0.00000000001208</text:p>
              </table:table-cell>
              <table:table-cell office:value-type="float" office:value="0.00000000003184">
                <text:p>0.00000000003184</text:p>
              </table:table-cell>
              <table:table-cell office:value-type="float" office:value="0.000000027063">
                <text:p>0.000000027063</text:p>
              </table:table-cell>
              <table:table-cell office:value-type="float" office:value="0.00000076656">
                <text:p>0.00000076656</text:p>
              </table:table-cell>
              <table:table-cell office:value-type="float" office:value="0.0000032189">
                <text:p>0.0000032189</text:p>
              </table:table-cell>
              <table:table-cell office:value-type="float" office:value="0.0000075602">
                <text:p>0.00000756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0000000838">
                <text:p>0.00000000000838</text:p>
              </table:table-cell>
              <table:table-cell office:value-type="float" office:value="0.00000000003098">
                <text:p>0.00000000003098</text:p>
              </table:table-cell>
              <table:table-cell office:value-type="float" office:value="0.000000027073">
                <text:p>0.000000027073</text:p>
              </table:table-cell>
              <table:table-cell office:value-type="float" office:value="0.0000007667">
                <text:p>0.0000007667</text:p>
              </table:table-cell>
              <table:table-cell office:value-type="float" office:value="0.0000032191">
                <text:p>0.0000032191</text:p>
              </table:table-cell>
              <table:table-cell office:value-type="float" office:value="0.0000075603">
                <text:p>0.00000756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0000001114">
                <text:p>0.00000000001114</text:p>
              </table:table-cell>
              <table:table-cell office:value-type="float" office:value="0.00000000003192">
                <text:p>0.00000000003192</text:p>
              </table:table-cell>
              <table:table-cell office:value-type="float" office:value="0.000000027079">
                <text:p>0.000000027079</text:p>
              </table:table-cell>
              <table:table-cell office:value-type="float" office:value="0.00000076675">
                <text:p>0.00000076675</text:p>
              </table:table-cell>
              <table:table-cell office:value-type="float" office:value="0.0000032185">
                <text:p>0.0000032185</text:p>
              </table:table-cell>
              <table:table-cell office:value-type="float" office:value="0.0000075592">
                <text:p>0.00000755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0000000842">
                <text:p>0.00000000000842</text:p>
              </table:table-cell>
              <table:table-cell office:value-type="float" office:value="0.00000000003305">
                <text:p>0.00000000003305</text:p>
              </table:table-cell>
              <table:table-cell office:value-type="float" office:value="0.000000027065">
                <text:p>0.000000027065</text:p>
              </table:table-cell>
              <table:table-cell office:value-type="float" office:value="0.00000076667">
                <text:p>0.00000076667</text:p>
              </table:table-cell>
              <table:table-cell office:value-type="float" office:value="0.0000032187">
                <text:p>0.0000032187</text:p>
              </table:table-cell>
              <table:table-cell office:value-type="float" office:value="0.0000075604">
                <text:p>0.00000756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000000115">
                <text:p>0.0000000000115</text:p>
              </table:table-cell>
              <table:table-cell office:value-type="float" office:value="0.00000000003376">
                <text:p>0.00000000003376</text:p>
              </table:table-cell>
              <table:table-cell office:value-type="float" office:value="0.000000027072">
                <text:p>0.000000027072</text:p>
              </table:table-cell>
              <table:table-cell office:value-type="float" office:value="0.00000076664">
                <text:p>0.00000076664</text:p>
              </table:table-cell>
              <table:table-cell office:value-type="float" office:value="0.000003219">
                <text:p>0.000003219</text:p>
              </table:table-cell>
              <table:table-cell office:value-type="float" office:value="0.0000075593">
                <text:p>0.00000755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0000001157">
                <text:p>0.00000000001157</text:p>
              </table:table-cell>
              <table:table-cell office:value-type="float" office:value="0.00000000003167">
                <text:p>0.00000000003167</text:p>
              </table:table-cell>
              <table:table-cell office:value-type="float" office:value="0.000000027074">
                <text:p>0.000000027074</text:p>
              </table:table-cell>
              <table:table-cell office:value-type="float" office:value="0.00000076694">
                <text:p>0.00000076694</text:p>
              </table:table-cell>
              <table:table-cell office:value-type="float" office:value="0.0000032184">
                <text:p>0.0000032184</text:p>
              </table:table-cell>
              <table:table-cell office:value-type="float" office:value="0.0000075611">
                <text:p>0.00000756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0000000889">
                <text:p>0.00000000000889</text:p>
              </table:table-cell>
              <table:table-cell office:value-type="float" office:value="0.00000000003235">
                <text:p>0.00000000003235</text:p>
              </table:table-cell>
              <table:table-cell office:value-type="float" office:value="0.000000027078">
                <text:p>0.000000027078</text:p>
              </table:table-cell>
              <table:table-cell office:value-type="float" office:value="0.00000076688">
                <text:p>0.00000076688</text:p>
              </table:table-cell>
              <table:table-cell office:value-type="float" office:value="0.0000032182">
                <text:p>0.0000032182</text:p>
              </table:table-cell>
              <table:table-cell office:value-type="float" office:value="0.0000075613">
                <text:p>0.00000756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0000001099">
                <text:p>0.00000000001099</text:p>
              </table:table-cell>
              <table:table-cell office:value-type="float" office:value="0.00000000003426">
                <text:p>0.00000000003426</text:p>
              </table:table-cell>
              <table:table-cell office:value-type="float" office:value="0.000000027078">
                <text:p>0.000000027078</text:p>
              </table:table-cell>
              <table:table-cell office:value-type="float" office:value="0.00000076693">
                <text:p>0.00000076693</text:p>
              </table:table-cell>
              <table:table-cell office:value-type="float" office:value="0.0000032182">
                <text:p>0.0000032182</text:p>
              </table:table-cell>
              <table:table-cell office:value-type="float" office:value="0.0000075606">
                <text:p>0.00000756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000000121">
                <text:p>0.0000000000121</text:p>
              </table:table-cell>
              <table:table-cell office:value-type="float" office:value="0.00000000003281">
                <text:p>0.00000000003281</text:p>
              </table:table-cell>
              <table:table-cell office:value-type="float" office:value="0.000000027075">
                <text:p>0.000000027075</text:p>
              </table:table-cell>
              <table:table-cell office:value-type="float" office:value="0.00000076695">
                <text:p>0.00000076695</text:p>
              </table:table-cell>
              <table:table-cell office:value-type="float" office:value="0.0000032185">
                <text:p>0.0000032185</text:p>
              </table:table-cell>
              <table:table-cell office:value-type="float" office:value="0.0000075623">
                <text:p>0.00000756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0000001178">
                <text:p>0.00000000001178</text:p>
              </table:table-cell>
              <table:table-cell office:value-type="float" office:value="0.00000000003285">
                <text:p>0.00000000003285</text:p>
              </table:table-cell>
              <table:table-cell office:value-type="float" office:value="0.000000027076">
                <text:p>0.000000027076</text:p>
              </table:table-cell>
              <table:table-cell office:value-type="float" office:value="0.00000076694">
                <text:p>0.00000076694</text:p>
              </table:table-cell>
              <table:table-cell office:value-type="float" office:value="0.0000032194">
                <text:p>0.0000032194</text:p>
              </table:table-cell>
              <table:table-cell office:value-type="float" office:value="0.0000075613">
                <text:p>0.00000756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0000001268">
                <text:p>0.00000000001268</text:p>
              </table:table-cell>
              <table:table-cell office:value-type="float" office:value="0.00000000003131">
                <text:p>0.00000000003131</text:p>
              </table:table-cell>
              <table:table-cell office:value-type="float" office:value="0.000000027091">
                <text:p>0.000000027091</text:p>
              </table:table-cell>
              <table:table-cell office:value-type="float" office:value="0.00000076679">
                <text:p>0.00000076679</text:p>
              </table:table-cell>
              <table:table-cell office:value-type="float" office:value="0.0000032186">
                <text:p>0.0000032186</text:p>
              </table:table-cell>
              <table:table-cell office:value-type="float" office:value="0.0000075625">
                <text:p>0.00000756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0000001081">
                <text:p>0.00000000001081</text:p>
              </table:table-cell>
              <table:table-cell office:value-type="float" office:value="0.00000000003556">
                <text:p>0.00000000003556</text:p>
              </table:table-cell>
              <table:table-cell office:value-type="float" office:value="0.000000027093">
                <text:p>0.000000027093</text:p>
              </table:table-cell>
              <table:table-cell office:value-type="float" office:value="0.0000007669">
                <text:p>0.0000007669</text:p>
              </table:table-cell>
              <table:table-cell office:value-type="float" office:value="0.0000032178">
                <text:p>0.0000032178</text:p>
              </table:table-cell>
              <table:table-cell office:value-type="float" office:value="0.0000075608">
                <text:p>0.00000756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0000001499">
                <text:p>0.00000000001499</text:p>
              </table:table-cell>
              <table:table-cell office:value-type="float" office:value="0.00000000003336">
                <text:p>0.00000000003336</text:p>
              </table:table-cell>
              <table:table-cell office:value-type="float" office:value="0.000000027087">
                <text:p>0.000000027087</text:p>
              </table:table-cell>
              <table:table-cell office:value-type="float" office:value="0.00000076706">
                <text:p>0.00000076706</text:p>
              </table:table-cell>
              <table:table-cell office:value-type="float" office:value="0.0000032184">
                <text:p>0.0000032184</text:p>
              </table:table-cell>
              <table:table-cell office:value-type="float" office:value="0.0000075605">
                <text:p>0.00000756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0000001477">
                <text:p>0.00000000001477</text:p>
              </table:table-cell>
              <table:table-cell office:value-type="float" office:value="0.00000000003349">
                <text:p>0.00000000003349</text:p>
              </table:table-cell>
              <table:table-cell office:value-type="float" office:value="0.000000027076">
                <text:p>0.000000027076</text:p>
              </table:table-cell>
              <table:table-cell office:value-type="float" office:value="0.00000076685">
                <text:p>0.00000076685</text:p>
              </table:table-cell>
              <table:table-cell office:value-type="float" office:value="0.0000032185">
                <text:p>0.0000032185</text:p>
              </table:table-cell>
              <table:table-cell office:value-type="float" office:value="0.0000075602">
                <text:p>0.00000756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0000001245">
                <text:p>0.00000000001245</text:p>
              </table:table-cell>
              <table:table-cell office:value-type="float" office:value="0.00000000003444">
                <text:p>0.00000000003444</text:p>
              </table:table-cell>
              <table:table-cell office:value-type="float" office:value="0.000000027089">
                <text:p>0.000000027089</text:p>
              </table:table-cell>
              <table:table-cell office:value-type="float" office:value="0.00000076682">
                <text:p>0.00000076682</text:p>
              </table:table-cell>
              <table:table-cell office:value-type="float" office:value="0.000003219">
                <text:p>0.000003219</text:p>
              </table:table-cell>
              <table:table-cell office:value-type="float" office:value="0.0000075622">
                <text:p>0.00000756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0000001537">
                <text:p>0.00000000001537</text:p>
              </table:table-cell>
              <table:table-cell office:value-type="float" office:value="0.00000000003526">
                <text:p>0.00000000003526</text:p>
              </table:table-cell>
              <table:table-cell office:value-type="float" office:value="0.000000027088">
                <text:p>0.000000027088</text:p>
              </table:table-cell>
              <table:table-cell office:value-type="float" office:value="0.00000076699">
                <text:p>0.00000076699</text:p>
              </table:table-cell>
              <table:table-cell office:value-type="float" office:value="0.0000032188">
                <text:p>0.0000032188</text:p>
              </table:table-cell>
              <table:table-cell office:value-type="float" office:value="0.0000075612">
                <text:p>0.00000756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0000001675">
                <text:p>0.00000000001675</text:p>
              </table:table-cell>
              <table:table-cell office:value-type="float" office:value="0.00000000003684">
                <text:p>0.00000000003684</text:p>
              </table:table-cell>
              <table:table-cell office:value-type="float" office:value="0.000000027085">
                <text:p>0.000000027085</text:p>
              </table:table-cell>
              <table:table-cell office:value-type="float" office:value="0.00000076699">
                <text:p>0.00000076699</text:p>
              </table:table-cell>
              <table:table-cell office:value-type="float" office:value="0.000003219">
                <text:p>0.000003219</text:p>
              </table:table-cell>
              <table:table-cell office:value-type="float" office:value="0.0000075621">
                <text:p>0.00000756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0000001528">
                <text:p>0.00000000001528</text:p>
              </table:table-cell>
              <table:table-cell office:value-type="float" office:value="0.00000000003408">
                <text:p>0.00000000003408</text:p>
              </table:table-cell>
              <table:table-cell office:value-type="float" office:value="0.000000027094">
                <text:p>0.000000027094</text:p>
              </table:table-cell>
              <table:table-cell office:value-type="float" office:value="0.00000076705">
                <text:p>0.00000076705</text:p>
              </table:table-cell>
              <table:table-cell office:value-type="float" office:value="0.0000032188">
                <text:p>0.0000032188</text:p>
              </table:table-cell>
              <table:table-cell office:value-type="float" office:value="0.0000075623">
                <text:p>0.00000756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0000001773">
                <text:p>0.00000000001773</text:p>
              </table:table-cell>
              <table:table-cell office:value-type="float" office:value="0.0000000000365">
                <text:p>0.0000000000365</text:p>
              </table:table-cell>
              <table:table-cell office:value-type="float" office:value="0.000000027108">
                <text:p>0.000000027108</text:p>
              </table:table-cell>
              <table:table-cell office:value-type="float" office:value="0.00000076698">
                <text:p>0.00000076698</text:p>
              </table:table-cell>
              <table:table-cell office:value-type="float" office:value="0.0000032188">
                <text:p>0.0000032188</text:p>
              </table:table-cell>
              <table:table-cell office:value-type="float" office:value="0.0000075619">
                <text:p>0.00000756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0000001512">
                <text:p>0.00000000001512</text:p>
              </table:table-cell>
              <table:table-cell office:value-type="float" office:value="0.00000000003642">
                <text:p>0.00000000003642</text:p>
              </table:table-cell>
              <table:table-cell office:value-type="float" office:value="0.000000027087">
                <text:p>0.000000027087</text:p>
              </table:table-cell>
              <table:table-cell office:value-type="float" office:value="0.00000076708">
                <text:p>0.00000076708</text:p>
              </table:table-cell>
              <table:table-cell office:value-type="float" office:value="0.0000032192">
                <text:p>0.0000032192</text:p>
              </table:table-cell>
              <table:table-cell office:value-type="float" office:value="0.0000075624">
                <text:p>0.00000756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0000001995">
                <text:p>0.00000000001995</text:p>
              </table:table-cell>
              <table:table-cell office:value-type="float" office:value="0.00000000003736">
                <text:p>0.00000000003736</text:p>
              </table:table-cell>
              <table:table-cell office:value-type="float" office:value="0.000000027087">
                <text:p>0.000000027087</text:p>
              </table:table-cell>
              <table:table-cell office:value-type="float" office:value="0.00000076698">
                <text:p>0.00000076698</text:p>
              </table:table-cell>
              <table:table-cell office:value-type="float" office:value="0.0000032198">
                <text:p>0.0000032198</text:p>
              </table:table-cell>
              <table:table-cell office:value-type="float" office:value="0.0000075625">
                <text:p>0.00000756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0000001777">
                <text:p>0.00000000001777</text:p>
              </table:table-cell>
              <table:table-cell office:value-type="float" office:value="0.00000000003501">
                <text:p>0.00000000003501</text:p>
              </table:table-cell>
              <table:table-cell office:value-type="float" office:value="0.000000027093">
                <text:p>0.000000027093</text:p>
              </table:table-cell>
              <table:table-cell office:value-type="float" office:value="0.00000076719">
                <text:p>0.00000076719</text:p>
              </table:table-cell>
              <table:table-cell office:value-type="float" office:value="0.000003219">
                <text:p>0.000003219</text:p>
              </table:table-cell>
              <table:table-cell office:value-type="float" office:value="0.0000075621">
                <text:p>0.00000756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0000001761">
                <text:p>0.00000000001761</text:p>
              </table:table-cell>
              <table:table-cell office:value-type="float" office:value="0.0000000000369">
                <text:p>0.0000000000369</text:p>
              </table:table-cell>
              <table:table-cell office:value-type="float" office:value="0.000000027088">
                <text:p>0.000000027088</text:p>
              </table:table-cell>
              <table:table-cell office:value-type="float" office:value="0.00000076698">
                <text:p>0.00000076698</text:p>
              </table:table-cell>
              <table:table-cell office:value-type="float" office:value="0.0000032183">
                <text:p>0.0000032183</text:p>
              </table:table-cell>
              <table:table-cell office:value-type="float" office:value="0.0000075631">
                <text:p>0.00000756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0000001715">
                <text:p>0.00000000001715</text:p>
              </table:table-cell>
              <table:table-cell office:value-type="float" office:value="0.00000000003727">
                <text:p>0.00000000003727</text:p>
              </table:table-cell>
              <table:table-cell office:value-type="float" office:value="0.000000027107">
                <text:p>0.000000027107</text:p>
              </table:table-cell>
              <table:table-cell office:value-type="float" office:value="0.00000076681">
                <text:p>0.00000076681</text:p>
              </table:table-cell>
              <table:table-cell office:value-type="float" office:value="0.0000032184">
                <text:p>0.0000032184</text:p>
              </table:table-cell>
              <table:table-cell office:value-type="float" office:value="0.0000075631">
                <text:p>0.000007563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2cm" svg:y="3.935cm" style:legend-expansion="high" chart:style-name="ch2"/>
        <chart:plot-area chart:style-name="ch3" table:cell-range-address="'FD1-10'.A5:'FD1-10'.A106 'FD1-10'.D5:'FD1-10'.E106" chart:data-source-has-labels="row" svg:x="0.32cm" svg:y="0.18cm" svg:width="11.742cm" svg:height="8.64cm">
          <chartooo:coordinate-region svg:x="2.166cm" svg:y="0.389cm" svg:width="9.643cm" svg:height="8.2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-10'.D6:'FD1-10'.D106" chart:label-cell-address="'FD1-10'.D5:'FD1-10'.D5" chart:class="chart:scatter">
            <chart:domain table:cell-range-address="'FD1-10'.A6:'FD1-10'.A106"/>
            <chart:data-point chart:repeated="101"/>
          </chart:series>
          <chart:series chart:style-name="ch8" chart:values-cell-range-address="'FD1-10'.E6:'FD1-10'.E106" chart:label-cell-address="'FD1-10'.E5:'FD1-10'.E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FD1-10'.D5:'FD1-10'.D5</svg:desc>
                </draw:g>
              </table:table-cell>
              <table:table-cell office:value-type="string">
                <text:p>d(Id)/d(Vg) (S)</text:p>
                <draw:g>
                  <svg:desc>'FD1-10'.E5:'FD1-10'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-10'.A6:'FD1-10'.A106</svg:desc>
                </draw:g>
              </table:table-cell>
              <table:table-cell office:value-type="float" office:value="-0.00000000000103">
                <text:p>-0.00000000000103</text:p>
                <draw:g>
                  <svg:desc>'FD1-10'.D6:'FD1-10'.D106</svg:desc>
                </draw:g>
              </table:table-cell>
              <table:table-cell office:value-type="float" office:value="NaN">
                <text:p>NaN</text:p>
                <draw:g>
                  <svg:desc>'FD1-10'.E6:'FD1-10'.E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000084">
                <text:p>0.00000000000084</text:p>
              </table:table-cell>
              <table:table-cell office:value-type="float" office:value="-0.0000000000735">
                <text:p>-0.00000000007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-0.0000000000025">
                <text:p>-0.0000000000025</text:p>
              </table:table-cell>
              <table:table-cell office:value-type="float" office:value="0.000000000187">
                <text:p>0.0000000001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0000458">
                <text:p>0.00000000000458</text:p>
              </table:table-cell>
              <table:table-cell office:value-type="float" office:value="0.0000000001375">
                <text:p>0.0000000001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000025">
                <text:p>0.00000000000025</text:p>
              </table:table-cell>
              <table:table-cell office:value-type="float" office:value="-0.000000000365">
                <text:p>-0.0000000003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-0.00000000000272">
                <text:p>-0.00000000000272</text:p>
              </table:table-cell>
              <table:table-cell office:value-type="float" office:value="0.000000000149">
                <text:p>0.000000000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0000323">
                <text:p>0.00000000000323</text:p>
              </table:table-cell>
              <table:table-cell office:value-type="float" office:value="0.0000000001525">
                <text:p>0.00000000015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0000033">
                <text:p>0.00000000000033</text:p>
              </table:table-cell>
              <table:table-cell office:value-type="float" office:value="-0.000000000379">
                <text:p>-0.0000000003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-0.00000000000435">
                <text:p>-0.00000000000435</text:p>
              </table:table-cell>
              <table:table-cell office:value-type="float" office:value="0.0000000003345">
                <text:p>0.00000000033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0000702">
                <text:p>0.00000000000702</text:p>
              </table:table-cell>
              <table:table-cell office:value-type="float" office:value="-0.0000000003085">
                <text:p>-0.00000000030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-0.00000000001052">
                <text:p>-0.00000000001052</text:p>
              </table:table-cell>
              <table:table-cell office:value-type="float" office:value="0.0000000001495">
                <text:p>0.00000000014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0001001">
                <text:p>0.00000000001001</text:p>
              </table:table-cell>
              <table:table-cell office:value-type="float" office:value="0.000000000368">
                <text:p>0.0000000003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-0.00000000000316">
                <text:p>-0.00000000000316</text:p>
              </table:table-cell>
              <table:table-cell office:value-type="float" office:value="-0.000000000382">
                <text:p>-0.0000000003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00000237">
                <text:p>0.00000000000237</text:p>
              </table:table-cell>
              <table:table-cell office:value-type="float" office:value="0.0000000001865">
                <text:p>0.00000000018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0000057">
                <text:p>0.00000000000057</text:p>
              </table:table-cell>
              <table:table-cell office:value-type="float" office:value="0.0000000003615">
                <text:p>0.00000000036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0000096">
                <text:p>0.0000000000096</text:p>
              </table:table-cell>
              <table:table-cell office:value-type="float" office:value="-0.0000000002155">
                <text:p>-0.00000000021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-0.00000000000374">
                <text:p>-0.00000000000374</text:p>
              </table:table-cell>
              <table:table-cell office:value-type="float" office:value="0.0000000003545">
                <text:p>0.00000000035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00001669">
                <text:p>0.00000000001669</text:p>
              </table:table-cell>
              <table:table-cell office:value-type="float" office:value="0.000000000508">
                <text:p>0.0000000005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00000642">
                <text:p>0.00000000000642</text:p>
              </table:table-cell>
              <table:table-cell office:value-type="float" office:value="0.0000000000309999999999999">
                <text:p>0.0000000000309999999999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00001731">
                <text:p>0.00000000001731</text:p>
              </table:table-cell>
              <table:table-cell office:value-type="float" office:value="0.000000000981499999999999">
                <text:p>0.0000000009814999999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00002605">
                <text:p>0.00000000002605</text:p>
              </table:table-cell>
              <table:table-cell office:value-type="float" office:value="0.000000001019">
                <text:p>0.0000000010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000003769">
                <text:p>0.00000000003769</text:p>
              </table:table-cell>
              <table:table-cell office:value-type="float" office:value="0.00000000124">
                <text:p>0.000000001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000005085">
                <text:p>0.00000000005085</text:p>
              </table:table-cell>
              <table:table-cell office:value-type="float" office:value="0.0000000023025">
                <text:p>0.00000000230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00008374">
                <text:p>0.00000000008374</text:p>
              </table:table-cell>
              <table:table-cell office:value-type="float" office:value="0.000000003234">
                <text:p>0.0000000032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00011553">
                <text:p>0.00000000011553</text:p>
              </table:table-cell>
              <table:table-cell office:value-type="float" office:value="0.000000004267">
                <text:p>0.0000000042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000016908">
                <text:p>0.00000000016908</text:p>
              </table:table-cell>
              <table:table-cell office:value-type="float" office:value="0.00000000674249999999999">
                <text:p>0.000000006742499999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000025038">
                <text:p>0.00000000025038</text:p>
              </table:table-cell>
              <table:table-cell office:value-type="float" office:value="0.00000000915599999999999">
                <text:p>0.00000000915599999999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00003522">
                <text:p>0.0000000003522</text:p>
              </table:table-cell>
              <table:table-cell office:value-type="float" office:value="0.000000013346">
                <text:p>0.0000000133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00005173">
                <text:p>0.0000000005173</text:p>
              </table:table-cell>
              <table:table-cell office:value-type="float" office:value="0.0000000190255">
                <text:p>0.00000001902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000073271">
                <text:p>0.00000000073271</text:p>
              </table:table-cell>
              <table:table-cell office:value-type="float" office:value="0.0000000268725">
                <text:p>0.00000002687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000105475">
                <text:p>0.00000000105475</text:p>
              </table:table-cell>
              <table:table-cell office:value-type="float" office:value="0.0000000383095">
                <text:p>0.00000003830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00014989">
                <text:p>0.0000000014989</text:p>
              </table:table-cell>
              <table:table-cell office:value-type="float" office:value="0.0000000535725000000001">
                <text:p>0.0000000535725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00021262">
                <text:p>0.0000000021262</text:p>
              </table:table-cell>
              <table:table-cell office:value-type="float" office:value="0.0000000750849999999999">
                <text:p>0.0000000750849999999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00030006">
                <text:p>0.0000000030006</text:p>
              </table:table-cell>
              <table:table-cell office:value-type="float" office:value="0.000000104135">
                <text:p>0.0000001041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00042089">
                <text:p>0.0000000042089</text:p>
              </table:table-cell>
              <table:table-cell office:value-type="float" office:value="0.000000141925">
                <text:p>0.0000001419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00058391">
                <text:p>0.0000000058391</text:p>
              </table:table-cell>
              <table:table-cell office:value-type="float" office:value="0.000000192405">
                <text:p>0.0000001924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0008057">
                <text:p>0.000000008057</text:p>
              </table:table-cell>
              <table:table-cell office:value-type="float" office:value="0.000000256795">
                <text:p>0.0000002567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00010975">
                <text:p>0.000000010975</text:p>
              </table:table-cell>
              <table:table-cell office:value-type="float" office:value="0.00000033825">
                <text:p>0.000000338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0014822">
                <text:p>0.000000014822</text:p>
              </table:table-cell>
              <table:table-cell office:value-type="float" office:value="0.0000004378">
                <text:p>0.00000043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00019731">
                <text:p>0.000000019731</text:p>
              </table:table-cell>
              <table:table-cell office:value-type="float" office:value="0.00000055785">
                <text:p>0.000000557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0025979">
                <text:p>0.000000025979</text:p>
              </table:table-cell>
              <table:table-cell office:value-type="float" office:value="0.00000070025">
                <text:p>0.000000700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0033736">
                <text:p>0.000000033736</text:p>
              </table:table-cell>
              <table:table-cell office:value-type="float" office:value="0.000000863050000000002">
                <text:p>0.000000863050000000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004324">
                <text:p>0.00000004324</text:p>
              </table:table-cell>
              <table:table-cell office:value-type="float" office:value="0.00000104745">
                <text:p>0.000001047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00054685">
                <text:p>0.000000054685</text:p>
              </table:table-cell>
              <table:table-cell office:value-type="float" office:value="0.000001245">
                <text:p>0.0000012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006814">
                <text:p>0.00000006814</text:p>
              </table:table-cell>
              <table:table-cell office:value-type="float" office:value="0.00000146155">
                <text:p>0.000001461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00083916">
                <text:p>0.000000083916</text:p>
              </table:table-cell>
              <table:table-cell office:value-type="float" office:value="0.00000168915">
                <text:p>0.000001689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0101923">
                <text:p>0.000000101923</text:p>
              </table:table-cell>
              <table:table-cell office:value-type="float" office:value="0.0000019282">
                <text:p>0.00000192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012248">
                <text:p>0.00000012248</text:p>
              </table:table-cell>
              <table:table-cell office:value-type="float" office:value="0.00000216335">
                <text:p>0.000002163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014519">
                <text:p>0.00000014519</text:p>
              </table:table-cell>
              <table:table-cell office:value-type="float" office:value="0.0000023975">
                <text:p>0.00000239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017043">
                <text:p>0.00000017043</text:p>
              </table:table-cell>
              <table:table-cell office:value-type="float" office:value="0.000002647">
                <text:p>0.0000026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019813">
                <text:p>0.00000019813</text:p>
              </table:table-cell>
              <table:table-cell office:value-type="float" office:value="0.0000028705">
                <text:p>0.00000287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022784">
                <text:p>0.00000022784</text:p>
              </table:table-cell>
              <table:table-cell office:value-type="float" office:value="0.000003085">
                <text:p>0.0000030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0025983">
                <text:p>0.00000025983</text:p>
              </table:table-cell>
              <table:table-cell office:value-type="float" office:value="0.0000032905">
                <text:p>0.00000329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0029365">
                <text:p>0.00000029365</text:p>
              </table:table-cell>
              <table:table-cell office:value-type="float" office:value="0.00000348799999999999">
                <text:p>0.00000348799999999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0032959">
                <text:p>0.00000032959</text:p>
              </table:table-cell>
              <table:table-cell office:value-type="float" office:value="0.0000036735">
                <text:p>0.00000367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0036712">
                <text:p>0.00000036712</text:p>
              </table:table-cell>
              <table:table-cell office:value-type="float" office:value="0.000003831">
                <text:p>0.0000038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0040621">
                <text:p>0.00000040621</text:p>
              </table:table-cell>
              <table:table-cell office:value-type="float" office:value="0.000003978">
                <text:p>0.0000039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0044668">
                <text:p>0.00000044668</text:p>
              </table:table-cell>
              <table:table-cell office:value-type="float" office:value="0.00000411100000000002">
                <text:p>0.000004111000000000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0048843">
                <text:p>0.00000048843</text:p>
              </table:table-cell>
              <table:table-cell office:value-type="float" office:value="0.00000425400000000002">
                <text:p>0.000004254000000000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0053176">
                <text:p>0.00000053176</text:p>
              </table:table-cell>
              <table:table-cell office:value-type="float" office:value="0.00000435099999999998">
                <text:p>0.000004350999999999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0057545">
                <text:p>0.00000057545</text:p>
              </table:table-cell>
              <table:table-cell office:value-type="float" office:value="0.000004448">
                <text:p>0.0000044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0062072">
                <text:p>0.00000062072</text:p>
              </table:table-cell>
              <table:table-cell office:value-type="float" office:value="0.00000454950000000002">
                <text:p>0.000004549500000000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0066644">
                <text:p>0.00000066644</text:p>
              </table:table-cell>
              <table:table-cell office:value-type="float" office:value="0.00000460899999999999">
                <text:p>0.00000460899999999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007129">
                <text:p>0.0000007129</text:p>
              </table:table-cell>
              <table:table-cell office:value-type="float" office:value="0.0000046785">
                <text:p>0.00000467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0076001">
                <text:p>0.00000076001</text:p>
              </table:table-cell>
              <table:table-cell office:value-type="float" office:value="0.000004764">
                <text:p>0.0000047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0080818">
                <text:p>0.00000080818</text:p>
              </table:table-cell>
              <table:table-cell office:value-type="float" office:value="0.00000483599999999999">
                <text:p>0.00000483599999999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0085673">
                <text:p>0.00000085673</text:p>
              </table:table-cell>
              <table:table-cell office:value-type="float" office:value="0.0000048645">
                <text:p>0.00000486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0090547">
                <text:p>0.00000090547</text:p>
              </table:table-cell>
              <table:table-cell office:value-type="float" office:value="0.00000492">
                <text:p>0.000004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0095513">
                <text:p>0.00000095513</text:p>
              </table:table-cell>
              <table:table-cell office:value-type="float" office:value="0.000004971">
                <text:p>0.0000049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0100489">
                <text:p>0.00000100489</text:p>
              </table:table-cell>
              <table:table-cell office:value-type="float" office:value="0.00000500199999999999">
                <text:p>0.00000500199999999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0105517">
                <text:p>0.00000105517</text:p>
              </table:table-cell>
              <table:table-cell office:value-type="float" office:value="0.00000503350000000002">
                <text:p>0.000005033500000000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0110556">
                <text:p>0.00000110556</text:p>
              </table:table-cell>
              <table:table-cell office:value-type="float" office:value="0.00000509150000000002">
                <text:p>0.000005091500000000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01157">
                <text:p>0.000001157</text:p>
              </table:table-cell>
              <table:table-cell office:value-type="float" office:value="0.000005087">
                <text:p>0.0000050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012073">
                <text:p>0.0000012073</text:p>
              </table:table-cell>
              <table:table-cell office:value-type="float" office:value="0.000005085">
                <text:p>0.0000050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012587">
                <text:p>0.0000012587</text:p>
              </table:table-cell>
              <table:table-cell office:value-type="float" office:value="0.00000517999999999998">
                <text:p>0.000005179999999999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013109">
                <text:p>0.0000013109</text:p>
              </table:table-cell>
              <table:table-cell office:value-type="float" office:value="0.00000517">
                <text:p>0.000005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013621">
                <text:p>0.0000013621</text:p>
              </table:table-cell>
              <table:table-cell office:value-type="float" office:value="0.00000516999999999999">
                <text:p>0.000005169999999999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014143">
                <text:p>0.0000014143</text:p>
              </table:table-cell>
              <table:table-cell office:value-type="float" office:value="0.00000517499999999999">
                <text:p>0.000005174999999999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014656">
                <text:p>0.0000014656</text:p>
              </table:table-cell>
              <table:table-cell office:value-type="float" office:value="0.00000517">
                <text:p>0.000005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015177">
                <text:p>0.0000015177</text:p>
              </table:table-cell>
              <table:table-cell office:value-type="float" office:value="0.00000520999999999999">
                <text:p>0.00000520999999999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015698">
                <text:p>0.0000015698</text:p>
              </table:table-cell>
              <table:table-cell office:value-type="float" office:value="0.000005235">
                <text:p>0.0000052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016224">
                <text:p>0.0000016224</text:p>
              </table:table-cell>
              <table:table-cell office:value-type="float" office:value="0.00000523500000000001">
                <text:p>0.000005235000000000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016745">
                <text:p>0.0000016745</text:p>
              </table:table-cell>
              <table:table-cell office:value-type="float" office:value="0.00000521999999999999">
                <text:p>0.00000521999999999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017268">
                <text:p>0.0000017268</text:p>
              </table:table-cell>
              <table:table-cell office:value-type="float" office:value="0.00000523000000000003">
                <text:p>0.000005230000000000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017791">
                <text:p>0.0000017791</text:p>
              </table:table-cell>
              <table:table-cell office:value-type="float" office:value="0.00000519000000000003">
                <text:p>0.000005190000000000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018306">
                <text:p>0.0000018306</text:p>
              </table:table-cell>
              <table:table-cell office:value-type="float" office:value="0.00000515499999999999">
                <text:p>0.000005154999999999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018822">
                <text:p>0.0000018822</text:p>
              </table:table-cell>
              <table:table-cell office:value-type="float" office:value="0.00000516">
                <text:p>0.000005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019338">
                <text:p>0.0000019338</text:p>
              </table:table-cell>
              <table:table-cell office:value-type="float" office:value="0.00000518">
                <text:p>0.000005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019858">
                <text:p>0.0000019858</text:p>
              </table:table-cell>
              <table:table-cell office:value-type="float" office:value="0.00000517999999999998">
                <text:p>0.000005179999999999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020374">
                <text:p>0.0000020374</text:p>
              </table:table-cell>
              <table:table-cell office:value-type="float" office:value="0.00000516999999999998">
                <text:p>0.000005169999999999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020892">
                <text:p>0.0000020892</text:p>
              </table:table-cell>
              <table:table-cell office:value-type="float" office:value="0.00000516499999999999">
                <text:p>0.000005164999999999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021407">
                <text:p>0.0000021407</text:p>
              </table:table-cell>
              <table:table-cell office:value-type="float" office:value="0.00000512">
                <text:p>0.000005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021916">
                <text:p>0.0000021916</text:p>
              </table:table-cell>
              <table:table-cell office:value-type="float" office:value="0.00000507500000000001">
                <text:p>0.00000507500000000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022422">
                <text:p>0.0000022422</text:p>
              </table:table-cell>
              <table:table-cell office:value-type="float" office:value="0.00000508">
                <text:p>0.000005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022932">
                <text:p>0.0000022932</text:p>
              </table:table-cell>
              <table:table-cell office:value-type="float" office:value="0.00000507500000000001">
                <text:p>0.00000507500000000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023437">
                <text:p>0.0000023437</text:p>
              </table:table-cell>
              <table:table-cell office:value-type="float" office:value="0.00000501500000000003">
                <text:p>0.000005015000000000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023935">
                <text:p>0.0000023935</text:p>
              </table:table-cell>
              <table:table-cell office:value-type="float" office:value="0.00000498500000000001">
                <text:p>0.0000049850000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024434">
                <text:p>0.0000024434</text:p>
              </table:table-cell>
              <table:table-cell office:value-type="float" office:value="0.00000493000000000001">
                <text:p>0.00000493000000000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024921">
                <text:p>0.0000024921</text:p>
              </table:table-cell>
              <table:table-cell office:value-type="float" office:value="0.00000491">
                <text:p>0.000004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025416">
                <text:p>0.0000025416</text:p>
              </table:table-cell>
              <table:table-cell office:value-type="float" office:value="0.000004925">
                <text:p>0.0000049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025906">
                <text:p>0.00000259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2cm" svg:y="3.935cm" style:legend-expansion="high" chart:style-name="ch2"/>
        <chart:plot-area chart:style-name="ch3" table:cell-range-address="'FD1-10'.A5:'FD1-10'.A106 'FD1-10'.N5:'FD1-10'.O106" chart:data-source-has-labels="row" svg:x="0.32cm" svg:y="0.18cm" svg:width="11.742cm" svg:height="8.64cm">
          <chartooo:coordinate-region svg:x="2.166cm" svg:y="0.388cm" svg:width="9.643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-10'.N6:'FD1-10'.N106" chart:label-cell-address="'FD1-10'.N5:'FD1-10'.N5" chart:class="chart:scatter">
            <chart:domain table:cell-range-address="'FD1-10'.A6:'FD1-10'.A106"/>
            <chart:data-point chart:repeated="101"/>
          </chart:series>
          <chart:series chart:style-name="ch8" chart:values-cell-range-address="'FD1-10'.O6:'FD1-10'.O106" chart:label-cell-address="'FD1-10'.O5:'FD1-10'.O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FD1-10'.N5:'FD1-10'.N5</svg:desc>
                </draw:g>
              </table:table-cell>
              <table:table-cell office:value-type="string">
                <text:p>d(Id)/d(Vg) (S)</text:p>
                <draw:g>
                  <svg:desc>'FD1-10'.O5:'FD1-10'.O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-10'.A6:'FD1-10'.A106</svg:desc>
                </draw:g>
              </table:table-cell>
              <table:table-cell office:value-type="float" office:value="0.00000000002334">
                <text:p>0.00000000002334</text:p>
                <draw:g>
                  <svg:desc>'FD1-10'.N6:'FD1-10'.N106</svg:desc>
                </draw:g>
              </table:table-cell>
              <table:table-cell office:value-type="float" office:value="NaN">
                <text:p>NaN</text:p>
                <draw:g>
                  <svg:desc>'FD1-10'.O6:'FD1-10'.O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002066">
                <text:p>0.00000000002066</text:p>
              </table:table-cell>
              <table:table-cell office:value-type="float" office:value="-0.0000000002115">
                <text:p>-0.00000000021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0001911">
                <text:p>0.00000000001911</text:p>
              </table:table-cell>
              <table:table-cell office:value-type="float" office:value="-0.000000000102">
                <text:p>-0.000000000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0001862">
                <text:p>0.00000000001862</text:p>
              </table:table-cell>
              <table:table-cell office:value-type="float" office:value="-0.0000000000480000000000001">
                <text:p>-0.000000000048000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001815">
                <text:p>0.00000000001815</text:p>
              </table:table-cell>
              <table:table-cell office:value-type="float" office:value="-0.000000000061">
                <text:p>-0.0000000000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0000174">
                <text:p>0.0000000000174</text:p>
              </table:table-cell>
              <table:table-cell office:value-type="float" office:value="-0.0000000001125">
                <text:p>-0.0000000001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000159">
                <text:p>0.0000000000159</text:p>
              </table:table-cell>
              <table:table-cell office:value-type="float" office:value="-0.0000000000575">
                <text:p>-0.0000000000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0001625">
                <text:p>0.00000000001625</text:p>
              </table:table-cell>
              <table:table-cell office:value-type="float" office:value="-0.00000000000949999999999991">
                <text:p>-0.000000000009499999999999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00001571">
                <text:p>0.00000000001571</text:p>
              </table:table-cell>
              <table:table-cell office:value-type="float" office:value="-0.0000000000915000000000001">
                <text:p>-0.0000000000915000000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0001442">
                <text:p>0.00000000001442</text:p>
              </table:table-cell>
              <table:table-cell office:value-type="float" office:value="-0.0000000000765000000000001">
                <text:p>-0.0000000000765000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00001418">
                <text:p>0.00000000001418</text:p>
              </table:table-cell>
              <table:table-cell office:value-type="float" office:value="-0.0000000000185">
                <text:p>-0.00000000001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0001405">
                <text:p>0.00000000001405</text:p>
              </table:table-cell>
              <table:table-cell office:value-type="float" office:value="-0.00000000000549999999999993">
                <text:p>-0.000000000005499999999999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00001407">
                <text:p>0.00000000001407</text:p>
              </table:table-cell>
              <table:table-cell office:value-type="float" office:value="-0.0000000000195">
                <text:p>-0.0000000000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00001366">
                <text:p>0.00000000001366</text:p>
              </table:table-cell>
              <table:table-cell office:value-type="float" office:value="0.000000000022">
                <text:p>0.0000000000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0001451">
                <text:p>0.00000000001451</text:p>
              </table:table-cell>
              <table:table-cell office:value-type="float" office:value="0.0000000000734999999999999">
                <text:p>0.000000000073499999999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00001513">
                <text:p>0.00000000001513</text:p>
              </table:table-cell>
              <table:table-cell office:value-type="float" office:value="0.0000000001105">
                <text:p>0.00000000011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00001672">
                <text:p>0.00000000001672</text:p>
              </table:table-cell>
              <table:table-cell office:value-type="float" office:value="0.000000000216">
                <text:p>0.0000000002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00001945">
                <text:p>0.00000000001945</text:p>
              </table:table-cell>
              <table:table-cell office:value-type="float" office:value="0.000000000295">
                <text:p>0.0000000002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00002262">
                <text:p>0.00000000002262</text:p>
              </table:table-cell>
              <table:table-cell office:value-type="float" office:value="0.000000000425">
                <text:p>0.0000000004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00002795">
                <text:p>0.00000000002795</text:p>
              </table:table-cell>
              <table:table-cell office:value-type="float" office:value="0.000000000712499999999999">
                <text:p>0.0000000007124999999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00003687">
                <text:p>0.00000000003687</text:p>
              </table:table-cell>
              <table:table-cell office:value-type="float" office:value="0.0000000010115">
                <text:p>0.00000000101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000004818">
                <text:p>0.00000000004818</text:p>
              </table:table-cell>
              <table:table-cell office:value-type="float" office:value="0.0000000014125">
                <text:p>0.0000000014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000006512">
                <text:p>0.00000000006512</text:p>
              </table:table-cell>
              <table:table-cell office:value-type="float" office:value="0.000000002163">
                <text:p>0.0000000021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00009144">
                <text:p>0.00000000009144</text:p>
              </table:table-cell>
              <table:table-cell office:value-type="float" office:value="0.0000000031865">
                <text:p>0.00000000318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00012885">
                <text:p>0.00000000012885</text:p>
              </table:table-cell>
              <table:table-cell office:value-type="float" office:value="0.0000000046185">
                <text:p>0.00000000461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000018381">
                <text:p>0.00000000018381</text:p>
              </table:table-cell>
              <table:table-cell office:value-type="float" office:value="0.00000000661699999999999">
                <text:p>0.000000006616999999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000026119">
                <text:p>0.00000000026119</text:p>
              </table:table-cell>
              <table:table-cell office:value-type="float" office:value="0.00000000944499999999999">
                <text:p>0.00000000944499999999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000037271">
                <text:p>0.00000000037271</text:p>
              </table:table-cell>
              <table:table-cell office:value-type="float" office:value="0.0000000135675">
                <text:p>0.00000001356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000053254">
                <text:p>0.00000000053254</text:p>
              </table:table-cell>
              <table:table-cell office:value-type="float" office:value="0.0000000194005">
                <text:p>0.00000001940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000076072">
                <text:p>0.00000000076072</text:p>
              </table:table-cell>
              <table:table-cell office:value-type="float" office:value="0.0000000274775">
                <text:p>0.00000002747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000108209">
                <text:p>0.00000000108209</text:p>
              </table:table-cell>
              <table:table-cell office:value-type="float" office:value="0.000000039014">
                <text:p>0.0000000390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0001541">
                <text:p>0.000000001541</text:p>
              </table:table-cell>
              <table:table-cell office:value-type="float" office:value="0.0000000548105000000001">
                <text:p>0.0000000548105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00021783">
                <text:p>0.0000000021783</text:p>
              </table:table-cell>
              <table:table-cell office:value-type="float" office:value="0.0000000766599999999999">
                <text:p>0.0000000766599999999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00030742">
                <text:p>0.0000000030742</text:p>
              </table:table-cell>
              <table:table-cell office:value-type="float" office:value="0.00000010645">
                <text:p>0.000000106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00043073">
                <text:p>0.0000000043073</text:p>
              </table:table-cell>
              <table:table-cell office:value-type="float" office:value="0.000000145355">
                <text:p>0.0000001453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00059813">
                <text:p>0.0000000059813</text:p>
              </table:table-cell>
              <table:table-cell office:value-type="float" office:value="0.00000019726">
                <text:p>0.000000197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00082525">
                <text:p>0.0000000082525</text:p>
              </table:table-cell>
              <table:table-cell office:value-type="float" office:value="0.000000263785">
                <text:p>0.0000002637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00011257">
                <text:p>0.000000011257</text:p>
              </table:table-cell>
              <table:table-cell office:value-type="float" office:value="0.000000349125">
                <text:p>0.000000349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0015235">
                <text:p>0.000000015235</text:p>
              </table:table-cell>
              <table:table-cell office:value-type="float" office:value="0.00000045305">
                <text:p>0.000000453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00020318">
                <text:p>0.000000020318</text:p>
              </table:table-cell>
              <table:table-cell office:value-type="float" office:value="0.0000005795">
                <text:p>0.00000057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0026825">
                <text:p>0.000000026825</text:p>
              </table:table-cell>
              <table:table-cell office:value-type="float" office:value="0.000000729399999999999">
                <text:p>0.000000729399999999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0034906">
                <text:p>0.000000034906</text:p>
              </table:table-cell>
              <table:table-cell office:value-type="float" office:value="0.000000905000000000002">
                <text:p>0.000000905000000000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0044925">
                <text:p>0.000000044925</text:p>
              </table:table-cell>
              <table:table-cell office:value-type="float" office:value="0.00000110905">
                <text:p>0.000001109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00057087">
                <text:p>0.000000057087</text:p>
              </table:table-cell>
              <table:table-cell office:value-type="float" office:value="0.0000013288">
                <text:p>0.00000132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0071501">
                <text:p>0.000000071501</text:p>
              </table:table-cell>
              <table:table-cell office:value-type="float" office:value="0.0000015793">
                <text:p>0.00000157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00088673">
                <text:p>0.000000088673</text:p>
              </table:table-cell>
              <table:table-cell office:value-type="float" office:value="0.0000018458">
                <text:p>0.00000184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0108417">
                <text:p>0.000000108417</text:p>
              </table:table-cell>
              <table:table-cell office:value-type="float" office:value="0.00000212835">
                <text:p>0.000002128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013124">
                <text:p>0.00000013124</text:p>
              </table:table-cell>
              <table:table-cell office:value-type="float" office:value="0.00000243715000000001">
                <text:p>0.00000243715000000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015716">
                <text:p>0.00000015716</text:p>
              </table:table-cell>
              <table:table-cell office:value-type="float" office:value="0.00000277350000000001">
                <text:p>0.00000277350000000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018671">
                <text:p>0.00000018671</text:p>
              </table:table-cell>
              <table:table-cell office:value-type="float" office:value="0.000003128">
                <text:p>0.0000031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021972">
                <text:p>0.00000021972</text:p>
              </table:table-cell>
              <table:table-cell office:value-type="float" office:value="0.000003465">
                <text:p>0.0000034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025601">
                <text:p>0.00000025601</text:p>
              </table:table-cell>
              <table:table-cell office:value-type="float" office:value="0.0000038365">
                <text:p>0.00000383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0029645">
                <text:p>0.00000029645</text:p>
              </table:table-cell>
              <table:table-cell office:value-type="float" office:value="0.000004236">
                <text:p>0.0000042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0034073">
                <text:p>0.00000034073</text:p>
              </table:table-cell>
              <table:table-cell office:value-type="float" office:value="0.0000046405">
                <text:p>0.00000464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0038926">
                <text:p>0.00000038926</text:p>
              </table:table-cell>
              <table:table-cell office:value-type="float" office:value="0.000005021">
                <text:p>0.0000050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0044115">
                <text:p>0.00000044115</text:p>
              </table:table-cell>
              <table:table-cell office:value-type="float" office:value="0.00000544">
                <text:p>0.000005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0049806">
                <text:p>0.00000049806</text:p>
              </table:table-cell>
              <table:table-cell office:value-type="float" office:value="0.00000585199999999999">
                <text:p>0.00000585199999999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0055819">
                <text:p>0.00000055819</text:p>
              </table:table-cell>
              <table:table-cell office:value-type="float" office:value="0.00000627850000000003">
                <text:p>0.000006278500000000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0062363">
                <text:p>0.00000062363</text:p>
              </table:table-cell>
              <table:table-cell office:value-type="float" office:value="0.00000675800000000003">
                <text:p>0.000006758000000000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0069335">
                <text:p>0.00000069335</text:p>
              </table:table-cell>
              <table:table-cell office:value-type="float" office:value="0.00000716849999999995">
                <text:p>0.00000716849999999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00767">
                <text:p>0.000000767</text:p>
              </table:table-cell>
              <table:table-cell office:value-type="float" office:value="0.00000761999999999999">
                <text:p>0.00000761999999999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0084575">
                <text:p>0.00000084575</text:p>
              </table:table-cell>
              <table:table-cell office:value-type="float" office:value="0.00000806750000000004">
                <text:p>0.000008067500000000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0092835">
                <text:p>0.00000092835</text:p>
              </table:table-cell>
              <table:table-cell office:value-type="float" office:value="0.00000851099999999999">
                <text:p>0.00000851099999999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0101597">
                <text:p>0.00000101597</text:p>
              </table:table-cell>
              <table:table-cell office:value-type="float" office:value="0.00000896799999999999">
                <text:p>0.00000896799999999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0110771">
                <text:p>0.00000110771</text:p>
              </table:table-cell>
              <table:table-cell office:value-type="float" office:value="0.00000942149999999999">
                <text:p>0.00000942149999999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012044">
                <text:p>0.0000012044</text:p>
              </table:table-cell>
              <table:table-cell office:value-type="float" office:value="0.00000993449999999999">
                <text:p>0.00000993449999999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013064">
                <text:p>0.0000013064</text:p>
              </table:table-cell>
              <table:table-cell office:value-type="float" office:value="0.000010365">
                <text:p>0.0000103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014117">
                <text:p>0.0000014117</text:p>
              </table:table-cell>
              <table:table-cell office:value-type="float" office:value="0.000010835">
                <text:p>0.0000108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015231">
                <text:p>0.0000015231</text:p>
              </table:table-cell>
              <table:table-cell office:value-type="float" office:value="0.000011325">
                <text:p>0.0000113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016382">
                <text:p>0.0000016382</text:p>
              </table:table-cell>
              <table:table-cell office:value-type="float" office:value="0.000011785">
                <text:p>0.0000117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017588">
                <text:p>0.0000017588</text:p>
              </table:table-cell>
              <table:table-cell office:value-type="float" office:value="0.0000122550000000001">
                <text:p>0.000012255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018833">
                <text:p>0.0000018833</text:p>
              </table:table-cell>
              <table:table-cell office:value-type="float" office:value="0.0000127700000000001">
                <text:p>0.0000127700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020142">
                <text:p>0.0000020142</text:p>
              </table:table-cell>
              <table:table-cell office:value-type="float" office:value="0.00001321">
                <text:p>0.000013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021475">
                <text:p>0.0000021475</text:p>
              </table:table-cell>
              <table:table-cell office:value-type="float" office:value="0.00001367">
                <text:p>0.000013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022876">
                <text:p>0.0000022876</text:p>
              </table:table-cell>
              <table:table-cell office:value-type="float" office:value="0.000014285">
                <text:p>0.0000142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024332">
                <text:p>0.0000024332</text:p>
              </table:table-cell>
              <table:table-cell office:value-type="float" office:value="0.000014675">
                <text:p>0.0000146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025811">
                <text:p>0.0000025811</text:p>
              </table:table-cell>
              <table:table-cell office:value-type="float" office:value="0.00001512">
                <text:p>0.000015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027356">
                <text:p>0.0000027356</text:p>
              </table:table-cell>
              <table:table-cell office:value-type="float" office:value="0.00001565">
                <text:p>0.000015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028941">
                <text:p>0.0000028941</text:p>
              </table:table-cell>
              <table:table-cell office:value-type="float" office:value="0.000016115">
                <text:p>0.0000161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030579">
                <text:p>0.0000030579</text:p>
              </table:table-cell>
              <table:table-cell office:value-type="float" office:value="0.0000166">
                <text:p>0.00001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032261">
                <text:p>0.0000032261</text:p>
              </table:table-cell>
              <table:table-cell office:value-type="float" office:value="0.000017075">
                <text:p>0.0000170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033994">
                <text:p>0.0000033994</text:p>
              </table:table-cell>
              <table:table-cell office:value-type="float" office:value="0.0000176">
                <text:p>0.00001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035781">
                <text:p>0.0000035781</text:p>
              </table:table-cell>
              <table:table-cell office:value-type="float" office:value="0.000018035">
                <text:p>0.0000180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037601">
                <text:p>0.0000037601</text:p>
              </table:table-cell>
              <table:table-cell office:value-type="float" office:value="0.0000185650000000001">
                <text:p>0.0000185650000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039494">
                <text:p>0.0000039494</text:p>
              </table:table-cell>
              <table:table-cell office:value-type="float" office:value="0.0000190150000000001">
                <text:p>0.0000190150000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041404">
                <text:p>0.0000041404</text:p>
              </table:table-cell>
              <table:table-cell office:value-type="float" office:value="0.00001941">
                <text:p>0.000019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043376">
                <text:p>0.0000043376</text:p>
              </table:table-cell>
              <table:table-cell office:value-type="float" office:value="0.00001992">
                <text:p>0.000019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045388">
                <text:p>0.0000045388</text:p>
              </table:table-cell>
              <table:table-cell office:value-type="float" office:value="0.00002041">
                <text:p>0.000020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047458">
                <text:p>0.0000047458</text:p>
              </table:table-cell>
              <table:table-cell office:value-type="float" office:value="0.000020875">
                <text:p>0.0000208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049563">
                <text:p>0.0000049563</text:p>
              </table:table-cell>
              <table:table-cell office:value-type="float" office:value="0.00002136">
                <text:p>0.000021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05173">
                <text:p>0.000005173</text:p>
              </table:table-cell>
              <table:table-cell office:value-type="float" office:value="0.000021865">
                <text:p>0.0000218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053936">
                <text:p>0.0000053936</text:p>
              </table:table-cell>
              <table:table-cell office:value-type="float" office:value="0.000022255">
                <text:p>0.0000222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056181">
                <text:p>0.0000056181</text:p>
              </table:table-cell>
              <table:table-cell office:value-type="float" office:value="0.00002277">
                <text:p>0.000022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05849">
                <text:p>0.000005849</text:p>
              </table:table-cell>
              <table:table-cell office:value-type="float" office:value="0.000023205">
                <text:p>0.0000232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060822">
                <text:p>0.0000060822</text:p>
              </table:table-cell>
              <table:table-cell office:value-type="float" office:value="0.0000236099999999999">
                <text:p>0.0000236099999999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063212">
                <text:p>0.0000063212</text:p>
              </table:table-cell>
              <table:table-cell office:value-type="float" office:value="0.0000240750000000001">
                <text:p>0.00002407500000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065637">
                <text:p>0.0000065637</text:p>
              </table:table-cell>
              <table:table-cell office:value-type="float" office:value="0.0000245750000000001">
                <text:p>0.000024575000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068127">
                <text:p>0.0000068127</text:p>
              </table:table-cell>
              <table:table-cell office:value-type="float" office:value="0.000024975">
                <text:p>0.0000249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070632">
                <text:p>0.0000070632</text:p>
              </table:table-cell>
              <table:table-cell office:value-type="float" office:value="0.0000254249999999999">
                <text:p>0.0000254249999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073212">
                <text:p>0.0000073212</text:p>
              </table:table-cell>
              <table:table-cell office:value-type="float" office:value="0.000026015">
                <text:p>0.0000260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075835">
                <text:p>0.000007583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2cm" svg:y="3.935cm" style:legend-expansion="high" chart:style-name="ch2"/>
        <chart:plot-area chart:style-name="ch3" table:cell-range-address="'FD11-30'.A5:'FD11-30'.A106 'FD11-30'.D5:'FD11-30'.E106" chart:data-source-has-labels="row" svg:x="0.32cm" svg:y="0.18cm" svg:width="11.742cm" svg:height="8.64cm">
          <chartooo:coordinate-region svg:x="2.166cm" svg:y="0.388cm" svg:width="9.643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1-30'.D6:'FD11-30'.D106" chart:label-cell-address="'FD11-30'.D5:'FD11-30'.D5" chart:class="chart:scatter">
            <chart:domain table:cell-range-address="'FD11-30'.A6:'FD11-30'.A106"/>
            <chart:data-point chart:repeated="101"/>
          </chart:series>
          <chart:series chart:style-name="ch8" chart:values-cell-range-address="'FD11-30'.E6:'FD11-30'.E106" chart:label-cell-address="'FD11-30'.E5:'FD11-30'.E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FD11-30'.D5:'FD11-30'.D5</svg:desc>
                </draw:g>
              </table:table-cell>
              <table:table-cell office:value-type="string">
                <text:p>d(Id)/d(Vg) (S)</text:p>
                <draw:g>
                  <svg:desc>'FD11-30'.E5:'FD11-30'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1-30'.A6:'FD11-30'.A106</svg:desc>
                </draw:g>
              </table:table-cell>
              <table:table-cell office:value-type="float" office:value="0.000010977">
                <text:p>0.000010977</text:p>
                <draw:g>
                  <svg:desc>'FD11-30'.D6:'FD11-30'.D106</svg:desc>
                </draw:g>
              </table:table-cell>
              <table:table-cell office:value-type="float" office:value="NaN">
                <text:p>NaN</text:p>
                <draw:g>
                  <svg:desc>'FD11-30'.E6:'FD11-30'.E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10983">
                <text:p>0.000010983</text:p>
              </table:table-cell>
              <table:table-cell office:value-type="float" office:value="-0.0000002000000000001">
                <text:p>-0.000000200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10973">
                <text:p>0.000010973</text:p>
              </table:table-cell>
              <table:table-cell office:value-type="float" office:value="-0.00000035000000000009">
                <text:p>-0.00000035000000000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10976">
                <text:p>0.000010976</text:p>
              </table:table-cell>
              <table:table-cell office:value-type="float" office:value="0.00000120000000000001">
                <text:p>0.0000012000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10997">
                <text:p>0.000010997</text:p>
              </table:table-cell>
              <table:table-cell office:value-type="float" office:value="0.00000010000000000005">
                <text:p>0.00000010000000000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10978">
                <text:p>0.000010978</text:p>
              </table:table-cell>
              <table:table-cell office:value-type="float" office:value="-0.00000124999999999995">
                <text:p>-0.000001249999999999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10972">
                <text:p>0.000010972</text:p>
              </table:table-cell>
              <table:table-cell office:value-type="float" office:value="-0.000000699999999999926">
                <text:p>-0.0000006999999999999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10964">
                <text:p>0.000010964</text:p>
              </table:table-cell>
              <table:table-cell office:value-type="float" office:value="-0.000000850000000000085">
                <text:p>-0.0000008500000000000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10955">
                <text:p>0.000010955</text:p>
              </table:table-cell>
              <table:table-cell office:value-type="float" office:value="-0.000000550000000000105">
                <text:p>-0.0000005500000000001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10953">
                <text:p>0.000010953</text:p>
              </table:table-cell>
              <table:table-cell office:value-type="float" office:value="0.00000050000000000008">
                <text:p>0.000000500000000000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10965">
                <text:p>0.000010965</text:p>
              </table:table-cell>
              <table:table-cell office:value-type="float" office:value="0.00000145000000000005">
                <text:p>0.000001450000000000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10982">
                <text:p>0.000010982</text:p>
              </table:table-cell>
              <table:table-cell office:value-type="float" office:value="0.00000114999999999998">
                <text:p>0.000001149999999999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10988">
                <text:p>0.000010988</text:p>
              </table:table-cell>
              <table:table-cell office:value-type="float" office:value="0.000000699999999999926">
                <text:p>0.0000006999999999999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10996">
                <text:p>0.000010996</text:p>
              </table:table-cell>
              <table:table-cell office:value-type="float" office:value="0.00000085">
                <text:p>0.000000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11005">
                <text:p>0.000011005</text:p>
              </table:table-cell>
              <table:table-cell office:value-type="float" office:value="0.00000135000000000008">
                <text:p>0.000001350000000000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11023">
                <text:p>0.000011023</text:p>
              </table:table-cell>
              <table:table-cell office:value-type="float" office:value="0.00000170000000000009">
                <text:p>0.000001700000000000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11039">
                <text:p>0.000011039</text:p>
              </table:table-cell>
              <table:table-cell office:value-type="float" office:value="0.00000229999999999996">
                <text:p>0.000002299999999999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11069">
                <text:p>0.000011069</text:p>
              </table:table-cell>
              <table:table-cell office:value-type="float" office:value="0.00000429999999999995">
                <text:p>0.000004299999999999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11125">
                <text:p>0.000011125</text:p>
              </table:table-cell>
              <table:table-cell office:value-type="float" office:value="0.00000505000000000006">
                <text:p>0.00000505000000000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1117">
                <text:p>0.00001117</text:p>
              </table:table-cell>
              <table:table-cell office:value-type="float" office:value="0.00000580000000000001">
                <text:p>0.000005800000000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11241">
                <text:p>0.000011241</text:p>
              </table:table-cell>
              <table:table-cell office:value-type="float" office:value="0.00000839999999999996">
                <text:p>0.000008399999999999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11338">
                <text:p>0.000011338</text:p>
              </table:table-cell>
              <table:table-cell office:value-type="float" office:value="0.0000104">
                <text:p>0.00001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11449">
                <text:p>0.000011449</text:p>
              </table:table-cell>
              <table:table-cell office:value-type="float" office:value="0.0000134000000000001">
                <text:p>0.000013400000000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11606">
                <text:p>0.000011606</text:p>
              </table:table-cell>
              <table:table-cell office:value-type="float" office:value="0.0000173">
                <text:p>0.00001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11795">
                <text:p>0.000011795</text:p>
              </table:table-cell>
              <table:table-cell office:value-type="float" office:value="0.00002095">
                <text:p>0.000020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12025">
                <text:p>0.000012025</text:p>
              </table:table-cell>
              <table:table-cell office:value-type="float" office:value="0.0000258">
                <text:p>0.00002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12311">
                <text:p>0.000012311</text:p>
              </table:table-cell>
              <table:table-cell office:value-type="float" office:value="0.0000316499999999999">
                <text:p>0.0000316499999999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12658">
                <text:p>0.000012658</text:p>
              </table:table-cell>
              <table:table-cell office:value-type="float" office:value="0.0000389499999999999">
                <text:p>0.00003894999999999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1309">
                <text:p>0.00001309</text:p>
              </table:table-cell>
              <table:table-cell office:value-type="float" office:value="0.0000489500000000001">
                <text:p>0.00004895000000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13637">
                <text:p>0.000013637</text:p>
              </table:table-cell>
              <table:table-cell office:value-type="float" office:value="0.00005795">
                <text:p>0.000057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14249">
                <text:p>0.000014249</text:p>
              </table:table-cell>
              <table:table-cell office:value-type="float" office:value="0.0000683499999999999">
                <text:p>0.0000683499999999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15004">
                <text:p>0.000015004</text:p>
              </table:table-cell>
              <table:table-cell office:value-type="float" office:value="0.0000828000000000001">
                <text:p>0.0000828000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15905">
                <text:p>0.000015905</text:p>
              </table:table-cell>
              <table:table-cell office:value-type="float" office:value="0.00009775">
                <text:p>0.000097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16959">
                <text:p>0.000016959</text:p>
              </table:table-cell>
              <table:table-cell office:value-type="float" office:value="0.0001146">
                <text:p>0.00011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18197">
                <text:p>0.000018197</text:p>
              </table:table-cell>
              <table:table-cell office:value-type="float" office:value="0.0001315">
                <text:p>0.00013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19589">
                <text:p>0.000019589</text:p>
              </table:table-cell>
              <table:table-cell office:value-type="float" office:value="0.0001461">
                <text:p>0.00014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21119">
                <text:p>0.000021119</text:p>
              </table:table-cell>
              <table:table-cell office:value-type="float" office:value="0.000164">
                <text:p>0.0001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22869">
                <text:p>0.000022869</text:p>
              </table:table-cell>
              <table:table-cell office:value-type="float" office:value="0.0001896">
                <text:p>0.00018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24911">
                <text:p>0.000024911</text:p>
              </table:table-cell>
              <table:table-cell office:value-type="float" office:value="0.0002137">
                <text:p>0.00021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27143">
                <text:p>0.000027143</text:p>
              </table:table-cell>
              <table:table-cell office:value-type="float" office:value="0.0002312">
                <text:p>0.00023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29535">
                <text:p>0.000029535</text:p>
              </table:table-cell>
              <table:table-cell office:value-type="float" office:value="0.0002499">
                <text:p>0.00024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32141">
                <text:p>0.000032141</text:p>
              </table:table-cell>
              <table:table-cell office:value-type="float" office:value="0.000272300000000001">
                <text:p>0.000272300000000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34981">
                <text:p>0.000034981</text:p>
              </table:table-cell>
              <table:table-cell office:value-type="float" office:value="0.000294750000000001">
                <text:p>0.000294750000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38036">
                <text:p>0.000038036</text:p>
              </table:table-cell>
              <table:table-cell office:value-type="float" office:value="0.00031735">
                <text:p>0.000317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41328">
                <text:p>0.000041328</text:p>
              </table:table-cell>
              <table:table-cell office:value-type="float" office:value="0.0003424">
                <text:p>0.00034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44884">
                <text:p>0.000044884</text:p>
              </table:table-cell>
              <table:table-cell office:value-type="float" office:value="0.0003594">
                <text:p>0.00035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48516">
                <text:p>0.000048516</text:p>
              </table:table-cell>
              <table:table-cell office:value-type="float" office:value="0.000376799999999999">
                <text:p>0.0003767999999999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5242">
                <text:p>0.00005242</text:p>
              </table:table-cell>
              <table:table-cell office:value-type="float" office:value="0.000393450000000001">
                <text:p>0.000393450000000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56385">
                <text:p>0.000056385</text:p>
              </table:table-cell>
              <table:table-cell office:value-type="float" office:value="0.000412700000000001">
                <text:p>0.000412700000000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60674">
                <text:p>0.000060674</text:p>
              </table:table-cell>
              <table:table-cell office:value-type="float" office:value="0.000435799999999999">
                <text:p>0.0004357999999999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65101">
                <text:p>0.000065101</text:p>
              </table:table-cell>
              <table:table-cell office:value-type="float" office:value="0.00044165">
                <text:p>0.000441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69507">
                <text:p>0.000069507</text:p>
              </table:table-cell>
              <table:table-cell office:value-type="float" office:value="0.00044535">
                <text:p>0.000445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74008">
                <text:p>0.000074008</text:p>
              </table:table-cell>
              <table:table-cell office:value-type="float" office:value="0.0004642">
                <text:p>0.00046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78791">
                <text:p>0.000078791</text:p>
              </table:table-cell>
              <table:table-cell office:value-type="float" office:value="0.000480799999999999">
                <text:p>0.000480799999999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83624">
                <text:p>0.000083624</text:p>
              </table:table-cell>
              <table:table-cell office:value-type="float" office:value="0.000478949999999999">
                <text:p>0.0004789499999999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8837">
                <text:p>0.00008837</text:p>
              </table:table-cell>
              <table:table-cell office:value-type="float" office:value="0.000484">
                <text:p>0.0004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93304">
                <text:p>0.000093304</text:p>
              </table:table-cell>
              <table:table-cell office:value-type="float" office:value="0.000495099999999999">
                <text:p>0.000495099999999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98272">
                <text:p>0.000098272</text:p>
              </table:table-cell>
              <table:table-cell office:value-type="float" office:value="0.000480300000000002">
                <text:p>0.0004803000000000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10291">
                <text:p>0.00010291</text:p>
              </table:table-cell>
              <table:table-cell office:value-type="float" office:value="0.000489850000000003">
                <text:p>0.0004898500000000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108069">
                <text:p>0.000108069</text:p>
              </table:table-cell>
              <table:table-cell office:value-type="float" office:value="0.000492649999999997">
                <text:p>0.000492649999999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112763">
                <text:p>0.000112763</text:p>
              </table:table-cell>
              <table:table-cell office:value-type="float" office:value="0.000473549999999999">
                <text:p>0.000473549999999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11754">
                <text:p>0.00011754</text:p>
              </table:table-cell>
              <table:table-cell office:value-type="float" office:value="0.000492350000000002">
                <text:p>0.0004923500000000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12261">
                <text:p>0.00012261</text:p>
              </table:table-cell>
              <table:table-cell office:value-type="float" office:value="0.0004985">
                <text:p>0.00049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12751">
                <text:p>0.00012751</text:p>
              </table:table-cell>
              <table:table-cell office:value-type="float" office:value="0.000484499999999999">
                <text:p>0.000484499999999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1323">
                <text:p>0.0001323</text:p>
              </table:table-cell>
              <table:table-cell office:value-type="float" office:value="0.000479499999999999">
                <text:p>0.000479499999999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1371">
                <text:p>0.0001371</text:p>
              </table:table-cell>
              <table:table-cell office:value-type="float" office:value="0.0004755">
                <text:p>0.00047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14181">
                <text:p>0.00014181</text:p>
              </table:table-cell>
              <table:table-cell office:value-type="float" office:value="0.000479">
                <text:p>0.0004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14668">
                <text:p>0.00014668</text:p>
              </table:table-cell>
              <table:table-cell office:value-type="float" office:value="0.000469499999999999">
                <text:p>0.000469499999999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1512">
                <text:p>0.0001512</text:p>
              </table:table-cell>
              <table:table-cell office:value-type="float" office:value="0.000453">
                <text:p>0.0004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15574">
                <text:p>0.00015574</text:p>
              </table:table-cell>
              <table:table-cell office:value-type="float" office:value="0.000448000000000001">
                <text:p>0.000448000000000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16016">
                <text:p>0.00016016</text:p>
              </table:table-cell>
              <table:table-cell office:value-type="float" office:value="0.000445500000000002">
                <text:p>0.0004455000000000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16465">
                <text:p>0.00016465</text:p>
              </table:table-cell>
              <table:table-cell office:value-type="float" office:value="0.000451000000000002">
                <text:p>0.0004510000000000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16918">
                <text:p>0.00016918</text:p>
              </table:table-cell>
              <table:table-cell office:value-type="float" office:value="0.0004415">
                <text:p>0.00044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17348">
                <text:p>0.00017348</text:p>
              </table:table-cell>
              <table:table-cell office:value-type="float" office:value="0.000425999999999999">
                <text:p>0.0004259999999999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1777">
                <text:p>0.0001777</text:p>
              </table:table-cell>
              <table:table-cell office:value-type="float" office:value="0.000421999999999999">
                <text:p>0.00042199999999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18192">
                <text:p>0.00018192</text:p>
              </table:table-cell>
              <table:table-cell office:value-type="float" office:value="0.000432500000000001">
                <text:p>0.000432500000000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18635">
                <text:p>0.00018635</text:p>
              </table:table-cell>
              <table:table-cell office:value-type="float" office:value="0.000414500000000001">
                <text:p>0.000414500000000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19021">
                <text:p>0.00019021</text:p>
              </table:table-cell>
              <table:table-cell office:value-type="float" office:value="0.000398999999999999">
                <text:p>0.0003989999999999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19433">
                <text:p>0.00019433</text:p>
              </table:table-cell>
              <table:table-cell office:value-type="float" office:value="0.0004055">
                <text:p>0.00040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19832">
                <text:p>0.00019832</text:p>
              </table:table-cell>
              <table:table-cell office:value-type="float" office:value="0.000384">
                <text:p>0.0003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20201">
                <text:p>0.00020201</text:p>
              </table:table-cell>
              <table:table-cell office:value-type="float" office:value="0.0003765">
                <text:p>0.00037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20585">
                <text:p>0.00020585</text:p>
              </table:table-cell>
              <table:table-cell office:value-type="float" office:value="0.000381">
                <text:p>0.0003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20963">
                <text:p>0.00020963</text:p>
              </table:table-cell>
              <table:table-cell office:value-type="float" office:value="0.000373499999999999">
                <text:p>0.000373499999999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21332">
                <text:p>0.00021332</text:p>
              </table:table-cell>
              <table:table-cell office:value-type="float" office:value="0.000349500000000001">
                <text:p>0.000349500000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21662">
                <text:p>0.00021662</text:p>
              </table:table-cell>
              <table:table-cell office:value-type="float" office:value="0.000356000000000002">
                <text:p>0.0003560000000000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22044">
                <text:p>0.00022044</text:p>
              </table:table-cell>
              <table:table-cell office:value-type="float" office:value="0.000371">
                <text:p>0.0003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22404">
                <text:p>0.00022404</text:p>
              </table:table-cell>
              <table:table-cell office:value-type="float" office:value="0.000338500000000001">
                <text:p>0.0003385000000000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22721">
                <text:p>0.00022721</text:p>
              </table:table-cell>
              <table:table-cell office:value-type="float" office:value="0.000327999999999999">
                <text:p>0.0003279999999999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2306">
                <text:p>0.0002306</text:p>
              </table:table-cell>
              <table:table-cell office:value-type="float" office:value="0.000315499999999999">
                <text:p>0.0003154999999999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23352">
                <text:p>0.00023352</text:p>
              </table:table-cell>
              <table:table-cell office:value-type="float" office:value="0.000317000000000001">
                <text:p>0.000317000000000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23694">
                <text:p>0.00023694</text:p>
              </table:table-cell>
              <table:table-cell office:value-type="float" office:value="0.000351">
                <text:p>0.0003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24054">
                <text:p>0.00024054</text:p>
              </table:table-cell>
              <table:table-cell office:value-type="float" office:value="0.0003455">
                <text:p>0.00034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24385">
                <text:p>0.00024385</text:p>
              </table:table-cell>
              <table:table-cell office:value-type="float" office:value="0.000276499999999999">
                <text:p>0.0002764999999999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24607">
                <text:p>0.00024607</text:p>
              </table:table-cell>
              <table:table-cell office:value-type="float" office:value="0.000245999999999998">
                <text:p>0.0002459999999999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24877">
                <text:p>0.00024877</text:p>
              </table:table-cell>
              <table:table-cell office:value-type="float" office:value="0.0002555">
                <text:p>0.00025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25118">
                <text:p>0.00025118</text:p>
              </table:table-cell>
              <table:table-cell office:value-type="float" office:value="0.000268500000000003">
                <text:p>0.0002685000000000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25414">
                <text:p>0.00025414</text:p>
              </table:table-cell>
              <table:table-cell office:value-type="float" office:value="0.000307000000000002">
                <text:p>0.0003070000000000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25732">
                <text:p>0.00025732</text:p>
              </table:table-cell>
              <table:table-cell office:value-type="float" office:value="0.000300999999999998">
                <text:p>0.0003009999999999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26016">
                <text:p>0.00026016</text:p>
              </table:table-cell>
              <table:table-cell office:value-type="float" office:value="0.0002465">
                <text:p>0.00024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26225">
                <text:p>0.00026225</text:p>
              </table:table-cell>
              <table:table-cell office:value-type="float" office:value="0.000226499999999999">
                <text:p>0.0002264999999999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26469">
                <text:p>0.0002646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99cm" svg:y="3.935cm" style:legend-expansion="high" chart:style-name="ch2"/>
        <chart:plot-area chart:style-name="ch3" table:cell-range-address="'FD11-30'.A5:'FD11-30'.A106 'FD11-30'.D5:'FD11-30'.D106 'FD11-30'.N5:'FD11-30'.N106" chart:data-source-has-labels="row" svg:x="0.32cm" svg:y="0.18cm" svg:width="13.159cm" svg:height="8.64cm">
          <chartooo:coordinate-region svg:x="2.136cm" svg:y="0.388cm" svg:width="11.09cm" svg:height="7.7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1-30'.D6:'FD11-30'.D106" chart:label-cell-address="'FD11-30'.D5:'FD11-30'.D5" chart:class="chart:scatter">
            <chart:domain table:cell-range-address="'FD11-30'.A6:'FD11-30'.A106"/>
            <chart:data-point chart:repeated="101"/>
          </chart:series>
          <chart:series chart:style-name="ch8" chart:values-cell-range-address="'FD11-30'.N6:'FD11-30'.N106" chart:label-cell-address="'FD11-30'.N5:'FD11-30'.N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FD11-30'.D5:'FD11-30'.D5</svg:desc>
                </draw:g>
              </table:table-cell>
              <table:table-cell office:value-type="string">
                <text:p>Id (A)</text:p>
                <draw:g>
                  <svg:desc>'FD11-30'.N5:'FD11-30'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1-30'.A6:'FD11-30'.A106</svg:desc>
                </draw:g>
              </table:table-cell>
              <table:table-cell office:value-type="float" office:value="0.000010977">
                <text:p>0.000010977</text:p>
                <draw:g>
                  <svg:desc>'FD11-30'.D6:'FD11-30'.D106</svg:desc>
                </draw:g>
              </table:table-cell>
              <table:table-cell office:value-type="float" office:value="0.000074542">
                <text:p>0.000074542</text:p>
                <draw:g>
                  <svg:desc>'FD11-30'.N6:'FD11-30'.N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10983">
                <text:p>0.000010983</text:p>
              </table:table-cell>
              <table:table-cell office:value-type="float" office:value="0.000071278">
                <text:p>0.0000712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10973">
                <text:p>0.000010973</text:p>
              </table:table-cell>
              <table:table-cell office:value-type="float" office:value="0.000072633">
                <text:p>0.0000726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10976">
                <text:p>0.000010976</text:p>
              </table:table-cell>
              <table:table-cell office:value-type="float" office:value="0.000071468">
                <text:p>0.0000714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10997">
                <text:p>0.000010997</text:p>
              </table:table-cell>
              <table:table-cell office:value-type="float" office:value="0.000072135">
                <text:p>0.0000721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10978">
                <text:p>0.000010978</text:p>
              </table:table-cell>
              <table:table-cell office:value-type="float" office:value="0.000070342">
                <text:p>0.0000703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10972">
                <text:p>0.000010972</text:p>
              </table:table-cell>
              <table:table-cell office:value-type="float" office:value="0.000069626">
                <text:p>0.0000696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10964">
                <text:p>0.000010964</text:p>
              </table:table-cell>
              <table:table-cell office:value-type="float" office:value="0.000069367">
                <text:p>0.0000693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10955">
                <text:p>0.000010955</text:p>
              </table:table-cell>
              <table:table-cell office:value-type="float" office:value="0.000069278">
                <text:p>0.000069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10953">
                <text:p>0.000010953</text:p>
              </table:table-cell>
              <table:table-cell office:value-type="float" office:value="0.000070339">
                <text:p>0.0000703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10965">
                <text:p>0.000010965</text:p>
              </table:table-cell>
              <table:table-cell office:value-type="float" office:value="0.000069374">
                <text:p>0.0000693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10982">
                <text:p>0.000010982</text:p>
              </table:table-cell>
              <table:table-cell office:value-type="float" office:value="0.000068756">
                <text:p>0.0000687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10988">
                <text:p>0.000010988</text:p>
              </table:table-cell>
              <table:table-cell office:value-type="float" office:value="0.000068778">
                <text:p>0.0000687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10996">
                <text:p>0.000010996</text:p>
              </table:table-cell>
              <table:table-cell office:value-type="float" office:value="0.00006877">
                <text:p>0.000068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11005">
                <text:p>0.000011005</text:p>
              </table:table-cell>
              <table:table-cell office:value-type="float" office:value="0.000068247">
                <text:p>0.0000682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11023">
                <text:p>0.000011023</text:p>
              </table:table-cell>
              <table:table-cell office:value-type="float" office:value="0.000068544">
                <text:p>0.0000685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11039">
                <text:p>0.000011039</text:p>
              </table:table-cell>
              <table:table-cell office:value-type="float" office:value="0.000067822">
                <text:p>0.0000678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11069">
                <text:p>0.000011069</text:p>
              </table:table-cell>
              <table:table-cell office:value-type="float" office:value="0.000068632">
                <text:p>0.0000686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11125">
                <text:p>0.000011125</text:p>
              </table:table-cell>
              <table:table-cell office:value-type="float" office:value="0.000069548">
                <text:p>0.0000695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1117">
                <text:p>0.00001117</text:p>
              </table:table-cell>
              <table:table-cell office:value-type="float" office:value="0.000069274">
                <text:p>0.0000692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11241">
                <text:p>0.000011241</text:p>
              </table:table-cell>
              <table:table-cell office:value-type="float" office:value="0.000069274">
                <text:p>0.0000692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11338">
                <text:p>0.000011338</text:p>
              </table:table-cell>
              <table:table-cell office:value-type="float" office:value="0.000069448">
                <text:p>0.0000694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11449">
                <text:p>0.000011449</text:p>
              </table:table-cell>
              <table:table-cell office:value-type="float" office:value="0.000070743">
                <text:p>0.0000707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11606">
                <text:p>0.000011606</text:p>
              </table:table-cell>
              <table:table-cell office:value-type="float" office:value="0.000070659">
                <text:p>0.0000706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11795">
                <text:p>0.000011795</text:p>
              </table:table-cell>
              <table:table-cell office:value-type="float" office:value="0.000071411">
                <text:p>0.0000714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12025">
                <text:p>0.000012025</text:p>
              </table:table-cell>
              <table:table-cell office:value-type="float" office:value="0.000067952">
                <text:p>0.0000679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12311">
                <text:p>0.000012311</text:p>
              </table:table-cell>
              <table:table-cell office:value-type="float" office:value="0.000069182">
                <text:p>0.0000691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12658">
                <text:p>0.000012658</text:p>
              </table:table-cell>
              <table:table-cell office:value-type="float" office:value="0.000069993">
                <text:p>0.0000699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1309">
                <text:p>0.00001309</text:p>
              </table:table-cell>
              <table:table-cell office:value-type="float" office:value="0.000071273">
                <text:p>0.0000712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13637">
                <text:p>0.000013637</text:p>
              </table:table-cell>
              <table:table-cell office:value-type="float" office:value="0.000074185">
                <text:p>0.0000741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14249">
                <text:p>0.000014249</text:p>
              </table:table-cell>
              <table:table-cell office:value-type="float" office:value="0.000076724">
                <text:p>0.0000767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15004">
                <text:p>0.000015004</text:p>
              </table:table-cell>
              <table:table-cell office:value-type="float" office:value="0.000079672">
                <text:p>0.0000796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15905">
                <text:p>0.000015905</text:p>
              </table:table-cell>
              <table:table-cell office:value-type="float" office:value="0.000083026">
                <text:p>0.0000830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16959">
                <text:p>0.000016959</text:p>
              </table:table-cell>
              <table:table-cell office:value-type="float" office:value="0.000086177">
                <text:p>0.0000861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18197">
                <text:p>0.000018197</text:p>
              </table:table-cell>
              <table:table-cell office:value-type="float" office:value="0.000090761">
                <text:p>0.0000907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19589">
                <text:p>0.000019589</text:p>
              </table:table-cell>
              <table:table-cell office:value-type="float" office:value="0.000094379">
                <text:p>0.0000943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21119">
                <text:p>0.000021119</text:p>
              </table:table-cell>
              <table:table-cell office:value-type="float" office:value="0.000098077">
                <text:p>0.0000980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22869">
                <text:p>0.000022869</text:p>
              </table:table-cell>
              <table:table-cell office:value-type="float" office:value="0.000103108">
                <text:p>0.0001031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24911">
                <text:p>0.000024911</text:p>
              </table:table-cell>
              <table:table-cell office:value-type="float" office:value="0.000109064">
                <text:p>0.0001090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27143">
                <text:p>0.000027143</text:p>
              </table:table-cell>
              <table:table-cell office:value-type="float" office:value="0.00011562">
                <text:p>0.000115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29535">
                <text:p>0.000029535</text:p>
              </table:table-cell>
              <table:table-cell office:value-type="float" office:value="0.00012243">
                <text:p>0.000122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32141">
                <text:p>0.000032141</text:p>
              </table:table-cell>
              <table:table-cell office:value-type="float" office:value="0.00012827">
                <text:p>0.000128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34981">
                <text:p>0.000034981</text:p>
              </table:table-cell>
              <table:table-cell office:value-type="float" office:value="0.00013535">
                <text:p>0.000135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38036">
                <text:p>0.000038036</text:p>
              </table:table-cell>
              <table:table-cell office:value-type="float" office:value="0.00014276">
                <text:p>0.000142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41328">
                <text:p>0.000041328</text:p>
              </table:table-cell>
              <table:table-cell office:value-type="float" office:value="0.00015162">
                <text:p>0.000151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44884">
                <text:p>0.000044884</text:p>
              </table:table-cell>
              <table:table-cell office:value-type="float" office:value="0.00016183">
                <text:p>0.000161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48516">
                <text:p>0.000048516</text:p>
              </table:table-cell>
              <table:table-cell office:value-type="float" office:value="0.00017024">
                <text:p>0.000170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5242">
                <text:p>0.00005242</text:p>
              </table:table-cell>
              <table:table-cell office:value-type="float" office:value="0.00017946">
                <text:p>0.000179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56385">
                <text:p>0.000056385</text:p>
              </table:table-cell>
              <table:table-cell office:value-type="float" office:value="0.00018967">
                <text:p>0.000189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60674">
                <text:p>0.000060674</text:p>
              </table:table-cell>
              <table:table-cell office:value-type="float" office:value="0.00020005">
                <text:p>0.000200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65101">
                <text:p>0.000065101</text:p>
              </table:table-cell>
              <table:table-cell office:value-type="float" office:value="0.00021047">
                <text:p>0.000210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69507">
                <text:p>0.000069507</text:p>
              </table:table-cell>
              <table:table-cell office:value-type="float" office:value="0.00022075">
                <text:p>0.000220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74008">
                <text:p>0.000074008</text:p>
              </table:table-cell>
              <table:table-cell office:value-type="float" office:value="0.00023294">
                <text:p>0.000232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78791">
                <text:p>0.000078791</text:p>
              </table:table-cell>
              <table:table-cell office:value-type="float" office:value="0.00024442">
                <text:p>0.000244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83624">
                <text:p>0.000083624</text:p>
              </table:table-cell>
              <table:table-cell office:value-type="float" office:value="0.00025574">
                <text:p>0.000255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8837">
                <text:p>0.00008837</text:p>
              </table:table-cell>
              <table:table-cell office:value-type="float" office:value="0.00026714">
                <text:p>0.000267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93304">
                <text:p>0.000093304</text:p>
              </table:table-cell>
              <table:table-cell office:value-type="float" office:value="0.0002793">
                <text:p>0.00027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98272">
                <text:p>0.000098272</text:p>
              </table:table-cell>
              <table:table-cell office:value-type="float" office:value="0.00029235">
                <text:p>0.000292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10291">
                <text:p>0.00010291</text:p>
              </table:table-cell>
              <table:table-cell office:value-type="float" office:value="0.00030471">
                <text:p>0.000304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108069">
                <text:p>0.000108069</text:p>
              </table:table-cell>
              <table:table-cell office:value-type="float" office:value="0.00031665">
                <text:p>0.000316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112763">
                <text:p>0.000112763</text:p>
              </table:table-cell>
              <table:table-cell office:value-type="float" office:value="0.00032877">
                <text:p>0.000328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11754">
                <text:p>0.00011754</text:p>
              </table:table-cell>
              <table:table-cell office:value-type="float" office:value="0.00034191">
                <text:p>0.000341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12261">
                <text:p>0.00012261</text:p>
              </table:table-cell>
              <table:table-cell office:value-type="float" office:value="0.0003554">
                <text:p>0.00035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12751">
                <text:p>0.00012751</text:p>
              </table:table-cell>
              <table:table-cell office:value-type="float" office:value="0.00036753">
                <text:p>0.000367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1323">
                <text:p>0.0001323</text:p>
              </table:table-cell>
              <table:table-cell office:value-type="float" office:value="0.00038127">
                <text:p>0.000381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1371">
                <text:p>0.0001371</text:p>
              </table:table-cell>
              <table:table-cell office:value-type="float" office:value="0.0003935">
                <text:p>0.00039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14181">
                <text:p>0.00014181</text:p>
              </table:table-cell>
              <table:table-cell office:value-type="float" office:value="0.00040826">
                <text:p>0.000408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14668">
                <text:p>0.00014668</text:p>
              </table:table-cell>
              <table:table-cell office:value-type="float" office:value="0.00042142">
                <text:p>0.000421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1512">
                <text:p>0.0001512</text:p>
              </table:table-cell>
              <table:table-cell office:value-type="float" office:value="0.00043503">
                <text:p>0.000435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15574">
                <text:p>0.00015574</text:p>
              </table:table-cell>
              <table:table-cell office:value-type="float" office:value="0.0004478">
                <text:p>0.00044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16016">
                <text:p>0.00016016</text:p>
              </table:table-cell>
              <table:table-cell office:value-type="float" office:value="0.00046252">
                <text:p>0.000462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16465">
                <text:p>0.00016465</text:p>
              </table:table-cell>
              <table:table-cell office:value-type="float" office:value="0.00047558">
                <text:p>0.000475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16918">
                <text:p>0.00016918</text:p>
              </table:table-cell>
              <table:table-cell office:value-type="float" office:value="0.00048889">
                <text:p>0.000488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17348">
                <text:p>0.00017348</text:p>
              </table:table-cell>
              <table:table-cell office:value-type="float" office:value="0.00050371">
                <text:p>0.000503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1777">
                <text:p>0.0001777</text:p>
              </table:table-cell>
              <table:table-cell office:value-type="float" office:value="0.00051764">
                <text:p>0.000517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18192">
                <text:p>0.00018192</text:p>
              </table:table-cell>
              <table:table-cell office:value-type="float" office:value="0.00053148">
                <text:p>0.000531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18635">
                <text:p>0.00018635</text:p>
              </table:table-cell>
              <table:table-cell office:value-type="float" office:value="0.00054378">
                <text:p>0.000543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19021">
                <text:p>0.00019021</text:p>
              </table:table-cell>
              <table:table-cell office:value-type="float" office:value="0.00055721">
                <text:p>0.000557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19433">
                <text:p>0.00019433</text:p>
              </table:table-cell>
              <table:table-cell office:value-type="float" office:value="0.00056968">
                <text:p>0.000569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19832">
                <text:p>0.00019832</text:p>
              </table:table-cell>
              <table:table-cell office:value-type="float" office:value="0.00058431">
                <text:p>0.000584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20201">
                <text:p>0.00020201</text:p>
              </table:table-cell>
              <table:table-cell office:value-type="float" office:value="0.00059712">
                <text:p>0.000597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20585">
                <text:p>0.00020585</text:p>
              </table:table-cell>
              <table:table-cell office:value-type="float" office:value="0.00061066">
                <text:p>0.000610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20963">
                <text:p>0.00020963</text:p>
              </table:table-cell>
              <table:table-cell office:value-type="float" office:value="0.00062377">
                <text:p>0.000623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21332">
                <text:p>0.00021332</text:p>
              </table:table-cell>
              <table:table-cell office:value-type="float" office:value="0.00063685">
                <text:p>0.000636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21662">
                <text:p>0.00021662</text:p>
              </table:table-cell>
              <table:table-cell office:value-type="float" office:value="0.00064904">
                <text:p>0.000649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22044">
                <text:p>0.00022044</text:p>
              </table:table-cell>
              <table:table-cell office:value-type="float" office:value="0.00066206">
                <text:p>0.000662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22404">
                <text:p>0.00022404</text:p>
              </table:table-cell>
              <table:table-cell office:value-type="float" office:value="0.00067381">
                <text:p>0.000673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22721">
                <text:p>0.00022721</text:p>
              </table:table-cell>
              <table:table-cell office:value-type="float" office:value="0.00068618">
                <text:p>0.000686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2306">
                <text:p>0.0002306</text:p>
              </table:table-cell>
              <table:table-cell office:value-type="float" office:value="0.0006992">
                <text:p>0.00069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23352">
                <text:p>0.00023352</text:p>
              </table:table-cell>
              <table:table-cell office:value-type="float" office:value="0.00071166">
                <text:p>0.000711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23694">
                <text:p>0.00023694</text:p>
              </table:table-cell>
              <table:table-cell office:value-type="float" office:value="0.00072481">
                <text:p>0.000724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24054">
                <text:p>0.00024054</text:p>
              </table:table-cell>
              <table:table-cell office:value-type="float" office:value="0.00073724">
                <text:p>0.000737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24385">
                <text:p>0.00024385</text:p>
              </table:table-cell>
              <table:table-cell office:value-type="float" office:value="0.00074822">
                <text:p>0.000748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24607">
                <text:p>0.00024607</text:p>
              </table:table-cell>
              <table:table-cell office:value-type="float" office:value="0.0007595">
                <text:p>0.00075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24877">
                <text:p>0.00024877</text:p>
              </table:table-cell>
              <table:table-cell office:value-type="float" office:value="0.00077433">
                <text:p>0.000774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25118">
                <text:p>0.00025118</text:p>
              </table:table-cell>
              <table:table-cell office:value-type="float" office:value="0.00078736">
                <text:p>0.000787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25414">
                <text:p>0.00025414</text:p>
              </table:table-cell>
              <table:table-cell office:value-type="float" office:value="0.00079914">
                <text:p>0.000799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25732">
                <text:p>0.00025732</text:p>
              </table:table-cell>
              <table:table-cell office:value-type="float" office:value="0.00081044">
                <text:p>0.000810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26016">
                <text:p>0.00026016</text:p>
              </table:table-cell>
              <table:table-cell office:value-type="float" office:value="0.00082474">
                <text:p>0.000824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26225">
                <text:p>0.00026225</text:p>
              </table:table-cell>
              <table:table-cell office:value-type="float" office:value="0.00083647">
                <text:p>0.000836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26469">
                <text:p>0.00026469</text:p>
              </table:table-cell>
              <table:table-cell office:value-type="float" office:value="0.00084638">
                <text:p>0.000846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2cm" svg:y="3.935cm" style:legend-expansion="high" chart:style-name="ch2"/>
        <chart:plot-area chart:style-name="ch3" table:cell-range-address="'FD11-30'.A5:'FD11-30'.A106 'FD11-30'.N5:'FD11-30'.O106" chart:data-source-has-labels="row" svg:x="0.32cm" svg:y="0.18cm" svg:width="11.742cm" svg:height="8.64cm">
          <chartooo:coordinate-region svg:x="2.166cm" svg:y="0.388cm" svg:width="9.643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1-30'.N6:'FD11-30'.N106" chart:label-cell-address="'FD11-30'.N5:'FD11-30'.N5" chart:class="chart:scatter">
            <chart:domain table:cell-range-address="'FD11-30'.A6:'FD11-30'.A106"/>
            <chart:data-point chart:repeated="101"/>
          </chart:series>
          <chart:series chart:style-name="ch8" chart:values-cell-range-address="'FD11-30'.O6:'FD11-30'.O106" chart:label-cell-address="'FD11-30'.O5:'FD11-30'.O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FD11-30'.N5:'FD11-30'.N5</svg:desc>
                </draw:g>
              </table:table-cell>
              <table:table-cell office:value-type="string">
                <text:p>d(Id)/d(Vg) (S)</text:p>
                <draw:g>
                  <svg:desc>'FD11-30'.O5:'FD11-30'.O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1-30'.A6:'FD11-30'.A106</svg:desc>
                </draw:g>
              </table:table-cell>
              <table:table-cell office:value-type="float" office:value="0.000074542">
                <text:p>0.000074542</text:p>
                <draw:g>
                  <svg:desc>'FD11-30'.N6:'FD11-30'.N106</svg:desc>
                </draw:g>
              </table:table-cell>
              <table:table-cell office:value-type="float" office:value="NaN">
                <text:p>NaN</text:p>
                <draw:g>
                  <svg:desc>'FD11-30'.O6:'FD11-30'.O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71278">
                <text:p>0.000071278</text:p>
              </table:table-cell>
              <table:table-cell office:value-type="float" office:value="-0.0000954499999999999">
                <text:p>-0.000095449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72633">
                <text:p>0.000072633</text:p>
              </table:table-cell>
              <table:table-cell office:value-type="float" office:value="0.00000949999999999983">
                <text:p>0.000009499999999999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71468">
                <text:p>0.000071468</text:p>
              </table:table-cell>
              <table:table-cell office:value-type="float" office:value="-0.0000249000000000004">
                <text:p>-0.0000249000000000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72135">
                <text:p>0.000072135</text:p>
              </table:table-cell>
              <table:table-cell office:value-type="float" office:value="-0.0000562999999999994">
                <text:p>-0.00005629999999999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70342">
                <text:p>0.000070342</text:p>
              </table:table-cell>
              <table:table-cell office:value-type="float" office:value="-0.00012545">
                <text:p>-0.000125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69626">
                <text:p>0.000069626</text:p>
              </table:table-cell>
              <table:table-cell office:value-type="float" office:value="-0.0000487500000000005">
                <text:p>-0.0000487500000000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69367">
                <text:p>0.000069367</text:p>
              </table:table-cell>
              <table:table-cell office:value-type="float" office:value="-0.0000173999999999995">
                <text:p>-0.00001739999999999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69278">
                <text:p>0.000069278</text:p>
              </table:table-cell>
              <table:table-cell office:value-type="float" office:value="0.0000486000000000002">
                <text:p>0.0000486000000000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70339">
                <text:p>0.000070339</text:p>
              </table:table-cell>
              <table:table-cell office:value-type="float" office:value="0.00000479999999999968">
                <text:p>0.000004799999999999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69374">
                <text:p>0.000069374</text:p>
              </table:table-cell>
              <table:table-cell office:value-type="float" office:value="-0.0000791500000000001">
                <text:p>-0.000079150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68756">
                <text:p>0.000068756</text:p>
              </table:table-cell>
              <table:table-cell office:value-type="float" office:value="-0.0000298000000000003">
                <text:p>-0.00002980000000000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68778">
                <text:p>0.000068778</text:p>
              </table:table-cell>
              <table:table-cell office:value-type="float" office:value="0.00000070000000000018">
                <text:p>0.000000700000000000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6877">
                <text:p>0.00006877</text:p>
              </table:table-cell>
              <table:table-cell office:value-type="float" office:value="-0.0000265499999999999">
                <text:p>-0.00002654999999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68247">
                <text:p>0.000068247</text:p>
              </table:table-cell>
              <table:table-cell office:value-type="float" office:value="-0.0000113000000000004">
                <text:p>-0.00001130000000000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68544">
                <text:p>0.000068544</text:p>
              </table:table-cell>
              <table:table-cell office:value-type="float" office:value="-0.0000212499999999998">
                <text:p>-0.00002124999999999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67822">
                <text:p>0.000067822</text:p>
              </table:table-cell>
              <table:table-cell office:value-type="float" office:value="0.00000440000000000016">
                <text:p>0.000004400000000000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68632">
                <text:p>0.000068632</text:p>
              </table:table-cell>
              <table:table-cell office:value-type="float" office:value="0.0000863000000000002">
                <text:p>0.0000863000000000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69548">
                <text:p>0.000069548</text:p>
              </table:table-cell>
              <table:table-cell office:value-type="float" office:value="0.0000321000000000006">
                <text:p>0.0000321000000000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69274">
                <text:p>0.000069274</text:p>
              </table:table-cell>
              <table:table-cell office:value-type="float" office:value="-0.0000136999999999995">
                <text:p>-0.00001369999999999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69274">
                <text:p>0.000069274</text:p>
              </table:table-cell>
              <table:table-cell office:value-type="float" office:value="0.00000869999999999943">
                <text:p>0.000008699999999999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69448">
                <text:p>0.000069448</text:p>
              </table:table-cell>
              <table:table-cell office:value-type="float" office:value="0.0000734499999999998">
                <text:p>0.00007344999999999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70743">
                <text:p>0.000070743</text:p>
              </table:table-cell>
              <table:table-cell office:value-type="float" office:value="0.0000605499999999999">
                <text:p>0.0000605499999999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70659">
                <text:p>0.000070659</text:p>
              </table:table-cell>
              <table:table-cell office:value-type="float" office:value="0.0000333999999999994">
                <text:p>0.00003339999999999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71411">
                <text:p>0.000071411</text:p>
              </table:table-cell>
              <table:table-cell office:value-type="float" office:value="-0.00013535">
                <text:p>-0.000135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67952">
                <text:p>0.000067952</text:p>
              </table:table-cell>
              <table:table-cell office:value-type="float" office:value="-0.00011145">
                <text:p>-0.000111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69182">
                <text:p>0.000069182</text:p>
              </table:table-cell>
              <table:table-cell office:value-type="float" office:value="0.00010205">
                <text:p>0.000102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69993">
                <text:p>0.000069993</text:p>
              </table:table-cell>
              <table:table-cell office:value-type="float" office:value="0.00010455">
                <text:p>0.000104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71273">
                <text:p>0.000071273</text:p>
              </table:table-cell>
              <table:table-cell office:value-type="float" office:value="0.000209600000000001">
                <text:p>0.0002096000000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74185">
                <text:p>0.000074185</text:p>
              </table:table-cell>
              <table:table-cell office:value-type="float" office:value="0.00027255">
                <text:p>0.000272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76724">
                <text:p>0.000076724</text:p>
              </table:table-cell>
              <table:table-cell office:value-type="float" office:value="0.00027435">
                <text:p>0.000274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79672">
                <text:p>0.000079672</text:p>
              </table:table-cell>
              <table:table-cell office:value-type="float" office:value="0.0003151">
                <text:p>0.00031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83026">
                <text:p>0.000083026</text:p>
              </table:table-cell>
              <table:table-cell office:value-type="float" office:value="0.000325249999999999">
                <text:p>0.000325249999999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86177">
                <text:p>0.000086177</text:p>
              </table:table-cell>
              <table:table-cell office:value-type="float" office:value="0.00038675">
                <text:p>0.000386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90761">
                <text:p>0.000090761</text:p>
              </table:table-cell>
              <table:table-cell office:value-type="float" office:value="0.0004101">
                <text:p>0.00041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94379">
                <text:p>0.000094379</text:p>
              </table:table-cell>
              <table:table-cell office:value-type="float" office:value="0.000365800000000001">
                <text:p>0.000365800000000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98077">
                <text:p>0.000098077</text:p>
              </table:table-cell>
              <table:table-cell office:value-type="float" office:value="0.00043645">
                <text:p>0.000436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103108">
                <text:p>0.000103108</text:p>
              </table:table-cell>
              <table:table-cell office:value-type="float" office:value="0.000549349999999999">
                <text:p>0.0005493499999999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109064">
                <text:p>0.000109064</text:p>
              </table:table-cell>
              <table:table-cell office:value-type="float" office:value="0.0006256">
                <text:p>0.00062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11562">
                <text:p>0.00011562</text:p>
              </table:table-cell>
              <table:table-cell office:value-type="float" office:value="0.000668299999999999">
                <text:p>0.000668299999999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12243">
                <text:p>0.00012243</text:p>
              </table:table-cell>
              <table:table-cell office:value-type="float" office:value="0.000632499999999999">
                <text:p>0.000632499999999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12827">
                <text:p>0.00012827</text:p>
              </table:table-cell>
              <table:table-cell office:value-type="float" office:value="0.000646000000000002">
                <text:p>0.000646000000000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13535">
                <text:p>0.00013535</text:p>
              </table:table-cell>
              <table:table-cell office:value-type="float" office:value="0.000724500000000002">
                <text:p>0.000724500000000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14276">
                <text:p>0.00014276</text:p>
              </table:table-cell>
              <table:table-cell office:value-type="float" office:value="0.000813499999999999">
                <text:p>0.000813499999999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15162">
                <text:p>0.00015162</text:p>
              </table:table-cell>
              <table:table-cell office:value-type="float" office:value="0.0009535">
                <text:p>0.00095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16183">
                <text:p>0.00016183</text:p>
              </table:table-cell>
              <table:table-cell office:value-type="float" office:value="0.000930999999999998">
                <text:p>0.0009309999999999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17024">
                <text:p>0.00017024</text:p>
              </table:table-cell>
              <table:table-cell office:value-type="float" office:value="0.000881499999999998">
                <text:p>0.0008814999999999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17946">
                <text:p>0.00017946</text:p>
              </table:table-cell>
              <table:table-cell office:value-type="float" office:value="0.000971500000000002">
                <text:p>0.0009715000000000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18967">
                <text:p>0.00018967</text:p>
              </table:table-cell>
              <table:table-cell office:value-type="float" office:value="0.0010295">
                <text:p>0.00102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20005">
                <text:p>0.00020005</text:p>
              </table:table-cell>
              <table:table-cell office:value-type="float" office:value="0.00104">
                <text:p>0.001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21047">
                <text:p>0.00021047</text:p>
              </table:table-cell>
              <table:table-cell office:value-type="float" office:value="0.001035">
                <text:p>0.0010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22075">
                <text:p>0.00022075</text:p>
              </table:table-cell>
              <table:table-cell office:value-type="float" office:value="0.0011235">
                <text:p>0.00112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23294">
                <text:p>0.00023294</text:p>
              </table:table-cell>
              <table:table-cell office:value-type="float" office:value="0.0011835">
                <text:p>0.00118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24442">
                <text:p>0.00024442</text:p>
              </table:table-cell>
              <table:table-cell office:value-type="float" office:value="0.00114">
                <text:p>0.00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25574">
                <text:p>0.00025574</text:p>
              </table:table-cell>
              <table:table-cell office:value-type="float" office:value="0.001136">
                <text:p>0.0011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26714">
                <text:p>0.00026714</text:p>
              </table:table-cell>
              <table:table-cell office:value-type="float" office:value="0.001178">
                <text:p>0.0011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2793">
                <text:p>0.0002793</text:p>
              </table:table-cell>
              <table:table-cell office:value-type="float" office:value="0.0012605">
                <text:p>0.00126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29235">
                <text:p>0.00029235</text:p>
              </table:table-cell>
              <table:table-cell office:value-type="float" office:value="0.00127050000000001">
                <text:p>0.00127050000000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30471">
                <text:p>0.00030471</text:p>
              </table:table-cell>
              <table:table-cell office:value-type="float" office:value="0.00121500000000001">
                <text:p>0.00121500000000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31665">
                <text:p>0.00031665</text:p>
              </table:table-cell>
              <table:table-cell office:value-type="float" office:value="0.00120299999999999">
                <text:p>0.00120299999999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32877">
                <text:p>0.00032877</text:p>
              </table:table-cell>
              <table:table-cell office:value-type="float" office:value="0.001263">
                <text:p>0.0012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34191">
                <text:p>0.00034191</text:p>
              </table:table-cell>
              <table:table-cell office:value-type="float" office:value="0.00133150000000001">
                <text:p>0.00133150000000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3554">
                <text:p>0.0003554</text:p>
              </table:table-cell>
              <table:table-cell office:value-type="float" office:value="0.001281">
                <text:p>0.0012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36753">
                <text:p>0.00036753</text:p>
              </table:table-cell>
              <table:table-cell office:value-type="float" office:value="0.0012935">
                <text:p>0.00129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38127">
                <text:p>0.00038127</text:p>
              </table:table-cell>
              <table:table-cell office:value-type="float" office:value="0.0012985">
                <text:p>0.00129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3935">
                <text:p>0.0003935</text:p>
              </table:table-cell>
              <table:table-cell office:value-type="float" office:value="0.0013495">
                <text:p>0.00134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40826">
                <text:p>0.00040826</text:p>
              </table:table-cell>
              <table:table-cell office:value-type="float" office:value="0.001396">
                <text:p>0.0013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42142">
                <text:p>0.00042142</text:p>
              </table:table-cell>
              <table:table-cell office:value-type="float" office:value="0.0013385">
                <text:p>0.00133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43503">
                <text:p>0.00043503</text:p>
              </table:table-cell>
              <table:table-cell office:value-type="float" office:value="0.001319">
                <text:p>0.0013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4478">
                <text:p>0.0004478</text:p>
              </table:table-cell>
              <table:table-cell office:value-type="float" office:value="0.0013745">
                <text:p>0.00137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46252">
                <text:p>0.00046252</text:p>
              </table:table-cell>
              <table:table-cell office:value-type="float" office:value="0.00138900000000001">
                <text:p>0.0013890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47558">
                <text:p>0.00047558</text:p>
              </table:table-cell>
              <table:table-cell office:value-type="float" office:value="0.0013185">
                <text:p>0.00131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48889">
                <text:p>0.00048889</text:p>
              </table:table-cell>
              <table:table-cell office:value-type="float" office:value="0.0014065">
                <text:p>0.00140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50371">
                <text:p>0.00050371</text:p>
              </table:table-cell>
              <table:table-cell office:value-type="float" office:value="0.0014375">
                <text:p>0.00143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51764">
                <text:p>0.00051764</text:p>
              </table:table-cell>
              <table:table-cell office:value-type="float" office:value="0.0013885">
                <text:p>0.00138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53148">
                <text:p>0.00053148</text:p>
              </table:table-cell>
              <table:table-cell office:value-type="float" office:value="0.001307">
                <text:p>0.0013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54378">
                <text:p>0.00054378</text:p>
              </table:table-cell>
              <table:table-cell office:value-type="float" office:value="0.0012865">
                <text:p>0.00128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55721">
                <text:p>0.00055721</text:p>
              </table:table-cell>
              <table:table-cell office:value-type="float" office:value="0.001295">
                <text:p>0.0012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56968">
                <text:p>0.00056968</text:p>
              </table:table-cell>
              <table:table-cell office:value-type="float" office:value="0.001355">
                <text:p>0.0013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58431">
                <text:p>0.00058431</text:p>
              </table:table-cell>
              <table:table-cell office:value-type="float" office:value="0.001372">
                <text:p>0.0013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59712">
                <text:p>0.00059712</text:p>
              </table:table-cell>
              <table:table-cell office:value-type="float" office:value="0.0013175">
                <text:p>0.00131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61066">
                <text:p>0.00061066</text:p>
              </table:table-cell>
              <table:table-cell office:value-type="float" office:value="0.0013325">
                <text:p>0.00133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62377">
                <text:p>0.00062377</text:p>
              </table:table-cell>
              <table:table-cell office:value-type="float" office:value="0.0013095">
                <text:p>0.00130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63685">
                <text:p>0.00063685</text:p>
              </table:table-cell>
              <table:table-cell office:value-type="float" office:value="0.0012635">
                <text:p>0.00126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64904">
                <text:p>0.00064904</text:p>
              </table:table-cell>
              <table:table-cell office:value-type="float" office:value="0.00126050000000001">
                <text:p>0.00126050000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66206">
                <text:p>0.00066206</text:p>
              </table:table-cell>
              <table:table-cell office:value-type="float" office:value="0.0012385">
                <text:p>0.00123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67381">
                <text:p>0.00067381</text:p>
              </table:table-cell>
              <table:table-cell office:value-type="float" office:value="0.001206">
                <text:p>0.0012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68618">
                <text:p>0.00068618</text:p>
              </table:table-cell>
              <table:table-cell office:value-type="float" office:value="0.00126949999999999">
                <text:p>0.001269499999999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6992">
                <text:p>0.0006992</text:p>
              </table:table-cell>
              <table:table-cell office:value-type="float" office:value="0.001274">
                <text:p>0.0012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71166">
                <text:p>0.00071166</text:p>
              </table:table-cell>
              <table:table-cell office:value-type="float" office:value="0.0012805">
                <text:p>0.00128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72481">
                <text:p>0.00072481</text:p>
              </table:table-cell>
              <table:table-cell office:value-type="float" office:value="0.001279">
                <text:p>0.0012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73724">
                <text:p>0.00073724</text:p>
              </table:table-cell>
              <table:table-cell office:value-type="float" office:value="0.0011705">
                <text:p>0.00117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74822">
                <text:p>0.00074822</text:p>
              </table:table-cell>
              <table:table-cell office:value-type="float" office:value="0.001113">
                <text:p>0.0011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7595">
                <text:p>0.0007595</text:p>
              </table:table-cell>
              <table:table-cell office:value-type="float" office:value="0.0013055">
                <text:p>0.00130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77433">
                <text:p>0.00077433</text:p>
              </table:table-cell>
              <table:table-cell office:value-type="float" office:value="0.001393">
                <text:p>0.0013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78736">
                <text:p>0.00078736</text:p>
              </table:table-cell>
              <table:table-cell office:value-type="float" office:value="0.00124050000000001">
                <text:p>0.001240500000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79914">
                <text:p>0.00079914</text:p>
              </table:table-cell>
              <table:table-cell office:value-type="float" office:value="0.00115400000000001">
                <text:p>0.0011540000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81044">
                <text:p>0.00081044</text:p>
              </table:table-cell>
              <table:table-cell office:value-type="float" office:value="0.00128">
                <text:p>0.001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82474">
                <text:p>0.00082474</text:p>
              </table:table-cell>
              <table:table-cell office:value-type="float" office:value="0.00130149999999999">
                <text:p>0.00130149999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83647">
                <text:p>0.00083647</text:p>
              </table:table-cell>
              <table:table-cell office:value-type="float" office:value="0.001082">
                <text:p>0.0010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84638">
                <text:p>0.0008463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2cm" svg:y="3.935cm" style:legend-expansion="high" chart:style-name="ch2"/>
        <chart:plot-area chart:style-name="ch3" table:cell-range-address="'FD11-38'.A5:'FD11-38'.A106 'FD11-38'.D5:'FD11-38'.E106" chart:data-source-has-labels="row" svg:x="0.32cm" svg:y="0.18cm" svg:width="11.742cm" svg:height="8.64cm">
          <chartooo:coordinate-region svg:x="2.136cm" svg:y="0.388cm" svg:width="9.673cm" svg:height="7.7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1-38'.D6:'FD11-38'.D106" chart:label-cell-address="'FD11-38'.D5:'FD11-38'.D5" chart:class="chart:scatter">
            <chart:domain table:cell-range-address="'FD11-38'.A6:'FD11-38'.A106"/>
            <chart:data-point chart:repeated="101"/>
          </chart:series>
          <chart:series chart:style-name="ch8" chart:values-cell-range-address="'FD11-38'.E6:'FD11-38'.E106" chart:label-cell-address="'FD11-38'.E5:'FD11-38'.E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FD11-38'.D5:'FD11-38'.D5</svg:desc>
                </draw:g>
              </table:table-cell>
              <table:table-cell office:value-type="string">
                <text:p>d(Id)/d(Vg) (S)</text:p>
                <draw:g>
                  <svg:desc>'FD11-38'.E5:'FD11-38'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1-38'.A6:'FD11-38'.A106</svg:desc>
                </draw:g>
              </table:table-cell>
              <table:table-cell office:value-type="float" office:value="0.00000000060452">
                <text:p>0.00000000060452</text:p>
                <draw:g>
                  <svg:desc>'FD11-38'.D6:'FD11-38'.D106</svg:desc>
                </draw:g>
              </table:table-cell>
              <table:table-cell office:value-type="float" office:value="NaN">
                <text:p>NaN</text:p>
                <draw:g>
                  <svg:desc>'FD11-38'.E6:'FD11-38'.E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082534">
                <text:p>0.00000000082534</text:p>
              </table:table-cell>
              <table:table-cell office:value-type="float" office:value="0.000000026222">
                <text:p>0.000000026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0112896">
                <text:p>0.00000000112896</text:p>
              </table:table-cell>
              <table:table-cell office:value-type="float" office:value="0.000000035563">
                <text:p>0.0000000355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015366">
                <text:p>0.0000000015366</text:p>
              </table:table-cell>
              <table:table-cell office:value-type="float" office:value="0.000000048812">
                <text:p>0.000000048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21052">
                <text:p>0.0000000021052</text:p>
              </table:table-cell>
              <table:table-cell office:value-type="float" office:value="0.00000006598">
                <text:p>0.000000065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0028562">
                <text:p>0.0000000028562</text:p>
              </table:table-cell>
              <table:table-cell office:value-type="float" office:value="0.000000088825">
                <text:p>0.000000088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038817">
                <text:p>0.0000000038817</text:p>
              </table:table-cell>
              <table:table-cell office:value-type="float" office:value="0.000000120425">
                <text:p>0.0000001204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052647">
                <text:p>0.0000000052647</text:p>
              </table:table-cell>
              <table:table-cell office:value-type="float" office:value="0.00000016481">
                <text:p>0.000000164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0071779">
                <text:p>0.0000000071779</text:p>
              </table:table-cell>
              <table:table-cell office:value-type="float" office:value="0.00000022434">
                <text:p>0.000000224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097515">
                <text:p>0.0000000097515</text:p>
              </table:table-cell>
              <table:table-cell office:value-type="float" office:value="0.000000300255">
                <text:p>0.0000003002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013183">
                <text:p>0.000000013183</text:p>
              </table:table-cell>
              <table:table-cell office:value-type="float" office:value="0.000000411575">
                <text:p>0.0000004115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17983">
                <text:p>0.000000017983</text:p>
              </table:table-cell>
              <table:table-cell office:value-type="float" office:value="0.0000005507">
                <text:p>0.00000055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024197">
                <text:p>0.000000024197</text:p>
              </table:table-cell>
              <table:table-cell office:value-type="float" office:value="0.00000073455">
                <text:p>0.000000734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032674">
                <text:p>0.000000032674</text:p>
              </table:table-cell>
              <table:table-cell office:value-type="float" office:value="0.000000996199999999999">
                <text:p>0.0000009961999999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44121">
                <text:p>0.000000044121</text:p>
              </table:table-cell>
              <table:table-cell office:value-type="float" office:value="0.00000134655">
                <text:p>0.000001346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059605">
                <text:p>0.000000059605</text:p>
              </table:table-cell>
              <table:table-cell office:value-type="float" office:value="0.00000177955">
                <text:p>0.000001779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079712">
                <text:p>0.000000079712</text:p>
              </table:table-cell>
              <table:table-cell office:value-type="float" office:value="0.0000023876">
                <text:p>0.00000238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107357">
                <text:p>0.000000107357</text:p>
              </table:table-cell>
              <table:table-cell office:value-type="float" office:value="0.0000032429">
                <text:p>0.00000324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14457">
                <text:p>0.00000014457</text:p>
              </table:table-cell>
              <table:table-cell office:value-type="float" office:value="0.00000422865">
                <text:p>0.000004228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19193">
                <text:p>0.00000019193</text:p>
              </table:table-cell>
              <table:table-cell office:value-type="float" office:value="0.00000562399999999999">
                <text:p>0.000005623999999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25705">
                <text:p>0.00000025705</text:p>
              </table:table-cell>
              <table:table-cell office:value-type="float" office:value="0.00000747050000000001">
                <text:p>0.00000747050000000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034134">
                <text:p>0.00000034134</text:p>
              </table:table-cell>
              <table:table-cell office:value-type="float" office:value="0.00000992350000000001">
                <text:p>0.000009923500000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045552">
                <text:p>0.00000045552</text:p>
              </table:table-cell>
              <table:table-cell office:value-type="float" office:value="0.0000127695">
                <text:p>0.00001276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59673">
                <text:p>0.00000059673</text:p>
              </table:table-cell>
              <table:table-cell office:value-type="float" office:value="0.0000165265">
                <text:p>0.00001652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78605">
                <text:p>0.00000078605</text:p>
              </table:table-cell>
              <table:table-cell office:value-type="float" office:value="0.0000215545">
                <text:p>0.00002155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102782">
                <text:p>0.00000102782</text:p>
              </table:table-cell>
              <table:table-cell office:value-type="float" office:value="0.0000272225">
                <text:p>0.00002722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13305">
                <text:p>0.0000013305</text:p>
              </table:table-cell>
              <table:table-cell office:value-type="float" office:value="0.000034584">
                <text:p>0.0000345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17195">
                <text:p>0.0000017195</text:p>
              </table:table-cell>
              <table:table-cell office:value-type="float" office:value="0.0000438149999999999">
                <text:p>0.00004381499999999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22068">
                <text:p>0.0000022068</text:p>
              </table:table-cell>
              <table:table-cell office:value-type="float" office:value="0.0000551550000000001">
                <text:p>0.00005515500000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28226">
                <text:p>0.0000028226</text:p>
              </table:table-cell>
              <table:table-cell office:value-type="float" office:value="0.0000677699999999999">
                <text:p>0.0000677699999999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35622">
                <text:p>0.0000035622</text:p>
              </table:table-cell>
              <table:table-cell office:value-type="float" office:value="0.0000832349999999999">
                <text:p>0.0000832349999999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44873">
                <text:p>0.0000044873</text:p>
              </table:table-cell>
              <table:table-cell office:value-type="float" office:value="0.000100785">
                <text:p>0.0001007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55779">
                <text:p>0.0000055779</text:p>
              </table:table-cell>
              <table:table-cell office:value-type="float" office:value="0.000121205">
                <text:p>0.0001212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69114">
                <text:p>0.0000069114</text:p>
              </table:table-cell>
              <table:table-cell office:value-type="float" office:value="0.00014394">
                <text:p>0.000143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84567">
                <text:p>0.0000084567</text:p>
              </table:table-cell>
              <table:table-cell office:value-type="float" office:value="0.00016646">
                <text:p>0.000166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102406">
                <text:p>0.0000102406</text:p>
              </table:table-cell>
              <table:table-cell office:value-type="float" office:value="0.000193165">
                <text:p>0.0001931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1232">
                <text:p>0.00001232</text:p>
              </table:table-cell>
              <table:table-cell office:value-type="float" office:value="0.00022197">
                <text:p>0.000221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1468">
                <text:p>0.00001468</text:p>
              </table:table-cell>
              <table:table-cell office:value-type="float" office:value="0.0002484">
                <text:p>0.00024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17288">
                <text:p>0.000017288</text:p>
              </table:table-cell>
              <table:table-cell office:value-type="float" office:value="0.00028445">
                <text:p>0.000284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20369">
                <text:p>0.000020369</text:p>
              </table:table-cell>
              <table:table-cell office:value-type="float" office:value="0.0003076">
                <text:p>0.00030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2344">
                <text:p>0.00002344</text:p>
              </table:table-cell>
              <table:table-cell office:value-type="float" office:value="0.000335049999999999">
                <text:p>0.000335049999999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2707">
                <text:p>0.00002707</text:p>
              </table:table-cell>
              <table:table-cell office:value-type="float" office:value="0.000369750000000001">
                <text:p>0.000369750000000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30835">
                <text:p>0.000030835</text:p>
              </table:table-cell>
              <table:table-cell office:value-type="float" office:value="0.000406650000000001">
                <text:p>0.000406650000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35203">
                <text:p>0.000035203</text:p>
              </table:table-cell>
              <table:table-cell office:value-type="float" office:value="0.0004296">
                <text:p>0.00042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39427">
                <text:p>0.000039427</text:p>
              </table:table-cell>
              <table:table-cell office:value-type="float" office:value="0.000456199999999999">
                <text:p>0.000456199999999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44327">
                <text:p>0.000044327</text:p>
              </table:table-cell>
              <table:table-cell office:value-type="float" office:value="0.000460049999999999">
                <text:p>0.0004600499999999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48628">
                <text:p>0.000048628</text:p>
              </table:table-cell>
              <table:table-cell office:value-type="float" office:value="0.00047365">
                <text:p>0.000473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538">
                <text:p>0.0000538</text:p>
              </table:table-cell>
              <table:table-cell office:value-type="float" office:value="0.000530400000000001">
                <text:p>0.000530400000000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59236">
                <text:p>0.000059236</text:p>
              </table:table-cell>
              <table:table-cell office:value-type="float" office:value="0.000542150000000001">
                <text:p>0.000542150000000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64643">
                <text:p>0.000064643</text:p>
              </table:table-cell>
              <table:table-cell office:value-type="float" office:value="0.000547949999999999">
                <text:p>0.0005479499999999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70195">
                <text:p>0.000070195</text:p>
              </table:table-cell>
              <table:table-cell office:value-type="float" office:value="0.00054895">
                <text:p>0.000548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75622">
                <text:p>0.000075622</text:p>
              </table:table-cell>
              <table:table-cell office:value-type="float" office:value="0.00055585">
                <text:p>0.000555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81312">
                <text:p>0.000081312</text:p>
              </table:table-cell>
              <table:table-cell office:value-type="float" office:value="0.000570049999999999">
                <text:p>0.000570049999999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87023">
                <text:p>0.000087023</text:p>
              </table:table-cell>
              <table:table-cell office:value-type="float" office:value="0.000575549999999999">
                <text:p>0.000575549999999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92823">
                <text:p>0.000092823</text:p>
              </table:table-cell>
              <table:table-cell office:value-type="float" office:value="0.00058125">
                <text:p>0.00058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98648">
                <text:p>0.000098648</text:p>
              </table:table-cell>
              <table:table-cell office:value-type="float" office:value="0.00058945">
                <text:p>0.000589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104612">
                <text:p>0.000104612</text:p>
              </table:table-cell>
              <table:table-cell office:value-type="float" office:value="0.0006064">
                <text:p>0.00060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110776">
                <text:p>0.000110776</text:p>
              </table:table-cell>
              <table:table-cell office:value-type="float" office:value="0.000587400000000003">
                <text:p>0.0005874000000000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11636">
                <text:p>0.00011636</text:p>
              </table:table-cell>
              <table:table-cell office:value-type="float" office:value="0.000574700000000002">
                <text:p>0.0005747000000000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12227">
                <text:p>0.00012227</text:p>
              </table:table-cell>
              <table:table-cell office:value-type="float" office:value="0.000583999999999996">
                <text:p>0.0005839999999999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12804">
                <text:p>0.00012804</text:p>
              </table:table-cell>
              <table:table-cell office:value-type="float" office:value="0.0005835">
                <text:p>0.00058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13394">
                <text:p>0.00013394</text:p>
              </table:table-cell>
              <table:table-cell office:value-type="float" office:value="0.000586500000000003">
                <text:p>0.0005865000000000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13977">
                <text:p>0.00013977</text:p>
              </table:table-cell>
              <table:table-cell office:value-type="float" office:value="0.0005755">
                <text:p>0.00057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14545">
                <text:p>0.00014545</text:p>
              </table:table-cell>
              <table:table-cell office:value-type="float" office:value="0.000563499999999999">
                <text:p>0.000563499999999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15104">
                <text:p>0.00015104</text:p>
              </table:table-cell>
              <table:table-cell office:value-type="float" office:value="0.000554999999999999">
                <text:p>0.000554999999999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15655">
                <text:p>0.00015655</text:p>
              </table:table-cell>
              <table:table-cell office:value-type="float" office:value="0.0005635">
                <text:p>0.00056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16231">
                <text:p>0.00016231</text:p>
              </table:table-cell>
              <table:table-cell office:value-type="float" office:value="0.000550499999999999">
                <text:p>0.000550499999999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16756">
                <text:p>0.00016756</text:p>
              </table:table-cell>
              <table:table-cell office:value-type="float" office:value="0.0005285">
                <text:p>0.00052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17288">
                <text:p>0.00017288</text:p>
              </table:table-cell>
              <table:table-cell office:value-type="float" office:value="0.0005485">
                <text:p>0.00054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17853">
                <text:p>0.00017853</text:p>
              </table:table-cell>
              <table:table-cell office:value-type="float" office:value="0.000543499999999999">
                <text:p>0.000543499999999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18375">
                <text:p>0.00018375</text:p>
              </table:table-cell>
              <table:table-cell office:value-type="float" office:value="0.000516500000000002">
                <text:p>0.0005165000000000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18886">
                <text:p>0.00018886</text:p>
              </table:table-cell>
              <table:table-cell office:value-type="float" office:value="0.000508000000000002">
                <text:p>0.0005080000000000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19391">
                <text:p>0.00019391</text:p>
              </table:table-cell>
              <table:table-cell office:value-type="float" office:value="0.000511499999999999">
                <text:p>0.0005114999999999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19909">
                <text:p>0.00019909</text:p>
              </table:table-cell>
              <table:table-cell office:value-type="float" office:value="0.000503000000000001">
                <text:p>0.000503000000000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20397">
                <text:p>0.00020397</text:p>
              </table:table-cell>
              <table:table-cell office:value-type="float" office:value="0.000495000000000001">
                <text:p>0.000495000000000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20899">
                <text:p>0.00020899</text:p>
              </table:table-cell>
              <table:table-cell office:value-type="float" office:value="0.000492">
                <text:p>0.0004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21381">
                <text:p>0.00021381</text:p>
              </table:table-cell>
              <table:table-cell office:value-type="float" office:value="0.000475499999999999">
                <text:p>0.0004754999999999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2185">
                <text:p>0.0002185</text:p>
              </table:table-cell>
              <table:table-cell office:value-type="float" office:value="0.0004605">
                <text:p>0.00046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22302">
                <text:p>0.00022302</text:p>
              </table:table-cell>
              <table:table-cell office:value-type="float" office:value="0.0004645">
                <text:p>0.00046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22779">
                <text:p>0.00022779</text:p>
              </table:table-cell>
              <table:table-cell office:value-type="float" office:value="0.000467499999999999">
                <text:p>0.000467499999999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23237">
                <text:p>0.00023237</text:p>
              </table:table-cell>
              <table:table-cell office:value-type="float" office:value="0.000443499999999999">
                <text:p>0.0004434999999999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23666">
                <text:p>0.00023666</text:p>
              </table:table-cell>
              <table:table-cell office:value-type="float" office:value="0.0004345">
                <text:p>0.00043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24106">
                <text:p>0.00024106</text:p>
              </table:table-cell>
              <table:table-cell office:value-type="float" office:value="0.000447">
                <text:p>0.0004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2456">
                <text:p>0.0002456</text:p>
              </table:table-cell>
              <table:table-cell office:value-type="float" office:value="0.000419000000000003">
                <text:p>0.0004190000000000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24944">
                <text:p>0.00024944</text:p>
              </table:table-cell>
              <table:table-cell office:value-type="float" office:value="0.000409000000000002">
                <text:p>0.0004090000000000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25378">
                <text:p>0.00025378</text:p>
              </table:table-cell>
              <table:table-cell office:value-type="float" office:value="0.000422499999999998">
                <text:p>0.0004224999999999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25789">
                <text:p>0.00025789</text:p>
              </table:table-cell>
              <table:table-cell office:value-type="float" office:value="0.000409999999999999">
                <text:p>0.000409999999999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26198">
                <text:p>0.00026198</text:p>
              </table:table-cell>
              <table:table-cell office:value-type="float" office:value="0.000390000000000001">
                <text:p>0.0003900000000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26569">
                <text:p>0.00026569</text:p>
              </table:table-cell>
              <table:table-cell office:value-type="float" office:value="0.000394500000000001">
                <text:p>0.000394500000000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26987">
                <text:p>0.00026987</text:p>
              </table:table-cell>
              <table:table-cell office:value-type="float" office:value="0.0004025">
                <text:p>0.00040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27374">
                <text:p>0.00027374</text:p>
              </table:table-cell>
              <table:table-cell office:value-type="float" office:value="0.000393499999999999">
                <text:p>0.0003934999999999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27774">
                <text:p>0.00027774</text:p>
              </table:table-cell>
              <table:table-cell office:value-type="float" office:value="0.000372999999999999">
                <text:p>0.0003729999999999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2812">
                <text:p>0.0002812</text:p>
              </table:table-cell>
              <table:table-cell office:value-type="float" office:value="0.0003495">
                <text:p>0.00034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28473">
                <text:p>0.00028473</text:p>
              </table:table-cell>
              <table:table-cell office:value-type="float" office:value="0.0003545">
                <text:p>0.00035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28829">
                <text:p>0.00028829</text:p>
              </table:table-cell>
              <table:table-cell office:value-type="float" office:value="0.000358999999999998">
                <text:p>0.0003589999999999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29191">
                <text:p>0.00029191</text:p>
              </table:table-cell>
              <table:table-cell office:value-type="float" office:value="0.000356000000000002">
                <text:p>0.0003560000000000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29541">
                <text:p>0.00029541</text:p>
              </table:table-cell>
              <table:table-cell office:value-type="float" office:value="0.000336500000000003">
                <text:p>0.0003365000000000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29864">
                <text:p>0.00029864</text:p>
              </table:table-cell>
              <table:table-cell office:value-type="float" office:value="0.000320499999999999">
                <text:p>0.000320499999999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30182">
                <text:p>0.00030182</text:p>
              </table:table-cell>
              <table:table-cell office:value-type="float" office:value="0.000299499999999999">
                <text:p>0.000299499999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30463">
                <text:p>0.00030463</text:p>
              </table:table-cell>
              <table:table-cell office:value-type="float" office:value="0.000304">
                <text:p>0.0003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3079">
                <text:p>0.000307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2cm" svg:y="3.935cm" style:legend-expansion="high" chart:style-name="ch2"/>
        <chart:plot-area chart:style-name="ch3" table:cell-range-address="'FD11-38'.A5:'FD11-38'.A106 'FD11-38'.N5:'FD11-38'.O106" chart:data-source-has-labels="row" svg:x="0.32cm" svg:y="0.18cm" svg:width="11.742cm" svg:height="8.64cm">
          <chartooo:coordinate-region svg:x="2.136cm" svg:y="0.388cm" svg:width="9.673cm" svg:height="7.7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1-38'.N6:'FD11-38'.N106" chart:label-cell-address="'FD11-38'.N5:'FD11-38'.N5" chart:class="chart:scatter">
            <chart:domain table:cell-range-address="'FD11-38'.A6:'FD11-38'.A106"/>
            <chart:data-point chart:repeated="101"/>
          </chart:series>
          <chart:series chart:style-name="ch8" chart:values-cell-range-address="'FD11-38'.O6:'FD11-38'.O106" chart:label-cell-address="'FD11-38'.O5:'FD11-38'.O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FD11-38'.N5:'FD11-38'.N5</svg:desc>
                </draw:g>
              </table:table-cell>
              <table:table-cell office:value-type="string">
                <text:p>d(Id)/d(Vg) (S)</text:p>
                <draw:g>
                  <svg:desc>'FD11-38'.O5:'FD11-38'.O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1-38'.A6:'FD11-38'.A106</svg:desc>
                </draw:g>
              </table:table-cell>
              <table:table-cell office:value-type="float" office:value="0.0000000027219">
                <text:p>0.0000000027219</text:p>
                <draw:g>
                  <svg:desc>'FD11-38'.N6:'FD11-38'.N106</svg:desc>
                </draw:g>
              </table:table-cell>
              <table:table-cell office:value-type="float" office:value="NaN">
                <text:p>NaN</text:p>
                <draw:g>
                  <svg:desc>'FD11-38'.O6:'FD11-38'.O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36895">
                <text:p>0.0000000036895</text:p>
              </table:table-cell>
              <table:table-cell office:value-type="float" office:value="0.000000115195">
                <text:p>0.0000001151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050258">
                <text:p>0.0000000050258</text:p>
              </table:table-cell>
              <table:table-cell office:value-type="float" office:value="0.000000156545">
                <text:p>0.0000001565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068204">
                <text:p>0.0000000068204</text:p>
              </table:table-cell>
              <table:table-cell office:value-type="float" office:value="0.00000021282">
                <text:p>0.000000212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92822">
                <text:p>0.0000000092822</text:p>
              </table:table-cell>
              <table:table-cell office:value-type="float" office:value="0.00000029058">
                <text:p>0.000000290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012632">
                <text:p>0.000000012632</text:p>
              </table:table-cell>
              <table:table-cell office:value-type="float" office:value="0.00000039209">
                <text:p>0.000000392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17124">
                <text:p>0.000000017124</text:p>
              </table:table-cell>
              <table:table-cell office:value-type="float" office:value="0.00000052265">
                <text:p>0.000000522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23085">
                <text:p>0.000000023085</text:p>
              </table:table-cell>
              <table:table-cell office:value-type="float" office:value="0.000000708">
                <text:p>0.0000007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031284">
                <text:p>0.000000031284</text:p>
              </table:table-cell>
              <table:table-cell office:value-type="float" office:value="0.00000096225">
                <text:p>0.00000096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4233">
                <text:p>0.00000004233</text:p>
              </table:table-cell>
              <table:table-cell office:value-type="float" office:value="0.000001291">
                <text:p>0.0000012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057104">
                <text:p>0.000000057104</text:p>
              </table:table-cell>
              <table:table-cell office:value-type="float" office:value="0.00000172205">
                <text:p>0.000001722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76771">
                <text:p>0.000000076771</text:p>
              </table:table-cell>
              <table:table-cell office:value-type="float" office:value="0.00000228645">
                <text:p>0.000002286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102833">
                <text:p>0.000000102833</text:p>
              </table:table-cell>
              <table:table-cell office:value-type="float" office:value="0.00000304395">
                <text:p>0.000003043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13765">
                <text:p>0.00000013765</text:p>
              </table:table-cell>
              <table:table-cell office:value-type="float" office:value="0.00000408935">
                <text:p>0.000004089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18462">
                <text:p>0.00000018462</text:p>
              </table:table-cell>
              <table:table-cell office:value-type="float" office:value="0.0000054685">
                <text:p>0.00000546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24702">
                <text:p>0.00000024702</text:p>
              </table:table-cell>
              <table:table-cell office:value-type="float" office:value="0.000007158">
                <text:p>0.0000071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32778">
                <text:p>0.00000032778</text:p>
              </table:table-cell>
              <table:table-cell office:value-type="float" office:value="0.00000923249999999999">
                <text:p>0.000009232499999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43167">
                <text:p>0.00000043167</text:p>
              </table:table-cell>
              <table:table-cell office:value-type="float" office:value="0.0000120385">
                <text:p>0.00001203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56855">
                <text:p>0.00000056855</text:p>
              </table:table-cell>
              <table:table-cell office:value-type="float" office:value="0.0000155275">
                <text:p>0.00001552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74222">
                <text:p>0.00000074222</text:p>
              </table:table-cell>
              <table:table-cell office:value-type="float" office:value="0.0000199895">
                <text:p>0.00001998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96834">
                <text:p>0.00000096834</text:p>
              </table:table-cell>
              <table:table-cell office:value-type="float" office:value="0.000025919">
                <text:p>0.0000259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12606">
                <text:p>0.0000012606</text:p>
              </table:table-cell>
              <table:table-cell office:value-type="float" office:value="0.000032573">
                <text:p>0.0000325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16198">
                <text:p>0.0000016198</text:p>
              </table:table-cell>
              <table:table-cell office:value-type="float" office:value="0.00004097">
                <text:p>0.000040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208">
                <text:p>0.00000208</text:p>
              </table:table-cell>
              <table:table-cell office:value-type="float" office:value="0.00005193">
                <text:p>0.000051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26584">
                <text:p>0.0000026584</text:p>
              </table:table-cell>
              <table:table-cell office:value-type="float" office:value="0.000063845">
                <text:p>0.000063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33569">
                <text:p>0.0000033569</text:p>
              </table:table-cell>
              <table:table-cell office:value-type="float" office:value="0.0000782799999999999">
                <text:p>0.00007827999999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4224">
                <text:p>0.000004224</text:p>
              </table:table-cell>
              <table:table-cell office:value-type="float" office:value="0.0000966899999999999">
                <text:p>0.0000966899999999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52907">
                <text:p>0.0000052907</text:p>
              </table:table-cell>
              <table:table-cell office:value-type="float" office:value="0.000117395">
                <text:p>0.0001173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65719">
                <text:p>0.0000065719</text:p>
              </table:table-cell>
              <table:table-cell office:value-type="float" office:value="0.000141875">
                <text:p>0.000141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81282">
                <text:p>0.0000081282</text:p>
              </table:table-cell>
              <table:table-cell office:value-type="float" office:value="0.000167835">
                <text:p>0.0001678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99286">
                <text:p>0.0000099286</text:p>
              </table:table-cell>
              <table:table-cell office:value-type="float" office:value="0.00020074">
                <text:p>0.000200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12143">
                <text:p>0.000012143</text:p>
              </table:table-cell>
              <table:table-cell office:value-type="float" office:value="0.000235020000000001">
                <text:p>0.000235020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14629">
                <text:p>0.000014629</text:p>
              </table:table-cell>
              <table:table-cell office:value-type="float" office:value="0.00027125">
                <text:p>0.00027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17568">
                <text:p>0.000017568</text:p>
              </table:table-cell>
              <table:table-cell office:value-type="float" office:value="0.0003176">
                <text:p>0.00031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20981">
                <text:p>0.000020981</text:p>
              </table:table-cell>
              <table:table-cell office:value-type="float" office:value="0.0003618">
                <text:p>0.00036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24804">
                <text:p>0.000024804</text:p>
              </table:table-cell>
              <table:table-cell office:value-type="float" office:value="0.000410150000000001">
                <text:p>0.000410150000000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29184">
                <text:p>0.000029184</text:p>
              </table:table-cell>
              <table:table-cell office:value-type="float" office:value="0.000459150000000001">
                <text:p>0.000459150000000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33987">
                <text:p>0.000033987</text:p>
              </table:table-cell>
              <table:table-cell office:value-type="float" office:value="0.000517149999999999">
                <text:p>0.0005171499999999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39527">
                <text:p>0.000039527</text:p>
              </table:table-cell>
              <table:table-cell office:value-type="float" office:value="0.0005732">
                <text:p>0.00057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45451">
                <text:p>0.000045451</text:p>
              </table:table-cell>
              <table:table-cell office:value-type="float" office:value="0.000629049999999999">
                <text:p>0.000629049999999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52108">
                <text:p>0.000052108</text:p>
              </table:table-cell>
              <table:table-cell office:value-type="float" office:value="0.0006916">
                <text:p>0.00069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59283">
                <text:p>0.000059283</text:p>
              </table:table-cell>
              <table:table-cell office:value-type="float" office:value="0.000744700000000002">
                <text:p>0.000744700000000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67002">
                <text:p>0.000067002</text:p>
              </table:table-cell>
              <table:table-cell office:value-type="float" office:value="0.000808550000000001">
                <text:p>0.000808550000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75454">
                <text:p>0.000075454</text:p>
              </table:table-cell>
              <table:table-cell office:value-type="float" office:value="0.000865699999999999">
                <text:p>0.000865699999999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84316">
                <text:p>0.000084316</text:p>
              </table:table-cell>
              <table:table-cell office:value-type="float" office:value="0.0009115">
                <text:p>0.00091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93684">
                <text:p>0.000093684</text:p>
              </table:table-cell>
              <table:table-cell office:value-type="float" office:value="0.00097515">
                <text:p>0.000975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103819">
                <text:p>0.000103819</text:p>
              </table:table-cell>
              <table:table-cell office:value-type="float" office:value="0.0010423">
                <text:p>0.00104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11453">
                <text:p>0.00011453</text:p>
              </table:table-cell>
              <table:table-cell office:value-type="float" office:value="0.00109255">
                <text:p>0.001092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12567">
                <text:p>0.00012567</text:p>
              </table:table-cell>
              <table:table-cell office:value-type="float" office:value="0.001124">
                <text:p>0.0011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13701">
                <text:p>0.00013701</text:p>
              </table:table-cell>
              <table:table-cell office:value-type="float" office:value="0.0011835">
                <text:p>0.00118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14934">
                <text:p>0.00014934</text:p>
              </table:table-cell>
              <table:table-cell office:value-type="float" office:value="0.001228">
                <text:p>0.0012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16157">
                <text:p>0.00016157</text:p>
              </table:table-cell>
              <table:table-cell office:value-type="float" office:value="0.0012725">
                <text:p>0.00127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17479">
                <text:p>0.00017479</text:p>
              </table:table-cell>
              <table:table-cell office:value-type="float" office:value="0.001311">
                <text:p>0.0013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18779">
                <text:p>0.00018779</text:p>
              </table:table-cell>
              <table:table-cell office:value-type="float" office:value="0.0013435">
                <text:p>0.00134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20166">
                <text:p>0.00020166</text:p>
              </table:table-cell>
              <table:table-cell office:value-type="float" office:value="0.001397">
                <text:p>0.0013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21573">
                <text:p>0.00021573</text:p>
              </table:table-cell>
              <table:table-cell office:value-type="float" office:value="0.0014165">
                <text:p>0.00141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22999">
                <text:p>0.00022999</text:p>
              </table:table-cell>
              <table:table-cell office:value-type="float" office:value="0.001441">
                <text:p>0.0014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24455">
                <text:p>0.00024455</text:p>
              </table:table-cell>
              <table:table-cell office:value-type="float" office:value="0.00145850000000001">
                <text:p>0.00145850000000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25916">
                <text:p>0.00025916</text:p>
              </table:table-cell>
              <table:table-cell office:value-type="float" office:value="0.00148350000000001">
                <text:p>0.00148350000000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27422">
                <text:p>0.00027422</text:p>
              </table:table-cell>
              <table:table-cell office:value-type="float" office:value="0.00151899999999999">
                <text:p>0.00151899999999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28954">
                <text:p>0.00028954</text:p>
              </table:table-cell>
              <table:table-cell office:value-type="float" office:value="0.001545">
                <text:p>0.0015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30512">
                <text:p>0.00030512</text:p>
              </table:table-cell>
              <table:table-cell office:value-type="float" office:value="0.00155850000000001">
                <text:p>0.00155850000000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32071">
                <text:p>0.00032071</text:p>
              </table:table-cell>
              <table:table-cell office:value-type="float" office:value="0.0015595">
                <text:p>0.00155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33631">
                <text:p>0.00033631</text:p>
              </table:table-cell>
              <table:table-cell office:value-type="float" office:value="0.001557">
                <text:p>0.0015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35185">
                <text:p>0.00035185</text:p>
              </table:table-cell>
              <table:table-cell office:value-type="float" office:value="0.001573">
                <text:p>0.0015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36777">
                <text:p>0.00036777</text:p>
              </table:table-cell>
              <table:table-cell office:value-type="float" office:value="0.001582">
                <text:p>0.0015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38349">
                <text:p>0.00038349</text:p>
              </table:table-cell>
              <table:table-cell office:value-type="float" office:value="0.001599">
                <text:p>0.0015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39975">
                <text:p>0.00039975</text:p>
              </table:table-cell>
              <table:table-cell office:value-type="float" office:value="0.0016085">
                <text:p>0.00160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41566">
                <text:p>0.00041566</text:p>
              </table:table-cell>
              <table:table-cell office:value-type="float" office:value="0.001584">
                <text:p>0.0015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43143">
                <text:p>0.00043143</text:p>
              </table:table-cell>
              <table:table-cell office:value-type="float" office:value="0.0015875">
                <text:p>0.0015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44741">
                <text:p>0.00044741</text:p>
              </table:table-cell>
              <table:table-cell office:value-type="float" office:value="0.00160650000000001">
                <text:p>0.0016065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46356">
                <text:p>0.00046356</text:p>
              </table:table-cell>
              <table:table-cell office:value-type="float" office:value="0.00160950000000001">
                <text:p>0.00160950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4796">
                <text:p>0.0004796</text:p>
              </table:table-cell>
              <table:table-cell office:value-type="float" office:value="0.0015845">
                <text:p>0.00158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49525">
                <text:p>0.00049525</text:p>
              </table:table-cell>
              <table:table-cell office:value-type="float" office:value="0.0015905">
                <text:p>0.00159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51141">
                <text:p>0.00051141</text:p>
              </table:table-cell>
              <table:table-cell office:value-type="float" office:value="0.001595">
                <text:p>0.0015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52715">
                <text:p>0.00052715</text:p>
              </table:table-cell>
              <table:table-cell office:value-type="float" office:value="0.0015525">
                <text:p>0.00155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54246">
                <text:p>0.00054246</text:p>
              </table:table-cell>
              <table:table-cell office:value-type="float" office:value="0.001591">
                <text:p>0.0015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55897">
                <text:p>0.00055897</text:p>
              </table:table-cell>
              <table:table-cell office:value-type="float" office:value="0.00160199999999999">
                <text:p>0.001601999999999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5745">
                <text:p>0.0005745</text:p>
              </table:table-cell>
              <table:table-cell office:value-type="float" office:value="0.0015605">
                <text:p>0.00156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59018">
                <text:p>0.00059018</text:p>
              </table:table-cell>
              <table:table-cell office:value-type="float" office:value="0.0015605">
                <text:p>0.00156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60571">
                <text:p>0.00060571</text:p>
              </table:table-cell>
              <table:table-cell office:value-type="float" office:value="0.0015385">
                <text:p>0.00153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62095">
                <text:p>0.00062095</text:p>
              </table:table-cell>
              <table:table-cell office:value-type="float" office:value="0.0015555">
                <text:p>0.00155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63682">
                <text:p>0.00063682</text:p>
              </table:table-cell>
              <table:table-cell office:value-type="float" office:value="0.0015605">
                <text:p>0.00156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65216">
                <text:p>0.00065216</text:p>
              </table:table-cell>
              <table:table-cell office:value-type="float" office:value="0.00153850000000001">
                <text:p>0.00153850000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66759">
                <text:p>0.00066759</text:p>
              </table:table-cell>
              <table:table-cell office:value-type="float" office:value="0.00151550000000001">
                <text:p>0.00151550000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68247">
                <text:p>0.00068247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69699">
                <text:p>0.00069699</text:p>
              </table:table-cell>
              <table:table-cell office:value-type="float" office:value="0.0014645">
                <text:p>0.00146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71176">
                <text:p>0.00071176</text:p>
              </table:table-cell>
              <table:table-cell office:value-type="float" office:value="0.001545">
                <text:p>0.0015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72789">
                <text:p>0.00072789</text:p>
              </table:table-cell>
              <table:table-cell office:value-type="float" office:value="0.0014855">
                <text:p>0.00148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74147">
                <text:p>0.00074147</text:p>
              </table:table-cell>
              <table:table-cell office:value-type="float" office:value="0.0014445">
                <text:p>0.00144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75678">
                <text:p>0.00075678</text:p>
              </table:table-cell>
              <table:table-cell office:value-type="float" office:value="0.001504">
                <text:p>0.0015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77155">
                <text:p>0.00077155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78598">
                <text:p>0.00078598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80035">
                <text:p>0.00080035</text:p>
              </table:table-cell>
              <table:table-cell office:value-type="float" office:value="0.00144599999999999">
                <text:p>0.00144599999999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8149">
                <text:p>0.0008149</text:p>
              </table:table-cell>
              <table:table-cell office:value-type="float" office:value="0.001468">
                <text:p>0.0014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82971">
                <text:p>0.00082971</text:p>
              </table:table-cell>
              <table:table-cell office:value-type="float" office:value="0.00143750000000001">
                <text:p>0.001437500000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84365">
                <text:p>0.00084365</text:p>
              </table:table-cell>
              <table:table-cell office:value-type="float" office:value="0.00141050000000001">
                <text:p>0.0014105000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85792">
                <text:p>0.00085792</text:p>
              </table:table-cell>
              <table:table-cell office:value-type="float" office:value="0.0013715">
                <text:p>0.00137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87108">
                <text:p>0.00087108</text:p>
              </table:table-cell>
              <table:table-cell office:value-type="float" office:value="0.0013925">
                <text:p>0.00139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88577">
                <text:p>0.00088577</text:p>
              </table:table-cell>
              <table:table-cell office:value-type="float" office:value="0.001428">
                <text:p>0.0014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89964">
                <text:p>0.0008996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99cm" svg:y="3.935cm" style:legend-expansion="high" chart:style-name="ch2"/>
        <chart:plot-area chart:style-name="ch3" table:cell-range-address="'FD11-38'.A5:'FD11-38'.A106 'FD11-38'.D5:'FD11-38'.D106 'FD11-38'.N5:'FD11-38'.N106" chart:data-source-has-labels="row" svg:x="0.32cm" svg:y="0.18cm" svg:width="13.159cm" svg:height="8.64cm">
          <chartooo:coordinate-region svg:x="2.136cm" svg:y="0.388cm" svg:width="11.09cm" svg:height="7.7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1-38'.D6:'FD11-38'.D106" chart:label-cell-address="'FD11-38'.D5:'FD11-38'.D5" chart:class="chart:scatter">
            <chart:domain table:cell-range-address="'FD11-38'.A6:'FD11-38'.A106"/>
            <chart:data-point chart:repeated="101"/>
          </chart:series>
          <chart:series chart:style-name="ch8" chart:values-cell-range-address="'FD11-38'.N6:'FD11-38'.N106" chart:label-cell-address="'FD11-38'.N5:'FD11-38'.N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FD11-38'.D5:'FD11-38'.D5</svg:desc>
                </draw:g>
              </table:table-cell>
              <table:table-cell office:value-type="string">
                <text:p>Id (A)</text:p>
                <draw:g>
                  <svg:desc>'FD11-38'.N5:'FD11-38'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1-38'.A6:'FD11-38'.A106</svg:desc>
                </draw:g>
              </table:table-cell>
              <table:table-cell office:value-type="float" office:value="0.00000000060452">
                <text:p>0.00000000060452</text:p>
                <draw:g>
                  <svg:desc>'FD11-38'.D6:'FD11-38'.D106</svg:desc>
                </draw:g>
              </table:table-cell>
              <table:table-cell office:value-type="float" office:value="0.0000000027219">
                <text:p>0.0000000027219</text:p>
                <draw:g>
                  <svg:desc>'FD11-38'.N6:'FD11-38'.N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082534">
                <text:p>0.00000000082534</text:p>
              </table:table-cell>
              <table:table-cell office:value-type="float" office:value="0.0000000036895">
                <text:p>0.00000000368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0112896">
                <text:p>0.00000000112896</text:p>
              </table:table-cell>
              <table:table-cell office:value-type="float" office:value="0.0000000050258">
                <text:p>0.00000000502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015366">
                <text:p>0.0000000015366</text:p>
              </table:table-cell>
              <table:table-cell office:value-type="float" office:value="0.0000000068204">
                <text:p>0.0000000068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21052">
                <text:p>0.0000000021052</text:p>
              </table:table-cell>
              <table:table-cell office:value-type="float" office:value="0.0000000092822">
                <text:p>0.00000000928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0028562">
                <text:p>0.0000000028562</text:p>
              </table:table-cell>
              <table:table-cell office:value-type="float" office:value="0.000000012632">
                <text:p>0.0000000126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038817">
                <text:p>0.0000000038817</text:p>
              </table:table-cell>
              <table:table-cell office:value-type="float" office:value="0.000000017124">
                <text:p>0.0000000171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052647">
                <text:p>0.0000000052647</text:p>
              </table:table-cell>
              <table:table-cell office:value-type="float" office:value="0.000000023085">
                <text:p>0.0000000230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0071779">
                <text:p>0.0000000071779</text:p>
              </table:table-cell>
              <table:table-cell office:value-type="float" office:value="0.000000031284">
                <text:p>0.0000000312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097515">
                <text:p>0.0000000097515</text:p>
              </table:table-cell>
              <table:table-cell office:value-type="float" office:value="0.00000004233">
                <text:p>0.000000042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013183">
                <text:p>0.000000013183</text:p>
              </table:table-cell>
              <table:table-cell office:value-type="float" office:value="0.000000057104">
                <text:p>0.0000000571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17983">
                <text:p>0.000000017983</text:p>
              </table:table-cell>
              <table:table-cell office:value-type="float" office:value="0.000000076771">
                <text:p>0.0000000767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024197">
                <text:p>0.000000024197</text:p>
              </table:table-cell>
              <table:table-cell office:value-type="float" office:value="0.000000102833">
                <text:p>0.0000001028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032674">
                <text:p>0.000000032674</text:p>
              </table:table-cell>
              <table:table-cell office:value-type="float" office:value="0.00000013765">
                <text:p>0.000000137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44121">
                <text:p>0.000000044121</text:p>
              </table:table-cell>
              <table:table-cell office:value-type="float" office:value="0.00000018462">
                <text:p>0.000000184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059605">
                <text:p>0.000000059605</text:p>
              </table:table-cell>
              <table:table-cell office:value-type="float" office:value="0.00000024702">
                <text:p>0.000000247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079712">
                <text:p>0.000000079712</text:p>
              </table:table-cell>
              <table:table-cell office:value-type="float" office:value="0.00000032778">
                <text:p>0.000000327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107357">
                <text:p>0.000000107357</text:p>
              </table:table-cell>
              <table:table-cell office:value-type="float" office:value="0.00000043167">
                <text:p>0.000000431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14457">
                <text:p>0.00000014457</text:p>
              </table:table-cell>
              <table:table-cell office:value-type="float" office:value="0.00000056855">
                <text:p>0.000000568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19193">
                <text:p>0.00000019193</text:p>
              </table:table-cell>
              <table:table-cell office:value-type="float" office:value="0.00000074222">
                <text:p>0.000000742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25705">
                <text:p>0.00000025705</text:p>
              </table:table-cell>
              <table:table-cell office:value-type="float" office:value="0.00000096834">
                <text:p>0.000000968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034134">
                <text:p>0.00000034134</text:p>
              </table:table-cell>
              <table:table-cell office:value-type="float" office:value="0.0000012606">
                <text:p>0.00000126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045552">
                <text:p>0.00000045552</text:p>
              </table:table-cell>
              <table:table-cell office:value-type="float" office:value="0.0000016198">
                <text:p>0.00000161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59673">
                <text:p>0.00000059673</text:p>
              </table:table-cell>
              <table:table-cell office:value-type="float" office:value="0.00000208">
                <text:p>0.000002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78605">
                <text:p>0.00000078605</text:p>
              </table:table-cell>
              <table:table-cell office:value-type="float" office:value="0.0000026584">
                <text:p>0.00000265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102782">
                <text:p>0.00000102782</text:p>
              </table:table-cell>
              <table:table-cell office:value-type="float" office:value="0.0000033569">
                <text:p>0.00000335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13305">
                <text:p>0.0000013305</text:p>
              </table:table-cell>
              <table:table-cell office:value-type="float" office:value="0.000004224">
                <text:p>0.0000042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17195">
                <text:p>0.0000017195</text:p>
              </table:table-cell>
              <table:table-cell office:value-type="float" office:value="0.0000052907">
                <text:p>0.00000529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22068">
                <text:p>0.0000022068</text:p>
              </table:table-cell>
              <table:table-cell office:value-type="float" office:value="0.0000065719">
                <text:p>0.00000657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28226">
                <text:p>0.0000028226</text:p>
              </table:table-cell>
              <table:table-cell office:value-type="float" office:value="0.0000081282">
                <text:p>0.00000812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35622">
                <text:p>0.0000035622</text:p>
              </table:table-cell>
              <table:table-cell office:value-type="float" office:value="0.0000099286">
                <text:p>0.00000992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44873">
                <text:p>0.0000044873</text:p>
              </table:table-cell>
              <table:table-cell office:value-type="float" office:value="0.000012143">
                <text:p>0.0000121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55779">
                <text:p>0.0000055779</text:p>
              </table:table-cell>
              <table:table-cell office:value-type="float" office:value="0.000014629">
                <text:p>0.0000146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69114">
                <text:p>0.0000069114</text:p>
              </table:table-cell>
              <table:table-cell office:value-type="float" office:value="0.000017568">
                <text:p>0.0000175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84567">
                <text:p>0.0000084567</text:p>
              </table:table-cell>
              <table:table-cell office:value-type="float" office:value="0.000020981">
                <text:p>0.0000209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102406">
                <text:p>0.0000102406</text:p>
              </table:table-cell>
              <table:table-cell office:value-type="float" office:value="0.000024804">
                <text:p>0.0000248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1232">
                <text:p>0.00001232</text:p>
              </table:table-cell>
              <table:table-cell office:value-type="float" office:value="0.000029184">
                <text:p>0.0000291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1468">
                <text:p>0.00001468</text:p>
              </table:table-cell>
              <table:table-cell office:value-type="float" office:value="0.000033987">
                <text:p>0.0000339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17288">
                <text:p>0.000017288</text:p>
              </table:table-cell>
              <table:table-cell office:value-type="float" office:value="0.000039527">
                <text:p>0.0000395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20369">
                <text:p>0.000020369</text:p>
              </table:table-cell>
              <table:table-cell office:value-type="float" office:value="0.000045451">
                <text:p>0.0000454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2344">
                <text:p>0.00002344</text:p>
              </table:table-cell>
              <table:table-cell office:value-type="float" office:value="0.000052108">
                <text:p>0.0000521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2707">
                <text:p>0.00002707</text:p>
              </table:table-cell>
              <table:table-cell office:value-type="float" office:value="0.000059283">
                <text:p>0.0000592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30835">
                <text:p>0.000030835</text:p>
              </table:table-cell>
              <table:table-cell office:value-type="float" office:value="0.000067002">
                <text:p>0.000067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35203">
                <text:p>0.000035203</text:p>
              </table:table-cell>
              <table:table-cell office:value-type="float" office:value="0.000075454">
                <text:p>0.0000754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39427">
                <text:p>0.000039427</text:p>
              </table:table-cell>
              <table:table-cell office:value-type="float" office:value="0.000084316">
                <text:p>0.0000843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44327">
                <text:p>0.000044327</text:p>
              </table:table-cell>
              <table:table-cell office:value-type="float" office:value="0.000093684">
                <text:p>0.0000936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48628">
                <text:p>0.000048628</text:p>
              </table:table-cell>
              <table:table-cell office:value-type="float" office:value="0.000103819">
                <text:p>0.0001038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538">
                <text:p>0.0000538</text:p>
              </table:table-cell>
              <table:table-cell office:value-type="float" office:value="0.00011453">
                <text:p>0.000114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59236">
                <text:p>0.000059236</text:p>
              </table:table-cell>
              <table:table-cell office:value-type="float" office:value="0.00012567">
                <text:p>0.000125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64643">
                <text:p>0.000064643</text:p>
              </table:table-cell>
              <table:table-cell office:value-type="float" office:value="0.00013701">
                <text:p>0.000137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70195">
                <text:p>0.000070195</text:p>
              </table:table-cell>
              <table:table-cell office:value-type="float" office:value="0.00014934">
                <text:p>0.000149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75622">
                <text:p>0.000075622</text:p>
              </table:table-cell>
              <table:table-cell office:value-type="float" office:value="0.00016157">
                <text:p>0.000161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81312">
                <text:p>0.000081312</text:p>
              </table:table-cell>
              <table:table-cell office:value-type="float" office:value="0.00017479">
                <text:p>0.000174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87023">
                <text:p>0.000087023</text:p>
              </table:table-cell>
              <table:table-cell office:value-type="float" office:value="0.00018779">
                <text:p>0.000187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92823">
                <text:p>0.000092823</text:p>
              </table:table-cell>
              <table:table-cell office:value-type="float" office:value="0.00020166">
                <text:p>0.000201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98648">
                <text:p>0.000098648</text:p>
              </table:table-cell>
              <table:table-cell office:value-type="float" office:value="0.00021573">
                <text:p>0.000215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104612">
                <text:p>0.000104612</text:p>
              </table:table-cell>
              <table:table-cell office:value-type="float" office:value="0.00022999">
                <text:p>0.00022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110776">
                <text:p>0.000110776</text:p>
              </table:table-cell>
              <table:table-cell office:value-type="float" office:value="0.00024455">
                <text:p>0.000244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11636">
                <text:p>0.00011636</text:p>
              </table:table-cell>
              <table:table-cell office:value-type="float" office:value="0.00025916">
                <text:p>0.000259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12227">
                <text:p>0.00012227</text:p>
              </table:table-cell>
              <table:table-cell office:value-type="float" office:value="0.00027422">
                <text:p>0.000274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12804">
                <text:p>0.00012804</text:p>
              </table:table-cell>
              <table:table-cell office:value-type="float" office:value="0.00028954">
                <text:p>0.000289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13394">
                <text:p>0.00013394</text:p>
              </table:table-cell>
              <table:table-cell office:value-type="float" office:value="0.00030512">
                <text:p>0.000305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13977">
                <text:p>0.00013977</text:p>
              </table:table-cell>
              <table:table-cell office:value-type="float" office:value="0.00032071">
                <text:p>0.000320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14545">
                <text:p>0.00014545</text:p>
              </table:table-cell>
              <table:table-cell office:value-type="float" office:value="0.00033631">
                <text:p>0.000336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15104">
                <text:p>0.00015104</text:p>
              </table:table-cell>
              <table:table-cell office:value-type="float" office:value="0.00035185">
                <text:p>0.000351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15655">
                <text:p>0.00015655</text:p>
              </table:table-cell>
              <table:table-cell office:value-type="float" office:value="0.00036777">
                <text:p>0.000367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16231">
                <text:p>0.00016231</text:p>
              </table:table-cell>
              <table:table-cell office:value-type="float" office:value="0.00038349">
                <text:p>0.000383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16756">
                <text:p>0.00016756</text:p>
              </table:table-cell>
              <table:table-cell office:value-type="float" office:value="0.00039975">
                <text:p>0.000399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17288">
                <text:p>0.00017288</text:p>
              </table:table-cell>
              <table:table-cell office:value-type="float" office:value="0.00041566">
                <text:p>0.000415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17853">
                <text:p>0.00017853</text:p>
              </table:table-cell>
              <table:table-cell office:value-type="float" office:value="0.00043143">
                <text:p>0.00043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18375">
                <text:p>0.00018375</text:p>
              </table:table-cell>
              <table:table-cell office:value-type="float" office:value="0.00044741">
                <text:p>0.000447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18886">
                <text:p>0.00018886</text:p>
              </table:table-cell>
              <table:table-cell office:value-type="float" office:value="0.00046356">
                <text:p>0.000463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19391">
                <text:p>0.00019391</text:p>
              </table:table-cell>
              <table:table-cell office:value-type="float" office:value="0.0004796">
                <text:p>0.00047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19909">
                <text:p>0.00019909</text:p>
              </table:table-cell>
              <table:table-cell office:value-type="float" office:value="0.00049525">
                <text:p>0.000495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20397">
                <text:p>0.00020397</text:p>
              </table:table-cell>
              <table:table-cell office:value-type="float" office:value="0.00051141">
                <text:p>0.000511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20899">
                <text:p>0.00020899</text:p>
              </table:table-cell>
              <table:table-cell office:value-type="float" office:value="0.00052715">
                <text:p>0.000527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21381">
                <text:p>0.00021381</text:p>
              </table:table-cell>
              <table:table-cell office:value-type="float" office:value="0.00054246">
                <text:p>0.000542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2185">
                <text:p>0.0002185</text:p>
              </table:table-cell>
              <table:table-cell office:value-type="float" office:value="0.00055897">
                <text:p>0.000558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22302">
                <text:p>0.00022302</text:p>
              </table:table-cell>
              <table:table-cell office:value-type="float" office:value="0.0005745">
                <text:p>0.00057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22779">
                <text:p>0.00022779</text:p>
              </table:table-cell>
              <table:table-cell office:value-type="float" office:value="0.00059018">
                <text:p>0.000590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23237">
                <text:p>0.00023237</text:p>
              </table:table-cell>
              <table:table-cell office:value-type="float" office:value="0.00060571">
                <text:p>0.000605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23666">
                <text:p>0.00023666</text:p>
              </table:table-cell>
              <table:table-cell office:value-type="float" office:value="0.00062095">
                <text:p>0.000620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24106">
                <text:p>0.00024106</text:p>
              </table:table-cell>
              <table:table-cell office:value-type="float" office:value="0.00063682">
                <text:p>0.000636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2456">
                <text:p>0.0002456</text:p>
              </table:table-cell>
              <table:table-cell office:value-type="float" office:value="0.00065216">
                <text:p>0.000652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24944">
                <text:p>0.00024944</text:p>
              </table:table-cell>
              <table:table-cell office:value-type="float" office:value="0.00066759">
                <text:p>0.000667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25378">
                <text:p>0.00025378</text:p>
              </table:table-cell>
              <table:table-cell office:value-type="float" office:value="0.00068247">
                <text:p>0.000682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25789">
                <text:p>0.00025789</text:p>
              </table:table-cell>
              <table:table-cell office:value-type="float" office:value="0.00069699">
                <text:p>0.000696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26198">
                <text:p>0.00026198</text:p>
              </table:table-cell>
              <table:table-cell office:value-type="float" office:value="0.00071176">
                <text:p>0.000711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26569">
                <text:p>0.00026569</text:p>
              </table:table-cell>
              <table:table-cell office:value-type="float" office:value="0.00072789">
                <text:p>0.000727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26987">
                <text:p>0.00026987</text:p>
              </table:table-cell>
              <table:table-cell office:value-type="float" office:value="0.00074147">
                <text:p>0.000741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27374">
                <text:p>0.00027374</text:p>
              </table:table-cell>
              <table:table-cell office:value-type="float" office:value="0.00075678">
                <text:p>0.000756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27774">
                <text:p>0.00027774</text:p>
              </table:table-cell>
              <table:table-cell office:value-type="float" office:value="0.00077155">
                <text:p>0.000771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2812">
                <text:p>0.0002812</text:p>
              </table:table-cell>
              <table:table-cell office:value-type="float" office:value="0.00078598">
                <text:p>0.000785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28473">
                <text:p>0.00028473</text:p>
              </table:table-cell>
              <table:table-cell office:value-type="float" office:value="0.00080035">
                <text:p>0.000800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28829">
                <text:p>0.00028829</text:p>
              </table:table-cell>
              <table:table-cell office:value-type="float" office:value="0.0008149">
                <text:p>0.00081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29191">
                <text:p>0.00029191</text:p>
              </table:table-cell>
              <table:table-cell office:value-type="float" office:value="0.00082971">
                <text:p>0.000829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29541">
                <text:p>0.00029541</text:p>
              </table:table-cell>
              <table:table-cell office:value-type="float" office:value="0.00084365">
                <text:p>0.000843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29864">
                <text:p>0.00029864</text:p>
              </table:table-cell>
              <table:table-cell office:value-type="float" office:value="0.00085792">
                <text:p>0.000857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30182">
                <text:p>0.00030182</text:p>
              </table:table-cell>
              <table:table-cell office:value-type="float" office:value="0.00087108">
                <text:p>0.000871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30463">
                <text:p>0.00030463</text:p>
              </table:table-cell>
              <table:table-cell office:value-type="float" office:value="0.00088577">
                <text:p>0.000885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3079">
                <text:p>0.0003079</text:p>
              </table:table-cell>
              <table:table-cell office:value-type="float" office:value="0.00089964">
                <text:p>0.0008996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